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Pictures/2000000D000000DD000000DD327D99F3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Pictures/2000000D000000DD000000DD0680E95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Pictures/2000000D000000DD000000DD0680E95D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169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8.29mm"/>
    </style:style>
    <style:style style:name="co7" style:family="table-column">
      <style:table-column-properties fo:break-before="auto" style:column-width="12.15mm"/>
    </style:style>
    <style:style style:name="co8" style:family="table-column">
      <style:table-column-properties fo:break-before="auto" style:column-width="10.78mm"/>
    </style:style>
    <style:style style:name="co9" style:family="table-column">
      <style:table-column-properties fo:break-before="auto" style:column-width="11.61mm"/>
    </style:style>
    <style:style style:name="co10" style:family="table-column">
      <style:table-column-properties fo:break-before="auto" style:column-width="11.04mm"/>
    </style:style>
    <style:style style:name="co11" style:family="table-column">
      <style:table-column-properties fo:break-before="auto" style:column-width="1.8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1.32mm"/>
    </style:style>
    <style:style style:name="co15" style:family="table-column">
      <style:table-column-properties fo:break-before="auto" style:column-width="9.53mm"/>
    </style:style>
    <style:style style:name="co16" style:family="table-column">
      <style:table-column-properties fo:break-before="auto" style:column-width="9.24mm"/>
    </style:style>
    <style:style style:name="co17" style:family="table-column">
      <style:table-column-properties fo:break-before="auto" style:column-width="8.98mm"/>
    </style:style>
    <style:style style:name="co18" style:family="table-column">
      <style:table-column-properties fo:break-before="auto" style:column-width="3.58mm"/>
    </style:style>
    <style:style style:name="co19" style:family="table-column">
      <style:table-column-properties fo:break-before="auto" style:column-width="3.32mm"/>
    </style:style>
    <style:style style:name="co20" style:family="table-column">
      <style:table-column-properties fo:break-before="auto" style:column-width="2.75mm"/>
    </style:style>
    <style:style style:name="co21" style:family="table-column">
      <style:table-column-properties fo:break-before="auto" style:column-width="10.07mm"/>
    </style:style>
    <style:style style:name="co22" style:family="table-column">
      <style:table-column-properties fo:break-before="auto" style:column-width="10.34mm"/>
    </style:style>
    <style:style style:name="co23" style:family="table-column">
      <style:table-column-properties fo:break-before="auto" style:column-width="9.38mm"/>
    </style:style>
    <style:style style:name="co24" style:family="table-column">
      <style:table-column-properties fo:break-before="auto" style:column-width="8.84mm"/>
    </style:style>
    <style:style style:name="co25" style:family="table-column">
      <style:table-column-properties fo:break-before="auto" style:column-width="8.01mm"/>
    </style:style>
    <style:style style:name="co26" style:family="table-column">
      <style:table-column-properties fo:break-before="auto" style:column-width="9.4mm"/>
    </style:style>
    <style:style style:name="co27" style:family="table-column">
      <style:table-column-properties fo:break-before="auto" style:column-width="8.89mm"/>
    </style:style>
    <style:style style:name="co28" style:family="table-column">
      <style:table-column-properties fo:break-before="auto" style:column-width="8.71mm"/>
    </style:style>
    <style:style style:name="co29" style:family="table-column">
      <style:table-column-properties fo:break-before="auto" style:column-width="12.51mm"/>
    </style:style>
    <style:style style:name="co30" style:family="table-column">
      <style:table-column-properties fo:break-before="auto" style:column-width="5.8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5.47mm"/>
    </style:style>
    <style:style style:name="co33" style:family="table-column">
      <style:table-column-properties fo:break-before="auto" style:column-width="17.13mm"/>
    </style:style>
    <style:style style:name="co34" style:family="table-column">
      <style:table-column-properties fo:break-before="auto" style:column-width="13.53mm"/>
    </style:style>
    <style:style style:name="co35" style:family="table-column">
      <style:table-column-properties fo:break-before="auto" style:column-width="19.05mm"/>
    </style:style>
    <style:style style:name="co36" style:family="table-column">
      <style:table-column-properties fo:break-before="auto" style:column-width="17.97mm"/>
    </style:style>
    <style:style style:name="co37" style:family="table-column">
      <style:table-column-properties fo:break-before="auto" style:column-width="15.79mm"/>
    </style:style>
    <style:style style:name="co38" style:family="table-column">
      <style:table-column-properties fo:break-before="auto" style:column-width="14.15mm"/>
    </style:style>
    <style:style style:name="co39" style:family="table-column">
      <style:table-column-properties fo:break-before="auto" style:column-width="15.52mm"/>
    </style:style>
    <style:style style:name="co40" style:family="table-column">
      <style:table-column-properties fo:break-before="auto" style:column-width="16.33mm"/>
    </style:style>
    <style:style style:name="co41" style:family="table-column">
      <style:table-column-properties fo:break-before="auto" style:column-width="2.98mm"/>
    </style:style>
    <style:style style:name="co42" style:family="table-column">
      <style:table-column-properties fo:break-before="auto" style:column-width="6.63mm"/>
    </style:style>
    <style:style style:name="co43" style:family="table-column">
      <style:table-column-properties fo:break-before="auto" style:column-width="15.2mm"/>
    </style:style>
    <style:style style:name="co44" style:family="table-column">
      <style:table-column-properties fo:break-before="auto" style:column-width="19.9mm"/>
    </style:style>
    <style:style style:name="co45" style:family="table-column">
      <style:table-column-properties fo:break-before="auto" style:column-width="14.38mm"/>
    </style:style>
    <style:style style:name="co46" style:family="table-column">
      <style:table-column-properties fo:break-before="auto" style:column-width="7.36mm"/>
    </style:style>
    <style:style style:name="co47" style:family="table-column">
      <style:table-column-properties fo:break-before="auto" style:column-width="14.92mm"/>
    </style:style>
    <style:style style:name="co48" style:family="table-column">
      <style:table-column-properties fo:break-before="auto" style:column-width="9.82mm"/>
    </style:style>
    <style:style style:name="co49" style:family="table-column">
      <style:table-column-properties fo:break-before="auto" style:column-width="13.81mm"/>
    </style:style>
    <style:style style:name="co50" style:family="table-column">
      <style:table-column-properties fo:break-before="auto" style:column-width="14.73mm"/>
    </style:style>
    <style:style style:name="co51" style:family="table-column">
      <style:table-column-properties fo:break-before="auto" style:column-width="13.19mm"/>
    </style:style>
    <style:style style:name="co52" style:family="table-column">
      <style:table-column-properties fo:break-before="auto" style:column-width="16.88mm"/>
    </style:style>
    <style:style style:name="co53" style:family="table-column">
      <style:table-column-properties fo:break-before="auto" style:column-width="18.12mm"/>
    </style:style>
    <style:style style:name="co54" style:family="table-column">
      <style:table-column-properties fo:break-before="auto" style:column-width="16.26mm"/>
    </style:style>
    <style:style style:name="co55" style:family="table-column">
      <style:table-column-properties fo:break-before="auto" style:column-width="12.59mm"/>
    </style:style>
    <style:style style:name="co56" style:family="table-column">
      <style:table-column-properties fo:break-before="auto" style:column-width="13.26mm"/>
    </style:style>
    <style:style style:name="co57" style:family="table-column">
      <style:table-column-properties fo:break-before="auto" style:column-width="8.55mm"/>
    </style:style>
    <style:style style:name="co58" style:family="table-column">
      <style:table-column-properties fo:break-before="auto" style:column-width="14.64mm"/>
    </style:style>
    <style:style style:name="co59" style:family="table-column">
      <style:table-column-properties fo:break-before="auto" style:column-width="12.44mm"/>
    </style:style>
    <style:style style:name="co60" style:family="table-column">
      <style:table-column-properties fo:break-before="auto" style:column-width="4.15mm"/>
    </style:style>
    <style:style style:name="co61" style:family="table-column">
      <style:table-column-properties fo:break-before="auto" style:column-width="11.87mm"/>
    </style:style>
    <style:style style:name="co62" style:family="table-column">
      <style:table-column-properties fo:break-before="auto" style:column-width="7.73mm"/>
    </style:style>
    <style:style style:name="co63" style:family="table-column">
      <style:table-column-properties fo:break-before="auto" style:column-width="14.09mm"/>
    </style:style>
    <style:style style:name="co64" style:family="table-column">
      <style:table-column-properties fo:break-before="auto" style:column-width="11.01mm"/>
    </style:style>
    <style:style style:name="co65" style:family="table-column">
      <style:table-column-properties fo:break-before="auto" style:column-width="5.17mm"/>
    </style:style>
    <style:style style:name="co66" style:family="table-column">
      <style:table-column-properties fo:break-before="auto" style:column-width="12.7mm"/>
    </style:style>
    <style:style style:name="co67" style:family="table-column">
      <style:table-column-properties fo:break-before="auto" style:column-width="5.98mm"/>
    </style:style>
    <style:style style:name="co68" style:family="table-column">
      <style:table-column-properties fo:break-before="auto" style:column-width="11.17mm"/>
    </style:style>
    <style:style style:name="co69" style:family="table-column">
      <style:table-column-properties fo:break-before="auto" style:column-width="14.69mm"/>
    </style:style>
    <style:style style:name="co70" style:family="table-column">
      <style:table-column-properties fo:break-before="auto" style:column-width="7.34mm"/>
    </style:style>
    <style:style style:name="co71" style:family="table-column">
      <style:table-column-properties fo:break-before="auto" style:column-width="16.3mm"/>
    </style:style>
    <style:style style:name="co72" style:family="table-column">
      <style:table-column-properties fo:break-before="auto" style:column-width="11.98mm"/>
    </style:style>
    <style:style style:name="co73" style:family="table-column">
      <style:table-column-properties fo:break-before="auto" style:column-width="13.07mm"/>
    </style:style>
    <style:style style:name="co74" style:family="table-column">
      <style:table-column-properties fo:break-before="auto" style:column-width="16.6mm"/>
    </style:style>
    <style:style style:name="co75" style:family="table-column">
      <style:table-column-properties fo:break-before="auto" style:column-width="7.88mm"/>
    </style:style>
    <style:style style:name="co76" style:family="table-column">
      <style:table-column-properties fo:break-before="auto" style:column-width="10.5mm"/>
    </style:style>
    <style:style style:name="co77" style:family="table-column">
      <style:table-column-properties fo:break-before="auto" style:column-width="6.79mm"/>
    </style:style>
    <style:style style:name="co78" style:family="table-column">
      <style:table-column-properties fo:break-before="auto" style:column-width="18.5mm"/>
    </style:style>
    <style:style style:name="co79" style:family="table-column">
      <style:table-column-properties fo:break-before="auto" style:column-width="4.41mm"/>
    </style:style>
    <style:style style:name="co80" style:family="table-column">
      <style:table-column-properties fo:break-before="auto" style:column-width="3.86mm"/>
    </style:style>
    <style:style style:name="co81" style:family="table-column">
      <style:table-column-properties fo:break-before="auto" style:column-width="16.86mm"/>
    </style:style>
    <style:style style:name="co82" style:family="table-column">
      <style:table-column-properties fo:break-before="auto" style:column-width="17.69mm"/>
    </style:style>
    <style:style style:name="co83" style:family="table-column">
      <style:table-column-properties fo:break-before="auto" style:column-width="21.84mm"/>
    </style:style>
    <style:style style:name="co84" style:family="table-column">
      <style:table-column-properties fo:break-before="auto" style:column-width="17.9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14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.31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4.57mm" fo:break-before="auto" style:use-optimal-row-height="fals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2.63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1.04mm" fo:break-before="auto" style:use-optimal-row-height="false"/>
    </style:style>
    <style:style style:name="ro11" style:family="table-row">
      <style:table-row-properties style:row-height="6.6mm" fo:break-before="auto" style:use-optimal-row-height="false"/>
    </style:style>
    <style:style style:name="ro12" style:family="table-row">
      <style:table-row-properties style:row-height="10mm" fo:break-before="auto" style:use-optimal-row-height="false"/>
    </style:style>
    <style:style style:name="ro13" style:family="table-row">
      <style:table-row-properties style:row-height="4.32mm" fo:break-before="auto" style:use-optimal-row-height="false"/>
    </style:style>
    <style:style style:name="ro14" style:family="table-row">
      <style:table-row-properties style:row-height="1.27mm" fo:break-before="auto" style:use-optimal-row-height="false"/>
    </style:style>
    <style:style style:name="ro15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ffcc" fo:border="none"/>
    </style:style>
    <style:style style:name="ce3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4" style:family="table-cell" style:parent-style-name="Default">
      <style:table-cell-properties fo:background-color="#ffffcc" style:vertical-align="top"/>
      <style:text-properties fo:color="#000000" style:font-name="DejaVu Sans Condensed"/>
    </style:style>
    <style:style style:name="ce5" style:family="table-cell" style:parent-style-name="Default">
      <style:table-cell-properties fo:background-color="#ffffcc"/>
      <style:text-properties style:font-name="DejaVu Sans Condense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9" style:family="table-cell" style:parent-style-name="Default">
      <style:table-cell-properties fo:border-bottom="0.54pt solid #000000" style:text-align-source="fix" style:repeat-content="false" fo:border-left="0.06pt solid #000000" fo:border-right="0.06pt solid #000000" style:rotation-angle="90" fo:border-top="0.54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0" style:family="table-cell" style:parent-style-name="Default">
      <style:table-cell-properties fo:border-bottom="0.54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ce1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7" style:family="table-cell" style:parent-style-name="Default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8" style:family="table-cell" style:parent-style-name="Default" style:data-style-name="N174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9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2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2">
      <style:table-cell-properties fo:background-color="#ff99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2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68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68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79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 style:data-style-name="N2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1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eb6061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21">
      <style:table-cell-properties fo:border-bottom="0.54pt solid #000000" fo:background-color="#eb606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21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 style:data-style-name="N1">
      <style:table-cell-properties fo:background-color="#d6646b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45" style:family="table-cell" style:parent-style-name="Default" style:data-style-name="N1">
      <style:table-cell-properties fo:background-color="#e6ff00" style:text-align-source="fix" style:repeat-content="false" fo:border="0.06pt solid #000000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4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color="#e6e6ff" fo:font-size="7pt" fo:font-style="normal" style:text-underline-style="none" style:font-size-asian="7pt" style:font-style-asian="normal" style:font-size-complex="7pt" style:font-style-complex="normal"/>
    </style:style>
    <style:style style:name="ce47" style:family="table-cell" style:parent-style-name="Default" style:data-style-name="N121">
      <style:table-cell-properties fo:background-color="#3c84c7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48" style:family="table-cell" style:parent-style-name="Default">
      <style:table-cell-properties fo:border-bottom="0.06pt solid #000000" fo:background-color="#3c84c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style:use-window-font-color="true" fo:font-style="normal" style:text-underline-style="none" style:font-style-asian="normal" style:font-style-complex="normal"/>
    </style:style>
    <style:style style:name="ce49" style:family="table-cell" style:parent-style-name="Default" style:data-style-name="N121">
      <style:table-cell-properties fo:border-bottom="0.54pt solid #000000" fo:background-color="#3c84c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1">
      <style:table-cell-properties fo:background-color="#3c84c7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2" style:family="table-cell" style:parent-style-name="Default" style:data-style-name="N121">
      <style:table-cell-properties fo:border-bottom="0.54pt solid #000000" fo:background-color="#7cc17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lt;0.9" style:apply-style-name="Untitled1" style:base-cell-address="1Log.F6"/>
      <style:map style:condition="cell-content()&gt;1.09" style:apply-style-name="Untitled7" style:base-cell-address="1Log.F6"/>
    </style:style>
    <style:style style:name="ce53" style:family="table-cell" style:parent-style-name="Default">
      <style:table-cell-properties fo:border-bottom="0.06pt solid #000000" fo:background-color="#b49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54" style:family="table-cell" style:parent-style-name="Default" style:data-style-name="N143">
      <style:table-cell-properties fo:border-bottom="0.54pt solid #000000" fo:background-color="#9999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1Log.F8"/>
      <style:map style:condition="cell-content()&lt;-0.05" style:apply-style-name="Untitled9" style:base-cell-address="1Log.F8"/>
    </style:style>
    <style:style style:name="ce5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5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5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5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5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6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7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8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9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0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1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2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30" style:family="table-cell" style:parent-style-name="Default">
      <style:table-cell-properties fo:border-bottom="0.54pt solid #000000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3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33" style:family="table-cell" style:parent-style-name="Default">
      <style:text-properties fo:font-style="normal" style:text-underline-style="none" style:font-style-asian="normal" style:font-style-complex="normal"/>
    </style:style>
    <style:style style:name="ce134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35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136" style:family="table-cell" style:parent-style-name="Default" style:data-style-name="N1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fo:border-bottom="0.54pt solid #000000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39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40" style:family="table-cell" style:parent-style-name="Default" style:data-style-name="N2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42" style:family="table-cell" style:parent-style-name="Default" style:data-style-name="N12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43" style:family="table-cell" style:parent-style-name="Default" style:data-style-name="N1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4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7pt" fo:font-style="normal" style:text-underline-style="none" style:font-size-asian="7pt" style:font-style-asian="normal" style:font-size-complex="7pt" style:font-style-complex="normal"/>
    </style:style>
    <style:style style:name="ce14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146" style:family="table-cell" style:parent-style-name="Default" style:data-style-name="N1">
      <style:table-cell-properties fo:border-bottom="0.54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1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48" style:family="table-cell" style:parent-style-name="Default" style:data-style-name="N1">
      <style:table-cell-properties fo:background-color="#eb896f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49" style:family="table-cell" style:parent-style-name="Defaul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5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52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53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54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55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56" style:family="table-cell" style:parent-style-name="Default" style:data-style-name="N2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5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5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5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0" style:family="table-cell" style:parent-style-name="Default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2" style:family="table-cell" style:parent-style-name="Default" style:data-style-name="N121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4" style:family="table-cell" style:parent-style-name="Default">
      <style:table-cell-properties fo:background-color="#e869b1" style:text-align-source="fix" style:repeat-content="false" fo:border="0.06pt dotted #000000" style:vertical-align="middle"/>
      <style:paragraph-properties fo:text-align="center" fo:margin-left="0mm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Default">
      <style:table-cell-properties fo:background-color="#ffff00"/>
      <style:text-properties fo:font-style="normal" style:text-underline-style="none" style:font-style-asian="normal" style:font-style-complex="normal"/>
    </style:style>
    <style:style style:name="ce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7" style:family="table-cell" style:parent-style-name="Default" style:data-style-name="N40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9" style:family="table-cell" style:parent-style-name="Default" style:data-style-name="N40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2" style:family="table-cell" style:parent-style-name="Default" style:data-style-name="N137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3" style:family="table-cell" style:parent-style-name="Default" style:data-style-name="N137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4" style:family="table-cell" style:parent-style-name="Default">
      <style:table-cell-properties fo:background-color="#b49c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5" style:family="table-cell" style:parent-style-name="Default" style:data-style-name="N150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77" style:family="table-cell" style:parent-style-name="Default" style:data-style-name="N2">
      <style:table-cell-properties fo:background-color="#b49ccc" style:text-align-source="fix" style:repeat-content="false" fo:border="0.06pt solid #000000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>
      <style:table-cell-properties fo:border-bottom="0.06pt solid #000000" fo:background-color="#b49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179" style:family="table-cell" style:parent-style-name="Default" style:data-style-name="N2">
      <style:table-cell-properties fo:border-bottom="0.54pt solid #000000" fo:background-color="#b49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1" style:family="table-cell" style:parent-style-name="Default" style:data-style-name="N2">
      <style:table-cell-properties fo:background-color="#b49ccc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2" style:family="table-cell" style:parent-style-name="Default" style:data-style-name="N121">
      <style:table-cell-properties fo:background-color="#b49ccc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3" style:family="table-cell" style:parent-style-name="Default" style:data-style-name="N121">
      <style:table-cell-properties fo:background-color="#b49ccc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5" style:family="table-cell" style:parent-style-name="Defaul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86" style:family="table-cell" style:parent-style-name="Default" style:data-style-name="N150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7" style:family="table-cell" style:parent-style-name="Default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8" style:family="table-cell" style:parent-style-name="Default" style:data-style-name="N150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9" style:family="table-cell" style:parent-style-name="Default" style:data-style-name="N150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193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194" style:family="table-cell" style:parent-style-name="Default">
      <style:table-cell-properties fo:border-bottom="0.54pt solid #000000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196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color="#999999" fo:font-size="6pt" fo:font-style="normal" style:text-underline-style="none" style:font-size-asian="6pt" style:font-style-asian="normal" style:font-size-complex="6pt" style:font-style-complex="normal"/>
    </style:style>
    <style:style style:name="ce197" style:family="table-cell" style:parent-style-name="Default" style:data-style-name="N121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color="#999999" fo:font-size="6pt" fo:font-style="normal" style:text-underline-style="none" style:font-size-asian="6pt" style:font-style-asian="normal" style:font-size-complex="6pt" style:font-style-complex="normal"/>
    </style:style>
    <style:style style:name="ce198" style:family="table-cell" style:parent-style-name="Default" style:data-style-name="N1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color="#999999" fo:font-size="6pt" fo:font-style="normal" style:text-underline-style="none" style:font-size-asian="6pt" style:font-style-asian="normal" style:font-size-complex="6pt" style:font-style-complex="normal"/>
    </style:style>
    <style:style style:name="ce1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1" style:family="table-cell" style:parent-style-name="Default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2" style:family="table-cell" style:parent-style-name="Default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4" style:family="table-cell" style:parent-style-name="Default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5" style:family="table-cell" style:parent-style-name="Default" style:data-style-name="N10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9" style:family="table-cell" style:parent-style-name="Default" style:data-style-name="N2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2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211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12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213" style:family="table-cell" style:parent-style-name="Default" style:data-style-name="N121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14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215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16" style:family="table-cell" style:parent-style-name="Default" style:data-style-name="N121">
      <style:table-cell-properties fo:border-bottom="none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17" style:family="table-cell" style:parent-style-name="Default" style:data-style-name="N121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19" style:family="table-cell" style:parent-style-name="Default" style:data-style-name="N2">
      <style:table-cell-properties fo:border-bottom="0.54pt solid #000000" fo:background-color="#b49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1" style:family="table-cell" style:parent-style-name="Default" style:data-style-name="N121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 style:data-style-name="N147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3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224" style:family="table-cell" style:parent-style-name="Default" style:data-style-name="N156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5" style:family="table-cell" style:parent-style-name="Default">
      <style:table-cell-properties fo:border-bottom="0.06pt solid #000000" fo:background-color="#eb6061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226" style:family="table-cell" style:parent-style-name="Default" style:data-style-name="N121">
      <style:table-cell-properties fo:border-bottom="0.54pt solid #000000" fo:background-color="#eb606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 style:data-style-name="N147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8" style:family="table-cell" style:parent-style-name="Default" style:data-style-name="N174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 style:data-style-name="N174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0" style:family="table-cell" style:parent-style-name="Default" style:data-style-name="N147">
      <style:table-cell-properties fo:background-color="#eb896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3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32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33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34" style:family="table-cell" style:parent-style-name="Default" style:data-style-name="N2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37" style:family="table-cell" style:parent-style-name="Default" style:data-style-name="N167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8" style:family="table-cell" style:parent-style-name="Default" style:data-style-name="N150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 style:data-style-name="N156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40" style:family="table-cell" style:parent-style-name="Default">
      <style:table-cell-properties fo:border-bottom="0.06pt solid #000000" fo:background-color="#fbac84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style:use-window-font-color="true" fo:font-size="10pt" fo:font-style="normal" style:text-underline-style="none" style:font-size-asian="10pt" style:font-style-asian="normal" style:font-size-complex="10pt" style:font-style-complex="normal"/>
    </style:style>
    <style:style style:name="ce241" style:family="table-cell" style:parent-style-name="Default" style:data-style-name="N121">
      <style:table-cell-properties fo:border-bottom="0.54pt solid #000000" fo:background-color="#fbac8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b3b3b3" fo:font-style="normal" style:text-underline-style="none" style:font-style-asian="normal" style:font-style-complex="normal"/>
    </style:style>
    <style:style style:name="ce243" style:family="table-cell" style:parent-style-name="Default" style:data-style-name="N147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244" style:family="table-cell" style:parent-style-name="Default" style:data-style-name="N177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245" style:family="table-cell" style:parent-style-name="Default" style:data-style-name="N147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46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247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8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9" style:family="table-cell" style:parent-style-name="Default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50" style:family="table-cell" style:parent-style-name="Default">
      <style:table-cell-properties fo:background-color="#c5000b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21">
      <style:table-cell-properties fo:background-color="#c5000b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254" style:family="table-cell" style:parent-style-name="Default" style:data-style-name="N1">
      <style:table-cell-properties fo:border-bottom="0.54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55" style:family="table-cell" style:parent-style-name="Default" style:data-style-name="N177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ce256" style:family="table-cell" style:parent-style-name="Default" style:data-style-name="N177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259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ce260" style:family="table-cell" style:parent-style-name="Default" style:data-style-name="N121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26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262" style:family="table-cell" style:parent-style-name="Default" style:data-style-name="N121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263" style:family="table-cell" style:parent-style-name="Default" style:data-style-name="N147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264" style:family="table-cell" style:parent-style-name="Default" style:data-style-name="N147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265" style:family="table-cell" style:parent-style-name="Default" style:data-style-name="N147">
      <style:table-cell-properties fo:background-color="#b0deff" style:text-align-source="fix" style:repeat-content="false" fo:border="0.06pt solid #000000" style:vertical-align="middle"/>
      <style:paragraph-properties fo:text-align="center" fo:margin-left="0mm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26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67" style:family="table-cell" style:parent-style-name="Default" style:data-style-name="N121">
      <style:table-cell-properties fo:border-bottom="0.54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0" style:apply-style-name="_33_4" style:base-cell-address="1Log.AG8"/>
      <style:map style:condition="cell-content()&gt;0" style:apply-style-name="Untitled13" style:base-cell-address="1Log.AG8"/>
    </style:style>
    <style:style style:name="ce268" style:family="table-cell" style:parent-style-name="Default" style:data-style-name="N147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69" style:family="table-cell" style:parent-style-name="Default" style:data-style-name="N147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71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000000" fo:font-style="normal" style:text-underline-style="none" style:font-style-asian="normal" style:font-style-complex="normal"/>
    </style:style>
    <style:style style:name="ce272" style:family="table-cell" style:parent-style-name="Default" style:data-style-name="N121">
      <style:table-cell-properties fo:border-bottom="0.54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2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274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1Log.AH11"/>
      <style:map style:condition="cell-content()&lt;0" style:apply-style-name="Untitled10" style:base-cell-address="1Log.AH11"/>
    </style:style>
    <style:style style:name="ce275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1Log.AH20"/>
      <style:map style:condition="cell-content()&lt;0" style:apply-style-name="Untitled10" style:base-cell-address="1Log.AH20"/>
    </style:style>
    <style:style style:name="ce276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1Log.AH36"/>
      <style:map style:condition="cell-content()&lt;0" style:apply-style-name="Untitled10" style:base-cell-address="1Log.AH36"/>
    </style:style>
    <style:style style:name="ce277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1Log.AH62"/>
      <style:map style:condition="cell-content()&lt;0" style:apply-style-name="Untitled10" style:base-cell-address="1Log.AH62"/>
    </style:style>
    <style:style style:name="ce278" style:family="table-cell" style:parent-style-name="Default" style:data-style-name="N129">
      <style:text-properties fo:font-style="normal" style:text-underline-style="none" style:font-style-asian="normal" style:font-style-complex="normal"/>
    </style:style>
    <style:style style:name="ce279" style:family="table-cell" style:parent-style-name="Default">
      <style:table-cell-properties fo:border-bottom="0.06pt solid #000000" fo:background-color="#cc99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280" style:family="table-cell" style:parent-style-name="Default" style:data-style-name="N150">
      <style:table-cell-properties fo:border-bottom="0.54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lt;-0.049" style:apply-style-name="Untitled11" style:base-cell-address="1Log.AI8"/>
      <style:map style:condition="cell-content()&gt;0.089" style:apply-style-name="Untitled12" style:base-cell-address="1Log.AI8"/>
    </style:style>
    <style:style style:name="ce28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282" style:family="table-cell" style:parent-style-name="Default" style:data-style-name="N147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9" style:apply-style-name="Untitled5" style:base-cell-address="1Log.AI10"/>
      <style:map style:condition="cell-content()&lt;-2" style:apply-style-name="Untitled6" style:base-cell-address="1Log.AI10"/>
    </style:style>
    <style:style style:name="ce283" style:family="table-cell" style:parent-style-name="Default" style:data-style-name="N153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1Log.AI11"/>
      <style:map style:condition="cell-content()&lt;-0.05" style:apply-style-name="Untitled8" style:base-cell-address="1Log.AI11"/>
    </style:style>
    <style:style style:name="ce284" style:family="table-cell" style:parent-style-name="Default" style:data-style-name="N153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1Log.AI20"/>
      <style:map style:condition="cell-content()&lt;-0.05" style:apply-style-name="Untitled8" style:base-cell-address="1Log.AI20"/>
    </style:style>
    <style:style style:name="ce285" style:family="table-cell" style:parent-style-name="Default" style:data-style-name="N153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1Log.AI36"/>
      <style:map style:condition="cell-content()&lt;-0.05" style:apply-style-name="Untitled8" style:base-cell-address="1Log.AI36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normal" style:text-underline-style="none" style:font-style-asian="normal" style:font-style-complex="normal"/>
    </style:style>
    <style:style style:name="ce287" style:family="table-cell" style:parent-style-name="Default">
      <style:text-properties fo:color="#999999"/>
    </style:style>
    <style:style style:name="ce288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10pt" fo:font-style="normal" style:text-underline-style="none" style:font-size-asian="10pt" style:font-style-asian="normal" style:font-size-complex="10pt" style:font-style-complex="normal"/>
    </style:style>
    <style:style style:name="ce289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291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92" style:family="table-cell" style:parent-style-name="Default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93" style:family="table-cell" style:parent-style-name="Default" style:data-style-name="N150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9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295" style:family="table-cell" style:parent-style-name="Default" style:data-style-name="N121">
      <style:table-cell-properties fo:border-bottom="0.54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9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297" style:family="table-cell" style:parent-style-name="Default" style:data-style-name="N121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98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9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00" style:family="table-cell" style:parent-style-name="Default" style:data-style-name="N204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01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2" style:family="table-cell" style:parent-style-name="Default">
      <style:table-cell-properties fo:border-bottom="0.5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3" style:family="table-cell" style:parent-style-name="Default" style:data-style-name="N128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05" style:family="table-cell" style:parent-style-name="Default" style:data-style-name="N204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0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7" style:family="table-cell" style:parent-style-name="Default">
      <style:table-cell-properties fo:border-bottom="0.54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8" style:family="table-cell" style:parent-style-name="Default" style:data-style-name="N129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09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0" style:family="table-cell" style:parent-style-name="Default" style:data-style-name="N2">
      <style:table-cell-properties fo:border-bottom="0.54pt solid #000000" fo:background-color="#aecf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11" style:family="table-cell" style:parent-style-name="Default" style:data-style-name="N150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13" style:family="table-cell" style:parent-style-name="Default" style:data-style-name="N121">
      <style:table-cell-properties fo:border-bottom="0.54pt solid #000000" fo:background-color="#ff808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14" style:family="table-cell" style:parent-style-name="Default" style:data-style-name="N121">
      <style:table-cell-properties fo:border-bottom="0.54pt solid #000000" fo:background-color="#ffcc9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3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17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18" style:family="table-cell" style:parent-style-name="Default">
      <style:table-cell-properties fo:background-color="transparent"/>
      <style:text-properties fo:color="#999999" fo:font-style="normal" style:text-underline-style="none" style:font-style-asian="normal" style:font-style-complex="normal"/>
    </style:style>
    <style:style style:name="ce3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320" style:family="table-cell" style:parent-style-name="Default">
      <style:table-cell-properties fo:border-bottom="0.54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321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22" style:family="table-cell" style:parent-style-name="Default" style:data-style-name="N128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2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32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3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26" style:family="table-cell" style:parent-style-name="Default" style:data-style-name="N143">
      <style:table-cell-properties fo:border-bottom="0.5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7" style:family="table-cell" style:parent-style-name="Default">
      <style:table-cell-properties fo:background-color="transparent" fo:wrap-option="wrap"/>
      <style:text-properties fo:color="#999999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9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30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31" style:family="table-cell" style:parent-style-name="Default">
      <style:table-cell-properties fo:background-color="transparent"/>
    </style:style>
    <style:style style:name="ce332" style:family="table-cell" style:parent-style-name="Default">
      <style:table-cell-properties fo:background-color="#77c282"/>
    </style:style>
    <style:style style:name="ce333" style:family="table-cell" style:parent-style-name="Default">
      <style:table-cell-properties fo:background-color="#e869b1"/>
    </style:style>
    <style:style style:name="ce334" style:family="table-cell" style:parent-style-name="Default">
      <style:table-cell-properties fo:background-color="#fff64f"/>
    </style:style>
    <style:style style:name="ce335" style:family="table-cell" style:parent-style-name="Default">
      <style:table-cell-properties fo:background-color="#fbac84"/>
    </style:style>
    <style:style style:name="ce336" style:family="table-cell" style:parent-style-name="Default">
      <style:table-cell-properties fo:background-color="#eb6061"/>
    </style:style>
    <style:style style:name="ce337" style:family="table-cell" style:parent-style-name="Default">
      <style:table-cell-properties fo:background-color="#2789c2"/>
    </style:style>
    <style:style style:name="ce338" style:family="table-cell" style:parent-style-name="Default">
      <style:table-cell-properties fo:background-color="#9456a4"/>
    </style:style>
    <style:style style:name="ce339" style:family="table-cell" style:parent-style-name="Default">
      <style:table-cell-properties fo:background-color="#00cccc"/>
    </style:style>
    <style:style style:name="ce340" style:family="table-cell" style:parent-style-name="Default">
      <style:table-cell-properties fo:background-color="#77c282" style:text-align-source="fix" style:repeat-content="false" fo:border="0.06pt solid #000000" style:vertical-align="automatic" style:vertical-justify="auto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341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4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4" style:family="table-cell" style:parent-style-name="Default">
      <style:table-cell-properties fo:background-color="#2789c2" style:text-align-source="fix" style:repeat-content="false" fo:border="0.06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4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34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</style:style>
    <style:style style:name="ce34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49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350" style:family="table-cell" style:parent-style-name="Default">
      <style:table-cell-properties fo:background-color="#ffff00"/>
    </style:style>
    <style:style style:name="ce351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52" style:family="table-cell" style:parent-style-name="Default" style:data-style-name="N12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53" style:family="table-cell" style:parent-style-name="Default" style:data-style-name="N1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54" style:family="table-cell" style:parent-style-name="Default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55" style:family="table-cell" style:parent-style-name="Default" style:data-style-name="N1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56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</style:style>
    <style:style style:name="ce357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58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59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60" style:family="table-cell" style:parent-style-name="Default" style:data-style-name="N1">
      <style:table-cell-properties style:text-align-source="fix" style:repeat-content="false" fo:border="0.06pt dotte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61" style:family="table-cell" style:parent-style-name="Default">
      <style:table-cell-properties fo:background-color="#000000" style:text-align-source="fix" style:repeat-content="false" fo:border="0.06pt solid #000000" style:vertical-align="automatic" style:vertical-justify="auto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62" style:family="table-cell" style:parent-style-name="Default" style:data-style-name="N1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63" style:family="table-cell" style:parent-style-name="Default" style:data-style-name="N1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64" style:family="table-cell" style:parent-style-name="Default">
      <style:table-cell-properties fo:background-color="#ffffff" style:text-align-source="fix" style:repeat-content="false" fo:border="0.06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66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6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6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70" style:family="table-cell" style:parent-style-name="Default">
      <style:table-cell-properties fo:background-color="#2789c2" style:text-align-source="fix" style:repeat-content="false" fo:border="0.06pt solid #000000" style:vertical-align="automatic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371" style:family="table-cell" style:parent-style-name="Default">
      <style:table-cell-properties fo:background-color="#77c282" style:text-align-source="fix" style:repeat-content="false" fo:border="0.06pt solid #000000" style:vertical-align="automatic" style:vertical-justify="auto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73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mm"/>
    </style:style>
    <style:style style:name="ce374" style:family="table-cell" style:parent-style-name="Default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75" style:family="table-cell" style:parent-style-name="Default">
      <style:table-cell-properties fo:background-color="#77c282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76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 fo:font-size="8pt" style:font-size-asian="8pt" style:font-size-complex="8pt"/>
    </style:style>
    <style:style style:name="ce377" style:family="table-cell" style:parent-style-name="Default" style:data-style-name="N137">
      <style:table-cell-properties fo:background-color="#77c282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06pt solid #000000" fo:background-color="#77c28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379" style:family="table-cell" style:parent-style-name="Default" style:data-style-name="N40">
      <style:table-cell-properties fo:background-color="#77c282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80" style:family="table-cell" style:parent-style-name="Default" style:data-style-name="N1"/>
    <style:style style:name="ce3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8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83" style:family="table-cell" style:parent-style-name="Default">
      <style:table-cell-properties fo:background-color="#77c282" style:text-align-source="fix" style:repeat-content="false" fo:border="0.06pt solid #000000"/>
      <style:paragraph-properties fo:text-align="center" fo:margin-left="0mm"/>
    </style:style>
    <style:style style:name="ce384" style:family="table-cell" style:parent-style-name="Default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8pt" style:font-size-asian="8pt" style:font-size-complex="8pt"/>
    </style:style>
    <style:style style:name="ce387" style:family="table-cell" style:parent-style-name="Default" style:data-style-name="N137">
      <style:table-cell-properties fo:border-bottom="none" fo:background-color="#fbac8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388" style:family="table-cell" style:parent-style-name="Default" style:data-style-name="N202">
      <style:table-cell-properties fo:border-bottom="0.06pt solid #000000" fo:background-color="#fbac8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389" style:family="table-cell" style:parent-style-name="Default" style:data-style-name="N37"/>
    <style:style style:name="ce390" style:family="table-cell" style:parent-style-name="Default">
      <style:table-cell-properties fo:background-color="#2789c2" style:text-align-source="fix" style:repeat-content="false" fo:border="0.06pt solid #000000"/>
      <style:paragraph-properties fo:text-align="center" fo:margin-left="0mm"/>
    </style:style>
    <style:style style:name="ce391" style:family="table-cell" style:parent-style-name="Default" style:data-style-name="N1">
      <style:table-cell-properties fo:background-color="#2789c2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92" style:family="table-cell" style:parent-style-name="Default">
      <style:table-cell-properties fo:background-color="#2789c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fbffa7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94" style:family="table-cell" style:parent-style-name="Default" style:data-style-name="N203">
      <style:table-cell-properties fo:border-bottom="none" fo:background-color="#fbffa7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395" style:family="table-cell" style:parent-style-name="Default" style:data-style-name="N202">
      <style:table-cell-properties fo:border-bottom="0.06pt solid #000000" fo:background-color="#fbffa7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396" style:family="table-cell" style:parent-style-name="Default">
      <style:table-cell-properties fo:background-color="#9456a4" style:text-align-source="fix" style:repeat-content="false" fo:border="0.06pt solid #000000"/>
      <style:paragraph-properties fo:text-align="center" fo:margin-left="0mm"/>
    </style:style>
    <style:style style:name="ce397" style:family="table-cell" style:parent-style-name="Default">
      <style:table-cell-properties fo:background-color="#9456a4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98" style:family="table-cell" style:parent-style-name="Default" style:data-style-name="N203">
      <style:table-cell-properties fo:border-bottom="none" fo:background-color="#77c28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399" style:family="table-cell" style:parent-style-name="Default" style:data-style-name="N202">
      <style:table-cell-properties fo:border-bottom="0.06pt solid #000000" fo:background-color="#77c28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00" style:family="table-cell" style:parent-style-name="Default" style:data-style-name="N40">
      <style:table-cell-properties fo:border-bottom="0.06pt solid #000000" fo:background-color="#77c28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401" style:family="table-cell" style:parent-style-name="Default" style:data-style-name="N1">
      <style:table-cell-properties fo:background-color="#9456a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02" style:family="table-cell" style:parent-style-name="Default" style:data-style-name="N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04" style:family="table-cell" style:parent-style-name="Default">
      <style:table-cell-properties fo:background-color="#2789c2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405" style:family="table-cell" style:parent-style-name="Default" style:data-style-name="N203">
      <style:table-cell-properties fo:border-bottom="none" fo:background-color="#2789c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406" style:family="table-cell" style:parent-style-name="Default" style:data-style-name="N202">
      <style:table-cell-properties fo:border-bottom="0.06pt solid #000000" fo:background-color="#2789c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07" style:family="table-cell" style:parent-style-name="Default" style:data-style-name="N40">
      <style:table-cell-properties fo:border-bottom="0.06pt solid #000000" fo:background-color="#2789c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408" style:family="table-cell" style:parent-style-name="Default">
      <style:table-cell-properties fo:background-color="#9456a4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409" style:family="table-cell" style:parent-style-name="Default" style:data-style-name="N203">
      <style:table-cell-properties fo:border-bottom="none" fo:background-color="#9456a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410" style:family="table-cell" style:parent-style-name="Default" style:data-style-name="N202">
      <style:table-cell-properties fo:border-bottom="0.06pt solid #000000" fo:background-color="#9456a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11" style:family="table-cell" style:parent-style-name="Default" style:data-style-name="N40">
      <style:table-cell-properties fo:border-bottom="0.06pt solid #000000" fo:background-color="#9456a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412" style:family="table-cell" style:parent-style-name="Default">
      <style:table-cell-properties fo:background-color="#eb6061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413" style:family="table-cell" style:parent-style-name="Default" style:data-style-name="N203">
      <style:table-cell-properties fo:border-bottom="none" fo:background-color="#eb6061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414" style:family="table-cell" style:parent-style-name="Default" style:data-style-name="N202">
      <style:table-cell-properties fo:border-bottom="0.06pt solid #000000" fo:background-color="#eb606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15" style:family="table-cell" style:parent-style-name="Default" style:data-style-name="N40">
      <style:table-cell-properties fo:border-bottom="0.06pt solid #000000" fo:background-color="#eb606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8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19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>
      <style:table-cell-properties fo:background-color="#000000" style:text-align-source="fix" style:repeat-content="false" fo:border="0.06pt solid #000000" style:vertical-align="automatic" style:vertical-justify="auto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4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42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423" style:family="table-cell" style:parent-style-name="Default" style:data-style-name="N1">
      <style:table-cell-properties fo:background-color="#2789c2" style:text-align-source="fix" style:repeat-content="false" fo:border="0.06pt solid #000000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424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26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27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mm"/>
    </style:style>
    <style:style style:name="ce428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429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0" style:family="table-cell" style:parent-style-name="Default" style:data-style-name="N1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31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mm"/>
    </style:style>
    <style:style style:name="ce432" style:family="table-cell" style:parent-style-name="Default" style:data-style-name="N1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433" style:family="table-cell" style:parent-style-name="Default" style:data-style-name="N1">
      <style:table-cell-properties fo:background-color="#2789c2" style:text-align-source="fix" style:repeat-content="false" fo:border="0.06pt solid #000000" style:vertical-align="middle"/>
      <style:paragraph-properties fo:text-align="center" fo:margin-left="0mm"/>
    </style:style>
    <style:style style:name="ce434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436" style:family="table-cell" style:parent-style-name="Default" style:data-style-name="N1">
      <style:table-cell-properties fo:background-color="#9456a4" style:text-align-source="fix" style:repeat-content="false" fo:border="0.06pt solid #000000" style:vertical-align="middle"/>
      <style:paragraph-properties fo:text-align="center" fo:margin-left="0mm"/>
      <style:text-properties style:use-window-font-color="true" fo:font-style="normal" style:font-style-asian="normal" style:font-style-complex="normal"/>
    </style:style>
    <style:style style:name="ce437" style:family="table-cell" style:parent-style-name="Default" style:data-style-name="N12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38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style="normal" style:font-style-asian="normal" style:font-style-complex="normal"/>
    </style:style>
    <style:style style:name="ce439" style:family="table-cell" style:parent-style-name="Default" style:data-style-name="N1">
      <style:table-cell-properties fo:background-color="#e6e6e6" style:text-align-source="fix" style:repeat-content="false" fo:border="0.06pt dotte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0" style:family="table-cell" style:parent-style-name="Default">
      <style:text-properties fo:font-weight="normal" style:font-weight-asian="normal" style:font-weight-complex="normal"/>
    </style:style>
    <style:style style:name="ce441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442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4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444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445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6" style:family="table-cell" style:parent-style-name="Default">
      <style:text-properties fo:font-style="italic" style:font-style-asian="italic" style:font-style-complex="italic"/>
    </style:style>
    <style:style style:name="ce44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 style:data-style-name="N100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45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5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6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7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9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60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61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6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6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66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67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68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6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70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71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72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73" style:family="table-cell" style:parent-style-name="Default" style:data-style-name="N130">
      <style:table-cell-properties fo:background-color="#ffd320" style:text-align-source="fix" style:repeat-content="false" fo:border="0.06pt solid #000000" style:vertical-align="middle"/>
      <style:paragraph-properties fo:text-align="center" fo:margin-left="0mm"/>
    </style:style>
    <style:style style:name="ce474" style:family="table-cell" style:parent-style-name="Default" style:data-style-name="N13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5" style:family="table-cell" style:parent-style-name="Default" style:data-style-name="N130">
      <style:table-cell-properties fo:background-color="#ffffcc" style:text-align-source="fix" style:repeat-content="false" fo:border="0.06pt solid #000000" style:vertical-align="middle"/>
      <style:paragraph-properties fo:text-align="center" fo:margin-left="0mm"/>
    </style:style>
    <style:style style:name="ce476" style:family="table-cell" style:parent-style-name="Default" style:data-style-name="N130">
      <style:table-cell-properties fo:background-color="#aecf00" style:text-align-source="fix" style:repeat-content="false" fo:border="0.06pt solid #000000" style:vertical-align="middle"/>
      <style:paragraph-properties fo:text-align="center" fo:margin-left="0mm"/>
    </style:style>
    <style:style style:name="ce477" style:family="table-cell" style:parent-style-name="Default" style:data-style-name="N130">
      <style:table-cell-properties fo:background-color="#ccff99" style:text-align-source="fix" style:repeat-content="false" fo:border="0.06pt solid #000000" style:vertical-align="middle"/>
      <style:paragraph-properties fo:text-align="center" fo:margin-left="0mm"/>
    </style:style>
    <style:style style:name="ce478" style:family="table-cell" style:parent-style-name="Default" style:data-style-name="N130">
      <style:table-cell-properties fo:background-color="#99cc66" style:text-align-source="fix" style:repeat-content="false" fo:border="0.06pt solid #000000" style:vertical-align="middle"/>
      <style:paragraph-properties fo:text-align="center" fo:margin-left="0mm"/>
    </style:style>
    <style:style style:name="ce479" style:family="table-cell" style:parent-style-name="Default" style:data-style-name="N130">
      <style:table-cell-properties fo:background-color="#ffcc99" style:text-align-source="fix" style:repeat-content="false" fo:border="0.06pt solid #000000" style:vertical-align="middle"/>
      <style:paragraph-properties fo:text-align="center" fo:margin-left="0mm"/>
    </style:style>
    <style:style style:name="ce480" style:family="table-cell" style:parent-style-name="Default" style:data-style-name="N130">
      <style:table-cell-properties fo:background-color="#ffccff" style:text-align-source="fix" style:repeat-content="false" fo:border="0.06pt solid #000000" style:vertical-align="middle"/>
      <style:paragraph-properties fo:text-align="center" fo:margin-left="0mm"/>
    </style:style>
    <style:style style:name="ce481" style:family="table-cell" style:parent-style-name="Default" style:data-style-name="N130">
      <style:table-cell-properties fo:background-color="#ff8080" style:text-align-source="fix" style:repeat-content="false" fo:border="0.06pt solid #000000" style:vertical-align="middle"/>
      <style:paragraph-properties fo:text-align="center" fo:margin-left="0mm"/>
    </style:style>
    <style:style style:name="ce482" style:family="table-cell" style:parent-style-name="Default" style:data-style-name="N130">
      <style:table-cell-properties fo:background-color="#ff420e" style:text-align-source="fix" style:repeat-content="false" fo:border="0.06pt solid #000000" style:vertical-align="middle"/>
      <style:paragraph-properties fo:text-align="center" fo:margin-left="0mm"/>
    </style:style>
    <style:style style:name="ce483" style:family="table-cell" style:parent-style-name="Default">
      <style:table-cell-properties fo:background-color="#000000"/>
    </style:style>
    <style:style style:name="ce48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333333"/>
    </style:style>
    <style:style style:name="ce485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333333"/>
    </style:style>
    <style:style style:name="ce486" style:family="table-cell" style:parent-style-name="Default">
      <style:table-cell-properties fo:border-bottom="0.54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333333"/>
    </style:style>
    <style:style style:name="ce487" style:family="table-cell" style:parent-style-name="Default" style:data-style-name="N5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333333"/>
    </style:style>
    <style:style style:name="ce488" style:family="table-cell" style:parent-style-name="Default" style:data-style-name="N5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333333" fo:font-style="italic" style:font-style-asian="italic" style:font-style-complex="italic"/>
    </style:style>
    <style:style style:name="ce489" style:family="table-cell" style:parent-style-name="Default" style:data-style-name="N5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333333" fo:font-style="italic" style:text-underline-style="solid" style:text-underline-width="auto" style:text-underline-color="font-color" style:font-style-asian="italic" style:font-style-complex="italic"/>
    </style:style>
    <style:style style:name="ce490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mm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2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493" style:family="table-cell" style:parent-style-name="Default" style:data-style-name="N147">
      <style:table-cell-properties style:text-align-source="fix" style:repeat-content="false"/>
      <style:paragraph-properties fo:text-align="center" fo:margin-left="0mm"/>
    </style:style>
    <style:style style:name="ce49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</style:style>
    <style:style style:name="ce49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96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497" style:family="table-cell" style:parent-style-name="Default" style:data-style-name="N121"/>
    <style:style style:name="ce498" style:family="table-cell" style:parent-style-name="Default" style:data-style-name="N2"/>
    <style:style style:name="ce4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color="#000000"/>
    </style:style>
    <style:style style:name="ce500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501" style:family="table-cell" style:parent-style-name="Default" style:data-style-name="N121">
      <style:table-cell-properties fo:background-color="#e6e6e6"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fo:background-color="#e6e6e6"/>
    </style:style>
    <style:style style:name="ce50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504" style:family="table-cell" style:parent-style-name="Default" style:data-style-name="N1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505" style:family="table-cell" style:parent-style-name="Default" style:data-style-name="N121">
      <style:table-cell-properties fo:background-color="#fbffa7" style:text-align-source="fix" style:repeat-content="false" fo:border="0.06pt solid #000000"/>
      <style:paragraph-properties fo:text-align="center" fo:margin-left="0mm"/>
    </style:style>
    <style:style style:name="ce506" style:family="table-cell" style:parent-style-name="Default">
      <style:table-cell-properties fo:background-color="#fbffa7" style:text-align-source="fix" style:repeat-content="false" fo:border="0.06pt solid #000000"/>
      <style:paragraph-properties fo:text-align="center" fo:margin-left="0mm"/>
    </style:style>
    <style:style style:name="ce507" style:family="table-cell" style:parent-style-name="Default" style:data-style-name="N129"/>
    <style:style style:name="ce50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fo:color="#000000"/>
    </style:style>
    <style:style style:name="ce509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mm"/>
      <style:text-properties fo:color="#000000"/>
    </style:style>
    <style:style style:name="ce510" style:family="table-cell" style:parent-style-name="Default" style:data-style-name="N130">
      <style:table-cell-properties fo:background-color="#ffff00" style:text-align-source="fix" style:repeat-content="false"/>
      <style:paragraph-properties fo:text-align="center" fo:margin-left="0mm"/>
    </style:style>
    <style:style style:name="ce511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2" style:family="table-cell" style:parent-style-name="Default" style:data-style-name="N121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513" style:family="table-cell" style:parent-style-name="Default">
      <style:table-cell-properties fo:background-color="#e394bc" style:text-align-source="fix" style:repeat-content="false" fo:border="0.06pt solid #000000"/>
      <style:paragraph-properties fo:text-align="center" fo:margin-left="0mm"/>
    </style:style>
    <style:style style:name="ce514" style:family="table-cell" style:parent-style-name="Default">
      <style:table-cell-properties fo:background-color="#e394b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516" style:family="table-cell" style:parent-style-name="Default" style:data-style-name="N121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517" style:family="table-cell" style:parent-style-name="Default" style:data-style-name="N2">
      <style:table-cell-properties style:glyph-orientation-vertical="0" style:text-align-source="fix" style:repeat-content="false" fo:border="0.06pt solid #000000" style:direction="ltr"/>
      <style:paragraph-properties fo:text-align="center" fo:margin-left="0mm"/>
      <style:text-properties fo:font-size="8pt" style:font-size-asian="8pt" style:font-size-complex="8pt"/>
    </style:style>
    <style:style style:name="ce518" style:family="table-cell" style:parent-style-name="Default" style:data-style-name="N130">
      <style:table-cell-properties style:glyph-orientation-vertical="0" style:text-align-source="fix" style:repeat-content="false" fo:border="0.06pt solid #000000" style:direction="ltr"/>
      <style:paragraph-properties fo:text-align="center" fo:margin-left="0mm"/>
      <style:text-properties fo:font-size="8pt" style:font-size-asian="8pt" style:font-size-complex="8pt"/>
    </style:style>
    <style:style style:name="ce5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521" style:family="table-cell" style:parent-style-name="Default">
      <style:table-cell-properties fo:background-color="#eb6061" fo:border="0.06pt solid #000000"/>
    </style:style>
    <style:style style:name="ce522" style:family="table-cell" style:parent-style-name="Default">
      <style:table-cell-properties fo:background-color="#77c282" fo:border="0.06pt solid #000000"/>
    </style:style>
    <style:style style:name="ce523" style:family="table-cell" style:parent-style-name="Default">
      <style:table-cell-properties fo:background-color="#2789c2" fo:border="0.06pt solid #000000"/>
    </style:style>
    <style:style style:name="ce524" style:family="table-cell" style:parent-style-name="Default">
      <style:table-cell-properties fo:background-color="#fb9460" fo:border="0.06pt solid #000000"/>
    </style:style>
    <style:style style:name="ce525" style:family="table-cell" style:parent-style-name="Default">
      <style:table-cell-properties fo:background-color="#fff64f" fo:border="0.06pt solid #000000"/>
    </style:style>
    <style:style style:name="ce526" style:family="table-cell" style:parent-style-name="Default">
      <style:text-properties fo:font-size="9pt" style:font-size-asian="9pt" style:font-size-complex="9pt"/>
    </style:style>
    <style:style style:name="ce527" style:family="table-cell" style:parent-style-name="Default">
      <style:table-cell-properties fo:background-color="transparent" fo:border="0.06pt solid #000000"/>
    </style:style>
    <style:style style:name="ce528" style:family="table-cell" style:parent-style-name="Default">
      <style:table-cell-properties fo:background-color="#eb6061" style:text-align-source="fix" style:repeat-content="false" fo:border="0.06pt solid #000000"/>
      <style:paragraph-properties fo:text-align="center" fo:margin-left="0mm"/>
    </style:style>
    <style:style style:name="ce5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30" style:family="table-cell" style:parent-style-name="Default" style:data-style-name="N2">
      <style:table-cell-properties fo:background-color="#eb6061" style:text-align-source="fix" style:repeat-content="false" fo:border="0.06pt solid #000000"/>
      <style:paragraph-properties fo:text-align="center" fo:margin-left="0mm"/>
    </style:style>
    <style:style style:name="ce5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532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533" style:family="table-cell" style:parent-style-name="Default" style:data-style-name="N121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5" style:family="table-cell" style:parent-style-name="Default" style:data-style-name="N2">
      <style:table-cell-properties fo:background-color="#77c282" style:text-align-source="fix" style:repeat-content="false" fo:border="0.06pt solid #000000"/>
      <style:paragraph-properties fo:text-align="center" fo:margin-left="0mm"/>
    </style:style>
    <style:style style:name="ce536" style:family="table-cell" style:parent-style-name="Default" style:data-style-name="N121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7" style:family="table-cell" style:parent-style-name="Default" style:data-style-name="N2">
      <style:table-cell-properties fo:background-color="#2789c2" style:text-align-source="fix" style:repeat-content="false" fo:border="0.06pt solid #000000"/>
      <style:paragraph-properties fo:text-align="center" fo:margin-left="0mm"/>
    </style:style>
    <style:style style:name="ce538" style:family="table-cell" style:parent-style-name="Default" style:data-style-name="N121">
      <style:table-cell-properties fo:background-color="#2789c2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9" style:family="table-cell" style:parent-style-name="Default">
      <style:table-cell-properties fo:background-color="#fb9460" style:text-align-source="fix" style:repeat-content="false" fo:border="0.06pt solid #000000"/>
      <style:paragraph-properties fo:text-align="center" fo:margin-left="0mm"/>
    </style:style>
    <style:style style:name="ce540" style:family="table-cell" style:parent-style-name="Default" style:data-style-name="N2">
      <style:table-cell-properties fo:background-color="#fb9460" style:text-align-source="fix" style:repeat-content="false" fo:border="0.06pt solid #000000"/>
      <style:paragraph-properties fo:text-align="center" fo:margin-left="0mm"/>
    </style:style>
    <style:style style:name="ce541" style:family="table-cell" style:parent-style-name="Default" style:data-style-name="N121">
      <style:table-cell-properties fo:background-color="#fb9460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42" style:family="table-cell" style:parent-style-name="Default">
      <style:table-cell-properties fo:background-color="#fff64f" style:text-align-source="fix" style:repeat-content="false" fo:border="0.06pt solid #000000"/>
      <style:paragraph-properties fo:text-align="center" fo:margin-left="0mm"/>
    </style:style>
    <style:style style:name="ce543" style:family="table-cell" style:parent-style-name="Default" style:data-style-name="N2">
      <style:table-cell-properties fo:background-color="#fff64f" style:text-align-source="fix" style:repeat-content="false" fo:border="0.06pt solid #000000"/>
      <style:paragraph-properties fo:text-align="center" fo:margin-left="0mm"/>
    </style:style>
    <style:style style:name="ce544" style:family="table-cell" style:parent-style-name="Default" style:data-style-name="N12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45" style:family="table-cell" style:parent-style-name="Default" style:data-style-name="N129">
      <style:table-cell-properties style:text-align-source="fix" style:repeat-content="false"/>
      <style:paragraph-properties fo:text-align="center" fo:margin-left="0mm"/>
    </style:style>
    <style:style style:name="ce546" style:family="table-cell" style:parent-style-name="Default">
      <style:text-properties fo:font-size="8pt" style:font-size-asian="8pt" style:font-size-complex="8pt"/>
    </style:style>
    <style:style style:name="ce547" style:family="table-cell" style:parent-style-name="Default">
      <style:table-cell-properties style:vertical-align="middle"/>
    </style:style>
    <style:style style:name="ce548" style:family="table-cell" style:parent-style-name="Default">
      <style:table-cell-properties fo:border-bottom="none" fo:border-left="none" fo:border-right="none" fo:border-top="0.54pt solid #000000"/>
    </style:style>
    <style:style style:name="ce549" style:family="table-cell" style:parent-style-name="Default">
      <style:table-cell-properties fo:border-bottom="0.54pt solid #000000" fo:border-left="none" fo:border-right="none" fo:border-top="none" style:vertical-align="middle"/>
    </style:style>
    <style:style style:name="ce55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552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0.54pt solid #000000"/>
      <style:paragraph-properties fo:text-align="center" fo:margin-left="0mm"/>
    </style:style>
    <style:style style:name="ce553" style:family="table-cell" style:parent-style-name="Default" style:data-style-name="N2">
      <style:table-cell-properties fo:border-bottom="0.54pt solid #000000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5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55" style:family="table-cell" style:parent-style-name="Default" style:data-style-name="N2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556" style:family="table-cell" style:parent-style-name="Default">
      <style:table-cell-properties fo:background-color="#83caff" fo:border="0.06pt solid #000000"/>
      <style:text-properties fo:font-size="8pt" style:font-size-asian="8pt" style:font-size-complex="8pt"/>
    </style:style>
    <style:style style:name="ce557" style:family="table-cell" style:parent-style-name="Default">
      <style:table-cell-properties fo:border-bottom="none" fo:background-color="#cccccc" fo:border-left="none" fo:border-right="none" fo:border-top="0.54pt solid #000000"/>
    </style:style>
    <style:style style:name="ce558" style:family="table-cell" style:parent-style-name="Default">
      <style:table-cell-properties fo:border-bottom="0.54pt solid #000000" fo:background-color="#cccccc" fo:border-left="none" fo:border-right="none" fo:border-top="none" style:vertical-align="middle"/>
    </style:style>
    <style:style style:name="ce559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56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56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5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5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67" style:family="table-cell" style:parent-style-name="Default">
      <style:table-cell-properties fo:border-bottom="none" fo:background-color="#000000" style:text-align-source="fix" style:repeat-content="false" fo:border-left="none" fo:border-right="none" fo:border-top="0.54pt solid #000000" style:vertical-align="middle"/>
      <style:paragraph-properties fo:text-align="center" fo:margin-left="0mm"/>
    </style:style>
    <style:style style:name="ce568" style:family="table-cell" style:parent-style-name="Default">
      <style:table-cell-properties fo:border-bottom="0.54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6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</style:style>
    <style:style style:name="ce570" style:family="table-cell" style:parent-style-name="Default">
      <style:table-cell-properties fo:border-bottom="0.54pt solid #000000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7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57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573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75" style:family="table-cell" style:parent-style-name="Default">
      <style:table-cell-properties fo:border-bottom="0.06pt solid #000000" fo:background-color="#77c282" style:text-align-source="fix" style:repeat-content="false" fo:border-left="0.06pt solid #000000" fo:border-right="0.06pt solid #000000" fo:border-top="0.54pt solid #000000"/>
      <style:paragraph-properties fo:text-align="center" fo:margin-left="0mm"/>
    </style:style>
    <style:style style:name="ce576" style:family="table-cell" style:parent-style-name="Default">
      <style:table-cell-properties fo:border-bottom="0.54pt solid #000000" fo:background-color="#77c28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7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78" style:family="table-cell" style:parent-style-name="Default" style:data-style-name="N2">
      <style:table-cell-properties fo:background-color="#ff99cc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79" style:family="table-cell" style:parent-style-name="Default">
      <style:table-cell-properties fo:border-bottom="0.06pt solid #000000" fo:background-color="#7da647" style:text-align-source="fix" style:repeat-content="false" fo:border-left="0.06pt solid #000000" fo:border-right="0.06pt solid #000000" fo:border-top="0.54pt solid #000000"/>
      <style:paragraph-properties fo:text-align="center" fo:margin-left="0mm"/>
    </style:style>
    <style:style style:name="ce580" style:family="table-cell" style:parent-style-name="Default">
      <style:table-cell-properties fo:border-bottom="0.54pt solid #000000" fo:background-color="#7da64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81" style:family="table-cell" style:parent-style-name="Default" style:data-style-name="N2">
      <style:table-cell-properties fo:background-color="#7da647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8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83" style:family="table-cell" style:parent-style-name="Default" style:data-style-name="N2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84" style:family="table-cell" style:parent-style-name="Default">
      <style:table-cell-properties fo:border-bottom="none" fo:background-color="#999999" fo:border-left="none" fo:border-right="none" fo:border-top="0.54pt solid #000000"/>
    </style:style>
    <style:style style:name="ce585" style:family="table-cell" style:parent-style-name="Default">
      <style:table-cell-properties fo:border-bottom="0.54pt solid #000000" fo:background-color="#999999" fo:border-left="none" fo:border-right="none" fo:border-top="none" style:vertical-align="middle"/>
    </style:style>
    <style:style style:name="ce586" style:family="table-cell" style:parent-style-name="Default">
      <style:table-cell-properties fo:border-bottom="none" fo:background-color="#999999" fo:border-left="0.06pt solid #000000" fo:border-right="0.06pt solid #000000" fo:border-top="0.06pt solid #000000"/>
    </style:style>
    <style:style style:name="ce587" style:family="table-cell" style:parent-style-name="Default">
      <style:table-cell-properties fo:border-bottom="none" fo:background-color="#999999" fo:border-left="0.06pt solid #000000" fo:border-right="0.06pt solid #000000" fo:border-top="none"/>
    </style:style>
    <style:style style:name="ce588" style:family="table-cell" style:parent-style-name="Default">
      <style:table-cell-properties fo:border-bottom="0.06pt solid #000000" fo:background-color="#999999" fo:border-left="0.06pt solid #000000" fo:border-right="0.06pt solid #000000" fo:border-top="none"/>
    </style:style>
    <style:style style:name="ce589" style:family="table-cell" style:parent-style-name="Default">
      <style:table-cell-properties fo:background-color="#cc99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90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592" style:family="table-cell" style:parent-style-name="Default">
      <style:table-cell-properties fo:border-bottom="0.06pt solid #000000" fo:background-color="#cc99ff" style:text-align-source="fix" style:repeat-content="false" fo:border-left="0.06pt solid #000000" fo:border-right="0.06pt solid #000000" fo:border-top="0.54pt solid #000000"/>
      <style:paragraph-properties fo:text-align="center" fo:margin-left="0mm"/>
      <style:text-properties fo:font-size="10pt" style:font-size-asian="10pt" style:font-size-complex="10pt"/>
    </style:style>
    <style:style style:name="ce593" style:family="table-cell" style:parent-style-name="Default" style:data-style-name="N2">
      <style:table-cell-properties fo:border-bottom="0.54pt solid #000000" fo:background-color="#cc99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4" style:family="table-cell" style:parent-style-name="Default" style:data-style-name="N150">
      <style:table-cell-properties fo:background-color="#cc99ff" style:text-align-source="fix" style:repeat-content="false" fo:border="0.06pt solid #000000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595" style:family="table-cell" style:parent-style-name="Default">
      <style:table-cell-properties fo:border-bottom="none" fo:background-color="#b2b2b2" fo:border-left="none" fo:border-right="none" fo:border-top="0.54pt solid #000000"/>
    </style:style>
    <style:style style:name="ce596" style:family="table-cell" style:parent-style-name="Default">
      <style:table-cell-properties fo:border-bottom="0.54pt solid #000000" fo:background-color="#b2b2b2" fo:border-left="none" fo:border-right="none" fo:border-top="none" style:vertical-align="middle"/>
    </style:style>
    <style:style style:name="ce597" style:family="table-cell" style:parent-style-name="Default">
      <style:table-cell-properties fo:background-color="#b2b2b2"/>
    </style:style>
    <style:style style:name="ce59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99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</style:style>
    <style:style style:name="ce600" style:family="table-cell" style:parent-style-name="Default" style:data-style-name="N2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01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0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0.54pt solid #000000"/>
      <style:paragraph-properties fo:text-align="center" fo:margin-left="0mm"/>
      <style:text-properties fo:font-size="10pt" style:font-size-asian="10pt" style:font-size-complex="10pt"/>
    </style:style>
    <style:style style:name="ce603" style:family="table-cell" style:parent-style-name="Default" style:data-style-name="N130">
      <style:table-cell-properties fo:border-bottom="0.54pt solid #000000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4" style:family="table-cell" style:parent-style-name="Default" style:data-style-name="N2">
      <style:table-cell-properties fo:background-color="#fbffa7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60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0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607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608" style:family="table-cell" style:parent-style-name="Default">
      <style:table-cell-properties fo:border-bottom="0.06pt solid #000000" fo:background-color="#fbac84" style:text-align-source="fix" style:repeat-content="false" fo:border-left="0.06pt solid #000000" fo:border-right="0.06pt solid #000000" fo:border-top="0.54pt solid #000000"/>
      <style:paragraph-properties fo:text-align="center" fo:margin-left="0mm"/>
      <style:text-properties fo:font-size="10pt" style:font-size-asian="10pt" style:font-size-complex="10pt"/>
    </style:style>
    <style:style style:name="ce609" style:family="table-cell" style:parent-style-name="Default" style:data-style-name="N2">
      <style:table-cell-properties fo:border-bottom="0.54pt solid #000000" fo:background-color="#fbac8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10" style:family="table-cell" style:parent-style-name="Default" style:data-style-name="N2">
      <style:table-cell-properties fo:background-color="#fbac8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6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12" style:family="table-cell" style:parent-style-name="Default" style:data-style-name="N2">
      <style:table-cell-properties fo:border-bottom="none" fo:background-color="#aecf00" style:text-align-source="fix" style:repeat-content="false" fo:border-left="none" fo:border-right="none" fo:border-top="0.54pt solid #000000"/>
      <style:paragraph-properties fo:text-align="center" fo:margin-left="0mm"/>
      <style:text-properties fo:font-size="9pt" style:font-size-asian="9pt" style:font-size-complex="9pt"/>
    </style:style>
    <style:style style:name="ce613" style:family="table-cell" style:parent-style-name="Default" style:data-style-name="N121">
      <style:table-cell-properties fo:border-bottom="0.54pt solid #000000" fo:background-color="#aec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14" style:family="table-cell" style:parent-style-name="Default" style:data-style-name="N121">
      <style:table-cell-properties fo:background-color="#666666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6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</style:style>
    <style:style style:name="ce6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17" style:family="table-cell" style:parent-style-name="Default" style:data-style-name="N2">
      <style:table-cell-properties fo:border-bottom="0.06pt solid #000000" fo:background-color="#fbffa7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1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619" style:family="table-cell" style:parent-style-name="Default" style:data-style-name="N2">
      <style:table-cell-properties fo:background-color="#83caff" style:text-align-source="fix" style:repeat-content="false" fo:border="0.06pt solid #000000"/>
      <style:paragraph-properties fo:text-align="center" fo:margin-left="0mm"/>
    </style:style>
    <style:style style:name="ce620" style:family="table-cell" style:parent-style-name="Default" style:data-style-name="N1">
      <style:table-cell-properties fo:border-bottom="0.54pt solid #000000" fo:background-color="#77c28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2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color="#000000" fo:font-size="8pt" style:font-size-asian="8pt" style:font-size-complex="8pt"/>
    </style:style>
    <style:style style:name="ce622" style:family="table-cell" style:parent-style-name="Default" style:data-style-name="N2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3" style:family="table-cell" style:parent-style-name="Default" style:data-style-name="N2">
      <style:table-cell-properties fo:border-bottom="0.06pt solid #000000" fo:background-color="#eb6061" style:text-align-source="fix" style:repeat-content="false" fo:border-left="0.06pt solid #000000" fo:border-right="0.06pt solid #000000" fo:border-top="0.54pt solid #000000"/>
      <style:paragraph-properties fo:text-align="center" fo:margin-left="0mm"/>
    </style:style>
    <style:style style:name="ce624" style:family="table-cell" style:parent-style-name="Default" style:data-style-name="N2">
      <style:table-cell-properties fo:border-bottom="0.54pt solid #000000" fo:background-color="#eb606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25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2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627" style:family="table-cell" style:parent-style-name="Default">
      <style:table-cell-properties fo:border-bottom="0.06pt solid #000000" fo:background-color="#ff99cc" style:text-align-source="fix" style:repeat-content="false" fo:border-left="0.06pt solid #000000" fo:border-right="0.06pt solid #000000" fo:border-top="0.54pt solid #000000"/>
      <style:paragraph-properties fo:text-align="center" fo:margin-left="0mm"/>
      <style:text-properties fo:font-size="9pt" style:font-size-asian="9pt" style:font-size-complex="9pt"/>
    </style:style>
    <style:style style:name="ce628" style:family="table-cell" style:parent-style-name="Default" style:data-style-name="N2">
      <style:table-cell-properties fo:border-bottom="0.54pt solid #000000" fo:background-color="#ff99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2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630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631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632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634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</style:style>
    <style:style style:name="ce635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36" style:family="table-cell" style:parent-style-name="Default">
      <style:table-cell-properties fo:border-bottom="0.06pt solid #000000" fo:background-color="#fbac84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</style:style>
    <style:style style:name="ce637" style:family="table-cell" style:parent-style-name="Default">
      <style:table-cell-properties fo:border-bottom="0.54pt solid #000000" fo:background-color="#fbac8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e6e6ff" fo:font-size="7pt" style:font-size-asian="7pt" style:font-size-complex="7pt"/>
    </style:style>
    <style:style style:name="ce63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</style:style>
    <style:style style:name="ce640" style:family="table-cell" style:parent-style-name="Default">
      <style:table-cell-properties fo:border-bottom="0.54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41" style:family="table-cell" style:parent-style-name="Default">
      <style:text-properties fo:font-weight="bold" style:font-weight-asian="bold" style:font-weight-complex="bold"/>
    </style:style>
    <style:style style:name="ce642" style:family="table-cell" style:parent-style-name="Default">
      <style:table-cell-properties fo:background-color="#aecf00"/>
    </style:style>
    <style:style style:name="ce643" style:family="table-cell" style:parent-style-name="Default">
      <style:table-cell-properties fo:background-color="#83caff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hatch" draw:fill-color="#83caff" draw:fill-hatch-name="Black_20_45_20_Degrees" draw:fill-hatch-solid="true" draw:opacity="100%" draw:textarea-horizontal-align="center" draw:textarea-vertical-align="middle" draw:shadow="hidden" draw:shadow-opacity="100%" draw:ole-draw-aspect="1"/>
    </style:style>
    <style:style style:name="gr3" style:family="graphic">
      <style:graphic-properties draw:stroke="none" draw:fill="hatch" draw:fill-color="#83caff" draw:fill-hatch-name="Black_20_45_20_Degrees" draw:fill-hatch-solid="true" draw:textarea-horizontal-align="center" draw:textarea-vertical-align="middle" draw:shadow="hidden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weight="bold"/>
    </style:style>
  </office:automatic-styles>
  <office:body>
    <office:spreadsheet>
      <table:calculation-settings>
        <table:iteration table:status="enable"/>
      </table:calculation-settings>
      <table:table table:name="0GNU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-----BEGIN PGP SIGNED MESSAGE-----</text:p>
            <text:p>Hash: SHA512</text:p>
            <text:p/>
            <text:p/>
            <text:p>This artwork is licensed under the Creative Commons</text:p>
            <text:p>Attribution-Noncommercial-Share Alike 4.0 License </text:p>
            <text:p>https://creativecommons.org/licenses/by-nc-sa/4.0/</text:p>
            <text:p/>
            <text:p>You are free to:</text:p>
            <text:p>* Share</text:p>
            <text:p>* Remix</text:p>
            <text:p/>
            <text:p>Under the following conditions:</text:p>
            <text:p>* Attribution</text:p>
            <text:p>* NonCommercial</text:p>
            <text:p>* ShareAlike</text:p>
            <text:p/>
            <text:p>You can support this project with bitcoin</text:p>
            <text:p>14VVcBAbApj1iktgoVTmaDeF2o2TtMNVzt</text:p>
            <text:p/>
            <text:p>Please share this friend to friend only.</text:p>
            <text:p>Not appropriate for general public access.</text:p>
            <text:p/>
            <text:p>Thank you for your attention..</text:p>
            <text:p/>
            <text:p/>
            <text:p>-----BEGIN PGP SIGNATURE-----</text:p>
            <text:p>Version: GnuPG v1</text:p>
            <text:p/>
            <text:p>iQEcBAEBCgAGBQJTF2VpAAoJEHL996YtuRwDkGsH/0vF5Ss3ErCeREUrVCZgKRsk</text:p>
            <text:p>JgPAf/8x6yYcTIC7bC1fQCzj03sGGOfvgxnYrhrmwdTzuHpv7DF9HbTCb+bXZto3</text:p>
            <text:p>zheGekcaCLpQbuMYdQw3HVstgyIdqUf1pAXdlM0MPfD/eE/M3EW6Zd+vzU2B9Bpw</text:p>
            <text:p>IXdnbUeg5v6+vIQzc5RxbgonJfX5WSCjGLEzKXs++OPuVwLpKgq5kJvv1b5bZJH/</text:p>
            <text:p>Qtiv94ghDn5foNhcuBcgVGLHtVj/7ibb15HSboZkfkA9+2fwp2oHvgpYDFWuJF0Z</text:p>
            <text:p>3aOuuLqDSxFgmInX6PEPFpzO9IceIvurJ1sMVv3n8ZEOlXMj2U8qyTxJYAC07rs=</text:p>
            <text:p>=OFhO</text:p>
            <text:p>-----END PGP SIGNATURE-----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"/>
          <table:table-cell table:style-name="ce5" office:value-type="string" calcext:value-type="string">
            <text:p>G6zkiVVU6E8sIuMuzKgWA7lDO9YRUalHYhbLzrXXZqMZJKrX5Mf8NAAwtp6CozyQIBoiC+wLPVq/z5tGJsLE3rI=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69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Log" table:style-name="ta1">
        <office:forms form:automatic-focus="false" form:apply-design-mode="false"/>
        <table:table-column table:style-name="co5" table:default-cell-style-name="ce6"/>
        <table:table-column table:style-name="co6" table:default-cell-style-name="ce6"/>
        <table:table-column table:style-name="co7" table:default-cell-style-name="ce26"/>
        <table:table-column table:style-name="co8" table:default-cell-style-name="ce43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8" table:number-columns-repeated="2" table:default-cell-style-name="ce6"/>
        <table:table-column table:style-name="co13" table:default-cell-style-name="ce6"/>
        <table:table-column table:style-name="co14" table:default-cell-style-name="ce14"/>
        <table:table-column table:style-name="co10" table:default-cell-style-name="ce14"/>
        <table:table-column table:style-name="co11" table:default-cell-style-name="ce6"/>
        <table:table-column table:style-name="co15" table:default-cell-style-name="ce14"/>
        <table:table-column table:style-name="co16" table:default-cell-style-name="ce184"/>
        <table:table-column table:style-name="co17" table:default-cell-style-name="ce133"/>
        <table:table-column table:style-name="co11" table:default-cell-style-name="ce6"/>
        <table:table-column table:style-name="co18" table:visibility="collapse" table:default-cell-style-name="ce192"/>
        <table:table-column table:style-name="co19" table:visibility="collapse" table:default-cell-style-name="ce200"/>
        <table:table-column table:style-name="co19" table:visibility="collapse" table:default-cell-style-name="ce207"/>
        <table:table-column table:style-name="co20" table:visibility="collapse" table:default-cell-style-name="ce192"/>
        <table:table-column table:style-name="co13" table:default-cell-style-name="ce184"/>
        <table:table-column table:style-name="co21" table:default-cell-style-name="ce184"/>
        <table:table-column table:style-name="co11" table:default-cell-style-name="ce6"/>
        <table:table-column table:style-name="co22" table:default-cell-style-name="ce133"/>
        <table:table-column table:style-name="co23" table:default-cell-style-name="ce6"/>
        <table:table-column table:style-name="co24" table:default-cell-style-name="ce6"/>
        <table:table-column table:style-name="co13" table:default-cell-style-name="ce6"/>
        <table:table-column table:style-name="co11" table:default-cell-style-name="ce6"/>
        <table:table-column table:style-name="co23" table:default-cell-style-name="ce6"/>
        <table:table-column table:style-name="co25" table:default-cell-style-name="ce258"/>
        <table:table-column table:style-name="co15" table:default-cell-style-name="ce184"/>
        <table:table-column table:style-name="co15" table:default-cell-style-name="ce6"/>
        <table:table-column table:style-name="co17" table:default-cell-style-name="ce6"/>
        <table:table-column table:style-name="co11" table:default-cell-style-name="ce6"/>
        <table:table-column table:style-name="co26" table:visibility="collapse" table:number-columns-repeated="4" table:default-cell-style-name="ce6"/>
        <table:table-column table:style-name="co17" table:default-cell-style-name="ce6"/>
        <table:table-column table:style-name="co27" table:default-cell-style-name="ce6"/>
        <table:table-column table:style-name="co11" table:default-cell-style-name="ce6"/>
        <table:table-column table:style-name="co16" table:default-cell-style-name="ce6"/>
        <table:table-column table:style-name="co21" table:default-cell-style-name="ce6"/>
        <table:table-column table:style-name="co15" table:default-cell-style-name="ce6"/>
        <table:table-column table:style-name="co11" table:default-cell-style-name="ce6"/>
        <table:table-column table:style-name="co8" table:default-cell-style-name="ce206"/>
        <table:table-column table:style-name="co10" table:default-cell-style-name="ce206"/>
        <table:table-column table:style-name="co28" table:default-cell-style-name="ce6"/>
        <table:table-column table:style-name="co4" table:number-columns-repeated="952" table:default-cell-style-name="ce6"/>
        <table:table-row table:style-name="ro3">
          <table:table-cell/>
          <table:table-cell table:style-name="ce13" office:value-type="string" calcext:value-type="string" table:number-columns-spanned="5" table:number-rows-spanned="1">
            <text:p>1portfolio/fix</text:p>
          </table:table-cell>
          <table:covered-table-cell table:style-name="ce22"/>
          <table:covered-table-cell table:style-name="ce33"/>
          <table:covered-table-cell table:number-columns-repeated="2" table:style-name="ce8"/>
          <table:table-cell table:style-name="ce8"/>
          <table:table-cell table:style-name="ce131" office:value-type="string" calcext:value-type="string" table:number-columns-spanned="4" table:number-rows-spanned="1">
            <text:p>2market</text:p>
          </table:table-cell>
          <table:covered-table-cell table:style-name="ce141"/>
          <table:covered-table-cell table:style-name="ce149"/>
          <table:covered-table-cell table:style-name="ce157"/>
          <table:table-cell table:style-name="ce8" table:number-columns-repeated="3"/>
          <table:table-cell table:style-name="ce174" office:value-type="string" calcext:value-type="string" table:number-columns-spanned="3" table:number-rows-spanned="1">
            <text:p>3hedging</text:p>
          </table:table-cell>
          <table:covered-table-cell table:style-name="ce8"/>
          <table:covered-table-cell/>
          <table:table-cell table:style-name="ce8"/>
          <table:table-cell table:style-name="ce190" office:value-type="string" calcext:value-type="string">
            <text:p>credit</text:p>
          </table:table-cell>
          <table:table-cell table:style-name="ce190" table:number-columns-repeated="3"/>
          <table:table-cell table:style-name="ce215" office:value-type="string" calcext:value-type="string" table:number-columns-spanned="2" table:number-rows-spanned="1">
            <text:p>4margin</text:p>
          </table:table-cell>
          <table:covered-table-cell table:style-name="ce8"/>
          <table:table-cell table:style-name="ce8"/>
          <table:table-cell table:style-name="ce220" office:value-type="string" calcext:value-type="string" table:number-columns-spanned="4" table:number-rows-spanned="1">
            <text:p>5risk/trading</text:p>
          </table:table-cell>
          <table:covered-table-cell table:number-columns-repeated="3" table:style-name="ce8"/>
          <table:table-cell table:style-name="ce8"/>
          <table:table-cell table:style-name="ce249" office:value-type="string" calcext:value-type="string" table:number-columns-spanned="5" table:number-rows-spanned="1">
            <text:p>6var/runtime/rolling</text:p>
          </table:table-cell>
          <table:covered-table-cell table:style-name="ce249"/>
          <table:covered-table-cell table:style-name="ce8"/>
          <table:covered-table-cell table:number-columns-repeated="2"/>
          <table:table-cell table:style-name="ce8"/>
          <table:table-cell table:number-columns-repeated="4"/>
          <table:table-cell table:style-name="ce298" office:value-type="string" calcext:value-type="string" table:number-columns-spanned="2" table:number-rows-spanned="1">
            <text:p>7sync/log</text:p>
          </table:table-cell>
          <table:covered-table-cell/>
          <table:table-cell table:style-name="ce8"/>
          <table:table-cell table:style-name="ce309" office:value-type="string" calcext:value-type="string" table:number-columns-spanned="3" table:number-rows-spanned="1">
            <text:p>9stat/metric</text:p>
          </table:table-cell>
          <table:covered-table-cell table:number-columns-repeated="2"/>
          <table:table-cell table:style-name="ce8"/>
          <table:table-cell table:style-name="ce315" table:number-columns-repeated="2"/>
          <table:table-cell table:style-name="ce328"/>
          <table:table-cell table:style-name="ce14" office:value-type="string" calcext:value-type="string">
            <text:p>8gfx</text:p>
          </table:table-cell>
          <table:table-cell table:number-columns-repeated="951"/>
        </table:table-row>
        <table:table-row table:style-name="ro4">
          <table:table-cell table:style-name="ce7" table:number-columns-repeated="2"/>
          <table:table-cell table:style-name="ce23"/>
          <table:table-cell table:style-name="ce34"/>
          <table:table-cell table:style-name="ce7" table:number-columns-repeated="7"/>
          <table:table-cell table:style-name="ce163" table:number-columns-repeated="2"/>
          <table:table-cell table:style-name="ce7"/>
          <table:table-cell table:style-name="ce163"/>
          <table:table-cell table:style-name="ce176"/>
          <table:table-cell/>
          <table:table-cell table:style-name="ce7"/>
          <table:table-cell table:style-name="ce191"/>
          <table:table-cell table:style-name="ce199"/>
          <table:table-cell table:style-name="ce206"/>
          <table:table-cell table:style-name="ce191"/>
          <table:table-cell table:style-name="ce176" table:number-columns-repeated="2"/>
          <table:table-cell table:style-name="ce7"/>
          <table:table-cell/>
          <table:table-cell table:style-name="ce7" table:number-columns-repeated="5"/>
          <table:table-cell table:style-name="ce257"/>
          <table:table-cell table:style-name="ce176"/>
          <table:table-cell table:style-name="ce7"/>
          <table:table-cell/>
          <table:table-cell table:style-name="ce7" table:number-columns-repeated="12"/>
          <table:table-cell table:number-columns-repeated="2"/>
          <table:table-cell table:style-name="ce7" table:number-columns-repeated="953"/>
        </table:table-row>
        <table:table-row table:style-name="ro3">
          <table:table-cell/>
          <table:table-cell table:style-name="ce14" office:value-type="string" calcext:value-type="string">
            <text:p>ch</text:p>
          </table:table-cell>
          <table:table-cell table:style-name="ce24" office:value-type="string" calcext:value-type="string">
            <text:p>stash</text:p>
          </table:table-cell>
          <table:table-cell table:style-name="ce35"/>
          <table:table-cell table:style-name="ce44" office:value-type="string" calcext:value-type="string">
            <text:p>EQ</text:p>
          </table:table-cell>
          <table:table-cell table:number-columns-repeated="2"/>
          <table:table-cell table:style-name="ce132" office:value-type="string" calcext:value-type="string">
            <text:p>LMT</text:p>
          </table:table-cell>
          <table:table-cell table:style-name="ce142" office:value-type="string" calcext:value-type="string">
            <text:p>STP</text:p>
          </table:table-cell>
          <table:table-cell table:style-name="ce150"/>
          <table:table-cell table:style-name="ce158"/>
          <table:table-cell table:style-name="ce164" office:value-type="string" calcext:value-type="string" table:number-columns-spanned="2" table:number-rows-spanned="2">
            <text:p><text:span text:style-name="T1">Triplex</text:span></text:p>
            <text:p><text:span text:style-name="T2">bitcoin hedge</text:span></text:p>
          </table:table-cell>
          <table:covered-table-cell table:style-name="ce170"/>
          <table:table-cell table:number-columns-repeated="2"/>
          <table:table-cell table:style-name="ce14"/>
          <table:table-cell table:style-name="ce185"/>
          <table:table-cell table:number-columns-repeated="5"/>
          <table:table-cell table:style-name="ce161" office:value-type="string" calcext:value-type="string">
            <text:p>exp</text:p>
          </table:table-cell>
          <table:table-cell table:number-columns-repeated="2"/>
          <table:table-cell table:style-name="Default" table:number-columns-repeated="4"/>
          <table:table-cell/>
          <table:table-cell table:style-name="ce250" office:value-type="string" calcext:value-type="string">
            <text:p>kill</text:p>
          </table:table-cell>
          <table:table-cell table:style-name="ce14" office:value-type="string" calcext:value-type="string">
            <text:p>!AVG</text:p>
          </table:table-cell>
          <table:table-cell table:style-name="ce14" office:value-type="string" calcext:value-type="string">
            <text:p>unit</text:p>
          </table:table-cell>
          <table:table-cell table:style-name="ce270" office:value-type="string" calcext:value-type="string">
            <text:p>EQ</text:p>
          </table:table-cell>
          <table:table-cell table:style-name="ce149"/>
          <table:table-cell/>
          <table:table-cell table:style-name="ce286" office:value-type="string" calcext:value-type="string">
            <text:p>charge/set/check</text:p>
          </table:table-cell>
          <table:table-cell table:number-columns-repeated="3"/>
          <table:table-cell table:style-name="ce299" office:value-type="string" calcext:value-type="string">
            <text:p>bchk</text:p>
          </table:table-cell>
          <table:table-cell table:style-name="ce304" office:value-type="string" calcext:value-type="string">
            <text:p>fchk</text:p>
          </table:table-cell>
          <table:table-cell/>
          <table:table-cell table:style-name="ce252" table:formula="of:=AVERAGE([.$F$11:.$F92])" office:value-type="float" office:value="1.31615032315772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gt;0;1;0))" office:value-type="float" office:value="33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gt;0;[.$F$10:.$F$555];0))" office:value-type="float" office:value="192.314567516221" calcext:value-type="float">
            <text:p/>
          </table:table-cell>
          <table:table-cell/>
          <table:table-cell table:style-name="ce316" office:value-type="string" calcext:value-type="string">
            <text:p>dust</text:p>
          </table:table-cell>
          <table:table-cell table:style-name="ce316"/>
          <table:table-cell table:style-name="Default"/>
          <table:table-cell table:number-columns-repeated="952"/>
        </table:table-row>
        <table:table-row table:style-name="ro3">
          <table:table-cell/>
          <table:table-cell table:style-name="ce15" table:formula="of:=[.C4]/[.C8]" office:value-type="float" office:value="0.206417783387011" calcext:value-type="float">
            <text:p/>
          </table:table-cell>
          <table:table-cell table:style-name="ce25" table:formula="of:=0.00677852+0.06-0.0061" office:value-type="float" office:value="0.06067852" calcext:value-type="float">
            <text:p/>
          </table:table-cell>
          <table:table-cell table:style-name="ce36"/>
          <table:table-cell table:style-name="ce45" table:formula="of:=[.E8]+[.C4]*[.H8]" office:value-type="float" office:value="236.30711377" calcext:value-type="float">
            <text:p/>
          </table:table-cell>
          <table:table-cell table:style-name="ce51" table:formula="of:=([.E4]/([.E5]+[.H5]*[.C4])-1)*100" office:value-type="float" office:value="0.00981503513337589" calcext:value-type="float">
            <text:p/>
          </table:table-cell>
          <table:table-cell/>
          <table:table-cell table:style-name="ce133"/>
          <table:table-cell table:style-name="ce143" table:formula="of:=IF([.$P$8]&gt;0;[.$H$5]-[.$E$8]*[.$AA$6]*0.01/([.$C$8]*[.$P$8]);[.$AE$8]-[.$E$8]*[.$AA$6]*0.01/([.$C$8]*[.$P$4]))" office:value-type="float" office:value="-418.427637503738" calcext:value-type="float">
            <text:p/>
          </table:table-cell>
          <table:table-cell table:style-name="ce151"/>
          <table:table-cell table:style-name="ce8" office:value-type="string" calcext:value-type="string">
            <text:p>v0.1</text:p>
          </table:table-cell>
          <table:covered-table-cell table:style-name="ce165"/>
          <table:covered-table-cell table:style-name="ce170"/>
          <table:table-cell table:number-columns-repeated="2"/>
          <table:table-cell table:style-name="ce177" table:formula="of:=1+[.O8]/([.C4]+[.$C$8]*1)" office:value-type="float" office:value="0.01307887611791" calcext:value-type="float">
            <text:p/>
          </table:table-cell>
          <table:table-cell table:style-name="ce186" table:formula="of:=-[.O8]-[.C8]-[.C4]" office:value-type="float" office:value="-0.00463826999999993" calcext:value-type="float">
            <text:p/>
          </table:table-cell>
          <table:table-cell table:number-columns-repeated="5"/>
          <table:table-cell table:style-name="ce162" table:formula="of:=[.W8]/[.W6]" office:value-type="float" office:value="-0.351608393389518" calcext:value-type="float">
            <text:p/>
          </table:table-cell>
          <table:table-cell table:number-columns-repeated="2"/>
          <table:table-cell table:style-name="Default" table:number-columns-repeated="4"/>
          <table:table-cell/>
          <table:table-cell table:style-name="ce251" table:formula="of:=[.$AE$8]-([.$AE$8]*[.$O$8]*[.$V$6]+[.$AH$4])/[.$O$8]" office:value-type="float" office:value="1036.05050277143" calcext:value-type="float">
            <text:p/>
          </table:table-cell>
          <table:table-cell table:style-name="ce14" office:value-type="float" office:value="125" calcext:value-type="float">
            <text:p>125</text:p>
          </table:table-cell>
          <table:table-cell table:style-name="ce6" office:value-type="string" calcext:value-type="string">
            <text:p>f</text:p>
          </table:table-cell>
          <table:table-cell table:style-name="ce51" table:formula="of:=[.E8]-[.AG8]" office:value-type="float" office:value="158.40767597" calcext:value-type="float">
            <text:p/>
          </table:table-cell>
          <table:table-cell table:style-name="ce278"/>
          <table:table-cell/>
          <table:table-cell table:style-name="ce286" office:value-type="string" calcext:value-type="string">
            <text:p>conv/div</text:p>
          </table:table-cell>
          <table:table-cell table:number-columns-repeated="3"/>
          <table:table-cell table:style-name="ce300" table:formula="of:=SUM(#REF!)" office:value-type="string" office:string-value="" calcext:value-type="error">
            <text:p/>
          </table:table-cell>
          <table:table-cell table:style-name="ce305" table:formula="of:=SUM(#REF!)" office:value-type="string" office:string-value="" calcext:value-type="error">
            <text:p/>
          </table:table-cell>
          <table:table-cell/>
          <table:table-cell table:style-name="ce252" table:formula="of:=MEDIAN([.$F$11:.$F92])" office:value-type="float" office:value="-0.0689413029988206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lt;0;1;0))" office:value-type="float" office:value="47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lt;0;[.$F$10:.$F$555];0))" office:value-type="float" office:value="-88.9665067037652" calcext:value-type="float">
            <text:p/>
          </table:table-cell>
          <table:table-cell/>
          <table:table-cell table:style-name="ce317" office:value-type="float" office:value="0" calcext:value-type="float">
            <text:p>0</text:p>
          </table:table-cell>
          <table:table-cell table:style-name="ce317"/>
          <table:table-cell table:style-name="Default"/>
          <table:table-cell table:number-columns-repeated="952"/>
        </table:table-row>
        <table:table-row table:style-name="ro3">
          <table:table-cell/>
          <table:table-cell table:style-name="ce8"/>
          <table:table-cell/>
          <table:table-cell table:style-name="ce22"/>
          <table:table-cell table:style-name="ce46" table:formula="of:=INDEX([.E10:.E270];MATCH(99999999;[.L10:.L270]))" office:value-type="float" office:value="205.33787722" calcext:value-type="float">
            <text:p/>
          </table:table-cell>
          <table:table-cell table:style-name="Default"/>
          <table:table-cell/>
          <table:table-cell table:style-name="ce46" table:formula="of:=INDEX([.H10:.H270];MATCH(99999999;[.L10:.L270]))" office:value-type="float" office:value="510" calcext:value-type="float">
            <text:p/>
          </table:table-cell>
          <table:table-cell table:style-name="ce144" office:value-type="string" calcext:value-type="string">
            <text:p>breven</text:p>
          </table:table-cell>
          <table:table-cell/>
          <table:table-cell table:style-name="ce15"/>
          <table:table-cell table:style-name="ce8" office:value-type="string" calcext:value-type="string" table:number-columns-spanned="2" table:number-rows-spanned="1">
            <text:p>rt riskm calcs</text:p>
          </table:table-cell>
          <table:covered-table-cell/>
          <table:table-cell table:number-columns-repeated="2"/>
          <table:table-cell table:style-name="ce133"/>
          <table:table-cell table:style-name="Default"/>
          <table:table-cell table:number-columns-repeated="5"/>
          <table:table-cell table:style-name="ce8" office:value-type="string" calcext:value-type="string">
            <text:p>load</text:p>
          </table:table-cell>
          <table:table-cell table:number-columns-repeated="2"/>
          <table:table-cell table:style-name="Default"/>
          <table:table-cell office:value-type="string" calcext:value-type="string">
            <text:p>@sl</text:p>
          </table:table-cell>
          <table:table-cell/>
          <table:table-cell table:style-name="Default"/>
          <table:table-cell/>
          <table:table-cell table:style-name="ce252" table:formula="of:=[.H8]/[.AE4]" office:value-type="float" office:value="0.497080015522775" calcext:value-type="float">
            <text:p/>
          </table:table-cell>
          <table:table-cell table:number-columns-repeated="3"/>
          <table:table-cell table:style-name="ce133"/>
          <table:table-cell/>
          <table:table-cell table:style-name="Default"/>
          <table:table-cell table:number-columns-repeated="6"/>
          <table:table-cell table:style-name="ce252" table:formula="of:=STDEV([.$F$11:.$F92])" office:value-type="float" office:value="6.25625260202507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lt;&gt;0;1;0))" office:value-type="float" office:value="80" calcext:value-type="float">
            <text:p/>
          </table:table-cell>
          <table:table-cell table:style-name="ce14"/>
          <table:table-cell/>
          <table:table-cell table:style-name="ce318"/>
          <table:table-cell table:style-name="ce287"/>
          <table:table-cell table:style-name="Default"/>
          <table:table-cell table:number-columns-repeated="952"/>
        </table:table-row>
        <table:table-row table:style-name="ro3">
          <table:table-cell table:style-name="ce8" office:value-type="string" calcext:value-type="string">
            <text:p>xe</text:p>
          </table:table-cell>
          <table:table-cell table:style-name="ce8" office:value-type="string" calcext:value-type="string">
            <text:p>init</text:p>
          </table:table-cell>
          <table:table-cell table:style-name="ce27" table:formula="of:=0.0989" office:value-type="float" office:value="0.0989" calcext:value-type="float">
            <text:p/>
          </table:table-cell>
          <table:table-cell table:style-name="ce37" office:value-type="float" office:value="0" calcext:value-type="float">
            <text:p>0</text:p>
          </table:table-cell>
          <table:table-cell table:style-name="ce47" table:formula="of:=[.D6]+[.C6]*[.H6]" office:value-type="float" office:value="41.5151515151515" calcext:value-type="float">
            <text:p/>
          </table:table-cell>
          <table:table-cell table:style-name="ce52" table:formula="of:=[.E8]/[.E6]" office:value-type="float" office:value="4.93934547956935" calcext:value-type="float">
            <text:p/>
          </table:table-cell>
          <table:table-cell table:style-name="ce11"/>
          <table:table-cell table:style-name="ce134" table:formula="of:=1370/33/[.C6]" office:value-type="float" office:value="419.768973864019" calcext:value-type="float">
            <text:p/>
          </table:table-cell>
          <table:table-cell table:style-name="ce8" office:value-type="string" calcext:value-type="string">
            <text:p>hard</text:p>
          </table:table-cell>
          <table:table-cell table:style-name="ce7"/>
          <table:table-cell table:style-name="ce8" office:value-type="string" calcext:value-type="string">
            <text:p>prt?</text:p>
          </table:table-cell>
          <table:table-cell table:style-name="ce163" table:number-columns-repeated="2"/>
          <table:table-cell table:style-name="ce7"/>
          <table:table-cell table:style-name="ce163"/>
          <table:table-cell table:style-name="ce8" office:value-type="string" calcext:value-type="string">
            <text:p>delta</text:p>
          </table:table-cell>
          <table:table-cell table:style-name="ce8" office:value-type="string" calcext:value-type="string">
            <text:p>zero</text:p>
          </table:table-cell>
          <table:table-cell table:style-name="ce7"/>
          <table:table-cell table:number-columns-repeated="3"/>
          <table:table-cell table:style-name="ce211" office:value-type="float" office:value="0.1" calcext:value-type="float">
            <text:p>0.1</text:p>
          </table:table-cell>
          <table:table-cell table:style-name="ce216" office:value-type="float" office:value="2.5" calcext:value-type="float">
            <text:p>2.5</text:p>
          </table:table-cell>
          <table:table-cell/>
          <table:table-cell table:style-name="ce7"/>
          <table:table-cell table:style-name="ce132"/>
          <table:table-cell table:style-name="ce224" office:value-type="float" office:value="2" calcext:value-type="float">
            <text:p>2</text:p>
          </table:table-cell>
          <table:table-cell table:style-name="ce231" table:formula="of:=&quot;1/5&quot;" office:value-type="string" office:string-value="1/5" calcext:value-type="string">
            <text:p>1/5</text:p>
          </table:table-cell>
          <table:table-cell table:style-name="ce239" office:value-type="float" office:value="10" calcext:value-type="float">
            <text:p>10</text:p>
          </table:table-cell>
          <table:table-cell table:style-name="ce7"/>
          <table:table-cell table:number-columns-repeated="4"/>
          <table:table-cell table:style-name="ce133"/>
          <table:table-cell table:style-name="ce7"/>
          <table:table-cell table:style-name="ce287"/>
          <table:table-cell table:style-name="ce207"/>
          <table:table-cell table:style-name="ce293" office:value-type="float" office:value="0.15" calcext:value-type="float">
            <text:p>0.15</text:p>
          </table:table-cell>
          <table:table-cell table:style-name="ce207"/>
          <table:table-cell table:number-columns-repeated="2"/>
          <table:table-cell table:style-name="ce7"/>
          <table:table-cell table:style-name="ce252" table:formula="of:=VAR([.$F$11:.$F92])" office:value-type="float" office:value="39.1406966203454" calcext:value-type="float">
            <text:p/>
          </table:table-cell>
          <table:table-cell table:number-columns-repeated="2"/>
          <table:table-cell table:style-name="ce7"/>
          <table:table-cell/>
          <table:table-cell table:style-name="ce324" table:formula="of:=ABS(INDEX([.AW10:.AW270];MATCH(99999999;[.AW10:.AW270]))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9" office:value-type="string" calcext:value-type="string" table:number-columns-spanned="1" table:number-rows-spanned="2">
            <text:p>runtime</text:p>
          </table:table-cell>
          <table:table-cell table:style-name="ce16" office:value-type="string" calcext:value-type="string">
            <text:p>tx</text:p>
          </table:table-cell>
          <table:table-cell table:style-name="ce28" office:value-type="string" calcext:value-type="string">
            <text:p>BTC</text:p>
          </table:table-cell>
          <table:table-cell table:style-name="ce38" office:value-type="string" calcext:value-type="string">
            <text:p>fiat</text:p>
          </table:table-cell>
          <table:table-cell table:style-name="ce48" office:value-type="string" calcext:value-type="string">
            <text:p>BL</text:p>
          </table:table-cell>
          <table:table-cell table:style-name="ce53" office:value-type="string" calcext:value-type="string">
            <text:p>PERF</text:p>
          </table:table-cell>
          <table:table-cell table:style-name="ce129"/>
          <table:table-cell table:style-name="ce135" office:value-type="string" calcext:value-type="string">
            <text:p>Mkt</text:p>
          </table:table-cell>
          <table:table-cell table:style-name="ce145" office:value-type="string" calcext:value-type="string">
            <text:p>stop</text:p>
          </table:table-cell>
          <table:table-cell table:style-name="ce152" office:value-type="string" calcext:value-type="string">
            <text:p>tr</text:p>
          </table:table-cell>
          <table:table-cell table:style-name="ce159" office:value-type="string" calcext:value-type="string">
            <text:p>xch</text:p>
          </table:table-cell>
          <table:table-cell table:style-name="ce166" office:value-type="string" calcext:value-type="string">
            <text:p>time</text:p>
          </table:table-cell>
          <table:table-cell table:style-name="ce171" office:value-type="string" calcext:value-type="string">
            <text:p>date</text:p>
          </table:table-cell>
          <table:table-cell table:style-name="ce129"/>
          <table:table-cell table:style-name="ce16" office:value-type="string" calcext:value-type="string">
            <text:p>oi</text:p>
          </table:table-cell>
          <table:table-cell table:style-name="ce178" office:value-type="string" calcext:value-type="string">
            <text:p>Hr</text:p>
          </table:table-cell>
          <table:table-cell table:style-name="ce187" office:value-type="string" calcext:value-type="string">
            <text:p>zh</text:p>
          </table:table-cell>
          <table:table-cell table:style-name="ce129"/>
          <table:table-cell table:style-name="ce193" office:value-type="string" calcext:value-type="string">
            <text:p>cr</text:p>
          </table:table-cell>
          <table:table-cell table:style-name="ce201" office:value-type="string" calcext:value-type="string">
            <text:p>ir</text:p>
          </table:table-cell>
          <table:table-cell table:style-name="ce208" office:value-type="string" calcext:value-type="string">
            <text:p>d</text:p>
          </table:table-cell>
          <table:table-cell table:style-name="ce212" office:value-type="string" calcext:value-type="string">
            <text:p>ml</text:p>
          </table:table-cell>
          <table:table-cell table:style-name="ce16" office:value-type="string" calcext:value-type="string">
            <text:p>lev</text:p>
          </table:table-cell>
          <table:table-cell table:style-name="ce53" office:value-type="string" calcext:value-type="string">
            <text:p>free</text:p>
          </table:table-cell>
          <table:table-cell table:style-name="ce129"/>
          <table:table-cell table:style-name="ce135" office:value-type="string" calcext:value-type="string">
            <text:p>SL</text:p>
          </table:table-cell>
          <table:table-cell table:style-name="ce225" office:value-type="string" calcext:value-type="string">
            <text:p>Rh</text:p>
          </table:table-cell>
          <table:table-cell table:style-name="ce232" office:value-type="string" calcext:value-type="string">
            <text:p>rTr</text:p>
          </table:table-cell>
          <table:table-cell table:style-name="ce240" office:value-type="string" calcext:value-type="string">
            <text:p>pp</text:p>
          </table:table-cell>
          <table:table-cell table:style-name="ce129"/>
          <table:table-cell table:style-name="ce253" office:value-type="string" calcext:value-type="string">
            <text:p>vwp</text:p>
          </table:table-cell>
          <table:table-cell table:style-name="ce259" office:value-type="string" calcext:value-type="string">
            <text:p>var</text:p>
          </table:table-cell>
          <table:table-cell table:style-name="ce266" office:value-type="string" calcext:value-type="string">
            <text:p>vrun</text:p>
          </table:table-cell>
          <table:table-cell table:style-name="ce271" office:value-type="string" calcext:value-type="string">
            <text:p>vfix</text:p>
          </table:table-cell>
          <table:table-cell table:style-name="ce279" office:value-type="string" calcext:value-type="string">
            <text:p>trr</text:p>
          </table:table-cell>
          <table:table-cell table:style-name="ce129"/>
          <table:table-cell table:style-name="ce288" office:value-type="string" calcext:value-type="string">
            <text:p>rt</text:p>
          </table:table-cell>
          <table:table-cell table:style-name="ce291" office:value-type="string" calcext:value-type="string">
            <text:p>set</text:p>
          </table:table-cell>
          <table:table-cell table:style-name="ce294" office:value-type="string" calcext:value-type="string">
            <text:p>fee</text:p>
          </table:table-cell>
          <table:table-cell table:style-name="ce296" office:value-type="string" calcext:value-type="string">
            <text:p>swp</text:p>
          </table:table-cell>
          <table:table-cell table:style-name="ce301" office:value-type="string" calcext:value-type="string">
            <text:p>btc</text:p>
          </table:table-cell>
          <table:table-cell table:style-name="ce306" office:value-type="string" calcext:value-type="string">
            <text:p>fiat</text:p>
          </table:table-cell>
          <table:table-cell table:style-name="ce129"/>
          <table:table-cell table:style-name="ce232" office:value-type="string" calcext:value-type="string">
            <text:p>1p</text:p>
          </table:table-cell>
          <table:table-cell table:style-name="ce312" office:value-type="string" calcext:value-type="string">
            <text:p>2r</text:p>
          </table:table-cell>
          <table:table-cell table:style-name="ce16" office:value-type="string" calcext:value-type="string">
            <text:p>3f</text:p>
          </table:table-cell>
          <table:table-cell table:style-name="ce129"/>
          <table:table-cell table:style-name="ce319" office:value-type="string" calcext:value-type="string">
            <text:p>exch</text:p>
          </table:table-cell>
          <table:table-cell table:style-name="ce325" office:value-type="string" calcext:value-type="string">
            <text:p>exch</text:p>
          </table:table-cell>
          <table:table-cell table:style-name="ce329" table:number-columns-repeated="953"/>
        </table:table-row>
        <table:table-row table:style-name="ro5">
          <table:covered-table-cell table:style-name="ce10"/>
          <table:table-cell table:style-name="ce17"/>
          <table:table-cell table:style-name="ce29" table:formula="of:=INDEX([.C10:.C270];MATCH(99999999;[.C10:.C270]))" office:value-type="float" office:value="0.29395975" calcext:value-type="float">
            <text:p/>
          </table:table-cell>
          <table:table-cell table:style-name="ce39" table:formula="of:=INDEX([.D10:.D270];MATCH(99999999;[.L10:.L270]))" office:value-type="float" office:value="7.01840472" calcext:value-type="float">
            <text:p/>
          </table:table-cell>
          <table:table-cell table:style-name="ce49" table:formula="of:=[.D8]+[.C8]*[.H8]+[.AG8]-[.AH8]*ABS(SIGN([.O8]))" office:value-type="float" office:value="205.05767597" calcext:value-type="float">
            <text:p/>
          </table:table-cell>
          <table:table-cell table:style-name="ce54" table:formula="of:=([.E8]/[.E5]-1)*100" office:value-type="float" office:value="-0.136458627990876" calcext:value-type="float">
            <text:p/>
          </table:table-cell>
          <table:table-cell table:style-name="ce130"/>
          <table:table-cell table:style-name="ce136" office:value-type="float" office:value="515" calcext:value-type="float">
            <text:p>515</text:p>
          </table:table-cell>
          <table:table-cell table:style-name="ce146" table:formula="of:=IF([.$P$8]&gt;0;[.$H$5]-[.$E$8]*[.$AA$6]*0.01/([.$C$8]*[.$P$8]);[.$AE$8]-[.$E$8]*[.$AA$6]*0.01/([.$C$8]*[.$P$8]))" office:value-type="float" office:value="721.467998793724" calcext:value-type="float">
            <text:p/>
          </table:table-cell>
          <table:table-cell table:style-name="ce153" office:value-type="string" calcext:value-type="string">
            <text:p>qty</text:p>
          </table:table-cell>
          <table:table-cell table:style-name="ce160" office:value-type="string" calcext:value-type="string">
            <text:p>pos</text:p>
          </table:table-cell>
          <table:table-cell table:style-name="ce167" table:formula="of:=MOD(NOW();1)" office:value-type="time" office:time-value="PT18H56M55.024219011S" calcext:value-type="time">
            <text:p/>
          </table:table-cell>
          <table:table-cell table:style-name="ce172" table:formula="of:=TODAY()" office:value-type="date" office:date-value="2014-03-27" calcext:value-type="date">
            <text:p/>
          </table:table-cell>
          <table:table-cell table:style-name="ce130"/>
          <table:table-cell table:style-name="ce175" table:formula="of:=INDEX([.O10:.O270];MATCH(99999999;[.L10:.L270]))" office:value-type="float" office:value="-0.35" calcext:value-type="float">
            <text:p/>
          </table:table-cell>
          <table:table-cell table:style-name="ce179" table:formula="of:=1+[.O8]/([.C8]+[.$C$4]*0)" office:value-type="float" office:value="-0.190639194651649" calcext:value-type="float">
            <text:p/>
          </table:table-cell>
          <table:table-cell table:style-name="ce188" table:formula="of:=-[.O8]-[.C8]" office:value-type="float" office:value="0.0560402500000001" calcext:value-type="float">
            <text:p/>
          </table:table-cell>
          <table:table-cell table:style-name="ce130"/>
          <table:table-cell table:style-name="ce194" table:formula="of:=INDEX([.S10:.S270];MATCH(99999999;[.S10:.S270]))+[4PERF.R8]" office:value-type="string" office:string-value="" calcext:value-type="error">
            <text:p/>
          </table:table-cell>
          <table:table-cell table:style-name="ce202"/>
          <table:table-cell table:style-name="ce209"/>
          <table:table-cell table:style-name="ce213" table:formula="of:=[.E8]/(ABS([.O8])*[.H8]*[.V6])" office:value-type="float" office:value="11.3762927029126" calcext:value-type="float">
            <text:p/>
          </table:table-cell>
          <table:table-cell table:style-name="ce217" table:formula="of:=[.O8]/[.E8]*[.H8]" office:value-type="float" office:value="-0.879020983473794" calcext:value-type="float">
            <text:p/>
          </table:table-cell>
          <table:table-cell table:style-name="ce219" table:formula="of:=([.E8]*[.$W$6]-ABS([.O8])*[.H8])/[.H8]" office:value-type="float" office:value="0.645425611504854" calcext:value-type="float">
            <text:p/>
          </table:table-cell>
          <table:table-cell table:style-name="ce130"/>
          <table:table-cell table:style-name="ce221" office:value-type="string" calcext:value-type="string">
            <text:p>MIT</text:p>
          </table:table-cell>
          <table:table-cell table:style-name="ce226" table:formula="of:=([.H8]-[.H5])*[.C8]*[.P8]/([.D8]+[.C8]*[.H5])*100" office:value-type="float" office:value="-0.178542780725399" calcext:value-type="float">
            <text:p/>
          </table:table-cell>
          <table:table-cell table:style-name="ce233" office:value-type="string" calcext:value-type="string">
            <text:p>max</text:p>
          </table:table-cell>
          <table:table-cell table:style-name="ce241" office:value-type="string" calcext:value-type="string">
            <text:p>stp</text:p>
          </table:table-cell>
          <table:table-cell table:style-name="ce130"/>
          <table:table-cell table:style-name="ce254" table:formula="of:=INDEX([.AE10:.AE270];MATCH(99999999;[.L10:.L270]))" office:value-type="float" office:value="648.285714285714" calcext:value-type="float">
            <text:p/>
          </table:table-cell>
          <table:table-cell table:style-name="ce260" table:formula="of:=-([.H5]-[.H8])*[.O8]" office:value-type="float" office:value="-1.75" calcext:value-type="float">
            <text:p/>
          </table:table-cell>
          <table:table-cell table:style-name="ce267" table:formula="of:=(INDEX([.AG10:.AG270];MATCH(99999999;[.L10:.L270]))+[.AF8])*ABS(SIGN([.O8]))" office:value-type="float" office:value="46.65" calcext:value-type="float">
            <text:p/>
          </table:table-cell>
          <table:table-cell table:style-name="ce272" table:formula="of:=INDEX([.AH10:.AH270];MATCH(99999999;[.L10:.L270]))" office:value-type="float" office:value="0" calcext:value-type="float">
            <text:p/>
          </table:table-cell>
          <table:table-cell table:style-name="ce280" table:formula="of:=[.AG8]/([.E8]-[.AG8])" office:value-type="float" office:value="0.294493304786788" calcext:value-type="float">
            <text:p/>
          </table:table-cell>
          <table:table-cell table:style-name="ce130"/>
          <table:table-cell table:style-name="ce289" office:value-type="string" calcext:value-type="string">
            <text:p>route</text:p>
          </table:table-cell>
          <table:table-cell table:style-name="ce292"/>
          <table:table-cell table:style-name="ce295"/>
          <table:table-cell table:style-name="ce297"/>
          <table:table-cell table:style-name="ce302" office:value-type="string" calcext:value-type="string">
            <text:p>log</text:p>
          </table:table-cell>
          <table:table-cell table:style-name="ce307" office:value-type="string" calcext:value-type="string">
            <text:p>log</text:p>
          </table:table-cell>
          <table:table-cell table:style-name="ce130"/>
          <table:table-cell table:style-name="ce310" table:formula="of:=[.AS3]/([.AS4]+[.AS3])" office:value-type="float" office:value="0.4125" calcext:value-type="float">
            <text:p/>
          </table:table-cell>
          <table:table-cell table:style-name="ce313" table:formula="of:=-[.AT4]/[.AS4]" office:value-type="float" office:value="1.89290439795245" calcext:value-type="float">
            <text:p/>
          </table:table-cell>
          <table:table-cell table:style-name="ce314" table:formula="of:=[.AT3]/[.AS3]/[.AS8]" office:value-type="float" office:value="3.078715530199" calcext:value-type="float">
            <text:p/>
          </table:table-cell>
          <table:table-cell table:style-name="ce130"/>
          <table:table-cell table:style-name="ce320" office:value-type="string" calcext:value-type="string">
            <text:p>delta</text:p>
          </table:table-cell>
          <table:table-cell table:style-name="ce326" office:value-type="string" calcext:value-type="string">
            <text:p>run</text:p>
          </table:table-cell>
          <table:table-cell table:style-name="ce330" table:number-columns-repeated="953"/>
        </table:table-row>
        <table:table-row table:style-name="ro4">
          <table:table-cell table:style-name="ce11" table:number-columns-repeated="2"/>
          <table:table-cell table:style-name="ce30"/>
          <table:table-cell table:style-name="ce40"/>
          <table:table-cell table:style-name="ce11" table:number-columns-repeated="3"/>
          <table:table-cell table:style-name="ce137"/>
          <table:table-cell table:style-name="ce11" table:number-columns-repeated="3"/>
          <table:table-cell table:style-name="ce168" table:number-columns-repeated="2"/>
          <table:table-cell table:style-name="ce11"/>
          <table:table-cell table:style-name="ce168"/>
          <table:table-cell table:style-name="ce180" table:number-columns-repeated="2"/>
          <table:table-cell table:style-name="ce11"/>
          <table:table-cell table:style-name="ce195"/>
          <table:table-cell table:style-name="ce203"/>
          <table:table-cell table:style-name="ce210"/>
          <table:table-cell table:style-name="ce195"/>
          <table:table-cell table:style-name="ce180" table:number-columns-repeated="2"/>
          <table:table-cell table:style-name="ce11"/>
          <table:table-cell table:style-name="ce180"/>
          <table:table-cell table:style-name="ce11"/>
          <table:table-cell table:style-name="ce180"/>
          <table:table-cell table:style-name="ce242"/>
          <table:table-cell table:style-name="ce11" table:number-columns-repeated="2"/>
          <table:table-cell table:style-name="ce261"/>
          <table:table-cell table:style-name="ce180"/>
          <table:table-cell table:style-name="ce11"/>
          <table:table-cell table:style-name="ce281"/>
          <table:table-cell table:style-name="ce11" table:number-columns-repeated="12"/>
          <table:table-cell table:style-name="ce210" table:number-columns-repeated="2"/>
          <table:table-cell table:style-name="ce11" table:number-columns-repeated="953"/>
        </table:table-row>
        <table:table-row table:style-name="ro3">
          <table:table-cell table:style-name="ce12"/>
          <table:table-cell table:style-name="ce18" table:formula="of:=0.0989" office:value-type="float" office:value="0.0989" calcext:value-type="float">
            <text:p/>
          </table:table-cell>
          <table:table-cell table:style-name="ce31" table:formula="of:=IF([.AO10]=&quot;&quot;;[.C9]+[.K10]+[.B10];[.AO10])" office:value-type="float" office:value="0.0989" calcext:value-type="float">
            <text:p/>
          </table:table-cell>
          <table:table-cell table:style-name="ce41" table:formula="of:=IF([.AP10]&lt;&gt;&quot;&quot;;[.AP10];[.D9]+[.AV10])" office:value-type="float" office:value="0" calcext:value-type="float">
            <text:p/>
          </table:table-cell>
          <table:table-cell table:style-name="ce50" table:formula="of:=IF([.H10]=0;[.E9];[.D10]+[.C10]*[.H10]+[.AW10]+[.AG10]-[.AH10])" office:value-type="float" office:value="63.1971" calcext:value-type="float">
            <text:p/>
          </table:table-cell>
          <table:table-cell table:style-name="ce55"/>
          <table:table-cell table:style-name="ce11"/>
          <table:table-cell table:style-name="ce138" office:value-type="float" office:value="639" calcext:value-type="float">
            <text:p>639</text:p>
          </table:table-cell>
          <table:table-cell table:style-name="ce147"/>
          <table:table-cell table:style-name="ce154"/>
          <table:table-cell table:style-name="ce161"/>
          <table:table-cell table:style-name="ce169" office:value-type="time" office:time-value="PT13H37M00S" calcext:value-type="time">
            <text:p>0.567361111111111</text:p>
          </table:table-cell>
          <table:table-cell table:style-name="ce173" office:value-type="date" office:date-value="2013-11-21" calcext:value-type="date">
            <text:p>41599</text:p>
          </table:table-cell>
          <table:table-cell table:style-name="ce11"/>
          <table:table-cell table:style-name="ce162" table:formula="of:=[.O9]+[.J10]" office:value-type="float" office:value="0" calcext:value-type="float">
            <text:p/>
          </table:table-cell>
          <table:table-cell table:style-name="ce181" table:formula="of:=1+[.O10]/([.C10]+[.$C$4])" office:value-type="float" office:value="1" calcext:value-type="float">
            <text:p/>
          </table:table-cell>
          <table:table-cell table:style-name="ce189"/>
          <table:table-cell table:style-name="ce11"/>
          <table:table-cell table:style-name="ce196" table:formula="of:=-[.J10]+[.S9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10]/(ABS([.O10])*[.H10]*[.$V$6])" office:value-type="string" office:string-value="" calcext:value-type="error">
            <text:p/>
          </table:table-cell>
          <table:table-cell table:style-name="ce218" table:formula="of:=[.O10]*[.H10]/[.E10]" office:value-type="float" office:value="0" calcext:value-type="float">
            <text:p/>
          </table:table-cell>
          <table:table-cell table:style-name="ce182" table:formula="of:=([.E10]*[.$W$6]-ABS([.S10])*[.H10])/[.H10]" office:value-type="float" office:value="0.24725" calcext:value-type="float">
            <text:p/>
          </table:table-cell>
          <table:table-cell table:style-name="ce11"/>
          <table:table-cell table:style-name="ce222"/>
          <table:table-cell table:style-name="ce227"/>
          <table:table-cell table:style-name="ce234" table:formula="of:=[.E10]*[.AA10]*0.01/([4PERF.R10]-[.Z10])-[.O9]" office:value-type="float" office:value="0" calcext:value-type="float">
            <text:p/>
          </table:table-cell>
          <table:table-cell table:style-name="ce243"/>
          <table:table-cell table:style-name="ce11"/>
          <table:table-cell table:style-name="ce255" table:formula="of:=IFERROR(IF(SIGN([.O10])+SIGN([.O9])=0;[.H10];([.H10]*[.J10]+[.AE9]*[.O9])/[.O10]);0)" office:value-type="float" office:value="639" calcext:value-type="float">
            <text:p/>
          </table:table-cell>
          <table:table-cell table:style-name="ce262"/>
          <table:table-cell table:style-name="ce268"/>
          <table:table-cell table:style-name="ce273"/>
          <table:table-cell table:style-name="ce282"/>
          <table:table-cell table:style-name="ce11"/>
          <table:table-cell table:number-columns-repeated="4"/>
          <table:table-cell table:style-name="ce303" office:value-type="float" office:value="0.0989" calcext:value-type="float">
            <text:p>0.0989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]*ABS(SIGN([.$J$10:.$J10]))&gt;0;1;0))/SUM(IF([.$F$10:.$F10]*ABS(SIGN([.$J$10:.$J10]))&lt;&gt;0;1;0))" office:value-type="string" office:string-value="" calcext:value-type="error">
            <text:p/>
          </table:table-cell>
          <table:table-cell table:style-name="ce15" table:number-matrix-columns-spanned="1" table:number-matrix-rows-spanned="1" table:formula="of:=-SUM(IF([.$F$10:.$F10]*ABS(SIGN([.$J$10:.$J10]))&lt;0;[.$F$10:.$F10];0))/SUM(IF([.$F$10:.$F10]*ABS(SIGN([.$J$10:.$J10]))&lt;0;1;0))" office:value-type="string" office:string-value="" calcext:value-type="error">
            <text:p/>
          </table:table-cell>
          <table:table-cell table:style-name="ce15" table:number-matrix-columns-spanned="1" table:number-matrix-rows-spanned="1" table:formula="of:=SUM(IF([.$F$10:.$F10]*ABS(SIGN([.$J$10:.$J10]))&gt;0;[.$F$10:.$F10];0))/SUM(IF([.$F$10:.$F10]*ABS(SIGN([.$J$10:.$J10]))&gt;0;1;0))/[.AS10]" office:value-type="string" office:string-value="" calcext:value-type="error">
            <text:p/>
          </table:table-cell>
          <table:table-cell table:style-name="ce11"/>
          <table:table-cell table:style-name="ce321"/>
          <table:table-cell table:style-name="ce207"/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11]=&quot;&quot;;[.C10]+[.K11]+[.B11];[.AO11])" office:value-type="float" office:value="0.09877903" calcext:value-type="float">
            <text:p/>
          </table:table-cell>
          <table:table-cell table:style-name="ce41" table:formula="of:=IF([.AP11]&lt;&gt;&quot;&quot;;[.AP11];[.D10]+[.AV11])" office:value-type="float" office:value="0" calcext:value-type="float">
            <text:p/>
          </table:table-cell>
          <table:table-cell table:style-name="ce50" table:formula="of:=IF([.H11]=0;[.E10];[.D11]+[.C11]*[.H11]+[.AW11]+[.AG11]-[.AH11])" office:value-type="float" office:value="70.03433227" calcext:value-type="float">
            <text:p/>
          </table:table-cell>
          <table:table-cell table:style-name="ce55" table:formula="of:=100*IF([.L11]=0;0;[.E11]/[.E10]-1)" office:value-type="float" office:value="10.8189019274619" calcext:value-type="float">
            <text:p/>
          </table:table-cell>
          <table:table-cell table:style-name="ce11"/>
          <table:table-cell table:style-name="ce138" office:value-type="float" office:value="709" calcext:value-type="float">
            <text:p>709</text:p>
          </table:table-cell>
          <table:table-cell table:style-name="ce147"/>
          <table:table-cell table:style-name="ce154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18H17M00S" calcext:value-type="time">
            <text:p>0.761805555555555</text:p>
          </table:table-cell>
          <table:table-cell table:style-name="ce173" office:value-type="date" office:date-value="2013-11-21" calcext:value-type="date">
            <text:p>41599</text:p>
          </table:table-cell>
          <table:table-cell table:style-name="ce11"/>
          <table:table-cell table:style-name="ce162" table:formula="of:=[.O10]+[.J11]" office:value-type="float" office:value="-0.1" calcext:value-type="float">
            <text:p/>
          </table:table-cell>
          <table:table-cell table:style-name="ce181" table:formula="of:=1+[.O11]/([.C11]+[.$C$4])" office:value-type="float" office:value="0.372873846362245" calcext:value-type="float">
            <text:p/>
          </table:table-cell>
          <table:table-cell table:style-name="ce189" table:formula="of:=-[.O10]-[.C11]" office:value-type="float" office:value="-0.09877903" calcext:value-type="float">
            <text:p/>
          </table:table-cell>
          <table:table-cell table:style-name="ce11"/>
          <table:table-cell table:style-name="ce196" table:formula="of:=-[.J11]+[.S10]" office:value-type="float" office:value="0.1" calcext:value-type="float">
            <text:p/>
          </table:table-cell>
          <table:table-cell table:style-name="ce205"/>
          <table:table-cell table:style-name="ce211"/>
          <table:table-cell table:style-name="ce214" table:formula="of:=[.E11]/(ABS([.O11])*[.H11]*[.$V$6])" office:value-type="float" office:value="9.877903" calcext:value-type="float">
            <text:p/>
          </table:table-cell>
          <table:table-cell table:style-name="ce218" table:formula="of:=[.O11]*[.H11]/[.E11]" office:value-type="float" office:value="-1.01236061945536" calcext:value-type="float">
            <text:p/>
          </table:table-cell>
          <table:table-cell table:style-name="ce182" table:formula="of:=([.E11]*[.$W$6]-ABS([.S11])*[.H11])/[.H11]" office:value-type="float" office:value="0.146947575" calcext:value-type="float">
            <text:p/>
          </table:table-cell>
          <table:table-cell table:style-name="ce11"/>
          <table:table-cell table:style-name="ce138" table:formula="of:=[.H11]*(-[.$AA$6]*0.01+[.P11])/[.P11]" office:value-type="float" office:value="670.971052305384" calcext:value-type="float">
            <text:p/>
          </table:table-cell>
          <table:table-cell table:style-name="ce228" table:formula="of:=SIGN([.P11])*([.I11]-[.H11])*[.J11]/([.C11]*[.I11])*100" office:value-type="string" office:string-value="" calcext:value-type="error">
            <text:p/>
          </table:table-cell>
          <table:table-cell table:style-name="ce234" table:formula="of:=([.C11]*[.Z11]+([.Z11]-[.AE10])*[.O10])*[.AA11]*0.01/([.H11]-[.Z11])" office:value-type="string" office:string-value="" calcext:value-type="error">
            <text:p/>
          </table:table-cell>
          <table:table-cell table:style-name="ce243" table:formula="of:=[.E11]*[.AA11]*0.01/-IF(ABS([.AB11])&gt;[.X10];[.X10];ABS([.AB11]))+[.H11]" office:value-type="string" office:string-value="" calcext:value-type="error">
            <text:p/>
          </table:table-cell>
          <table:table-cell table:style-name="ce11"/>
          <table:table-cell table:style-name="ce255" table:formula="of:=IFERROR(IF(SIGN([.O11])+SIGN([.O10])=0;[.H11];([.H11]*[.J11]+[.AE10]*[.O10])/[.O11]);0)" office:value-type="float" office:value="709" calcext:value-type="float">
            <text:p/>
          </table:table-cell>
          <table:table-cell table:style-name="ce263" table:formula="of:=IF([.H11]=0;0;-([.H10]-[.H11])*[.O10])" office:value-type="float" office:value="0" calcext:value-type="float">
            <text:p/>
          </table:table-cell>
          <table:table-cell table:style-name="ce268" table:formula="of:=[.AF11]+[.AG10]-[.AH10]" office:value-type="float" office:value="0" calcext:value-type="float">
            <text:p/>
          </table:table-cell>
          <table:table-cell table:style-name="ce274" table:formula="of:=IF(OR([.O11]=0;SIGN([.O11])+SIGN([.O10])=0);(-[.H11]+[.AE10])*-[.O10];0)" office:value-type="float" office:value="0" calcext:value-type="float">
            <text:p/>
          </table:table-cell>
          <table:table-cell table:style-name="ce283" table:formula="of:=[.AG11]/([.E11]-[.AG11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9877903" calcext:value-type="float">
            <text:p>0.09877903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]*ABS(SIGN([.$J$10:.$J11]))&gt;0;1;0))/SUM(IF([.$F$10:.$F11]*ABS(SIGN([.$J$10:.$J11]))&lt;&gt;0;1;0))" office:value-type="float" office:value="1" calcext:value-type="float">
            <text:p/>
          </table:table-cell>
          <table:table-cell table:style-name="ce15" table:number-matrix-columns-spanned="1" table:number-matrix-rows-spanned="1" table:formula="of:=-SUM(IF([.$F$10:.$F11]*ABS(SIGN([.$J$10:.$J11]))&lt;0;[.$F$10:.$F11];0))/SUM(IF([.$F$10:.$F11]*ABS(SIGN([.$J$10:.$J11]))&lt;0;1;0))" office:value-type="string" office:string-value="" calcext:value-type="error">
            <text:p/>
          </table:table-cell>
          <table:table-cell table:style-name="ce15" table:number-matrix-columns-spanned="1" table:number-matrix-rows-spanned="1" table:formula="of:=SUM(IF([.$F$10:.$F11]*ABS(SIGN([.$J$10:.$J11]))&gt;0;[.$F$10:.$F11];0))/SUM(IF([.$F$10:.$F11]*ABS(SIGN([.$J$10:.$J11]))&gt;0;1;0))/[.AS11]" office:value-type="string" office:string-value="" calcext:value-type="error">
            <text:p/>
          </table:table-cell>
          <table:table-cell table:style-name="ce11"/>
          <table:table-cell table:style-name="ce321"/>
          <table:table-cell table:style-name="ce327" table:formula="of:=IF([.AV11]&lt;&gt;&quot;&quot;;-[.AV11];[.AW10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12]=&quot;&quot;;[.C11]+[.K12]+[.B12];[.AO12])" office:value-type="float" office:value="0.08343398" calcext:value-type="float">
            <text:p/>
          </table:table-cell>
          <table:table-cell table:style-name="ce41" table:formula="of:=IF([.AP12]&lt;&gt;&quot;&quot;;[.AP12];[.D11]+[.AV12])" office:value-type="float" office:value="0" calcext:value-type="float">
            <text:p/>
          </table:table-cell>
          <table:table-cell table:style-name="ce50" table:formula="of:=IF([.H12]=0;[.E11];[.D12]+[.C12]*[.H12]+[.AW12]+[.AG12]-[.AH12])" office:value-type="float" office:value="69.75080728" calcext:value-type="float">
            <text:p/>
          </table:table-cell>
          <table:table-cell table:style-name="ce56" table:formula="of:=100*IF([.L12]=0;0;[.E12]/[.E11]-1)" office:value-type="float" office:value="-0.404837143169934" calcext:value-type="float">
            <text:p/>
          </table:table-cell>
          <table:table-cell table:style-name="ce11"/>
          <table:table-cell table:style-name="ce138" office:value-type="float" office:value="836" calcext:value-type="float">
            <text:p>836</text:p>
          </table:table-cell>
          <table:table-cell table:style-name="ce147"/>
          <table:table-cell table:style-name="ce154" office:value-type="float" office:value="0.1" calcext:value-type="float">
            <text:p>0.1</text:p>
          </table:table-cell>
          <table:table-cell table:style-name="ce161"/>
          <table:table-cell table:style-name="ce169" office:value-type="time" office:time-value="PT23H14M00S" calcext:value-type="time">
            <text:p>0.968055555555556</text:p>
          </table:table-cell>
          <table:table-cell table:style-name="ce173" office:value-type="date" office:date-value="2013-11-24" calcext:value-type="date">
            <text:p>41602</text:p>
          </table:table-cell>
          <table:table-cell table:style-name="ce11"/>
          <table:table-cell table:style-name="ce162" table:formula="of:=[.O11]+[.J12]" office:value-type="float" office:value="0" calcext:value-type="float">
            <text:p/>
          </table:table-cell>
          <table:table-cell table:style-name="ce182" table:formula="of:=1+[.O12]/([.C12]+[.$C$4])" office:value-type="float" office:value="1" calcext:value-type="float">
            <text:p/>
          </table:table-cell>
          <table:table-cell table:style-name="ce189" table:formula="of:=-[.O11]+[.O11]+[.C11]" office:value-type="float" office:value="0.09877903" calcext:value-type="float">
            <text:p/>
          </table:table-cell>
          <table:table-cell table:style-name="ce11"/>
          <table:table-cell table:style-name="ce196" table:formula="of:=-[.J12]+[.S11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12]/(ABS([.O12])*[.H12]*[.$V$6])" office:value-type="string" office:string-value="" calcext:value-type="error">
            <text:p/>
          </table:table-cell>
          <table:table-cell table:style-name="ce218" table:formula="of:=[.O12]*[.H12]/[.E12]" office:value-type="float" office:value="0" calcext:value-type="float">
            <text:p/>
          </table:table-cell>
          <table:table-cell table:style-name="ce182" table:formula="of:=([.E12]*[.$W$6]-ABS([.S12])*[.H12])/[.H12]" office:value-type="float" office:value="0.20858495" calcext:value-type="float">
            <text:p/>
          </table:table-cell>
          <table:table-cell table:style-name="ce11"/>
          <table:table-cell table:style-name="ce138" table:formula="of:=[.H12]*(-[.$AA$6]*0.01+[.P12])/[.P12]" office:value-type="float" office:value="819.28" calcext:value-type="float">
            <text:p/>
          </table:table-cell>
          <table:table-cell table:style-name="ce228" table:formula="of:=SIGN([.P12])*([.I12]-[.H12])*[.J12]/([.C12]*[.I12])*100" office:value-type="string" office:string-value="" calcext:value-type="error">
            <text:p/>
          </table:table-cell>
          <table:table-cell table:style-name="ce234" table:formula="of:=([.C12]*[.Z12]+([.Z12]-[.AE11])*[.O11])*[.AA12]*0.01/([.H12]-[.Z12])" office:value-type="string" office:string-value="" calcext:value-type="error">
            <text:p/>
          </table:table-cell>
          <table:table-cell table:style-name="ce243"/>
          <table:table-cell table:style-name="ce11"/>
          <table:table-cell table:style-name="ce255" table:formula="of:=IFERROR(IF(SIGN([.O12])+SIGN([.O11])=0;[.H12];([.H12]*[.J12]+[.AE11]*[.O11])/[.O12]);0)" office:value-type="float" office:value="0" calcext:value-type="float">
            <text:p/>
          </table:table-cell>
          <table:table-cell table:style-name="ce263" table:formula="of:=IF([.H12]=0;0;-([.H11]-[.H12])*[.O11])" office:value-type="float" office:value="-12.7" calcext:value-type="float">
            <text:p/>
          </table:table-cell>
          <table:table-cell table:style-name="ce268" table:formula="of:=[.AF12]+[.AG11]-[.AH11]" office:value-type="float" office:value="-12.7" calcext:value-type="float">
            <text:p/>
          </table:table-cell>
          <table:table-cell table:style-name="ce274" table:formula="of:=IF(OR([.O12]=0;SIGN([.O12])+SIGN([.O11])=0);(-[.H12]+[.AE11])*-[.O11];0)" office:value-type="float" office:value="-12.7" calcext:value-type="float">
            <text:p/>
          </table:table-cell>
          <table:table-cell table:style-name="ce283" table:formula="of:=[.AG12]/([.E12]-[.AG12])" office:value-type="float" office:value="-0.154031238977094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8343398" calcext:value-type="float">
            <text:p>0.08343398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2]*ABS(SIGN([.$J$10:.$J12]))&gt;0;1;0))/SUM(IF([.$F$10:.$F12]*ABS(SIGN([.$J$10:.$J12]))&lt;&gt;0;1;0))" office:value-type="float" office:value="0.5" calcext:value-type="float">
            <text:p/>
          </table:table-cell>
          <table:table-cell table:style-name="ce15" table:number-matrix-columns-spanned="1" table:number-matrix-rows-spanned="1" table:formula="of:=-SUM(IF([.$F$10:.$F12]*ABS(SIGN([.$J$10:.$J12]))&lt;0;[.$F$10:.$F12];0))/SUM(IF([.$F$10:.$F12]*ABS(SIGN([.$J$10:.$J12]))&lt;0;1;0))" office:value-type="float" office:value="0.404837143169934" calcext:value-type="float">
            <text:p/>
          </table:table-cell>
          <table:table-cell table:style-name="ce15" table:number-matrix-columns-spanned="1" table:number-matrix-rows-spanned="1" table:formula="of:=SUM(IF([.$F$10:.$F12]*ABS(SIGN([.$J$10:.$J12]))&gt;0;[.$F$10:.$F12];0))/SUM(IF([.$F$10:.$F12]*ABS(SIGN([.$J$10:.$J12]))&gt;0;1;0))/[.AS12]" office:value-type="float" office:value="26.7240842644731" calcext:value-type="float">
            <text:p/>
          </table:table-cell>
          <table:table-cell table:style-name="ce11"/>
          <table:table-cell table:style-name="ce321"/>
          <table:table-cell table:style-name="ce327" table:formula="of:=IF([.AV12]&lt;&gt;&quot;&quot;;-[.AV12];[.AW11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13]=&quot;&quot;;[.C12]+[.K13]+[.B13];[.AO13])" office:value-type="float" office:value="0.08331366" calcext:value-type="float">
            <text:p/>
          </table:table-cell>
          <table:table-cell table:style-name="ce41" table:formula="of:=IF([.AP13]&lt;&gt;&quot;&quot;;[.AP13];[.D12]+[.AV13])" office:value-type="float" office:value="0" calcext:value-type="float">
            <text:p/>
          </table:table-cell>
          <table:table-cell table:style-name="ce50" table:formula="of:=IF([.H13]=0;[.E12];[.D13]+[.C13]*[.H13]+[.AW13]+[.AG13]-[.AH13])" office:value-type="float" office:value="79.147977" calcext:value-type="float">
            <text:p/>
          </table:table-cell>
          <table:table-cell table:style-name="ce57" table:formula="of:=100*IF([.L13]=0;0;[.E13]/[.E12]-1)" office:value-type="float" office:value="13.4724888305264" calcext:value-type="float">
            <text:p/>
          </table:table-cell>
          <table:table-cell table:style-name="ce11"/>
          <table:table-cell table:style-name="ce138" office:value-type="float" office:value="950" calcext:value-type="float">
            <text:p>950</text:p>
          </table:table-cell>
          <table:table-cell table:style-name="ce143" office:value-type="float" office:value="980" calcext:value-type="float">
            <text:p>980</text:p>
          </table:table-cell>
          <table:table-cell table:style-name="ce155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22H00M00S" calcext:value-type="time">
            <text:p>0.916666666666667</text:p>
          </table:table-cell>
          <table:table-cell table:style-name="ce173" office:value-type="date" office:date-value="2013-11-27" calcext:value-type="date">
            <text:p>41605</text:p>
          </table:table-cell>
          <table:table-cell table:style-name="ce11"/>
          <table:table-cell table:style-name="ce162" table:formula="of:=[.O12]+[.J13]" office:value-type="float" office:value="-0.1" calcext:value-type="float">
            <text:p/>
          </table:table-cell>
          <table:table-cell table:style-name="ce182" table:formula="of:=1+[.O13]/([.C13]+[.$C$4])" office:value-type="float" office:value="0.305517841316105" calcext:value-type="float">
            <text:p/>
          </table:table-cell>
          <table:table-cell table:style-name="ce189" table:formula="of:=-[.O12]-[.C13]" office:value-type="float" office:value="-0.08331366" calcext:value-type="float">
            <text:p/>
          </table:table-cell>
          <table:table-cell table:style-name="ce11"/>
          <table:table-cell table:style-name="ce196" table:formula="of:=-[.J13]+[.S12]" office:value-type="float" office:value="0.1" calcext:value-type="float">
            <text:p/>
          </table:table-cell>
          <table:table-cell table:style-name="ce205"/>
          <table:table-cell table:style-name="ce211"/>
          <table:table-cell table:style-name="ce214" table:formula="of:=[.E13]/(ABS([.O13])*[.H13]*[.$V$6])" office:value-type="float" office:value="8.331366" calcext:value-type="float">
            <text:p/>
          </table:table-cell>
          <table:table-cell table:style-name="ce218" table:formula="of:=[.O13]*[.H13]/[.E13]" office:value-type="float" office:value="-1.20028336289631" calcext:value-type="float">
            <text:p/>
          </table:table-cell>
          <table:table-cell table:style-name="ce182" table:formula="of:=([.E13]*[.$W$6]-ABS([.S13])*[.H13])/[.H13]" office:value-type="float" office:value="0.10828415" calcext:value-type="float">
            <text:p/>
          </table:table-cell>
          <table:table-cell table:style-name="ce11"/>
          <table:table-cell table:style-name="ce138" table:formula="of:=[.H13]*(-[.$AA$6]*0.01+[.P13])/[.P13]" office:value-type="float" office:value="887.810505867179" calcext:value-type="float">
            <text:p/>
          </table:table-cell>
          <table:table-cell table:style-name="ce228" table:formula="of:=SIGN([.P13])*([.I13]-[.H13])*[.J13]/([.C13]*[.I13])*100" office:value-type="float" office:value="-3.67433682519279" calcext:value-type="float">
            <text:p/>
          </table:table-cell>
          <table:table-cell table:style-name="ce234" table:formula="of:=([.D13]+[.Z13]*([.C13]))*[.AA13]*0.01/([.H13]-[.Z13])" office:value-type="float" office:value="-0.0437017104055262" calcext:value-type="float">
            <text:p/>
          </table:table-cell>
          <table:table-cell table:style-name="ce243"/>
          <table:table-cell table:style-name="ce11"/>
          <table:table-cell table:style-name="ce255" table:formula="of:=IFERROR(IF(SIGN([.O13])+SIGN([.O12])=0;[.H13];([.H13]*[.J13]+[.AE12]*[.O12])/[.O13]);0)" office:value-type="float" office:value="950" calcext:value-type="float">
            <text:p/>
          </table:table-cell>
          <table:table-cell table:style-name="ce263" table:formula="of:=IF([.H13]=0;0;-([.H12]-[.H13])*[.O12])" office:value-type="float" office:value="0" calcext:value-type="float">
            <text:p/>
          </table:table-cell>
          <table:table-cell table:style-name="ce268" table:formula="of:=[.AF13]+[.AG12]-[.AH12]" office:value-type="float" office:value="0" calcext:value-type="float">
            <text:p/>
          </table:table-cell>
          <table:table-cell table:style-name="ce274" table:formula="of:=IF(OR([.O13]=0;SIGN([.O13])+SIGN([.O12])=0);(-[.H13]+[.AE12])*-[.O12];0)" office:value-type="float" office:value="0" calcext:value-type="float">
            <text:p/>
          </table:table-cell>
          <table:table-cell table:style-name="ce283" table:formula="of:=[.AG13]/([.E13]-[.AG13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8331366" calcext:value-type="float">
            <text:p>0.08331366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3]*ABS(SIGN([.$J$10:.$J13]))&gt;0;1;0))/SUM(IF([.$F$10:.$F13]*ABS(SIGN([.$J$10:.$J13]))&lt;&gt;0;1;0))" office:value-type="float" office:value="0.666666666666667" calcext:value-type="float">
            <text:p/>
          </table:table-cell>
          <table:table-cell table:style-name="ce15" table:number-matrix-columns-spanned="1" table:number-matrix-rows-spanned="1" table:formula="of:=-SUM(IF([.$F$10:.$F13]*ABS(SIGN([.$J$10:.$J13]))&lt;0;[.$F$10:.$F13];0))/SUM(IF([.$F$10:.$F13]*ABS(SIGN([.$J$10:.$J13]))&lt;0;1;0))" office:value-type="float" office:value="0.404837143169934" calcext:value-type="float">
            <text:p/>
          </table:table-cell>
          <table:table-cell table:style-name="ce15" table:number-matrix-columns-spanned="1" table:number-matrix-rows-spanned="1" table:formula="of:=SUM(IF([.$F$10:.$F13]*ABS(SIGN([.$J$10:.$J13]))&gt;0;[.$F$10:.$F13];0))/SUM(IF([.$F$10:.$F13]*ABS(SIGN([.$J$10:.$J13]))&gt;0;1;0))/[.AS13]" office:value-type="float" office:value="30.0014353522297" calcext:value-type="float">
            <text:p/>
          </table:table-cell>
          <table:table-cell table:style-name="ce11"/>
          <table:table-cell table:style-name="ce321"/>
          <table:table-cell table:style-name="ce327" table:formula="of:=IF([.AV13]&lt;&gt;&quot;&quot;;-[.AV13];[.AW12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14]=&quot;&quot;;[.C13]+[.K14]+[.B14];[.AO14])" office:value-type="float" office:value="0.0752476" calcext:value-type="float">
            <text:p/>
          </table:table-cell>
          <table:table-cell table:style-name="ce41" table:formula="of:=IF([.AP14]&lt;&gt;&quot;&quot;;[.AP14];[.D13]+[.AV14])" office:value-type="float" office:value="0" calcext:value-type="float">
            <text:p/>
          </table:table-cell>
          <table:table-cell table:style-name="ce50" table:formula="of:=IF([.H14]=0;[.E13];[.D14]+[.C14]*[.H14]+[.AW14]+[.AG14]-[.AH14])" office:value-type="float" office:value="77.505028" calcext:value-type="float">
            <text:p/>
          </table:table-cell>
          <table:table-cell table:style-name="ce58" table:formula="of:=100*IF([.L14]=0;0;[.E14]/[.E13]-1)" office:value-type="float" office:value="-2.07579405346014" calcext:value-type="float">
            <text:p/>
          </table:table-cell>
          <table:table-cell table:style-name="ce11"/>
          <table:table-cell table:style-name="ce138" office:value-type="float" office:value="1030" calcext:value-type="float">
            <text:p>1030</text:p>
          </table:table-cell>
          <table:table-cell table:style-name="ce143" office:value-type="float" office:value="1010" calcext:value-type="float">
            <text:p>1010</text:p>
          </table:table-cell>
          <table:table-cell table:style-name="ce155" office:value-type="float" office:value="0.1" calcext:value-type="float">
            <text:p>0.1</text:p>
          </table:table-cell>
          <table:table-cell table:style-name="ce21"/>
          <table:table-cell table:style-name="ce169" office:value-type="time" office:time-value="PT16H39M00S" calcext:value-type="time">
            <text:p>0.69375</text:p>
          </table:table-cell>
          <table:table-cell table:style-name="ce173" office:value-type="date" office:date-value="2013-11-28" calcext:value-type="date">
            <text:p>41606</text:p>
          </table:table-cell>
          <table:table-cell table:style-name="ce11"/>
          <table:table-cell table:style-name="ce162" table:formula="of:=[.O13]+[.J14]" office:value-type="float" office:value="0" calcext:value-type="float">
            <text:p/>
          </table:table-cell>
          <table:table-cell table:style-name="ce182" table:formula="of:=1+[.O14]/([.C14]+[.$C$4])" office:value-type="float" office:value="1" calcext:value-type="float">
            <text:p/>
          </table:table-cell>
          <table:table-cell table:style-name="ce189" table:formula="of:=-[.O14]-[.C14]" office:value-type="float" office:value="-0.0752476" calcext:value-type="float">
            <text:p/>
          </table:table-cell>
          <table:table-cell table:style-name="ce11"/>
          <table:table-cell table:style-name="ce196" table:formula="of:=-[.J14]+[.S13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14]/(ABS([.O14])*[.H14]*[.$V$6])" office:value-type="string" office:string-value="" calcext:value-type="error">
            <text:p/>
          </table:table-cell>
          <table:table-cell table:style-name="ce218" table:formula="of:=[.O14]*[.H14]/[.E14]" office:value-type="float" office:value="0" calcext:value-type="float">
            <text:p/>
          </table:table-cell>
          <table:table-cell table:style-name="ce182" table:formula="of:=([.E14]*[.$W$6]-ABS([.S14])*[.H14])/[.H14]" office:value-type="float" office:value="0.188119" calcext:value-type="float">
            <text:p/>
          </table:table-cell>
          <table:table-cell table:style-name="ce11"/>
          <table:table-cell table:style-name="ce138" table:formula="of:=[.H14]*(-[.$AA$6]*0.01+[.P14])/[.P14]" office:value-type="float" office:value="1009.4" calcext:value-type="float">
            <text:p/>
          </table:table-cell>
          <table:table-cell table:style-name="ce228" table:formula="of:=SIGN([.P14])*([.I14]-[.H14])*[.J14]/([.C14]*[.I14])*100" office:value-type="float" office:value="-2.63157631579211" calcext:value-type="float">
            <text:p/>
          </table:table-cell>
          <table:table-cell table:style-name="ce234" table:formula="of:=([.E14]+[.AG14])*[.AA14]*0.01/([.H14]-[.Z14])" office:value-type="float" office:value="-0.0887901871423627" calcext:value-type="float">
            <text:p/>
          </table:table-cell>
          <table:table-cell table:style-name="ce243"/>
          <table:table-cell table:style-name="ce11"/>
          <table:table-cell table:style-name="ce255" table:formula="of:=IFERROR(IF(SIGN([.O14])+SIGN([.O13])=0;[.H14];([.H14]*[.J14]+[.AE13]*[.O13])/[.O14]);0)" office:value-type="float" office:value="0" calcext:value-type="float">
            <text:p/>
          </table:table-cell>
          <table:table-cell table:style-name="ce263" table:formula="of:=IF([.H14]=0;0;-([.H13]-[.H14])*[.O13])" office:value-type="float" office:value="-8" calcext:value-type="float">
            <text:p/>
          </table:table-cell>
          <table:table-cell table:style-name="ce268" table:formula="of:=[.AF14]+[.AG13]-[.AH13]" office:value-type="float" office:value="-8" calcext:value-type="float">
            <text:p/>
          </table:table-cell>
          <table:table-cell table:style-name="ce274" table:formula="of:=IF(OR([.O14]=0;SIGN([.O14])+SIGN([.O13])=0);(-[.H14]+[.AE13])*-[.O13];0)" office:value-type="float" office:value="-8" calcext:value-type="float">
            <text:p/>
          </table:table-cell>
          <table:table-cell table:style-name="ce283" table:formula="of:=[.AG14]/([.E14]-[.AG14])" office:value-type="float" office:value="-0.0935617493745514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752476" calcext:value-type="float">
            <text:p>0.0752476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4]*ABS(SIGN([.$J$10:.$J14]))&gt;0;1;0))/SUM(IF([.$F$10:.$F14]*ABS(SIGN([.$J$10:.$J14]))&lt;&gt;0;1;0))" office:value-type="float" office:value="0.5" calcext:value-type="float">
            <text:p/>
          </table:table-cell>
          <table:table-cell table:style-name="ce15" table:number-matrix-columns-spanned="1" table:number-matrix-rows-spanned="1" table:formula="of:=-SUM(IF([.$F$10:.$F14]*ABS(SIGN([.$J$10:.$J14]))&lt;0;[.$F$10:.$F14];0))/SUM(IF([.$F$10:.$F14]*ABS(SIGN([.$J$10:.$J14]))&lt;0;1;0))" office:value-type="float" office:value="1.24031559831504" calcext:value-type="float">
            <text:p/>
          </table:table-cell>
          <table:table-cell table:style-name="ce15" table:number-matrix-columns-spanned="1" table:number-matrix-rows-spanned="1" table:formula="of:=SUM(IF([.$F$10:.$F14]*ABS(SIGN([.$J$10:.$J14]))&gt;0;[.$F$10:.$F14];0))/SUM(IF([.$F$10:.$F14]*ABS(SIGN([.$J$10:.$J14]))&gt;0;1;0))/[.AS14]" office:value-type="float" office:value="9.79242331185223" calcext:value-type="float">
            <text:p/>
          </table:table-cell>
          <table:table-cell table:style-name="ce11"/>
          <table:table-cell table:style-name="ce321"/>
          <table:table-cell table:style-name="ce327" table:formula="of:=IF([.AV14]&lt;&gt;&quot;&quot;;-[.AV14];[.AW13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15]=&quot;&quot;;[.C14]+[.K15]+[.B15];[.AO15])" office:value-type="float" office:value="0.07512794" calcext:value-type="float">
            <text:p/>
          </table:table-cell>
          <table:table-cell table:style-name="ce41" table:formula="of:=IF([.AP15]&lt;&gt;&quot;&quot;;[.AP15];[.D14]+[.AV15])" office:value-type="float" office:value="0" calcext:value-type="float">
            <text:p/>
          </table:table-cell>
          <table:table-cell table:style-name="ce50" table:formula="of:=IF([.H15]=0;[.E14];[.D15]+[.C15]*[.H15]+[.AW15]+[.AG15]-[.AH15])" office:value-type="float" office:value="75.3615878934" calcext:value-type="float">
            <text:p/>
          </table:table-cell>
          <table:table-cell table:style-name="ce59" table:formula="of:=100*IF([.L15]=0;0;[.E15]/[.E14]-1)" office:value-type="float" office:value="-2.76554974807569" calcext:value-type="float">
            <text:p/>
          </table:table-cell>
          <table:table-cell table:style-name="ce11"/>
          <table:table-cell table:style-name="ce138" office:value-type="float" office:value="1003.11" calcext:value-type="float">
            <text:p>1003.11</text:p>
          </table:table-cell>
          <table:table-cell table:style-name="ce143" office:value-type="float" office:value="1050" calcext:value-type="float">
            <text:p>1050</text:p>
          </table:table-cell>
          <table:table-cell table:style-name="ce155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17H04M00S" calcext:value-type="time">
            <text:p>0.711111111111111</text:p>
          </table:table-cell>
          <table:table-cell table:style-name="ce173" office:value-type="date" office:date-value="2013-11-28" calcext:value-type="date">
            <text:p>41606</text:p>
          </table:table-cell>
          <table:table-cell table:style-name="ce11"/>
          <table:table-cell table:style-name="ce162" table:formula="of:=[.O14]+[.J15]" office:value-type="float" office:value="-0.1" calcext:value-type="float">
            <text:p/>
          </table:table-cell>
          <table:table-cell table:style-name="ce182" table:formula="of:=1+[.O15]/([.C15]+[.$C$4])" office:value-type="float" office:value="0.263658002719458" calcext:value-type="float">
            <text:p/>
          </table:table-cell>
          <table:table-cell table:style-name="ce189" table:formula="of:=-[.O15]-[.C15]" office:value-type="float" office:value="0.02487206" calcext:value-type="float">
            <text:p/>
          </table:table-cell>
          <table:table-cell table:style-name="ce11"/>
          <table:table-cell table:style-name="ce196" table:formula="of:=-[.J15]+[.S14]" office:value-type="float" office:value="0.1" calcext:value-type="float">
            <text:p/>
          </table:table-cell>
          <table:table-cell table:style-name="ce205"/>
          <table:table-cell table:style-name="ce211"/>
          <table:table-cell table:style-name="ce214" table:formula="of:=[.E15]/(ABS([.O15])*[.H15]*[.$V$6])" office:value-type="float" office:value="7.512794" calcext:value-type="float">
            <text:p/>
          </table:table-cell>
          <table:table-cell table:style-name="ce218" table:formula="of:=[.O15]*[.H15]/[.E15]" office:value-type="float" office:value="-1.33106271781178" calcext:value-type="float">
            <text:p/>
          </table:table-cell>
          <table:table-cell table:style-name="ce182" table:formula="of:=([.E15]*[.$W$6]-ABS([.S15])*[.H15])/[.H15]" office:value-type="float" office:value="0.08781985" calcext:value-type="float">
            <text:p/>
          </table:table-cell>
          <table:table-cell table:style-name="ce11"/>
          <table:table-cell table:style-name="ce138" table:formula="of:=[.H15]*(-[.$AA$6]*0.01+[.P15])/[.P15]" office:value-type="float" office:value="927.018245556472" calcext:value-type="float">
            <text:p/>
          </table:table-cell>
          <table:table-cell table:style-name="ce228" table:formula="of:=SIGN([.P15])*([.I15]-[.H15])*[.J15]/([.C15]*[.I15])*100" office:value-type="float" office:value="-5.94414579411373" calcext:value-type="float">
            <text:p/>
          </table:table-cell>
          <table:table-cell table:style-name="ce234" table:formula="of:=[.E15]*[.AA15]*0.01/([4PERF.R15]-[.Z15])-[.O14]" office:value-type="float" office:value="-0.000110118890817289" calcext:value-type="float">
            <text:p/>
          </table:table-cell>
          <table:table-cell table:style-name="ce243"/>
          <table:table-cell table:style-name="ce11"/>
          <table:table-cell table:style-name="ce255" table:formula="of:=IFERROR(IF(SIGN([.O15])+SIGN([.O14])=0;[.H15];([.H15]*[.J15]+[.AE14]*[.O14])/[.O15]);0)" office:value-type="float" office:value="1003.11" calcext:value-type="float">
            <text:p/>
          </table:table-cell>
          <table:table-cell table:style-name="ce263" table:formula="of:=IF([.H15]=0;0;-([.H14]-[.H15])*[.O14])" office:value-type="float" office:value="-0" calcext:value-type="float">
            <text:p/>
          </table:table-cell>
          <table:table-cell table:style-name="ce268" table:formula="of:=[.AF15]+[.AG14]-[.AH14]" office:value-type="float" office:value="0" calcext:value-type="float">
            <text:p/>
          </table:table-cell>
          <table:table-cell table:style-name="ce274" table:formula="of:=IF(OR([.O15]=0;SIGN([.O15])+SIGN([.O14])=0);(-[.H15]+[.AE14])*-[.O14];0)" office:value-type="float" office:value="0" calcext:value-type="float">
            <text:p/>
          </table:table-cell>
          <table:table-cell table:style-name="ce283" table:formula="of:=[.AG15]/([.E15]-[.AG1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7512794" calcext:value-type="float">
            <text:p>0.07512794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5]*ABS(SIGN([.$J$10:.$J15]))&gt;0;1;0))/SUM(IF([.$F$10:.$F15]*ABS(SIGN([.$J$10:.$J15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15]*ABS(SIGN([.$J$10:.$J15]))&lt;0;[.$F$10:.$F15];0))/SUM(IF([.$F$10:.$F15]*ABS(SIGN([.$J$10:.$J15]))&lt;0;1;0))" office:value-type="float" office:value="1.74872698156859" calcext:value-type="float">
            <text:p/>
          </table:table-cell>
          <table:table-cell table:style-name="ce15" table:number-matrix-columns-spanned="1" table:number-matrix-rows-spanned="1" table:formula="of:=SUM(IF([.$F$10:.$F15]*ABS(SIGN([.$J$10:.$J15]))&gt;0;[.$F$10:.$F15];0))/SUM(IF([.$F$10:.$F15]*ABS(SIGN([.$J$10:.$J15]))&gt;0;1;0))/[.AS15]" office:value-type="float" office:value="6.94544975116675" calcext:value-type="float">
            <text:p/>
          </table:table-cell>
          <table:table-cell table:style-name="ce11"/>
          <table:table-cell table:style-name="ce321"/>
          <table:table-cell table:style-name="ce327" table:formula="of:=IF([.AV15]&lt;&gt;&quot;&quot;;-[.AV15];[.AW14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16]=&quot;&quot;;[.C15]+[.K16]+[.B16];[.AO16])" office:value-type="float" office:value="0.070522" calcext:value-type="float">
            <text:p/>
          </table:table-cell>
          <table:table-cell table:style-name="ce41" table:formula="of:=IF([.AP16]&lt;&gt;&quot;&quot;;[.AP16];[.D15]+[.AV16])" office:value-type="float" office:value="0" calcext:value-type="float">
            <text:p/>
          </table:table-cell>
          <table:table-cell table:style-name="ce50" table:formula="of:=IF([.H16]=0;[.E15];[.D16]+[.C16]*[.H16]+[.AW16]+[.AG16]-[.AH16])" office:value-type="float" office:value="74.04668956" calcext:value-type="float">
            <text:p/>
          </table:table-cell>
          <table:table-cell table:style-name="ce60" table:formula="of:=100*IF([.L16]=0;0;[.E16]/[.E15]-1)" office:value-type="float" office:value="-1.74478586526061" calcext:value-type="float">
            <text:p/>
          </table:table-cell>
          <table:table-cell table:style-name="ce11"/>
          <table:table-cell table:style-name="ce138" office:value-type="float" office:value="1049.98" calcext:value-type="float">
            <text:p>1049.98</text:p>
          </table:table-cell>
          <table:table-cell table:style-name="ce143" office:value-type="float" office:value="1025" calcext:value-type="float">
            <text:p>1025</text:p>
          </table:table-cell>
          <table:table-cell table:style-name="ce155" office:value-type="float" office:value="0.1" calcext:value-type="float">
            <text:p>0.1</text:p>
          </table:table-cell>
          <table:table-cell table:style-name="ce161"/>
          <table:table-cell table:style-name="ce169" office:value-type="time" office:time-value="PT18H46M00S" calcext:value-type="time">
            <text:p>0.781944444444444</text:p>
          </table:table-cell>
          <table:table-cell table:style-name="ce173" office:value-type="date" office:date-value="2013-11-28" calcext:value-type="date">
            <text:p>41606</text:p>
          </table:table-cell>
          <table:table-cell table:style-name="ce11"/>
          <table:table-cell table:style-name="ce162" table:formula="of:=[.O15]+[.J16]" office:value-type="float" office:value="0" calcext:value-type="float">
            <text:p/>
          </table:table-cell>
          <table:table-cell table:style-name="ce182" table:formula="of:=1+[.O16]/([.C16]+[.$C$4])" office:value-type="float" office:value="1" calcext:value-type="float">
            <text:p/>
          </table:table-cell>
          <table:table-cell table:style-name="ce189" table:formula="of:=-[.O16]-[.C16]" office:value-type="float" office:value="-0.070522" calcext:value-type="float">
            <text:p/>
          </table:table-cell>
          <table:table-cell table:style-name="ce11"/>
          <table:table-cell table:style-name="ce196" table:formula="of:=-[.J16]+[.S15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16]/(ABS([.O16])*[.H16]*[.$V$6])" office:value-type="string" office:string-value="" calcext:value-type="error">
            <text:p/>
          </table:table-cell>
          <table:table-cell table:style-name="ce218" table:formula="of:=[.O16]*[.H16]/[.E16]" office:value-type="float" office:value="0" calcext:value-type="float">
            <text:p/>
          </table:table-cell>
          <table:table-cell table:style-name="ce182" table:formula="of:=([.E16]*[.$W$6]-ABS([.S16])*[.H16])/[.H16]" office:value-type="float" office:value="0.176305" calcext:value-type="float">
            <text:p/>
          </table:table-cell>
          <table:table-cell table:style-name="ce11"/>
          <table:table-cell table:style-name="ce138" table:formula="of:=[.H16]*(-[.$AA$6]*0.01+[.P16])/[.P16]" office:value-type="float" office:value="1028.9804" calcext:value-type="float">
            <text:p/>
          </table:table-cell>
          <table:table-cell table:style-name="ce228" table:formula="of:=SIGN([.P16])*([.I16]-[.H16])*[.J16]/([.C16]*[.I16])*100" office:value-type="float" office:value="-3.45576298280212" calcext:value-type="float">
            <text:p/>
          </table:table-cell>
          <table:table-cell table:style-name="ce234" table:formula="of:=[.E16]*[.AA16]*0.01/([4PERF.R16]-[.Z16])-[.O15]" office:value-type="float" office:value="0.0999369389668634" calcext:value-type="float">
            <text:p/>
          </table:table-cell>
          <table:table-cell table:style-name="ce243"/>
          <table:table-cell table:style-name="ce11"/>
          <table:table-cell table:style-name="ce255" table:formula="of:=IFERROR(IF(SIGN([.O16])+SIGN([.O15])=0;[.H16];([.H16]*[.J16]+[.AE15]*[.O15])/[.O16]);0)" office:value-type="float" office:value="0" calcext:value-type="float">
            <text:p/>
          </table:table-cell>
          <table:table-cell table:style-name="ce263" table:formula="of:=IF([.H16]=0;0;-([.H15]-[.H16])*[.O15])" office:value-type="float" office:value="-4.687" calcext:value-type="float">
            <text:p/>
          </table:table-cell>
          <table:table-cell table:style-name="ce268" table:formula="of:=[.AF16]+[.AG15]-[.AH15]" office:value-type="float" office:value="-4.687" calcext:value-type="float">
            <text:p/>
          </table:table-cell>
          <table:table-cell table:style-name="ce274" table:formula="of:=IF(OR([.O16]=0;SIGN([.O16])+SIGN([.O15])=0);(-[.H16]+[.AE15])*-[.O15];0)" office:value-type="float" office:value="-4.687" calcext:value-type="float">
            <text:p/>
          </table:table-cell>
          <table:table-cell table:style-name="ce283" table:formula="of:=[.AG16]/([.E16]-[.AG16])" office:value-type="float" office:value="-0.059529789931008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70522" calcext:value-type="float">
            <text:p>0.070522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6]*ABS(SIGN([.$J$10:.$J16]))&gt;0;1;0))/SUM(IF([.$F$10:.$F16]*ABS(SIGN([.$J$10:.$J16]))&lt;&gt;0;1;0))" office:value-type="float" office:value="0.333333333333333" calcext:value-type="float">
            <text:p/>
          </table:table-cell>
          <table:table-cell table:style-name="ce15" table:number-matrix-columns-spanned="1" table:number-matrix-rows-spanned="1" table:formula="of:=-SUM(IF([.$F$10:.$F16]*ABS(SIGN([.$J$10:.$J16]))&lt;0;[.$F$10:.$F16];0))/SUM(IF([.$F$10:.$F16]*ABS(SIGN([.$J$10:.$J16]))&lt;0;1;0))" office:value-type="float" office:value="1.7477417024916" calcext:value-type="float">
            <text:p/>
          </table:table-cell>
          <table:table-cell table:style-name="ce15" table:number-matrix-columns-spanned="1" table:number-matrix-rows-spanned="1" table:formula="of:=SUM(IF([.$F$10:.$F16]*ABS(SIGN([.$J$10:.$J16]))&gt;0;[.$F$10:.$F16];0))/SUM(IF([.$F$10:.$F16]*ABS(SIGN([.$J$10:.$J16]))&gt;0;1;0))/[.AS16]" office:value-type="float" office:value="6.94936520750128" calcext:value-type="float">
            <text:p/>
          </table:table-cell>
          <table:table-cell table:style-name="ce11"/>
          <table:table-cell table:style-name="ce321"/>
          <table:table-cell table:style-name="ce327" table:formula="of:=IF([.AV16]&lt;&gt;&quot;&quot;;-[.AV16];[.AW15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17]=&quot;&quot;;[.C16]+[.K17]+[.B17];[.AO17])" office:value-type="float" office:value="0.07040177" calcext:value-type="float">
            <text:p/>
          </table:table-cell>
          <table:table-cell table:style-name="ce41" table:formula="of:=IF([.AP17]&lt;&gt;&quot;&quot;;[.AP17];[.D16]+[.AV17])" office:value-type="float" office:value="0" calcext:value-type="float">
            <text:p/>
          </table:table-cell>
          <table:table-cell table:style-name="ce50" table:formula="of:=IF([.H17]=0;[.E16];[.D17]+[.C17]*[.H17]+[.AW17]+[.AG17]-[.AH17])" office:value-type="float" office:value="73.9218585" calcext:value-type="float">
            <text:p/>
          </table:table-cell>
          <table:table-cell table:style-name="ce61" table:formula="of:=100*IF([.L17]=0;0;[.E17]/[.E16]-1)" office:value-type="float" office:value="-0.168584255071735" calcext:value-type="float">
            <text:p/>
          </table:table-cell>
          <table:table-cell table:style-name="ce11"/>
          <table:table-cell table:style-name="ce138" office:value-type="float" office:value="1050" calcext:value-type="float">
            <text:p>1050</text:p>
          </table:table-cell>
          <table:table-cell table:style-name="ce143" office:value-type="float" office:value="975" calcext:value-type="float">
            <text:p>975</text:p>
          </table:table-cell>
          <table:table-cell table:style-name="ce155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13H57M00S" calcext:value-type="time">
            <text:p>0.58125</text:p>
          </table:table-cell>
          <table:table-cell table:style-name="ce173" office:value-type="date" office:date-value="2013-11-29" calcext:value-type="date">
            <text:p>41607</text:p>
          </table:table-cell>
          <table:table-cell table:style-name="ce11"/>
          <table:table-cell table:style-name="ce162" table:formula="of:=[.O16]+[.J17]" office:value-type="float" office:value="-0.1" calcext:value-type="float">
            <text:p/>
          </table:table-cell>
          <table:table-cell table:style-name="ce182" table:formula="of:=1+[.O17]/([.C17]+[.$C$4])" office:value-type="float" office:value="0.237108797974127" calcext:value-type="float">
            <text:p/>
          </table:table-cell>
          <table:table-cell table:style-name="ce189" table:formula="of:=-[.O17]-[.C17]" office:value-type="float" office:value="0.02959823" calcext:value-type="float">
            <text:p/>
          </table:table-cell>
          <table:table-cell table:style-name="ce11"/>
          <table:table-cell table:style-name="ce196" table:formula="of:=-[.J17]+[.S16]" office:value-type="float" office:value="0.1" calcext:value-type="float">
            <text:p/>
          </table:table-cell>
          <table:table-cell table:style-name="ce205"/>
          <table:table-cell table:style-name="ce211"/>
          <table:table-cell table:style-name="ce214" table:formula="of:=[.E17]/(ABS([.O17])*[.H17]*[.$V$6])" office:value-type="float" office:value="7.040177" calcext:value-type="float">
            <text:p/>
          </table:table-cell>
          <table:table-cell table:style-name="ce218" table:formula="of:=[.O17]*[.H17]/[.E17]" office:value-type="float" office:value="-1.42041883321968" calcext:value-type="float">
            <text:p/>
          </table:table-cell>
          <table:table-cell table:style-name="ce182" table:formula="of:=([.E17]*[.$W$6]-ABS([.S17])*[.H17])/[.H17]" office:value-type="float" office:value="0.076004425" calcext:value-type="float">
            <text:p/>
          </table:table-cell>
          <table:table-cell table:style-name="ce11"/>
          <table:table-cell table:style-name="ce138" table:formula="of:=[.H17]*(-[.$AA$6]*0.01+[.P17])/[.P17]" office:value-type="float" office:value="961.433062883261" calcext:value-type="float">
            <text:p/>
          </table:table-cell>
          <table:table-cell table:style-name="ce228" table:formula="of:=SIGN([.P17])*([.I17]-[.H17])*[.J17]/([.C17]*[.I17])*100" office:value-type="float" office:value="10.9262987170744" calcext:value-type="float">
            <text:p/>
          </table:table-cell>
          <table:table-cell table:style-name="ce234" table:formula="of:=([.D17]+[.Z17]*([.C17]))*[.AA17]*0.01/([.H17]-[.Z17])" office:value-type="float" office:value="0.0835033838362028" calcext:value-type="float">
            <text:p/>
          </table:table-cell>
          <table:table-cell table:style-name="ce243"/>
          <table:table-cell table:style-name="ce11"/>
          <table:table-cell table:style-name="ce255" table:formula="of:=IFERROR(IF(SIGN([.O17])+SIGN([.O16])=0;[.H17];([.H17]*[.J17]+[.AE16]*[.O16])/[.O17]);0)" office:value-type="float" office:value="1050" calcext:value-type="float">
            <text:p/>
          </table:table-cell>
          <table:table-cell table:style-name="ce263" table:formula="of:=IF([.H17]=0;0;-([.H16]-[.H17])*[.O16])" office:value-type="float" office:value="0" calcext:value-type="float">
            <text:p/>
          </table:table-cell>
          <table:table-cell table:style-name="ce268" table:formula="of:=[.AF17]+[.AG16]-[.AH16]" office:value-type="float" office:value="0" calcext:value-type="float">
            <text:p/>
          </table:table-cell>
          <table:table-cell table:style-name="ce274" table:formula="of:=IF(OR([.O17]=0;SIGN([.O17])+SIGN([.O16])=0);(-[.H17]+[.AE16])*-[.O16];0)" office:value-type="float" office:value="0" calcext:value-type="float">
            <text:p/>
          </table:table-cell>
          <table:table-cell table:style-name="ce283" table:formula="of:=[.AG17]/([.E17]-[.AG17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7040177" calcext:value-type="float">
            <text:p>0.07040177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7]*ABS(SIGN([.$J$10:.$J17]))&gt;0;1;0))/SUM(IF([.$F$10:.$F17]*ABS(SIGN([.$J$10:.$J17]))&lt;&gt;0;1;0))" office:value-type="float" office:value="0.285714285714286" calcext:value-type="float">
            <text:p/>
          </table:table-cell>
          <table:table-cell table:style-name="ce15" table:number-matrix-columns-spanned="1" table:number-matrix-rows-spanned="1" table:formula="of:=-SUM(IF([.$F$10:.$F17]*ABS(SIGN([.$J$10:.$J17]))&lt;0;[.$F$10:.$F17];0))/SUM(IF([.$F$10:.$F17]*ABS(SIGN([.$J$10:.$J17]))&lt;0;1;0))" office:value-type="float" office:value="1.43191021300762" calcext:value-type="float">
            <text:p/>
          </table:table-cell>
          <table:table-cell table:style-name="ce15" table:number-matrix-columns-spanned="1" table:number-matrix-rows-spanned="1" table:formula="of:=SUM(IF([.$F$10:.$F17]*ABS(SIGN([.$J$10:.$J17]))&gt;0;[.$F$10:.$F17];0))/SUM(IF([.$F$10:.$F17]*ABS(SIGN([.$J$10:.$J17]))&gt;0;1;0))/[.AS17]" office:value-type="float" office:value="8.48216268636215" calcext:value-type="float">
            <text:p/>
          </table:table-cell>
          <table:table-cell table:style-name="ce11"/>
          <table:table-cell table:style-name="ce321"/>
          <table:table-cell table:style-name="ce327" table:formula="of:=IF([.AV17]&lt;&gt;&quot;&quot;;-[.AV17];[.AW16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18]=&quot;&quot;;[.C17]+[.K18]+[.B18];[.AO18])" office:value-type="float" office:value="0.06554557" calcext:value-type="float">
            <text:p/>
          </table:table-cell>
          <table:table-cell table:style-name="ce41" table:formula="of:=IF([.AP18]&lt;&gt;&quot;&quot;;[.AP18];[.D17]+[.AV18])" office:value-type="float" office:value="0" calcext:value-type="float">
            <text:p/>
          </table:table-cell>
          <table:table-cell table:style-name="ce50" table:formula="of:=IF([.H18]=0;[.E17];[.D18]+[.C18]*[.H18]+[.AW18]+[.AG18]-[.AH18])" office:value-type="float" office:value="72.100127" calcext:value-type="float">
            <text:p/>
          </table:table-cell>
          <table:table-cell table:style-name="ce62" table:formula="of:=100*IF([.L18]=0;0;[.E18]/[.E17]-1)" office:value-type="float" office:value="-2.46440164920907" calcext:value-type="float">
            <text:p/>
          </table:table-cell>
          <table:table-cell table:style-name="ce11"/>
          <table:table-cell table:style-name="ce138" office:value-type="float" office:value="1100" calcext:value-type="float">
            <text:p>1100</text:p>
          </table:table-cell>
          <table:table-cell table:style-name="ce143" office:value-type="float" office:value="1100" calcext:value-type="float">
            <text:p>1100</text:p>
          </table:table-cell>
          <table:table-cell table:style-name="ce155" office:value-type="float" office:value="0.1" calcext:value-type="float">
            <text:p>0.1</text:p>
          </table:table-cell>
          <table:table-cell table:style-name="ce161"/>
          <table:table-cell table:style-name="ce169" office:value-type="time" office:time-value="PT01H44M00S" calcext:value-type="time">
            <text:p>0.0722222222222222</text:p>
          </table:table-cell>
          <table:table-cell table:style-name="ce173" office:value-type="date" office:date-value="2013-11-30" calcext:value-type="date">
            <text:p>41608</text:p>
          </table:table-cell>
          <table:table-cell table:style-name="ce11"/>
          <table:table-cell table:style-name="ce162" table:formula="of:=[.O17]+[.J18]" office:value-type="float" office:value="0" calcext:value-type="float">
            <text:p/>
          </table:table-cell>
          <table:table-cell table:style-name="ce182" table:formula="of:=1+[.O18]/([.C18]+[.$C$4])" office:value-type="float" office:value="1" calcext:value-type="float">
            <text:p/>
          </table:table-cell>
          <table:table-cell table:style-name="ce189" table:formula="of:=-[.O18]-[.C18]" office:value-type="float" office:value="-0.06554557" calcext:value-type="float">
            <text:p/>
          </table:table-cell>
          <table:table-cell table:style-name="ce11"/>
          <table:table-cell table:style-name="ce196" table:formula="of:=-[.J18]+[.S17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18]/(ABS([.O18])*[.H18]*[.$V$6])" office:value-type="string" office:string-value="" calcext:value-type="error">
            <text:p/>
          </table:table-cell>
          <table:table-cell table:style-name="ce218" table:formula="of:=[.O18]*[.H18]/[.E18]" office:value-type="float" office:value="0" calcext:value-type="float">
            <text:p/>
          </table:table-cell>
          <table:table-cell table:style-name="ce182" table:formula="of:=([.E18]*[.$W$6]-ABS([.S18])*[.H18])/[.H18]" office:value-type="float" office:value="0.163863925" calcext:value-type="float">
            <text:p/>
          </table:table-cell>
          <table:table-cell table:style-name="ce11"/>
          <table:table-cell table:style-name="ce138" table:formula="of:=[.H18]*(-[.$AA$6]*0.01+[.P18])/[.P18]" office:value-type="float" office:value="1078" calcext:value-type="float">
            <text:p/>
          </table:table-cell>
          <table:table-cell table:style-name="ce228" table:formula="of:=SIGN([.P18])*([.I18]-[.H18])*[.J18]/([.C18]*[.I18])*100" office:value-type="float" office:value="0" calcext:value-type="float">
            <text:p/>
          </table:table-cell>
          <table:table-cell table:style-name="ce234" table:formula="of:=[.E18]*[.AA18]*0.01/([4PERF.R18]-[.Z18])-[.O17]" office:value-type="float" office:value="0.1" calcext:value-type="float">
            <text:p/>
          </table:table-cell>
          <table:table-cell table:style-name="ce244" office:value-type="float" office:value="1101" calcext:value-type="float">
            <text:p>1101</text:p>
          </table:table-cell>
          <table:table-cell table:style-name="ce11"/>
          <table:table-cell table:style-name="ce255" table:formula="of:=IFERROR(IF(SIGN([.O18])+SIGN([.O17])=0;[.H18];([.H18]*[.J18]+[.AE17]*[.O17])/[.O18]);0)" office:value-type="float" office:value="0" calcext:value-type="float">
            <text:p/>
          </table:table-cell>
          <table:table-cell table:style-name="ce263" table:formula="of:=IF([.H18]=0;0;-([.H17]-[.H18])*[.O17])" office:value-type="float" office:value="-5" calcext:value-type="float">
            <text:p/>
          </table:table-cell>
          <table:table-cell table:style-name="ce268" table:formula="of:=[.AF18]+[.AG17]-[.AH17]" office:value-type="float" office:value="-5" calcext:value-type="float">
            <text:p/>
          </table:table-cell>
          <table:table-cell table:style-name="ce274" table:formula="of:=IF(OR([.O18]=0;SIGN([.O18])+SIGN([.O17])=0);(-[.H18]+[.AE17])*-[.O17];0)" office:value-type="float" office:value="-5" calcext:value-type="float">
            <text:p/>
          </table:table-cell>
          <table:table-cell table:style-name="ce283" table:formula="of:=[.AG18]/([.E18]-[.AG18])" office:value-type="float" office:value="-0.0648507362380869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6554557" calcext:value-type="float">
            <text:p>0.06554557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8]*ABS(SIGN([.$J$10:.$J18]))&gt;0;1;0))/SUM(IF([.$F$10:.$F18]*ABS(SIGN([.$J$10:.$J18]))&lt;&gt;0;1;0))" office:value-type="float" office:value="0.25" calcext:value-type="float">
            <text:p/>
          </table:table-cell>
          <table:table-cell table:style-name="ce15" table:number-matrix-columns-spanned="1" table:number-matrix-rows-spanned="1" table:formula="of:=-SUM(IF([.$F$10:.$F18]*ABS(SIGN([.$J$10:.$J18]))&lt;0;[.$F$10:.$F18];0))/SUM(IF([.$F$10:.$F18]*ABS(SIGN([.$J$10:.$J18]))&lt;0;1;0))" office:value-type="float" office:value="1.6039921190412" calcext:value-type="float">
            <text:p/>
          </table:table-cell>
          <table:table-cell table:style-name="ce15" table:number-matrix-columns-spanned="1" table:number-matrix-rows-spanned="1" table:formula="of:=SUM(IF([.$F$10:.$F18]*ABS(SIGN([.$J$10:.$J18]))&gt;0;[.$F$10:.$F18];0))/SUM(IF([.$F$10:.$F18]*ABS(SIGN([.$J$10:.$J18]))&gt;0;1;0))/[.AS18]" office:value-type="float" office:value="7.57216649309621" calcext:value-type="float">
            <text:p/>
          </table:table-cell>
          <table:table-cell table:style-name="ce11"/>
          <table:table-cell table:style-name="ce321"/>
          <table:table-cell table:style-name="ce327" table:formula="of:=IF([.AV18]&lt;&gt;&quot;&quot;;-[.AV18];[.AW17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19]=&quot;&quot;;[.C18]+[.K19]+[.B19];[.AO19])" office:value-type="float" office:value="0.06519522" calcext:value-type="float">
            <text:p/>
          </table:table-cell>
          <table:table-cell table:style-name="ce41" table:formula="of:=IF([.AP19]&lt;&gt;&quot;&quot;;[.AP19];[.D18]+[.AV19])" office:value-type="float" office:value="0" calcext:value-type="float">
            <text:p/>
          </table:table-cell>
          <table:table-cell table:style-name="ce50" table:formula="of:=IF([.H19]=0;[.E18];[.D19]+[.C19]*[.H19]+[.AW19]+[.AG19]-[.AH19])" office:value-type="float" office:value="71.714742" calcext:value-type="float">
            <text:p/>
          </table:table-cell>
          <table:table-cell table:style-name="ce63" table:formula="of:=100*IF([.L19]=0;0;[.E19]/[.E18]-1)" office:value-type="float" office:value="-0.534513621591815" calcext:value-type="float">
            <text:p/>
          </table:table-cell>
          <table:table-cell table:style-name="ce11"/>
          <table:table-cell table:style-name="ce138" office:value-type="float" office:value="1100" calcext:value-type="float">
            <text:p>1100</text:p>
          </table:table-cell>
          <table:table-cell table:style-name="ce143"/>
          <table:table-cell table:style-name="ce155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18H15M00S" calcext:value-type="time">
            <text:p>0.760416666666667</text:p>
          </table:table-cell>
          <table:table-cell table:style-name="ce173" office:value-type="date" office:date-value="2013-11-30" calcext:value-type="date">
            <text:p>41608</text:p>
          </table:table-cell>
          <table:table-cell table:style-name="ce11"/>
          <table:table-cell table:style-name="ce162" table:formula="of:=[.O18]+[.J19]" office:value-type="float" office:value="-0.1" calcext:value-type="float">
            <text:p/>
          </table:table-cell>
          <table:table-cell table:style-name="ce182" table:formula="of:=1+[.O19]/([.C19]+[.$C$4])" office:value-type="float" office:value="0.205553120134509" calcext:value-type="float">
            <text:p/>
          </table:table-cell>
          <table:table-cell table:style-name="ce189" table:formula="of:=-[.O19]-[.C19]" office:value-type="float" office:value="0.03480478" calcext:value-type="float">
            <text:p/>
          </table:table-cell>
          <table:table-cell table:style-name="ce11"/>
          <table:table-cell table:style-name="ce196" table:formula="of:=-[.J19]+[.S18]" office:value-type="float" office:value="0.1" calcext:value-type="float">
            <text:p/>
          </table:table-cell>
          <table:table-cell table:style-name="ce205"/>
          <table:table-cell table:style-name="ce211"/>
          <table:table-cell table:style-name="ce214" table:formula="of:=[.E19]/(ABS([.O19])*[.H19]*[.$V$6])" office:value-type="float" office:value="6.519522" calcext:value-type="float">
            <text:p/>
          </table:table-cell>
          <table:table-cell table:style-name="ce218" table:formula="of:=[.O19]*[.H19]/[.E19]" office:value-type="float" office:value="-1.53385478260523" calcext:value-type="float">
            <text:p/>
          </table:table-cell>
          <table:table-cell table:style-name="ce182" table:formula="of:=([.E19]*[.$W$6]-ABS([.S19])*[.H19])/[.H19]" office:value-type="float" office:value="0.06298805" calcext:value-type="float">
            <text:p/>
          </table:table-cell>
          <table:table-cell table:style-name="ce11"/>
          <table:table-cell table:style-name="ce138" table:formula="of:=[.H19]*(-[.$AA$6]*0.01+[.P19])/[.P19]" office:value-type="float" office:value="992.971704902345" calcext:value-type="float">
            <text:p/>
          </table:table-cell>
          <table:table-cell table:style-name="ce228" table:formula="of:=SIGN([.P19])*([.I19]-[.H19])*[.J19]/([.C19]*[.I19])*100" office:value-type="string" office:string-value="" calcext:value-type="error">
            <text:p/>
          </table:table-cell>
          <table:table-cell table:style-name="ce234" table:formula="of:=[.E19]*[.AA19]*0.01/([4PERF.R19]-[.Z19])-[.O18]" office:value-type="string" office:string-value="" calcext:value-type="error">
            <text:p/>
          </table:table-cell>
          <table:table-cell table:style-name="ce243"/>
          <table:table-cell table:style-name="ce11"/>
          <table:table-cell table:style-name="ce255" table:formula="of:=IFERROR(IF(SIGN([.O19])+SIGN([.O18])=0;[.H19];([.H19]*[.J19]+[.AE18]*[.O18])/[.O19]);0)" office:value-type="float" office:value="1100" calcext:value-type="float">
            <text:p/>
          </table:table-cell>
          <table:table-cell table:style-name="ce263" table:formula="of:=IF([.H19]=0;0;-([.H18]-[.H19])*[.O18])" office:value-type="float" office:value="-0" calcext:value-type="float">
            <text:p/>
          </table:table-cell>
          <table:table-cell table:style-name="ce268" table:formula="of:=[.AF19]+[.AG18]-[.AH18]" office:value-type="float" office:value="0" calcext:value-type="float">
            <text:p/>
          </table:table-cell>
          <table:table-cell table:style-name="ce274" table:formula="of:=IF(OR([.O19]=0;SIGN([.O19])+SIGN([.O18])=0);(-[.H19]+[.AE18])*-[.O18];0)" office:value-type="float" office:value="0" calcext:value-type="float">
            <text:p/>
          </table:table-cell>
          <table:table-cell table:style-name="ce283" table:formula="of:=[.AG19]/([.E19]-[.AG19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6519522" calcext:value-type="float">
            <text:p>0.06519522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19]*ABS(SIGN([.$J$10:.$J19]))&gt;0;1;0))/SUM(IF([.$F$10:.$F19]*ABS(SIGN([.$J$10:.$J19]))&lt;&gt;0;1;0))" office:value-type="float" office:value="0.222222222222222" calcext:value-type="float">
            <text:p/>
          </table:table-cell>
          <table:table-cell table:style-name="ce15" table:number-matrix-columns-spanned="1" table:number-matrix-rows-spanned="1" table:formula="of:=-SUM(IF([.$F$10:.$F19]*ABS(SIGN([.$J$10:.$J19]))&lt;0;[.$F$10:.$F19];0))/SUM(IF([.$F$10:.$F19]*ABS(SIGN([.$J$10:.$J19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19]*ABS(SIGN([.$J$10:.$J19]))&gt;0;[.$F$10:.$F19];0))/SUM(IF([.$F$10:.$F19]*ABS(SIGN([.$J$10:.$J19]))&gt;0;1;0))/[.AS19]" office:value-type="float" office:value="8.36936057493339" calcext:value-type="float">
            <text:p/>
          </table:table-cell>
          <table:table-cell table:style-name="ce11"/>
          <table:table-cell table:style-name="ce321"/>
          <table:table-cell table:style-name="ce327" table:formula="of:=IF([.AV19]&lt;&gt;&quot;&quot;;-[.AV19];[.AW18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20]=&quot;&quot;;[.C19]+[.K20]+[.B20];[.AO20])" office:value-type="float" office:value="0.06519522" calcext:value-type="float">
            <text:p/>
          </table:table-cell>
          <table:table-cell table:style-name="ce41" table:formula="of:=IF([.AP20]&lt;&gt;&quot;&quot;;[.AP20];[.D19]+[.AV20])" office:value-type="float" office:value="0" calcext:value-type="float">
            <text:p/>
          </table:table-cell>
          <table:table-cell table:style-name="ce50" table:formula="of:=IF([.H20]=0;[.E19];[.D20]+[.C20]*[.H20]+[.AW20]+[.AG20]-[.AH20])" office:value-type="float" office:value="78.567698" calcext:value-type="float">
            <text:p/>
          </table:table-cell>
          <table:table-cell table:style-name="ce64" table:formula="of:=100*IF([.L20]=0;0;[.E20]/[.E19]-1)" office:value-type="float" office:value="9.55585394143925" calcext:value-type="float">
            <text:p/>
          </table:table-cell>
          <table:table-cell table:style-name="ce11"/>
          <table:table-cell table:style-name="ce138" office:value-type="float" office:value="900" calcext:value-type="float">
            <text:p>900</text:p>
          </table:table-cell>
          <table:table-cell table:style-name="ce143"/>
          <table:table-cell table:style-name="ce155" office:value-type="float" office:value="0.1" calcext:value-type="float">
            <text:p>0.1</text:p>
          </table:table-cell>
          <table:table-cell table:style-name="ce161"/>
          <table:table-cell table:style-name="ce169" office:value-type="time" office:time-value="PT22H02M00S" calcext:value-type="time">
            <text:p>0.918055555555556</text:p>
          </table:table-cell>
          <table:table-cell table:style-name="ce173" office:value-type="date" office:date-value="2013-12-01" calcext:value-type="date">
            <text:p>41609</text:p>
          </table:table-cell>
          <table:table-cell table:style-name="ce11"/>
          <table:table-cell table:style-name="ce162" table:formula="of:=[.O19]+[.J20]" office:value-type="float" office:value="0" calcext:value-type="float">
            <text:p/>
          </table:table-cell>
          <table:table-cell table:style-name="ce182" table:formula="of:=1+[.O20]/([.C20]+[.$C$4])" office:value-type="float" office:value="1" calcext:value-type="float">
            <text:p/>
          </table:table-cell>
          <table:table-cell table:style-name="ce189" table:formula="of:=-[.O20]-[.C20]" office:value-type="float" office:value="-0.06519522" calcext:value-type="float">
            <text:p/>
          </table:table-cell>
          <table:table-cell table:style-name="ce11"/>
          <table:table-cell table:style-name="ce196" table:formula="of:=-[.J20]+[.S19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20]/(ABS([.O20])*[.H20]*[.$V$6])" office:value-type="string" office:string-value="" calcext:value-type="error">
            <text:p/>
          </table:table-cell>
          <table:table-cell table:style-name="ce218" table:formula="of:=[.O20]*[.H20]/[.E20]" office:value-type="float" office:value="0" calcext:value-type="float">
            <text:p/>
          </table:table-cell>
          <table:table-cell table:style-name="ce182" table:formula="of:=([.E20]*[.$W$6]-ABS([.S20])*[.H20])/[.H20]" office:value-type="float" office:value="0.218243605555556" calcext:value-type="float">
            <text:p/>
          </table:table-cell>
          <table:table-cell table:style-name="ce11"/>
          <table:table-cell table:style-name="ce138" table:formula="of:=[.H20]*(-[.$AA$6]*0.01+[.P20])/[.P20]" office:value-type="float" office:value="882" calcext:value-type="float">
            <text:p/>
          </table:table-cell>
          <table:table-cell table:style-name="ce228" table:formula="of:=SIGN([.P20])*([.I20]-[.H20])*[.J20]/([.C20]*[.I20])*100" office:value-type="string" office:string-value="" calcext:value-type="error">
            <text:p/>
          </table:table-cell>
          <table:table-cell table:style-name="ce235"/>
          <table:table-cell table:style-name="ce245"/>
          <table:table-cell table:style-name="ce11"/>
          <table:table-cell table:style-name="ce255" table:formula="of:=IFERROR(IF(SIGN([.O20])+SIGN([.O19])=0;[.H20];([.H20]*[.J20]+[.AE19]*[.O19])/[.O20]);0)" office:value-type="float" office:value="0" calcext:value-type="float">
            <text:p/>
          </table:table-cell>
          <table:table-cell table:style-name="ce263" table:formula="of:=IF([.H20]=0;0;-([.H19]-[.H20])*[.O19])" office:value-type="float" office:value="20" calcext:value-type="float">
            <text:p/>
          </table:table-cell>
          <table:table-cell table:style-name="ce268" table:formula="of:=[.AF20]+[.AG19]-[.AH19]" office:value-type="float" office:value="20" calcext:value-type="float">
            <text:p/>
          </table:table-cell>
          <table:table-cell table:style-name="ce275" table:formula="of:=IF(OR([.O20]=0;SIGN([.O20])+SIGN([.O19])=0);(-[.H20]+[.AE19])*-[.O19];0)" office:value-type="float" office:value="20" calcext:value-type="float">
            <text:p/>
          </table:table-cell>
          <table:table-cell table:style-name="ce284" table:formula="of:=[.AG20]/([.E20]-[.AG20])" office:value-type="float" office:value="0.341485164740468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0" calcext:value-type="float">
            <text:p>0</text:p>
          </table:table-cell>
          <table:table-cell table:style-name="ce11"/>
          <table:table-cell table:style-name="ce311" table:number-matrix-columns-spanned="1" table:number-matrix-rows-spanned="1" table:formula="of:=SUM(IF([.$F$10:.$F20]*ABS(SIGN([.$J$10:.$J20]))&gt;0;1;0))/SUM(IF([.$F$10:.$F20]*ABS(SIGN([.$J$10:.$J20]))&lt;&gt;0;1;0))" office:value-type="float" office:value="0.3" calcext:value-type="float">
            <text:p/>
          </table:table-cell>
          <table:table-cell table:style-name="ce15" table:number-matrix-columns-spanned="1" table:number-matrix-rows-spanned="1" table:formula="of:=-SUM(IF([.$F$10:.$F20]*ABS(SIGN([.$J$10:.$J20]))&lt;0;[.$F$10:.$F20];0))/SUM(IF([.$F$10:.$F20]*ABS(SIGN([.$J$10:.$J20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20]*ABS(SIGN([.$J$10:.$J20]))&gt;0;[.$F$10:.$F20];0))/SUM(IF([.$F$10:.$F20]*ABS(SIGN([.$J$10:.$J20]))&gt;0;1;0))/[.AS20]" office:value-type="float" office:value="7.77449092094092" calcext:value-type="float">
            <text:p/>
          </table:table-cell>
          <table:table-cell table:style-name="ce11"/>
          <table:table-cell table:style-name="ce321" office:value-type="float" office:value="-19.892" calcext:value-type="float">
            <text:p>-19.892</text:p>
          </table:table-cell>
          <table:table-cell table:style-name="ce327" table:formula="of:=IF([.AV20]&lt;&gt;&quot;&quot;;[.AW19]-[.AV20];[.AW19])" office:value-type="float" office:value="19.892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21]=&quot;&quot;;[.C20]+[.K21]+[.B21];[.AO21])" office:value-type="float" office:value="0.06507382" calcext:value-type="float">
            <text:p/>
          </table:table-cell>
          <table:table-cell table:style-name="ce41" table:formula="of:=IF([.AP21]&lt;&gt;&quot;&quot;;[.AP21];[.D20]+[.AV21])" office:value-type="float" office:value="19.892" calcext:value-type="float">
            <text:p/>
          </table:table-cell>
          <table:table-cell table:style-name="ce50" table:formula="of:=IF([.H21]=0;[.E20];[.D21]+[.C21]*[.H21]+[.AW21]+[.AG21]-[.AH21])" office:value-type="float" office:value="81.712129" calcext:value-type="float">
            <text:p/>
          </table:table-cell>
          <table:table-cell table:style-name="ce65" table:formula="of:=100*IF([.L21]=0;0;[.E21]/[.E20]-1)" office:value-type="float" office:value="4.0021931150382" calcext:value-type="float">
            <text:p/>
          </table:table-cell>
          <table:table-cell table:style-name="ce11"/>
          <table:table-cell table:style-name="ce138" office:value-type="float" office:value="950" calcext:value-type="float">
            <text:p>950</text:p>
          </table:table-cell>
          <table:table-cell table:style-name="ce143" office:value-type="float" office:value="955" calcext:value-type="float">
            <text:p>955</text:p>
          </table:table-cell>
          <table:table-cell table:style-name="ce155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22H24M00S" calcext:value-type="time">
            <text:p>0.933333333333333</text:p>
          </table:table-cell>
          <table:table-cell table:style-name="ce173" office:value-type="date" office:date-value="2013-12-01" calcext:value-type="date">
            <text:p>41609</text:p>
          </table:table-cell>
          <table:table-cell table:style-name="ce11"/>
          <table:table-cell table:style-name="ce162" table:formula="of:=[.O20]+[.J21]" office:value-type="float" office:value="-0.1" calcext:value-type="float">
            <text:p/>
          </table:table-cell>
          <table:table-cell table:style-name="ce182" table:formula="of:=1+[.O21]/([.C21]+[.$C$4])" office:value-type="float" office:value="0.204786169386589" calcext:value-type="float">
            <text:p/>
          </table:table-cell>
          <table:table-cell table:style-name="ce189" table:formula="of:=-[.O21]-[.C21]" office:value-type="float" office:value="0.03492618" calcext:value-type="float">
            <text:p/>
          </table:table-cell>
          <table:table-cell table:style-name="ce11"/>
          <table:table-cell table:style-name="ce196" table:formula="of:=-[.J21]+[.S20]" office:value-type="float" office:value="0.1" calcext:value-type="float">
            <text:p/>
          </table:table-cell>
          <table:table-cell table:style-name="ce205"/>
          <table:table-cell table:style-name="ce211"/>
          <table:table-cell table:style-name="ce214" table:formula="of:=[.E21]/(ABS([.O21])*[.H21]*[.$V$6])" office:value-type="float" office:value="8.60127673684211" calcext:value-type="float">
            <text:p/>
          </table:table-cell>
          <table:table-cell table:style-name="ce218" table:formula="of:=[.O21]*[.H21]/[.E21]" office:value-type="float" office:value="-1.16261809798151" calcext:value-type="float">
            <text:p/>
          </table:table-cell>
          <table:table-cell table:style-name="ce182" table:formula="of:=([.E21]*[.$W$6]-ABS([.S21])*[.H21])/[.H21]" office:value-type="float" office:value="0.115031918421053" calcext:value-type="float">
            <text:p/>
          </table:table-cell>
          <table:table-cell table:style-name="ce11"/>
          <table:table-cell table:style-name="ce138" table:formula="of:=[.H21]*(-[.$AA$6]*0.01+[.P21])/[.P21]" office:value-type="float" office:value="857.220296873993" calcext:value-type="float">
            <text:p/>
          </table:table-cell>
          <table:table-cell table:style-name="ce228" table:formula="of:=SIGN([.P21])*([.I21]-[.H21])*[.J21]/([.C21]*[.I21])*100" office:value-type="float" office:value="-0.804563508679963" calcext:value-type="float">
            <text:p/>
          </table:table-cell>
          <table:table-cell table:style-name="ce236"/>
          <table:table-cell table:style-name="ce245"/>
          <table:table-cell table:style-name="ce11"/>
          <table:table-cell table:style-name="ce255" table:formula="of:=IFERROR(IF(SIGN([.O21])+SIGN([.O20])=0;[.H21];([.H21]*[.J21]+[.AE20]*[.O20])/[.O21]);0)" office:value-type="float" office:value="950" calcext:value-type="float">
            <text:p/>
          </table:table-cell>
          <table:table-cell table:style-name="ce263" table:formula="of:=IF([.H21]=0;0;-([.H20]-[.H21])*[.O20])" office:value-type="float" office:value="0" calcext:value-type="float">
            <text:p/>
          </table:table-cell>
          <table:table-cell table:style-name="ce268" table:formula="of:=[.AF21]+[.AG20]-[.AH20]" office:value-type="float" office:value="0" calcext:value-type="float">
            <text:p/>
          </table:table-cell>
          <table:table-cell table:style-name="ce274" table:formula="of:=IF(OR([.O21]=0;SIGN([.O21])+SIGN([.O20])=0);(-[.H21]+[.AE20])*-[.O20];0)" office:value-type="float" office:value="0" calcext:value-type="float">
            <text:p/>
          </table:table-cell>
          <table:table-cell table:style-name="ce283" table:formula="of:=[.AG21]/([.E21]-[.AG21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6507382" calcext:value-type="float">
            <text:p>0.06507382</text:p>
          </table:table-cell>
          <table:table-cell table:style-name="ce308" office:value-type="float" office:value="19.892" calcext:value-type="float">
            <text:p>19.892</text:p>
          </table:table-cell>
          <table:table-cell table:style-name="ce11"/>
          <table:table-cell table:style-name="ce311" table:number-matrix-columns-spanned="1" table:number-matrix-rows-spanned="1" table:formula="of:=SUM(IF([.$F$10:.$F21]*ABS(SIGN([.$J$10:.$J21]))&gt;0;1;0))/SUM(IF([.$F$10:.$F21]*ABS(SIGN([.$J$10:.$J21]))&lt;&gt;0;1;0))" office:value-type="float" office:value="0.363636363636364" calcext:value-type="float">
            <text:p/>
          </table:table-cell>
          <table:table-cell table:style-name="ce15" table:number-matrix-columns-spanned="1" table:number-matrix-rows-spanned="1" table:formula="of:=-SUM(IF([.$F$10:.$F21]*ABS(SIGN([.$J$10:.$J21]))&lt;0;[.$F$10:.$F21];0))/SUM(IF([.$F$10:.$F21]*ABS(SIGN([.$J$10:.$J21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21]*ABS(SIGN([.$J$10:.$J21]))&gt;0;[.$F$10:.$F21];0))/SUM(IF([.$F$10:.$F21]*ABS(SIGN([.$J$10:.$J21]))&gt;0;1;0))/[.AS21]" office:value-type="float" office:value="6.52032639431339" calcext:value-type="float">
            <text:p/>
          </table:table-cell>
          <table:table-cell table:style-name="ce11"/>
          <table:table-cell table:style-name="ce321" office:value-type="float" office:value="19.892" calcext:value-type="float">
            <text:p>19.892</text:p>
          </table:table-cell>
          <table:table-cell table:style-name="ce327" table:formula="of:=IF([.AV21]&lt;&gt;&quot;&quot;;[.AW20]-[.AV21];[.AW20])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22]=&quot;&quot;;[.C21]+[.K22]+[.B22];[.AO22])" office:value-type="float" office:value="0.06507382" calcext:value-type="float">
            <text:p/>
          </table:table-cell>
          <table:table-cell table:style-name="ce41" table:formula="of:=IF([.AP22]&lt;&gt;&quot;&quot;;[.AP22];[.D21]+[.AV22])" office:value-type="float" office:value="0.508150000000001" calcext:value-type="float">
            <text:p/>
          </table:table-cell>
          <table:table-cell table:style-name="ce50" table:formula="of:=IF([.H22]=0;[.E21];[.D22]+[.C22]*[.H22]+[.AW22]+[.AG22]-[.AH22])" office:value-type="float" office:value="86.28301802" calcext:value-type="float">
            <text:p/>
          </table:table-cell>
          <table:table-cell table:style-name="ce66" table:formula="of:=100*IF([.L22]=0;0;[.E22]/[.E21]-1)" office:value-type="float" office:value="5.59389294580737" calcext:value-type="float">
            <text:p/>
          </table:table-cell>
          <table:table-cell table:style-name="ce11"/>
          <table:table-cell table:style-name="ce138" office:value-type="float" office:value="811" calcext:value-type="float">
            <text:p>811</text:p>
          </table:table-cell>
          <table:table-cell table:style-name="ce143"/>
          <table:table-cell table:style-name="ce155" office:value-type="float" office:value="0.1" calcext:value-type="float">
            <text:p>0.1</text:p>
          </table:table-cell>
          <table:table-cell table:style-name="ce161"/>
          <table:table-cell table:style-name="ce169" office:value-type="time" office:time-value="PT23H15M00S" calcext:value-type="time">
            <text:p>0.96875</text:p>
          </table:table-cell>
          <table:table-cell table:style-name="ce173" office:value-type="date" office:date-value="2013-12-01" calcext:value-type="date">
            <text:p>41609</text:p>
          </table:table-cell>
          <table:table-cell table:style-name="ce11"/>
          <table:table-cell table:style-name="ce162" table:formula="of:=[.O21]+[.J22]" office:value-type="float" office:value="0" calcext:value-type="float">
            <text:p/>
          </table:table-cell>
          <table:table-cell table:style-name="ce182" table:formula="of:=1+[.O22]/([.C22]+[.$C$4])" office:value-type="float" office:value="1" calcext:value-type="float">
            <text:p/>
          </table:table-cell>
          <table:table-cell table:style-name="ce189" table:formula="of:=-[.O22]-[.C22]" office:value-type="float" office:value="-0.06507382" calcext:value-type="float">
            <text:p/>
          </table:table-cell>
          <table:table-cell table:style-name="ce11"/>
          <table:table-cell table:style-name="ce196" table:formula="of:=-[.J22]+[.S21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22]/(ABS([.O22])*[.H22]*[.$V$6])" office:value-type="string" office:string-value="" calcext:value-type="error">
            <text:p/>
          </table:table-cell>
          <table:table-cell table:style-name="ce218" table:formula="of:=[.O22]*[.H22]/[.E22]" office:value-type="float" office:value="0" calcext:value-type="float">
            <text:p/>
          </table:table-cell>
          <table:table-cell table:style-name="ce182" table:formula="of:=([.E22]*[.$W$6]-ABS([.S22])*[.H22])/[.H22]" office:value-type="float" office:value="0.265977244204686" calcext:value-type="float">
            <text:p/>
          </table:table-cell>
          <table:table-cell table:style-name="ce11"/>
          <table:table-cell table:style-name="ce138" table:formula="of:=[.H22]*(-[.$AA$6]*0.01+[.P22])/[.P22]" office:value-type="float" office:value="794.78" calcext:value-type="float">
            <text:p/>
          </table:table-cell>
          <table:table-cell table:style-name="ce228" table:formula="of:=SIGN([.P22])*([.I22]-[.H22])*[.J22]/([.C22]*[.I22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22])+SIGN([.O21])=0;[.H22];([.H22]*[.J22]+[.AE21]*[.O21])/[.O22]);0)" office:value-type="float" office:value="0" calcext:value-type="float">
            <text:p/>
          </table:table-cell>
          <table:table-cell table:style-name="ce263" table:formula="of:=IF([.H22]=0;0;-([.H21]-[.H22])*[.O21])" office:value-type="float" office:value="13.9" calcext:value-type="float">
            <text:p/>
          </table:table-cell>
          <table:table-cell table:style-name="ce268" table:formula="of:=[.AF22]+[.AG21]-[.AH21]" office:value-type="float" office:value="13.9" calcext:value-type="float">
            <text:p/>
          </table:table-cell>
          <table:table-cell table:style-name="ce274" table:formula="of:=IF(OR([.O22]=0;SIGN([.O22])+SIGN([.O21])=0);(-[.H22]+[.AE21])*-[.O21];0)" office:value-type="float" office:value="13.9" calcext:value-type="float">
            <text:p/>
          </table:table-cell>
          <table:table-cell table:style-name="ce283" table:formula="of:=[.AG22]/([.E22]-[.AG22])" office:value-type="float" office:value="0.192033993334726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0.508150000000001" calcext:value-type="float">
            <text:p>0.508150000000001</text:p>
          </table:table-cell>
          <table:table-cell table:style-name="ce11"/>
          <table:table-cell table:style-name="ce311" table:number-matrix-columns-spanned="1" table:number-matrix-rows-spanned="1" table:formula="of:=SUM(IF([.$F$10:.$F22]*ABS(SIGN([.$J$10:.$J22]))&gt;0;1;0))/SUM(IF([.$F$10:.$F22]*ABS(SIGN([.$J$10:.$J22]))&lt;&gt;0;1;0))" office:value-type="float" office:value="0.416666666666667" calcext:value-type="float">
            <text:p/>
          </table:table-cell>
          <table:table-cell table:style-name="ce15" table:number-matrix-columns-spanned="1" table:number-matrix-rows-spanned="1" table:formula="of:=-SUM(IF([.$F$10:.$F22]*ABS(SIGN([.$J$10:.$J22]))&lt;0;[.$F$10:.$F22];0))/SUM(IF([.$F$10:.$F22]*ABS(SIGN([.$J$10:.$J22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22]*ABS(SIGN([.$J$10:.$J22]))&gt;0;[.$F$10:.$F22];0))/SUM(IF([.$F$10:.$F22]*ABS(SIGN([.$J$10:.$J22]))&gt;0;1;0))/[.AS22]" office:value-type="float" office:value="5.98718950810591" calcext:value-type="float">
            <text:p/>
          </table:table-cell>
          <table:table-cell table:style-name="ce11"/>
          <table:table-cell table:style-name="ce321" office:value-type="float" office:value="-33" calcext:value-type="float">
            <text:p>-33</text:p>
          </table:table-cell>
          <table:table-cell table:style-name="ce327" table:formula="of:=IF([.AV22]&lt;&gt;&quot;&quot;;[.AW21]-[.AV22];[.AW21])" office:value-type="float" office:value="33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23]=&quot;&quot;;[.C22]+[.K23]+[.B23];[.AO23])" office:value-type="float" office:value="0.06507382" calcext:value-type="float">
            <text:p/>
          </table:table-cell>
          <table:table-cell table:style-name="ce41" table:formula="of:=IF([.AP23]&lt;&gt;&quot;&quot;;[.AP23];[.D22]+[.AV23])" office:value-type="float" office:value="0.436" calcext:value-type="float">
            <text:p/>
          </table:table-cell>
          <table:table-cell table:style-name="ce50" table:formula="of:=IF([.H23]=0;[.E22];[.D23]+[.C23]*[.H23]+[.AW23]+[.AG23]-[.AH23])" office:value-type="float" office:value="93.6292835" calcext:value-type="float">
            <text:p/>
          </table:table-cell>
          <table:table-cell table:style-name="ce67" table:formula="of:=100*IF([.L23]=0;0;[.E23]/[.E22]-1)" office:value-type="float" office:value="8.51414988555126" calcext:value-type="float">
            <text:p/>
          </table:table-cell>
          <table:table-cell table:style-name="ce11"/>
          <table:table-cell table:style-name="ce138" office:value-type="float" office:value="925" calcext:value-type="float">
            <text:p>925</text:p>
          </table:table-cell>
          <table:table-cell table:style-name="ce143" office:value-type="float" office:value="955" calcext:value-type="float">
            <text:p>955</text:p>
          </table:table-cell>
          <table:table-cell table:style-name="ce155" office:value-type="float" office:value="-0.065" calcext:value-type="float">
            <text:p>-0.065</text:p>
          </table:table-cell>
          <table:table-cell table:style-name="ce161"/>
          <table:table-cell table:style-name="ce169" office:value-type="time" office:time-value="PT00H03M00S" calcext:value-type="time">
            <text:p>0.00208333333333333</text:p>
          </table:table-cell>
          <table:table-cell table:style-name="ce173" office:value-type="date" office:date-value="2013-12-02" calcext:value-type="date">
            <text:p>41610</text:p>
          </table:table-cell>
          <table:table-cell table:style-name="ce11"/>
          <table:table-cell table:style-name="ce162" table:formula="of:=[.O22]+[.J23]" office:value-type="float" office:value="-0.065" calcext:value-type="float">
            <text:p/>
          </table:table-cell>
          <table:table-cell table:style-name="ce182" table:formula="of:=1+[.O23]/([.C23]+[.$C$4])" office:value-type="float" office:value="0.483111010101283" calcext:value-type="float">
            <text:p/>
          </table:table-cell>
          <table:table-cell table:style-name="ce189" table:formula="of:=-[.O23]-[.C23]" office:value-type="float" office:value="-0.0000738200000000022" calcext:value-type="float">
            <text:p/>
          </table:table-cell>
          <table:table-cell table:style-name="ce11"/>
          <table:table-cell table:style-name="ce196" table:formula="of:=-[.J23]+[.S22]" office:value-type="float" office:value="0.065" calcext:value-type="float">
            <text:p/>
          </table:table-cell>
          <table:table-cell table:style-name="ce205"/>
          <table:table-cell table:style-name="ce211"/>
          <table:table-cell table:style-name="ce214" table:formula="of:=[.E23]/(ABS([.O23])*[.H23]*[.$V$6])" office:value-type="float" office:value="15.572438004158" calcext:value-type="float">
            <text:p/>
          </table:table-cell>
          <table:table-cell table:style-name="ce218" table:formula="of:=[.O23]*[.H23]/[.E23]" office:value-type="float" office:value="-0.642160206213689" calcext:value-type="float">
            <text:p/>
          </table:table-cell>
          <table:table-cell table:style-name="ce182" table:formula="of:=([.E23]*[.$W$6]-ABS([.S23])*[.H23])/[.H23]" office:value-type="float" office:value="0.188052117567568" calcext:value-type="float">
            <text:p/>
          </table:table-cell>
          <table:table-cell table:style-name="ce11"/>
          <table:table-cell table:style-name="ce138" table:formula="of:=[.H23]*(-[.$AA$6]*0.01+[.P23])/[.P23]" office:value-type="float" office:value="886.706523732254" calcext:value-type="float">
            <text:p/>
          </table:table-cell>
          <table:table-cell table:style-name="ce228" table:formula="of:=SIGN([.P23])*([.I23]-[.H23])*[.J23]/([.C23]*[.I23])*100" office:value-type="float" office:value="-3.13779768385186" calcext:value-type="float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23])+SIGN([.O22])=0;[.H23];([.H23]*[.J23]+[.AE22]*[.O22])/[.O23]);0)" office:value-type="float" office:value="925" calcext:value-type="float">
            <text:p/>
          </table:table-cell>
          <table:table-cell table:style-name="ce263" table:formula="of:=IF([.H23]=0;0;-([.H22]-[.H23])*[.O22])" office:value-type="float" office:value="0" calcext:value-type="float">
            <text:p/>
          </table:table-cell>
          <table:table-cell table:style-name="ce268" table:formula="of:=[.AF23]+[.AG22]-[.AH22]" office:value-type="float" office:value="0" calcext:value-type="float">
            <text:p/>
          </table:table-cell>
          <table:table-cell table:style-name="ce274" table:formula="of:=IF(OR([.O23]=0;SIGN([.O23])+SIGN([.O22])=0);(-[.H23]+[.AE22])*-[.O22];0)" office:value-type="float" office:value="0" calcext:value-type="float">
            <text:p/>
          </table:table-cell>
          <table:table-cell table:style-name="ce283" table:formula="of:=[.AG23]/([.E23]-[.AG23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0.436" calcext:value-type="float">
            <text:p>0.436</text:p>
          </table:table-cell>
          <table:table-cell table:style-name="ce11"/>
          <table:table-cell table:style-name="ce311" table:number-matrix-columns-spanned="1" table:number-matrix-rows-spanned="1" table:formula="of:=SUM(IF([.$F$10:.$F23]*ABS(SIGN([.$J$10:.$J23]))&gt;0;1;0))/SUM(IF([.$F$10:.$F23]*ABS(SIGN([.$J$10:.$J23]))&lt;&gt;0;1;0))" office:value-type="float" office:value="0.461538461538462" calcext:value-type="float">
            <text:p/>
          </table:table-cell>
          <table:table-cell table:style-name="ce15" table:number-matrix-columns-spanned="1" table:number-matrix-rows-spanned="1" table:formula="of:=-SUM(IF([.$F$10:.$F23]*ABS(SIGN([.$J$10:.$J23]))&lt;0;[.$F$10:.$F23];0))/SUM(IF([.$F$10:.$F23]*ABS(SIGN([.$J$10:.$J23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23]*ABS(SIGN([.$J$10:.$J23]))&gt;0;[.$F$10:.$F23];0))/SUM(IF([.$F$10:.$F23]*ABS(SIGN([.$J$10:.$J23]))&gt;0;1;0))/[.AS23]" office:value-type="float" office:value="5.96714688511643" calcext:value-type="float">
            <text:p/>
          </table:table-cell>
          <table:table-cell table:style-name="ce11"/>
          <table:table-cell table:style-name="ce321"/>
          <table:table-cell table:style-name="ce327" table:formula="of:=IF([.AV23]&lt;&gt;&quot;&quot;;[.AW22]-[.AV23];[.AW22])" office:value-type="float" office:value="33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24]=&quot;&quot;;[.C23]+[.K24]+[.B24];[.AO24])" office:value-type="float" office:value="0.06507382" calcext:value-type="float">
            <text:p/>
          </table:table-cell>
          <table:table-cell table:style-name="ce41" table:formula="of:=IF([.AP24]&lt;&gt;&quot;&quot;;[.AP24];[.D23]+[.AV24])" office:value-type="float" office:value="0.2255625" calcext:value-type="float">
            <text:p/>
          </table:table-cell>
          <table:table-cell table:style-name="ce50" table:formula="of:=IF([.H24]=0;[.E23];[.D24]+[.C24]*[.H24]+[.AW24]+[.AG24]-[.AH24])" office:value-type="float" office:value="93.418846" calcext:value-type="float">
            <text:p/>
          </table:table-cell>
          <table:table-cell table:style-name="ce68" table:formula="of:=100*IF([.L24]=0;0;[.E24]/[.E23]-1)" office:value-type="float" office:value="-0.224756072174803" calcext:value-type="float">
            <text:p/>
          </table:table-cell>
          <table:table-cell table:style-name="ce11"/>
          <table:table-cell table:style-name="ce138" office:value-type="float" office:value="925" calcext:value-type="float">
            <text:p>925</text:p>
          </table:table-cell>
          <table:table-cell table:style-name="ce143"/>
          <table:table-cell table:style-name="ce155" office:value-type="float" office:value="0.065" calcext:value-type="float">
            <text:p>0.065</text:p>
          </table:table-cell>
          <table:table-cell table:style-name="ce161"/>
          <table:table-cell table:style-name="ce169" office:value-type="time" office:time-value="PT01H33M00S" calcext:value-type="time">
            <text:p>0.0645833333333333</text:p>
          </table:table-cell>
          <table:table-cell table:style-name="ce173" office:value-type="date" office:date-value="2013-12-02" calcext:value-type="date">
            <text:p>41610</text:p>
          </table:table-cell>
          <table:table-cell table:style-name="ce11"/>
          <table:table-cell table:style-name="ce162" table:formula="of:=[.O23]+[.J24]" office:value-type="float" office:value="0" calcext:value-type="float">
            <text:p/>
          </table:table-cell>
          <table:table-cell table:style-name="ce182" table:formula="of:=1+[.O24]/([.C24]+[.$C$4])" office:value-type="float" office:value="1" calcext:value-type="float">
            <text:p/>
          </table:table-cell>
          <table:table-cell table:style-name="ce189" table:formula="of:=-[.O24]-[.C24]" office:value-type="float" office:value="-0.06507382" calcext:value-type="float">
            <text:p/>
          </table:table-cell>
          <table:table-cell table:style-name="ce11"/>
          <table:table-cell table:style-name="ce196" table:formula="of:=-[.J24]+[.S23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24]/(ABS([.O24])*[.H24]*[.$V$6])" office:value-type="string" office:string-value="" calcext:value-type="error">
            <text:p/>
          </table:table-cell>
          <table:table-cell table:style-name="ce218" table:formula="of:=[.O24]*[.H24]/[.E24]" office:value-type="float" office:value="0" calcext:value-type="float">
            <text:p/>
          </table:table-cell>
          <table:table-cell table:style-name="ce182" table:formula="of:=([.E24]*[.$W$6]-ABS([.S24])*[.H24])/[.H24]" office:value-type="float" office:value="0.252483367567568" calcext:value-type="float">
            <text:p/>
          </table:table-cell>
          <table:table-cell table:style-name="ce11"/>
          <table:table-cell table:style-name="ce138" table:formula="of:=[.H24]*(-[.$AA$6]*0.01+[.P24])/[.P24]" office:value-type="float" office:value="906.5" calcext:value-type="float">
            <text:p/>
          </table:table-cell>
          <table:table-cell table:style-name="ce228" table:formula="of:=SIGN([.P24])*([.I24]-[.H24])*[.J24]/([.C24]*[.I24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24])+SIGN([.O23])=0;[.H24];([.H24]*[.J24]+[.AE23]*[.O23])/[.O24]);0)" office:value-type="float" office:value="0" calcext:value-type="float">
            <text:p/>
          </table:table-cell>
          <table:table-cell table:style-name="ce263" table:formula="of:=IF([.H24]=0;0;-([.H23]-[.H24])*[.O23])" office:value-type="float" office:value="0" calcext:value-type="float">
            <text:p/>
          </table:table-cell>
          <table:table-cell table:style-name="ce268" table:formula="of:=[.AF24]+[.AG23]-[.AH23]" office:value-type="float" office:value="0" calcext:value-type="float">
            <text:p/>
          </table:table-cell>
          <table:table-cell table:style-name="ce274" table:formula="of:=IF(OR([.O24]=0;SIGN([.O24])+SIGN([.O23])=0);(-[.H24]+[.AE23])*-[.O23];0)" office:value-type="float" office:value="0" calcext:value-type="float">
            <text:p/>
          </table:table-cell>
          <table:table-cell table:style-name="ce283" table:formula="of:=[.AG24]/([.E24]-[.AG24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0.2255625" calcext:value-type="float">
            <text:p>0.2255625</text:p>
          </table:table-cell>
          <table:table-cell table:style-name="ce11"/>
          <table:table-cell table:style-name="ce311" table:number-matrix-columns-spanned="1" table:number-matrix-rows-spanned="1" table:formula="of:=SUM(IF([.$F$10:.$F24]*ABS(SIGN([.$J$10:.$J24]))&gt;0;1;0))/SUM(IF([.$F$10:.$F24]*ABS(SIGN([.$J$10:.$J24]))&lt;&gt;0;1;0))" office:value-type="float" office:value="0.428571428571429" calcext:value-type="float">
            <text:p/>
          </table:table-cell>
          <table:table-cell table:style-name="ce15" table:number-matrix-columns-spanned="1" table:number-matrix-rows-spanned="1" table:formula="of:=-SUM(IF([.$F$10:.$F24]*ABS(SIGN([.$J$10:.$J24]))&lt;0;[.$F$10:.$F24];0))/SUM(IF([.$F$10:.$F24]*ABS(SIGN([.$J$10:.$J24]))&lt;0;1;0))" office:value-type="float" office:value="1.29790280100173" calcext:value-type="float">
            <text:p/>
          </table:table-cell>
          <table:table-cell table:style-name="ce15" table:number-matrix-columns-spanned="1" table:number-matrix-rows-spanned="1" table:formula="of:=SUM(IF([.$F$10:.$F24]*ABS(SIGN([.$J$10:.$J24]))&gt;0;[.$F$10:.$F24];0))/SUM(IF([.$F$10:.$F24]*ABS(SIGN([.$J$10:.$J24]))&gt;0;1;0))/[.AS24]" office:value-type="float" office:value="6.67197890393171" calcext:value-type="float">
            <text:p/>
          </table:table-cell>
          <table:table-cell table:style-name="ce11"/>
          <table:table-cell table:style-name="ce321"/>
          <table:table-cell table:style-name="ce327" table:formula="of:=IF([.AV24]&lt;&gt;&quot;&quot;;[.AW23]-[.AV24];[.AW23])" office:value-type="float" office:value="33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/>
          <table:table-cell table:style-name="ce31" table:formula="of:=IF([.AO25]=&quot;&quot;;[.C24]+[.K25]+[.B25];[.AO25])" office:value-type="float" office:value="0.06507382" calcext:value-type="float">
            <text:p/>
          </table:table-cell>
          <table:table-cell table:style-name="ce41" table:formula="of:=IF([.AP25]&lt;&gt;&quot;&quot;;[.AP25];[.D24]+[.AV25])" office:value-type="float" office:value="0.1031625" calcext:value-type="float">
            <text:p/>
          </table:table-cell>
          <table:table-cell table:style-name="ce50" table:formula="of:=IF([.H25]=0;[.E24];[.D25]+[.C25]*[.H25]+[.AW25]+[.AG25]-[.AH25])" office:value-type="float" office:value="99.4784589" calcext:value-type="float">
            <text:p/>
          </table:table-cell>
          <table:table-cell table:style-name="ce69" table:formula="of:=100*IF([.L25]=0;0;[.E25]/[.E24]-1)" office:value-type="float" office:value="6.48649941576029" calcext:value-type="float">
            <text:p/>
          </table:table-cell>
          <table:table-cell table:style-name="ce11"/>
          <table:table-cell table:style-name="ce139" office:value-type="float" office:value="1020" calcext:value-type="float">
            <text:p>1020</text:p>
          </table:table-cell>
          <table:table-cell table:style-name="ce143" office:value-type="float" office:value="1045" calcext:value-type="float">
            <text:p>1045</text:p>
          </table:table-cell>
          <table:table-cell table:style-name="ce155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05H18M00S" calcext:value-type="time">
            <text:p>0.220833333333333</text:p>
          </table:table-cell>
          <table:table-cell table:style-name="ce173" office:value-type="date" office:date-value="2013-12-02" calcext:value-type="date">
            <text:p>41610</text:p>
          </table:table-cell>
          <table:table-cell table:style-name="ce11"/>
          <table:table-cell table:style-name="ce162" table:formula="of:=[.O24]+[.J25]" office:value-type="float" office:value="-0.1" calcext:value-type="float">
            <text:p/>
          </table:table-cell>
          <table:table-cell table:style-name="ce182" table:formula="of:=1+[.O25]/([.C25]+[.$C$4])" office:value-type="float" office:value="0.204786169386589" calcext:value-type="float">
            <text:p/>
          </table:table-cell>
          <table:table-cell table:style-name="ce189" table:formula="of:=-[.O25]-[.C25]" office:value-type="float" office:value="0.03492618" calcext:value-type="float">
            <text:p/>
          </table:table-cell>
          <table:table-cell table:style-name="ce11"/>
          <table:table-cell table:style-name="ce196" table:formula="of:=-[.J25]+[.S24]" office:value-type="float" office:value="0.1" calcext:value-type="float">
            <text:p/>
          </table:table-cell>
          <table:table-cell table:style-name="ce205"/>
          <table:table-cell table:style-name="ce211"/>
          <table:table-cell table:style-name="ce214" table:formula="of:=[.E25]/(ABS([.O25])*[.H25]*[.$V$6])" office:value-type="float" office:value="9.75279008823529" calcext:value-type="float">
            <text:p/>
          </table:table-cell>
          <table:table-cell table:style-name="ce218" table:formula="of:=[.O25]*[.H25]/[.E25]" office:value-type="float" office:value="-1.02534760919984" calcext:value-type="float">
            <text:p/>
          </table:table-cell>
          <table:table-cell table:style-name="ce182" table:formula="of:=([.E25]*[.$W$6]-ABS([.S25])*[.H25])/[.H25]" office:value-type="float" office:value="0.143819752205882" calcext:value-type="float">
            <text:p/>
          </table:table-cell>
          <table:table-cell table:style-name="ce11"/>
          <table:table-cell table:style-name="ce138" table:formula="of:=[.H25]*(-[.$AA$6]*0.01+[.P25])/[.P25]" office:value-type="float" office:value="920.383897696287" calcext:value-type="float">
            <text:p/>
          </table:table-cell>
          <table:table-cell table:style-name="ce228" table:formula="of:=SIGN([.P25])*([.I25]-[.H25])*[.J25]/([.C25]*[.I25])*100" office:value-type="float" office:value="-3.67635478846586" calcext:value-type="float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25])+SIGN([.O24])=0;[.H25];([.H25]*[.J25]+[.AE24]*[.O24])/[.O25]);0)" office:value-type="float" office:value="1020" calcext:value-type="float">
            <text:p/>
          </table:table-cell>
          <table:table-cell table:style-name="ce263" table:formula="of:=IF([.H25]=0;0;-([.H24]-[.H25])*[.O24])" office:value-type="float" office:value="0" calcext:value-type="float">
            <text:p/>
          </table:table-cell>
          <table:table-cell table:style-name="ce268" table:formula="of:=[.AF25]+[.AG24]-[.AH24]" office:value-type="float" office:value="0" calcext:value-type="float">
            <text:p/>
          </table:table-cell>
          <table:table-cell table:style-name="ce274" table:formula="of:=IF(OR([.O25]=0;SIGN([.O25])+SIGN([.O24])=0);(-[.H25]+[.AE24])*-[.O24];0)" office:value-type="float" office:value="0" calcext:value-type="float">
            <text:p/>
          </table:table-cell>
          <table:table-cell table:style-name="ce283" table:formula="of:=[.AG25]/([.E25]-[.AG2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0.1031625" calcext:value-type="float">
            <text:p>0.1031625</text:p>
          </table:table-cell>
          <table:table-cell table:style-name="ce11"/>
          <table:table-cell table:style-name="ce311" table:number-matrix-columns-spanned="1" table:number-matrix-rows-spanned="1" table:formula="of:=SUM(IF([.$F$10:.$F25]*ABS(SIGN([.$J$10:.$J25]))&gt;0;1;0))/SUM(IF([.$F$10:.$F25]*ABS(SIGN([.$J$10:.$J25]))&lt;&gt;0;1;0))" office:value-type="float" office:value="0.466666666666667" calcext:value-type="float">
            <text:p/>
          </table:table-cell>
          <table:table-cell table:style-name="ce15" table:number-matrix-columns-spanned="1" table:number-matrix-rows-spanned="1" table:formula="of:=-SUM(IF([.$F$10:.$F25]*ABS(SIGN([.$J$10:.$J25]))&lt;0;[.$F$10:.$F25];0))/SUM(IF([.$F$10:.$F25]*ABS(SIGN([.$J$10:.$J25]))&lt;0;1;0))" office:value-type="float" office:value="1.29790280100173" calcext:value-type="float">
            <text:p/>
          </table:table-cell>
          <table:table-cell table:style-name="ce15" table:number-matrix-columns-spanned="1" table:number-matrix-rows-spanned="1" table:formula="of:=SUM(IF([.$F$10:.$F25]*ABS(SIGN([.$J$10:.$J25]))&gt;0;[.$F$10:.$F25];0))/SUM(IF([.$F$10:.$F25]*ABS(SIGN([.$J$10:.$J25]))&gt;0;1;0))/[.AS25]" office:value-type="float" office:value="6.43279296597088" calcext:value-type="float">
            <text:p/>
          </table:table-cell>
          <table:table-cell table:style-name="ce11"/>
          <table:table-cell table:style-name="ce321"/>
          <table:table-cell table:style-name="ce327" table:formula="of:=IF([.AV25]&lt;&gt;&quot;&quot;;[.AW24]-[.AV25];[.AW24])" office:value-type="float" office:value="33" calcext:value-type="float">
            <text:p/>
          </table:table-cell>
          <table:table-cell table:number-columns-repeated="953"/>
        </table:table-row>
        <table:table-row table:style-name="ro6">
          <table:table-cell table:style-name="ce12"/>
          <table:table-cell table:style-name="ce19"/>
          <table:table-cell table:style-name="ce31" table:formula="of:=IF([.AO26]=&quot;&quot;;[.C25]+[.K26]+[.B26];[.AO26])" office:value-type="float" office:value="0.06505002" calcext:value-type="float">
            <text:p/>
          </table:table-cell>
          <table:table-cell table:style-name="ce41" table:formula="of:=IF([.AP26]&lt;&gt;&quot;&quot;;[.AP26];[.D25]+[.AV26])" office:value-type="float" office:value="0" calcext:value-type="float">
            <text:p/>
          </table:table-cell>
          <table:table-cell table:style-name="ce50" table:formula="of:=IF([.H26]=0;[.E25];[.D26]+[.C26]*[.H26]+[.AW26]+[.AG26]-[.AH26])" office:value-type="float" office:value="98.4772709" calcext:value-type="float">
            <text:p/>
          </table:table-cell>
          <table:table-cell table:style-name="ce70" table:formula="of:=100*IF([.L26]=0;0;[.E26]/[.E25]-1)" office:value-type="float" office:value="-1.0064369825094" calcext:value-type="float">
            <text:p/>
          </table:table-cell>
          <table:table-cell table:style-name="ce11"/>
          <table:table-cell table:style-name="ce139" office:value-type="float" office:value="1045" calcext:value-type="float">
            <text:p>1045</text:p>
          </table:table-cell>
          <table:table-cell table:style-name="ce143"/>
          <table:table-cell table:style-name="ce155" office:value-type="float" office:value="0.035" calcext:value-type="float">
            <text:p>0.035</text:p>
          </table:table-cell>
          <table:table-cell table:style-name="ce161"/>
          <table:table-cell table:style-name="ce169" office:value-type="time" office:time-value="PT08H40M00S" calcext:value-type="time">
            <text:p>0.361111111111111</text:p>
          </table:table-cell>
          <table:table-cell table:style-name="ce173" office:value-type="date" office:date-value="2013-12-02" calcext:value-type="date">
            <text:p>41610</text:p>
          </table:table-cell>
          <table:table-cell table:style-name="ce11"/>
          <table:table-cell table:style-name="ce162" table:formula="of:=[.O25]+[.J26]" office:value-type="float" office:value="-0.065" calcext:value-type="float">
            <text:p/>
          </table:table-cell>
          <table:table-cell table:style-name="ce182" table:formula="of:=1+[.O26]/([.C26]+[.$C$4])" office:value-type="float" office:value="0.483013164711847" calcext:value-type="float">
            <text:p/>
          </table:table-cell>
          <table:table-cell table:style-name="ce189" table:formula="of:=-[.O26]-[.C26]" office:value-type="float" office:value="-0.0000500199999999978" calcext:value-type="float">
            <text:p/>
          </table:table-cell>
          <table:table-cell table:style-name="ce11"/>
          <table:table-cell table:style-name="ce196" table:formula="of:=-[.J26]+[.S25]" office:value-type="float" office:value="0.065" calcext:value-type="float">
            <text:p/>
          </table:table-cell>
          <table:table-cell table:style-name="ce205"/>
          <table:table-cell table:style-name="ce211"/>
          <table:table-cell table:style-name="ce214" table:formula="of:=[.E26]/(ABS([.O26])*[.H26]*[.$V$6])" office:value-type="float" office:value="14.4979419801251" calcext:value-type="float">
            <text:p/>
          </table:table-cell>
          <table:table-cell table:style-name="ce218" table:formula="of:=[.O26]*[.H26]/[.E26]" office:value-type="float" office:value="-0.68975307072609" calcext:value-type="float">
            <text:p/>
          </table:table-cell>
          <table:table-cell table:style-name="ce182" table:formula="of:=([.E26]*[.$W$6]-ABS([.S26])*[.H26])/[.H26]" office:value-type="float" office:value="0.170591557177034" calcext:value-type="float">
            <text:p/>
          </table:table-cell>
          <table:table-cell table:style-name="ce11"/>
          <table:table-cell table:style-name="ce138" table:formula="of:=[.H26]*(-[.$AA$6]*0.01+[.P26])/[.P26]" office:value-type="float" office:value="1001.7299578419" calcext:value-type="float">
            <text:p/>
          </table:table-cell>
          <table:table-cell table:style-name="ce228" table:formula="of:=SIGN([.P26])*([.I26]-[.H26])*[.J26]/([.C26]*[.I26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26])+SIGN([.O25])=0;[.H26];([.H26]*[.J26]+[.AE25]*[.O25])/[.O26]);0)" office:value-type="float" office:value="1006.53846153846" calcext:value-type="float">
            <text:p/>
          </table:table-cell>
          <table:table-cell table:style-name="ce263" table:formula="of:=IF([.H26]=0;0;-([.H25]-[.H26])*[.O25])" office:value-type="float" office:value="-2.5" calcext:value-type="float">
            <text:p/>
          </table:table-cell>
          <table:table-cell table:style-name="ce268" table:formula="of:=[.AF26]+[.AG25]-[.AH25]" office:value-type="float" office:value="-2.5" calcext:value-type="float">
            <text:p/>
          </table:table-cell>
          <table:table-cell table:style-name="ce274" table:formula="of:=IF(OR([.O26]=0;SIGN([.O26])+SIGN([.O25])=0);(-[.H26]+[.AE25])*-[.O25];0)" office:value-type="float" office:value="0" calcext:value-type="float">
            <text:p/>
          </table:table-cell>
          <table:table-cell table:style-name="ce283" table:formula="of:=[.AG26]/([.E26]-[.AG26])" office:value-type="float" office:value="-0.0247580468130873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6505002" calcext:value-type="float">
            <text:p>0.06505002</text:p>
          </table:table-cell>
          <table:table-cell table:style-name="ce308" office:value-type="float" office:value="0" calcext:value-type="float">
            <text:p>0</text:p>
          </table:table-cell>
          <table:table-cell table:style-name="ce11"/>
          <table:table-cell table:style-name="ce311" table:number-matrix-columns-spanned="1" table:number-matrix-rows-spanned="1" table:formula="of:=SUM(IF([.$F$10:.$F26]*ABS(SIGN([.$J$10:.$J26]))&gt;0;1;0))/SUM(IF([.$F$10:.$F26]*ABS(SIGN([.$J$10:.$J26]))&lt;&gt;0;1;0))" office:value-type="float" office:value="0.4375" calcext:value-type="float">
            <text:p/>
          </table:table-cell>
          <table:table-cell table:style-name="ce15" table:number-matrix-columns-spanned="1" table:number-matrix-rows-spanned="1" table:formula="of:=-SUM(IF([.$F$10:.$F26]*ABS(SIGN([.$J$10:.$J26]))&lt;0;[.$F$10:.$F26];0))/SUM(IF([.$F$10:.$F26]*ABS(SIGN([.$J$10:.$J26]))&lt;0;1;0))" office:value-type="float" office:value="1.26551771005813" calcext:value-type="float">
            <text:p/>
          </table:table-cell>
          <table:table-cell table:style-name="ce15" table:number-matrix-columns-spanned="1" table:number-matrix-rows-spanned="1" table:formula="of:=SUM(IF([.$F$10:.$F26]*ABS(SIGN([.$J$10:.$J26]))&gt;0;[.$F$10:.$F26];0))/SUM(IF([.$F$10:.$F26]*ABS(SIGN([.$J$10:.$J26]))&gt;0;1;0))/[.AS26]" office:value-type="float" office:value="6.5974106426486" calcext:value-type="float">
            <text:p/>
          </table:table-cell>
          <table:table-cell table:style-name="ce11"/>
          <table:table-cell table:style-name="ce321"/>
          <table:table-cell table:style-name="ce327" table:formula="of:=IF([.AV26]&lt;&gt;&quot;&quot;;[.AW25]-[.AV26];[.AW25])" office:value-type="float" office:value="33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27]=&quot;&quot;;[.C26]+[.K27]+[.B27];[.AO27])" office:value-type="float" office:value="0.0649899" calcext:value-type="float">
            <text:p/>
          </table:table-cell>
          <table:table-cell table:style-name="ce41" table:formula="of:=IF([.AP27]&lt;&gt;&quot;&quot;;[.AP27];[.D26]+[.AV27])" office:value-type="float" office:value="0" calcext:value-type="float">
            <text:p/>
          </table:table-cell>
          <table:table-cell table:style-name="ce50" table:formula="of:=IF([.H27]=0;[.E26];[.D27]+[.C27]*[.H27]+[.AW27]+[.AG27]-[.AH27])" office:value-type="float" office:value="98.4144455" calcext:value-type="float">
            <text:p/>
          </table:table-cell>
          <table:table-cell table:style-name="ce71" table:formula="of:=100*IF([.L27]=0;0;[.E27]/[.E26]-1)" office:value-type="float" office:value="-0.0637968532493094" calcext:value-type="float">
            <text:p/>
          </table:table-cell>
          <table:table-cell table:style-name="ce11"/>
          <table:table-cell table:style-name="ce138" office:value-type="float" office:value="1045" calcext:value-type="float">
            <text:p>1045</text:p>
          </table:table-cell>
          <table:table-cell table:style-name="ce143" office:value-type="float" office:value="1065" calcext:value-type="float">
            <text:p>1065</text:p>
          </table:table-cell>
          <table:table-cell table:style-name="ce155" office:value-type="float" office:value="-0.05" calcext:value-type="float">
            <text:p>-0.05</text:p>
          </table:table-cell>
          <table:table-cell table:style-name="ce161"/>
          <table:table-cell table:style-name="ce169" office:value-type="time" office:time-value="PT00H28M00S" calcext:value-type="time">
            <text:p>0.0194444444444444</text:p>
          </table:table-cell>
          <table:table-cell table:style-name="ce173" office:value-type="date" office:date-value="2013-12-03" calcext:value-type="date">
            <text:p>41611</text:p>
          </table:table-cell>
          <table:table-cell table:style-name="ce11"/>
          <table:table-cell table:style-name="ce162" table:formula="of:=[.O26]+[.J27]" office:value-type="float" office:value="-0.115" calcext:value-type="float">
            <text:p/>
          </table:table-cell>
          <table:table-cell table:style-name="ce182" table:formula="of:=1+[.O27]/([.C27]+[.$C$4])" office:value-type="float" office:value="0.0848934044050208" calcext:value-type="float">
            <text:p/>
          </table:table-cell>
          <table:table-cell table:style-name="ce189" table:formula="of:=-[.O27]-[.C27]" office:value-type="float" office:value="0.0500101" calcext:value-type="float">
            <text:p/>
          </table:table-cell>
          <table:table-cell table:style-name="ce11"/>
          <table:table-cell table:style-name="ce196" table:formula="of:=-[.J27]+[.S26]" office:value-type="float" office:value="0.115" calcext:value-type="float">
            <text:p/>
          </table:table-cell>
          <table:table-cell table:style-name="ce205"/>
          <table:table-cell table:style-name="ce211"/>
          <table:table-cell table:style-name="ce214" table:formula="of:=[.E27]/(ABS([.O27])*[.H27]*[.$V$6])" office:value-type="float" office:value="8.18926111920116" calcext:value-type="float">
            <text:p/>
          </table:table-cell>
          <table:table-cell table:style-name="ce218" table:formula="of:=[.O27]*[.H27]/[.E27]" office:value-type="float" office:value="-1.22111138653929" calcext:value-type="float">
            <text:p/>
          </table:table-cell>
          <table:table-cell table:style-name="ce182" table:formula="of:=([.E27]*[.$W$6]-ABS([.S27])*[.H27])/[.H27]" office:value-type="float" office:value="0.120441257177033" calcext:value-type="float">
            <text:p/>
          </table:table-cell>
          <table:table-cell table:style-name="ce11"/>
          <table:table-cell table:style-name="ce138" table:formula="of:=[.H27]*(-[.$AA$6]*0.01+[.P27])/[.P27]" office:value-type="float" office:value="798.808907223375" calcext:value-type="float">
            <text:p/>
          </table:table-cell>
          <table:table-cell table:style-name="ce228" table:formula="of:=SIGN([.P27])*([.I27]-[.H27])*[.J27]/([.C27]*[.I27])*100" office:value-type="float" office:value="-1.44478932287976" calcext:value-type="float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27])+SIGN([.O26])=0;[.H27];([.H27]*[.J27]+[.AE26]*[.O26])/[.O27]);0)" office:value-type="float" office:value="1023.26086956522" calcext:value-type="float">
            <text:p/>
          </table:table-cell>
          <table:table-cell table:style-name="ce263" table:formula="of:=IF([.H27]=0;0;-([.H26]-[.H27])*[.O26])" office:value-type="float" office:value="0" calcext:value-type="float">
            <text:p/>
          </table:table-cell>
          <table:table-cell table:style-name="ce268" table:formula="of:=[.AF27]+[.AG26]-[.AH26]" office:value-type="float" office:value="-2.5" calcext:value-type="float">
            <text:p/>
          </table:table-cell>
          <table:table-cell table:style-name="ce274" table:formula="of:=IF(OR([.O27]=0;SIGN([.O27])+SIGN([.O26])=0);(-[.H27]+[.AE26])*-[.O26];0)" office:value-type="float" office:value="0" calcext:value-type="float">
            <text:p/>
          </table:table-cell>
          <table:table-cell table:style-name="ce283" table:formula="of:=[.AG27]/([.E27]-[.AG27])" office:value-type="float" office:value="-0.0247734602079343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649899" calcext:value-type="float">
            <text:p>0.0649899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27]*ABS(SIGN([.$J$10:.$J27]))&gt;0;1;0))/SUM(IF([.$F$10:.$F27]*ABS(SIGN([.$J$10:.$J27]))&lt;&gt;0;1;0))" office:value-type="float" office:value="0.411764705882353" calcext:value-type="float">
            <text:p/>
          </table:table-cell>
          <table:table-cell table:style-name="ce15" table:number-matrix-columns-spanned="1" table:number-matrix-rows-spanned="1" table:formula="of:=-SUM(IF([.$F$10:.$F27]*ABS(SIGN([.$J$10:.$J27]))&lt;0;[.$F$10:.$F27];0))/SUM(IF([.$F$10:.$F27]*ABS(SIGN([.$J$10:.$J27]))&lt;0;1;0))" office:value-type="float" office:value="1.14534562437725" calcext:value-type="float">
            <text:p/>
          </table:table-cell>
          <table:table-cell table:style-name="ce15" table:number-matrix-columns-spanned="1" table:number-matrix-rows-spanned="1" table:formula="of:=SUM(IF([.$F$10:.$F27]*ABS(SIGN([.$J$10:.$J27]))&gt;0;[.$F$10:.$F27];0))/SUM(IF([.$F$10:.$F27]*ABS(SIGN([.$J$10:.$J27]))&gt;0;1;0))/[.AS27]" office:value-type="float" office:value="7.28962492290257" calcext:value-type="float">
            <text:p/>
          </table:table-cell>
          <table:table-cell table:style-name="ce11"/>
          <table:table-cell table:style-name="ce321"/>
          <table:table-cell table:style-name="ce327" table:formula="of:=IF([.AV27]&lt;&gt;&quot;&quot;;[.AW26]-[.AV27];[.AW26])" office:value-type="float" office:value="33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28]=&quot;&quot;;[.C27]+[.K28]+[.B28];[.AO28])" office:value-type="float" office:value="0.06481473" calcext:value-type="float">
            <text:p/>
          </table:table-cell>
          <table:table-cell table:style-name="ce41" table:formula="of:=IF([.AP28]&lt;&gt;&quot;&quot;;[.AP28];[.D27]+[.AV28])" office:value-type="float" office:value="0" calcext:value-type="float">
            <text:p/>
          </table:table-cell>
          <table:table-cell table:style-name="ce50" table:formula="of:=IF([.H28]=0;[.E27];[.D28]+[.C28]*[.H28]+[.AW28]+[.AG28]-[.AH28])" office:value-type="float" office:value="97.22768745" calcext:value-type="float">
            <text:p/>
          </table:table-cell>
          <table:table-cell table:style-name="ce72" table:formula="of:=100*IF([.L28]=0;0;[.E28]/[.E27]-1)" office:value-type="float" office:value="-1.20587790132902" calcext:value-type="float">
            <text:p/>
          </table:table-cell>
          <table:table-cell table:style-name="ce11"/>
          <table:table-cell table:style-name="ce139" office:value-type="float" office:value="1065" calcext:value-type="float">
            <text:p>1065</text:p>
          </table:table-cell>
          <table:table-cell table:style-name="ce143"/>
          <table:table-cell table:style-name="ce155" office:value-type="float" office:value="0.05" calcext:value-type="float">
            <text:p>0.05</text:p>
          </table:table-cell>
          <table:table-cell table:style-name="ce161"/>
          <table:table-cell table:style-name="ce169" office:value-type="time" office:time-value="PT13H38M00S" calcext:value-type="time">
            <text:p>0.568055555555556</text:p>
          </table:table-cell>
          <table:table-cell table:style-name="ce173" office:value-type="date" office:date-value="2013-12-03" calcext:value-type="date">
            <text:p>41611</text:p>
          </table:table-cell>
          <table:table-cell table:style-name="ce11"/>
          <table:table-cell table:style-name="ce162" table:formula="of:=[.O27]+[.J28]" office:value-type="float" office:value="-0.065" calcext:value-type="float">
            <text:p/>
          </table:table-cell>
          <table:table-cell table:style-name="ce182" table:formula="of:=1+[.O28]/([.C28]+[.$C$4])" office:value-type="float" office:value="0.482043854948374" calcext:value-type="float">
            <text:p/>
          </table:table-cell>
          <table:table-cell table:style-name="ce189" table:formula="of:=-[.O28]-[.C28]" office:value-type="float" office:value="0.000185270000000001" calcext:value-type="float">
            <text:p/>
          </table:table-cell>
          <table:table-cell table:style-name="ce11"/>
          <table:table-cell table:style-name="ce196" table:formula="of:=-[.J28]+[.S27]" office:value-type="float" office:value="0.065" calcext:value-type="float">
            <text:p/>
          </table:table-cell>
          <table:table-cell table:style-name="ce205"/>
          <table:table-cell table:style-name="ce211"/>
          <table:table-cell table:style-name="ce214" table:formula="of:=[.E28]/(ABS([.O28])*[.H28]*[.$V$6])" office:value-type="float" office:value="14.0451697291441" calcext:value-type="float">
            <text:p/>
          </table:table-cell>
          <table:table-cell table:style-name="ce218" table:formula="of:=[.O28]*[.H28]/[.E28]" office:value-type="float" office:value="-0.711988547867082" calcext:value-type="float">
            <text:p/>
          </table:table-cell>
          <table:table-cell table:style-name="ce182" table:formula="of:=([.E28]*[.$W$6]-ABS([.S28])*[.H28])/[.H28]" office:value-type="float" office:value="0.163234008098592" calcext:value-type="float">
            <text:p/>
          </table:table-cell>
          <table:table-cell table:style-name="ce11"/>
          <table:table-cell table:style-name="ce138" table:formula="of:=[.H28]*(-[.$AA$6]*0.01+[.P28])/[.P28]" office:value-type="float" office:value="1020.8131489877" calcext:value-type="float">
            <text:p/>
          </table:table-cell>
          <table:table-cell table:style-name="ce228" table:formula="of:=SIGN([.P28])*([.I28]-[.H28])*[.J28]/([.C28]*[.I28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28])+SIGN([.O27])=0;[.H28];([.H28]*[.J28]+[.AE27]*[.O27])/[.O28]);0)" office:value-type="float" office:value="991.153846153846" calcext:value-type="float">
            <text:p/>
          </table:table-cell>
          <table:table-cell table:style-name="ce263" table:formula="of:=IF([.H28]=0;0;-([.H27]-[.H28])*[.O27])" office:value-type="float" office:value="-2.3" calcext:value-type="float">
            <text:p/>
          </table:table-cell>
          <table:table-cell table:style-name="ce268" table:formula="of:=[.AF28]+[.AG27]-[.AH27]" office:value-type="float" office:value="-4.8" calcext:value-type="float">
            <text:p/>
          </table:table-cell>
          <table:table-cell table:style-name="ce274" table:formula="of:=IF(OR([.O28]=0;SIGN([.O28])+SIGN([.O27])=0);(-[.H28]+[.AE27])*-[.O27];0)" office:value-type="float" office:value="0" calcext:value-type="float">
            <text:p/>
          </table:table-cell>
          <table:table-cell table:style-name="ce283" table:formula="of:=[.AG28]/([.E28]-[.AG28])" office:value-type="float" office:value="-0.0470460530858577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6481473" calcext:value-type="float">
            <text:p>0.06481473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28]*ABS(SIGN([.$J$10:.$J28]))&gt;0;1;0))/SUM(IF([.$F$10:.$F28]*ABS(SIGN([.$J$10:.$J28]))&lt;&gt;0;1;0))" office:value-type="float" office:value="0.388888888888889" calcext:value-type="float">
            <text:p/>
          </table:table-cell>
          <table:table-cell table:style-name="ce15" table:number-matrix-columns-spanned="1" table:number-matrix-rows-spanned="1" table:formula="of:=-SUM(IF([.$F$10:.$F28]*ABS(SIGN([.$J$10:.$J28]))&lt;0;[.$F$10:.$F28];0))/SUM(IF([.$F$10:.$F28]*ABS(SIGN([.$J$10:.$J28]))&lt;0;1;0))" office:value-type="float" office:value="1.15084855864559" calcext:value-type="float">
            <text:p/>
          </table:table-cell>
          <table:table-cell table:style-name="ce15" table:number-matrix-columns-spanned="1" table:number-matrix-rows-spanned="1" table:formula="of:=SUM(IF([.$F$10:.$F28]*ABS(SIGN([.$J$10:.$J28]))&gt;0;[.$F$10:.$F28];0))/SUM(IF([.$F$10:.$F28]*ABS(SIGN([.$J$10:.$J28]))&gt;0;1;0))/[.AS28]" office:value-type="float" office:value="7.25476861927316" calcext:value-type="float">
            <text:p/>
          </table:table-cell>
          <table:table-cell table:style-name="ce11"/>
          <table:table-cell table:style-name="ce321"/>
          <table:table-cell table:style-name="ce327" table:formula="of:=IF([.AV28]&lt;&gt;&quot;&quot;;[.AW27]-[.AV28];[.AW27])" office:value-type="float" office:value="33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29]=&quot;&quot;;[.C28]+[.K29]+[.B29];[.AO29])" office:value-type="float" office:value="0.0647545" calcext:value-type="float">
            <text:p/>
          </table:table-cell>
          <table:table-cell table:style-name="ce41" table:formula="of:=IF([.AP29]&lt;&gt;&quot;&quot;;[.AP29];[.D28]+[.AV29])" office:value-type="float" office:value="0" calcext:value-type="float">
            <text:p/>
          </table:table-cell>
          <table:table-cell table:style-name="ce50" table:formula="of:=IF([.H29]=0;[.E28];[.D29]+[.C29]*[.H29]+[.AW29]+[.AG29]-[.AH29])" office:value-type="float" office:value="97.1586325" calcext:value-type="float">
            <text:p/>
          </table:table-cell>
          <table:table-cell table:style-name="ce73" table:formula="of:=100*IF([.L29]=0;0;[.E29]/[.E28]-1)" office:value-type="float" office:value="-0.0710239560470116" calcext:value-type="float">
            <text:p/>
          </table:table-cell>
          <table:table-cell table:style-name="ce11"/>
          <table:table-cell table:style-name="ce138" office:value-type="float" office:value="1085" calcext:value-type="float">
            <text:p>1085</text:p>
          </table:table-cell>
          <table:table-cell table:style-name="ce143" office:value-type="float" office:value="1095" calcext:value-type="float">
            <text:p>1095</text:p>
          </table:table-cell>
          <table:table-cell table:style-name="ce155" office:value-type="float" office:value="-0.05" calcext:value-type="float">
            <text:p>-0.05</text:p>
          </table:table-cell>
          <table:table-cell table:style-name="ce161"/>
          <table:table-cell table:style-name="ce169" office:value-type="time" office:time-value="PT13H37M00S" calcext:value-type="time">
            <text:p>0.567361111111111</text:p>
          </table:table-cell>
          <table:table-cell table:style-name="ce173" office:value-type="date" office:date-value="2013-12-04" calcext:value-type="date">
            <text:p>41612</text:p>
          </table:table-cell>
          <table:table-cell table:style-name="ce11"/>
          <table:table-cell table:style-name="ce162" table:formula="of:=[.O28]+[.J29]" office:value-type="float" office:value="-0.115" calcext:value-type="float">
            <text:p/>
          </table:table-cell>
          <table:table-cell table:style-name="ce182" table:formula="of:=1+[.O29]/([.C29]+[.$C$4])" office:value-type="float" office:value="0.0831760249414387" calcext:value-type="float">
            <text:p/>
          </table:table-cell>
          <table:table-cell table:style-name="ce189" table:formula="of:=-[.O29]-[.C29]" office:value-type="float" office:value="0.0502455" calcext:value-type="float">
            <text:p/>
          </table:table-cell>
          <table:table-cell table:style-name="ce11"/>
          <table:table-cell table:style-name="ce196" table:formula="of:=-[.J29]+[.S28]" office:value-type="float" office:value="0.115" calcext:value-type="float">
            <text:p/>
          </table:table-cell>
          <table:table-cell table:style-name="ce205"/>
          <table:table-cell table:style-name="ce211"/>
          <table:table-cell table:style-name="ce214" table:formula="of:=[.E29]/(ABS([.O29])*[.H29]*[.$V$6])" office:value-type="float" office:value="7.78670667200962" calcext:value-type="float">
            <text:p/>
          </table:table-cell>
          <table:table-cell table:style-name="ce218" table:formula="of:=[.O29]*[.H29]/[.E29]" office:value-type="float" office:value="-1.28423997733809" calcext:value-type="float">
            <text:p/>
          </table:table-cell>
          <table:table-cell table:style-name="ce182" table:formula="of:=([.E29]*[.$W$6]-ABS([.S29])*[.H29])/[.H29]" office:value-type="float" office:value="0.108867816820276" calcext:value-type="float">
            <text:p/>
          </table:table-cell>
          <table:table-cell table:style-name="ce11"/>
          <table:table-cell table:style-name="ce138" table:formula="of:=[.H29]*(-[.$AA$6]*0.01+[.P29])/[.P29]" office:value-type="float" office:value="824.107513069082" calcext:value-type="float">
            <text:p/>
          </table:table-cell>
          <table:table-cell table:style-name="ce228" table:formula="of:=SIGN([.P29])*([.I29]-[.H29])*[.J29]/([.C29]*[.I29])*100" office:value-type="float" office:value="-0.705157177595704" calcext:value-type="float">
            <text:p/>
          </table:table-cell>
          <table:table-cell table:style-name="ce155" table:formula="of:=[.AG29]/[.E29]*100" office:value-type="float" office:value="-6.27839219536154" calcext:value-type="float">
            <text:p/>
          </table:table-cell>
          <table:table-cell table:style-name="ce245"/>
          <table:table-cell table:style-name="ce11"/>
          <table:table-cell table:style-name="ce255" table:formula="of:=IFERROR(IF(SIGN([.O29])+SIGN([.O28])=0;[.H29];([.H29]*[.J29]+[.AE28]*[.O28])/[.O29]);0)" office:value-type="float" office:value="1031.95652173913" calcext:value-type="float">
            <text:p/>
          </table:table-cell>
          <table:table-cell table:style-name="ce263" table:formula="of:=IF([.H29]=0;0;-([.H28]-[.H29])*[.O28])" office:value-type="float" office:value="-1.3" calcext:value-type="float">
            <text:p/>
          </table:table-cell>
          <table:table-cell table:style-name="ce268" table:formula="of:=[.AF29]+[.AG28]-[.AH28]" office:value-type="float" office:value="-6.1" calcext:value-type="float">
            <text:p/>
          </table:table-cell>
          <table:table-cell table:style-name="ce274" table:formula="of:=IF(OR([.O29]=0;SIGN([.O29])+SIGN([.O28])=0);(-[.H29]+[.AE28])*-[.O28];0)" office:value-type="float" office:value="0" calcext:value-type="float">
            <text:p/>
          </table:table-cell>
          <table:table-cell table:style-name="ce283" table:formula="of:=[.AG29]/([.E29]-[.AG29])" office:value-type="float" office:value="-0.0590749640229837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647545" calcext:value-type="float">
            <text:p>0.0647545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29]*ABS(SIGN([.$J$10:.$J29]))&gt;0;1;0))/SUM(IF([.$F$10:.$F29]*ABS(SIGN([.$J$10:.$J29]))&lt;&gt;0;1;0))" office:value-type="float" office:value="0.368421052631579" calcext:value-type="float">
            <text:p/>
          </table:table-cell>
          <table:table-cell table:style-name="ce15" table:number-matrix-columns-spanned="1" table:number-matrix-rows-spanned="1" table:formula="of:=-SUM(IF([.$F$10:.$F29]*ABS(SIGN([.$J$10:.$J29]))&lt;0;[.$F$10:.$F29];0))/SUM(IF([.$F$10:.$F29]*ABS(SIGN([.$J$10:.$J29]))&lt;0;1;0))" office:value-type="float" office:value="1.06086317509571" calcext:value-type="float">
            <text:p/>
          </table:table-cell>
          <table:table-cell table:style-name="ce15" table:number-matrix-columns-spanned="1" table:number-matrix-rows-spanned="1" table:formula="of:=SUM(IF([.$F$10:.$F29]*ABS(SIGN([.$J$10:.$J29]))&gt;0;[.$F$10:.$F29];0))/SUM(IF([.$F$10:.$F29]*ABS(SIGN([.$J$10:.$J29]))&gt;0;1;0))/[.AS29]" office:value-type="float" office:value="7.87013839748424" calcext:value-type="float">
            <text:p/>
          </table:table-cell>
          <table:table-cell table:style-name="ce11"/>
          <table:table-cell table:style-name="ce321"/>
          <table:table-cell table:style-name="ce327" table:formula="of:=IF([.AV29]&lt;&gt;&quot;&quot;;[.AW28]-[.AV29];[.AW28])" office:value-type="float" office:value="33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30]=&quot;&quot;;[.C29]+[.K30]+[.B30];[.AO30])" office:value-type="float" office:value="0.06469463" calcext:value-type="float">
            <text:p/>
          </table:table-cell>
          <table:table-cell table:style-name="ce41" table:formula="of:=IF([.AP30]&lt;&gt;&quot;&quot;;[.AP30];[.D29]+[.AV30])" office:value-type="float" office:value="0" calcext:value-type="float">
            <text:p/>
          </table:table-cell>
          <table:table-cell table:style-name="ce50" table:formula="of:=IF([.H30]=0;[.E29];[.D30]+[.C30]*[.H30]+[.AW30]+[.AG30]-[.AH30])" office:value-type="float" office:value="97.09367355" calcext:value-type="float">
            <text:p/>
          </table:table-cell>
          <table:table-cell table:style-name="ce74" table:formula="of:=100*IF([.L30]=0;0;[.E30]/[.E29]-1)" office:value-type="float" office:value="-0.0668586499506296" calcext:value-type="float">
            <text:p/>
          </table:table-cell>
          <table:table-cell table:style-name="ce11"/>
          <table:table-cell table:style-name="ce139" office:value-type="float" office:value="1085" calcext:value-type="float">
            <text:p>1085</text:p>
          </table:table-cell>
          <table:table-cell table:style-name="ce143"/>
          <table:table-cell table:style-name="ce155" office:value-type="float" office:value="0.05" calcext:value-type="float">
            <text:p>0.05</text:p>
          </table:table-cell>
          <table:table-cell table:style-name="ce161"/>
          <table:table-cell table:style-name="ce169" office:value-type="time" office:time-value="PT16H03M00S" calcext:value-type="time">
            <text:p>0.66875</text:p>
          </table:table-cell>
          <table:table-cell table:style-name="ce173" office:value-type="date" office:date-value="2013-12-04" calcext:value-type="date">
            <text:p>41612</text:p>
          </table:table-cell>
          <table:table-cell table:style-name="ce11"/>
          <table:table-cell table:style-name="ce162" table:formula="of:=[.O29]+[.J30]" office:value-type="float" office:value="-0.065" calcext:value-type="float">
            <text:p/>
          </table:table-cell>
          <table:table-cell table:style-name="ce182" table:formula="of:=1+[.O30]/([.C30]+[.$C$4])" office:value-type="float" office:value="0.481547683854158" calcext:value-type="float">
            <text:p/>
          </table:table-cell>
          <table:table-cell table:style-name="ce189" table:formula="of:=-[.O30]-[.C30]" office:value-type="float" office:value="0.000305369999999999" calcext:value-type="float">
            <text:p/>
          </table:table-cell>
          <table:table-cell table:style-name="ce11"/>
          <table:table-cell table:style-name="ce196" table:formula="of:=-[.J30]+[.S29]" office:value-type="float" office:value="0.065" calcext:value-type="float">
            <text:p/>
          </table:table-cell>
          <table:table-cell table:style-name="ce205"/>
          <table:table-cell table:style-name="ce211"/>
          <table:table-cell table:style-name="ce214" table:formula="of:=[.E30]/(ABS([.O30])*[.H30]*[.$V$6])" office:value-type="float" office:value="13.7672702658632" calcext:value-type="float">
            <text:p/>
          </table:table-cell>
          <table:table-cell table:style-name="ce218" table:formula="of:=[.O30]*[.H30]/[.E30]" office:value-type="float" office:value="-0.726360404560056" calcext:value-type="float">
            <text:p/>
          </table:table-cell>
          <table:table-cell table:style-name="ce182" table:formula="of:=([.E30]*[.$W$6]-ABS([.S30])*[.H30])/[.H30]" office:value-type="float" office:value="0.158718141820276" calcext:value-type="float">
            <text:p/>
          </table:table-cell>
          <table:table-cell table:style-name="ce11"/>
          <table:table-cell table:style-name="ce138" table:formula="of:=[.H30]*(-[.$AA$6]*0.01+[.P30])/[.P30]" office:value-type="float" office:value="1039.93696527347" calcext:value-type="float">
            <text:p/>
          </table:table-cell>
          <table:table-cell table:style-name="ce228" table:formula="of:=SIGN([.P30])*([.I30]-[.H30])*[.J30]/([.C30]*[.I30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0])+SIGN([.O29])=0;[.H30];([.H30]*[.J30]+[.AE29]*[.O29])/[.O30]);0)" office:value-type="float" office:value="991.153846153846" calcext:value-type="float">
            <text:p/>
          </table:table-cell>
          <table:table-cell table:style-name="ce263" table:formula="of:=IF([.H30]=0;0;-([.H29]-[.H30])*[.O29])" office:value-type="float" office:value="0" calcext:value-type="float">
            <text:p/>
          </table:table-cell>
          <table:table-cell table:style-name="ce268" table:formula="of:=[.AF30]+[.AG29]-[.AH29]" office:value-type="float" office:value="-6.1" calcext:value-type="float">
            <text:p/>
          </table:table-cell>
          <table:table-cell table:style-name="ce274" table:formula="of:=IF(OR([.O30]=0;SIGN([.O30])+SIGN([.O29])=0);(-[.H30]+[.AE29])*-[.O29];0)" office:value-type="float" office:value="0" calcext:value-type="float">
            <text:p/>
          </table:table-cell>
          <table:table-cell table:style-name="ce283" table:formula="of:=[.AG30]/([.E30]-[.AG30])" office:value-type="float" office:value="-0.0591121508727412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6469463" calcext:value-type="float">
            <text:p>0.06469463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30]*ABS(SIGN([.$J$10:.$J30]))&gt;0;1;0))/SUM(IF([.$F$10:.$F30]*ABS(SIGN([.$J$10:.$J30]))&lt;&gt;0;1;0))" office:value-type="float" office:value="0.35" calcext:value-type="float">
            <text:p/>
          </table:table-cell>
          <table:table-cell table:style-name="ce15" table:number-matrix-columns-spanned="1" table:number-matrix-rows-spanned="1" table:formula="of:=-SUM(IF([.$F$10:.$F30]*ABS(SIGN([.$J$10:.$J30]))&lt;0;[.$F$10:.$F30];0))/SUM(IF([.$F$10:.$F30]*ABS(SIGN([.$J$10:.$J30]))&lt;0;1;0))" office:value-type="float" office:value="0.98440128854609" calcext:value-type="float">
            <text:p/>
          </table:table-cell>
          <table:table-cell table:style-name="ce15" table:number-matrix-columns-spanned="1" table:number-matrix-rows-spanned="1" table:formula="of:=SUM(IF([.$F$10:.$F30]*ABS(SIGN([.$J$10:.$J30]))&gt;0;[.$F$10:.$F30];0))/SUM(IF([.$F$10:.$F30]*ABS(SIGN([.$J$10:.$J30]))&gt;0;1;0))/[.AS30]" office:value-type="float" office:value="8.48143953684686" calcext:value-type="float">
            <text:p/>
          </table:table-cell>
          <table:table-cell table:style-name="ce11"/>
          <table:table-cell table:style-name="ce321"/>
          <table:table-cell table:style-name="ce327" table:formula="of:=IF([.AV30]&lt;&gt;&quot;&quot;;[.AW29]-[.AV30];[.AW29])" office:value-type="float" office:value="33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31]=&quot;&quot;;[.C30]+[.K31]+[.B31];[.AO31])" office:value-type="float" office:value="0.0646333" calcext:value-type="float">
            <text:p/>
          </table:table-cell>
          <table:table-cell table:style-name="ce41" table:formula="of:=IF([.AP31]&lt;&gt;&quot;&quot;;[.AP31];[.D30]+[.AV31])" office:value-type="float" office:value="0" calcext:value-type="float">
            <text:p/>
          </table:table-cell>
          <table:table-cell table:style-name="ce50" table:formula="of:=IF([.H31]=0;[.E30];[.D31]+[.C31]*[.H31]+[.AW31]+[.AG31]-[.AH31])" office:value-type="float" office:value="97.003295" calcext:value-type="float">
            <text:p/>
          </table:table-cell>
          <table:table-cell table:style-name="ce75" table:formula="of:=100*IF([.L31]=0;0;[.E31]/[.E30]-1)" office:value-type="float" office:value="-0.0930838711684756" calcext:value-type="float">
            <text:p/>
          </table:table-cell>
          <table:table-cell table:style-name="ce11"/>
          <table:table-cell table:style-name="ce138" office:value-type="float" office:value="1150" calcext:value-type="float">
            <text:p>1150</text:p>
          </table:table-cell>
          <table:table-cell table:style-name="ce143" office:value-type="float" office:value="1180" calcext:value-type="float">
            <text:p>1180</text:p>
          </table:table-cell>
          <table:table-cell table:style-name="ce155" office:value-type="float" office:value="-0.05" calcext:value-type="float">
            <text:p>-0.05</text:p>
          </table:table-cell>
          <table:table-cell table:style-name="ce161"/>
          <table:table-cell table:style-name="ce169" office:value-type="time" office:time-value="PT20H29M00S" calcext:value-type="time">
            <text:p>0.853472222222222</text:p>
          </table:table-cell>
          <table:table-cell table:style-name="ce173" office:value-type="date" office:date-value="2013-12-04" calcext:value-type="date">
            <text:p>41612</text:p>
          </table:table-cell>
          <table:table-cell table:style-name="ce11"/>
          <table:table-cell table:style-name="ce162" table:formula="of:=[.O30]+[.J31]" office:value-type="float" office:value="-0.115" calcext:value-type="float">
            <text:p/>
          </table:table-cell>
          <table:table-cell table:style-name="ce182" table:formula="of:=1+[.O31]/([.C31]+[.$C$4])" office:value-type="float" office:value="0.0822892844426008" calcext:value-type="float">
            <text:p/>
          </table:table-cell>
          <table:table-cell table:style-name="ce189" table:formula="of:=-[.O31]-[.C31]" office:value-type="float" office:value="0.0503667" calcext:value-type="float">
            <text:p/>
          </table:table-cell>
          <table:table-cell table:style-name="ce11"/>
          <table:table-cell table:style-name="ce196" table:formula="of:=-[.J31]+[.S30]" office:value-type="float" office:value="0.115" calcext:value-type="float">
            <text:p/>
          </table:table-cell>
          <table:table-cell table:style-name="ce205"/>
          <table:table-cell table:style-name="ce211"/>
          <table:table-cell table:style-name="ce214" table:formula="of:=[.E31]/(ABS([.O31])*[.H31]*[.$V$6])" office:value-type="float" office:value="7.3348427221172" calcext:value-type="float">
            <text:p/>
          </table:table-cell>
          <table:table-cell table:style-name="ce218" table:formula="of:=[.O31]*[.H31]/[.E31]" office:value-type="float" office:value="-1.36335574992581" calcext:value-type="float">
            <text:p/>
          </table:table-cell>
          <table:table-cell table:style-name="ce182" table:formula="of:=([.E31]*[.$W$6]-ABS([.S31])*[.H31])/[.H31]" office:value-type="float" office:value="0.0958767282608695" calcext:value-type="float">
            <text:p/>
          </table:table-cell>
          <table:table-cell table:style-name="ce11"/>
          <table:table-cell table:style-name="ce138" table:formula="of:=[.H31]*(-[.$AA$6]*0.01+[.P31])/[.P31]" office:value-type="float" office:value="870.498237944417" calcext:value-type="float">
            <text:p/>
          </table:table-cell>
          <table:table-cell table:style-name="ce228" table:formula="of:=-SIGN([.P31])*([.I31]-[.H31])*[.J31]/([.C31]*[.I31])*100" office:value-type="float" office:value="1.9667670390928" calcext:value-type="float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1])+SIGN([.O30])=0;[.H31];([.H31]*[.J31]+[.AE30]*[.O30])/[.O31]);0)" office:value-type="float" office:value="1060.21739130435" calcext:value-type="float">
            <text:p/>
          </table:table-cell>
          <table:table-cell table:style-name="ce263" table:formula="of:=IF([.H31]=0;0;-([.H30]-[.H31])*[.O30])" office:value-type="float" office:value="-4.225" calcext:value-type="float">
            <text:p/>
          </table:table-cell>
          <table:table-cell table:style-name="ce268" table:formula="of:=[.AF31]+[.AG30]-[.AH30]" office:value-type="float" office:value="-10.325" calcext:value-type="float">
            <text:p/>
          </table:table-cell>
          <table:table-cell table:style-name="ce274" table:formula="of:=IF(OR([.O31]=0;SIGN([.O31])+SIGN([.O30])=0);(-[.H31]+[.AE30])*-[.O30];0)" office:value-type="float" office:value="0" calcext:value-type="float">
            <text:p/>
          </table:table-cell>
          <table:table-cell table:style-name="ce283" table:formula="of:=[.AG31]/([.E31]-[.AG31])" office:value-type="float" office:value="-0.0962001679053972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646333" calcext:value-type="float">
            <text:p>0.0646333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31]*ABS(SIGN([.$J$10:.$J31]))&gt;0;1;0))/SUM(IF([.$F$10:.$F31]*ABS(SIGN([.$J$10:.$J31]))&lt;&gt;0;1;0))" office:value-type="float" office:value="0.333333333333333" calcext:value-type="float">
            <text:p/>
          </table:table-cell>
          <table:table-cell table:style-name="ce15" table:number-matrix-columns-spanned="1" table:number-matrix-rows-spanned="1" table:formula="of:=-SUM(IF([.$F$10:.$F31]*ABS(SIGN([.$J$10:.$J31]))&lt;0;[.$F$10:.$F31];0))/SUM(IF([.$F$10:.$F31]*ABS(SIGN([.$J$10:.$J31]))&lt;0;1;0))" office:value-type="float" office:value="0.920735758733403" calcext:value-type="float">
            <text:p/>
          </table:table-cell>
          <table:table-cell table:style-name="ce15" table:number-matrix-columns-spanned="1" table:number-matrix-rows-spanned="1" table:formula="of:=SUM(IF([.$F$10:.$F31]*ABS(SIGN([.$J$10:.$J31]))&gt;0;[.$F$10:.$F31];0))/SUM(IF([.$F$10:.$F31]*ABS(SIGN([.$J$10:.$J31]))&gt;0;1;0))/[.AS31]" office:value-type="float" office:value="9.06790024130612" calcext:value-type="float">
            <text:p/>
          </table:table-cell>
          <table:table-cell table:style-name="ce11"/>
          <table:table-cell table:style-name="ce321"/>
          <table:table-cell table:style-name="ce327" table:formula="of:=IF([.AV31]&lt;&gt;&quot;&quot;;[.AW30]-[.AV31];[.AW30])" office:value-type="float" office:value="33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32]=&quot;&quot;;[.C31]+[.K32]+[.B32];[.AO32])" office:value-type="float" office:value="0.0646333" calcext:value-type="float">
            <text:p/>
          </table:table-cell>
          <table:table-cell table:style-name="ce41" table:formula="of:=IF([.AP32]&lt;&gt;&quot;&quot;;[.AP32];[.D31]+[.AV32])" office:value-type="float" office:value="0.678850000000001" calcext:value-type="float">
            <text:p/>
          </table:table-cell>
          <table:table-cell table:style-name="ce50" table:formula="of:=IF([.H32]=0;[.E31];[.D32]+[.C32]*[.H32]+[.AW32]+[.AG32]-[.AH32])" office:value-type="float" office:value="111.263488" calcext:value-type="float">
            <text:p/>
          </table:table-cell>
          <table:table-cell table:style-name="ce76" table:formula="of:=100*IF([.L32]=0;0;[.E32]/[.E31]-1)" office:value-type="float" office:value="14.7007305267311" calcext:value-type="float">
            <text:p/>
          </table:table-cell>
          <table:table-cell table:style-name="ce11"/>
          <table:table-cell table:style-name="ce138" office:value-type="float" office:value="860" calcext:value-type="float">
            <text:p>860</text:p>
          </table:table-cell>
          <table:table-cell table:style-name="ce143"/>
          <table:table-cell table:style-name="ce156" office:value-type="float" office:value="0.115" calcext:value-type="float">
            <text:p>0.115</text:p>
          </table:table-cell>
          <table:table-cell table:style-name="ce161"/>
          <table:table-cell table:style-name="ce169" office:value-type="time" office:time-value="PT19H34M00S" calcext:value-type="time">
            <text:p>0.815277777777778</text:p>
          </table:table-cell>
          <table:table-cell table:style-name="ce173" office:value-type="date" office:date-value="2013-12-06" calcext:value-type="date">
            <text:p>41614</text:p>
          </table:table-cell>
          <table:table-cell table:style-name="ce11"/>
          <table:table-cell table:style-name="ce162" table:formula="of:=[.O31]+[.J32]" office:value-type="float" office:value="0" calcext:value-type="float">
            <text:p/>
          </table:table-cell>
          <table:table-cell table:style-name="ce182" table:formula="of:=1+[.O32]/([.C32]+[.$C$4])" office:value-type="float" office:value="1" calcext:value-type="float">
            <text:p/>
          </table:table-cell>
          <table:table-cell table:style-name="ce189" table:formula="of:=-[.O32]-[.C32]" office:value-type="float" office:value="-0.0646333" calcext:value-type="float">
            <text:p/>
          </table:table-cell>
          <table:table-cell table:style-name="ce11"/>
          <table:table-cell table:style-name="ce196" table:formula="of:=-[.J32]+[.S31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32]/(ABS([.O32])*[.H32]*[.$V$6])" office:value-type="string" office:string-value="" calcext:value-type="error">
            <text:p/>
          </table:table-cell>
          <table:table-cell table:style-name="ce218" table:formula="of:=[.O32]*[.H32]/[.E32]" office:value-type="float" office:value="0" calcext:value-type="float">
            <text:p/>
          </table:table-cell>
          <table:table-cell table:style-name="ce182" table:formula="of:=([.E32]*[.$W$6]-ABS([.S32])*[.H32])/[.H32]" office:value-type="float" office:value="0.323440372093023" calcext:value-type="float">
            <text:p/>
          </table:table-cell>
          <table:table-cell table:style-name="ce11"/>
          <table:table-cell table:style-name="ce138" table:formula="of:=[.H32]*(-[.$AA$6]*0.01+[.P32])/[.P32]" office:value-type="float" office:value="842.8" calcext:value-type="float">
            <text:p/>
          </table:table-cell>
          <table:table-cell table:style-name="ce228" table:formula="of:=-SIGN([.P31])*([.I32]-[.H32])*[.J32]/([.C32]*[.I32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2])+SIGN([.O31])=0;[.H32];([.H32]*[.J32]+[.AE31]*[.O31])/[.O32]);0)" office:value-type="float" office:value="0" calcext:value-type="float">
            <text:p/>
          </table:table-cell>
          <table:table-cell table:style-name="ce263" table:formula="of:=IF([.H32]=0;0;-([.H31]-[.H32])*[.O31])" office:value-type="float" office:value="33.35" calcext:value-type="float">
            <text:p/>
          </table:table-cell>
          <table:table-cell table:style-name="ce268" table:formula="of:=[.AF32]+[.AG31]-[.AH31]" office:value-type="float" office:value="23.025" calcext:value-type="float">
            <text:p/>
          </table:table-cell>
          <table:table-cell table:style-name="ce274" table:formula="of:=IF(OR([.O32]=0;SIGN([.O32])+SIGN([.O31])=0);(-[.H32]+[.AE31])*-[.O31];0)" office:value-type="float" office:value="23.025" calcext:value-type="float">
            <text:p/>
          </table:table-cell>
          <table:table-cell table:style-name="ce283" table:formula="of:=[.AG32]/([.E32]-[.AG32])" office:value-type="float" office:value="0.260940554647763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0.678850000000001" calcext:value-type="float">
            <text:p>0.678850000000001</text:p>
          </table:table-cell>
          <table:table-cell table:style-name="ce11"/>
          <table:table-cell table:style-name="ce311" table:number-matrix-columns-spanned="1" table:number-matrix-rows-spanned="1" table:formula="of:=SUM(IF([.$F$10:.$F32]*ABS(SIGN([.$J$10:.$J32]))&gt;0;1;0))/SUM(IF([.$F$10:.$F32]*ABS(SIGN([.$J$10:.$J32]))&lt;&gt;0;1;0))" office:value-type="float" office:value="0.363636363636364" calcext:value-type="float">
            <text:p/>
          </table:table-cell>
          <table:table-cell table:style-name="ce15" table:number-matrix-columns-spanned="1" table:number-matrix-rows-spanned="1" table:formula="of:=-SUM(IF([.$F$10:.$F32]*ABS(SIGN([.$J$10:.$J32]))&lt;0;[.$F$10:.$F32];0))/SUM(IF([.$F$10:.$F32]*ABS(SIGN([.$J$10:.$J32]))&lt;0;1;0))" office:value-type="float" office:value="0.920735758733403" calcext:value-type="float">
            <text:p/>
          </table:table-cell>
          <table:table-cell table:style-name="ce15" table:number-matrix-columns-spanned="1" table:number-matrix-rows-spanned="1" table:formula="of:=SUM(IF([.$F$10:.$F32]*ABS(SIGN([.$J$10:.$J32]))&gt;0;[.$F$10:.$F32];0))/SUM(IF([.$F$10:.$F32]*ABS(SIGN([.$J$10:.$J32]))&gt;0;1;0))/[.AS32]" office:value-type="float" office:value="9.93019847096742" calcext:value-type="float">
            <text:p/>
          </table:table-cell>
          <table:table-cell table:style-name="ce11"/>
          <table:table-cell table:style-name="ce321" office:value-type="float" office:value="-22" calcext:value-type="float">
            <text:p>-22</text:p>
          </table:table-cell>
          <table:table-cell table:style-name="ce327" table:formula="of:=IF([.AV32]&lt;&gt;&quot;&quot;;[.AW31]-[.AV32];[.AW31])" office:value-type="float" office:value="55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33]=&quot;&quot;;[.C32]+[.K33]+[.B33];[.AO33])" office:value-type="float" office:value="0.0846093" calcext:value-type="float">
            <text:p/>
          </table:table-cell>
          <table:table-cell table:style-name="ce41" table:formula="of:=IF([.AP33]&lt;&gt;&quot;&quot;;[.AP33];[.D32]+[.AV33])" office:value-type="float" office:value="0.678850000000001" calcext:value-type="float">
            <text:p/>
          </table:table-cell>
          <table:table-cell table:style-name="ce50" table:formula="of:=IF([.H33]=0;[.E32];[.D33]+[.C33]*[.H33]+[.AW33]+[.AG33]-[.AH33])" office:value-type="float" office:value="112.2119875" calcext:value-type="float">
            <text:p/>
          </table:table-cell>
          <table:table-cell table:style-name="ce77" table:formula="of:=100*IF([.L33]=0;0;[.E33]/[.E32]-1)" office:value-type="float" office:value="0.852480465109995" calcext:value-type="float">
            <text:p/>
          </table:table-cell>
          <table:table-cell table:style-name="ce11"/>
          <table:table-cell table:style-name="ce138" office:value-type="float" office:value="875" calcext:value-type="float">
            <text:p>875</text:p>
          </table:table-cell>
          <table:table-cell table:style-name="ce143"/>
          <table:table-cell table:style-name="ce156"/>
          <table:table-cell table:style-name="ce161" office:value-type="float" office:value="0.02" calcext:value-type="float">
            <text:p>0.02</text:p>
          </table:table-cell>
          <table:table-cell table:style-name="ce169" office:value-type="time" office:time-value="PT21H25M00S" calcext:value-type="time">
            <text:p>0.892361111111111</text:p>
          </table:table-cell>
          <table:table-cell table:style-name="ce173" office:value-type="date" office:date-value="2013-12-06" calcext:value-type="date">
            <text:p>41614</text:p>
          </table:table-cell>
          <table:table-cell table:style-name="ce11"/>
          <table:table-cell table:style-name="ce162" table:formula="of:=[.O32]+[.J33]" office:value-type="float" office:value="0" calcext:value-type="float">
            <text:p/>
          </table:table-cell>
          <table:table-cell table:style-name="ce182" table:formula="of:=1+[.O33]/([.C33]+[.$C$4])" office:value-type="float" office:value="1" calcext:value-type="float">
            <text:p/>
          </table:table-cell>
          <table:table-cell table:style-name="ce189" table:formula="of:=-[.O33]-[.C33]" office:value-type="float" office:value="-0.0846093" calcext:value-type="float">
            <text:p/>
          </table:table-cell>
          <table:table-cell table:style-name="ce11"/>
          <table:table-cell table:style-name="ce196" table:formula="of:=-[.J33]+[.S32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33]/(ABS([.O33])*[.H33]*[.$V$6])" office:value-type="string" office:string-value="" calcext:value-type="error">
            <text:p/>
          </table:table-cell>
          <table:table-cell table:style-name="ce218" table:formula="of:=[.O33]*[.H33]/[.E33]" office:value-type="float" office:value="0" calcext:value-type="float">
            <text:p/>
          </table:table-cell>
          <table:table-cell table:style-name="ce182" table:formula="of:=([.E33]*[.$W$6]-ABS([.S33])*[.H33])/[.H33]" office:value-type="float" office:value="0.320605678571428" calcext:value-type="float">
            <text:p/>
          </table:table-cell>
          <table:table-cell table:style-name="ce11"/>
          <table:table-cell table:style-name="ce138" table:formula="of:=[.H33]*(-[.$AA$6]*0.01+[.P33])/[.P33]" office:value-type="float" office:value="857.5" calcext:value-type="float">
            <text:p/>
          </table:table-cell>
          <table:table-cell table:style-name="ce228" table:formula="of:=-SIGN([.P32])*([.I33]-[.H33])*[.J33]/([.C33]*[.I33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3])+SIGN([.O32])=0;[.H33];([.H33]*[.J33]+[.AE32]*[.O32])/[.O33]);0)" office:value-type="float" office:value="875" calcext:value-type="float">
            <text:p/>
          </table:table-cell>
          <table:table-cell table:style-name="ce263" table:formula="of:=IF([.H33]=0;0;-([.H32]-[.H33])*[.O32])" office:value-type="float" office:value="0" calcext:value-type="float">
            <text:p/>
          </table:table-cell>
          <table:table-cell table:style-name="ce268" table:formula="of:=[.AF33]+[.AG32]-[.AH32]" office:value-type="float" office:value="0" calcext:value-type="float">
            <text:p/>
          </table:table-cell>
          <table:table-cell table:style-name="ce274" table:formula="of:=IF(OR([.O33]=0;SIGN([.O33])+SIGN([.O32])=0);(-[.H33]+[.AE32])*-[.O32];0)" office:value-type="float" office:value="0" calcext:value-type="float">
            <text:p/>
          </table:table-cell>
          <table:table-cell table:style-name="ce283" table:formula="of:=[.AG33]/([.E33]-[.AG33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0846093" calcext:value-type="float">
            <text:p>0.0846093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33]*ABS(SIGN([.$J$10:.$J33]))&gt;0;1;0))/SUM(IF([.$F$10:.$F33]*ABS(SIGN([.$J$10:.$J33]))&lt;&gt;0;1;0))" office:value-type="float" office:value="0.363636363636364" calcext:value-type="float">
            <text:p/>
          </table:table-cell>
          <table:table-cell table:style-name="ce15" table:number-matrix-columns-spanned="1" table:number-matrix-rows-spanned="1" table:formula="of:=-SUM(IF([.$F$10:.$F33]*ABS(SIGN([.$J$10:.$J33]))&lt;0;[.$F$10:.$F33];0))/SUM(IF([.$F$10:.$F33]*ABS(SIGN([.$J$10:.$J33]))&lt;0;1;0))" office:value-type="float" office:value="0.920735758733403" calcext:value-type="float">
            <text:p/>
          </table:table-cell>
          <table:table-cell table:style-name="ce15" table:number-matrix-columns-spanned="1" table:number-matrix-rows-spanned="1" table:formula="of:=SUM(IF([.$F$10:.$F33]*ABS(SIGN([.$J$10:.$J33]))&gt;0;[.$F$10:.$F33];0))/SUM(IF([.$F$10:.$F33]*ABS(SIGN([.$J$10:.$J33]))&gt;0;1;0))/[.AS33]" office:value-type="float" office:value="9.93019847096742" calcext:value-type="float">
            <text:p/>
          </table:table-cell>
          <table:table-cell table:style-name="ce11"/>
          <table:table-cell table:style-name="ce321"/>
          <table:table-cell table:style-name="ce327" table:formula="of:=IF([.AV33]&lt;&gt;&quot;&quot;;[.AW32]-[.AV33];[.AW32])-[.K33]*[.H33]" office:value-type="float" office:value="37.5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34]=&quot;&quot;;[.C33]+[.K34]+[.B34];[.AO34])" office:value-type="float" office:value="0.0846093" calcext:value-type="float">
            <text:p/>
          </table:table-cell>
          <table:table-cell table:style-name="ce41" table:formula="of:=IF([.AP34]&lt;&gt;&quot;&quot;;[.AP34];[.D33]+[.AV34])" office:value-type="float" office:value="0.45835" calcext:value-type="float">
            <text:p/>
          </table:table-cell>
          <table:table-cell table:style-name="ce50" table:formula="of:=IF([.H34]=0;[.E33];[.D34]+[.C34]*[.H34]+[.AW34]+[.AG34]-[.AH34])" office:value-type="float" office:value="109.030162" calcext:value-type="float">
            <text:p/>
          </table:table-cell>
          <table:table-cell table:style-name="ce78" table:formula="of:=100*IF([.L34]=0;0;[.E34]/[.E33]-1)" office:value-type="float" office:value="-2.83554865294584" calcext:value-type="float">
            <text:p/>
          </table:table-cell>
          <table:table-cell table:style-name="ce11"/>
          <table:table-cell table:style-name="ce138" office:value-type="float" office:value="840" calcext:value-type="float">
            <text:p>840</text:p>
          </table:table-cell>
          <table:table-cell table:style-name="ce143" office:value-type="float" office:value="865" calcext:value-type="float">
            <text:p>865</text:p>
          </table:table-cell>
          <table:table-cell table:style-name="ce156" office:value-type="float" office:value="-0.075" calcext:value-type="float">
            <text:p>-0.075</text:p>
          </table:table-cell>
          <table:table-cell table:style-name="ce161"/>
          <table:table-cell table:style-name="ce169" office:value-type="time" office:time-value="PT21H52M00S" calcext:value-type="time">
            <text:p>0.911111111111111</text:p>
          </table:table-cell>
          <table:table-cell table:style-name="ce173" office:value-type="date" office:date-value="2013-12-06" calcext:value-type="date">
            <text:p>41614</text:p>
          </table:table-cell>
          <table:table-cell table:style-name="ce11"/>
          <table:table-cell table:style-name="ce162" table:formula="of:=[.O33]+[.J34]" office:value-type="float" office:value="-0.075" calcext:value-type="float">
            <text:p/>
          </table:table-cell>
          <table:table-cell table:style-name="ce182" table:formula="of:=1+[.O34]/([.C34]+[.$C$4])" office:value-type="float" office:value="0.48378329305237" calcext:value-type="float">
            <text:p/>
          </table:table-cell>
          <table:table-cell table:style-name="ce189" table:formula="of:=-[.O34]-[.C34]" office:value-type="float" office:value="-0.0096093" calcext:value-type="float">
            <text:p/>
          </table:table-cell>
          <table:table-cell table:style-name="ce11"/>
          <table:table-cell table:style-name="ce196" table:formula="of:=-[.J34]+[.S33]" office:value-type="float" office:value="0.075" calcext:value-type="float">
            <text:p/>
          </table:table-cell>
          <table:table-cell table:style-name="ce205"/>
          <table:table-cell table:style-name="ce211"/>
          <table:table-cell table:style-name="ce214" table:formula="of:=[.E34]/(ABS([.O34])*[.H34]*[.$V$6])" office:value-type="float" office:value="17.3063749206349" calcext:value-type="float">
            <text:p/>
          </table:table-cell>
          <table:table-cell table:style-name="ce218" table:formula="of:=[.O34]*[.H34]/[.E34]" office:value-type="float" office:value="-0.577821759083509" calcext:value-type="float">
            <text:p/>
          </table:table-cell>
          <table:table-cell table:style-name="ce182" table:formula="of:=([.E34]*[.$W$6]-ABS([.S34])*[.H34])/[.H34]" office:value-type="float" office:value="0.249494529761905" calcext:value-type="float">
            <text:p/>
          </table:table-cell>
          <table:table-cell table:style-name="ce11"/>
          <table:table-cell table:style-name="ce138" table:formula="of:=[.H34]*(-[.$AA$6]*0.01+[.P34])/[.P34]" office:value-type="float" office:value="805.273707791763" calcext:value-type="float">
            <text:p/>
          </table:table-cell>
          <table:table-cell table:style-name="ce228" table:formula="of:=-SIGN([.P33])*([.I34]-[.H34])*[.J34]/([.C34]*[.I34])*100" office:value-type="float" office:value="2.56192883974157" calcext:value-type="float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4])+SIGN([.O33])=0;[.H34];([.H34]*[.J34]+[.AE33]*[.O33])/[.O34]);0)" office:value-type="float" office:value="840" calcext:value-type="float">
            <text:p/>
          </table:table-cell>
          <table:table-cell table:style-name="ce263" table:formula="of:=IF([.H34]=0;0;-([.H33]-[.H34])*[.O33])" office:value-type="float" office:value="-0" calcext:value-type="float">
            <text:p/>
          </table:table-cell>
          <table:table-cell table:style-name="ce268" table:formula="of:=[.AF34]+[.AG33]-[.AH33]" office:value-type="float" office:value="0" calcext:value-type="float">
            <text:p/>
          </table:table-cell>
          <table:table-cell table:style-name="ce274" table:formula="of:=IF(OR([.O34]=0;SIGN([.O34])+SIGN([.O33])=0);(-[.H34]+[.AE33])*-[.O33];0)" office:value-type="float" office:value="0" calcext:value-type="float">
            <text:p/>
          </table:table-cell>
          <table:table-cell table:style-name="ce283" table:formula="of:=[.AG34]/([.E34]-[.AG34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0.45835" calcext:value-type="float">
            <text:p>0.45835</text:p>
          </table:table-cell>
          <table:table-cell table:style-name="ce11"/>
          <table:table-cell table:style-name="ce311" table:number-matrix-columns-spanned="1" table:number-matrix-rows-spanned="1" table:formula="of:=SUM(IF([.$F$10:.$F34]*ABS(SIGN([.$J$10:.$J34]))&gt;0;1;0))/SUM(IF([.$F$10:.$F34]*ABS(SIGN([.$J$10:.$J34]))&lt;&gt;0;1;0))" office:value-type="float" office:value="0.347826086956522" calcext:value-type="float">
            <text:p/>
          </table:table-cell>
          <table:table-cell table:style-name="ce15" table:number-matrix-columns-spanned="1" table:number-matrix-rows-spanned="1" table:formula="of:=-SUM(IF([.$F$10:.$F34]*ABS(SIGN([.$J$10:.$J34]))&lt;0;[.$F$10:.$F34];0))/SUM(IF([.$F$10:.$F34]*ABS(SIGN([.$J$10:.$J34]))&lt;0;1;0))" office:value-type="float" office:value="1.0483899516809" calcext:value-type="float">
            <text:p/>
          </table:table-cell>
          <table:table-cell table:style-name="ce15" table:number-matrix-columns-spanned="1" table:number-matrix-rows-spanned="1" table:formula="of:=SUM(IF([.$F$10:.$F34]*ABS(SIGN([.$J$10:.$J34]))&gt;0;[.$F$10:.$F34];0))/SUM(IF([.$F$10:.$F34]*ABS(SIGN([.$J$10:.$J34]))&gt;0;1;0))/[.AS34]" office:value-type="float" office:value="8.72107635987947" calcext:value-type="float">
            <text:p/>
          </table:table-cell>
          <table:table-cell table:style-name="ce11"/>
          <table:table-cell table:style-name="ce321"/>
          <table:table-cell table:style-name="ce327" table:formula="of:=IF([.AV34]&lt;&gt;&quot;&quot;;[.AW33]-[.AV34];[.AW33])-[.K34]*[.H34]" office:value-type="float" office:value="37.5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35]=&quot;&quot;;[.C34]+[.K35]+[.B35];[.AO35])" office:value-type="float" office:value="0.1245613" calcext:value-type="float">
            <text:p/>
          </table:table-cell>
          <table:table-cell table:style-name="ce41" table:formula="of:=IF([.AP35]&lt;&gt;&quot;&quot;;[.AP35];[.D34]+[.AV35])" office:value-type="float" office:value="3.27835" calcext:value-type="float">
            <text:p/>
          </table:table-cell>
          <table:table-cell table:style-name="ce50" table:formula="of:=IF([.H35]=0;[.E34];[.D35]+[.C35]*[.H35]+[.AW35]+[.AG35]-[.AH35])" office:value-type="float" office:value="109.2479971" calcext:value-type="float">
            <text:p/>
          </table:table-cell>
          <table:table-cell table:style-name="ce79" table:formula="of:=100*IF([.L35]=0;0;[.E35]/[.E34]-1)" office:value-type="float" office:value="0.199793429638317" calcext:value-type="float">
            <text:p/>
          </table:table-cell>
          <table:table-cell table:style-name="ce11"/>
          <table:table-cell table:style-name="ce138" office:value-type="float" office:value="867" calcext:value-type="float">
            <text:p>867</text:p>
          </table:table-cell>
          <table:table-cell table:style-name="ce143"/>
          <table:table-cell table:style-name="ce156"/>
          <table:table-cell table:style-name="ce161" office:value-type="float" office:value="0.04" calcext:value-type="float">
            <text:p>0.04</text:p>
          </table:table-cell>
          <table:table-cell table:style-name="ce169" office:value-type="time" office:time-value="PT22H35M00S" calcext:value-type="time">
            <text:p>0.940972222222222</text:p>
          </table:table-cell>
          <table:table-cell table:style-name="ce173" office:value-type="date" office:date-value="2013-12-06" calcext:value-type="date">
            <text:p>41614</text:p>
          </table:table-cell>
          <table:table-cell table:style-name="ce11"/>
          <table:table-cell table:style-name="ce162" table:formula="of:=[.O34]+[.J35]" office:value-type="float" office:value="-0.075" calcext:value-type="float">
            <text:p/>
          </table:table-cell>
          <table:table-cell table:style-name="ce182" table:formula="of:=1+[.O35]/([.C35]+[.$C$4])" office:value-type="float" office:value="0.595119451098581" calcext:value-type="float">
            <text:p/>
          </table:table-cell>
          <table:table-cell table:style-name="ce189" table:formula="of:=-[.O35]-[.C35]" office:value-type="float" office:value="-0.0495613" calcext:value-type="float">
            <text:p/>
          </table:table-cell>
          <table:table-cell table:style-name="ce11"/>
          <table:table-cell table:style-name="ce196" table:formula="of:=-[.J35]+[.S34]" office:value-type="float" office:value="0.075" calcext:value-type="float">
            <text:p/>
          </table:table-cell>
          <table:table-cell table:style-name="ce205"/>
          <table:table-cell table:style-name="ce211"/>
          <table:table-cell table:style-name="ce214" table:formula="of:=[.E35]/(ABS([.O35])*[.H35]*[.$V$6])" office:value-type="float" office:value="16.8009222760477" calcext:value-type="float">
            <text:p/>
          </table:table-cell>
          <table:table-cell table:style-name="ce218" table:formula="of:=[.O35]*[.H35]/[.E35]" office:value-type="float" office:value="-0.595205420017718" calcext:value-type="float">
            <text:p/>
          </table:table-cell>
          <table:table-cell table:style-name="ce182" table:formula="of:=([.E35]*[.$W$6]-ABS([.S35])*[.H35])/[.H35]" office:value-type="float" office:value="0.240017292675894" calcext:value-type="float">
            <text:p/>
          </table:table-cell>
          <table:table-cell table:style-name="ce11"/>
          <table:table-cell table:style-name="ce138" table:formula="of:=[.H35]*(-[.$AA$6]*0.01+[.P35])/[.P35]" office:value-type="float" office:value="837.862992348863" calcext:value-type="float">
            <text:p/>
          </table:table-cell>
          <table:table-cell table:style-name="ce228" table:formula="of:=-SIGN([.P34])*([.I35]-[.H35])*[.J35]/([.C35]*[.I35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5])+SIGN([.O34])=0;[.H35];([.H35]*[.J35]+[.AE34]*[.O34])/[.O35]);0)" office:value-type="float" office:value="840" calcext:value-type="float">
            <text:p/>
          </table:table-cell>
          <table:table-cell table:style-name="ce263" table:formula="of:=IF([.H35]=0;0;-([.H34]-[.H35])*[.O34])" office:value-type="float" office:value="-2.025" calcext:value-type="float">
            <text:p/>
          </table:table-cell>
          <table:table-cell table:style-name="ce268" table:formula="of:=[.AF35]+[.AG34]-[.AH34]" office:value-type="float" office:value="-2.025" calcext:value-type="float">
            <text:p/>
          </table:table-cell>
          <table:table-cell table:style-name="ce274" table:formula="of:=IF(OR([.O35]=0;SIGN([.O35])+SIGN([.O34])=0);(-[.H35]+[.AE34])*-[.O34];0)" office:value-type="float" office:value="0" calcext:value-type="float">
            <text:p/>
          </table:table-cell>
          <table:table-cell table:style-name="ce283" table:formula="of:=[.AG35]/([.E35]-[.AG35])" office:value-type="float" office:value="-0.0181984852819247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1245613" calcext:value-type="float">
            <text:p>0.1245613</text:p>
          </table:table-cell>
          <table:table-cell table:style-name="ce308" office:value-type="float" office:value="3.27835" calcext:value-type="float">
            <text:p>3.27835</text:p>
          </table:table-cell>
          <table:table-cell table:style-name="ce11"/>
          <table:table-cell table:style-name="ce311" table:number-matrix-columns-spanned="1" table:number-matrix-rows-spanned="1" table:formula="of:=SUM(IF([.$F$10:.$F35]*ABS(SIGN([.$J$10:.$J35]))&gt;0;1;0))/SUM(IF([.$F$10:.$F35]*ABS(SIGN([.$J$10:.$J35]))&lt;&gt;0;1;0))" office:value-type="float" office:value="0.347826086956522" calcext:value-type="float">
            <text:p/>
          </table:table-cell>
          <table:table-cell table:style-name="ce15" table:number-matrix-columns-spanned="1" table:number-matrix-rows-spanned="1" table:formula="of:=-SUM(IF([.$F$10:.$F35]*ABS(SIGN([.$J$10:.$J35]))&lt;0;[.$F$10:.$F35];0))/SUM(IF([.$F$10:.$F35]*ABS(SIGN([.$J$10:.$J35]))&lt;0;1;0))" office:value-type="float" office:value="1.0483899516809" calcext:value-type="float">
            <text:p/>
          </table:table-cell>
          <table:table-cell table:style-name="ce15" table:number-matrix-columns-spanned="1" table:number-matrix-rows-spanned="1" table:formula="of:=SUM(IF([.$F$10:.$F35]*ABS(SIGN([.$J$10:.$J35]))&gt;0;[.$F$10:.$F35];0))/SUM(IF([.$F$10:.$F35]*ABS(SIGN([.$J$10:.$J35]))&gt;0;1;0))/[.AS35]" office:value-type="float" office:value="8.72107635987947" calcext:value-type="float">
            <text:p/>
          </table:table-cell>
          <table:table-cell table:style-name="ce11"/>
          <table:table-cell table:style-name="ce322" office:value-type="float" office:value="2.82" calcext:value-type="float">
            <text:p>2.82</text:p>
          </table:table-cell>
          <table:table-cell table:style-name="ce327" table:formula="of:=IF([.AV35]&lt;&gt;&quot;&quot;;[.AW34]-[.AV35];[.AW34])-[.K35]*[.H35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0"/>
          <table:table-cell table:style-name="ce31" table:formula="of:=IF([.AO36]=&quot;&quot;;[.C35]+[.K36]+[.B36];[.AO36])" office:value-type="float" office:value="0.1245613" calcext:value-type="float">
            <text:p/>
          </table:table-cell>
          <table:table-cell table:style-name="ce41" table:formula="of:=IF([.AP36]&lt;&gt;&quot;&quot;;[.AP36];[.D35]+[.AV36])" office:value-type="float" office:value="2.8273" calcext:value-type="float">
            <text:p/>
          </table:table-cell>
          <table:table-cell table:style-name="ce50" table:formula="of:=IF([.H36]=0;[.E35];[.D36]+[.C36]*[.H36]+[.AW36]+[.AG36]-[.AH36])" office:value-type="float" office:value="108.0815985" calcext:value-type="float">
            <text:p/>
          </table:table-cell>
          <table:table-cell table:style-name="ce80" table:formula="of:=100*IF([.L36]=0;0;[.E36]/[.E35]-1)" office:value-type="float" office:value="-1.06766131275828" calcext:value-type="float">
            <text:p/>
          </table:table-cell>
          <table:table-cell table:style-name="ce11"/>
          <table:table-cell table:style-name="ce138" office:value-type="float" office:value="845" calcext:value-type="float">
            <text:p>845</text:p>
          </table:table-cell>
          <table:table-cell table:style-name="ce143" office:value-type="float" office:value="773" calcext:value-type="float">
            <text:p>773</text:p>
          </table:table-cell>
          <table:table-cell table:style-name="ce156" office:value-type="float" office:value="0.075" calcext:value-type="float">
            <text:p>0.075</text:p>
          </table:table-cell>
          <table:table-cell table:style-name="ce21"/>
          <table:table-cell table:style-name="ce169" office:value-type="time" office:time-value="PT23H53M00S" calcext:value-type="time">
            <text:p>0.995138888888889</text:p>
          </table:table-cell>
          <table:table-cell table:style-name="ce173" office:value-type="date" office:date-value="2013-12-06" calcext:value-type="date">
            <text:p>41614</text:p>
          </table:table-cell>
          <table:table-cell table:style-name="ce11"/>
          <table:table-cell table:style-name="ce162" table:formula="of:=[.O35]+[.J36]" office:value-type="float" office:value="0" calcext:value-type="float">
            <text:p/>
          </table:table-cell>
          <table:table-cell table:style-name="ce182" table:formula="of:=1+[.O36]/([.C36]+[.$C$4])" office:value-type="float" office:value="1" calcext:value-type="float">
            <text:p/>
          </table:table-cell>
          <table:table-cell table:style-name="ce189" table:formula="of:=-[.O36]-[.C36]" office:value-type="float" office:value="-0.1245613" calcext:value-type="float">
            <text:p/>
          </table:table-cell>
          <table:table-cell table:style-name="ce11"/>
          <table:table-cell table:style-name="ce196" table:formula="of:=-[.J36]+[.S35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36]/(ABS([.O36])*[.H36]*[.$V$6])" office:value-type="string" office:string-value="" calcext:value-type="error">
            <text:p/>
          </table:table-cell>
          <table:table-cell table:style-name="ce218" table:formula="of:=[.O36]*[.H36]/[.E36]" office:value-type="float" office:value="0" calcext:value-type="float">
            <text:p/>
          </table:table-cell>
          <table:table-cell table:style-name="ce182" table:formula="of:=([.E36]*[.$W$6]-ABS([.S36])*[.H36])/[.H36]" office:value-type="float" office:value="0.319768042899408" calcext:value-type="float">
            <text:p/>
          </table:table-cell>
          <table:table-cell table:style-name="ce11"/>
          <table:table-cell table:style-name="ce138" table:formula="of:=[.H36]*(-[.$AA$6]*0.01+[.P36])/[.P36]" office:value-type="float" office:value="828.1" calcext:value-type="float">
            <text:p/>
          </table:table-cell>
          <table:table-cell table:style-name="ce228" table:formula="of:=-SIGN([.P35])*([.I36]-[.H36])*[.J36]/([.C36]*[.I36])*100" office:value-type="float" office:value="5.60829866766899" calcext:value-type="float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6])+SIGN([.O35])=0;[.H36];([.H36]*[.J36]+[.AE35]*[.O35])/[.O36]);0)" office:value-type="float" office:value="0" calcext:value-type="float">
            <text:p/>
          </table:table-cell>
          <table:table-cell table:style-name="ce263" table:formula="of:=IF([.H36]=0;0;-([.H35]-[.H36])*[.O35])" office:value-type="float" office:value="1.65" calcext:value-type="float">
            <text:p/>
          </table:table-cell>
          <table:table-cell table:style-name="ce268" table:formula="of:=[.AF36]+[.AG35]-[.AH35]" office:value-type="float" office:value="-0.375" calcext:value-type="float">
            <text:p/>
          </table:table-cell>
          <table:table-cell table:style-name="ce276" table:formula="of:=IF(OR([.O36]=0;SIGN([.O36])+SIGN([.O35])=0);(-[.H36]+[.AE35])*-[.O35];0)" office:value-type="float" office:value="-0.375" calcext:value-type="float">
            <text:p/>
          </table:table-cell>
          <table:table-cell table:style-name="ce285" table:formula="of:=[.AG36]/([.E36]-[.AG36])" office:value-type="float" office:value="-0.00345760428767273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.8273" calcext:value-type="float">
            <text:p>2.8273</text:p>
          </table:table-cell>
          <table:table-cell table:style-name="ce11"/>
          <table:table-cell table:style-name="ce311" table:number-matrix-columns-spanned="1" table:number-matrix-rows-spanned="1" table:formula="of:=SUM(IF([.$F$10:.$F36]*ABS(SIGN([.$J$10:.$J36]))&gt;0;1;0))/SUM(IF([.$F$10:.$F36]*ABS(SIGN([.$J$10:.$J36]))&lt;&gt;0;1;0))" office:value-type="float" office:value="0.333333333333333" calcext:value-type="float">
            <text:p/>
          </table:table-cell>
          <table:table-cell table:style-name="ce15" table:number-matrix-columns-spanned="1" table:number-matrix-rows-spanned="1" table:formula="of:=-SUM(IF([.$F$10:.$F36]*ABS(SIGN([.$J$10:.$J36]))&lt;0;[.$F$10:.$F36];0))/SUM(IF([.$F$10:.$F36]*ABS(SIGN([.$J$10:.$J36]))&lt;0;1;0))" office:value-type="float" office:value="1.04959441174824" calcext:value-type="float">
            <text:p/>
          </table:table-cell>
          <table:table-cell table:style-name="ce15" table:number-matrix-columns-spanned="1" table:number-matrix-rows-spanned="1" table:formula="of:=SUM(IF([.$F$10:.$F36]*ABS(SIGN([.$J$10:.$J36]))&gt;0;[.$F$10:.$F36];0))/SUM(IF([.$F$10:.$F36]*ABS(SIGN([.$J$10:.$J36]))&gt;0;1;0))/[.AS36]" office:value-type="float" office:value="8.71106850531956" calcext:value-type="float">
            <text:p/>
          </table:table-cell>
          <table:table-cell table:style-name="ce11"/>
          <table:table-cell table:style-name="ce321"/>
          <table:table-cell table:style-name="ce327" table:formula="of:=IF([.AV36]&lt;&gt;&quot;&quot;;[.AW35]-[.AV36];[.AW35])-[.K36]*[.H36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0"/>
          <table:table-cell table:style-name="ce31" table:formula="of:=IF([.AO37]=&quot;&quot;;[.C36]+[.K37]+[.B37];[.AO37])" office:value-type="float" office:value="0.1245613" calcext:value-type="float">
            <text:p/>
          </table:table-cell>
          <table:table-cell table:style-name="ce41" table:formula="of:=IF([.AP37]&lt;&gt;&quot;&quot;;[.AP37];[.D36]+[.AV37])" office:value-type="float" office:value="2.4757943" calcext:value-type="float">
            <text:p/>
          </table:table-cell>
          <table:table-cell table:style-name="ce50" table:formula="of:=IF([.H37]=0;[.E36];[.D37]+[.C37]*[.H37]+[.AW37]+[.AG37]-[.AH37])" office:value-type="float" office:value="98.704381002" calcext:value-type="float">
            <text:p/>
          </table:table-cell>
          <table:table-cell table:style-name="ce81" table:formula="of:=100*IF([.L37]=0;0;[.E37]/[.E36]-1)" office:value-type="float" office:value="-8.6760536743912" calcext:value-type="float">
            <text:p/>
          </table:table-cell>
          <table:table-cell table:style-name="ce11"/>
          <table:table-cell table:style-name="ce138" office:value-type="float" office:value="772.54" calcext:value-type="float">
            <text:p>772.54</text:p>
          </table:table-cell>
          <table:table-cell table:style-name="ce143" office:value-type="float" office:value="805" calcext:value-type="float">
            <text:p>805</text:p>
          </table:table-cell>
          <table:table-cell table:style-name="ce156" office:value-type="float" office:value="-0.13" calcext:value-type="float">
            <text:p>-0.13</text:p>
          </table:table-cell>
          <table:table-cell table:style-name="ce21"/>
          <table:table-cell table:style-name="ce169" office:value-type="time" office:time-value="PT04H21M00S" calcext:value-type="time">
            <text:p>0.18125</text:p>
          </table:table-cell>
          <table:table-cell table:style-name="ce173" office:value-type="date" office:date-value="2013-12-07" calcext:value-type="date">
            <text:p>41615</text:p>
          </table:table-cell>
          <table:table-cell table:style-name="ce11"/>
          <table:table-cell table:style-name="ce162" table:formula="of:=[.O36]+[.J37]" office:value-type="float" office:value="-0.13" calcext:value-type="float">
            <text:p/>
          </table:table-cell>
          <table:table-cell table:style-name="ce182" table:formula="of:=1+[.O37]/([.C37]+[.$C$4])" office:value-type="float" office:value="0.298207048570874" calcext:value-type="float">
            <text:p/>
          </table:table-cell>
          <table:table-cell table:style-name="ce189" table:formula="of:=-[.O37]-[.C37]" office:value-type="float" office:value="0.0054387" calcext:value-type="float">
            <text:p/>
          </table:table-cell>
          <table:table-cell table:style-name="ce11"/>
          <table:table-cell table:style-name="ce196" table:formula="of:=-[.J37]+[.S36]" office:value-type="float" office:value="0.13" calcext:value-type="float">
            <text:p/>
          </table:table-cell>
          <table:table-cell table:style-name="ce205"/>
          <table:table-cell table:style-name="ce211"/>
          <table:table-cell table:style-name="ce214" table:formula="of:=[.E37]/(ABS([.O37])*[.H37]*[.$V$6])" office:value-type="float" office:value="9.82815736720628" calcext:value-type="float">
            <text:p/>
          </table:table-cell>
          <table:table-cell table:style-name="ce218" table:formula="of:=[.O37]*[.H37]/[.E37]" office:value-type="float" office:value="-1.01748472540408" calcext:value-type="float">
            <text:p/>
          </table:table-cell>
          <table:table-cell table:style-name="ce182" table:formula="of:=([.E37]*[.$W$6]-ABS([.S37])*[.H37])/[.H37]" office:value-type="float" office:value="0.189415114434204" calcext:value-type="float">
            <text:p/>
          </table:table-cell>
          <table:table-cell table:style-name="ce11"/>
          <table:table-cell table:style-name="ce138" table:formula="of:=[.H37]*(-[.$AA$6]*0.01+[.P37])/[.P37]" office:value-type="float" office:value="720.727676736528" calcext:value-type="float">
            <text:p/>
          </table:table-cell>
          <table:table-cell table:style-name="ce228" table:formula="of:=-SIGN([.P36])*([.I37]-[.H37])*[.J37]/([.C37]*[.I37])*100" office:value-type="float" office:value="4.20835972139" calcext:value-type="float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7])+SIGN([.O36])=0;[.H37];([.H37]*[.J37]+[.AE36]*[.O36])/[.O37]);0)" office:value-type="float" office:value="772.54" calcext:value-type="float">
            <text:p/>
          </table:table-cell>
          <table:table-cell table:style-name="ce263" table:formula="of:=IF([.H37]=0;0;-([.H36]-[.H37])*[.O36])" office:value-type="float" office:value="-0" calcext:value-type="float">
            <text:p/>
          </table:table-cell>
          <table:table-cell table:style-name="ce268" table:formula="of:=[.AF37]+[.AG36]-[.AH36]" office:value-type="float" office:value="0" calcext:value-type="float">
            <text:p/>
          </table:table-cell>
          <table:table-cell table:style-name="ce274" table:formula="of:=IF(OR([.O37]=0;SIGN([.O37])+SIGN([.O36])=0);(-[.H37]+[.AE36])*-[.O36];0)" office:value-type="float" office:value="0" calcext:value-type="float">
            <text:p/>
          </table:table-cell>
          <table:table-cell table:style-name="ce283" table:formula="of:=[.AG37]/([.E37]-[.AG37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.4757943" calcext:value-type="float">
            <text:p>2.4757943</text:p>
          </table:table-cell>
          <table:table-cell table:style-name="ce11"/>
          <table:table-cell table:style-name="ce311" table:number-matrix-columns-spanned="1" table:number-matrix-rows-spanned="1" table:formula="of:=SUM(IF([.$F$10:.$F37]*ABS(SIGN([.$J$10:.$J37]))&gt;0;1;0))/SUM(IF([.$F$10:.$F37]*ABS(SIGN([.$J$10:.$J37]))&lt;&gt;0;1;0))" office:value-type="float" office:value="0.32" calcext:value-type="float">
            <text:p/>
          </table:table-cell>
          <table:table-cell table:style-name="ce15" table:number-matrix-columns-spanned="1" table:number-matrix-rows-spanned="1" table:formula="of:=-SUM(IF([.$F$10:.$F37]*ABS(SIGN([.$J$10:.$J37]))&lt;0;[.$F$10:.$F37];0))/SUM(IF([.$F$10:.$F37]*ABS(SIGN([.$J$10:.$J37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37]*ABS(SIGN([.$J$10:.$J37]))&gt;0;[.$F$10:.$F37];0))/SUM(IF([.$F$10:.$F37]*ABS(SIGN([.$J$10:.$J37]))&gt;0;1;0))/[.AS37]" office:value-type="float" office:value="6.10267644939091" calcext:value-type="float">
            <text:p/>
          </table:table-cell>
          <table:table-cell table:style-name="ce11"/>
          <table:table-cell table:style-name="ce321"/>
          <table:table-cell table:style-name="ce327" table:formula="of:=IF([.AV37]&lt;&gt;&quot;&quot;;[.AW36]-[.AV37];[.AW36])-[.K37]*[.H37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38]=&quot;&quot;;[.C37]+[.K38]+[.B38];[.AO38])" office:value-type="float" office:value="0.1245613" calcext:value-type="float">
            <text:p/>
          </table:table-cell>
          <table:table-cell table:style-name="ce41" table:formula="of:=IF([.AP38]&lt;&gt;&quot;&quot;;[.AP38];[.D37]+[.AV38])" office:value-type="float" office:value="2.3855543" calcext:value-type="float">
            <text:p/>
          </table:table-cell>
          <table:table-cell table:style-name="ce50" table:formula="of:=IF([.H38]=0;[.E37];[.D38]+[.C38]*[.H38]+[.AW38]+[.AG38]-[.AH38])" office:value-type="float" office:value="98.7258519" calcext:value-type="float">
            <text:p/>
          </table:table-cell>
          <table:table-cell table:style-name="ce82" table:formula="of:=100*IF([.L38]=0;0;[.E38]/[.E37]-1)" office:value-type="float" office:value="0.0217527305090393" calcext:value-type="float">
            <text:p/>
          </table:table-cell>
          <table:table-cell table:style-name="ce11"/>
          <table:table-cell table:style-name="ce138" office:value-type="float" office:value="752" calcext:value-type="float">
            <text:p>752</text:p>
          </table:table-cell>
          <table:table-cell table:style-name="ce143"/>
          <table:table-cell table:style-name="ce156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04H37M00S" calcext:value-type="time">
            <text:p>0.192361111111111</text:p>
          </table:table-cell>
          <table:table-cell table:style-name="ce173" office:value-type="date" office:date-value="2013-12-07" calcext:value-type="date">
            <text:p>41615</text:p>
          </table:table-cell>
          <table:table-cell table:style-name="ce11"/>
          <table:table-cell table:style-name="ce162" table:formula="of:=[.O37]+[.J38]" office:value-type="float" office:value="-0.23" calcext:value-type="float">
            <text:p/>
          </table:table-cell>
          <table:table-cell table:style-name="ce182" table:formula="of:=1+[.O38]/([.C38]+[.$C$4])" office:value-type="float" office:value="-0.241633683297684" calcext:value-type="float">
            <text:p/>
          </table:table-cell>
          <table:table-cell table:style-name="ce189" table:formula="of:=-[.O38]-[.C38]" office:value-type="float" office:value="0.1054387" calcext:value-type="float">
            <text:p/>
          </table:table-cell>
          <table:table-cell table:style-name="ce11"/>
          <table:table-cell table:style-name="ce196" table:formula="of:=-[.J38]+[.S37]" office:value-type="float" office:value="0.23" calcext:value-type="float">
            <text:p/>
          </table:table-cell>
          <table:table-cell table:style-name="ce205"/>
          <table:table-cell table:style-name="ce211"/>
          <table:table-cell table:style-name="ce214" table:formula="of:=[.E38]/(ABS([.O38])*[.H38]*[.$V$6])" office:value-type="float" office:value="5.70801641419981" calcext:value-type="float">
            <text:p/>
          </table:table-cell>
          <table:table-cell table:style-name="ce218" table:formula="of:=[.O38]*[.H38]/[.E38]" office:value-type="float" office:value="-1.75192208192027" calcext:value-type="float">
            <text:p/>
          </table:table-cell>
          <table:table-cell table:style-name="ce182" table:formula="of:=([.E38]*[.$W$6]-ABS([.S38])*[.H38])/[.H38]" office:value-type="float" office:value="0.0982109438164893" calcext:value-type="float">
            <text:p/>
          </table:table-cell>
          <table:table-cell table:style-name="ce11"/>
          <table:table-cell table:style-name="ce138" table:formula="of:=[.H38]*(-[.$AA$6]*0.01+[.P38])/[.P38]" office:value-type="float" office:value="814.242977861126" calcext:value-type="float">
            <text:p/>
          </table:table-cell>
          <table:table-cell table:style-name="ce228" table:formula="of:=-SIGN([.P37])*([.I38]-[.H38])*[.J38]/([.C38]*[.I38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8])+SIGN([.O37])=0;[.H38];([.H38]*[.J38]+[.AE37]*[.O37])/[.O38]);0)" office:value-type="float" office:value="763.609565217391" calcext:value-type="float">
            <text:p/>
          </table:table-cell>
          <table:table-cell table:style-name="ce263" table:formula="of:=IF([.H38]=0;0;-([.H37]-[.H38])*[.O37])" office:value-type="float" office:value="2.6702" calcext:value-type="float">
            <text:p/>
          </table:table-cell>
          <table:table-cell table:style-name="ce268" table:formula="of:=[.AF38]+[.AG37]-[.AH37]" office:value-type="float" office:value="2.6702" calcext:value-type="float">
            <text:p/>
          </table:table-cell>
          <table:table-cell table:style-name="ce274" table:formula="of:=IF(OR([.O38]=0;SIGN([.O38])+SIGN([.O37])=0);(-[.H38]+[.AE37])*-[.O37];0)" office:value-type="float" office:value="0" calcext:value-type="float">
            <text:p/>
          </table:table-cell>
          <table:table-cell table:style-name="ce283" table:formula="of:=[.AG38]/([.E38]-[.AG38])" office:value-type="float" office:value="0.0277984683585287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.3855543" calcext:value-type="float">
            <text:p>2.3855543</text:p>
          </table:table-cell>
          <table:table-cell table:style-name="ce11"/>
          <table:table-cell table:style-name="ce311" table:number-matrix-columns-spanned="1" table:number-matrix-rows-spanned="1" table:formula="of:=SUM(IF([.$F$10:.$F38]*ABS(SIGN([.$J$10:.$J38]))&gt;0;1;0))/SUM(IF([.$F$10:.$F38]*ABS(SIGN([.$J$10:.$J38]))&lt;&gt;0;1;0))" office:value-type="float" office:value="0.346153846153846" calcext:value-type="float">
            <text:p/>
          </table:table-cell>
          <table:table-cell table:style-name="ce15" table:number-matrix-columns-spanned="1" table:number-matrix-rows-spanned="1" table:formula="of:=-SUM(IF([.$F$10:.$F38]*ABS(SIGN([.$J$10:.$J38]))&lt;0;[.$F$10:.$F38];0))/SUM(IF([.$F$10:.$F38]*ABS(SIGN([.$J$10:.$J38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38]*ABS(SIGN([.$J$10:.$J38]))&gt;0;[.$F$10:.$F38];0))/SUM(IF([.$F$10:.$F38]*ABS(SIGN([.$J$10:.$J38]))&gt;0;1;0))/[.AS38]" office:value-type="float" office:value="5.42621452721322" calcext:value-type="float">
            <text:p/>
          </table:table-cell>
          <table:table-cell table:style-name="ce11"/>
          <table:table-cell table:style-name="ce321"/>
          <table:table-cell table:style-name="ce327" table:formula="of:=IF([.AV38]&lt;&gt;&quot;&quot;;[.AW37]-[.AV38];[.AW37])-[.K38]*[.H38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39]=&quot;&quot;;[.C38]+[.K39]+[.B39];[.AO39])" office:value-type="float" office:value="0.1245613" calcext:value-type="float">
            <text:p/>
          </table:table-cell>
          <table:table-cell table:style-name="ce41" table:formula="of:=IF([.AP39]&lt;&gt;&quot;&quot;;[.AP39];[.D38]+[.AV39])" office:value-type="float" office:value="11.8361543" calcext:value-type="float">
            <text:p/>
          </table:table-cell>
          <table:table-cell table:style-name="ce50" table:formula="of:=IF([.H39]=0;[.E38];[.D39]+[.C39]*[.H39]+[.AW39]+[.AG39]-[.AH39])" office:value-type="float" office:value="101.5202903" calcext:value-type="float">
            <text:p/>
          </table:table-cell>
          <table:table-cell table:style-name="ce83" table:formula="of:=100*IF([.L39]=0;0;[.E39]/[.E38]-1)" office:value-type="float" office:value="2.83050320277864" calcext:value-type="float">
            <text:p/>
          </table:table-cell>
          <table:table-cell table:style-name="ce11"/>
          <table:table-cell table:style-name="ce138" office:value-type="float" office:value="720" calcext:value-type="float">
            <text:p>720</text:p>
          </table:table-cell>
          <table:table-cell table:style-name="ce143"/>
          <table:table-cell table:style-name="ce156" office:value-type="float" office:value="0.23" calcext:value-type="float">
            <text:p>0.23</text:p>
          </table:table-cell>
          <table:table-cell table:style-name="ce161"/>
          <table:table-cell table:style-name="ce169" office:value-type="time" office:time-value="PT06H47M00S" calcext:value-type="time">
            <text:p>0.282638888888889</text:p>
          </table:table-cell>
          <table:table-cell table:style-name="ce173" office:value-type="date" office:date-value="2013-12-07" calcext:value-type="date">
            <text:p>41615</text:p>
          </table:table-cell>
          <table:table-cell table:style-name="ce11"/>
          <table:table-cell table:style-name="ce162" table:formula="of:=[.O38]+[.J39]" office:value-type="float" office:value="0" calcext:value-type="float">
            <text:p/>
          </table:table-cell>
          <table:table-cell table:style-name="ce182" table:formula="of:=1+[.O39]/([.C39]+[.$C$4])" office:value-type="float" office:value="1" calcext:value-type="float">
            <text:p/>
          </table:table-cell>
          <table:table-cell table:style-name="ce189" table:formula="of:=-[.O39]-[.C39]" office:value-type="float" office:value="-0.1245613" calcext:value-type="float">
            <text:p/>
          </table:table-cell>
          <table:table-cell table:style-name="ce11"/>
          <table:table-cell table:style-name="ce196" table:formula="of:=-[.J39]+[.S38]" office:value-type="float" office:value="0" calcext:value-type="float">
            <text:p/>
          </table:table-cell>
          <table:table-cell table:style-name="ce205"/>
          <table:table-cell table:style-name="ce211"/>
          <table:table-cell table:style-name="ce214" table:formula="of:=[.E39]/(ABS([.O39])*[.H39]*[.$V$6])" office:value-type="string" office:string-value="" calcext:value-type="error">
            <text:p/>
          </table:table-cell>
          <table:table-cell table:style-name="ce218" table:formula="of:=[.O39]*[.H39]/[.E39]" office:value-type="float" office:value="0" calcext:value-type="float">
            <text:p/>
          </table:table-cell>
          <table:table-cell table:style-name="ce182" table:formula="of:=([.E39]*[.$W$6]-ABS([.S39])*[.H39])/[.H39]" office:value-type="float" office:value="0.352501007986111" calcext:value-type="float">
            <text:p/>
          </table:table-cell>
          <table:table-cell table:style-name="ce11"/>
          <table:table-cell table:style-name="ce138" table:formula="of:=[.H39]*(-[.$AA$6]*0.01+[.P39])/[.P39]" office:value-type="float" office:value="705.6" calcext:value-type="float">
            <text:p/>
          </table:table-cell>
          <table:table-cell table:style-name="ce228" table:formula="of:=-SIGN([.P38])*([.I39]-[.H39])*[.J39]/([.C39]*[.I39])*100" office:value-type="string" office:string-value="" calcext:value-type="error">
            <text:p/>
          </table:table-cell>
          <table:table-cell table:style-name="ce155"/>
          <table:table-cell table:style-name="ce245"/>
          <table:table-cell table:style-name="ce11"/>
          <table:table-cell table:style-name="ce255" table:formula="of:=IFERROR(IF(SIGN([.O39])+SIGN([.O38])=0;[.H39];([.H39]*[.J39]+[.AE38]*[.O38])/[.O39]);0)" office:value-type="float" office:value="0" calcext:value-type="float">
            <text:p/>
          </table:table-cell>
          <table:table-cell table:style-name="ce263" table:formula="of:=IF([.H39]=0;0;-([.H38]-[.H39])*[.O38])" office:value-type="float" office:value="7.36" calcext:value-type="float">
            <text:p/>
          </table:table-cell>
          <table:table-cell table:style-name="ce268" table:formula="of:=[.AF39]+[.AG38]-[.AH38]" office:value-type="float" office:value="10.0302" calcext:value-type="float">
            <text:p/>
          </table:table-cell>
          <table:table-cell table:style-name="ce274" table:formula="of:=IF(OR([.O39]=0;SIGN([.O39])+SIGN([.O38])=0);(-[.H39]+[.AE38])*-[.O38];0)" office:value-type="float" office:value="10.0302" calcext:value-type="float">
            <text:p/>
          </table:table-cell>
          <table:table-cell table:style-name="ce283" table:formula="of:=[.AG39]/([.E39]-[.AG39])" office:value-type="float" office:value="0.109631545527068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1.8361543" calcext:value-type="float">
            <text:p>11.8361543</text:p>
          </table:table-cell>
          <table:table-cell table:style-name="ce11"/>
          <table:table-cell table:style-name="ce311" table:number-matrix-columns-spanned="1" table:number-matrix-rows-spanned="1" table:formula="of:=SUM(IF([.$F$10:.$F39]*ABS(SIGN([.$J$10:.$J39]))&gt;0;1;0))/SUM(IF([.$F$10:.$F39]*ABS(SIGN([.$J$10:.$J39]))&lt;&gt;0;1;0))" office:value-type="float" office:value="0.37037037037037" calcext:value-type="float">
            <text:p/>
          </table:table-cell>
          <table:table-cell table:style-name="ce15" table:number-matrix-columns-spanned="1" table:number-matrix-rows-spanned="1" table:formula="of:=-SUM(IF([.$F$10:.$F39]*ABS(SIGN([.$J$10:.$J39]))&lt;0;[.$F$10:.$F39];0))/SUM(IF([.$F$10:.$F39]*ABS(SIGN([.$J$10:.$J39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39]*ABS(SIGN([.$J$10:.$J39]))&gt;0;[.$F$10:.$F39];0))/SUM(IF([.$F$10:.$F39]*ABS(SIGN([.$J$10:.$J39]))&gt;0;1;0))/[.AS39]" office:value-type="float" office:value="5.0725187818639" calcext:value-type="float">
            <text:p/>
          </table:table-cell>
          <table:table-cell table:style-name="ce11"/>
          <table:table-cell table:style-name="ce321"/>
          <table:table-cell table:style-name="ce327" table:formula="of:=IF([.AV39]&lt;&gt;&quot;&quot;;[.AW38]-[.AV39];[.AW38])-[.K39]*[.H39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40]=&quot;&quot;;[.C39]+[.K40]+[.B40];[.AO40])" office:value-type="float" office:value="0.1245613" calcext:value-type="float">
            <text:p/>
          </table:table-cell>
          <table:table-cell table:style-name="ce41" table:formula="of:=IF([.AP40]&lt;&gt;&quot;&quot;;[.AP40];[.D39]+[.AV40])" office:value-type="float" office:value="11.6824943" calcext:value-type="float">
            <text:p/>
          </table:table-cell>
          <table:table-cell table:style-name="ce50" table:formula="of:=IF([.H40]=0;[.E39];[.D40]+[.C40]*[.H40]+[.AW40]+[.AG40]-[.AH40])" office:value-type="float" office:value="134.3753748" calcext:value-type="float">
            <text:p/>
          </table:table-cell>
          <table:table-cell table:style-name="ce84" table:formula="of:=100*IF([.L40]=0;0;[.E40]/[.E39]-1)" office:value-type="float" office:value="32.3630718577644" calcext:value-type="float">
            <text:p/>
          </table:table-cell>
          <table:table-cell table:style-name="ce11"/>
          <table:table-cell table:style-name="ce138" office:value-type="float" office:value="985" calcext:value-type="float">
            <text:p>985</text:p>
          </table:table-cell>
          <table:table-cell table:style-name="ce143" office:value-type="float" office:value="1015" calcext:value-type="float">
            <text:p>1015</text:p>
          </table:table-cell>
          <table:table-cell table:style-name="ce156" office:value-type="float" office:value="-0.13" calcext:value-type="float">
            <text:p>-0.13</text:p>
          </table:table-cell>
          <table:table-cell table:style-name="ce161"/>
          <table:table-cell table:style-name="ce169" office:value-type="time" office:time-value="PT23H47M00S" calcext:value-type="time">
            <text:p>0.990972222222222</text:p>
          </table:table-cell>
          <table:table-cell table:style-name="ce173" office:value-type="date" office:date-value="2013-12-10" calcext:value-type="date">
            <text:p>41618</text:p>
          </table:table-cell>
          <table:table-cell table:style-name="ce11"/>
          <table:table-cell table:style-name="ce162" table:formula="of:=[.O39]+[.J40]" office:value-type="float" office:value="-0.13" calcext:value-type="float">
            <text:p/>
          </table:table-cell>
          <table:table-cell table:style-name="ce182" table:formula="of:=1+[.O40]/([.C40]+[.$C$4])" office:value-type="float" office:value="0.298207048570874" calcext:value-type="float">
            <text:p/>
          </table:table-cell>
          <table:table-cell table:style-name="ce189" table:formula="of:=-[.O40]-[.C40]" office:value-type="float" office:value="0.0054387" calcext:value-type="float">
            <text:p/>
          </table:table-cell>
          <table:table-cell table:style-name="ce11"/>
          <table:table-cell table:style-name="ce196" table:formula="of:=-[.J40]+[.S39]" office:value-type="float" office:value="0.13" calcext:value-type="float">
            <text:p/>
          </table:table-cell>
          <table:table-cell table:style-name="ce204"/>
          <table:table-cell table:style-name="ce211"/>
          <table:table-cell table:style-name="ce214" table:formula="of:=[.E40]/(ABS([.O40])*[.H40]*[.$V$6])" office:value-type="float" office:value="10.4939769465053" calcext:value-type="float">
            <text:p/>
          </table:table-cell>
          <table:table-cell table:style-name="ce218" table:formula="of:=[.O40]*[.H40]/[.E40]" office:value-type="float" office:value="-0.952927574643684" calcext:value-type="float">
            <text:p/>
          </table:table-cell>
          <table:table-cell table:style-name="ce182" table:formula="of:=([.E40]*[.$W$6]-ABS([.S40])*[.H40])/[.H40]" office:value-type="float" office:value="0.211054250761421" calcext:value-type="float">
            <text:p/>
          </table:table-cell>
          <table:table-cell table:style-name="ce11"/>
          <table:table-cell table:style-name="ce138" table:formula="of:=[.H40]*(-[.$AA$6]*0.01+[.P40])/[.P40]" office:value-type="float" office:value="918.938516562871" calcext:value-type="float">
            <text:p/>
          </table:table-cell>
          <table:table-cell table:style-name="ce228" table:formula="of:=-SIGN([.P39])*([.I40]-[.H40])*[.J40]/([.C40]*[.I40])*100" office:value-type="float" office:value="3.0847177510348" calcext:value-type="float">
            <text:p/>
          </table:table-cell>
          <table:table-cell table:style-name="ce155"/>
          <table:table-cell table:style-name="ce245"/>
          <table:table-cell table:style-name="ce11"/>
          <table:table-cell table:style-name="ce256" table:formula="of:=IFERROR(IF(SIGN([.O40])+SIGN([.O39])=0;[.H40];([.H40]*[.J40]+[.AE39]*[.O39])/[.O40]);0)" office:value-type="float" office:value="985" calcext:value-type="float">
            <text:p/>
          </table:table-cell>
          <table:table-cell table:style-name="ce263" table:formula="of:=IF([.H40]=0;0;-([.H39]-[.H40])*[.O39])" office:value-type="float" office:value="0" calcext:value-type="float">
            <text:p/>
          </table:table-cell>
          <table:table-cell table:style-name="ce268" table:formula="of:=[.AF40]+[.AG39]-[.AH39]" office:value-type="float" office:value="0" calcext:value-type="float">
            <text:p/>
          </table:table-cell>
          <table:table-cell table:style-name="ce274" table:formula="of:=IF(OR([.O40]=0;SIGN([.O40])+SIGN([.O39])=0);(-[.H40]+[.AE39])*-[.O39];0)" office:value-type="float" office:value="0" calcext:value-type="float">
            <text:p/>
          </table:table-cell>
          <table:table-cell table:style-name="ce283" table:formula="of:=[.AG40]/([.E40]-[.AG40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1.6824943" calcext:value-type="float">
            <text:p>11.6824943</text:p>
          </table:table-cell>
          <table:table-cell table:style-name="ce11"/>
          <table:table-cell table:style-name="ce311" table:number-matrix-columns-spanned="1" table:number-matrix-rows-spanned="1" table:formula="of:=SUM(IF([.$F$10:.$F40]*ABS(SIGN([.$J$10:.$J40]))&gt;0;1;0))/SUM(IF([.$F$10:.$F40]*ABS(SIGN([.$J$10:.$J40]))&lt;&gt;0;1;0))" office:value-type="float" office:value="0.392857142857143" calcext:value-type="float">
            <text:p/>
          </table:table-cell>
          <table:table-cell table:style-name="ce15" table:number-matrix-columns-spanned="1" table:number-matrix-rows-spanned="1" table:formula="of:=-SUM(IF([.$F$10:.$F40]*ABS(SIGN([.$J$10:.$J40]))&lt;0;[.$F$10:.$F40];0))/SUM(IF([.$F$10:.$F40]*ABS(SIGN([.$J$10:.$J40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40]*ABS(SIGN([.$J$10:.$J40]))&gt;0;[.$F$10:.$F40];0))/SUM(IF([.$F$10:.$F40]*ABS(SIGN([.$J$10:.$J40]))&gt;0;1;0))/[.AS40]" office:value-type="float" office:value="6.57512284599588" calcext:value-type="float">
            <text:p/>
          </table:table-cell>
          <table:table-cell table:style-name="ce11"/>
          <table:table-cell table:style-name="ce321"/>
          <table:table-cell table:style-name="ce327" table:formula="of:=IF([.AV40]&lt;&gt;&quot;&quot;;[.AW39]-[.AV40];[.AW39])-[.K40]*[.H40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41]=&quot;&quot;;[.C40]+[.K41]+[.B41];[.AO41])" office:value-type="float" office:value="0.1245613" calcext:value-type="float">
            <text:p/>
          </table:table-cell>
          <table:table-cell table:style-name="ce41" table:formula="of:=IF([.AP41]&lt;&gt;&quot;&quot;;[.AP41];[.D40]+[.AV41])" office:value-type="float" office:value="11.6293943" calcext:value-type="float">
            <text:p/>
          </table:table-cell>
          <table:table-cell table:style-name="ce50" table:formula="of:=IF([.H41]=0;&quot;&quot;;[.D41]+[.C41]*[.H41]+[.AW41]+[.AG41]-[.AH41])" office:value-type="float" office:value="134.8661448" calcext:value-type="float">
            <text:p/>
          </table:table-cell>
          <table:table-cell table:style-name="ce85" table:formula="of:=100*IF([.L41]=0;0;[.E41]/[.E40]-1)" office:value-type="float" office:value="0.365223167362649" calcext:value-type="float">
            <text:p/>
          </table:table-cell>
          <table:table-cell table:style-name="ce11"/>
          <table:table-cell table:style-name="ce138" office:value-type="float" office:value="885" calcext:value-type="float">
            <text:p>885</text:p>
          </table:table-cell>
          <table:table-cell table:style-name="ce143" office:value-type="float" office:value="835" calcext:value-type="float">
            <text:p>835</text:p>
          </table:table-cell>
          <table:table-cell table:style-name="ce156" office:value-type="float" office:value="0.05" calcext:value-type="float">
            <text:p>0.05</text:p>
          </table:table-cell>
          <table:table-cell table:style-name="ce161"/>
          <table:table-cell table:style-name="ce169" office:value-type="time" office:time-value="PT05H22M00S" calcext:value-type="time">
            <text:p>0.223611111111111</text:p>
          </table:table-cell>
          <table:table-cell table:style-name="ce173" office:value-type="date" office:date-value="2013-12-13" calcext:value-type="date">
            <text:p>41621</text:p>
          </table:table-cell>
          <table:table-cell table:style-name="ce11"/>
          <table:table-cell table:style-name="ce21" table:formula="of:=[.O40]+[.J41]" office:value-type="float" office:value="-0.08" calcext:value-type="float">
            <text:p/>
          </table:table-cell>
          <table:table-cell table:style-name="ce182" table:formula="of:=1+[.O41]/([.C41]+[.$C$4])" office:value-type="float" office:value="0.568127414505153" calcext:value-type="float">
            <text:p/>
          </table:table-cell>
          <table:table-cell table:style-name="ce189" table:formula="of:=-[.O41]-[.C41]" office:value-type="float" office:value="-0.0445613" calcext:value-type="float">
            <text:p/>
          </table:table-cell>
          <table:table-cell table:style-name="ce11"/>
          <table:table-cell table:style-name="ce196" table:formula="of:=-[.J41]+[.S40]" office:value-type="float" office:value="0.08" calcext:value-type="float">
            <text:p/>
          </table:table-cell>
          <table:table-cell table:style-name="ce204"/>
          <table:table-cell table:style-name="ce211"/>
          <table:table-cell table:style-name="ce214" table:formula="of:=[.E41]/(ABS([.O41])*[.H41]*[.$V$6])" office:value-type="float" office:value="19.0488905084746" calcext:value-type="float">
            <text:p/>
          </table:table-cell>
          <table:table-cell table:style-name="ce218" table:formula="of:=[.O41]*[.H41]/[.E41]" office:value-type="float" office:value="-0.524964957699302" calcext:value-type="float">
            <text:p/>
          </table:table-cell>
          <table:table-cell table:style-name="ce182" table:formula="of:=([.E41]*[.$W$6]-ABS([.S41])*[.H41])/[.H41]" office:value-type="float" office:value="0.300977810169492" calcext:value-type="float">
            <text:p/>
          </table:table-cell>
          <table:table-cell table:style-name="ce11"/>
          <table:table-cell table:style-name="ce223" table:formula="of:=[.H41]*(-[.$AA$6]*0.01+[.P41])*[.I41]/([.P41]*[.H41])" office:value-type="float" office:value="805.605185432662" calcext:value-type="float">
            <text:p/>
          </table:table-cell>
          <table:table-cell table:style-name="ce229" table:formula="of:=([.H41]-[.I41])*[.Q41]/[.E41]*100*SIGN([.I41])" office:value-type="float" office:value="-1.65205656564449" calcext:value-type="float">
            <text:p/>
          </table:table-cell>
          <table:table-cell table:style-name="ce237" table:formula="of:=[.E41]*[.$AA$6]*0.01/([.H41]-[.I41])" office:value-type="float" office:value="0.05394645792" calcext:value-type="float">
            <text:p/>
          </table:table-cell>
          <table:table-cell table:style-name="ce246" table:formula="of:=([.AE41]-[.H41])*[.$AC$6]*0.01+[.H41]" office:value-type="float" office:value="901.25" calcext:value-type="float">
            <text:p/>
          </table:table-cell>
          <table:table-cell table:style-name="ce11"/>
          <table:table-cell table:style-name="ce256" table:formula="of:=IFERROR(IF(SIGN([.O41])+SIGN([.O40])=0;[.H41];([.H41]*[.J41]+[.AE40]*[.O40])/[.O41]);0)" office:value-type="float" office:value="1047.5" calcext:value-type="float">
            <text:p/>
          </table:table-cell>
          <table:table-cell table:style-name="ce263" table:formula="of:=IF([.H41]=0;0;-([.H40]-[.H41])*[.O40])" office:value-type="float" office:value="13" calcext:value-type="float">
            <text:p/>
          </table:table-cell>
          <table:table-cell table:style-name="ce268" table:formula="of:=[.AF41]+[.AG40]-[.AH40]" office:value-type="float" office:value="13" calcext:value-type="float">
            <text:p/>
          </table:table-cell>
          <table:table-cell table:style-name="ce274" table:formula="of:=IF(OR([.O41]=0;SIGN([.O41])+SIGN([.O40])=0);(-[.H41]+[.AE40])*-[.O40];0)" office:value-type="float" office:value="0" calcext:value-type="float">
            <text:p/>
          </table:table-cell>
          <table:table-cell table:style-name="ce283" table:formula="of:=[.AG41]/([.E41]-[.AG41])" office:value-type="float" office:value="0.106674417421958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1.6293943" calcext:value-type="float">
            <text:p>11.6293943</text:p>
          </table:table-cell>
          <table:table-cell table:style-name="ce11"/>
          <table:table-cell table:style-name="ce311" table:number-matrix-columns-spanned="1" table:number-matrix-rows-spanned="1" table:formula="of:=SUM(IF([.$F$10:.$F41]*ABS(SIGN([.$J$10:.$J41]))&gt;0;1;0))/SUM(IF([.$F$10:.$F41]*ABS(SIGN([.$J$10:.$J41]))&lt;&gt;0;1;0))" office:value-type="float" office:value="0.413793103448276" calcext:value-type="float">
            <text:p/>
          </table:table-cell>
          <table:table-cell table:style-name="ce15" table:number-matrix-columns-spanned="1" table:number-matrix-rows-spanned="1" table:formula="of:=-SUM(IF([.$F$10:.$F41]*ABS(SIGN([.$J$10:.$J41]))&lt;0;[.$F$10:.$F41];0))/SUM(IF([.$F$10:.$F41]*ABS(SIGN([.$J$10:.$J41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41]*ABS(SIGN([.$J$10:.$J41]))&gt;0;[.$F$10:.$F41];0))/SUM(IF([.$F$10:.$F41]*ABS(SIGN([.$J$10:.$J41]))&gt;0;1;0))/[.AS41]" office:value-type="float" office:value="6.04751036457575" calcext:value-type="float">
            <text:p/>
          </table:table-cell>
          <table:table-cell table:style-name="ce11"/>
          <table:table-cell table:style-name="ce321"/>
          <table:table-cell table:style-name="ce327" table:formula="of:=IF([.AV41]&lt;&gt;&quot;&quot;;[.AW40]-[.AV41];[.AW40])-[.K41]*[.H41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42]=&quot;&quot;;[.C41]+[.K42]+[.B42];[.AO42])" office:value-type="float" office:value="0.1245613" calcext:value-type="float">
            <text:p/>
          </table:table-cell>
          <table:table-cell table:style-name="ce41" table:formula="of:=IF([.AP42]&lt;&gt;&quot;&quot;;[.AP42];[.D41]+[.AV42])" office:value-type="float" office:value="24.5444343" calcext:value-type="float">
            <text:p/>
          </table:table-cell>
          <table:table-cell table:style-name="ce50" table:formula="of:=IF([.H42]=0;&quot;&quot;;[.D42]+[.C42]*[.H42]+[.AW42]+[.AG42]-[.AH42])" office:value-type="float" office:value="134.7811848" calcext:value-type="float">
            <text:p/>
          </table:table-cell>
          <table:table-cell table:style-name="ce86" table:formula="of:=100*IF([.L42]=0;0;[.E42]/[.E41]-1)" office:value-type="float" office:value="-0.0629957949239146" calcext:value-type="float">
            <text:p/>
          </table:table-cell>
          <table:table-cell table:style-name="ce11"/>
          <table:table-cell table:style-name="ce139" office:value-type="float" office:value="885" calcext:value-type="float">
            <text:p>885</text:p>
          </table:table-cell>
          <table:table-cell table:style-name="ce143" office:value-type="float" office:value="855" calcext:value-type="float">
            <text:p>855</text:p>
          </table:table-cell>
          <table:table-cell table:style-name="ce156" office:value-type="float" office:value="0.08" calcext:value-type="float">
            <text:p>0.08</text:p>
          </table:table-cell>
          <table:table-cell table:style-name="ce161"/>
          <table:table-cell table:style-name="ce169" office:value-type="time" office:time-value="PT15H15M00S" calcext:value-type="time">
            <text:p>0.635416666666667</text:p>
          </table:table-cell>
          <table:table-cell table:style-name="ce173" office:value-type="date" office:date-value="2013-12-13" calcext:value-type="date">
            <text:p>41621</text:p>
          </table:table-cell>
          <table:table-cell table:style-name="ce11"/>
          <table:table-cell table:style-name="ce21" table:formula="of:=[.O41]+[.J42]" office:value-type="float" office:value="0" calcext:value-type="float">
            <text:p/>
          </table:table-cell>
          <table:table-cell table:style-name="ce182" table:formula="of:=1+[.O42]/([.C42]+[.$C$4])" office:value-type="float" office:value="1" calcext:value-type="float">
            <text:p/>
          </table:table-cell>
          <table:table-cell table:style-name="ce189" table:formula="of:=-[.O42]-[.C42]" office:value-type="float" office:value="-0.1245613" calcext:value-type="float">
            <text:p/>
          </table:table-cell>
          <table:table-cell table:style-name="ce11"/>
          <table:table-cell table:style-name="ce196" table:formula="of:=-[.J42]+[.S41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42]/(ABS([.O42])*[.H42]*[.$V$6])" office:value-type="string" office:string-value="" calcext:value-type="error">
            <text:p/>
          </table:table-cell>
          <table:table-cell table:style-name="ce218" table:formula="of:=[.O42]*[.H42]/[.E42]" office:value-type="float" office:value="0" calcext:value-type="float">
            <text:p/>
          </table:table-cell>
          <table:table-cell table:style-name="ce182" table:formula="of:=([.E42]*[.$W$6]-ABS([.S42])*[.H42])/[.H42]" office:value-type="float" office:value="0.380737810169491" calcext:value-type="float">
            <text:p/>
          </table:table-cell>
          <table:table-cell table:style-name="ce11"/>
          <table:table-cell table:style-name="ce223" table:formula="of:=[.H42]*(-[.$AA$6]*0.01+[.P42])*[.I42]/([.P42]*[.H42])" office:value-type="float" office:value="837.9" calcext:value-type="float">
            <text:p/>
          </table:table-cell>
          <table:table-cell table:style-name="ce229" table:formula="of:=([.H42]-[.I42])*[.Q42]/[.E42]*100*SIGN([.I42])" office:value-type="float" office:value="-2.77252274161638" calcext:value-type="float">
            <text:p/>
          </table:table-cell>
          <table:table-cell table:style-name="ce237" table:formula="of:=[.E42]*[.$AA$6]*0.01/([.H42]-[.I42])" office:value-type="float" office:value="0.0898541232" calcext:value-type="float">
            <text:p/>
          </table:table-cell>
          <table:table-cell table:style-name="ce247" table:formula="of:=IF([.H42]=&quot;&quot;;&quot;&quot;;[.H42]-0.01*[.$AC$6]*[.AG42]/[.O42])" office:value-type="string" office:string-value="" calcext:value-type="error">
            <text:p/>
          </table:table-cell>
          <table:table-cell table:style-name="ce11"/>
          <table:table-cell table:style-name="ce256" table:formula="of:=IFERROR(IF(SIGN([.O42])+SIGN([.O41])=0;[.H42];([.H42]*[.J42]+[.AE41]*[.O41])/[.O42]);0)" office:value-type="float" office:value="0" calcext:value-type="float">
            <text:p/>
          </table:table-cell>
          <table:table-cell table:style-name="ce263" table:formula="of:=IF([.H42]=0;0;-([.H41]-[.H42])*[.O41])" office:value-type="float" office:value="0" calcext:value-type="float">
            <text:p/>
          </table:table-cell>
          <table:table-cell table:style-name="ce268" table:formula="of:=[.AF42]+[.AG41]-[.AH41]" office:value-type="float" office:value="13" calcext:value-type="float">
            <text:p/>
          </table:table-cell>
          <table:table-cell table:style-name="ce274" table:formula="of:=IF(OR([.O42]=0;SIGN([.O42])+SIGN([.O41])=0);(-[.H42]+[.AE41])*-[.O41];0)" office:value-type="float" office:value="13" calcext:value-type="float">
            <text:p/>
          </table:table-cell>
          <table:table-cell table:style-name="ce283" table:formula="of:=[.AG42]/([.E42]-[.AG42])" office:value-type="float" office:value="0.106748838265531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5444343" calcext:value-type="float">
            <text:p>24.5444343</text:p>
          </table:table-cell>
          <table:table-cell table:style-name="ce11"/>
          <table:table-cell table:style-name="ce311" table:number-matrix-columns-spanned="1" table:number-matrix-rows-spanned="1" table:formula="of:=SUM(IF([.$F$10:.$F42]*ABS(SIGN([.$J$10:.$J42]))&gt;0;1;0))/SUM(IF([.$F$10:.$F42]*ABS(SIGN([.$J$10:.$J42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42]*ABS(SIGN([.$J$10:.$J42]))&lt;0;[.$F$10:.$F42];0))/SUM(IF([.$F$10:.$F42]*ABS(SIGN([.$J$10:.$J42]))&lt;0;1;0))" office:value-type="float" office:value="1.41847555873816" calcext:value-type="float">
            <text:p/>
          </table:table-cell>
          <table:table-cell table:style-name="ce15" table:number-matrix-columns-spanned="1" table:number-matrix-rows-spanned="1" table:formula="of:=SUM(IF([.$F$10:.$F42]*ABS(SIGN([.$J$10:.$J42]))&gt;0;[.$F$10:.$F42];0))/SUM(IF([.$F$10:.$F42]*ABS(SIGN([.$J$10:.$J42]))&gt;0;1;0))/[.AS42]" office:value-type="float" office:value="6.38744771202647" calcext:value-type="float">
            <text:p/>
          </table:table-cell>
          <table:table-cell table:style-name="ce11"/>
          <table:table-cell table:style-name="ce321"/>
          <table:table-cell table:style-name="ce327" table:formula="of:=IF([.AV42]&lt;&gt;&quot;&quot;;[.AW41]-[.AV42];[.AW41])-[.K42]*[.H42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9"/>
          <table:table-cell table:style-name="ce31" table:formula="of:=IF([.AO43]=&quot;&quot;;[.C42]+[.K43]+[.B43];[.AO43])" office:value-type="float" office:value="0.1245613" calcext:value-type="float">
            <text:p/>
          </table:table-cell>
          <table:table-cell table:style-name="ce41" table:formula="of:=IF([.AP43]&lt;&gt;&quot;&quot;;[.AP43];[.D42]+[.AV43])" office:value-type="float" office:value="24.4623543" calcext:value-type="float">
            <text:p/>
          </table:table-cell>
          <table:table-cell table:style-name="ce50" table:formula="of:=IF([.H43]=0;&quot;&quot;;[.D43]+[.C43]*[.H43]+[.AW43]+[.AG43]-[.AH43])" office:value-type="float" office:value="130.9622658" calcext:value-type="float">
            <text:p/>
          </table:table-cell>
          <table:table-cell table:style-name="ce87" table:formula="of:=100*IF([.L43]=0;0;[.E43]/[.E42]-1)" office:value-type="float" office:value="-2.83342144949003" calcext:value-type="float">
            <text:p/>
          </table:table-cell>
          <table:table-cell table:style-name="ce11"/>
          <table:table-cell table:style-name="ce138" office:value-type="float" office:value="855" calcext:value-type="float">
            <text:p>855</text:p>
          </table:table-cell>
          <table:table-cell table:style-name="ce143"/>
          <table:table-cell table:style-name="ce156" office:value-type="float" office:value="-0.08" calcext:value-type="float">
            <text:p>-0.08</text:p>
          </table:table-cell>
          <table:table-cell table:style-name="ce161"/>
          <table:table-cell table:style-name="ce169" office:value-type="time" office:time-value="PT19H57M00S" calcext:value-type="time">
            <text:p>0.83125</text:p>
          </table:table-cell>
          <table:table-cell table:style-name="ce173" office:value-type="date" office:date-value="2013-12-13" calcext:value-type="date">
            <text:p>41621</text:p>
          </table:table-cell>
          <table:table-cell table:style-name="ce11"/>
          <table:table-cell table:style-name="ce162" table:formula="of:=[.O42]+[.J43]" office:value-type="float" office:value="-0.08" calcext:value-type="float">
            <text:p/>
          </table:table-cell>
          <table:table-cell table:style-name="ce182" table:formula="of:=1+[.O43]/([.C43]+[.$C$4])" office:value-type="float" office:value="0.568127414505153" calcext:value-type="float">
            <text:p/>
          </table:table-cell>
          <table:table-cell table:style-name="ce189" table:formula="of:=-[.O43]-[.C43]" office:value-type="float" office:value="-0.0445613" calcext:value-type="float">
            <text:p/>
          </table:table-cell>
          <table:table-cell table:style-name="ce11"/>
          <table:table-cell table:style-name="ce196" table:formula="of:=-[.J43]+[.S42]" office:value-type="float" office:value="0.08" calcext:value-type="float">
            <text:p/>
          </table:table-cell>
          <table:table-cell table:style-name="ce204"/>
          <table:table-cell table:style-name="ce211"/>
          <table:table-cell table:style-name="ce214" table:formula="of:=[.E43]/(ABS([.O43])*[.H43]*[.$V$6])" office:value-type="float" office:value="19.1465300877193" calcext:value-type="float">
            <text:p/>
          </table:table-cell>
          <table:table-cell table:style-name="ce218" table:formula="of:=[.O43]*[.H43]/[.E43]" office:value-type="float" office:value="-0.522287848199401" calcext:value-type="float">
            <text:p/>
          </table:table-cell>
          <table:table-cell table:style-name="ce182" table:formula="of:=([.E43]*[.$W$6]-ABS([.S43])*[.H43])/[.H43]" office:value-type="float" office:value="0.302930601754386" calcext:value-type="float">
            <text:p/>
          </table:table-cell>
          <table:table-cell table:style-name="ce11"/>
          <table:table-cell table:style-name="ce223" table:formula="of:=[.H43]*(-[.$AA$6]*0.01+[.P43])*[.I43]/([.P43]*[.H43])" office:value-type="float" office:value="0" calcext:value-type="float">
            <text:p/>
          </table:table-cell>
          <table:table-cell table:style-name="ce229" table:formula="of:=([.H43]-[.I43])*[.Q43]/[.E43]*100*SIGN([.I43])" office:value-type="float" office:value="-0" calcext:value-type="float">
            <text:p/>
          </table:table-cell>
          <table:table-cell table:style-name="ce237" table:formula="of:=[.E43]*[.$AA$6]*0.01/([.H43]-[.I43])" office:value-type="float" office:value="0.00306344481403509" calcext:value-type="float">
            <text:p/>
          </table:table-cell>
          <table:table-cell table:style-name="ce247" table:formula="of:=IF([.H43]=&quot;&quot;;&quot;&quot;;[.H43]-0.01*[.$AC$6]*[.AG43]/[.O43])" office:value-type="float" office:value="855" calcext:value-type="float">
            <text:p/>
          </table:table-cell>
          <table:table-cell table:style-name="ce11"/>
          <table:table-cell table:style-name="ce256" table:formula="of:=IFERROR(IF(SIGN([.O43])+SIGN([.O42])=0;[.H43];([.H43]*[.J43]+[.AE42]*[.O42])/[.O43]);0)" office:value-type="float" office:value="855" calcext:value-type="float">
            <text:p/>
          </table:table-cell>
          <table:table-cell table:style-name="ce263" table:formula="of:=IF([.H43]=0;0;-([.H42]-[.H43])*[.O42])" office:value-type="float" office:value="-0" calcext:value-type="float">
            <text:p/>
          </table:table-cell>
          <table:table-cell table:style-name="ce268" table:formula="of:=[.AF43]+[.AG42]-[.AH42]" office:value-type="float" office:value="0" calcext:value-type="float">
            <text:p/>
          </table:table-cell>
          <table:table-cell table:style-name="ce274" table:formula="of:=IF(OR([.O43]=0;SIGN([.O43])+SIGN([.O42])=0);(-[.H43]+[.AE42])*-[.O42];0)" office:value-type="float" office:value="0" calcext:value-type="float">
            <text:p/>
          </table:table-cell>
          <table:table-cell table:style-name="ce283" table:formula="of:=[.AG43]/([.E43]-[.AG43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4623543" calcext:value-type="float">
            <text:p>24.4623543</text:p>
          </table:table-cell>
          <table:table-cell table:style-name="ce11"/>
          <table:table-cell table:style-name="ce311" table:number-matrix-columns-spanned="1" table:number-matrix-rows-spanned="1" table:formula="of:=SUM(IF([.$F$10:.$F43]*ABS(SIGN([.$J$10:.$J43]))&gt;0;1;0))/SUM(IF([.$F$10:.$F43]*ABS(SIGN([.$J$10:.$J43]))&lt;&gt;0;1;0))" office:value-type="float" office:value="0.387096774193548" calcext:value-type="float">
            <text:p/>
          </table:table-cell>
          <table:table-cell table:style-name="ce15" table:number-matrix-columns-spanned="1" table:number-matrix-rows-spanned="1" table:formula="of:=-SUM(IF([.$F$10:.$F43]*ABS(SIGN([.$J$10:.$J43]))&lt;0;[.$F$10:.$F43];0))/SUM(IF([.$F$10:.$F43]*ABS(SIGN([.$J$10:.$J43]))&lt;0;1;0))" office:value-type="float" office:value="1.49294639509352" calcext:value-type="float">
            <text:p/>
          </table:table-cell>
          <table:table-cell table:style-name="ce15" table:number-matrix-columns-spanned="1" table:number-matrix-rows-spanned="1" table:formula="of:=SUM(IF([.$F$10:.$F43]*ABS(SIGN([.$J$10:.$J43]))&gt;0;[.$F$10:.$F43];0))/SUM(IF([.$F$10:.$F43]*ABS(SIGN([.$J$10:.$J43]))&gt;0;1;0))/[.AS43]" office:value-type="float" office:value="6.06883039605717" calcext:value-type="float">
            <text:p/>
          </table:table-cell>
          <table:table-cell table:style-name="ce11"/>
          <table:table-cell table:style-name="ce321"/>
          <table:table-cell table:style-name="ce327" table:formula="of:=IF([.AV43]&lt;&gt;&quot;&quot;;[.AW42]-[.AV43];[.AW42])-[.K43]*[.H43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44]=&quot;&quot;;[.C43]+[.K44]+[.B44];[.AO44])" office:value-type="float" office:value="0.1245613" calcext:value-type="float">
            <text:p/>
          </table:table-cell>
          <table:table-cell table:style-name="ce41" table:formula="of:=IF([.AP44]&lt;&gt;&quot;&quot;;[.AP44];[.D43]+[.AV44])" office:value-type="float" office:value="25.1812343" calcext:value-type="float">
            <text:p/>
          </table:table-cell>
          <table:table-cell table:style-name="ce50" table:formula="of:=IF([.H44]=0;&quot;&quot;;[.D44]+[.C44]*[.H44]+[.AW44]+[.AG44]-[.AH44])" office:value-type="float" office:value="130.4355328" calcext:value-type="float">
            <text:p/>
          </table:table-cell>
          <table:table-cell table:style-name="ce88" table:formula="of:=100*IF([.L44]=0;0;[.E44]/[.E43]-1)" office:value-type="float" office:value="-0.402202112785988" calcext:value-type="float">
            <text:p/>
          </table:table-cell>
          <table:table-cell table:style-name="ce11"/>
          <table:table-cell table:style-name="ce138" office:value-type="float" office:value="845" calcext:value-type="float">
            <text:p>845</text:p>
          </table:table-cell>
          <table:table-cell table:style-name="ce143" office:value-type="float" office:value="835" calcext:value-type="float">
            <text:p>835</text:p>
          </table:table-cell>
          <table:table-cell table:style-name="ce156" office:value-type="float" office:value="0.08" calcext:value-type="float">
            <text:p>0.08</text:p>
          </table:table-cell>
          <table:table-cell table:style-name="ce161"/>
          <table:table-cell table:style-name="ce169" office:value-type="time" office:time-value="PT17H50M00S" calcext:value-type="time">
            <text:p>0.743055555555556</text:p>
          </table:table-cell>
          <table:table-cell table:style-name="ce173" office:value-type="date" office:date-value="2013-12-14" calcext:value-type="date">
            <text:p>41622</text:p>
          </table:table-cell>
          <table:table-cell table:style-name="ce11"/>
          <table:table-cell table:style-name="ce162" table:formula="of:=[.O43]+[.J44]" office:value-type="float" office:value="0" calcext:value-type="float">
            <text:p/>
          </table:table-cell>
          <table:table-cell table:style-name="ce182" table:formula="of:=1+[.O44]/([.C44]+[.$C$4])" office:value-type="float" office:value="1" calcext:value-type="float">
            <text:p/>
          </table:table-cell>
          <table:table-cell table:style-name="ce189" table:formula="of:=-[.O44]-[.C44]" office:value-type="float" office:value="-0.1245613" calcext:value-type="float">
            <text:p/>
          </table:table-cell>
          <table:table-cell table:style-name="ce11"/>
          <table:table-cell table:style-name="ce196" table:formula="of:=-[.J44]+[.S43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44]/(ABS([.O44])*[.H44]*[.$V$6])" office:value-type="string" office:string-value="" calcext:value-type="error">
            <text:p/>
          </table:table-cell>
          <table:table-cell table:style-name="ce218" table:formula="of:=[.O44]*[.H44]/[.E44]" office:value-type="float" office:value="0" calcext:value-type="float">
            <text:p/>
          </table:table-cell>
          <table:table-cell table:style-name="ce182" table:formula="of:=([.E44]*[.$W$6]-ABS([.S44])*[.H44])/[.H44]" office:value-type="float" office:value="0.385903943195266" calcext:value-type="float">
            <text:p/>
          </table:table-cell>
          <table:table-cell table:style-name="ce11"/>
          <table:table-cell table:style-name="ce223" table:formula="of:=[.H44]*(-[.$AA$6]*0.01+[.P44])*[.I44]/([.P44]*[.H44])" office:value-type="float" office:value="818.3" calcext:value-type="float">
            <text:p/>
          </table:table-cell>
          <table:table-cell table:style-name="ce229" table:formula="of:=([.H44]-[.I44])*[.Q44]/[.E44]*100*SIGN([.I44])" office:value-type="float" office:value="-0.954964474220325" calcext:value-type="float">
            <text:p/>
          </table:table-cell>
          <table:table-cell table:style-name="ce237" table:formula="of:=[.E44]*[.$AA$6]*0.01/([.H44]-[.I44])" office:value-type="float" office:value="0.2608710656" calcext:value-type="float">
            <text:p/>
          </table:table-cell>
          <table:table-cell table:style-name="ce247" table:formula="of:=IF([.H44]=&quot;&quot;;&quot;&quot;;[.H44]-0.01*[.$AC$6]*[.AG44]/[.O44])" office:value-type="string" office:string-value="" calcext:value-type="error">
            <text:p/>
          </table:table-cell>
          <table:table-cell table:style-name="ce11"/>
          <table:table-cell table:style-name="ce256" table:formula="of:=IFERROR(IF(SIGN([.O44])+SIGN([.O43])=0;[.H44];([.H44]*[.J44]+[.AE43]*[.O43])/[.O44]);0)" office:value-type="float" office:value="0" calcext:value-type="float">
            <text:p/>
          </table:table-cell>
          <table:table-cell table:style-name="ce263" table:formula="of:=IF([.H44]=0;0;-([.H43]-[.H44])*[.O43])" office:value-type="float" office:value="0.8" calcext:value-type="float">
            <text:p/>
          </table:table-cell>
          <table:table-cell table:style-name="ce268" table:formula="of:=[.AF44]+[.AG43]-[.AH43]" office:value-type="float" office:value="0.8" calcext:value-type="float">
            <text:p/>
          </table:table-cell>
          <table:table-cell table:style-name="ce274" table:formula="of:=IF(OR([.O44]=0;SIGN([.O44])+SIGN([.O43])=0);(-[.H44]+[.AE43])*-[.O43];0)" office:value-type="float" office:value="0.8" calcext:value-type="float">
            <text:p/>
          </table:table-cell>
          <table:table-cell table:style-name="ce283" table:formula="of:=[.AG44]/([.E44]-[.AG44])" office:value-type="float" office:value="0.00617114754512738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5.1812343" calcext:value-type="float">
            <text:p>25.1812343</text:p>
          </table:table-cell>
          <table:table-cell table:style-name="ce11"/>
          <table:table-cell table:style-name="ce311" table:number-matrix-columns-spanned="1" table:number-matrix-rows-spanned="1" table:formula="of:=SUM(IF([.$F$10:.$F44]*ABS(SIGN([.$J$10:.$J44]))&gt;0;1;0))/SUM(IF([.$F$10:.$F44]*ABS(SIGN([.$J$10:.$J44]))&lt;&gt;0;1;0))" office:value-type="float" office:value="0.375" calcext:value-type="float">
            <text:p/>
          </table:table-cell>
          <table:table-cell table:style-name="ce15" table:number-matrix-columns-spanned="1" table:number-matrix-rows-spanned="1" table:formula="of:=-SUM(IF([.$F$10:.$F44]*ABS(SIGN([.$J$10:.$J44]))&lt;0;[.$F$10:.$F44];0))/SUM(IF([.$F$10:.$F44]*ABS(SIGN([.$J$10:.$J44]))&lt;0;1;0))" office:value-type="float" office:value="1.43840918097815" calcext:value-type="float">
            <text:p/>
          </table:table-cell>
          <table:table-cell table:style-name="ce15" table:number-matrix-columns-spanned="1" table:number-matrix-rows-spanned="1" table:formula="of:=SUM(IF([.$F$10:.$F44]*ABS(SIGN([.$J$10:.$J44]))&gt;0;[.$F$10:.$F44];0))/SUM(IF([.$F$10:.$F44]*ABS(SIGN([.$J$10:.$J44]))&gt;0;1;0))/[.AS44]" office:value-type="float" office:value="6.29892980526325" calcext:value-type="float">
            <text:p/>
          </table:table-cell>
          <table:table-cell table:style-name="ce11"/>
          <table:table-cell table:style-name="ce321"/>
          <table:table-cell table:style-name="ce327" table:formula="of:=IF([.AV44]&lt;&gt;&quot;&quot;;[.AW43]-[.AV44];[.AW43])-[.K44]*[.H44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45]=&quot;&quot;;[.C44]+[.K45]+[.B45];[.AO45])" office:value-type="float" office:value="0.1245613" calcext:value-type="float">
            <text:p/>
          </table:table-cell>
          <table:table-cell table:style-name="ce41" table:formula="of:=IF([.AP45]&lt;&gt;&quot;&quot;;[.AP45];[.D44]+[.AV45])" office:value-type="float" office:value="25.03715155" calcext:value-type="float">
            <text:p/>
          </table:table-cell>
          <table:table-cell table:style-name="ce50" table:formula="of:=IF([.H45]=0;&quot;&quot;;[.D45]+[.C45]*[.H45]+[.AW45]+[.AG45]-[.AH45])" office:value-type="float" office:value="127.592206679" calcext:value-type="float">
            <text:p/>
          </table:table-cell>
          <table:table-cell table:style-name="ce89" table:formula="of:=100*IF([.L45]=0;0;[.E45]/[.E44]-1)" office:value-type="float" office:value="-2.17987082197896" calcext:value-type="float">
            <text:p/>
          </table:table-cell>
          <table:table-cell table:style-name="ce11"/>
          <table:table-cell table:style-name="ce138" office:value-type="float" office:value="823.33" calcext:value-type="float">
            <text:p>823.33</text:p>
          </table:table-cell>
          <table:table-cell table:style-name="ce143"/>
          <table:table-cell table:style-name="ce156" office:value-type="float" office:value="-0.05" calcext:value-type="float">
            <text:p>-0.05</text:p>
          </table:table-cell>
          <table:table-cell table:style-name="ce161"/>
          <table:table-cell table:style-name="ce169" office:value-type="time" office:time-value="PT07H03M00S" calcext:value-type="time">
            <text:p>0.29375</text:p>
          </table:table-cell>
          <table:table-cell table:style-name="ce173" office:value-type="date" office:date-value="2013-12-15" calcext:value-type="date">
            <text:p>41623</text:p>
          </table:table-cell>
          <table:table-cell table:style-name="ce11"/>
          <table:table-cell table:style-name="ce162" table:formula="of:=[.O44]+[.J45]" office:value-type="float" office:value="-0.05" calcext:value-type="float">
            <text:p/>
          </table:table-cell>
          <table:table-cell table:style-name="ce182" table:formula="of:=1+[.O45]/([.C45]+[.$C$4])" office:value-type="float" office:value="0.730079634065721" calcext:value-type="float">
            <text:p/>
          </table:table-cell>
          <table:table-cell table:style-name="ce189" table:formula="of:=-[.O45]-[.C45]" office:value-type="float" office:value="-0.0745613" calcext:value-type="float">
            <text:p/>
          </table:table-cell>
          <table:table-cell table:style-name="ce11"/>
          <table:table-cell table:style-name="ce196" table:formula="of:=-[.J45]+[.S44]" office:value-type="float" office:value="0.05" calcext:value-type="float">
            <text:p/>
          </table:table-cell>
          <table:table-cell table:style-name="ce204"/>
          <table:table-cell table:style-name="ce211"/>
          <table:table-cell table:style-name="ce214" table:formula="of:=[.E45]/(ABS([.O45])*[.H45]*[.$V$6])" office:value-type="float" office:value="30.9941837851165" calcext:value-type="float">
            <text:p/>
          </table:table-cell>
          <table:table-cell table:style-name="ce218" table:formula="of:=[.O45]*[.H45]/[.E45]" office:value-type="float" office:value="-0.322641179046051" calcext:value-type="float">
            <text:p/>
          </table:table-cell>
          <table:table-cell table:style-name="ce182" table:formula="of:=([.E45]*[.$W$6]-ABS([.S45])*[.H45])/[.H45]" office:value-type="float" office:value="0.337427297313957" calcext:value-type="float">
            <text:p/>
          </table:table-cell>
          <table:table-cell table:style-name="ce11"/>
          <table:table-cell table:style-name="ce223" table:formula="of:=[.H45]*(-[.$AA$6]*0.01+[.P45])*[.I45]/([.P45]*[.H45])" office:value-type="float" office:value="0" calcext:value-type="float">
            <text:p/>
          </table:table-cell>
          <table:table-cell table:style-name="ce229" table:formula="of:=([.H45]-[.I45])*[.Q45]/[.E45]*100" office:value-type="float" office:value="-48.1130914864127" calcext:value-type="float">
            <text:p/>
          </table:table-cell>
          <table:table-cell table:style-name="ce237" table:formula="of:=[.E45]*[.$AA$6]*0.01/([.H45]-[.I45])" office:value-type="float" office:value="0.00309941837851165" calcext:value-type="float">
            <text:p/>
          </table:table-cell>
          <table:table-cell table:style-name="ce247" table:formula="of:=IF([.H45]=&quot;&quot;;&quot;&quot;;[.H45]-0.01*[.$AC$6]*[.AG45]/[.O45])" office:value-type="float" office:value="823.33" calcext:value-type="float">
            <text:p/>
          </table:table-cell>
          <table:table-cell table:style-name="ce11"/>
          <table:table-cell table:style-name="ce256" table:formula="of:=IFERROR(IF(SIGN([.O45])+SIGN([.O44])=0;[.H45];([.H45]*[.J45]+[.AE44]*[.O44])/[.O45]);0)" office:value-type="float" office:value="823.33" calcext:value-type="float">
            <text:p/>
          </table:table-cell>
          <table:table-cell table:style-name="ce263" table:formula="of:=IF([.H45]=0;0;-([.H44]-[.H45])*[.O44])" office:value-type="float" office:value="-0" calcext:value-type="float">
            <text:p/>
          </table:table-cell>
          <table:table-cell table:style-name="ce268" table:formula="of:=[.AF45]+[.AG44]-[.AH44]" office:value-type="float" office:value="0" calcext:value-type="float">
            <text:p/>
          </table:table-cell>
          <table:table-cell table:style-name="ce274" table:formula="of:=IF(OR([.O45]=0;SIGN([.O45])+SIGN([.O44])=0);(-[.H45]+[.AE44])*-[.O44];0)" office:value-type="float" office:value="0" calcext:value-type="float">
            <text:p/>
          </table:table-cell>
          <table:table-cell table:style-name="ce283" table:formula="of:=[.AG45]/([.E45]-[.AG4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5.03715155" calcext:value-type="float">
            <text:p>25.03715155</text:p>
          </table:table-cell>
          <table:table-cell table:style-name="ce11"/>
          <table:table-cell table:style-name="ce311" table:number-matrix-columns-spanned="1" table:number-matrix-rows-spanned="1" table:formula="of:=SUM(IF([.$F$10:.$F45]*ABS(SIGN([.$J$10:.$J45]))&gt;0;1;0))/SUM(IF([.$F$10:.$F45]*ABS(SIGN([.$J$10:.$J45]))&lt;&gt;0;1;0))" office:value-type="float" office:value="0.363636363636364" calcext:value-type="float">
            <text:p/>
          </table:table-cell>
          <table:table-cell table:style-name="ce15" table:number-matrix-columns-spanned="1" table:number-matrix-rows-spanned="1" table:formula="of:=-SUM(IF([.$F$10:.$F45]*ABS(SIGN([.$J$10:.$J45]))&lt;0;[.$F$10:.$F45];0))/SUM(IF([.$F$10:.$F45]*ABS(SIGN([.$J$10:.$J45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5]*ABS(SIGN([.$J$10:.$J45]))&gt;0;[.$F$10:.$F45];0))/SUM(IF([.$F$10:.$F45]*ABS(SIGN([.$J$10:.$J45]))&gt;0;1;0))/[.AS45]" office:value-type="float" office:value="6.14801838565264" calcext:value-type="float">
            <text:p/>
          </table:table-cell>
          <table:table-cell table:style-name="ce11"/>
          <table:table-cell table:style-name="ce321"/>
          <table:table-cell table:style-name="ce327" table:formula="of:=IF([.AV45]&lt;&gt;&quot;&quot;;[.AW44]-[.AV45];[.AW44])-[.K45]*[.H45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46]=&quot;&quot;;[.C45]+[.K46]+[.B46];[.AO46])" office:value-type="float" office:value="0.1245613" calcext:value-type="float">
            <text:p/>
          </table:table-cell>
          <table:table-cell table:style-name="ce41" table:formula="of:=IF([.AP46]&lt;&gt;&quot;&quot;;[.AP46];[.D45]+[.AV46])" office:value-type="float" office:value="24.95699155" calcext:value-type="float">
            <text:p/>
          </table:table-cell>
          <table:table-cell table:style-name="ce50" table:formula="of:=IF([.H46]=0;&quot;&quot;;[.D46]+[.C46]*[.H46]+[.AW46]+[.AG46]-[.AH46])" office:value-type="float" office:value="128.38217705" calcext:value-type="float">
            <text:p/>
          </table:table-cell>
          <table:table-cell table:style-name="ce90" table:formula="of:=100*IF([.L46]=0;0;[.E46]/[.E45]-1)" office:value-type="float" office:value="0.619136851349733" calcext:value-type="float">
            <text:p/>
          </table:table-cell>
          <table:table-cell table:style-name="ce11"/>
          <table:table-cell table:style-name="ce138" office:value-type="float" office:value="835" calcext:value-type="float">
            <text:p>835</text:p>
          </table:table-cell>
          <table:table-cell table:style-name="ce143"/>
          <table:table-cell table:style-name="ce156" office:value-type="float" office:value="-0.08" calcext:value-type="float">
            <text:p>-0.08</text:p>
          </table:table-cell>
          <table:table-cell table:style-name="ce161"/>
          <table:table-cell table:style-name="ce169" office:value-type="time" office:time-value="PT07H06M00S" calcext:value-type="time">
            <text:p>0.295833333333333</text:p>
          </table:table-cell>
          <table:table-cell table:style-name="ce173" office:value-type="date" office:date-value="2013-12-15" calcext:value-type="date">
            <text:p>41623</text:p>
          </table:table-cell>
          <table:table-cell table:style-name="ce11"/>
          <table:table-cell table:style-name="ce162" table:formula="of:=[.O45]+[.J46]" office:value-type="float" office:value="-0.13" calcext:value-type="float">
            <text:p/>
          </table:table-cell>
          <table:table-cell table:style-name="ce182" table:formula="of:=1+[.O46]/([.C46]+[.$C$4])" office:value-type="float" office:value="0.298207048570874" calcext:value-type="float">
            <text:p/>
          </table:table-cell>
          <table:table-cell table:style-name="ce189" table:formula="of:=-[.O46]-[.C46]" office:value-type="float" office:value="0.0054387" calcext:value-type="float">
            <text:p/>
          </table:table-cell>
          <table:table-cell table:style-name="ce11"/>
          <table:table-cell table:style-name="ce196" table:formula="of:=-[.J46]+[.S45]" office:value-type="float" office:value="0.13" calcext:value-type="float">
            <text:p/>
          </table:table-cell>
          <table:table-cell table:style-name="ce204"/>
          <table:table-cell table:style-name="ce211"/>
          <table:table-cell table:style-name="ce214" table:formula="of:=[.E46]/(ABS([.O46])*[.H46]*[.$V$6])" office:value-type="float" office:value="11.8270084799632" calcext:value-type="float">
            <text:p/>
          </table:table-cell>
          <table:table-cell table:style-name="ce218" table:formula="of:=[.O46]*[.H46]/[.E46]" office:value-type="float" office:value="-0.845522349708432" calcext:value-type="float">
            <text:p/>
          </table:table-cell>
          <table:table-cell table:style-name="ce182" table:formula="of:=([.E46]*[.$W$6]-ABS([.S46])*[.H46])/[.H46]" office:value-type="float" office:value="0.254377775598802" calcext:value-type="float">
            <text:p/>
          </table:table-cell>
          <table:table-cell table:style-name="ce11"/>
          <table:table-cell table:style-name="ce223" table:formula="of:=[.H46]*(-[.$AA$6]*0.01+[.P46])*[.I46]/([.P46]*[.H46])" office:value-type="float" office:value="0" calcext:value-type="float">
            <text:p/>
          </table:table-cell>
          <table:table-cell table:style-name="ce229" table:formula="of:=([.H46]-[.I46])*[.Q46]/[.E46]*100" office:value-type="float" office:value="3.53734031027635" calcext:value-type="float">
            <text:p/>
          </table:table-cell>
          <table:table-cell table:style-name="ce237" table:formula="of:=[.E46]*[.$AA$6]*0.01/([.H46]-[.I46])" office:value-type="float" office:value="0.00307502220479042" calcext:value-type="float">
            <text:p/>
          </table:table-cell>
          <table:table-cell table:style-name="ce247" table:formula="of:=IF([.H46]=&quot;&quot;;&quot;&quot;;[.H46]-0.01*[.$AC$6]*[.AG46]/[.O46])" office:value-type="float" office:value="834.551153846154" calcext:value-type="float">
            <text:p/>
          </table:table-cell>
          <table:table-cell table:style-name="ce11"/>
          <table:table-cell table:style-name="ce256" table:formula="of:=IFERROR(IF(SIGN([.O46])+SIGN([.O45])=0;[.H46];([.H46]*[.J46]+[.AE45]*[.O45])/[.O46]);0)" office:value-type="float" office:value="830.511538461538" calcext:value-type="float">
            <text:p/>
          </table:table-cell>
          <table:table-cell table:style-name="ce263" table:formula="of:=IF([.H46]=0;0;-([.H45]-[.H46])*[.O45])" office:value-type="float" office:value="-0.583499999999998" calcext:value-type="float">
            <text:p/>
          </table:table-cell>
          <table:table-cell table:style-name="ce268" table:formula="of:=[.AF46]+[.AG45]-[.AH45]" office:value-type="float" office:value="-0.583499999999998" calcext:value-type="float">
            <text:p/>
          </table:table-cell>
          <table:table-cell table:style-name="ce274" table:formula="of:=IF(OR([.O46]=0;SIGN([.O46])+SIGN([.O45])=0);(-[.H46]+[.AE45])*-[.O45];0)" office:value-type="float" office:value="0" calcext:value-type="float">
            <text:p/>
          </table:table-cell>
          <table:table-cell table:style-name="ce283" table:formula="of:=[.AG46]/([.E46]-[.AG46])" office:value-type="float" office:value="-0.00452445963412246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95699155" calcext:value-type="float">
            <text:p>24.95699155</text:p>
          </table:table-cell>
          <table:table-cell table:style-name="ce11"/>
          <table:table-cell table:style-name="ce311" table:number-matrix-columns-spanned="1" table:number-matrix-rows-spanned="1" table:formula="of:=SUM(IF([.$F$10:.$F46]*ABS(SIGN([.$J$10:.$J46]))&gt;0;1;0))/SUM(IF([.$F$10:.$F46]*ABS(SIGN([.$J$10:.$J46]))&lt;&gt;0;1;0))" office:value-type="float" office:value="0.382352941176471" calcext:value-type="float">
            <text:p/>
          </table:table-cell>
          <table:table-cell table:style-name="ce15" table:number-matrix-columns-spanned="1" table:number-matrix-rows-spanned="1" table:formula="of:=-SUM(IF([.$F$10:.$F46]*ABS(SIGN([.$J$10:.$J46]))&lt;0;[.$F$10:.$F46];0))/SUM(IF([.$F$10:.$F46]*ABS(SIGN([.$J$10:.$J46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6]*ABS(SIGN([.$J$10:.$J46]))&gt;0;[.$F$10:.$F46];0))/SUM(IF([.$F$10:.$F46]*ABS(SIGN([.$J$10:.$J46]))&gt;0;1;0))/[.AS46]" office:value-type="float" office:value="5.70741076097011" calcext:value-type="float">
            <text:p/>
          </table:table-cell>
          <table:table-cell table:style-name="ce11"/>
          <table:table-cell table:style-name="ce321"/>
          <table:table-cell table:style-name="ce327" table:formula="of:=IF([.AV46]&lt;&gt;&quot;&quot;;[.AW45]-[.AV46];[.AW45])-[.K46]*[.H46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47]=&quot;&quot;;[.C46]+[.K47]+[.B47];[.AO47])" office:value-type="float" office:value="0.1245613" calcext:value-type="float">
            <text:p/>
          </table:table-cell>
          <table:table-cell table:style-name="ce41" table:formula="of:=IF([.AP47]&lt;&gt;&quot;&quot;;[.AP47];[.D46]+[.AV47])" office:value-type="float" office:value="24.88067155" calcext:value-type="float">
            <text:p/>
          </table:table-cell>
          <table:table-cell table:style-name="ce50" table:formula="of:=IF([.H47]=0;&quot;&quot;;[.D47]+[.C47]*[.H47]+[.AW47]+[.AG47]-[.AH47])" office:value-type="float" office:value="128.52340505" calcext:value-type="float">
            <text:p/>
          </table:table-cell>
          <table:table-cell table:style-name="ce91" table:formula="of:=100*IF([.L47]=0;0;[.E47]/[.E46]-1)" office:value-type="float" office:value="0.110005923910284" calcext:value-type="float">
            <text:p/>
          </table:table-cell>
          <table:table-cell table:style-name="ce11"/>
          <table:table-cell table:style-name="ce138" office:value-type="float" office:value="795" calcext:value-type="float">
            <text:p>795</text:p>
          </table:table-cell>
          <table:table-cell table:style-name="ce143" office:value-type="float" office:value="810" calcext:value-type="float">
            <text:p>810</text:p>
          </table:table-cell>
          <table:table-cell table:style-name="ce156" office:value-type="float" office:value="-0.08" calcext:value-type="float">
            <text:p>-0.08</text:p>
          </table:table-cell>
          <table:table-cell table:style-name="ce161"/>
          <table:table-cell table:style-name="ce169" office:value-type="time" office:time-value="PT15H42M00S" calcext:value-type="time">
            <text:p>0.654166666666667</text:p>
          </table:table-cell>
          <table:table-cell table:style-name="ce173" office:value-type="date" office:date-value="2013-12-15" calcext:value-type="date">
            <text:p>41623</text:p>
          </table:table-cell>
          <table:table-cell table:style-name="ce11"/>
          <table:table-cell table:style-name="ce162" table:formula="of:=[.O46]+[.J47]" office:value-type="float" office:value="-0.21" calcext:value-type="float">
            <text:p/>
          </table:table-cell>
          <table:table-cell table:style-name="ce182" table:formula="of:=1+[.O47]/([.C47]+[.$C$4])" office:value-type="float" office:value="-0.133665536923973" calcext:value-type="float">
            <text:p/>
          </table:table-cell>
          <table:table-cell table:style-name="ce189" table:formula="of:=-[.O47]-[.C47]" office:value-type="float" office:value="0.0854387" calcext:value-type="float">
            <text:p/>
          </table:table-cell>
          <table:table-cell table:style-name="ce11"/>
          <table:table-cell table:style-name="ce196" table:formula="of:=-[.J47]+[.S46]" office:value-type="float" office:value="0.21" calcext:value-type="float">
            <text:p/>
          </table:table-cell>
          <table:table-cell table:style-name="ce204"/>
          <table:table-cell table:style-name="ce211"/>
          <table:table-cell table:style-name="ce214" table:formula="of:=[.E47]/(ABS([.O47])*[.H47]*[.$V$6])" office:value-type="float" office:value="7.6983171638215" calcext:value-type="float">
            <text:p/>
          </table:table-cell>
          <table:table-cell table:style-name="ce218" table:formula="of:=[.O47]*[.H47]/[.E47]" office:value-type="float" office:value="-1.29898519211385" calcext:value-type="float">
            <text:p/>
          </table:table-cell>
          <table:table-cell table:style-name="ce182" table:formula="of:=([.E47]*[.$W$6]-ABS([.S47])*[.H47])/[.H47]" office:value-type="float" office:value="0.194161651100629" calcext:value-type="float">
            <text:p/>
          </table:table-cell>
          <table:table-cell table:style-name="ce11"/>
          <table:table-cell table:style-name="ce223" table:formula="of:=[.H47]*(-[.$AA$6]*0.01+[.P47])*[.I47]/([.P47]*[.H47])" office:value-type="float" office:value="931.198031839833" calcext:value-type="float">
            <text:p/>
          </table:table-cell>
          <table:table-cell table:style-name="ce229" table:formula="of:=([.H47]-[.I47])*[.Q47]/[.E47]*100" office:value-type="float" office:value="-0.997157287811836" calcext:value-type="float">
            <text:p/>
          </table:table-cell>
          <table:table-cell table:style-name="ce237" table:formula="of:=[.E47]*[.$AA$6]*0.01/([.H47]-[.I47])" office:value-type="float" office:value="-0.171364540066667" calcext:value-type="float">
            <text:p/>
          </table:table-cell>
          <table:table-cell table:style-name="ce247" table:formula="of:=IF([.H47]=&quot;&quot;;&quot;&quot;;[.H47]-0.01*[.$AC$6]*[.AG47]/[.O47])" office:value-type="float" office:value="797.198333333333" calcext:value-type="float">
            <text:p/>
          </table:table-cell>
          <table:table-cell table:style-name="ce11"/>
          <table:table-cell table:style-name="ce255" table:formula="of:=IFERROR(IF(SIGN([.O47])+SIGN([.O46])=0;[.H47];([.H47]*[.J47]+[.AE46]*[.O46])/[.O47]);0)" office:value-type="float" office:value="816.983333333333" calcext:value-type="float">
            <text:p/>
          </table:table-cell>
          <table:table-cell table:style-name="ce264" table:formula="of:=IF([.H47]=0;0;-([.H46]-[.H47])*[.O46])" office:value-type="float" office:value="5.2" calcext:value-type="float">
            <text:p/>
          </table:table-cell>
          <table:table-cell table:style-name="ce268" table:formula="of:=[.AF47]+[.AG46]-[.AH46]" office:value-type="float" office:value="4.6165" calcext:value-type="float">
            <text:p/>
          </table:table-cell>
          <table:table-cell table:style-name="ce274" table:formula="of:=IF(OR([.O47]=0;SIGN([.O47])+SIGN([.O46])=0);(-[.H47]+[.AE46])*-[.O46];0)" office:value-type="float" office:value="0" calcext:value-type="float">
            <text:p/>
          </table:table-cell>
          <table:table-cell table:style-name="ce283" table:formula="of:=[.AG47]/([.E47]-[.AG47])" office:value-type="float" office:value="0.0372578105968922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88067155" calcext:value-type="float">
            <text:p>24.88067155</text:p>
          </table:table-cell>
          <table:table-cell table:style-name="ce11"/>
          <table:table-cell table:style-name="ce311" table:number-matrix-columns-spanned="1" table:number-matrix-rows-spanned="1" table:formula="of:=SUM(IF([.$F$10:.$F47]*ABS(SIGN([.$J$10:.$J47]))&gt;0;1;0))/SUM(IF([.$F$10:.$F47]*ABS(SIGN([.$J$10:.$J47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47]*ABS(SIGN([.$J$10:.$J47]))&lt;0;[.$F$10:.$F47];0))/SUM(IF([.$F$10:.$F47]*ABS(SIGN([.$J$10:.$J47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7]*ABS(SIGN([.$J$10:.$J47]))&gt;0;[.$F$10:.$F47];0))/SUM(IF([.$F$10:.$F47]*ABS(SIGN([.$J$10:.$J47]))&gt;0;1;0))/[.AS47]" office:value-type="float" office:value="5.30507036534753" calcext:value-type="float">
            <text:p/>
          </table:table-cell>
          <table:table-cell table:style-name="ce11"/>
          <table:table-cell table:style-name="ce321"/>
          <table:table-cell table:style-name="ce327" table:formula="of:=IF([.AV47]&lt;&gt;&quot;&quot;;[.AW46]-[.AV47];[.AW46])-[.K47]*[.H47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48]=&quot;&quot;;[.C47]+[.K48]+[.B48];[.AO48])" office:value-type="float" office:value="0.1245613" calcext:value-type="float">
            <text:p/>
          </table:table-cell>
          <table:table-cell table:style-name="ce41" table:formula="of:=IF([.AP48]&lt;&gt;&quot;&quot;;[.AP48];[.D47]+[.AV48])" office:value-type="float" office:value="24.83357155" calcext:value-type="float">
            <text:p/>
          </table:table-cell>
          <table:table-cell table:style-name="ce50" table:formula="of:=IF([.H48]=0;&quot;&quot;;[.D48]+[.C48]*[.H48]+[.AW48]+[.AG48]-[.AH48])" office:value-type="float" office:value="129.33069205" calcext:value-type="float">
            <text:p/>
          </table:table-cell>
          <table:table-cell table:style-name="ce92" table:formula="of:=100*IF([.L48]=0;0;[.E48]/[.E47]-1)" office:value-type="float" office:value="0.628124503615468" calcext:value-type="float">
            <text:p/>
          </table:table-cell>
          <table:table-cell table:style-name="ce11"/>
          <table:table-cell table:style-name="ce138" office:value-type="float" office:value="785" calcext:value-type="float">
            <text:p>785</text:p>
          </table:table-cell>
          <table:table-cell table:style-name="ce143" office:value-type="float" office:value="810" calcext:value-type="float">
            <text:p>810</text:p>
          </table:table-cell>
          <table:table-cell table:style-name="ce156" office:value-type="float" office:value="-0.05" calcext:value-type="float">
            <text:p>-0.05</text:p>
          </table:table-cell>
          <table:table-cell table:style-name="ce161"/>
          <table:table-cell table:style-name="ce169" office:value-type="time" office:time-value="PT17H06M00S" calcext:value-type="time">
            <text:p>0.7125</text:p>
          </table:table-cell>
          <table:table-cell table:style-name="ce173" office:value-type="date" office:date-value="2013-12-15" calcext:value-type="date">
            <text:p>41623</text:p>
          </table:table-cell>
          <table:table-cell table:style-name="ce11"/>
          <table:table-cell table:style-name="ce162" table:formula="of:=[.O47]+[.J48]" office:value-type="float" office:value="-0.26" calcext:value-type="float">
            <text:p/>
          </table:table-cell>
          <table:table-cell table:style-name="ce183" table:formula="of:=1+[.O48]/([.C48]+0)" office:value-type="float" office:value="-1.08732567820021" calcext:value-type="float">
            <text:p/>
          </table:table-cell>
          <table:table-cell table:style-name="ce189" table:formula="of:=-[.O48]-[.C48]" office:value-type="float" office:value="0.1354387" calcext:value-type="float">
            <text:p/>
          </table:table-cell>
          <table:table-cell table:style-name="ce11"/>
          <table:table-cell table:style-name="ce196" table:formula="of:=-[.J48]+[.S47]" office:value-type="float" office:value="0.26" calcext:value-type="float">
            <text:p/>
          </table:table-cell>
          <table:table-cell table:style-name="ce204"/>
          <table:table-cell table:style-name="ce211"/>
          <table:table-cell table:style-name="ce214" table:formula="of:=[.E48]/(ABS([.O48])*[.H48]*[.$V$6])" office:value-type="float" office:value="6.33663361342479" calcext:value-type="float">
            <text:p/>
          </table:table-cell>
          <table:table-cell table:style-name="ce218" table:formula="of:=[.O48]*[.H48]/[.E48]" office:value-type="float" office:value="-1.57812501243783" calcext:value-type="float">
            <text:p/>
          </table:table-cell>
          <table:table-cell table:style-name="ce182" table:formula="of:=([.E48]*[.$W$6]-ABS([.S48])*[.H48])/[.H48]" office:value-type="float" office:value="0.151881184872612" calcext:value-type="float">
            <text:p/>
          </table:table-cell>
          <table:table-cell table:style-name="ce11"/>
          <table:table-cell table:style-name="ce223" table:formula="of:=[.H48]*(-[.$AA$6]*0.01+[.P48])*[.I48]/([.P48]*[.H48])" office:value-type="float" office:value="824.898939963246" calcext:value-type="float">
            <text:p/>
          </table:table-cell>
          <table:table-cell table:style-name="ce229" table:formula="of:=([.H48]-[.I48])*[.Q48]/[.E48]*100" office:value-type="float" office:value="-2.61806957523351" calcext:value-type="float">
            <text:p/>
          </table:table-cell>
          <table:table-cell table:style-name="ce237" table:formula="of:=[.E48]*[.$AA$6]*0.01/([.H48]-[.I48])" office:value-type="float" office:value="-0.10346455364" calcext:value-type="float">
            <text:p/>
          </table:table-cell>
          <table:table-cell table:style-name="ce247" table:formula="of:=IF([.H48]=&quot;&quot;;&quot;&quot;;[.H48]-0.01*[.$AC$6]*[.AG48]/[.O48])" office:value-type="float" office:value="787.583269230769" calcext:value-type="float">
            <text:p/>
          </table:table-cell>
          <table:table-cell table:style-name="ce11"/>
          <table:table-cell table:style-name="ce255" table:formula="of:=IFERROR(IF(SIGN([.O48])+SIGN([.O47])=0;[.H48];([.H48]*[.J48]+[.AE47]*[.O47])/[.O48]);0)" office:value-type="float" office:value="810.832692307692" calcext:value-type="float">
            <text:p/>
          </table:table-cell>
          <table:table-cell table:style-name="ce264" table:formula="of:=IF([.H48]=0;0;-([.H47]-[.H48])*[.O47])" office:value-type="float" office:value="2.1" calcext:value-type="float">
            <text:p/>
          </table:table-cell>
          <table:table-cell table:style-name="ce268" table:formula="of:=[.AF48]+[.AG47]-[.AH47]" office:value-type="float" office:value="6.7165" calcext:value-type="float">
            <text:p/>
          </table:table-cell>
          <table:table-cell table:style-name="ce274" table:formula="of:=IF(OR([.O48]=0;SIGN([.O48])+SIGN([.O47])=0);(-[.H48]+[.AE47])*-[.O47];0)" office:value-type="float" office:value="0" calcext:value-type="float">
            <text:p/>
          </table:table-cell>
          <table:table-cell table:style-name="ce283" table:formula="of:=[.AG48]/([.E48]-[.AG48])" office:value-type="float" office:value="0.0547775089302968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83357155" calcext:value-type="float">
            <text:p>24.83357155</text:p>
          </table:table-cell>
          <table:table-cell table:style-name="ce11"/>
          <table:table-cell table:style-name="ce311" table:number-matrix-columns-spanned="1" table:number-matrix-rows-spanned="1" table:formula="of:=SUM(IF([.$F$10:.$F48]*ABS(SIGN([.$J$10:.$J48]))&gt;0;1;0))/SUM(IF([.$F$10:.$F48]*ABS(SIGN([.$J$10:.$J48]))&lt;&gt;0;1;0))" office:value-type="float" office:value="0.416666666666667" calcext:value-type="float">
            <text:p/>
          </table:table-cell>
          <table:table-cell table:style-name="ce15" table:number-matrix-columns-spanned="1" table:number-matrix-rows-spanned="1" table:formula="of:=-SUM(IF([.$F$10:.$F48]*ABS(SIGN([.$J$10:.$J48]))&lt;0;[.$F$10:.$F48];0))/SUM(IF([.$F$10:.$F48]*ABS(SIGN([.$J$10:.$J48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8]*ABS(SIGN([.$J$10:.$J48]))&gt;0;[.$F$10:.$F48];0))/SUM(IF([.$F$10:.$F48]*ABS(SIGN([.$J$10:.$J48]))&gt;0;1;0))/[.AS48]" office:value-type="float" office:value="4.97981353389949" calcext:value-type="float">
            <text:p/>
          </table:table-cell>
          <table:table-cell table:style-name="ce11"/>
          <table:table-cell table:style-name="ce321"/>
          <table:table-cell table:style-name="ce327" table:formula="of:=IF([.AV48]&lt;&gt;&quot;&quot;;[.AW47]-[.AV48];[.AW47])-[.K48]*[.H48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49]=&quot;&quot;;[.C48]+[.K49]+[.B49];[.AO49])" office:value-type="float" office:value="0.1245613" calcext:value-type="float">
            <text:p/>
          </table:table-cell>
          <table:table-cell table:style-name="ce41" table:formula="of:=IF([.AP49]&lt;&gt;&quot;&quot;;[.AP49];[.D48]+[.AV49])" office:value-type="float" office:value="24.51598155" calcext:value-type="float">
            <text:p/>
          </table:table-cell>
          <table:table-cell table:style-name="ce50" table:formula="of:=IF([.H49]=0;&quot;&quot;;[.D49]+[.C49]*[.H49]+[.AW49]+[.AG49]-[.AH49])" office:value-type="float" office:value="140.79626895" calcext:value-type="float">
            <text:p/>
          </table:table-cell>
          <table:table-cell table:style-name="ce93" table:formula="of:=100*IF([.L49]=0;0;[.E49]/[.E48]-1)" office:value-type="float" office:value="8.86531782847597" calcext:value-type="float">
            <text:p/>
          </table:table-cell>
          <table:table-cell table:style-name="ce11"/>
          <table:table-cell table:style-name="ce138" office:value-type="float" office:value="698" calcext:value-type="float">
            <text:p>698</text:p>
          </table:table-cell>
          <table:table-cell table:style-name="ce143"/>
          <table:table-cell table:style-name="ce156" office:value-type="float" office:value="0.13" calcext:value-type="float">
            <text:p>0.13</text:p>
          </table:table-cell>
          <table:table-cell table:style-name="ce161"/>
          <table:table-cell table:style-name="ce169" office:value-type="time" office:time-value="PT21H28M00S" calcext:value-type="time">
            <text:p>0.894444444444444</text:p>
          </table:table-cell>
          <table:table-cell table:style-name="ce173" office:value-type="date" office:date-value="2013-12-15" calcext:value-type="date">
            <text:p>41623</text:p>
          </table:table-cell>
          <table:table-cell table:style-name="ce11"/>
          <table:table-cell table:style-name="ce162" table:formula="of:=[.O48]+[.J49]" office:value-type="float" office:value="-0.13" calcext:value-type="float">
            <text:p/>
          </table:table-cell>
          <table:table-cell table:style-name="ce183" table:formula="of:=1+[.O49]/([.C49]+0)" office:value-type="float" office:value="-0.0436628391001057" calcext:value-type="float">
            <text:p/>
          </table:table-cell>
          <table:table-cell table:style-name="ce189" table:formula="of:=-[.O49]-[.C49]" office:value-type="float" office:value="0.0054387" calcext:value-type="float">
            <text:p/>
          </table:table-cell>
          <table:table-cell table:style-name="ce11"/>
          <table:table-cell table:style-name="ce196" table:formula="of:=-[.J49]+[.S48]" office:value-type="float" office:value="0.13" calcext:value-type="float">
            <text:p/>
          </table:table-cell>
          <table:table-cell table:style-name="ce204"/>
          <table:table-cell table:style-name="ce211"/>
          <table:table-cell table:style-name="ce214" table:formula="of:=[.E49]/(ABS([.O49])*[.H49]*[.$V$6])" office:value-type="float" office:value="15.5164501818382" calcext:value-type="float">
            <text:p/>
          </table:table-cell>
          <table:table-cell table:style-name="ce218" table:formula="of:=[.O49]*[.H49]/[.E49]" office:value-type="float" office:value="-0.644477305234728" calcext:value-type="float">
            <text:p/>
          </table:table-cell>
          <table:table-cell table:style-name="ce182" table:formula="of:=([.E49]*[.$W$6]-ABS([.S49])*[.H49])/[.H49]" office:value-type="float" office:value="0.374284630909742" calcext:value-type="float">
            <text:p/>
          </table:table-cell>
          <table:table-cell table:style-name="ce11"/>
          <table:table-cell table:style-name="ce223" table:formula="of:=[.H49]*(-[.$AA$6]*0.01+[.P49])*[.I49]/([.P49]*[.H49])" office:value-type="float" office:value="0" calcext:value-type="float">
            <text:p/>
          </table:table-cell>
          <table:table-cell table:style-name="ce229" table:formula="of:=([.H49]-[.I49])*[.Q49]/[.E49]*100" office:value-type="float" office:value="2.69624516921547" calcext:value-type="float">
            <text:p/>
          </table:table-cell>
          <table:table-cell table:style-name="ce237" table:formula="of:=[.E49]*[.$AA$6]*0.01/([.H49]-[.I49])" office:value-type="float" office:value="0.00403427704727794" calcext:value-type="float">
            <text:p/>
          </table:table-cell>
          <table:table-cell table:style-name="ce247" table:formula="of:=IF([.H49]=&quot;&quot;;&quot;&quot;;[.H49]-0.01*[.$AC$6]*[.AG49]/[.O49])" office:value-type="float" office:value="720.566538461538" calcext:value-type="float">
            <text:p/>
          </table:table-cell>
          <table:table-cell table:style-name="ce11"/>
          <table:table-cell table:style-name="ce255" table:formula="of:=IFERROR(IF(SIGN([.O49])+SIGN([.O48])=0;[.H49];([.H49]*[.J49]+[.AE48]*[.O48])/[.O49]);0)" office:value-type="float" office:value="923.665384615384" calcext:value-type="float">
            <text:p/>
          </table:table-cell>
          <table:table-cell table:style-name="ce264" table:formula="of:=IF([.H49]=0;0;-([.H48]-[.H49])*[.O48])" office:value-type="float" office:value="22.62" calcext:value-type="float">
            <text:p/>
          </table:table-cell>
          <table:table-cell table:style-name="ce268" table:formula="of:=[.AF49]+[.AG48]-[.AH48]" office:value-type="float" office:value="29.3365" calcext:value-type="float">
            <text:p/>
          </table:table-cell>
          <table:table-cell table:style-name="ce274" table:formula="of:=IF(OR([.O49]=0;SIGN([.O49])+SIGN([.O48])=0);(-[.H49]+[.AE48])*-[.O48];0)" office:value-type="float" office:value="0" calcext:value-type="float">
            <text:p/>
          </table:table-cell>
          <table:table-cell table:style-name="ce283" table:formula="of:=[.AG49]/([.E49]-[.AG49])" office:value-type="float" office:value="0.263202591180322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51598155" calcext:value-type="float">
            <text:p>24.51598155</text:p>
          </table:table-cell>
          <table:table-cell table:style-name="ce11"/>
          <table:table-cell table:style-name="ce311" table:number-matrix-columns-spanned="1" table:number-matrix-rows-spanned="1" table:formula="of:=SUM(IF([.$F$10:.$F49]*ABS(SIGN([.$J$10:.$J49]))&gt;0;1;0))/SUM(IF([.$F$10:.$F49]*ABS(SIGN([.$J$10:.$J49]))&lt;&gt;0;1;0))" office:value-type="float" office:value="0.432432432432432" calcext:value-type="float">
            <text:p/>
          </table:table-cell>
          <table:table-cell table:style-name="ce15" table:number-matrix-columns-spanned="1" table:number-matrix-rows-spanned="1" table:formula="of:=-SUM(IF([.$F$10:.$F49]*ABS(SIGN([.$J$10:.$J49]))&lt;0;[.$F$10:.$F49];0))/SUM(IF([.$F$10:.$F49]*ABS(SIGN([.$J$10:.$J49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9]*ABS(SIGN([.$J$10:.$J49]))&gt;0;[.$F$10:.$F49];0))/SUM(IF([.$F$10:.$F49]*ABS(SIGN([.$J$10:.$J49]))&gt;0;1;0))/[.AS49]" office:value-type="float" office:value="5.04455131511991" calcext:value-type="float">
            <text:p/>
          </table:table-cell>
          <table:table-cell table:style-name="ce11"/>
          <table:table-cell table:style-name="ce321"/>
          <table:table-cell table:style-name="ce327" table:formula="of:=IF([.AV49]&lt;&gt;&quot;&quot;;[.AW48]-[.AV49];[.AW48])-[.K49]*[.H49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0]=&quot;&quot;;[.C49]+[.K50]+[.B50];[.AO50])" office:value-type="float" office:value="0.1245613" calcext:value-type="float">
            <text:p/>
          </table:table-cell>
          <table:table-cell table:style-name="ce41" table:formula="of:=IF([.AP50]&lt;&gt;&quot;&quot;;[.AP50];[.D49]+[.AV50])" office:value-type="float" office:value="24.46522155" calcext:value-type="float">
            <text:p/>
          </table:table-cell>
          <table:table-cell table:style-name="ce50" table:formula="of:=IF([.H50]=0;&quot;&quot;;[.D50]+[.C50]*[.H50]+[.AW50]+[.AG50]-[.AH50])" office:value-type="float" office:value="140.70743805" calcext:value-type="float">
            <text:p/>
          </table:table-cell>
          <table:table-cell table:style-name="ce94" table:formula="of:=100*IF([.L50]=0;0;[.E50]/[.E49]-1)" office:value-type="float" office:value="-0.0630917997064162" calcext:value-type="float">
            <text:p/>
          </table:table-cell>
          <table:table-cell table:style-name="ce11"/>
          <table:table-cell table:style-name="ce138" office:value-type="float" office:value="705" calcext:value-type="float">
            <text:p>705</text:p>
          </table:table-cell>
          <table:table-cell table:style-name="ce143" office:value-type="float" office:value="715" calcext:value-type="float">
            <text:p>715</text:p>
          </table:table-cell>
          <table:table-cell table:style-name="ce156" office:value-type="float" office:value="-0.06" calcext:value-type="float">
            <text:p>-0.06</text:p>
          </table:table-cell>
          <table:table-cell table:style-name="ce161"/>
          <table:table-cell table:style-name="ce169" office:value-type="time" office:time-value="PT23H16M00S" calcext:value-type="time">
            <text:p>0.969444444444444</text:p>
          </table:table-cell>
          <table:table-cell table:style-name="ce173" office:value-type="date" office:date-value="2013-12-15" calcext:value-type="date">
            <text:p>41623</text:p>
          </table:table-cell>
          <table:table-cell table:style-name="ce11"/>
          <table:table-cell table:style-name="ce162" table:formula="of:=[.O49]+[.J50]" office:value-type="float" office:value="-0.19" calcext:value-type="float">
            <text:p/>
          </table:table-cell>
          <table:table-cell table:style-name="ce183" table:formula="of:=1+[.O50]/([.C50]+0)" office:value-type="float" office:value="-0.525353380223232" calcext:value-type="float">
            <text:p/>
          </table:table-cell>
          <table:table-cell table:style-name="ce189" table:formula="of:=-[.O50]-[.C50]" office:value-type="float" office:value="0.0654387" calcext:value-type="float">
            <text:p/>
          </table:table-cell>
          <table:table-cell table:style-name="ce11"/>
          <table:table-cell table:style-name="ce196" table:formula="of:=-[.J50]+[.S49]" office:value-type="float" office:value="0.19" calcext:value-type="float">
            <text:p/>
          </table:table-cell>
          <table:table-cell table:style-name="ce204"/>
          <table:table-cell table:style-name="ce211"/>
          <table:table-cell table:style-name="ce214" table:formula="of:=[.E50]/(ABS([.O50])*[.H50]*[.$V$6])" office:value-type="float" office:value="10.5044746584546" calcext:value-type="float">
            <text:p/>
          </table:table-cell>
          <table:table-cell table:style-name="ce218" table:formula="of:=[.O50]*[.H50]/[.E50]" office:value-type="float" office:value="-0.951975260557308" calcext:value-type="float">
            <text:p/>
          </table:table-cell>
          <table:table-cell table:style-name="ce182" table:formula="of:=([.E50]*[.$W$6]-ABS([.S50])*[.H50])/[.H50]" office:value-type="float" office:value="0.308962546276596" calcext:value-type="float">
            <text:p/>
          </table:table-cell>
          <table:table-cell table:style-name="ce11"/>
          <table:table-cell table:style-name="ce223" table:formula="of:=[.H50]*(-[.$AA$6]*0.01+[.P50])*[.I50]/([.P50]*[.H50])" office:value-type="float" office:value="742.219773467382" calcext:value-type="float">
            <text:p/>
          </table:table-cell>
          <table:table-cell table:style-name="ce229" table:formula="of:=([.H50]-[.I50])*[.Q50]/[.E50]*100" office:value-type="float" office:value="-0.465069230929687" calcext:value-type="float">
            <text:p/>
          </table:table-cell>
          <table:table-cell table:style-name="ce237" table:formula="of:=[.E50]*[.$AA$6]*0.01/([.H50]-[.I50])" office:value-type="float" office:value="-0.2814148761" calcext:value-type="float">
            <text:p/>
          </table:table-cell>
          <table:table-cell table:style-name="ce247" table:formula="of:=IF([.H50]=&quot;&quot;;&quot;&quot;;[.H50]-0.01*[.$AC$6]*[.AG50]/[.O50])" office:value-type="float" office:value="719.961315789474" calcext:value-type="float">
            <text:p/>
          </table:table-cell>
          <table:table-cell table:style-name="ce11"/>
          <table:table-cell table:style-name="ce255" table:formula="of:=IFERROR(IF(SIGN([.O50])+SIGN([.O49])=0;[.H50];([.H50]*[.J50]+[.AE49]*[.O49])/[.O50]);0)" office:value-type="float" office:value="854.613157894737" calcext:value-type="float">
            <text:p/>
          </table:table-cell>
          <table:table-cell table:style-name="ce264" table:formula="of:=IF([.H50]=0;0;-([.H49]-[.H50])*[.O49])" office:value-type="float" office:value="-0.91" calcext:value-type="float">
            <text:p/>
          </table:table-cell>
          <table:table-cell table:style-name="ce268" table:formula="of:=[.AF50]+[.AG49]-[.AH49]" office:value-type="float" office:value="28.4265" calcext:value-type="float">
            <text:p/>
          </table:table-cell>
          <table:table-cell table:style-name="ce274" table:formula="of:=IF(OR([.O50]=0;SIGN([.O50])+SIGN([.O49])=0);(-[.H50]+[.AE49])*-[.O49];0)" office:value-type="float" office:value="0" calcext:value-type="float">
            <text:p/>
          </table:table-cell>
          <table:table-cell table:style-name="ce283" table:formula="of:=[.AG50]/([.E50]-[.AG50])" office:value-type="float" office:value="0.25317298282048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46522155" calcext:value-type="float">
            <text:p>24.46522155</text:p>
          </table:table-cell>
          <table:table-cell table:style-name="ce11"/>
          <table:table-cell table:style-name="ce311" table:number-matrix-columns-spanned="1" table:number-matrix-rows-spanned="1" table:formula="of:=SUM(IF([.$F$10:.$F50]*ABS(SIGN([.$J$10:.$J50]))&gt;0;1;0))/SUM(IF([.$F$10:.$F50]*ABS(SIGN([.$J$10:.$J50]))&lt;&gt;0;1;0))" office:value-type="float" office:value="0.421052631578947" calcext:value-type="float">
            <text:p/>
          </table:table-cell>
          <table:table-cell table:style-name="ce15" table:number-matrix-columns-spanned="1" table:number-matrix-rows-spanned="1" table:formula="of:=-SUM(IF([.$F$10:.$F50]*ABS(SIGN([.$J$10:.$J50]))&lt;0;[.$F$10:.$F50];0))/SUM(IF([.$F$10:.$F50]*ABS(SIGN([.$J$10:.$J50]))&lt;0;1;0))" office:value-type="float" office:value="1.40959755642038" calcext:value-type="float">
            <text:p/>
          </table:table-cell>
          <table:table-cell table:style-name="ce15" table:number-matrix-columns-spanned="1" table:number-matrix-rows-spanned="1" table:formula="of:=SUM(IF([.$F$10:.$F50]*ABS(SIGN([.$J$10:.$J50]))&gt;0;[.$F$10:.$F50];0))/SUM(IF([.$F$10:.$F50]*ABS(SIGN([.$J$10:.$J50]))&gt;0;1;0))/[.AS50]" office:value-type="float" office:value="5.27401624812625" calcext:value-type="float">
            <text:p/>
          </table:table-cell>
          <table:table-cell table:style-name="ce11"/>
          <table:table-cell table:style-name="ce321"/>
          <table:table-cell table:style-name="ce327" table:formula="of:=IF([.AV50]&lt;&gt;&quot;&quot;;[.AW49]-[.AV50];[.AW49])-[.K50]*[.H50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1]=&quot;&quot;;[.C50]+[.K51]+[.B51];[.AO51])" office:value-type="float" office:value="0.1245613" calcext:value-type="float">
            <text:p/>
          </table:table-cell>
          <table:table-cell table:style-name="ce41" table:formula="of:=IF([.AP51]&lt;&gt;&quot;&quot;;[.AP51];[.D50]+[.AV51])" office:value-type="float" office:value="24.41446155" calcext:value-type="float">
            <text:p/>
          </table:table-cell>
          <table:table-cell table:style-name="ce50" table:formula="of:=IF([.H51]=0;&quot;&quot;;[.D51]+[.C51]*[.H51]+[.AW51]+[.AG51]-[.AH51])" office:value-type="float" office:value="140.65667805" calcext:value-type="float">
            <text:p/>
          </table:table-cell>
          <table:table-cell table:style-name="ce95" table:formula="of:=100*IF([.L51]=0;0;[.E51]/[.E50]-1)" office:value-type="float" office:value="-0.0360748519790066" calcext:value-type="float">
            <text:p/>
          </table:table-cell>
          <table:table-cell table:style-name="ce11"/>
          <table:table-cell table:style-name="ce138" office:value-type="float" office:value="705" calcext:value-type="float">
            <text:p>705</text:p>
          </table:table-cell>
          <table:table-cell table:style-name="ce143"/>
          <table:table-cell table:style-name="ce156" office:value-type="float" office:value="0.06" calcext:value-type="float">
            <text:p>0.06</text:p>
          </table:table-cell>
          <table:table-cell table:style-name="ce161"/>
          <table:table-cell table:style-name="ce169" office:value-type="time" office:time-value="PT23H56M00S" calcext:value-type="time">
            <text:p>0.997222222222222</text:p>
          </table:table-cell>
          <table:table-cell table:style-name="ce173" office:value-type="date" office:date-value="2013-12-15" calcext:value-type="date">
            <text:p>41623</text:p>
          </table:table-cell>
          <table:table-cell table:style-name="ce11"/>
          <table:table-cell table:style-name="ce162" table:formula="of:=[.O50]+[.J51]" office:value-type="float" office:value="-0.13" calcext:value-type="float">
            <text:p/>
          </table:table-cell>
          <table:table-cell table:style-name="ce183" table:formula="of:=1+[.O51]/([.C51]+0)" office:value-type="float" office:value="-0.0436628391001057" calcext:value-type="float">
            <text:p/>
          </table:table-cell>
          <table:table-cell table:style-name="ce189" table:formula="of:=-[.O51]-[.C51]" office:value-type="float" office:value="0.0054387" calcext:value-type="float">
            <text:p/>
          </table:table-cell>
          <table:table-cell table:style-name="ce11"/>
          <table:table-cell table:style-name="ce196" table:formula="of:=-[.J51]+[.S50]" office:value-type="float" office:value="0.13" calcext:value-type="float">
            <text:p/>
          </table:table-cell>
          <table:table-cell table:style-name="ce204"/>
          <table:table-cell table:style-name="ce211"/>
          <table:table-cell table:style-name="ce214" table:formula="of:=[.E51]/(ABS([.O51])*[.H51]*[.$V$6])" office:value-type="float" office:value="15.3471552700491" calcext:value-type="float">
            <text:p/>
          </table:table-cell>
          <table:table-cell table:style-name="ce218" table:formula="of:=[.O51]*[.H51]/[.E51]" office:value-type="float" office:value="-0.651586552950018" calcext:value-type="float">
            <text:p/>
          </table:table-cell>
          <table:table-cell table:style-name="ce182" table:formula="of:=([.E51]*[.$W$6]-ABS([.S51])*[.H51])/[.H51]" office:value-type="float" office:value="0.368782546276596" calcext:value-type="float">
            <text:p/>
          </table:table-cell>
          <table:table-cell table:style-name="ce11"/>
          <table:table-cell table:style-name="ce223" table:formula="of:=[.H51]*(-[.$AA$6]*0.01+[.P51])*[.I51]/([.P51]*[.H51])" office:value-type="float" office:value="0" calcext:value-type="float">
            <text:p/>
          </table:table-cell>
          <table:table-cell table:style-name="ce229" table:formula="of:=([.H51]-[.I51])*[.Q51]/[.E51]*100" office:value-type="float" office:value="2.7259875273302" calcext:value-type="float">
            <text:p/>
          </table:table-cell>
          <table:table-cell table:style-name="ce237" table:formula="of:=[.E51]*[.$AA$6]*0.01/([.H51]-[.I51])" office:value-type="float" office:value="0.00399026037021277" calcext:value-type="float">
            <text:p/>
          </table:table-cell>
          <table:table-cell table:style-name="ce247" table:formula="of:=IF([.H51]=&quot;&quot;;&quot;&quot;;[.H51]-0.01*[.$AC$6]*[.AG51]/[.O51])" office:value-type="float" office:value="726.866538461538" calcext:value-type="float">
            <text:p/>
          </table:table-cell>
          <table:table-cell table:style-name="ce11"/>
          <table:table-cell table:style-name="ce255" table:formula="of:=IFERROR(IF(SIGN([.O51])+SIGN([.O50])=0;[.H51];([.H51]*[.J51]+[.AE50]*[.O50])/[.O51]);0)" office:value-type="float" office:value="923.665384615384" calcext:value-type="float">
            <text:p/>
          </table:table-cell>
          <table:table-cell table:style-name="ce264" table:formula="of:=IF([.H51]=0;0;-([.H50]-[.H51])*[.O50])" office:value-type="float" office:value="0" calcext:value-type="float">
            <text:p/>
          </table:table-cell>
          <table:table-cell table:style-name="ce268" table:formula="of:=[.AF51]+[.AG50]-[.AH50]" office:value-type="float" office:value="28.4265" calcext:value-type="float">
            <text:p/>
          </table:table-cell>
          <table:table-cell table:style-name="ce274" table:formula="of:=IF(OR([.O51]=0;SIGN([.O51])+SIGN([.O50])=0);(-[.H51]+[.AE50])*-[.O50];0)" office:value-type="float" office:value="0" calcext:value-type="float">
            <text:p/>
          </table:table-cell>
          <table:table-cell table:style-name="ce283" table:formula="of:=[.AG51]/([.E51]-[.AG51])" office:value-type="float" office:value="0.253287489104184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41446155" calcext:value-type="float">
            <text:p>24.41446155</text:p>
          </table:table-cell>
          <table:table-cell table:style-name="ce11"/>
          <table:table-cell table:style-name="ce311" table:number-matrix-columns-spanned="1" table:number-matrix-rows-spanned="1" table:formula="of:=SUM(IF([.$F$10:.$F51]*ABS(SIGN([.$J$10:.$J51]))&gt;0;1;0))/SUM(IF([.$F$10:.$F51]*ABS(SIGN([.$J$10:.$J51]))&lt;&gt;0;1;0))" office:value-type="float" office:value="0.41025641025641" calcext:value-type="float">
            <text:p/>
          </table:table-cell>
          <table:table-cell table:style-name="ce15" table:number-matrix-columns-spanned="1" table:number-matrix-rows-spanned="1" table:formula="of:=-SUM(IF([.$F$10:.$F51]*ABS(SIGN([.$J$10:.$J51]))&lt;0;[.$F$10:.$F51];0))/SUM(IF([.$F$10:.$F51]*ABS(SIGN([.$J$10:.$J51]))&lt;0;1;0))" office:value-type="float" office:value="1.3498791779664" calcext:value-type="float">
            <text:p/>
          </table:table-cell>
          <table:table-cell table:style-name="ce15" table:number-matrix-columns-spanned="1" table:number-matrix-rows-spanned="1" table:formula="of:=SUM(IF([.$F$10:.$F51]*ABS(SIGN([.$J$10:.$J51]))&gt;0;[.$F$10:.$F51];0))/SUM(IF([.$F$10:.$F51]*ABS(SIGN([.$J$10:.$J51]))&gt;0;1;0))/[.AS51]" office:value-type="float" office:value="5.50733764712174" calcext:value-type="float">
            <text:p/>
          </table:table-cell>
          <table:table-cell table:style-name="ce11"/>
          <table:table-cell table:style-name="ce321"/>
          <table:table-cell table:style-name="ce327" table:formula="of:=IF([.AV51]&lt;&gt;&quot;&quot;;[.AW50]-[.AV51];[.AW50])-[.K51]*[.H51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2]=&quot;&quot;;[.C51]+[.K52]+[.B52];[.AO52])" office:value-type="float" office:value="0.1245613" calcext:value-type="float">
            <text:p/>
          </table:table-cell>
          <table:table-cell table:style-name="ce41" table:formula="of:=IF([.AP52]&lt;&gt;&quot;&quot;;[.AP52];[.D51]+[.AV52])" office:value-type="float" office:value="24.36154155" calcext:value-type="float">
            <text:p/>
          </table:table-cell>
          <table:table-cell table:style-name="ce50" table:formula="of:=IF([.H52]=0;&quot;&quot;;[.D52]+[.C52]*[.H52]+[.AW52]+[.AG52]-[.AH52])" office:value-type="float" office:value="140.44059705" calcext:value-type="float">
            <text:p/>
          </table:table-cell>
          <table:table-cell table:style-name="ce96" table:formula="of:=100*IF([.L52]=0;0;[.E52]/[.E51]-1)" office:value-type="float" office:value="-0.153622993942149" calcext:value-type="float">
            <text:p/>
          </table:table-cell>
          <table:table-cell table:style-name="ce11"/>
          <table:table-cell table:style-name="ce138" office:value-type="float" office:value="735" calcext:value-type="float">
            <text:p>735</text:p>
          </table:table-cell>
          <table:table-cell table:style-name="ce143" office:value-type="float" office:value="745" calcext:value-type="float">
            <text:p>745</text:p>
          </table:table-cell>
          <table:table-cell table:style-name="ce156" office:value-type="float" office:value="-0.06" calcext:value-type="float">
            <text:p>-0.06</text:p>
          </table:table-cell>
          <table:table-cell table:style-name="ce161"/>
          <table:table-cell table:style-name="ce169" office:value-type="time" office:time-value="PT00H31M00S" calcext:value-type="time">
            <text:p>0.0215277777777778</text:p>
          </table:table-cell>
          <table:table-cell table:style-name="ce173" office:value-type="date" office:date-value="2013-12-16" calcext:value-type="date">
            <text:p>41624</text:p>
          </table:table-cell>
          <table:table-cell table:style-name="ce11"/>
          <table:table-cell table:style-name="ce162" table:formula="of:=[.O51]+[.J52]" office:value-type="float" office:value="-0.19" calcext:value-type="float">
            <text:p/>
          </table:table-cell>
          <table:table-cell table:style-name="ce183" table:formula="of:=1+[.O52]/([.C52]+0)" office:value-type="float" office:value="-0.525353380223232" calcext:value-type="float">
            <text:p/>
          </table:table-cell>
          <table:table-cell table:style-name="ce189" table:formula="of:=-[.O52]-[.C52]" office:value-type="float" office:value="0.0654387" calcext:value-type="float">
            <text:p/>
          </table:table-cell>
          <table:table-cell table:style-name="ce11"/>
          <table:table-cell table:style-name="ce196" table:formula="of:=-[.J52]+[.S51]" office:value-type="float" office:value="0.19" calcext:value-type="float">
            <text:p/>
          </table:table-cell>
          <table:table-cell table:style-name="ce204"/>
          <table:table-cell table:style-name="ce211"/>
          <table:table-cell table:style-name="ce214" table:formula="of:=[.E52]/(ABS([.O52])*[.H52]*[.$V$6])" office:value-type="float" office:value="10.0566127497315" calcext:value-type="float">
            <text:p/>
          </table:table-cell>
          <table:table-cell table:style-name="ce218" table:formula="of:=[.O52]*[.H52]/[.E52]" office:value-type="float" office:value="-0.994370594638539" calcext:value-type="float">
            <text:p/>
          </table:table-cell>
          <table:table-cell table:style-name="ce182" table:formula="of:=([.E52]*[.$W$6]-ABS([.S52])*[.H52])/[.H52]" office:value-type="float" office:value="0.287689105612245" calcext:value-type="float">
            <text:p/>
          </table:table-cell>
          <table:table-cell table:style-name="ce11"/>
          <table:table-cell table:style-name="ce223" table:formula="of:=[.H52]*(-[.$AA$6]*0.01+[.P52])*[.I52]/([.P52]*[.H52])" office:value-type="float" office:value="773.361861864615" calcext:value-type="float">
            <text:p/>
          </table:table-cell>
          <table:table-cell table:style-name="ce229" table:formula="of:=([.H52]-[.I52])*[.Q52]/[.E52]*100" office:value-type="float" office:value="-0.465952875269409" calcext:value-type="float">
            <text:p/>
          </table:table-cell>
          <table:table-cell table:style-name="ce237" table:formula="of:=[.E52]*[.$AA$6]*0.01/([.H52]-[.I52])" office:value-type="float" office:value="-0.2808811941" calcext:value-type="float">
            <text:p/>
          </table:table-cell>
          <table:table-cell table:style-name="ce247" table:formula="of:=IF([.H52]=&quot;&quot;;&quot;&quot;;[.H52]-0.01*[.$AC$6]*[.AG52]/[.O52])" office:value-type="float" office:value="747.908684210526" calcext:value-type="float">
            <text:p/>
          </table:table-cell>
          <table:table-cell table:style-name="ce11"/>
          <table:table-cell table:style-name="ce255" table:formula="of:=IFERROR(IF(SIGN([.O52])+SIGN([.O51])=0;[.H52];([.H52]*[.J52]+[.AE51]*[.O51])/[.O52]);0)" office:value-type="float" office:value="864.086842105263" calcext:value-type="float">
            <text:p/>
          </table:table-cell>
          <table:table-cell table:style-name="ce264" table:formula="of:=IF([.H52]=0;0;-([.H51]-[.H52])*[.O51])" office:value-type="float" office:value="-3.9" calcext:value-type="float">
            <text:p/>
          </table:table-cell>
          <table:table-cell table:style-name="ce268" table:formula="of:=[.AF52]+[.AG51]-[.AH51]" office:value-type="float" office:value="24.5265" calcext:value-type="float">
            <text:p/>
          </table:table-cell>
          <table:table-cell table:style-name="ce274" table:formula="of:=IF(OR([.O52]=0;SIGN([.O52])+SIGN([.O51])=0);(-[.H52]+[.AE51])*-[.O51];0)" office:value-type="float" office:value="0" calcext:value-type="float">
            <text:p/>
          </table:table-cell>
          <table:table-cell table:style-name="ce283" table:formula="of:=[.AG52]/([.E52]-[.AG52])" office:value-type="float" office:value="0.211592037760691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36154155" calcext:value-type="float">
            <text:p>24.36154155</text:p>
          </table:table-cell>
          <table:table-cell table:style-name="ce11"/>
          <table:table-cell table:style-name="ce311" table:number-matrix-columns-spanned="1" table:number-matrix-rows-spanned="1" table:formula="of:=SUM(IF([.$F$10:.$F52]*ABS(SIGN([.$J$10:.$J52]))&gt;0;1;0))/SUM(IF([.$F$10:.$F52]*ABS(SIGN([.$J$10:.$J52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52]*ABS(SIGN([.$J$10:.$J52]))&lt;0;[.$F$10:.$F52];0))/SUM(IF([.$F$10:.$F52]*ABS(SIGN([.$J$10:.$J52]))&lt;0;1;0))" office:value-type="float" office:value="1.30003517029873" calcext:value-type="float">
            <text:p/>
          </table:table-cell>
          <table:table-cell table:style-name="ce15" table:number-matrix-columns-spanned="1" table:number-matrix-rows-spanned="1" table:formula="of:=SUM(IF([.$F$10:.$F52]*ABS(SIGN([.$J$10:.$J52]))&gt;0;[.$F$10:.$F52];0))/SUM(IF([.$F$10:.$F52]*ABS(SIGN([.$J$10:.$J52]))&gt;0;1;0))/[.AS52]" office:value-type="float" office:value="5.71849176524344" calcext:value-type="float">
            <text:p/>
          </table:table-cell>
          <table:table-cell table:style-name="ce11"/>
          <table:table-cell table:style-name="ce321"/>
          <table:table-cell table:style-name="ce327" table:formula="of:=IF([.AV52]&lt;&gt;&quot;&quot;;[.AW51]-[.AV52];[.AW51])-[.K52]*[.H52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3]=&quot;&quot;;[.C52]+[.K53]+[.B53];[.AO53])" office:value-type="float" office:value="0.1245613" calcext:value-type="float">
            <text:p/>
          </table:table-cell>
          <table:table-cell table:style-name="ce41" table:formula="of:=IF([.AP53]&lt;&gt;&quot;&quot;;[.AP53];[.D52]+[.AV53])" office:value-type="float" office:value="24.30771435" calcext:value-type="float">
            <text:p/>
          </table:table-cell>
          <table:table-cell table:style-name="ce50" table:formula="of:=IF([.H53]=0;&quot;&quot;;[.D53]+[.C53]*[.H53]+[.AW53]+[.AG53]-[.AH53])" office:value-type="float" office:value="139.56224223" calcext:value-type="float">
            <text:p/>
          </table:table-cell>
          <table:table-cell table:style-name="ce97" table:formula="of:=100*IF([.L53]=0;0;[.E53]/[.E52]-1)" office:value-type="float" office:value="-0.625428001909789" calcext:value-type="float">
            <text:p/>
          </table:table-cell>
          <table:table-cell table:style-name="ce11"/>
          <table:table-cell table:style-name="ce138" office:value-type="float" office:value="747.6" calcext:value-type="float">
            <text:p>747.6</text:p>
          </table:table-cell>
          <table:table-cell table:style-name="ce143"/>
          <table:table-cell table:style-name="ce156" office:value-type="float" office:value="0.06" calcext:value-type="float">
            <text:p>0.06</text:p>
          </table:table-cell>
          <table:table-cell table:style-name="ce161"/>
          <table:table-cell table:style-name="ce169" office:value-type="time" office:time-value="PT00H34M00S" calcext:value-type="time">
            <text:p>0.0236111111111111</text:p>
          </table:table-cell>
          <table:table-cell table:style-name="ce173" office:value-type="date" office:date-value="2013-12-16" calcext:value-type="date">
            <text:p>41624</text:p>
          </table:table-cell>
          <table:table-cell table:style-name="ce11"/>
          <table:table-cell table:style-name="ce162" table:formula="of:=[.O52]+[.J53]" office:value-type="float" office:value="-0.13" calcext:value-type="float">
            <text:p/>
          </table:table-cell>
          <table:table-cell table:style-name="ce183" table:formula="of:=1+[.O53]/([.C53]+0)" office:value-type="float" office:value="-0.0436628391001057" calcext:value-type="float">
            <text:p/>
          </table:table-cell>
          <table:table-cell table:style-name="ce189" table:formula="of:=-[.O53]-[.C53]" office:value-type="float" office:value="0.0054387" calcext:value-type="float">
            <text:p/>
          </table:table-cell>
          <table:table-cell table:style-name="ce11"/>
          <table:table-cell table:style-name="ce196" table:formula="of:=-[.J53]+[.S52]" office:value-type="float" office:value="0.13" calcext:value-type="float">
            <text:p/>
          </table:table-cell>
          <table:table-cell table:style-name="ce204"/>
          <table:table-cell table:style-name="ce211"/>
          <table:table-cell table:style-name="ce214" table:formula="of:=[.E53]/(ABS([.O53])*[.H53]*[.$V$6])" office:value-type="float" office:value="14.3600282164465" calcext:value-type="float">
            <text:p/>
          </table:table-cell>
          <table:table-cell table:style-name="ce218" table:formula="of:=[.O53]*[.H53]/[.E53]" office:value-type="float" office:value="-0.696377461748094" calcext:value-type="float">
            <text:p/>
          </table:table-cell>
          <table:table-cell table:style-name="ce182" table:formula="of:=([.E53]*[.$W$6]-ABS([.S53])*[.H53])/[.H53]" office:value-type="float" office:value="0.33670091703451" calcext:value-type="float">
            <text:p/>
          </table:table-cell>
          <table:table-cell table:style-name="ce11"/>
          <table:table-cell table:style-name="ce134" table:formula="of:=[.H53]*(-[.$AA$6]*0.01+[.P53])/[.P53]" office:value-type="float" office:value="1090.04223023884" calcext:value-type="float">
            <text:p/>
          </table:table-cell>
          <table:table-cell table:style-name="ce229" table:formula="of:=([.H53]-[.I53])*[.Q53]/[.E53]*100" office:value-type="float" office:value="2.91337546246874" calcext:value-type="float">
            <text:p/>
          </table:table-cell>
          <table:table-cell table:style-name="ce237" table:formula="of:=[.E53]*[.$AA$6]*0.01/([.H53]-[.I53])" office:value-type="float" office:value="0.00373360733627608" calcext:value-type="float">
            <text:p/>
          </table:table-cell>
          <table:table-cell table:style-name="ce247" table:formula="of:=IF([.H53]=&quot;&quot;;&quot;&quot;;[.H53]-0.01*[.$AC$6]*[.AG53]/[.O53])" office:value-type="float" office:value="764.625" calcext:value-type="float">
            <text:p/>
          </table:table-cell>
          <table:table-cell table:style-name="ce11"/>
          <table:table-cell table:style-name="ce255" table:formula="of:=IFERROR(IF(SIGN([.O53])+SIGN([.O52])=0;[.H53];([.H53]*[.J53]+[.AE52]*[.O52])/[.O53]);0)" office:value-type="float" office:value="917.85" calcext:value-type="float">
            <text:p/>
          </table:table-cell>
          <table:table-cell table:style-name="ce264" table:formula="of:=IF([.H53]=0;0;-([.H52]-[.H53])*[.O52])" office:value-type="float" office:value="-2.394" calcext:value-type="float">
            <text:p/>
          </table:table-cell>
          <table:table-cell table:style-name="ce268" table:formula="of:=[.AF53]+[.AG52]-[.AH52]" office:value-type="float" office:value="22.1325" calcext:value-type="float">
            <text:p/>
          </table:table-cell>
          <table:table-cell table:style-name="ce274" table:formula="of:=IF(OR([.O53]=0;SIGN([.O53])+SIGN([.O52])=0);(-[.H53]+[.AE52])*-[.O52];0)" office:value-type="float" office:value="0" calcext:value-type="float">
            <text:p/>
          </table:table-cell>
          <table:table-cell table:style-name="ce283" table:formula="of:=[.AG53]/([.E53]-[.AG53])" office:value-type="float" office:value="0.188474398220605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24.30771435" calcext:value-type="float">
            <text:p>24.30771435</text:p>
          </table:table-cell>
          <table:table-cell table:style-name="ce11"/>
          <table:table-cell table:style-name="ce311" table:number-matrix-columns-spanned="1" table:number-matrix-rows-spanned="1" table:formula="of:=SUM(IF([.$F$10:.$F53]*ABS(SIGN([.$J$10:.$J53]))&gt;0;1;0))/SUM(IF([.$F$10:.$F53]*ABS(SIGN([.$J$10:.$J53]))&lt;&gt;0;1;0))" office:value-type="float" office:value="0.390243902439024" calcext:value-type="float">
            <text:p/>
          </table:table-cell>
          <table:table-cell table:style-name="ce15" table:number-matrix-columns-spanned="1" table:number-matrix-rows-spanned="1" table:formula="of:=-SUM(IF([.$F$10:.$F53]*ABS(SIGN([.$J$10:.$J53]))&lt;0;[.$F$10:.$F53];0))/SUM(IF([.$F$10:.$F53]*ABS(SIGN([.$J$10:.$J53]))&lt;0;1;0))" office:value-type="float" office:value="1.27305088356317" calcext:value-type="float">
            <text:p/>
          </table:table-cell>
          <table:table-cell table:style-name="ce15" table:number-matrix-columns-spanned="1" table:number-matrix-rows-spanned="1" table:formula="of:=SUM(IF([.$F$10:.$F53]*ABS(SIGN([.$J$10:.$J53]))&gt;0;[.$F$10:.$F53];0))/SUM(IF([.$F$10:.$F53]*ABS(SIGN([.$J$10:.$J53]))&gt;0;1;0))/[.AS53]" office:value-type="float" office:value="5.83970406200282" calcext:value-type="float">
            <text:p/>
          </table:table-cell>
          <table:table-cell table:style-name="ce11"/>
          <table:table-cell table:style-name="ce321"/>
          <table:table-cell table:style-name="ce327" table:formula="of:=IF([.AV53]&lt;&gt;&quot;&quot;;[.AW52]-[.AV53];[.AW52])-[.K53]*[.H53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4]=&quot;&quot;;[.C53]+[.K54]+[.B54];[.AO54])" office:value-type="float" office:value="0.1245613" calcext:value-type="float">
            <text:p/>
          </table:table-cell>
          <table:table-cell table:style-name="ce41" table:formula="of:=IF([.AP54]&lt;&gt;&quot;&quot;;[.AP54];[.D53]+[.AV54])" office:value-type="float" office:value="71.22568935" calcext:value-type="float">
            <text:p/>
          </table:table-cell>
          <table:table-cell table:style-name="ce50" table:formula="of:=IF([.H54]=0;&quot;&quot;;[.D54]+[.C54]*[.H54]+[.AW54]+[.AG54]-[.AH54])" office:value-type="float" office:value="140.35721085" calcext:value-type="float">
            <text:p/>
          </table:table-cell>
          <table:table-cell table:style-name="ce98" table:formula="of:=100*IF([.L54]=0;0;[.E54]/[.E53]-1)" office:value-type="float" office:value="0.569615826815006" calcext:value-type="float">
            <text:p/>
          </table:table-cell>
          <table:table-cell table:style-name="ce11"/>
          <table:table-cell table:style-name="ce138" office:value-type="float" office:value="555" calcext:value-type="float">
            <text:p>555</text:p>
          </table:table-cell>
          <table:table-cell table:style-name="ce143" office:value-type="float" office:value="535" calcext:value-type="float">
            <text:p>535</text:p>
          </table:table-cell>
          <table:table-cell table:style-name="ce156" office:value-type="float" office:value="0.13" calcext:value-type="float">
            <text:p>0.13</text:p>
          </table:table-cell>
          <table:table-cell table:style-name="ce161"/>
          <table:table-cell table:style-name="ce169" office:value-type="time" office:time-value="PT09H11M00S" calcext:value-type="time">
            <text:p>0.382638888888889</text:p>
          </table:table-cell>
          <table:table-cell table:style-name="ce173" office:value-type="date" office:date-value="2013-12-18" calcext:value-type="date">
            <text:p>41626</text:p>
          </table:table-cell>
          <table:table-cell table:style-name="ce11"/>
          <table:table-cell table:style-name="ce162" table:formula="of:=[.O53]+[.J54]" office:value-type="float" office:value="0" calcext:value-type="float">
            <text:p/>
          </table:table-cell>
          <table:table-cell table:style-name="ce183" table:formula="of:=1+[.O54]/([.C54]+0)" office:value-type="float" office:value="1" calcext:value-type="float">
            <text:p/>
          </table:table-cell>
          <table:table-cell table:style-name="ce189" table:formula="of:=-[.O54]-[.C54]" office:value-type="float" office:value="-0.1245613" calcext:value-type="float">
            <text:p/>
          </table:table-cell>
          <table:table-cell table:style-name="ce11"/>
          <table:table-cell table:style-name="ce196" table:formula="of:=-[.J54]+[.S53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54]/(ABS([.O54])*[.H54]*[.$V$6])" office:value-type="string" office:string-value="" calcext:value-type="error">
            <text:p/>
          </table:table-cell>
          <table:table-cell table:style-name="ce218" table:formula="of:=[.O54]*[.H54]/[.E54]" office:value-type="float" office:value="0" calcext:value-type="float">
            <text:p/>
          </table:table-cell>
          <table:table-cell table:style-name="ce182" table:formula="of:=([.E54]*[.$W$6]-ABS([.S54])*[.H54])/[.H54]" office:value-type="float" office:value="0.632239688513514" calcext:value-type="float">
            <text:p/>
          </table:table-cell>
          <table:table-cell table:style-name="ce11"/>
          <table:table-cell table:style-name="ce134" table:formula="of:=[.H54]*(-[.$AA$6]*0.01+[.P54])/[.P54]" office:value-type="float" office:value="543.9" calcext:value-type="float">
            <text:p/>
          </table:table-cell>
          <table:table-cell table:style-name="ce229" table:formula="of:=([.H54]-[.I54])*[.Q54]/[.E54]*100" office:value-type="float" office:value="-1.77491842771254" calcext:value-type="float">
            <text:p/>
          </table:table-cell>
          <table:table-cell table:style-name="ce237" table:formula="of:=[.E54]*[.$AA$6]*0.01/([.H54]-[.I54])" office:value-type="float" office:value="0.14035721085" calcext:value-type="float">
            <text:p/>
          </table:table-cell>
          <table:table-cell table:style-name="ce248" table:formula="of:=([.AE54]-[.H54])*[.$AC$6]*0.01+[.H54]" office:value-type="float" office:value="499.5" calcext:value-type="float">
            <text:p/>
          </table:table-cell>
          <table:table-cell table:style-name="ce11"/>
          <table:table-cell table:style-name="ce255" table:formula="of:=IFERROR(IF(SIGN([.O54])+SIGN([.O53])=0;[.H54];([.H54]*[.J54]+[.AE53]*[.O53])/[.O54]);0)" office:value-type="float" office:value="0" calcext:value-type="float">
            <text:p/>
          </table:table-cell>
          <table:table-cell table:style-name="ce264" table:formula="of:=IF([.H54]=0;0;-([.H53]-[.H54])*[.O53])" office:value-type="float" office:value="25.038" calcext:value-type="float">
            <text:p/>
          </table:table-cell>
          <table:table-cell table:style-name="ce268" table:formula="of:=[.AF54]+[.AG53]-[.AH53]" office:value-type="float" office:value="47.1705" calcext:value-type="float">
            <text:p/>
          </table:table-cell>
          <table:table-cell table:style-name="ce274" table:formula="of:=IF(OR([.O54]=0;SIGN([.O54])+SIGN([.O53])=0);(-[.H54]+[.AE53])*-[.O53];0)" office:value-type="float" office:value="47.1705" calcext:value-type="float">
            <text:p/>
          </table:table-cell>
          <table:table-cell table:style-name="ce283" table:formula="of:=[.AG54]/([.E54]-[.AG54])" office:value-type="float" office:value="0.50619342146252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71.22568935" calcext:value-type="float">
            <text:p>71.22568935</text:p>
          </table:table-cell>
          <table:table-cell table:style-name="ce11"/>
          <table:table-cell table:style-name="ce311" table:number-matrix-columns-spanned="1" table:number-matrix-rows-spanned="1" table:formula="of:=SUM(IF([.$F$10:.$F54]*ABS(SIGN([.$J$10:.$J54]))&gt;0;1;0))/SUM(IF([.$F$10:.$F54]*ABS(SIGN([.$J$10:.$J54]))&lt;&gt;0;1;0))" office:value-type="float" office:value="0.404761904761905" calcext:value-type="float">
            <text:p/>
          </table:table-cell>
          <table:table-cell table:style-name="ce15" table:number-matrix-columns-spanned="1" table:number-matrix-rows-spanned="1" table:formula="of:=-SUM(IF([.$F$10:.$F54]*ABS(SIGN([.$J$10:.$J54]))&lt;0;[.$F$10:.$F54];0))/SUM(IF([.$F$10:.$F54]*ABS(SIGN([.$J$10:.$J54]))&lt;0;1;0))" office:value-type="float" office:value="1.27305088356317" calcext:value-type="float">
            <text:p/>
          </table:table-cell>
          <table:table-cell table:style-name="ce15" table:number-matrix-columns-spanned="1" table:number-matrix-rows-spanned="1" table:formula="of:=SUM(IF([.$F$10:.$F54]*ABS(SIGN([.$J$10:.$J54]))&gt;0;[.$F$10:.$F54];0))/SUM(IF([.$F$10:.$F54]*ABS(SIGN([.$J$10:.$J54]))&gt;0;1;0))/[.AS54]" office:value-type="float" office:value="5.52251214797234" calcext:value-type="float">
            <text:p/>
          </table:table-cell>
          <table:table-cell table:style-name="ce11"/>
          <table:table-cell table:style-name="ce321"/>
          <table:table-cell table:style-name="ce327" table:formula="of:=IF([.AV54]&lt;&gt;&quot;&quot;;[.AW53]-[.AV54];[.AW53])-[.K54]*[.H54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5]=&quot;&quot;;[.C54]+[.K55]+[.B55];[.AO55])" office:value-type="float" office:value="0.2344293" calcext:value-type="float">
            <text:p/>
          </table:table-cell>
          <table:table-cell table:style-name="ce41" table:formula="of:=IF([.AP55]&lt;&gt;&quot;&quot;;[.AP55];[.D54]+[.AV55])" office:value-type="float" office:value="10.17568935" calcext:value-type="float">
            <text:p/>
          </table:table-cell>
          <table:table-cell table:style-name="ce50" table:formula="of:=IF([.H55]=0;&quot;&quot;;[.D55]+[.C55]*[.H55]+[.AW55]+[.AG55]-[.AH55])" office:value-type="float" office:value="140.28395085" calcext:value-type="float">
            <text:p/>
          </table:table-cell>
          <table:table-cell table:style-name="ce99" table:formula="of:=100*IF([.L55]=0;0;[.E55]/[.E54]-1)" office:value-type="float" office:value="-0.0521953945624487" calcext:value-type="float">
            <text:p/>
          </table:table-cell>
          <table:table-cell table:style-name="ce11"/>
          <table:table-cell table:style-name="ce138" office:value-type="float" office:value="555" calcext:value-type="float">
            <text:p>555</text:p>
          </table:table-cell>
          <table:table-cell table:style-name="ce143"/>
          <table:table-cell table:style-name="ce156"/>
          <table:table-cell table:style-name="ce161" office:value-type="float" office:value="0.11" calcext:value-type="float">
            <text:p>0.11</text:p>
          </table:table-cell>
          <table:table-cell table:style-name="ce169" office:value-type="time" office:time-value="PT09H21M00S" calcext:value-type="time">
            <text:p>0.389583333333333</text:p>
          </table:table-cell>
          <table:table-cell table:style-name="ce173" office:value-type="date" office:date-value="2013-12-18" calcext:value-type="date">
            <text:p>41626</text:p>
          </table:table-cell>
          <table:table-cell table:style-name="ce11"/>
          <table:table-cell table:style-name="ce162" table:formula="of:=[.O54]+[.J55]" office:value-type="float" office:value="0" calcext:value-type="float">
            <text:p/>
          </table:table-cell>
          <table:table-cell table:style-name="ce183" table:formula="of:=1+[.O55]/([.C55]+0)" office:value-type="float" office:value="1" calcext:value-type="float">
            <text:p/>
          </table:table-cell>
          <table:table-cell table:style-name="ce189" table:formula="of:=-[.O55]-[.C55]" office:value-type="float" office:value="-0.2344293" calcext:value-type="float">
            <text:p/>
          </table:table-cell>
          <table:table-cell table:style-name="ce11"/>
          <table:table-cell table:style-name="ce196" table:formula="of:=-[.J55]+[.S54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55]/(ABS([.O55])*[.H55]*[.$V$6])" office:value-type="string" office:string-value="" calcext:value-type="error">
            <text:p/>
          </table:table-cell>
          <table:table-cell table:style-name="ce218" table:formula="of:=[.O55]*[.H55]/[.E55]" office:value-type="float" office:value="0" calcext:value-type="float">
            <text:p/>
          </table:table-cell>
          <table:table-cell table:style-name="ce182" table:formula="of:=([.E55]*[.$W$6]-ABS([.S55])*[.H55])/[.H55]" office:value-type="float" office:value="0.631909688513513" calcext:value-type="float">
            <text:p/>
          </table:table-cell>
          <table:table-cell table:style-name="ce11"/>
          <table:table-cell table:style-name="ce134" table:formula="of:=[.H55]*(-[.$AA$6]*0.01+[.P55])/[.P55]" office:value-type="float" office:value="543.9" calcext:value-type="float">
            <text:p/>
          </table:table-cell>
          <table:table-cell table:style-name="ce229" table:formula="of:=([.H55]-[.I55])*[.Q55]/[.E55]*100" office:value-type="float" office:value="-92.746362439649" calcext:value-type="float">
            <text:p/>
          </table:table-cell>
          <table:table-cell table:style-name="ce237" table:formula="of:=[.E55]*[.$AA$6]*0.01/([.H55]-[.I55])" office:value-type="float" office:value="0.00505527750810811" calcext:value-type="float">
            <text:p/>
          </table:table-cell>
          <table:table-cell table:style-name="ce247" table:formula="of:=IF([.H55]=&quot;&quot;;&quot;&quot;;[.H55]-0.01*[.$AC$6]*[.AG55]/[.O55])" office:value-type="string" office:string-value="" calcext:value-type="error">
            <text:p/>
          </table:table-cell>
          <table:table-cell table:style-name="ce11"/>
          <table:table-cell table:style-name="ce255" table:formula="of:=IFERROR(IF(SIGN([.O55])+SIGN([.O54])=0;[.H55];([.H55]*[.J55]+[.AE54]*[.O54])/[.O55]);0)" office:value-type="float" office:value="555" calcext:value-type="float">
            <text:p/>
          </table:table-cell>
          <table:table-cell table:style-name="ce264" table:formula="of:=IF([.H55]=0;0;-([.H54]-[.H55])*[.O54])" office:value-type="float" office:value="-0" calcext:value-type="float">
            <text:p/>
          </table:table-cell>
          <table:table-cell table:style-name="ce268" table:formula="of:=[.AF55]+[.AG54]-[.AH54]" office:value-type="float" office:value="0" calcext:value-type="float">
            <text:p/>
          </table:table-cell>
          <table:table-cell table:style-name="ce274" table:formula="of:=IF(OR([.O55]=0;SIGN([.O55])+SIGN([.O54])=0);(-[.H55]+[.AE54])*-[.O54];0)" office:value-type="float" office:value="0" calcext:value-type="float">
            <text:p/>
          </table:table-cell>
          <table:table-cell table:style-name="ce283" table:formula="of:=[.AG55]/([.E55]-[.AG5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2344293" calcext:value-type="float">
            <text:p>0.2344293</text:p>
          </table:table-cell>
          <table:table-cell table:style-name="ce308" office:value-type="float" office:value="10.17568935" calcext:value-type="float">
            <text:p>10.17568935</text:p>
          </table:table-cell>
          <table:table-cell table:style-name="ce11"/>
          <table:table-cell table:style-name="ce311" table:number-matrix-columns-spanned="1" table:number-matrix-rows-spanned="1" table:formula="of:=SUM(IF([.$F$10:.$F55]*ABS(SIGN([.$J$10:.$J55]))&gt;0;1;0))/SUM(IF([.$F$10:.$F55]*ABS(SIGN([.$J$10:.$J55]))&lt;&gt;0;1;0))" office:value-type="float" office:value="0.404761904761905" calcext:value-type="float">
            <text:p/>
          </table:table-cell>
          <table:table-cell table:style-name="ce15" table:number-matrix-columns-spanned="1" table:number-matrix-rows-spanned="1" table:formula="of:=-SUM(IF([.$F$10:.$F55]*ABS(SIGN([.$J$10:.$J55]))&lt;0;[.$F$10:.$F55];0))/SUM(IF([.$F$10:.$F55]*ABS(SIGN([.$J$10:.$J55]))&lt;0;1;0))" office:value-type="float" office:value="1.27305088356317" calcext:value-type="float">
            <text:p/>
          </table:table-cell>
          <table:table-cell table:style-name="ce15" table:number-matrix-columns-spanned="1" table:number-matrix-rows-spanned="1" table:formula="of:=SUM(IF([.$F$10:.$F55]*ABS(SIGN([.$J$10:.$J55]))&gt;0;[.$F$10:.$F55];0))/SUM(IF([.$F$10:.$F55]*ABS(SIGN([.$J$10:.$J55]))&gt;0;1;0))/[.AS55]" office:value-type="float" office:value="5.52251214797234" calcext:value-type="float">
            <text:p/>
          </table:table-cell>
          <table:table-cell table:style-name="ce11"/>
          <table:table-cell table:style-name="ce321" table:formula="of:=-62+0.95" office:value-type="float" office:value="-61.05" calcext:value-type="float">
            <text:p/>
          </table:table-cell>
          <table:table-cell table:style-name="ce327" table:formula="of:=IF([.AV55]&lt;&gt;&quot;&quot;;[.AW54]-[.AV55];[.AW54])-[.K55]*[.H55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6]=&quot;&quot;;[.C55]+[.K56]+[.B56];[.AO56])" office:value-type="float" office:value="0.2344293" calcext:value-type="float">
            <text:p/>
          </table:table-cell>
          <table:table-cell table:style-name="ce41" table:formula="of:=IF([.AP56]&lt;&gt;&quot;&quot;;[.AP56];[.D55]+[.AV56])" office:value-type="float" office:value="10.01938935" calcext:value-type="float">
            <text:p/>
          </table:table-cell>
          <table:table-cell table:style-name="ce50" table:formula="of:=IF([.H56]=0;&quot;&quot;;[.D56]+[.C56]*[.H56]+[.AW56]+[.AG56]-[.AH56])" office:value-type="float" office:value="132.15705465" calcext:value-type="float">
            <text:p/>
          </table:table-cell>
          <table:table-cell table:style-name="ce100" table:formula="of:=100*IF([.L56]=0;0;[.E56]/[.E55]-1)" office:value-type="float" office:value="-5.79317601960738" calcext:value-type="float">
            <text:p/>
          </table:table-cell>
          <table:table-cell table:style-name="ce11"/>
          <table:table-cell table:style-name="ce138" office:value-type="float" office:value="521" calcext:value-type="float">
            <text:p>521</text:p>
          </table:table-cell>
          <table:table-cell table:style-name="ce143"/>
          <table:table-cell table:style-name="ce156" office:value-type="float" office:value="-0.25" calcext:value-type="float">
            <text:p>-0.25</text:p>
          </table:table-cell>
          <table:table-cell table:style-name="ce161"/>
          <table:table-cell table:style-name="ce169" office:value-type="time" office:time-value="PT10H21M00S" calcext:value-type="time">
            <text:p>0.43125</text:p>
          </table:table-cell>
          <table:table-cell table:style-name="ce173" office:value-type="date" office:date-value="2013-12-18" calcext:value-type="date">
            <text:p>41626</text:p>
          </table:table-cell>
          <table:table-cell table:style-name="ce11"/>
          <table:table-cell table:style-name="ce162" table:formula="of:=[.O55]+[.J56]" office:value-type="float" office:value="-0.25" calcext:value-type="float">
            <text:p/>
          </table:table-cell>
          <table:table-cell table:style-name="ce183" table:formula="of:=1+[.O56]/([.C56]+0)" office:value-type="float" office:value="-0.0664195985740692" calcext:value-type="float">
            <text:p/>
          </table:table-cell>
          <table:table-cell table:style-name="ce189" table:formula="of:=-[.O56]-[.C56]" office:value-type="float" office:value="0.0155707" calcext:value-type="float">
            <text:p/>
          </table:table-cell>
          <table:table-cell table:style-name="ce11"/>
          <table:table-cell table:style-name="ce196" table:formula="of:=-[.J56]+[.S55]" office:value-type="float" office:value="0.25" calcext:value-type="float">
            <text:p/>
          </table:table-cell>
          <table:table-cell table:style-name="ce204"/>
          <table:table-cell table:style-name="ce211"/>
          <table:table-cell table:style-name="ce214" table:formula="of:=[.E56]/(ABS([.O56])*[.H56]*[.$V$6])" office:value-type="float" office:value="10.1464149443378" calcext:value-type="float">
            <text:p/>
          </table:table-cell>
          <table:table-cell table:style-name="ce218" table:formula="of:=[.O56]*[.H56]/[.E56]" office:value-type="float" office:value="-0.98556978547191" calcext:value-type="float">
            <text:p/>
          </table:table-cell>
          <table:table-cell table:style-name="ce182" table:formula="of:=([.E56]*[.$W$6]-ABS([.S56])*[.H56])/[.H56]" office:value-type="float" office:value="0.384150934021113" calcext:value-type="float">
            <text:p/>
          </table:table-cell>
          <table:table-cell table:style-name="ce11"/>
          <table:table-cell table:style-name="ce134" table:formula="of:=[.H56]*(-[.$AA$6]*0.01+[.P56])/[.P56]" office:value-type="float" office:value="677.881405845594" calcext:value-type="float">
            <text:p/>
          </table:table-cell>
          <table:table-cell table:style-name="ce229" table:formula="of:=([.H56]-[.I56])*[.Q56]/[.E56]*100" office:value-type="float" office:value="6.13840458345899" calcext:value-type="float">
            <text:p/>
          </table:table-cell>
          <table:table-cell table:style-name="ce237" table:formula="of:=[.E56]*[.$AA$6]*0.01/([.H56]-[.I56])" office:value-type="float" office:value="0.00507320747216891" calcext:value-type="float">
            <text:p/>
          </table:table-cell>
          <table:table-cell table:style-name="ce247" table:formula="of:=IF([.H56]=&quot;&quot;;&quot;&quot;;[.H56]-0.01*[.$AC$6]*[.AG56]/[.O56])" office:value-type="float" office:value="521" calcext:value-type="float">
            <text:p/>
          </table:table-cell>
          <table:table-cell table:style-name="ce11"/>
          <table:table-cell table:style-name="ce255" table:formula="of:=IFERROR(IF(SIGN([.O56])+SIGN([.O55])=0;[.H56];([.H56]*[.J56]+[.AE55]*[.O55])/[.O56]);0)" office:value-type="float" office:value="521" calcext:value-type="float">
            <text:p/>
          </table:table-cell>
          <table:table-cell table:style-name="ce264" table:formula="of:=IF([.H56]=0;0;-([.H55]-[.H56])*[.O55])" office:value-type="float" office:value="-0" calcext:value-type="float">
            <text:p/>
          </table:table-cell>
          <table:table-cell table:style-name="ce268" table:formula="of:=[.AF56]+[.AG55]-[.AH55]" office:value-type="float" office:value="0" calcext:value-type="float">
            <text:p/>
          </table:table-cell>
          <table:table-cell table:style-name="ce274" table:formula="of:=IF(OR([.O56]=0;SIGN([.O56])+SIGN([.O55])=0);(-[.H56]+[.AE55])*-[.O55];0)" office:value-type="float" office:value="0" calcext:value-type="float">
            <text:p/>
          </table:table-cell>
          <table:table-cell table:style-name="ce283" table:formula="of:=[.AG56]/([.E56]-[.AG56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0.01938935" calcext:value-type="float">
            <text:p>10.01938935</text:p>
          </table:table-cell>
          <table:table-cell table:style-name="ce11"/>
          <table:table-cell table:style-name="ce311" table:number-matrix-columns-spanned="1" table:number-matrix-rows-spanned="1" table:formula="of:=SUM(IF([.$F$10:.$F56]*ABS(SIGN([.$J$10:.$J56]))&gt;0;1;0))/SUM(IF([.$F$10:.$F56]*ABS(SIGN([.$J$10:.$J56]))&lt;&gt;0;1;0))" office:value-type="float" office:value="0.395348837209302" calcext:value-type="float">
            <text:p/>
          </table:table-cell>
          <table:table-cell table:style-name="ce15" table:number-matrix-columns-spanned="1" table:number-matrix-rows-spanned="1" table:formula="of:=-SUM(IF([.$F$10:.$F56]*ABS(SIGN([.$J$10:.$J56]))&lt;0;[.$F$10:.$F56];0))/SUM(IF([.$F$10:.$F56]*ABS(SIGN([.$J$10:.$J56]))&lt;0;1;0))" office:value-type="float" office:value="1.4469018503341" calcext:value-type="float">
            <text:p/>
          </table:table-cell>
          <table:table-cell table:style-name="ce15" table:number-matrix-columns-spanned="1" table:number-matrix-rows-spanned="1" table:formula="of:=SUM(IF([.$F$10:.$F56]*ABS(SIGN([.$J$10:.$J56]))&gt;0;[.$F$10:.$F56];0))/SUM(IF([.$F$10:.$F56]*ABS(SIGN([.$J$10:.$J56]))&gt;0;1;0))/[.AS56]" office:value-type="float" office:value="4.85896052164226" calcext:value-type="float">
            <text:p/>
          </table:table-cell>
          <table:table-cell table:style-name="ce11"/>
          <table:table-cell table:style-name="ce321"/>
          <table:table-cell table:style-name="ce327" table:formula="of:=IF([.AV56]&lt;&gt;&quot;&quot;;[.AW55]-[.AV56];[.AW55])-[.K56]*[.H56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7]=&quot;&quot;;[.C56]+[.K57]+[.B57];[.AO57])" office:value-type="float" office:value="0.2344293" calcext:value-type="float">
            <text:p/>
          </table:table-cell>
          <table:table-cell table:style-name="ce41" table:formula="of:=IF([.AP57]&lt;&gt;&quot;&quot;;[.AP57];[.D56]+[.AV57])" office:value-type="float" office:value="9.89098935" calcext:value-type="float">
            <text:p/>
          </table:table-cell>
          <table:table-cell table:style-name="ce50" table:formula="of:=IF([.H57]=0;&quot;&quot;;[.D57]+[.C57]*[.H57]+[.AW57]+[.AG57]-[.AH57])" office:value-type="float" office:value="131.81066485" calcext:value-type="float">
            <text:p/>
          </table:table-cell>
          <table:table-cell table:style-name="ce101" table:formula="of:=100*IF([.L57]=0;0;[.E57]/[.E56]-1)" office:value-type="float" office:value="-0.262104660940998" calcext:value-type="float">
            <text:p/>
          </table:table-cell>
          <table:table-cell table:style-name="ce11"/>
          <table:table-cell table:style-name="ce138" office:value-type="float" office:value="535" calcext:value-type="float">
            <text:p>535</text:p>
          </table:table-cell>
          <table:table-cell table:style-name="ce143" office:value-type="float" office:value="545" calcext:value-type="float">
            <text:p>545</text:p>
          </table:table-cell>
          <table:table-cell table:style-name="ce156" office:value-type="float" office:value="-0.2" calcext:value-type="float">
            <text:p>-0.2</text:p>
          </table:table-cell>
          <table:table-cell table:style-name="ce161"/>
          <table:table-cell table:style-name="ce169" office:value-type="time" office:time-value="PT10H30M00S" calcext:value-type="time">
            <text:p>0.4375</text:p>
          </table:table-cell>
          <table:table-cell table:style-name="ce173" office:value-type="date" office:date-value="2013-12-18" calcext:value-type="date">
            <text:p>41626</text:p>
          </table:table-cell>
          <table:table-cell table:style-name="ce11"/>
          <table:table-cell table:style-name="ce162" table:formula="of:=[.O56]+[.J57]" office:value-type="float" office:value="-0.45" calcext:value-type="float">
            <text:p/>
          </table:table-cell>
          <table:table-cell table:style-name="ce183" table:formula="of:=1+[.O57]/([.C57]+0)" office:value-type="float" office:value="-0.919555277433324" calcext:value-type="float">
            <text:p/>
          </table:table-cell>
          <table:table-cell table:style-name="ce189" table:formula="of:=-[.O57]-[.C57]" office:value-type="float" office:value="0.2155707" calcext:value-type="float">
            <text:p/>
          </table:table-cell>
          <table:table-cell table:style-name="ce11"/>
          <table:table-cell table:style-name="ce196" table:formula="of:=-[.J57]+[.S56]" office:value-type="float" office:value="0.45" calcext:value-type="float">
            <text:p/>
          </table:table-cell>
          <table:table-cell table:style-name="ce204"/>
          <table:table-cell table:style-name="ce211"/>
          <table:table-cell table:style-name="ce214" table:formula="of:=[.E57]/(ABS([.O57])*[.H57]*[.$V$6])" office:value-type="float" office:value="5.47500165524403" calcext:value-type="float">
            <text:p/>
          </table:table-cell>
          <table:table-cell table:style-name="ce218" table:formula="of:=[.O57]*[.H57]/[.E57]" office:value-type="float" office:value="-1.82648346606834" calcext:value-type="float">
            <text:p/>
          </table:table-cell>
          <table:table-cell table:style-name="ce182" table:formula="of:=([.E57]*[.$W$6]-ABS([.S57])*[.H57])/[.H57]" office:value-type="float" office:value="0.165937686214953" calcext:value-type="float">
            <text:p/>
          </table:table-cell>
          <table:table-cell table:style-name="ce11"/>
          <table:table-cell table:style-name="ce134" table:formula="of:=[.H57]*(-[.$AA$6]*0.01+[.P57])/[.P57]" office:value-type="float" office:value="546.636059585092" calcext:value-type="float">
            <text:p/>
          </table:table-cell>
          <table:table-cell table:style-name="ce229" table:formula="of:=([.H57]-[.I57])*[.Q57]/[.E57]*100" office:value-type="float" office:value="-1.6354571934321" calcext:value-type="float">
            <text:p/>
          </table:table-cell>
          <table:table-cell table:style-name="ce237" table:formula="of:=[.E57]*[.$AA$6]*0.01/([.H57]-[.I57])" office:value-type="float" office:value="-0.2636213297" calcext:value-type="float">
            <text:p/>
          </table:table-cell>
          <table:table-cell table:style-name="ce247" table:formula="of:=IF([.H57]=&quot;&quot;;&quot;&quot;;[.H57]-0.01*[.$AC$6]*[.AG57]/[.O57])" office:value-type="float" office:value="534.222222222222" calcext:value-type="float">
            <text:p/>
          </table:table-cell>
          <table:table-cell table:style-name="ce11"/>
          <table:table-cell table:style-name="ce255" table:formula="of:=IFERROR(IF(SIGN([.O57])+SIGN([.O56])=0;[.H57];([.H57]*[.J57]+[.AE56]*[.O56])/[.O57]);0)" office:value-type="float" office:value="527.222222222222" calcext:value-type="float">
            <text:p/>
          </table:table-cell>
          <table:table-cell table:style-name="ce264" table:formula="of:=IF([.H57]=0;0;-([.H56]-[.H57])*[.O56])" office:value-type="float" office:value="-3.5" calcext:value-type="float">
            <text:p/>
          </table:table-cell>
          <table:table-cell table:style-name="ce268" table:formula="of:=[.AF57]+[.AG56]-[.AH56]" office:value-type="float" office:value="-3.5" calcext:value-type="float">
            <text:p/>
          </table:table-cell>
          <table:table-cell table:style-name="ce274" table:formula="of:=IF(OR([.O57]=0;SIGN([.O57])+SIGN([.O56])=0);(-[.H57]+[.AE56])*-[.O56];0)" office:value-type="float" office:value="0" calcext:value-type="float">
            <text:p/>
          </table:table-cell>
          <table:table-cell table:style-name="ce283" table:formula="of:=[.AG57]/([.E57]-[.AG57])" office:value-type="float" office:value="-0.0258664016164577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9.89098935" calcext:value-type="float">
            <text:p>9.89098935</text:p>
          </table:table-cell>
          <table:table-cell table:style-name="ce11"/>
          <table:table-cell table:style-name="ce311" table:number-matrix-columns-spanned="1" table:number-matrix-rows-spanned="1" table:formula="of:=SUM(IF([.$F$10:.$F57]*ABS(SIGN([.$J$10:.$J57]))&gt;0;1;0))/SUM(IF([.$F$10:.$F57]*ABS(SIGN([.$J$10:.$J57]))&lt;&gt;0;1;0))" office:value-type="float" office:value="0.386363636363636" calcext:value-type="float">
            <text:p/>
          </table:table-cell>
          <table:table-cell table:style-name="ce15" table:number-matrix-columns-spanned="1" table:number-matrix-rows-spanned="1" table:formula="of:=-SUM(IF([.$F$10:.$F57]*ABS(SIGN([.$J$10:.$J57]))&lt;0;[.$F$10:.$F57];0))/SUM(IF([.$F$10:.$F57]*ABS(SIGN([.$J$10:.$J57]))&lt;0;1;0))" office:value-type="float" office:value="1.40302047294917" calcext:value-type="float">
            <text:p/>
          </table:table-cell>
          <table:table-cell table:style-name="ce15" table:number-matrix-columns-spanned="1" table:number-matrix-rows-spanned="1" table:formula="of:=SUM(IF([.$F$10:.$F57]*ABS(SIGN([.$J$10:.$J57]))&gt;0;[.$F$10:.$F57];0))/SUM(IF([.$F$10:.$F57]*ABS(SIGN([.$J$10:.$J57]))&gt;0;1;0))/[.AS57]" office:value-type="float" office:value="5.01093113394592" calcext:value-type="float">
            <text:p/>
          </table:table-cell>
          <table:table-cell table:style-name="ce11"/>
          <table:table-cell table:style-name="ce321"/>
          <table:table-cell table:style-name="ce327" table:formula="of:=IF([.AV57]&lt;&gt;&quot;&quot;;[.AW56]-[.AV57];[.AW56])-[.K57]*[.H57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8]=&quot;&quot;;[.C57]+[.K58]+[.B58];[.AO58])" office:value-type="float" office:value="0.2344293" calcext:value-type="float">
            <text:p/>
          </table:table-cell>
          <table:table-cell table:style-name="ce41" table:formula="of:=IF([.AP58]&lt;&gt;&quot;&quot;;[.AP58];[.D57]+[.AV58])" office:value-type="float" office:value="10.06411435" calcext:value-type="float">
            <text:p/>
          </table:table-cell>
          <table:table-cell table:style-name="ce50" table:formula="of:=IF([.H58]=0;&quot;&quot;;[.D58]+[.C58]*[.H58]+[.AW58]+[.AG58]-[.AH58])" office:value-type="float" office:value="133.13949685" calcext:value-type="float">
            <text:p/>
          </table:table-cell>
          <table:table-cell table:style-name="ce102" table:formula="of:=100*IF([.L58]=0;0;[.E58]/[.E57]-1)" office:value-type="float" office:value="1.00813693756285" calcext:value-type="float">
            <text:p/>
          </table:table-cell>
          <table:table-cell table:style-name="ce11"/>
          <table:table-cell table:style-name="ce138" office:value-type="float" office:value="525" calcext:value-type="float">
            <text:p>525</text:p>
          </table:table-cell>
          <table:table-cell table:style-name="ce143"/>
          <table:table-cell table:style-name="ce156" office:value-type="float" office:value="0.45" calcext:value-type="float">
            <text:p>0.45</text:p>
          </table:table-cell>
          <table:table-cell table:style-name="ce161"/>
          <table:table-cell table:style-name="ce169" office:value-type="time" office:time-value="PT10H50M00S" calcext:value-type="time">
            <text:p>0.451388888888889</text:p>
          </table:table-cell>
          <table:table-cell table:style-name="ce173" office:value-type="date" office:date-value="2013-12-18" calcext:value-type="date">
            <text:p>41626</text:p>
          </table:table-cell>
          <table:table-cell table:style-name="ce11"/>
          <table:table-cell table:style-name="ce162" table:formula="of:=[.O57]+[.J58]" office:value-type="float" office:value="0" calcext:value-type="float">
            <text:p/>
          </table:table-cell>
          <table:table-cell table:style-name="ce183" table:formula="of:=1+[.O58]/([.C58]+0)" office:value-type="float" office:value="1" calcext:value-type="float">
            <text:p/>
          </table:table-cell>
          <table:table-cell table:style-name="ce189" table:formula="of:=-[.O58]-[.C58]" office:value-type="float" office:value="-0.2344293" calcext:value-type="float">
            <text:p/>
          </table:table-cell>
          <table:table-cell table:style-name="ce11"/>
          <table:table-cell table:style-name="ce196" table:formula="of:=-[.J58]+[.S57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58]/(ABS([.O58])*[.H58]*[.$V$6])" office:value-type="string" office:string-value="" calcext:value-type="error">
            <text:p/>
          </table:table-cell>
          <table:table-cell table:style-name="ce218" table:formula="of:=[.O58]*[.H58]/[.E58]" office:value-type="float" office:value="0" calcext:value-type="float">
            <text:p/>
          </table:table-cell>
          <table:table-cell table:style-name="ce182" table:formula="of:=([.E58]*[.$W$6]-ABS([.S58])*[.H58])/[.H58]" office:value-type="float" office:value="0.633997604047619" calcext:value-type="float">
            <text:p/>
          </table:table-cell>
          <table:table-cell table:style-name="ce11"/>
          <table:table-cell table:style-name="ce134" table:formula="of:=[.H58]*(-[.$AA$6]*0.01+[.P58])/[.P58]" office:value-type="float" office:value="514.5" calcext:value-type="float">
            <text:p/>
          </table:table-cell>
          <table:table-cell table:style-name="ce229" table:formula="of:=([.H58]-[.I58])*[.Q58]/[.E58]*100" office:value-type="float" office:value="-92.4409250537137" calcext:value-type="float">
            <text:p/>
          </table:table-cell>
          <table:table-cell table:style-name="ce237" table:formula="of:=[.E58]*[.$AA$6]*0.01/([.H58]-[.I58])" office:value-type="float" office:value="0.00507198083238095" calcext:value-type="float">
            <text:p/>
          </table:table-cell>
          <table:table-cell table:style-name="ce247" table:formula="of:=IF([.H58]=&quot;&quot;;&quot;&quot;;[.H58]-0.01*[.$AC$6]*[.AG58]/[.O58])" office:value-type="string" office:string-value="" calcext:value-type="error">
            <text:p/>
          </table:table-cell>
          <table:table-cell table:style-name="ce11"/>
          <table:table-cell table:style-name="ce255" table:formula="of:=IFERROR(IF(SIGN([.O58])+SIGN([.O57])=0;[.H58];([.H58]*[.J58]+[.AE57]*[.O57])/[.O58]);0)" office:value-type="float" office:value="0" calcext:value-type="float">
            <text:p/>
          </table:table-cell>
          <table:table-cell table:style-name="ce264" table:formula="of:=IF([.H58]=0;0;-([.H57]-[.H58])*[.O57])" office:value-type="float" office:value="4.5" calcext:value-type="float">
            <text:p/>
          </table:table-cell>
          <table:table-cell table:style-name="ce268" table:formula="of:=[.AF58]+[.AG57]-[.AH57]" office:value-type="float" office:value="1" calcext:value-type="float">
            <text:p/>
          </table:table-cell>
          <table:table-cell table:style-name="ce274" table:formula="of:=IF(OR([.O58]=0;SIGN([.O58])+SIGN([.O57])=0);(-[.H58]+[.AE57])*-[.O57];0)" office:value-type="float" office:value="0.999999999999977" calcext:value-type="float">
            <text:p/>
          </table:table-cell>
          <table:table-cell table:style-name="ce283" table:formula="of:=[.AG58]/([.E58]-[.AG58])" office:value-type="float" office:value="0.00756776000997767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0.06411435" calcext:value-type="float">
            <text:p>10.06411435</text:p>
          </table:table-cell>
          <table:table-cell table:style-name="ce11"/>
          <table:table-cell table:style-name="ce311" table:number-matrix-columns-spanned="1" table:number-matrix-rows-spanned="1" table:formula="of:=SUM(IF([.$F$10:.$F58]*ABS(SIGN([.$J$10:.$J58]))&gt;0;1;0))/SUM(IF([.$F$10:.$F58]*ABS(SIGN([.$J$10:.$J58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58]*ABS(SIGN([.$J$10:.$J58]))&lt;0;[.$F$10:.$F58];0))/SUM(IF([.$F$10:.$F58]*ABS(SIGN([.$J$10:.$J58]))&lt;0;1;0))" office:value-type="float" office:value="1.40302047294917" calcext:value-type="float">
            <text:p/>
          </table:table-cell>
          <table:table-cell table:style-name="ce15" table:number-matrix-columns-spanned="1" table:number-matrix-rows-spanned="1" table:formula="of:=SUM(IF([.$F$10:.$F58]*ABS(SIGN([.$J$10:.$J58]))&gt;0;[.$F$10:.$F58];0))/SUM(IF([.$F$10:.$F58]*ABS(SIGN([.$J$10:.$J58]))&gt;0;1;0))/[.AS58]" office:value-type="float" office:value="4.77246537984158" calcext:value-type="float">
            <text:p/>
          </table:table-cell>
          <table:table-cell table:style-name="ce11"/>
          <table:table-cell table:style-name="ce321"/>
          <table:table-cell table:style-name="ce327" table:formula="of:=IF([.AV58]&lt;&gt;&quot;&quot;;[.AW57]-[.AV58];[.AW57])-[.K58]*[.H58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59]=&quot;&quot;;[.C58]+[.K59]+[.B59];[.AO59])" office:value-type="float" office:value="0.2344293" calcext:value-type="float">
            <text:p/>
          </table:table-cell>
          <table:table-cell table:style-name="ce41" table:formula="of:=IF([.AP59]&lt;&gt;&quot;&quot;;[.AP59];[.D58]+[.AV59])" office:value-type="float" office:value="10.00291435" calcext:value-type="float">
            <text:p/>
          </table:table-cell>
          <table:table-cell table:style-name="ce50" table:formula="of:=IF([.H59]=0;&quot;&quot;;[.D59]+[.C59]*[.H59]+[.AW59]+[.AG59]-[.AH59])" office:value-type="float" office:value="129.56185735" calcext:value-type="float">
            <text:p/>
          </table:table-cell>
          <table:table-cell table:style-name="ce103" table:formula="of:=100*IF([.L59]=0;0;[.E59]/[.E58]-1)" office:value-type="float" office:value="-2.68713611260729" calcext:value-type="float">
            <text:p/>
          </table:table-cell>
          <table:table-cell table:style-name="ce11"/>
          <table:table-cell table:style-name="ce138" office:value-type="float" office:value="510" calcext:value-type="float">
            <text:p>510</text:p>
          </table:table-cell>
          <table:table-cell table:style-name="ce143" office:value-type="float" office:value="500" calcext:value-type="float">
            <text:p>500</text:p>
          </table:table-cell>
          <table:table-cell table:style-name="ce156" office:value-type="float" office:value="0.1" calcext:value-type="float">
            <text:p>0.1</text:p>
          </table:table-cell>
          <table:table-cell table:style-name="ce161"/>
          <table:table-cell table:style-name="ce169" office:value-type="time" office:time-value="PT11H39M00S" calcext:value-type="time">
            <text:p>0.485416666666667</text:p>
          </table:table-cell>
          <table:table-cell table:style-name="ce173" office:value-type="date" office:date-value="2013-12-18" calcext:value-type="date">
            <text:p>41626</text:p>
          </table:table-cell>
          <table:table-cell table:style-name="ce11"/>
          <table:table-cell table:style-name="ce162" table:formula="of:=[.O58]+[.J59]" office:value-type="float" office:value="0.1" calcext:value-type="float">
            <text:p/>
          </table:table-cell>
          <table:table-cell table:style-name="ce183" table:formula="of:=1+[.O59]/([.C59]+0)" office:value-type="float" office:value="1.42656783942963" calcext:value-type="float">
            <text:p/>
          </table:table-cell>
          <table:table-cell table:style-name="ce189" table:formula="of:=-[.O59]-[.C59]" office:value-type="float" office:value="-0.3344293" calcext:value-type="float">
            <text:p/>
          </table:table-cell>
          <table:table-cell table:style-name="ce11"/>
          <table:table-cell table:style-name="ce196" table:formula="of:=-[.J59]+[.S58]" office:value-type="float" office:value="-0.1" calcext:value-type="float">
            <text:p/>
          </table:table-cell>
          <table:table-cell table:style-name="ce204"/>
          <table:table-cell table:style-name="ce211"/>
          <table:table-cell table:style-name="ce214" table:formula="of:=[.E59]/(ABS([.O59])*[.H59]*[.$V$6])" office:value-type="float" office:value="25.404285754902" calcext:value-type="float">
            <text:p/>
          </table:table-cell>
          <table:table-cell table:style-name="ce218" table:formula="of:=[.O59]*[.H59]/[.E59]" office:value-type="float" office:value="0.3936343692745" calcext:value-type="float">
            <text:p/>
          </table:table-cell>
          <table:table-cell table:style-name="ce182" table:formula="of:=([.E59]*[.$W$6]-ABS([.S59])*[.H59])/[.H59]" office:value-type="float" office:value="0.535107143872549" calcext:value-type="float">
            <text:p/>
          </table:table-cell>
          <table:table-cell table:style-name="ce11"/>
          <table:table-cell table:style-name="ce138" table:formula="of:=[.H59]*(-[.$AA$6]*0.01+[.P59])/[.P59]" office:value-type="float" office:value="502.849971997071" calcext:value-type="float">
            <text:p/>
          </table:table-cell>
          <table:table-cell table:style-name="ce229" table:formula="of:=([.H59]-[.I59])*[.Q59]/[.E59]*100" office:value-type="float" office:value="-2.58123267789044" calcext:value-type="float">
            <text:p/>
          </table:table-cell>
          <table:table-cell table:style-name="ce237" table:formula="of:=[.E59]*[.$AA$6]*0.01/([.H59]-[.I59])" office:value-type="float" office:value="0.2591237147" calcext:value-type="float">
            <text:p/>
          </table:table-cell>
          <table:table-cell table:style-name="ce247" table:formula="of:=IF([.H59]=&quot;&quot;;&quot;&quot;;[.H59]-0.01*[.$AC$6]*[.AG59]/[.O59])" office:value-type="float" office:value="510" calcext:value-type="float">
            <text:p/>
          </table:table-cell>
          <table:table-cell table:style-name="ce11"/>
          <table:table-cell table:style-name="ce255" table:formula="of:=IFERROR(IF(SIGN([.O59])+SIGN([.O58])=0;[.H59];([.H59]*[.J59]+[.AE58]*[.O58])/[.O59]);0)" office:value-type="float" office:value="510" calcext:value-type="float">
            <text:p/>
          </table:table-cell>
          <table:table-cell table:style-name="ce264" table:formula="of:=IF([.H59]=0;0;-([.H58]-[.H59])*[.O58])" office:value-type="float" office:value="-0" calcext:value-type="float">
            <text:p/>
          </table:table-cell>
          <table:table-cell table:style-name="ce268" table:formula="of:=[.AF59]+[.AG58]-[.AH58]" office:value-type="float" office:value="0.0000000000000227595720048157" calcext:value-type="float">
            <text:p/>
          </table:table-cell>
          <table:table-cell table:style-name="ce274" table:formula="of:=IF(OR([.O59]=0;SIGN([.O59])+SIGN([.O58])=0);(-[.H59]+[.AE58])*-[.O58];0)" office:value-type="float" office:value="0" calcext:value-type="float">
            <text:p/>
          </table:table-cell>
          <table:table-cell table:style-name="ce283" table:formula="of:=[.AG59]/([.E59]-[.AG59])" office:value-type="float" office:value="1.75665681785749E-016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0.00291435" calcext:value-type="float">
            <text:p>10.00291435</text:p>
          </table:table-cell>
          <table:table-cell table:style-name="ce11"/>
          <table:table-cell table:style-name="ce311" table:number-matrix-columns-spanned="1" table:number-matrix-rows-spanned="1" table:formula="of:=SUM(IF([.$F$10:.$F59]*ABS(SIGN([.$J$10:.$J59]))&gt;0;1;0))/SUM(IF([.$F$10:.$F59]*ABS(SIGN([.$J$10:.$J59]))&lt;&gt;0;1;0))" office:value-type="float" office:value="0.391304347826087" calcext:value-type="float">
            <text:p/>
          </table:table-cell>
          <table:table-cell table:style-name="ce15" table:number-matrix-columns-spanned="1" table:number-matrix-rows-spanned="1" table:formula="of:=-SUM(IF([.$F$10:.$F59]*ABS(SIGN([.$J$10:.$J59]))&lt;0;[.$F$10:.$F59];0))/SUM(IF([.$F$10:.$F59]*ABS(SIGN([.$J$10:.$J59]))&lt;0;1;0))" office:value-type="float" office:value="1.4488817457941" calcext:value-type="float">
            <text:p/>
          </table:table-cell>
          <table:table-cell table:style-name="ce15" table:number-matrix-columns-spanned="1" table:number-matrix-rows-spanned="1" table:formula="of:=SUM(IF([.$F$10:.$F59]*ABS(SIGN([.$J$10:.$J59]))&gt;0;[.$F$10:.$F59];0))/SUM(IF([.$F$10:.$F59]*ABS(SIGN([.$J$10:.$J59]))&gt;0;1;0))/[.AS59]" office:value-type="float" office:value="4.62140312954872" calcext:value-type="float">
            <text:p/>
          </table:table-cell>
          <table:table-cell table:style-name="ce11"/>
          <table:table-cell table:style-name="ce321"/>
          <table:table-cell table:style-name="ce327" table:formula="of:=IF([.AV59]&lt;&gt;&quot;&quot;;[.AW58]-[.AV59];[.AW58])-[.K59]*[.H59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0]=&quot;&quot;;[.C59]+[.K60]+[.B60];[.AO60])" office:value-type="float" office:value="0.2344293" calcext:value-type="float">
            <text:p/>
          </table:table-cell>
          <table:table-cell table:style-name="ce41" table:formula="of:=IF([.AP60]&lt;&gt;&quot;&quot;;[.AP60];[.D59]+[.AV60])" office:value-type="float" office:value="8.82791435" calcext:value-type="float">
            <text:p/>
          </table:table-cell>
          <table:table-cell table:style-name="ce50" table:formula="of:=IF([.H60]=0;&quot;&quot;;[.D60]+[.C60]*[.H60]+[.AW60]+[.AG60]-[.AH60])" office:value-type="float" office:value="126.04256435" calcext:value-type="float">
            <text:p/>
          </table:table-cell>
          <table:table-cell table:style-name="ce104" table:formula="of:=100*IF([.L60]=0;0;[.E60]/[.E59]-1)" office:value-type="float" office:value="-2.71630329479836" calcext:value-type="float">
            <text:p/>
          </table:table-cell>
          <table:table-cell table:style-name="ce11"/>
          <table:table-cell table:style-name="ce138" office:value-type="float" office:value="500" calcext:value-type="float">
            <text:p>500</text:p>
          </table:table-cell>
          <table:table-cell table:style-name="ce143"/>
          <table:table-cell table:style-name="ce156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11H42M00S" calcext:value-type="time">
            <text:p>0.4875</text:p>
          </table:table-cell>
          <table:table-cell table:style-name="ce173" office:value-type="date" office:date-value="2013-12-18" calcext:value-type="date">
            <text:p>41626</text:p>
          </table:table-cell>
          <table:table-cell table:style-name="ce11"/>
          <table:table-cell table:style-name="ce162" table:formula="of:=[.O59]+[.J60]" office:value-type="float" office:value="0" calcext:value-type="float">
            <text:p/>
          </table:table-cell>
          <table:table-cell table:style-name="ce183" table:formula="of:=1+[.O60]/([.C60]+0)" office:value-type="float" office:value="1" calcext:value-type="float">
            <text:p/>
          </table:table-cell>
          <table:table-cell table:style-name="ce189" table:formula="of:=-[.O60]-[.C60]" office:value-type="float" office:value="-0.2344293" calcext:value-type="float">
            <text:p/>
          </table:table-cell>
          <table:table-cell table:style-name="ce11"/>
          <table:table-cell table:style-name="ce196" table:formula="of:=-[.J60]+[.S59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60]/(ABS([.O60])*[.H60]*[.$V$6])" office:value-type="string" office:string-value="" calcext:value-type="error">
            <text:p/>
          </table:table-cell>
          <table:table-cell table:style-name="ce218" table:formula="of:=[.O60]*[.H60]/[.E60]" office:value-type="float" office:value="0" calcext:value-type="float">
            <text:p/>
          </table:table-cell>
          <table:table-cell table:style-name="ce182" table:formula="of:=([.E60]*[.$W$6]-ABS([.S60])*[.H60])/[.H60]" office:value-type="float" office:value="0.63021282175" calcext:value-type="float">
            <text:p/>
          </table:table-cell>
          <table:table-cell table:style-name="ce11"/>
          <table:table-cell table:style-name="ce138" table:formula="of:=[.H60]*(-[.$AA$6]*0.01+[.P60])/[.P60]" office:value-type="float" office:value="490" calcext:value-type="float">
            <text:p/>
          </table:table-cell>
          <table:table-cell table:style-name="ce229" table:formula="of:=([.H60]-[.I60])*[.Q60]/[.E60]*100" office:value-type="float" office:value="-92.9960847785623" calcext:value-type="float">
            <text:p/>
          </table:table-cell>
          <table:table-cell table:style-name="ce237" table:formula="of:=[.E60]*[.$AA$6]*0.01/([.H60]-[.I60])" office:value-type="float" office:value="0.005041702574" calcext:value-type="float">
            <text:p/>
          </table:table-cell>
          <table:table-cell table:style-name="ce247" table:formula="of:=IF([.H60]=&quot;&quot;;&quot;&quot;;[.H60]-0.01*[.$AC$6]*[.AG60]/[.O60])" office:value-type="string" office:string-value="" calcext:value-type="error">
            <text:p/>
          </table:table-cell>
          <table:table-cell table:style-name="ce11"/>
          <table:table-cell table:style-name="ce255" table:formula="of:=IFERROR(IF(SIGN([.O60])+SIGN([.O59])=0;[.H60];([.H60]*[.J60]+[.AE59]*[.O59])/[.O60]);0)" office:value-type="float" office:value="0" calcext:value-type="float">
            <text:p/>
          </table:table-cell>
          <table:table-cell table:style-name="ce264" table:formula="of:=IF([.H60]=0;0;-([.H59]-[.H60])*[.O59])" office:value-type="float" office:value="-1" calcext:value-type="float">
            <text:p/>
          </table:table-cell>
          <table:table-cell table:style-name="ce268" table:formula="of:=[.AF60]+[.AG59]-[.AH59]" office:value-type="float" office:value="-0.999999999999977" calcext:value-type="float">
            <text:p/>
          </table:table-cell>
          <table:table-cell table:style-name="ce274" table:formula="of:=IF(OR([.O60]=0;SIGN([.O60])+SIGN([.O59])=0);(-[.H60]+[.AE59])*-[.O59];0)" office:value-type="float" office:value="-1" calcext:value-type="float">
            <text:p/>
          </table:table-cell>
          <table:table-cell table:style-name="ce283" table:formula="of:=[.AG60]/([.E60]-[.AG60])" office:value-type="float" office:value="-0.0078713776372224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8.82791435" calcext:value-type="float">
            <text:p>8.82791435</text:p>
          </table:table-cell>
          <table:table-cell table:style-name="ce11"/>
          <table:table-cell table:style-name="ce311" table:number-matrix-columns-spanned="1" table:number-matrix-rows-spanned="1" table:formula="of:=SUM(IF([.$F$10:.$F60]*ABS(SIGN([.$J$10:.$J60]))&gt;0;1;0))/SUM(IF([.$F$10:.$F60]*ABS(SIGN([.$J$10:.$J60]))&lt;&gt;0;1;0))" office:value-type="float" office:value="0.382978723404255" calcext:value-type="float">
            <text:p/>
          </table:table-cell>
          <table:table-cell table:style-name="ce15" table:number-matrix-columns-spanned="1" table:number-matrix-rows-spanned="1" table:formula="of:=-SUM(IF([.$F$10:.$F60]*ABS(SIGN([.$J$10:.$J60]))&lt;0;[.$F$10:.$F60];0))/SUM(IF([.$F$10:.$F60]*ABS(SIGN([.$J$10:.$J60]))&lt;0;1;0))" office:value-type="float" office:value="1.49258593713908" calcext:value-type="float">
            <text:p/>
          </table:table-cell>
          <table:table-cell table:style-name="ce15" table:number-matrix-columns-spanned="1" table:number-matrix-rows-spanned="1" table:formula="of:=SUM(IF([.$F$10:.$F60]*ABS(SIGN([.$J$10:.$J60]))&gt;0;[.$F$10:.$F60];0))/SUM(IF([.$F$10:.$F60]*ABS(SIGN([.$J$10:.$J60]))&gt;0;1;0))/[.AS60]" office:value-type="float" office:value="4.48608449788373" calcext:value-type="float">
            <text:p/>
          </table:table-cell>
          <table:table-cell table:style-name="ce11"/>
          <table:table-cell table:style-name="ce321"/>
          <table:table-cell table:style-name="ce327" table:formula="of:=IF([.AV60]&lt;&gt;&quot;&quot;;[.AW59]-[.AV60];[.AW59])-[.K60]*[.H60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1]=&quot;&quot;;[.C60]+[.K61]+[.B61];[.AO61])" office:value-type="float" office:value="0.2344293" calcext:value-type="float">
            <text:p/>
          </table:table-cell>
          <table:table-cell table:style-name="ce41" table:formula="of:=IF([.AP61]&lt;&gt;&quot;&quot;;[.AP61];[.D60]+[.AV61])" office:value-type="float" office:value="8.41228935" calcext:value-type="float">
            <text:p/>
          </table:table-cell>
          <table:table-cell table:style-name="ce50" table:formula="of:=IF([.H61]=0;&quot;&quot;;[.D61]+[.C61]*[.H61]+[.AW61]+[.AG61]-[.AH61])" office:value-type="float" office:value="119.76620685" calcext:value-type="float">
            <text:p/>
          </table:table-cell>
          <table:table-cell table:style-name="ce105" table:formula="of:=100*IF([.L61]=0;0;[.E61]/[.E60]-1)" office:value-type="float" office:value="-4.97955395652818" calcext:value-type="float">
            <text:p/>
          </table:table-cell>
          <table:table-cell table:style-name="ce11"/>
          <table:table-cell table:style-name="ce138" office:value-type="float" office:value="475" calcext:value-type="float">
            <text:p>475</text:p>
          </table:table-cell>
          <table:table-cell table:style-name="ce143"/>
          <table:table-cell table:style-name="ce156" office:value-type="float" office:value="0.25" calcext:value-type="float">
            <text:p>0.25</text:p>
          </table:table-cell>
          <table:table-cell table:style-name="ce161"/>
          <table:table-cell table:style-name="ce169" office:value-type="time" office:time-value="PT11H47M00S" calcext:value-type="time">
            <text:p>0.490972222222222</text:p>
          </table:table-cell>
          <table:table-cell table:style-name="ce173" office:value-type="date" office:date-value="2013-12-18" calcext:value-type="date">
            <text:p>41626</text:p>
          </table:table-cell>
          <table:table-cell table:style-name="ce11"/>
          <table:table-cell table:style-name="ce162" table:formula="of:=[.O60]+[.J61]" office:value-type="float" office:value="0.25" calcext:value-type="float">
            <text:p/>
          </table:table-cell>
          <table:table-cell table:style-name="ce183" table:formula="of:=1+[.O61]/([.C61]+0)" office:value-type="float" office:value="2.06641959857407" calcext:value-type="float">
            <text:p/>
          </table:table-cell>
          <table:table-cell table:style-name="ce189" table:formula="of:=-[.O61]-[.C61]" office:value-type="float" office:value="-0.4844293" calcext:value-type="float">
            <text:p/>
          </table:table-cell>
          <table:table-cell table:style-name="ce11"/>
          <table:table-cell table:style-name="ce196" table:formula="of:=-[.J61]+[.S60]" office:value-type="float" office:value="-0.25" calcext:value-type="float">
            <text:p/>
          </table:table-cell>
          <table:table-cell table:style-name="ce204"/>
          <table:table-cell table:style-name="ce211"/>
          <table:table-cell table:style-name="ce214" table:formula="of:=[.E61]/(ABS([.O61])*[.H61]*[.$V$6])" office:value-type="float" office:value="10.0855753136842" calcext:value-type="float">
            <text:p/>
          </table:table-cell>
          <table:table-cell table:style-name="ce218" table:formula="of:=[.O61]*[.H61]/[.E61]" office:value-type="float" office:value="0.991515078612511" calcext:value-type="float">
            <text:p/>
          </table:table-cell>
          <table:table-cell table:style-name="ce182" table:formula="of:=([.E61]*[.$W$6]-ABS([.S61])*[.H61])/[.H61]" office:value-type="float" office:value="0.380348457105263" calcext:value-type="float">
            <text:p/>
          </table:table-cell>
          <table:table-cell table:style-name="ce11"/>
          <table:table-cell table:style-name="ce138" table:formula="of:=[.H61]*(-[.$AA$6]*0.01+[.P61])/[.P61]" office:value-type="float" office:value="470.402676200635" calcext:value-type="float">
            <text:p/>
          </table:table-cell>
          <table:table-cell table:style-name="ce229" table:formula="of:=([.H61]-[.I61])*[.Q61]/[.E61]*100" office:value-type="float" office:value="-192.127582188681" calcext:value-type="float">
            <text:p/>
          </table:table-cell>
          <table:table-cell table:style-name="ce237" table:formula="of:=[.E61]*[.$AA$6]*0.01/([.H61]-[.I61])" office:value-type="float" office:value="0.00504278765684211" calcext:value-type="float">
            <text:p/>
          </table:table-cell>
          <table:table-cell table:style-name="ce247" table:formula="of:=IF([.H61]=&quot;&quot;;&quot;&quot;;[.H61]-0.01*[.$AC$6]*[.AG61]/[.O61])" office:value-type="float" office:value="475" calcext:value-type="float">
            <text:p/>
          </table:table-cell>
          <table:table-cell table:style-name="ce11"/>
          <table:table-cell table:style-name="ce255" table:formula="of:=IFERROR(IF(SIGN([.O61])+SIGN([.O60])=0;[.H61];([.H61]*[.J61]+[.AE60]*[.O60])/[.O61]);0)" office:value-type="float" office:value="475" calcext:value-type="float">
            <text:p/>
          </table:table-cell>
          <table:table-cell table:style-name="ce264" table:formula="of:=IF([.H61]=0;0;-([.H60]-[.H61])*[.O60])" office:value-type="float" office:value="-0" calcext:value-type="float">
            <text:p/>
          </table:table-cell>
          <table:table-cell table:style-name="ce269" table:formula="of:=[.AF61]+[.AG60]-[.AH60]" office:value-type="float" office:value="0.0000000000000227595720048157" calcext:value-type="float">
            <text:p/>
          </table:table-cell>
          <table:table-cell table:style-name="ce274" table:formula="of:=IF(OR([.O61]=0;SIGN([.O61])+SIGN([.O60])=0);(-[.H61]+[.AE60])*-[.O60];0)" office:value-type="float" office:value="0" calcext:value-type="float">
            <text:p/>
          </table:table-cell>
          <table:table-cell table:style-name="ce283" table:formula="of:=[.AG61]/([.E61]-[.AG61])" office:value-type="float" office:value="1.90033337478248E-016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8.41228935" calcext:value-type="float">
            <text:p>8.41228935</text:p>
          </table:table-cell>
          <table:table-cell table:style-name="ce11"/>
          <table:table-cell table:style-name="ce311" table:number-matrix-columns-spanned="1" table:number-matrix-rows-spanned="1" table:formula="of:=SUM(IF([.$F$10:.$F61]*ABS(SIGN([.$J$10:.$J61]))&gt;0;1;0))/SUM(IF([.$F$10:.$F61]*ABS(SIGN([.$J$10:.$J61]))&lt;&gt;0;1;0))" office:value-type="float" office:value="0.375" calcext:value-type="float">
            <text:p/>
          </table:table-cell>
          <table:table-cell table:style-name="ce15" table:number-matrix-columns-spanned="1" table:number-matrix-rows-spanned="1" table:formula="of:=-SUM(IF([.$F$10:.$F61]*ABS(SIGN([.$J$10:.$J61]))&lt;0;[.$F$10:.$F61];0))/SUM(IF([.$F$10:.$F61]*ABS(SIGN([.$J$10:.$J61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1]*ABS(SIGN([.$J$10:.$J61]))&gt;0;[.$F$10:.$F61];0))/SUM(IF([.$F$10:.$F61]*ABS(SIGN([.$J$10:.$J61]))&gt;0;1;0))/[.AS61]" office:value-type="float" office:value="4.16197841112784" calcext:value-type="float">
            <text:p/>
          </table:table-cell>
          <table:table-cell table:style-name="ce11"/>
          <table:table-cell table:style-name="ce321"/>
          <table:table-cell table:style-name="ce327" table:formula="of:=IF([.AV61]&lt;&gt;&quot;&quot;;[.AW60]-[.AV61];[.AW60])-[.K61]*[.H61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2]=&quot;&quot;;[.C61]+[.K62]+[.B62];[.AO62])" office:value-type="float" office:value="0.2344293" calcext:value-type="float">
            <text:p/>
          </table:table-cell>
          <table:table-cell table:style-name="ce41" table:formula="of:=IF([.AP62]&lt;&gt;&quot;&quot;;[.AP62];[.D61]+[.AV62])" office:value-type="float" office:value="15.46085184" calcext:value-type="float">
            <text:p/>
          </table:table-cell>
          <table:table-cell table:style-name="ce50" table:formula="of:=IF([.H62]=0;&quot;&quot;;[.D62]+[.C62]*[.H62]+[.AW62]+[.AG62]-[.AH62])" office:value-type="float" office:value="133.84764834" calcext:value-type="float">
            <text:p/>
          </table:table-cell>
          <table:table-cell table:style-name="ce106" table:formula="of:=100*IF([.L62]=0;0;[.E62]/[.E61]-1)" office:value-type="float" office:value="11.757441318682" calcext:value-type="float">
            <text:p/>
          </table:table-cell>
          <table:table-cell table:style-name="ce11"/>
          <table:table-cell table:style-name="ce138" office:value-type="float" office:value="505" calcext:value-type="float">
            <text:p>505</text:p>
          </table:table-cell>
          <table:table-cell table:style-name="ce143"/>
          <table:table-cell table:style-name="ce156" office:value-type="float" office:value="-0.5" calcext:value-type="float">
            <text:p>-0.5</text:p>
          </table:table-cell>
          <table:table-cell table:style-name="ce161"/>
          <table:table-cell table:style-name="ce169" office:value-type="time" office:time-value="PT14H55M00S" calcext:value-type="time">
            <text:p>0.621527777777778</text:p>
          </table:table-cell>
          <table:table-cell table:style-name="ce173" office:value-type="date" office:date-value="2013-12-18" calcext:value-type="date">
            <text:p>41626</text:p>
          </table:table-cell>
          <table:table-cell table:style-name="ce11"/>
          <table:table-cell table:style-name="ce162" table:formula="of:=[.O61]+[.J62]" office:value-type="float" office:value="-0.25" calcext:value-type="float">
            <text:p/>
          </table:table-cell>
          <table:table-cell table:style-name="ce183" table:formula="of:=1+[.O62]/([.C62]+0)" office:value-type="float" office:value="-0.0664195985740692" calcext:value-type="float">
            <text:p/>
          </table:table-cell>
          <table:table-cell table:style-name="ce189" table:formula="of:=-[.O62]-[.C62]" office:value-type="float" office:value="0.0155707" calcext:value-type="float">
            <text:p/>
          </table:table-cell>
          <table:table-cell table:style-name="ce11"/>
          <table:table-cell table:style-name="ce197" table:formula="of:=-[.J62]+[.S61]" office:value-type="float" office:value="0.25" calcext:value-type="float">
            <text:p/>
          </table:table-cell>
          <table:table-cell table:style-name="ce204"/>
          <table:table-cell table:style-name="ce211"/>
          <table:table-cell table:style-name="ce214" table:formula="of:=[.E62]/(ABS([.O62])*[.H62]*[.$V$6])" office:value-type="float" office:value="10.6017939279208" calcext:value-type="float">
            <text:p/>
          </table:table-cell>
          <table:table-cell table:style-name="ce218" table:formula="of:=[.O62]*[.H62]/[.E62]" office:value-type="float" office:value="-0.943236594484645" calcext:value-type="float">
            <text:p/>
          </table:table-cell>
          <table:table-cell table:style-name="ce182" table:formula="of:=([.E62]*[.$W$6]-ABS([.S62])*[.H62])/[.H62]" office:value-type="float" office:value="0.41261212049505" calcext:value-type="float">
            <text:p/>
          </table:table-cell>
          <table:table-cell table:style-name="ce11"/>
          <table:table-cell table:style-name="ce138" table:formula="of:=[.H62]*(-[.$AA$6]*0.01+[.P62])/[.P62]" office:value-type="float" office:value="657.063550771641" calcext:value-type="float">
            <text:p/>
          </table:table-cell>
          <table:table-cell table:style-name="ce229" table:formula="of:=([.H62]-[.I62])*[.Q62]/[.E62]*100" office:value-type="float" office:value="5.87474161669683" calcext:value-type="float">
            <text:p/>
          </table:table-cell>
          <table:table-cell table:style-name="ce237" table:formula="of:=[.E62]*[.$AA$6]*0.01/([.H62]-[.I62])" office:value-type="float" office:value="0.0053008969639604" calcext:value-type="float">
            <text:p/>
          </table:table-cell>
          <table:table-cell table:style-name="ce247" table:formula="of:=IF([.H62]=&quot;&quot;;&quot;&quot;;[.H62]-0.01*[.$AC$6]*[.AG62]/[.O62])" office:value-type="float" office:value="508" calcext:value-type="float">
            <text:p/>
          </table:table-cell>
          <table:table-cell table:style-name="ce11"/>
          <table:table-cell table:style-name="ce255" table:formula="of:=IFERROR(IF(SIGN([.O62])+SIGN([.O61])=0;[.H62];([.H62]*[.J62]+[.AE61]*[.O61])/[.O62]);0)" office:value-type="float" office:value="505" calcext:value-type="float">
            <text:p/>
          </table:table-cell>
          <table:table-cell table:style-name="ce264" table:formula="of:=IF([.H62]=0;0;-([.H61]-[.H62])*[.O61])" office:value-type="float" office:value="7.5" calcext:value-type="float">
            <text:p/>
          </table:table-cell>
          <table:table-cell table:style-name="ce269" table:formula="of:=[.AF62]+[.AG61]-[.AH61]" office:value-type="float" office:value="7.50000000000002" calcext:value-type="float">
            <text:p/>
          </table:table-cell>
          <table:table-cell table:style-name="ce277" table:formula="of:=IF(OR([.O62]=0;SIGN([.O62])+SIGN([.O61])=0);(-[.H62]+[.AE61])*-[.O61];0)" office:value-type="float" office:value="7.5" calcext:value-type="float">
            <text:p/>
          </table:table-cell>
          <table:table-cell table:style-name="ce283" table:formula="of:=[.AG62]/([.E62]-[.AG62])" office:value-type="float" office:value="0.0593600284495807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5.46085184" calcext:value-type="float">
            <text:p>15.46085184</text:p>
          </table:table-cell>
          <table:table-cell table:style-name="ce11"/>
          <table:table-cell table:style-name="ce311" table:number-matrix-columns-spanned="1" table:number-matrix-rows-spanned="1" table:formula="of:=SUM(IF([.$F$10:.$F62]*ABS(SIGN([.$J$10:.$J62]))&gt;0;1;0))/SUM(IF([.$F$10:.$F62]*ABS(SIGN([.$J$10:.$J62]))&lt;&gt;0;1;0))" office:value-type="float" office:value="0.387755102040816" calcext:value-type="float">
            <text:p/>
          </table:table-cell>
          <table:table-cell table:style-name="ce15" table:number-matrix-columns-spanned="1" table:number-matrix-rows-spanned="1" table:formula="of:=-SUM(IF([.$F$10:.$F62]*ABS(SIGN([.$J$10:.$J62]))&lt;0;[.$F$10:.$F62];0))/SUM(IF([.$F$10:.$F62]*ABS(SIGN([.$J$10:.$J62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2]*ABS(SIGN([.$J$10:.$J62]))&gt;0;[.$F$10:.$F62];0))/SUM(IF([.$F$10:.$F62]*ABS(SIGN([.$J$10:.$J62]))&gt;0;1;0))/[.AS62]" office:value-type="float" office:value="4.32756496830301" calcext:value-type="float">
            <text:p/>
          </table:table-cell>
          <table:table-cell table:style-name="ce11"/>
          <table:table-cell table:style-name="ce321"/>
          <table:table-cell table:style-name="ce327" table:formula="of:=IF([.AV62]&lt;&gt;&quot;&quot;;[.AW61]-[.AV62];[.AW61])-[.K62]*[.H62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3]=&quot;&quot;;[.C62]+[.K63]+[.B63];[.AO63])" office:value-type="float" office:value="0.23119609" calcext:value-type="float">
            <text:p/>
          </table:table-cell>
          <table:table-cell table:style-name="ce41" table:formula="of:=IF([.AP63]&lt;&gt;&quot;&quot;;[.AP63];[.D62]+[.AV63])" office:value-type="float" office:value="0" calcext:value-type="float">
            <text:p/>
          </table:table-cell>
          <table:table-cell table:style-name="ce50" table:formula="of:=IF([.H63]=0;&quot;&quot;;[.D63]+[.C63]*[.H63]+[.AW63]+[.AG63]-[.AH63])" office:value-type="float" office:value="160.68128255" calcext:value-type="float">
            <text:p/>
          </table:table-cell>
          <table:table-cell table:style-name="ce107" table:formula="of:=100*IF([.H63]=0;0;[.E63]/[.E62]-1)" office:value-type="float" office:value="20.0478936632769" calcext:value-type="float">
            <text:p/>
          </table:table-cell>
          <table:table-cell table:style-name="ce11"/>
          <table:table-cell table:style-name="ce138" office:value-type="float" office:value="695" calcext:value-type="float">
            <text:p>695</text:p>
          </table:table-cell>
          <table:table-cell table:style-name="ce143"/>
          <table:table-cell table:style-name="ce156" office:value-type="float" office:value="0.25" calcext:value-type="float">
            <text:p>0.25</text:p>
          </table:table-cell>
          <table:table-cell table:style-name="ce161"/>
          <table:table-cell table:style-name="ce169" office:value-type="time" office:time-value="PT09H58M00S" calcext:value-type="time">
            <text:p>0.415277777777778</text:p>
          </table:table-cell>
          <table:table-cell table:style-name="ce173" office:value-type="date" office:date-value="2014-02-06" calcext:value-type="date">
            <text:p>41676</text:p>
          </table:table-cell>
          <table:table-cell table:style-name="ce11"/>
          <table:table-cell table:style-name="ce162" table:formula="of:=[.O62]+[.J63]" office:value-type="float" office:value="0" calcext:value-type="float">
            <text:p/>
          </table:table-cell>
          <table:table-cell table:style-name="ce183" table:formula="of:=1+[.O63]/([.C63]+0)" office:value-type="float" office:value="1" calcext:value-type="float">
            <text:p/>
          </table:table-cell>
          <table:table-cell table:style-name="ce189" table:formula="of:=-[.O63]-[.C63]" office:value-type="float" office:value="-0.23119609" calcext:value-type="float">
            <text:p/>
          </table:table-cell>
          <table:table-cell table:style-name="ce11"/>
          <table:table-cell table:style-name="ce198" table:formula="of:=-[.J63]+[.S62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63]/(ABS([.O63])*[.H63]*[.$V$6])" office:value-type="string" office:string-value="" calcext:value-type="error">
            <text:p/>
          </table:table-cell>
          <table:table-cell table:style-name="ce218" table:formula="of:=[.O63]*[.H63]/[.E63]" office:value-type="float" office:value="0" calcext:value-type="float">
            <text:p/>
          </table:table-cell>
          <table:table-cell table:style-name="ce182" table:formula="of:=([.E63]*[.$W$6]-ABS([.S63])*[.H63])/[.H63]" office:value-type="float" office:value="0.577990225" calcext:value-type="float">
            <text:p/>
          </table:table-cell>
          <table:table-cell table:style-name="ce11"/>
          <table:table-cell table:style-name="ce138" table:formula="of:=[.H63]*(-[.$AA$6]*0.01+[.P63])/[.P63]" office:value-type="float" office:value="681.1" calcext:value-type="float">
            <text:p/>
          </table:table-cell>
          <table:table-cell table:style-name="ce229" table:formula="of:=([.H63]-[.I63])*[.Q63]/[.E63]*100" office:value-type="float" office:value="-100" calcext:value-type="float">
            <text:p/>
          </table:table-cell>
          <table:table-cell table:style-name="ce237" table:formula="of:=[.E63]*[.$AA$6]*0.01/([.H63]-[.I63])" office:value-type="float" office:value="0.0046239218" calcext:value-type="float">
            <text:p/>
          </table:table-cell>
          <table:table-cell table:style-name="ce247" table:formula="of:=IF([.H63]=&quot;&quot;;&quot;&quot;;[.H63]-0.01*[.$AC$6]*[.AG63]/[.O63])" office:value-type="string" office:string-value="" calcext:value-type="error">
            <text:p/>
          </table:table-cell>
          <table:table-cell table:style-name="ce11"/>
          <table:table-cell table:style-name="ce255" table:formula="of:=IFERROR(IF(SIGN([.O63])+SIGN([.O62])=0;[.H63];([.H63]*[.J63]+[.AE62]*[.O62])/[.O63]);0)" office:value-type="float" office:value="0" calcext:value-type="float">
            <text:p/>
          </table:table-cell>
          <table:table-cell table:style-name="ce264" table:formula="of:=IF([.H63]=0;0;-([.H62]-[.H63])*[.O62])" office:value-type="float" office:value="-47.5" calcext:value-type="float">
            <text:p/>
          </table:table-cell>
          <table:table-cell table:style-name="ce269" table:formula="of:=[.AF63]+[.AG62]-[.AH62]" office:value-type="float" office:value="-47.5" calcext:value-type="float">
            <text:p/>
          </table:table-cell>
          <table:table-cell table:style-name="ce277" table:formula="of:=IF(OR([.O63]=0;SIGN([.O63])+SIGN([.O62])=0);(-[.H63]+[.AE62])*-[.O62];0)" office:value-type="float" office:value="-47.5" calcext:value-type="float">
            <text:p/>
          </table:table-cell>
          <table:table-cell table:style-name="ce283" table:formula="of:=[.AG63]/([.E63]-[.AG63])" office:value-type="float" office:value="-0.22816652591518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23119609" calcext:value-type="float">
            <text:p>0.23119609</text:p>
          </table:table-cell>
          <table:table-cell table:style-name="ce308" office:value-type="float" office:value="0" calcext:value-type="float">
            <text:p>0</text:p>
          </table:table-cell>
          <table:table-cell table:style-name="ce11"/>
          <table:table-cell table:style-name="ce311" table:number-matrix-columns-spanned="1" table:number-matrix-rows-spanned="1" table:formula="of:=SUM(IF([.$F$10:.$F63]*ABS(SIGN([.$J$10:.$J63]))&gt;0;1;0))/SUM(IF([.$F$10:.$F63]*ABS(SIGN([.$J$10:.$J63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63]*ABS(SIGN([.$J$10:.$J63]))&lt;0;[.$F$10:.$F63];0))/SUM(IF([.$F$10:.$F63]*ABS(SIGN([.$J$10:.$J63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3]*ABS(SIGN([.$J$10:.$J63]))&gt;0;[.$F$10:.$F63];0))/SUM(IF([.$F$10:.$F63]*ABS(SIGN([.$J$10:.$J63]))&gt;0;1;0))/[.AS63]" office:value-type="float" office:value="4.73424946270736" calcext:value-type="float">
            <text:p/>
          </table:table-cell>
          <table:table-cell table:style-name="ce11"/>
          <table:table-cell table:style-name="ce321"/>
          <table:table-cell table:style-name="ce327" table:formula="of:=IF([.AV63]&lt;&gt;&quot;&quot;;[.AW62]-[.AV63];[.AW62])-[.K63]*[.H63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4]=&quot;&quot;;[.C63]+[.K64]+[.B64];[.AO64])" office:value-type="float" office:value="0.23081931" calcext:value-type="float">
            <text:p/>
          </table:table-cell>
          <table:table-cell table:style-name="ce41" table:formula="of:=IF([.AP64]&lt;&gt;&quot;&quot;;[.AP64];[.D63]+[.AV64])" office:value-type="float" office:value="0" calcext:value-type="float">
            <text:p/>
          </table:table-cell>
          <table:table-cell table:style-name="ce50" table:formula="of:=IF([.H64]=0;&quot;&quot;;[.D64]+[.C64]*[.H64]+[.AW64]+[.AG64]-[.AH64])" office:value-type="float" office:value="170.57547009" calcext:value-type="float">
            <text:p/>
          </table:table-cell>
          <table:table-cell table:style-name="ce108" table:formula="of:=100*IF([.H64]=0;0;[.E64]/[.E63]-1)" office:value-type="float" office:value="6.15764784981798" calcext:value-type="float">
            <text:p/>
          </table:table-cell>
          <table:table-cell table:style-name="ce11"/>
          <table:table-cell table:style-name="ce138" office:value-type="float" office:value="739" calcext:value-type="float">
            <text:p>739</text:p>
          </table:table-cell>
          <table:table-cell table:style-name="ce143"/>
          <table:table-cell table:style-name="ce156" office:value-type="float" office:value="-0.25" calcext:value-type="float">
            <text:p>-0.25</text:p>
          </table:table-cell>
          <table:table-cell table:style-name="ce161"/>
          <table:table-cell table:style-name="ce169" office:value-type="time" office:time-value="PT05H55M00S" calcext:value-type="time">
            <text:p>0.246527777777778</text:p>
          </table:table-cell>
          <table:table-cell table:style-name="ce173" office:value-type="date" office:date-value="2014-02-07" calcext:value-type="date">
            <text:p>41677</text:p>
          </table:table-cell>
          <table:table-cell table:style-name="ce11"/>
          <table:table-cell table:style-name="ce162" table:formula="of:=[.O63]+[.J64]" office:value-type="float" office:value="-0.25" calcext:value-type="float">
            <text:p/>
          </table:table-cell>
          <table:table-cell table:style-name="ce183" table:formula="of:=1+[.O64]/([.C64]+0)" office:value-type="float" office:value="-0.0830982901733828" calcext:value-type="float">
            <text:p/>
          </table:table-cell>
          <table:table-cell table:style-name="ce189" table:formula="of:=-[.O64]-[.C64]" office:value-type="float" office:value="0.01918069" calcext:value-type="float">
            <text:p/>
          </table:table-cell>
          <table:table-cell table:style-name="ce11"/>
          <table:table-cell table:style-name="ce197" table:formula="of:=-[.J64]+[.S63]" office:value-type="float" office:value="0.25" calcext:value-type="float">
            <text:p/>
          </table:table-cell>
          <table:table-cell table:style-name="ce204"/>
          <table:table-cell table:style-name="ce211"/>
          <table:table-cell table:style-name="ce214" table:formula="of:=[.E64]/(ABS([.O64])*[.H64]*[.$V$6])" office:value-type="float" office:value="9.2327724" calcext:value-type="float">
            <text:p/>
          </table:table-cell>
          <table:table-cell table:style-name="ce218" table:formula="of:=[.O64]*[.H64]/[.E64]" office:value-type="float" office:value="-1.08309829017338" calcext:value-type="float">
            <text:p/>
          </table:table-cell>
          <table:table-cell table:style-name="ce182" table:formula="of:=([.E64]*[.$W$6]-ABS([.S64])*[.H64])/[.H64]" office:value-type="float" office:value="0.327048275" calcext:value-type="float">
            <text:p/>
          </table:table-cell>
          <table:table-cell table:style-name="ce11"/>
          <table:table-cell table:style-name="ce138" table:formula="of:=[.H64]*(-[.$AA$6]*0.01+[.P64])/[.P64]" office:value-type="float" office:value="916.86166200486" calcext:value-type="float">
            <text:p/>
          </table:table-cell>
          <table:table-cell table:style-name="ce229" table:formula="of:=([.H64]-[.I64])*[.Q64]/[.E64]*100" office:value-type="float" office:value="8.30982901733828" calcext:value-type="float">
            <text:p/>
          </table:table-cell>
          <table:table-cell table:style-name="ce237" table:formula="of:=[.E64]*[.$AA$6]*0.01/([.H64]-[.I64])" office:value-type="float" office:value="0.0046163862" calcext:value-type="float">
            <text:p/>
          </table:table-cell>
          <table:table-cell table:style-name="ce247" table:formula="of:=IF([.H64]=&quot;&quot;;&quot;&quot;;[.H64]-0.01*[.$AC$6]*[.AG64]/[.O64])" office:value-type="float" office:value="739" calcext:value-type="float">
            <text:p/>
          </table:table-cell>
          <table:table-cell table:style-name="ce11"/>
          <table:table-cell table:style-name="ce255" table:formula="of:=IFERROR(IF(SIGN([.O64])+SIGN([.O63])=0;[.H64];([.H64]*[.J64]+[.AE63]*[.O63])/[.O64]);0)" office:value-type="float" office:value="739" calcext:value-type="float">
            <text:p/>
          </table:table-cell>
          <table:table-cell table:style-name="ce264" table:formula="of:=IF([.H64]=0;0;-([.H63]-[.H64])*[.O63])" office:value-type="float" office:value="0" calcext:value-type="float">
            <text:p/>
          </table:table-cell>
          <table:table-cell table:style-name="ce269" table:formula="of:=[.AF64]+[.AG63]-[.AH63]" office:value-type="float" office:value="0" calcext:value-type="float">
            <text:p/>
          </table:table-cell>
          <table:table-cell table:style-name="ce277" table:formula="of:=IF(OR([.O64]=0;SIGN([.O64])+SIGN([.O63])=0);(-[.H64]+[.AE63])*-[.O63];0)" office:value-type="float" office:value="0" calcext:value-type="float">
            <text:p/>
          </table:table-cell>
          <table:table-cell table:style-name="ce283" table:formula="of:=[.AG64]/([.E64]-[.AG64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23081931" calcext:value-type="float">
            <text:p>0.23081931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64]*ABS(SIGN([.$J$10:.$J64]))&gt;0;1;0))/SUM(IF([.$F$10:.$F64]*ABS(SIGN([.$J$10:.$J64]))&lt;&gt;0;1;0))" office:value-type="float" office:value="0.411764705882353" calcext:value-type="float">
            <text:p/>
          </table:table-cell>
          <table:table-cell table:style-name="ce15" table:number-matrix-columns-spanned="1" table:number-matrix-rows-spanned="1" table:formula="of:=-SUM(IF([.$F$10:.$F64]*ABS(SIGN([.$J$10:.$J64]))&lt;0;[.$F$10:.$F64];0))/SUM(IF([.$F$10:.$F64]*ABS(SIGN([.$J$10:.$J64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4]*ABS(SIGN([.$J$10:.$J64]))&gt;0;[.$F$10:.$F64];0))/SUM(IF([.$F$10:.$F64]*ABS(SIGN([.$J$10:.$J64]))&gt;0;1;0))/[.AS64]" office:value-type="float" office:value="4.69106784369079" calcext:value-type="float">
            <text:p/>
          </table:table-cell>
          <table:table-cell table:style-name="ce11"/>
          <table:table-cell table:style-name="ce321"/>
          <table:table-cell table:style-name="ce327" table:formula="of:=IF([.AV64]&lt;&gt;&quot;&quot;;[.AW63]-[.AV64];[.AW63])-[.K64]*[.H64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5]=&quot;&quot;;[.C64]+[.K65]+[.B65];[.AO65])" office:value-type="float" office:value="0.23066837" calcext:value-type="float">
            <text:p/>
          </table:table-cell>
          <table:table-cell table:style-name="ce41" table:formula="of:=IF([.AP65]&lt;&gt;&quot;&quot;;[.AP65];[.D64]+[.AV65])" office:value-type="float" office:value="0" calcext:value-type="float">
            <text:p/>
          </table:table-cell>
          <table:table-cell table:style-name="ce50" table:formula="of:=IF([.H65]=0;&quot;&quot;;[.D65]+[.C65]*[.H65]+[.AW65]+[.AG65]-[.AH65])" office:value-type="float" office:value="171.89446605" calcext:value-type="float">
            <text:p/>
          </table:table-cell>
          <table:table-cell table:style-name="ce109" table:formula="of:=100*IF([.H65]=0;0;[.E65]/[.E64]-1)" office:value-type="float" office:value="0.773262391892615" calcext:value-type="float">
            <text:p/>
          </table:table-cell>
          <table:table-cell table:style-name="ce11"/>
          <table:table-cell table:style-name="ce138" office:value-type="float" office:value="665" calcext:value-type="float">
            <text:p>665</text:p>
          </table:table-cell>
          <table:table-cell table:style-name="ce143" office:value-type="float" office:value="690" calcext:value-type="float">
            <text:p>690</text:p>
          </table:table-cell>
          <table:table-cell table:style-name="ce156" office:value-type="float" office:value="-0.1" calcext:value-type="float">
            <text:p>-0.1</text:p>
          </table:table-cell>
          <table:table-cell table:style-name="ce21"/>
          <table:table-cell table:style-name="ce169" office:value-type="time" office:time-value="PT09H24M00S" calcext:value-type="time">
            <text:p>0.391666666666667</text:p>
          </table:table-cell>
          <table:table-cell table:style-name="ce173" office:value-type="date" office:date-value="2014-02-12" calcext:value-type="date">
            <text:p>41682</text:p>
          </table:table-cell>
          <table:table-cell table:style-name="ce11"/>
          <table:table-cell table:style-name="ce162" table:formula="of:=[.O64]+[.J65]" office:value-type="float" office:value="-0.35" calcext:value-type="float">
            <text:p/>
          </table:table-cell>
          <table:table-cell table:style-name="ce183" table:formula="of:=1+[.O65]/([.C65]+0)" office:value-type="float" office:value="-0.517329835902512" calcext:value-type="float">
            <text:p/>
          </table:table-cell>
          <table:table-cell table:style-name="ce189" table:formula="of:=-[.O65]-[.C65]" office:value-type="float" office:value="0.11933163" calcext:value-type="float">
            <text:p/>
          </table:table-cell>
          <table:table-cell table:style-name="ce11"/>
          <table:table-cell table:style-name="ce197" table:formula="of:=-[.J65]+[.S64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65]/(ABS([.O65])*[.H65]*[.$V$6])" office:value-type="float" office:value="7.38536911063373" calcext:value-type="float">
            <text:p/>
          </table:table-cell>
          <table:table-cell table:style-name="ce218" table:formula="of:=[.O65]*[.H65]/[.E65]" office:value-type="float" office:value="-1.35402846495534" calcext:value-type="float">
            <text:p/>
          </table:table-cell>
          <table:table-cell table:style-name="ce182" table:formula="of:=([.E65]*[.$W$6]-ABS([.S65])*[.H65])/[.H65]" office:value-type="float" office:value="0.296219797180451" calcext:value-type="float">
            <text:p/>
          </table:table-cell>
          <table:table-cell table:style-name="ce11"/>
          <table:table-cell table:style-name="ce138" table:formula="of:=[.H65]*(-[.$AA$6]*0.01+[.P65])/[.P65]" office:value-type="float" office:value="690.708936691806" calcext:value-type="float">
            <text:p/>
          </table:table-cell>
          <table:table-cell table:style-name="ce229" table:formula="of:=([.H65]-[.I65])*[.Q65]/[.E65]*100" office:value-type="float" office:value="-1.7355362383407" calcext:value-type="float">
            <text:p/>
          </table:table-cell>
          <table:table-cell table:style-name="ce237" table:formula="of:=[.E65]*[.$AA$6]*0.01/([.H65]-[.I65])" office:value-type="float" office:value="-0.13751557284" calcext:value-type="float">
            <text:p/>
          </table:table-cell>
          <table:table-cell table:style-name="ce247" table:formula="of:=IF([.H65]=&quot;&quot;;&quot;&quot;;[.H65]-0.01*[.$AC$6]*[.AG65]/[.O65])" office:value-type="float" office:value="670.285714285714" calcext:value-type="float">
            <text:p/>
          </table:table-cell>
          <table:table-cell table:style-name="ce11"/>
          <table:table-cell table:style-name="ce255" table:formula="of:=IFERROR(IF(SIGN([.O65])+SIGN([.O64])=0;[.H65];([.H65]*[.J65]+[.AE64]*[.O64])/[.O65]);0)" office:value-type="float" office:value="717.857142857143" calcext:value-type="float">
            <text:p/>
          </table:table-cell>
          <table:table-cell table:style-name="ce264" table:formula="of:=IF([.H65]=0;0;-([.H64]-[.H65])*[.O64])" office:value-type="float" office:value="18.5" calcext:value-type="float">
            <text:p/>
          </table:table-cell>
          <table:table-cell table:style-name="ce269" table:formula="of:=[.AF65]+[.AG64]-[.AH64]" office:value-type="float" office:value="18.5" calcext:value-type="float">
            <text:p/>
          </table:table-cell>
          <table:table-cell table:style-name="ce277" table:formula="of:=IF(OR([.O65]=0;SIGN([.O65])+SIGN([.O64])=0);(-[.H65]+[.AE64])*-[.O64];0)" office:value-type="float" office:value="0" calcext:value-type="float">
            <text:p/>
          </table:table-cell>
          <table:table-cell table:style-name="ce283" table:formula="of:=[.AG65]/([.E65]-[.AG65])" office:value-type="float" office:value="0.120604090071736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23066837" calcext:value-type="float">
            <text:p>0.23066837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65]*ABS(SIGN([.$J$10:.$J65]))&gt;0;1;0))/SUM(IF([.$F$10:.$F65]*ABS(SIGN([.$J$10:.$J65]))&lt;&gt;0;1;0))" office:value-type="float" office:value="0.423076923076923" calcext:value-type="float">
            <text:p/>
          </table:table-cell>
          <table:table-cell table:style-name="ce15" table:number-matrix-columns-spanned="1" table:number-matrix-rows-spanned="1" table:formula="of:=-SUM(IF([.$F$10:.$F65]*ABS(SIGN([.$J$10:.$J65]))&lt;0;[.$F$10:.$F65];0))/SUM(IF([.$F$10:.$F65]*ABS(SIGN([.$J$10:.$J65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5]*ABS(SIGN([.$J$10:.$J65]))&gt;0;[.$F$10:.$F65];0))/SUM(IF([.$F$10:.$F65]*ABS(SIGN([.$J$10:.$J65]))&gt;0;1;0))/[.AS65]" office:value-type="float" office:value="4.49968476017216" calcext:value-type="float">
            <text:p/>
          </table:table-cell>
          <table:table-cell table:style-name="ce11"/>
          <table:table-cell table:style-name="ce321"/>
          <table:table-cell table:style-name="ce327" table:formula="of:=IF([.AV65]&lt;&gt;&quot;&quot;;[.AW64]-[.AV65];[.AW64])-[.K65]*[.H65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6]=&quot;&quot;;[.C65]+[.K66]+[.B66];[.AO66])" office:value-type="float" office:value="0.23057759" calcext:value-type="float">
            <text:p/>
          </table:table-cell>
          <table:table-cell table:style-name="ce41" table:formula="of:=IF([.AP66]&lt;&gt;&quot;&quot;;[.AP66];[.D65]+[.AV66])" office:value-type="float" office:value="0" calcext:value-type="float">
            <text:p/>
          </table:table-cell>
          <table:table-cell table:style-name="ce50" table:formula="of:=IF([.H66]=0;&quot;&quot;;[.D66]+[.C66]*[.H66]+[.AW66]+[.AG66]-[.AH66])" office:value-type="float" office:value="171.463887879" calcext:value-type="float">
            <text:p/>
          </table:table-cell>
          <table:table-cell table:style-name="ce110" table:formula="of:=100*IF([.H66]=0;0;[.E66]/[.E65]-1)" office:value-type="float" office:value="-0.250489838849588" calcext:value-type="float">
            <text:p/>
          </table:table-cell>
          <table:table-cell table:style-name="ce11"/>
          <table:table-cell table:style-name="ce138" office:value-type="float" office:value="668.1" calcext:value-type="float">
            <text:p>668.1</text:p>
          </table:table-cell>
          <table:table-cell table:style-name="ce143"/>
          <table:table-cell table:style-name="ce156" office:value-type="float" office:value="0.06" calcext:value-type="float">
            <text:p>0.06</text:p>
          </table:table-cell>
          <table:table-cell table:style-name="ce161"/>
          <table:table-cell table:style-name="ce169" office:value-type="time" office:time-value="PT19H14M00S" calcext:value-type="time">
            <text:p>0.801388888888889</text:p>
          </table:table-cell>
          <table:table-cell table:style-name="ce173" office:value-type="date" office:date-value="2014-02-12" calcext:value-type="date">
            <text:p>41682</text:p>
          </table:table-cell>
          <table:table-cell table:style-name="ce11"/>
          <table:table-cell table:style-name="ce162" table:formula="of:=[.O65]+[.J66]" office:value-type="float" office:value="-0.29" calcext:value-type="float">
            <text:p/>
          </table:table-cell>
          <table:table-cell table:style-name="ce183" table:formula="of:=1+[.O66]/([.C66]+0)" office:value-type="float" office:value="-0.257711124485255" calcext:value-type="float">
            <text:p/>
          </table:table-cell>
          <table:table-cell table:style-name="ce189" table:formula="of:=-[.O66]-[.C66]" office:value-type="float" office:value="0.05942241" calcext:value-type="float">
            <text:p/>
          </table:table-cell>
          <table:table-cell table:style-name="ce11"/>
          <table:table-cell table:style-name="ce197" table:formula="of:=-[.J66]+[.S65]" office:value-type="float" office:value="0.29" calcext:value-type="float">
            <text:p/>
          </table:table-cell>
          <table:table-cell table:style-name="ce204"/>
          <table:table-cell table:style-name="ce211"/>
          <table:table-cell table:style-name="ce214" table:formula="of:=[.E66]/(ABS([.O66])*[.H66]*[.$V$6])" office:value-type="float" office:value="8.84979472817924" calcext:value-type="float">
            <text:p/>
          </table:table-cell>
          <table:table-cell table:style-name="ce218" table:formula="of:=[.O66]*[.H66]/[.E66]" office:value-type="float" office:value="-1.12996971197064" calcext:value-type="float">
            <text:p/>
          </table:table-cell>
          <table:table-cell table:style-name="ce182" table:formula="of:=([.E66]*[.$W$6]-ABS([.S66])*[.H66])/[.H66]" office:value-type="float" office:value="0.351610117792995" calcext:value-type="float">
            <text:p/>
          </table:table-cell>
          <table:table-cell table:style-name="ce11"/>
          <table:table-cell table:style-name="ce138" table:formula="of:=[.H66]*(-[.$AA$6]*0.01+[.P66])/[.P66]" office:value-type="float" office:value="719.948751297364" calcext:value-type="float">
            <text:p/>
          </table:table-cell>
          <table:table-cell table:style-name="ce229" table:formula="of:=([.H66]-[.I66])*[.Q66]/[.E66]*100" office:value-type="float" office:value="23.1536287973453" calcext:value-type="float">
            <text:p/>
          </table:table-cell>
          <table:table-cell table:style-name="ce237" table:formula="of:=[.E66]*[.$AA$6]*0.01/([.H66]-[.I66])" office:value-type="float" office:value="0.00513288094234396" calcext:value-type="float">
            <text:p/>
          </table:table-cell>
          <table:table-cell table:style-name="ce247" table:formula="of:=IF([.H66]=&quot;&quot;;&quot;&quot;;[.H66]-0.01*[.$AC$6]*[.AG66]/[.O66])" office:value-type="float" office:value="674.105172413793" calcext:value-type="float">
            <text:p/>
          </table:table-cell>
          <table:table-cell table:style-name="ce11"/>
          <table:table-cell table:style-name="ce255" table:formula="of:=IFERROR(IF(SIGN([.O66])+SIGN([.O65])=0;[.H66];([.H66]*[.J66]+[.AE65]*[.O65])/[.O66]);0)" office:value-type="float" office:value="728.151724137931" calcext:value-type="float">
            <text:p/>
          </table:table-cell>
          <table:table-cell table:style-name="ce264" table:formula="of:=IF([.H66]=0;0;-([.H65]-[.H66])*[.O65])" office:value-type="float" office:value="-1.08500000000001" calcext:value-type="float">
            <text:p/>
          </table:table-cell>
          <table:table-cell table:style-name="ce269" table:formula="of:=[.AF66]+[.AG65]-[.AH65]" office:value-type="float" office:value="17.415" calcext:value-type="float">
            <text:p/>
          </table:table-cell>
          <table:table-cell table:style-name="ce277" table:formula="of:=IF(OR([.O66]=0;SIGN([.O66])+SIGN([.O65])=0);(-[.H66]+[.AE65])*-[.O65];0)" office:value-type="float" office:value="0" calcext:value-type="float">
            <text:p/>
          </table:table-cell>
          <table:table-cell table:style-name="ce283" table:formula="of:=[.AG66]/([.E66]-[.AG66])" office:value-type="float" office:value="0.113048527904199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23057759" calcext:value-type="float">
            <text:p>0.23057759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66]*ABS(SIGN([.$J$10:.$J66]))&gt;0;1;0))/SUM(IF([.$F$10:.$F66]*ABS(SIGN([.$J$10:.$J66]))&lt;&gt;0;1;0))" office:value-type="float" office:value="0.415094339622642" calcext:value-type="float">
            <text:p/>
          </table:table-cell>
          <table:table-cell table:style-name="ce15" table:number-matrix-columns-spanned="1" table:number-matrix-rows-spanned="1" table:formula="of:=-SUM(IF([.$F$10:.$F66]*ABS(SIGN([.$J$10:.$J66]))&lt;0;[.$F$10:.$F66];0))/SUM(IF([.$F$10:.$F66]*ABS(SIGN([.$J$10:.$J66]))&lt;0;1;0))" office:value-type="float" office:value="1.56500116040036" calcext:value-type="float">
            <text:p/>
          </table:table-cell>
          <table:table-cell table:style-name="ce15" table:number-matrix-columns-spanned="1" table:number-matrix-rows-spanned="1" table:formula="of:=SUM(IF([.$F$10:.$F66]*ABS(SIGN([.$J$10:.$J66]))&gt;0;[.$F$10:.$F66];0))/SUM(IF([.$F$10:.$F66]*ABS(SIGN([.$J$10:.$J66]))&gt;0;1;0))/[.AS66]" office:value-type="float" office:value="4.62566734110824" calcext:value-type="float">
            <text:p/>
          </table:table-cell>
          <table:table-cell table:style-name="ce11"/>
          <table:table-cell table:style-name="ce321"/>
          <table:table-cell table:style-name="ce327" table:formula="of:=IF([.AV66]&lt;&gt;&quot;&quot;;[.AW65]-[.AV66];[.AW65])-[.K66]*[.H66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7]=&quot;&quot;;[.C66]+[.K67]+[.B67];[.AO67])" office:value-type="float" office:value="0.2302773" calcext:value-type="float">
            <text:p/>
          </table:table-cell>
          <table:table-cell table:style-name="ce41" table:formula="of:=IF([.AP67]&lt;&gt;&quot;&quot;;[.AP67];[.D66]+[.AV67])" office:value-type="float" office:value="0" calcext:value-type="float">
            <text:p/>
          </table:table-cell>
          <table:table-cell table:style-name="ce50" table:formula="of:=IF([.H67]=0;&quot;&quot;;[.D67]+[.C67]*[.H67]+[.AW67]+[.AG67]-[.AH67])" office:value-type="float" office:value="178.316515" calcext:value-type="float">
            <text:p/>
          </table:table-cell>
          <table:table-cell table:style-name="ce111" table:formula="of:=100*IF([.H67]=0;0;[.E67]/[.E66]-1)" office:value-type="float" office:value="3.99654248236561" calcext:value-type="float">
            <text:p/>
          </table:table-cell>
          <table:table-cell table:style-name="ce11"/>
          <table:table-cell table:style-name="ce138" office:value-type="float" office:value="550" calcext:value-type="float">
            <text:p>550</text:p>
          </table:table-cell>
          <table:table-cell table:style-name="ce143"/>
          <table:table-cell table:style-name="ce156" office:value-type="float" office:value="0.2" calcext:value-type="float">
            <text:p>0.2</text:p>
          </table:table-cell>
          <table:table-cell table:style-name="ce161"/>
          <table:table-cell table:style-name="ce169" office:value-type="time" office:time-value="PT06H18M00S" calcext:value-type="time">
            <text:p>0.2625</text:p>
          </table:table-cell>
          <table:table-cell table:style-name="ce173" office:value-type="date" office:date-value="2014-02-14" calcext:value-type="date">
            <text:p>41684</text:p>
          </table:table-cell>
          <table:table-cell table:style-name="ce11"/>
          <table:table-cell table:style-name="ce162" table:formula="of:=[.O66]+[.J67]" office:value-type="float" office:value="-0.09" calcext:value-type="float">
            <text:p/>
          </table:table-cell>
          <table:table-cell table:style-name="ce183" table:formula="of:=1+[.O67]/([.C67]+0)" office:value-type="float" office:value="0.609166860997589" calcext:value-type="float">
            <text:p/>
          </table:table-cell>
          <table:table-cell table:style-name="ce189" table:formula="of:=-[.O67]-[.C67]" office:value-type="float" office:value="-0.1402773" calcext:value-type="float">
            <text:p/>
          </table:table-cell>
          <table:table-cell table:style-name="ce11"/>
          <table:table-cell table:style-name="ce197" table:formula="of:=-[.J67]+[.S66]" office:value-type="float" office:value="0.09" calcext:value-type="float">
            <text:p/>
          </table:table-cell>
          <table:table-cell table:style-name="ce204"/>
          <table:table-cell table:style-name="ce211"/>
          <table:table-cell table:style-name="ce214" table:formula="of:=[.E67]/(ABS([.O67])*[.H67]*[.$V$6])" office:value-type="float" office:value="36.0235383838384" calcext:value-type="float">
            <text:p/>
          </table:table-cell>
          <table:table-cell table:style-name="ce218" table:formula="of:=[.O67]*[.H67]/[.E67]" office:value-type="float" office:value="-0.277596273121421" calcext:value-type="float">
            <text:p/>
          </table:table-cell>
          <table:table-cell table:style-name="ce182" table:formula="of:=([.E67]*[.$W$6]-ABS([.S67])*[.H67])/[.H67]" office:value-type="float" office:value="0.720529613636364" calcext:value-type="float">
            <text:p/>
          </table:table-cell>
          <table:table-cell table:style-name="ce11"/>
          <table:table-cell table:style-name="ce138" table:formula="of:=[.H67]*(-[.$AA$6]*0.01+[.P67])/[.P67]" office:value-type="float" office:value="531.942550220171" calcext:value-type="float">
            <text:p/>
          </table:table-cell>
          <table:table-cell table:style-name="ce229" table:formula="of:=([.H67]-[.I67])*[.Q67]/[.E67]*100" office:value-type="float" office:value="-43.2671729817062" calcext:value-type="float">
            <text:p/>
          </table:table-cell>
          <table:table-cell table:style-name="ce237" table:formula="of:=[.E67]*[.$AA$6]*0.01/([.H67]-[.I67])" office:value-type="float" office:value="0.00648423690909091" calcext:value-type="float">
            <text:p/>
          </table:table-cell>
          <table:table-cell table:style-name="ce247" table:formula="of:=IF([.H67]=&quot;&quot;;&quot;&quot;;[.H67]-0.01*[.$AC$6]*[.AG67]/[.O67])" office:value-type="float" office:value="607.404444444444" calcext:value-type="float">
            <text:p/>
          </table:table-cell>
          <table:table-cell table:style-name="ce11"/>
          <table:table-cell table:style-name="ce255" table:formula="of:=IFERROR(IF(SIGN([.O67])+SIGN([.O66])=0;[.H67];([.H67]*[.J67]+[.AE66]*[.O66])/[.O67]);0)" office:value-type="float" office:value="1124.04444444444" calcext:value-type="float">
            <text:p/>
          </table:table-cell>
          <table:table-cell table:style-name="ce264" table:formula="of:=IF([.H67]=0;0;-([.H66]-[.H67])*[.O66])" office:value-type="float" office:value="34.249" calcext:value-type="float">
            <text:p/>
          </table:table-cell>
          <table:table-cell table:style-name="ce269" table:formula="of:=[.AF67]+[.AG66]-[.AH66]" office:value-type="float" office:value="51.664" calcext:value-type="float">
            <text:p/>
          </table:table-cell>
          <table:table-cell table:style-name="ce277" table:formula="of:=IF(OR([.O67]=0;SIGN([.O67])+SIGN([.O66])=0);(-[.H67]+[.AE66])*-[.O66];0)" office:value-type="float" office:value="0" calcext:value-type="float">
            <text:p/>
          </table:table-cell>
          <table:table-cell table:style-name="ce283" table:formula="of:=[.AG67]/([.E67]-[.AG67])" office:value-type="float" office:value="0.407919258452941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2302773" calcext:value-type="float">
            <text:p>0.2302773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67]*ABS(SIGN([.$J$10:.$J67]))&gt;0;1;0))/SUM(IF([.$F$10:.$F67]*ABS(SIGN([.$J$10:.$J67]))&lt;&gt;0;1;0))" office:value-type="float" office:value="0.425925925925926" calcext:value-type="float">
            <text:p/>
          </table:table-cell>
          <table:table-cell table:style-name="ce15" table:number-matrix-columns-spanned="1" table:number-matrix-rows-spanned="1" table:formula="of:=-SUM(IF([.$F$10:.$F67]*ABS(SIGN([.$J$10:.$J67]))&lt;0;[.$F$10:.$F67];0))/SUM(IF([.$F$10:.$F67]*ABS(SIGN([.$J$10:.$J67]))&lt;0;1;0))" office:value-type="float" office:value="1.56500116040036" calcext:value-type="float">
            <text:p/>
          </table:table-cell>
          <table:table-cell table:style-name="ce15" table:number-matrix-columns-spanned="1" table:number-matrix-rows-spanned="1" table:formula="of:=SUM(IF([.$F$10:.$F67]*ABS(SIGN([.$J$10:.$J67]))&gt;0;[.$F$10:.$F67];0))/SUM(IF([.$F$10:.$F67]*ABS(SIGN([.$J$10:.$J67]))&gt;0;1;0))/[.AS67]" office:value-type="float" office:value="4.53558177728597" calcext:value-type="float">
            <text:p/>
          </table:table-cell>
          <table:table-cell table:style-name="ce11"/>
          <table:table-cell table:style-name="ce321"/>
          <table:table-cell table:style-name="ce327" table:formula="of:=IF([.AV67]&lt;&gt;&quot;&quot;;[.AW66]-[.AV67];[.AW66])-[.K67]*[.H67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8]=&quot;&quot;;[.C67]+[.K68]+[.B68];[.AO68])" office:value-type="float" office:value="0.2302773" calcext:value-type="float">
            <text:p/>
          </table:table-cell>
          <table:table-cell table:style-name="ce41" table:formula="of:=IF([.AP68]&lt;&gt;&quot;&quot;;[.AP68];[.D67]+[.AV68])" office:value-type="float" office:value="49.336375" calcext:value-type="float">
            <text:p/>
          </table:table-cell>
          <table:table-cell table:style-name="ce50" table:formula="of:=IF([.H68]=0;&quot;&quot;;[.D68]+[.C68]*[.H68]+[.AW68]+[.AG68]-[.AH68])" office:value-type="float" office:value="181.7458225" calcext:value-type="float">
            <text:p/>
          </table:table-cell>
          <table:table-cell table:style-name="ce112" table:formula="of:=100*IF([.L68]=0;0;[.E68]/[.E67]-1)" office:value-type="float" office:value="1.92315753815626" calcext:value-type="float">
            <text:p/>
          </table:table-cell>
          <table:table-cell table:style-name="ce11"/>
          <table:table-cell table:style-name="ce138" office:value-type="float" office:value="575" calcext:value-type="float">
            <text:p>575</text:p>
          </table:table-cell>
          <table:table-cell table:style-name="ce143" office:value-type="float" office:value="530" calcext:value-type="float">
            <text:p>530</text:p>
          </table:table-cell>
          <table:table-cell table:style-name="ce156" office:value-type="float" office:value="0.09" calcext:value-type="float">
            <text:p>0.09</text:p>
          </table:table-cell>
          <table:table-cell table:style-name="ce161"/>
          <table:table-cell table:style-name="ce169" office:value-type="time" office:time-value="PT10H21M00S" calcext:value-type="time">
            <text:p>0.43125</text:p>
          </table:table-cell>
          <table:table-cell table:style-name="ce173" office:value-type="date" office:date-value="2014-02-14" calcext:value-type="date">
            <text:p>41684</text:p>
          </table:table-cell>
          <table:table-cell table:style-name="ce11"/>
          <table:table-cell table:style-name="ce162" table:formula="of:=[.O67]+[.J68]" office:value-type="float" office:value="0" calcext:value-type="float">
            <text:p/>
          </table:table-cell>
          <table:table-cell table:style-name="ce183" table:formula="of:=1+[.O68]/([.C68]+0)" office:value-type="float" office:value="1" calcext:value-type="float">
            <text:p/>
          </table:table-cell>
          <table:table-cell table:style-name="ce189" table:formula="of:=-[.O68]-[.C68]" office:value-type="float" office:value="-0.2302773" calcext:value-type="float">
            <text:p/>
          </table:table-cell>
          <table:table-cell table:style-name="ce11"/>
          <table:table-cell table:style-name="ce197" table:formula="of:=-[.J68]+[.S67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68]/(ABS([.O68])*[.H68]*[.$V$6])" office:value-type="string" office:string-value="" calcext:value-type="error">
            <text:p/>
          </table:table-cell>
          <table:table-cell table:style-name="ce218" table:formula="of:=[.O68]*[.H68]/[.E68]" office:value-type="float" office:value="0" calcext:value-type="float">
            <text:p/>
          </table:table-cell>
          <table:table-cell table:style-name="ce182" table:formula="of:=([.E68]*[.$W$6]-ABS([.S68])*[.H68])/[.H68]" office:value-type="float" office:value="0.79019922826087" calcext:value-type="float">
            <text:p/>
          </table:table-cell>
          <table:table-cell table:style-name="ce11"/>
          <table:table-cell table:style-name="ce138" table:formula="of:=[.H68]*(-[.$AA$6]*0.01+[.P68])/[.P68]" office:value-type="float" office:value="563.5" calcext:value-type="float">
            <text:p/>
          </table:table-cell>
          <table:table-cell table:style-name="ce229" table:formula="of:=([.H68]-[.I68])*[.Q68]/[.E68]*100" office:value-type="float" office:value="-5.70163228923735" calcext:value-type="float">
            <text:p/>
          </table:table-cell>
          <table:table-cell table:style-name="ce237" table:formula="of:=[.E68]*[.$AA$6]*0.01/([.H68]-[.I68])" office:value-type="float" office:value="0.0807759211111111" calcext:value-type="float">
            <text:p/>
          </table:table-cell>
          <table:table-cell table:style-name="ce247" table:formula="of:=IF([.H68]=&quot;&quot;;&quot;&quot;;[.H68]-0.01*[.$AC$6]*[.AG68]/[.O68])" office:value-type="string" office:string-value="" calcext:value-type="error">
            <text:p/>
          </table:table-cell>
          <table:table-cell table:style-name="ce11"/>
          <table:table-cell table:style-name="ce255" table:formula="of:=IFERROR(IF(SIGN([.O68])+SIGN([.O67])=0;[.H68];([.H68]*[.J68]+[.AE67]*[.O67])/[.O68]);0)" office:value-type="float" office:value="0" calcext:value-type="float">
            <text:p/>
          </table:table-cell>
          <table:table-cell table:style-name="ce264" table:formula="of:=IF([.H68]=0;0;-([.H67]-[.H68])*[.O67])" office:value-type="float" office:value="-2.25" calcext:value-type="float">
            <text:p/>
          </table:table-cell>
          <table:table-cell table:style-name="ce269" table:formula="of:=[.AF68]+[.AG67]-[.AH67]" office:value-type="float" office:value="49.414" calcext:value-type="float">
            <text:p/>
          </table:table-cell>
          <table:table-cell table:style-name="ce277" table:formula="of:=IF(OR([.O68]=0;SIGN([.O68])+SIGN([.O67])=0);(-[.H68]+[.AE67])*-[.O67];0)" office:value-type="float" office:value="49.414" calcext:value-type="float">
            <text:p/>
          </table:table-cell>
          <table:table-cell table:style-name="ce283" table:formula="of:=[.AG68]/([.E68]-[.AG68])" office:value-type="float" office:value="0.373409804735365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49.336375" calcext:value-type="float">
            <text:p>49.336375</text:p>
          </table:table-cell>
          <table:table-cell table:style-name="ce11"/>
          <table:table-cell table:style-name="ce311" table:number-matrix-columns-spanned="1" table:number-matrix-rows-spanned="1" table:formula="of:=SUM(IF([.$F$10:.$F68]*ABS(SIGN([.$J$10:.$J68]))&gt;0;1;0))/SUM(IF([.$F$10:.$F68]*ABS(SIGN([.$J$10:.$J68]))&lt;&gt;0;1;0))" office:value-type="float" office:value="0.436363636363636" calcext:value-type="float">
            <text:p/>
          </table:table-cell>
          <table:table-cell table:style-name="ce15" table:number-matrix-columns-spanned="1" table:number-matrix-rows-spanned="1" table:formula="of:=-SUM(IF([.$F$10:.$F68]*ABS(SIGN([.$J$10:.$J68]))&lt;0;[.$F$10:.$F68];0))/SUM(IF([.$F$10:.$F68]*ABS(SIGN([.$J$10:.$J68]))&lt;0;1;0))" office:value-type="float" office:value="1.56500116040036" calcext:value-type="float">
            <text:p/>
          </table:table-cell>
          <table:table-cell table:style-name="ce15" table:number-matrix-columns-spanned="1" table:number-matrix-rows-spanned="1" table:formula="of:=SUM(IF([.$F$10:.$F68]*ABS(SIGN([.$J$10:.$J68]))&gt;0;[.$F$10:.$F68];0))/SUM(IF([.$F$10:.$F68]*ABS(SIGN([.$J$10:.$J68]))&gt;0;1;0))/[.AS68]" office:value-type="float" office:value="4.39780144264117" calcext:value-type="float">
            <text:p/>
          </table:table-cell>
          <table:table-cell table:style-name="ce11"/>
          <table:table-cell table:style-name="ce321"/>
          <table:table-cell table:style-name="ce327" table:formula="of:=IF([.AV68]&lt;&gt;&quot;&quot;;[.AW67]-[.AV68];[.AW67])-[.K68]*[.H68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69]=&quot;&quot;;[.C68]+[.K69]+[.B69];[.AO69])" office:value-type="float" office:value="0.3001723" calcext:value-type="float">
            <text:p/>
          </table:table-cell>
          <table:table-cell table:style-name="ce41" table:formula="of:=IF([.AP69]&lt;&gt;&quot;&quot;;[.AP69];[.D68]+[.AV69])" office:value-type="float" office:value="5.726375" calcext:value-type="float">
            <text:p/>
          </table:table-cell>
          <table:table-cell table:style-name="ce50" table:formula="of:=IF([.H69]=0;&quot;&quot;;[.D69]+[.C69]*[.H69]+[.AW69]+[.AG69]-[.AH69])" office:value-type="float" office:value="192.7337179" calcext:value-type="float">
            <text:p/>
          </table:table-cell>
          <table:table-cell table:style-name="ce113" table:formula="of:=100*IF([.L69]=0;0;[.E69]/[.E68]-1)" office:value-type="float" office:value="6.04574853433011" calcext:value-type="float">
            <text:p/>
          </table:table-cell>
          <table:table-cell table:style-name="ce11"/>
          <table:table-cell table:style-name="ce138" office:value-type="float" office:value="623" calcext:value-type="float">
            <text:p>623</text:p>
          </table:table-cell>
          <table:table-cell table:style-name="ce143"/>
          <table:table-cell table:style-name="ce156"/>
          <table:table-cell table:style-name="ce161" office:value-type="float" office:value="0.07" calcext:value-type="float">
            <text:p>0.07</text:p>
          </table:table-cell>
          <table:table-cell table:style-name="ce169" office:value-type="time" office:time-value="PT20H04M00S" calcext:value-type="time">
            <text:p>0.836111111111111</text:p>
          </table:table-cell>
          <table:table-cell table:style-name="ce173" office:value-type="date" office:date-value="2014-02-19" calcext:value-type="date">
            <text:p>41689</text:p>
          </table:table-cell>
          <table:table-cell table:style-name="ce11"/>
          <table:table-cell table:style-name="ce162" table:formula="of:=[.O68]+[.J69]" office:value-type="float" office:value="0" calcext:value-type="float">
            <text:p/>
          </table:table-cell>
          <table:table-cell table:style-name="ce183" table:formula="of:=1+[.O69]/([.C69]+0)" office:value-type="float" office:value="1" calcext:value-type="float">
            <text:p/>
          </table:table-cell>
          <table:table-cell table:style-name="ce189" table:formula="of:=-[.O69]-[.C69]" office:value-type="float" office:value="-0.3001723" calcext:value-type="float">
            <text:p/>
          </table:table-cell>
          <table:table-cell table:style-name="ce11"/>
          <table:table-cell table:style-name="ce197" table:formula="of:=-[.J69]+[.S68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69]/(ABS([.O69])*[.H69]*[.$V$6])" office:value-type="string" office:string-value="" calcext:value-type="error">
            <text:p/>
          </table:table-cell>
          <table:table-cell table:style-name="ce218" table:formula="of:=[.O69]*[.H69]/[.E69]" office:value-type="float" office:value="0" calcext:value-type="float">
            <text:p/>
          </table:table-cell>
          <table:table-cell table:style-name="ce182" table:formula="of:=([.E69]*[.$W$6]-ABS([.S69])*[.H69])/[.H69]" office:value-type="float" office:value="0.773409782905297" calcext:value-type="float">
            <text:p/>
          </table:table-cell>
          <table:table-cell table:style-name="ce11"/>
          <table:table-cell table:style-name="ce138" table:formula="of:=[.H69]*(-[.$AA$6]*0.01+[.P69])/[.P69]" office:value-type="float" office:value="610.54" calcext:value-type="float">
            <text:p/>
          </table:table-cell>
          <table:table-cell table:style-name="ce229" table:formula="of:=([.H69]-[.I69])*[.Q69]/[.E69]*100" office:value-type="float" office:value="-97.0288670491112" calcext:value-type="float">
            <text:p/>
          </table:table-cell>
          <table:table-cell table:style-name="ce237" table:formula="of:=[.E69]*[.$AA$6]*0.01/([.H69]-[.I69])" office:value-type="float" office:value="0.00618727826324238" calcext:value-type="float">
            <text:p/>
          </table:table-cell>
          <table:table-cell table:style-name="ce247" table:formula="of:=IF([.H69]=&quot;&quot;;&quot;&quot;;[.H69]-0.01*[.$AC$6]*[.AG69]/[.O69])" office:value-type="string" office:string-value="" calcext:value-type="error">
            <text:p/>
          </table:table-cell>
          <table:table-cell table:style-name="ce11"/>
          <table:table-cell table:style-name="ce255" table:formula="of:=IFERROR(IF(SIGN([.O69])+SIGN([.O68])=0;[.H69];([.H69]*[.J69]+[.AE68]*[.O68])/[.O69]);0)" office:value-type="float" office:value="623" calcext:value-type="float">
            <text:p/>
          </table:table-cell>
          <table:table-cell table:style-name="ce264" table:formula="of:=IF([.H69]=0;0;-([.H68]-[.H69])*[.O68])" office:value-type="float" office:value="0" calcext:value-type="float">
            <text:p/>
          </table:table-cell>
          <table:table-cell table:style-name="ce269" table:formula="of:=[.AF69]+[.AG68]-[.AH68]" office:value-type="float" office:value="0" calcext:value-type="float">
            <text:p/>
          </table:table-cell>
          <table:table-cell table:style-name="ce277" table:formula="of:=IF(OR([.O69]=0;SIGN([.O69])+SIGN([.O68])=0);(-[.H69]+[.AE68])*-[.O68];0)" office:value-type="float" office:value="0" calcext:value-type="float">
            <text:p/>
          </table:table-cell>
          <table:table-cell table:style-name="ce283" table:formula="of:=[.AG69]/([.E69]-[.AG69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3001723" calcext:value-type="float">
            <text:p>0.3001723</text:p>
          </table:table-cell>
          <table:table-cell table:style-name="ce308" office:value-type="float" office:value="5.726375" calcext:value-type="float">
            <text:p>5.726375</text:p>
          </table:table-cell>
          <table:table-cell table:style-name="ce11"/>
          <table:table-cell table:style-name="ce311" table:number-matrix-columns-spanned="1" table:number-matrix-rows-spanned="1" table:formula="of:=SUM(IF([.$F$10:.$F69]*ABS(SIGN([.$J$10:.$J69]))&gt;0;1;0))/SUM(IF([.$F$10:.$F69]*ABS(SIGN([.$J$10:.$J69]))&lt;&gt;0;1;0))" office:value-type="float" office:value="0.436363636363636" calcext:value-type="float">
            <text:p/>
          </table:table-cell>
          <table:table-cell table:style-name="ce15" table:number-matrix-columns-spanned="1" table:number-matrix-rows-spanned="1" table:formula="of:=-SUM(IF([.$F$10:.$F69]*ABS(SIGN([.$J$10:.$J69]))&lt;0;[.$F$10:.$F69];0))/SUM(IF([.$F$10:.$F69]*ABS(SIGN([.$J$10:.$J69]))&lt;0;1;0))" office:value-type="float" office:value="1.56500116040036" calcext:value-type="float">
            <text:p/>
          </table:table-cell>
          <table:table-cell table:style-name="ce15" table:number-matrix-columns-spanned="1" table:number-matrix-rows-spanned="1" table:formula="of:=SUM(IF([.$F$10:.$F69]*ABS(SIGN([.$J$10:.$J69]))&gt;0;[.$F$10:.$F69];0))/SUM(IF([.$F$10:.$F69]*ABS(SIGN([.$J$10:.$J69]))&gt;0;1;0))/[.AS69]" office:value-type="float" office:value="4.39780144264117" calcext:value-type="float">
            <text:p/>
          </table:table-cell>
          <table:table-cell table:style-name="ce11"/>
          <table:table-cell table:style-name="ce321" table:formula="of:=-45+1.39" office:value-type="float" office:value="-43.61" calcext:value-type="float">
            <text:p/>
          </table:table-cell>
          <table:table-cell table:style-name="ce327" table:formula="of:=IF([.AV69]&lt;&gt;&quot;&quot;;[.AW68]-[.AV69];[.AW68])-[.K69]*[.H69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70]=&quot;&quot;;[.C69]+[.K70]+[.B70];[.AO70])" office:value-type="float" office:value="0.3001723" calcext:value-type="float">
            <text:p/>
          </table:table-cell>
          <table:table-cell table:style-name="ce41" table:formula="of:=IF([.AP70]&lt;&gt;&quot;&quot;;[.AP70];[.D69]+[.AV70])" office:value-type="float" office:value="5.366375" calcext:value-type="float">
            <text:p/>
          </table:table-cell>
          <table:table-cell table:style-name="ce50" table:formula="of:=IF([.H70]=0;&quot;&quot;;[.D70]+[.C70]*[.H70]+[.AW70]+[.AG70]-[.AH70])" office:value-type="float" office:value="185.469755" calcext:value-type="float">
            <text:p/>
          </table:table-cell>
          <table:table-cell table:style-name="ce114" table:formula="of:=100*IF([.L70]=0;0;[.E70]/[.E69]-1)" office:value-type="float" office:value="-3.7689113140903" calcext:value-type="float">
            <text:p/>
          </table:table-cell>
          <table:table-cell table:style-name="ce11"/>
          <table:table-cell table:style-name="ce138" office:value-type="float" office:value="600" calcext:value-type="float">
            <text:p>600</text:p>
          </table:table-cell>
          <table:table-cell table:style-name="ce143"/>
          <table:table-cell table:style-name="ce156" office:value-type="float" office:value="-0.4" calcext:value-type="float">
            <text:p>-0.4</text:p>
          </table:table-cell>
          <table:table-cell table:style-name="ce161"/>
          <table:table-cell table:style-name="ce169" office:value-type="time" office:time-value="PT10H33M00S" calcext:value-type="time">
            <text:p>0.439583333333333</text:p>
          </table:table-cell>
          <table:table-cell table:style-name="ce173" office:value-type="date" office:date-value="2014-02-20" calcext:value-type="date">
            <text:p>41690</text:p>
          </table:table-cell>
          <table:table-cell table:style-name="ce11"/>
          <table:table-cell table:style-name="ce162" table:formula="of:=[.O69]+[.J70]" office:value-type="float" office:value="-0.4" calcext:value-type="float">
            <text:p/>
          </table:table-cell>
          <table:table-cell table:style-name="ce183" table:formula="of:=1+[.O70]/([.C70]+0)" office:value-type="float" office:value="-0.332567995114806" calcext:value-type="float">
            <text:p/>
          </table:table-cell>
          <table:table-cell table:style-name="ce189" table:formula="of:=-[.O70]-[.C70]" office:value-type="float" office:value="0.0998277" calcext:value-type="float">
            <text:p/>
          </table:table-cell>
          <table:table-cell table:style-name="ce11"/>
          <table:table-cell table:style-name="ce197" table:formula="of:=-[.J70]+[.S69]" office:value-type="float" office:value="0.4" calcext:value-type="float">
            <text:p/>
          </table:table-cell>
          <table:table-cell table:style-name="ce204"/>
          <table:table-cell table:style-name="ce211"/>
          <table:table-cell table:style-name="ce214" table:formula="of:=[.E70]/(ABS([.O70])*[.H70]*[.$V$6])" office:value-type="float" office:value="7.72790645833333" calcext:value-type="float">
            <text:p/>
          </table:table-cell>
          <table:table-cell table:style-name="ce218" table:formula="of:=[.O70]*[.H70]/[.E70]" office:value-type="float" office:value="-1.29401152225601" calcext:value-type="float">
            <text:p/>
          </table:table-cell>
          <table:table-cell table:style-name="ce182" table:formula="of:=([.E70]*[.$W$6]-ABS([.S70])*[.H70])/[.H70]" office:value-type="float" office:value="0.372790645833333" calcext:value-type="float">
            <text:p/>
          </table:table-cell>
          <table:table-cell table:style-name="ce11"/>
          <table:table-cell table:style-name="ce138" table:formula="of:=[.H70]*(-[.$AA$6]*0.01+[.P70])/[.P70]" office:value-type="float" office:value="636.082846744942" calcext:value-type="float">
            <text:p/>
          </table:table-cell>
          <table:table-cell table:style-name="ce229" table:formula="of:=([.H70]-[.I70])*[.Q70]/[.E70]*100" office:value-type="float" office:value="32.2945485100792" calcext:value-type="float">
            <text:p/>
          </table:table-cell>
          <table:table-cell table:style-name="ce237" table:formula="of:=[.E70]*[.$AA$6]*0.01/([.H70]-[.I70])" office:value-type="float" office:value="0.00618232516666667" calcext:value-type="float">
            <text:p/>
          </table:table-cell>
          <table:table-cell table:style-name="ce247" table:formula="of:=IF([.H70]=&quot;&quot;;&quot;&quot;;[.H70]-0.01*[.$AC$6]*[.AG70]/[.O70])" office:value-type="float" office:value="600" calcext:value-type="float">
            <text:p/>
          </table:table-cell>
          <table:table-cell table:style-name="ce11"/>
          <table:table-cell table:style-name="ce255" table:formula="of:=IFERROR(IF(SIGN([.O70])+SIGN([.O69])=0;[.H70];([.H70]*[.J70]+[.AE69]*[.O69])/[.O70]);0)" office:value-type="float" office:value="600" calcext:value-type="float">
            <text:p/>
          </table:table-cell>
          <table:table-cell table:style-name="ce264" table:formula="of:=IF([.H70]=0;0;-([.H69]-[.H70])*[.O69])" office:value-type="float" office:value="-0" calcext:value-type="float">
            <text:p/>
          </table:table-cell>
          <table:table-cell table:style-name="ce269" table:formula="of:=[.AF70]+[.AG69]-[.AH69]" office:value-type="float" office:value="0" calcext:value-type="float">
            <text:p/>
          </table:table-cell>
          <table:table-cell table:style-name="ce277" table:formula="of:=IF(OR([.O70]=0;SIGN([.O70])+SIGN([.O69])=0);(-[.H70]+[.AE69])*-[.O69];0)" office:value-type="float" office:value="0" calcext:value-type="float">
            <text:p/>
          </table:table-cell>
          <table:table-cell table:style-name="ce283" table:formula="of:=[.AG70]/([.E70]-[.AG70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5.366375" calcext:value-type="float">
            <text:p>5.366375</text:p>
          </table:table-cell>
          <table:table-cell table:style-name="ce11"/>
          <table:table-cell table:style-name="ce311" table:number-matrix-columns-spanned="1" table:number-matrix-rows-spanned="1" table:formula="of:=SUM(IF([.$F$10:.$F70]*ABS(SIGN([.$J$10:.$J70]))&gt;0;1;0))/SUM(IF([.$F$10:.$F70]*ABS(SIGN([.$J$10:.$J70]))&lt;&gt;0;1;0))" office:value-type="float" office:value="0.428571428571429" calcext:value-type="float">
            <text:p/>
          </table:table-cell>
          <table:table-cell table:style-name="ce15" table:number-matrix-columns-spanned="1" table:number-matrix-rows-spanned="1" table:formula="of:=-SUM(IF([.$F$10:.$F70]*ABS(SIGN([.$J$10:.$J70]))&lt;0;[.$F$10:.$F70];0))/SUM(IF([.$F$10:.$F70]*ABS(SIGN([.$J$10:.$J70]))&lt;0;1;0))" office:value-type="float" office:value="1.63387335270317" calcext:value-type="float">
            <text:p/>
          </table:table-cell>
          <table:table-cell table:style-name="ce15" table:number-matrix-columns-spanned="1" table:number-matrix-rows-spanned="1" table:formula="of:=SUM(IF([.$F$10:.$F70]*ABS(SIGN([.$J$10:.$J70]))&gt;0;[.$F$10:.$F70];0))/SUM(IF([.$F$10:.$F70]*ABS(SIGN([.$J$10:.$J70]))&gt;0;1;0))/[.AS70]" office:value-type="float" office:value="4.21242218655254" calcext:value-type="float">
            <text:p/>
          </table:table-cell>
          <table:table-cell table:style-name="ce11"/>
          <table:table-cell table:style-name="ce321"/>
          <table:table-cell table:style-name="ce327" table:formula="of:=IF([.AV70]&lt;&gt;&quot;&quot;;[.AW69]-[.AV70];[.AW69])-[.K70]*[.H70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71]=&quot;&quot;;[.C70]+[.K71]+[.B71];[.AO71])" office:value-type="float" office:value="0.3001723" calcext:value-type="float">
            <text:p/>
          </table:table-cell>
          <table:table-cell table:style-name="ce41" table:formula="of:=IF([.AP71]&lt;&gt;&quot;&quot;;[.AP71];[.D70]+[.AV71])" office:value-type="float" office:value="5.006375" calcext:value-type="float">
            <text:p/>
          </table:table-cell>
          <table:table-cell table:style-name="ce50" table:formula="of:=IF([.H71]=0;&quot;&quot;;[.D71]+[.C71]*[.H71]+[.AW71]+[.AG71]-[.AH71])" office:value-type="float" office:value="185.109755" calcext:value-type="float">
            <text:p/>
          </table:table-cell>
          <table:table-cell table:style-name="ce115" table:formula="of:=100*IF([.L71]=0;0;[.E71]/[.E70]-1)" office:value-type="float" office:value="-0.194101728338414" calcext:value-type="float">
            <text:p/>
          </table:table-cell>
          <table:table-cell table:style-name="ce11"/>
          <table:table-cell table:style-name="ce138" office:value-type="float" office:value="600" calcext:value-type="float">
            <text:p>600</text:p>
          </table:table-cell>
          <table:table-cell table:style-name="ce143"/>
          <table:table-cell table:style-name="ce156" office:value-type="float" office:value="0.4" calcext:value-type="float">
            <text:p>0.4</text:p>
          </table:table-cell>
          <table:table-cell table:style-name="ce161"/>
          <table:table-cell table:style-name="ce169" office:value-type="time" office:time-value="PT11H54M00S" calcext:value-type="time">
            <text:p>0.495833333333333</text:p>
          </table:table-cell>
          <table:table-cell table:style-name="ce173" office:value-type="date" office:date-value="2014-02-20" calcext:value-type="date">
            <text:p>41690</text:p>
          </table:table-cell>
          <table:table-cell table:style-name="ce11"/>
          <table:table-cell table:style-name="ce162" table:formula="of:=[.O70]+[.J71]" office:value-type="float" office:value="0" calcext:value-type="float">
            <text:p/>
          </table:table-cell>
          <table:table-cell table:style-name="ce183" table:formula="of:=1+[.O71]/([.C71]+0)" office:value-type="float" office:value="1" calcext:value-type="float">
            <text:p/>
          </table:table-cell>
          <table:table-cell table:style-name="ce189" table:formula="of:=-[.O71]-[.C71]" office:value-type="float" office:value="-0.3001723" calcext:value-type="float">
            <text:p/>
          </table:table-cell>
          <table:table-cell table:style-name="ce11"/>
          <table:table-cell table:style-name="ce197" table:formula="of:=-[.J71]+[.S70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71]/(ABS([.O71])*[.H71]*[.$V$6])" office:value-type="string" office:string-value="" calcext:value-type="error">
            <text:p/>
          </table:table-cell>
          <table:table-cell table:style-name="ce218" table:formula="of:=[.O71]*[.H71]/[.E71]" office:value-type="float" office:value="0" calcext:value-type="float">
            <text:p/>
          </table:table-cell>
          <table:table-cell table:style-name="ce182" table:formula="of:=([.E71]*[.$W$6]-ABS([.S71])*[.H71])/[.H71]" office:value-type="float" office:value="0.771290645833333" calcext:value-type="float">
            <text:p/>
          </table:table-cell>
          <table:table-cell table:style-name="ce11"/>
          <table:table-cell table:style-name="ce138" table:formula="of:=[.H71]*(-[.$AA$6]*0.01+[.P71])/[.P71]" office:value-type="float" office:value="588" calcext:value-type="float">
            <text:p/>
          </table:table-cell>
          <table:table-cell table:style-name="ce229" table:formula="of:=([.H71]-[.I71])*[.Q71]/[.E71]*100" office:value-type="float" office:value="-97.2954558769742" calcext:value-type="float">
            <text:p/>
          </table:table-cell>
          <table:table-cell table:style-name="ce237" table:formula="of:=[.E71]*[.$AA$6]*0.01/([.H71]-[.I71])" office:value-type="float" office:value="0.00617032516666667" calcext:value-type="float">
            <text:p/>
          </table:table-cell>
          <table:table-cell table:style-name="ce247" table:formula="of:=IF([.H71]=&quot;&quot;;&quot;&quot;;[.H71]-0.01*[.$AC$6]*[.AG71]/[.O71])" office:value-type="string" office:string-value="" calcext:value-type="error">
            <text:p/>
          </table:table-cell>
          <table:table-cell table:style-name="ce11"/>
          <table:table-cell table:style-name="ce255" table:formula="of:=IFERROR(IF(SIGN([.O71])+SIGN([.O70])=0;[.H71];([.H71]*[.J71]+[.AE70]*[.O70])/[.O71]);0)" office:value-type="float" office:value="0" calcext:value-type="float">
            <text:p/>
          </table:table-cell>
          <table:table-cell table:style-name="ce264" table:formula="of:=IF([.H71]=0;0;-([.H70]-[.H71])*[.O70])" office:value-type="float" office:value="0" calcext:value-type="float">
            <text:p/>
          </table:table-cell>
          <table:table-cell table:style-name="ce269" table:formula="of:=[.AF71]+[.AG70]-[.AH70]" office:value-type="float" office:value="0" calcext:value-type="float">
            <text:p/>
          </table:table-cell>
          <table:table-cell table:style-name="ce277" table:formula="of:=IF(OR([.O71]=0;SIGN([.O71])+SIGN([.O70])=0);(-[.H71]+[.AE70])*-[.O70];0)" office:value-type="float" office:value="0" calcext:value-type="float">
            <text:p/>
          </table:table-cell>
          <table:table-cell table:style-name="ce283" table:formula="of:=[.AG71]/([.E71]-[.AG71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5.006375" calcext:value-type="float">
            <text:p>5.006375</text:p>
          </table:table-cell>
          <table:table-cell table:style-name="ce11"/>
          <table:table-cell table:style-name="ce311" table:number-matrix-columns-spanned="1" table:number-matrix-rows-spanned="1" table:formula="of:=SUM(IF([.$F$10:.$F71]*ABS(SIGN([.$J$10:.$J71]))&gt;0;1;0))/SUM(IF([.$F$10:.$F71]*ABS(SIGN([.$J$10:.$J71]))&lt;&gt;0;1;0))" office:value-type="float" office:value="0.421052631578947" calcext:value-type="float">
            <text:p/>
          </table:table-cell>
          <table:table-cell table:style-name="ce15" table:number-matrix-columns-spanned="1" table:number-matrix-rows-spanned="1" table:formula="of:=-SUM(IF([.$F$10:.$F71]*ABS(SIGN([.$J$10:.$J71]))&lt;0;[.$F$10:.$F71];0))/SUM(IF([.$F$10:.$F71]*ABS(SIGN([.$J$10:.$J71]))&lt;0;1;0))" office:value-type="float" office:value="1.5902439095406" calcext:value-type="float">
            <text:p/>
          </table:table-cell>
          <table:table-cell table:style-name="ce15" table:number-matrix-columns-spanned="1" table:number-matrix-rows-spanned="1" table:formula="of:=SUM(IF([.$F$10:.$F71]*ABS(SIGN([.$J$10:.$J71]))&gt;0;[.$F$10:.$F71];0))/SUM(IF([.$F$10:.$F71]*ABS(SIGN([.$J$10:.$J71]))&gt;0;1;0))/[.AS71]" office:value-type="float" office:value="4.32799290703278" calcext:value-type="float">
            <text:p/>
          </table:table-cell>
          <table:table-cell table:style-name="ce11"/>
          <table:table-cell table:style-name="ce321"/>
          <table:table-cell table:style-name="ce327" table:formula="of:=IF([.AV71]&lt;&gt;&quot;&quot;;[.AW70]-[.AV71];[.AW70])-[.K71]*[.H71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72]=&quot;&quot;;[.C71]+[.K72]+[.B72];[.AO72])" office:value-type="float" office:value="0.3001723" calcext:value-type="float">
            <text:p/>
          </table:table-cell>
          <table:table-cell table:style-name="ce41" table:formula="of:=IF([.AP72]&lt;&gt;&quot;&quot;;[.AP72];[.D71]+[.AV72])" office:value-type="float" office:value="4.652975" calcext:value-type="float">
            <text:p/>
          </table:table-cell>
          <table:table-cell table:style-name="ce50" table:formula="of:=IF([.H72]=0;&quot;&quot;;[.D72]+[.C72]*[.H72]+[.AW72]+[.AG72]-[.AH72])" office:value-type="float" office:value="181.4544597" calcext:value-type="float">
            <text:p/>
          </table:table-cell>
          <table:table-cell table:style-name="ce116" table:formula="of:=100*IF([.L72]=0;0;[.E72]/[.E71]-1)" office:value-type="float" office:value="-1.97466378797811" calcext:value-type="float">
            <text:p/>
          </table:table-cell>
          <table:table-cell table:style-name="ce11"/>
          <table:table-cell table:style-name="ce138" office:value-type="float" office:value="589" calcext:value-type="float">
            <text:p>589</text:p>
          </table:table-cell>
          <table:table-cell table:style-name="ce143" office:value-type="float" office:value="595" calcext:value-type="float">
            <text:p>595</text:p>
          </table:table-cell>
          <table:table-cell table:style-name="ce156" office:value-type="float" office:value="-0.4" calcext:value-type="float">
            <text:p>-0.4</text:p>
          </table:table-cell>
          <table:table-cell table:style-name="ce161"/>
          <table:table-cell table:style-name="ce169" office:value-type="time" office:time-value="PT19H33M00S" calcext:value-type="time">
            <text:p>0.814583333333333</text:p>
          </table:table-cell>
          <table:table-cell table:style-name="ce173" office:value-type="date" office:date-value="2014-02-20" calcext:value-type="date">
            <text:p>41690</text:p>
          </table:table-cell>
          <table:table-cell table:style-name="ce11"/>
          <table:table-cell table:style-name="ce162" table:formula="of:=[.O71]+[.J72]" office:value-type="float" office:value="-0.4" calcext:value-type="float">
            <text:p/>
          </table:table-cell>
          <table:table-cell table:style-name="ce183" table:formula="of:=1+[.O72]/([.C72]+0)" office:value-type="float" office:value="-0.332567995114806" calcext:value-type="float">
            <text:p/>
          </table:table-cell>
          <table:table-cell table:style-name="ce189" table:formula="of:=-[.O72]-[.C72]" office:value-type="float" office:value="0.0998277" calcext:value-type="float">
            <text:p/>
          </table:table-cell>
          <table:table-cell table:style-name="ce11"/>
          <table:table-cell table:style-name="ce197" table:formula="of:=-[.J72]+[.S71]" office:value-type="float" office:value="0.4" calcext:value-type="float">
            <text:p/>
          </table:table-cell>
          <table:table-cell table:style-name="ce204"/>
          <table:table-cell table:style-name="ce211"/>
          <table:table-cell table:style-name="ce214" table:formula="of:=[.E72]/(ABS([.O72])*[.H72]*[.$V$6])" office:value-type="float" office:value="7.70180219439728" calcext:value-type="float">
            <text:p/>
          </table:table-cell>
          <table:table-cell table:style-name="ce218" table:formula="of:=[.O72]*[.H72]/[.E72]" office:value-type="float" office:value="-1.29839740720354" calcext:value-type="float">
            <text:p/>
          </table:table-cell>
          <table:table-cell table:style-name="ce182" table:formula="of:=([.E72]*[.$W$6]-ABS([.S72])*[.H72])/[.H72]" office:value-type="float" office:value="0.370180219439728" calcext:value-type="float">
            <text:p/>
          </table:table-cell>
          <table:table-cell table:style-name="ce11"/>
          <table:table-cell table:style-name="ce138" table:formula="of:=[.H72]*(-[.$AA$6]*0.01+[.P72])/[.P72]" office:value-type="float" office:value="624.421327887951" calcext:value-type="float">
            <text:p/>
          </table:table-cell>
          <table:table-cell table:style-name="ce229" table:formula="of:=([.H72]-[.I72])*[.Q72]/[.E72]*100" office:value-type="float" office:value="-0.330091749186146" calcext:value-type="float">
            <text:p/>
          </table:table-cell>
          <table:table-cell table:style-name="ce237" table:formula="of:=[.E72]*[.$AA$6]*0.01/([.H72]-[.I72])" office:value-type="float" office:value="-0.604848199" calcext:value-type="float">
            <text:p/>
          </table:table-cell>
          <table:table-cell table:style-name="ce247" table:formula="of:=IF([.H72]=&quot;&quot;;&quot;&quot;;[.H72]-0.01*[.$AC$6]*[.AG72]/[.O72])" office:value-type="float" office:value="589" calcext:value-type="float">
            <text:p/>
          </table:table-cell>
          <table:table-cell table:style-name="ce11"/>
          <table:table-cell table:style-name="ce255" table:formula="of:=IFERROR(IF(SIGN([.O72])+SIGN([.O71])=0;[.H72];([.H72]*[.J72]+[.AE71]*[.O71])/[.O72]);0)" office:value-type="float" office:value="589" calcext:value-type="float">
            <text:p/>
          </table:table-cell>
          <table:table-cell table:style-name="ce264" table:formula="of:=IF([.H72]=0;0;-([.H71]-[.H72])*[.O71])" office:value-type="float" office:value="-0" calcext:value-type="float">
            <text:p/>
          </table:table-cell>
          <table:table-cell table:style-name="ce269" table:formula="of:=[.AF72]+[.AG71]-[.AH71]" office:value-type="float" office:value="0" calcext:value-type="float">
            <text:p/>
          </table:table-cell>
          <table:table-cell table:style-name="ce277" table:formula="of:=IF(OR([.O72]=0;SIGN([.O72])+SIGN([.O71])=0);(-[.H72]+[.AE71])*-[.O71];0)" office:value-type="float" office:value="0" calcext:value-type="float">
            <text:p/>
          </table:table-cell>
          <table:table-cell table:style-name="ce283" table:formula="of:=[.AG72]/([.E72]-[.AG72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4.652975" calcext:value-type="float">
            <text:p>4.652975</text:p>
          </table:table-cell>
          <table:table-cell table:style-name="ce11"/>
          <table:table-cell table:style-name="ce311" table:number-matrix-columns-spanned="1" table:number-matrix-rows-spanned="1" table:formula="of:=SUM(IF([.$F$10:.$F72]*ABS(SIGN([.$J$10:.$J72]))&gt;0;1;0))/SUM(IF([.$F$10:.$F72]*ABS(SIGN([.$J$10:.$J72]))&lt;&gt;0;1;0))" office:value-type="float" office:value="0.413793103448276" calcext:value-type="float">
            <text:p/>
          </table:table-cell>
          <table:table-cell table:style-name="ce15" table:number-matrix-columns-spanned="1" table:number-matrix-rows-spanned="1" table:formula="of:=-SUM(IF([.$F$10:.$F72]*ABS(SIGN([.$J$10:.$J72]))&lt;0;[.$F$10:.$F72];0))/SUM(IF([.$F$10:.$F72]*ABS(SIGN([.$J$10:.$J72]))&lt;0;1;0))" office:value-type="float" office:value="1.60155037655347" calcext:value-type="float">
            <text:p/>
          </table:table-cell>
          <table:table-cell table:style-name="ce15" table:number-matrix-columns-spanned="1" table:number-matrix-rows-spanned="1" table:formula="of:=SUM(IF([.$F$10:.$F72]*ABS(SIGN([.$J$10:.$J72]))&gt;0;[.$F$10:.$F72];0))/SUM(IF([.$F$10:.$F72]*ABS(SIGN([.$J$10:.$J72]))&gt;0;1;0))/[.AS72]" office:value-type="float" office:value="4.29743857058999" calcext:value-type="float">
            <text:p/>
          </table:table-cell>
          <table:table-cell table:style-name="ce11"/>
          <table:table-cell table:style-name="ce321"/>
          <table:table-cell table:style-name="ce327" table:formula="of:=IF([.AV72]&lt;&gt;&quot;&quot;;[.AW71]-[.AV72];[.AW71])-[.K72]*[.H72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73]=&quot;&quot;;[.C72]+[.K73]+[.B73];[.AO73])" office:value-type="float" office:value="0.3001723" calcext:value-type="float">
            <text:p/>
          </table:table-cell>
          <table:table-cell table:style-name="ce41" table:formula="of:=IF([.AP73]&lt;&gt;&quot;&quot;;[.AP73];[.D72]+[.AV73])" office:value-type="float" office:value="4.575725" calcext:value-type="float">
            <text:p/>
          </table:table-cell>
          <table:table-cell table:style-name="ce50" table:formula="of:=IF([.H73]=0;&quot;&quot;;[.D73]+[.C73]*[.H73]+[.AW73]+[.AG73]-[.AH73])" office:value-type="float" office:value="188.7644595" calcext:value-type="float">
            <text:p/>
          </table:table-cell>
          <table:table-cell table:style-name="ce117" table:formula="of:=100*IF([.L73]=0;0;[.E73]/[.E72]-1)" office:value-type="float" office:value="4.02855890788558" calcext:value-type="float">
            <text:p/>
          </table:table-cell>
          <table:table-cell table:style-name="ce11"/>
          <table:table-cell table:style-name="ce138" office:value-type="float" office:value="515" calcext:value-type="float">
            <text:p>515</text:p>
          </table:table-cell>
          <table:table-cell table:style-name="ce143" office:value-type="float" office:value="525" calcext:value-type="float">
            <text:p>525</text:p>
          </table:table-cell>
          <table:table-cell table:style-name="ce156" office:value-type="float" office:value="-0.1" calcext:value-type="float">
            <text:p>-0.1</text:p>
          </table:table-cell>
          <table:table-cell table:style-name="ce161"/>
          <table:table-cell table:style-name="ce169" office:value-type="time" office:time-value="PT13H41M00S" calcext:value-type="time">
            <text:p>0.570138888888889</text:p>
          </table:table-cell>
          <table:table-cell table:style-name="ce173" office:value-type="date" office:date-value="2014-02-25" calcext:value-type="date">
            <text:p>41695</text:p>
          </table:table-cell>
          <table:table-cell table:style-name="ce11"/>
          <table:table-cell table:style-name="ce162" table:formula="of:=[.O72]+[.J73]" office:value-type="float" office:value="-0.5" calcext:value-type="float">
            <text:p/>
          </table:table-cell>
          <table:table-cell table:style-name="ce183" table:formula="of:=1+[.O73]/([.C73]+0)" office:value-type="float" office:value="-0.665709993893507" calcext:value-type="float">
            <text:p/>
          </table:table-cell>
          <table:table-cell table:style-name="ce189" table:formula="of:=-[.O73]-[.C73]" office:value-type="float" office:value="0.1998277" calcext:value-type="float">
            <text:p/>
          </table:table-cell>
          <table:table-cell table:style-name="ce11"/>
          <table:table-cell table:style-name="ce197" table:formula="of:=-[.J73]+[.S72]" office:value-type="float" office:value="0.5" calcext:value-type="float">
            <text:p/>
          </table:table-cell>
          <table:table-cell table:style-name="ce204"/>
          <table:table-cell table:style-name="ce211"/>
          <table:table-cell table:style-name="ce214" table:formula="of:=[.E73]/(ABS([.O73])*[.H73]*[.$V$6])" office:value-type="float" office:value="7.33065862135922" calcext:value-type="float">
            <text:p/>
          </table:table-cell>
          <table:table-cell table:style-name="ce218" table:formula="of:=[.O73]*[.H73]/[.E73]" office:value-type="float" office:value="-1.36413390890461" calcext:value-type="float">
            <text:p/>
          </table:table-cell>
          <table:table-cell table:style-name="ce182" table:formula="of:=([.E73]*[.$W$6]-ABS([.S73])*[.H73])/[.H73]" office:value-type="float" office:value="0.416332327669903" calcext:value-type="float">
            <text:p/>
          </table:table-cell>
          <table:table-cell table:style-name="ce11"/>
          <table:table-cell table:style-name="ce138" table:formula="of:=[.H73]*(-[.$AA$6]*0.01+[.P73])/[.P73]" office:value-type="float" office:value="530.472202752672" calcext:value-type="float">
            <text:p/>
          </table:table-cell>
          <table:table-cell table:style-name="ce229" table:formula="of:=([.H73]-[.I73])*[.Q73]/[.E73]*100" office:value-type="float" office:value="-1.05860870488706" calcext:value-type="float">
            <text:p/>
          </table:table-cell>
          <table:table-cell table:style-name="ce237" table:formula="of:=[.E73]*[.$AA$6]*0.01/([.H73]-[.I73])" office:value-type="float" office:value="-0.377528919" calcext:value-type="float">
            <text:p/>
          </table:table-cell>
          <table:table-cell table:style-name="ce247" table:formula="of:=IF([.H73]=&quot;&quot;;&quot;&quot;;[.H73]-0.01*[.$AC$6]*[.AG73]/[.O73])" office:value-type="float" office:value="520.92" calcext:value-type="float">
            <text:p/>
          </table:table-cell>
          <table:table-cell table:style-name="ce11"/>
          <table:table-cell table:style-name="ce255" table:formula="of:=IFERROR(IF(SIGN([.O73])+SIGN([.O72])=0;[.H73];([.H73]*[.J73]+[.AE72]*[.O72])/[.O73]);0)" office:value-type="float" office:value="574.2" calcext:value-type="float">
            <text:p/>
          </table:table-cell>
          <table:table-cell table:style-name="ce264" table:formula="of:=IF([.H73]=0;0;-([.H72]-[.H73])*[.O72])" office:value-type="float" office:value="29.6" calcext:value-type="float">
            <text:p/>
          </table:table-cell>
          <table:table-cell table:style-name="ce269" table:formula="of:=[.AF73]+[.AG72]-[.AH72]" office:value-type="float" office:value="29.6" calcext:value-type="float">
            <text:p/>
          </table:table-cell>
          <table:table-cell table:style-name="ce277" table:formula="of:=IF(OR([.O73]=0;SIGN([.O73])+SIGN([.O72])=0);(-[.H73]+[.AE72])*-[.O72];0)" office:value-type="float" office:value="0" calcext:value-type="float">
            <text:p/>
          </table:table-cell>
          <table:table-cell table:style-name="ce283" table:formula="of:=[.AG73]/([.E73]-[.AG73])" office:value-type="float" office:value="0.185971165252504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4.575725" calcext:value-type="float">
            <text:p>4.575725</text:p>
          </table:table-cell>
          <table:table-cell table:style-name="ce11"/>
          <table:table-cell table:style-name="ce311" table:number-matrix-columns-spanned="1" table:number-matrix-rows-spanned="1" table:formula="of:=SUM(IF([.$F$10:.$F73]*ABS(SIGN([.$J$10:.$J73]))&gt;0;1;0))/SUM(IF([.$F$10:.$F73]*ABS(SIGN([.$J$10:.$J73]))&lt;&gt;0;1;0))" office:value-type="float" office:value="0.423728813559322" calcext:value-type="float">
            <text:p/>
          </table:table-cell>
          <table:table-cell table:style-name="ce15" table:number-matrix-columns-spanned="1" table:number-matrix-rows-spanned="1" table:formula="of:=-SUM(IF([.$F$10:.$F73]*ABS(SIGN([.$J$10:.$J73]))&lt;0;[.$F$10:.$F73];0))/SUM(IF([.$F$10:.$F73]*ABS(SIGN([.$J$10:.$J73]))&lt;0;1;0))" office:value-type="float" office:value="1.60155037655347" calcext:value-type="float">
            <text:p/>
          </table:table-cell>
          <table:table-cell table:style-name="ce15" table:number-matrix-columns-spanned="1" table:number-matrix-rows-spanned="1" table:formula="of:=SUM(IF([.$F$10:.$F73]*ABS(SIGN([.$J$10:.$J73]))&gt;0;[.$F$10:.$F73];0))/SUM(IF([.$F$10:.$F73]*ABS(SIGN([.$J$10:.$J73]))&gt;0;1;0))/[.AS73]" office:value-type="float" office:value="4.22615750457195" calcext:value-type="float">
            <text:p/>
          </table:table-cell>
          <table:table-cell table:style-name="ce11"/>
          <table:table-cell table:style-name="ce321"/>
          <table:table-cell table:style-name="ce327" table:formula="of:=IF([.AV73]&lt;&gt;&quot;&quot;;[.AW72]-[.AV73];[.AW72])-[.K73]*[.H73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74]=&quot;&quot;;[.C73]+[.K74]+[.B74];[.AO74])" office:value-type="float" office:value="0.3001723" calcext:value-type="float">
            <text:p/>
          </table:table-cell>
          <table:table-cell table:style-name="ce41" table:formula="of:=IF([.AP74]&lt;&gt;&quot;&quot;;[.AP74];[.D73]+[.AV74])" office:value-type="float" office:value="4.49832501" calcext:value-type="float">
            <text:p/>
          </table:table-cell>
          <table:table-cell table:style-name="ce50" table:formula="of:=IF([.H74]=0;&quot;&quot;;[.D74]+[.C74]*[.H74]+[.AW74]+[.AG74]-[.AH74])" office:value-type="float" office:value="188.48723181" calcext:value-type="float">
            <text:p/>
          </table:table-cell>
          <table:table-cell table:style-name="ce118" table:formula="of:=100*IF([.L74]=0;0;[.E74]/[.E73]-1)" office:value-type="float" office:value="-0.146864346569442" calcext:value-type="float">
            <text:p/>
          </table:table-cell>
          <table:table-cell table:style-name="ce11"/>
          <table:table-cell table:style-name="ce138" office:value-type="float" office:value="516" calcext:value-type="float">
            <text:p>516</text:p>
          </table:table-cell>
          <table:table-cell table:style-name="ce143"/>
          <table:table-cell table:style-name="ce156" office:value-type="float" office:value="0.1" calcext:value-type="float">
            <text:p>0.1</text:p>
          </table:table-cell>
          <table:table-cell table:style-name="ce161"/>
          <table:table-cell table:style-name="ce169" office:value-type="time" office:time-value="PT18H05M00S" calcext:value-type="time">
            <text:p>0.753472222222222</text:p>
          </table:table-cell>
          <table:table-cell table:style-name="ce173" office:value-type="date" office:date-value="2014-02-25" calcext:value-type="date">
            <text:p>41695</text:p>
          </table:table-cell>
          <table:table-cell table:style-name="ce11"/>
          <table:table-cell table:style-name="ce162" table:formula="of:=[.O73]+[.J74]" office:value-type="float" office:value="-0.4" calcext:value-type="float">
            <text:p/>
          </table:table-cell>
          <table:table-cell table:style-name="ce183" table:formula="of:=1+[.O74]/([.C74]+0)" office:value-type="float" office:value="-0.332567995114806" calcext:value-type="float">
            <text:p/>
          </table:table-cell>
          <table:table-cell table:style-name="ce189" table:formula="of:=-[.O74]-[.C74]" office:value-type="float" office:value="0.0998277" calcext:value-type="float">
            <text:p/>
          </table:table-cell>
          <table:table-cell table:style-name="ce11"/>
          <table:table-cell table:style-name="ce197" table:formula="of:=-[.J74]+[.S73]" office:value-type="float" office:value="0.4" calcext:value-type="float">
            <text:p/>
          </table:table-cell>
          <table:table-cell table:style-name="ce204"/>
          <table:table-cell table:style-name="ce211"/>
          <table:table-cell table:style-name="ce214" table:formula="of:=[.E74]/(ABS([.O74])*[.H74]*[.$V$6])" office:value-type="float" office:value="9.13213332412791" calcext:value-type="float">
            <text:p/>
          </table:table-cell>
          <table:table-cell table:style-name="ce218" table:formula="of:=[.O74]*[.H74]/[.E74]" office:value-type="float" office:value="-1.09503438518348" calcext:value-type="float">
            <text:p/>
          </table:table-cell>
          <table:table-cell table:style-name="ce182" table:formula="of:=([.E74]*[.$W$6]-ABS([.S74])*[.H74])/[.H74]" office:value-type="float" office:value="0.513213332412791" calcext:value-type="float">
            <text:p/>
          </table:table-cell>
          <table:table-cell table:style-name="ce11"/>
          <table:table-cell table:style-name="ce138" table:formula="of:=[.H74]*(-[.$AA$6]*0.01+[.P74])/[.P74]" office:value-type="float" office:value="547.03124820065" calcext:value-type="float">
            <text:p/>
          </table:table-cell>
          <table:table-cell table:style-name="ce229" table:formula="of:=([.H74]-[.I74])*[.Q74]/[.E74]*100" office:value-type="float" office:value="27.3286910234453" calcext:value-type="float">
            <text:p/>
          </table:table-cell>
          <table:table-cell table:style-name="ce237" table:formula="of:=[.E74]*[.$AA$6]*0.01/([.H74]-[.I74])" office:value-type="float" office:value="0.00730570665930233" calcext:value-type="float">
            <text:p/>
          </table:table-cell>
          <table:table-cell table:style-name="ce247" table:formula="of:=IF([.H74]=&quot;&quot;;&quot;&quot;;[.H74]-0.01*[.$AC$6]*[.AG74]/[.O74])" office:value-type="float" office:value="523.275" calcext:value-type="float">
            <text:p/>
          </table:table-cell>
          <table:table-cell table:style-name="ce11"/>
          <table:table-cell table:style-name="ce255" table:formula="of:=IFERROR(IF(SIGN([.O74])+SIGN([.O73])=0;[.H74];([.H74]*[.J74]+[.AE73]*[.O73])/[.O74]);0)" office:value-type="float" office:value="588.75" calcext:value-type="float">
            <text:p/>
          </table:table-cell>
          <table:table-cell table:style-name="ce264" table:formula="of:=IF([.H74]=0;0;-([.H73]-[.H74])*[.O73])" office:value-type="float" office:value="-0.5" calcext:value-type="float">
            <text:p/>
          </table:table-cell>
          <table:table-cell table:style-name="ce269" table:formula="of:=[.AF74]+[.AG73]-[.AH73]" office:value-type="float" office:value="29.1" calcext:value-type="float">
            <text:p/>
          </table:table-cell>
          <table:table-cell table:style-name="ce277" table:formula="of:=IF(OR([.O74]=0;SIGN([.O74])+SIGN([.O73])=0);(-[.H74]+[.AE73])*-[.O73];0)" office:value-type="float" office:value="0" calcext:value-type="float">
            <text:p/>
          </table:table-cell>
          <table:table-cell table:style-name="ce283" table:formula="of:=[.AG74]/([.E74]-[.AG74])" office:value-type="float" office:value="0.18257422297596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4.49832501" calcext:value-type="float">
            <text:p>4.49832501</text:p>
          </table:table-cell>
          <table:table-cell table:style-name="ce11"/>
          <table:table-cell table:style-name="ce311" table:number-matrix-columns-spanned="1" table:number-matrix-rows-spanned="1" table:formula="of:=SUM(IF([.$F$10:.$F74]*ABS(SIGN([.$J$10:.$J74]))&gt;0;1;0))/SUM(IF([.$F$10:.$F74]*ABS(SIGN([.$J$10:.$J74]))&lt;&gt;0;1;0))" office:value-type="float" office:value="0.416666666666667" calcext:value-type="float">
            <text:p/>
          </table:table-cell>
          <table:table-cell table:style-name="ce15" table:number-matrix-columns-spanned="1" table:number-matrix-rows-spanned="1" table:formula="of:=-SUM(IF([.$F$10:.$F74]*ABS(SIGN([.$J$10:.$J74]))&lt;0;[.$F$10:.$F74];0))/SUM(IF([.$F$10:.$F74]*ABS(SIGN([.$J$10:.$J74]))&lt;0;1;0))" office:value-type="float" office:value="1.55998791855392" calcext:value-type="float">
            <text:p/>
          </table:table-cell>
          <table:table-cell table:style-name="ce15" table:number-matrix-columns-spanned="1" table:number-matrix-rows-spanned="1" table:formula="of:=SUM(IF([.$F$10:.$F74]*ABS(SIGN([.$J$10:.$J74]))&gt;0;[.$F$10:.$F74];0))/SUM(IF([.$F$10:.$F74]*ABS(SIGN([.$J$10:.$J74]))&gt;0;1;0))/[.AS74]" office:value-type="float" office:value="4.33875420592721" calcext:value-type="float">
            <text:p/>
          </table:table-cell>
          <table:table-cell table:style-name="ce11"/>
          <table:table-cell table:style-name="ce321"/>
          <table:table-cell table:style-name="ce327" table:formula="of:=IF([.AV74]&lt;&gt;&quot;&quot;;[.AW73]-[.AV74];[.AW73])-[.K74]*[.H74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75]=&quot;&quot;;[.C74]+[.K75]+[.B75];[.AO75])" office:value-type="float" office:value="0.3001723" calcext:value-type="float">
            <text:p/>
          </table:table-cell>
          <table:table-cell table:style-name="ce41" table:formula="of:=IF([.AP75]&lt;&gt;&quot;&quot;;[.AP75];[.D74]+[.AV75])" office:value-type="float" office:value="4.33782501" calcext:value-type="float">
            <text:p/>
          </table:table-cell>
          <table:table-cell table:style-name="ce50" table:formula="of:=IF([.H75]=0;&quot;&quot;;[.D75]+[.C75]*[.H75]+[.AW75]+[.AG75]-[.AH75])" office:value-type="float" office:value="186.43000551" calcext:value-type="float">
            <text:p/>
          </table:table-cell>
          <table:table-cell table:style-name="ce119" table:formula="of:=100*IF([.L75]=0;0;[.E75]/[.E74]-1)" office:value-type="float" office:value="-1.0914406669592" calcext:value-type="float">
            <text:p/>
          </table:table-cell>
          <table:table-cell table:style-name="ce11"/>
          <table:table-cell table:style-name="ce138" office:value-type="float" office:value="535" calcext:value-type="float">
            <text:p>535</text:p>
          </table:table-cell>
          <table:table-cell table:style-name="ce143"/>
          <table:table-cell table:style-name="ce156" office:value-type="float" office:value="-0.2" calcext:value-type="float">
            <text:p>-0.2</text:p>
          </table:table-cell>
          <table:table-cell table:style-name="ce161"/>
          <table:table-cell table:style-name="ce169" office:value-type="time" office:time-value="PT01H27M00S" calcext:value-type="time">
            <text:p>0.0604166666666667</text:p>
          </table:table-cell>
          <table:table-cell table:style-name="ce173" office:value-type="date" office:date-value="2014-02-26" calcext:value-type="date">
            <text:p>41696</text:p>
          </table:table-cell>
          <table:table-cell table:style-name="ce11"/>
          <table:table-cell table:style-name="ce162" table:formula="of:=[.O74]+[.J75]" office:value-type="float" office:value="-0.6" calcext:value-type="float">
            <text:p/>
          </table:table-cell>
          <table:table-cell table:style-name="ce183" table:formula="of:=1+[.O75]/([.C75]+0)" office:value-type="float" office:value="-0.998851992672209" calcext:value-type="float">
            <text:p/>
          </table:table-cell>
          <table:table-cell table:style-name="ce189" table:formula="of:=-[.O75]-[.C75]" office:value-type="float" office:value="0.2998277" calcext:value-type="float">
            <text:p/>
          </table:table-cell>
          <table:table-cell table:style-name="ce11"/>
          <table:table-cell table:style-name="ce197" table:formula="of:=-[.J75]+[.S74]" office:value-type="float" office:value="0.6" calcext:value-type="float">
            <text:p/>
          </table:table-cell>
          <table:table-cell table:style-name="ce204"/>
          <table:table-cell table:style-name="ce211"/>
          <table:table-cell table:style-name="ce214" table:formula="of:=[.E75]/(ABS([.O75])*[.H75]*[.$V$6])" office:value-type="float" office:value="5.80778833364486" calcext:value-type="float">
            <text:p/>
          </table:table-cell>
          <table:table-cell table:style-name="ce218" table:formula="of:=[.O75]*[.H75]/[.E75]" office:value-type="float" office:value="-1.72182583550255" calcext:value-type="float">
            <text:p/>
          </table:table-cell>
          <table:table-cell table:style-name="ce182" table:formula="of:=([.E75]*[.$W$6]-ABS([.S75])*[.H75])/[.H75]" office:value-type="float" office:value="0.271168250046729" calcext:value-type="float">
            <text:p/>
          </table:table-cell>
          <table:table-cell table:style-name="ce11"/>
          <table:table-cell table:style-name="ce138" table:formula="of:=[.H75]*(-[.$AA$6]*0.01+[.P75])/[.P75]" office:value-type="float" office:value="545.712297796368" calcext:value-type="float">
            <text:p/>
          </table:table-cell>
          <table:table-cell table:style-name="ce229" table:formula="of:=([.H75]-[.I75])*[.Q75]/[.E75]*100" office:value-type="float" office:value="86.0418466765511" calcext:value-type="float">
            <text:p/>
          </table:table-cell>
          <table:table-cell table:style-name="ce237" table:formula="of:=[.E75]*[.$AA$6]*0.01/([.H75]-[.I75])" office:value-type="float" office:value="0.00696934600037383" calcext:value-type="float">
            <text:p/>
          </table:table-cell>
          <table:table-cell table:style-name="ce247" table:formula="of:=IF([.H75]=&quot;&quot;;&quot;&quot;;[.H75]-0.01*[.$AC$6]*[.AG75]/[.O75])" office:value-type="float" office:value="538.583333333333" calcext:value-type="float">
            <text:p/>
          </table:table-cell>
          <table:table-cell table:style-name="ce11"/>
          <table:table-cell table:style-name="ce255" table:formula="of:=IFERROR(IF(SIGN([.O75])+SIGN([.O74])=0;[.H75];([.H75]*[.J75]+[.AE74]*[.O74])/[.O75]);0)" office:value-type="float" office:value="570.833333333333" calcext:value-type="float">
            <text:p/>
          </table:table-cell>
          <table:table-cell table:style-name="ce264" table:formula="of:=IF([.H75]=0;0;-([.H74]-[.H75])*[.O74])" office:value-type="float" office:value="-7.6" calcext:value-type="float">
            <text:p/>
          </table:table-cell>
          <table:table-cell table:style-name="ce269" table:formula="of:=[.AF75]+[.AG74]-[.AH74]" office:value-type="float" office:value="21.5" calcext:value-type="float">
            <text:p/>
          </table:table-cell>
          <table:table-cell table:style-name="ce277" table:formula="of:=IF(OR([.O75]=0;SIGN([.O75])+SIGN([.O74])=0);(-[.H75]+[.AE74])*-[.O74];0)" office:value-type="float" office:value="0" calcext:value-type="float">
            <text:p/>
          </table:table-cell>
          <table:table-cell table:style-name="ce283" table:formula="of:=[.AG75]/([.E75]-[.AG75])" office:value-type="float" office:value="0.130358329483572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4.33782501" calcext:value-type="float">
            <text:p>4.33782501</text:p>
          </table:table-cell>
          <table:table-cell table:style-name="ce11"/>
          <table:table-cell table:style-name="ce311" table:number-matrix-columns-spanned="1" table:number-matrix-rows-spanned="1" table:formula="of:=SUM(IF([.$F$10:.$F75]*ABS(SIGN([.$J$10:.$J75]))&gt;0;1;0))/SUM(IF([.$F$10:.$F75]*ABS(SIGN([.$J$10:.$J75]))&lt;&gt;0;1;0))" office:value-type="float" office:value="0.40983606557377" calcext:value-type="float">
            <text:p/>
          </table:table-cell>
          <table:table-cell table:style-name="ce15" table:number-matrix-columns-spanned="1" table:number-matrix-rows-spanned="1" table:formula="of:=-SUM(IF([.$F$10:.$F75]*ABS(SIGN([.$J$10:.$J75]))&lt;0;[.$F$10:.$F75];0))/SUM(IF([.$F$10:.$F75]*ABS(SIGN([.$J$10:.$J75]))&lt;0;1;0))" office:value-type="float" office:value="1.54697271712074" calcext:value-type="float">
            <text:p/>
          </table:table-cell>
          <table:table-cell table:style-name="ce15" table:number-matrix-columns-spanned="1" table:number-matrix-rows-spanned="1" table:formula="of:=SUM(IF([.$F$10:.$F75]*ABS(SIGN([.$J$10:.$J75]))&gt;0;[.$F$10:.$F75];0))/SUM(IF([.$F$10:.$F75]*ABS(SIGN([.$J$10:.$J75]))&gt;0;1;0))/[.AS75]" office:value-type="float" office:value="4.37525760339134" calcext:value-type="float">
            <text:p/>
          </table:table-cell>
          <table:table-cell table:style-name="ce11"/>
          <table:table-cell table:style-name="ce321"/>
          <table:table-cell table:style-name="ce327" table:formula="of:=IF([.AV75]&lt;&gt;&quot;&quot;;[.AW74]-[.AV75];[.AW74])-[.K75]*[.H75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76]=&quot;&quot;;[.C75]+[.K76]+[.B76];[.AO76])" office:value-type="float" office:value="0.22456078" calcext:value-type="float">
            <text:p/>
          </table:table-cell>
          <table:table-cell table:style-name="ce41" table:formula="of:=IF([.AP76]&lt;&gt;&quot;&quot;;[.AP76];[.D75]+[.AV76])" office:value-type="float" office:value="0" calcext:value-type="float">
            <text:p/>
          </table:table-cell>
          <table:table-cell table:style-name="ce50" table:formula="of:=IF([.H76]=0;&quot;&quot;;[.D76]+[.C76]*[.H76]+[.AW76]+[.AG76]-[.AH76])" office:value-type="float" office:value="147.593506453577" calcext:value-type="float">
            <text:p/>
          </table:table-cell>
          <table:table-cell table:style-name="ce120" table:formula="of:=100*IF([.L76]=0;0;[.E76]/[.E75]-1)" office:value-type="float" office:value="-20.8316783289158" calcext:value-type="float">
            <text:p/>
          </table:table-cell>
          <table:table-cell table:style-name="ce11"/>
          <table:table-cell table:style-name="ce140" table:formula="of:=(0.55*657.25+0.05*657.2999)/0.6" office:value-type="float" office:value="657.254158333333" calcext:value-type="float">
            <text:p/>
          </table:table-cell>
          <table:table-cell table:style-name="ce143"/>
          <table:table-cell table:style-name="ce156" office:value-type="float" office:value="0.6" calcext:value-type="float">
            <text:p>0.6</text:p>
          </table:table-cell>
          <table:table-cell table:style-name="ce161"/>
          <table:table-cell table:style-name="ce169" office:value-type="time" office:time-value="PT23H00M00S" calcext:value-type="time">
            <text:p>0.958333333333333</text:p>
          </table:table-cell>
          <table:table-cell table:style-name="ce173" office:value-type="date" office:date-value="2014-03-03" calcext:value-type="date">
            <text:p>41701</text:p>
          </table:table-cell>
          <table:table-cell table:style-name="ce11"/>
          <table:table-cell table:style-name="ce162" table:formula="of:=[.O75]+[.J76]" office:value-type="float" office:value="0" calcext:value-type="float">
            <text:p/>
          </table:table-cell>
          <table:table-cell table:style-name="ce183" table:formula="of:=1+[.O76]/([.C76]+0)" office:value-type="float" office:value="1" calcext:value-type="float">
            <text:p/>
          </table:table-cell>
          <table:table-cell table:style-name="ce189" table:formula="of:=-[.O76]-[.C76]" office:value-type="float" office:value="-0.22456078" calcext:value-type="float">
            <text:p/>
          </table:table-cell>
          <table:table-cell table:style-name="ce11"/>
          <table:table-cell table:style-name="ce197" table:formula="of:=-[.J76]+[.S75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76]/(ABS([.O76])*[.H76]*[.$V$6])" office:value-type="string" office:string-value="" calcext:value-type="error">
            <text:p/>
          </table:table-cell>
          <table:table-cell table:style-name="ce218" table:formula="of:=[.O76]*[.H76]/[.E76]" office:value-type="float" office:value="0" calcext:value-type="float">
            <text:p/>
          </table:table-cell>
          <table:table-cell table:style-name="ce182" table:formula="of:=([.E76]*[.$W$6]-ABS([.S76])*[.H76])/[.H76]" office:value-type="float" office:value="0.56140195" calcext:value-type="float">
            <text:p/>
          </table:table-cell>
          <table:table-cell table:style-name="ce11"/>
          <table:table-cell table:style-name="ce138" table:formula="of:=[.H76]*(-[.$AA$6]*0.01+[.P76])/[.P76]" office:value-type="float" office:value="644.109075166667" calcext:value-type="float">
            <text:p/>
          </table:table-cell>
          <table:table-cell table:style-name="ce229" table:formula="of:=([.H76]-[.I76])*[.Q76]/[.E76]*100" office:value-type="float" office:value="-100" calcext:value-type="float">
            <text:p/>
          </table:table-cell>
          <table:table-cell table:style-name="ce237" table:formula="of:=[.E76]*[.$AA$6]*0.01/([.H76]-[.I76])" office:value-type="float" office:value="0.0044912156" calcext:value-type="float">
            <text:p/>
          </table:table-cell>
          <table:table-cell table:style-name="ce246" table:formula="of:=IF([.H76]=&quot;&quot;;&quot;#&quot;;[.H76]-0.01*[.$AC$6]*[.AG76]/[.O76])" office:value-type="string" office:string-value="" calcext:value-type="error">
            <text:p/>
          </table:table-cell>
          <table:table-cell table:style-name="ce11"/>
          <table:table-cell table:style-name="ce255" table:formula="of:=IFERROR(IF(SIGN([.O76])+SIGN([.O75])=0;[.H76];([.H76]*[.J76]+[.AE75]*[.O75])/[.O76]);0)" office:value-type="float" office:value="0" calcext:value-type="float">
            <text:p/>
          </table:table-cell>
          <table:table-cell table:style-name="ce264" table:formula="of:=IF([.H76]=0;0;-([.H75]-[.H76])*[.O75])" office:value-type="float" office:value="-73.352495" calcext:value-type="float">
            <text:p/>
          </table:table-cell>
          <table:table-cell table:style-name="ce269" table:formula="of:=[.AF76]+[.AG75]-[.AH75]" office:value-type="float" office:value="-51.852495" calcext:value-type="float">
            <text:p/>
          </table:table-cell>
          <table:table-cell table:style-name="ce277" table:formula="of:=IF(OR([.O76]=0;SIGN([.O76])+SIGN([.O75])=0);(-[.H76]+[.AE75])*-[.O75];0)" office:value-type="float" office:value="-51.852495" calcext:value-type="float">
            <text:p/>
          </table:table-cell>
          <table:table-cell table:style-name="ce283" table:formula="of:=[.AG76]/([.E76]-[.AG76])" office:value-type="float" office:value="-0.259982624981676" calcext:value-type="float">
            <text:p/>
          </table:table-cell>
          <table:table-cell table:style-name="ce11"/>
          <table:table-cell table:style-name="ce290"/>
          <table:table-cell table:number-columns-repeated="3"/>
          <table:table-cell table:style-name="ce303" office:value-type="float" office:value="0.22456078" calcext:value-type="float">
            <text:p>0.22456078</text:p>
          </table:table-cell>
          <table:table-cell table:style-name="ce308" office:value-type="float" office:value="0" calcext:value-type="float">
            <text:p>0</text:p>
          </table:table-cell>
          <table:table-cell table:style-name="ce11"/>
          <table:table-cell table:style-name="ce311" table:number-matrix-columns-spanned="1" table:number-matrix-rows-spanned="1" table:formula="of:=SUM(IF([.$F$10:.$F76]*ABS(SIGN([.$J$10:.$J76]))&gt;0;1;0))/SUM(IF([.$F$10:.$F76]*ABS(SIGN([.$J$10:.$J76]))&lt;&gt;0;1;0))" office:value-type="float" office:value="0.403225806451613" calcext:value-type="float">
            <text:p/>
          </table:table-cell>
          <table:table-cell table:style-name="ce15" table:number-matrix-columns-spanned="1" table:number-matrix-rows-spanned="1" table:formula="of:=-SUM(IF([.$F$10:.$F76]*ABS(SIGN([.$J$10:.$J76]))&lt;0;[.$F$10:.$F76];0))/SUM(IF([.$F$10:.$F76]*ABS(SIGN([.$J$10:.$J76]))&lt;0;1;0))" office:value-type="float" office:value="2.06818097689898" calcext:value-type="float">
            <text:p/>
          </table:table-cell>
          <table:table-cell table:style-name="ce15" table:number-matrix-columns-spanned="1" table:number-matrix-rows-spanned="1" table:formula="of:=SUM(IF([.$F$10:.$F76]*ABS(SIGN([.$J$10:.$J76]))&gt;0;[.$F$10:.$F76];0))/SUM(IF([.$F$10:.$F76]*ABS(SIGN([.$J$10:.$J76]))&gt;0;1;0))/[.AS76]" office:value-type="float" office:value="3.27263630137918" calcext:value-type="float">
            <text:p/>
          </table:table-cell>
          <table:table-cell table:style-name="ce11"/>
          <table:table-cell table:style-name="ce321"/>
          <table:table-cell table:style-name="ce327" table:formula="of:=IF([.AV76]&lt;&gt;&quot;&quot;;[.AW75]-[.AV76];[.AW75])-[.K76]*[.H76]" office:value-type="float" office:value="0" calcext:value-type="float">
            <text:p/>
          </table:table-cell>
          <table:table-cell table:style-name="ce290"/>
          <table:table-cell table:number-columns-repeated="952"/>
        </table:table-row>
        <table:table-row table:style-name="ro3">
          <table:table-cell table:style-name="ce12"/>
          <table:table-cell table:style-name="ce21"/>
          <table:table-cell table:style-name="ce31" table:formula="of:=IF([.AO77]=&quot;&quot;;[.C76]+[.K77]+[.B77];[.AO77])" office:value-type="float" office:value="0.22426005" calcext:value-type="float">
            <text:p/>
          </table:table-cell>
          <table:table-cell table:style-name="ce41" table:formula="of:=IF([.AP77]&lt;&gt;&quot;&quot;;[.AP77];[.D76]+[.AV77])" office:value-type="float" office:value="0" calcext:value-type="float">
            <text:p/>
          </table:table-cell>
          <table:table-cell table:style-name="ce50" table:formula="of:=IF([.H77]=0;&quot;&quot;;[.D77]+[.C77]*[.H77]+[.AW77]+[.AG77]-[.AH77])" office:value-type="float" office:value="148.0093903995" calcext:value-type="float">
            <text:p/>
          </table:table-cell>
          <table:table-cell table:style-name="ce121" table:formula="of:=100*IF([.L77]=0;0;[.E77]/[.E76]-1)" office:value-type="float" office:value="0.281776587545224" calcext:value-type="float">
            <text:p/>
          </table:table-cell>
          <table:table-cell table:style-name="ce11"/>
          <table:table-cell table:style-name="ce138" office:value-type="float" office:value="659.99" calcext:value-type="float">
            <text:p>659.99</text:p>
          </table:table-cell>
          <table:table-cell table:style-name="ce143" office:value-type="float" office:value="644" calcext:value-type="float">
            <text:p>644</text:p>
          </table:table-cell>
          <table:table-cell table:style-name="ce156" office:value-type="float" office:value="0.2" calcext:value-type="float">
            <text:p>0.2</text:p>
          </table:table-cell>
          <table:table-cell table:style-name="ce161"/>
          <table:table-cell table:style-name="ce169" office:value-type="time" office:time-value="PT00H21M00S" calcext:value-type="time">
            <text:p>0.0145833333333333</text:p>
          </table:table-cell>
          <table:table-cell table:style-name="ce173" office:value-type="date" office:date-value="2014-03-04" calcext:value-type="date">
            <text:p>41702</text:p>
          </table:table-cell>
          <table:table-cell table:style-name="ce11"/>
          <table:table-cell table:style-name="ce162" table:formula="of:=[.O76]+[.J77]" office:value-type="float" office:value="0.2" calcext:value-type="float">
            <text:p/>
          </table:table-cell>
          <table:table-cell table:style-name="ce183" table:formula="of:=1+[.O77]/([.C77]+0)" office:value-type="float" office:value="1.89182179349376" calcext:value-type="float">
            <text:p/>
          </table:table-cell>
          <table:table-cell table:style-name="ce189" table:formula="of:=-[.O77]-[.C77]" office:value-type="float" office:value="-0.42426005" calcext:value-type="float">
            <text:p/>
          </table:table-cell>
          <table:table-cell table:style-name="ce11"/>
          <table:table-cell table:style-name="ce197" table:formula="of:=-[.J77]+[.S76]" office:value-type="float" office:value="-0.2" calcext:value-type="float">
            <text:p/>
          </table:table-cell>
          <table:table-cell table:style-name="ce204"/>
          <table:table-cell table:style-name="ce211"/>
          <table:table-cell table:style-name="ce214" table:formula="of:=[.E77]/(ABS([.O77])*[.H77]*[.$V$6])" office:value-type="float" office:value="11.2130025" calcext:value-type="float">
            <text:p/>
          </table:table-cell>
          <table:table-cell table:style-name="ce218" table:formula="of:=[.O77]*[.H77]/[.E77]" office:value-type="float" office:value="0.891821793493759" calcext:value-type="float">
            <text:p/>
          </table:table-cell>
          <table:table-cell table:style-name="ce182" table:formula="of:=([.E77]*[.$W$6]-ABS([.S77])*[.H77])/[.H77]" office:value-type="float" office:value="0.360650125" calcext:value-type="float">
            <text:p/>
          </table:table-cell>
          <table:table-cell table:style-name="ce11"/>
          <table:table-cell table:style-name="ce138" table:formula="of:=[.H77]*(-[.$AA$6]*0.01+[.P77])/[.P77]" office:value-type="float" office:value="653.012704334311" calcext:value-type="float">
            <text:p/>
          </table:table-cell>
          <table:table-cell table:style-name="ce229" table:formula="of:=([.H77]-[.I77])*[.Q77]/[.E77]*100" office:value-type="float" office:value="-4.58343770026292" calcext:value-type="float">
            <text:p/>
          </table:table-cell>
          <table:table-cell table:style-name="ce237" table:formula="of:=[.E77]*[.$AA$6]*0.01/([.H77]-[.I77])" office:value-type="float" office:value="0.185127442651032" calcext:value-type="float">
            <text:p/>
          </table:table-cell>
          <table:table-cell table:style-name="ce246" table:formula="of:=IF([.H77]=&quot;&quot;;&quot;#&quot;;[.H77]-0.01*[.$AC$6]*[.AG77]/[.O77])" office:value-type="float" office:value="659.99" calcext:value-type="float">
            <text:p/>
          </table:table-cell>
          <table:table-cell table:style-name="ce11"/>
          <table:table-cell table:style-name="ce255" table:formula="of:=IFERROR(IF(SIGN([.O77])+SIGN([.O76])=0;[.H77];([.H77]*[.J77]+[.AE76]*[.O76])/[.O77]);0)" office:value-type="float" office:value="659.99" calcext:value-type="float">
            <text:p/>
          </table:table-cell>
          <table:table-cell table:style-name="ce264" table:formula="of:=IF([.H77]=0;0;-([.H76]-[.H77])*[.O76])" office:value-type="float" office:value="0" calcext:value-type="float">
            <text:p/>
          </table:table-cell>
          <table:table-cell table:style-name="ce269" table:formula="of:=[.AF77]+[.AG76]-[.AH76]" office:value-type="float" office:value="0" calcext:value-type="float">
            <text:p/>
          </table:table-cell>
          <table:table-cell table:style-name="ce274" table:formula="of:=IF(OR([.O77]=0;SIGN([.O77])+SIGN([.O76])=0);(-[.H77]+[.AE76])*-[.O76];0)" office:value-type="float" office:value="0" calcext:value-type="float">
            <text:p/>
          </table:table-cell>
          <table:table-cell table:style-name="ce283" table:formula="of:=[.AG77]/([.E77]-[.AG77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22426005" calcext:value-type="float">
            <text:p>0.22426005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77]*ABS(SIGN([.$J$10:.$J77]))&gt;0;1;0))/SUM(IF([.$F$10:.$F77]*ABS(SIGN([.$J$10:.$J77]))&lt;&gt;0;1;0))" office:value-type="float" office:value="0.412698412698413" calcext:value-type="float">
            <text:p/>
          </table:table-cell>
          <table:table-cell table:style-name="ce15" table:number-matrix-columns-spanned="1" table:number-matrix-rows-spanned="1" table:formula="of:=-SUM(IF([.$F$10:.$F77]*ABS(SIGN([.$J$10:.$J77]))&lt;0;[.$F$10:.$F77];0))/SUM(IF([.$F$10:.$F77]*ABS(SIGN([.$J$10:.$J77]))&lt;0;1;0))" office:value-type="float" office:value="2.06818097689898" calcext:value-type="float">
            <text:p/>
          </table:table-cell>
          <table:table-cell table:style-name="ce15" table:number-matrix-columns-spanned="1" table:number-matrix-rows-spanned="1" table:formula="of:=SUM(IF([.$F$10:.$F77]*ABS(SIGN([.$J$10:.$J77]))&gt;0;[.$F$10:.$F77];0))/SUM(IF([.$F$10:.$F77]*ABS(SIGN([.$J$10:.$J77]))&gt;0;1;0))/[.AS77]" office:value-type="float" office:value="3.15200581594796" calcext:value-type="float">
            <text:p/>
          </table:table-cell>
          <table:table-cell table:style-name="ce11"/>
          <table:table-cell table:style-name="ce321"/>
          <table:table-cell table:style-name="ce327" table:formula="of:=IF([.AV77]&lt;&gt;&quot;&quot;;[.AW76]-[.AV77];[.AW76])-[.K77]*[.H77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78]=&quot;&quot;;[.C77]+[.K78]+[.B78];[.AO78])" office:value-type="float" office:value="0.22395975" calcext:value-type="float">
            <text:p/>
          </table:table-cell>
          <table:table-cell table:style-name="ce41" table:formula="of:=IF([.AP78]&lt;&gt;&quot;&quot;;[.AP78];[.D77]+[.AV78])" office:value-type="float" office:value="0" calcext:value-type="float">
            <text:p/>
          </table:table-cell>
          <table:table-cell table:style-name="ce50" table:formula="of:=IF([.H78]=0;&quot;&quot;;[.D78]+[.C78]*[.H78]+[.AW78]+[.AG78]-[.AH78])" office:value-type="float" office:value="152.0550325" calcext:value-type="float">
            <text:p/>
          </table:table-cell>
          <table:table-cell table:style-name="ce122" table:formula="of:=100*IF([.L78]=0;0;[.E78]/[.E77]-1)" office:value-type="float" office:value="2.73336853126698" calcext:value-type="float">
            <text:p/>
          </table:table-cell>
          <table:table-cell table:style-name="ce11"/>
          <table:table-cell table:style-name="ce138" office:value-type="float" office:value="670" calcext:value-type="float">
            <text:p>670</text:p>
          </table:table-cell>
          <table:table-cell table:style-name="ce143" office:value-type="float" office:value="650" calcext:value-type="float">
            <text:p>650</text:p>
          </table:table-cell>
          <table:table-cell table:style-name="ce156" office:value-type="float" office:value="0.2" calcext:value-type="float">
            <text:p>0.2</text:p>
          </table:table-cell>
          <table:table-cell table:style-name="ce161"/>
          <table:table-cell table:style-name="ce169" office:value-type="time" office:time-value="PT00H37M00S" calcext:value-type="time">
            <text:p>0.0256944444444444</text:p>
          </table:table-cell>
          <table:table-cell table:style-name="ce173" office:value-type="date" office:date-value="2014-03-04" calcext:value-type="date">
            <text:p>41702</text:p>
          </table:table-cell>
          <table:table-cell table:style-name="ce11"/>
          <table:table-cell table:style-name="ce162" table:formula="of:=[.O77]+[.J78]" office:value-type="float" office:value="0.4" calcext:value-type="float">
            <text:p/>
          </table:table-cell>
          <table:table-cell table:style-name="ce183" table:formula="of:=1+[.O78]/([.C78]+0)" office:value-type="float" office:value="2.78603521391679" calcext:value-type="float">
            <text:p/>
          </table:table-cell>
          <table:table-cell table:style-name="ce189" table:formula="of:=-[.O78]-[.C78]" office:value-type="float" office:value="-0.62395975" calcext:value-type="float">
            <text:p/>
          </table:table-cell>
          <table:table-cell table:style-name="ce11"/>
          <table:table-cell table:style-name="ce197" table:formula="of:=-[.J78]+[.S77]" office:value-type="float" office:value="-0.4" calcext:value-type="float">
            <text:p/>
          </table:table-cell>
          <table:table-cell table:style-name="ce204"/>
          <table:table-cell table:style-name="ce211"/>
          <table:table-cell table:style-name="ce214" table:formula="of:=[.E78]/(ABS([.O78])*[.H78]*[.$V$6])" office:value-type="float" office:value="5.67369524253731" calcext:value-type="float">
            <text:p/>
          </table:table-cell>
          <table:table-cell table:style-name="ce218" table:formula="of:=[.O78]*[.H78]/[.E78]" office:value-type="float" office:value="1.76251976402031" calcext:value-type="float">
            <text:p/>
          </table:table-cell>
          <table:table-cell table:style-name="ce182" table:formula="of:=([.E78]*[.$W$6]-ABS([.S78])*[.H78])/[.H78]" office:value-type="float" office:value="0.167369524253731" calcext:value-type="float">
            <text:p/>
          </table:table-cell>
          <table:table-cell table:style-name="ce11"/>
          <table:table-cell table:style-name="ce138" table:formula="of:=[.H78]*(-[.$AA$6]*0.01+[.P78])/[.P78]" office:value-type="float" office:value="665.190297691478" calcext:value-type="float">
            <text:p/>
          </table:table-cell>
          <table:table-cell table:style-name="ce229" table:formula="of:=([.H78]-[.I78])*[.Q78]/[.E78]*100" office:value-type="float" office:value="-8.20702530841917" calcext:value-type="float">
            <text:p/>
          </table:table-cell>
          <table:table-cell table:style-name="ce237" table:formula="of:=[.E78]*[.$AA$6]*0.01/([.H78]-[.I78])" office:value-type="float" office:value="0.1520550325" calcext:value-type="float">
            <text:p/>
          </table:table-cell>
          <table:table-cell table:style-name="ce246" table:formula="of:=IF([.H78]=&quot;&quot;;&quot;#&quot;;[.H78]-0.01*[.$AC$6]*[.AG78]/[.O78])" office:value-type="float" office:value="669.4995" calcext:value-type="float">
            <text:p/>
          </table:table-cell>
          <table:table-cell table:style-name="ce11"/>
          <table:table-cell table:style-name="ce255" table:formula="of:=IFERROR(IF(SIGN([.O78])+SIGN([.O77])=0;[.H78];([.H78]*[.J78]+[.AE77]*[.O77])/[.O78]);0)" office:value-type="float" office:value="664.995" calcext:value-type="float">
            <text:p/>
          </table:table-cell>
          <table:table-cell table:style-name="ce264" table:formula="of:=IF([.H78]=0;0;-([.H77]-[.H78])*[.O77])" office:value-type="float" office:value="2.002" calcext:value-type="float">
            <text:p/>
          </table:table-cell>
          <table:table-cell table:style-name="ce269" table:formula="of:=[.AF78]+[.AG77]-[.AH77]" office:value-type="float" office:value="2.002" calcext:value-type="float">
            <text:p/>
          </table:table-cell>
          <table:table-cell table:style-name="ce274" table:formula="of:=IF(OR([.O78]=0;SIGN([.O78])+SIGN([.O77])=0);(-[.H78]+[.AE77])*-[.O77];0)" office:value-type="float" office:value="0" calcext:value-type="float">
            <text:p/>
          </table:table-cell>
          <table:table-cell table:style-name="ce283" table:formula="of:=[.AG78]/([.E78]-[.AG78])" office:value-type="float" office:value="0.0133419496203784" calcext:value-type="float">
            <text:p/>
          </table:table-cell>
          <table:table-cell table:style-name="ce11"/>
          <table:table-cell table:number-columns-repeated="4"/>
          <table:table-cell table:style-name="ce303" office:value-type="float" office:value="0.22395975" calcext:value-type="float">
            <text:p>0.22395975</text:p>
          </table:table-cell>
          <table:table-cell table:style-name="ce308"/>
          <table:table-cell table:style-name="ce11"/>
          <table:table-cell table:style-name="ce311" table:number-matrix-columns-spanned="1" table:number-matrix-rows-spanned="1" table:formula="of:=SUM(IF([.$F$10:.$F78]*ABS(SIGN([.$J$10:.$J78]))&gt;0;1;0))/SUM(IF([.$F$10:.$F78]*ABS(SIGN([.$J$10:.$J78]))&lt;&gt;0;1;0))" office:value-type="float" office:value="0.421875" calcext:value-type="float">
            <text:p/>
          </table:table-cell>
          <table:table-cell table:style-name="ce15" table:number-matrix-columns-spanned="1" table:number-matrix-rows-spanned="1" table:formula="of:=-SUM(IF([.$F$10:.$F78]*ABS(SIGN([.$J$10:.$J78]))&lt;0;[.$F$10:.$F78];0))/SUM(IF([.$F$10:.$F78]*ABS(SIGN([.$J$10:.$J78]))&lt;0;1;0))" office:value-type="float" office:value="2.06818097689898" calcext:value-type="float">
            <text:p/>
          </table:table-cell>
          <table:table-cell table:style-name="ce15" table:number-matrix-columns-spanned="1" table:number-matrix-rows-spanned="1" table:formula="of:=SUM(IF([.$F$10:.$F78]*ABS(SIGN([.$J$10:.$J78]))&gt;0;[.$F$10:.$F78];0))/SUM(IF([.$F$10:.$F78]*ABS(SIGN([.$J$10:.$J78]))&gt;0;1;0))/[.AS78]" office:value-type="float" office:value="3.08421409232017" calcext:value-type="float">
            <text:p/>
          </table:table-cell>
          <table:table-cell table:style-name="ce11"/>
          <table:table-cell table:style-name="ce321"/>
          <table:table-cell table:style-name="ce327" table:formula="of:=IF([.AV78]&lt;&gt;&quot;&quot;;[.AW77]-[.AV78];[.AW77])-[.K78]*[.H78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79]=&quot;&quot;;[.C78]+[.K79]+[.B79];[.AO79])" office:value-type="float" office:value="0.22395975" calcext:value-type="float">
            <text:p/>
          </table:table-cell>
          <table:table-cell table:style-name="ce41" table:formula="of:=IF([.AP79]&lt;&gt;&quot;&quot;;[.AP79];[.D78]+[.AV79])" office:value-type="float" office:value="5.04924039" calcext:value-type="float">
            <text:p/>
          </table:table-cell>
          <table:table-cell table:style-name="ce50" table:formula="of:=IF([.H79]=0;&quot;&quot;;[.D79]+[.C79]*[.H79]+[.AW79]+[.AG79]-[.AH79])" office:value-type="float" office:value="157.0753582875" calcext:value-type="float">
            <text:p/>
          </table:table-cell>
          <table:table-cell table:style-name="ce123" table:formula="of:=100*IF([.L79]=0;0;[.E79]/[.E78]-1)" office:value-type="float" office:value="3.30165053070508" calcext:value-type="float">
            <text:p/>
          </table:table-cell>
          <table:table-cell table:style-name="ce11"/>
          <table:table-cell table:style-name="ce138" office:value-type="float" office:value="678.81" calcext:value-type="float">
            <text:p>678.81</text:p>
          </table:table-cell>
          <table:table-cell table:style-name="ce143"/>
          <table:table-cell table:style-name="ce155" office:value-type="float" office:value="-0.4" calcext:value-type="float">
            <text:p>-0.4</text:p>
          </table:table-cell>
          <table:table-cell table:style-name="ce161"/>
          <table:table-cell table:style-name="ce169" office:value-type="time" office:time-value="PT06H51M00S" calcext:value-type="time">
            <text:p>0.285416666666667</text:p>
          </table:table-cell>
          <table:table-cell table:style-name="ce173" office:value-type="date" office:date-value="2014-03-04" calcext:value-type="date">
            <text:p>41702</text:p>
          </table:table-cell>
          <table:table-cell table:style-name="ce11"/>
          <table:table-cell table:style-name="ce162" table:formula="of:=[.O78]+[.J79]" office:value-type="float" office:value="0" calcext:value-type="float">
            <text:p/>
          </table:table-cell>
          <table:table-cell table:style-name="ce183" table:formula="of:=1+[.O79]/([.C79]+0)" office:value-type="float" office:value="1" calcext:value-type="float">
            <text:p/>
          </table:table-cell>
          <table:table-cell table:style-name="ce189" table:formula="of:=-[.O79]-[.C79]" office:value-type="float" office:value="-0.22395975" calcext:value-type="float">
            <text:p/>
          </table:table-cell>
          <table:table-cell table:style-name="ce11"/>
          <table:table-cell table:style-name="ce197" table:formula="of:=-[.J79]+[.S78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79]/(ABS([.O79])*[.H79]*[.$V$6])" office:value-type="string" office:string-value="" calcext:value-type="error">
            <text:p/>
          </table:table-cell>
          <table:table-cell table:style-name="ce218" table:formula="of:=[.O79]*[.H79]/[.E79]" office:value-type="float" office:value="0" calcext:value-type="float">
            <text:p/>
          </table:table-cell>
          <table:table-cell table:style-name="ce182" table:formula="of:=([.E79]*[.$W$6]-ABS([.S79])*[.H79])/[.H79]" office:value-type="float" office:value="0.578495301658417" calcext:value-type="float">
            <text:p/>
          </table:table-cell>
          <table:table-cell table:style-name="ce11"/>
          <table:table-cell table:style-name="ce138" table:formula="of:=[.H79]*(-[.$AA$6]*0.01+[.P79])/[.P79]" office:value-type="float" office:value="665.2338" calcext:value-type="float">
            <text:p/>
          </table:table-cell>
          <table:table-cell table:style-name="ce229" table:formula="of:=([.H79]-[.I79])*[.Q79]/[.E79]*100" office:value-type="float" office:value="-96.7854662596037" calcext:value-type="float">
            <text:p/>
          </table:table-cell>
          <table:table-cell table:style-name="ce237" table:formula="of:=[.E79]*[.$AA$6]*0.01/([.H79]-[.I79])" office:value-type="float" office:value="0.00462796241326734" calcext:value-type="float">
            <text:p/>
          </table:table-cell>
          <table:table-cell table:style-name="ce246" table:formula="of:=IF([.H79]=&quot;&quot;;&quot;#&quot;;[.H79]-0.01*[.$AC$6]*[.AG79]/[.O79])" office:value-type="string" office:string-value="" calcext:value-type="error">
            <text:p/>
          </table:table-cell>
          <table:table-cell table:style-name="ce11"/>
          <table:table-cell table:style-name="ce255" table:formula="of:=IFERROR(IF(SIGN([.O79])+SIGN([.O78])=0;[.H79];([.H79]*[.J79]+[.AE78]*[.O78])/[.O79]);0)" office:value-type="float" office:value="0" calcext:value-type="float">
            <text:p/>
          </table:table-cell>
          <table:table-cell table:style-name="ce264" table:formula="of:=IF([.H79]=0;0;-([.H78]-[.H79])*[.O78])" office:value-type="float" office:value="3.52399999999998" calcext:value-type="float">
            <text:p/>
          </table:table-cell>
          <table:table-cell table:style-name="ce269" table:formula="of:=[.AF79]+[.AG78]-[.AH78]" office:value-type="float" office:value="5.52599999999998" calcext:value-type="float">
            <text:p/>
          </table:table-cell>
          <table:table-cell table:style-name="ce274" table:formula="of:=IF(OR([.O79]=0;SIGN([.O79])+SIGN([.O78])=0);(-[.H79]+[.AE78])*-[.O78];0)" office:value-type="float" office:value="5.52599999999993" calcext:value-type="float">
            <text:p/>
          </table:table-cell>
          <table:table-cell table:style-name="ce283" table:formula="of:=[.AG79]/([.E79]-[.AG79])" office:value-type="float" office:value="0.0364633678587854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5.04924039" calcext:value-type="float">
            <text:p>5.04924039</text:p>
          </table:table-cell>
          <table:table-cell table:style-name="ce11"/>
          <table:table-cell table:style-name="ce311" table:number-matrix-columns-spanned="1" table:number-matrix-rows-spanned="1" table:formula="of:=SUM(IF([.$F$10:.$F79]*ABS(SIGN([.$J$10:.$J79]))&gt;0;1;0))/SUM(IF([.$F$10:.$F79]*ABS(SIGN([.$J$10:.$J79]))&lt;&gt;0;1;0))" office:value-type="float" office:value="0.430769230769231" calcext:value-type="float">
            <text:p/>
          </table:table-cell>
          <table:table-cell table:style-name="ce15" table:number-matrix-columns-spanned="1" table:number-matrix-rows-spanned="1" table:formula="of:=-SUM(IF([.$F$10:.$F79]*ABS(SIGN([.$J$10:.$J79]))&lt;0;[.$F$10:.$F79];0))/SUM(IF([.$F$10:.$F79]*ABS(SIGN([.$J$10:.$J79]))&lt;0;1;0))" office:value-type="float" office:value="2.06818097689898" calcext:value-type="float">
            <text:p/>
          </table:table-cell>
          <table:table-cell table:style-name="ce15" table:number-matrix-columns-spanned="1" table:number-matrix-rows-spanned="1" table:formula="of:=SUM(IF([.$F$10:.$F79]*ABS(SIGN([.$J$10:.$J79]))&gt;0;[.$F$10:.$F79];0))/SUM(IF([.$F$10:.$F79]*ABS(SIGN([.$J$10:.$J79]))&gt;0;1;0))/[.AS79]" office:value-type="float" office:value="3.03107798558667" calcext:value-type="float">
            <text:p/>
          </table:table-cell>
          <table:table-cell table:style-name="ce11"/>
          <table:table-cell table:style-name="ce321"/>
          <table:table-cell table:style-name="ce327" table:formula="of:=IF([.AV79]&lt;&gt;&quot;&quot;;[.AW78]-[.AV79];[.AW78])-[.K79]*[.H79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0]=&quot;&quot;;[.C79]+[.K80]+[.B80];[.AO80])" office:value-type="float" office:value="0.22395975" calcext:value-type="float">
            <text:p/>
          </table:table-cell>
          <table:table-cell table:style-name="ce41" table:formula="of:=IF([.AP80]&lt;&gt;&quot;&quot;;[.AP80];[.D79]+[.AV80])" office:value-type="float" office:value="4.75061584" calcext:value-type="float">
            <text:p/>
          </table:table-cell>
          <table:table-cell table:style-name="ce50" table:formula="of:=IF([.H80]=0;&quot;&quot;;[.D80]+[.C80]*[.H80]+[.AW80]+[.AG80]-[.AH80])" office:value-type="float" office:value="153.372567933475" calcext:value-type="float">
            <text:p/>
          </table:table-cell>
          <table:table-cell table:style-name="ce124" table:formula="of:=100*IF([.L80]=0;0;[.E80]/[.E79]-1)" office:value-type="float" office:value="-2.35733369918383" calcext:value-type="float">
            <text:p/>
          </table:table-cell>
          <table:table-cell table:style-name="ce11"/>
          <table:table-cell table:style-name="ce138" office:value-type="float" office:value="663.6101" calcext:value-type="float">
            <text:p>663.6101</text:p>
          </table:table-cell>
          <table:table-cell table:style-name="ce143" office:value-type="float" office:value="690" calcext:value-type="float">
            <text:p>690</text:p>
          </table:table-cell>
          <table:table-cell table:style-name="ce155" office:value-type="float" office:value="-0.3" calcext:value-type="float">
            <text:p>-0.3</text:p>
          </table:table-cell>
          <table:table-cell table:style-name="ce161"/>
          <table:table-cell table:style-name="ce169" office:value-type="time" office:time-value="PT10H00M00S" calcext:value-type="time">
            <text:p>0.416666666666667</text:p>
          </table:table-cell>
          <table:table-cell table:style-name="ce173" office:value-type="date" office:date-value="2014-03-04" calcext:value-type="date">
            <text:p>41702</text:p>
          </table:table-cell>
          <table:table-cell table:style-name="ce11"/>
          <table:table-cell table:style-name="ce162" table:formula="of:=[.O79]+[.J80]" office:value-type="float" office:value="-0.3" calcext:value-type="float">
            <text:p/>
          </table:table-cell>
          <table:table-cell table:style-name="ce183" table:formula="of:=1+[.O80]/([.C80]+0)" office:value-type="float" office:value="-0.33952641043759" calcext:value-type="float">
            <text:p/>
          </table:table-cell>
          <table:table-cell table:style-name="ce189" table:formula="of:=-[.O80]-[.C80]" office:value-type="float" office:value="0.07604025" calcext:value-type="float">
            <text:p/>
          </table:table-cell>
          <table:table-cell table:style-name="ce11"/>
          <table:table-cell table:style-name="ce197" table:formula="of:=-[.J80]+[.S79]" office:value-type="float" office:value="0.3" calcext:value-type="float">
            <text:p/>
          </table:table-cell>
          <table:table-cell table:style-name="ce204"/>
          <table:table-cell table:style-name="ce211"/>
          <table:table-cell table:style-name="ce214" table:formula="of:=[.E80]/(ABS([.O80])*[.H80]*[.$V$6])" office:value-type="float" office:value="7.70394985114879" calcext:value-type="float">
            <text:p/>
          </table:table-cell>
          <table:table-cell table:style-name="ce218" table:formula="of:=[.O80]*[.H80]/[.E80]" office:value-type="float" office:value="-1.29803544846658" calcext:value-type="float">
            <text:p/>
          </table:table-cell>
          <table:table-cell table:style-name="ce182" table:formula="of:=([.E80]*[.$W$6]-ABS([.S80])*[.H80])/[.H80]" office:value-type="float" office:value="0.277796238836159" calcext:value-type="float">
            <text:p/>
          </table:table-cell>
          <table:table-cell table:style-name="ce11"/>
          <table:table-cell table:style-name="ce138" table:formula="of:=[.H80]*(-[.$AA$6]*0.01+[.P80])/[.P80]" office:value-type="float" office:value="702.70043757608" calcext:value-type="float">
            <text:p/>
          </table:table-cell>
          <table:table-cell table:style-name="ce229" table:formula="of:=([.H80]-[.I80])*[.Q80]/[.E80]*100" office:value-type="float" office:value="-1.30837908011386" calcext:value-type="float">
            <text:p/>
          </table:table-cell>
          <table:table-cell table:style-name="ce237" table:formula="of:=[.E80]*[.$AA$6]*0.01/([.H80]-[.I80])" office:value-type="float" office:value="-0.116235808345977" calcext:value-type="float">
            <text:p/>
          </table:table-cell>
          <table:table-cell table:style-name="ce246" table:formula="of:=IF([.H80]=&quot;&quot;;&quot;#&quot;;[.H80]-0.01*[.$AC$6]*[.AG80]/[.O80])" office:value-type="float" office:value="663.6101" calcext:value-type="float">
            <text:p/>
          </table:table-cell>
          <table:table-cell table:style-name="ce11"/>
          <table:table-cell table:style-name="ce255" table:formula="of:=IFERROR(IF(SIGN([.O80])+SIGN([.O79])=0;[.H80];([.H80]*[.J80]+[.AE79]*[.O79])/[.O80]);0)" office:value-type="float" office:value="663.6101" calcext:value-type="float">
            <text:p/>
          </table:table-cell>
          <table:table-cell table:style-name="ce264" table:formula="of:=IF([.H80]=0;0;-([.H79]-[.H80])*[.O79])" office:value-type="float" office:value="-0" calcext:value-type="float">
            <text:p/>
          </table:table-cell>
          <table:table-cell table:style-name="ce269" table:formula="of:=[.AF80]+[.AG79]-[.AH79]" office:value-type="float" office:value="0.0000000000000452970994047064" calcext:value-type="float">
            <text:p/>
          </table:table-cell>
          <table:table-cell table:style-name="ce274" table:formula="of:=IF(OR([.O80]=0;SIGN([.O80])+SIGN([.O79])=0);(-[.H80]+[.AE79])*-[.O79];0)" office:value-type="float" office:value="0" calcext:value-type="float">
            <text:p/>
          </table:table-cell>
          <table:table-cell table:style-name="ce283" table:formula="of:=[.AG80]/([.E80]-[.AG80])" office:value-type="float" office:value="2.95340294650044E-016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4.75061584" calcext:value-type="float">
            <text:p>4.75061584</text:p>
          </table:table-cell>
          <table:table-cell table:style-name="ce11"/>
          <table:table-cell table:style-name="ce311" table:number-matrix-columns-spanned="1" table:number-matrix-rows-spanned="1" table:formula="of:=SUM(IF([.$F$10:.$F80]*ABS(SIGN([.$J$10:.$J80]))&gt;0;1;0))/SUM(IF([.$F$10:.$F80]*ABS(SIGN([.$J$10:.$J80]))&lt;&gt;0;1;0))" office:value-type="float" office:value="0.424242424242424" calcext:value-type="float">
            <text:p/>
          </table:table-cell>
          <table:table-cell table:style-name="ce15" table:number-matrix-columns-spanned="1" table:number-matrix-rows-spanned="1" table:formula="of:=-SUM(IF([.$F$10:.$F80]*ABS(SIGN([.$J$10:.$J80]))&lt;0;[.$F$10:.$F80];0))/SUM(IF([.$F$10:.$F80]*ABS(SIGN([.$J$10:.$J80]))&lt;0;1;0))" office:value-type="float" office:value="2.07579025906437" calcext:value-type="float">
            <text:p/>
          </table:table-cell>
          <table:table-cell table:style-name="ce15" table:number-matrix-columns-spanned="1" table:number-matrix-rows-spanned="1" table:formula="of:=SUM(IF([.$F$10:.$F80]*ABS(SIGN([.$J$10:.$J80]))&gt;0;[.$F$10:.$F80];0))/SUM(IF([.$F$10:.$F80]*ABS(SIGN([.$J$10:.$J80]))&gt;0;1;0))/[.AS80]" office:value-type="float" office:value="3.01996687859649" calcext:value-type="float">
            <text:p/>
          </table:table-cell>
          <table:table-cell table:style-name="ce11"/>
          <table:table-cell table:style-name="ce321"/>
          <table:table-cell table:style-name="ce327" table:formula="of:=IF([.AV80]&lt;&gt;&quot;&quot;;[.AW79]-[.AV80];[.AW79])-[.K80]*[.H80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1]=&quot;&quot;;[.C80]+[.K81]+[.B81];[.AO81])" office:value-type="float" office:value="0.22395975" calcext:value-type="float">
            <text:p/>
          </table:table-cell>
          <table:table-cell table:style-name="ce41" table:formula="of:=IF([.AP81]&lt;&gt;&quot;&quot;;[.AP81];[.D80]+[.AV81])" office:value-type="float" office:value="1.93124584" calcext:value-type="float">
            <text:p/>
          </table:table-cell>
          <table:table-cell table:style-name="ce50" table:formula="of:=IF([.H81]=0;&quot;&quot;;[.D81]+[.C81]*[.H81]+[.AW81]+[.AG81]-[.AH81])" office:value-type="float" office:value="152.43219784" calcext:value-type="float">
            <text:p/>
          </table:table-cell>
          <table:table-cell table:style-name="ce125" table:formula="of:=100*IF([.L81]=0;0;[.E81]/[.E80]-1)" office:value-type="float" office:value="-0.613127957721171" calcext:value-type="float">
            <text:p/>
          </table:table-cell>
          <table:table-cell table:style-name="ce11"/>
          <table:table-cell table:style-name="ce138" office:value-type="float" office:value="672" calcext:value-type="float">
            <text:p>672</text:p>
          </table:table-cell>
          <table:table-cell table:style-name="ce143"/>
          <table:table-cell table:style-name="ce155" office:value-type="float" office:value="0.3" calcext:value-type="float">
            <text:p>0.3</text:p>
          </table:table-cell>
          <table:table-cell table:style-name="ce161"/>
          <table:table-cell table:style-name="ce169" office:value-type="time" office:time-value="PT20H34M00S" calcext:value-type="time">
            <text:p>0.856944444444444</text:p>
          </table:table-cell>
          <table:table-cell table:style-name="ce173" office:value-type="date" office:date-value="2014-03-04" calcext:value-type="date">
            <text:p>41702</text:p>
          </table:table-cell>
          <table:table-cell table:style-name="ce11"/>
          <table:table-cell table:style-name="ce162" table:formula="of:=[.O80]+[.J81]" office:value-type="float" office:value="0" calcext:value-type="float">
            <text:p/>
          </table:table-cell>
          <table:table-cell table:style-name="ce183" table:formula="of:=1+[.O81]/([.C81]+0)" office:value-type="float" office:value="1" calcext:value-type="float">
            <text:p/>
          </table:table-cell>
          <table:table-cell table:style-name="ce189" table:formula="of:=-[.O81]-[.C81]" office:value-type="float" office:value="-0.22395975" calcext:value-type="float">
            <text:p/>
          </table:table-cell>
          <table:table-cell table:style-name="ce11"/>
          <table:table-cell table:style-name="ce197" table:formula="of:=-[.J81]+[.S80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81]/(ABS([.O81])*[.H81]*[.$V$6])" office:value-type="string" office:string-value="" calcext:value-type="error">
            <text:p/>
          </table:table-cell>
          <table:table-cell table:style-name="ce218" table:formula="of:=[.O81]*[.H81]/[.E81]" office:value-type="float" office:value="0" calcext:value-type="float">
            <text:p/>
          </table:table-cell>
          <table:table-cell table:style-name="ce182" table:formula="of:=([.E81]*[.$W$6]-ABS([.S81])*[.H81])/[.H81]" office:value-type="float" office:value="0.567084069345238" calcext:value-type="float">
            <text:p/>
          </table:table-cell>
          <table:table-cell table:style-name="ce11"/>
          <table:table-cell table:style-name="ce138" table:formula="of:=[.H81]*(-[.$AA$6]*0.01+[.P81])/[.P81]" office:value-type="float" office:value="658.56" calcext:value-type="float">
            <text:p/>
          </table:table-cell>
          <table:table-cell table:style-name="ce229" table:formula="of:=([.H81]-[.I81])*[.Q81]/[.E81]*100" office:value-type="float" office:value="-98.7330459920107" calcext:value-type="float">
            <text:p/>
          </table:table-cell>
          <table:table-cell table:style-name="ce237" table:formula="of:=[.E81]*[.$AA$6]*0.01/([.H81]-[.I81])" office:value-type="float" office:value="0.00453667255476191" calcext:value-type="float">
            <text:p/>
          </table:table-cell>
          <table:table-cell table:style-name="ce246" table:formula="of:=IF([.H81]=&quot;&quot;;&quot;#&quot;;[.H81]-0.01*[.$AC$6]*[.AG81]/[.O81])" office:value-type="string" office:string-value="" calcext:value-type="error">
            <text:p/>
          </table:table-cell>
          <table:table-cell table:style-name="ce11"/>
          <table:table-cell table:style-name="ce255" table:formula="of:=IFERROR(IF(SIGN([.O81])+SIGN([.O80])=0;[.H81];([.H81]*[.J81]+[.AE80]*[.O80])/[.O81]);0)" office:value-type="float" office:value="0" calcext:value-type="float">
            <text:p/>
          </table:table-cell>
          <table:table-cell table:style-name="ce264" table:formula="of:=IF([.H81]=0;0;-([.H80]-[.H81])*[.O80])" office:value-type="float" office:value="-2.51697" calcext:value-type="float">
            <text:p/>
          </table:table-cell>
          <table:table-cell table:style-name="ce269" table:formula="of:=[.AF81]+[.AG80]-[.AH80]" office:value-type="float" office:value="-2.51696999999996" calcext:value-type="float">
            <text:p/>
          </table:table-cell>
          <table:table-cell table:style-name="ce274" table:formula="of:=IF(OR([.O81]=0;SIGN([.O81])+SIGN([.O80])=0);(-[.H81]+[.AE80])*-[.O80];0)" office:value-type="float" office:value="-2.51697" calcext:value-type="float">
            <text:p/>
          </table:table-cell>
          <table:table-cell table:style-name="ce283" table:formula="of:=[.AG81]/([.E81]-[.AG81])" office:value-type="float" office:value="-0.0162438432880064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.93124584" calcext:value-type="float">
            <text:p>1.93124584</text:p>
          </table:table-cell>
          <table:table-cell table:style-name="ce11"/>
          <table:table-cell table:style-name="ce311" table:number-matrix-columns-spanned="1" table:number-matrix-rows-spanned="1" table:formula="of:=SUM(IF([.$F$10:.$F81]*ABS(SIGN([.$J$10:.$J81]))&gt;0;1;0))/SUM(IF([.$F$10:.$F81]*ABS(SIGN([.$J$10:.$J81]))&lt;&gt;0;1;0))" office:value-type="float" office:value="0.417910447761194" calcext:value-type="float">
            <text:p/>
          </table:table-cell>
          <table:table-cell table:style-name="ce15" table:number-matrix-columns-spanned="1" table:number-matrix-rows-spanned="1" table:formula="of:=-SUM(IF([.$F$10:.$F81]*ABS(SIGN([.$J$10:.$J81]))&lt;0;[.$F$10:.$F81];0))/SUM(IF([.$F$10:.$F81]*ABS(SIGN([.$J$10:.$J81]))&lt;0;1;0))" office:value-type="float" office:value="2.03828609749147" calcext:value-type="float">
            <text:p/>
          </table:table-cell>
          <table:table-cell table:style-name="ce15" table:number-matrix-columns-spanned="1" table:number-matrix-rows-spanned="1" table:formula="of:=SUM(IF([.$F$10:.$F81]*ABS(SIGN([.$J$10:.$J81]))&gt;0;[.$F$10:.$F81];0))/SUM(IF([.$F$10:.$F81]*ABS(SIGN([.$J$10:.$J81]))&gt;0;1;0))/[.AS81]" office:value-type="float" office:value="3.07553382079322" calcext:value-type="float">
            <text:p/>
          </table:table-cell>
          <table:table-cell table:style-name="ce11"/>
          <table:table-cell table:style-name="ce321"/>
          <table:table-cell table:style-name="ce327" table:formula="of:=IF([.AV81]&lt;&gt;&quot;&quot;;[.AW80]-[.AV81];[.AW80])-[.K81]*[.H81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2]=&quot;&quot;;[.C81]+[.K82]+[.B82];[.AO82])" office:value-type="float" office:value="0.22395975" calcext:value-type="float">
            <text:p/>
          </table:table-cell>
          <table:table-cell table:style-name="ce41" table:formula="of:=IF([.AP82]&lt;&gt;&quot;&quot;;[.AP82];[.D81]+[.AV82])" office:value-type="float" office:value="1.43399584" calcext:value-type="float">
            <text:p/>
          </table:table-cell>
          <table:table-cell table:style-name="ce50" table:formula="of:=IF([.H82]=0;&quot;&quot;;[.D82]+[.C82]*[.H82]+[.AW82]+[.AG82]-[.AH82])" office:value-type="float" office:value="149.91931009" calcext:value-type="float">
            <text:p/>
          </table:table-cell>
          <table:table-cell table:style-name="ce126" table:formula="of:=100*IF([.L82]=0;0;[.E82]/[.E81]-1)" office:value-type="float" office:value="-1.64852818866892" calcext:value-type="float">
            <text:p/>
          </table:table-cell>
          <table:table-cell table:style-name="ce11"/>
          <table:table-cell table:style-name="ce138" office:value-type="float" office:value="663" calcext:value-type="float">
            <text:p>663</text:p>
          </table:table-cell>
          <table:table-cell table:style-name="ce143" office:value-type="float" office:value="680" calcext:value-type="float">
            <text:p>680</text:p>
          </table:table-cell>
          <table:table-cell table:style-name="ce155" office:value-type="float" office:value="-0.5" calcext:value-type="float">
            <text:p>-0.5</text:p>
          </table:table-cell>
          <table:table-cell table:style-name="ce162"/>
          <table:table-cell table:style-name="ce169" office:value-type="time" office:time-value="PT22H43M00S" calcext:value-type="time">
            <text:p>0.946527777777778</text:p>
          </table:table-cell>
          <table:table-cell table:style-name="ce173" office:value-type="date" office:date-value="2014-03-04" calcext:value-type="date">
            <text:p>41702</text:p>
          </table:table-cell>
          <table:table-cell table:style-name="ce11"/>
          <table:table-cell table:style-name="ce162" table:formula="of:=[.O81]+[.J82]" office:value-type="float" office:value="-0.5" calcext:value-type="float">
            <text:p/>
          </table:table-cell>
          <table:table-cell table:style-name="ce183" table:formula="of:=1+[.O82]/([.C82]+0)" office:value-type="float" office:value="-1.23254401739598" calcext:value-type="float">
            <text:p/>
          </table:table-cell>
          <table:table-cell table:style-name="ce189" table:formula="of:=-[.O82]-[.C82]" office:value-type="float" office:value="0.27604025" calcext:value-type="float">
            <text:p/>
          </table:table-cell>
          <table:table-cell table:style-name="ce11"/>
          <table:table-cell table:style-name="ce197" table:formula="of:=-[.J82]+[.S81]" office:value-type="float" office:value="0.5" calcext:value-type="float">
            <text:p/>
          </table:table-cell>
          <table:table-cell table:style-name="ce204"/>
          <table:table-cell table:style-name="ce211"/>
          <table:table-cell table:style-name="ce214" table:formula="of:=[.E82]/(ABS([.O82])*[.H82]*[.$V$6])" office:value-type="float" office:value="4.52245279306184" calcext:value-type="float">
            <text:p/>
          </table:table-cell>
          <table:table-cell table:style-name="ce218" table:formula="of:=[.O82]*[.H82]/[.E82]" office:value-type="float" office:value="-2.21118947119616" calcext:value-type="float">
            <text:p/>
          </table:table-cell>
          <table:table-cell table:style-name="ce182" table:formula="of:=([.E82]*[.$W$6]-ABS([.S82])*[.H82])/[.H82]" office:value-type="float" office:value="0.0653065991327303" calcext:value-type="float">
            <text:p/>
          </table:table-cell>
          <table:table-cell table:style-name="ce11"/>
          <table:table-cell table:style-name="ce138" table:formula="of:=[.H82]*(-[.$AA$6]*0.01+[.P82])/[.P82]" office:value-type="float" office:value="673.758236470949" calcext:value-type="float">
            <text:p/>
          </table:table-cell>
          <table:table-cell table:style-name="ce229" table:formula="of:=([.H82]-[.I82])*[.Q82]/[.E82]*100" office:value-type="float" office:value="-3.13013997141721" calcext:value-type="float">
            <text:p/>
          </table:table-cell>
          <table:table-cell table:style-name="ce237" table:formula="of:=[.E82]*[.$AA$6]*0.01/([.H82]-[.I82])" office:value-type="float" office:value="-0.176375658929412" calcext:value-type="float">
            <text:p/>
          </table:table-cell>
          <table:table-cell table:style-name="ce246" table:formula="of:=IF([.H82]=&quot;&quot;;&quot;#&quot;;[.H82]-0.01*[.$AC$6]*[.AG82]/[.O82])" office:value-type="float" office:value="663" calcext:value-type="float">
            <text:p/>
          </table:table-cell>
          <table:table-cell table:style-name="ce11"/>
          <table:table-cell table:style-name="ce255" table:formula="of:=IFERROR(IF(SIGN([.O82])+SIGN([.O81])=0;[.H82];([.H82]*[.J82]+[.AE81]*[.O81])/[.O82]);0)" office:value-type="float" office:value="663" calcext:value-type="float">
            <text:p/>
          </table:table-cell>
          <table:table-cell table:style-name="ce264" table:formula="of:=IF([.H82]=0;0;-([.H81]-[.H82])*[.O81])" office:value-type="float" office:value="-0" calcext:value-type="float">
            <text:p/>
          </table:table-cell>
          <table:table-cell table:style-name="ce269" table:formula="of:=[.AF82]+[.AG81]-[.AH81]" office:value-type="float" office:value="0.0000000000000452970994047064" calcext:value-type="float">
            <text:p/>
          </table:table-cell>
          <table:table-cell table:style-name="ce274" table:formula="of:=IF(OR([.O82]=0;SIGN([.O82])+SIGN([.O81])=0);(-[.H82]+[.AE81])*-[.O81];0)" office:value-type="float" office:value="0" calcext:value-type="float">
            <text:p/>
          </table:table-cell>
          <table:table-cell table:style-name="ce283" table:formula="of:=[.AG82]/([.E82]-[.AG82])" office:value-type="float" office:value="3.02143195413009E-016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.43399584" calcext:value-type="float">
            <text:p>1.43399584</text:p>
          </table:table-cell>
          <table:table-cell table:style-name="ce11"/>
          <table:table-cell table:style-name="ce311" table:number-matrix-columns-spanned="1" table:number-matrix-rows-spanned="1" table:formula="of:=SUM(IF([.$F$10:.$F82]*ABS(SIGN([.$J$10:.$J82]))&gt;0;1;0))/SUM(IF([.$F$10:.$F82]*ABS(SIGN([.$J$10:.$J82]))&lt;&gt;0;1;0))" office:value-type="float" office:value="0.411764705882353" calcext:value-type="float">
            <text:p/>
          </table:table-cell>
          <table:table-cell table:style-name="ce15" table:number-matrix-columns-spanned="1" table:number-matrix-rows-spanned="1" table:formula="of:=-SUM(IF([.$F$10:.$F82]*ABS(SIGN([.$J$10:.$J82]))&lt;0;[.$F$10:.$F82];0))/SUM(IF([.$F$10:.$F82]*ABS(SIGN([.$J$10:.$J82]))&lt;0;1;0))" office:value-type="float" office:value="2.02854214977091" calcext:value-type="float">
            <text:p/>
          </table:table-cell>
          <table:table-cell table:style-name="ce15" table:number-matrix-columns-spanned="1" table:number-matrix-rows-spanned="1" table:formula="of:=SUM(IF([.$F$10:.$F82]*ABS(SIGN([.$J$10:.$J82]))&gt;0;[.$F$10:.$F82];0))/SUM(IF([.$F$10:.$F82]*ABS(SIGN([.$J$10:.$J82]))&gt;0;1;0))/[.AS82]" office:value-type="float" office:value="3.09030691326557" calcext:value-type="float">
            <text:p/>
          </table:table-cell>
          <table:table-cell table:style-name="ce11"/>
          <table:table-cell table:style-name="ce321"/>
          <table:table-cell table:style-name="ce327" table:formula="of:=IF([.AV82]&lt;&gt;&quot;&quot;;[.AW81]-[.AV82];[.AW81])-[.K82]*[.H82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3]=&quot;&quot;;[.C82]+[.K83]+[.B83];[.AO83])" office:value-type="float" office:value="0.22395975" calcext:value-type="float">
            <text:p/>
          </table:table-cell>
          <table:table-cell table:style-name="ce41" table:formula="of:=IF([.AP83]&lt;&gt;&quot;&quot;;[.AP83];[.D82]+[.AV83])" office:value-type="float" office:value="14.48149584" calcext:value-type="float">
            <text:p/>
          </table:table-cell>
          <table:table-cell table:style-name="ce50" table:formula="of:=IF([.H83]=0;&quot;&quot;;[.D83]+[.C83]*[.H83]+[.AW83]+[.AG83]-[.AH83])" office:value-type="float" office:value="156.69593709" calcext:value-type="float">
            <text:p/>
          </table:table-cell>
          <table:table-cell table:style-name="ce127" table:formula="of:=100*IF([.L83]=0;0;[.E83]/[.E82]-1)" office:value-type="float" office:value="4.52018288766924" calcext:value-type="float">
            <text:p/>
          </table:table-cell>
          <table:table-cell table:style-name="ce11"/>
          <table:table-cell table:style-name="ce138" office:value-type="float" office:value="635" calcext:value-type="float">
            <text:p>635</text:p>
          </table:table-cell>
          <table:table-cell table:style-name="ce143" office:value-type="float" office:value="625" calcext:value-type="float">
            <text:p>625</text:p>
          </table:table-cell>
          <table:table-cell table:style-name="ce155" office:value-type="float" office:value="1" calcext:value-type="float">
            <text:p>1</text:p>
          </table:table-cell>
          <table:table-cell table:style-name="ce161"/>
          <table:table-cell table:style-name="ce169" office:value-type="time" office:time-value="PT14H15M00S" calcext:value-type="time">
            <text:p>0.59375</text:p>
          </table:table-cell>
          <table:table-cell table:style-name="ce173" office:value-type="date" office:date-value="2014-03-07" calcext:value-type="date">
            <text:p>41705</text:p>
          </table:table-cell>
          <table:table-cell table:style-name="ce11"/>
          <table:table-cell table:style-name="ce162" table:formula="of:=[.O82]+[.J83]" office:value-type="float" office:value="0.5" calcext:value-type="float">
            <text:p/>
          </table:table-cell>
          <table:table-cell table:style-name="ce183" table:formula="of:=1+[.O83]/([.C83]+0)" office:value-type="float" office:value="3.23254401739598" calcext:value-type="float">
            <text:p/>
          </table:table-cell>
          <table:table-cell table:style-name="ce189" table:formula="of:=-[.O83]-[.C83]" office:value-type="float" office:value="-0.72395975" calcext:value-type="float">
            <text:p/>
          </table:table-cell>
          <table:table-cell table:style-name="ce11"/>
          <table:table-cell table:style-name="ce197" table:formula="of:=-[.J83]+[.S82]" office:value-type="float" office:value="-0.5" calcext:value-type="float">
            <text:p/>
          </table:table-cell>
          <table:table-cell table:style-name="ce204"/>
          <table:table-cell table:style-name="ce211"/>
          <table:table-cell table:style-name="ce214" table:formula="of:=[.E83]/(ABS([.O83])*[.H83]*[.$V$6])" office:value-type="float" office:value="4.93530510519685" calcext:value-type="float">
            <text:p/>
          </table:table-cell>
          <table:table-cell table:style-name="ce218" table:formula="of:=[.O83]*[.H83]/[.E83]" office:value-type="float" office:value="2.02621718148085" calcext:value-type="float">
            <text:p/>
          </table:table-cell>
          <table:table-cell table:style-name="ce182" table:formula="of:=([.E83]*[.$W$6]-ABS([.S83])*[.H83])/[.H83]" office:value-type="float" office:value="0.116913138149606" calcext:value-type="float">
            <text:p/>
          </table:table-cell>
          <table:table-cell table:style-name="ce11"/>
          <table:table-cell table:style-name="ce138" table:formula="of:=[.H83]*(-[.$AA$6]*0.01+[.P83])/[.P83]" office:value-type="float" office:value="631.071205857784" calcext:value-type="float">
            <text:p/>
          </table:table-cell>
          <table:table-cell table:style-name="ce229" table:formula="of:=([.H83]-[.I83])*[.Q83]/[.E83]*100" office:value-type="float" office:value="-4.62015648551363" calcext:value-type="float">
            <text:p/>
          </table:table-cell>
          <table:table-cell table:style-name="ce238" table:formula="of:=[.E83]*[.$AA$6]*0.01/([.H83]-[.I83])" office:value-type="float" office:value="0.31339187418" calcext:value-type="float">
            <text:p/>
          </table:table-cell>
          <table:table-cell table:style-name="ce246" table:formula="of:=IF([.H83]=&quot;&quot;;&quot;#&quot;;[.H83]-0.01*[.$AC$6]*[.AG83]/[.O83])" office:value-type="float" office:value="632.2" calcext:value-type="float">
            <text:p/>
          </table:table-cell>
          <table:table-cell table:style-name="ce11"/>
          <table:table-cell table:style-name="ce255" table:formula="of:=IFERROR(IF(SIGN([.O83])+SIGN([.O82])=0;[.H83];([.H83]*[.J83]+[.AE82]*[.O82])/[.O83]);0)" office:value-type="float" office:value="635" calcext:value-type="float">
            <text:p/>
          </table:table-cell>
          <table:table-cell table:style-name="ce264" table:formula="of:=IF([.H83]=0;0;-([.H82]-[.H83])*[.O82])" office:value-type="float" office:value="14" calcext:value-type="float">
            <text:p/>
          </table:table-cell>
          <table:table-cell table:style-name="ce269" table:formula="of:=[.AF83]+[.AG82]-[.AH82]" office:value-type="float" office:value="14" calcext:value-type="float">
            <text:p/>
          </table:table-cell>
          <table:table-cell table:style-name="ce274" table:formula="of:=IF(OR([.O83]=0;SIGN([.O83])+SIGN([.O82])=0);(-[.H83]+[.AE82])*-[.O82];0)" office:value-type="float" office:value="14" calcext:value-type="float">
            <text:p/>
          </table:table-cell>
          <table:table-cell table:style-name="ce283" table:formula="of:=[.AG83]/([.E83]-[.AG83])" office:value-type="float" office:value="0.0981107120882498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4.48149584" calcext:value-type="float">
            <text:p>14.48149584</text:p>
          </table:table-cell>
          <table:table-cell table:style-name="ce11"/>
          <table:table-cell table:style-name="ce311" table:number-matrix-columns-spanned="1" table:number-matrix-rows-spanned="1" table:formula="of:=SUM(IF([.$F$10:.$F83]*ABS(SIGN([.$J$10:.$J83]))&gt;0;1;0))/SUM(IF([.$F$10:.$F83]*ABS(SIGN([.$J$10:.$J83]))&lt;&gt;0;1;0))" office:value-type="float" office:value="0.420289855072464" calcext:value-type="float">
            <text:p/>
          </table:table-cell>
          <table:table-cell table:style-name="ce15" table:number-matrix-columns-spanned="1" table:number-matrix-rows-spanned="1" table:formula="of:=-SUM(IF([.$F$10:.$F83]*ABS(SIGN([.$J$10:.$J83]))&lt;0;[.$F$10:.$F83];0))/SUM(IF([.$F$10:.$F83]*ABS(SIGN([.$J$10:.$J83]))&lt;0;1;0))" office:value-type="float" office:value="2.02854214977091" calcext:value-type="float">
            <text:p/>
          </table:table-cell>
          <table:table-cell table:style-name="ce15" table:number-matrix-columns-spanned="1" table:number-matrix-rows-spanned="1" table:formula="of:=SUM(IF([.$F$10:.$F83]*ABS(SIGN([.$J$10:.$J83]))&gt;0;[.$F$10:.$F83];0))/SUM(IF([.$F$10:.$F83]*ABS(SIGN([.$J$10:.$J83]))&gt;0;1;0))/[.AS83]" office:value-type="float" office:value="3.06058223802807" calcext:value-type="float">
            <text:p/>
          </table:table-cell>
          <table:table-cell table:style-name="ce11"/>
          <table:table-cell table:style-name="ce321"/>
          <table:table-cell table:style-name="ce327" table:formula="of:=IF([.AV83]&lt;&gt;&quot;&quot;;[.AW82]-[.AV83];[.AW82])-[.K83]*[.H83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4]=&quot;&quot;;[.C83]+[.K84]+[.B84];[.AO84])" office:value-type="float" office:value="0.22395975" calcext:value-type="float">
            <text:p/>
          </table:table-cell>
          <table:table-cell table:style-name="ce41" table:formula="of:=IF([.AP84]&lt;&gt;&quot;&quot;;[.AP84];[.D83]+[.AV84])" office:value-type="float" office:value="13.90731772" calcext:value-type="float">
            <text:p/>
          </table:table-cell>
          <table:table-cell table:style-name="ce50" table:formula="of:=IF([.H84]=0;&quot;&quot;;[.D84]+[.C84]*[.H84]+[.AW84]+[.AG84]-[.AH84])" office:value-type="float" office:value="156.12175897" calcext:value-type="float">
            <text:p/>
          </table:table-cell>
          <table:table-cell table:style-name="ce127" table:formula="of:=100*IF([.L84]=0;0;[.E84]/[.E83]-1)" office:value-type="float" office:value="-0.366428211645475" calcext:value-type="float">
            <text:p/>
          </table:table-cell>
          <table:table-cell table:style-name="ce11"/>
          <table:table-cell table:style-name="ce138" office:value-type="float" office:value="635" calcext:value-type="float">
            <text:p>635</text:p>
          </table:table-cell>
          <table:table-cell table:style-name="ce143"/>
          <table:table-cell table:style-name="ce155" office:value-type="float" office:value="-0.5" calcext:value-type="float">
            <text:p>-0.5</text:p>
          </table:table-cell>
          <table:table-cell table:style-name="ce161"/>
          <table:table-cell table:style-name="ce169" office:value-type="time" office:time-value="PT18H48M00S" calcext:value-type="time">
            <text:p>0.783333333333333</text:p>
          </table:table-cell>
          <table:table-cell table:style-name="ce173" office:value-type="date" office:date-value="2014-03-07" calcext:value-type="date">
            <text:p>41705</text:p>
          </table:table-cell>
          <table:table-cell table:style-name="ce11"/>
          <table:table-cell table:style-name="ce162" table:formula="of:=[.O83]+[.J84]" office:value-type="float" office:value="0" calcext:value-type="float">
            <text:p/>
          </table:table-cell>
          <table:table-cell table:style-name="ce183" table:formula="of:=1+[.O84]/([.C84]+0)" office:value-type="float" office:value="1" calcext:value-type="float">
            <text:p/>
          </table:table-cell>
          <table:table-cell table:style-name="ce189" table:formula="of:=-[.O84]-[.C84]" office:value-type="float" office:value="-0.22395975" calcext:value-type="float">
            <text:p/>
          </table:table-cell>
          <table:table-cell table:style-name="ce11"/>
          <table:table-cell table:style-name="ce197" table:formula="of:=-[.J84]+[.S83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84]/(ABS([.O84])*[.H84]*[.$V$6])" office:value-type="string" office:string-value="" calcext:value-type="error">
            <text:p/>
          </table:table-cell>
          <table:table-cell table:style-name="ce218" table:formula="of:=[.O84]*[.H84]/[.E84]" office:value-type="float" office:value="0" calcext:value-type="float">
            <text:p/>
          </table:table-cell>
          <table:table-cell table:style-name="ce182" table:formula="of:=([.E84]*[.$W$6]-ABS([.S84])*[.H84])/[.H84]" office:value-type="float" office:value="0.614652594370079" calcext:value-type="float">
            <text:p/>
          </table:table-cell>
          <table:table-cell table:style-name="ce11"/>
          <table:table-cell table:style-name="ce138" table:formula="of:=[.H84]*(-[.$AA$6]*0.01+[.P84])/[.P84]" office:value-type="float" office:value="622.3" calcext:value-type="float">
            <text:p/>
          </table:table-cell>
          <table:table-cell table:style-name="ce229" table:formula="of:=([.H84]-[.I84])*[.Q84]/[.E84]*100" office:value-type="float" office:value="-91.0920054886953" calcext:value-type="float">
            <text:p/>
          </table:table-cell>
          <table:table-cell table:style-name="ce237" table:formula="of:=[.E84]*[.$AA$6]*0.01/([.H84]-[.I84])" office:value-type="float" office:value="0.00491722075496063" calcext:value-type="float">
            <text:p/>
          </table:table-cell>
          <table:table-cell table:style-name="ce246" table:formula="of:=IF([.H84]=&quot;&quot;;&quot;#&quot;;[.H84]-0.01*[.$AC$6]*[.AG84]/[.O84])" office:value-type="string" office:string-value="" calcext:value-type="error">
            <text:p/>
          </table:table-cell>
          <table:table-cell table:style-name="ce11"/>
          <table:table-cell table:style-name="ce255" table:formula="of:=IFERROR(IF(SIGN([.O84])+SIGN([.O83])=0;[.H84];([.H84]*[.J84]+[.AE83]*[.O83])/[.O84]);0)" office:value-type="float" office:value="0" calcext:value-type="float">
            <text:p/>
          </table:table-cell>
          <table:table-cell table:style-name="ce264" table:formula="of:=IF([.H84]=0;0;-([.H83]-[.H84])*[.O83])" office:value-type="float" office:value="-0" calcext:value-type="float">
            <text:p/>
          </table:table-cell>
          <table:table-cell table:style-name="ce269" table:formula="of:=[.AF84]+[.AG83]-[.AH83]" office:value-type="float" office:value="0" calcext:value-type="float">
            <text:p/>
          </table:table-cell>
          <table:table-cell table:style-name="ce274" table:formula="of:=IF(OR([.O84]=0;SIGN([.O84])+SIGN([.O83])=0);(-[.H84]+[.AE83])*-[.O83];0)" office:value-type="float" office:value="-0" calcext:value-type="float">
            <text:p/>
          </table:table-cell>
          <table:table-cell table:style-name="ce283" table:formula="of:=[.AG84]/([.E84]-[.AG84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3.90731772" calcext:value-type="float">
            <text:p>13.90731772</text:p>
          </table:table-cell>
          <table:table-cell table:style-name="ce11"/>
          <table:table-cell table:style-name="ce311" table:number-matrix-columns-spanned="1" table:number-matrix-rows-spanned="1" table:formula="of:=SUM(IF([.$F$10:.$F84]*ABS(SIGN([.$J$10:.$J84]))&gt;0;1;0))/SUM(IF([.$F$10:.$F84]*ABS(SIGN([.$J$10:.$J84]))&lt;&gt;0;1;0))" office:value-type="float" office:value="0.414285714285714" calcext:value-type="float">
            <text:p/>
          </table:table-cell>
          <table:table-cell table:style-name="ce15" table:number-matrix-columns-spanned="1" table:number-matrix-rows-spanned="1" table:formula="of:=-SUM(IF([.$F$10:.$F84]*ABS(SIGN([.$J$10:.$J84]))&lt;0;[.$F$10:.$F84];0))/SUM(IF([.$F$10:.$F84]*ABS(SIGN([.$J$10:.$J84]))&lt;0;1;0))" office:value-type="float" office:value="1.98800278542638" calcext:value-type="float">
            <text:p/>
          </table:table-cell>
          <table:table-cell table:style-name="ce15" table:number-matrix-columns-spanned="1" table:number-matrix-rows-spanned="1" table:formula="of:=SUM(IF([.$F$10:.$F84]*ABS(SIGN([.$J$10:.$J84]))&gt;0;[.$F$10:.$F84];0))/SUM(IF([.$F$10:.$F84]*ABS(SIGN([.$J$10:.$J84]))&gt;0;1;0))/[.AS84]" office:value-type="float" office:value="3.12299364879839" calcext:value-type="float">
            <text:p/>
          </table:table-cell>
          <table:table-cell table:style-name="ce11"/>
          <table:table-cell table:style-name="ce321"/>
          <table:table-cell table:style-name="ce327" table:formula="of:=IF([.AV84]&lt;&gt;&quot;&quot;;[.AW83]-[.AV84];[.AW83])-[.K84]*[.H84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5]=&quot;&quot;;[.C84]+[.K85]+[.B85];[.AO85])" office:value-type="float" office:value="0.22395975" calcext:value-type="float">
            <text:p/>
          </table:table-cell>
          <table:table-cell table:style-name="ce41" table:formula="of:=IF([.AP85]&lt;&gt;&quot;&quot;;[.AP85];[.D84]+[.AV85])" office:value-type="float" office:value="13.62381772" calcext:value-type="float">
            <text:p/>
          </table:table-cell>
          <table:table-cell table:style-name="ce50" table:formula="of:=IF([.H85]=0;&quot;&quot;;[.D85]+[.C85]*[.H85]+[.AW85]+[.AG85]-[.AH85])" office:value-type="float" office:value="154.71846022" calcext:value-type="float">
            <text:p/>
          </table:table-cell>
          <table:table-cell table:style-name="ce127" table:formula="of:=100*IF([.L85]=0;0;[.E85]/[.E84]-1)" office:value-type="float" office:value="-0.898848923595375" calcext:value-type="float">
            <text:p/>
          </table:table-cell>
          <table:table-cell table:style-name="ce11"/>
          <table:table-cell table:style-name="ce138" office:value-type="float" office:value="630" calcext:value-type="float">
            <text:p>630</text:p>
          </table:table-cell>
          <table:table-cell table:style-name="ce143"/>
          <table:table-cell table:style-name="ce155" office:value-type="float" office:value="-0.3" calcext:value-type="float">
            <text:p>-0.3</text:p>
          </table:table-cell>
          <table:table-cell table:style-name="ce161"/>
          <table:table-cell table:style-name="ce169" office:value-type="time" office:time-value="PT22H57M00S" calcext:value-type="time">
            <text:p>0.95625</text:p>
          </table:table-cell>
          <table:table-cell table:style-name="ce173" office:value-type="date" office:date-value="2014-03-07" calcext:value-type="date">
            <text:p>41705</text:p>
          </table:table-cell>
          <table:table-cell table:style-name="ce11"/>
          <table:table-cell table:style-name="ce162" table:formula="of:=[.O84]+[.J85]" office:value-type="float" office:value="-0.3" calcext:value-type="float">
            <text:p/>
          </table:table-cell>
          <table:table-cell table:style-name="ce183" table:formula="of:=1+[.O85]/([.C85]+0)" office:value-type="float" office:value="-0.33952641043759" calcext:value-type="float">
            <text:p/>
          </table:table-cell>
          <table:table-cell table:style-name="ce189" table:formula="of:=-[.O85]-[.C85]" office:value-type="float" office:value="0.07604025" calcext:value-type="float">
            <text:p/>
          </table:table-cell>
          <table:table-cell table:style-name="ce11"/>
          <table:table-cell table:style-name="ce197" table:formula="of:=-[.J85]+[.S84]" office:value-type="float" office:value="0.3" calcext:value-type="float">
            <text:p/>
          </table:table-cell>
          <table:table-cell table:style-name="ce204"/>
          <table:table-cell table:style-name="ce211"/>
          <table:table-cell table:style-name="ce214" table:formula="of:=[.E85]/(ABS([.O85])*[.H85]*[.$V$6])" office:value-type="float" office:value="8.18616191640212" calcext:value-type="float">
            <text:p/>
          </table:table-cell>
          <table:table-cell table:style-name="ce218" table:formula="of:=[.O85]*[.H85]/[.E85]" office:value-type="float" office:value="-1.22157368765986" calcext:value-type="float">
            <text:p/>
          </table:table-cell>
          <table:table-cell table:style-name="ce182" table:formula="of:=([.E85]*[.$W$6]-ABS([.S85])*[.H85])/[.H85]" office:value-type="float" office:value="0.313962143730159" calcext:value-type="float">
            <text:p/>
          </table:table-cell>
          <table:table-cell table:style-name="ce11"/>
          <table:table-cell table:style-name="ce138" table:formula="of:=[.H85]*(-[.$AA$6]*0.01+[.P85])/[.P85]" office:value-type="float" office:value="667.110515154803" calcext:value-type="float">
            <text:p/>
          </table:table-cell>
          <table:table-cell table:style-name="ce229" table:formula="of:=([.H85]-[.I85])*[.Q85]/[.E85]*100" office:value-type="float" office:value="30.9629228676924" calcext:value-type="float">
            <text:p/>
          </table:table-cell>
          <table:table-cell table:style-name="ce237" table:formula="of:=[.E85]*[.$AA$6]*0.01/([.H85]-[.I85])" office:value-type="float" office:value="0.00491169714984127" calcext:value-type="float">
            <text:p/>
          </table:table-cell>
          <table:table-cell table:style-name="ce246" table:formula="of:=IF([.H85]=&quot;&quot;;&quot;#&quot;;[.H85]-0.01*[.$AC$6]*[.AG85]/[.O85])" office:value-type="float" office:value="630" calcext:value-type="float">
            <text:p/>
          </table:table-cell>
          <table:table-cell table:style-name="ce11"/>
          <table:table-cell table:style-name="ce255" table:formula="of:=IFERROR(IF(SIGN([.O85])+SIGN([.O84])=0;[.H85];([.H85]*[.J85]+[.AE84]*[.O84])/[.O85]);0)" office:value-type="float" office:value="630" calcext:value-type="float">
            <text:p/>
          </table:table-cell>
          <table:table-cell table:style-name="ce264" table:formula="of:=IF([.H85]=0;0;-([.H84]-[.H85])*[.O84])" office:value-type="float" office:value="-0" calcext:value-type="float">
            <text:p/>
          </table:table-cell>
          <table:table-cell table:style-name="ce269" table:formula="of:=[.AF85]+[.AG84]-[.AH84]" office:value-type="float" office:value="0" calcext:value-type="float">
            <text:p/>
          </table:table-cell>
          <table:table-cell table:style-name="ce274" table:formula="of:=IF(OR([.O85]=0;SIGN([.O85])+SIGN([.O84])=0);(-[.H85]+[.AE84])*-[.O84];0)" office:value-type="float" office:value="0" calcext:value-type="float">
            <text:p/>
          </table:table-cell>
          <table:table-cell table:style-name="ce283" table:formula="of:=[.AG85]/([.E85]-[.AG8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3.62381772" calcext:value-type="float">
            <text:p>13.62381772</text:p>
          </table:table-cell>
          <table:table-cell table:style-name="ce11"/>
          <table:table-cell table:style-name="ce311" table:number-matrix-columns-spanned="1" table:number-matrix-rows-spanned="1" table:formula="of:=SUM(IF([.$F$10:.$F85]*ABS(SIGN([.$J$10:.$J85]))&gt;0;1;0))/SUM(IF([.$F$10:.$F85]*ABS(SIGN([.$J$10:.$J85]))&lt;&gt;0;1;0))" office:value-type="float" office:value="0.408450704225352" calcext:value-type="float">
            <text:p/>
          </table:table-cell>
          <table:table-cell table:style-name="ce15" table:number-matrix-columns-spanned="1" table:number-matrix-rows-spanned="1" table:formula="of:=-SUM(IF([.$F$10:.$F85]*ABS(SIGN([.$J$10:.$J85]))&lt;0;[.$F$10:.$F85];0))/SUM(IF([.$F$10:.$F85]*ABS(SIGN([.$J$10:.$J85]))&lt;0;1;0))" office:value-type="float" office:value="1.96207055062088" calcext:value-type="float">
            <text:p/>
          </table:table-cell>
          <table:table-cell table:style-name="ce15" table:number-matrix-columns-spanned="1" table:number-matrix-rows-spanned="1" table:formula="of:=SUM(IF([.$F$10:.$F85]*ABS(SIGN([.$J$10:.$J85]))&gt;0;[.$F$10:.$F85];0))/SUM(IF([.$F$10:.$F85]*ABS(SIGN([.$J$10:.$J85]))&gt;0;1;0))/[.AS85]" office:value-type="float" office:value="3.1642695369519" calcext:value-type="float">
            <text:p/>
          </table:table-cell>
          <table:table-cell table:style-name="ce11"/>
          <table:table-cell table:style-name="ce321"/>
          <table:table-cell table:style-name="ce327" table:formula="of:=IF([.AV85]&lt;&gt;&quot;&quot;;[.AW84]-[.AV85];[.AW84])-[.K85]*[.H85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6]=&quot;&quot;;[.C85]+[.K86]+[.B86];[.AO86])" office:value-type="float" office:value="0.22395975" calcext:value-type="float">
            <text:p/>
          </table:table-cell>
          <table:table-cell table:style-name="ce41" table:formula="of:=IF([.AP86]&lt;&gt;&quot;&quot;;[.AP86];[.D85]+[.AV86])" office:value-type="float" office:value="13.34031772" calcext:value-type="float">
            <text:p/>
          </table:table-cell>
          <table:table-cell table:style-name="ce50" table:formula="of:=IF([.H86]=0;&quot;&quot;;[.D86]+[.C86]*[.H86]+[.AW86]+[.AG86]-[.AH86])" office:value-type="float" office:value="154.43496022" calcext:value-type="float">
            <text:p/>
          </table:table-cell>
          <table:table-cell table:style-name="ce127" table:formula="of:=100*IF([.L86]=0;0;[.E86]/[.E85]-1)" office:value-type="float" office:value="-0.183236053148983" calcext:value-type="float">
            <text:p/>
          </table:table-cell>
          <table:table-cell table:style-name="ce11"/>
          <table:table-cell table:style-name="ce138" office:value-type="float" office:value="630" calcext:value-type="float">
            <text:p>630</text:p>
          </table:table-cell>
          <table:table-cell table:style-name="ce143" office:value-type="float" office:value="640" calcext:value-type="float">
            <text:p>640</text:p>
          </table:table-cell>
          <table:table-cell table:style-name="ce155" office:value-type="float" office:value="-0.3" calcext:value-type="float">
            <text:p>-0.3</text:p>
          </table:table-cell>
          <table:table-cell table:style-name="ce161"/>
          <table:table-cell table:style-name="ce169" office:value-type="time" office:time-value="PT14H27M00S" calcext:value-type="time">
            <text:p>0.602083333333333</text:p>
          </table:table-cell>
          <table:table-cell table:style-name="ce173" office:value-type="date" office:date-value="2014-03-10" calcext:value-type="date">
            <text:p>41708</text:p>
          </table:table-cell>
          <table:table-cell table:style-name="ce11"/>
          <table:table-cell table:style-name="ce162" table:formula="of:=[.O85]+[.J86]" office:value-type="float" office:value="-0.6" calcext:value-type="float">
            <text:p/>
          </table:table-cell>
          <table:table-cell table:style-name="ce183" table:formula="of:=1+[.O86]/([.C86]+0)" office:value-type="float" office:value="-1.67905282087518" calcext:value-type="float">
            <text:p/>
          </table:table-cell>
          <table:table-cell table:style-name="ce189" table:formula="of:=-[.O86]-[.C86]" office:value-type="float" office:value="0.37604025" calcext:value-type="float">
            <text:p/>
          </table:table-cell>
          <table:table-cell table:style-name="ce11"/>
          <table:table-cell table:style-name="ce197" table:formula="of:=-[.J86]+[.S85]" office:value-type="float" office:value="0.6" calcext:value-type="float">
            <text:p/>
          </table:table-cell>
          <table:table-cell table:style-name="ce204"/>
          <table:table-cell table:style-name="ce211"/>
          <table:table-cell table:style-name="ce214" table:formula="of:=[.E86]/(ABS([.O86])*[.H86]*[.$V$6])" office:value-type="float" office:value="4.08558095820106" calcext:value-type="float">
            <text:p/>
          </table:table-cell>
          <table:table-cell table:style-name="ce218" table:formula="of:=[.O86]*[.H86]/[.E86]" office:value-type="float" office:value="-2.4476323201788" calcext:value-type="float">
            <text:p/>
          </table:table-cell>
          <table:table-cell table:style-name="ce182" table:formula="of:=([.E86]*[.$W$6]-ABS([.S86])*[.H86])/[.H86]" office:value-type="float" office:value="0.0128371437301587" calcext:value-type="float">
            <text:p/>
          </table:table-cell>
          <table:table-cell table:style-name="ce11"/>
          <table:table-cell table:style-name="ce138" table:formula="of:=[.H86]*(-[.$AA$6]*0.01+[.P86])/[.P86]" office:value-type="float" office:value="637.504230863584" calcext:value-type="float">
            <text:p/>
          </table:table-cell>
          <table:table-cell table:style-name="ce229" table:formula="of:=([.H86]-[.I86])*[.Q86]/[.E86]*100" office:value-type="float" office:value="-2.43494251213788" calcext:value-type="float">
            <text:p/>
          </table:table-cell>
          <table:table-cell table:style-name="ce237" table:formula="of:=[.E86]*[.$AA$6]*0.01/([.H86]-[.I86])" office:value-type="float" office:value="-0.30886992044" calcext:value-type="float">
            <text:p/>
          </table:table-cell>
          <table:table-cell table:style-name="ce246" table:formula="of:=IF([.H86]=&quot;&quot;;&quot;#&quot;;[.H86]-0.01*[.$AC$6]*[.AG86]/[.O86])" office:value-type="float" office:value="630" calcext:value-type="float">
            <text:p/>
          </table:table-cell>
          <table:table-cell table:style-name="ce11"/>
          <table:table-cell table:style-name="ce255" table:formula="of:=IFERROR(IF(SIGN([.O86])+SIGN([.O85])=0;[.H86];([.H86]*[.J86]+[.AE85]*[.O85])/[.O86]);0)" office:value-type="float" office:value="630" calcext:value-type="float">
            <text:p/>
          </table:table-cell>
          <table:table-cell table:style-name="ce264" table:formula="of:=IF([.H86]=0;0;-([.H85]-[.H86])*[.O85])" office:value-type="float" office:value="0" calcext:value-type="float">
            <text:p/>
          </table:table-cell>
          <table:table-cell table:style-name="ce269" table:formula="of:=[.AF86]+[.AG85]-[.AH85]" office:value-type="float" office:value="0" calcext:value-type="float">
            <text:p/>
          </table:table-cell>
          <table:table-cell table:style-name="ce274" table:formula="of:=IF(OR([.O86]=0;SIGN([.O86])+SIGN([.O85])=0);(-[.H86]+[.AE85])*-[.O85];0)" office:value-type="float" office:value="0" calcext:value-type="float">
            <text:p/>
          </table:table-cell>
          <table:table-cell table:style-name="ce283" table:formula="of:=[.AG86]/([.E86]-[.AG86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3.34031772" calcext:value-type="float">
            <text:p>13.34031772</text:p>
          </table:table-cell>
          <table:table-cell table:style-name="ce11"/>
          <table:table-cell table:style-name="ce311" table:number-matrix-columns-spanned="1" table:number-matrix-rows-spanned="1" table:formula="of:=SUM(IF([.$F$10:.$F86]*ABS(SIGN([.$J$10:.$J86]))&gt;0;1;0))/SUM(IF([.$F$10:.$F86]*ABS(SIGN([.$J$10:.$J86]))&lt;&gt;0;1;0))" office:value-type="float" office:value="0.402777777777778" calcext:value-type="float">
            <text:p/>
          </table:table-cell>
          <table:table-cell table:style-name="ce15" table:number-matrix-columns-spanned="1" table:number-matrix-rows-spanned="1" table:formula="of:=-SUM(IF([.$F$10:.$F86]*ABS(SIGN([.$J$10:.$J86]))&lt;0;[.$F$10:.$F86];0))/SUM(IF([.$F$10:.$F86]*ABS(SIGN([.$J$10:.$J86]))&lt;0;1;0))" office:value-type="float" office:value="1.92070230649363" calcext:value-type="float">
            <text:p/>
          </table:table-cell>
          <table:table-cell table:style-name="ce15" table:number-matrix-columns-spanned="1" table:number-matrix-rows-spanned="1" table:formula="of:=SUM(IF([.$F$10:.$F86]*ABS(SIGN([.$J$10:.$J86]))&gt;0;[.$F$10:.$F86];0))/SUM(IF([.$F$10:.$F86]*ABS(SIGN([.$J$10:.$J86]))&gt;0;1;0))/[.AS86]" office:value-type="float" office:value="3.23242183428945" calcext:value-type="float">
            <text:p/>
          </table:table-cell>
          <table:table-cell table:style-name="ce11"/>
          <table:table-cell table:style-name="ce321"/>
          <table:table-cell table:style-name="ce327" table:formula="of:=IF([.AV86]&lt;&gt;&quot;&quot;;[.AW85]-[.AV86];[.AW85])-[.K86]*[.H86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7]=&quot;&quot;;[.C86]+[.K87]+[.B87];[.AO87])" office:value-type="float" office:value="0.22395975" calcext:value-type="float">
            <text:p/>
          </table:table-cell>
          <table:table-cell table:style-name="ce41" table:formula="of:=IF([.AP87]&lt;&gt;&quot;&quot;;[.AP87];[.D86]+[.AV87])" office:value-type="float" office:value="12.77331772" calcext:value-type="float">
            <text:p/>
          </table:table-cell>
          <table:table-cell table:style-name="ce50" table:formula="of:=IF([.H87]=0;&quot;&quot;;[.D87]+[.C87]*[.H87]+[.AW87]+[.AG87]-[.AH87])" office:value-type="float" office:value="153.86796022" calcext:value-type="float">
            <text:p/>
          </table:table-cell>
          <table:table-cell table:style-name="ce127" table:formula="of:=100*IF([.L87]=0;0;[.E87]/[.E86]-1)" office:value-type="float" office:value="-0.367144848026824" calcext:value-type="float">
            <text:p/>
          </table:table-cell>
          <table:table-cell table:style-name="ce11"/>
          <table:table-cell table:style-name="ce138" office:value-type="float" office:value="630" calcext:value-type="float">
            <text:p>630</text:p>
          </table:table-cell>
          <table:table-cell table:style-name="ce143"/>
          <table:table-cell table:style-name="ce155" office:value-type="float" office:value="0.6" calcext:value-type="float">
            <text:p>0.6</text:p>
          </table:table-cell>
          <table:table-cell table:style-name="ce161"/>
          <table:table-cell table:style-name="ce169" office:value-type="time" office:time-value="PT01H59M00S" calcext:value-type="time">
            <text:p>0.0826388888888889</text:p>
          </table:table-cell>
          <table:table-cell table:style-name="ce173" office:value-type="date" office:date-value="2014-03-11" calcext:value-type="date">
            <text:p>41709</text:p>
          </table:table-cell>
          <table:table-cell table:style-name="ce11"/>
          <table:table-cell table:style-name="ce162" table:formula="of:=[.O86]+[.J87]" office:value-type="float" office:value="0" calcext:value-type="float">
            <text:p/>
          </table:table-cell>
          <table:table-cell table:style-name="ce183" table:formula="of:=1+[.O87]/([.C87]+0)" office:value-type="float" office:value="1" calcext:value-type="float">
            <text:p/>
          </table:table-cell>
          <table:table-cell table:style-name="ce189" table:formula="of:=-[.O87]-[.C87]" office:value-type="float" office:value="-0.22395975" calcext:value-type="float">
            <text:p/>
          </table:table-cell>
          <table:table-cell table:style-name="ce11"/>
          <table:table-cell table:style-name="ce197" table:formula="of:=-[.J87]+[.S86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87]/(ABS([.O87])*[.H87]*[.$V$6])" office:value-type="string" office:string-value="" calcext:value-type="error">
            <text:p/>
          </table:table-cell>
          <table:table-cell table:style-name="ce218" table:formula="of:=[.O87]*[.H87]/[.E87]" office:value-type="float" office:value="0" calcext:value-type="float">
            <text:p/>
          </table:table-cell>
          <table:table-cell table:style-name="ce182" table:formula="of:=([.E87]*[.$W$6]-ABS([.S87])*[.H87])/[.H87]" office:value-type="float" office:value="0.610587143730159" calcext:value-type="float">
            <text:p/>
          </table:table-cell>
          <table:table-cell table:style-name="ce11"/>
          <table:table-cell table:style-name="ce138" table:formula="of:=[.H87]*(-[.$AA$6]*0.01+[.P87])/[.P87]" office:value-type="float" office:value="617.4" calcext:value-type="float">
            <text:p/>
          </table:table-cell>
          <table:table-cell table:style-name="ce229" table:formula="of:=([.H87]-[.I87])*[.Q87]/[.E87]*100" office:value-type="float" office:value="-91.6985201456257" calcext:value-type="float">
            <text:p/>
          </table:table-cell>
          <table:table-cell table:style-name="ce237" table:formula="of:=[.E87]*[.$AA$6]*0.01/([.H87]-[.I87])" office:value-type="float" office:value="0.00488469714984127" calcext:value-type="float">
            <text:p/>
          </table:table-cell>
          <table:table-cell table:style-name="ce246" table:formula="of:=IF([.H87]=&quot;&quot;;&quot;#&quot;;[.H87]-0.01*[.$AC$6]*[.AG87]/[.O87])" office:value-type="string" office:string-value="" calcext:value-type="error">
            <text:p/>
          </table:table-cell>
          <table:table-cell table:style-name="ce11"/>
          <table:table-cell table:style-name="ce255" table:formula="of:=IFERROR(IF(SIGN([.O87])+SIGN([.O86])=0;[.H87];([.H87]*[.J87]+[.AE86]*[.O86])/[.O87]);0)" office:value-type="float" office:value="0" calcext:value-type="float">
            <text:p/>
          </table:table-cell>
          <table:table-cell table:style-name="ce264" table:formula="of:=IF([.H87]=0;0;-([.H86]-[.H87])*[.O86])" office:value-type="float" office:value="0" calcext:value-type="float">
            <text:p/>
          </table:table-cell>
          <table:table-cell table:style-name="ce269" table:formula="of:=[.AF87]+[.AG86]-[.AH86]" office:value-type="float" office:value="0" calcext:value-type="float">
            <text:p/>
          </table:table-cell>
          <table:table-cell table:style-name="ce274" table:formula="of:=IF(OR([.O87]=0;SIGN([.O87])+SIGN([.O86])=0);(-[.H87]+[.AE86])*-[.O86];0)" office:value-type="float" office:value="0" calcext:value-type="float">
            <text:p/>
          </table:table-cell>
          <table:table-cell table:style-name="ce283" table:formula="of:=[.AG87]/([.E87]-[.AG87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2.77331772" calcext:value-type="float">
            <text:p>12.77331772</text:p>
          </table:table-cell>
          <table:table-cell table:style-name="ce11"/>
          <table:table-cell table:style-name="ce311" table:number-matrix-columns-spanned="1" table:number-matrix-rows-spanned="1" table:formula="of:=SUM(IF([.$F$10:.$F87]*ABS(SIGN([.$J$10:.$J87]))&gt;0;1;0))/SUM(IF([.$F$10:.$F87]*ABS(SIGN([.$J$10:.$J87]))&lt;&gt;0;1;0))" office:value-type="float" office:value="0.397260273972603" calcext:value-type="float">
            <text:p/>
          </table:table-cell>
          <table:table-cell table:style-name="ce15" table:number-matrix-columns-spanned="1" table:number-matrix-rows-spanned="1" table:formula="of:=-SUM(IF([.$F$10:.$F87]*ABS(SIGN([.$J$10:.$J87]))&lt;0;[.$F$10:.$F87];0))/SUM(IF([.$F$10:.$F87]*ABS(SIGN([.$J$10:.$J87]))&lt;0;1;0))" office:value-type="float" office:value="1.88539418243757" calcext:value-type="float">
            <text:p/>
          </table:table-cell>
          <table:table-cell table:style-name="ce15" table:number-matrix-columns-spanned="1" table:number-matrix-rows-spanned="1" table:formula="of:=SUM(IF([.$F$10:.$F87]*ABS(SIGN([.$J$10:.$J87]))&gt;0;[.$F$10:.$F87];0))/SUM(IF([.$F$10:.$F87]*ABS(SIGN([.$J$10:.$J87]))&gt;0;1;0))/[.AS87]" office:value-type="float" office:value="3.29295599324132" calcext:value-type="float">
            <text:p/>
          </table:table-cell>
          <table:table-cell table:style-name="ce11"/>
          <table:table-cell table:style-name="ce321"/>
          <table:table-cell table:style-name="ce327" table:formula="of:=IF([.AV87]&lt;&gt;&quot;&quot;;[.AW86]-[.AV87];[.AW86])-[.K87]*[.H87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8]=&quot;&quot;;[.C87]+[.K88]+[.B88];[.AO88])" office:value-type="float" office:value="0.22395975" calcext:value-type="float">
            <text:p/>
          </table:table-cell>
          <table:table-cell table:style-name="ce41" table:formula="of:=IF([.AP88]&lt;&gt;&quot;&quot;;[.AP88];[.D87]+[.AV88])" office:value-type="float" office:value="12.29247022" calcext:value-type="float">
            <text:p/>
          </table:table-cell>
          <table:table-cell table:style-name="ce50" table:formula="of:=IF([.H88]=0;&quot;&quot;;[.D88]+[.C88]*[.H88]+[.AW88]+[.AG88]-[.AH88])" office:value-type="float" office:value="155.8797847375" calcext:value-type="float">
            <text:p/>
          </table:table-cell>
          <table:table-cell table:style-name="ce127" table:formula="of:=100*IF([.L88]=0;0;[.E88]/[.E87]-1)" office:value-type="float" office:value="1.30750060936891" calcext:value-type="float">
            <text:p/>
          </table:table-cell>
          <table:table-cell table:style-name="ce11"/>
          <table:table-cell table:style-name="ce138" office:value-type="float" office:value="641.13" calcext:value-type="float">
            <text:p>641.13</text:p>
          </table:table-cell>
          <table:table-cell table:style-name="ce143" office:value-type="float" office:value="636" calcext:value-type="float">
            <text:p>636</text:p>
          </table:table-cell>
          <table:table-cell table:style-name="ce155" office:value-type="float" office:value="0.5" calcext:value-type="float">
            <text:p>0.5</text:p>
          </table:table-cell>
          <table:table-cell table:style-name="ce161"/>
          <table:table-cell table:style-name="ce169" office:value-type="time" office:time-value="PT06H52M00S" calcext:value-type="time">
            <text:p>0.286111111111111</text:p>
          </table:table-cell>
          <table:table-cell table:style-name="ce173" office:value-type="date" office:date-value="2014-03-12" calcext:value-type="date">
            <text:p>41710</text:p>
          </table:table-cell>
          <table:table-cell table:style-name="ce11"/>
          <table:table-cell table:style-name="ce162" table:formula="of:=[.O87]+[.J88]" office:value-type="float" office:value="0.5" calcext:value-type="float">
            <text:p/>
          </table:table-cell>
          <table:table-cell table:style-name="ce183" table:formula="of:=1+[.O88]/([.C88]+0)" office:value-type="float" office:value="3.23254401739598" calcext:value-type="float">
            <text:p/>
          </table:table-cell>
          <table:table-cell table:style-name="ce189" table:formula="of:=-[.O88]-[.C88]" office:value-type="float" office:value="-0.72395975" calcext:value-type="float">
            <text:p/>
          </table:table-cell>
          <table:table-cell table:style-name="ce11"/>
          <table:table-cell table:style-name="ce197" table:formula="of:=-[.J88]+[.S87]" office:value-type="float" office:value="-0.5" calcext:value-type="float">
            <text:p/>
          </table:table-cell>
          <table:table-cell table:style-name="ce204"/>
          <table:table-cell table:style-name="ce211"/>
          <table:table-cell table:style-name="ce214" table:formula="of:=[.E88]/(ABS([.O88])*[.H88]*[.$V$6])" office:value-type="float" office:value="4.8626576431457" calcext:value-type="float">
            <text:p/>
          </table:table-cell>
          <table:table-cell table:style-name="ce218" table:formula="of:=[.O88]*[.H88]/[.E88]" office:value-type="float" office:value="2.05648859818371" calcext:value-type="float">
            <text:p/>
          </table:table-cell>
          <table:table-cell table:style-name="ce182" table:formula="of:=([.E88]*[.$W$6]-ABS([.S88])*[.H88])/[.H88]" office:value-type="float" office:value="0.107832205393212" calcext:value-type="float">
            <text:p/>
          </table:table-cell>
          <table:table-cell table:style-name="ce11"/>
          <table:table-cell table:style-name="ce138" table:formula="of:=[.H88]*(-[.$AA$6]*0.01+[.P88])/[.P88]" office:value-type="float" office:value="637.163279073388" calcext:value-type="float">
            <text:p/>
          </table:table-cell>
          <table:table-cell table:style-name="ce229" table:formula="of:=([.H88]-[.I88])*[.Q88]/[.E88]*100" office:value-type="float" office:value="-2.38254981154496" calcext:value-type="float">
            <text:p/>
          </table:table-cell>
          <table:table-cell table:style-name="ce237" table:formula="of:=[.E88]*[.$AA$6]*0.01/([.H88]-[.I88])" office:value-type="float" office:value="0.607718459015595" calcext:value-type="float">
            <text:p/>
          </table:table-cell>
          <table:table-cell table:style-name="ce246" table:formula="of:=IF([.H88]=&quot;&quot;;&quot;#&quot;;[.H88]-0.01*[.$AC$6]*[.AG88]/[.O88])" office:value-type="float" office:value="641.13" calcext:value-type="float">
            <text:p/>
          </table:table-cell>
          <table:table-cell table:style-name="ce11"/>
          <table:table-cell table:style-name="ce255" table:formula="of:=IFERROR(IF(SIGN([.O88])+SIGN([.O87])=0;[.H88];([.H88]*[.J88]+[.AE87]*[.O87])/[.O88]);0)" office:value-type="float" office:value="641.13" calcext:value-type="float">
            <text:p/>
          </table:table-cell>
          <table:table-cell table:style-name="ce264" table:formula="of:=IF([.H88]=0;0;-([.H87]-[.H88])*[.O87])" office:value-type="float" office:value="0" calcext:value-type="float">
            <text:p/>
          </table:table-cell>
          <table:table-cell table:style-name="ce269" table:formula="of:=[.AF88]+[.AG87]-[.AH87]" office:value-type="float" office:value="0" calcext:value-type="float">
            <text:p/>
          </table:table-cell>
          <table:table-cell table:style-name="ce274" table:formula="of:=IF(OR([.O88]=0;SIGN([.O88])+SIGN([.O87])=0);(-[.H88]+[.AE87])*-[.O87];0)" office:value-type="float" office:value="0" calcext:value-type="float">
            <text:p/>
          </table:table-cell>
          <table:table-cell table:style-name="ce283" table:formula="of:=[.AG88]/([.E88]-[.AG88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12.29247022" calcext:value-type="float">
            <text:p>12.29247022</text:p>
          </table:table-cell>
          <table:table-cell table:style-name="ce11"/>
          <table:table-cell table:style-name="ce311" table:number-matrix-columns-spanned="1" table:number-matrix-rows-spanned="1" table:formula="of:=SUM(IF([.$F$10:.$F88]*ABS(SIGN([.$J$10:.$J88]))&gt;0;1;0))/SUM(IF([.$F$10:.$F88]*ABS(SIGN([.$J$10:.$J88]))&lt;&gt;0;1;0))" office:value-type="float" office:value="0.405405405405405" calcext:value-type="float">
            <text:p/>
          </table:table-cell>
          <table:table-cell table:style-name="ce15" table:number-matrix-columns-spanned="1" table:number-matrix-rows-spanned="1" table:formula="of:=-SUM(IF([.$F$10:.$F88]*ABS(SIGN([.$J$10:.$J88]))&lt;0;[.$F$10:.$F88];0))/SUM(IF([.$F$10:.$F88]*ABS(SIGN([.$J$10:.$J88]))&lt;0;1;0))" office:value-type="float" office:value="1.88539418243757" calcext:value-type="float">
            <text:p/>
          </table:table-cell>
          <table:table-cell table:style-name="ce15" table:number-matrix-columns-spanned="1" table:number-matrix-rows-spanned="1" table:formula="of:=SUM(IF([.$F$10:.$F88]*ABS(SIGN([.$J$10:.$J88]))&gt;0;[.$F$10:.$F88];0))/SUM(IF([.$F$10:.$F88]*ABS(SIGN([.$J$10:.$J88]))&gt;0;1;0))/[.AS88]" office:value-type="float" office:value="3.2063071020092" calcext:value-type="float">
            <text:p/>
          </table:table-cell>
          <table:table-cell table:style-name="ce11"/>
          <table:table-cell table:style-name="ce321"/>
          <table:table-cell table:style-name="ce327" table:formula="of:=IF([.AV88]&lt;&gt;&quot;&quot;;[.AW87]-[.AV88];[.AW87])-[.K88]*[.H88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89]=&quot;&quot;;[.C88]+[.K89]+[.B89];[.AO89])" office:value-type="float" office:value="0.22395975" calcext:value-type="float">
            <text:p/>
          </table:table-cell>
          <table:table-cell table:style-name="ce41" table:formula="of:=IF([.AP89]&lt;&gt;&quot;&quot;;[.AP89];[.D88]+[.AV89])" office:value-type="float" office:value="8.52075472" calcext:value-type="float">
            <text:p/>
          </table:table-cell>
          <table:table-cell table:style-name="ce50" table:formula="of:=IF([.H89]=0;&quot;&quot;;[.D89]+[.C89]*[.H89]+[.AW89]+[.AG89]-[.AH89])" office:value-type="float" office:value="150.73519597" calcext:value-type="float">
            <text:p/>
          </table:table-cell>
          <table:table-cell table:style-name="ce127" table:formula="of:=100*IF([.L89]=0;0;[.E89]/[.E88]-1)" office:value-type="float" office:value="-3.30035660246994" calcext:value-type="float">
            <text:p/>
          </table:table-cell>
          <table:table-cell table:style-name="ce11"/>
          <table:table-cell table:style-name="ce138" office:value-type="float" office:value="635" calcext:value-type="float">
            <text:p>635</text:p>
          </table:table-cell>
          <table:table-cell table:style-name="ce143"/>
          <table:table-cell table:style-name="ce155" office:value-type="float" office:value="-0.5" calcext:value-type="float">
            <text:p>-0.5</text:p>
          </table:table-cell>
          <table:table-cell table:style-name="ce161"/>
          <table:table-cell table:style-name="ce169" office:value-type="time" office:time-value="PT16H47M00S" calcext:value-type="time">
            <text:p>0.699305555555555</text:p>
          </table:table-cell>
          <table:table-cell table:style-name="ce173" office:value-type="date" office:date-value="2014-03-12" calcext:value-type="date">
            <text:p>41710</text:p>
          </table:table-cell>
          <table:table-cell table:style-name="ce11"/>
          <table:table-cell table:style-name="ce162" table:formula="of:=[.O88]+[.J89]" office:value-type="float" office:value="0" calcext:value-type="float">
            <text:p/>
          </table:table-cell>
          <table:table-cell table:style-name="ce183" table:formula="of:=1+[.O89]/([.C89]+0)" office:value-type="float" office:value="1" calcext:value-type="float">
            <text:p/>
          </table:table-cell>
          <table:table-cell table:style-name="ce189" table:formula="of:=-[.O89]-[.C89]" office:value-type="float" office:value="-0.22395975" calcext:value-type="float">
            <text:p/>
          </table:table-cell>
          <table:table-cell table:style-name="ce11"/>
          <table:table-cell table:style-name="ce197" table:formula="of:=-[.J89]+[.S88]" office:value-type="float" office:value="0" calcext:value-type="float">
            <text:p/>
          </table:table-cell>
          <table:table-cell table:style-name="ce204"/>
          <table:table-cell table:style-name="ce211"/>
          <table:table-cell table:style-name="ce214" table:formula="of:=[.E89]/(ABS([.O89])*[.H89]*[.$V$6])" office:value-type="string" office:string-value="" calcext:value-type="error">
            <text:p/>
          </table:table-cell>
          <table:table-cell table:style-name="ce218" table:formula="of:=[.O89]*[.H89]/[.E89]" office:value-type="float" office:value="0" calcext:value-type="float">
            <text:p/>
          </table:table-cell>
          <table:table-cell table:style-name="ce182" table:formula="of:=([.E89]*[.$W$6]-ABS([.S89])*[.H89])/[.H89]" office:value-type="float" office:value="0.593445653425197" calcext:value-type="float">
            <text:p/>
          </table:table-cell>
          <table:table-cell table:style-name="ce11"/>
          <table:table-cell table:style-name="ce138" table:formula="of:=[.H89]*(-[.$AA$6]*0.01+[.P89])/[.P89]" office:value-type="float" office:value="622.3" calcext:value-type="float">
            <text:p/>
          </table:table-cell>
          <table:table-cell table:style-name="ce229" table:formula="of:=([.H89]-[.I89])*[.Q89]/[.E89]*100" office:value-type="float" office:value="-94.3472029440982" calcext:value-type="float">
            <text:p/>
          </table:table-cell>
          <table:table-cell table:style-name="ce237" table:formula="of:=[.E89]*[.$AA$6]*0.01/([.H89]-[.I89])" office:value-type="float" office:value="0.00474756522740158" calcext:value-type="float">
            <text:p/>
          </table:table-cell>
          <table:table-cell table:style-name="ce246" table:formula="of:=IF([.H89]=&quot;&quot;;&quot;#&quot;;[.H89]-0.01*[.$AC$6]*[.AG89]/[.O89])" office:value-type="string" office:string-value="" calcext:value-type="error">
            <text:p/>
          </table:table-cell>
          <table:table-cell table:style-name="ce11"/>
          <table:table-cell table:style-name="ce255" table:formula="of:=IFERROR(IF(SIGN([.O89])+SIGN([.O88])=0;[.H89];([.H89]*[.J89]+[.AE88]*[.O88])/[.O89]);0)" office:value-type="float" office:value="0" calcext:value-type="float">
            <text:p/>
          </table:table-cell>
          <table:table-cell table:style-name="ce264" table:formula="of:=IF([.H89]=0;0;-([.H88]-[.H89])*[.O88])" office:value-type="float" office:value="-3.065" calcext:value-type="float">
            <text:p/>
          </table:table-cell>
          <table:table-cell table:style-name="ce269" table:formula="of:=[.AF89]+[.AG88]-[.AH88]" office:value-type="float" office:value="-3.065" calcext:value-type="float">
            <text:p/>
          </table:table-cell>
          <table:table-cell table:style-name="ce274" table:formula="of:=IF(OR([.O89]=0;SIGN([.O89])+SIGN([.O88])=0);(-[.H89]+[.AE88])*-[.O88];0)" office:value-type="float" office:value="-3.065" calcext:value-type="float">
            <text:p/>
          </table:table-cell>
          <table:table-cell table:style-name="ce283" table:formula="of:=[.AG89]/([.E89]-[.AG89])" office:value-type="float" office:value="-0.019928453150982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8.52075472" calcext:value-type="float">
            <text:p>8.52075472</text:p>
          </table:table-cell>
          <table:table-cell table:style-name="ce11"/>
          <table:table-cell table:style-name="ce311" table:number-matrix-columns-spanned="1" table:number-matrix-rows-spanned="1" table:formula="of:=SUM(IF([.$F$10:.$F89]*ABS(SIGN([.$J$10:.$J89]))&gt;0;1;0))/SUM(IF([.$F$10:.$F89]*ABS(SIGN([.$J$10:.$J89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89]*ABS(SIGN([.$J$10:.$J89]))&lt;0;[.$F$10:.$F89];0))/SUM(IF([.$F$10:.$F89]*ABS(SIGN([.$J$10:.$J89]))&lt;0;1;0))" office:value-type="float" office:value="1.91683779177162" calcext:value-type="float">
            <text:p/>
          </table:table-cell>
          <table:table-cell table:style-name="ce15" table:number-matrix-columns-spanned="1" table:number-matrix-rows-spanned="1" table:formula="of:=SUM(IF([.$F$10:.$F89]*ABS(SIGN([.$J$10:.$J89]))&gt;0;[.$F$10:.$F89];0))/SUM(IF([.$F$10:.$F89]*ABS(SIGN([.$J$10:.$J89]))&gt;0;1;0))/[.AS89]" office:value-type="float" office:value="3.15371117117282" calcext:value-type="float">
            <text:p/>
          </table:table-cell>
          <table:table-cell table:style-name="ce11"/>
          <table:table-cell table:style-name="ce321"/>
          <table:table-cell table:style-name="ce327" table:formula="of:=IF([.AV89]&lt;&gt;&quot;&quot;;[.AW88]-[.AV89];[.AW88])-[.K89]*[.H89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90]=&quot;&quot;;[.C89]+[.K90]+[.B90];[.AO90])" office:value-type="float" office:value="0.22395975" calcext:value-type="float">
            <text:p/>
          </table:table-cell>
          <table:table-cell table:style-name="ce41" table:formula="of:=IF([.AP90]&lt;&gt;&quot;&quot;;[.AP90];[.D89]+[.AV90])" office:value-type="float" office:value="8.23770472" calcext:value-type="float">
            <text:p/>
          </table:table-cell>
          <table:table-cell table:style-name="ce50" table:formula="of:=IF([.H90]=0;&quot;&quot;;[.D90]+[.C90]*[.H90]+[.AW90]+[.AG90]-[.AH90])" office:value-type="float" office:value="149.10838747" calcext:value-type="float">
            <text:p/>
          </table:table-cell>
          <table:table-cell table:style-name="ce127" table:formula="of:=100*IF([.L90]=0;0;[.E90]/[.E89]-1)" office:value-type="float" office:value="-1.07924926858075" calcext:value-type="float">
            <text:p/>
          </table:table-cell>
          <table:table-cell table:style-name="ce11"/>
          <table:table-cell table:style-name="ce138" office:value-type="float" office:value="629" calcext:value-type="float">
            <text:p>629</text:p>
          </table:table-cell>
          <table:table-cell table:style-name="ce143"/>
          <table:table-cell table:style-name="ce155" office:value-type="float" office:value="-0.3" calcext:value-type="float">
            <text:p>-0.3</text:p>
          </table:table-cell>
          <table:table-cell table:style-name="ce161"/>
          <table:table-cell table:style-name="ce169" office:value-type="time" office:time-value="PT22H25M00S" calcext:value-type="time">
            <text:p>0.934027777777778</text:p>
          </table:table-cell>
          <table:table-cell table:style-name="ce173" office:value-type="date" office:date-value="2014-03-14" calcext:value-type="date">
            <text:p>41712</text:p>
          </table:table-cell>
          <table:table-cell table:style-name="ce11"/>
          <table:table-cell table:style-name="ce162" table:formula="of:=[.O89]+[.J90]" office:value-type="float" office:value="-0.3" calcext:value-type="float">
            <text:p/>
          </table:table-cell>
          <table:table-cell table:style-name="ce183" table:formula="of:=1+[.O90]/([.C90]+0)" office:value-type="float" office:value="-0.33952641043759" calcext:value-type="float">
            <text:p/>
          </table:table-cell>
          <table:table-cell table:style-name="ce189" table:formula="of:=-[.O90]-[.C90]" office:value-type="float" office:value="0.07604025" calcext:value-type="float">
            <text:p/>
          </table:table-cell>
          <table:table-cell table:style-name="ce11"/>
          <table:table-cell table:style-name="ce197" table:formula="of:=-[.J90]+[.S89]" office:value-type="float" office:value="0.3" calcext:value-type="float">
            <text:p/>
          </table:table-cell>
          <table:table-cell table:style-name="ce204"/>
          <table:table-cell table:style-name="ce211"/>
          <table:table-cell table:style-name="ce214" table:formula="of:=[.E90]/(ABS([.O90])*[.H90]*[.$V$6])" office:value-type="float" office:value="7.90187532962374" calcext:value-type="float">
            <text:p/>
          </table:table-cell>
          <table:table-cell table:style-name="ce218" table:formula="of:=[.O90]*[.H90]/[.E90]" office:value-type="float" office:value="-1.26552237068465" calcext:value-type="float">
            <text:p/>
          </table:table-cell>
          <table:table-cell table:style-name="ce182" table:formula="of:=([.E90]*[.$W$6]-ABS([.S90])*[.H90])/[.H90]" office:value-type="float" office:value="0.292640649721781" calcext:value-type="float">
            <text:p/>
          </table:table-cell>
          <table:table-cell table:style-name="ce11"/>
          <table:table-cell table:style-name="ce138" table:formula="of:=[.H90]*(-[.$AA$6]*0.01+[.P90])/[.P90]" office:value-type="float" office:value="666.051609575192" calcext:value-type="float">
            <text:p/>
          </table:table-cell>
          <table:table-cell table:style-name="ce229" table:formula="of:=([.H90]-[.I90])*[.Q90]/[.E90]*100" office:value-type="float" office:value="32.0768791491512" calcext:value-type="float">
            <text:p/>
          </table:table-cell>
          <table:table-cell table:style-name="ce237" table:formula="of:=[.E90]*[.$AA$6]*0.01/([.H90]-[.I90])" office:value-type="float" office:value="0.00474112519777425" calcext:value-type="float">
            <text:p/>
          </table:table-cell>
          <table:table-cell table:style-name="ce246" table:formula="of:=IF([.H90]=&quot;&quot;;&quot;#&quot;;[.H90]-0.01*[.$AC$6]*[.AG90]/[.O90])" office:value-type="float" office:value="629" calcext:value-type="float">
            <text:p/>
          </table:table-cell>
          <table:table-cell table:style-name="ce11"/>
          <table:table-cell table:style-name="ce255" table:formula="of:=IFERROR(IF(SIGN([.O90])+SIGN([.O89])=0;[.H90];([.H90]*[.J90]+[.AE89]*[.O89])/[.O90]);0)" office:value-type="float" office:value="629" calcext:value-type="float">
            <text:p/>
          </table:table-cell>
          <table:table-cell table:style-name="ce264" table:formula="of:=IF([.H90]=0;0;-([.H89]-[.H90])*[.O89])" office:value-type="float" office:value="-0" calcext:value-type="float">
            <text:p/>
          </table:table-cell>
          <table:table-cell table:style-name="ce269" table:formula="of:=[.AF90]+[.AG89]-[.AH89]" office:value-type="float" office:value="0" calcext:value-type="float">
            <text:p/>
          </table:table-cell>
          <table:table-cell table:style-name="ce274" table:formula="of:=IF(OR([.O90]=0;SIGN([.O90])+SIGN([.O89])=0);(-[.H90]+[.AE89])*-[.O89];0)" office:value-type="float" office:value="0" calcext:value-type="float">
            <text:p/>
          </table:table-cell>
          <table:table-cell table:style-name="ce283" table:formula="of:=[.AG90]/([.E90]-[.AG90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8.23770472" calcext:value-type="float">
            <text:p>8.23770472</text:p>
          </table:table-cell>
          <table:table-cell table:style-name="ce11"/>
          <table:table-cell table:style-name="ce311" table:number-matrix-columns-spanned="1" table:number-matrix-rows-spanned="1" table:formula="of:=SUM(IF([.$F$10:.$F90]*ABS(SIGN([.$J$10:.$J90]))&gt;0;1;0))/SUM(IF([.$F$10:.$F90]*ABS(SIGN([.$J$10:.$J90]))&lt;&gt;0;1;0))" office:value-type="float" office:value="0.394736842105263" calcext:value-type="float">
            <text:p/>
          </table:table-cell>
          <table:table-cell table:style-name="ce15" table:number-matrix-columns-spanned="1" table:number-matrix-rows-spanned="1" table:formula="of:=-SUM(IF([.$F$10:.$F90]*ABS(SIGN([.$J$10:.$J90]))&lt;0;[.$F$10:.$F90];0))/SUM(IF([.$F$10:.$F90]*ABS(SIGN([.$J$10:.$J90]))&lt;0;1;0))" office:value-type="float" office:value="1.8986293456153" calcext:value-type="float">
            <text:p/>
          </table:table-cell>
          <table:table-cell table:style-name="ce15" table:number-matrix-columns-spanned="1" table:number-matrix-rows-spanned="1" table:formula="of:=SUM(IF([.$F$10:.$F90]*ABS(SIGN([.$J$10:.$J90]))&gt;0;[.$F$10:.$F90];0))/SUM(IF([.$F$10:.$F90]*ABS(SIGN([.$J$10:.$J90]))&gt;0;1;0))/[.AS90]" office:value-type="float" office:value="3.18395624253734" calcext:value-type="float">
            <text:p/>
          </table:table-cell>
          <table:table-cell table:style-name="ce11"/>
          <table:table-cell table:style-name="ce321"/>
          <table:table-cell table:style-name="ce327" table:formula="of:=IF([.AV90]&lt;&gt;&quot;&quot;;[.AW89]-[.AV90];[.AW89])-[.K90]*[.H90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91]=&quot;&quot;;[.C90]+[.K91]+[.B91];[.AO91])" office:value-type="float" office:value="0.22395975" calcext:value-type="float">
            <text:p/>
          </table:table-cell>
          <table:table-cell table:style-name="ce41" table:formula="of:=IF([.AP91]&lt;&gt;&quot;&quot;;[.AP91];[.D90]+[.AV91])" office:value-type="float" office:value="8.08145472" calcext:value-type="float">
            <text:p/>
          </table:table-cell>
          <table:table-cell table:style-name="ce50" table:formula="of:=IF([.H91]=0;&quot;&quot;;[.D91]+[.C91]*[.H91]+[.AW91]+[.AG91]-[.AH91])" office:value-type="float" office:value="149.25629847" calcext:value-type="float">
            <text:p/>
          </table:table-cell>
          <table:table-cell table:style-name="ce127" table:formula="of:=100*IF([.L91]=0;0;[.E91]/[.E90]-1)" office:value-type="float" office:value="0.0991969683997507" calcext:value-type="float">
            <text:p/>
          </table:table-cell>
          <table:table-cell table:style-name="ce11"/>
          <table:table-cell table:style-name="ce138" office:value-type="float" office:value="625" calcext:value-type="float">
            <text:p>625</text:p>
          </table:table-cell>
          <table:table-cell table:style-name="ce143" office:value-type="float" office:value="634" calcext:value-type="float">
            <text:p>634</text:p>
          </table:table-cell>
          <table:table-cell table:style-name="ce155" office:value-type="float" office:value="-0.25" calcext:value-type="float">
            <text:p>-0.25</text:p>
          </table:table-cell>
          <table:table-cell table:style-name="ce161"/>
          <table:table-cell table:style-name="ce169" office:value-type="time" office:time-value="PT21H56M00S" calcext:value-type="time">
            <text:p>0.913888888888889</text:p>
          </table:table-cell>
          <table:table-cell table:style-name="ce173" office:value-type="date" office:date-value="2014-03-17" calcext:value-type="date">
            <text:p>41715</text:p>
          </table:table-cell>
          <table:table-cell table:style-name="ce11"/>
          <table:table-cell table:style-name="ce162" table:formula="of:=[.O90]+[.J91]" office:value-type="float" office:value="-0.55" calcext:value-type="float">
            <text:p/>
          </table:table-cell>
          <table:table-cell table:style-name="ce183" table:formula="of:=1+[.O91]/([.C91]+0)" office:value-type="float" office:value="-1.45579841913558" calcext:value-type="float">
            <text:p/>
          </table:table-cell>
          <table:table-cell table:style-name="ce189" table:formula="of:=-[.O91]-[.C91]" office:value-type="float" office:value="0.32604025" calcext:value-type="float">
            <text:p/>
          </table:table-cell>
          <table:table-cell table:style-name="ce11"/>
          <table:table-cell table:style-name="ce197" table:formula="of:=-[.J91]+[.S90]" office:value-type="float" office:value="0.55" calcext:value-type="float">
            <text:p/>
          </table:table-cell>
          <table:table-cell table:style-name="ce204"/>
          <table:table-cell table:style-name="ce211"/>
          <table:table-cell table:style-name="ce214" table:formula="of:=[.E91]/(ABS([.O91])*[.H91]*[.$V$6])" office:value-type="float" office:value="4.34200141003636" calcext:value-type="float">
            <text:p/>
          </table:table-cell>
          <table:table-cell table:style-name="ce218" table:formula="of:=[.O91]*[.H91]/[.E91]" office:value-type="float" office:value="-2.30308538750941" calcext:value-type="float">
            <text:p/>
          </table:table-cell>
          <table:table-cell table:style-name="ce182" table:formula="of:=([.E91]*[.$W$6]-ABS([.S91])*[.H91])/[.H91]" office:value-type="float" office:value="0.0470251938800001" calcext:value-type="float">
            <text:p/>
          </table:table-cell>
          <table:table-cell table:style-name="ce11"/>
          <table:table-cell table:style-name="ce138" table:formula="of:=[.H91]*(-[.$AA$6]*0.01+[.P91])/[.P91]" office:value-type="float" office:value="633.586353602048" calcext:value-type="float">
            <text:p/>
          </table:table-cell>
          <table:table-cell table:style-name="ce229" table:formula="of:=([.H91]-[.I91])*[.Q91]/[.E91]*100" office:value-type="float" office:value="-1.9659888929845" calcext:value-type="float">
            <text:p/>
          </table:table-cell>
          <table:table-cell table:style-name="ce237" table:formula="of:=[.E91]*[.$AA$6]*0.01/([.H91]-[.I91])" office:value-type="float" office:value="-0.331680663266667" calcext:value-type="float">
            <text:p/>
          </table:table-cell>
          <table:table-cell table:style-name="ce246" table:formula="of:=IF([.H91]=&quot;&quot;;&quot;#&quot;;[.H91]-0.01*[.$AC$6]*[.AG91]/[.O91])" office:value-type="float" office:value="625.218181818182" calcext:value-type="float">
            <text:p/>
          </table:table-cell>
          <table:table-cell table:style-name="ce11"/>
          <table:table-cell table:style-name="ce255" table:formula="of:=IFERROR(IF(SIGN([.O91])+SIGN([.O90])=0;[.H91];([.H91]*[.J91]+[.AE90]*[.O90])/[.O91]);0)" office:value-type="float" office:value="627.181818181818" calcext:value-type="float">
            <text:p/>
          </table:table-cell>
          <table:table-cell table:style-name="ce264" table:formula="of:=IF([.H91]=0;0;-([.H90]-[.H91])*[.O90])" office:value-type="float" office:value="1.2" calcext:value-type="float">
            <text:p/>
          </table:table-cell>
          <table:table-cell table:style-name="ce269" table:formula="of:=[.AF91]+[.AG90]-[.AH90]" office:value-type="float" office:value="1.2" calcext:value-type="float">
            <text:p/>
          </table:table-cell>
          <table:table-cell table:style-name="ce274" table:formula="of:=IF(OR([.O91]=0;SIGN([.O91])+SIGN([.O90])=0);(-[.H91]+[.AE90])*-[.O90];0)" office:value-type="float" office:value="0" calcext:value-type="float">
            <text:p/>
          </table:table-cell>
          <table:table-cell table:style-name="ce283" table:formula="of:=[.AG91]/([.E91]-[.AG91])" office:value-type="float" office:value="0.0081050249965769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8.08145472" calcext:value-type="float">
            <text:p>8.08145472</text:p>
          </table:table-cell>
          <table:table-cell table:style-name="ce11"/>
          <table:table-cell table:style-name="ce311" table:number-matrix-columns-spanned="1" table:number-matrix-rows-spanned="1" table:formula="of:=SUM(IF([.$F$10:.$F91]*ABS(SIGN([.$J$10:.$J91]))&gt;0;1;0))/SUM(IF([.$F$10:.$F91]*ABS(SIGN([.$J$10:.$J91]))&lt;&gt;0;1;0))" office:value-type="float" office:value="0.402597402597403" calcext:value-type="float">
            <text:p/>
          </table:table-cell>
          <table:table-cell table:style-name="ce15" table:number-matrix-columns-spanned="1" table:number-matrix-rows-spanned="1" table:formula="of:=-SUM(IF([.$F$10:.$F91]*ABS(SIGN([.$J$10:.$J91]))&lt;0;[.$F$10:.$F91];0))/SUM(IF([.$F$10:.$F91]*ABS(SIGN([.$J$10:.$J91]))&lt;0;1;0))" office:value-type="float" office:value="1.8986293456153" calcext:value-type="float">
            <text:p/>
          </table:table-cell>
          <table:table-cell table:style-name="ce15" table:number-matrix-columns-spanned="1" table:number-matrix-rows-spanned="1" table:formula="of:=SUM(IF([.$F$10:.$F91]*ABS(SIGN([.$J$10:.$J91]))&gt;0;[.$F$10:.$F91];0))/SUM(IF([.$F$10:.$F91]*ABS(SIGN([.$J$10:.$J91]))&gt;0;1;0))/[.AS91]" office:value-type="float" office:value="3.08293335152952" calcext:value-type="float">
            <text:p/>
          </table:table-cell>
          <table:table-cell table:style-name="ce11"/>
          <table:table-cell table:style-name="ce321"/>
          <table:table-cell table:style-name="ce327" table:formula="of:=IF([.AV91]&lt;&gt;&quot;&quot;;[.AW90]-[.AV91];[.AW90])-[.K91]*[.H91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92]=&quot;&quot;;[.C91]+[.K92]+[.B92];[.AO92])" office:value-type="float" office:value="0.22395975" calcext:value-type="float">
            <text:p/>
          </table:table-cell>
          <table:table-cell table:style-name="ce41" table:formula="of:=IF([.AP92]&lt;&gt;&quot;&quot;;[.AP92];[.D91]+[.AV92])" office:value-type="float" office:value="7.90340472" calcext:value-type="float">
            <text:p/>
          </table:table-cell>
          <table:table-cell table:style-name="ce50" table:formula="of:=IF([.H92]=0;&quot;&quot;;[.D92]+[.C92]*[.H92]+[.AW92]+[.AG92]-[.AH92])" office:value-type="float" office:value="159.348516345" calcext:value-type="float">
            <text:p/>
          </table:table-cell>
          <table:table-cell table:style-name="ce127" table:formula="of:=100*IF([.L92]=0;0;[.E92]/[.E91]-1)" office:value-type="float" office:value="6.76166967722873" calcext:value-type="float">
            <text:p/>
          </table:table-cell>
          <table:table-cell table:style-name="ce11"/>
          <table:table-cell table:style-name="ce138" office:value-type="float" office:value="593.5" calcext:value-type="float">
            <text:p>593.5</text:p>
          </table:table-cell>
          <table:table-cell table:style-name="ce143"/>
          <table:table-cell table:style-name="ce155" office:value-type="float" office:value="0.3" calcext:value-type="float">
            <text:p>0.3</text:p>
          </table:table-cell>
          <table:table-cell table:style-name="ce161"/>
          <table:table-cell table:style-name="ce169" office:value-type="time" office:time-value="PT22H54M00S" calcext:value-type="time">
            <text:p>0.954166666666667</text:p>
          </table:table-cell>
          <table:table-cell table:style-name="ce173" office:value-type="date" office:date-value="2014-03-20" calcext:value-type="date">
            <text:p>41718</text:p>
          </table:table-cell>
          <table:table-cell table:style-name="ce11"/>
          <table:table-cell table:style-name="ce162" table:formula="of:=[.O91]+[.J92]" office:value-type="float" office:value="-0.25" calcext:value-type="float">
            <text:p/>
          </table:table-cell>
          <table:table-cell table:style-name="ce183" table:formula="of:=1+[.O92]/([.C92]+0)" office:value-type="float" office:value="-0.116272008697991" calcext:value-type="float">
            <text:p/>
          </table:table-cell>
          <table:table-cell table:style-name="ce189" table:formula="of:=-[.O92]-[.C92]" office:value-type="float" office:value="0.02604025" calcext:value-type="float">
            <text:p/>
          </table:table-cell>
          <table:table-cell table:style-name="ce11"/>
          <table:table-cell table:style-name="ce197" table:formula="of:=-[.J92]+[.S91]" office:value-type="float" office:value="0.25" calcext:value-type="float">
            <text:p/>
          </table:table-cell>
          <table:table-cell table:style-name="ce204"/>
          <table:table-cell table:style-name="ce211"/>
          <table:table-cell table:style-name="ce214" table:formula="of:=[.E92]/(ABS([.O92])*[.H92]*[.$V$6])" office:value-type="float" office:value="10.7395798716091" calcext:value-type="float">
            <text:p/>
          </table:table-cell>
          <table:table-cell table:style-name="ce218" table:formula="of:=[.O92]*[.H92]/[.E92]" office:value-type="float" office:value="-0.931135120698321" calcext:value-type="float">
            <text:p/>
          </table:table-cell>
          <table:table-cell table:style-name="ce182" table:formula="of:=([.E92]*[.$W$6]-ABS([.S92])*[.H92])/[.H92]" office:value-type="float" office:value="0.421223741975569" calcext:value-type="float">
            <text:p/>
          </table:table-cell>
          <table:table-cell table:style-name="ce11"/>
          <table:table-cell table:style-name="ce138" table:formula="of:=[.H92]*(-[.$AA$6]*0.01+[.P92])/[.P92]" office:value-type="float" office:value="695.588199326043" calcext:value-type="float">
            <text:p/>
          </table:table-cell>
          <table:table-cell table:style-name="ce229" table:formula="of:=([.H92]-[.I92])*[.Q92]/[.E92]*100" office:value-type="float" office:value="9.69879653070579" calcext:value-type="float">
            <text:p/>
          </table:table-cell>
          <table:table-cell table:style-name="ce237" table:formula="of:=[.E92]*[.$AA$6]*0.01/([.H92]-[.I92])" office:value-type="float" office:value="0.00536978993580455" calcext:value-type="float">
            <text:p/>
          </table:table-cell>
          <table:table-cell table:style-name="ce246" table:formula="of:=IF([.H92]=&quot;&quot;;&quot;#&quot;;[.H92]-0.01*[.$AC$6]*[.AG92]/[.O92])" office:value-type="float" office:value="600.91" calcext:value-type="float">
            <text:p/>
          </table:table-cell>
          <table:table-cell table:style-name="ce11"/>
          <table:table-cell table:style-name="ce255" table:formula="of:=IFERROR(IF(SIGN([.O92])+SIGN([.O91])=0;[.H92];([.H92]*[.J92]+[.AE91]*[.O91])/[.O92]);0)" office:value-type="float" office:value="667.6" calcext:value-type="float">
            <text:p/>
          </table:table-cell>
          <table:table-cell table:style-name="ce264" table:formula="of:=IF([.H92]=0;0;-([.H91]-[.H92])*[.O91])" office:value-type="float" office:value="17.325" calcext:value-type="float">
            <text:p/>
          </table:table-cell>
          <table:table-cell table:style-name="ce269" table:formula="of:=[.AF92]+[.AG91]-[.AH91]" office:value-type="float" office:value="18.525" calcext:value-type="float">
            <text:p/>
          </table:table-cell>
          <table:table-cell table:style-name="ce274" table:formula="of:=IF(OR([.O92]=0;SIGN([.O92])+SIGN([.O91])=0);(-[.H92]+[.AE91])*-[.O91];0)" office:value-type="float" office:value="0" calcext:value-type="float">
            <text:p/>
          </table:table-cell>
          <table:table-cell table:style-name="ce283" table:formula="of:=[.AG92]/([.E92]-[.AG92])" office:value-type="float" office:value="0.13154763125369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7.90340472" calcext:value-type="float">
            <text:p>7.90340472</text:p>
          </table:table-cell>
          <table:table-cell table:style-name="ce11"/>
          <table:table-cell table:style-name="ce311" table:number-matrix-columns-spanned="1" table:number-matrix-rows-spanned="1" table:formula="of:=SUM(IF([.$F$10:.$F92]*ABS(SIGN([.$J$10:.$J92]))&gt;0;1;0))/SUM(IF([.$F$10:.$F92]*ABS(SIGN([.$J$10:.$J92]))&lt;&gt;0;1;0))" office:value-type="float" office:value="0.41025641025641" calcext:value-type="float">
            <text:p/>
          </table:table-cell>
          <table:table-cell table:style-name="ce15" table:number-matrix-columns-spanned="1" table:number-matrix-rows-spanned="1" table:formula="of:=-SUM(IF([.$F$10:.$F92]*ABS(SIGN([.$J$10:.$J92]))&lt;0;[.$F$10:.$F92];0))/SUM(IF([.$F$10:.$F92]*ABS(SIGN([.$J$10:.$J92]))&lt;0;1;0))" office:value-type="float" office:value="1.8986293456153" calcext:value-type="float">
            <text:p/>
          </table:table-cell>
          <table:table-cell table:style-name="ce15" table:number-matrix-columns-spanned="1" table:number-matrix-rows-spanned="1" table:formula="of:=SUM(IF([.$F$10:.$F92]*ABS(SIGN([.$J$10:.$J92]))&gt;0;[.$F$10:.$F92];0))/SUM(IF([.$F$10:.$F92]*ABS(SIGN([.$J$10:.$J92]))&gt;0;1;0))/[.AS92]" office:value-type="float" office:value="3.09788364230666" calcext:value-type="float">
            <text:p/>
          </table:table-cell>
          <table:table-cell table:style-name="ce11"/>
          <table:table-cell table:style-name="ce321"/>
          <table:table-cell table:style-name="ce327" table:formula="of:=IF([.AV92]&lt;&gt;&quot;&quot;;[.AW91]-[.AV92];[.AW91])-[.K92]*[.H92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18" office:value-type="float" office:value="0.07" calcext:value-type="float">
            <text:p>0.07</text:p>
          </table:table-cell>
          <table:table-cell table:style-name="ce31" table:formula="of:=IF([.AO93]=&quot;&quot;;[.C92]+[.K93]+[.B93];[.AO93])" office:value-type="float" office:value="0.29395975" calcext:value-type="float">
            <text:p/>
          </table:table-cell>
          <table:table-cell table:style-name="ce41" table:formula="of:=IF([.AP93]&lt;&gt;&quot;&quot;;[.AP93];[.D92]+[.AV93])" office:value-type="float" office:value="7.90340472" calcext:value-type="float">
            <text:p/>
          </table:table-cell>
          <table:table-cell table:style-name="ce50" table:formula="of:=IF([.H93]=0;&quot;&quot;;[.D93]+[.C93]*[.H93]+[.AW93]+[.AG93]-[.AH93])" office:value-type="float" office:value="200.51985847" calcext:value-type="float">
            <text:p/>
          </table:table-cell>
          <table:table-cell table:style-name="ce127" table:formula="of:=100*IF([.L93]=0;0;[.E93]/[.E92]-1)" office:value-type="float" office:value="25.8372924137312" calcext:value-type="float">
            <text:p/>
          </table:table-cell>
          <table:table-cell table:style-name="ce11"/>
          <table:table-cell table:style-name="ce138" office:value-type="float" office:value="585" calcext:value-type="float">
            <text:p>585</text:p>
          </table:table-cell>
          <table:table-cell table:style-name="ce143"/>
          <table:table-cell table:style-name="ce155"/>
          <table:table-cell table:style-name="ce161"/>
          <table:table-cell table:style-name="ce169" office:value-type="time" office:time-value="PT23H07M00S" calcext:value-type="time">
            <text:p>0.963194444444444</text:p>
          </table:table-cell>
          <table:table-cell table:style-name="ce173" office:value-type="date" office:date-value="2014-03-25" calcext:value-type="date">
            <text:p>41723</text:p>
          </table:table-cell>
          <table:table-cell table:style-name="ce11"/>
          <table:table-cell table:style-name="ce162" table:formula="of:=[.O92]+[.J93]" office:value-type="float" office:value="-0.25" calcext:value-type="float">
            <text:p/>
          </table:table-cell>
          <table:table-cell table:style-name="ce183" table:formula="of:=1+[.O93]/([.C93]+0)" office:value-type="float" office:value="0.14954343239168" calcext:value-type="float">
            <text:p/>
          </table:table-cell>
          <table:table-cell table:style-name="ce189" table:formula="of:=-[.O93]-[.C93]" office:value-type="float" office:value="-0.04395975" calcext:value-type="float">
            <text:p/>
          </table:table-cell>
          <table:table-cell table:style-name="ce11"/>
          <table:table-cell table:style-name="ce197" table:formula="of:=-[.J93]+[.S92]" office:value-type="float" office:value="0.25" calcext:value-type="float">
            <text:p/>
          </table:table-cell>
          <table:table-cell table:style-name="ce204"/>
          <table:table-cell table:style-name="ce211"/>
          <table:table-cell table:style-name="ce214" table:formula="of:=[.E93]/(ABS([.O93])*[.H93]*[.$V$6])" office:value-type="float" office:value="13.7107595535043" calcext:value-type="float">
            <text:p/>
          </table:table-cell>
          <table:table-cell table:style-name="ce218" table:formula="of:=[.O93]*[.H93]/[.E93]" office:value-type="float" office:value="-0.729354195219924" calcext:value-type="float">
            <text:p/>
          </table:table-cell>
          <table:table-cell table:style-name="ce182" table:formula="of:=([.E93]*[.$W$6]-ABS([.S93])*[.H93])/[.H93]" office:value-type="float" office:value="0.606922472094017" calcext:value-type="float">
            <text:p/>
          </table:table-cell>
          <table:table-cell table:style-name="ce11"/>
          <table:table-cell table:style-name="ce138" table:formula="of:=[.H93]*(-[.$AA$6]*0.01+[.P93])/[.P93]" office:value-type="float" office:value="506.761859996929" calcext:value-type="float">
            <text:p/>
          </table:table-cell>
          <table:table-cell table:style-name="ce229" table:formula="of:=([.H93]-[.I93])*[.Q93]/[.E93]*100" office:value-type="float" office:value="-12.8248912333276" calcext:value-type="float">
            <text:p/>
          </table:table-cell>
          <table:table-cell table:style-name="ce237" table:formula="of:=[.E93]*[.$AA$6]*0.01/([.H93]-[.I93])" office:value-type="float" office:value="0.00685537977675214" calcext:value-type="float">
            <text:p/>
          </table:table-cell>
          <table:table-cell table:style-name="ce246" table:formula="of:=IF([.H93]=&quot;&quot;;&quot;#&quot;;[.H93]-0.01*[.$AC$6]*[.AG93]/[.O93])" office:value-type="float" office:value="593.26" calcext:value-type="float">
            <text:p/>
          </table:table-cell>
          <table:table-cell table:style-name="ce11"/>
          <table:table-cell table:style-name="ce255" table:formula="of:=IFERROR(IF(SIGN([.O93])+SIGN([.O92])=0;[.H93];([.H93]*[.J93]+[.AE92]*[.O92])/[.O93]);0)" office:value-type="float" office:value="667.6" calcext:value-type="float">
            <text:p/>
          </table:table-cell>
          <table:table-cell table:style-name="ce264" table:formula="of:=IF([.H93]=0;0;-([.H92]-[.H93])*[.O92])" office:value-type="float" office:value="2.125" calcext:value-type="float">
            <text:p/>
          </table:table-cell>
          <table:table-cell table:style-name="ce269" table:formula="of:=[.AF93]+[.AG92]-[.AH92]" office:value-type="float" office:value="20.65" calcext:value-type="float">
            <text:p/>
          </table:table-cell>
          <table:table-cell table:style-name="ce274" table:formula="of:=IF(OR([.O93]=0;SIGN([.O93])+SIGN([.O92])=0);(-[.H93]+[.AE92])*-[.O92];0)" office:value-type="float" office:value="0" calcext:value-type="float">
            <text:p/>
          </table:table-cell>
          <table:table-cell table:style-name="ce283" table:formula="of:=[.AG93]/([.E93]-[.AG93])" office:value-type="float" office:value="0.114805227377461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93]*ABS(SIGN([.$J$10:.$J93]))&gt;0;1;0))/SUM(IF([.$F$10:.$F93]*ABS(SIGN([.$J$10:.$J93]))&lt;&gt;0;1;0))" office:value-type="float" office:value="0.41025641025641" calcext:value-type="float">
            <text:p/>
          </table:table-cell>
          <table:table-cell table:style-name="ce15" table:number-matrix-columns-spanned="1" table:number-matrix-rows-spanned="1" table:formula="of:=-SUM(IF([.$F$10:.$F93]*ABS(SIGN([.$J$10:.$J93]))&lt;0;[.$F$10:.$F93];0))/SUM(IF([.$F$10:.$F93]*ABS(SIGN([.$J$10:.$J93]))&lt;0;1;0))" office:value-type="float" office:value="1.8986293456153" calcext:value-type="float">
            <text:p/>
          </table:table-cell>
          <table:table-cell table:style-name="ce15" table:number-matrix-columns-spanned="1" table:number-matrix-rows-spanned="1" table:formula="of:=SUM(IF([.$F$10:.$F93]*ABS(SIGN([.$J$10:.$J93]))&gt;0;[.$F$10:.$F93];0))/SUM(IF([.$F$10:.$F93]*ABS(SIGN([.$J$10:.$J93]))&gt;0;1;0))/[.AS93]" office:value-type="float" office:value="3.09788364230666" calcext:value-type="float">
            <text:p/>
          </table:table-cell>
          <table:table-cell table:style-name="ce11"/>
          <table:table-cell table:style-name="ce321"/>
          <table:table-cell table:style-name="ce327" table:formula="of:=IF([.AV93]&lt;&gt;&quot;&quot;;[.AW92]-[.AV93];[.AW92])-[.K93]*[.H93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 table:style-name="ce12"/>
          <table:table-cell table:style-name="ce21"/>
          <table:table-cell table:style-name="ce31" table:formula="of:=IF([.AO94]=&quot;&quot;;[.C93]+[.K94]+[.B94];[.AO94])" office:value-type="float" office:value="0.29395975" calcext:value-type="float">
            <text:p/>
          </table:table-cell>
          <table:table-cell table:style-name="ce41" table:formula="of:=IF([.AP94]&lt;&gt;&quot;&quot;;[.AP94];[.D93]+[.AV94])" office:value-type="float" office:value="7.27340472" calcext:value-type="float">
            <text:p/>
          </table:table-cell>
          <table:table-cell table:style-name="ce50" table:formula="of:=IF([.H94]=0;&quot;&quot;;[.D94]+[.C94]*[.H94]+[.AW94]+[.AG94]-[.AH94])" office:value-type="float" office:value="197.25227347" calcext:value-type="float">
            <text:p/>
          </table:table-cell>
          <table:table-cell table:style-name="ce127" table:formula="of:=100*IF([.L94]=0;0;[.E94]/[.E93]-1)" office:value-type="float" office:value="-1.62955680546167" calcext:value-type="float">
            <text:p/>
          </table:table-cell>
          <table:table-cell table:style-name="ce11"/>
          <table:table-cell table:style-name="ce138" office:value-type="float" office:value="525" calcext:value-type="float">
            <text:p>525</text:p>
          </table:table-cell>
          <table:table-cell table:style-name="ce143"/>
          <table:table-cell table:style-name="ce155" office:value-type="float" office:value="-0.6" calcext:value-type="float">
            <text:p>-0.6</text:p>
          </table:table-cell>
          <table:table-cell table:style-name="ce161"/>
          <table:table-cell table:style-name="ce169" office:value-type="time" office:time-value="PT16H34M00S" calcext:value-type="time">
            <text:p>0.690277777777778</text:p>
          </table:table-cell>
          <table:table-cell table:style-name="ce173" office:value-type="date" office:date-value="2014-03-27" calcext:value-type="date">
            <text:p>41725</text:p>
          </table:table-cell>
          <table:table-cell table:style-name="ce11"/>
          <table:table-cell table:style-name="ce162" table:formula="of:=[.O93]+[.J94]" office:value-type="float" office:value="-0.85" calcext:value-type="float">
            <text:p/>
          </table:table-cell>
          <table:table-cell table:style-name="ce183" table:formula="of:=1+[.O94]/([.C94]+0)" office:value-type="float" office:value="-1.89155232986829" calcext:value-type="float">
            <text:p/>
          </table:table-cell>
          <table:table-cell table:style-name="ce189" table:formula="of:=-[.O94]-[.C94]" office:value-type="float" office:value="0.55604025" calcext:value-type="float">
            <text:p/>
          </table:table-cell>
          <table:table-cell table:style-name="ce11"/>
          <table:table-cell table:style-name="ce197" table:formula="of:=-[.J94]+[.S93]" office:value-type="float" office:value="0.85" calcext:value-type="float">
            <text:p/>
          </table:table-cell>
          <table:table-cell table:style-name="ce204"/>
          <table:table-cell table:style-name="ce211"/>
          <table:table-cell table:style-name="ce214" table:formula="of:=[.E94]/(ABS([.O94])*[.H94]*[.$V$6])" office:value-type="float" office:value="4.42021901333333" calcext:value-type="float">
            <text:p/>
          </table:table-cell>
          <table:table-cell table:style-name="ce218" table:formula="of:=[.O94]*[.H94]/[.E94]" office:value-type="float" office:value="-2.26233133920188" calcext:value-type="float">
            <text:p/>
          </table:table-cell>
          <table:table-cell table:style-name="ce182" table:formula="of:=([.E94]*[.$W$6]-ABS([.S94])*[.H94])/[.H94]" office:value-type="float" office:value="0.0892965403333332" calcext:value-type="float">
            <text:p/>
          </table:table-cell>
          <table:table-cell table:style-name="ce11"/>
          <table:table-cell table:style-name="ce138" table:formula="of:=[.H94]*(-[.$AA$6]*0.01+[.P94])/[.P94]" office:value-type="float" office:value="530.550996308271" calcext:value-type="float">
            <text:p/>
          </table:table-cell>
          <table:table-cell table:style-name="ce229" table:formula="of:=([.H94]-[.I94])*[.Q94]/[.E94]*100" office:value-type="float" office:value="147.9937980509" calcext:value-type="float">
            <text:p/>
          </table:table-cell>
          <table:table-cell table:style-name="ce237" table:formula="of:=[.E94]*[.$AA$6]*0.01/([.H94]-[.I94])" office:value-type="float" office:value="0.00751437232266667" calcext:value-type="float">
            <text:p/>
          </table:table-cell>
          <table:table-cell table:style-name="ce246" table:formula="of:=IF([.H94]=&quot;&quot;;&quot;#&quot;;[.H94]-0.01*[.$AC$6]*[.AG94]/[.O94])" office:value-type="float" office:value="529.194117647059" calcext:value-type="float">
            <text:p/>
          </table:table-cell>
          <table:table-cell table:style-name="ce11"/>
          <table:table-cell table:style-name="ce255" table:formula="of:=IFERROR(IF(SIGN([.O94])+SIGN([.O93])=0;[.H94];([.H94]*[.J94]+[.AE93]*[.O93])/[.O94]);0)" office:value-type="float" office:value="566.941176470588" calcext:value-type="float">
            <text:p/>
          </table:table-cell>
          <table:table-cell table:style-name="ce264" table:formula="of:=IF([.H94]=0;0;-([.H93]-[.H94])*[.O93])" office:value-type="float" office:value="15" calcext:value-type="float">
            <text:p/>
          </table:table-cell>
          <table:table-cell table:style-name="ce269" table:formula="of:=[.AF94]+[.AG93]-[.AH93]" office:value-type="float" office:value="35.65" calcext:value-type="float">
            <text:p/>
          </table:table-cell>
          <table:table-cell table:style-name="ce274" table:formula="of:=IF(OR([.O94]=0;SIGN([.O94])+SIGN([.O93])=0);(-[.H94]+[.AE93])*-[.O93];0)" office:value-type="float" office:value="0" calcext:value-type="float">
            <text:p/>
          </table:table-cell>
          <table:table-cell table:style-name="ce283" table:formula="of:=[.AG94]/([.E94]-[.AG94])" office:value-type="float" office:value="0.220603332085041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7.27340472" calcext:value-type="float">
            <text:p>7.27340472</text:p>
          </table:table-cell>
          <table:table-cell table:style-name="ce11"/>
          <table:table-cell table:style-name="ce311" table:number-matrix-columns-spanned="1" table:number-matrix-rows-spanned="1" table:formula="of:=SUM(IF([.$F$10:.$F94]*ABS(SIGN([.$J$10:.$J94]))&gt;0;1;0))/SUM(IF([.$F$10:.$F94]*ABS(SIGN([.$J$10:.$J94]))&lt;&gt;0;1;0))" office:value-type="float" office:value="0.40506329113924" calcext:value-type="float">
            <text:p/>
          </table:table-cell>
          <table:table-cell table:style-name="ce15" table:number-matrix-columns-spanned="1" table:number-matrix-rows-spanned="1" table:formula="of:=-SUM(IF([.$F$10:.$F94]*ABS(SIGN([.$J$10:.$J94]))&lt;0;[.$F$10:.$F94];0))/SUM(IF([.$F$10:.$F94]*ABS(SIGN([.$J$10:.$J94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94]*ABS(SIGN([.$J$10:.$J94]))&gt;0;[.$F$10:.$F94];0))/SUM(IF([.$F$10:.$F94]*ABS(SIGN([.$J$10:.$J94]))&gt;0;1;0))/[.AS94]" office:value-type="float" office:value="3.10725295949826" calcext:value-type="float">
            <text:p/>
          </table:table-cell>
          <table:table-cell table:style-name="ce11"/>
          <table:table-cell table:style-name="ce321"/>
          <table:table-cell table:style-name="ce327" table:formula="of:=IF([.AV94]&lt;&gt;&quot;&quot;;[.AW93]-[.AV94];[.AW93])-[.K94]*[.H94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95]=&quot;&quot;;[.C94]+[.K95]+[.B95];[.AO95])" office:value-type="float" office:value="0.29395975" calcext:value-type="float">
            <text:p/>
          </table:table-cell>
          <table:table-cell table:style-name="ce41" table:formula="of:=IF([.AP95]&lt;&gt;&quot;&quot;;[.AP95];[.D94]+[.AV95])" office:value-type="float" office:value="7.01840472" calcext:value-type="float">
            <text:p/>
          </table:table-cell>
          <table:table-cell table:style-name="ce50" table:formula="of:=IF([.H95]=0;&quot;&quot;;[.D95]+[.C95]*[.H95]+[.AW95]+[.AG95]-[.AH95])" office:value-type="float" office:value="205.33787722" calcext:value-type="float">
            <text:p/>
          </table:table-cell>
          <table:table-cell table:style-name="ce127" table:formula="of:=100*IF([.L95]=0;0;[.E95]/[.E94]-1)" office:value-type="float" office:value="4.09911815349988" calcext:value-type="float">
            <text:p/>
          </table:table-cell>
          <table:table-cell table:style-name="ce11"/>
          <table:table-cell table:style-name="ce138" office:value-type="float" office:value="510" calcext:value-type="float">
            <text:p>510</text:p>
          </table:table-cell>
          <table:table-cell table:style-name="ce143"/>
          <table:table-cell table:style-name="ce155" office:value-type="float" office:value="0.5" calcext:value-type="float">
            <text:p>0.5</text:p>
          </table:table-cell>
          <table:table-cell table:style-name="ce161"/>
          <table:table-cell table:style-name="ce169" office:value-type="time" office:time-value="PT17H52M00S" calcext:value-type="time">
            <text:p>0.744444444444444</text:p>
          </table:table-cell>
          <table:table-cell table:style-name="ce173" office:value-type="date" office:date-value="2014-03-27" calcext:value-type="date">
            <text:p>41725</text:p>
          </table:table-cell>
          <table:table-cell table:style-name="ce11"/>
          <table:table-cell table:style-name="ce162" table:formula="of:=[.O94]+[.J95]" office:value-type="float" office:value="-0.35" calcext:value-type="float">
            <text:p/>
          </table:table-cell>
          <table:table-cell table:style-name="ce183" table:formula="of:=1+[.O95]/([.C95]+0)" office:value-type="float" office:value="-0.190639194651649" calcext:value-type="float">
            <text:p/>
          </table:table-cell>
          <table:table-cell table:style-name="ce189" table:formula="of:=-[.O95]-[.C95]" office:value-type="float" office:value="0.0560402500000001" calcext:value-type="float">
            <text:p/>
          </table:table-cell>
          <table:table-cell table:style-name="ce11"/>
          <table:table-cell table:style-name="ce197" table:formula="of:=-[.J95]+[.S94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95]/(ABS([.O95])*[.H95]*[.$V$6])" office:value-type="float" office:value="11.5035225333333" calcext:value-type="float">
            <text:p/>
          </table:table-cell>
          <table:table-cell table:style-name="ce218" table:formula="of:=[.O95]*[.H95]/[.E95]" office:value-type="float" office:value="-0.869298944825237" calcext:value-type="float">
            <text:p/>
          </table:table-cell>
          <table:table-cell table:style-name="ce182" table:formula="of:=([.E95]*[.$W$6]-ABS([.S95])*[.H95])/[.H95]" office:value-type="float" office:value="0.656558221666667" calcext:value-type="float">
            <text:p/>
          </table:table-cell>
          <table:table-cell table:style-name="ce11"/>
          <table:table-cell table:style-name="ce138" table:formula="of:=[.H95]*(-[.$AA$6]*0.01+[.P95])/[.P95]" office:value-type="float" office:value="563.504212597196" calcext:value-type="float">
            <text:p/>
          </table:table-cell>
          <table:table-cell table:style-name="ce229" table:formula="of:=([.H95]-[.I95])*[.Q95]/[.E95]*100" office:value-type="float" office:value="13.9187800550693" calcext:value-type="float">
            <text:p/>
          </table:table-cell>
          <table:table-cell table:style-name="ce237" table:formula="of:=[.E95]*[.$AA$6]*0.01/([.H95]-[.I95])" office:value-type="float" office:value="0.00805246577333334" calcext:value-type="float">
            <text:p/>
          </table:table-cell>
          <table:table-cell table:style-name="ce246" table:formula="of:=IF([.H95]=&quot;&quot;;&quot;#&quot;;[.H95]-0.01*[.$AC$6]*[.AG95]/[.O95])" office:value-type="float" office:value="523.828571428571" calcext:value-type="float">
            <text:p/>
          </table:table-cell>
          <table:table-cell table:style-name="ce11"/>
          <table:table-cell table:style-name="ce255" table:formula="of:=IFERROR(IF(SIGN([.O95])+SIGN([.O94])=0;[.H95];([.H95]*[.J95]+[.AE94]*[.O94])/[.O95]);0)" office:value-type="float" office:value="648.285714285714" calcext:value-type="float">
            <text:p/>
          </table:table-cell>
          <table:table-cell table:style-name="ce264" table:formula="of:=IF([.H95]=0;0;-([.H94]-[.H95])*[.O94])" office:value-type="float" office:value="12.75" calcext:value-type="float">
            <text:p/>
          </table:table-cell>
          <table:table-cell table:style-name="ce269" table:formula="of:=[.AF95]+[.AG94]-[.AH94]" office:value-type="float" office:value="48.4" calcext:value-type="float">
            <text:p/>
          </table:table-cell>
          <table:table-cell table:style-name="ce274" table:formula="of:=IF(OR([.O95]=0;SIGN([.O95])+SIGN([.O94])=0);(-[.H95]+[.AE94])*-[.O94];0)" office:value-type="float" office:value="0" calcext:value-type="float">
            <text:p/>
          </table:table-cell>
          <table:table-cell table:style-name="ce283" table:formula="of:=[.AG95]/([.E95]-[.AG95])" office:value-type="float" office:value="0.308402285396989" calcext:value-type="float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 office:value-type="float" office:value="7.01840472" calcext:value-type="float">
            <text:p>7.01840472</text:p>
          </table:table-cell>
          <table:table-cell table:style-name="ce11"/>
          <table:table-cell table:style-name="ce311" table:number-matrix-columns-spanned="1" table:number-matrix-rows-spanned="1" table:formula="of:=SUM(IF([.$F$10:.$F95]*ABS(SIGN([.$J$10:.$J95]))&gt;0;1;0))/SUM(IF([.$F$10:.$F95]*ABS(SIGN([.$J$10:.$J95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95]*ABS(SIGN([.$J$10:.$J95]))&lt;0;[.$F$10:.$F95];0))/SUM(IF([.$F$10:.$F95]*ABS(SIGN([.$J$10:.$J95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95]*ABS(SIGN([.$J$10:.$J95]))&gt;0;[.$F$10:.$F95];0))/SUM(IF([.$F$10:.$F95]*ABS(SIGN([.$J$10:.$J95]))&gt;0;1;0))/[.AS95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95]&lt;&gt;&quot;&quot;;[.AW94]-[.AV95];[.AW94])-[.K95]*[.H95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96]=&quot;&quot;;[.C95]+[.K96]+[.B96];[.AO96])" office:value-type="float" office:value="0.29395975" calcext:value-type="float">
            <text:p/>
          </table:table-cell>
          <table:table-cell table:style-name="ce41" table:formula="of:=IF([.AP96]&lt;&gt;&quot;&quot;;[.AP96];[.D95]+[.AV96])" office:value-type="float" office:value="7.01840472" calcext:value-type="float">
            <text:p/>
          </table:table-cell>
          <table:table-cell table:style-name="ce50" table:formula="of:=IF([.H96]=0;&quot;&quot;;[.D96]+[.C96]*[.H96]+[.AW96]+[.AG96]-[.AH96])">
            <text:p/>
          </table:table-cell>
          <table:table-cell table:style-name="ce127" table:formula="of:=100*IF([.L96]=0;0;[.E96]/[.E95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95]+[.J96]" office:value-type="float" office:value="-0.35" calcext:value-type="float">
            <text:p/>
          </table:table-cell>
          <table:table-cell table:style-name="ce183" table:formula="of:=1+[.O96]/([.C96]+0)" office:value-type="float" office:value="-0.190639194651649" calcext:value-type="float">
            <text:p/>
          </table:table-cell>
          <table:table-cell table:style-name="ce189" table:formula="of:=-[.O96]-[.C96]" office:value-type="float" office:value="0.0560402500000001" calcext:value-type="float">
            <text:p/>
          </table:table-cell>
          <table:table-cell table:style-name="ce11"/>
          <table:table-cell table:style-name="ce197" table:formula="of:=-[.J96]+[.S95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96]/(ABS([.O96])*[.H96]*[.$V$6])" office:value-type="string" office:string-value="" calcext:value-type="error">
            <text:p/>
          </table:table-cell>
          <table:table-cell table:style-name="ce218" table:formula="of:=[.O96]*[.H96]/[.E96]" office:value-type="string" office:string-value="" calcext:value-type="error">
            <text:p/>
          </table:table-cell>
          <table:table-cell table:style-name="ce182" table:formula="of:=([.E96]*[.$W$6]-ABS([.S96])*[.H96])/[.H96]" office:value-type="string" office:string-value="" calcext:value-type="error">
            <text:p/>
          </table:table-cell>
          <table:table-cell table:style-name="ce11"/>
          <table:table-cell table:style-name="ce138" table:formula="of:=[.H96]*(-[.$AA$6]*0.01+[.P96])/[.P96]" office:value-type="float" office:value="0" calcext:value-type="float">
            <text:p/>
          </table:table-cell>
          <table:table-cell table:style-name="ce229" table:formula="of:=([.H96]-[.I96])*[.Q96]/[.E96]*100" office:value-type="string" office:string-value="" calcext:value-type="error">
            <text:p/>
          </table:table-cell>
          <table:table-cell table:style-name="ce237" table:formula="of:=[.E96]*[.$AA$6]*0.01/([.H96]-[.I96])" office:value-type="string" office:string-value="" calcext:value-type="error">
            <text:p/>
          </table:table-cell>
          <table:table-cell table:style-name="ce246" table:formula="of:=IF([.H96]=&quot;&quot;;&quot;#&quot;;[.H96]-0.01*[.$AC$6]*[.AG96]/[.O96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96])+SIGN([.O95])=0;[.H96];([.H96]*[.J96]+[.AE95]*[.O95])/[.O96]);0)" office:value-type="float" office:value="648.285714285714" calcext:value-type="float">
            <text:p/>
          </table:table-cell>
          <table:table-cell table:style-name="ce264" table:formula="of:=IF([.H96]=0;0;-([.H95]-[.H96])*[.O95])" office:value-type="float" office:value="0" calcext:value-type="float">
            <text:p/>
          </table:table-cell>
          <table:table-cell table:style-name="ce269" table:formula="of:=[.AF96]+[.AG95]-[.AH95]" office:value-type="float" office:value="48.4" calcext:value-type="float">
            <text:p/>
          </table:table-cell>
          <table:table-cell table:style-name="ce274" table:formula="of:=IF(OR([.O96]=0;SIGN([.O96])+SIGN([.O95])=0);(-[.H96]+[.AE95])*-[.O95];0)" office:value-type="float" office:value="0" calcext:value-type="float">
            <text:p/>
          </table:table-cell>
          <table:table-cell table:style-name="ce283" table:formula="of:=[.AG96]/([.E96]-[.AG96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96]*ABS(SIGN([.$J$10:.$J96]))&gt;0;1;0))/SUM(IF([.$F$10:.$F96]*ABS(SIGN([.$J$10:.$J96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96]*ABS(SIGN([.$J$10:.$J96]))&lt;0;[.$F$10:.$F96];0))/SUM(IF([.$F$10:.$F96]*ABS(SIGN([.$J$10:.$J96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96]*ABS(SIGN([.$J$10:.$J96]))&gt;0;[.$F$10:.$F96];0))/SUM(IF([.$F$10:.$F96]*ABS(SIGN([.$J$10:.$J96]))&gt;0;1;0))/[.AS96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96]&lt;&gt;&quot;&quot;;[.AW95]-[.AV96];[.AW95])-[.K96]*[.H96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97]=&quot;&quot;;[.C96]+[.K97]+[.B97];[.AO97])" office:value-type="float" office:value="0.29395975" calcext:value-type="float">
            <text:p/>
          </table:table-cell>
          <table:table-cell table:style-name="ce41" table:formula="of:=IF([.AP97]&lt;&gt;&quot;&quot;;[.AP97];[.D96]+[.AV97])" office:value-type="float" office:value="7.01840472" calcext:value-type="float">
            <text:p/>
          </table:table-cell>
          <table:table-cell table:style-name="ce50" table:formula="of:=IF([.H97]=0;&quot;&quot;;[.D97]+[.C97]*[.H97]+[.AW97]+[.AG97]-[.AH97])">
            <text:p/>
          </table:table-cell>
          <table:table-cell table:style-name="ce127" table:formula="of:=100*IF([.L97]=0;0;[.E97]/[.E96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96]+[.J97]" office:value-type="float" office:value="-0.35" calcext:value-type="float">
            <text:p/>
          </table:table-cell>
          <table:table-cell table:style-name="ce183" table:formula="of:=1+[.O97]/([.C97]+0)" office:value-type="float" office:value="-0.190639194651649" calcext:value-type="float">
            <text:p/>
          </table:table-cell>
          <table:table-cell table:style-name="ce189" table:formula="of:=-[.O97]-[.C97]" office:value-type="float" office:value="0.0560402500000001" calcext:value-type="float">
            <text:p/>
          </table:table-cell>
          <table:table-cell table:style-name="ce11"/>
          <table:table-cell table:style-name="ce197" table:formula="of:=-[.J97]+[.S96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97]/(ABS([.O97])*[.H97]*[.$V$6])" office:value-type="string" office:string-value="" calcext:value-type="error">
            <text:p/>
          </table:table-cell>
          <table:table-cell table:style-name="ce218" table:formula="of:=[.O97]*[.H97]/[.E97]" office:value-type="string" office:string-value="" calcext:value-type="error">
            <text:p/>
          </table:table-cell>
          <table:table-cell table:style-name="ce182" table:formula="of:=([.E97]*[.$W$6]-ABS([.S97])*[.H97])/[.H97]" office:value-type="string" office:string-value="" calcext:value-type="error">
            <text:p/>
          </table:table-cell>
          <table:table-cell table:style-name="ce11"/>
          <table:table-cell table:style-name="ce138" table:formula="of:=[.H97]*(-[.$AA$6]*0.01+[.P97])/[.P97]" office:value-type="float" office:value="0" calcext:value-type="float">
            <text:p/>
          </table:table-cell>
          <table:table-cell table:style-name="ce229" table:formula="of:=([.H97]-[.I97])*[.Q97]/[.E97]*100" office:value-type="string" office:string-value="" calcext:value-type="error">
            <text:p/>
          </table:table-cell>
          <table:table-cell table:style-name="ce237" table:formula="of:=[.E97]*[.$AA$6]*0.01/([.H97]-[.I97])" office:value-type="string" office:string-value="" calcext:value-type="error">
            <text:p/>
          </table:table-cell>
          <table:table-cell table:style-name="ce246" table:formula="of:=IF([.H97]=&quot;&quot;;&quot;#&quot;;[.H97]-0.01*[.$AC$6]*[.AG97]/[.O97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97])+SIGN([.O96])=0;[.H97];([.H97]*[.J97]+[.AE96]*[.O96])/[.O97]);0)" office:value-type="float" office:value="648.285714285714" calcext:value-type="float">
            <text:p/>
          </table:table-cell>
          <table:table-cell table:style-name="ce264" table:formula="of:=IF([.H97]=0;0;-([.H96]-[.H97])*[.O96])" office:value-type="float" office:value="0" calcext:value-type="float">
            <text:p/>
          </table:table-cell>
          <table:table-cell table:style-name="ce269" table:formula="of:=[.AF97]+[.AG96]-[.AH96]" office:value-type="float" office:value="48.4" calcext:value-type="float">
            <text:p/>
          </table:table-cell>
          <table:table-cell table:style-name="ce274" table:formula="of:=IF(OR([.O97]=0;SIGN([.O97])+SIGN([.O96])=0);(-[.H97]+[.AE96])*-[.O96];0)" office:value-type="float" office:value="0" calcext:value-type="float">
            <text:p/>
          </table:table-cell>
          <table:table-cell table:style-name="ce283" table:formula="of:=[.AG97]/([.E97]-[.AG97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97]*ABS(SIGN([.$J$10:.$J97]))&gt;0;1;0))/SUM(IF([.$F$10:.$F97]*ABS(SIGN([.$J$10:.$J97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97]*ABS(SIGN([.$J$10:.$J97]))&lt;0;[.$F$10:.$F97];0))/SUM(IF([.$F$10:.$F97]*ABS(SIGN([.$J$10:.$J97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97]*ABS(SIGN([.$J$10:.$J97]))&gt;0;[.$F$10:.$F97];0))/SUM(IF([.$F$10:.$F97]*ABS(SIGN([.$J$10:.$J97]))&gt;0;1;0))/[.AS97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97]&lt;&gt;&quot;&quot;;[.AW96]-[.AV97];[.AW96])-[.K97]*[.H97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98]=&quot;&quot;;[.C97]+[.K98]+[.B98];[.AO98])" office:value-type="float" office:value="0.29395975" calcext:value-type="float">
            <text:p/>
          </table:table-cell>
          <table:table-cell table:style-name="ce41" table:formula="of:=IF([.AP98]&lt;&gt;&quot;&quot;;[.AP98];[.D97]+[.AV98])" office:value-type="float" office:value="7.01840472" calcext:value-type="float">
            <text:p/>
          </table:table-cell>
          <table:table-cell table:style-name="ce50" table:formula="of:=IF([.H98]=0;&quot;&quot;;[.D98]+[.C98]*[.H98]+[.AW98]+[.AG98]-[.AH98])">
            <text:p/>
          </table:table-cell>
          <table:table-cell table:style-name="ce127" table:formula="of:=100*IF([.L98]=0;0;[.E98]/[.E97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97]+[.J98]" office:value-type="float" office:value="-0.35" calcext:value-type="float">
            <text:p/>
          </table:table-cell>
          <table:table-cell table:style-name="ce183" table:formula="of:=1+[.O98]/([.C98]+0)" office:value-type="float" office:value="-0.190639194651649" calcext:value-type="float">
            <text:p/>
          </table:table-cell>
          <table:table-cell table:style-name="ce189" table:formula="of:=-[.O98]-[.C98]" office:value-type="float" office:value="0.0560402500000001" calcext:value-type="float">
            <text:p/>
          </table:table-cell>
          <table:table-cell table:style-name="ce11"/>
          <table:table-cell table:style-name="ce197" table:formula="of:=-[.J98]+[.S97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98]/(ABS([.O98])*[.H98]*[.$V$6])" office:value-type="string" office:string-value="" calcext:value-type="error">
            <text:p/>
          </table:table-cell>
          <table:table-cell table:style-name="ce218" table:formula="of:=[.O98]*[.H98]/[.E98]" office:value-type="string" office:string-value="" calcext:value-type="error">
            <text:p/>
          </table:table-cell>
          <table:table-cell table:style-name="ce182" table:formula="of:=([.E98]*[.$W$6]-ABS([.S98])*[.H98])/[.H98]" office:value-type="string" office:string-value="" calcext:value-type="error">
            <text:p/>
          </table:table-cell>
          <table:table-cell table:style-name="ce11"/>
          <table:table-cell table:style-name="ce138" table:formula="of:=[.H98]*(-[.$AA$6]*0.01+[.P98])/[.P98]" office:value-type="float" office:value="0" calcext:value-type="float">
            <text:p/>
          </table:table-cell>
          <table:table-cell table:style-name="ce229" table:formula="of:=([.H98]-[.I98])*[.Q98]/[.E98]*100" office:value-type="string" office:string-value="" calcext:value-type="error">
            <text:p/>
          </table:table-cell>
          <table:table-cell table:style-name="ce237" table:formula="of:=[.E98]*[.$AA$6]*0.01/([.H98]-[.I98])" office:value-type="string" office:string-value="" calcext:value-type="error">
            <text:p/>
          </table:table-cell>
          <table:table-cell table:style-name="ce246" table:formula="of:=IF([.H98]=&quot;&quot;;&quot;#&quot;;[.H98]-0.01*[.$AC$6]*[.AG98]/[.O98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98])+SIGN([.O97])=0;[.H98];([.H98]*[.J98]+[.AE97]*[.O97])/[.O98]);0)" office:value-type="float" office:value="648.285714285714" calcext:value-type="float">
            <text:p/>
          </table:table-cell>
          <table:table-cell table:style-name="ce264" table:formula="of:=IF([.H98]=0;0;-([.H97]-[.H98])*[.O97])" office:value-type="float" office:value="0" calcext:value-type="float">
            <text:p/>
          </table:table-cell>
          <table:table-cell table:style-name="ce269" table:formula="of:=[.AF98]+[.AG97]-[.AH97]" office:value-type="float" office:value="48.4" calcext:value-type="float">
            <text:p/>
          </table:table-cell>
          <table:table-cell table:style-name="ce274" table:formula="of:=IF(OR([.O98]=0;SIGN([.O98])+SIGN([.O97])=0);(-[.H98]+[.AE97])*-[.O97];0)" office:value-type="float" office:value="0" calcext:value-type="float">
            <text:p/>
          </table:table-cell>
          <table:table-cell table:style-name="ce283" table:formula="of:=[.AG98]/([.E98]-[.AG98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98]*ABS(SIGN([.$J$10:.$J98]))&gt;0;1;0))/SUM(IF([.$F$10:.$F98]*ABS(SIGN([.$J$10:.$J98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98]*ABS(SIGN([.$J$10:.$J98]))&lt;0;[.$F$10:.$F98];0))/SUM(IF([.$F$10:.$F98]*ABS(SIGN([.$J$10:.$J98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98]*ABS(SIGN([.$J$10:.$J98]))&gt;0;[.$F$10:.$F98];0))/SUM(IF([.$F$10:.$F98]*ABS(SIGN([.$J$10:.$J98]))&gt;0;1;0))/[.AS98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98]&lt;&gt;&quot;&quot;;[.AW97]-[.AV98];[.AW97])-[.K98]*[.H98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99]=&quot;&quot;;[.C98]+[.K99]+[.B99];[.AO99])" office:value-type="float" office:value="0.29395975" calcext:value-type="float">
            <text:p/>
          </table:table-cell>
          <table:table-cell table:style-name="ce41" table:formula="of:=IF([.AP99]&lt;&gt;&quot;&quot;;[.AP99];[.D98]+[.AV99])" office:value-type="float" office:value="7.01840472" calcext:value-type="float">
            <text:p/>
          </table:table-cell>
          <table:table-cell table:style-name="ce50" table:formula="of:=IF([.H99]=0;&quot;&quot;;[.D99]+[.C99]*[.H99]+[.AW99]+[.AG99]-[.AH99])">
            <text:p/>
          </table:table-cell>
          <table:table-cell table:style-name="ce127" table:formula="of:=100*IF([.L99]=0;0;[.E99]/[.E98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98]+[.J99]" office:value-type="float" office:value="-0.35" calcext:value-type="float">
            <text:p/>
          </table:table-cell>
          <table:table-cell table:style-name="ce183" table:formula="of:=1+[.O99]/([.C99]+0)" office:value-type="float" office:value="-0.190639194651649" calcext:value-type="float">
            <text:p/>
          </table:table-cell>
          <table:table-cell table:style-name="ce189" table:formula="of:=-[.O99]-[.C99]" office:value-type="float" office:value="0.0560402500000001" calcext:value-type="float">
            <text:p/>
          </table:table-cell>
          <table:table-cell table:style-name="ce11"/>
          <table:table-cell table:style-name="ce197" table:formula="of:=-[.J99]+[.S98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99]/(ABS([.O99])*[.H99]*[.$V$6])" office:value-type="string" office:string-value="" calcext:value-type="error">
            <text:p/>
          </table:table-cell>
          <table:table-cell table:style-name="ce218" table:formula="of:=[.O99]*[.H99]/[.E99]" office:value-type="string" office:string-value="" calcext:value-type="error">
            <text:p/>
          </table:table-cell>
          <table:table-cell table:style-name="ce182" table:formula="of:=([.E99]*[.$W$6]-ABS([.S99])*[.H99])/[.H99]" office:value-type="string" office:string-value="" calcext:value-type="error">
            <text:p/>
          </table:table-cell>
          <table:table-cell table:style-name="ce11"/>
          <table:table-cell table:style-name="ce138" table:formula="of:=[.H99]*(-[.$AA$6]*0.01+[.P99])/[.P99]" office:value-type="float" office:value="0" calcext:value-type="float">
            <text:p/>
          </table:table-cell>
          <table:table-cell table:style-name="ce229" table:formula="of:=([.H99]-[.I99])*[.Q99]/[.E99]*100" office:value-type="string" office:string-value="" calcext:value-type="error">
            <text:p/>
          </table:table-cell>
          <table:table-cell table:style-name="ce237" table:formula="of:=[.E99]*[.$AA$6]*0.01/([.H99]-[.I99])" office:value-type="string" office:string-value="" calcext:value-type="error">
            <text:p/>
          </table:table-cell>
          <table:table-cell table:style-name="ce246" table:formula="of:=IF([.H99]=&quot;&quot;;&quot;#&quot;;[.H99]-0.01*[.$AC$6]*[.AG99]/[.O99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99])+SIGN([.O98])=0;[.H99];([.H99]*[.J99]+[.AE98]*[.O98])/[.O99]);0)" office:value-type="float" office:value="648.285714285714" calcext:value-type="float">
            <text:p/>
          </table:table-cell>
          <table:table-cell table:style-name="ce264" table:formula="of:=IF([.H99]=0;0;-([.H98]-[.H99])*[.O98])" office:value-type="float" office:value="0" calcext:value-type="float">
            <text:p/>
          </table:table-cell>
          <table:table-cell table:style-name="ce269" table:formula="of:=[.AF99]+[.AG98]-[.AH98]" office:value-type="float" office:value="48.4" calcext:value-type="float">
            <text:p/>
          </table:table-cell>
          <table:table-cell table:style-name="ce274" table:formula="of:=IF(OR([.O99]=0;SIGN([.O99])+SIGN([.O98])=0);(-[.H99]+[.AE98])*-[.O98];0)" office:value-type="float" office:value="0" calcext:value-type="float">
            <text:p/>
          </table:table-cell>
          <table:table-cell table:style-name="ce283" table:formula="of:=[.AG99]/([.E99]-[.AG99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99]*ABS(SIGN([.$J$10:.$J99]))&gt;0;1;0))/SUM(IF([.$F$10:.$F99]*ABS(SIGN([.$J$10:.$J99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99]*ABS(SIGN([.$J$10:.$J99]))&lt;0;[.$F$10:.$F99];0))/SUM(IF([.$F$10:.$F99]*ABS(SIGN([.$J$10:.$J99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99]*ABS(SIGN([.$J$10:.$J99]))&gt;0;[.$F$10:.$F99];0))/SUM(IF([.$F$10:.$F99]*ABS(SIGN([.$J$10:.$J99]))&gt;0;1;0))/[.AS99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99]&lt;&gt;&quot;&quot;;[.AW98]-[.AV99];[.AW98])-[.K99]*[.H99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0]=&quot;&quot;;[.C99]+[.K100]+[.B100];[.AO100])" office:value-type="float" office:value="0.29395975" calcext:value-type="float">
            <text:p/>
          </table:table-cell>
          <table:table-cell table:style-name="ce41" table:formula="of:=IF([.AP100]&lt;&gt;&quot;&quot;;[.AP100];[.D99]+[.AV100])" office:value-type="float" office:value="7.01840472" calcext:value-type="float">
            <text:p/>
          </table:table-cell>
          <table:table-cell table:style-name="ce50" table:formula="of:=IF([.H100]=0;&quot;&quot;;[.D100]+[.C100]*[.H100]+[.AW100]+[.AG100]-[.AH100])">
            <text:p/>
          </table:table-cell>
          <table:table-cell table:style-name="ce127" table:formula="of:=100*IF([.L100]=0;0;[.E100]/[.E99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99]+[.J100]" office:value-type="float" office:value="-0.35" calcext:value-type="float">
            <text:p/>
          </table:table-cell>
          <table:table-cell table:style-name="ce183" table:formula="of:=1+[.O100]/([.C100]+0)" office:value-type="float" office:value="-0.190639194651649" calcext:value-type="float">
            <text:p/>
          </table:table-cell>
          <table:table-cell table:style-name="ce189" table:formula="of:=-[.O100]-[.C100]" office:value-type="float" office:value="0.0560402500000001" calcext:value-type="float">
            <text:p/>
          </table:table-cell>
          <table:table-cell table:style-name="ce11"/>
          <table:table-cell table:style-name="ce197" table:formula="of:=-[.J100]+[.S99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0]/(ABS([.O100])*[.H100]*[.$V$6])" office:value-type="string" office:string-value="" calcext:value-type="error">
            <text:p/>
          </table:table-cell>
          <table:table-cell table:style-name="ce218" table:formula="of:=[.O100]*[.H100]/[.E100]" office:value-type="string" office:string-value="" calcext:value-type="error">
            <text:p/>
          </table:table-cell>
          <table:table-cell table:style-name="ce182" table:formula="of:=([.E100]*[.$W$6]-ABS([.S100])*[.H100])/[.H100]" office:value-type="string" office:string-value="" calcext:value-type="error">
            <text:p/>
          </table:table-cell>
          <table:table-cell table:style-name="ce11"/>
          <table:table-cell table:style-name="ce138" table:formula="of:=[.H100]*(-[.$AA$6]*0.01+[.P100])/[.P100]" office:value-type="float" office:value="0" calcext:value-type="float">
            <text:p/>
          </table:table-cell>
          <table:table-cell table:style-name="ce229" table:formula="of:=([.H100]-[.I100])*[.Q100]/[.E100]*100" office:value-type="string" office:string-value="" calcext:value-type="error">
            <text:p/>
          </table:table-cell>
          <table:table-cell table:style-name="ce237" table:formula="of:=[.E100]*[.$AA$6]*0.01/([.H100]-[.I100])" office:value-type="string" office:string-value="" calcext:value-type="error">
            <text:p/>
          </table:table-cell>
          <table:table-cell table:style-name="ce246" table:formula="of:=IF([.H100]=&quot;&quot;;&quot;#&quot;;[.H100]-0.01*[.$AC$6]*[.AG100]/[.O100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0])+SIGN([.O99])=0;[.H100];([.H100]*[.J100]+[.AE99]*[.O99])/[.O100]);0)" office:value-type="float" office:value="648.285714285714" calcext:value-type="float">
            <text:p/>
          </table:table-cell>
          <table:table-cell table:style-name="ce264" table:formula="of:=IF([.H100]=0;0;-([.H99]-[.H100])*[.O99])" office:value-type="float" office:value="0" calcext:value-type="float">
            <text:p/>
          </table:table-cell>
          <table:table-cell table:style-name="ce269" table:formula="of:=[.AF100]+[.AG99]-[.AH99]" office:value-type="float" office:value="48.4" calcext:value-type="float">
            <text:p/>
          </table:table-cell>
          <table:table-cell table:style-name="ce274" table:formula="of:=IF(OR([.O100]=0;SIGN([.O100])+SIGN([.O99])=0);(-[.H100]+[.AE99])*-[.O99];0)" office:value-type="float" office:value="0" calcext:value-type="float">
            <text:p/>
          </table:table-cell>
          <table:table-cell table:style-name="ce283" table:formula="of:=[.AG100]/([.E100]-[.AG100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0]*ABS(SIGN([.$J$10:.$J100]))&gt;0;1;0))/SUM(IF([.$F$10:.$F100]*ABS(SIGN([.$J$10:.$J100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0]*ABS(SIGN([.$J$10:.$J100]))&lt;0;[.$F$10:.$F100];0))/SUM(IF([.$F$10:.$F100]*ABS(SIGN([.$J$10:.$J100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0]*ABS(SIGN([.$J$10:.$J100]))&gt;0;[.$F$10:.$F100];0))/SUM(IF([.$F$10:.$F100]*ABS(SIGN([.$J$10:.$J100]))&gt;0;1;0))/[.AS100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0]&lt;&gt;&quot;&quot;;[.AW99]-[.AV100];[.AW99])-[.K100]*[.H100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1]=&quot;&quot;;[.C100]+[.K101]+[.B101];[.AO101])" office:value-type="float" office:value="0.29395975" calcext:value-type="float">
            <text:p/>
          </table:table-cell>
          <table:table-cell table:style-name="ce41" table:formula="of:=IF([.AP101]&lt;&gt;&quot;&quot;;[.AP101];[.D100]+[.AV101])" office:value-type="float" office:value="7.01840472" calcext:value-type="float">
            <text:p/>
          </table:table-cell>
          <table:table-cell table:style-name="ce50" table:formula="of:=IF([.H101]=0;&quot;&quot;;[.D101]+[.C101]*[.H101]+[.AW101]+[.AG101]-[.AH101])">
            <text:p/>
          </table:table-cell>
          <table:table-cell table:style-name="ce127" table:formula="of:=100*IF([.L101]=0;0;[.E101]/[.E100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0]+[.J101]" office:value-type="float" office:value="-0.35" calcext:value-type="float">
            <text:p/>
          </table:table-cell>
          <table:table-cell table:style-name="ce183" table:formula="of:=1+[.O101]/([.C101]+0)" office:value-type="float" office:value="-0.190639194651649" calcext:value-type="float">
            <text:p/>
          </table:table-cell>
          <table:table-cell table:style-name="ce189" table:formula="of:=-[.O101]-[.C101]" office:value-type="float" office:value="0.0560402500000001" calcext:value-type="float">
            <text:p/>
          </table:table-cell>
          <table:table-cell table:style-name="ce11"/>
          <table:table-cell table:style-name="ce197" table:formula="of:=-[.J101]+[.S100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1]/(ABS([.O101])*[.H101]*[.$V$6])" office:value-type="string" office:string-value="" calcext:value-type="error">
            <text:p/>
          </table:table-cell>
          <table:table-cell table:style-name="ce218" table:formula="of:=[.O101]*[.H101]/[.E101]" office:value-type="string" office:string-value="" calcext:value-type="error">
            <text:p/>
          </table:table-cell>
          <table:table-cell table:style-name="ce182" table:formula="of:=([.E101]*[.$W$6]-ABS([.S101])*[.H101])/[.H101]" office:value-type="string" office:string-value="" calcext:value-type="error">
            <text:p/>
          </table:table-cell>
          <table:table-cell table:style-name="ce11"/>
          <table:table-cell table:style-name="ce138" table:formula="of:=[.H101]*(-[.$AA$6]*0.01+[.P101])/[.P101]" office:value-type="float" office:value="0" calcext:value-type="float">
            <text:p/>
          </table:table-cell>
          <table:table-cell table:style-name="ce229" table:formula="of:=([.H101]-[.I101])*[.Q101]/[.E101]*100" office:value-type="string" office:string-value="" calcext:value-type="error">
            <text:p/>
          </table:table-cell>
          <table:table-cell table:style-name="ce237" table:formula="of:=[.E101]*[.$AA$6]*0.01/([.H101]-[.I101])" office:value-type="string" office:string-value="" calcext:value-type="error">
            <text:p/>
          </table:table-cell>
          <table:table-cell table:style-name="ce246" table:formula="of:=IF([.H101]=&quot;&quot;;&quot;#&quot;;[.H101]-0.01*[.$AC$6]*[.AG101]/[.O101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1])+SIGN([.O100])=0;[.H101];([.H101]*[.J101]+[.AE100]*[.O100])/[.O101]);0)" office:value-type="float" office:value="648.285714285714" calcext:value-type="float">
            <text:p/>
          </table:table-cell>
          <table:table-cell table:style-name="ce264" table:formula="of:=IF([.H101]=0;0;-([.H100]-[.H101])*[.O100])" office:value-type="float" office:value="0" calcext:value-type="float">
            <text:p/>
          </table:table-cell>
          <table:table-cell table:style-name="ce269" table:formula="of:=[.AF101]+[.AG100]-[.AH100]" office:value-type="float" office:value="48.4" calcext:value-type="float">
            <text:p/>
          </table:table-cell>
          <table:table-cell table:style-name="ce274" table:formula="of:=IF(OR([.O101]=0;SIGN([.O101])+SIGN([.O100])=0);(-[.H101]+[.AE100])*-[.O100];0)" office:value-type="float" office:value="0" calcext:value-type="float">
            <text:p/>
          </table:table-cell>
          <table:table-cell table:style-name="ce283" table:formula="of:=[.AG101]/([.E101]-[.AG101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1]*ABS(SIGN([.$J$10:.$J101]))&gt;0;1;0))/SUM(IF([.$F$10:.$F101]*ABS(SIGN([.$J$10:.$J101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1]*ABS(SIGN([.$J$10:.$J101]))&lt;0;[.$F$10:.$F101];0))/SUM(IF([.$F$10:.$F101]*ABS(SIGN([.$J$10:.$J101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1]*ABS(SIGN([.$J$10:.$J101]))&gt;0;[.$F$10:.$F101];0))/SUM(IF([.$F$10:.$F101]*ABS(SIGN([.$J$10:.$J101]))&gt;0;1;0))/[.AS101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1]&lt;&gt;&quot;&quot;;[.AW100]-[.AV101];[.AW100])-[.K101]*[.H101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2]=&quot;&quot;;[.C101]+[.K102]+[.B102];[.AO102])" office:value-type="float" office:value="0.29395975" calcext:value-type="float">
            <text:p/>
          </table:table-cell>
          <table:table-cell table:style-name="ce41" table:formula="of:=IF([.AP102]&lt;&gt;&quot;&quot;;[.AP102];[.D101]+[.AV102])" office:value-type="float" office:value="7.01840472" calcext:value-type="float">
            <text:p/>
          </table:table-cell>
          <table:table-cell table:style-name="ce50" table:formula="of:=IF([.H102]=0;&quot;&quot;;[.D102]+[.C102]*[.H102]+[.AW102]+[.AG102]-[.AH102])">
            <text:p/>
          </table:table-cell>
          <table:table-cell table:style-name="ce127" table:formula="of:=100*IF([.L102]=0;0;[.E102]/[.E101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1]+[.J102]" office:value-type="float" office:value="-0.35" calcext:value-type="float">
            <text:p/>
          </table:table-cell>
          <table:table-cell table:style-name="ce183" table:formula="of:=1+[.O102]/([.C102]+0)" office:value-type="float" office:value="-0.190639194651649" calcext:value-type="float">
            <text:p/>
          </table:table-cell>
          <table:table-cell table:style-name="ce189" table:formula="of:=-[.O102]-[.C102]" office:value-type="float" office:value="0.0560402500000001" calcext:value-type="float">
            <text:p/>
          </table:table-cell>
          <table:table-cell table:style-name="ce11"/>
          <table:table-cell table:style-name="ce197" table:formula="of:=-[.J102]+[.S101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2]/(ABS([.O102])*[.H102]*[.$V$6])" office:value-type="string" office:string-value="" calcext:value-type="error">
            <text:p/>
          </table:table-cell>
          <table:table-cell table:style-name="ce218" table:formula="of:=[.O102]*[.H102]/[.E102]" office:value-type="string" office:string-value="" calcext:value-type="error">
            <text:p/>
          </table:table-cell>
          <table:table-cell table:style-name="ce182" table:formula="of:=([.E102]*[.$W$6]-ABS([.S102])*[.H102])/[.H102]" office:value-type="string" office:string-value="" calcext:value-type="error">
            <text:p/>
          </table:table-cell>
          <table:table-cell table:style-name="ce11"/>
          <table:table-cell table:style-name="ce138" table:formula="of:=[.H102]*(-[.$AA$6]*0.01+[.P102])/[.P102]" office:value-type="float" office:value="0" calcext:value-type="float">
            <text:p/>
          </table:table-cell>
          <table:table-cell table:style-name="ce229" table:formula="of:=([.H102]-[.I102])*[.Q102]/[.E102]*100" office:value-type="string" office:string-value="" calcext:value-type="error">
            <text:p/>
          </table:table-cell>
          <table:table-cell table:style-name="ce237" table:formula="of:=[.E102]*[.$AA$6]*0.01/([.H102]-[.I102])" office:value-type="string" office:string-value="" calcext:value-type="error">
            <text:p/>
          </table:table-cell>
          <table:table-cell table:style-name="ce246" table:formula="of:=IF([.H102]=&quot;&quot;;&quot;#&quot;;[.H102]-0.01*[.$AC$6]*[.AG102]/[.O102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2])+SIGN([.O101])=0;[.H102];([.H102]*[.J102]+[.AE101]*[.O101])/[.O102]);0)" office:value-type="float" office:value="648.285714285714" calcext:value-type="float">
            <text:p/>
          </table:table-cell>
          <table:table-cell table:style-name="ce264" table:formula="of:=IF([.H102]=0;0;-([.H101]-[.H102])*[.O101])" office:value-type="float" office:value="0" calcext:value-type="float">
            <text:p/>
          </table:table-cell>
          <table:table-cell table:style-name="ce269" table:formula="of:=[.AF102]+[.AG101]-[.AH101]" office:value-type="float" office:value="48.4" calcext:value-type="float">
            <text:p/>
          </table:table-cell>
          <table:table-cell table:style-name="ce274" table:formula="of:=IF(OR([.O102]=0;SIGN([.O102])+SIGN([.O101])=0);(-[.H102]+[.AE101])*-[.O101];0)" office:value-type="float" office:value="0" calcext:value-type="float">
            <text:p/>
          </table:table-cell>
          <table:table-cell table:style-name="ce283" table:formula="of:=[.AG102]/([.E102]-[.AG102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2]*ABS(SIGN([.$J$10:.$J102]))&gt;0;1;0))/SUM(IF([.$F$10:.$F102]*ABS(SIGN([.$J$10:.$J102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2]*ABS(SIGN([.$J$10:.$J102]))&lt;0;[.$F$10:.$F102];0))/SUM(IF([.$F$10:.$F102]*ABS(SIGN([.$J$10:.$J102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2]*ABS(SIGN([.$J$10:.$J102]))&gt;0;[.$F$10:.$F102];0))/SUM(IF([.$F$10:.$F102]*ABS(SIGN([.$J$10:.$J102]))&gt;0;1;0))/[.AS102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2]&lt;&gt;&quot;&quot;;[.AW101]-[.AV102];[.AW101])-[.K102]*[.H102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3]=&quot;&quot;;[.C102]+[.K103]+[.B103];[.AO103])" office:value-type="float" office:value="0.29395975" calcext:value-type="float">
            <text:p/>
          </table:table-cell>
          <table:table-cell table:style-name="ce41" table:formula="of:=IF([.AP103]&lt;&gt;&quot;&quot;;[.AP103];[.D102]+[.AV103])" office:value-type="float" office:value="7.01840472" calcext:value-type="float">
            <text:p/>
          </table:table-cell>
          <table:table-cell table:style-name="ce50" table:formula="of:=IF([.H103]=0;&quot;&quot;;[.D103]+[.C103]*[.H103]+[.AW103]+[.AG103]-[.AH103])">
            <text:p/>
          </table:table-cell>
          <table:table-cell table:style-name="ce127" table:formula="of:=100*IF([.L103]=0;0;[.E103]/[.E102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2]+[.J103]" office:value-type="float" office:value="-0.35" calcext:value-type="float">
            <text:p/>
          </table:table-cell>
          <table:table-cell table:style-name="ce183" table:formula="of:=1+[.O103]/([.C103]+0)" office:value-type="float" office:value="-0.190639194651649" calcext:value-type="float">
            <text:p/>
          </table:table-cell>
          <table:table-cell table:style-name="ce189" table:formula="of:=-[.O103]-[.C103]" office:value-type="float" office:value="0.0560402500000001" calcext:value-type="float">
            <text:p/>
          </table:table-cell>
          <table:table-cell table:style-name="ce11"/>
          <table:table-cell table:style-name="ce197" table:formula="of:=-[.J103]+[.S102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3]/(ABS([.O103])*[.H103]*[.$V$6])" office:value-type="string" office:string-value="" calcext:value-type="error">
            <text:p/>
          </table:table-cell>
          <table:table-cell table:style-name="ce218" table:formula="of:=[.O103]*[.H103]/[.E103]" office:value-type="string" office:string-value="" calcext:value-type="error">
            <text:p/>
          </table:table-cell>
          <table:table-cell table:style-name="ce182" table:formula="of:=([.E103]*[.$W$6]-ABS([.S103])*[.H103])/[.H103]" office:value-type="string" office:string-value="" calcext:value-type="error">
            <text:p/>
          </table:table-cell>
          <table:table-cell table:style-name="ce11"/>
          <table:table-cell table:style-name="ce138" table:formula="of:=[.H103]*(-[.$AA$6]*0.01+[.P103])/[.P103]" office:value-type="float" office:value="0" calcext:value-type="float">
            <text:p/>
          </table:table-cell>
          <table:table-cell table:style-name="ce229" table:formula="of:=([.H103]-[.I103])*[.Q103]/[.E103]*100" office:value-type="string" office:string-value="" calcext:value-type="error">
            <text:p/>
          </table:table-cell>
          <table:table-cell table:style-name="ce237" table:formula="of:=[.E103]*[.$AA$6]*0.01/([.H103]-[.I103])" office:value-type="string" office:string-value="" calcext:value-type="error">
            <text:p/>
          </table:table-cell>
          <table:table-cell table:style-name="ce246" table:formula="of:=IF([.H103]=&quot;&quot;;&quot;#&quot;;[.H103]-0.01*[.$AC$6]*[.AG103]/[.O103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3])+SIGN([.O102])=0;[.H103];([.H103]*[.J103]+[.AE102]*[.O102])/[.O103]);0)" office:value-type="float" office:value="648.285714285714" calcext:value-type="float">
            <text:p/>
          </table:table-cell>
          <table:table-cell table:style-name="ce264" table:formula="of:=IF([.H103]=0;0;-([.H102]-[.H103])*[.O102])" office:value-type="float" office:value="0" calcext:value-type="float">
            <text:p/>
          </table:table-cell>
          <table:table-cell table:style-name="ce269" table:formula="of:=[.AF103]+[.AG102]-[.AH102]" office:value-type="float" office:value="48.4" calcext:value-type="float">
            <text:p/>
          </table:table-cell>
          <table:table-cell table:style-name="ce274" table:formula="of:=IF(OR([.O103]=0;SIGN([.O103])+SIGN([.O102])=0);(-[.H103]+[.AE102])*-[.O102];0)" office:value-type="float" office:value="0" calcext:value-type="float">
            <text:p/>
          </table:table-cell>
          <table:table-cell table:style-name="ce283" table:formula="of:=[.AG103]/([.E103]-[.AG103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3]*ABS(SIGN([.$J$10:.$J103]))&gt;0;1;0))/SUM(IF([.$F$10:.$F103]*ABS(SIGN([.$J$10:.$J103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3]*ABS(SIGN([.$J$10:.$J103]))&lt;0;[.$F$10:.$F103];0))/SUM(IF([.$F$10:.$F103]*ABS(SIGN([.$J$10:.$J103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3]*ABS(SIGN([.$J$10:.$J103]))&gt;0;[.$F$10:.$F103];0))/SUM(IF([.$F$10:.$F103]*ABS(SIGN([.$J$10:.$J103]))&gt;0;1;0))/[.AS103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3]&lt;&gt;&quot;&quot;;[.AW102]-[.AV103];[.AW102])-[.K103]*[.H103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4]=&quot;&quot;;[.C103]+[.K104]+[.B104];[.AO104])" office:value-type="float" office:value="0.29395975" calcext:value-type="float">
            <text:p/>
          </table:table-cell>
          <table:table-cell table:style-name="ce41" table:formula="of:=IF([.AP104]&lt;&gt;&quot;&quot;;[.AP104];[.D103]+[.AV104])" office:value-type="float" office:value="7.01840472" calcext:value-type="float">
            <text:p/>
          </table:table-cell>
          <table:table-cell table:style-name="ce50" table:formula="of:=IF([.H104]=0;&quot;&quot;;[.D104]+[.C104]*[.H104]+[.AW104]+[.AG104]-[.AH104])">
            <text:p/>
          </table:table-cell>
          <table:table-cell table:style-name="ce127" table:formula="of:=100*IF([.L104]=0;0;[.E104]/[.E103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3]+[.J104]" office:value-type="float" office:value="-0.35" calcext:value-type="float">
            <text:p/>
          </table:table-cell>
          <table:table-cell table:style-name="ce183" table:formula="of:=1+[.O104]/([.C104]+0)" office:value-type="float" office:value="-0.190639194651649" calcext:value-type="float">
            <text:p/>
          </table:table-cell>
          <table:table-cell table:style-name="ce189" table:formula="of:=-[.O104]-[.C104]" office:value-type="float" office:value="0.0560402500000001" calcext:value-type="float">
            <text:p/>
          </table:table-cell>
          <table:table-cell table:style-name="ce11"/>
          <table:table-cell table:style-name="ce197" table:formula="of:=-[.J104]+[.S103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4]/(ABS([.O104])*[.H104]*[.$V$6])" office:value-type="string" office:string-value="" calcext:value-type="error">
            <text:p/>
          </table:table-cell>
          <table:table-cell table:style-name="ce218" table:formula="of:=[.O104]*[.H104]/[.E104]" office:value-type="string" office:string-value="" calcext:value-type="error">
            <text:p/>
          </table:table-cell>
          <table:table-cell table:style-name="ce182" table:formula="of:=([.E104]*[.$W$6]-ABS([.S104])*[.H104])/[.H104]" office:value-type="string" office:string-value="" calcext:value-type="error">
            <text:p/>
          </table:table-cell>
          <table:table-cell table:style-name="ce11"/>
          <table:table-cell table:style-name="ce138" table:formula="of:=[.H104]*(-[.$AA$6]*0.01+[.P104])/[.P104]" office:value-type="float" office:value="0" calcext:value-type="float">
            <text:p/>
          </table:table-cell>
          <table:table-cell table:style-name="ce229" table:formula="of:=([.H104]-[.I104])*[.Q104]/[.E104]*100" office:value-type="string" office:string-value="" calcext:value-type="error">
            <text:p/>
          </table:table-cell>
          <table:table-cell table:style-name="ce237" table:formula="of:=[.E104]*[.$AA$6]*0.01/([.H104]-[.I104])" office:value-type="string" office:string-value="" calcext:value-type="error">
            <text:p/>
          </table:table-cell>
          <table:table-cell table:style-name="ce246" table:formula="of:=IF([.H104]=&quot;&quot;;&quot;#&quot;;[.H104]-0.01*[.$AC$6]*[.AG104]/[.O104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4])+SIGN([.O103])=0;[.H104];([.H104]*[.J104]+[.AE103]*[.O103])/[.O104]);0)" office:value-type="float" office:value="648.285714285714" calcext:value-type="float">
            <text:p/>
          </table:table-cell>
          <table:table-cell table:style-name="ce264" table:formula="of:=IF([.H104]=0;0;-([.H103]-[.H104])*[.O103])" office:value-type="float" office:value="0" calcext:value-type="float">
            <text:p/>
          </table:table-cell>
          <table:table-cell table:style-name="ce269" table:formula="of:=[.AF104]+[.AG103]-[.AH103]" office:value-type="float" office:value="48.4" calcext:value-type="float">
            <text:p/>
          </table:table-cell>
          <table:table-cell table:style-name="ce274" table:formula="of:=IF(OR([.O104]=0;SIGN([.O104])+SIGN([.O103])=0);(-[.H104]+[.AE103])*-[.O103];0)" office:value-type="float" office:value="0" calcext:value-type="float">
            <text:p/>
          </table:table-cell>
          <table:table-cell table:style-name="ce283" table:formula="of:=[.AG104]/([.E104]-[.AG104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4]*ABS(SIGN([.$J$10:.$J104]))&gt;0;1;0))/SUM(IF([.$F$10:.$F104]*ABS(SIGN([.$J$10:.$J104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4]*ABS(SIGN([.$J$10:.$J104]))&lt;0;[.$F$10:.$F104];0))/SUM(IF([.$F$10:.$F104]*ABS(SIGN([.$J$10:.$J104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4]*ABS(SIGN([.$J$10:.$J104]))&gt;0;[.$F$10:.$F104];0))/SUM(IF([.$F$10:.$F104]*ABS(SIGN([.$J$10:.$J104]))&gt;0;1;0))/[.AS104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4]&lt;&gt;&quot;&quot;;[.AW103]-[.AV104];[.AW103])-[.K104]*[.H104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5]=&quot;&quot;;[.C104]+[.K105]+[.B105];[.AO105])" office:value-type="float" office:value="0.29395975" calcext:value-type="float">
            <text:p/>
          </table:table-cell>
          <table:table-cell table:style-name="ce41" table:formula="of:=IF([.AP105]&lt;&gt;&quot;&quot;;[.AP105];[.D104]+[.AV105])" office:value-type="float" office:value="7.01840472" calcext:value-type="float">
            <text:p/>
          </table:table-cell>
          <table:table-cell table:style-name="ce50" table:formula="of:=IF([.H105]=0;&quot;&quot;;[.D105]+[.C105]*[.H105]+[.AW105]+[.AG105]-[.AH105])">
            <text:p/>
          </table:table-cell>
          <table:table-cell table:style-name="ce127" table:formula="of:=100*IF([.L105]=0;0;[.E105]/[.E104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4]+[.J105]" office:value-type="float" office:value="-0.35" calcext:value-type="float">
            <text:p/>
          </table:table-cell>
          <table:table-cell table:style-name="ce183" table:formula="of:=1+[.O105]/([.C105]+0)" office:value-type="float" office:value="-0.190639194651649" calcext:value-type="float">
            <text:p/>
          </table:table-cell>
          <table:table-cell table:style-name="ce189" table:formula="of:=-[.O105]-[.C105]" office:value-type="float" office:value="0.0560402500000001" calcext:value-type="float">
            <text:p/>
          </table:table-cell>
          <table:table-cell table:style-name="ce11"/>
          <table:table-cell table:style-name="ce197" table:formula="of:=-[.J105]+[.S104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5]/(ABS([.O105])*[.H105]*[.$V$6])" office:value-type="string" office:string-value="" calcext:value-type="error">
            <text:p/>
          </table:table-cell>
          <table:table-cell table:style-name="ce218" table:formula="of:=[.O105]*[.H105]/[.E105]" office:value-type="string" office:string-value="" calcext:value-type="error">
            <text:p/>
          </table:table-cell>
          <table:table-cell table:style-name="ce182" table:formula="of:=([.E105]*[.$W$6]-ABS([.S105])*[.H105])/[.H105]" office:value-type="string" office:string-value="" calcext:value-type="error">
            <text:p/>
          </table:table-cell>
          <table:table-cell table:style-name="ce11"/>
          <table:table-cell table:style-name="ce138" table:formula="of:=[.H105]*(-[.$AA$6]*0.01+[.P105])/[.P105]" office:value-type="float" office:value="0" calcext:value-type="float">
            <text:p/>
          </table:table-cell>
          <table:table-cell table:style-name="ce229" table:formula="of:=([.H105]-[.I105])*[.Q105]/[.E105]*100" office:value-type="string" office:string-value="" calcext:value-type="error">
            <text:p/>
          </table:table-cell>
          <table:table-cell table:style-name="ce237" table:formula="of:=[.E105]*[.$AA$6]*0.01/([.H105]-[.I105])" office:value-type="string" office:string-value="" calcext:value-type="error">
            <text:p/>
          </table:table-cell>
          <table:table-cell table:style-name="ce246" table:formula="of:=IF([.H105]=&quot;&quot;;&quot;#&quot;;[.H105]-0.01*[.$AC$6]*[.AG105]/[.O105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5])+SIGN([.O104])=0;[.H105];([.H105]*[.J105]+[.AE104]*[.O104])/[.O105]);0)" office:value-type="float" office:value="648.285714285714" calcext:value-type="float">
            <text:p/>
          </table:table-cell>
          <table:table-cell table:style-name="ce264" table:formula="of:=IF([.H105]=0;0;-([.H104]-[.H105])*[.O104])" office:value-type="float" office:value="0" calcext:value-type="float">
            <text:p/>
          </table:table-cell>
          <table:table-cell table:style-name="ce269" table:formula="of:=[.AF105]+[.AG104]-[.AH104]" office:value-type="float" office:value="48.4" calcext:value-type="float">
            <text:p/>
          </table:table-cell>
          <table:table-cell table:style-name="ce274" table:formula="of:=IF(OR([.O105]=0;SIGN([.O105])+SIGN([.O104])=0);(-[.H105]+[.AE104])*-[.O104];0)" office:value-type="float" office:value="0" calcext:value-type="float">
            <text:p/>
          </table:table-cell>
          <table:table-cell table:style-name="ce283" table:formula="of:=[.AG105]/([.E105]-[.AG105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5]*ABS(SIGN([.$J$10:.$J105]))&gt;0;1;0))/SUM(IF([.$F$10:.$F105]*ABS(SIGN([.$J$10:.$J105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5]*ABS(SIGN([.$J$10:.$J105]))&lt;0;[.$F$10:.$F105];0))/SUM(IF([.$F$10:.$F105]*ABS(SIGN([.$J$10:.$J105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5]*ABS(SIGN([.$J$10:.$J105]))&gt;0;[.$F$10:.$F105];0))/SUM(IF([.$F$10:.$F105]*ABS(SIGN([.$J$10:.$J105]))&gt;0;1;0))/[.AS105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5]&lt;&gt;&quot;&quot;;[.AW104]-[.AV105];[.AW104])-[.K105]*[.H105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6]=&quot;&quot;;[.C105]+[.K106]+[.B106];[.AO106])" office:value-type="float" office:value="0.29395975" calcext:value-type="float">
            <text:p/>
          </table:table-cell>
          <table:table-cell table:style-name="ce41" table:formula="of:=IF([.AP106]&lt;&gt;&quot;&quot;;[.AP106];[.D105]+[.AV106])" office:value-type="float" office:value="7.01840472" calcext:value-type="float">
            <text:p/>
          </table:table-cell>
          <table:table-cell table:style-name="ce50" table:formula="of:=IF([.H106]=0;&quot;&quot;;[.D106]+[.C106]*[.H106]+[.AW106]+[.AG106]-[.AH106])">
            <text:p/>
          </table:table-cell>
          <table:table-cell table:style-name="ce127" table:formula="of:=100*IF([.L106]=0;0;[.E106]/[.E105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5]+[.J106]" office:value-type="float" office:value="-0.35" calcext:value-type="float">
            <text:p/>
          </table:table-cell>
          <table:table-cell table:style-name="ce183" table:formula="of:=1+[.O106]/([.C106]+0)" office:value-type="float" office:value="-0.190639194651649" calcext:value-type="float">
            <text:p/>
          </table:table-cell>
          <table:table-cell table:style-name="ce189" table:formula="of:=-[.O106]-[.C106]" office:value-type="float" office:value="0.0560402500000001" calcext:value-type="float">
            <text:p/>
          </table:table-cell>
          <table:table-cell table:style-name="ce11"/>
          <table:table-cell table:style-name="ce197" table:formula="of:=-[.J106]+[.S105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6]/(ABS([.O106])*[.H106]*[.$V$6])" office:value-type="string" office:string-value="" calcext:value-type="error">
            <text:p/>
          </table:table-cell>
          <table:table-cell table:style-name="ce218" table:formula="of:=[.O106]*[.H106]/[.E106]" office:value-type="string" office:string-value="" calcext:value-type="error">
            <text:p/>
          </table:table-cell>
          <table:table-cell table:style-name="ce182" table:formula="of:=([.E106]*[.$W$6]-ABS([.S106])*[.H106])/[.H106]" office:value-type="string" office:string-value="" calcext:value-type="error">
            <text:p/>
          </table:table-cell>
          <table:table-cell table:style-name="ce11"/>
          <table:table-cell table:style-name="ce138" table:formula="of:=[.H106]*(-[.$AA$6]*0.01+[.P106])/[.P106]" office:value-type="float" office:value="0" calcext:value-type="float">
            <text:p/>
          </table:table-cell>
          <table:table-cell table:style-name="ce229" table:formula="of:=([.H106]-[.I106])*[.Q106]/[.E106]*100" office:value-type="string" office:string-value="" calcext:value-type="error">
            <text:p/>
          </table:table-cell>
          <table:table-cell table:style-name="ce237" table:formula="of:=[.E106]*[.$AA$6]*0.01/([.H106]-[.I106])" office:value-type="string" office:string-value="" calcext:value-type="error">
            <text:p/>
          </table:table-cell>
          <table:table-cell table:style-name="ce246" table:formula="of:=IF([.H106]=&quot;&quot;;&quot;#&quot;;[.H106]-0.01*[.$AC$6]*[.AG106]/[.O106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6])+SIGN([.O105])=0;[.H106];([.H106]*[.J106]+[.AE105]*[.O105])/[.O106]);0)" office:value-type="float" office:value="648.285714285714" calcext:value-type="float">
            <text:p/>
          </table:table-cell>
          <table:table-cell table:style-name="ce264" table:formula="of:=IF([.H106]=0;0;-([.H105]-[.H106])*[.O105])" office:value-type="float" office:value="0" calcext:value-type="float">
            <text:p/>
          </table:table-cell>
          <table:table-cell table:style-name="ce269" table:formula="of:=[.AF106]+[.AG105]-[.AH105]" office:value-type="float" office:value="48.4" calcext:value-type="float">
            <text:p/>
          </table:table-cell>
          <table:table-cell table:style-name="ce274" table:formula="of:=IF(OR([.O106]=0;SIGN([.O106])+SIGN([.O105])=0);(-[.H106]+[.AE105])*-[.O105];0)" office:value-type="float" office:value="0" calcext:value-type="float">
            <text:p/>
          </table:table-cell>
          <table:table-cell table:style-name="ce283" table:formula="of:=[.AG106]/([.E106]-[.AG106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6]*ABS(SIGN([.$J$10:.$J106]))&gt;0;1;0))/SUM(IF([.$F$10:.$F106]*ABS(SIGN([.$J$10:.$J106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6]*ABS(SIGN([.$J$10:.$J106]))&lt;0;[.$F$10:.$F106];0))/SUM(IF([.$F$10:.$F106]*ABS(SIGN([.$J$10:.$J106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6]*ABS(SIGN([.$J$10:.$J106]))&gt;0;[.$F$10:.$F106];0))/SUM(IF([.$F$10:.$F106]*ABS(SIGN([.$J$10:.$J106]))&gt;0;1;0))/[.AS106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6]&lt;&gt;&quot;&quot;;[.AW105]-[.AV106];[.AW105])-[.K106]*[.H106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7]=&quot;&quot;;[.C106]+[.K107]+[.B107];[.AO107])" office:value-type="float" office:value="0.29395975" calcext:value-type="float">
            <text:p/>
          </table:table-cell>
          <table:table-cell table:style-name="ce41" table:formula="of:=IF([.AP107]&lt;&gt;&quot;&quot;;[.AP107];[.D106]+[.AV107])" office:value-type="float" office:value="7.01840472" calcext:value-type="float">
            <text:p/>
          </table:table-cell>
          <table:table-cell table:style-name="ce50" table:formula="of:=IF([.H107]=0;&quot;&quot;;[.D107]+[.C107]*[.H107]+[.AW107]+[.AG107]-[.AH107])">
            <text:p/>
          </table:table-cell>
          <table:table-cell table:style-name="ce127" table:formula="of:=100*IF([.L107]=0;0;[.E107]/[.E106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6]+[.J107]" office:value-type="float" office:value="-0.35" calcext:value-type="float">
            <text:p/>
          </table:table-cell>
          <table:table-cell table:style-name="ce183" table:formula="of:=1+[.O107]/([.C107]+0)" office:value-type="float" office:value="-0.190639194651649" calcext:value-type="float">
            <text:p/>
          </table:table-cell>
          <table:table-cell table:style-name="ce189" table:formula="of:=-[.O107]-[.C107]" office:value-type="float" office:value="0.0560402500000001" calcext:value-type="float">
            <text:p/>
          </table:table-cell>
          <table:table-cell table:style-name="ce11"/>
          <table:table-cell table:style-name="ce197" table:formula="of:=-[.J107]+[.S106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7]/(ABS([.O107])*[.H107]*[.$V$6])" office:value-type="string" office:string-value="" calcext:value-type="error">
            <text:p/>
          </table:table-cell>
          <table:table-cell table:style-name="ce218" table:formula="of:=[.O107]*[.H107]/[.E107]" office:value-type="string" office:string-value="" calcext:value-type="error">
            <text:p/>
          </table:table-cell>
          <table:table-cell table:style-name="ce182" table:formula="of:=([.E107]*[.$W$6]-ABS([.S107])*[.H107])/[.H107]" office:value-type="string" office:string-value="" calcext:value-type="error">
            <text:p/>
          </table:table-cell>
          <table:table-cell table:style-name="ce11"/>
          <table:table-cell table:style-name="ce138" table:formula="of:=[.H107]*(-[.$AA$6]*0.01+[.P107])/[.P107]" office:value-type="float" office:value="0" calcext:value-type="float">
            <text:p/>
          </table:table-cell>
          <table:table-cell table:style-name="ce229" table:formula="of:=([.H107]-[.I107])*[.Q107]/[.E107]*100" office:value-type="string" office:string-value="" calcext:value-type="error">
            <text:p/>
          </table:table-cell>
          <table:table-cell table:style-name="ce237" table:formula="of:=[.E107]*[.$AA$6]*0.01/([.H107]-[.I107])" office:value-type="string" office:string-value="" calcext:value-type="error">
            <text:p/>
          </table:table-cell>
          <table:table-cell table:style-name="ce246" table:formula="of:=IF([.H107]=&quot;&quot;;&quot;#&quot;;[.H107]-0.01*[.$AC$6]*[.AG107]/[.O107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7])+SIGN([.O106])=0;[.H107];([.H107]*[.J107]+[.AE106]*[.O106])/[.O107]);0)" office:value-type="float" office:value="648.285714285714" calcext:value-type="float">
            <text:p/>
          </table:table-cell>
          <table:table-cell table:style-name="ce264" table:formula="of:=IF([.H107]=0;0;-([.H106]-[.H107])*[.O106])" office:value-type="float" office:value="0" calcext:value-type="float">
            <text:p/>
          </table:table-cell>
          <table:table-cell table:style-name="ce269" table:formula="of:=[.AF107]+[.AG106]-[.AH106]" office:value-type="float" office:value="48.4" calcext:value-type="float">
            <text:p/>
          </table:table-cell>
          <table:table-cell table:style-name="ce274" table:formula="of:=IF(OR([.O107]=0;SIGN([.O107])+SIGN([.O106])=0);(-[.H107]+[.AE106])*-[.O106];0)" office:value-type="float" office:value="0" calcext:value-type="float">
            <text:p/>
          </table:table-cell>
          <table:table-cell table:style-name="ce283" table:formula="of:=[.AG107]/([.E107]-[.AG107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7]*ABS(SIGN([.$J$10:.$J107]))&gt;0;1;0))/SUM(IF([.$F$10:.$F107]*ABS(SIGN([.$J$10:.$J107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7]*ABS(SIGN([.$J$10:.$J107]))&lt;0;[.$F$10:.$F107];0))/SUM(IF([.$F$10:.$F107]*ABS(SIGN([.$J$10:.$J107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7]*ABS(SIGN([.$J$10:.$J107]))&gt;0;[.$F$10:.$F107];0))/SUM(IF([.$F$10:.$F107]*ABS(SIGN([.$J$10:.$J107]))&gt;0;1;0))/[.AS107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7]&lt;&gt;&quot;&quot;;[.AW106]-[.AV107];[.AW106])-[.K107]*[.H107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8]=&quot;&quot;;[.C107]+[.K108]+[.B108];[.AO108])" office:value-type="float" office:value="0.29395975" calcext:value-type="float">
            <text:p/>
          </table:table-cell>
          <table:table-cell table:style-name="ce41" table:formula="of:=IF([.AP108]&lt;&gt;&quot;&quot;;[.AP108];[.D107]+[.AV108])" office:value-type="float" office:value="7.01840472" calcext:value-type="float">
            <text:p/>
          </table:table-cell>
          <table:table-cell table:style-name="ce50" table:formula="of:=IF([.H108]=0;&quot;&quot;;[.D108]+[.C108]*[.H108]+[.AW108]+[.AG108]-[.AH108])">
            <text:p/>
          </table:table-cell>
          <table:table-cell table:style-name="ce127" table:formula="of:=100*IF([.L108]=0;0;[.E108]/[.E107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7]+[.J108]" office:value-type="float" office:value="-0.35" calcext:value-type="float">
            <text:p/>
          </table:table-cell>
          <table:table-cell table:style-name="ce183" table:formula="of:=1+[.O108]/([.C108]+0)" office:value-type="float" office:value="-0.190639194651649" calcext:value-type="float">
            <text:p/>
          </table:table-cell>
          <table:table-cell table:style-name="ce189" table:formula="of:=-[.O108]-[.C108]" office:value-type="float" office:value="0.0560402500000001" calcext:value-type="float">
            <text:p/>
          </table:table-cell>
          <table:table-cell table:style-name="ce11"/>
          <table:table-cell table:style-name="ce197" table:formula="of:=-[.J108]+[.S107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8]/(ABS([.O108])*[.H108]*[.$V$6])" office:value-type="string" office:string-value="" calcext:value-type="error">
            <text:p/>
          </table:table-cell>
          <table:table-cell table:style-name="ce218" table:formula="of:=[.O108]*[.H108]/[.E108]" office:value-type="string" office:string-value="" calcext:value-type="error">
            <text:p/>
          </table:table-cell>
          <table:table-cell table:style-name="ce182" table:formula="of:=([.E108]*[.$W$6]-ABS([.S108])*[.H108])/[.H108]" office:value-type="string" office:string-value="" calcext:value-type="error">
            <text:p/>
          </table:table-cell>
          <table:table-cell table:style-name="ce11"/>
          <table:table-cell table:style-name="ce138" table:formula="of:=[.H108]*(-[.$AA$6]*0.01+[.P108])/[.P108]" office:value-type="float" office:value="0" calcext:value-type="float">
            <text:p/>
          </table:table-cell>
          <table:table-cell table:style-name="ce229" table:formula="of:=([.H108]-[.I108])*[.Q108]/[.E108]*100" office:value-type="string" office:string-value="" calcext:value-type="error">
            <text:p/>
          </table:table-cell>
          <table:table-cell table:style-name="ce237" table:formula="of:=[.E108]*[.$AA$6]*0.01/([.H108]-[.I108])" office:value-type="string" office:string-value="" calcext:value-type="error">
            <text:p/>
          </table:table-cell>
          <table:table-cell table:style-name="ce246" table:formula="of:=IF([.H108]=&quot;&quot;;&quot;#&quot;;[.H108]-0.01*[.$AC$6]*[.AG108]/[.O108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8])+SIGN([.O107])=0;[.H108];([.H108]*[.J108]+[.AE107]*[.O107])/[.O108]);0)" office:value-type="float" office:value="648.285714285714" calcext:value-type="float">
            <text:p/>
          </table:table-cell>
          <table:table-cell table:style-name="ce264" table:formula="of:=IF([.H108]=0;0;-([.H107]-[.H108])*[.O107])" office:value-type="float" office:value="0" calcext:value-type="float">
            <text:p/>
          </table:table-cell>
          <table:table-cell table:style-name="ce269" table:formula="of:=[.AF108]+[.AG107]-[.AH107]" office:value-type="float" office:value="48.4" calcext:value-type="float">
            <text:p/>
          </table:table-cell>
          <table:table-cell table:style-name="ce274" table:formula="of:=IF(OR([.O108]=0;SIGN([.O108])+SIGN([.O107])=0);(-[.H108]+[.AE107])*-[.O107];0)" office:value-type="float" office:value="0" calcext:value-type="float">
            <text:p/>
          </table:table-cell>
          <table:table-cell table:style-name="ce283" table:formula="of:=[.AG108]/([.E108]-[.AG108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8]*ABS(SIGN([.$J$10:.$J108]))&gt;0;1;0))/SUM(IF([.$F$10:.$F108]*ABS(SIGN([.$J$10:.$J108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8]*ABS(SIGN([.$J$10:.$J108]))&lt;0;[.$F$10:.$F108];0))/SUM(IF([.$F$10:.$F108]*ABS(SIGN([.$J$10:.$J108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8]*ABS(SIGN([.$J$10:.$J108]))&gt;0;[.$F$10:.$F108];0))/SUM(IF([.$F$10:.$F108]*ABS(SIGN([.$J$10:.$J108]))&gt;0;1;0))/[.AS108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8]&lt;&gt;&quot;&quot;;[.AW107]-[.AV108];[.AW107])-[.K108]*[.H108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09]=&quot;&quot;;[.C108]+[.K109]+[.B109];[.AO109])" office:value-type="float" office:value="0.29395975" calcext:value-type="float">
            <text:p/>
          </table:table-cell>
          <table:table-cell table:style-name="ce41" table:formula="of:=IF([.AP109]&lt;&gt;&quot;&quot;;[.AP109];[.D108]+[.AV109])" office:value-type="float" office:value="7.01840472" calcext:value-type="float">
            <text:p/>
          </table:table-cell>
          <table:table-cell table:style-name="ce50" table:formula="of:=IF([.H109]=0;&quot;&quot;;[.D109]+[.C109]*[.H109]+[.AW109]+[.AG109]-[.AH109])">
            <text:p/>
          </table:table-cell>
          <table:table-cell table:style-name="ce127" table:formula="of:=100*IF([.L109]=0;0;[.E109]/[.E108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8]+[.J109]" office:value-type="float" office:value="-0.35" calcext:value-type="float">
            <text:p/>
          </table:table-cell>
          <table:table-cell table:style-name="ce183" table:formula="of:=1+[.O109]/([.C109]+0)" office:value-type="float" office:value="-0.190639194651649" calcext:value-type="float">
            <text:p/>
          </table:table-cell>
          <table:table-cell table:style-name="ce189" table:formula="of:=-[.O109]-[.C109]" office:value-type="float" office:value="0.0560402500000001" calcext:value-type="float">
            <text:p/>
          </table:table-cell>
          <table:table-cell table:style-name="ce11"/>
          <table:table-cell table:style-name="ce197" table:formula="of:=-[.J109]+[.S108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09]/(ABS([.O109])*[.H109]*[.$V$6])" office:value-type="string" office:string-value="" calcext:value-type="error">
            <text:p/>
          </table:table-cell>
          <table:table-cell table:style-name="ce218" table:formula="of:=[.O109]*[.H109]/[.E109]" office:value-type="string" office:string-value="" calcext:value-type="error">
            <text:p/>
          </table:table-cell>
          <table:table-cell table:style-name="ce182" table:formula="of:=([.E109]*[.$W$6]-ABS([.S109])*[.H109])/[.H109]" office:value-type="string" office:string-value="" calcext:value-type="error">
            <text:p/>
          </table:table-cell>
          <table:table-cell table:style-name="ce11"/>
          <table:table-cell table:style-name="ce138" table:formula="of:=[.H109]*(-[.$AA$6]*0.01+[.P109])/[.P109]" office:value-type="float" office:value="0" calcext:value-type="float">
            <text:p/>
          </table:table-cell>
          <table:table-cell table:style-name="ce229" table:formula="of:=([.H109]-[.I109])*[.Q109]/[.E109]*100" office:value-type="string" office:string-value="" calcext:value-type="error">
            <text:p/>
          </table:table-cell>
          <table:table-cell table:style-name="ce237" table:formula="of:=[.E109]*[.$AA$6]*0.01/([.H109]-[.I109])" office:value-type="string" office:string-value="" calcext:value-type="error">
            <text:p/>
          </table:table-cell>
          <table:table-cell table:style-name="ce246" table:formula="of:=IF([.H109]=&quot;&quot;;&quot;#&quot;;[.H109]-0.01*[.$AC$6]*[.AG109]/[.O109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09])+SIGN([.O108])=0;[.H109];([.H109]*[.J109]+[.AE108]*[.O108])/[.O109]);0)" office:value-type="float" office:value="648.285714285714" calcext:value-type="float">
            <text:p/>
          </table:table-cell>
          <table:table-cell table:style-name="ce264" table:formula="of:=IF([.H109]=0;0;-([.H108]-[.H109])*[.O108])" office:value-type="float" office:value="0" calcext:value-type="float">
            <text:p/>
          </table:table-cell>
          <table:table-cell table:style-name="ce269" table:formula="of:=[.AF109]+[.AG108]-[.AH108]" office:value-type="float" office:value="48.4" calcext:value-type="float">
            <text:p/>
          </table:table-cell>
          <table:table-cell table:style-name="ce274" table:formula="of:=IF(OR([.O109]=0;SIGN([.O109])+SIGN([.O108])=0);(-[.H109]+[.AE108])*-[.O108];0)" office:value-type="float" office:value="0" calcext:value-type="float">
            <text:p/>
          </table:table-cell>
          <table:table-cell table:style-name="ce283" table:formula="of:=[.AG109]/([.E109]-[.AG109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09]*ABS(SIGN([.$J$10:.$J109]))&gt;0;1;0))/SUM(IF([.$F$10:.$F109]*ABS(SIGN([.$J$10:.$J109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09]*ABS(SIGN([.$J$10:.$J109]))&lt;0;[.$F$10:.$F109];0))/SUM(IF([.$F$10:.$F109]*ABS(SIGN([.$J$10:.$J109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09]*ABS(SIGN([.$J$10:.$J109]))&gt;0;[.$F$10:.$F109];0))/SUM(IF([.$F$10:.$F109]*ABS(SIGN([.$J$10:.$J109]))&gt;0;1;0))/[.AS109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09]&lt;&gt;&quot;&quot;;[.AW108]-[.AV109];[.AW108])-[.K109]*[.H109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0]=&quot;&quot;;[.C109]+[.K110]+[.B110];[.AO110])" office:value-type="float" office:value="0.29395975" calcext:value-type="float">
            <text:p/>
          </table:table-cell>
          <table:table-cell table:style-name="ce41" table:formula="of:=IF([.AP110]&lt;&gt;&quot;&quot;;[.AP110];[.D109]+[.AV110])" office:value-type="float" office:value="7.01840472" calcext:value-type="float">
            <text:p/>
          </table:table-cell>
          <table:table-cell table:style-name="ce50" table:formula="of:=IF([.H110]=0;&quot;&quot;;[.D110]+[.C110]*[.H110]+[.AW110]+[.AG110]-[.AH110])">
            <text:p/>
          </table:table-cell>
          <table:table-cell table:style-name="ce127" table:formula="of:=100*IF([.L110]=0;0;[.E110]/[.E109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09]+[.J110]" office:value-type="float" office:value="-0.35" calcext:value-type="float">
            <text:p/>
          </table:table-cell>
          <table:table-cell table:style-name="ce183" table:formula="of:=1+[.O110]/([.C110]+0)" office:value-type="float" office:value="-0.190639194651649" calcext:value-type="float">
            <text:p/>
          </table:table-cell>
          <table:table-cell table:style-name="ce189" table:formula="of:=-[.O110]-[.C110]" office:value-type="float" office:value="0.0560402500000001" calcext:value-type="float">
            <text:p/>
          </table:table-cell>
          <table:table-cell table:style-name="ce11"/>
          <table:table-cell table:style-name="ce197" table:formula="of:=-[.J110]+[.S109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0]/(ABS([.O110])*[.H110]*[.$V$6])" office:value-type="string" office:string-value="" calcext:value-type="error">
            <text:p/>
          </table:table-cell>
          <table:table-cell table:style-name="ce218" table:formula="of:=[.O110]*[.H110]/[.E110]" office:value-type="string" office:string-value="" calcext:value-type="error">
            <text:p/>
          </table:table-cell>
          <table:table-cell table:style-name="ce182" table:formula="of:=([.E110]*[.$W$6]-ABS([.S110])*[.H110])/[.H110]" office:value-type="string" office:string-value="" calcext:value-type="error">
            <text:p/>
          </table:table-cell>
          <table:table-cell table:style-name="ce11"/>
          <table:table-cell table:style-name="ce138" table:formula="of:=[.H110]*(-[.$AA$6]*0.01+[.P110])/[.P110]" office:value-type="float" office:value="0" calcext:value-type="float">
            <text:p/>
          </table:table-cell>
          <table:table-cell table:style-name="ce229" table:formula="of:=([.H110]-[.I110])*[.Q110]/[.E110]*100" office:value-type="string" office:string-value="" calcext:value-type="error">
            <text:p/>
          </table:table-cell>
          <table:table-cell table:style-name="ce237" table:formula="of:=[.E110]*[.$AA$6]*0.01/([.H110]-[.I110])" office:value-type="string" office:string-value="" calcext:value-type="error">
            <text:p/>
          </table:table-cell>
          <table:table-cell table:style-name="ce246" table:formula="of:=IF([.H110]=&quot;&quot;;&quot;#&quot;;[.H110]-0.01*[.$AC$6]*[.AG110]/[.O110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0])+SIGN([.O109])=0;[.H110];([.H110]*[.J110]+[.AE109]*[.O109])/[.O110]);0)" office:value-type="float" office:value="648.285714285714" calcext:value-type="float">
            <text:p/>
          </table:table-cell>
          <table:table-cell table:style-name="ce264" table:formula="of:=IF([.H110]=0;0;-([.H109]-[.H110])*[.O109])" office:value-type="float" office:value="0" calcext:value-type="float">
            <text:p/>
          </table:table-cell>
          <table:table-cell table:style-name="ce269" table:formula="of:=[.AF110]+[.AG109]-[.AH109]" office:value-type="float" office:value="48.4" calcext:value-type="float">
            <text:p/>
          </table:table-cell>
          <table:table-cell table:style-name="ce274" table:formula="of:=IF(OR([.O110]=0;SIGN([.O110])+SIGN([.O109])=0);(-[.H110]+[.AE109])*-[.O109];0)" office:value-type="float" office:value="0" calcext:value-type="float">
            <text:p/>
          </table:table-cell>
          <table:table-cell table:style-name="ce283" table:formula="of:=[.AG110]/([.E110]-[.AG110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0]*ABS(SIGN([.$J$10:.$J110]))&gt;0;1;0))/SUM(IF([.$F$10:.$F110]*ABS(SIGN([.$J$10:.$J110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0]*ABS(SIGN([.$J$10:.$J110]))&lt;0;[.$F$10:.$F110];0))/SUM(IF([.$F$10:.$F110]*ABS(SIGN([.$J$10:.$J110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0]*ABS(SIGN([.$J$10:.$J110]))&gt;0;[.$F$10:.$F110];0))/SUM(IF([.$F$10:.$F110]*ABS(SIGN([.$J$10:.$J110]))&gt;0;1;0))/[.AS110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0]&lt;&gt;&quot;&quot;;[.AW109]-[.AV110];[.AW109])-[.K110]*[.H110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1]=&quot;&quot;;[.C110]+[.K111]+[.B111];[.AO111])" office:value-type="float" office:value="0.29395975" calcext:value-type="float">
            <text:p/>
          </table:table-cell>
          <table:table-cell table:style-name="ce41" table:formula="of:=IF([.AP111]&lt;&gt;&quot;&quot;;[.AP111];[.D110]+[.AV111])" office:value-type="float" office:value="7.01840472" calcext:value-type="float">
            <text:p/>
          </table:table-cell>
          <table:table-cell table:style-name="ce50" table:formula="of:=IF([.H111]=0;&quot;&quot;;[.D111]+[.C111]*[.H111]+[.AW111]+[.AG111]-[.AH111])">
            <text:p/>
          </table:table-cell>
          <table:table-cell table:style-name="ce127" table:formula="of:=100*IF([.L111]=0;0;[.E111]/[.E110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0]+[.J111]" office:value-type="float" office:value="-0.35" calcext:value-type="float">
            <text:p/>
          </table:table-cell>
          <table:table-cell table:style-name="ce183" table:formula="of:=1+[.O111]/([.C111]+0)" office:value-type="float" office:value="-0.190639194651649" calcext:value-type="float">
            <text:p/>
          </table:table-cell>
          <table:table-cell table:style-name="ce189" table:formula="of:=-[.O111]-[.C111]" office:value-type="float" office:value="0.0560402500000001" calcext:value-type="float">
            <text:p/>
          </table:table-cell>
          <table:table-cell table:style-name="ce11"/>
          <table:table-cell table:style-name="ce197" table:formula="of:=-[.J111]+[.S110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1]/(ABS([.O111])*[.H111]*[.$V$6])" office:value-type="string" office:string-value="" calcext:value-type="error">
            <text:p/>
          </table:table-cell>
          <table:table-cell table:style-name="ce218" table:formula="of:=[.O111]*[.H111]/[.E111]" office:value-type="string" office:string-value="" calcext:value-type="error">
            <text:p/>
          </table:table-cell>
          <table:table-cell table:style-name="ce182" table:formula="of:=([.E111]*[.$W$6]-ABS([.S111])*[.H111])/[.H111]" office:value-type="string" office:string-value="" calcext:value-type="error">
            <text:p/>
          </table:table-cell>
          <table:table-cell table:style-name="ce11"/>
          <table:table-cell table:style-name="ce138" table:formula="of:=[.H111]*(-[.$AA$6]*0.01+[.P111])/[.P111]" office:value-type="float" office:value="0" calcext:value-type="float">
            <text:p/>
          </table:table-cell>
          <table:table-cell table:style-name="ce229" table:formula="of:=([.H111]-[.I111])*[.Q111]/[.E111]*100" office:value-type="string" office:string-value="" calcext:value-type="error">
            <text:p/>
          </table:table-cell>
          <table:table-cell table:style-name="ce237" table:formula="of:=[.E111]*[.$AA$6]*0.01/([.H111]-[.I111])" office:value-type="string" office:string-value="" calcext:value-type="error">
            <text:p/>
          </table:table-cell>
          <table:table-cell table:style-name="ce246" table:formula="of:=IF([.H111]=&quot;&quot;;&quot;#&quot;;[.H111]-0.01*[.$AC$6]*[.AG111]/[.O111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1])+SIGN([.O110])=0;[.H111];([.H111]*[.J111]+[.AE110]*[.O110])/[.O111]);0)" office:value-type="float" office:value="648.285714285714" calcext:value-type="float">
            <text:p/>
          </table:table-cell>
          <table:table-cell table:style-name="ce264" table:formula="of:=IF([.H111]=0;0;-([.H110]-[.H111])*[.O110])" office:value-type="float" office:value="0" calcext:value-type="float">
            <text:p/>
          </table:table-cell>
          <table:table-cell table:style-name="ce269" table:formula="of:=[.AF111]+[.AG110]-[.AH110]" office:value-type="float" office:value="48.4" calcext:value-type="float">
            <text:p/>
          </table:table-cell>
          <table:table-cell table:style-name="ce274" table:formula="of:=IF(OR([.O111]=0;SIGN([.O111])+SIGN([.O110])=0);(-[.H111]+[.AE110])*-[.O110];0)" office:value-type="float" office:value="0" calcext:value-type="float">
            <text:p/>
          </table:table-cell>
          <table:table-cell table:style-name="ce283" table:formula="of:=[.AG111]/([.E111]-[.AG111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1]*ABS(SIGN([.$J$10:.$J111]))&gt;0;1;0))/SUM(IF([.$F$10:.$F111]*ABS(SIGN([.$J$10:.$J111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1]*ABS(SIGN([.$J$10:.$J111]))&lt;0;[.$F$10:.$F111];0))/SUM(IF([.$F$10:.$F111]*ABS(SIGN([.$J$10:.$J111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1]*ABS(SIGN([.$J$10:.$J111]))&gt;0;[.$F$10:.$F111];0))/SUM(IF([.$F$10:.$F111]*ABS(SIGN([.$J$10:.$J111]))&gt;0;1;0))/[.AS111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1]&lt;&gt;&quot;&quot;;[.AW110]-[.AV111];[.AW110])-[.K111]*[.H111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2]=&quot;&quot;;[.C111]+[.K112]+[.B112];[.AO112])" office:value-type="float" office:value="0.29395975" calcext:value-type="float">
            <text:p/>
          </table:table-cell>
          <table:table-cell table:style-name="ce41" table:formula="of:=IF([.AP112]&lt;&gt;&quot;&quot;;[.AP112];[.D111]+[.AV112])" office:value-type="float" office:value="7.01840472" calcext:value-type="float">
            <text:p/>
          </table:table-cell>
          <table:table-cell table:style-name="ce50" table:formula="of:=IF([.H112]=0;&quot;&quot;;[.D112]+[.C112]*[.H112]+[.AW112]+[.AG112]-[.AH112])">
            <text:p/>
          </table:table-cell>
          <table:table-cell table:style-name="ce127" table:formula="of:=100*IF([.L112]=0;0;[.E112]/[.E111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1]+[.J112]" office:value-type="float" office:value="-0.35" calcext:value-type="float">
            <text:p/>
          </table:table-cell>
          <table:table-cell table:style-name="ce183" table:formula="of:=1+[.O112]/([.C112]+0)" office:value-type="float" office:value="-0.190639194651649" calcext:value-type="float">
            <text:p/>
          </table:table-cell>
          <table:table-cell table:style-name="ce189" table:formula="of:=-[.O112]-[.C112]" office:value-type="float" office:value="0.0560402500000001" calcext:value-type="float">
            <text:p/>
          </table:table-cell>
          <table:table-cell table:style-name="ce11"/>
          <table:table-cell table:style-name="ce197" table:formula="of:=-[.J112]+[.S111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2]/(ABS([.O112])*[.H112]*[.$V$6])" office:value-type="string" office:string-value="" calcext:value-type="error">
            <text:p/>
          </table:table-cell>
          <table:table-cell table:style-name="ce218" table:formula="of:=[.O112]*[.H112]/[.E112]" office:value-type="string" office:string-value="" calcext:value-type="error">
            <text:p/>
          </table:table-cell>
          <table:table-cell table:style-name="ce182" table:formula="of:=([.E112]*[.$W$6]-ABS([.S112])*[.H112])/[.H112]" office:value-type="string" office:string-value="" calcext:value-type="error">
            <text:p/>
          </table:table-cell>
          <table:table-cell table:style-name="ce11"/>
          <table:table-cell table:style-name="ce138" table:formula="of:=[.H112]*(-[.$AA$6]*0.01+[.P112])/[.P112]" office:value-type="float" office:value="0" calcext:value-type="float">
            <text:p/>
          </table:table-cell>
          <table:table-cell table:style-name="ce229" table:formula="of:=([.H112]-[.I112])*[.Q112]/[.E112]*100" office:value-type="string" office:string-value="" calcext:value-type="error">
            <text:p/>
          </table:table-cell>
          <table:table-cell table:style-name="ce237" table:formula="of:=[.E112]*[.$AA$6]*0.01/([.H112]-[.I112])" office:value-type="string" office:string-value="" calcext:value-type="error">
            <text:p/>
          </table:table-cell>
          <table:table-cell table:style-name="ce246" table:formula="of:=IF([.H112]=&quot;&quot;;&quot;#&quot;;[.H112]-0.01*[.$AC$6]*[.AG112]/[.O112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2])+SIGN([.O111])=0;[.H112];([.H112]*[.J112]+[.AE111]*[.O111])/[.O112]);0)" office:value-type="float" office:value="648.285714285714" calcext:value-type="float">
            <text:p/>
          </table:table-cell>
          <table:table-cell table:style-name="ce264" table:formula="of:=IF([.H112]=0;0;-([.H111]-[.H112])*[.O111])" office:value-type="float" office:value="0" calcext:value-type="float">
            <text:p/>
          </table:table-cell>
          <table:table-cell table:style-name="ce269" table:formula="of:=[.AF112]+[.AG111]-[.AH111]" office:value-type="float" office:value="48.4" calcext:value-type="float">
            <text:p/>
          </table:table-cell>
          <table:table-cell table:style-name="ce274" table:formula="of:=IF(OR([.O112]=0;SIGN([.O112])+SIGN([.O111])=0);(-[.H112]+[.AE111])*-[.O111];0)" office:value-type="float" office:value="0" calcext:value-type="float">
            <text:p/>
          </table:table-cell>
          <table:table-cell table:style-name="ce283" table:formula="of:=[.AG112]/([.E112]-[.AG112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2]*ABS(SIGN([.$J$10:.$J112]))&gt;0;1;0))/SUM(IF([.$F$10:.$F112]*ABS(SIGN([.$J$10:.$J112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2]*ABS(SIGN([.$J$10:.$J112]))&lt;0;[.$F$10:.$F112];0))/SUM(IF([.$F$10:.$F112]*ABS(SIGN([.$J$10:.$J112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2]*ABS(SIGN([.$J$10:.$J112]))&gt;0;[.$F$10:.$F112];0))/SUM(IF([.$F$10:.$F112]*ABS(SIGN([.$J$10:.$J112]))&gt;0;1;0))/[.AS112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2]&lt;&gt;&quot;&quot;;[.AW111]-[.AV112];[.AW111])-[.K112]*[.H112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3]=&quot;&quot;;[.C112]+[.K113]+[.B113];[.AO113])" office:value-type="float" office:value="0.29395975" calcext:value-type="float">
            <text:p/>
          </table:table-cell>
          <table:table-cell table:style-name="ce41" table:formula="of:=IF([.AP113]&lt;&gt;&quot;&quot;;[.AP113];[.D112]+[.AV113])" office:value-type="float" office:value="7.01840472" calcext:value-type="float">
            <text:p/>
          </table:table-cell>
          <table:table-cell table:style-name="ce50" table:formula="of:=IF([.H113]=0;&quot;&quot;;[.D113]+[.C113]*[.H113]+[.AW113]+[.AG113]-[.AH113])">
            <text:p/>
          </table:table-cell>
          <table:table-cell table:style-name="ce127" table:formula="of:=100*IF([.L113]=0;0;[.E113]/[.E112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2]+[.J113]" office:value-type="float" office:value="-0.35" calcext:value-type="float">
            <text:p/>
          </table:table-cell>
          <table:table-cell table:style-name="ce183" table:formula="of:=1+[.O113]/([.C113]+0)" office:value-type="float" office:value="-0.190639194651649" calcext:value-type="float">
            <text:p/>
          </table:table-cell>
          <table:table-cell table:style-name="ce189" table:formula="of:=-[.O113]-[.C113]" office:value-type="float" office:value="0.0560402500000001" calcext:value-type="float">
            <text:p/>
          </table:table-cell>
          <table:table-cell table:style-name="ce11"/>
          <table:table-cell table:style-name="ce197" table:formula="of:=-[.J113]+[.S112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3]/(ABS([.O113])*[.H113]*[.$V$6])" office:value-type="string" office:string-value="" calcext:value-type="error">
            <text:p/>
          </table:table-cell>
          <table:table-cell table:style-name="ce218" table:formula="of:=[.O113]*[.H113]/[.E113]" office:value-type="string" office:string-value="" calcext:value-type="error">
            <text:p/>
          </table:table-cell>
          <table:table-cell table:style-name="ce182" table:formula="of:=([.E113]*[.$W$6]-ABS([.S113])*[.H113])/[.H113]" office:value-type="string" office:string-value="" calcext:value-type="error">
            <text:p/>
          </table:table-cell>
          <table:table-cell table:style-name="ce11"/>
          <table:table-cell table:style-name="ce138" table:formula="of:=[.H113]*(-[.$AA$6]*0.01+[.P113])/[.P113]" office:value-type="float" office:value="0" calcext:value-type="float">
            <text:p/>
          </table:table-cell>
          <table:table-cell table:style-name="ce229" table:formula="of:=([.H113]-[.I113])*[.Q113]/[.E113]*100" office:value-type="string" office:string-value="" calcext:value-type="error">
            <text:p/>
          </table:table-cell>
          <table:table-cell table:style-name="ce237" table:formula="of:=[.E113]*[.$AA$6]*0.01/([.H113]-[.I113])" office:value-type="string" office:string-value="" calcext:value-type="error">
            <text:p/>
          </table:table-cell>
          <table:table-cell table:style-name="ce246" table:formula="of:=IF([.H113]=&quot;&quot;;&quot;#&quot;;[.H113]-0.01*[.$AC$6]*[.AG113]/[.O113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3])+SIGN([.O112])=0;[.H113];([.H113]*[.J113]+[.AE112]*[.O112])/[.O113]);0)" office:value-type="float" office:value="648.285714285714" calcext:value-type="float">
            <text:p/>
          </table:table-cell>
          <table:table-cell table:style-name="ce264" table:formula="of:=IF([.H113]=0;0;-([.H112]-[.H113])*[.O112])" office:value-type="float" office:value="0" calcext:value-type="float">
            <text:p/>
          </table:table-cell>
          <table:table-cell table:style-name="ce269" table:formula="of:=[.AF113]+[.AG112]-[.AH112]" office:value-type="float" office:value="48.4" calcext:value-type="float">
            <text:p/>
          </table:table-cell>
          <table:table-cell table:style-name="ce274" table:formula="of:=IF(OR([.O113]=0;SIGN([.O113])+SIGN([.O112])=0);(-[.H113]+[.AE112])*-[.O112];0)" office:value-type="float" office:value="0" calcext:value-type="float">
            <text:p/>
          </table:table-cell>
          <table:table-cell table:style-name="ce283" table:formula="of:=[.AG113]/([.E113]-[.AG113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3]*ABS(SIGN([.$J$10:.$J113]))&gt;0;1;0))/SUM(IF([.$F$10:.$F113]*ABS(SIGN([.$J$10:.$J113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3]*ABS(SIGN([.$J$10:.$J113]))&lt;0;[.$F$10:.$F113];0))/SUM(IF([.$F$10:.$F113]*ABS(SIGN([.$J$10:.$J113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3]*ABS(SIGN([.$J$10:.$J113]))&gt;0;[.$F$10:.$F113];0))/SUM(IF([.$F$10:.$F113]*ABS(SIGN([.$J$10:.$J113]))&gt;0;1;0))/[.AS113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3]&lt;&gt;&quot;&quot;;[.AW112]-[.AV113];[.AW112])-[.K113]*[.H113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4]=&quot;&quot;;[.C113]+[.K114]+[.B114];[.AO114])" office:value-type="float" office:value="0.29395975" calcext:value-type="float">
            <text:p/>
          </table:table-cell>
          <table:table-cell table:style-name="ce41" table:formula="of:=IF([.AP114]&lt;&gt;&quot;&quot;;[.AP114];[.D113]+[.AV114])" office:value-type="float" office:value="7.01840472" calcext:value-type="float">
            <text:p/>
          </table:table-cell>
          <table:table-cell table:style-name="ce50" table:formula="of:=IF([.H114]=0;&quot;&quot;;[.D114]+[.C114]*[.H114]+[.AW114]+[.AG114]-[.AH114])">
            <text:p/>
          </table:table-cell>
          <table:table-cell table:style-name="ce127" table:formula="of:=100*IF([.L114]=0;0;[.E114]/[.E113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3]+[.J114]" office:value-type="float" office:value="-0.35" calcext:value-type="float">
            <text:p/>
          </table:table-cell>
          <table:table-cell table:style-name="ce183" table:formula="of:=1+[.O114]/([.C114]+0)" office:value-type="float" office:value="-0.190639194651649" calcext:value-type="float">
            <text:p/>
          </table:table-cell>
          <table:table-cell table:style-name="ce189" table:formula="of:=-[.O114]-[.C114]" office:value-type="float" office:value="0.0560402500000001" calcext:value-type="float">
            <text:p/>
          </table:table-cell>
          <table:table-cell table:style-name="ce11"/>
          <table:table-cell table:style-name="ce197" table:formula="of:=-[.J114]+[.S113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4]/(ABS([.O114])*[.H114]*[.$V$6])" office:value-type="string" office:string-value="" calcext:value-type="error">
            <text:p/>
          </table:table-cell>
          <table:table-cell table:style-name="ce218" table:formula="of:=[.O114]*[.H114]/[.E114]" office:value-type="string" office:string-value="" calcext:value-type="error">
            <text:p/>
          </table:table-cell>
          <table:table-cell table:style-name="ce182" table:formula="of:=([.E114]*[.$W$6]-ABS([.S114])*[.H114])/[.H114]" office:value-type="string" office:string-value="" calcext:value-type="error">
            <text:p/>
          </table:table-cell>
          <table:table-cell table:style-name="ce11"/>
          <table:table-cell table:style-name="ce138" table:formula="of:=[.H114]*(-[.$AA$6]*0.01+[.P114])/[.P114]" office:value-type="float" office:value="0" calcext:value-type="float">
            <text:p/>
          </table:table-cell>
          <table:table-cell table:style-name="ce229" table:formula="of:=([.H114]-[.I114])*[.Q114]/[.E114]*100" office:value-type="string" office:string-value="" calcext:value-type="error">
            <text:p/>
          </table:table-cell>
          <table:table-cell table:style-name="ce237" table:formula="of:=[.E114]*[.$AA$6]*0.01/([.H114]-[.I114])" office:value-type="string" office:string-value="" calcext:value-type="error">
            <text:p/>
          </table:table-cell>
          <table:table-cell table:style-name="ce246" table:formula="of:=IF([.H114]=&quot;&quot;;&quot;#&quot;;[.H114]-0.01*[.$AC$6]*[.AG114]/[.O114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4])+SIGN([.O113])=0;[.H114];([.H114]*[.J114]+[.AE113]*[.O113])/[.O114]);0)" office:value-type="float" office:value="648.285714285714" calcext:value-type="float">
            <text:p/>
          </table:table-cell>
          <table:table-cell table:style-name="ce264" table:formula="of:=IF([.H114]=0;0;-([.H113]-[.H114])*[.O113])" office:value-type="float" office:value="0" calcext:value-type="float">
            <text:p/>
          </table:table-cell>
          <table:table-cell table:style-name="ce269" table:formula="of:=[.AF114]+[.AG113]-[.AH113]" office:value-type="float" office:value="48.4" calcext:value-type="float">
            <text:p/>
          </table:table-cell>
          <table:table-cell table:style-name="ce274" table:formula="of:=IF(OR([.O114]=0;SIGN([.O114])+SIGN([.O113])=0);(-[.H114]+[.AE113])*-[.O113];0)" office:value-type="float" office:value="0" calcext:value-type="float">
            <text:p/>
          </table:table-cell>
          <table:table-cell table:style-name="ce283" table:formula="of:=[.AG114]/([.E114]-[.AG114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4]*ABS(SIGN([.$J$10:.$J114]))&gt;0;1;0))/SUM(IF([.$F$10:.$F114]*ABS(SIGN([.$J$10:.$J114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4]*ABS(SIGN([.$J$10:.$J114]))&lt;0;[.$F$10:.$F114];0))/SUM(IF([.$F$10:.$F114]*ABS(SIGN([.$J$10:.$J114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4]*ABS(SIGN([.$J$10:.$J114]))&gt;0;[.$F$10:.$F114];0))/SUM(IF([.$F$10:.$F114]*ABS(SIGN([.$J$10:.$J114]))&gt;0;1;0))/[.AS114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4]&lt;&gt;&quot;&quot;;[.AW113]-[.AV114];[.AW113])-[.K114]*[.H114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5]=&quot;&quot;;[.C114]+[.K115]+[.B115];[.AO115])" office:value-type="float" office:value="0.29395975" calcext:value-type="float">
            <text:p/>
          </table:table-cell>
          <table:table-cell table:style-name="ce41" table:formula="of:=IF([.AP115]&lt;&gt;&quot;&quot;;[.AP115];[.D114]+[.AV115])" office:value-type="float" office:value="7.01840472" calcext:value-type="float">
            <text:p/>
          </table:table-cell>
          <table:table-cell table:style-name="ce50" table:formula="of:=IF([.H115]=0;&quot;&quot;;[.D115]+[.C115]*[.H115]+[.AW115]+[.AG115]-[.AH115])">
            <text:p/>
          </table:table-cell>
          <table:table-cell table:style-name="ce127" table:formula="of:=100*IF([.L115]=0;0;[.E115]/[.E114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4]+[.J115]" office:value-type="float" office:value="-0.35" calcext:value-type="float">
            <text:p/>
          </table:table-cell>
          <table:table-cell table:style-name="ce183" table:formula="of:=1+[.O115]/([.C115]+0)" office:value-type="float" office:value="-0.190639194651649" calcext:value-type="float">
            <text:p/>
          </table:table-cell>
          <table:table-cell table:style-name="ce189" table:formula="of:=-[.O115]-[.C115]" office:value-type="float" office:value="0.0560402500000001" calcext:value-type="float">
            <text:p/>
          </table:table-cell>
          <table:table-cell table:style-name="ce11"/>
          <table:table-cell table:style-name="ce197" table:formula="of:=-[.J115]+[.S114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5]/(ABS([.O115])*[.H115]*[.$V$6])" office:value-type="string" office:string-value="" calcext:value-type="error">
            <text:p/>
          </table:table-cell>
          <table:table-cell table:style-name="ce218" table:formula="of:=[.O115]*[.H115]/[.E115]" office:value-type="string" office:string-value="" calcext:value-type="error">
            <text:p/>
          </table:table-cell>
          <table:table-cell table:style-name="ce182" table:formula="of:=([.E115]*[.$W$6]-ABS([.S115])*[.H115])/[.H115]" office:value-type="string" office:string-value="" calcext:value-type="error">
            <text:p/>
          </table:table-cell>
          <table:table-cell table:style-name="ce11"/>
          <table:table-cell table:style-name="ce138" table:formula="of:=[.H115]*(-[.$AA$6]*0.01+[.P115])/[.P115]" office:value-type="float" office:value="0" calcext:value-type="float">
            <text:p/>
          </table:table-cell>
          <table:table-cell table:style-name="ce229" table:formula="of:=([.H115]-[.I115])*[.Q115]/[.E115]*100" office:value-type="string" office:string-value="" calcext:value-type="error">
            <text:p/>
          </table:table-cell>
          <table:table-cell table:style-name="ce237" table:formula="of:=[.E115]*[.$AA$6]*0.01/([.H115]-[.I115])" office:value-type="string" office:string-value="" calcext:value-type="error">
            <text:p/>
          </table:table-cell>
          <table:table-cell table:style-name="ce246" table:formula="of:=IF([.H115]=&quot;&quot;;&quot;#&quot;;[.H115]-0.01*[.$AC$6]*[.AG115]/[.O115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5])+SIGN([.O114])=0;[.H115];([.H115]*[.J115]+[.AE114]*[.O114])/[.O115]);0)" office:value-type="float" office:value="648.285714285714" calcext:value-type="float">
            <text:p/>
          </table:table-cell>
          <table:table-cell table:style-name="ce264" table:formula="of:=IF([.H115]=0;0;-([.H114]-[.H115])*[.O114])" office:value-type="float" office:value="0" calcext:value-type="float">
            <text:p/>
          </table:table-cell>
          <table:table-cell table:style-name="ce269" table:formula="of:=[.AF115]+[.AG114]-[.AH114]" office:value-type="float" office:value="48.4" calcext:value-type="float">
            <text:p/>
          </table:table-cell>
          <table:table-cell table:style-name="ce274" table:formula="of:=IF(OR([.O115]=0;SIGN([.O115])+SIGN([.O114])=0);(-[.H115]+[.AE114])*-[.O114];0)" office:value-type="float" office:value="0" calcext:value-type="float">
            <text:p/>
          </table:table-cell>
          <table:table-cell table:style-name="ce283" table:formula="of:=[.AG115]/([.E115]-[.AG115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5]*ABS(SIGN([.$J$10:.$J115]))&gt;0;1;0))/SUM(IF([.$F$10:.$F115]*ABS(SIGN([.$J$10:.$J115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5]*ABS(SIGN([.$J$10:.$J115]))&lt;0;[.$F$10:.$F115];0))/SUM(IF([.$F$10:.$F115]*ABS(SIGN([.$J$10:.$J115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5]*ABS(SIGN([.$J$10:.$J115]))&gt;0;[.$F$10:.$F115];0))/SUM(IF([.$F$10:.$F115]*ABS(SIGN([.$J$10:.$J115]))&gt;0;1;0))/[.AS115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5]&lt;&gt;&quot;&quot;;[.AW114]-[.AV115];[.AW114])-[.K115]*[.H115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6]=&quot;&quot;;[.C115]+[.K116]+[.B116];[.AO116])" office:value-type="float" office:value="0.29395975" calcext:value-type="float">
            <text:p/>
          </table:table-cell>
          <table:table-cell table:style-name="ce41" table:formula="of:=IF([.AP116]&lt;&gt;&quot;&quot;;[.AP116];[.D115]+[.AV116])" office:value-type="float" office:value="7.01840472" calcext:value-type="float">
            <text:p/>
          </table:table-cell>
          <table:table-cell table:style-name="ce50" table:formula="of:=IF([.H116]=0;&quot;&quot;;[.D116]+[.C116]*[.H116]+[.AW116]+[.AG116]-[.AH116])">
            <text:p/>
          </table:table-cell>
          <table:table-cell table:style-name="ce127" table:formula="of:=100*IF([.L116]=0;0;[.E116]/[.E115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5]+[.J116]" office:value-type="float" office:value="-0.35" calcext:value-type="float">
            <text:p/>
          </table:table-cell>
          <table:table-cell table:style-name="ce183" table:formula="of:=1+[.O116]/([.C116]+0)" office:value-type="float" office:value="-0.190639194651649" calcext:value-type="float">
            <text:p/>
          </table:table-cell>
          <table:table-cell table:style-name="ce189" table:formula="of:=-[.O116]-[.C116]" office:value-type="float" office:value="0.0560402500000001" calcext:value-type="float">
            <text:p/>
          </table:table-cell>
          <table:table-cell table:style-name="ce11"/>
          <table:table-cell table:style-name="ce197" table:formula="of:=-[.J116]+[.S115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6]/(ABS([.O116])*[.H116]*[.$V$6])" office:value-type="string" office:string-value="" calcext:value-type="error">
            <text:p/>
          </table:table-cell>
          <table:table-cell table:style-name="ce218" table:formula="of:=[.O116]*[.H116]/[.E116]" office:value-type="string" office:string-value="" calcext:value-type="error">
            <text:p/>
          </table:table-cell>
          <table:table-cell table:style-name="ce182" table:formula="of:=([.E116]*[.$W$6]-ABS([.S116])*[.H116])/[.H116]" office:value-type="string" office:string-value="" calcext:value-type="error">
            <text:p/>
          </table:table-cell>
          <table:table-cell table:style-name="ce11"/>
          <table:table-cell table:style-name="ce138" table:formula="of:=[.H116]*(-[.$AA$6]*0.01+[.P116])/[.P116]" office:value-type="float" office:value="0" calcext:value-type="float">
            <text:p/>
          </table:table-cell>
          <table:table-cell table:style-name="ce229" table:formula="of:=([.H116]-[.I116])*[.Q116]/[.E116]*100" office:value-type="string" office:string-value="" calcext:value-type="error">
            <text:p/>
          </table:table-cell>
          <table:table-cell table:style-name="ce237" table:formula="of:=[.E116]*[.$AA$6]*0.01/([.H116]-[.I116])" office:value-type="string" office:string-value="" calcext:value-type="error">
            <text:p/>
          </table:table-cell>
          <table:table-cell table:style-name="ce246" table:formula="of:=IF([.H116]=&quot;&quot;;&quot;#&quot;;[.H116]-0.01*[.$AC$6]*[.AG116]/[.O116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6])+SIGN([.O115])=0;[.H116];([.H116]*[.J116]+[.AE115]*[.O115])/[.O116]);0)" office:value-type="float" office:value="648.285714285714" calcext:value-type="float">
            <text:p/>
          </table:table-cell>
          <table:table-cell table:style-name="ce264" table:formula="of:=IF([.H116]=0;0;-([.H115]-[.H116])*[.O115])" office:value-type="float" office:value="0" calcext:value-type="float">
            <text:p/>
          </table:table-cell>
          <table:table-cell table:style-name="ce269" table:formula="of:=[.AF116]+[.AG115]-[.AH115]" office:value-type="float" office:value="48.4" calcext:value-type="float">
            <text:p/>
          </table:table-cell>
          <table:table-cell table:style-name="ce274" table:formula="of:=IF(OR([.O116]=0;SIGN([.O116])+SIGN([.O115])=0);(-[.H116]+[.AE115])*-[.O115];0)" office:value-type="float" office:value="0" calcext:value-type="float">
            <text:p/>
          </table:table-cell>
          <table:table-cell table:style-name="ce283" table:formula="of:=[.AG116]/([.E116]-[.AG116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6]*ABS(SIGN([.$J$10:.$J116]))&gt;0;1;0))/SUM(IF([.$F$10:.$F116]*ABS(SIGN([.$J$10:.$J116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6]*ABS(SIGN([.$J$10:.$J116]))&lt;0;[.$F$10:.$F116];0))/SUM(IF([.$F$10:.$F116]*ABS(SIGN([.$J$10:.$J116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6]*ABS(SIGN([.$J$10:.$J116]))&gt;0;[.$F$10:.$F116];0))/SUM(IF([.$F$10:.$F116]*ABS(SIGN([.$J$10:.$J116]))&gt;0;1;0))/[.AS116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6]&lt;&gt;&quot;&quot;;[.AW115]-[.AV116];[.AW115])-[.K116]*[.H116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7]=&quot;&quot;;[.C116]+[.K117]+[.B117];[.AO117])" office:value-type="float" office:value="0.29395975" calcext:value-type="float">
            <text:p/>
          </table:table-cell>
          <table:table-cell table:style-name="ce41" table:formula="of:=IF([.AP117]&lt;&gt;&quot;&quot;;[.AP117];[.D116]+[.AV117])" office:value-type="float" office:value="7.01840472" calcext:value-type="float">
            <text:p/>
          </table:table-cell>
          <table:table-cell table:style-name="ce50" table:formula="of:=IF([.H117]=0;&quot;&quot;;[.D117]+[.C117]*[.H117]+[.AW117]+[.AG117]-[.AH117])">
            <text:p/>
          </table:table-cell>
          <table:table-cell table:style-name="ce127" table:formula="of:=100*IF([.L117]=0;0;[.E117]/[.E116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6]+[.J117]" office:value-type="float" office:value="-0.35" calcext:value-type="float">
            <text:p/>
          </table:table-cell>
          <table:table-cell table:style-name="ce183" table:formula="of:=1+[.O117]/([.C117]+0)" office:value-type="float" office:value="-0.190639194651649" calcext:value-type="float">
            <text:p/>
          </table:table-cell>
          <table:table-cell table:style-name="ce189" table:formula="of:=-[.O117]-[.C117]" office:value-type="float" office:value="0.0560402500000001" calcext:value-type="float">
            <text:p/>
          </table:table-cell>
          <table:table-cell table:style-name="ce11"/>
          <table:table-cell table:style-name="ce197" table:formula="of:=-[.J117]+[.S116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7]/(ABS([.O117])*[.H117]*[.$V$6])" office:value-type="string" office:string-value="" calcext:value-type="error">
            <text:p/>
          </table:table-cell>
          <table:table-cell table:style-name="ce218" table:formula="of:=[.O117]*[.H117]/[.E117]" office:value-type="string" office:string-value="" calcext:value-type="error">
            <text:p/>
          </table:table-cell>
          <table:table-cell table:style-name="ce182" table:formula="of:=([.E117]*[.$W$6]-ABS([.S117])*[.H117])/[.H117]" office:value-type="string" office:string-value="" calcext:value-type="error">
            <text:p/>
          </table:table-cell>
          <table:table-cell table:style-name="ce11"/>
          <table:table-cell table:style-name="ce138" table:formula="of:=[.H117]*(-[.$AA$6]*0.01+[.P117])/[.P117]" office:value-type="float" office:value="0" calcext:value-type="float">
            <text:p/>
          </table:table-cell>
          <table:table-cell table:style-name="ce229" table:formula="of:=([.H117]-[.I117])*[.Q117]/[.E117]*100" office:value-type="string" office:string-value="" calcext:value-type="error">
            <text:p/>
          </table:table-cell>
          <table:table-cell table:style-name="ce237" table:formula="of:=[.E117]*[.$AA$6]*0.01/([.H117]-[.I117])" office:value-type="string" office:string-value="" calcext:value-type="error">
            <text:p/>
          </table:table-cell>
          <table:table-cell table:style-name="ce246" table:formula="of:=IF([.H117]=&quot;&quot;;&quot;#&quot;;[.H117]-0.01*[.$AC$6]*[.AG117]/[.O117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7])+SIGN([.O116])=0;[.H117];([.H117]*[.J117]+[.AE116]*[.O116])/[.O117]);0)" office:value-type="float" office:value="648.285714285714" calcext:value-type="float">
            <text:p/>
          </table:table-cell>
          <table:table-cell table:style-name="ce264" table:formula="of:=IF([.H117]=0;0;-([.H116]-[.H117])*[.O116])" office:value-type="float" office:value="0" calcext:value-type="float">
            <text:p/>
          </table:table-cell>
          <table:table-cell table:style-name="ce269" table:formula="of:=[.AF117]+[.AG116]-[.AH116]" office:value-type="float" office:value="48.4" calcext:value-type="float">
            <text:p/>
          </table:table-cell>
          <table:table-cell table:style-name="ce274" table:formula="of:=IF(OR([.O117]=0;SIGN([.O117])+SIGN([.O116])=0);(-[.H117]+[.AE116])*-[.O116];0)" office:value-type="float" office:value="0" calcext:value-type="float">
            <text:p/>
          </table:table-cell>
          <table:table-cell table:style-name="ce283" table:formula="of:=[.AG117]/([.E117]-[.AG117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7]*ABS(SIGN([.$J$10:.$J117]))&gt;0;1;0))/SUM(IF([.$F$10:.$F117]*ABS(SIGN([.$J$10:.$J117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7]*ABS(SIGN([.$J$10:.$J117]))&lt;0;[.$F$10:.$F117];0))/SUM(IF([.$F$10:.$F117]*ABS(SIGN([.$J$10:.$J117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7]*ABS(SIGN([.$J$10:.$J117]))&gt;0;[.$F$10:.$F117];0))/SUM(IF([.$F$10:.$F117]*ABS(SIGN([.$J$10:.$J117]))&gt;0;1;0))/[.AS117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7]&lt;&gt;&quot;&quot;;[.AW116]-[.AV117];[.AW116])-[.K117]*[.H117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8]=&quot;&quot;;[.C117]+[.K118]+[.B118];[.AO118])" office:value-type="float" office:value="0.29395975" calcext:value-type="float">
            <text:p/>
          </table:table-cell>
          <table:table-cell table:style-name="ce41" table:formula="of:=IF([.AP118]&lt;&gt;&quot;&quot;;[.AP118];[.D117]+[.AV118])" office:value-type="float" office:value="7.01840472" calcext:value-type="float">
            <text:p/>
          </table:table-cell>
          <table:table-cell table:style-name="ce50" table:formula="of:=IF([.H118]=0;&quot;&quot;;[.D118]+[.C118]*[.H118]+[.AW118]+[.AG118]-[.AH118])">
            <text:p/>
          </table:table-cell>
          <table:table-cell table:style-name="ce127" table:formula="of:=100*IF([.L118]=0;0;[.E118]/[.E117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7]+[.J118]" office:value-type="float" office:value="-0.35" calcext:value-type="float">
            <text:p/>
          </table:table-cell>
          <table:table-cell table:style-name="ce183" table:formula="of:=1+[.O118]/([.C118]+0)" office:value-type="float" office:value="-0.190639194651649" calcext:value-type="float">
            <text:p/>
          </table:table-cell>
          <table:table-cell table:style-name="ce189" table:formula="of:=-[.O118]-[.C118]" office:value-type="float" office:value="0.0560402500000001" calcext:value-type="float">
            <text:p/>
          </table:table-cell>
          <table:table-cell table:style-name="ce11"/>
          <table:table-cell table:style-name="ce197" table:formula="of:=-[.J118]+[.S117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8]/(ABS([.O118])*[.H118]*[.$V$6])" office:value-type="string" office:string-value="" calcext:value-type="error">
            <text:p/>
          </table:table-cell>
          <table:table-cell table:style-name="ce218" table:formula="of:=[.O118]*[.H118]/[.E118]" office:value-type="string" office:string-value="" calcext:value-type="error">
            <text:p/>
          </table:table-cell>
          <table:table-cell table:style-name="ce182" table:formula="of:=([.E118]*[.$W$6]-ABS([.S118])*[.H118])/[.H118]" office:value-type="string" office:string-value="" calcext:value-type="error">
            <text:p/>
          </table:table-cell>
          <table:table-cell table:style-name="ce11"/>
          <table:table-cell table:style-name="ce138" table:formula="of:=[.H118]*(-[.$AA$6]*0.01+[.P118])/[.P118]" office:value-type="float" office:value="0" calcext:value-type="float">
            <text:p/>
          </table:table-cell>
          <table:table-cell table:style-name="ce229" table:formula="of:=([.H118]-[.I118])*[.Q118]/[.E118]*100" office:value-type="string" office:string-value="" calcext:value-type="error">
            <text:p/>
          </table:table-cell>
          <table:table-cell table:style-name="ce237" table:formula="of:=[.E118]*[.$AA$6]*0.01/([.H118]-[.I118])" office:value-type="string" office:string-value="" calcext:value-type="error">
            <text:p/>
          </table:table-cell>
          <table:table-cell table:style-name="ce246" table:formula="of:=IF([.H118]=&quot;&quot;;&quot;#&quot;;[.H118]-0.01*[.$AC$6]*[.AG118]/[.O118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8])+SIGN([.O117])=0;[.H118];([.H118]*[.J118]+[.AE117]*[.O117])/[.O118]);0)" office:value-type="float" office:value="648.285714285714" calcext:value-type="float">
            <text:p/>
          </table:table-cell>
          <table:table-cell table:style-name="ce264" table:formula="of:=IF([.H118]=0;0;-([.H117]-[.H118])*[.O117])" office:value-type="float" office:value="0" calcext:value-type="float">
            <text:p/>
          </table:table-cell>
          <table:table-cell table:style-name="ce269" table:formula="of:=[.AF118]+[.AG117]-[.AH117]" office:value-type="float" office:value="48.4" calcext:value-type="float">
            <text:p/>
          </table:table-cell>
          <table:table-cell table:style-name="ce274" table:formula="of:=IF(OR([.O118]=0;SIGN([.O118])+SIGN([.O117])=0);(-[.H118]+[.AE117])*-[.O117];0)" office:value-type="float" office:value="0" calcext:value-type="float">
            <text:p/>
          </table:table-cell>
          <table:table-cell table:style-name="ce283" table:formula="of:=[.AG118]/([.E118]-[.AG118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8]*ABS(SIGN([.$J$10:.$J118]))&gt;0;1;0))/SUM(IF([.$F$10:.$F118]*ABS(SIGN([.$J$10:.$J118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8]*ABS(SIGN([.$J$10:.$J118]))&lt;0;[.$F$10:.$F118];0))/SUM(IF([.$F$10:.$F118]*ABS(SIGN([.$J$10:.$J118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8]*ABS(SIGN([.$J$10:.$J118]))&gt;0;[.$F$10:.$F118];0))/SUM(IF([.$F$10:.$F118]*ABS(SIGN([.$J$10:.$J118]))&gt;0;1;0))/[.AS118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8]&lt;&gt;&quot;&quot;;[.AW117]-[.AV118];[.AW117])-[.K118]*[.H118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1" table:formula="of:=IF([.AO119]=&quot;&quot;;[.C118]+[.K119]+[.B119];[.AO119])" office:value-type="float" office:value="0.29395975" calcext:value-type="float">
            <text:p/>
          </table:table-cell>
          <table:table-cell table:style-name="ce41" table:formula="of:=IF([.AP119]&lt;&gt;&quot;&quot;;[.AP119];[.D118]+[.AV119])" office:value-type="float" office:value="7.01840472" calcext:value-type="float">
            <text:p/>
          </table:table-cell>
          <table:table-cell table:style-name="ce50" table:formula="of:=IF([.H119]=0;&quot;&quot;;[.D119]+[.C119]*[.H119]+[.AW119]+[.AG119]-[.AH119])">
            <text:p/>
          </table:table-cell>
          <table:table-cell table:style-name="ce127" table:formula="of:=100*IF([.L119]=0;0;[.E119]/[.E118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3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8]+[.J119]" office:value-type="float" office:value="-0.35" calcext:value-type="float">
            <text:p/>
          </table:table-cell>
          <table:table-cell table:style-name="ce183" table:formula="of:=1+[.O119]/([.C119]+0)" office:value-type="float" office:value="-0.190639194651649" calcext:value-type="float">
            <text:p/>
          </table:table-cell>
          <table:table-cell table:style-name="ce189" table:formula="of:=-[.O119]-[.C119]" office:value-type="float" office:value="0.0560402500000001" calcext:value-type="float">
            <text:p/>
          </table:table-cell>
          <table:table-cell table:style-name="ce11"/>
          <table:table-cell table:style-name="ce197" table:formula="of:=-[.J119]+[.S118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19]/(ABS([.O119])*[.H119]*[.$V$6])" office:value-type="string" office:string-value="" calcext:value-type="error">
            <text:p/>
          </table:table-cell>
          <table:table-cell table:style-name="ce218" table:formula="of:=[.O119]*[.H119]/[.E119]" office:value-type="string" office:string-value="" calcext:value-type="error">
            <text:p/>
          </table:table-cell>
          <table:table-cell table:style-name="ce182" table:formula="of:=([.E119]*[.$W$6]-ABS([.S119])*[.H119])/[.H119]" office:value-type="string" office:string-value="" calcext:value-type="error">
            <text:p/>
          </table:table-cell>
          <table:table-cell table:style-name="ce11"/>
          <table:table-cell table:style-name="ce138" table:formula="of:=[.H119]*(-[.$AA$6]*0.01+[.P119])/[.P119]" office:value-type="float" office:value="0" calcext:value-type="float">
            <text:p/>
          </table:table-cell>
          <table:table-cell table:style-name="ce229" table:formula="of:=([.H119]-[.I119])*[.Q119]/[.E119]*100" office:value-type="string" office:string-value="" calcext:value-type="error">
            <text:p/>
          </table:table-cell>
          <table:table-cell table:style-name="ce237" table:formula="of:=[.E119]*[.$AA$6]*0.01/([.H119]-[.I119])" office:value-type="string" office:string-value="" calcext:value-type="error">
            <text:p/>
          </table:table-cell>
          <table:table-cell table:style-name="ce246" table:formula="of:=IF([.H119]=&quot;&quot;;&quot;#&quot;;[.H119]-0.01*[.$AC$6]*[.AG119]/[.O119])" office:value-type="string" office:string-value="#" calcext:value-type="string">
            <text:p>#</text:p>
          </table:table-cell>
          <table:table-cell table:style-name="ce11"/>
          <table:table-cell table:style-name="ce255" table:formula="of:=IFERROR(IF(SIGN([.O119])+SIGN([.O118])=0;[.H119];([.H119]*[.J119]+[.AE118]*[.O118])/[.O119]);0)" office:value-type="float" office:value="648.285714285714" calcext:value-type="float">
            <text:p/>
          </table:table-cell>
          <table:table-cell table:style-name="ce264" table:formula="of:=IF([.H119]=0;0;-([.H118]-[.H119])*[.O118])" office:value-type="float" office:value="0" calcext:value-type="float">
            <text:p/>
          </table:table-cell>
          <table:table-cell table:style-name="ce269" table:formula="of:=[.AF119]+[.AG118]-[.AH118]" office:value-type="float" office:value="48.4" calcext:value-type="float">
            <text:p/>
          </table:table-cell>
          <table:table-cell table:style-name="ce274" table:formula="of:=IF(OR([.O119]=0;SIGN([.O119])+SIGN([.O118])=0);(-[.H119]+[.AE118])*-[.O118];0)" office:value-type="float" office:value="0" calcext:value-type="float">
            <text:p/>
          </table:table-cell>
          <table:table-cell table:style-name="ce283" table:formula="of:=[.AG119]/([.E119]-[.AG119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19]*ABS(SIGN([.$J$10:.$J119]))&gt;0;1;0))/SUM(IF([.$F$10:.$F119]*ABS(SIGN([.$J$10:.$J119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19]*ABS(SIGN([.$J$10:.$J119]))&lt;0;[.$F$10:.$F119];0))/SUM(IF([.$F$10:.$F119]*ABS(SIGN([.$J$10:.$J119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19]*ABS(SIGN([.$J$10:.$J119]))&gt;0;[.$F$10:.$F119];0))/SUM(IF([.$F$10:.$F119]*ABS(SIGN([.$J$10:.$J119]))&gt;0;1;0))/[.AS119]" office:value-type="float" office:value="3.078715530199" calcext:value-type="float">
            <text:p/>
          </table:table-cell>
          <table:table-cell table:style-name="ce11"/>
          <table:table-cell table:style-name="ce323"/>
          <table:table-cell table:style-name="ce327" table:formula="of:=IF([.AV119]&lt;&gt;&quot;&quot;;[.AW118]-[.AV119];[.AW118])-[.K119]*[.H119]" office:value-type="float" office:value="0" calcext:value-type="float">
            <text:p/>
          </table:table-cell>
          <table:table-cell table:number-columns-repeated="953"/>
        </table:table-row>
        <table:table-row table:style-name="ro3">
          <table:table-cell/>
          <table:table-cell table:style-name="ce21"/>
          <table:table-cell table:style-name="ce32" table:formula="of:=[.C119]+[.K120]+[.B120]" office:value-type="float" office:value="0.29395975" calcext:value-type="float">
            <text:p/>
          </table:table-cell>
          <table:table-cell table:style-name="ce42" table:formula="of:=[.D119]-[.K120]*[.H120]+[.AF120]+#REF!" office:value-type="string" office:string-value="" calcext:value-type="error">
            <text:p/>
          </table:table-cell>
          <table:table-cell table:style-name="ce50" table:formula="of:=IF([.H120]=0;&quot;&quot;;[.D120]+[.C120]*[.H120]+[.AW120]+[.AG120]-[.AH120])">
            <text:p/>
          </table:table-cell>
          <table:table-cell table:style-name="ce127" table:formula="of:=100*IF([.L120]=0;0;[.E120]/[.E119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8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19]+[.J120]" office:value-type="float" office:value="-0.35" calcext:value-type="float">
            <text:p/>
          </table:table-cell>
          <table:table-cell table:style-name="ce182" table:formula="of:=1+[.O120]/([.C120]+[.$C$4])" office:value-type="float" office:value="0.01307887611791" calcext:value-type="float">
            <text:p/>
          </table:table-cell>
          <table:table-cell/>
          <table:table-cell table:style-name="ce11"/>
          <table:table-cell table:style-name="ce197" table:formula="of:=-[.J120]+[.S119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20]/(ABS([.O120])*[.H120]*[.$V$6])" office:value-type="string" office:string-value="" calcext:value-type="error">
            <text:p/>
          </table:table-cell>
          <table:table-cell table:style-name="ce218" table:formula="of:=[.O120]*[.H120]/[.E120]" office:value-type="string" office:string-value="" calcext:value-type="error">
            <text:p/>
          </table:table-cell>
          <table:table-cell table:style-name="ce182" table:formula="of:=([.E120]*[.$W$6]-ABS([.S120])*[.H120])/[.H120]" office:value-type="string" office:string-value="" calcext:value-type="error">
            <text:p/>
          </table:table-cell>
          <table:table-cell table:style-name="ce11"/>
          <table:table-cell/>
          <table:table-cell table:style-name="ce230"/>
          <table:table-cell table:style-name="ce155"/>
          <table:table-cell table:style-name="ce230"/>
          <table:table-cell table:style-name="ce11"/>
          <table:table-cell table:style-name="ce255" table:formula="of:=IFERROR(IF(SIGN([.O120])+SIGN([.O119])=0;[.H120];([.H120]*[.J120]+[.AE119]*[.O119])/[.O120]);0)" office:value-type="float" office:value="648.285714285714" calcext:value-type="float">
            <text:p/>
          </table:table-cell>
          <table:table-cell table:style-name="ce265" table:formula="of:=IF([.H120]=0;0;-([.H119]-[.H120])*[.O119])" office:value-type="float" office:value="0" calcext:value-type="float">
            <text:p/>
          </table:table-cell>
          <table:table-cell table:style-name="ce269" table:formula="of:=[.AF120]+[.AG119]-[.AH119]" office:value-type="float" office:value="48.4" calcext:value-type="float">
            <text:p/>
          </table:table-cell>
          <table:table-cell table:style-name="ce274" table:formula="of:=IF(OR([.O120]=0;SIGN([.O120])+SIGN([.O119])=0);(-[.H120]+[.AE119])*-[.O119];0)" office:value-type="float" office:value="0" calcext:value-type="float">
            <text:p/>
          </table:table-cell>
          <table:table-cell table:style-name="ce283" table:formula="of:=[.AG120]/([.E120]-[.AG120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20]*ABS(SIGN([.$J$10:.$J120]))&gt;0;1;0))/SUM(IF([.$F$10:.$F120]*ABS(SIGN([.$J$10:.$J120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20]*ABS(SIGN([.$J$10:.$J120]))&lt;0;[.$F$10:.$F120];0))/SUM(IF([.$F$10:.$F120]*ABS(SIGN([.$J$10:.$J120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20]*ABS(SIGN([.$J$10:.$J120]))&gt;0;[.$F$10:.$F120];0))/SUM(IF([.$F$10:.$F120]*ABS(SIGN([.$J$10:.$J120]))&gt;0;1;0))/[.AS120]" office:value-type="float" office:value="3.078715530199" calcext:value-type="float">
            <text:p/>
          </table:table-cell>
          <table:table-cell table:style-name="ce11"/>
          <table:table-cell table:style-name="ce323" table:number-columns-repeated="2"/>
          <table:table-cell table:number-columns-repeated="953"/>
        </table:table-row>
        <table:table-row table:style-name="ro3">
          <table:table-cell/>
          <table:table-cell table:style-name="ce21"/>
          <table:table-cell table:style-name="ce32" table:formula="of:=[.C120]+[.K121]+[.B121]" office:value-type="float" office:value="0.29395975" calcext:value-type="float">
            <text:p/>
          </table:table-cell>
          <table:table-cell table:style-name="ce42" table:formula="of:=[.D120]-[.K121]*[.H121]+[.AF121]+#REF!" office:value-type="string" office:string-value="" calcext:value-type="error">
            <text:p/>
          </table:table-cell>
          <table:table-cell table:style-name="ce50" table:formula="of:=IF([.H121]=0;&quot;&quot;;[.D121]+[.C121]*[.H121]+[.AW121]+[.AG121]-[.AH121])">
            <text:p/>
          </table:table-cell>
          <table:table-cell table:style-name="ce127" table:formula="of:=100*IF([.L121]=0;0;[.E121]/[.E120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8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20]+[.J121]" office:value-type="float" office:value="-0.35" calcext:value-type="float">
            <text:p/>
          </table:table-cell>
          <table:table-cell table:style-name="ce182" table:formula="of:=1+[.O121]/([.C121]+[.$C$4])" office:value-type="float" office:value="0.01307887611791" calcext:value-type="float">
            <text:p/>
          </table:table-cell>
          <table:table-cell/>
          <table:table-cell table:style-name="ce11"/>
          <table:table-cell table:style-name="ce197" table:formula="of:=-[.J121]+[.S120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21]/(ABS([.O121])*[.H121]*[.$V$6])" office:value-type="string" office:string-value="" calcext:value-type="error">
            <text:p/>
          </table:table-cell>
          <table:table-cell table:style-name="ce218" table:formula="of:=[.O121]*[.H121]/[.E121]" office:value-type="string" office:string-value="" calcext:value-type="error">
            <text:p/>
          </table:table-cell>
          <table:table-cell table:style-name="ce182" table:formula="of:=([.E121]*[.$W$6]-ABS([.S121])*[.H121])/[.H121]" office:value-type="string" office:string-value="" calcext:value-type="error">
            <text:p/>
          </table:table-cell>
          <table:table-cell table:style-name="ce11"/>
          <table:table-cell/>
          <table:table-cell table:style-name="ce230"/>
          <table:table-cell table:style-name="ce155"/>
          <table:table-cell table:style-name="ce230"/>
          <table:table-cell table:style-name="ce11"/>
          <table:table-cell table:style-name="ce255" table:formula="of:=IFERROR(IF(SIGN([.O121])+SIGN([.O120])=0;[.H121];([.H121]*[.J121]+[.AE120]*[.O120])/[.O121]);0)" office:value-type="float" office:value="648.285714285714" calcext:value-type="float">
            <text:p/>
          </table:table-cell>
          <table:table-cell table:style-name="ce265" table:formula="of:=IF([.H121]=0;0;-([.H120]-[.H121])*[.O120])" office:value-type="float" office:value="0" calcext:value-type="float">
            <text:p/>
          </table:table-cell>
          <table:table-cell table:style-name="ce269" table:formula="of:=[.AF121]+[.AG120]-[.AH120]" office:value-type="float" office:value="48.4" calcext:value-type="float">
            <text:p/>
          </table:table-cell>
          <table:table-cell table:style-name="ce274" table:formula="of:=IF(OR([.O121]=0;SIGN([.O121])+SIGN([.O120])=0);(-[.H121]+[.AE120])*-[.O120];0)" office:value-type="float" office:value="0" calcext:value-type="float">
            <text:p/>
          </table:table-cell>
          <table:table-cell table:style-name="ce283" table:formula="of:=[.AG121]/([.E121]-[.AG121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21]*ABS(SIGN([.$J$10:.$J121]))&gt;0;1;0))/SUM(IF([.$F$10:.$F121]*ABS(SIGN([.$J$10:.$J121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21]*ABS(SIGN([.$J$10:.$J121]))&lt;0;[.$F$10:.$F121];0))/SUM(IF([.$F$10:.$F121]*ABS(SIGN([.$J$10:.$J121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21]*ABS(SIGN([.$J$10:.$J121]))&gt;0;[.$F$10:.$F121];0))/SUM(IF([.$F$10:.$F121]*ABS(SIGN([.$J$10:.$J121]))&gt;0;1;0))/[.AS121]" office:value-type="float" office:value="3.078715530199" calcext:value-type="float">
            <text:p/>
          </table:table-cell>
          <table:table-cell table:style-name="ce11"/>
          <table:table-cell table:style-name="ce323" table:number-columns-repeated="2"/>
          <table:table-cell table:number-columns-repeated="953"/>
        </table:table-row>
        <table:table-row table:style-name="ro3">
          <table:table-cell/>
          <table:table-cell table:style-name="ce21"/>
          <table:table-cell table:style-name="ce32" table:formula="of:=[.C121]+[.K122]+[.B122]" office:value-type="float" office:value="0.29395975" calcext:value-type="float">
            <text:p/>
          </table:table-cell>
          <table:table-cell table:style-name="ce42" table:formula="of:=[.D121]-[.K122]*[.H122]+[.AF122]+#REF!" office:value-type="string" office:string-value="" calcext:value-type="error">
            <text:p/>
          </table:table-cell>
          <table:table-cell table:style-name="ce50" table:formula="of:=IF([.H122]=0;&quot;&quot;;[.D122]+[.C122]*[.H122]+[.AW122]+[.AG122]-[.AH122])">
            <text:p/>
          </table:table-cell>
          <table:table-cell table:style-name="ce127" table:formula="of:=100*IF([.L122]=0;0;[.E122]/[.E121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8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21]+[.J122]" office:value-type="float" office:value="-0.35" calcext:value-type="float">
            <text:p/>
          </table:table-cell>
          <table:table-cell table:style-name="ce182" table:formula="of:=1+[.O122]/([.C122]+[.$C$4])" office:value-type="float" office:value="0.01307887611791" calcext:value-type="float">
            <text:p/>
          </table:table-cell>
          <table:table-cell/>
          <table:table-cell table:style-name="ce11"/>
          <table:table-cell table:style-name="ce197" table:formula="of:=-[.J122]+[.S121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22]/(ABS([.O122])*[.H122]*[.$V$6])" office:value-type="string" office:string-value="" calcext:value-type="error">
            <text:p/>
          </table:table-cell>
          <table:table-cell table:style-name="ce218" table:formula="of:=[.O122]*[.H122]/[.E122]" office:value-type="string" office:string-value="" calcext:value-type="error">
            <text:p/>
          </table:table-cell>
          <table:table-cell table:style-name="ce182" table:formula="of:=([.E122]*[.$W$6]-ABS([.S122])*[.H122])/[.H122]" office:value-type="string" office:string-value="" calcext:value-type="error">
            <text:p/>
          </table:table-cell>
          <table:table-cell table:style-name="ce11"/>
          <table:table-cell/>
          <table:table-cell table:style-name="ce230"/>
          <table:table-cell table:style-name="ce155"/>
          <table:table-cell table:style-name="ce230"/>
          <table:table-cell table:style-name="ce11"/>
          <table:table-cell table:style-name="ce255" table:formula="of:=IFERROR(IF(SIGN([.O122])+SIGN([.O121])=0;[.H122];([.H122]*[.J122]+[.AE121]*[.O121])/[.O122]);0)" office:value-type="float" office:value="648.285714285714" calcext:value-type="float">
            <text:p/>
          </table:table-cell>
          <table:table-cell table:style-name="ce265" table:formula="of:=IF([.H122]=0;0;-([.H121]-[.H122])*[.O121])" office:value-type="float" office:value="0" calcext:value-type="float">
            <text:p/>
          </table:table-cell>
          <table:table-cell table:style-name="ce269" table:formula="of:=[.AF122]+[.AG121]-[.AH121]" office:value-type="float" office:value="48.4" calcext:value-type="float">
            <text:p/>
          </table:table-cell>
          <table:table-cell table:style-name="ce274" table:formula="of:=IF(OR([.O122]=0;SIGN([.O122])+SIGN([.O121])=0);(-[.H122]+[.AE121])*-[.O121];0)" office:value-type="float" office:value="0" calcext:value-type="float">
            <text:p/>
          </table:table-cell>
          <table:table-cell table:style-name="ce283" table:formula="of:=[.AG122]/([.E122]-[.AG122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22]*ABS(SIGN([.$J$10:.$J122]))&gt;0;1;0))/SUM(IF([.$F$10:.$F122]*ABS(SIGN([.$J$10:.$J122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22]*ABS(SIGN([.$J$10:.$J122]))&lt;0;[.$F$10:.$F122];0))/SUM(IF([.$F$10:.$F122]*ABS(SIGN([.$J$10:.$J122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22]*ABS(SIGN([.$J$10:.$J122]))&gt;0;[.$F$10:.$F122];0))/SUM(IF([.$F$10:.$F122]*ABS(SIGN([.$J$10:.$J122]))&gt;0;1;0))/[.AS122]" office:value-type="float" office:value="3.078715530199" calcext:value-type="float">
            <text:p/>
          </table:table-cell>
          <table:table-cell table:style-name="ce11"/>
          <table:table-cell table:style-name="ce323" table:number-columns-repeated="2"/>
          <table:table-cell table:number-columns-repeated="953"/>
        </table:table-row>
        <table:table-row table:style-name="ro3">
          <table:table-cell/>
          <table:table-cell table:style-name="ce21"/>
          <table:table-cell table:style-name="ce32" table:formula="of:=[.C122]+[.K123]+[.B123]" office:value-type="float" office:value="0.29395975" calcext:value-type="float">
            <text:p/>
          </table:table-cell>
          <table:table-cell table:style-name="ce42" table:formula="of:=[.D122]-[.K123]*[.H123]+[.AF123]+#REF!" office:value-type="string" office:string-value="" calcext:value-type="error">
            <text:p/>
          </table:table-cell>
          <table:table-cell table:style-name="ce50" table:formula="of:=IF([.H123]=0;&quot;&quot;;[.D123]+[.C123]*[.H123]+[.AW123]+[.AG123]-[.AH123])">
            <text:p/>
          </table:table-cell>
          <table:table-cell table:style-name="ce127" table:formula="of:=100*IF([.L123]=0;0;[.E123]/[.E122]-1)" office:value-type="float" office:value="0" calcext:value-type="float">
            <text:p/>
          </table:table-cell>
          <table:table-cell table:style-name="ce11"/>
          <table:table-cell table:style-name="ce138"/>
          <table:table-cell table:style-name="ce148"/>
          <table:table-cell table:style-name="ce155"/>
          <table:table-cell table:style-name="ce161"/>
          <table:table-cell table:style-name="ce169"/>
          <table:table-cell table:style-name="ce173"/>
          <table:table-cell table:style-name="ce11"/>
          <table:table-cell table:style-name="ce162" table:formula="of:=[.O122]+[.J123]" office:value-type="float" office:value="-0.35" calcext:value-type="float">
            <text:p/>
          </table:table-cell>
          <table:table-cell table:style-name="ce182" table:formula="of:=1+[.O123]/([.C123]+[.$C$4])" office:value-type="float" office:value="0.01307887611791" calcext:value-type="float">
            <text:p/>
          </table:table-cell>
          <table:table-cell/>
          <table:table-cell table:style-name="ce11"/>
          <table:table-cell table:style-name="ce197" table:formula="of:=-[.J123]+[.S122]" office:value-type="float" office:value="0.35" calcext:value-type="float">
            <text:p/>
          </table:table-cell>
          <table:table-cell table:style-name="ce204"/>
          <table:table-cell table:style-name="ce211"/>
          <table:table-cell table:style-name="ce214" table:formula="of:=[.E123]/(ABS([.O123])*[.H123]*[.$V$6])" office:value-type="string" office:string-value="" calcext:value-type="error">
            <text:p/>
          </table:table-cell>
          <table:table-cell table:style-name="ce218" table:formula="of:=[.O123]*[.H123]/[.E123]" office:value-type="string" office:string-value="" calcext:value-type="error">
            <text:p/>
          </table:table-cell>
          <table:table-cell table:style-name="ce182" table:formula="of:=([.E123]*[.$W$6]-ABS([.S123])*[.H123])/[.H123]" office:value-type="string" office:string-value="" calcext:value-type="error">
            <text:p/>
          </table:table-cell>
          <table:table-cell table:style-name="ce11"/>
          <table:table-cell/>
          <table:table-cell table:style-name="ce230"/>
          <table:table-cell table:style-name="ce155"/>
          <table:table-cell table:style-name="ce230"/>
          <table:table-cell table:style-name="ce11"/>
          <table:table-cell table:style-name="ce255" table:formula="of:=IFERROR(IF(SIGN([.O123])+SIGN([.O122])=0;[.H123];([.H123]*[.J123]+[.AE122]*[.O122])/[.O123]);0)" office:value-type="float" office:value="648.285714285714" calcext:value-type="float">
            <text:p/>
          </table:table-cell>
          <table:table-cell table:style-name="ce265" table:formula="of:=IF([.H123]=0;0;-([.H122]-[.H123])*[.O122])" office:value-type="float" office:value="0" calcext:value-type="float">
            <text:p/>
          </table:table-cell>
          <table:table-cell table:style-name="ce269" table:formula="of:=[.AF123]+[.AG122]-[.AH122]" office:value-type="float" office:value="48.4" calcext:value-type="float">
            <text:p/>
          </table:table-cell>
          <table:table-cell table:style-name="ce274" table:formula="of:=IF(OR([.O123]=0;SIGN([.O123])+SIGN([.O122])=0);(-[.H123]+[.AE122])*-[.O122];0)" office:value-type="float" office:value="0" calcext:value-type="float">
            <text:p/>
          </table:table-cell>
          <table:table-cell table:style-name="ce283" table:formula="of:=[.AG123]/([.E123]-[.AG123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03"/>
          <table:table-cell table:style-name="ce308"/>
          <table:table-cell table:style-name="ce11"/>
          <table:table-cell table:style-name="ce311" table:number-matrix-columns-spanned="1" table:number-matrix-rows-spanned="1" table:formula="of:=SUM(IF([.$F$10:.$F123]*ABS(SIGN([.$J$10:.$J123]))&gt;0;1;0))/SUM(IF([.$F$10:.$F123]*ABS(SIGN([.$J$10:.$J123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123]*ABS(SIGN([.$J$10:.$J123]))&lt;0;[.$F$10:.$F123];0))/SUM(IF([.$F$10:.$F123]*ABS(SIGN([.$J$10:.$J123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123]*ABS(SIGN([.$J$10:.$J123]))&gt;0;[.$F$10:.$F123];0))/SUM(IF([.$F$10:.$F123]*ABS(SIGN([.$J$10:.$J123]))&gt;0;1;0))/[.AS123]" office:value-type="float" office:value="3.078715530199" calcext:value-type="float">
            <text:p/>
          </table:table-cell>
          <table:table-cell table:style-name="ce11"/>
          <table:table-cell table:style-name="ce323" table:number-columns-repeated="2"/>
          <table:table-cell table:number-columns-repeated="953"/>
        </table:table-row>
        <table:table-row table:style-name="ro3" table:number-rows-repeated="876">
          <table:table-cell table:number-columns-repeated="5"/>
          <table:table-cell table:style-name="ce128"/>
          <table:table-cell table:number-columns-repeated="996"/>
        </table:table-row>
        <table:table-row table:style-name="ro3" table:number-rows-repeated="1047576">
          <table:table-cell table:number-columns-repeated="1002"/>
        </table:table-row>
        <table:table-row table:style-name="ro3">
          <table:table-cell table:number-columns-repeated="1002"/>
        </table:table-row>
        <calcext:conditional-formats>
          <calcext:conditional-format calcext:target-range-address="0GNU.F95:1Log.F999 0GNU.F11:0GNU.F88 1Log.F89:1Log.F94 1Log.F10:1Log.F10">
            <calcext:condition calcext:apply-style-name="Untitled6" calcext:value="&lt;=-5" calcext:base-cell-address="0GNU.F10"/>
            <calcext:condition calcext:apply-style-name="Untitled15" calcext:value="&gt;=10" calcext:base-cell-address="0GNU.F10"/>
            <calcext:condition calcext:apply-style-name="Untitled9" calcext:value="&lt;0" calcext:base-cell-address="0GNU.F10"/>
            <calcext:condition calcext:apply-style-name="Untitled7" calcext:value="&gt;0" calcext:base-cell-address="0GNU.F10"/>
          </calcext:conditional-format>
          <calcext:conditional-format calcext:target-range-address="1Log.AI10:1Log.AI10">
            <calcext:condition calcext:apply-style-name="Untitled5" calcext:value="&gt;9" calcext:base-cell-address="1Log.AI10"/>
            <calcext:condition calcext:apply-style-name="Untitled6" calcext:value="&lt;-2" calcext:base-cell-address="1Log.AI10"/>
          </calcext:conditional-format>
          <calcext:conditional-format calcext:target-range-address="1Log.F6:1Log.F6">
            <calcext:condition calcext:apply-style-name="Untitled1" calcext:value="&lt;0.9" calcext:base-cell-address="1Log.F6"/>
            <calcext:condition calcext:apply-style-name="Untitled7" calcext:value="&gt;1.09" calcext:base-cell-address="1Log.F6"/>
          </calcext:conditional-format>
          <calcext:conditional-format calcext:target-range-address="1Log.AI21:1Log.AI35 1Log.AI11:1Log.AI19 1Log.AI37:1Log.AI123">
            <calcext:condition calcext:apply-style-name="Untitled5" calcext:value="&gt;0.09" calcext:base-cell-address="1Log.AI11"/>
            <calcext:condition calcext:apply-style-name="Untitled8" calcext:value="&lt;-0.05" calcext:base-cell-address="1Log.AI11"/>
          </calcext:conditional-format>
          <calcext:conditional-format calcext:target-range-address="1Log.AH62:1Log.AH76">
            <calcext:condition calcext:apply-style-name="Untitled5" calcext:value="&gt;0" calcext:base-cell-address="1Log.AH62"/>
            <calcext:condition calcext:apply-style-name="Untitled10" calcext:value="&lt;0" calcext:base-cell-address="1Log.AH62"/>
          </calcext:conditional-format>
          <calcext:conditional-format calcext:target-range-address="1Log.AI8:1Log.AI8">
            <calcext:condition calcext:apply-style-name="Untitled11" calcext:value="&lt;-0.049" calcext:base-cell-address="1Log.AI8"/>
            <calcext:condition calcext:apply-style-name="Untitled12" calcext:value="&gt;0.089" calcext:base-cell-address="1Log.AI8"/>
          </calcext:conditional-format>
          <calcext:conditional-format calcext:target-range-address="1Log.AG8:1Log.AG8">
            <calcext:condition calcext:apply-style-name="34" calcext:value="&lt;0" calcext:base-cell-address="1Log.AG8"/>
            <calcext:condition calcext:apply-style-name="Untitled13" calcext:value="&gt;0" calcext:base-cell-address="1Log.AG8"/>
          </calcext:conditional-format>
          <calcext:conditional-format calcext:target-range-address="1Log.AH21:1Log.AH35 1Log.AH11:1Log.AH19 1Log.AH37:1Log.AH123">
            <calcext:condition calcext:apply-style-name="Untitled5" calcext:value="&gt;0" calcext:base-cell-address="1Log.AH11"/>
            <calcext:condition calcext:apply-style-name="Untitled10" calcext:value="&lt;0" calcext:base-cell-address="1Log.AH11"/>
          </calcext:conditional-format>
          <calcext:conditional-format calcext:target-range-address="1Log.F8:1Log.F8">
            <calcext:condition calcext:apply-style-name="Untitled5" calcext:value="&gt;0.09" calcext:base-cell-address="1Log.F8"/>
            <calcext:condition calcext:apply-style-name="Untitled9" calcext:value="&lt;-0.05" calcext:base-cell-address="1Log.F8"/>
          </calcext:conditional-format>
          <calcext:conditional-format calcext:target-range-address="1Log.AI10:1Log.AI10">
            <calcext:condition calcext:apply-style-name="Untitled5" calcext:value="&gt;9" calcext:base-cell-address="1Log.AI10"/>
            <calcext:condition calcext:apply-style-name="Untitled6" calcext:value="&lt;-2" calcext:base-cell-address="1Log.AI10"/>
          </calcext:conditional-format>
          <calcext:conditional-format calcext:target-range-address="1Log.F6:1Log.F6">
            <calcext:condition calcext:apply-style-name="Untitled1" calcext:value="&lt;0.9" calcext:base-cell-address="1Log.F6"/>
            <calcext:condition calcext:apply-style-name="Untitled7" calcext:value="&gt;1.09" calcext:base-cell-address="1Log.F6"/>
          </calcext:conditional-format>
          <calcext:conditional-format calcext:target-range-address="1Log.AI21:1Log.AI35 1Log.AI11:1Log.AI19 1Log.AI37:1Log.AI123">
            <calcext:condition calcext:apply-style-name="Untitled5" calcext:value="&gt;0.09" calcext:base-cell-address="1Log.AI11"/>
            <calcext:condition calcext:apply-style-name="Untitled8" calcext:value="&lt;-0.05" calcext:base-cell-address="1Log.AI11"/>
          </calcext:conditional-format>
          <calcext:conditional-format calcext:target-range-address="1Log.AH62:1Log.AH76">
            <calcext:condition calcext:apply-style-name="Untitled5" calcext:value="&gt;0" calcext:base-cell-address="1Log.AH62"/>
            <calcext:condition calcext:apply-style-name="Untitled10" calcext:value="&lt;0" calcext:base-cell-address="1Log.AH62"/>
          </calcext:conditional-format>
          <calcext:conditional-format calcext:target-range-address="1Log.AI8:1Log.AI8">
            <calcext:condition calcext:apply-style-name="Untitled11" calcext:value="&lt;-0.049" calcext:base-cell-address="1Log.AI8"/>
            <calcext:condition calcext:apply-style-name="Untitled12" calcext:value="&gt;0.089" calcext:base-cell-address="1Log.AI8"/>
          </calcext:conditional-format>
          <calcext:conditional-format calcext:target-range-address="1Log.AG8:1Log.AG8">
            <calcext:condition calcext:apply-style-name="34" calcext:value="&lt;0" calcext:base-cell-address="1Log.AG8"/>
            <calcext:condition calcext:apply-style-name="Untitled13" calcext:value="&gt;0" calcext:base-cell-address="1Log.AG8"/>
          </calcext:conditional-format>
          <calcext:conditional-format calcext:target-range-address="1Log.AH21:1Log.AH35 1Log.AH11:1Log.AH19 1Log.AH37:1Log.AH123">
            <calcext:condition calcext:apply-style-name="Untitled5" calcext:value="&gt;0" calcext:base-cell-address="1Log.AH11"/>
            <calcext:condition calcext:apply-style-name="Untitled10" calcext:value="&lt;0" calcext:base-cell-address="1Log.AH11"/>
          </calcext:conditional-format>
          <calcext:conditional-format calcext:target-range-address="1Log.F8:1Log.F8">
            <calcext:condition calcext:apply-style-name="Untitled5" calcext:value="&gt;0.09" calcext:base-cell-address="1Log.F8"/>
            <calcext:condition calcext:apply-style-name="Untitled9" calcext:value="&lt;-0.05" calcext:base-cell-address="1Log.F8"/>
          </calcext:conditional-format>
          <calcext:conditional-format calcext:target-range-address="1Log.F10:1Log.F76 1Log.F83:1Log.F123">
            <calcext:condition calcext:apply-style-name="Untitled5" calcext:value="&gt;0.09" calcext:base-cell-address="1Log.F10"/>
            <calcext:condition calcext:apply-style-name="Untitled9" calcext:value="&lt;-0.05" calcext:base-cell-address="1Log.F10"/>
          </calcext:conditional-format>
          <calcext:conditional-format calcext:target-range-address="1Log.F10:1Log.F76 1Log.F83:1Log.F123">
            <calcext:condition calcext:apply-style-name="Untitled5" calcext:value="&gt;0.09" calcext:base-cell-address="1Log.F10"/>
            <calcext:condition calcext:apply-style-name="Untitled9" calcext:value="&lt;-0.05" calcext:base-cell-address="1Log.F10"/>
          </calcext:conditional-format>
          <calcext:conditional-format calcext:target-range-address="1Log.AI36:1Log.AI36">
            <calcext:condition calcext:apply-style-name="Untitled5" calcext:value="&gt;0.09" calcext:base-cell-address="1Log.AI36"/>
            <calcext:condition calcext:apply-style-name="Untitled8" calcext:value="&lt;-0.05" calcext:base-cell-address="1Log.AI36"/>
          </calcext:conditional-format>
          <calcext:conditional-format calcext:target-range-address="1Log.AH36:1Log.AH36">
            <calcext:condition calcext:apply-style-name="Untitled5" calcext:value="&gt;0" calcext:base-cell-address="1Log.AH36"/>
            <calcext:condition calcext:apply-style-name="Untitled10" calcext:value="&lt;0" calcext:base-cell-address="1Log.AH36"/>
          </calcext:conditional-format>
          <calcext:conditional-format calcext:target-range-address="1Log.AI36:1Log.AI36">
            <calcext:condition calcext:apply-style-name="Untitled5" calcext:value="&gt;0.09" calcext:base-cell-address="1Log.AI36"/>
            <calcext:condition calcext:apply-style-name="Untitled8" calcext:value="&lt;-0.05" calcext:base-cell-address="1Log.AI36"/>
          </calcext:conditional-format>
          <calcext:conditional-format calcext:target-range-address="1Log.AH36:1Log.AH36">
            <calcext:condition calcext:apply-style-name="Untitled5" calcext:value="&gt;0" calcext:base-cell-address="1Log.AH36"/>
            <calcext:condition calcext:apply-style-name="Untitled10" calcext:value="&lt;0" calcext:base-cell-address="1Log.AH36"/>
          </calcext:conditional-format>
          <calcext:conditional-format calcext:target-range-address="1Log.AI20:1Log.AI20">
            <calcext:condition calcext:apply-style-name="Untitled5" calcext:value="&gt;0.09" calcext:base-cell-address="1Log.AI20"/>
            <calcext:condition calcext:apply-style-name="Untitled8" calcext:value="&lt;-0.05" calcext:base-cell-address="1Log.AI20"/>
          </calcext:conditional-format>
          <calcext:conditional-format calcext:target-range-address="1Log.AH20:1Log.AH20">
            <calcext:condition calcext:apply-style-name="Untitled5" calcext:value="&gt;0" calcext:base-cell-address="1Log.AH20"/>
            <calcext:condition calcext:apply-style-name="Untitled10" calcext:value="&lt;0" calcext:base-cell-address="1Log.AH20"/>
          </calcext:conditional-format>
          <calcext:conditional-format calcext:target-range-address="1Log.AI20:1Log.AI20">
            <calcext:condition calcext:apply-style-name="Untitled5" calcext:value="&gt;0.09" calcext:base-cell-address="1Log.AI20"/>
            <calcext:condition calcext:apply-style-name="Untitled8" calcext:value="&lt;-0.05" calcext:base-cell-address="1Log.AI20"/>
          </calcext:conditional-format>
          <calcext:conditional-format calcext:target-range-address="1Log.AH20:1Log.AH20">
            <calcext:condition calcext:apply-style-name="Untitled5" calcext:value="&gt;0" calcext:base-cell-address="1Log.AH20"/>
            <calcext:condition calcext:apply-style-name="Untitled10" calcext:value="&lt;0" calcext:base-cell-address="1Log.AH20"/>
          </calcext:conditional-format>
          <calcext:conditional-format calcext:target-range-address="1Log.F76:1Log.F76">
            <calcext:condition calcext:apply-style-name="Untitled6" calcext:value="&lt;-5" calcext:base-cell-address="1Log.F76"/>
          </calcext:conditional-format>
          <calcext:conditional-format calcext:target-range-address="1Log.F77:1Log.F77">
            <calcext:condition calcext:apply-style-name="Untitled5" calcext:value="&gt;0.09" calcext:base-cell-address="1Log.F77"/>
            <calcext:condition calcext:apply-style-name="Untitled9" calcext:value="&lt;-0.05" calcext:base-cell-address="1Log.F77"/>
          </calcext:conditional-format>
          <calcext:conditional-format calcext:target-range-address="1Log.F77:1Log.F77">
            <calcext:condition calcext:apply-style-name="Untitled5" calcext:value="&gt;0.09" calcext:base-cell-address="1Log.F77"/>
            <calcext:condition calcext:apply-style-name="Untitled9" calcext:value="&lt;-0.05" calcext:base-cell-address="1Log.F77"/>
          </calcext:conditional-format>
          <calcext:conditional-format calcext:target-range-address="1Log.F77:1Log.F77">
            <calcext:condition calcext:apply-style-name="Untitled6" calcext:value="&lt;-5" calcext:base-cell-address="1Log.F77"/>
          </calcext:conditional-format>
          <calcext:conditional-format calcext:target-range-address="1Log.F78:1Log.F78">
            <calcext:condition calcext:apply-style-name="Untitled5" calcext:value="&gt;0.09" calcext:base-cell-address="1Log.F78"/>
            <calcext:condition calcext:apply-style-name="Untitled9" calcext:value="&lt;-0.05" calcext:base-cell-address="1Log.F78"/>
          </calcext:conditional-format>
          <calcext:conditional-format calcext:target-range-address="1Log.F78:1Log.F78">
            <calcext:condition calcext:apply-style-name="Untitled5" calcext:value="&gt;0.09" calcext:base-cell-address="1Log.F78"/>
            <calcext:condition calcext:apply-style-name="Untitled9" calcext:value="&lt;-0.05" calcext:base-cell-address="1Log.F78"/>
          </calcext:conditional-format>
          <calcext:conditional-format calcext:target-range-address="1Log.F78:1Log.F78">
            <calcext:condition calcext:apply-style-name="Untitled6" calcext:value="&lt;-5" calcext:base-cell-address="1Log.F78"/>
          </calcext:conditional-format>
          <calcext:conditional-format calcext:target-range-address="1Log.F79:1Log.F79">
            <calcext:condition calcext:apply-style-name="Untitled5" calcext:value="&gt;0.09" calcext:base-cell-address="1Log.F79"/>
            <calcext:condition calcext:apply-style-name="Untitled9" calcext:value="&lt;-0.05" calcext:base-cell-address="1Log.F79"/>
          </calcext:conditional-format>
          <calcext:conditional-format calcext:target-range-address="1Log.F79:1Log.F79">
            <calcext:condition calcext:apply-style-name="Untitled5" calcext:value="&gt;0.09" calcext:base-cell-address="1Log.F79"/>
            <calcext:condition calcext:apply-style-name="Untitled9" calcext:value="&lt;-0.05" calcext:base-cell-address="1Log.F79"/>
          </calcext:conditional-format>
          <calcext:conditional-format calcext:target-range-address="1Log.F79:1Log.F79">
            <calcext:condition calcext:apply-style-name="Untitled6" calcext:value="&lt;-5" calcext:base-cell-address="1Log.F79"/>
          </calcext:conditional-format>
          <calcext:conditional-format calcext:target-range-address="1Log.F80:1Log.F80">
            <calcext:condition calcext:apply-style-name="Untitled5" calcext:value="&gt;0.09" calcext:base-cell-address="1Log.F80"/>
            <calcext:condition calcext:apply-style-name="Untitled9" calcext:value="&lt;-0.05" calcext:base-cell-address="1Log.F80"/>
          </calcext:conditional-format>
          <calcext:conditional-format calcext:target-range-address="1Log.F80:1Log.F80">
            <calcext:condition calcext:apply-style-name="Untitled5" calcext:value="&gt;0.09" calcext:base-cell-address="1Log.F80"/>
            <calcext:condition calcext:apply-style-name="Untitled9" calcext:value="&lt;-0.05" calcext:base-cell-address="1Log.F80"/>
          </calcext:conditional-format>
          <calcext:conditional-format calcext:target-range-address="1Log.F80:1Log.F80">
            <calcext:condition calcext:apply-style-name="Untitled6" calcext:value="&lt;-5" calcext:base-cell-address="1Log.F80"/>
          </calcext:conditional-format>
          <calcext:conditional-format calcext:target-range-address="1Log.F81:1Log.F81">
            <calcext:condition calcext:apply-style-name="Untitled5" calcext:value="&gt;0.09" calcext:base-cell-address="1Log.F81"/>
            <calcext:condition calcext:apply-style-name="Untitled9" calcext:value="&lt;-0.05" calcext:base-cell-address="1Log.F81"/>
          </calcext:conditional-format>
          <calcext:conditional-format calcext:target-range-address="1Log.F81:1Log.F81">
            <calcext:condition calcext:apply-style-name="Untitled5" calcext:value="&gt;0.09" calcext:base-cell-address="1Log.F81"/>
            <calcext:condition calcext:apply-style-name="Untitled9" calcext:value="&lt;-0.05" calcext:base-cell-address="1Log.F81"/>
          </calcext:conditional-format>
          <calcext:conditional-format calcext:target-range-address="1Log.F81:1Log.F81">
            <calcext:condition calcext:apply-style-name="Untitled6" calcext:value="&lt;-5" calcext:base-cell-address="1Log.F81"/>
          </calcext:conditional-format>
          <calcext:conditional-format calcext:target-range-address="1Log.F82:1Log.F82">
            <calcext:condition calcext:apply-style-name="Untitled5" calcext:value="&gt;0.09" calcext:base-cell-address="1Log.F82"/>
            <calcext:condition calcext:apply-style-name="Untitled9" calcext:value="&lt;-0.05" calcext:base-cell-address="1Log.F82"/>
          </calcext:conditional-format>
          <calcext:conditional-format calcext:target-range-address="1Log.F82:1Log.F82">
            <calcext:condition calcext:apply-style-name="Untitled5" calcext:value="&gt;0.09" calcext:base-cell-address="1Log.F82"/>
            <calcext:condition calcext:apply-style-name="Untitled9" calcext:value="&lt;-0.05" calcext:base-cell-address="1Log.F82"/>
          </calcext:conditional-format>
          <calcext:conditional-format calcext:target-range-address="1Log.F82:1Log.F82">
            <calcext:condition calcext:apply-style-name="Untitled6" calcext:value="&lt;-5" calcext:base-cell-address="1Log.F82"/>
          </calcext:conditional-format>
          <calcext:conditional-format calcext:target-range-address="1Log.F12:1Log.F12">
            <calcext:condition calcext:apply-style-name="Untitled5" calcext:value="&gt;0.09" calcext:base-cell-address="1Log.F12"/>
            <calcext:condition calcext:apply-style-name="Untitled9" calcext:value="&lt;-0.05" calcext:base-cell-address="1Log.F12"/>
          </calcext:conditional-format>
          <calcext:conditional-format calcext:target-range-address="1Log.F12:1Log.F12">
            <calcext:condition calcext:apply-style-name="Untitled5" calcext:value="&gt;0.09" calcext:base-cell-address="1Log.F12"/>
            <calcext:condition calcext:apply-style-name="Untitled9" calcext:value="&lt;-0.05" calcext:base-cell-address="1Log.F12"/>
          </calcext:conditional-format>
          <calcext:conditional-format calcext:target-range-address="1Log.F12:1Log.F12">
            <calcext:condition calcext:apply-style-name="Untitled6" calcext:value="&lt;-5" calcext:base-cell-address="1Log.F12"/>
          </calcext:conditional-format>
          <calcext:conditional-format calcext:target-range-address="1Log.F13:1Log.F13">
            <calcext:condition calcext:apply-style-name="Untitled5" calcext:value="&gt;0.09" calcext:base-cell-address="1Log.F13"/>
            <calcext:condition calcext:apply-style-name="Untitled9" calcext:value="&lt;-0.05" calcext:base-cell-address="1Log.F13"/>
          </calcext:conditional-format>
          <calcext:conditional-format calcext:target-range-address="1Log.F13:1Log.F13">
            <calcext:condition calcext:apply-style-name="Untitled5" calcext:value="&gt;0.09" calcext:base-cell-address="1Log.F13"/>
            <calcext:condition calcext:apply-style-name="Untitled9" calcext:value="&lt;-0.05" calcext:base-cell-address="1Log.F13"/>
          </calcext:conditional-format>
          <calcext:conditional-format calcext:target-range-address="1Log.F13:1Log.F13">
            <calcext:condition calcext:apply-style-name="Untitled6" calcext:value="&lt;-5" calcext:base-cell-address="1Log.F13"/>
          </calcext:conditional-format>
          <calcext:conditional-format calcext:target-range-address="1Log.F14:1Log.F14">
            <calcext:condition calcext:apply-style-name="Untitled5" calcext:value="&gt;0.09" calcext:base-cell-address="1Log.F14"/>
            <calcext:condition calcext:apply-style-name="Untitled9" calcext:value="&lt;-0.05" calcext:base-cell-address="1Log.F14"/>
          </calcext:conditional-format>
          <calcext:conditional-format calcext:target-range-address="1Log.F14:1Log.F14">
            <calcext:condition calcext:apply-style-name="Untitled5" calcext:value="&gt;0.09" calcext:base-cell-address="1Log.F14"/>
            <calcext:condition calcext:apply-style-name="Untitled9" calcext:value="&lt;-0.05" calcext:base-cell-address="1Log.F14"/>
          </calcext:conditional-format>
          <calcext:conditional-format calcext:target-range-address="1Log.F14:1Log.F14">
            <calcext:condition calcext:apply-style-name="Untitled6" calcext:value="&lt;-5" calcext:base-cell-address="1Log.F14"/>
          </calcext:conditional-format>
          <calcext:conditional-format calcext:target-range-address="1Log.F15:1Log.F15">
            <calcext:condition calcext:apply-style-name="Untitled5" calcext:value="&gt;0.09" calcext:base-cell-address="1Log.F15"/>
            <calcext:condition calcext:apply-style-name="Untitled9" calcext:value="&lt;-0.05" calcext:base-cell-address="1Log.F15"/>
          </calcext:conditional-format>
          <calcext:conditional-format calcext:target-range-address="1Log.F15:1Log.F15">
            <calcext:condition calcext:apply-style-name="Untitled5" calcext:value="&gt;0.09" calcext:base-cell-address="1Log.F15"/>
            <calcext:condition calcext:apply-style-name="Untitled9" calcext:value="&lt;-0.05" calcext:base-cell-address="1Log.F15"/>
          </calcext:conditional-format>
          <calcext:conditional-format calcext:target-range-address="1Log.F15:1Log.F15">
            <calcext:condition calcext:apply-style-name="Untitled6" calcext:value="&lt;-5" calcext:base-cell-address="1Log.F15"/>
          </calcext:conditional-format>
          <calcext:conditional-format calcext:target-range-address="1Log.F16:1Log.F16">
            <calcext:condition calcext:apply-style-name="Untitled5" calcext:value="&gt;0.09" calcext:base-cell-address="1Log.F16"/>
            <calcext:condition calcext:apply-style-name="Untitled9" calcext:value="&lt;-0.05" calcext:base-cell-address="1Log.F16"/>
          </calcext:conditional-format>
          <calcext:conditional-format calcext:target-range-address="1Log.F16:1Log.F16">
            <calcext:condition calcext:apply-style-name="Untitled5" calcext:value="&gt;0.09" calcext:base-cell-address="1Log.F16"/>
            <calcext:condition calcext:apply-style-name="Untitled9" calcext:value="&lt;-0.05" calcext:base-cell-address="1Log.F16"/>
          </calcext:conditional-format>
          <calcext:conditional-format calcext:target-range-address="1Log.F16:1Log.F16">
            <calcext:condition calcext:apply-style-name="Untitled6" calcext:value="&lt;-5" calcext:base-cell-address="1Log.F16"/>
          </calcext:conditional-format>
          <calcext:conditional-format calcext:target-range-address="1Log.F17:1Log.F17">
            <calcext:condition calcext:apply-style-name="Untitled5" calcext:value="&gt;0.09" calcext:base-cell-address="1Log.F17"/>
            <calcext:condition calcext:apply-style-name="Untitled9" calcext:value="&lt;-0.05" calcext:base-cell-address="1Log.F17"/>
          </calcext:conditional-format>
          <calcext:conditional-format calcext:target-range-address="1Log.F17:1Log.F17">
            <calcext:condition calcext:apply-style-name="Untitled5" calcext:value="&gt;0.09" calcext:base-cell-address="1Log.F17"/>
            <calcext:condition calcext:apply-style-name="Untitled9" calcext:value="&lt;-0.05" calcext:base-cell-address="1Log.F17"/>
          </calcext:conditional-format>
          <calcext:conditional-format calcext:target-range-address="1Log.F17:1Log.F17">
            <calcext:condition calcext:apply-style-name="Untitled6" calcext:value="&lt;-5" calcext:base-cell-address="1Log.F17"/>
          </calcext:conditional-format>
          <calcext:conditional-format calcext:target-range-address="1Log.F18:1Log.F18">
            <calcext:condition calcext:apply-style-name="Untitled5" calcext:value="&gt;0.09" calcext:base-cell-address="1Log.F18"/>
            <calcext:condition calcext:apply-style-name="Untitled9" calcext:value="&lt;-0.05" calcext:base-cell-address="1Log.F18"/>
          </calcext:conditional-format>
          <calcext:conditional-format calcext:target-range-address="1Log.F18:1Log.F18">
            <calcext:condition calcext:apply-style-name="Untitled5" calcext:value="&gt;0.09" calcext:base-cell-address="1Log.F18"/>
            <calcext:condition calcext:apply-style-name="Untitled9" calcext:value="&lt;-0.05" calcext:base-cell-address="1Log.F18"/>
          </calcext:conditional-format>
          <calcext:conditional-format calcext:target-range-address="1Log.F18:1Log.F18">
            <calcext:condition calcext:apply-style-name="Untitled6" calcext:value="&lt;-5" calcext:base-cell-address="1Log.F18"/>
          </calcext:conditional-format>
          <calcext:conditional-format calcext:target-range-address="1Log.F19:1Log.F19">
            <calcext:condition calcext:apply-style-name="Untitled5" calcext:value="&gt;0.09" calcext:base-cell-address="1Log.F19"/>
            <calcext:condition calcext:apply-style-name="Untitled9" calcext:value="&lt;-0.05" calcext:base-cell-address="1Log.F19"/>
          </calcext:conditional-format>
          <calcext:conditional-format calcext:target-range-address="1Log.F19:1Log.F19">
            <calcext:condition calcext:apply-style-name="Untitled5" calcext:value="&gt;0.09" calcext:base-cell-address="1Log.F19"/>
            <calcext:condition calcext:apply-style-name="Untitled9" calcext:value="&lt;-0.05" calcext:base-cell-address="1Log.F19"/>
          </calcext:conditional-format>
          <calcext:conditional-format calcext:target-range-address="1Log.F19:1Log.F19">
            <calcext:condition calcext:apply-style-name="Untitled6" calcext:value="&lt;-5" calcext:base-cell-address="1Log.F19"/>
          </calcext:conditional-format>
          <calcext:conditional-format calcext:target-range-address="1Log.F20:1Log.F20">
            <calcext:condition calcext:apply-style-name="Untitled5" calcext:value="&gt;0.09" calcext:base-cell-address="1Log.F20"/>
            <calcext:condition calcext:apply-style-name="Untitled9" calcext:value="&lt;-0.05" calcext:base-cell-address="1Log.F20"/>
          </calcext:conditional-format>
          <calcext:conditional-format calcext:target-range-address="1Log.F20:1Log.F20">
            <calcext:condition calcext:apply-style-name="Untitled5" calcext:value="&gt;0.09" calcext:base-cell-address="1Log.F20"/>
            <calcext:condition calcext:apply-style-name="Untitled9" calcext:value="&lt;-0.05" calcext:base-cell-address="1Log.F20"/>
          </calcext:conditional-format>
          <calcext:conditional-format calcext:target-range-address="1Log.F20:1Log.F20">
            <calcext:condition calcext:apply-style-name="Untitled6" calcext:value="&lt;-5" calcext:base-cell-address="1Log.F20"/>
          </calcext:conditional-format>
          <calcext:conditional-format calcext:target-range-address="1Log.F21:1Log.F21">
            <calcext:condition calcext:apply-style-name="Untitled5" calcext:value="&gt;0.09" calcext:base-cell-address="1Log.F21"/>
            <calcext:condition calcext:apply-style-name="Untitled9" calcext:value="&lt;-0.05" calcext:base-cell-address="1Log.F21"/>
          </calcext:conditional-format>
          <calcext:conditional-format calcext:target-range-address="1Log.F21:1Log.F21">
            <calcext:condition calcext:apply-style-name="Untitled5" calcext:value="&gt;0.09" calcext:base-cell-address="1Log.F21"/>
            <calcext:condition calcext:apply-style-name="Untitled9" calcext:value="&lt;-0.05" calcext:base-cell-address="1Log.F21"/>
          </calcext:conditional-format>
          <calcext:conditional-format calcext:target-range-address="1Log.F21:1Log.F21">
            <calcext:condition calcext:apply-style-name="Untitled6" calcext:value="&lt;-5" calcext:base-cell-address="1Log.F21"/>
          </calcext:conditional-format>
          <calcext:conditional-format calcext:target-range-address="1Log.F22:1Log.F22">
            <calcext:condition calcext:apply-style-name="Untitled5" calcext:value="&gt;0.09" calcext:base-cell-address="1Log.F22"/>
            <calcext:condition calcext:apply-style-name="Untitled9" calcext:value="&lt;-0.05" calcext:base-cell-address="1Log.F22"/>
          </calcext:conditional-format>
          <calcext:conditional-format calcext:target-range-address="1Log.F22:1Log.F22">
            <calcext:condition calcext:apply-style-name="Untitled5" calcext:value="&gt;0.09" calcext:base-cell-address="1Log.F22"/>
            <calcext:condition calcext:apply-style-name="Untitled9" calcext:value="&lt;-0.05" calcext:base-cell-address="1Log.F22"/>
          </calcext:conditional-format>
          <calcext:conditional-format calcext:target-range-address="1Log.F22:1Log.F22">
            <calcext:condition calcext:apply-style-name="Untitled6" calcext:value="&lt;-5" calcext:base-cell-address="1Log.F22"/>
          </calcext:conditional-format>
          <calcext:conditional-format calcext:target-range-address="1Log.F23:1Log.F23">
            <calcext:condition calcext:apply-style-name="Untitled5" calcext:value="&gt;0.09" calcext:base-cell-address="1Log.F23"/>
            <calcext:condition calcext:apply-style-name="Untitled9" calcext:value="&lt;-0.05" calcext:base-cell-address="1Log.F23"/>
          </calcext:conditional-format>
          <calcext:conditional-format calcext:target-range-address="1Log.F23:1Log.F23">
            <calcext:condition calcext:apply-style-name="Untitled5" calcext:value="&gt;0.09" calcext:base-cell-address="1Log.F23"/>
            <calcext:condition calcext:apply-style-name="Untitled9" calcext:value="&lt;-0.05" calcext:base-cell-address="1Log.F23"/>
          </calcext:conditional-format>
          <calcext:conditional-format calcext:target-range-address="1Log.F23:1Log.F23">
            <calcext:condition calcext:apply-style-name="Untitled6" calcext:value="&lt;-5" calcext:base-cell-address="1Log.F23"/>
          </calcext:conditional-format>
          <calcext:conditional-format calcext:target-range-address="1Log.F24:1Log.F24">
            <calcext:condition calcext:apply-style-name="Untitled5" calcext:value="&gt;0.09" calcext:base-cell-address="1Log.F24"/>
            <calcext:condition calcext:apply-style-name="Untitled9" calcext:value="&lt;-0.05" calcext:base-cell-address="1Log.F24"/>
          </calcext:conditional-format>
          <calcext:conditional-format calcext:target-range-address="1Log.F24:1Log.F24">
            <calcext:condition calcext:apply-style-name="Untitled5" calcext:value="&gt;0.09" calcext:base-cell-address="1Log.F24"/>
            <calcext:condition calcext:apply-style-name="Untitled9" calcext:value="&lt;-0.05" calcext:base-cell-address="1Log.F24"/>
          </calcext:conditional-format>
          <calcext:conditional-format calcext:target-range-address="1Log.F24:1Log.F24">
            <calcext:condition calcext:apply-style-name="Untitled6" calcext:value="&lt;-5" calcext:base-cell-address="1Log.F24"/>
          </calcext:conditional-format>
          <calcext:conditional-format calcext:target-range-address="1Log.F25:1Log.F25">
            <calcext:condition calcext:apply-style-name="Untitled5" calcext:value="&gt;0.09" calcext:base-cell-address="1Log.F25"/>
            <calcext:condition calcext:apply-style-name="Untitled9" calcext:value="&lt;-0.05" calcext:base-cell-address="1Log.F25"/>
          </calcext:conditional-format>
          <calcext:conditional-format calcext:target-range-address="1Log.F25:1Log.F25">
            <calcext:condition calcext:apply-style-name="Untitled5" calcext:value="&gt;0.09" calcext:base-cell-address="1Log.F25"/>
            <calcext:condition calcext:apply-style-name="Untitled9" calcext:value="&lt;-0.05" calcext:base-cell-address="1Log.F25"/>
          </calcext:conditional-format>
          <calcext:conditional-format calcext:target-range-address="1Log.F25:1Log.F25">
            <calcext:condition calcext:apply-style-name="Untitled6" calcext:value="&lt;-5" calcext:base-cell-address="1Log.F25"/>
          </calcext:conditional-format>
          <calcext:conditional-format calcext:target-range-address="1Log.F26:1Log.F26">
            <calcext:condition calcext:apply-style-name="Untitled5" calcext:value="&gt;0.09" calcext:base-cell-address="1Log.F26"/>
            <calcext:condition calcext:apply-style-name="Untitled9" calcext:value="&lt;-0.05" calcext:base-cell-address="1Log.F26"/>
          </calcext:conditional-format>
          <calcext:conditional-format calcext:target-range-address="1Log.F26:1Log.F26">
            <calcext:condition calcext:apply-style-name="Untitled5" calcext:value="&gt;0.09" calcext:base-cell-address="1Log.F26"/>
            <calcext:condition calcext:apply-style-name="Untitled9" calcext:value="&lt;-0.05" calcext:base-cell-address="1Log.F26"/>
          </calcext:conditional-format>
          <calcext:conditional-format calcext:target-range-address="1Log.F26:1Log.F26">
            <calcext:condition calcext:apply-style-name="Untitled6" calcext:value="&lt;-5" calcext:base-cell-address="1Log.F26"/>
          </calcext:conditional-format>
          <calcext:conditional-format calcext:target-range-address="1Log.F27:1Log.F27">
            <calcext:condition calcext:apply-style-name="Untitled5" calcext:value="&gt;0.09" calcext:base-cell-address="1Log.F27"/>
            <calcext:condition calcext:apply-style-name="Untitled9" calcext:value="&lt;-0.05" calcext:base-cell-address="1Log.F27"/>
          </calcext:conditional-format>
          <calcext:conditional-format calcext:target-range-address="1Log.F27:1Log.F27">
            <calcext:condition calcext:apply-style-name="Untitled5" calcext:value="&gt;0.09" calcext:base-cell-address="1Log.F27"/>
            <calcext:condition calcext:apply-style-name="Untitled9" calcext:value="&lt;-0.05" calcext:base-cell-address="1Log.F27"/>
          </calcext:conditional-format>
          <calcext:conditional-format calcext:target-range-address="1Log.F27:1Log.F27">
            <calcext:condition calcext:apply-style-name="Untitled6" calcext:value="&lt;-5" calcext:base-cell-address="1Log.F27"/>
          </calcext:conditional-format>
          <calcext:conditional-format calcext:target-range-address="1Log.F28:1Log.F28">
            <calcext:condition calcext:apply-style-name="Untitled5" calcext:value="&gt;0.09" calcext:base-cell-address="1Log.F28"/>
            <calcext:condition calcext:apply-style-name="Untitled9" calcext:value="&lt;-0.05" calcext:base-cell-address="1Log.F28"/>
          </calcext:conditional-format>
          <calcext:conditional-format calcext:target-range-address="1Log.F28:1Log.F28">
            <calcext:condition calcext:apply-style-name="Untitled5" calcext:value="&gt;0.09" calcext:base-cell-address="1Log.F28"/>
            <calcext:condition calcext:apply-style-name="Untitled9" calcext:value="&lt;-0.05" calcext:base-cell-address="1Log.F28"/>
          </calcext:conditional-format>
          <calcext:conditional-format calcext:target-range-address="1Log.F28:1Log.F28">
            <calcext:condition calcext:apply-style-name="Untitled6" calcext:value="&lt;-5" calcext:base-cell-address="1Log.F28"/>
          </calcext:conditional-format>
          <calcext:conditional-format calcext:target-range-address="1Log.F29:1Log.F29">
            <calcext:condition calcext:apply-style-name="Untitled5" calcext:value="&gt;0.09" calcext:base-cell-address="1Log.F29"/>
            <calcext:condition calcext:apply-style-name="Untitled9" calcext:value="&lt;-0.05" calcext:base-cell-address="1Log.F29"/>
          </calcext:conditional-format>
          <calcext:conditional-format calcext:target-range-address="1Log.F29:1Log.F29">
            <calcext:condition calcext:apply-style-name="Untitled5" calcext:value="&gt;0.09" calcext:base-cell-address="1Log.F29"/>
            <calcext:condition calcext:apply-style-name="Untitled9" calcext:value="&lt;-0.05" calcext:base-cell-address="1Log.F29"/>
          </calcext:conditional-format>
          <calcext:conditional-format calcext:target-range-address="1Log.F29:1Log.F29">
            <calcext:condition calcext:apply-style-name="Untitled6" calcext:value="&lt;-5" calcext:base-cell-address="1Log.F29"/>
          </calcext:conditional-format>
          <calcext:conditional-format calcext:target-range-address="1Log.F30:1Log.F30">
            <calcext:condition calcext:apply-style-name="Untitled5" calcext:value="&gt;0.09" calcext:base-cell-address="1Log.F30"/>
            <calcext:condition calcext:apply-style-name="Untitled9" calcext:value="&lt;-0.05" calcext:base-cell-address="1Log.F30"/>
          </calcext:conditional-format>
          <calcext:conditional-format calcext:target-range-address="1Log.F30:1Log.F30">
            <calcext:condition calcext:apply-style-name="Untitled5" calcext:value="&gt;0.09" calcext:base-cell-address="1Log.F30"/>
            <calcext:condition calcext:apply-style-name="Untitled9" calcext:value="&lt;-0.05" calcext:base-cell-address="1Log.F30"/>
          </calcext:conditional-format>
          <calcext:conditional-format calcext:target-range-address="1Log.F30:1Log.F30">
            <calcext:condition calcext:apply-style-name="Untitled6" calcext:value="&lt;-5" calcext:base-cell-address="1Log.F30"/>
          </calcext:conditional-format>
          <calcext:conditional-format calcext:target-range-address="1Log.F31:1Log.F31">
            <calcext:condition calcext:apply-style-name="Untitled5" calcext:value="&gt;0.09" calcext:base-cell-address="1Log.F31"/>
            <calcext:condition calcext:apply-style-name="Untitled9" calcext:value="&lt;-0.05" calcext:base-cell-address="1Log.F31"/>
          </calcext:conditional-format>
          <calcext:conditional-format calcext:target-range-address="1Log.F31:1Log.F31">
            <calcext:condition calcext:apply-style-name="Untitled5" calcext:value="&gt;0.09" calcext:base-cell-address="1Log.F31"/>
            <calcext:condition calcext:apply-style-name="Untitled9" calcext:value="&lt;-0.05" calcext:base-cell-address="1Log.F31"/>
          </calcext:conditional-format>
          <calcext:conditional-format calcext:target-range-address="1Log.F31:1Log.F31">
            <calcext:condition calcext:apply-style-name="Untitled6" calcext:value="&lt;-5" calcext:base-cell-address="1Log.F31"/>
          </calcext:conditional-format>
          <calcext:conditional-format calcext:target-range-address="1Log.F32:1Log.F32">
            <calcext:condition calcext:apply-style-name="Untitled5" calcext:value="&gt;0.09" calcext:base-cell-address="1Log.F32"/>
            <calcext:condition calcext:apply-style-name="Untitled9" calcext:value="&lt;-0.05" calcext:base-cell-address="1Log.F32"/>
          </calcext:conditional-format>
          <calcext:conditional-format calcext:target-range-address="1Log.F32:1Log.F32">
            <calcext:condition calcext:apply-style-name="Untitled5" calcext:value="&gt;0.09" calcext:base-cell-address="1Log.F32"/>
            <calcext:condition calcext:apply-style-name="Untitled9" calcext:value="&lt;-0.05" calcext:base-cell-address="1Log.F32"/>
          </calcext:conditional-format>
          <calcext:conditional-format calcext:target-range-address="1Log.F32:1Log.F32">
            <calcext:condition calcext:apply-style-name="Untitled6" calcext:value="&lt;-5" calcext:base-cell-address="1Log.F32"/>
          </calcext:conditional-format>
          <calcext:conditional-format calcext:target-range-address="1Log.F33:1Log.F33">
            <calcext:condition calcext:apply-style-name="Untitled5" calcext:value="&gt;0.09" calcext:base-cell-address="1Log.F33"/>
            <calcext:condition calcext:apply-style-name="Untitled9" calcext:value="&lt;-0.05" calcext:base-cell-address="1Log.F33"/>
          </calcext:conditional-format>
          <calcext:conditional-format calcext:target-range-address="1Log.F33:1Log.F33">
            <calcext:condition calcext:apply-style-name="Untitled5" calcext:value="&gt;0.09" calcext:base-cell-address="1Log.F33"/>
            <calcext:condition calcext:apply-style-name="Untitled9" calcext:value="&lt;-0.05" calcext:base-cell-address="1Log.F33"/>
          </calcext:conditional-format>
          <calcext:conditional-format calcext:target-range-address="1Log.F33:1Log.F33">
            <calcext:condition calcext:apply-style-name="Untitled6" calcext:value="&lt;-5" calcext:base-cell-address="1Log.F33"/>
          </calcext:conditional-format>
          <calcext:conditional-format calcext:target-range-address="1Log.F34:1Log.F34">
            <calcext:condition calcext:apply-style-name="Untitled5" calcext:value="&gt;0.09" calcext:base-cell-address="1Log.F34"/>
            <calcext:condition calcext:apply-style-name="Untitled9" calcext:value="&lt;-0.05" calcext:base-cell-address="1Log.F34"/>
          </calcext:conditional-format>
          <calcext:conditional-format calcext:target-range-address="1Log.F34:1Log.F34">
            <calcext:condition calcext:apply-style-name="Untitled5" calcext:value="&gt;0.09" calcext:base-cell-address="1Log.F34"/>
            <calcext:condition calcext:apply-style-name="Untitled9" calcext:value="&lt;-0.05" calcext:base-cell-address="1Log.F34"/>
          </calcext:conditional-format>
          <calcext:conditional-format calcext:target-range-address="1Log.F34:1Log.F34">
            <calcext:condition calcext:apply-style-name="Untitled6" calcext:value="&lt;-5" calcext:base-cell-address="1Log.F34"/>
          </calcext:conditional-format>
          <calcext:conditional-format calcext:target-range-address="1Log.F35:1Log.F35">
            <calcext:condition calcext:apply-style-name="Untitled5" calcext:value="&gt;0.09" calcext:base-cell-address="1Log.F35"/>
            <calcext:condition calcext:apply-style-name="Untitled9" calcext:value="&lt;-0.05" calcext:base-cell-address="1Log.F35"/>
          </calcext:conditional-format>
          <calcext:conditional-format calcext:target-range-address="1Log.F35:1Log.F35">
            <calcext:condition calcext:apply-style-name="Untitled5" calcext:value="&gt;0.09" calcext:base-cell-address="1Log.F35"/>
            <calcext:condition calcext:apply-style-name="Untitled9" calcext:value="&lt;-0.05" calcext:base-cell-address="1Log.F35"/>
          </calcext:conditional-format>
          <calcext:conditional-format calcext:target-range-address="1Log.F35:1Log.F35">
            <calcext:condition calcext:apply-style-name="Untitled6" calcext:value="&lt;-5" calcext:base-cell-address="1Log.F35"/>
          </calcext:conditional-format>
          <calcext:conditional-format calcext:target-range-address="1Log.F36:1Log.F36">
            <calcext:condition calcext:apply-style-name="Untitled5" calcext:value="&gt;0.09" calcext:base-cell-address="1Log.F36"/>
            <calcext:condition calcext:apply-style-name="Untitled9" calcext:value="&lt;-0.05" calcext:base-cell-address="1Log.F36"/>
          </calcext:conditional-format>
          <calcext:conditional-format calcext:target-range-address="1Log.F36:1Log.F36">
            <calcext:condition calcext:apply-style-name="Untitled5" calcext:value="&gt;0.09" calcext:base-cell-address="1Log.F36"/>
            <calcext:condition calcext:apply-style-name="Untitled9" calcext:value="&lt;-0.05" calcext:base-cell-address="1Log.F36"/>
          </calcext:conditional-format>
          <calcext:conditional-format calcext:target-range-address="1Log.F36:1Log.F36">
            <calcext:condition calcext:apply-style-name="Untitled6" calcext:value="&lt;-5" calcext:base-cell-address="1Log.F36"/>
          </calcext:conditional-format>
          <calcext:conditional-format calcext:target-range-address="1Log.F37:1Log.F37">
            <calcext:condition calcext:apply-style-name="Untitled5" calcext:value="&gt;0.09" calcext:base-cell-address="1Log.F37"/>
            <calcext:condition calcext:apply-style-name="Untitled9" calcext:value="&lt;-0.05" calcext:base-cell-address="1Log.F37"/>
          </calcext:conditional-format>
          <calcext:conditional-format calcext:target-range-address="1Log.F37:1Log.F37">
            <calcext:condition calcext:apply-style-name="Untitled5" calcext:value="&gt;0.09" calcext:base-cell-address="1Log.F37"/>
            <calcext:condition calcext:apply-style-name="Untitled9" calcext:value="&lt;-0.05" calcext:base-cell-address="1Log.F37"/>
          </calcext:conditional-format>
          <calcext:conditional-format calcext:target-range-address="1Log.F37:1Log.F37">
            <calcext:condition calcext:apply-style-name="Untitled6" calcext:value="&lt;-5" calcext:base-cell-address="1Log.F37"/>
          </calcext:conditional-format>
          <calcext:conditional-format calcext:target-range-address="1Log.F38:1Log.F38">
            <calcext:condition calcext:apply-style-name="Untitled5" calcext:value="&gt;0.09" calcext:base-cell-address="1Log.F38"/>
            <calcext:condition calcext:apply-style-name="Untitled9" calcext:value="&lt;-0.05" calcext:base-cell-address="1Log.F38"/>
          </calcext:conditional-format>
          <calcext:conditional-format calcext:target-range-address="1Log.F38:1Log.F38">
            <calcext:condition calcext:apply-style-name="Untitled5" calcext:value="&gt;0.09" calcext:base-cell-address="1Log.F38"/>
            <calcext:condition calcext:apply-style-name="Untitled9" calcext:value="&lt;-0.05" calcext:base-cell-address="1Log.F38"/>
          </calcext:conditional-format>
          <calcext:conditional-format calcext:target-range-address="1Log.F38:1Log.F38">
            <calcext:condition calcext:apply-style-name="Untitled6" calcext:value="&lt;-5" calcext:base-cell-address="1Log.F38"/>
          </calcext:conditional-format>
          <calcext:conditional-format calcext:target-range-address="1Log.F39:1Log.F39">
            <calcext:condition calcext:apply-style-name="Untitled5" calcext:value="&gt;0.09" calcext:base-cell-address="1Log.F39"/>
            <calcext:condition calcext:apply-style-name="Untitled9" calcext:value="&lt;-0.05" calcext:base-cell-address="1Log.F39"/>
          </calcext:conditional-format>
          <calcext:conditional-format calcext:target-range-address="1Log.F39:1Log.F39">
            <calcext:condition calcext:apply-style-name="Untitled5" calcext:value="&gt;0.09" calcext:base-cell-address="1Log.F39"/>
            <calcext:condition calcext:apply-style-name="Untitled9" calcext:value="&lt;-0.05" calcext:base-cell-address="1Log.F39"/>
          </calcext:conditional-format>
          <calcext:conditional-format calcext:target-range-address="1Log.F39:1Log.F39">
            <calcext:condition calcext:apply-style-name="Untitled6" calcext:value="&lt;-5" calcext:base-cell-address="1Log.F39"/>
          </calcext:conditional-format>
          <calcext:conditional-format calcext:target-range-address="1Log.F40:1Log.F40">
            <calcext:condition calcext:apply-style-name="Untitled5" calcext:value="&gt;0.09" calcext:base-cell-address="1Log.F40"/>
            <calcext:condition calcext:apply-style-name="Untitled9" calcext:value="&lt;-0.05" calcext:base-cell-address="1Log.F40"/>
          </calcext:conditional-format>
          <calcext:conditional-format calcext:target-range-address="1Log.F40:1Log.F40">
            <calcext:condition calcext:apply-style-name="Untitled5" calcext:value="&gt;0.09" calcext:base-cell-address="1Log.F40"/>
            <calcext:condition calcext:apply-style-name="Untitled9" calcext:value="&lt;-0.05" calcext:base-cell-address="1Log.F40"/>
          </calcext:conditional-format>
          <calcext:conditional-format calcext:target-range-address="1Log.F40:1Log.F40">
            <calcext:condition calcext:apply-style-name="Untitled6" calcext:value="&lt;-5" calcext:base-cell-address="1Log.F40"/>
          </calcext:conditional-format>
          <calcext:conditional-format calcext:target-range-address="1Log.F41:1Log.F41">
            <calcext:condition calcext:apply-style-name="Untitled5" calcext:value="&gt;0.09" calcext:base-cell-address="1Log.F41"/>
            <calcext:condition calcext:apply-style-name="Untitled9" calcext:value="&lt;-0.05" calcext:base-cell-address="1Log.F41"/>
          </calcext:conditional-format>
          <calcext:conditional-format calcext:target-range-address="1Log.F41:1Log.F41">
            <calcext:condition calcext:apply-style-name="Untitled5" calcext:value="&gt;0.09" calcext:base-cell-address="1Log.F41"/>
            <calcext:condition calcext:apply-style-name="Untitled9" calcext:value="&lt;-0.05" calcext:base-cell-address="1Log.F41"/>
          </calcext:conditional-format>
          <calcext:conditional-format calcext:target-range-address="1Log.F41:1Log.F41">
            <calcext:condition calcext:apply-style-name="Untitled6" calcext:value="&lt;-5" calcext:base-cell-address="1Log.F41"/>
          </calcext:conditional-format>
          <calcext:conditional-format calcext:target-range-address="1Log.F42:1Log.F42">
            <calcext:condition calcext:apply-style-name="Untitled5" calcext:value="&gt;0.09" calcext:base-cell-address="1Log.F42"/>
            <calcext:condition calcext:apply-style-name="Untitled9" calcext:value="&lt;-0.05" calcext:base-cell-address="1Log.F42"/>
          </calcext:conditional-format>
          <calcext:conditional-format calcext:target-range-address="1Log.F42:1Log.F42">
            <calcext:condition calcext:apply-style-name="Untitled5" calcext:value="&gt;0.09" calcext:base-cell-address="1Log.F42"/>
            <calcext:condition calcext:apply-style-name="Untitled9" calcext:value="&lt;-0.05" calcext:base-cell-address="1Log.F42"/>
          </calcext:conditional-format>
          <calcext:conditional-format calcext:target-range-address="1Log.F42:1Log.F42">
            <calcext:condition calcext:apply-style-name="Untitled6" calcext:value="&lt;-5" calcext:base-cell-address="1Log.F42"/>
          </calcext:conditional-format>
          <calcext:conditional-format calcext:target-range-address="1Log.F43:1Log.F43">
            <calcext:condition calcext:apply-style-name="Untitled5" calcext:value="&gt;0.09" calcext:base-cell-address="1Log.F43"/>
            <calcext:condition calcext:apply-style-name="Untitled9" calcext:value="&lt;-0.05" calcext:base-cell-address="1Log.F43"/>
          </calcext:conditional-format>
          <calcext:conditional-format calcext:target-range-address="1Log.F43:1Log.F43">
            <calcext:condition calcext:apply-style-name="Untitled5" calcext:value="&gt;0.09" calcext:base-cell-address="1Log.F43"/>
            <calcext:condition calcext:apply-style-name="Untitled9" calcext:value="&lt;-0.05" calcext:base-cell-address="1Log.F43"/>
          </calcext:conditional-format>
          <calcext:conditional-format calcext:target-range-address="1Log.F43:1Log.F43">
            <calcext:condition calcext:apply-style-name="Untitled6" calcext:value="&lt;-5" calcext:base-cell-address="1Log.F43"/>
          </calcext:conditional-format>
          <calcext:conditional-format calcext:target-range-address="1Log.F44:1Log.F44">
            <calcext:condition calcext:apply-style-name="Untitled5" calcext:value="&gt;0.09" calcext:base-cell-address="1Log.F44"/>
            <calcext:condition calcext:apply-style-name="Untitled9" calcext:value="&lt;-0.05" calcext:base-cell-address="1Log.F44"/>
          </calcext:conditional-format>
          <calcext:conditional-format calcext:target-range-address="1Log.F44:1Log.F44">
            <calcext:condition calcext:apply-style-name="Untitled5" calcext:value="&gt;0.09" calcext:base-cell-address="1Log.F44"/>
            <calcext:condition calcext:apply-style-name="Untitled9" calcext:value="&lt;-0.05" calcext:base-cell-address="1Log.F44"/>
          </calcext:conditional-format>
          <calcext:conditional-format calcext:target-range-address="1Log.F44:1Log.F44">
            <calcext:condition calcext:apply-style-name="Untitled6" calcext:value="&lt;-5" calcext:base-cell-address="1Log.F44"/>
          </calcext:conditional-format>
          <calcext:conditional-format calcext:target-range-address="1Log.F45:1Log.F45">
            <calcext:condition calcext:apply-style-name="Untitled5" calcext:value="&gt;0.09" calcext:base-cell-address="1Log.F45"/>
            <calcext:condition calcext:apply-style-name="Untitled9" calcext:value="&lt;-0.05" calcext:base-cell-address="1Log.F45"/>
          </calcext:conditional-format>
          <calcext:conditional-format calcext:target-range-address="1Log.F45:1Log.F45">
            <calcext:condition calcext:apply-style-name="Untitled5" calcext:value="&gt;0.09" calcext:base-cell-address="1Log.F45"/>
            <calcext:condition calcext:apply-style-name="Untitled9" calcext:value="&lt;-0.05" calcext:base-cell-address="1Log.F45"/>
          </calcext:conditional-format>
          <calcext:conditional-format calcext:target-range-address="1Log.F45:1Log.F45">
            <calcext:condition calcext:apply-style-name="Untitled6" calcext:value="&lt;-5" calcext:base-cell-address="1Log.F45"/>
          </calcext:conditional-format>
          <calcext:conditional-format calcext:target-range-address="1Log.F46:1Log.F46">
            <calcext:condition calcext:apply-style-name="Untitled5" calcext:value="&gt;0.09" calcext:base-cell-address="1Log.F46"/>
            <calcext:condition calcext:apply-style-name="Untitled9" calcext:value="&lt;-0.05" calcext:base-cell-address="1Log.F46"/>
          </calcext:conditional-format>
          <calcext:conditional-format calcext:target-range-address="1Log.F46:1Log.F46">
            <calcext:condition calcext:apply-style-name="Untitled5" calcext:value="&gt;0.09" calcext:base-cell-address="1Log.F46"/>
            <calcext:condition calcext:apply-style-name="Untitled9" calcext:value="&lt;-0.05" calcext:base-cell-address="1Log.F46"/>
          </calcext:conditional-format>
          <calcext:conditional-format calcext:target-range-address="1Log.F46:1Log.F46">
            <calcext:condition calcext:apply-style-name="Untitled6" calcext:value="&lt;-5" calcext:base-cell-address="1Log.F46"/>
          </calcext:conditional-format>
          <calcext:conditional-format calcext:target-range-address="1Log.F47:1Log.F47">
            <calcext:condition calcext:apply-style-name="Untitled5" calcext:value="&gt;0.09" calcext:base-cell-address="1Log.F47"/>
            <calcext:condition calcext:apply-style-name="Untitled9" calcext:value="&lt;-0.05" calcext:base-cell-address="1Log.F47"/>
          </calcext:conditional-format>
          <calcext:conditional-format calcext:target-range-address="1Log.F47:1Log.F47">
            <calcext:condition calcext:apply-style-name="Untitled5" calcext:value="&gt;0.09" calcext:base-cell-address="1Log.F47"/>
            <calcext:condition calcext:apply-style-name="Untitled9" calcext:value="&lt;-0.05" calcext:base-cell-address="1Log.F47"/>
          </calcext:conditional-format>
          <calcext:conditional-format calcext:target-range-address="1Log.F47:1Log.F47">
            <calcext:condition calcext:apply-style-name="Untitled6" calcext:value="&lt;-5" calcext:base-cell-address="1Log.F47"/>
          </calcext:conditional-format>
          <calcext:conditional-format calcext:target-range-address="1Log.F48:1Log.F48">
            <calcext:condition calcext:apply-style-name="Untitled5" calcext:value="&gt;0.09" calcext:base-cell-address="1Log.F48"/>
            <calcext:condition calcext:apply-style-name="Untitled9" calcext:value="&lt;-0.05" calcext:base-cell-address="1Log.F48"/>
          </calcext:conditional-format>
          <calcext:conditional-format calcext:target-range-address="1Log.F48:1Log.F48">
            <calcext:condition calcext:apply-style-name="Untitled5" calcext:value="&gt;0.09" calcext:base-cell-address="1Log.F48"/>
            <calcext:condition calcext:apply-style-name="Untitled9" calcext:value="&lt;-0.05" calcext:base-cell-address="1Log.F48"/>
          </calcext:conditional-format>
          <calcext:conditional-format calcext:target-range-address="1Log.F48:1Log.F48">
            <calcext:condition calcext:apply-style-name="Untitled6" calcext:value="&lt;-5" calcext:base-cell-address="1Log.F48"/>
          </calcext:conditional-format>
          <calcext:conditional-format calcext:target-range-address="1Log.F49:1Log.F49">
            <calcext:condition calcext:apply-style-name="Untitled5" calcext:value="&gt;0.09" calcext:base-cell-address="1Log.F49"/>
            <calcext:condition calcext:apply-style-name="Untitled9" calcext:value="&lt;-0.05" calcext:base-cell-address="1Log.F49"/>
          </calcext:conditional-format>
          <calcext:conditional-format calcext:target-range-address="1Log.F49:1Log.F49">
            <calcext:condition calcext:apply-style-name="Untitled5" calcext:value="&gt;0.09" calcext:base-cell-address="1Log.F49"/>
            <calcext:condition calcext:apply-style-name="Untitled9" calcext:value="&lt;-0.05" calcext:base-cell-address="1Log.F49"/>
          </calcext:conditional-format>
          <calcext:conditional-format calcext:target-range-address="1Log.F49:1Log.F49">
            <calcext:condition calcext:apply-style-name="Untitled6" calcext:value="&lt;-5" calcext:base-cell-address="1Log.F49"/>
          </calcext:conditional-format>
          <calcext:conditional-format calcext:target-range-address="1Log.F50:1Log.F50">
            <calcext:condition calcext:apply-style-name="Untitled5" calcext:value="&gt;0.09" calcext:base-cell-address="1Log.F50"/>
            <calcext:condition calcext:apply-style-name="Untitled9" calcext:value="&lt;-0.05" calcext:base-cell-address="1Log.F50"/>
          </calcext:conditional-format>
          <calcext:conditional-format calcext:target-range-address="1Log.F50:1Log.F50">
            <calcext:condition calcext:apply-style-name="Untitled5" calcext:value="&gt;0.09" calcext:base-cell-address="1Log.F50"/>
            <calcext:condition calcext:apply-style-name="Untitled9" calcext:value="&lt;-0.05" calcext:base-cell-address="1Log.F50"/>
          </calcext:conditional-format>
          <calcext:conditional-format calcext:target-range-address="1Log.F50:1Log.F50">
            <calcext:condition calcext:apply-style-name="Untitled6" calcext:value="&lt;-5" calcext:base-cell-address="1Log.F50"/>
          </calcext:conditional-format>
          <calcext:conditional-format calcext:target-range-address="1Log.F51:1Log.F51">
            <calcext:condition calcext:apply-style-name="Untitled5" calcext:value="&gt;0.09" calcext:base-cell-address="1Log.F51"/>
            <calcext:condition calcext:apply-style-name="Untitled9" calcext:value="&lt;-0.05" calcext:base-cell-address="1Log.F51"/>
          </calcext:conditional-format>
          <calcext:conditional-format calcext:target-range-address="1Log.F51:1Log.F51">
            <calcext:condition calcext:apply-style-name="Untitled5" calcext:value="&gt;0.09" calcext:base-cell-address="1Log.F51"/>
            <calcext:condition calcext:apply-style-name="Untitled9" calcext:value="&lt;-0.05" calcext:base-cell-address="1Log.F51"/>
          </calcext:conditional-format>
          <calcext:conditional-format calcext:target-range-address="1Log.F51:1Log.F51">
            <calcext:condition calcext:apply-style-name="Untitled6" calcext:value="&lt;-5" calcext:base-cell-address="1Log.F51"/>
          </calcext:conditional-format>
          <calcext:conditional-format calcext:target-range-address="1Log.F52:1Log.F52">
            <calcext:condition calcext:apply-style-name="Untitled5" calcext:value="&gt;0.09" calcext:base-cell-address="1Log.F52"/>
            <calcext:condition calcext:apply-style-name="Untitled9" calcext:value="&lt;-0.05" calcext:base-cell-address="1Log.F52"/>
          </calcext:conditional-format>
          <calcext:conditional-format calcext:target-range-address="1Log.F52:1Log.F52">
            <calcext:condition calcext:apply-style-name="Untitled5" calcext:value="&gt;0.09" calcext:base-cell-address="1Log.F52"/>
            <calcext:condition calcext:apply-style-name="Untitled9" calcext:value="&lt;-0.05" calcext:base-cell-address="1Log.F52"/>
          </calcext:conditional-format>
          <calcext:conditional-format calcext:target-range-address="1Log.F52:1Log.F52">
            <calcext:condition calcext:apply-style-name="Untitled6" calcext:value="&lt;-5" calcext:base-cell-address="1Log.F52"/>
          </calcext:conditional-format>
          <calcext:conditional-format calcext:target-range-address="1Log.F53:1Log.F53">
            <calcext:condition calcext:apply-style-name="Untitled5" calcext:value="&gt;0.09" calcext:base-cell-address="1Log.F53"/>
            <calcext:condition calcext:apply-style-name="Untitled9" calcext:value="&lt;-0.05" calcext:base-cell-address="1Log.F53"/>
          </calcext:conditional-format>
          <calcext:conditional-format calcext:target-range-address="1Log.F53:1Log.F53">
            <calcext:condition calcext:apply-style-name="Untitled5" calcext:value="&gt;0.09" calcext:base-cell-address="1Log.F53"/>
            <calcext:condition calcext:apply-style-name="Untitled9" calcext:value="&lt;-0.05" calcext:base-cell-address="1Log.F53"/>
          </calcext:conditional-format>
          <calcext:conditional-format calcext:target-range-address="1Log.F53:1Log.F53">
            <calcext:condition calcext:apply-style-name="Untitled6" calcext:value="&lt;-5" calcext:base-cell-address="1Log.F53"/>
          </calcext:conditional-format>
          <calcext:conditional-format calcext:target-range-address="1Log.F54:1Log.F54">
            <calcext:condition calcext:apply-style-name="Untitled5" calcext:value="&gt;0.09" calcext:base-cell-address="1Log.F54"/>
            <calcext:condition calcext:apply-style-name="Untitled9" calcext:value="&lt;-0.05" calcext:base-cell-address="1Log.F54"/>
          </calcext:conditional-format>
          <calcext:conditional-format calcext:target-range-address="1Log.F54:1Log.F54">
            <calcext:condition calcext:apply-style-name="Untitled5" calcext:value="&gt;0.09" calcext:base-cell-address="1Log.F54"/>
            <calcext:condition calcext:apply-style-name="Untitled9" calcext:value="&lt;-0.05" calcext:base-cell-address="1Log.F54"/>
          </calcext:conditional-format>
          <calcext:conditional-format calcext:target-range-address="1Log.F54:1Log.F54">
            <calcext:condition calcext:apply-style-name="Untitled6" calcext:value="&lt;-5" calcext:base-cell-address="1Log.F54"/>
          </calcext:conditional-format>
          <calcext:conditional-format calcext:target-range-address="1Log.F55:1Log.F55">
            <calcext:condition calcext:apply-style-name="Untitled5" calcext:value="&gt;0.09" calcext:base-cell-address="1Log.F55"/>
            <calcext:condition calcext:apply-style-name="Untitled9" calcext:value="&lt;-0.05" calcext:base-cell-address="1Log.F55"/>
          </calcext:conditional-format>
          <calcext:conditional-format calcext:target-range-address="1Log.F55:1Log.F55">
            <calcext:condition calcext:apply-style-name="Untitled5" calcext:value="&gt;0.09" calcext:base-cell-address="1Log.F55"/>
            <calcext:condition calcext:apply-style-name="Untitled9" calcext:value="&lt;-0.05" calcext:base-cell-address="1Log.F55"/>
          </calcext:conditional-format>
          <calcext:conditional-format calcext:target-range-address="1Log.F55:1Log.F55">
            <calcext:condition calcext:apply-style-name="Untitled6" calcext:value="&lt;-5" calcext:base-cell-address="1Log.F55"/>
          </calcext:conditional-format>
          <calcext:conditional-format calcext:target-range-address="1Log.F56:1Log.F56">
            <calcext:condition calcext:apply-style-name="Untitled5" calcext:value="&gt;0.09" calcext:base-cell-address="1Log.F56"/>
            <calcext:condition calcext:apply-style-name="Untitled9" calcext:value="&lt;-0.05" calcext:base-cell-address="1Log.F56"/>
          </calcext:conditional-format>
          <calcext:conditional-format calcext:target-range-address="1Log.F56:1Log.F56">
            <calcext:condition calcext:apply-style-name="Untitled5" calcext:value="&gt;0.09" calcext:base-cell-address="1Log.F56"/>
            <calcext:condition calcext:apply-style-name="Untitled9" calcext:value="&lt;-0.05" calcext:base-cell-address="1Log.F56"/>
          </calcext:conditional-format>
          <calcext:conditional-format calcext:target-range-address="1Log.F56:1Log.F56">
            <calcext:condition calcext:apply-style-name="Untitled6" calcext:value="&lt;-5" calcext:base-cell-address="1Log.F56"/>
          </calcext:conditional-format>
          <calcext:conditional-format calcext:target-range-address="1Log.F57:1Log.F57">
            <calcext:condition calcext:apply-style-name="Untitled5" calcext:value="&gt;0.09" calcext:base-cell-address="1Log.F57"/>
            <calcext:condition calcext:apply-style-name="Untitled9" calcext:value="&lt;-0.05" calcext:base-cell-address="1Log.F57"/>
          </calcext:conditional-format>
          <calcext:conditional-format calcext:target-range-address="1Log.F57:1Log.F57">
            <calcext:condition calcext:apply-style-name="Untitled5" calcext:value="&gt;0.09" calcext:base-cell-address="1Log.F57"/>
            <calcext:condition calcext:apply-style-name="Untitled9" calcext:value="&lt;-0.05" calcext:base-cell-address="1Log.F57"/>
          </calcext:conditional-format>
          <calcext:conditional-format calcext:target-range-address="1Log.F57:1Log.F57">
            <calcext:condition calcext:apply-style-name="Untitled6" calcext:value="&lt;-5" calcext:base-cell-address="1Log.F57"/>
          </calcext:conditional-format>
          <calcext:conditional-format calcext:target-range-address="1Log.F58:1Log.F58">
            <calcext:condition calcext:apply-style-name="Untitled5" calcext:value="&gt;0.09" calcext:base-cell-address="1Log.F58"/>
            <calcext:condition calcext:apply-style-name="Untitled9" calcext:value="&lt;-0.05" calcext:base-cell-address="1Log.F58"/>
          </calcext:conditional-format>
          <calcext:conditional-format calcext:target-range-address="1Log.F58:1Log.F58">
            <calcext:condition calcext:apply-style-name="Untitled5" calcext:value="&gt;0.09" calcext:base-cell-address="1Log.F58"/>
            <calcext:condition calcext:apply-style-name="Untitled9" calcext:value="&lt;-0.05" calcext:base-cell-address="1Log.F58"/>
          </calcext:conditional-format>
          <calcext:conditional-format calcext:target-range-address="1Log.F58:1Log.F58">
            <calcext:condition calcext:apply-style-name="Untitled6" calcext:value="&lt;-5" calcext:base-cell-address="1Log.F58"/>
          </calcext:conditional-format>
          <calcext:conditional-format calcext:target-range-address="1Log.F59:1Log.F59">
            <calcext:condition calcext:apply-style-name="Untitled5" calcext:value="&gt;0.09" calcext:base-cell-address="1Log.F59"/>
            <calcext:condition calcext:apply-style-name="Untitled9" calcext:value="&lt;-0.05" calcext:base-cell-address="1Log.F59"/>
          </calcext:conditional-format>
          <calcext:conditional-format calcext:target-range-address="1Log.F59:1Log.F59">
            <calcext:condition calcext:apply-style-name="Untitled5" calcext:value="&gt;0.09" calcext:base-cell-address="1Log.F59"/>
            <calcext:condition calcext:apply-style-name="Untitled9" calcext:value="&lt;-0.05" calcext:base-cell-address="1Log.F59"/>
          </calcext:conditional-format>
          <calcext:conditional-format calcext:target-range-address="1Log.F59:1Log.F59">
            <calcext:condition calcext:apply-style-name="Untitled6" calcext:value="&lt;-5" calcext:base-cell-address="1Log.F59"/>
          </calcext:conditional-format>
          <calcext:conditional-format calcext:target-range-address="1Log.F60:1Log.F60">
            <calcext:condition calcext:apply-style-name="Untitled5" calcext:value="&gt;0.09" calcext:base-cell-address="1Log.F60"/>
            <calcext:condition calcext:apply-style-name="Untitled9" calcext:value="&lt;-0.05" calcext:base-cell-address="1Log.F60"/>
          </calcext:conditional-format>
          <calcext:conditional-format calcext:target-range-address="1Log.F60:1Log.F60">
            <calcext:condition calcext:apply-style-name="Untitled5" calcext:value="&gt;0.09" calcext:base-cell-address="1Log.F60"/>
            <calcext:condition calcext:apply-style-name="Untitled9" calcext:value="&lt;-0.05" calcext:base-cell-address="1Log.F60"/>
          </calcext:conditional-format>
          <calcext:conditional-format calcext:target-range-address="1Log.F60:1Log.F60">
            <calcext:condition calcext:apply-style-name="Untitled6" calcext:value="&lt;-5" calcext:base-cell-address="1Log.F60"/>
          </calcext:conditional-format>
          <calcext:conditional-format calcext:target-range-address="1Log.F61:1Log.F61">
            <calcext:condition calcext:apply-style-name="Untitled5" calcext:value="&gt;0.09" calcext:base-cell-address="1Log.F61"/>
            <calcext:condition calcext:apply-style-name="Untitled9" calcext:value="&lt;-0.05" calcext:base-cell-address="1Log.F61"/>
          </calcext:conditional-format>
          <calcext:conditional-format calcext:target-range-address="1Log.F61:1Log.F61">
            <calcext:condition calcext:apply-style-name="Untitled5" calcext:value="&gt;0.09" calcext:base-cell-address="1Log.F61"/>
            <calcext:condition calcext:apply-style-name="Untitled9" calcext:value="&lt;-0.05" calcext:base-cell-address="1Log.F61"/>
          </calcext:conditional-format>
          <calcext:conditional-format calcext:target-range-address="1Log.F61:1Log.F61">
            <calcext:condition calcext:apply-style-name="Untitled6" calcext:value="&lt;-5" calcext:base-cell-address="1Log.F61"/>
          </calcext:conditional-format>
          <calcext:conditional-format calcext:target-range-address="1Log.F62:1Log.F62">
            <calcext:condition calcext:apply-style-name="Untitled5" calcext:value="&gt;0.09" calcext:base-cell-address="1Log.F62"/>
            <calcext:condition calcext:apply-style-name="Untitled9" calcext:value="&lt;-0.05" calcext:base-cell-address="1Log.F62"/>
          </calcext:conditional-format>
          <calcext:conditional-format calcext:target-range-address="1Log.F62:1Log.F62">
            <calcext:condition calcext:apply-style-name="Untitled5" calcext:value="&gt;0.09" calcext:base-cell-address="1Log.F62"/>
            <calcext:condition calcext:apply-style-name="Untitled9" calcext:value="&lt;-0.05" calcext:base-cell-address="1Log.F62"/>
          </calcext:conditional-format>
          <calcext:conditional-format calcext:target-range-address="1Log.F62:1Log.F62">
            <calcext:condition calcext:apply-style-name="Untitled6" calcext:value="&lt;-5" calcext:base-cell-address="1Log.F62"/>
          </calcext:conditional-format>
          <calcext:conditional-format calcext:target-range-address="1Log.F63:1Log.F63">
            <calcext:condition calcext:apply-style-name="Untitled5" calcext:value="&gt;0.09" calcext:base-cell-address="1Log.F63"/>
            <calcext:condition calcext:apply-style-name="Untitled9" calcext:value="&lt;-0.05" calcext:base-cell-address="1Log.F63"/>
          </calcext:conditional-format>
          <calcext:conditional-format calcext:target-range-address="1Log.F63:1Log.F63">
            <calcext:condition calcext:apply-style-name="Untitled5" calcext:value="&gt;0.09" calcext:base-cell-address="1Log.F63"/>
            <calcext:condition calcext:apply-style-name="Untitled9" calcext:value="&lt;-0.05" calcext:base-cell-address="1Log.F63"/>
          </calcext:conditional-format>
          <calcext:conditional-format calcext:target-range-address="1Log.F63:1Log.F63">
            <calcext:condition calcext:apply-style-name="Untitled6" calcext:value="&lt;-5" calcext:base-cell-address="1Log.F63"/>
          </calcext:conditional-format>
          <calcext:conditional-format calcext:target-range-address="1Log.F64:1Log.F64">
            <calcext:condition calcext:apply-style-name="Untitled5" calcext:value="&gt;0.09" calcext:base-cell-address="1Log.F64"/>
            <calcext:condition calcext:apply-style-name="Untitled9" calcext:value="&lt;-0.05" calcext:base-cell-address="1Log.F64"/>
          </calcext:conditional-format>
          <calcext:conditional-format calcext:target-range-address="1Log.F64:1Log.F64">
            <calcext:condition calcext:apply-style-name="Untitled5" calcext:value="&gt;0.09" calcext:base-cell-address="1Log.F64"/>
            <calcext:condition calcext:apply-style-name="Untitled9" calcext:value="&lt;-0.05" calcext:base-cell-address="1Log.F64"/>
          </calcext:conditional-format>
          <calcext:conditional-format calcext:target-range-address="1Log.F64:1Log.F64">
            <calcext:condition calcext:apply-style-name="Untitled6" calcext:value="&lt;-5" calcext:base-cell-address="1Log.F64"/>
          </calcext:conditional-format>
          <calcext:conditional-format calcext:target-range-address="1Log.F65:1Log.F65">
            <calcext:condition calcext:apply-style-name="Untitled5" calcext:value="&gt;0.09" calcext:base-cell-address="1Log.F65"/>
            <calcext:condition calcext:apply-style-name="Untitled9" calcext:value="&lt;-0.05" calcext:base-cell-address="1Log.F65"/>
          </calcext:conditional-format>
          <calcext:conditional-format calcext:target-range-address="1Log.F65:1Log.F65">
            <calcext:condition calcext:apply-style-name="Untitled5" calcext:value="&gt;0.09" calcext:base-cell-address="1Log.F65"/>
            <calcext:condition calcext:apply-style-name="Untitled9" calcext:value="&lt;-0.05" calcext:base-cell-address="1Log.F65"/>
          </calcext:conditional-format>
          <calcext:conditional-format calcext:target-range-address="1Log.F65:1Log.F65">
            <calcext:condition calcext:apply-style-name="Untitled6" calcext:value="&lt;-5" calcext:base-cell-address="1Log.F65"/>
          </calcext:conditional-format>
          <calcext:conditional-format calcext:target-range-address="1Log.F66:1Log.F66">
            <calcext:condition calcext:apply-style-name="Untitled5" calcext:value="&gt;0.09" calcext:base-cell-address="1Log.F66"/>
            <calcext:condition calcext:apply-style-name="Untitled9" calcext:value="&lt;-0.05" calcext:base-cell-address="1Log.F66"/>
          </calcext:conditional-format>
          <calcext:conditional-format calcext:target-range-address="1Log.F66:1Log.F66">
            <calcext:condition calcext:apply-style-name="Untitled5" calcext:value="&gt;0.09" calcext:base-cell-address="1Log.F66"/>
            <calcext:condition calcext:apply-style-name="Untitled9" calcext:value="&lt;-0.05" calcext:base-cell-address="1Log.F66"/>
          </calcext:conditional-format>
          <calcext:conditional-format calcext:target-range-address="1Log.F66:1Log.F66">
            <calcext:condition calcext:apply-style-name="Untitled6" calcext:value="&lt;-5" calcext:base-cell-address="1Log.F66"/>
          </calcext:conditional-format>
          <calcext:conditional-format calcext:target-range-address="1Log.F67:1Log.F67">
            <calcext:condition calcext:apply-style-name="Untitled5" calcext:value="&gt;0.09" calcext:base-cell-address="1Log.F67"/>
            <calcext:condition calcext:apply-style-name="Untitled9" calcext:value="&lt;-0.05" calcext:base-cell-address="1Log.F67"/>
          </calcext:conditional-format>
          <calcext:conditional-format calcext:target-range-address="1Log.F67:1Log.F67">
            <calcext:condition calcext:apply-style-name="Untitled5" calcext:value="&gt;0.09" calcext:base-cell-address="1Log.F67"/>
            <calcext:condition calcext:apply-style-name="Untitled9" calcext:value="&lt;-0.05" calcext:base-cell-address="1Log.F67"/>
          </calcext:conditional-format>
          <calcext:conditional-format calcext:target-range-address="1Log.F67:1Log.F67">
            <calcext:condition calcext:apply-style-name="Untitled6" calcext:value="&lt;-5" calcext:base-cell-address="1Log.F67"/>
          </calcext:conditional-format>
          <calcext:conditional-format calcext:target-range-address="1Log.F68:1Log.F68">
            <calcext:condition calcext:apply-style-name="Untitled5" calcext:value="&gt;0.09" calcext:base-cell-address="1Log.F68"/>
            <calcext:condition calcext:apply-style-name="Untitled9" calcext:value="&lt;-0.05" calcext:base-cell-address="1Log.F68"/>
          </calcext:conditional-format>
          <calcext:conditional-format calcext:target-range-address="1Log.F68:1Log.F68">
            <calcext:condition calcext:apply-style-name="Untitled5" calcext:value="&gt;0.09" calcext:base-cell-address="1Log.F68"/>
            <calcext:condition calcext:apply-style-name="Untitled9" calcext:value="&lt;-0.05" calcext:base-cell-address="1Log.F68"/>
          </calcext:conditional-format>
          <calcext:conditional-format calcext:target-range-address="1Log.F68:1Log.F68">
            <calcext:condition calcext:apply-style-name="Untitled6" calcext:value="&lt;-5" calcext:base-cell-address="1Log.F68"/>
          </calcext:conditional-format>
          <calcext:conditional-format calcext:target-range-address="1Log.F69:1Log.F69">
            <calcext:condition calcext:apply-style-name="Untitled5" calcext:value="&gt;0.09" calcext:base-cell-address="1Log.F69"/>
            <calcext:condition calcext:apply-style-name="Untitled9" calcext:value="&lt;-0.05" calcext:base-cell-address="1Log.F69"/>
          </calcext:conditional-format>
          <calcext:conditional-format calcext:target-range-address="1Log.F69:1Log.F69">
            <calcext:condition calcext:apply-style-name="Untitled5" calcext:value="&gt;0.09" calcext:base-cell-address="1Log.F69"/>
            <calcext:condition calcext:apply-style-name="Untitled9" calcext:value="&lt;-0.05" calcext:base-cell-address="1Log.F69"/>
          </calcext:conditional-format>
          <calcext:conditional-format calcext:target-range-address="1Log.F69:1Log.F69">
            <calcext:condition calcext:apply-style-name="Untitled6" calcext:value="&lt;-5" calcext:base-cell-address="1Log.F69"/>
          </calcext:conditional-format>
          <calcext:conditional-format calcext:target-range-address="1Log.F70:1Log.F70">
            <calcext:condition calcext:apply-style-name="Untitled5" calcext:value="&gt;0.09" calcext:base-cell-address="1Log.F70"/>
            <calcext:condition calcext:apply-style-name="Untitled9" calcext:value="&lt;-0.05" calcext:base-cell-address="1Log.F70"/>
          </calcext:conditional-format>
          <calcext:conditional-format calcext:target-range-address="1Log.F70:1Log.F70">
            <calcext:condition calcext:apply-style-name="Untitled5" calcext:value="&gt;0.09" calcext:base-cell-address="1Log.F70"/>
            <calcext:condition calcext:apply-style-name="Untitled9" calcext:value="&lt;-0.05" calcext:base-cell-address="1Log.F70"/>
          </calcext:conditional-format>
          <calcext:conditional-format calcext:target-range-address="1Log.F70:1Log.F70">
            <calcext:condition calcext:apply-style-name="Untitled6" calcext:value="&lt;-5" calcext:base-cell-address="1Log.F70"/>
          </calcext:conditional-format>
          <calcext:conditional-format calcext:target-range-address="1Log.F71:1Log.F71">
            <calcext:condition calcext:apply-style-name="Untitled5" calcext:value="&gt;0.09" calcext:base-cell-address="1Log.F71"/>
            <calcext:condition calcext:apply-style-name="Untitled9" calcext:value="&lt;-0.05" calcext:base-cell-address="1Log.F71"/>
          </calcext:conditional-format>
          <calcext:conditional-format calcext:target-range-address="1Log.F71:1Log.F71">
            <calcext:condition calcext:apply-style-name="Untitled5" calcext:value="&gt;0.09" calcext:base-cell-address="1Log.F71"/>
            <calcext:condition calcext:apply-style-name="Untitled9" calcext:value="&lt;-0.05" calcext:base-cell-address="1Log.F71"/>
          </calcext:conditional-format>
          <calcext:conditional-format calcext:target-range-address="1Log.F71:1Log.F71">
            <calcext:condition calcext:apply-style-name="Untitled6" calcext:value="&lt;-5" calcext:base-cell-address="1Log.F71"/>
          </calcext:conditional-format>
          <calcext:conditional-format calcext:target-range-address="1Log.F72:1Log.F72">
            <calcext:condition calcext:apply-style-name="Untitled5" calcext:value="&gt;0.09" calcext:base-cell-address="1Log.F72"/>
            <calcext:condition calcext:apply-style-name="Untitled9" calcext:value="&lt;-0.05" calcext:base-cell-address="1Log.F72"/>
          </calcext:conditional-format>
          <calcext:conditional-format calcext:target-range-address="1Log.F72:1Log.F72">
            <calcext:condition calcext:apply-style-name="Untitled5" calcext:value="&gt;0.09" calcext:base-cell-address="1Log.F72"/>
            <calcext:condition calcext:apply-style-name="Untitled9" calcext:value="&lt;-0.05" calcext:base-cell-address="1Log.F72"/>
          </calcext:conditional-format>
          <calcext:conditional-format calcext:target-range-address="1Log.F72:1Log.F72">
            <calcext:condition calcext:apply-style-name="Untitled6" calcext:value="&lt;-5" calcext:base-cell-address="1Log.F72"/>
          </calcext:conditional-format>
          <calcext:conditional-format calcext:target-range-address="1Log.F73:1Log.F73">
            <calcext:condition calcext:apply-style-name="Untitled5" calcext:value="&gt;0.09" calcext:base-cell-address="1Log.F73"/>
            <calcext:condition calcext:apply-style-name="Untitled9" calcext:value="&lt;-0.05" calcext:base-cell-address="1Log.F73"/>
          </calcext:conditional-format>
          <calcext:conditional-format calcext:target-range-address="1Log.F73:1Log.F73">
            <calcext:condition calcext:apply-style-name="Untitled5" calcext:value="&gt;0.09" calcext:base-cell-address="1Log.F73"/>
            <calcext:condition calcext:apply-style-name="Untitled9" calcext:value="&lt;-0.05" calcext:base-cell-address="1Log.F73"/>
          </calcext:conditional-format>
          <calcext:conditional-format calcext:target-range-address="1Log.F73:1Log.F73">
            <calcext:condition calcext:apply-style-name="Untitled6" calcext:value="&lt;-5" calcext:base-cell-address="1Log.F73"/>
          </calcext:conditional-format>
          <calcext:conditional-format calcext:target-range-address="1Log.F74:1Log.F74">
            <calcext:condition calcext:apply-style-name="Untitled5" calcext:value="&gt;0.09" calcext:base-cell-address="1Log.F74"/>
            <calcext:condition calcext:apply-style-name="Untitled9" calcext:value="&lt;-0.05" calcext:base-cell-address="1Log.F74"/>
          </calcext:conditional-format>
          <calcext:conditional-format calcext:target-range-address="1Log.F74:1Log.F74">
            <calcext:condition calcext:apply-style-name="Untitled5" calcext:value="&gt;0.09" calcext:base-cell-address="1Log.F74"/>
            <calcext:condition calcext:apply-style-name="Untitled9" calcext:value="&lt;-0.05" calcext:base-cell-address="1Log.F74"/>
          </calcext:conditional-format>
          <calcext:conditional-format calcext:target-range-address="1Log.F74:1Log.F74">
            <calcext:condition calcext:apply-style-name="Untitled6" calcext:value="&lt;-5" calcext:base-cell-address="1Log.F74"/>
          </calcext:conditional-format>
          <calcext:conditional-format calcext:target-range-address="1Log.F75:1Log.F75">
            <calcext:condition calcext:apply-style-name="Untitled5" calcext:value="&gt;0.09" calcext:base-cell-address="1Log.F75"/>
            <calcext:condition calcext:apply-style-name="Untitled9" calcext:value="&lt;-0.05" calcext:base-cell-address="1Log.F75"/>
          </calcext:conditional-format>
          <calcext:conditional-format calcext:target-range-address="1Log.F75:1Log.F75">
            <calcext:condition calcext:apply-style-name="Untitled5" calcext:value="&gt;0.09" calcext:base-cell-address="1Log.F75"/>
            <calcext:condition calcext:apply-style-name="Untitled9" calcext:value="&lt;-0.05" calcext:base-cell-address="1Log.F75"/>
          </calcext:conditional-format>
          <calcext:conditional-format calcext:target-range-address="1Log.F75:1Log.F75">
            <calcext:condition calcext:apply-style-name="Untitled6" calcext:value="&lt;-5" calcext:base-cell-address="1Log.F75"/>
          </calcext:conditional-format>
          <calcext:conditional-format calcext:target-range-address="1Log.F10:1Log.F11">
            <calcext:condition calcext:apply-style-name="Untitled5" calcext:value="&gt;0.09" calcext:base-cell-address="1Log.F10"/>
            <calcext:condition calcext:apply-style-name="Untitled9" calcext:value="&lt;-0.05" calcext:base-cell-address="1Log.F10"/>
          </calcext:conditional-format>
          <calcext:conditional-format calcext:target-range-address="1Log.F10:1Log.F11">
            <calcext:condition calcext:apply-style-name="Untitled5" calcext:value="&gt;0.09" calcext:base-cell-address="1Log.F10"/>
            <calcext:condition calcext:apply-style-name="Untitled9" calcext:value="&lt;-0.05" calcext:base-cell-address="1Log.F10"/>
          </calcext:conditional-format>
          <calcext:conditional-format calcext:target-range-address="1Log.F10:1Log.F11">
            <calcext:condition calcext:apply-style-name="Untitled5" calcext:value="&gt;0.09" calcext:base-cell-address="1Log.F10"/>
            <calcext:condition calcext:apply-style-name="Untitled9" calcext:value="&lt;-0.05" calcext:base-cell-address="1Log.F10"/>
          </calcext:conditional-format>
          <calcext:conditional-format calcext:target-range-address="1Log.F10:1Log.F11">
            <calcext:condition calcext:apply-style-name="Untitled5" calcext:value="&gt;0.09" calcext:base-cell-address="1Log.F10"/>
            <calcext:condition calcext:apply-style-name="Untitled9" calcext:value="&lt;-0.05" calcext:base-cell-address="1Log.F10"/>
          </calcext:conditional-format>
          <calcext:conditional-format calcext:target-range-address="1Log.F10:1Log.F11">
            <calcext:condition calcext:apply-style-name="Untitled5" calcext:value="&gt;0.09" calcext:base-cell-address="1Log.F10"/>
            <calcext:condition calcext:apply-style-name="Untitled9" calcext:value="&lt;-0.05" calcext:base-cell-address="1Log.F10"/>
          </calcext:conditional-format>
          <calcext:conditional-format calcext:target-range-address="1Log.F10:1Log.F11">
            <calcext:condition calcext:apply-style-name="Untitled5" calcext:value="&gt;0.09" calcext:base-cell-address="1Log.F10"/>
            <calcext:condition calcext:apply-style-name="Untitled9" calcext:value="&lt;-0.05" calcext:base-cell-address="1Log.F10"/>
          </calcext:conditional-format>
          <calcext:conditional-format calcext:target-range-address="1Log.F10:1Log.F11">
            <calcext:condition calcext:apply-style-name="Untitled6" calcext:value="&lt;-5" calcext:base-cell-address="1Log.F10"/>
          </calcext:conditional-format>
        </calcext:conditional-formats>
      </table:table>
      <table:table table:name="3FiboRainbow" table:style-name="ta1">
        <office:forms form:automatic-focus="false" form:apply-design-mode="false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9" table:default-cell-style-name="ce331"/>
        <table:table-column table:style-name="co29" table:number-columns-repeated="29" table:default-cell-style-name="Default"/>
        <table:table-column table:style-name="co4" table:default-cell-style-name="Default"/>
        <table:table-column table:style-name="co31" table:default-cell-style-name="Default"/>
        <table:table-column table:style-name="co4" table:number-columns-repeated="988" table:default-cell-style-name="Default"/>
        <table:table-row table:style-name="ro7">
          <table:table-cell table:number-columns-repeated="1024"/>
        </table:table-row>
        <table:table-row table:style-name="ro7">
          <table:table-cell table:number-columns-repeated="9"/>
          <table:table-cell office:value-type="string" calcext:value-type="string">
            <text:p>projections</text:p>
          </table:table-cell>
          <table:table-cell table:number-columns-repeated="3"/>
          <table:table-cell office:value-type="string" calcext:value-type="string">
            <text:p>timewave</text:p>
          </table:table-cell>
          <table:table-cell table:number-columns-repeated="2"/>
          <table:table-cell office:value-type="string" calcext:value-type="string">
            <text:p>timedate</text:p>
          </table:table-cell>
          <table:table-cell table:number-columns-repeated="1007"/>
        </table:table-row>
        <table:table-row table:style-name="ro7">
          <table:table-cell table:number-columns-repeated="10"/>
          <table:table-cell table:style-name="ce375" office:value-type="float" office:value="-1" calcext:value-type="float">
            <text:p>-1</text:p>
          </table:table-cell>
          <table:table-cell table:style-name="ce375" office:value-type="float" office:value="0" calcext:value-type="float">
            <text:p>0</text:p>
          </table:table-cell>
          <table:table-cell table:style-name="ce385" office:value-type="float" office:value="0.382" calcext:value-type="float">
            <text:p>0.382</text:p>
          </table:table-cell>
          <table:table-cell table:style-name="ce393" office:value-type="float" office:value="0.618" calcext:value-type="float">
            <text:p>0.618</text:p>
          </table:table-cell>
          <table:table-cell table:style-name="ce375" office:value-type="float" office:value="1" calcext:value-type="float">
            <text:p>1</text:p>
          </table:table-cell>
          <table:table-cell table:style-name="ce404" office:value-type="float" office:value="1.618" calcext:value-type="float">
            <text:p>1.618</text:p>
          </table:table-cell>
          <table:table-cell table:style-name="ce408" office:value-type="float" office:value="2.618" calcext:value-type="float">
            <text:p>2.618</text:p>
          </table:table-cell>
          <table:table-cell table:style-name="ce412" office:value-type="float" office:value="3.5" calcext:value-type="float">
            <text:p>3.5</text:p>
          </table:table-cell>
          <table:table-cell table:number-columns-repeated="7"/>
          <table:table-cell table:style-name="ce389"/>
          <table:table-cell table:number-columns-repeated="998"/>
        </table:table-row>
        <table:table-row table:style-name="ro8">
          <table:table-cell table:style-name="ce331" table:number-columns-repeated="4"/>
          <table:table-cell/>
          <table:table-cell table:style-name="ce331" table:number-columns-repeated="5"/>
          <table:table-cell table:style-name="ce376" table:formula="of:=DATE([.K6];MONTH([.K5]);DAY([.K5]))+[.K7]" office:value-type="date" office:date-value="2013-10-12" calcext:value-type="date">
            <text:p/>
          </table:table-cell>
          <table:table-cell table:style-name="ce376" table:formula="of:=DATE([.L6];MONTH([.L5]);DAY([.L5]))+[.L7]" office:value-type="date" office:date-value="2013-11-19" calcext:value-type="date">
            <text:p/>
          </table:table-cell>
          <table:table-cell table:style-name="ce386" table:number-columns-repeated="5"/>
          <table:table-cell table:number-columns-repeated="6"/>
          <table:table-cell table:style-name="ce331" table:number-columns-repeated="1001"/>
        </table:table-row>
        <table:table-row table:style-name="ro7">
          <table:table-cell table:number-columns-repeated="10"/>
          <table:table-cell table:style-name="ce377" office:value-type="date" office:date-value="2014-10-12" calcext:value-type="date">
            <text:p>41924</text:p>
          </table:table-cell>
          <table:table-cell table:style-name="ce377" office:value-type="date" office:date-value="2014-11-19" calcext:value-type="date">
            <text:p>41962</text:p>
          </table:table-cell>
          <table:table-cell table:style-name="ce387"/>
          <table:table-cell table:style-name="ce394"/>
          <table:table-cell table:style-name="ce398" table:formula="of:=[.$O$3]*([.$L$4]-[.$K$4])+[.$L$4]" office:value-type="date" office:date-value="2013-12-27" calcext:value-type="date">
            <text:p/>
          </table:table-cell>
          <table:table-cell table:style-name="ce405" table:formula="of:=[.$P$3]*([.$L$4]-[.$K$4])+[.$L$4]" office:value-type="date" office:date-value="2014-01-19T11:36:57.6" calcext:value-type="date">
            <text:p/>
          </table:table-cell>
          <table:table-cell table:style-name="ce409" table:formula="of:=[.$Q$3]*([.$L$4]-[.$K$4])+[.$L$4]" office:value-type="date" office:date-value="2014-02-26T11:36:57.6" calcext:value-type="date">
            <text:p/>
          </table:table-cell>
          <table:table-cell table:style-name="ce413" table:formula="of:=[.$R$3]*([.$L$4]-[.$K$4])+[.$L$4]" office:value-type="date" office:date-value="2014-04-01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335" office:value-type="float" office:value="0.382" calcext:value-type="float">
            <text:p>0.382</text:p>
          </table:table-cell>
          <table:table-cell table:style-name="ce350" office:value-type="float" office:value="0.618" calcext:value-type="float">
            <text:p>0.618</text:p>
          </table:table-cell>
          <table:table-cell table:style-name="ce332" office:value-type="float" office:value="1" calcext:value-type="float">
            <text:p>1</text:p>
          </table:table-cell>
          <table:table-cell table:style-name="ce337" office:value-type="float" office:value="1.618" calcext:value-type="float">
            <text:p>1.618</text:p>
          </table:table-cell>
          <table:table-cell table:style-name="ce338" office:value-type="float" office:value="2.618" calcext:value-type="float">
            <text:p>2.618</text:p>
          </table:table-cell>
          <table:table-cell office:value-type="float" office:value="2.75" calcext:value-type="float">
            <text:p>2.75</text:p>
          </table:table-cell>
          <table:table-cell table:number-columns-repeated="2" table:style-name="ce378" office:value-type="float" office:value="2013" calcext:value-type="float">
            <text:p>2013</text:p>
          </table:table-cell>
          <table:table-cell table:style-name="ce388"/>
          <table:table-cell table:style-name="ce395"/>
          <table:table-cell table:style-name="ce399" table:formula="of:=[.$O$3]*([.$L$4]-[.$K$4])+[.$L$4]" office:value-type="date" office:date-value="2013-12-27" calcext:value-type="date">
            <text:p/>
          </table:table-cell>
          <table:table-cell table:style-name="ce406" table:formula="of:=[.$P$3]*([.$L$4]-[.$K$4])+[.$L$4]" office:value-type="date" office:date-value="2014-01-19T11:36:57.6" calcext:value-type="date">
            <text:p/>
          </table:table-cell>
          <table:table-cell table:style-name="ce410" table:formula="of:=[.$Q$3]*([.$L$4]-[.$K$4])+[.$L$4]" office:value-type="date" office:date-value="2014-02-26T11:36:57.6" calcext:value-type="date">
            <text:p/>
          </table:table-cell>
          <table:table-cell table:style-name="ce414" table:formula="of:=[.$R$3]*([.$L$4]-[.$K$4])+[.$L$4]" office:value-type="date" office:date-value="2014-04-01" calcext:value-type="date">
            <text:p/>
          </table:table-cell>
          <table:table-cell table:style-name="ce335" office:value-type="float" office:value="0.382" calcext:value-type="float">
            <text:p>0.382</text:p>
          </table:table-cell>
          <table:table-cell table:style-name="ce350" office:value-type="float" office:value="0.618" calcext:value-type="float">
            <text:p>0.618</text:p>
          </table:table-cell>
          <table:table-cell table:style-name="ce332" office:value-type="float" office:value="1" calcext:value-type="float">
            <text:p>1</text:p>
          </table:table-cell>
          <table:table-cell table:style-name="ce337" office:value-type="float" office:value="1.618" calcext:value-type="float">
            <text:p>1.618</text:p>
          </table:table-cell>
          <table:table-cell table:style-name="ce338" office:value-type="float" office:value="2.618" calcext:value-type="float">
            <text:p>2.618</text:p>
          </table:table-cell>
          <table:table-cell/>
          <table:table-cell table:style-name="ce438" table:formula="of:=10^(LOG([.$S$8])+[.$Y$14]*3)" office:value-type="string" office:string-value="" calcext:value-type="error">
            <text:p/>
          </table:table-cell>
          <table:table-cell table:number-columns-repeated="999"/>
        </table:table-row>
        <table:table-row table:style-name="ro7">
          <table:table-cell table:number-columns-repeated="10"/>
          <table:table-cell table:number-columns-repeated="2" table:style-name="ce379" office:value-type="time" office:time-value="PT00H00M00S" calcext:value-type="time">
            <text:p>0</text:p>
          </table:table-cell>
          <table:table-cell table:number-columns-repeated="2"/>
          <table:table-cell table:style-name="ce400" table:formula="of:=[.$O$3]*([.$L$4]-[.$K$4])+[.$L$4]" office:value-type="time" office:time-value="PT999240H00M00S" calcext:value-type="time">
            <text:p/>
          </table:table-cell>
          <table:table-cell table:style-name="ce407" table:formula="of:=[.$P$3]*([.$L$4]-[.$K$4])+[.$L$4]" office:value-type="time" office:time-value="PT999803H36M57.600000976S" calcext:value-type="time">
            <text:p/>
          </table:table-cell>
          <table:table-cell table:style-name="ce411" table:formula="of:=[.$Q$3]*([.$L$4]-[.$K$4])+[.$L$4]" office:value-type="time" office:time-value="PT1000715H36M57.600000976S" calcext:value-type="time">
            <text:p/>
          </table:table-cell>
          <table:table-cell table:style-name="ce415" table:formula="of:=[.$R$3]*([.$L$4]-[.$K$4])+[.$L$4]" office:value-type="time" office:time-value="PT1001520H00M00S" calcext:value-type="time">
            <text:p/>
          </table:table-cell>
          <table:table-cell table:number-columns-repeated="5"/>
          <table:table-cell table:style-name="ce438" table:formula="of:=10^(LOG([.$S$8])+[.$Y$14]*2.75)" office:value-type="string" office:string-value="" calcext:value-type="error">
            <text:p/>
          </table:table-cell>
          <table:table-cell table:number-columns-repeated="1000"/>
        </table:table-row>
        <table:table-row table:style-name="ro9">
          <table:table-cell/>
          <table:table-cell table:style-name="ce332" office:value-type="string" calcext:value-type="string">
            <text:p>w1</text:p>
          </table:table-cell>
          <table:table-cell/>
          <table:table-cell table:style-name="ce340" office:value-type="float" office:value="990" calcext:value-type="float">
            <text:p>990</text:p>
          </table:table-cell>
          <table:table-cell table:style-name="ce345" table:number-columns-repeated="5"/>
          <table:table-cell table:style-name="ce368" table:formula="of:=[.J14]-[.D8]" office:value-type="float" office:value="-610" calcext:value-type="float">
            <text:p/>
          </table:table-cell>
          <table:table-cell table:number-columns-repeated="2"/>
          <table:table-cell table:style-name="ce389"/>
          <table:table-cell table:number-columns-repeated="2"/>
          <table:table-cell office:value-type="string" calcext:value-type="string">
            <text:p>ext</text:p>
          </table:table-cell>
          <table:table-cell office:value-type="string" calcext:value-type="string">
            <text:p>like</text:p>
          </table:table-cell>
          <table:table-cell/>
          <table:table-cell table:style-name="ce417" office:value-type="float" office:value="-680" calcext:value-type="float">
            <text:p>-680</text:p>
          </table:table-cell>
          <table:table-cell table:style-name="ce426" table:number-columns-repeated="3"/>
          <table:table-cell table:style-name="ce436" table:formula="of:=10^(LOG(ABS([.$S$8]))+SIGN([.S8])*[.$Y$14]*[.W6])" office:value-type="float" office:value="6.17790772030158" calcext:value-type="float">
            <text:p/>
          </table:table-cell>
          <table:table-cell table:style-name="ce426"/>
          <table:table-cell table:style-name="ce361" office:value-type="float" office:value="765" calcext:value-type="float">
            <text:p>765</text:p>
          </table:table-cell>
          <table:table-cell table:number-columns-repeated="999"/>
        </table:table-row>
        <table:table-row table:style-name="ro9">
          <table:table-cell/>
          <table:table-cell table:style-name="ce333" office:value-type="string" calcext:value-type="string">
            <text:p>w2</text:p>
          </table:table-cell>
          <table:table-cell/>
          <table:table-cell table:style-name="ce341"/>
          <table:table-cell table:style-name="ce346" table:formula="of:=[.D8]+[.J8]*0.118*2" office:value-type="float" office:value="846.04" calcext:value-type="float">
            <text:p/>
          </table:table-cell>
          <table:table-cell table:style-name="ce347" table:number-columns-repeated="4"/>
          <table:table-cell table:style-name="ce369"/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size</text:p>
          </table:table-cell>
          <table:table-cell/>
          <table:table-cell table:style-name="ce418"/>
          <table:table-cell table:style-name="ce427" table:number-columns-repeated="2"/>
          <table:table-cell table:style-name="ce433" table:formula="of:=10^(LOG(ABS([.$S$8]))+SIGN([.S8])*[.$Y$14]*[.V6])" office:value-type="float" office:value="37.213381149848" calcext:value-type="float">
            <text:p/>
          </table:table-cell>
          <table:table-cell table:style-name="ce427"/>
          <table:table-cell table:style-name="ce439" table:formula="of:=10^(LOG([.Y8])-[.Y14]*0.118)" office:value-type="float" office:value="618.925284371202" calcext:value-type="float">
            <text:p/>
          </table:table-cell>
          <table:table-cell table:style-name="ce442"/>
          <table:table-cell table:number-columns-repeated="3"/>
          <table:table-cell office:value-type="float" office:value="0.382" calcext:value-type="float">
            <text:p>0.382</text:p>
          </table:table-cell>
          <table:table-cell table:number-columns-repeated="995"/>
        </table:table-row>
        <table:table-row table:style-name="ro9">
          <table:table-cell/>
          <table:table-cell table:style-name="ce334" office:value-type="string" calcext:value-type="string">
            <text:p>w3</text:p>
          </table:table-cell>
          <table:table-cell/>
          <table:table-cell table:style-name="ce341"/>
          <table:table-cell table:style-name="ce347"/>
          <table:table-cell table:style-name="ce351" table:formula="of:=[.J14]-[.J8]*0.618" office:value-type="float" office:value="756.98" calcext:value-type="float">
            <text:p/>
          </table:table-cell>
          <table:table-cell table:style-name="ce347" table:number-columns-repeated="3"/>
          <table:table-cell table:style-name="ce369"/>
          <table:table-cell table:style-name="ce380" table:formula="of:=[.J8]*[.E6]+[.F10]" office:value-type="float" office:value="523.96" calcext:value-type="float">
            <text:p/>
          </table:table-cell>
          <table:table-cell table:style-name="ce380" table:formula="of:=[.J8]*[.F6]+[.F10]" office:value-type="float" office:value="380" calcext:value-type="float">
            <text:p/>
          </table:table-cell>
          <table:table-cell table:style-name="ce380" table:formula="of:=[.J8]*[.G6]+[.F10]" office:value-type="float" office:value="146.98" calcext:value-type="float">
            <text:p/>
          </table:table-cell>
          <table:table-cell table:style-name="ce380" table:formula="of:=[.J8]*[.H6]+[.F10]" office:value-type="float" office:value="-230" calcext:value-type="float">
            <text:p/>
          </table:table-cell>
          <table:table-cell/>
          <table:table-cell office:value-type="string" calcext:value-type="string">
            <text:p>retr</text:p>
          </table:table-cell>
          <table:table-cell office:value-type="string" calcext:value-type="string">
            <text:p>color</text:p>
          </table:table-cell>
          <table:table-cell/>
          <table:table-cell table:style-name="ce418"/>
          <table:table-cell table:style-name="ce427"/>
          <table:table-cell table:style-name="ce430" table:formula="of:=10^(LOG(ABS([.$S$8]))+SIGN([.$S$8])*[.$Y$14]*[.$U$6])" office:value-type="float" office:value="112.888888888889" calcext:value-type="float">
            <text:p/>
          </table:table-cell>
          <table:table-cell table:style-name="ce427"/>
          <table:table-cell table:style-name="ce437" table:formula="of:=10^(LOG([.Y8])-[.Y14]*0.382)" office:value-type="float" office:value="385.261657121619" calcext:value-type="float">
            <text:p/>
          </table:table-cell>
          <table:table-cell table:style-name="ce427"/>
          <table:table-cell table:style-name="ce442"/>
          <table:table-cell/>
          <table:table-cell table:style-name="ce446"/>
          <table:table-cell table:formula="of:=[.AB11]-[.AB12]" office:value-type="float" office:value="222" calcext:value-type="float">
            <text:p/>
          </table:table-cell>
          <table:table-cell table:formula="of:=[.AB10]/2" office:value-type="float" office:value="111" calcext:value-type="float">
            <text:p/>
          </table:table-cell>
          <table:table-cell table:number-columns-repeated="995"/>
        </table:table-row>
        <table:table-row table:style-name="ro9">
          <table:table-cell/>
          <table:table-cell table:style-name="ce335" office:value-type="string" calcext:value-type="string">
            <text:p>w4</text:p>
          </table:table-cell>
          <table:table-cell/>
          <table:table-cell table:style-name="ce341"/>
          <table:table-cell table:style-name="ce347" table:number-columns-repeated="2"/>
          <table:table-cell table:style-name="ce353" table:formula="of:=[.J14]-[.J8]*0.5" office:value-type="float" office:value="685" calcext:value-type="float">
            <text:p/>
          </table:table-cell>
          <table:table-cell table:style-name="ce347" table:number-columns-repeated="2"/>
          <table:table-cell table:style-name="ce369"/>
          <table:table-cell table:style-name="ce380" table:number-columns-repeated="4"/>
          <table:table-cell table:number-columns-repeated="2"/>
          <table:table-cell office:value-type="string" calcext:value-type="string">
            <text:p>waves</text:p>
          </table:table-cell>
          <table:table-cell/>
          <table:table-cell table:style-name="ce418"/>
          <table:table-cell table:style-name="ce351" table:formula="of:=10^(LOG(ABS([.$S$8]))+SIGN([.$S$8])*[.$Y$14]*[.$T$6])" office:value-type="float" office:value="224.159343146722" calcext:value-type="float">
            <text:p/>
          </table:table-cell>
          <table:table-cell table:style-name="ce427"/>
          <table:table-cell table:style-name="ce353" table:formula="of:=10^(LOG([.S14])+[.Y14]*0.5)" office:value-type="float" office:value="311.696968223946" calcext:value-type="float">
            <text:p/>
          </table:table-cell>
          <table:table-cell table:style-name="ce427" table:number-columns-repeated="2"/>
          <table:table-cell table:style-name="ce442"/>
          <table:table-cell table:number-columns-repeated="2"/>
          <table:table-cell office:value-type="float" office:value="555" calcext:value-type="float">
            <text:p>555</text:p>
          </table:table-cell>
          <table:table-cell table:formula="of:=10^[.AC15]" office:value-type="float" office:value="429.901151429023" calcext:value-type="float">
            <text:p/>
          </table:table-cell>
          <table:table-cell table:number-columns-repeated="995"/>
        </table:table-row>
        <table:table-row table:style-name="ro9">
          <table:table-cell/>
          <table:table-cell table:style-name="ce336" office:value-type="string" calcext:value-type="string">
            <text:p>w5</text:p>
          </table:table-cell>
          <table:table-cell/>
          <table:table-cell table:style-name="ce341"/>
          <table:table-cell table:style-name="ce347" table:number-columns-repeated="3"/>
          <table:table-cell table:style-name="ce356" table:formula="of:=[.J14]-[.J8]*0.382" office:value-type="float" office:value="613.02" calcext:value-type="float">
            <text:p/>
          </table:table-cell>
          <table:table-cell table:style-name="ce347"/>
          <table:table-cell table:style-name="ce369"/>
          <table:table-cell table:style-name="ce380"/>
          <table:table-cell table:style-name="ce380" table:formula="of:=[.J8]*[.F6]+[.H12]" office:value-type="float" office:value="236.04" calcext:value-type="float">
            <text:p/>
          </table:table-cell>
          <table:table-cell table:style-name="ce380" table:formula="of:=[.J8]*[.G6]+[.H12]" office:value-type="float" office:value="3.01999999999998" calcext:value-type="float">
            <text:p/>
          </table:table-cell>
          <table:table-cell table:style-name="ce380" table:formula="of:=[.J8]*[.H6]+[.H12]" office:value-type="float" office:value="-373.96" calcext:value-type="float">
            <text:p/>
          </table:table-cell>
          <table:table-cell table:number-columns-repeated="4"/>
          <table:table-cell table:style-name="ce356" table:formula="of:=10^(LOG(ABS([.$S$8]))+SIGN([.$S$8])*[.$Y$14]*[.$S$6])" office:value-type="float" office:value="342.454806330328" calcext:value-type="float">
            <text:p/>
          </table:table-cell>
          <table:table-cell table:style-name="ce427"/>
          <table:table-cell table:style-name="ce431" table:formula="of:=10^(LOG([.S14])+[.Y14]*0.382)" office:value-type="float" office:value="252.179261040063" calcext:value-type="float">
            <text:p/>
          </table:table-cell>
          <table:table-cell table:style-name="ce427" table:number-columns-repeated="3"/>
          <table:table-cell table:style-name="ce442"/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996"/>
        </table:table-row>
        <table:table-row table:style-name="ro9">
          <table:table-cell/>
          <table:table-cell table:style-name="ce337" office:value-type="string" calcext:value-type="string">
            <text:p>wA</text:p>
          </table:table-cell>
          <table:table-cell/>
          <table:table-cell table:style-name="ce341"/>
          <table:table-cell table:style-name="ce347" table:number-columns-repeated="4"/>
          <table:table-cell table:style-name="ce360" table:formula="of:=[.J14]-[.J8]*0.118*2" office:value-type="float" office:value="523.96" calcext:value-type="float">
            <text:p/>
          </table:table-cell>
          <table:table-cell table:style-name="ce369"/>
          <table:table-cell table:style-name="ce380" table:number-columns-repeated="4"/>
          <table:table-cell table:number-columns-repeated="4"/>
          <table:table-cell table:style-name="ce418"/>
          <table:table-cell table:style-name="ce428" table:formula="of:=10^(LOG([.S14])-[.Y14]*0.118)" office:value-type="float" office:value="102.749687732213" calcext:value-type="float">
            <text:p/>
          </table:table-cell>
          <table:table-cell table:style-name="ce427" table:number-columns-repeated="4"/>
          <table:table-cell table:style-name="ce442"/>
          <table:table-cell table:number-columns-repeated="999"/>
        </table:table-row>
        <table:table-row table:style-name="ro9">
          <table:table-cell/>
          <table:table-cell table:style-name="ce335" office:value-type="string" calcext:value-type="string">
            <text:p>wB</text:p>
          </table:table-cell>
          <table:table-cell/>
          <table:table-cell table:style-name="ce342"/>
          <table:table-cell table:style-name="ce348" table:number-columns-repeated="5"/>
          <table:table-cell table:style-name="ce370" office:value-type="float" office:value="380" calcext:value-type="float">
            <text:p>380</text:p>
          </table:table-cell>
          <table:table-cell table:style-name="ce380" table:number-columns-repeated="4"/>
          <table:table-cell table:style-name="ce331" office:value-type="string" calcext:value-type="string">
            <text:p>base</text:p>
          </table:table-cell>
          <table:table-cell table:number-columns-repeated="3"/>
          <table:table-cell table:style-name="ce419" office:value-type="float" office:value="127" calcext:value-type="float">
            <text:p>127</text:p>
          </table:table-cell>
          <table:table-cell table:style-name="ce429" table:number-columns-repeated="5"/>
          <table:table-cell table:style-name="ce443" table:formula="of:=-LOG([.S14])+LOG([.Y8])" office:value-type="float" office:value="0.77985771419766" calcext:value-type="float">
            <text:p/>
          </table:table-cell>
          <table:table-cell table:number-columns-repeated="2"/>
          <table:table-cell table:formula="of:=LOG([.AB11])" office:value-type="float" office:value="2.74429298312268" calcext:value-type="float">
            <text:p/>
          </table:table-cell>
          <table:table-cell table:number-columns-repeated="996"/>
        </table:table-row>
        <table:table-row table:style-name="ro10">
          <table:table-cell/>
          <table:table-cell table:style-name="ce338" office:value-type="string" calcext:value-type="string">
            <text:p>wC</text:p>
          </table:table-cell>
          <table:table-cell table:number-columns-repeated="3"/>
          <table:table-cell table:style-name="ce331"/>
          <table:table-cell table:number-columns-repeated="4"/>
          <table:table-cell table:style-name="ce380" table:formula="of:=[.J8]*[.E6]+[.J14]" office:value-type="float" office:value="146.98" calcext:value-type="float">
            <text:p/>
          </table:table-cell>
          <table:table-cell table:style-name="ce380" table:number-columns-repeated="3"/>
          <table:table-cell table:style-name="ce331" office:value-type="string" calcext:value-type="string">
            <text:p>init</text:p>
          </table:table-cell>
          <table:table-cell table:number-columns-repeated="2"/>
          <table:table-cell table:style-name="ce416" office:value-type="string" calcext:value-type="string">
            <text:p>Exp</text:p>
          </table:table-cell>
          <table:table-cell table:number-columns-repeated="9"/>
          <table:table-cell table:formula="of:=LOG([.AB12])" office:value-type="float" office:value="2.52244423350632" calcext:value-type="float">
            <text:p/>
          </table:table-cell>
          <table:table-cell table:formula="of:=[.AB15]+[.AC16]" office:value-type="float" office:value="2.6333686083145" calcext:value-type="float">
            <text:p/>
          </table:table-cell>
          <table:table-cell table:number-columns-repeated="995"/>
        </table:table-row>
        <table:table-row table:style-name="ro9">
          <table:table-cell/>
          <table:table-cell table:style-name="ce339" office:value-type="string" calcext:value-type="string">
            <text:p>wX</text:p>
          </table:table-cell>
          <table:table-cell/>
          <table:table-cell table:style-name="ce343" table:formula="of:=-[.D22]+[.J16]" office:value-type="float" office:value="750" calcext:value-type="float">
            <text:p/>
          </table:table-cell>
          <table:table-cell table:style-name="ce345" table:number-columns-repeated="5"/>
          <table:table-cell table:style-name="ce371" office:value-type="float" office:value="1150" calcext:value-type="float">
            <text:p>1150</text:p>
          </table:table-cell>
          <table:table-cell table:style-name="ce380"/>
          <table:table-cell table:style-name="ce380" table:formula="of:=[.J8]*0.618+[.J14]" office:value-type="float" office:value="3.01999999999998" calcext:value-type="float">
            <text:p/>
          </table:table-cell>
          <table:table-cell table:style-name="ce380" table:number-columns-repeated="2"/>
          <table:table-cell table:style-name="ce331" office:value-type="string" calcext:value-type="string">
            <text:p>scale</text:p>
          </table:table-cell>
          <table:table-cell table:number-columns-repeated="3"/>
          <table:table-cell table:style-name="ce420" office:value-type="float" office:value="995" calcext:value-type="float">
            <text:p>995</text:p>
          </table:table-cell>
          <table:table-cell table:style-name="ce426" table:number-columns-repeated="5"/>
          <table:table-cell table:style-name="ce417" office:value-type="float" office:value="635" calcext:value-type="float">
            <text:p>635</text:p>
          </table:table-cell>
          <table:table-cell table:number-columns-repeated="2"/>
          <table:table-cell table:formula="of:=[.AB14]-[.AB15]" office:value-type="float" office:value="0.221848749616356" calcext:value-type="float">
            <text:p/>
          </table:table-cell>
          <table:table-cell table:formula="of:=[.AB16]/2" office:value-type="float" office:value="0.110924374808178" calcext:value-type="float">
            <text:p/>
          </table:table-cell>
          <table:table-cell table:number-columns-repeated="995"/>
        </table:table-row>
        <table:table-row table:style-name="ro9">
          <table:table-cell table:number-columns-repeated="3"/>
          <table:table-cell table:style-name="ce341"/>
          <table:table-cell table:style-name="ce347" table:number-columns-repeated="4"/>
          <table:table-cell table:style-name="ce360" table:formula="of:=[.J16]-[.J22]*2" office:value-type="float" office:value="973" calcext:value-type="float">
            <text:p/>
          </table:table-cell>
          <table:table-cell table:style-name="ce369"/>
          <table:table-cell table:style-name="ce380" table:number-columns-repeated="3"/>
          <table:table-cell table:style-name="ce380" table:formula="of:=[.J8]*1.618+[.J14]" office:value-type="float" office:value="-606.98" calcext:value-type="float">
            <text:p/>
          </table:table-cell>
          <table:table-cell table:style-name="ce331" office:value-type="string" calcext:value-type="string">
            <text:p>log</text:p>
          </table:table-cell>
          <table:table-cell table:number-columns-repeated="3"/>
          <table:table-cell table:style-name="ce418"/>
          <table:table-cell table:style-name="ce346" table:formula="of:=10^(LOG([.S16])+[.S22])" office:value-type="float" office:value="966.089936298957" calcext:value-type="float">
            <text:p/>
          </table:table-cell>
          <table:table-cell table:style-name="ce427" table:number-columns-repeated="4"/>
          <table:table-cell table:style-name="ce356" table:formula="of:=10^(LOG(ABS([.$Y$16]))+SIGN([.$Y$16])*[.$T$21]*[.$S$6])" office:value-type="float" office:value="577.18968184071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41"/>
          <table:table-cell table:style-name="ce347" table:number-columns-repeated="3"/>
          <table:table-cell table:style-name="ce357" table:formula="of:=[.D22]+[.D16]*0.618" office:value-type="float" office:value="863.5" calcext:value-type="float">
            <text:p/>
          </table:table-cell>
          <table:table-cell table:style-name="ce347"/>
          <table:table-cell table:style-name="ce369"/>
          <table:table-cell table:number-columns-repeated="4"/>
          <table:table-cell office:value-type="float" office:value="555" calcext:value-type="float">
            <text:p>555</text:p>
          </table:table-cell>
          <table:table-cell table:formula="of:=10^[.P19]" office:value-type="float" office:value="496.561522050072" calcext:value-type="float">
            <text:p/>
          </table:table-cell>
          <table:table-cell table:number-columns-repeated="2"/>
          <table:table-cell table:style-name="ce418"/>
          <table:table-cell table:style-name="ce427"/>
          <table:table-cell table:style-name="ce352" table:formula="of:=10^(LOG([.Y22])-[.T21]*0.618)" office:value-type="float" office:value="904.415328238592" calcext:value-type="float">
            <text:p/>
          </table:table-cell>
          <table:table-cell table:style-name="ce427" table:number-columns-repeated="3"/>
          <table:table-cell table:style-name="ce351" table:formula="of:=10^(LOG(ABS([.$Y$16]))+SIGN([.$Y$16])*[.$T$21]*[.$T$6])" office:value-type="float" office:value="544.136067395547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41"/>
          <table:table-cell table:style-name="ce347" table:number-columns-repeated="2"/>
          <table:table-cell table:style-name="ce354" table:formula="of:=[.D22]+[.D16]*0.5" office:value-type="float" office:value="775" calcext:value-type="float">
            <text:p/>
          </table:table-cell>
          <table:table-cell table:style-name="ce347" table:number-columns-repeated="2"/>
          <table:table-cell table:style-name="ce369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formula="of:=LOG([.O18])" office:value-type="float" office:value="2.74429298312268" calcext:value-type="float">
            <text:p/>
          </table:table-cell>
          <table:table-cell table:formula="of:=[.O19]*0.618+1" office:value-type="float" office:value="2.69597306356981" calcext:value-type="float">
            <text:p/>
          </table:table-cell>
          <table:table-cell table:number-columns-repeated="2"/>
          <table:table-cell table:style-name="ce418"/>
          <table:table-cell table:style-name="ce427" table:number-columns-repeated="2"/>
          <table:table-cell table:style-name="ce353" table:formula="of:=10^(LOG([.Y22])-[.T21]*0.5)" office:value-type="float" office:value="878.137233010877" calcext:value-type="float">
            <text:p/>
          </table:table-cell>
          <table:table-cell table:style-name="ce427" table:number-columns-repeated="2"/>
          <table:table-cell table:style-name="ce430" table:formula="of:=10^(LOG(ABS([.$Y$16]))+SIGN([.$Y$16])*[.$T$21]*[.$U$6])" office:value-type="float" office:value="494.597989949749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41"/>
          <table:table-cell table:style-name="ce347"/>
          <table:table-cell table:style-name="ce352" table:formula="of:=[.D22]+[.D16]*0.382" office:value-type="float" office:value="686.5" calcext:value-type="float">
            <text:p/>
          </table:table-cell>
          <table:table-cell table:style-name="ce347" table:number-columns-repeated="3"/>
          <table:table-cell table:style-name="ce369"/>
          <table:table-cell/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table:formula="of:=[.O19]-1" office:value-type="float" office:value="1.74429298312268" calcext:value-type="float">
            <text:p/>
          </table:table-cell>
          <table:table-cell table:number-columns-repeated="3"/>
          <table:table-cell table:style-name="ce418"/>
          <table:table-cell table:style-name="ce427" table:number-columns-repeated="3"/>
          <table:table-cell table:style-name="ce356" table:formula="of:=10^(LOG([.Y22])-[.T21]*0.382)" office:value-type="float" office:value="852.622656785147" calcext:value-type="float">
            <text:p/>
          </table:table-cell>
          <table:table-cell table:style-name="ce427"/>
          <table:table-cell table:style-name="ce433" table:formula="of:=10^(LOG(ABS([.$Y$16]))+SIGN([.$Y$16])*[.$T$21]*[.$V$6])" office:value-type="float" office:value="423.824575107084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41"/>
          <table:table-cell table:style-name="ce349" table:formula="of:=[.D22]+[.J22]*2" office:value-type="float" office:value="577" calcext:value-type="float">
            <text:p/>
          </table:table-cell>
          <table:table-cell table:style-name="ce347" table:number-columns-repeated="4"/>
          <table:table-cell table:style-name="ce369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418"/>
          <table:table-cell table:style-name="ce368" table:formula="of:=LOG([.Y22])-LOG([.S16])" office:value-type="float" office:value="-0.108521378239415" calcext:value-type="float">
            <text:p/>
          </table:table-cell>
          <table:table-cell table:style-name="ce427" table:number-columns-repeated="3"/>
          <table:table-cell table:style-name="ce360" table:formula="of:=10^(LOG([.Y22])+ABS([.S22]))" office:value-type="float" office:value="798.191732494535" calcext:value-type="float">
            <text:p/>
          </table:table-cell>
          <table:table-cell table:style-name="ce436" table:formula="of:=10^(LOG(ABS([.$Y$16]))+SIGN([.$Y$16])*[.$T$21]*[.$W$6])" office:value-type="float" office:value="330.114618802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344" office:value-type="float" office:value="400" calcext:value-type="float">
            <text:p>400</text:p>
          </table:table-cell>
          <table:table-cell table:style-name="ce348" table:number-columns-repeated="5"/>
          <table:table-cell table:style-name="ce372" table:formula="of:=[.D16]*0.118" office:value-type="float" office:value="88.5" calcext:value-type="float">
            <text:p/>
          </table:table-cell>
          <table:table-cell/>
          <table:table-cell table:formula="of:=0.618*[.L20]+0.382*[.M20]" office:value-type="float" office:value="718" calcext:value-type="float">
            <text:p/>
          </table:table-cell>
          <table:table-cell table:formula="of:=0.382*LOG([.L20];[.N20])" office:value-type="float" office:value="28.0680511855989" calcext:value-type="float">
            <text:p/>
          </table:table-cell>
          <table:table-cell table:formula="of:=0.618*LOG([.M20];[.N20])" office:value-type="float" office:value="29.8603483991276" calcext:value-type="float">
            <text:p/>
          </table:table-cell>
          <table:table-cell table:number-columns-repeated="4"/>
          <table:table-cell table:style-name="ce421" table:formula="of:=[.T21]*0.118" office:value-type="float" office:value="-0.012805522632251" calcext:value-type="float">
            <text:p/>
          </table:table-cell>
          <table:table-cell table:style-name="ce429" table:number-columns-repeated="5"/>
          <table:table-cell table:style-name="ce444" office:value-type="float" office:value="775" calcext:value-type="float">
            <text:p>775</text:p>
          </table:table-cell>
          <table:table-cell table:number-columns-repeated="999"/>
        </table:table-row>
        <table:table-row table:style-name="ro7">
          <table:table-cell table:number-columns-repeated="11"/>
          <table:table-cell table:formula="of:=LOG([.L22];[.N20])" office:value-type="float" office:value="69.0007046734141" calcext:value-type="float">
            <text:p/>
          </table:table-cell>
          <table:table-cell table:formula="of:=[.M22]+[.N22]" office:value-type="float" office:value="57.9283995847266" calcext:value-type="float">
            <text:p/>
          </table:table-cell>
          <table:table-cell table:number-columns-repeated="1011"/>
        </table:table-row>
        <table:table-row table:style-name="ro7">
          <table:table-cell table:number-columns-repeated="13"/>
          <table:table-cell table:formula="of:=[.L23]-[.M23]" office:value-type="float" office:value="11.0723050886876" calcext:value-type="float">
            <text:p/>
          </table:table-cell>
          <table:table-cell table:number-columns-repeated="4"/>
          <table:table-cell table:formula="of:=LOG([.S16])" office:value-type="float" office:value="2.99782308074573" calcext:value-type="float">
            <text:p/>
          </table:table-cell>
          <table:table-cell table:number-columns-repeated="1005"/>
        </table:table-row>
        <table:table-row table:style-name="ro7">
          <table:table-cell table:number-columns-repeated="21"/>
          <table:table-cell office:value-type="float" office:value="0.3" calcext:value-type="float">
            <text:p>0.3</text:p>
          </table:table-cell>
          <table:table-cell table:number-columns-repeated="2"/>
          <table:table-cell table:formula="of:=LOG([.Y22])" office:value-type="float" office:value="2.88930170250631" calcext:value-type="float">
            <text:p/>
          </table:table-cell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0"/>
          <table:table-cell table:formula="of:=[.S24]-[.Y25]" office:value-type="float" office:value="0.108521378239415" calcext:value-type="float">
            <text:p/>
          </table:table-cell>
          <table:table-cell table:formula="of:=[.U27]*[.V25]" office:value-type="float" office:value="0.0325564134718245" calcext:value-type="float">
            <text:p/>
          </table:table-cell>
          <table:table-cell table:formula="of:=[.V27]+[.Y25]" office:value-type="float" office:value="2.92185811597813" calcext:value-type="float">
            <text:p/>
          </table:table-cell>
          <table:table-cell/>
          <table:table-cell table:formula="of:=[.W27]+[.Y25]" office:value-type="float" office:value="5.81115981848444" calcext:value-type="float">
            <text:p/>
          </table:table-cell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9"/>
          <table:table-cell office:value-type="string" calcext:value-type="string">
            <text:p>fiborainbow</text:p>
          </table:table-cell>
          <table:table-cell table:number-columns-repeated="13"/>
          <table:table-cell table:formula="of:=10^[.W27]" office:value-type="float" office:value="835.330071285363" calcext:value-type="float">
            <text:p/>
          </table:table-cell>
          <table:table-cell table:formula="of:=10^[.Y27]" office:value-type="float" office:value="647380.805246156" calcext:value-type="float">
            <text:p/>
          </table:table-cell>
          <table:table-cell table:number-columns-repeated="999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73" office:value-type="float" office:value="0.382" calcext:value-type="float">
            <text:p>0.382</text:p>
          </table:table-cell>
          <table:table-cell table:style-name="ce381" office:value-type="float" office:value="0.618" calcext:value-type="float">
            <text:p>0.618</text:p>
          </table:table-cell>
          <table:table-cell table:style-name="ce383" office:value-type="float" office:value="1" calcext:value-type="float">
            <text:p>1</text:p>
          </table:table-cell>
          <table:table-cell table:style-name="ce390" office:value-type="float" office:value="1.618" calcext:value-type="float">
            <text:p>1.618</text:p>
          </table:table-cell>
          <table:table-cell table:style-name="ce396" office:value-type="float" office:value="2.618" calcext:value-type="float">
            <text:p>2.618</text:p>
          </table:table-cell>
          <table:table-cell table:number-columns-repeated="1010"/>
        </table:table-row>
        <table:table-row table:style-name="ro7">
          <table:table-cell table:number-columns-repeated="4"/>
          <table:table-cell table:style-name="Default"/>
          <table:table-cell table:number-columns-repeated="4"/>
          <table:table-cell table:style-name="ce331"/>
          <table:table-cell table:number-columns-repeated="1014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61" office:value-type="float" office:value="610" calcext:value-type="float">
            <text:p>610</text:p>
          </table:table-cell>
          <table:table-cell table:style-name="ce345" table:number-columns-repeated="5"/>
          <table:table-cell table:style-name="ce343" table:formula="of:=-[.I$41]+[.I$35]" office:value-type="float" office:value="210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62" table:formula="of:=[.$I35]-[.$O35]*0.118*2" office:value-type="float" office:value="560.44" calcext:value-type="float">
            <text:p/>
          </table:table-cell>
          <table:table-cell table:style-name="ce347"/>
          <table:table-cell/>
          <table:table-cell table:style-name="ce347" table:number-columns-repeated="2"/>
          <table:table-cell/>
          <table:table-cell table:style-name="ce401" table:formula="of:=([.$O41]-[.$O35]*[.$N33])" office:value-type="float" office:value="365.22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/>
          <table:table-cell table:style-name="ce355" table:formula="of:=([.$I$37]-[.$O$35]*[.$L$33])" office:value-type="float" office:value="319.78" calcext:value-type="float">
            <text:p/>
          </table:table-cell>
          <table:table-cell table:style-name="ce358" table:formula="of:=([.$I$37]-[.$O$35]*[.$J$33])" office:value-type="float" office:value="449.56" calcext:value-type="float">
            <text:p/>
          </table:table-cell>
          <table:table-cell table:style-name="ce357" table:formula="of:=[.I41]+[.O35]*0.618" office:value-type="float" office:value="529.78" calcext:value-type="float">
            <text:p/>
          </table:table-cell>
          <table:table-cell table:style-name="ce358" table:formula="of:=([.$I$37]-[.$O$35]*[.$J$33])" office:value-type="float" office:value="449.56" calcext:value-type="float">
            <text:p/>
          </table:table-cell>
          <table:table-cell table:style-name="ce347"/>
          <table:table-cell table:style-name="ce355" table:formula="of:=([.$I$37]-[.$O$35]*[.$L$33])" office:value-type="float" office:value="319.78" calcext:value-type="float">
            <text:p/>
          </table:table-cell>
          <table:table-cell table:style-name="ce391" table:formula="of:=([.$I$37]-[.$O$35]*[.$M$33])" office:value-type="float" office:value="190" calcext:value-type="float">
            <text:p/>
          </table:table-cell>
          <table:table-cell table:style-name="ce347"/>
          <table:table-cell table:style-name="ce391" table:formula="of:=([.$O41]-[.$O35]*[.$M33])" office:value-type="float" office:value="575.22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54" table:formula="of:=[.$I41]+[.$O35]*0.5" office:value-type="float" office:value="505" calcext:value-type="float">
            <text:p/>
          </table:table-cell>
          <table:table-cell table:style-name="ce358" table:formula="of:=([.$I$38]-[.$O$35]*[.$J$33])" office:value-type="float" office:value="424.78" calcext:value-type="float">
            <text:p/>
          </table:table-cell>
          <table:table-cell table:style-name="ce359" table:formula="of:=([.$I$38]-[.$O$35]*[.$K$33])" office:value-type="float" office:value="375.22" calcext:value-type="float">
            <text:p/>
          </table:table-cell>
          <table:table-cell table:style-name="ce355" table:formula="of:=([.$I$38]-[.$O$35]*[.$L$33])" office:value-type="float" office:value="295" calcext:value-type="float">
            <text:p/>
          </table:table-cell>
          <table:table-cell table:style-name="ce391" table:formula="of:=([.$I$38]-[.$O$35]*[.$M$33])" office:value-type="float" office:value="165.22" calcext:value-type="float">
            <text:p/>
          </table:table-cell>
          <table:table-cell table:style-name="ce347"/>
          <table:table-cell table:style-name="ce355" table:formula="of:=([.$O41]-[.$O35]*[.$L33])" office:value-type="float" office:value="705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/>
          <table:table-cell table:style-name="ce355" table:formula="of:=([.$I$39]-[.$O$35]*[.$L$33])" office:value-type="float" office:value="270.22" calcext:value-type="float">
            <text:p/>
          </table:table-cell>
          <table:table-cell table:style-name="ce359" table:formula="of:=([.$I$39]-[.$O$35]*[.$K$33])" office:value-type="float" office:value="350.44" calcext:value-type="float">
            <text:p/>
          </table:table-cell>
          <table:table-cell table:style-name="ce352" table:formula="of:=[.$I41]+[.$O35]*0.382" office:value-type="float" office:value="480.22" calcext:value-type="float">
            <text:p/>
          </table:table-cell>
          <table:table-cell table:style-name="ce347"/>
          <table:table-cell table:style-name="ce359" table:formula="of:=([.$I$39]-[.$O$35]*[.$K$33])" office:value-type="float" office:value="350.44" calcext:value-type="float">
            <text:p/>
          </table:table-cell>
          <table:table-cell table:style-name="ce355" table:formula="of:=([.$I$39]-[.$O$35]*[.$L$33])" office:value-type="float" office:value="270.22" calcext:value-type="float">
            <text:p/>
          </table:table-cell>
          <table:table-cell table:style-name="ce391" table:formula="of:=([.$I$39]-[.$O$35]*[.$M$33])" office:value-type="float" office:value="140.44" calcext:value-type="float">
            <text:p/>
          </table:table-cell>
          <table:table-cell table:style-name="ce347"/>
          <table:table-cell table:style-name="ce359" table:formula="of:=([.$O41]-[.$O35]*[.$K33])" office:value-type="float" office:value="785.22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63" table:formula="of:=[.$I41]+[.$O35]*0.118*2" office:value-type="float" office:value="449.56" calcext:value-type="float">
            <text:p/>
          </table:table-cell>
          <table:table-cell table:style-name="ce347" table:number-columns-repeated="5"/>
          <table:table-cell table:style-name="ce358" table:formula="of:=([.$O41]-[.$O35]*[.$J33])" office:value-type="float" office:value="834.78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64" office:value-type="float" office:value="400" calcext:value-type="float">
            <text:p>400</text:p>
          </table:table-cell>
          <table:table-cell table:style-name="ce348" table:number-columns-repeated="5"/>
          <table:table-cell table:style-name="ce402" office:value-type="float" office:value="915" calcext:value-type="float">
            <text:p>915</text:p>
          </table:table-cell>
          <table:table-cell table:number-columns-repeated="1009"/>
        </table:table-row>
        <table:table-row table:style-name="ro7">
          <table:table-cell table:number-columns-repeated="14"/>
          <table:table-cell office:value-type="string" calcext:value-type="string">
            <text:p>override</text:p>
          </table:table-cell>
          <table:table-cell table:number-columns-repeated="1009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74" office:value-type="float" office:value="0.382" calcext:value-type="float">
            <text:p>0.382</text:p>
          </table:table-cell>
          <table:table-cell table:style-name="ce382" office:value-type="float" office:value="0.618" calcext:value-type="float">
            <text:p>0.618</text:p>
          </table:table-cell>
          <table:table-cell table:style-name="ce384" office:value-type="float" office:value="1" calcext:value-type="float">
            <text:p>1</text:p>
          </table:table-cell>
          <table:table-cell table:style-name="ce392" office:value-type="float" office:value="1.618" calcext:value-type="float">
            <text:p>1.618</text:p>
          </table:table-cell>
          <table:table-cell table:style-name="ce397" office:value-type="float" office:value="2.618" calcext:value-type="float">
            <text:p>2.618</text:p>
          </table:table-cell>
          <table:table-cell table:number-columns-repeated="5"/>
          <table:table-cell table:style-name="ce374" office:value-type="float" office:value="0.382" calcext:value-type="float">
            <text:p>0.382</text:p>
          </table:table-cell>
          <table:table-cell table:style-name="ce382" office:value-type="float" office:value="0.618" calcext:value-type="float">
            <text:p>0.618</text:p>
          </table:table-cell>
          <table:table-cell table:style-name="ce384" office:value-type="float" office:value="1" calcext:value-type="float">
            <text:p>1</text:p>
          </table:table-cell>
          <table:table-cell table:style-name="ce392" office:value-type="float" office:value="1.618" calcext:value-type="float">
            <text:p>1.618</text:p>
          </table:table-cell>
          <table:table-cell table:style-name="ce397" office:value-type="float" office:value="2.618" calcext:value-type="float">
            <text:p>2.618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4"/>
          <table:table-cell table:style-name="Default"/>
          <table:table-cell table:number-columns-repeated="10"/>
          <table:table-cell table:style-name="ce343" table:formula="of:=-[.I$56]-[.I$50]" office:value-type="float" office:value="210" calcext:value-type="float">
            <text:p/>
          </table:table-cell>
          <table:table-cell table:number-columns-repeated="7"/>
          <table:table-cell table:style-name="ce440"/>
          <table:table-cell table:number-columns-repeated="1000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61" office:value-type="float" office:value="-610" calcext:value-type="float">
            <text:p>-610</text:p>
          </table:table-cell>
          <table:table-cell table:style-name="ce366" table:formula="of:=ABS([.I50])+[.P49]*[.J46]" office:value-type="float" office:value="690.22" calcext:value-type="float">
            <text:p/>
          </table:table-cell>
          <table:table-cell table:style-name="ce359" table:formula="of:=ABS([.I50])+[.P49]*[.K46]" office:value-type="float" office:value="739.78" calcext:value-type="float">
            <text:p/>
          </table:table-cell>
          <table:table-cell table:style-name="ce345"/>
          <table:table-cell table:style-name="ce391" table:formula="of:=ABS([.I50])+[.P49]*[.M46]" office:value-type="float" office:value="949.78" calcext:value-type="float">
            <text:p/>
          </table:table-cell>
          <table:table-cell table:style-name="ce345" table:number-columns-repeated="2"/>
          <table:table-cell/>
          <table:table-cell table:formula="of:=-[.S50]+[.Y56]" office:value-type="float" office:value="354" calcext:value-type="float">
            <text:p/>
          </table:table-cell>
          <table:table-cell/>
          <table:table-cell table:style-name="ce422" table:formula="of:=-[.S$56]+[.Y$50]" office:value-type="float" office:value="210" calcext:value-type="float">
            <text:p/>
          </table:table-cell>
          <table:table-cell table:style-name="ce345" table:number-columns-repeated="3"/>
          <table:table-cell table:style-name="ce423" table:formula="of:=[.W52]+[.S50]*[.W46]" office:value-type="float" office:value="869.56" calcext:value-type="float">
            <text:p/>
          </table:table-cell>
          <table:table-cell table:style-name="ce345"/>
          <table:table-cell table:style-name="ce361" office:value-type="float" office:value="610" calcext:value-type="float">
            <text:p>610</text:p>
          </table:table-cell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65" table:formula="of:=ABS([.$I50])-[.$P49]*0.118*2" office:value-type="float" office:value="560.44" calcext:value-type="float">
            <text:p/>
          </table:table-cell>
          <table:table-cell table:style-name="ce347"/>
          <table:table-cell/>
          <table:table-cell table:style-name="ce347" table:number-columns-repeated="2"/>
          <table:table-cell/>
          <table:table-cell table:style-name="ce401" table:formula="of:=([.$O56]+[.$P49]*[.$N46])" office:value-type="float" office:value="1059.78" calcext:value-type="float">
            <text:p/>
          </table:table-cell>
          <table:table-cell table:number-columns-repeated="3"/>
          <table:table-cell table:style-name="ce341"/>
          <table:table-cell table:style-name="ce347"/>
          <table:table-cell table:style-name="ce423" table:formula="of:=[.U54]+[.S50]*[.W46]" office:value-type="float" office:value="820" calcext:value-type="float">
            <text:p/>
          </table:table-cell>
          <table:table-cell table:style-name="ce434"/>
          <table:table-cell table:style-name="ce424" table:formula="of:=[.W52]+[.S50]*[.U46]" office:value-type="float" office:value="659.56" calcext:value-type="float">
            <text:p/>
          </table:table-cell>
          <table:table-cell table:style-name="ce441" table:formula="of:=ABS([.$Y50])-[.$S50]*0.118*2" office:value-type="float" office:value="560.44" calcext:value-type="float">
            <text:p/>
          </table:table-cell>
          <table:table-cell table:style-name="ce369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66" table:formula="of:=[.I56]+[.P49]*0.618" office:value-type="float" office:value="529.78" calcext:value-type="float">
            <text:p/>
          </table:table-cell>
          <table:table-cell table:style-name="ce347"/>
          <table:table-cell table:style-name="ce359" table:formula="of:=[.I52]+[.P49]*[.K46]" office:value-type="float" office:value="659.56" calcext:value-type="float">
            <text:p/>
          </table:table-cell>
          <table:table-cell table:style-name="ce355" table:formula="of:=[.I52]+[.P49]*[.L46]" office:value-type="float" office:value="739.78" calcext:value-type="float">
            <text:p/>
          </table:table-cell>
          <table:table-cell table:style-name="ce391" table:formula="of:=[.I52]+[.P49]*[.M46]" office:value-type="float" office:value="869.56" calcext:value-type="float">
            <text:p/>
          </table:table-cell>
          <table:table-cell table:style-name="ce347"/>
          <table:table-cell table:style-name="ce391" table:formula="of:=([.$O56]+[.$P49]*[.$M46])" office:value-type="float" office:value="849.78" calcext:value-type="float">
            <text:p/>
          </table:table-cell>
          <table:table-cell table:number-columns-repeated="3"/>
          <table:table-cell table:style-name="ce423" table:formula="of:=[.Y50]+[.S50]*[.W46]" office:value-type="float" office:value="949.78" calcext:value-type="float">
            <text:p/>
          </table:table-cell>
          <table:table-cell table:style-name="ce347"/>
          <table:table-cell table:style-name="ce432" table:formula="of:=[.U54]+[.S50]" office:value-type="float" office:value="690.22" calcext:value-type="float">
            <text:p/>
          </table:table-cell>
          <table:table-cell table:style-name="ce434"/>
          <table:table-cell table:style-name="ce425" table:formula="of:=[.S56]+[.S50]*0.618" office:value-type="float" office:value="529.78" calcext:value-type="float">
            <text:p/>
          </table:table-cell>
          <table:table-cell table:style-name="ce434"/>
          <table:table-cell table:style-name="ce401" table:formula="of:=[.Y56]+[.S50]*[.X46]" office:value-type="float" office:value="1113.78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54" table:formula="of:=[.$I56]+[.$P49]*0.5" office:value-type="float" office:value="505" calcext:value-type="float">
            <text:p/>
          </table:table-cell>
          <table:table-cell table:style-name="ce347"/>
          <table:table-cell/>
          <table:table-cell table:style-name="ce347" table:number-columns-repeated="3"/>
          <table:table-cell table:style-name="ce355" table:formula="of:=([.$O56]+[.$P49]*[.$L46])" office:value-type="float" office:value="720" calcext:value-type="float">
            <text:p/>
          </table:table-cell>
          <table:table-cell table:number-columns-repeated="3"/>
          <table:table-cell table:style-name="ce424" table:formula="of:=[.Y50]+[.S50]*[.U46]" office:value-type="float" office:value="739.78" calcext:value-type="float">
            <text:p/>
          </table:table-cell>
          <table:table-cell table:style-name="ce347"/>
          <table:table-cell table:style-name="ce425" table:formula="of:=[.U54]+[.S50]*[.T46]" office:value-type="float" office:value="560.44" calcext:value-type="float">
            <text:p/>
          </table:table-cell>
          <table:table-cell table:style-name="ce435" table:formula="of:=[.$S56]+[.$S50]*0.5" office:value-type="float" office:value="505" calcext:value-type="float">
            <text:p/>
          </table:table-cell>
          <table:table-cell table:style-name="ce347"/>
          <table:table-cell table:style-name="ce423" table:formula="of:=[.Y56]+[.S50]*[.W46]" office:value-type="float" office:value="903.78" calcext:value-type="float">
            <text:p/>
          </table:table-cell>
          <table:table-cell table:style-name="ce369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59" table:formula="of:=[.$I56]+[.$P49]*0.382" office:value-type="float" office:value="480.22" calcext:value-type="float">
            <text:p/>
          </table:table-cell>
          <table:table-cell table:style-name="ce366" table:formula="of:=[.I54]+[.P49]*[.J46]" office:value-type="float" office:value="560.44" calcext:value-type="float">
            <text:p/>
          </table:table-cell>
          <table:table-cell/>
          <table:table-cell table:style-name="ce355" table:formula="of:=[.I54]+[.P49]*[.L46]" office:value-type="float" office:value="690.22" calcext:value-type="float">
            <text:p/>
          </table:table-cell>
          <table:table-cell table:style-name="ce391" table:formula="of:=[.I54]+[.P49]*[.M46]" office:value-type="float" office:value="820" calcext:value-type="float">
            <text:p/>
          </table:table-cell>
          <table:table-cell table:style-name="ce347"/>
          <table:table-cell table:style-name="ce359" table:formula="of:=([.$O56]+[.$P49]*[.$K46])" office:value-type="float" office:value="639.78" calcext:value-type="float">
            <text:p/>
          </table:table-cell>
          <table:table-cell table:number-columns-repeated="3"/>
          <table:table-cell table:style-name="ce425" table:formula="of:=[.Y50]+[.S50]*[.T46]" office:value-type="float" office:value="690.22" calcext:value-type="float">
            <text:p/>
          </table:table-cell>
          <table:table-cell table:style-name="ce347"/>
          <table:table-cell table:style-name="ce424" table:formula="of:=[.$S56]+[.$S50]*0.382" office:value-type="float" office:value="480.22" calcext:value-type="float">
            <text:p/>
          </table:table-cell>
          <table:table-cell table:style-name="ce434"/>
          <table:table-cell table:style-name="ce432" table:formula="of:=[.Y56]+[.S50]*[.V46]" office:value-type="float" office:value="774" calcext:value-type="float">
            <text:p/>
          </table:table-cell>
          <table:table-cell table:style-name="ce347"/>
          <table:table-cell table:style-name="ce369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67" table:formula="of:=[.$I56]+[.$P49]*0.118*2" office:value-type="float" office:value="449.56" calcext:value-type="float">
            <text:p/>
          </table:table-cell>
          <table:table-cell/>
          <table:table-cell table:style-name="ce347" table:number-columns-repeated="4"/>
          <table:table-cell table:style-name="ce358" table:formula="of:=([.$O56]+[.$P49]*[.$J46])" office:value-type="float" office:value="590.22" calcext:value-type="float">
            <text:p/>
          </table:table-cell>
          <table:table-cell table:number-columns-repeated="3"/>
          <table:table-cell table:style-name="ce341"/>
          <table:table-cell table:style-name="ce428" table:formula="of:=[.$S56]+[.$S50]*0.118*2" office:value-type="float" office:value="449.56" calcext:value-type="float">
            <text:p/>
          </table:table-cell>
          <table:table-cell table:style-name="ce347"/>
          <table:table-cell table:style-name="ce424" table:formula="of:=[.Y56]+[.S50]*[.U46]" office:value-type="float" office:value="693.78" calcext:value-type="float">
            <text:p/>
          </table:table-cell>
          <table:table-cell table:style-name="ce347" table:number-columns-repeated="2"/>
          <table:table-cell table:style-name="ce369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364" office:value-type="float" office:value="400" calcext:value-type="float">
            <text:p>400</text:p>
          </table:table-cell>
          <table:table-cell table:style-name="ce348" table:number-columns-repeated="5"/>
          <table:table-cell table:style-name="ce403" office:value-type="float" office:value="510" calcext:value-type="float">
            <text:p>510</text:p>
          </table:table-cell>
          <table:table-cell table:number-columns-repeated="3"/>
          <table:table-cell table:style-name="ce364" office:value-type="float" office:value="400" calcext:value-type="float">
            <text:p>400</text:p>
          </table:table-cell>
          <table:table-cell table:style-name="ce348"/>
          <table:table-cell table:style-name="ce425" table:formula="of:=[.Y56]+[.S50]*[.T46]" office:value-type="float" office:value="644.22" calcext:value-type="float">
            <text:p/>
          </table:table-cell>
          <table:table-cell table:style-name="ce348" table:number-columns-repeated="3"/>
          <table:table-cell table:style-name="ce445" office:value-type="float" office:value="564" calcext:value-type="float">
            <text:p>564</text:p>
          </table:table-cell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1019"/>
        </table:table-row>
        <table:table-row table:style-name="ro7" table:number-rows-repeated="1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failsafe" table:style-name="ta1">
        <office:forms form:automatic-focus="false" form:apply-design-mode="false"/>
        <table:shapes>
          <draw:frame draw:z-index="0" draw:style-name="gr1" draw:text-style-name="P1" svg:width="159.99mm" svg:height="89.99mm" svg:x="160.02mm" svg:y="135.44mm">
            <draw:object draw:notify-on-update-of-ranges="2failsafe.I18:2failsafe.I30 2failsafe.K18:2failsafe.K29 2failsafe.I18:2failsafe.I29 2failsafe.J18:2failsafe.J2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rb matrix</text:p>
          </table:table-cell>
          <table:table-cell office:value-type="string" calcext:value-type="string">
            <text:p>de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ltime datafeed</text:p>
          </table:table-cell>
          <table:table-cell table:style-name="ce448" table:number-columns-repeated="3"/>
          <table:table-cell table:style-name="ce447"/>
          <table:table-cell table:number-columns-repeated="7"/>
        </table:table-row>
        <table:table-row table:style-name="ro1" table:number-rows-repeated="3">
          <table:table-cell/>
          <table:table-cell table:style-name="ce447"/>
          <table:table-cell table:style-name="ce449"/>
          <table:table-cell table:style-name="ce447" table:number-columns-repeated="2"/>
          <table:table-cell table:number-columns-repeated="8"/>
        </table:table-row>
        <table:table-row table:style-name="ro1">
          <table:table-cell/>
          <table:table-cell table:style-name="ce447" table:number-columns-repeated="2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47" table:number-columns-repeated="2"/>
          <table:table-cell table:number-columns-repeated="2"/>
          <table:table-cell office:value-type="string" calcext:value-type="string">
            <text:p>failsafe</text:p>
          </table:table-cell>
          <table:table-cell office:value-type="string" calcext:value-type="string">
            <text:p>freefall</text:p>
          </table:table-cell>
          <table:table-cell table:number-columns-repeated="6"/>
        </table:table-row>
        <table:table-row table:style-name="ro1">
          <table:table-cell/>
          <table:table-cell table:style-name="ce447"/>
          <table:table-cell table:style-name="ce450" office:value-type="string" calcext:value-type="string">
            <text:p>i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number-columns-repeated="4"/>
          <table:table-cell office:value-type="string" calcext:value-type="string">
            <text:p>margincall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447" table:number-columns-repeated="2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edrum</text:p>
          </table:table-cell>
          <table:table-cell office:value-type="float" office:value="0.33" calcext:value-type="float">
            <text:p>0.3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16" office:value-type="string" calcext:value-type="string">
            <text:p>arithm</text:p>
          </table:table-cell>
          <table:table-cell table:style-name="ce416" office:value-type="string" calcext:value-type="string">
            <text:p>geom</text:p>
          </table:table-cell>
          <table:table-cell/>
          <table:table-cell office:value-type="string" calcext:value-type="string">
            <text:p>breakev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m</text:p>
          </table:table-cell>
          <table:table-cell table:number-columns-repeated="6"/>
          <table:table-cell table:style-name="ce416" office:value-type="string" calcext:value-type="string">
            <text:p>sum</text:p>
          </table:table-cell>
          <table:table-cell table:style-name="ce416" office:value-type="string" calcext:value-type="string">
            <text:p>mul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000" calcext:value-type="float">
            <text:p>2000000</text:p>
          </table:table-cell>
          <table:table-cell table:number-columns-repeated="5"/>
          <table:table-cell table:style-name="ce416" office:value-type="string" calcext:value-type="string">
            <text:p>eq</text:p>
          </table:table-cell>
          <table:table-cell table:style-name="ce416" office:value-type="string" calcext:value-type="string">
            <text:p>dd</text:p>
          </table:table-cell>
          <table:table-cell table:style-name="ce416" office:value-type="string" calcext:value-type="string">
            <text:p>br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6" table:number-columns-repeated="2"/>
          <table:table-cell table:style-name="ce451"/>
          <table:table-cell table:number-columns-repeated="2"/>
        </table:table-row>
        <table:table-row table:style-name="ro1">
          <table:table-cell table:number-columns-repeated="8"/>
          <table:table-cell table:style-name="ce452" office:value-type="float" office:value="2.618" calcext:value-type="float">
            <text:p>2.618</text:p>
          </table:table-cell>
          <table:table-cell table:style-name="ce463" table:formula="of:=[.I18]-1" office:value-type="float" office:value="1.618" calcext:value-type="float">
            <text:p/>
          </table:table-cell>
          <table:table-cell table:style-name="ce473" table:formula="of:=([.I18]-1)/[.I18]" office:value-type="float" office:value="0.618029029793736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453" office:value-type="float" office:value="2" calcext:value-type="float">
            <text:p>2</text:p>
          </table:table-cell>
          <table:table-cell table:style-name="ce464" table:formula="of:=[.I19]-1" office:value-type="float" office:value="1" calcext:value-type="float">
            <text:p/>
          </table:table-cell>
          <table:table-cell table:style-name="ce474" table:formula="of:=([.I19]-1)/[.I19]" office:value-type="float" office:value="0.5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3"/>
          <table:table-cell table:style-name="ce454" office:value-type="float" office:value="1.618" calcext:value-type="float">
            <text:p>1.618</text:p>
          </table:table-cell>
          <table:table-cell table:style-name="ce465" table:formula="of:=[.I20]-1" office:value-type="float" office:value="0.618" calcext:value-type="float">
            <text:p/>
          </table:table-cell>
          <table:table-cell table:style-name="ce475" table:formula="of:=([.I20]-1)/[.I20]" office:value-type="float" office:value="0.38195302843016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number-columns-repeated="5"/>
          <table:table-cell table:style-name="ce455" office:value-type="float" office:value="1" calcext:value-type="float">
            <text:p>1</text:p>
          </table:table-cell>
          <table:table-cell table:style-name="ce466" table:formula="of:=[.I21]-1" office:value-type="float" office:value="0" calcext:value-type="float">
            <text:p/>
          </table:table-cell>
          <table:table-cell table:style-name="ce476" table:formula="of:=([.I21]-1)/[.I21]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/>
          <table:table-cell table:formula="of:=[.C22]-[.C21]" office:value-type="float" office:value="-120" calcext:value-type="float">
            <text:p/>
          </table:table-cell>
          <table:table-cell table:number-columns-repeated="3"/>
          <table:table-cell table:style-name="ce456" office:value-type="float" office:value="0.98" calcext:value-type="float">
            <text:p>0.98</text:p>
          </table:table-cell>
          <table:table-cell table:style-name="ce467" table:formula="of:=[.I22]-1" office:value-type="float" office:value="-0.02" calcext:value-type="float">
            <text:p/>
          </table:table-cell>
          <table:table-cell table:style-name="ce477" table:formula="of:=([.I22]-1)/[.I22]" office:value-type="float" office:value="-0.020408163265306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57" office:value-type="float" office:value="0.95" calcext:value-type="float">
            <text:p>0.95</text:p>
          </table:table-cell>
          <table:table-cell table:style-name="ce468" table:formula="of:=[.I23]-1" office:value-type="float" office:value="-0.0499999999999999" calcext:value-type="float">
            <text:p/>
          </table:table-cell>
          <table:table-cell table:style-name="ce478" table:formula="of:=([.I23]-1)/[.I23]" office:value-type="float" office:value="-0.052631578947368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2]*([.E20]+[.E19])" office:value-type="float" office:value="-420" calcext:value-type="float">
            <text:p/>
          </table:table-cell>
          <table:table-cell/>
          <table:table-cell table:style-name="ce451" table:formula="of:=[.E24]/[.C22]" office:value-type="float" office:value="-0.823529411764706" calcext:value-type="float">
            <text:p/>
          </table:table-cell>
          <table:table-cell/>
          <table:table-cell table:style-name="ce458" office:value-type="float" office:value="0.9" calcext:value-type="float">
            <text:p>0.9</text:p>
          </table:table-cell>
          <table:table-cell table:style-name="ce469" table:formula="of:=[.I24]-1" office:value-type="float" office:value="-0.1" calcext:value-type="float">
            <text:p/>
          </table:table-cell>
          <table:table-cell table:style-name="ce479" table:formula="of:=([.I24]-1)/[.I24]" office:value-type="float" office:value="-0.11111111111111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59" office:value-type="float" office:value="0.723" calcext:value-type="float">
            <text:p>0.723</text:p>
          </table:table-cell>
          <table:table-cell table:style-name="ce470" table:formula="of:=[.I25]-1" office:value-type="float" office:value="-0.277" calcext:value-type="float">
            <text:p/>
          </table:table-cell>
          <table:table-cell table:style-name="ce480" table:formula="of:=([.I25]-1)/[.I25]" office:value-type="float" office:value="-0.383125864453665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2]*[.E20]" office:value-type="float" office:value="-300" calcext:value-type="float">
            <text:p/>
          </table:table-cell>
          <table:table-cell/>
          <table:table-cell table:style-name="ce451" table:formula="of:=[.E26]/[.C21]" office:value-type="float" office:value="-0.476190476190476" calcext:value-type="float">
            <text:p/>
          </table:table-cell>
          <table:table-cell/>
          <table:table-cell table:style-name="ce460" office:value-type="float" office:value="0.618" calcext:value-type="float">
            <text:p>0.618</text:p>
          </table:table-cell>
          <table:table-cell table:style-name="ce471" table:formula="of:=[.I26]-1" office:value-type="float" office:value="-0.382" calcext:value-type="float">
            <text:p/>
          </table:table-cell>
          <table:table-cell table:style-name="ce481" table:formula="of:=([.I26]-1)/[.I26]" office:value-type="float" office:value="-0.61812297734627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61" office:value-type="float" office:value="0.5" calcext:value-type="float">
            <text:p>0.5</text:p>
          </table:table-cell>
          <table:table-cell table:style-name="ce472" table:formula="of:=[.I27]-1" office:value-type="float" office:value="-0.5" calcext:value-type="float">
            <text:p/>
          </table:table-cell>
          <table:table-cell table:style-name="ce482" table:formula="of:=([.I27]-1)/[.I27]" office:value-type="float" office:value="-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62" office:value-type="float" office:value="0.382" calcext:value-type="float">
            <text:p>0.382</text:p>
          </table:table-cell>
          <table:table-cell table:style-name="ce464" table:formula="of:=[.I28]-1" office:value-type="float" office:value="-0.618" calcext:value-type="float">
            <text:p/>
          </table:table-cell>
          <table:table-cell table:style-name="ce474" table:formula="of:=([.I28]-1)/[.I28]" office:value-type="float" office:value="-1.61780104712042" calcext:value-type="float">
            <text:p/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lev</text:p>
          </table:table-cell>
          <table:table-cell table:number-columns-repeated="8"/>
        </table:table-row>
        <table:table-row table:style-name="ro1">
          <table:table-cell/>
          <table:table-cell table:formula="of:=[.B45]*[.D33]/[.B41]-ABS([.C37])" office:value-type="float" office:value="0.0195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ev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331" office:value-type="float" office:value="0.723" calcext:value-type="float">
            <text:p>0.7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req</text:p>
          </table:table-cell>
          <table:table-cell/>
          <table:table-cell table:style-name="ce331" office:value-type="float" office:value="0.666" calcext:value-type="float">
            <text:p>0.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[.C37]*[.B37]*[.D35]" office:value-type="float" office:value="49.3506" calcext:value-type="float">
            <text:p/>
          </table:table-cell>
          <table:table-cell/>
          <table:table-cell table:style-name="ce331" office:value-type="float" office:value="0.618" calcext:value-type="float">
            <text:p>0.618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31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31" office:value-type="float" office:value="161.8" calcext:value-type="float">
            <text:p>161.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kt/kill</text:p>
          </table:table-cell>
          <table:table-cell table:number-columns-repeated="4"/>
          <table:table-cell table:style-name="ce331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4"/>
          <table:table-cell table:style-name="ce331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31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31" office:value-type="float" office:value="261.8" calcext:value-type="float">
            <text:p>261.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table:number-columns-repeated="11"/>
        </table:table-row>
        <table:table-row table:style-name="ro1">
          <table:table-cell/>
          <table:table-cell table:formula="of:=[.B34]*[.B41]+[.B35]" office:value-type="float" office:value="117.9" calcext:value-type="float">
            <text:p/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table:number-columns-repeated="11"/>
        </table:table-row>
        <table:table-row table:style-name="ro1">
          <table:table-cell/>
          <table:table-cell table:formula="of:=-([.B37]-[.B41])*[.C37]" office:value-type="float" office:value="-94.62" calcext:value-type="float">
            <text:p/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formula="of:=[.B45]+[.B47]" office:value-type="float" office:value="23.28" calcext:value-type="float">
            <text:p/>
          </table:table-cell>
          <table:table-cell table:number-columns-repeated="11"/>
        </table:table-row>
        <table:table-row table:style-name="ro1" table:number-rows-repeated="104852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4PERF" table:style-name="ta1">
        <table:shapes>
          <draw:frame draw:z-index="0" draw:style-name="gr2" draw:text-style-name="P1" svg:width="312.25mm" svg:height="126.39mm" svg:x="6.15mm" svg:y="5.33mm">
            <draw:object draw:notify-on-update-of-ranges="1Log.E10:1Log.E1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3" draw:text-style-name="P1" svg:width="312.54mm" svg:height="80.52mm" svg:x="5.74mm" svg:y="136.51mm">
            <draw:object draw:notify-on-update-of-ranges="4PERF.R10:4PERF.R123 1Log.E10:1Log.E1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2" table:default-cell-style-name="ce483"/>
        <table:table-column table:style-name="co4" table:number-columns-repeated="12" table:default-cell-style-name="ce483"/>
        <table:table-column table:style-name="co13" table:default-cell-style-name="ce483"/>
        <table:table-column table:style-name="co43" table:default-cell-style-name="ce483"/>
        <table:table-column table:style-name="co20" table:default-cell-style-name="ce483"/>
        <table:table-column table:style-name="co44" table:default-cell-style-name="ce483"/>
        <table:table-column table:style-name="co34" table:default-cell-style-name="ce484"/>
        <table:table-column table:style-name="co4" table:number-columns-repeated="1006" table:default-cell-style-name="ce483"/>
        <table:table-row table:style-name="ro7" table:number-rows-repeated="2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7">
          <table:table-cell table:number-columns-repeated="17"/>
          <table:table-cell table:style-name="ce485" office:value-type="string" calcext:value-type="string">
            <text:p>time</text:p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6" office:value-type="string" calcext:value-type="string">
            <text:p>date</text:p>
          </table:table-cell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7"/>
          <table:table-cell table:style-name="ce487" table:formula="of:=IF([1Log.L10]=0;[1Log.$L$8]+[1Log.$M$8];[1Log.L10]+[1Log.M10])" office:value-type="date" office:date-value="2013-11-21T13:37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11]=0;[1Log.$L$8]+[1Log.$M$8];[1Log.L11]+[1Log.M11])" office:value-type="date" office:date-value="2013-11-21T18:17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12]=0;[1Log.$L$8]+[1Log.$M$8];[1Log.L12]+[1Log.M12])" office:value-type="date" office:date-value="2013-11-24T23:14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13]=0;[1Log.$L$8]+[1Log.$M$8];[1Log.L13]+[1Log.M13])" office:value-type="date" office:date-value="2013-11-27T22:00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14]=0;[1Log.$L$8]+[1Log.$M$8];[1Log.L14]+[1Log.M14])" office:value-type="date" office:date-value="2013-11-28T16:39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15]=0;[1Log.$L$8]+[1Log.$M$8];[1Log.L15]+[1Log.M15])" office:value-type="date" office:date-value="2013-11-28T17:04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16]=0;[1Log.$L$8]+[1Log.$M$8];[1Log.L16]+[1Log.M16])" office:value-type="date" office:date-value="2013-11-28T18:46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17]=0;[1Log.$L$8]+[1Log.$M$8];[1Log.L17]+[1Log.M17])" office:value-type="date" office:date-value="2013-11-29T13:57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18]=0;[1Log.$L$8]+[1Log.$M$8];[1Log.L18]+[1Log.M18])" office:value-type="date" office:date-value="2013-11-30T01:44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19]=0;[1Log.$L$8]+[1Log.$M$8];[1Log.L19]+[1Log.M19])" office:value-type="date" office:date-value="2013-11-30T18:15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20]=0;[1Log.$L$8]+[1Log.$M$8];[1Log.L20]+[1Log.M20])" office:value-type="date" office:date-value="2013-12-01T22:02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21]=0;[1Log.$L$8]+[1Log.$M$8];[1Log.L21]+[1Log.M21])" office:value-type="date" office:date-value="2013-12-01T22:24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22]=0;[1Log.$L$8]+[1Log.$M$8];[1Log.L22]+[1Log.M22])" office:value-type="date" office:date-value="2013-12-01T23:15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23]=0;[1Log.$L$8]+[1Log.$M$8];[1Log.L23]+[1Log.M23])" office:value-type="date" office:date-value="2013-12-02T00:03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24]=0;[1Log.$L$8]+[1Log.$M$8];[1Log.L24]+[1Log.M24])" office:value-type="date" office:date-value="2013-12-02T01:33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25]=0;[1Log.$L$8]+[1Log.$M$8];[1Log.L25]+[1Log.M25])" office:value-type="date" office:date-value="2013-12-02T05:18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9" table:formula="of:=IF([1Log.L26]=0;[1Log.$L$8]+[1Log.$M$8];[1Log.L26]+[1Log.M26])" office:value-type="date" office:date-value="2013-12-02T08:40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27]=0;[1Log.$L$8]+[1Log.$M$8];[1Log.L27]+[1Log.M27])" office:value-type="date" office:date-value="2013-12-03T00:28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8" table:formula="of:=IF([1Log.L28]=0;[1Log.$L$8]+[1Log.$M$8];[1Log.L28]+[1Log.M28])" office:value-type="date" office:date-value="2013-12-03T13:38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29]=0;[1Log.$L$8]+[1Log.$M$8];[1Log.L29]+[1Log.M29])" office:value-type="date" office:date-value="2013-12-04T13:37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0]=0;[1Log.$L$8]+[1Log.$M$8];[1Log.L30]+[1Log.M30])" office:value-type="date" office:date-value="2013-12-04T16:03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1]=0;[1Log.$L$8]+[1Log.$M$8];[1Log.L31]+[1Log.M31])" office:value-type="date" office:date-value="2013-12-04T20:29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2]=0;[1Log.$L$8]+[1Log.$M$8];[1Log.L32]+[1Log.M32])" office:value-type="date" office:date-value="2013-12-06T19:34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3]=0;[1Log.$L$8]+[1Log.$M$8];[1Log.L33]+[1Log.M33])" office:value-type="date" office:date-value="2013-12-06T21:25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4]=0;[1Log.$L$8]+[1Log.$M$8];[1Log.L34]+[1Log.M34])" office:value-type="date" office:date-value="2013-12-06T21:52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5]=0;[1Log.$L$8]+[1Log.$M$8];[1Log.L35]+[1Log.M35])" office:value-type="date" office:date-value="2013-12-06T22:35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6]=0;[1Log.$L$8]+[1Log.$M$8];[1Log.L36]+[1Log.M36])" office:value-type="date" office:date-value="2013-12-06T23:53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7]=0;[1Log.$L$8]+[1Log.$M$8];[1Log.L37]+[1Log.M37])" office:value-type="date" office:date-value="2013-12-07T04:21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8]=0;[1Log.$L$8]+[1Log.$M$8];[1Log.L38]+[1Log.M38])" office:value-type="date" office:date-value="2013-12-07T04:37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39]=0;[1Log.$L$8]+[1Log.$M$8];[1Log.L39]+[1Log.M39])" office:value-type="date" office:date-value="2013-12-07T06:47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40]=0;[1Log.$L$8]+[1Log.$M$8];[1Log.L40]+[1Log.M40])" office:value-type="date" office:date-value="2013-12-10T23:47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41]=0;[1Log.$L$8]+[1Log.$M$8];[1Log.L41]+[1Log.M41])" office:value-type="date" office:date-value="2013-12-13T05:22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42]=0;[1Log.$L$8]+[1Log.$M$8];[1Log.L42]+[1Log.M42])" office:value-type="date" office:date-value="2013-12-13T15:15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43]=0;[1Log.$L$8]+[1Log.$M$8];[1Log.L43]+[1Log.M43])" office:value-type="date" office:date-value="2013-12-13T19:57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44]=0;[1Log.$L$8]+[1Log.$M$8];[1Log.L44]+[1Log.M44])" office:value-type="date" office:date-value="2013-12-14T17:50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8" table:formula="of:=IF([1Log.L45]=0;[1Log.$L$8]+[1Log.$M$8];[1Log.L45]+[1Log.M45])" office:value-type="date" office:date-value="2013-12-15T07:03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46]=0;[1Log.$L$8]+[1Log.$M$8];[1Log.L46]+[1Log.M46])" office:value-type="date" office:date-value="2013-12-15T07:06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47]=0;[1Log.$L$8]+[1Log.$M$8];[1Log.L47]+[1Log.M47])" office:value-type="date" office:date-value="2013-12-15T15:42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48]=0;[1Log.$L$8]+[1Log.$M$8];[1Log.L48]+[1Log.M48])" office:value-type="date" office:date-value="2013-12-15T17:06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49]=0;[1Log.$L$8]+[1Log.$M$8];[1Log.L49]+[1Log.M49])" office:value-type="date" office:date-value="2013-12-15T21:28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0]=0;[1Log.$L$8]+[1Log.$M$8];[1Log.L50]+[1Log.M50])" office:value-type="date" office:date-value="2013-12-15T23:16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1]=0;[1Log.$L$8]+[1Log.$M$8];[1Log.L51]+[1Log.M51])" office:value-type="date" office:date-value="2013-12-15T23:56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2]=0;[1Log.$L$8]+[1Log.$M$8];[1Log.L52]+[1Log.M52])" office:value-type="date" office:date-value="2013-12-16T00:31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3]=0;[1Log.$L$8]+[1Log.$M$8];[1Log.L53]+[1Log.M53])" office:value-type="date" office:date-value="2013-12-16T00:34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4]=0;[1Log.$L$8]+[1Log.$M$8];[1Log.L54]+[1Log.M54])" office:value-type="date" office:date-value="2013-12-18T09:11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5]=0;[1Log.$L$8]+[1Log.$M$8];[1Log.L55]+[1Log.M55])" office:value-type="date" office:date-value="2013-12-18T09:21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6]=0;[1Log.$L$8]+[1Log.$M$8];[1Log.L56]+[1Log.M56])" office:value-type="date" office:date-value="2013-12-18T10:21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7]=0;[1Log.$L$8]+[1Log.$M$8];[1Log.L57]+[1Log.M57])" office:value-type="date" office:date-value="2013-12-18T10:30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8]=0;[1Log.$L$8]+[1Log.$M$8];[1Log.L58]+[1Log.M58])" office:value-type="date" office:date-value="2013-12-18T10:50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59]=0;[1Log.$L$8]+[1Log.$M$8];[1Log.L59]+[1Log.M59])" office:value-type="date" office:date-value="2013-12-18T11:39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60]=0;[1Log.$L$8]+[1Log.$M$8];[1Log.L60]+[1Log.M60])" office:value-type="date" office:date-value="2013-12-18T11:42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61]=0;[1Log.$L$8]+[1Log.$M$8];[1Log.L61]+[1Log.M61])" office:value-type="date" office:date-value="2013-12-18T11:47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62]=0;[1Log.$L$8]+[1Log.$M$8];[1Log.L62]+[1Log.M62])" office:value-type="date" office:date-value="2013-12-18T14:55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63]=0;[1Log.$L$8]+[1Log.$M$8];[1Log.L63]+[1Log.M63])" office:value-type="date" office:date-value="2014-02-06T09:58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64]=0;[1Log.$L$8]+[1Log.$M$8];[1Log.L64]+[1Log.M64])" office:value-type="date" office:date-value="2014-02-07T05:55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65]=0;[1Log.$L$8]+[1Log.$M$8];[1Log.L65]+[1Log.M65])" office:value-type="date" office:date-value="2014-02-12T09:24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66]=0;[1Log.$L$8]+[1Log.$M$8];[1Log.L66]+[1Log.M66])" office:value-type="date" office:date-value="2014-02-12T19:14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67]=0;[1Log.$L$8]+[1Log.$M$8];[1Log.L67]+[1Log.M67])" office:value-type="date" office:date-value="2014-02-14T06:18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68]=0;[1Log.$L$8]+[1Log.$M$8];[1Log.L68]+[1Log.M68])" office:value-type="date" office:date-value="2014-02-14T10:21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69]=0;[1Log.$L$8]+[1Log.$M$8];[1Log.L69]+[1Log.M69])" office:value-type="date" office:date-value="2014-02-19T20:04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70]=0;[1Log.$L$8]+[1Log.$M$8];[1Log.L70]+[1Log.M70])" office:value-type="date" office:date-value="2014-02-20T10:33:00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17"/>
          <table:table-cell table:style-name="ce487" table:formula="of:=IF([1Log.L71]=0;[1Log.$L$8]+[1Log.$M$8];[1Log.L71]+[1Log.M71])" office:value-type="date" office:date-value="2014-02-20T11:54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72]=0;[1Log.$L$8]+[1Log.$M$8];[1Log.L72]+[1Log.M72])" office:value-type="date" office:date-value="2014-02-20T19:33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73]=0;[1Log.$L$8]+[1Log.$M$8];[1Log.L73]+[1Log.M73])" office:value-type="date" office:date-value="2014-02-25T13:41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74]=0;[1Log.$L$8]+[1Log.$M$8];[1Log.L74]+[1Log.M74])" office:value-type="date" office:date-value="2014-02-25T18:05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75]=0;[1Log.$L$8]+[1Log.$M$8];[1Log.L75]+[1Log.M75])" office:value-type="date" office:date-value="2014-02-26T01:27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76]=0;[1Log.$L$8]+[1Log.$M$8];[1Log.L76]+[1Log.M76])" office:value-type="date" office:date-value="2014-03-03T23:00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77]=0;[1Log.$L$8]+[1Log.$M$8];[1Log.L77]+[1Log.M77])" office:value-type="date" office:date-value="2014-03-04T00:21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78]=0;[1Log.$L$8]+[1Log.$M$8];[1Log.L78]+[1Log.M78])" office:value-type="date" office:date-value="2014-03-04T00:37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79]=0;[1Log.$L$8]+[1Log.$M$8];[1Log.L79]+[1Log.M79])" office:value-type="date" office:date-value="2014-03-04T06:51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0]=0;[1Log.$L$8]+[1Log.$M$8];[1Log.L80]+[1Log.M80])" office:value-type="date" office:date-value="2014-03-04T10:00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1]=0;[1Log.$L$8]+[1Log.$M$8];[1Log.L81]+[1Log.M81])" office:value-type="date" office:date-value="2014-03-04T20:34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2]=0;[1Log.$L$8]+[1Log.$M$8];[1Log.L82]+[1Log.M82])" office:value-type="date" office:date-value="2014-03-04T22:43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3]=0;[1Log.$L$8]+[1Log.$M$8];[1Log.L83]+[1Log.M83])" office:value-type="date" office:date-value="2014-03-07T14:15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4]=0;[1Log.$L$8]+[1Log.$M$8];[1Log.L84]+[1Log.M84])" office:value-type="date" office:date-value="2014-03-07T18:48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5]=0;[1Log.$L$8]+[1Log.$M$8];[1Log.L85]+[1Log.M85])" office:value-type="date" office:date-value="2014-03-07T22:57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6]=0;[1Log.$L$8]+[1Log.$M$8];[1Log.L86]+[1Log.M86])" office:value-type="date" office:date-value="2014-03-10T14:27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7]=0;[1Log.$L$8]+[1Log.$M$8];[1Log.L87]+[1Log.M87])" office:value-type="date" office:date-value="2014-03-11T01:59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8]=0;[1Log.$L$8]+[1Log.$M$8];[1Log.L88]+[1Log.M88])" office:value-type="date" office:date-value="2014-03-12T06:52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89]=0;[1Log.$L$8]+[1Log.$M$8];[1Log.L89]+[1Log.M89])" office:value-type="date" office:date-value="2014-03-12T16:47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0]=0;[1Log.$L$8]+[1Log.$M$8];[1Log.L90]+[1Log.M90])" office:value-type="date" office:date-value="2014-03-14T22:25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1]=0;[1Log.$L$8]+[1Log.$M$8];[1Log.L91]+[1Log.M91])" office:value-type="date" office:date-value="2014-03-17T21:56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2]=0;[1Log.$L$8]+[1Log.$M$8];[1Log.L92]+[1Log.M92])" office:value-type="date" office:date-value="2014-03-20T22:54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3]=0;[1Log.$L$8]+[1Log.$M$8];[1Log.L93]+[1Log.M93])" office:value-type="date" office:date-value="2014-03-25T23:07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4]=0;[1Log.$L$8]+[1Log.$M$8];[1Log.L94]+[1Log.M94])" office:value-type="date" office:date-value="2014-03-27T16:34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5]=0;[1Log.$L$8]+[1Log.$M$8];[1Log.L95]+[1Log.M95])" office:value-type="date" office:date-value="2014-03-27T17:52:00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6]=0;[1Log.$L$8]+[1Log.$M$8];[1Log.L96]+[1Log.M96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7]=0;[1Log.$L$8]+[1Log.$M$8];[1Log.L97]+[1Log.M97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8]=0;[1Log.$L$8]+[1Log.$M$8];[1Log.L98]+[1Log.M98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99]=0;[1Log.$L$8]+[1Log.$M$8];[1Log.L99]+[1Log.M99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0]=0;[1Log.$L$8]+[1Log.$M$8];[1Log.L100]+[1Log.M100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1]=0;[1Log.$L$8]+[1Log.$M$8];[1Log.L101]+[1Log.M101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2]=0;[1Log.$L$8]+[1Log.$M$8];[1Log.L102]+[1Log.M102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3]=0;[1Log.$L$8]+[1Log.$M$8];[1Log.L103]+[1Log.M103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4]=0;[1Log.$L$8]+[1Log.$M$8];[1Log.L104]+[1Log.M104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5]=0;[1Log.$L$8]+[1Log.$M$8];[1Log.L105]+[1Log.M105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6]=0;[1Log.$L$8]+[1Log.$M$8];[1Log.L106]+[1Log.M106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7]=0;[1Log.$L$8]+[1Log.$M$8];[1Log.L107]+[1Log.M107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8]=0;[1Log.$L$8]+[1Log.$M$8];[1Log.L108]+[1Log.M108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09]=0;[1Log.$L$8]+[1Log.$M$8];[1Log.L109]+[1Log.M109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0]=0;[1Log.$L$8]+[1Log.$M$8];[1Log.L110]+[1Log.M110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1]=0;[1Log.$L$8]+[1Log.$M$8];[1Log.L111]+[1Log.M111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2]=0;[1Log.$L$8]+[1Log.$M$8];[1Log.L112]+[1Log.M112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3]=0;[1Log.$L$8]+[1Log.$M$8];[1Log.L113]+[1Log.M113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4]=0;[1Log.$L$8]+[1Log.$M$8];[1Log.L114]+[1Log.M114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5]=0;[1Log.$L$8]+[1Log.$M$8];[1Log.L115]+[1Log.M115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6]=0;[1Log.$L$8]+[1Log.$M$8];[1Log.L116]+[1Log.M116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7]=0;[1Log.$L$8]+[1Log.$M$8];[1Log.L117]+[1Log.M117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8]=0;[1Log.$L$8]+[1Log.$M$8];[1Log.L118]+[1Log.M118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19]=0;[1Log.$L$8]+[1Log.$M$8];[1Log.L119]+[1Log.M119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0]=0;[1Log.$L$8]+[1Log.$M$8];[1Log.L120]+[1Log.M120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1]=0;[1Log.$L$8]+[1Log.$M$8];[1Log.L121]+[1Log.M121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2]=0;[1Log.$L$8]+[1Log.$M$8];[1Log.L122]+[1Log.M122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3]=0;[1Log.$L$8]+[1Log.$M$8];[1Log.L123]+[1Log.M123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4]=0;[1Log.$L$8]+[1Log.$M$8];[1Log.L124]+[1Log.M124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5]=0;[1Log.$L$8]+[1Log.$M$8];[1Log.L125]+[1Log.M125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6]=0;[1Log.$L$8]+[1Log.$M$8];[1Log.L126]+[1Log.M126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7]=0;[1Log.$L$8]+[1Log.$M$8];[1Log.L127]+[1Log.M127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8]=0;[1Log.$L$8]+[1Log.$M$8];[1Log.L128]+[1Log.M128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29]=0;[1Log.$L$8]+[1Log.$M$8];[1Log.L129]+[1Log.M129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0]=0;[1Log.$L$8]+[1Log.$M$8];[1Log.L130]+[1Log.M130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1]=0;[1Log.$L$8]+[1Log.$M$8];[1Log.L131]+[1Log.M131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2]=0;[1Log.$L$8]+[1Log.$M$8];[1Log.L132]+[1Log.M132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3]=0;[1Log.$L$8]+[1Log.$M$8];[1Log.L133]+[1Log.M133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4]=0;[1Log.$L$8]+[1Log.$M$8];[1Log.L134]+[1Log.M134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5]=0;[1Log.$L$8]+[1Log.$M$8];[1Log.L135]+[1Log.M135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6]=0;[1Log.$L$8]+[1Log.$M$8];[1Log.L136]+[1Log.M136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7]=0;[1Log.$L$8]+[1Log.$M$8];[1Log.L137]+[1Log.M137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8]=0;[1Log.$L$8]+[1Log.$M$8];[1Log.L138]+[1Log.M138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39]=0;[1Log.$L$8]+[1Log.$M$8];[1Log.L139]+[1Log.M139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0]=0;[1Log.$L$8]+[1Log.$M$8];[1Log.L140]+[1Log.M140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1]=0;[1Log.$L$8]+[1Log.$M$8];[1Log.L141]+[1Log.M141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2]=0;[1Log.$L$8]+[1Log.$M$8];[1Log.L142]+[1Log.M142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3]=0;[1Log.$L$8]+[1Log.$M$8];[1Log.L143]+[1Log.M143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4]=0;[1Log.$L$8]+[1Log.$M$8];[1Log.L144]+[1Log.M144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5]=0;[1Log.$L$8]+[1Log.$M$8];[1Log.L145]+[1Log.M145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6]=0;[1Log.$L$8]+[1Log.$M$8];[1Log.L146]+[1Log.M146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7]=0;[1Log.$L$8]+[1Log.$M$8];[1Log.L147]+[1Log.M147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8]=0;[1Log.$L$8]+[1Log.$M$8];[1Log.L148]+[1Log.M148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49]=0;[1Log.$L$8]+[1Log.$M$8];[1Log.L149]+[1Log.M149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0]=0;[1Log.$L$8]+[1Log.$M$8];[1Log.L150]+[1Log.M150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1]=0;[1Log.$L$8]+[1Log.$M$8];[1Log.L151]+[1Log.M151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2]=0;[1Log.$L$8]+[1Log.$M$8];[1Log.L152]+[1Log.M152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3]=0;[1Log.$L$8]+[1Log.$M$8];[1Log.L153]+[1Log.M153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4]=0;[1Log.$L$8]+[1Log.$M$8];[1Log.L154]+[1Log.M154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5]=0;[1Log.$L$8]+[1Log.$M$8];[1Log.L155]+[1Log.M155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6]=0;[1Log.$L$8]+[1Log.$M$8];[1Log.L156]+[1Log.M156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7]=0;[1Log.$L$8]+[1Log.$M$8];[1Log.L157]+[1Log.M157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8]=0;[1Log.$L$8]+[1Log.$M$8];[1Log.L158]+[1Log.M158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59]=0;[1Log.$L$8]+[1Log.$M$8];[1Log.L159]+[1Log.M159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60]=0;[1Log.$L$8]+[1Log.$M$8];[1Log.L160]+[1Log.M160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61]=0;[1Log.$L$8]+[1Log.$M$8];[1Log.L161]+[1Log.M161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62]=0;[1Log.$L$8]+[1Log.$M$8];[1Log.L162]+[1Log.M162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63]=0;[1Log.$L$8]+[1Log.$M$8];[1Log.L163]+[1Log.M163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64]=0;[1Log.$L$8]+[1Log.$M$8];[1Log.L164]+[1Log.M164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65]=0;[1Log.$L$8]+[1Log.$M$8];[1Log.L165]+[1Log.M165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66]=0;[1Log.$L$8]+[1Log.$M$8];[1Log.L166]+[1Log.M166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67]=0;[1Log.$L$8]+[1Log.$M$8];[1Log.L167]+[1Log.M167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487" table:formula="of:=IF([1Log.L168]=0;[1Log.$L$8]+[1Log.$M$8];[1Log.L168]+[1Log.M168])" office:value-type="date" office:date-value="2014-03-27T18:56:55.024219" calcext:value-type="date">
            <text:p/>
          </table:table-cell>
          <table:table-cell table:number-columns-repeated="1006"/>
        </table:table-row>
        <table:table-row table:style-name="ro7" table:number-rows-repeated="10484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5pyra" table:style-name="ta1">
        <table:shapes>
          <draw:frame draw:z-index="0" draw:style-name="gr1" draw:text-style-name="P1" svg:width="62.12mm" svg:height="37.87mm" svg:x="235.61mm" svg:y="2.32mm">
            <draw:object draw:notify-on-update-of-ranges="5pyra.P1:5pyra.P9 5pyra.Q1:5pyra.Q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7" table:default-cell-style-name="ce416"/>
        <table:table-column table:style-name="co14" table:default-cell-style-name="ce493"/>
        <table:table-column table:style-name="co18" table:default-cell-style-name="Default"/>
        <table:table-column table:style-name="co45" table:default-cell-style-name="ce496"/>
        <table:table-column table:style-name="co46" table:default-cell-style-name="Default"/>
        <table:table-column table:style-name="co47" table:default-cell-style-name="ce501"/>
        <table:table-column table:style-name="co48" table:default-cell-style-name="ce501"/>
        <table:table-column table:style-name="co49" table:default-cell-style-name="ce501"/>
        <table:table-column table:style-name="co9" table:default-cell-style-name="ce504"/>
        <table:table-column table:style-name="co45" table:default-cell-style-name="ce495"/>
        <table:table-column table:style-name="co50" table:default-cell-style-name="ce509"/>
        <table:table-column table:style-name="co51" table:default-cell-style-name="ce512"/>
        <table:table-column table:style-name="co52" table:default-cell-style-name="ce516"/>
        <table:table-column table:style-name="co9" table:default-cell-style-name="ce496"/>
        <table:table-column table:style-name="co53" table:default-cell-style-name="Default"/>
        <table:table-column table:style-name="co54" table:default-cell-style-name="ce495"/>
        <table:table-column table:style-name="co55" table:default-cell-style-name="ce495"/>
        <table:table-column table:style-name="co56" table:default-cell-style-name="ce495"/>
        <table:table-column table:style-name="co57" table:default-cell-style-name="Default"/>
        <table:table-column table:style-name="co58" table:default-cell-style-name="ce495"/>
        <table:table-column table:style-name="co14" table:default-cell-style-name="ce495"/>
        <table:table-column table:style-name="co59" table:default-cell-style-name="ce495"/>
        <table:table-column table:style-name="co60" table:default-cell-style-name="Default"/>
        <table:table-column table:style-name="co9" table:default-cell-style-name="Default"/>
        <table:table-column table:style-name="co61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4" table:number-columns-repeated="994" table:default-cell-style-name="Default"/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office:value-type="float" office:value="40" calcext:value-type="float">
            <text:p>4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  <table:table-cell/>
          <table:table-cell table:style-name="Default" office:value-type="string" calcext:value-type="string">
            <text:p>oi</text:p>
          </table:table-cell>
          <table:table-cell/>
          <table:table-cell table:style-name="Default" office:value-type="string" calcext:value-type="string">
            <text:p>vwp</text:p>
          </table:table-cell>
          <table:table-cell table:style-name="Default" office:value-type="string" calcext:value-type="string">
            <text:p>breakeven</text:p>
          </table:table-cell>
          <table:table-cell table:style-name="Default" table:number-columns-repeated="2"/>
          <table:table-cell table:style-name="Default" office:value-type="string" calcext:value-type="string">
            <text:p>optimize</text:p>
          </table:table-cell>
          <table:table-cell table:style-name="Default" office:value-type="string" calcext:value-type="string">
            <text:p>btc</text:p>
          </table:table-cell>
          <table:table-cell table:style-name="Default" office:value-type="string" calcext:value-type="string">
            <text:p>usd</text:p>
          </table:table-cell>
          <table:table-cell table:style-name="Default" table:number-columns-repeated="2"/>
          <table:table-cell office:value-type="float" office:value="42" calcext:value-type="float">
            <text:p>42</text:p>
          </table:table-cell>
          <table:table-cell table:style-name="Default" office:value-type="float" office:value="1.114" calcext:value-type="float">
            <text:p>1.114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ange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9.71" calcext:value-type="float">
            <text:p>89.71</text:p>
          </table:table-cell>
          <table:table-cell table:style-name="Default" office:value-type="float" office:value="-1.7" calcext:value-type="float">
            <text:p>-1.7</text:p>
          </table:table-cell>
          <table:table-cell/>
          <table:table-cell table:style-name="Default" table:formula="of:=[.C3]" office:value-type="float" office:value="-1.7" calcext:value-type="float">
            <text:p/>
          </table:table-cell>
          <table:table-cell table:style-name="ce497" table:formula="of:=[.B3]*[.C3]" office:value-type="float" office:value="-152.507" calcext:value-type="float">
            <text:p/>
          </table:table-cell>
          <table:table-cell table:style-name="ce498" table:formula="of:=[.F3]/[.E3]" office:value-type="float" office:value="89.71" calcext:value-type="float">
            <text:p/>
          </table:table-cell>
          <table:table-cell table:style-name="Default" office:value-type="float" office:value="-1.7" calcext:value-type="float">
            <text:p>-1.7</text:p>
          </table:table-cell>
          <table:table-cell table:style-name="Default" table:number-columns-repeated="2"/>
          <table:table-cell table:style-name="Default" table:formula="of:=[.H1]-[.$K$1]" office:value-type="float" office:value="30" calcext:value-type="float">
            <text:p/>
          </table:table-cell>
          <table:table-cell table:style-name="ce507" table:formula="of:=-[.M3]*[.L1]/[.K1]" office:value-type="float" office:value="-2.125" calcext:value-type="float">
            <text:p/>
          </table:table-cell>
          <table:table-cell table:style-name="Default" table:formula="of:=[.K3]*-[.H3]" office:value-type="float" office:value="51" calcext:value-type="float">
            <text:p/>
          </table:table-cell>
          <table:table-cell table:style-name="Default" table:formula="of:=[.H3]+[.L3]" office:value-type="float" office:value="-3.825" calcext:value-type="float">
            <text:p/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rofit target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6.48" calcext:value-type="float">
            <text:p>86.48</text:p>
          </table:table-cell>
          <table:table-cell table:style-name="Default" office:value-type="float" office:value="-0.23" calcext:value-type="float">
            <text:p>-0.23</text:p>
          </table:table-cell>
          <table:table-cell/>
          <table:table-cell table:style-name="Default" table:formula="of:=[.C4]+[.E3]" office:value-type="float" office:value="-1.93" calcext:value-type="float">
            <text:p/>
          </table:table-cell>
          <table:table-cell table:style-name="ce497" table:formula="of:=[.B4]*[.C4]+[.F3]" office:value-type="float" office:value="-172.3974" calcext:value-type="float">
            <text:p/>
          </table:table-cell>
          <table:table-cell table:style-name="ce498" table:formula="of:=[.F4]/[.E4]" office:value-type="float" office:value="89.3250777202072" calcext:value-type="float">
            <text:p/>
          </table:table-cell>
          <table:table-cell table:style-name="Default" table:number-columns-repeated="3"/>
          <table:table-cell table:style-name="Default" table:formula="of:=[.H1]-[.$M$1]" office:value-type="float" office:value="50" calcext:value-type="float">
            <text:p/>
          </table:table-cell>
          <table:table-cell table:style-name="Default"/>
          <table:table-cell table:style-name="Default" table:formula="of:=[.K4]*-[.H3]" office:value-type="float" office:value="85" calcext:value-type="float">
            <text:p/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ev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formula="of:=[.C5]+[.E4]" office:value-type="float" office:value="-1.93" calcext:value-type="float">
            <text:p/>
          </table:table-cell>
          <table:table-cell table:style-name="ce497" table:formula="of:=[.B5]*[.C5]+[.F4]" office:value-type="float" office:value="-172.3974" calcext:value-type="float">
            <text:p/>
          </table:table-cell>
          <table:table-cell table:style-name="ce498" table:formula="of:=[.F5]/[.E5]" office:value-type="float" office:value="89.3250777202072" calcext:value-type="float">
            <text:p/>
          </table:table-cell>
          <table:table-cell table:style-name="Default" table:number-columns-repeated="3"/>
          <table:table-cell table:style-name="Default" table:formula="of:=[.K1]-[.$M$1]" office:value-type="float" office:value="20" calcext:value-type="float">
            <text:p/>
          </table:table-cell>
          <table:table-cell table:style-name="Default"/>
          <table:table-cell table:style-name="Default" table:formula="of:=[.K5]*-[.L3]" office:value-type="float" office:value="42.5" calcext:value-type="float">
            <text:p/>
          </table:table-cell>
          <table:table-cell table:style-name="Default" table:number-columns-repeated="2"/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oad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formula="of:=[.C6]+[.E5]" office:value-type="float" office:value="-1.93" calcext:value-type="float">
            <text:p/>
          </table:table-cell>
          <table:table-cell table:style-name="ce497" table:formula="of:=[.B6]*[.C6]+[.F5]" office:value-type="float" office:value="-172.3974" calcext:value-type="float">
            <text:p/>
          </table:table-cell>
          <table:table-cell table:style-name="ce498" table:formula="of:=[.F6]/[.E6]" office:value-type="float" office:value="89.3250777202072" calcext:value-type="float">
            <text:p/>
          </table:table-cell>
          <table:table-cell table:style-name="Default" table:number-columns-repeated="5"/>
          <table:table-cell table:style-name="ce495" table:formula="of:=SUM([.M4:.M5])" office:value-type="float" office:value="127.5" calcext:value-type="float">
            <text:p/>
          </table:table-cell>
          <table:table-cell table:style-name="Default" table:number-columns-repeated="2"/>
          <table:table-cell office:value-type="float" office:value="70" calcext:value-type="float">
            <text:p>70</text:p>
          </table:table-cell>
          <table:table-cell table:style-name="Default" office:value-type="float" office:value="1.43" calcext:value-type="float">
            <text:p>1.4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-0.46" calcext:value-type="float">
            <text:p>-0.46</text:p>
          </table:table-cell>
          <table:table-cell/>
          <table:table-cell table:style-name="Default" table:formula="of:=[.C7]+[.E6]" office:value-type="float" office:value="-2.39" calcext:value-type="float">
            <text:p/>
          </table:table-cell>
          <table:table-cell table:style-name="ce497" table:formula="of:=[.B7]*[.C7]+[.F6]" office:value-type="float" office:value="-211.4974" calcext:value-type="float">
            <text:p/>
          </table:table-cell>
          <table:table-cell table:style-name="ce498" table:formula="of:=[.F7]/[.E7]" office:value-type="float" office:value="88.4926359832636" calcext:value-type="float">
            <text:p/>
          </table:table-cell>
          <table:table-cell table:style-name="Default" table:number-columns-repeated="5"/>
          <table:table-cell table:style-name="ce510" table:formula="of:=[.M6]/[.M4]" office:value-type="float" office:value="1.5" calcext:value-type="float">
            <text:p/>
          </table:table-cell>
          <table:table-cell table:style-name="Default" table:number-columns-repeated="2"/>
          <table:table-cell office:value-type="float" office:value="80" calcext:value-type="float">
            <text:p>80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yra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3.44" calcext:value-type="float">
            <text:p>83.44</text:p>
          </table:table-cell>
          <table:table-cell table:style-name="Default" office:value-type="float" office:value="-0.1" calcext:value-type="float">
            <text:p>-0.1</text:p>
          </table:table-cell>
          <table:table-cell/>
          <table:table-cell table:style-name="Default" table:formula="of:=[.C8]+[.E7]" office:value-type="float" office:value="-2.49" calcext:value-type="float">
            <text:p/>
          </table:table-cell>
          <table:table-cell table:style-name="ce497" table:formula="of:=[.B8]*[.C8]+[.F7]" office:value-type="float" office:value="-219.8414" calcext:value-type="float">
            <text:p/>
          </table:table-cell>
          <table:table-cell table:style-name="ce498" table:formula="of:=[.F8]/[.E8]" office:value-type="float" office:value="88.289718875502" calcext:value-type="float">
            <text:p/>
          </table:table-cell>
          <table:table-cell table:style-name="Default" table:number-columns-repeated="5"/>
          <table:table-cell table:style-name="Default" table:formula="of:=-[.H3]*[.H1]/[.L1]" office:value-type="float" office:value="61.2" calcext:value-type="float">
            <text:p/>
          </table:table-cell>
          <table:table-cell table:style-name="Default" table:number-columns-repeated="2"/>
          <table:table-cell office:value-type="float" office:value="85" calcext:value-type="float">
            <text:p>85</text:p>
          </table:table-cell>
          <table:table-cell table:style-name="Default" office:value-type="float" office:value="1.13" calcext:value-type="float">
            <text:p>1.13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hyper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79.1" calcext:value-type="float">
            <text:p>79.1</text:p>
          </table:table-cell>
          <table:table-cell table:style-name="Default" office:value-type="float" office:value="-0.25" calcext:value-type="float">
            <text:p>-0.25</text:p>
          </table:table-cell>
          <table:table-cell/>
          <table:table-cell table:style-name="Default" table:formula="of:=[.C9]+[.E8]" office:value-type="float" office:value="-2.74" calcext:value-type="float">
            <text:p/>
          </table:table-cell>
          <table:table-cell table:style-name="ce497" table:formula="of:=[.B9]*[.C9]+[.F8]" office:value-type="float" office:value="-239.6164" calcext:value-type="float">
            <text:p/>
          </table:table-cell>
          <table:table-cell table:style-name="ce498" table:formula="of:=[.F9]/[.E9]" office:value-type="float" office:value="87.4512408759124" calcext:value-type="float">
            <text:p/>
          </table:table-cell>
          <table:table-cell table:style-name="Default" table:number-columns-repeated="4"/>
          <table:table-cell table:style-name="ce507" table:formula="of:=[.M4]/[.M8]" office:value-type="float" office:value="1.38888888888889" calcext:value-type="float">
            <text:p/>
          </table:table-cell>
          <table:table-cell table:style-name="ce507" table:formula="of:=[.M6]/[.M8]" office:value-type="float" office:value="2.08333333333333" calcext:value-type="float">
            <text:p/>
          </table:table-cell>
          <table:table-cell table:style-name="Default" table:number-columns-repeated="2"/>
          <table:table-cell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multi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ce416" office:value-type="string" calcext:value-type="string">
            <text:p>imarg</text:p>
          </table:table-cell>
          <table:table-cell table:style-name="Default" table:number-columns-repeated="4"/>
          <table:table-cell office:value-type="string" calcext:value-type="string">
            <text:p>strange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rgin level?</text:p>
          </table:table-cell>
          <table:table-cell table:number-columns-repeated="996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ce503" table:formula="of:=[.B15]*[.N13]/[.M13]" office:value-type="float" office:value="61.2" calcext:value-type="float">
            <text:p/>
          </table:table-cell>
          <table:table-cell table:style-name="Default" table:number-columns-repeated="2"/>
          <table:table-cell table:style-name="ce513" office:value-type="string" calcext:value-type="string">
            <text:p>load</text:p>
          </table:table-cell>
          <table:table-cell table:style-name="Default"/>
          <table:table-cell/>
          <table:table-cell table:style-name="ce517" table:formula="of:=INDEX([.Q14:.Q275];MATCH(99999999;[.Q14:.Q275]))" office:value-type="float" office:value="2.38888888888889" calcext:value-type="float">
            <text:p/>
          </table:table-cell>
          <table:table-cell table:style-name="ce518" table:formula="of:=INDEX([.R14:.R275];MATCH(99999999;[.R14:.R275]))" office:value-type="float" office:value="1.44960652606151" calcext:value-type="float">
            <text:p/>
          </table:table-cell>
          <table:table-cell table:style-name="ce517" table:formula="of:=INDEX([.S14:.S275];MATCH(99999999;[.S14:.S275]))" office:value-type="float" office:value="3.46294892336916" calcext:value-type="float">
            <text:p/>
          </table:table-cell>
          <table:table-cell/>
          <table:table-cell table:style-name="ce517" table:formula="of:=INDEX([.U14:.U275];MATCH(99999999;[.U14:.U275]))" office:value-type="float" office:value="1.38888888888889" calcext:value-type="float">
            <text:p/>
          </table:table-cell>
          <table:table-cell table:style-name="ce518" table:formula="of:=INDEX([.V14:.V275];MATCH(99999999;[.V14:.V275]))" office:value-type="float" office:value="1.7733232248258" calcext:value-type="float">
            <text:p/>
          </table:table-cell>
          <table:table-cell table:style-name="ce517" table:formula="of:=INDEX([.W14:.W275];MATCH(99999999;[.W14:.W275]))" office:value-type="float" office:value="2.46294892336916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ce505" office:value-type="float" office:value="1" calcext:value-type="float">
            <text:p>1</text:p>
          </table:table-cell>
          <table:table-cell table:style-name="Default"/>
          <table:table-cell table:style-name="ce511" office:value-type="float" office:value="2.5" calcext:value-type="float">
            <text:p>2.5</text:p>
          </table:table-cell>
          <table:table-cell table:style-name="ce514" office:value-type="float" office:value="1.7" calcext:value-type="float">
            <text:p>1.7</text:p>
          </table:table-cell>
          <table:table-cell table:style-name="Default"/>
          <table:table-cell/>
          <table:table-cell table:style-name="Default" office:value-type="string" calcext:value-type="string">
            <text:p>relative</text:p>
          </table:table-cell>
          <table:table-cell table:style-name="ce416" office:value-type="string" calcext:value-type="string">
            <text:p>factor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absolute</text:p>
          </table:table-cell>
          <table:table-cell table:style-name="Default"/>
          <table:table-cell table:number-columns-repeated="999"/>
        </table:table-row>
        <table:table-row table:style-name="ro7">
          <table:table-cell table:style-name="ce416"/>
          <table:table-cell table:style-name="ce490" office:value-type="string" calcext:value-type="string">
            <text:p>mkt</text:p>
          </table:table-cell>
          <table:table-cell table:style-name="ce492" office:value-type="string" calcext:value-type="string">
            <text:p>qty</text:p>
          </table:table-cell>
          <table:table-cell table:style-name="ce416"/>
          <table:table-cell table:style-name="ce494" office:value-type="string" calcext:value-type="string">
            <text:p>oi</text:p>
          </table:table-cell>
          <table:table-cell table:style-name="ce416"/>
          <table:table-cell table:style-name="ce499" office:value-type="string" calcext:value-type="string">
            <text:p>wp</text:p>
          </table:table-cell>
          <table:table-cell table:style-name="ce500" office:value-type="string" calcext:value-type="string">
            <text:p>var</text:p>
          </table:table-cell>
          <table:table-cell table:style-name="ce500" office:value-type="string" calcext:value-type="string">
            <text:p>vrun</text:p>
          </table:table-cell>
          <table:table-cell table:style-name="ce503" office:value-type="string" calcext:value-type="string">
            <text:p>np</text:p>
          </table:table-cell>
          <table:table-cell table:style-name="ce506" office:value-type="string" calcext:value-type="string">
            <text:p>eq</text:p>
          </table:table-cell>
          <table:table-cell table:style-name="ce508" office:value-type="string" calcext:value-type="string">
            <text:p>pyra</text:p>
          </table:table-cell>
          <table:table-cell table:style-name="ce492" office:value-type="string" calcext:value-type="string">
            <text:p>lev</text:p>
          </table:table-cell>
          <table:table-cell table:style-name="ce515" office:value-type="string" calcext:value-type="string">
            <text:p>free</text:p>
          </table:table-cell>
          <table:table-cell table:style-name="ce416" office:value-type="string" calcext:value-type="string">
            <text:p>?</text:p>
          </table:table-cell>
          <table:table-cell table:style-name="ce416"/>
          <table:table-cell table:style-name="ce416" office:value-type="string" calcext:value-type="string">
            <text:p>np/rtrn</text:p>
          </table:table-cell>
          <table:table-cell table:style-name="ce416" office:value-type="string" calcext:value-type="string">
            <text:p>max/opt</text:p>
          </table:table-cell>
          <table:table-cell table:style-name="ce416" office:value-type="string" calcext:value-type="string">
            <text:p>pyra/rtrn</text:p>
          </table:table-cell>
          <table:table-cell table:style-name="ce416" table:number-columns-repeated="5"/>
          <table:table-cell table:style-name="ce416" office:value-type="string" calcext:value-type="string">
            <text:p>np</text:p>
          </table:table-cell>
          <table:table-cell table:style-name="ce416" table:number-columns-repeated="997"/>
        </table:table-row>
        <table:table-row table:style-name="ro7">
          <table:table-cell/>
          <table:table-cell table:style-name="ce491" office:value-type="float" office:value="90" calcext:value-type="float">
            <text:p>90</text:p>
          </table:table-cell>
          <table:table-cell table:style-name="ce416" table:formula="of:=-[.K13]*[.N13]" office:value-type="float" office:value="-1.7" calcext:value-type="float">
            <text:p/>
          </table:table-cell>
          <table:table-cell/>
          <table:table-cell table:style-name="ce495" table:formula="of:=[.C15]" office:value-type="float" office:value="-1.7" calcext:value-type="float">
            <text:p/>
          </table:table-cell>
          <table:table-cell/>
          <table:table-cell table:style-name="ce500" table:formula="of:=[.B15]" office:value-type="float" office:value="90" calcext:value-type="float">
            <text:p/>
          </table:table-cell>
          <table:table-cell table:style-name="ce502" table:number-columns-repeated="2"/>
          <table:table-cell table:formula="of:=[.K12]" office:value-type="float" office:value="61.2" calcext:value-type="float">
            <text:p/>
          </table:table-cell>
          <table:table-cell table:style-name="ce416" table:formula="of:=[.K13]" office:value-type="float" office:value="1" calcext:value-type="float">
            <text:p/>
          </table:table-cell>
          <table:table-cell table:formula="of:=[.K12]" office:value-type="float" office:value="61.2" calcext:value-type="float">
            <text:p/>
          </table:table-cell>
          <table:table-cell table:formula="of:=ABS([.E15])*[.B15]/[.L15]" office:value-type="float" office:value="2.5" calcext:value-type="float">
            <text:p/>
          </table:table-cell>
          <table:table-cell table:style-name="ce515"/>
          <table:table-cell table:formula="of:=[.N15]/[.B15]" office:value-type="float" office:value="0" calcext:value-type="float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495" table:formula="of:=[.L15]*[.$M$13]/[.B15]" office:value-type="float" office:value="1.7" calcext:value-type="float">
            <text:p/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994"/>
        </table:table-row>
        <table:table-row table:style-name="ro7">
          <table:table-cell/>
          <table:table-cell table:formula="of:=[.B15]-1" office:value-type="float" office:value="89" calcext:value-type="float">
            <text:p/>
          </table:table-cell>
          <table:table-cell table:formula="of:=-[.AB16]/[.B16]" office:value-type="float" office:value="-0.0668539325842696" calcext:value-type="float">
            <text:p/>
          </table:table-cell>
          <table:table-cell/>
          <table:table-cell table:style-name="ce495" table:formula="of:=[.C16]+[.E15]" office:value-type="float" office:value="-1.76685393258427" calcext:value-type="float">
            <text:p/>
          </table:table-cell>
          <table:table-cell/>
          <table:table-cell table:formula="of:=([.B16]*[.C16]+[.G15]*[.E15])/[.E16]" office:value-type="float" office:value="89.9621621621622" calcext:value-type="float">
            <text:p/>
          </table:table-cell>
          <table:table-cell table:formula="of:=([.B16]-[.B15])*[.E15]" office:value-type="float" office:value="1.7" calcext:value-type="float">
            <text:p/>
          </table:table-cell>
          <table:table-cell table:formula="of:=[.H16]+[.I15]" office:value-type="float" office:value="1.7" calcext:value-type="float">
            <text:p/>
          </table:table-cell>
          <table:table-cell table:formula="of:=[.J15]+[.$C$15]*([.B16]-[.B15])" office:value-type="float" office:value="62.9" calcext:value-type="float">
            <text:p/>
          </table:table-cell>
          <table:table-cell table:formula="of:=[.K15]+[.H16]/[.B16]" office:value-type="float" office:value="1.01910112359551" calcext:value-type="float">
            <text:p/>
          </table:table-cell>
          <table:table-cell table:formula="of:=[.L15]+[.H16]" office:value-type="float" office:value="62.9" calcext:value-type="float">
            <text:p/>
          </table:table-cell>
          <table:table-cell table:formula="of:=ABS([.E16])*[.B16]/[.L16]" office:value-type="float" office:value="2.5" calcext:value-type="float">
            <text:p/>
          </table:table-cell>
          <table:table-cell table:formula="of:=[.H16]*[.$M$13]+[.C16]*[.B16]+[.N15]" office:value-type="float" office:value="-1.7" calcext:value-type="float">
            <text:p/>
          </table:table-cell>
          <table:table-cell table:formula="of:=[.N16]/[.B16]" office:value-type="float" office:value="-0.0191011235955056" calcext:value-type="float">
            <text:p/>
          </table:table-cell>
          <table:table-cell table:style-name="ce495" table:formula="of:=[.E15]*([.B16]-[.B15])*[.$M$13]" office:value-type="float" office:value="4.25" calcext:value-type="float">
            <text:p/>
          </table:table-cell>
          <table:table-cell table:formula="of:=[.J16]/[.$K$12]" office:value-type="float" office:value="1.02777777777778" calcext:value-type="float">
            <text:p/>
          </table:table-cell>
          <table:table-cell table:formula="of:=[.L16]/[.J16]" office:value-type="float" office:value="1" calcext:value-type="float">
            <text:p/>
          </table:table-cell>
          <table:table-cell table:formula="of:=[.L16]/[.$K$12]" office:value-type="float" office:value="1.02777777777778" calcext:value-type="float">
            <text:p/>
          </table:table-cell>
          <table:table-cell/>
          <table:table-cell table:formula="of:=([.J16]-[.$J$15])/[.$K$12]" office:value-type="float" office:value="0.0277777777777778" calcext:value-type="float">
            <text:p/>
          </table:table-cell>
          <table:table-cell table:formula="of:=[.W16]/[.U16]" office:value-type="float" office:value="1" calcext:value-type="float">
            <text:p/>
          </table:table-cell>
          <table:table-cell table:formula="of:=([.L16]-[.$L$15])/[.$K$12]" office:value-type="float" office:value="0.0277777777777778" calcext:value-type="float">
            <text:p/>
          </table:table-cell>
          <table:table-cell/>
          <table:table-cell table:style-name="ce495" table:formula="of:=[.J16]*[.$M$13]/[.B16]" office:value-type="float" office:value="1.76685393258427" calcext:value-type="float">
            <text:p/>
          </table:table-cell>
          <table:table-cell table:style-name="ce495" table:formula="of:=[.Y16]-[.$Y$15]" office:value-type="float" office:value="0.0668539325842696" calcext:value-type="float">
            <text:p/>
          </table:table-cell>
          <table:table-cell table:style-name="ce495" table:formula="of:=[.Y16]-[.Y15]" office:value-type="float" office:value="0.0668539325842696" calcext:value-type="float">
            <text:p/>
          </table:table-cell>
          <table:table-cell table:style-name="ce495" table:formula="of:=[.AA16]*[.B16]" office:value-type="float" office:value="5.9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16]-1" office:value-type="float" office:value="88" calcext:value-type="float">
            <text:p/>
          </table:table-cell>
          <table:table-cell table:formula="of:=-[.AB17]/[.B17]" office:value-type="float" office:value="-0.0683733401430031" calcext:value-type="float">
            <text:p/>
          </table:table-cell>
          <table:table-cell/>
          <table:table-cell table:style-name="ce495" table:formula="of:=[.C17]+[.E16]" office:value-type="float" office:value="-1.83522727272727" calcext:value-type="float">
            <text:p/>
          </table:table-cell>
          <table:table-cell/>
          <table:table-cell table:formula="of:=([.B17]*[.C17]+[.G16]*[.E16])/[.E17]" office:value-type="float" office:value="89.8890597279716" calcext:value-type="float">
            <text:p/>
          </table:table-cell>
          <table:table-cell table:formula="of:=([.B17]-[.B16])*[.E16]" office:value-type="float" office:value="1.76685393258427" calcext:value-type="float">
            <text:p/>
          </table:table-cell>
          <table:table-cell table:formula="of:=[.H17]+[.I16]" office:value-type="float" office:value="3.46685393258427" calcext:value-type="float">
            <text:p/>
          </table:table-cell>
          <table:table-cell table:formula="of:=[.J16]+[.$C$15]*([.B17]-[.B16])" office:value-type="float" office:value="64.6" calcext:value-type="float">
            <text:p/>
          </table:table-cell>
          <table:table-cell table:formula="of:=[.K16]+[.H17]/[.B17]" office:value-type="float" office:value="1.03917900919305" calcext:value-type="float">
            <text:p/>
          </table:table-cell>
          <table:table-cell table:formula="of:=[.L16]+[.H17]" office:value-type="float" office:value="64.6668539325843" calcext:value-type="float">
            <text:p/>
          </table:table-cell>
          <table:table-cell table:formula="of:=ABS([.E17])*[.B17]/[.L17]" office:value-type="float" office:value="2.49741544823512" calcext:value-type="float">
            <text:p/>
          </table:table-cell>
          <table:table-cell table:formula="of:=[.H17]*[.$M$13]+[.C17]*[.B17]+[.N16]" office:value-type="float" office:value="-3.2997191011236" calcext:value-type="float">
            <text:p/>
          </table:table-cell>
          <table:table-cell table:formula="of:=[.N17]/[.B17]" office:value-type="float" office:value="-0.0374968079673136" calcext:value-type="float">
            <text:p/>
          </table:table-cell>
          <table:table-cell table:style-name="ce495" table:formula="of:=[.E16]*([.B17]-[.B16])*[.$M$13]" office:value-type="float" office:value="4.41713483146067" calcext:value-type="float">
            <text:p/>
          </table:table-cell>
          <table:table-cell table:formula="of:=[.J17]/[.$K$12]" office:value-type="float" office:value="1.05555555555556" calcext:value-type="float">
            <text:p/>
          </table:table-cell>
          <table:table-cell table:formula="of:=[.L17]/[.J17]" office:value-type="float" office:value="1.00103489059728" calcext:value-type="float">
            <text:p/>
          </table:table-cell>
          <table:table-cell table:formula="of:=[.L17]/[.$K$12]" office:value-type="float" office:value="1.05664794007491" calcext:value-type="float">
            <text:p/>
          </table:table-cell>
          <table:table-cell/>
          <table:table-cell table:formula="of:=([.J17]-[.$J$15])/[.$K$12]" office:value-type="float" office:value="0.0555555555555555" calcext:value-type="float">
            <text:p/>
          </table:table-cell>
          <table:table-cell table:formula="of:=[.W17]/[.U17]" office:value-type="float" office:value="1.01966292134832" calcext:value-type="float">
            <text:p/>
          </table:table-cell>
          <table:table-cell table:formula="of:=([.L17]-[.$L$15])/[.$K$12]" office:value-type="float" office:value="0.0566479400749065" calcext:value-type="float">
            <text:p/>
          </table:table-cell>
          <table:table-cell/>
          <table:table-cell table:style-name="ce495" table:formula="of:=[.J17]*[.$M$13]/[.B17]" office:value-type="float" office:value="1.83522727272727" calcext:value-type="float">
            <text:p/>
          </table:table-cell>
          <table:table-cell table:style-name="ce495" table:formula="of:=[.Y17]-[.$Y$15]" office:value-type="float" office:value="0.135227272727273" calcext:value-type="float">
            <text:p/>
          </table:table-cell>
          <table:table-cell table:style-name="ce495" table:formula="of:=[.Y17]-[.Y16]" office:value-type="float" office:value="0.0683733401430031" calcext:value-type="float">
            <text:p/>
          </table:table-cell>
          <table:table-cell table:style-name="ce495" table:formula="of:=[.AA17]*[.B17]" office:value-type="float" office:value="6.01685393258427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17]-1" office:value-type="float" office:value="87" calcext:value-type="float">
            <text:p/>
          </table:table-cell>
          <table:table-cell table:formula="of:=-[.AB18]/[.B18]" office:value-type="float" office:value="-0.0699451410658307" calcext:value-type="float">
            <text:p/>
          </table:table-cell>
          <table:table-cell/>
          <table:table-cell table:style-name="ce495" table:formula="of:=[.C18]+[.E17]" office:value-type="float" office:value="-1.9051724137931" calcext:value-type="float">
            <text:p/>
          </table:table-cell>
          <table:table-cell/>
          <table:table-cell table:formula="of:=([.B18]*[.C18]+[.G17]*[.E17])/[.E18]" office:value-type="float" office:value="89.7829928498468" calcext:value-type="float">
            <text:p/>
          </table:table-cell>
          <table:table-cell table:formula="of:=([.B18]-[.B17])*[.E17]" office:value-type="float" office:value="1.83522727272727" calcext:value-type="float">
            <text:p/>
          </table:table-cell>
          <table:table-cell table:formula="of:=[.H18]+[.I17]" office:value-type="float" office:value="5.30208120531154" calcext:value-type="float">
            <text:p/>
          </table:table-cell>
          <table:table-cell table:formula="of:=[.J17]+[.$C$15]*([.B18]-[.B17])" office:value-type="float" office:value="66.3" calcext:value-type="float">
            <text:p/>
          </table:table-cell>
          <table:table-cell table:formula="of:=[.K17]+[.H18]/[.B18]" office:value-type="float" office:value="1.06027357554624" calcext:value-type="float">
            <text:p/>
          </table:table-cell>
          <table:table-cell table:formula="of:=[.L17]+[.H18]" office:value-type="float" office:value="66.5020812053116" calcext:value-type="float">
            <text:p/>
          </table:table-cell>
          <table:table-cell table:formula="of:=ABS([.E18])*[.B18]/[.L18]" office:value-type="float" office:value="2.49240319995822" calcext:value-type="float">
            <text:p/>
          </table:table-cell>
          <table:table-cell table:formula="of:=[.H18]*[.$M$13]+[.C18]*[.B18]+[.N17]" office:value-type="float" office:value="-4.79687819203269" calcext:value-type="float">
            <text:p/>
          </table:table-cell>
          <table:table-cell table:formula="of:=[.N18]/[.B18]" office:value-type="float" office:value="-0.0551365309429045" calcext:value-type="float">
            <text:p/>
          </table:table-cell>
          <table:table-cell table:style-name="ce495" table:formula="of:=[.E17]*([.B18]-[.B17])*[.$M$13]" office:value-type="float" office:value="4.58806818181818" calcext:value-type="float">
            <text:p/>
          </table:table-cell>
          <table:table-cell table:formula="of:=[.J18]/[.$K$12]" office:value-type="float" office:value="1.08333333333333" calcext:value-type="float">
            <text:p/>
          </table:table-cell>
          <table:table-cell table:formula="of:=[.L18]/[.J18]" office:value-type="float" office:value="1.00304798198057" calcext:value-type="float">
            <text:p/>
          </table:table-cell>
          <table:table-cell table:formula="of:=[.L18]/[.$K$12]" office:value-type="float" office:value="1.08663531381228" calcext:value-type="float">
            <text:p/>
          </table:table-cell>
          <table:table-cell/>
          <table:table-cell table:formula="of:=([.J18]-[.$J$15])/[.$K$12]" office:value-type="float" office:value="0.0833333333333333" calcext:value-type="float">
            <text:p/>
          </table:table-cell>
          <table:table-cell table:formula="of:=[.W18]/[.U18]" office:value-type="float" office:value="1.03962376574736" calcext:value-type="float">
            <text:p/>
          </table:table-cell>
          <table:table-cell table:formula="of:=([.L18]-[.$L$15])/[.$K$12]" office:value-type="float" office:value="0.0866353138122801" calcext:value-type="float">
            <text:p/>
          </table:table-cell>
          <table:table-cell/>
          <table:table-cell table:style-name="ce495" table:formula="of:=[.J18]*[.$M$13]/[.B18]" office:value-type="float" office:value="1.9051724137931" calcext:value-type="float">
            <text:p/>
          </table:table-cell>
          <table:table-cell table:style-name="ce495" table:formula="of:=[.Y18]-[.$Y$15]" office:value-type="float" office:value="0.205172413793103" calcext:value-type="float">
            <text:p/>
          </table:table-cell>
          <table:table-cell table:style-name="ce495" table:formula="of:=[.Y18]-[.Y17]" office:value-type="float" office:value="0.0699451410658307" calcext:value-type="float">
            <text:p/>
          </table:table-cell>
          <table:table-cell table:style-name="ce495" table:formula="of:=[.AA18]*[.B18]" office:value-type="float" office:value="6.08522727272727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18]-1" office:value-type="float" office:value="86" calcext:value-type="float">
            <text:p/>
          </table:table-cell>
          <table:table-cell table:formula="of:=-[.AB19]/[.B19]" office:value-type="float" office:value="-0.0715717722534082" calcext:value-type="float">
            <text:p/>
          </table:table-cell>
          <table:table-cell/>
          <table:table-cell table:style-name="ce495" table:formula="of:=[.C19]+[.E18]" office:value-type="float" office:value="-1.97674418604651" calcext:value-type="float">
            <text:p/>
          </table:table-cell>
          <table:table-cell/>
          <table:table-cell table:formula="of:=([.B19]*[.C19]+[.G18]*[.E18])/[.E19]" office:value-type="float" office:value="89.6460224190765" calcext:value-type="float">
            <text:p/>
          </table:table-cell>
          <table:table-cell table:formula="of:=([.B19]-[.B18])*[.E18]" office:value-type="float" office:value="1.9051724137931" calcext:value-type="float">
            <text:p/>
          </table:table-cell>
          <table:table-cell table:formula="of:=[.H19]+[.I18]" office:value-type="float" office:value="7.20725361910465" calcext:value-type="float">
            <text:p/>
          </table:table-cell>
          <table:table-cell table:formula="of:=[.J18]+[.$C$15]*([.B19]-[.B18])" office:value-type="float" office:value="68" calcext:value-type="float">
            <text:p/>
          </table:table-cell>
          <table:table-cell table:formula="of:=[.K18]+[.H19]/[.B19]" office:value-type="float" office:value="1.08242674314849" calcext:value-type="float">
            <text:p/>
          </table:table-cell>
          <table:table-cell table:formula="of:=[.L18]+[.H19]" office:value-type="float" office:value="68.4072536191047" calcext:value-type="float">
            <text:p/>
          </table:table-cell>
          <table:table-cell table:formula="of:=ABS([.E19])*[.B19]/[.L19]" office:value-type="float" office:value="2.48511657764496" calcext:value-type="float">
            <text:p/>
          </table:table-cell>
          <table:table-cell table:formula="of:=[.H19]*[.$M$13]+[.C19]*[.B19]+[.N18]" office:value-type="float" office:value="-6.18911957134303" calcext:value-type="float">
            <text:p/>
          </table:table-cell>
          <table:table-cell table:formula="of:=[.N19]/[.B19]" office:value-type="float" office:value="-0.0719665066435236" calcext:value-type="float">
            <text:p/>
          </table:table-cell>
          <table:table-cell table:style-name="ce495" table:formula="of:=[.E18]*([.B19]-[.B18])*[.$M$13]" office:value-type="float" office:value="4.76293103448276" calcext:value-type="float">
            <text:p/>
          </table:table-cell>
          <table:table-cell table:formula="of:=[.J19]/[.$K$12]" office:value-type="float" office:value="1.11111111111111" calcext:value-type="float">
            <text:p/>
          </table:table-cell>
          <table:table-cell table:formula="of:=[.L19]/[.J19]" office:value-type="float" office:value="1.00598902381036" calcext:value-type="float">
            <text:p/>
          </table:table-cell>
          <table:table-cell table:formula="of:=[.L19]/[.$K$12]" office:value-type="float" office:value="1.11776558201151" calcext:value-type="float">
            <text:p/>
          </table:table-cell>
          <table:table-cell/>
          <table:table-cell table:formula="of:=([.J19]-[.$J$15])/[.$K$12]" office:value-type="float" office:value="0.111111111111111" calcext:value-type="float">
            <text:p/>
          </table:table-cell>
          <table:table-cell table:formula="of:=[.W19]/[.U19]" office:value-type="float" office:value="1.05989023810363" calcext:value-type="float">
            <text:p/>
          </table:table-cell>
          <table:table-cell table:formula="of:=([.L19]-[.$L$15])/[.$K$12]" office:value-type="float" office:value="0.117765582011514" calcext:value-type="float">
            <text:p/>
          </table:table-cell>
          <table:table-cell/>
          <table:table-cell table:style-name="ce495" table:formula="of:=[.J19]*[.$M$13]/[.B19]" office:value-type="float" office:value="1.97674418604651" calcext:value-type="float">
            <text:p/>
          </table:table-cell>
          <table:table-cell table:style-name="ce495" table:formula="of:=[.Y19]-[.$Y$15]" office:value-type="float" office:value="0.276744186046512" calcext:value-type="float">
            <text:p/>
          </table:table-cell>
          <table:table-cell table:style-name="ce495" table:formula="of:=[.Y19]-[.Y18]" office:value-type="float" office:value="0.0715717722534082" calcext:value-type="float">
            <text:p/>
          </table:table-cell>
          <table:table-cell table:style-name="ce495" table:formula="of:=[.AA19]*[.B19]" office:value-type="float" office:value="6.1551724137931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19]-1" office:value-type="float" office:value="85" calcext:value-type="float">
            <text:p/>
          </table:table-cell>
          <table:table-cell table:formula="of:=-[.AB20]/[.B20]" office:value-type="float" office:value="-0.0732558139534887" calcext:value-type="float">
            <text:p/>
          </table:table-cell>
          <table:table-cell/>
          <table:table-cell table:style-name="ce495" table:formula="of:=[.C20]+[.E19]" office:value-type="float" office:value="-2.05" calcext:value-type="float">
            <text:p/>
          </table:table-cell>
          <table:table-cell/>
          <table:table-cell table:formula="of:=([.B20]*[.C20]+[.G19]*[.E19])/[.E20]" office:value-type="float" office:value="89.479998929342" calcext:value-type="float">
            <text:p/>
          </table:table-cell>
          <table:table-cell table:formula="of:=([.B20]-[.B19])*[.E19]" office:value-type="float" office:value="1.97674418604651" calcext:value-type="float">
            <text:p/>
          </table:table-cell>
          <table:table-cell table:formula="of:=[.H20]+[.I19]" office:value-type="float" office:value="9.18399780515116" calcext:value-type="float">
            <text:p/>
          </table:table-cell>
          <table:table-cell table:formula="of:=[.J19]+[.$C$15]*([.B20]-[.B19])" office:value-type="float" office:value="69.7" calcext:value-type="float">
            <text:p/>
          </table:table-cell>
          <table:table-cell table:formula="of:=[.K19]+[.H20]/[.B20]" office:value-type="float" office:value="1.10568255710197" calcext:value-type="float">
            <text:p/>
          </table:table-cell>
          <table:table-cell table:formula="of:=[.L19]+[.H20]" office:value-type="float" office:value="70.3839978051512" calcext:value-type="float">
            <text:p/>
          </table:table-cell>
          <table:table-cell table:formula="of:=ABS([.E20])*[.B20]/[.L20]" office:value-type="float" office:value="2.47570478281709" calcext:value-type="float">
            <text:p/>
          </table:table-cell>
          <table:table-cell table:formula="of:=[.H20]*[.$M$13]+[.C20]*[.B20]+[.N19]" office:value-type="float" office:value="-7.47400329227329" calcext:value-type="float">
            <text:p/>
          </table:table-cell>
          <table:table-cell table:formula="of:=[.N20]/[.B20]" office:value-type="float" office:value="-0.0879294504973328" calcext:value-type="float">
            <text:p/>
          </table:table-cell>
          <table:table-cell table:style-name="ce495" table:formula="of:=[.E19]*([.B20]-[.B19])*[.$M$13]" office:value-type="float" office:value="4.94186046511628" calcext:value-type="float">
            <text:p/>
          </table:table-cell>
          <table:table-cell table:formula="of:=[.J20]/[.$K$12]" office:value-type="float" office:value="1.13888888888889" calcext:value-type="float">
            <text:p/>
          </table:table-cell>
          <table:table-cell table:formula="of:=[.L20]/[.J20]" office:value-type="float" office:value="1.00981345488022" calcext:value-type="float">
            <text:p/>
          </table:table-cell>
          <table:table-cell table:formula="of:=[.L20]/[.$K$12]" office:value-type="float" office:value="1.15006532361358" calcext:value-type="float">
            <text:p/>
          </table:table-cell>
          <table:table-cell/>
          <table:table-cell table:formula="of:=([.J20]-[.$J$15])/[.$K$12]" office:value-type="float" office:value="0.138888888888889" calcext:value-type="float">
            <text:p/>
          </table:table-cell>
          <table:table-cell table:formula="of:=[.W20]/[.U20]" office:value-type="float" office:value="1.08047033001778" calcext:value-type="float">
            <text:p/>
          </table:table-cell>
          <table:table-cell table:formula="of:=([.L20]-[.$L$15])/[.$K$12]" office:value-type="float" office:value="0.150065323613581" calcext:value-type="float">
            <text:p/>
          </table:table-cell>
          <table:table-cell/>
          <table:table-cell table:style-name="ce495" table:formula="of:=[.J20]*[.$M$13]/[.B20]" office:value-type="float" office:value="2.05" calcext:value-type="float">
            <text:p/>
          </table:table-cell>
          <table:table-cell table:style-name="ce495" table:formula="of:=[.Y20]-[.$Y$15]" office:value-type="float" office:value="0.35" calcext:value-type="float">
            <text:p/>
          </table:table-cell>
          <table:table-cell table:style-name="ce495" table:formula="of:=[.Y20]-[.Y19]" office:value-type="float" office:value="0.0732558139534887" calcext:value-type="float">
            <text:p/>
          </table:table-cell>
          <table:table-cell table:style-name="ce495" table:formula="of:=[.AA20]*[.B20]" office:value-type="float" office:value="6.22674418604654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0]-1" office:value-type="float" office:value="84" calcext:value-type="float">
            <text:p/>
          </table:table-cell>
          <table:table-cell table:formula="of:=-[.AB21]/[.B21]" office:value-type="float" office:value="-0.0750000000000002" calcext:value-type="float">
            <text:p/>
          </table:table-cell>
          <table:table-cell/>
          <table:table-cell table:style-name="ce495" table:formula="of:=[.C21]+[.E20]" office:value-type="float" office:value="-2.125" calcext:value-type="float">
            <text:p/>
          </table:table-cell>
          <table:table-cell/>
          <table:table-cell table:formula="of:=([.B21]*[.C21]+[.G20]*[.E20])/[.E21]" office:value-type="float" office:value="89.2865872024241" calcext:value-type="float">
            <text:p/>
          </table:table-cell>
          <table:table-cell table:formula="of:=([.B21]-[.B20])*[.E20]" office:value-type="float" office:value="2.05" calcext:value-type="float">
            <text:p/>
          </table:table-cell>
          <table:table-cell table:formula="of:=[.H21]+[.I20]" office:value-type="float" office:value="11.2339978051512" calcext:value-type="float">
            <text:p/>
          </table:table-cell>
          <table:table-cell table:formula="of:=[.J20]+[.$C$15]*([.B21]-[.B20])" office:value-type="float" office:value="71.4" calcext:value-type="float">
            <text:p/>
          </table:table-cell>
          <table:table-cell table:formula="of:=[.K20]+[.H21]/[.B21]" office:value-type="float" office:value="1.13008731900674" calcext:value-type="float">
            <text:p/>
          </table:table-cell>
          <table:table-cell table:formula="of:=[.L20]+[.H21]" office:value-type="float" office:value="72.4339978051512" calcext:value-type="float">
            <text:p/>
          </table:table-cell>
          <table:table-cell table:formula="of:=ABS([.E21])*[.B21]/[.L21]" office:value-type="float" office:value="2.46431241418109" calcext:value-type="float">
            <text:p/>
          </table:table-cell>
          <table:table-cell table:formula="of:=[.H21]*[.$M$13]+[.C21]*[.B21]+[.N20]" office:value-type="float" office:value="-8.6490032922733" calcext:value-type="float">
            <text:p/>
          </table:table-cell>
          <table:table-cell table:formula="of:=[.N21]/[.B21]" office:value-type="float" office:value="-0.102964324908015" calcext:value-type="float">
            <text:p/>
          </table:table-cell>
          <table:table-cell table:style-name="ce495" table:formula="of:=[.E20]*([.B21]-[.B20])*[.$M$13]" office:value-type="float" office:value="5.125" calcext:value-type="float">
            <text:p/>
          </table:table-cell>
          <table:table-cell table:formula="of:=[.J21]/[.$K$12]" office:value-type="float" office:value="1.16666666666667" calcext:value-type="float">
            <text:p/>
          </table:table-cell>
          <table:table-cell table:formula="of:=[.L21]/[.J21]" office:value-type="float" office:value="1.01448176197691" calcext:value-type="float">
            <text:p/>
          </table:table-cell>
          <table:table-cell table:formula="of:=[.L21]/[.$K$12]" office:value-type="float" office:value="1.18356205563973" calcext:value-type="float">
            <text:p/>
          </table:table-cell>
          <table:table-cell/>
          <table:table-cell table:formula="of:=([.J21]-[.$J$15])/[.$K$12]" office:value-type="float" office:value="0.166666666666667" calcext:value-type="float">
            <text:p/>
          </table:table-cell>
          <table:table-cell table:formula="of:=[.W21]/[.U21]" office:value-type="float" office:value="1.10137233383835" calcext:value-type="float">
            <text:p/>
          </table:table-cell>
          <table:table-cell table:formula="of:=([.L21]-[.$L$15])/[.$K$12]" office:value-type="float" office:value="0.183562055639725" calcext:value-type="float">
            <text:p/>
          </table:table-cell>
          <table:table-cell/>
          <table:table-cell table:style-name="ce495" table:formula="of:=[.J21]*[.$M$13]/[.B21]" office:value-type="float" office:value="2.125" calcext:value-type="float">
            <text:p/>
          </table:table-cell>
          <table:table-cell table:style-name="ce495" table:formula="of:=[.Y21]-[.$Y$15]" office:value-type="float" office:value="0.425" calcext:value-type="float">
            <text:p/>
          </table:table-cell>
          <table:table-cell table:style-name="ce495" table:formula="of:=[.Y21]-[.Y20]" office:value-type="float" office:value="0.0750000000000002" calcext:value-type="float">
            <text:p/>
          </table:table-cell>
          <table:table-cell table:style-name="ce495" table:formula="of:=[.AA21]*[.B21]" office:value-type="float" office:value="6.30000000000002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1]-1" office:value-type="float" office:value="83" calcext:value-type="float">
            <text:p/>
          </table:table-cell>
          <table:table-cell table:formula="of:=-[.AB22]/[.B22]" office:value-type="float" office:value="-0.0768072289156625" calcext:value-type="float">
            <text:p/>
          </table:table-cell>
          <table:table-cell/>
          <table:table-cell table:style-name="ce495" table:formula="of:=[.C22]+[.E21]" office:value-type="float" office:value="-2.20180722891566" calcext:value-type="float">
            <text:p/>
          </table:table-cell>
          <table:table-cell/>
          <table:table-cell table:formula="of:=([.B22]*[.C22]+[.G21]*[.E21])/[.E22]" office:value-type="float" office:value="89.0672876488511" calcext:value-type="float">
            <text:p/>
          </table:table-cell>
          <table:table-cell table:formula="of:=([.B22]-[.B21])*[.E21]" office:value-type="float" office:value="2.125" calcext:value-type="float">
            <text:p/>
          </table:table-cell>
          <table:table-cell table:formula="of:=[.H22]+[.I21]" office:value-type="float" office:value="13.3589978051512" calcext:value-type="float">
            <text:p/>
          </table:table-cell>
          <table:table-cell table:formula="of:=[.J21]+[.$C$15]*([.B22]-[.B21])" office:value-type="float" office:value="73.1" calcext:value-type="float">
            <text:p/>
          </table:table-cell>
          <table:table-cell table:formula="of:=[.K21]+[.H22]/[.B22]" office:value-type="float" office:value="1.15568972864529" calcext:value-type="float">
            <text:p/>
          </table:table-cell>
          <table:table-cell table:formula="of:=[.L21]+[.H22]" office:value-type="float" office:value="74.5589978051512" calcext:value-type="float">
            <text:p/>
          </table:table-cell>
          <table:table-cell table:formula="of:=ABS([.E22])*[.B22]/[.L22]" office:value-type="float" office:value="2.45107908340707" calcext:value-type="float">
            <text:p/>
          </table:table-cell>
          <table:table-cell table:formula="of:=[.H22]*[.$M$13]+[.C22]*[.B22]+[.N21]" office:value-type="float" office:value="-9.71150329227329" calcext:value-type="float">
            <text:p/>
          </table:table-cell>
          <table:table-cell table:formula="of:=[.N22]/[.B22]" office:value-type="float" office:value="-0.117006063762329" calcext:value-type="float">
            <text:p/>
          </table:table-cell>
          <table:table-cell table:style-name="ce495" table:formula="of:=[.E21]*([.B22]-[.B21])*[.$M$13]" office:value-type="float" office:value="5.3125" calcext:value-type="float">
            <text:p/>
          </table:table-cell>
          <table:table-cell table:formula="of:=[.J22]/[.$K$12]" office:value-type="float" office:value="1.19444444444444" calcext:value-type="float">
            <text:p/>
          </table:table-cell>
          <table:table-cell table:formula="of:=[.L22]/[.J22]" office:value-type="float" office:value="1.01995893030303" calcext:value-type="float">
            <text:p/>
          </table:table-cell>
          <table:table-cell table:formula="of:=[.L22]/[.$K$12]" office:value-type="float" office:value="1.21828427786195" calcext:value-type="float">
            <text:p/>
          </table:table-cell>
          <table:table-cell/>
          <table:table-cell table:formula="of:=([.J22]-[.$J$15])/[.$K$12]" office:value-type="float" office:value="0.194444444444445" calcext:value-type="float">
            <text:p/>
          </table:table-cell>
          <table:table-cell table:formula="of:=[.W22]/[.U22]" office:value-type="float" office:value="1.12260485757573" calcext:value-type="float">
            <text:p/>
          </table:table-cell>
          <table:table-cell table:formula="of:=([.L22]-[.$L$15])/[.$K$12]" office:value-type="float" office:value="0.218284277861947" calcext:value-type="float">
            <text:p/>
          </table:table-cell>
          <table:table-cell/>
          <table:table-cell table:style-name="ce495" table:formula="of:=[.J22]*[.$M$13]/[.B22]" office:value-type="float" office:value="2.20180722891566" calcext:value-type="float">
            <text:p/>
          </table:table-cell>
          <table:table-cell table:style-name="ce495" table:formula="of:=[.Y22]-[.$Y$15]" office:value-type="float" office:value="0.501807228915663" calcext:value-type="float">
            <text:p/>
          </table:table-cell>
          <table:table-cell table:style-name="ce495" table:formula="of:=[.Y22]-[.Y21]" office:value-type="float" office:value="0.0768072289156625" calcext:value-type="float">
            <text:p/>
          </table:table-cell>
          <table:table-cell table:style-name="ce495" table:formula="of:=[.AA22]*[.B22]" office:value-type="float" office:value="6.37499999999999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2]-1" office:value-type="float" office:value="82" calcext:value-type="float">
            <text:p/>
          </table:table-cell>
          <table:table-cell table:formula="of:=-[.AB23]/[.B23]" office:value-type="float" office:value="-0.0786805759623861" calcext:value-type="float">
            <text:p/>
          </table:table-cell>
          <table:table-cell/>
          <table:table-cell table:style-name="ce495" table:formula="of:=[.C23]+[.E22]" office:value-type="float" office:value="-2.28048780487805" calcext:value-type="float">
            <text:p/>
          </table:table-cell>
          <table:table-cell/>
          <table:table-cell table:formula="of:=([.B23]*[.C23]+[.G22]*[.E22])/[.E23]" office:value-type="float" office:value="88.8234546138689" calcext:value-type="float">
            <text:p/>
          </table:table-cell>
          <table:table-cell table:formula="of:=([.B23]-[.B22])*[.E22]" office:value-type="float" office:value="2.20180722891566" calcext:value-type="float">
            <text:p/>
          </table:table-cell>
          <table:table-cell table:formula="of:=[.H23]+[.I22]" office:value-type="float" office:value="15.5608050340668" calcext:value-type="float">
            <text:p/>
          </table:table-cell>
          <table:table-cell table:formula="of:=[.J22]+[.$C$15]*([.B23]-[.B22])" office:value-type="float" office:value="74.8" calcext:value-type="float">
            <text:p/>
          </table:table-cell>
          <table:table-cell table:formula="of:=[.K22]+[.H23]/[.B23]" office:value-type="float" office:value="1.18254103631499" calcext:value-type="float">
            <text:p/>
          </table:table-cell>
          <table:table-cell table:formula="of:=[.L22]+[.H23]" office:value-type="float" office:value="76.7608050340669" calcext:value-type="float">
            <text:p/>
          </table:table-cell>
          <table:table-cell table:formula="of:=ABS([.E23])*[.B23]/[.L23]" office:value-type="float" office:value="2.4361391196589" calcext:value-type="float">
            <text:p/>
          </table:table-cell>
          <table:table-cell table:formula="of:=[.H23]*[.$M$13]+[.C23]*[.B23]+[.N22]" office:value-type="float" office:value="-10.6587924488998" calcext:value-type="float">
            <text:p/>
          </table:table-cell>
          <table:table-cell table:formula="of:=[.N23]/[.B23]" office:value-type="float" office:value="-0.129985273767071" calcext:value-type="float">
            <text:p/>
          </table:table-cell>
          <table:table-cell table:style-name="ce416"/>
          <table:table-cell table:formula="of:=[.J23]/[.$K$12]" office:value-type="float" office:value="1.22222222222222" calcext:value-type="float">
            <text:p/>
          </table:table-cell>
          <table:table-cell table:formula="of:=[.L23]/[.J23]" office:value-type="float" office:value="1.02621397104367" calcext:value-type="float">
            <text:p/>
          </table:table-cell>
          <table:table-cell table:formula="of:=[.L23]/[.$K$12]" office:value-type="float" office:value="1.25426152016449" calcext:value-type="float">
            <text:p/>
          </table:table-cell>
          <table:table-cell/>
          <table:table-cell table:formula="of:=([.J23]-[.$J$15])/[.$K$12]" office:value-type="float" office:value="0.222222222222222" calcext:value-type="float">
            <text:p/>
          </table:table-cell>
          <table:table-cell table:formula="of:=[.W23]/[.U23]" office:value-type="float" office:value="1.14417684074021" calcext:value-type="float">
            <text:p/>
          </table:table-cell>
          <table:table-cell table:formula="of:=([.L23]-[.$L$15])/[.$K$12]" office:value-type="float" office:value="0.254261520164491" calcext:value-type="float">
            <text:p/>
          </table:table-cell>
          <table:table-cell/>
          <table:table-cell table:style-name="ce495" table:formula="of:=[.J23]*[.$M$13]/[.B23]" office:value-type="float" office:value="2.28048780487805" calcext:value-type="float">
            <text:p/>
          </table:table-cell>
          <table:table-cell table:style-name="ce495" table:formula="of:=[.Y23]-[.$Y$15]" office:value-type="float" office:value="0.580487804878049" calcext:value-type="float">
            <text:p/>
          </table:table-cell>
          <table:table-cell table:style-name="ce495" table:formula="of:=[.Y23]-[.Y22]" office:value-type="float" office:value="0.0786805759623861" calcext:value-type="float">
            <text:p/>
          </table:table-cell>
          <table:table-cell table:style-name="ce495" table:formula="of:=[.AA23]*[.B23]" office:value-type="float" office:value="6.4518072289156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3]-1" office:value-type="float" office:value="81" calcext:value-type="float">
            <text:p/>
          </table:table-cell>
          <table:table-cell table:formula="of:=-[.AB24]/[.B24]" office:value-type="float" office:value="-0.0806233062330621" calcext:value-type="float">
            <text:p/>
          </table:table-cell>
          <table:table-cell/>
          <table:table-cell table:style-name="ce495" table:formula="of:=[.C24]+[.E23]" office:value-type="float" office:value="-2.36111111111111" calcext:value-type="float">
            <text:p/>
          </table:table-cell>
          <table:table-cell/>
          <table:table-cell table:formula="of:=([.B24]*[.C24]+[.G23]*[.E23])/[.E24]" office:value-type="float" office:value="88.5563122612002" calcext:value-type="float">
            <text:p/>
          </table:table-cell>
          <table:table-cell table:formula="of:=([.B24]-[.B23])*[.E23]" office:value-type="float" office:value="2.28048780487805" calcext:value-type="float">
            <text:p/>
          </table:table-cell>
          <table:table-cell table:formula="of:=[.H24]+[.I23]" office:value-type="float" office:value="17.8412928389449" calcext:value-type="float">
            <text:p/>
          </table:table-cell>
          <table:table-cell table:formula="of:=[.J23]+[.$C$15]*([.B24]-[.B23])" office:value-type="float" office:value="76.5" calcext:value-type="float">
            <text:p/>
          </table:table-cell>
          <table:table-cell table:formula="of:=[.K23]+[.H24]/[.B24]" office:value-type="float" office:value="1.21069520674559" calcext:value-type="float">
            <text:p/>
          </table:table-cell>
          <table:table-cell table:formula="of:=[.L23]+[.H24]" office:value-type="float" office:value="79.0412928389449" calcext:value-type="float">
            <text:p/>
          </table:table-cell>
          <table:table-cell table:formula="of:=ABS([.E24])*[.B24]/[.L24]" office:value-type="float" office:value="2.41962135398889" calcext:value-type="float">
            <text:p/>
          </table:table-cell>
          <table:table-cell table:formula="of:=[.H24]*[.$M$13]+[.C24]*[.B24]+[.N23]" office:value-type="float" office:value="-11.4880607415827" calcext:value-type="float">
            <text:p/>
          </table:table-cell>
          <table:table-cell table:formula="of:=[.N24]/[.B24]" office:value-type="float" office:value="-0.14182791038991" calcext:value-type="float">
            <text:p/>
          </table:table-cell>
          <table:table-cell table:style-name="ce416"/>
          <table:table-cell table:formula="of:=[.J24]/[.$K$12]" office:value-type="float" office:value="1.25" calcext:value-type="float">
            <text:p/>
          </table:table-cell>
          <table:table-cell table:formula="of:=[.L24]/[.J24]" office:value-type="float" office:value="1.03321951423457" calcext:value-type="float">
            <text:p/>
          </table:table-cell>
          <table:table-cell table:formula="of:=[.L24]/[.$K$12]" office:value-type="float" office:value="1.29152439279322" calcext:value-type="float">
            <text:p/>
          </table:table-cell>
          <table:table-cell/>
          <table:table-cell table:formula="of:=([.J24]-[.$J$15])/[.$K$12]" office:value-type="float" office:value="0.25" calcext:value-type="float">
            <text:p/>
          </table:table-cell>
          <table:table-cell table:formula="of:=[.W24]/[.U24]" office:value-type="float" office:value="1.16609757117287" calcext:value-type="float">
            <text:p/>
          </table:table-cell>
          <table:table-cell table:formula="of:=([.L24]-[.$L$15])/[.$K$12]" office:value-type="float" office:value="0.291524392793217" calcext:value-type="float">
            <text:p/>
          </table:table-cell>
          <table:table-cell/>
          <table:table-cell table:style-name="ce495" table:formula="of:=[.J24]*[.$M$13]/[.B24]" office:value-type="float" office:value="2.36111111111111" calcext:value-type="float">
            <text:p/>
          </table:table-cell>
          <table:table-cell table:style-name="ce495" table:formula="of:=[.Y24]-[.$Y$15]" office:value-type="float" office:value="0.661111111111111" calcext:value-type="float">
            <text:p/>
          </table:table-cell>
          <table:table-cell table:style-name="ce495" table:formula="of:=[.Y24]-[.Y23]" office:value-type="float" office:value="0.0806233062330621" calcext:value-type="float">
            <text:p/>
          </table:table-cell>
          <table:table-cell table:style-name="ce495" table:formula="of:=[.AA24]*[.B24]" office:value-type="float" office:value="6.530487804878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4]-1" office:value-type="float" office:value="80" calcext:value-type="float">
            <text:p/>
          </table:table-cell>
          <table:table-cell table:formula="of:=-[.AB25]/[.B25]" office:value-type="float" office:value="-0.0826388888888894" calcext:value-type="float">
            <text:p/>
          </table:table-cell>
          <table:table-cell/>
          <table:table-cell table:style-name="ce495" table:formula="of:=[.C25]+[.E24]" office:value-type="float" office:value="-2.44375" calcext:value-type="float">
            <text:p/>
          </table:table-cell>
          <table:table-cell/>
          <table:table-cell table:formula="of:=([.B25]*[.C25]+[.G24]*[.E24])/[.E25]" office:value-type="float" office:value="88.2669683683093" calcext:value-type="float">
            <text:p/>
          </table:table-cell>
          <table:table-cell table:formula="of:=([.B25]-[.B24])*[.E24]" office:value-type="float" office:value="2.36111111111111" calcext:value-type="float">
            <text:p/>
          </table:table-cell>
          <table:table-cell table:formula="of:=[.H25]+[.I24]" office:value-type="float" office:value="20.202403950056" calcext:value-type="float">
            <text:p/>
          </table:table-cell>
          <table:table-cell table:formula="of:=[.J24]+[.$C$15]*([.B25]-[.B24])" office:value-type="float" office:value="78.2" calcext:value-type="float">
            <text:p/>
          </table:table-cell>
          <table:table-cell table:formula="of:=[.K24]+[.H25]/[.B25]" office:value-type="float" office:value="1.24020909563448" calcext:value-type="float">
            <text:p/>
          </table:table-cell>
          <table:table-cell table:formula="of:=[.L24]+[.H25]" office:value-type="float" office:value="81.402403950056" calcext:value-type="float">
            <text:p/>
          </table:table-cell>
          <table:table-cell table:formula="of:=ABS([.E25])*[.B25]/[.L25]" office:value-type="float" office:value="2.40164897488713" calcext:value-type="float">
            <text:p/>
          </table:table-cell>
          <table:table-cell table:formula="of:=[.H25]*[.$M$13]+[.C25]*[.B25]+[.N24]" office:value-type="float" office:value="-12.1963940749161" calcext:value-type="float">
            <text:p/>
          </table:table-cell>
          <table:table-cell table:formula="of:=[.N25]/[.B25]" office:value-type="float" office:value="-0.152454925936451" calcext:value-type="float">
            <text:p/>
          </table:table-cell>
          <table:table-cell table:style-name="ce416"/>
          <table:table-cell table:formula="of:=[.J25]/[.$K$12]" office:value-type="float" office:value="1.27777777777778" calcext:value-type="float">
            <text:p/>
          </table:table-cell>
          <table:table-cell table:formula="of:=[.L25]/[.J25]" office:value-type="float" office:value="1.04095145716184" calcext:value-type="float">
            <text:p/>
          </table:table-cell>
          <table:table-cell table:formula="of:=[.L25]/[.$K$12]" office:value-type="float" office:value="1.3301046397068" calcext:value-type="float">
            <text:p/>
          </table:table-cell>
          <table:table-cell/>
          <table:table-cell table:formula="of:=([.J25]-[.$J$15])/[.$K$12]" office:value-type="float" office:value="0.277777777777778" calcext:value-type="float">
            <text:p/>
          </table:table-cell>
          <table:table-cell table:formula="of:=[.W25]/[.U25]" office:value-type="float" office:value="1.18837670294447" calcext:value-type="float">
            <text:p/>
          </table:table-cell>
          <table:table-cell table:formula="of:=([.L25]-[.$L$15])/[.$K$12]" office:value-type="float" office:value="0.330104639706797" calcext:value-type="float">
            <text:p/>
          </table:table-cell>
          <table:table-cell/>
          <table:table-cell table:style-name="ce495" table:formula="of:=[.J25]*[.$M$13]/[.B25]" office:value-type="float" office:value="2.44375" calcext:value-type="float">
            <text:p/>
          </table:table-cell>
          <table:table-cell table:style-name="ce495" table:formula="of:=[.Y25]-[.$Y$15]" office:value-type="float" office:value="0.743750000000001" calcext:value-type="float">
            <text:p/>
          </table:table-cell>
          <table:table-cell table:style-name="ce495" table:formula="of:=[.Y25]-[.Y24]" office:value-type="float" office:value="0.0826388888888894" calcext:value-type="float">
            <text:p/>
          </table:table-cell>
          <table:table-cell table:style-name="ce495" table:formula="of:=[.AA25]*[.B25]" office:value-type="float" office:value="6.6111111111111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5]-1" office:value-type="float" office:value="79" calcext:value-type="float">
            <text:p/>
          </table:table-cell>
          <table:table-cell table:formula="of:=-[.AB26]/[.B26]" office:value-type="float" office:value="-0.0847310126582279" calcext:value-type="float">
            <text:p/>
          </table:table-cell>
          <table:table-cell/>
          <table:table-cell table:style-name="ce495" table:formula="of:=[.C26]+[.E25]" office:value-type="float" office:value="-2.52848101265823" calcext:value-type="float">
            <text:p/>
          </table:table-cell>
          <table:table-cell/>
          <table:table-cell table:formula="of:=([.B26]*[.C26]+[.G25]*[.E25])/[.E26]" office:value-type="float" office:value="87.9564263432011" calcext:value-type="float">
            <text:p/>
          </table:table-cell>
          <table:table-cell table:formula="of:=([.B26]-[.B25])*[.E25]" office:value-type="float" office:value="2.44375" calcext:value-type="float">
            <text:p/>
          </table:table-cell>
          <table:table-cell table:formula="of:=[.H26]+[.I25]" office:value-type="float" office:value="22.646153950056" calcext:value-type="float">
            <text:p/>
          </table:table-cell>
          <table:table-cell table:formula="of:=[.J25]+[.$C$15]*([.B26]-[.B25])" office:value-type="float" office:value="79.9" calcext:value-type="float">
            <text:p/>
          </table:table-cell>
          <table:table-cell table:formula="of:=[.K25]+[.H26]/[.B26]" office:value-type="float" office:value="1.27114263993827" calcext:value-type="float">
            <text:p/>
          </table:table-cell>
          <table:table-cell table:formula="of:=[.L25]+[.H26]" office:value-type="float" office:value="83.846153950056" calcext:value-type="float">
            <text:p/>
          </table:table-cell>
          <table:table-cell table:formula="of:=ABS([.E26])*[.B26]/[.L26]" office:value-type="float" office:value="2.38233944658909" calcext:value-type="float">
            <text:p/>
          </table:table-cell>
          <table:table-cell table:formula="of:=[.H26]*[.$M$13]+[.C26]*[.B26]+[.N25]" office:value-type="float" office:value="-12.7807690749161" calcext:value-type="float">
            <text:p/>
          </table:table-cell>
          <table:table-cell table:formula="of:=[.N26]/[.B26]" office:value-type="float" office:value="-0.161781887024254" calcext:value-type="float">
            <text:p/>
          </table:table-cell>
          <table:table-cell table:style-name="ce416"/>
          <table:table-cell table:formula="of:=[.J26]/[.$K$12]" office:value-type="float" office:value="1.30555555555556" calcext:value-type="float">
            <text:p/>
          </table:table-cell>
          <table:table-cell table:formula="of:=[.L26]/[.J26]" office:value-type="float" office:value="1.04938866020095" calcext:value-type="float">
            <text:p/>
          </table:table-cell>
          <table:table-cell table:formula="of:=[.L26]/[.$K$12]" office:value-type="float" office:value="1.37003519526235" calcext:value-type="float">
            <text:p/>
          </table:table-cell>
          <table:table-cell/>
          <table:table-cell table:formula="of:=([.J26]-[.$J$15])/[.$K$12]" office:value-type="float" office:value="0.305555555555556" calcext:value-type="float">
            <text:p/>
          </table:table-cell>
          <table:table-cell table:formula="of:=[.W26]/[.U26]" office:value-type="float" office:value="1.21102427540406" calcext:value-type="float">
            <text:p/>
          </table:table-cell>
          <table:table-cell table:formula="of:=([.L26]-[.$L$15])/[.$K$12]" office:value-type="float" office:value="0.370035195262353" calcext:value-type="float">
            <text:p/>
          </table:table-cell>
          <table:table-cell/>
          <table:table-cell table:style-name="ce495" table:formula="of:=[.J26]*[.$M$13]/[.B26]" office:value-type="float" office:value="2.52848101265823" calcext:value-type="float">
            <text:p/>
          </table:table-cell>
          <table:table-cell table:style-name="ce495" table:formula="of:=[.Y26]-[.$Y$15]" office:value-type="float" office:value="0.828481012658228" calcext:value-type="float">
            <text:p/>
          </table:table-cell>
          <table:table-cell table:style-name="ce495" table:formula="of:=[.Y26]-[.Y25]" office:value-type="float" office:value="0.0847310126582279" calcext:value-type="float">
            <text:p/>
          </table:table-cell>
          <table:table-cell table:style-name="ce495" table:formula="of:=[.AA26]*[.B26]" office:value-type="float" office:value="6.69375000000001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6]-1" office:value-type="float" office:value="78" calcext:value-type="float">
            <text:p/>
          </table:table-cell>
          <table:table-cell table:formula="of:=-[.AB27]/[.B27]" office:value-type="float" office:value="-0.0869036027263874" calcext:value-type="float">
            <text:p/>
          </table:table-cell>
          <table:table-cell/>
          <table:table-cell table:style-name="ce495" table:formula="of:=[.C27]+[.E26]" office:value-type="float" office:value="-2.61538461538462" calcext:value-type="float">
            <text:p/>
          </table:table-cell>
          <table:table-cell/>
          <table:table-cell table:formula="of:=([.B27]*[.C27]+[.G26]*[.E26])/[.E27]" office:value-type="float" office:value="87.6255957210378" calcext:value-type="float">
            <text:p/>
          </table:table-cell>
          <table:table-cell table:formula="of:=([.B27]-[.B26])*[.E26]" office:value-type="float" office:value="2.52848101265823" calcext:value-type="float">
            <text:p/>
          </table:table-cell>
          <table:table-cell table:formula="of:=[.H27]+[.I26]" office:value-type="float" office:value="25.1746349627142" calcext:value-type="float">
            <text:p/>
          </table:table-cell>
          <table:table-cell table:formula="of:=[.J26]+[.$C$15]*([.B27]-[.B26])" office:value-type="float" office:value="81.6" calcext:value-type="float">
            <text:p/>
          </table:table-cell>
          <table:table-cell table:formula="of:=[.K26]+[.H27]/[.B27]" office:value-type="float" office:value="1.30355906317748" calcext:value-type="float">
            <text:p/>
          </table:table-cell>
          <table:table-cell table:formula="of:=[.L26]+[.H27]" office:value-type="float" office:value="86.3746349627142" calcext:value-type="float">
            <text:p/>
          </table:table-cell>
          <table:table-cell table:formula="of:=ABS([.E27])*[.B27]/[.L27]" office:value-type="float" office:value="2.36180448216148" calcext:value-type="float">
            <text:p/>
          </table:table-cell>
          <table:table-cell table:formula="of:=[.H27]*[.$M$13]+[.C27]*[.B27]+[.N26]" office:value-type="float" office:value="-13.2380475559287" calcext:value-type="float">
            <text:p/>
          </table:table-cell>
          <table:table-cell table:formula="of:=[.N27]/[.B27]" office:value-type="float" office:value="-0.169718558409343" calcext:value-type="float">
            <text:p/>
          </table:table-cell>
          <table:table-cell table:style-name="ce416"/>
          <table:table-cell table:formula="of:=[.J27]/[.$K$12]" office:value-type="float" office:value="1.33333333333333" calcext:value-type="float">
            <text:p/>
          </table:table-cell>
          <table:table-cell table:formula="of:=[.L27]/[.J27]" office:value-type="float" office:value="1.0585126833666" calcext:value-type="float">
            <text:p/>
          </table:table-cell>
          <table:table-cell table:formula="of:=[.L27]/[.$K$12]" office:value-type="float" office:value="1.41135024448879" calcext:value-type="float">
            <text:p/>
          </table:table-cell>
          <table:table-cell/>
          <table:table-cell table:formula="of:=([.J27]-[.$J$15])/[.$K$12]" office:value-type="float" office:value="0.333333333333334" calcext:value-type="float">
            <text:p/>
          </table:table-cell>
          <table:table-cell table:formula="of:=[.W27]/[.U27]" office:value-type="float" office:value="1.23405073346638" calcext:value-type="float">
            <text:p/>
          </table:table-cell>
          <table:table-cell table:formula="of:=([.L27]-[.$L$15])/[.$K$12]" office:value-type="float" office:value="0.411350244488795" calcext:value-type="float">
            <text:p/>
          </table:table-cell>
          <table:table-cell/>
          <table:table-cell table:style-name="ce495" table:formula="of:=[.J27]*[.$M$13]/[.B27]" office:value-type="float" office:value="2.61538461538462" calcext:value-type="float">
            <text:p/>
          </table:table-cell>
          <table:table-cell table:style-name="ce495" table:formula="of:=[.Y27]-[.$Y$15]" office:value-type="float" office:value="0.915384615384616" calcext:value-type="float">
            <text:p/>
          </table:table-cell>
          <table:table-cell table:style-name="ce495" table:formula="of:=[.Y27]-[.Y26]" office:value-type="float" office:value="0.0869036027263874" calcext:value-type="float">
            <text:p/>
          </table:table-cell>
          <table:table-cell table:style-name="ce495" table:formula="of:=[.AA27]*[.B27]" office:value-type="float" office:value="6.77848101265822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7]-1" office:value-type="float" office:value="77" calcext:value-type="float">
            <text:p/>
          </table:table-cell>
          <table:table-cell table:formula="of:=-[.AB28]/[.B28]" office:value-type="float" office:value="-0.0891608391608396" calcext:value-type="float">
            <text:p/>
          </table:table-cell>
          <table:table-cell/>
          <table:table-cell table:formula="of:=[.C28]+[.E27]" office:value-type="float" office:value="-2.70454545454546" calcext:value-type="float">
            <text:p/>
          </table:table-cell>
          <table:table-cell/>
          <table:table-cell table:formula="of:=([.B28]*[.C28]+[.G27]*[.E27])/[.E28]" office:value-type="float" office:value="87.275301356608" calcext:value-type="float">
            <text:p/>
          </table:table-cell>
          <table:table-cell table:formula="of:=([.B28]-[.B27])*[.E27]" office:value-type="float" office:value="2.61538461538462" calcext:value-type="float">
            <text:p/>
          </table:table-cell>
          <table:table-cell table:formula="of:=[.H28]+[.I27]" office:value-type="float" office:value="27.7900195780988" calcext:value-type="float">
            <text:p/>
          </table:table-cell>
          <table:table-cell table:formula="of:=[.J27]+[.$C$15]*([.B28]-[.B27])" office:value-type="float" office:value="83.3" calcext:value-type="float">
            <text:p/>
          </table:table-cell>
          <table:table-cell table:formula="of:=[.K27]+[.H28]/[.B28]" office:value-type="float" office:value="1.33752509714352" calcext:value-type="float">
            <text:p/>
          </table:table-cell>
          <table:table-cell table:formula="of:=[.L27]+[.H28]" office:value-type="float" office:value="88.9900195780989" calcext:value-type="float">
            <text:p/>
          </table:table-cell>
          <table:table-cell table:formula="of:=ABS([.E28])*[.B28]/[.L28]" office:value-type="float" office:value="2.34015006387584" calcext:value-type="float">
            <text:p/>
          </table:table-cell>
          <table:table-cell table:formula="of:=[.H28]*[.$M$13]+[.C28]*[.B28]+[.N27]" office:value-type="float" office:value="-13.5649706328518" calcext:value-type="float">
            <text:p/>
          </table:table-cell>
          <table:table-cell table:formula="of:=[.N28]/[.B28]" office:value-type="float" office:value="-0.176168449777296" calcext:value-type="float">
            <text:p/>
          </table:table-cell>
          <table:table-cell table:style-name="ce416"/>
          <table:table-cell table:formula="of:=[.J28]/[.$K$12]" office:value-type="float" office:value="1.36111111111111" calcext:value-type="float">
            <text:p/>
          </table:table-cell>
          <table:table-cell table:formula="of:=[.L28]/[.J28]" office:value-type="float" office:value="1.06830755796037" calcext:value-type="float">
            <text:p/>
          </table:table-cell>
          <table:table-cell table:formula="of:=[.L28]/[.$K$12]" office:value-type="float" office:value="1.45408528722384" calcext:value-type="float">
            <text:p/>
          </table:table-cell>
          <table:table-cell/>
          <table:table-cell table:formula="of:=([.J28]-[.$J$15])/[.$K$12]" office:value-type="float" office:value="0.361111111111112" calcext:value-type="float">
            <text:p/>
          </table:table-cell>
          <table:table-cell table:formula="of:=[.W28]/[.U28]" office:value-type="float" office:value="1.25746694923524" calcext:value-type="float">
            <text:p/>
          </table:table-cell>
          <table:table-cell table:formula="of:=([.L28]-[.$L$15])/[.$K$12]" office:value-type="float" office:value="0.454085287223837" calcext:value-type="float">
            <text:p/>
          </table:table-cell>
          <table:table-cell/>
          <table:table-cell table:style-name="ce495" table:formula="of:=[.J28]*[.$M$13]/[.B28]" office:value-type="float" office:value="2.70454545454546" calcext:value-type="float">
            <text:p/>
          </table:table-cell>
          <table:table-cell table:style-name="ce495" table:formula="of:=[.Y28]-[.$Y$15]" office:value-type="float" office:value="1.00454545454546" calcext:value-type="float">
            <text:p/>
          </table:table-cell>
          <table:table-cell table:style-name="ce495" table:formula="of:=[.Y28]-[.Y27]" office:value-type="float" office:value="0.0891608391608396" calcext:value-type="float">
            <text:p/>
          </table:table-cell>
          <table:table-cell table:style-name="ce495" table:formula="of:=[.AA28]*[.B28]" office:value-type="float" office:value="6.8653846153846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8]-1" office:value-type="float" office:value="76" calcext:value-type="float">
            <text:p/>
          </table:table-cell>
          <table:table-cell table:formula="of:=-[.AB29]/[.B29]" office:value-type="float" office:value="-0.0915071770334928" calcext:value-type="float">
            <text:p/>
          </table:table-cell>
          <table:table-cell/>
          <table:table-cell table:formula="of:=[.C29]+[.E28]" office:value-type="float" office:value="-2.79605263157895" calcext:value-type="float">
            <text:p/>
          </table:table-cell>
          <table:table-cell/>
          <table:table-cell table:formula="of:=([.B29]*[.C29]+[.G28]*[.E28])/[.E29]" office:value-type="float" office:value="86.9062914940281" calcext:value-type="float">
            <text:p/>
          </table:table-cell>
          <table:table-cell table:formula="of:=([.B29]-[.B28])*[.E28]" office:value-type="float" office:value="2.70454545454546" calcext:value-type="float">
            <text:p/>
          </table:table-cell>
          <table:table-cell table:formula="of:=[.H29]+[.I28]" office:value-type="float" office:value="30.4945650326443" calcext:value-type="float">
            <text:p/>
          </table:table-cell>
          <table:table-cell table:formula="of:=[.J28]+[.$C$15]*([.B29]-[.B28])" office:value-type="float" office:value="85" calcext:value-type="float">
            <text:p/>
          </table:table-cell>
          <table:table-cell table:formula="of:=[.K28]+[.H29]/[.B29]" office:value-type="float" office:value="1.37311122154543" calcext:value-type="float">
            <text:p/>
          </table:table-cell>
          <table:table-cell table:formula="of:=[.L28]+[.H29]" office:value-type="float" office:value="91.6945650326443" calcext:value-type="float">
            <text:p/>
          </table:table-cell>
          <table:table-cell table:formula="of:=ABS([.E29])*[.B29]/[.L29]" office:value-type="float" office:value="2.31747650391654" calcext:value-type="float">
            <text:p/>
          </table:table-cell>
          <table:table-cell table:formula="of:=[.H29]*[.$M$13]+[.C29]*[.B29]+[.N28]" office:value-type="float" office:value="-13.7581524510336" calcext:value-type="float">
            <text:p/>
          </table:table-cell>
          <table:table-cell table:formula="of:=[.N29]/[.B29]" office:value-type="float" office:value="-0.181028321724127" calcext:value-type="float">
            <text:p/>
          </table:table-cell>
          <table:table-cell/>
          <table:table-cell table:formula="of:=[.J29]/[.$K$12]" office:value-type="float" office:value="1.38888888888889" calcext:value-type="float">
            <text:p/>
          </table:table-cell>
          <table:table-cell table:formula="of:=[.L29]/[.J29]" office:value-type="float" office:value="1.07875958861934" calcext:value-type="float">
            <text:p/>
          </table:table-cell>
          <table:table-cell table:formula="of:=[.L29]/[.$K$12]" office:value-type="float" office:value="1.49827720641576" calcext:value-type="float">
            <text:p/>
          </table:table-cell>
          <table:table-cell/>
          <table:table-cell table:formula="of:=([.J29]-[.$J$15])/[.$K$12]" office:value-type="float" office:value="0.388888888888889" calcext:value-type="float">
            <text:p/>
          </table:table-cell>
          <table:table-cell table:formula="of:=[.W29]/[.U29]" office:value-type="float" office:value="1.28128424506909" calcext:value-type="float">
            <text:p/>
          </table:table-cell>
          <table:table-cell table:formula="of:=([.L29]-[.$L$15])/[.$K$12]" office:value-type="float" office:value="0.498277206415756" calcext:value-type="float">
            <text:p/>
          </table:table-cell>
          <table:table-cell/>
          <table:table-cell table:style-name="ce495" table:formula="of:=[.J29]*[.$M$13]/[.B29]" office:value-type="float" office:value="2.79605263157895" calcext:value-type="float">
            <text:p/>
          </table:table-cell>
          <table:table-cell table:style-name="ce495" table:formula="of:=[.Y29]-[.$Y$15]" office:value-type="float" office:value="1.09605263157895" calcext:value-type="float">
            <text:p/>
          </table:table-cell>
          <table:table-cell table:style-name="ce495" table:formula="of:=[.Y29]-[.Y28]" office:value-type="float" office:value="0.0915071770334928" calcext:value-type="float">
            <text:p/>
          </table:table-cell>
          <table:table-cell table:style-name="ce495" table:formula="of:=[.AA29]*[.B29]" office:value-type="float" office:value="6.9545454545454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9]-1" office:value-type="float" office:value="75" calcext:value-type="float">
            <text:p/>
          </table:table-cell>
          <table:table-cell table:formula="of:=-[.AB30]/[.B30]" office:value-type="float" office:value="-0.0939473684210528" calcext:value-type="float">
            <text:p/>
          </table:table-cell>
          <table:table-cell/>
          <table:table-cell table:formula="of:=[.C30]+[.E29]" office:value-type="float" office:value="-2.89" calcext:value-type="float">
            <text:p/>
          </table:table-cell>
          <table:table-cell/>
          <table:table-cell table:formula="of:=([.B30]*[.C30]+[.G29]*[.E29])/[.E30]" office:value-type="float" office:value="86.5192448665132" calcext:value-type="float">
            <text:p/>
          </table:table-cell>
          <table:table-cell table:formula="of:=([.B30]-[.B29])*[.E29]" office:value-type="float" office:value="2.79605263157895" calcext:value-type="float">
            <text:p/>
          </table:table-cell>
          <table:table-cell table:formula="of:=[.H30]+[.I29]" office:value-type="float" office:value="33.2906176642232" calcext:value-type="float">
            <text:p/>
          </table:table-cell>
          <table:table-cell table:formula="of:=[.J29]+[.$C$15]*([.B30]-[.B29])" office:value-type="float" office:value="86.7000000000001" calcext:value-type="float">
            <text:p/>
          </table:table-cell>
          <table:table-cell table:formula="of:=[.K29]+[.H30]/[.B30]" office:value-type="float" office:value="1.41039192329982" calcext:value-type="float">
            <text:p/>
          </table:table-cell>
          <table:table-cell table:formula="of:=[.L29]+[.H30]" office:value-type="float" office:value="94.4906176642233" calcext:value-type="float">
            <text:p/>
          </table:table-cell>
          <table:table-cell table:formula="of:=ABS([.E30])*[.B30]/[.L30]" office:value-type="float" office:value="2.2938785390337" calcext:value-type="float">
            <text:p/>
          </table:table-cell>
          <table:table-cell table:formula="of:=[.H30]*[.$M$13]+[.C30]*[.B30]+[.N29]" office:value-type="float" office:value="-13.8140735036652" calcext:value-type="float">
            <text:p/>
          </table:table-cell>
          <table:table-cell table:formula="of:=[.N30]/[.B30]" office:value-type="float" office:value="-0.184187646715536" calcext:value-type="float">
            <text:p/>
          </table:table-cell>
          <table:table-cell/>
          <table:table-cell table:formula="of:=[.J30]/[.$K$12]" office:value-type="float" office:value="1.41666666666667" calcext:value-type="float">
            <text:p/>
          </table:table-cell>
          <table:table-cell table:formula="of:=[.L30]/[.J30]" office:value-type="float" office:value="1.08985718182495" calcext:value-type="float">
            <text:p/>
          </table:table-cell>
          <table:table-cell table:formula="of:=[.L30]/[.$K$12]" office:value-type="float" office:value="1.54396434091868" calcext:value-type="float">
            <text:p/>
          </table:table-cell>
          <table:table-cell/>
          <table:table-cell table:formula="of:=([.J30]-[.$J$15])/[.$K$12]" office:value-type="float" office:value="0.416666666666667" calcext:value-type="float">
            <text:p/>
          </table:table-cell>
          <table:table-cell table:formula="of:=[.W30]/[.U30]" office:value-type="float" office:value="1.30551441820483" calcext:value-type="float">
            <text:p/>
          </table:table-cell>
          <table:table-cell table:formula="of:=([.L30]-[.$L$15])/[.$K$12]" office:value-type="float" office:value="0.54396434091868" calcext:value-type="float">
            <text:p/>
          </table:table-cell>
          <table:table-cell/>
          <table:table-cell table:style-name="ce495" table:formula="of:=[.J30]*[.$M$13]/[.B30]" office:value-type="float" office:value="2.89" calcext:value-type="float">
            <text:p/>
          </table:table-cell>
          <table:table-cell table:style-name="ce495" table:formula="of:=[.Y30]-[.$Y$15]" office:value-type="float" office:value="1.19" calcext:value-type="float">
            <text:p/>
          </table:table-cell>
          <table:table-cell table:style-name="ce495" table:formula="of:=[.Y30]-[.Y29]" office:value-type="float" office:value="0.0939473684210528" calcext:value-type="float">
            <text:p/>
          </table:table-cell>
          <table:table-cell table:style-name="ce495" table:formula="of:=[.AA30]*[.B30]" office:value-type="float" office:value="7.0460526315789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0]-1" office:value-type="float" office:value="74" calcext:value-type="float">
            <text:p/>
          </table:table-cell>
          <table:table-cell table:formula="of:=-[.AB31]/[.B31]" office:value-type="float" office:value="-0.0964864864864867" calcext:value-type="float">
            <text:p/>
          </table:table-cell>
          <table:table-cell/>
          <table:table-cell table:formula="of:=[.C31]+[.E30]" office:value-type="float" office:value="-2.98648648648649" calcext:value-type="float">
            <text:p/>
          </table:table-cell>
          <table:table-cell/>
          <table:table-cell table:formula="of:=([.B31]*[.C31]+[.G30]*[.E30])/[.E31]" office:value-type="float" office:value="86.1147769554413" calcext:value-type="float">
            <text:p/>
          </table:table-cell>
          <table:table-cell table:formula="of:=([.B31]-[.B30])*[.E30]" office:value-type="float" office:value="2.89" calcext:value-type="float">
            <text:p/>
          </table:table-cell>
          <table:table-cell table:formula="of:=[.H31]+[.I30]" office:value-type="float" office:value="36.1806176642232" calcext:value-type="float">
            <text:p/>
          </table:table-cell>
          <table:table-cell table:formula="of:=[.J30]+[.$C$15]*([.B31]-[.B30])" office:value-type="float" office:value="88.4000000000001" calcext:value-type="float">
            <text:p/>
          </table:table-cell>
          <table:table-cell table:formula="of:=[.K30]+[.H31]/[.B31]" office:value-type="float" office:value="1.44944597735387" calcext:value-type="float">
            <text:p/>
          </table:table-cell>
          <table:table-cell table:formula="of:=[.L30]+[.H31]" office:value-type="float" office:value="97.3806176642233" calcext:value-type="float">
            <text:p/>
          </table:table-cell>
          <table:table-cell table:formula="of:=ABS([.E31])*[.B31]/[.L31]" office:value-type="float" office:value="2.26944545332447" calcext:value-type="float">
            <text:p/>
          </table:table-cell>
          <table:table-cell table:formula="of:=[.H31]*[.$M$13]+[.C31]*[.B31]+[.N30]" office:value-type="float" office:value="-13.7290735036652" calcext:value-type="float">
            <text:p/>
          </table:table-cell>
          <table:table-cell table:formula="of:=[.N31]/[.B31]" office:value-type="float" office:value="-0.1855280203198" calcext:value-type="float">
            <text:p/>
          </table:table-cell>
          <table:table-cell/>
          <table:table-cell table:formula="of:=[.J31]/[.$K$12]" office:value-type="float" office:value="1.44444444444445" calcext:value-type="float">
            <text:p/>
          </table:table-cell>
          <table:table-cell table:formula="of:=[.L31]/[.J31]" office:value-type="float" office:value="1.10159069755909" calcext:value-type="float">
            <text:p/>
          </table:table-cell>
          <table:table-cell table:formula="of:=[.L31]/[.$K$12]" office:value-type="float" office:value="1.5911865631409" calcext:value-type="float">
            <text:p/>
          </table:table-cell>
          <table:table-cell/>
          <table:table-cell table:formula="of:=([.J31]-[.$J$15])/[.$K$12]" office:value-type="float" office:value="0.444444444444445" calcext:value-type="float">
            <text:p/>
          </table:table-cell>
          <table:table-cell table:formula="of:=[.W31]/[.U31]" office:value-type="float" office:value="1.33016976706703" calcext:value-type="float">
            <text:p/>
          </table:table-cell>
          <table:table-cell table:formula="of:=([.L31]-[.$L$15])/[.$K$12]" office:value-type="float" office:value="0.591186563140903" calcext:value-type="float">
            <text:p/>
          </table:table-cell>
          <table:table-cell/>
          <table:table-cell table:style-name="ce495" table:formula="of:=[.J31]*[.$M$13]/[.B31]" office:value-type="float" office:value="2.98648648648649" calcext:value-type="float">
            <text:p/>
          </table:table-cell>
          <table:table-cell table:style-name="ce495" table:formula="of:=[.Y31]-[.$Y$15]" office:value-type="float" office:value="1.28648648648649" calcext:value-type="float">
            <text:p/>
          </table:table-cell>
          <table:table-cell table:style-name="ce495" table:formula="of:=[.Y31]-[.Y30]" office:value-type="float" office:value="0.0964864864864867" calcext:value-type="float">
            <text:p/>
          </table:table-cell>
          <table:table-cell table:style-name="ce495" table:formula="of:=[.AA31]*[.B31]" office:value-type="float" office:value="7.14000000000002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1]-1" office:value-type="float" office:value="73" calcext:value-type="float">
            <text:p/>
          </table:table-cell>
          <table:table-cell table:formula="of:=-[.AB32]/[.B32]" office:value-type="float" office:value="-0.0991299518696778" calcext:value-type="float">
            <text:p/>
          </table:table-cell>
          <table:table-cell/>
          <table:table-cell table:formula="of:=[.C32]+[.E31]" office:value-type="float" office:value="-3.08561643835617" calcext:value-type="float">
            <text:p/>
          </table:table-cell>
          <table:table-cell/>
          <table:table-cell table:formula="of:=([.B32]*[.C32]+[.G31]*[.E31])/[.E32]" office:value-type="float" office:value="85.693445518321" calcext:value-type="float">
            <text:p/>
          </table:table-cell>
          <table:table-cell table:formula="of:=([.B32]-[.B31])*[.E31]" office:value-type="float" office:value="2.98648648648649" calcext:value-type="float">
            <text:p/>
          </table:table-cell>
          <table:table-cell table:formula="of:=[.H32]+[.I31]" office:value-type="float" office:value="39.1671041507097" calcext:value-type="float">
            <text:p/>
          </table:table-cell>
          <table:table-cell table:formula="of:=[.J31]+[.$C$15]*([.B32]-[.B31])" office:value-type="float" office:value="90.1000000000001" calcext:value-type="float">
            <text:p/>
          </table:table-cell>
          <table:table-cell table:formula="of:=[.K31]+[.H32]/[.B32]" office:value-type="float" office:value="1.49035675114136" calcext:value-type="float">
            <text:p/>
          </table:table-cell>
          <table:table-cell table:formula="of:=[.L31]+[.H32]" office:value-type="float" office:value="100.36710415071" calcext:value-type="float">
            <text:p/>
          </table:table-cell>
          <table:table-cell table:formula="of:=ABS([.E32])*[.B32]/[.L32]" office:value-type="float" office:value="2.24426122389432" calcext:value-type="float">
            <text:p/>
          </table:table-cell>
          <table:table-cell table:formula="of:=[.H32]*[.$M$13]+[.C32]*[.B32]+[.N31]" office:value-type="float" office:value="-13.4993437739355" calcext:value-type="float">
            <text:p/>
          </table:table-cell>
          <table:table-cell table:formula="of:=[.N32]/[.B32]" office:value-type="float" office:value="-0.184922517451171" calcext:value-type="float">
            <text:p/>
          </table:table-cell>
          <table:table-cell/>
          <table:table-cell table:formula="of:=[.J32]/[.$K$12]" office:value-type="float" office:value="1.47222222222222" calcext:value-type="float">
            <text:p/>
          </table:table-cell>
          <table:table-cell table:formula="of:=[.L32]/[.J32]" office:value-type="float" office:value="1.11395232131753" calcext:value-type="float">
            <text:p/>
          </table:table-cell>
          <table:table-cell table:formula="of:=[.L32]/[.$K$12]" office:value-type="float" office:value="1.6399853619397" calcext:value-type="float">
            <text:p/>
          </table:table-cell>
          <table:table-cell/>
          <table:table-cell table:formula="of:=([.J32]-[.$J$15])/[.$K$12]" office:value-type="float" office:value="0.472222222222223" calcext:value-type="float">
            <text:p/>
          </table:table-cell>
          <table:table-cell table:formula="of:=[.W32]/[.U32]" office:value-type="float" office:value="1.35526311940172" calcext:value-type="float">
            <text:p/>
          </table:table-cell>
          <table:table-cell table:formula="of:=([.L32]-[.$L$15])/[.$K$12]" office:value-type="float" office:value="0.639985361939701" calcext:value-type="float">
            <text:p/>
          </table:table-cell>
          <table:table-cell/>
          <table:table-cell table:style-name="ce495" table:formula="of:=[.J32]*[.$M$13]/[.B32]" office:value-type="float" office:value="3.08561643835617" calcext:value-type="float">
            <text:p/>
          </table:table-cell>
          <table:table-cell table:style-name="ce495" table:formula="of:=[.Y32]-[.$Y$15]" office:value-type="float" office:value="1.38561643835617" calcext:value-type="float">
            <text:p/>
          </table:table-cell>
          <table:table-cell table:style-name="ce495" table:formula="of:=[.Y32]-[.Y31]" office:value-type="float" office:value="0.0991299518696778" calcext:value-type="float">
            <text:p/>
          </table:table-cell>
          <table:table-cell table:style-name="ce495" table:formula="of:=[.AA32]*[.B32]" office:value-type="float" office:value="7.23648648648648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2]-1" office:value-type="float" office:value="72" calcext:value-type="float">
            <text:p/>
          </table:table-cell>
          <table:table-cell table:formula="of:=-[.AB33]/[.B33]" office:value-type="float" office:value="-0.101883561643836" calcext:value-type="float">
            <text:p/>
          </table:table-cell>
          <table:table-cell/>
          <table:table-cell table:formula="of:=[.C33]+[.E32]" office:value-type="float" office:value="-3.1875" calcext:value-type="float">
            <text:p/>
          </table:table-cell>
          <table:table-cell/>
          <table:table-cell table:formula="of:=([.B33]*[.C33]+[.G32]*[.E32])/[.E33]" office:value-type="float" office:value="85.2557554789226" calcext:value-type="float">
            <text:p/>
          </table:table-cell>
          <table:table-cell table:formula="of:=([.B33]-[.B32])*[.E32]" office:value-type="float" office:value="3.08561643835617" calcext:value-type="float">
            <text:p/>
          </table:table-cell>
          <table:table-cell table:formula="of:=[.H33]+[.I32]" office:value-type="float" office:value="42.2527205890659" calcext:value-type="float">
            <text:p/>
          </table:table-cell>
          <table:table-cell table:formula="of:=[.J32]+[.$C$15]*([.B33]-[.B32])" office:value-type="float" office:value="91.8000000000001" calcext:value-type="float">
            <text:p/>
          </table:table-cell>
          <table:table-cell table:formula="of:=[.K32]+[.H33]/[.B33]" office:value-type="float" office:value="1.53321253500741" calcext:value-type="float">
            <text:p/>
          </table:table-cell>
          <table:table-cell table:formula="of:=[.L32]+[.H33]" office:value-type="float" office:value="103.452720589066" calcext:value-type="float">
            <text:p/>
          </table:table-cell>
          <table:table-cell table:formula="of:=ABS([.E33])*[.B33]/[.L33]" office:value-type="float" office:value="2.21840468470248" calcext:value-type="float">
            <text:p/>
          </table:table-cell>
          <table:table-cell table:formula="of:=[.H33]*[.$M$13]+[.C33]*[.B33]+[.N32]" office:value-type="float" office:value="-13.1209191164013" calcext:value-type="float">
            <text:p/>
          </table:table-cell>
          <table:table-cell table:formula="of:=[.N33]/[.B33]" office:value-type="float" office:value="-0.182234987727795" calcext:value-type="float">
            <text:p/>
          </table:table-cell>
          <table:table-cell/>
          <table:table-cell table:formula="of:=[.J33]/[.$K$12]" office:value-type="float" office:value="1.5" calcext:value-type="float">
            <text:p/>
          </table:table-cell>
          <table:table-cell table:formula="of:=[.L33]/[.J33]" office:value-type="float" office:value="1.12693595412926" calcext:value-type="float">
            <text:p/>
          </table:table-cell>
          <table:table-cell table:formula="of:=[.L33]/[.$K$12]" office:value-type="float" office:value="1.69040393119389" calcext:value-type="float">
            <text:p/>
          </table:table-cell>
          <table:table-cell/>
          <table:table-cell table:formula="of:=([.J33]-[.$J$15])/[.$K$12]" office:value-type="float" office:value="0.500000000000001" calcext:value-type="float">
            <text:p/>
          </table:table-cell>
          <table:table-cell table:formula="of:=[.W33]/[.U33]" office:value-type="float" office:value="1.38080786238777" calcext:value-type="float">
            <text:p/>
          </table:table-cell>
          <table:table-cell table:formula="of:=([.L33]-[.$L$15])/[.$K$12]" office:value-type="float" office:value="0.690403931193887" calcext:value-type="float">
            <text:p/>
          </table:table-cell>
          <table:table-cell/>
          <table:table-cell table:style-name="ce495" table:formula="of:=[.J33]*[.$M$13]/[.B33]" office:value-type="float" office:value="3.1875" calcext:value-type="float">
            <text:p/>
          </table:table-cell>
          <table:table-cell table:style-name="ce495" table:formula="of:=[.Y33]-[.$Y$15]" office:value-type="float" office:value="1.4875" calcext:value-type="float">
            <text:p/>
          </table:table-cell>
          <table:table-cell table:style-name="ce495" table:formula="of:=[.Y33]-[.Y32]" office:value-type="float" office:value="0.101883561643836" calcext:value-type="float">
            <text:p/>
          </table:table-cell>
          <table:table-cell table:style-name="ce495" table:formula="of:=[.AA33]*[.B33]" office:value-type="float" office:value="7.33561643835618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3]-1" office:value-type="float" office:value="71" calcext:value-type="float">
            <text:p/>
          </table:table-cell>
          <table:table-cell table:formula="of:=-[.AB34]/[.B34]" office:value-type="float" office:value="-0.104753521126761" calcext:value-type="float">
            <text:p/>
          </table:table-cell>
          <table:table-cell/>
          <table:table-cell table:formula="of:=[.C34]+[.E33]" office:value-type="float" office:value="-3.29225352112676" calcext:value-type="float">
            <text:p/>
          </table:table-cell>
          <table:table-cell/>
          <table:table-cell table:formula="of:=([.B34]*[.C34]+[.G33]*[.E33])/[.E34]" office:value-type="float" office:value="84.8021632591387" calcext:value-type="float">
            <text:p/>
          </table:table-cell>
          <table:table-cell table:formula="of:=([.B34]-[.B33])*[.E33]" office:value-type="float" office:value="3.1875" calcext:value-type="float">
            <text:p/>
          </table:table-cell>
          <table:table-cell table:formula="of:=[.H34]+[.I33]" office:value-type="float" office:value="45.4402205890659" calcext:value-type="float">
            <text:p/>
          </table:table-cell>
          <table:table-cell table:formula="of:=[.J33]+[.$C$15]*([.B34]-[.B33])" office:value-type="float" office:value="93.5000000000001" calcext:value-type="float">
            <text:p/>
          </table:table-cell>
          <table:table-cell table:formula="of:=[.K33]+[.H34]/[.B34]" office:value-type="float" office:value="1.5781069012046" calcext:value-type="float">
            <text:p/>
          </table:table-cell>
          <table:table-cell table:formula="of:=[.L33]+[.H34]" office:value-type="float" office:value="106.640220589066" calcext:value-type="float">
            <text:p/>
          </table:table-cell>
          <table:table-cell table:formula="of:=ABS([.E34])*[.B34]/[.L34]" office:value-type="float" office:value="2.19194970442482" calcext:value-type="float">
            <text:p/>
          </table:table-cell>
          <table:table-cell table:formula="of:=[.H34]*[.$M$13]+[.C34]*[.B34]+[.N33]" office:value-type="float" office:value="-12.5896691164013" calcext:value-type="float">
            <text:p/>
          </table:table-cell>
          <table:table-cell table:formula="of:=[.N34]/[.B34]" office:value-type="float" office:value="-0.177319283329595" calcext:value-type="float">
            <text:p/>
          </table:table-cell>
          <table:table-cell/>
          <table:table-cell table:formula="of:=[.J34]/[.$K$12]" office:value-type="float" office:value="1.52777777777778" calcext:value-type="float">
            <text:p/>
          </table:table-cell>
          <table:table-cell table:formula="of:=[.L34]/[.J34]" office:value-type="float" office:value="1.14053711859963" calcext:value-type="float">
            <text:p/>
          </table:table-cell>
          <table:table-cell table:formula="of:=[.L34]/[.$K$12]" office:value-type="float" office:value="1.74248726452722" calcext:value-type="float">
            <text:p/>
          </table:table-cell>
          <table:table-cell/>
          <table:table-cell table:formula="of:=([.J34]-[.$J$15])/[.$K$12]" office:value-type="float" office:value="0.527777777777778" calcext:value-type="float">
            <text:p/>
          </table:table-cell>
          <table:table-cell table:formula="of:=[.W34]/[.U34]" office:value-type="float" office:value="1.40681797489368" calcext:value-type="float">
            <text:p/>
          </table:table-cell>
          <table:table-cell table:formula="of:=([.L34]-[.$L$15])/[.$K$12]" office:value-type="float" office:value="0.74248726452722" calcext:value-type="float">
            <text:p/>
          </table:table-cell>
          <table:table-cell/>
          <table:table-cell table:style-name="ce495" table:formula="of:=[.J34]*[.$M$13]/[.B34]" office:value-type="float" office:value="3.29225352112676" calcext:value-type="float">
            <text:p/>
          </table:table-cell>
          <table:table-cell table:style-name="ce495" table:formula="of:=[.Y34]-[.$Y$15]" office:value-type="float" office:value="1.59225352112676" calcext:value-type="float">
            <text:p/>
          </table:table-cell>
          <table:table-cell table:style-name="ce495" table:formula="of:=[.Y34]-[.Y33]" office:value-type="float" office:value="0.104753521126761" calcext:value-type="float">
            <text:p/>
          </table:table-cell>
          <table:table-cell table:style-name="ce495" table:formula="of:=[.AA34]*[.B34]" office:value-type="float" office:value="7.437500000000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4]-1" office:value-type="float" office:value="70" calcext:value-type="float">
            <text:p/>
          </table:table-cell>
          <table:table-cell table:formula="of:=-[.AB35]/[.B35]" office:value-type="float" office:value="-0.107746478873239" calcext:value-type="float">
            <text:p/>
          </table:table-cell>
          <table:table-cell/>
          <table:table-cell table:formula="of:=[.C35]+[.E34]" office:value-type="float" office:value="-3.4" calcext:value-type="float">
            <text:p/>
          </table:table-cell>
          <table:table-cell/>
          <table:table-cell table:formula="of:=([.B35]*[.C35]+[.G34]*[.E34])/[.E35]" office:value-type="float" office:value="84.3330806206449" calcext:value-type="float">
            <text:p/>
          </table:table-cell>
          <table:table-cell table:formula="of:=([.B35]-[.B34])*[.E34]" office:value-type="float" office:value="3.29225352112676" calcext:value-type="float">
            <text:p/>
          </table:table-cell>
          <table:table-cell table:formula="of:=[.H35]+[.I34]" office:value-type="float" office:value="48.7324741101927" calcext:value-type="float">
            <text:p/>
          </table:table-cell>
          <table:table-cell table:formula="of:=[.J34]+[.$C$15]*([.B35]-[.B34])" office:value-type="float" office:value="95.2000000000001" calcext:value-type="float">
            <text:p/>
          </table:table-cell>
          <table:table-cell table:formula="of:=[.K34]+[.H35]/[.B35]" office:value-type="float" office:value="1.62513909436355" calcext:value-type="float">
            <text:p/>
          </table:table-cell>
          <table:table-cell table:formula="of:=[.L34]+[.H35]" office:value-type="float" office:value="109.932474110193" calcext:value-type="float">
            <text:p/>
          </table:table-cell>
          <table:table-cell table:formula="of:=ABS([.E35])*[.B35]/[.L35]" office:value-type="float" office:value="2.1649653746666" calcext:value-type="float">
            <text:p/>
          </table:table-cell>
          <table:table-cell table:formula="of:=[.H35]*[.$M$13]+[.C35]*[.B35]+[.N34]" office:value-type="float" office:value="-11.9012888347111" calcext:value-type="float">
            <text:p/>
          </table:table-cell>
          <table:table-cell table:formula="of:=[.N35]/[.B35]" office:value-type="float" office:value="-0.170018411924445" calcext:value-type="float">
            <text:p/>
          </table:table-cell>
          <table:table-cell/>
          <table:table-cell table:formula="of:=[.J35]/[.$K$12]" office:value-type="float" office:value="1.55555555555556" calcext:value-type="float">
            <text:p/>
          </table:table-cell>
          <table:table-cell table:formula="of:=[.L35]/[.J35]" office:value-type="float" office:value="1.15475287930875" calcext:value-type="float">
            <text:p/>
          </table:table-cell>
          <table:table-cell table:formula="of:=[.L35]/[.$K$12]" office:value-type="float" office:value="1.79628225670249" calcext:value-type="float">
            <text:p/>
          </table:table-cell>
          <table:table-cell/>
          <table:table-cell table:formula="of:=([.J35]-[.$J$15])/[.$K$12]" office:value-type="float" office:value="0.555555555555556" calcext:value-type="float">
            <text:p/>
          </table:table-cell>
          <table:table-cell table:formula="of:=[.W35]/[.U35]" office:value-type="float" office:value="1.43330806206449" calcext:value-type="float">
            <text:p/>
          </table:table-cell>
          <table:table-cell table:formula="of:=([.L35]-[.$L$15])/[.$K$12]" office:value-type="float" office:value="0.796282256702494" calcext:value-type="float">
            <text:p/>
          </table:table-cell>
          <table:table-cell/>
          <table:table-cell table:style-name="ce495" table:formula="of:=[.J35]*[.$M$13]/[.B35]" office:value-type="float" office:value="3.4" calcext:value-type="float">
            <text:p/>
          </table:table-cell>
          <table:table-cell table:style-name="ce495" table:formula="of:=[.Y35]-[.$Y$15]" office:value-type="float" office:value="1.7" calcext:value-type="float">
            <text:p/>
          </table:table-cell>
          <table:table-cell table:style-name="ce495" table:formula="of:=[.Y35]-[.Y34]" office:value-type="float" office:value="0.107746478873239" calcext:value-type="float">
            <text:p/>
          </table:table-cell>
          <table:table-cell table:style-name="ce495" table:formula="of:=[.AA35]*[.B35]" office:value-type="float" office:value="7.5422535211267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5]-1" office:value-type="float" office:value="69" calcext:value-type="float">
            <text:p/>
          </table:table-cell>
          <table:table-cell table:number-columns-repeated="2"/>
          <table:table-cell table:formula="of:=[.C36]+[.E35]" office:value-type="float" office:value="-3.4" calcext:value-type="float">
            <text:p/>
          </table:table-cell>
          <table:table-cell/>
          <table:table-cell table:formula="of:=([.B36]*[.C36]+[.G35]*[.E35])/[.E36]" office:value-type="float" office:value="84.3330806206449" calcext:value-type="float">
            <text:p/>
          </table:table-cell>
          <table:table-cell table:formula="of:=([.B36]-[.B35])*[.E35]" office:value-type="float" office:value="3.4" calcext:value-type="float">
            <text:p/>
          </table:table-cell>
          <table:table-cell table:formula="of:=[.H36]+[.I35]" office:value-type="float" office:value="52.1324741101927" calcext:value-type="float">
            <text:p/>
          </table:table-cell>
          <table:table-cell table:formula="of:=[.J35]+[.$C$15]*([.B36]-[.B35])" office:value-type="float" office:value="96.9000000000001" calcext:value-type="float">
            <text:p/>
          </table:table-cell>
          <table:table-cell table:formula="of:=[.K35]+[.H36]/[.B36]" office:value-type="float" office:value="1.67441445668239" calcext:value-type="float">
            <text:p/>
          </table:table-cell>
          <table:table-cell table:formula="of:=[.L35]+[.H36]" office:value-type="float" office:value="113.332474110193" calcext:value-type="float">
            <text:p/>
          </table:table-cell>
          <table:table-cell table:formula="of:=ABS([.E36])*[.B36]/[.L36]" office:value-type="float" office:value="2.07001569357693" calcext:value-type="float">
            <text:p/>
          </table:table-cell>
          <table:table-cell table:formula="of:=[.H36]*[.$M$13]+[.C36]*[.B36]+[.N35]" office:value-type="float" office:value="-3.40128883471112" calcext:value-type="float">
            <text:p/>
          </table:table-cell>
          <table:table-cell table:formula="of:=[.N36]/[.B36]" office:value-type="float" office:value="-0.0492940410827699" calcext:value-type="float">
            <text:p/>
          </table:table-cell>
          <table:table-cell/>
          <table:table-cell table:formula="of:=[.J36]/[.$K$12]" office:value-type="float" office:value="1.58333333333333" calcext:value-type="float">
            <text:p/>
          </table:table-cell>
          <table:table-cell table:formula="of:=[.L36]/[.J36]" office:value-type="float" office:value="1.16958177616298" calcext:value-type="float">
            <text:p/>
          </table:table-cell>
          <table:table-cell table:formula="of:=[.L36]/[.$K$12]" office:value-type="float" office:value="1.85183781225805" calcext:value-type="float">
            <text:p/>
          </table:table-cell>
          <table:table-cell/>
          <table:table-cell table:formula="of:=([.J36]-[.$J$15])/[.$K$12]" office:value-type="float" office:value="0.583333333333334" calcext:value-type="float">
            <text:p/>
          </table:table-cell>
          <table:table-cell table:formula="of:=[.W36]/[.U36]" office:value-type="float" office:value="1.46029339244237" calcext:value-type="float">
            <text:p/>
          </table:table-cell>
          <table:table-cell table:formula="of:=([.L36]-[.$L$15])/[.$K$12]" office:value-type="float" office:value="0.85183781225805" calcext:value-type="float">
            <text:p/>
          </table:table-cell>
          <table:table-cell/>
          <table:table-cell table:style-name="ce495" table:formula="of:=[.J36]*[.$M$13]/[.B36]" office:value-type="float" office:value="3.51086956521739" calcext:value-type="float">
            <text:p/>
          </table:table-cell>
          <table:table-cell table:style-name="ce495" table:formula="of:=[.Y36]-[.$Y$15]" office:value-type="float" office:value="1.81086956521739" calcext:value-type="float">
            <text:p/>
          </table:table-cell>
          <table:table-cell table:style-name="ce495" table:formula="of:=[.Y36]-[.Y35]" office:value-type="float" office:value="0.110869565217392" calcext:value-type="float">
            <text:p/>
          </table:table-cell>
          <table:table-cell table:style-name="ce495" table:formula="of:=[.AA36]*[.B36]" office:value-type="float" office:value="7.650000000000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6]-1" office:value-type="float" office:value="68" calcext:value-type="float">
            <text:p/>
          </table:table-cell>
          <table:table-cell table:number-columns-repeated="2"/>
          <table:table-cell table:formula="of:=[.C37]+[.E36]" office:value-type="float" office:value="-3.4" calcext:value-type="float">
            <text:p/>
          </table:table-cell>
          <table:table-cell/>
          <table:table-cell table:formula="of:=([.B37]*[.C37]+[.G36]*[.E36])/[.E37]" office:value-type="float" office:value="84.3330806206449" calcext:value-type="float">
            <text:p/>
          </table:table-cell>
          <table:table-cell table:formula="of:=([.B37]-[.B36])*[.E36]" office:value-type="float" office:value="3.4" calcext:value-type="float">
            <text:p/>
          </table:table-cell>
          <table:table-cell table:formula="of:=[.H37]+[.I36]" office:value-type="float" office:value="55.5324741101927" calcext:value-type="float">
            <text:p/>
          </table:table-cell>
          <table:table-cell table:formula="of:=[.J36]+[.$C$15]*([.B37]-[.B36])" office:value-type="float" office:value="98.6000000000001" calcext:value-type="float">
            <text:p/>
          </table:table-cell>
          <table:table-cell table:formula="of:=[.K36]+[.H37]/[.B37]" office:value-type="float" office:value="1.72441445668239" calcext:value-type="float">
            <text:p/>
          </table:table-cell>
          <table:table-cell table:formula="of:=[.L36]+[.H37]" office:value-type="float" office:value="116.732474110193" calcext:value-type="float">
            <text:p/>
          </table:table-cell>
          <table:table-cell table:formula="of:=ABS([.E37])*[.B37]/[.L37]" office:value-type="float" office:value="1.98059710258306" calcext:value-type="float">
            <text:p/>
          </table:table-cell>
          <table:table-cell table:formula="of:=[.H37]*[.$M$13]+[.C37]*[.B37]+[.N36]" office:value-type="float" office:value="5.09871116528888" calcext:value-type="float">
            <text:p/>
          </table:table-cell>
          <table:table-cell table:formula="of:=[.N37]/[.B37]" office:value-type="float" office:value="0.0749810465483659" calcext:value-type="float">
            <text:p/>
          </table:table-cell>
          <table:table-cell/>
          <table:table-cell table:formula="of:=[.J37]/[.$K$12]" office:value-type="float" office:value="1.61111111111111" calcext:value-type="float">
            <text:p/>
          </table:table-cell>
          <table:table-cell table:formula="of:=[.L37]/[.J37]" office:value-type="float" office:value="1.18389933174638" calcext:value-type="float">
            <text:p/>
          </table:table-cell>
          <table:table-cell table:formula="of:=[.L37]/[.$K$12]" office:value-type="float" office:value="1.90739336781361" calcext:value-type="float">
            <text:p/>
          </table:table-cell>
          <table:table-cell/>
          <table:table-cell table:formula="of:=([.J37]-[.$J$15])/[.$K$12]" office:value-type="float" office:value="0.611111111111112" calcext:value-type="float">
            <text:p/>
          </table:table-cell>
          <table:table-cell table:formula="of:=[.W37]/[.U37]" office:value-type="float" office:value="1.48482551096772" calcext:value-type="float">
            <text:p/>
          </table:table-cell>
          <table:table-cell table:formula="of:=([.L37]-[.$L$15])/[.$K$12]" office:value-type="float" office:value="0.907393367813606" calcext:value-type="float">
            <text:p/>
          </table:table-cell>
          <table:table-cell/>
          <table:table-cell table:style-name="ce495" table:formula="of:=[.J37]*[.$M$13]/[.B37]" office:value-type="float" office:value="3.625" calcext:value-type="float">
            <text:p/>
          </table:table-cell>
          <table:table-cell table:style-name="ce495" table:formula="of:=[.Y37]-[.$Y$15]" office:value-type="float" office:value="1.925" calcext:value-type="float">
            <text:p/>
          </table:table-cell>
          <table:table-cell table:style-name="ce495" table:formula="of:=[.Y37]-[.Y36]" office:value-type="float" office:value="0.114130434782609" calcext:value-type="float">
            <text:p/>
          </table:table-cell>
          <table:table-cell table:style-name="ce495" table:formula="of:=[.AA37]*[.B37]" office:value-type="float" office:value="7.7608695652174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7]-1" office:value-type="float" office:value="67" calcext:value-type="float">
            <text:p/>
          </table:table-cell>
          <table:table-cell table:number-columns-repeated="2"/>
          <table:table-cell table:formula="of:=[.C38]+[.E37]" office:value-type="float" office:value="-3.4" calcext:value-type="float">
            <text:p/>
          </table:table-cell>
          <table:table-cell/>
          <table:table-cell table:formula="of:=([.B38]*[.C38]+[.G37]*[.E37])/[.E38]" office:value-type="float" office:value="84.3330806206449" calcext:value-type="float">
            <text:p/>
          </table:table-cell>
          <table:table-cell table:formula="of:=([.B38]-[.B37])*[.E37]" office:value-type="float" office:value="3.4" calcext:value-type="float">
            <text:p/>
          </table:table-cell>
          <table:table-cell table:formula="of:=[.H38]+[.I37]" office:value-type="float" office:value="58.9324741101927" calcext:value-type="float">
            <text:p/>
          </table:table-cell>
          <table:table-cell table:formula="of:=[.J37]+[.$C$15]*([.B38]-[.B37])" office:value-type="float" office:value="100.3" calcext:value-type="float">
            <text:p/>
          </table:table-cell>
          <table:table-cell table:formula="of:=[.K37]+[.H38]/[.B38]" office:value-type="float" office:value="1.77516072533911" calcext:value-type="float">
            <text:p/>
          </table:table-cell>
          <table:table-cell table:formula="of:=[.L37]+[.H38]" office:value-type="float" office:value="120.132474110193" calcext:value-type="float">
            <text:p/>
          </table:table-cell>
          <table:table-cell table:formula="of:=ABS([.E38])*[.B38]/[.L38]" office:value-type="float" office:value="1.89623997746894" calcext:value-type="float">
            <text:p/>
          </table:table-cell>
          <table:table-cell table:formula="of:=[.H38]*[.$M$13]+[.C38]*[.B38]+[.N37]" office:value-type="float" office:value="13.5987111652889" calcext:value-type="float">
            <text:p/>
          </table:table-cell>
          <table:table-cell table:formula="of:=[.N38]/[.B38]" office:value-type="float" office:value="0.202965838287894" calcext:value-type="float">
            <text:p/>
          </table:table-cell>
          <table:table-cell/>
          <table:table-cell table:formula="of:=[.J38]/[.$K$12]" office:value-type="float" office:value="1.63888888888889" calcext:value-type="float">
            <text:p/>
          </table:table-cell>
          <table:table-cell table:formula="of:=[.L38]/[.J38]" office:value-type="float" office:value="1.19773154646254" calcext:value-type="float">
            <text:p/>
          </table:table-cell>
          <table:table-cell table:formula="of:=[.L38]/[.$K$12]" office:value-type="float" office:value="1.96294892336916" calcext:value-type="float">
            <text:p/>
          </table:table-cell>
          <table:table-cell/>
          <table:table-cell table:formula="of:=([.J38]-[.$J$15])/[.$K$12]" office:value-type="float" office:value="0.63888888888889" calcext:value-type="float">
            <text:p/>
          </table:table-cell>
          <table:table-cell table:formula="of:=[.W38]/[.U38]" office:value-type="float" office:value="1.50722440179521" calcext:value-type="float">
            <text:p/>
          </table:table-cell>
          <table:table-cell table:formula="of:=([.L38]-[.$L$15])/[.$K$12]" office:value-type="float" office:value="0.962948923369161" calcext:value-type="float">
            <text:p/>
          </table:table-cell>
          <table:table-cell/>
          <table:table-cell table:style-name="ce495" table:formula="of:=[.J38]*[.$M$13]/[.B38]" office:value-type="float" office:value="3.74253731343284" calcext:value-type="float">
            <text:p/>
          </table:table-cell>
          <table:table-cell table:style-name="ce495" table:formula="of:=[.Y38]-[.$Y$15]" office:value-type="float" office:value="2.04253731343284" calcext:value-type="float">
            <text:p/>
          </table:table-cell>
          <table:table-cell table:style-name="ce495" table:formula="of:=[.Y38]-[.Y37]" office:value-type="float" office:value="0.117537313432836" calcext:value-type="float">
            <text:p/>
          </table:table-cell>
          <table:table-cell table:style-name="ce495" table:formula="of:=[.AA38]*[.B38]" office:value-type="float" office:value="7.87499999999999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8]-1" office:value-type="float" office:value="66" calcext:value-type="float">
            <text:p/>
          </table:table-cell>
          <table:table-cell table:number-columns-repeated="2"/>
          <table:table-cell table:formula="of:=[.C39]+[.E38]" office:value-type="float" office:value="-3.4" calcext:value-type="float">
            <text:p/>
          </table:table-cell>
          <table:table-cell/>
          <table:table-cell table:formula="of:=([.B39]*[.C39]+[.G38]*[.E38])/[.E39]" office:value-type="float" office:value="84.3330806206449" calcext:value-type="float">
            <text:p/>
          </table:table-cell>
          <table:table-cell table:formula="of:=([.B39]-[.B38])*[.E38]" office:value-type="float" office:value="3.4" calcext:value-type="float">
            <text:p/>
          </table:table-cell>
          <table:table-cell table:formula="of:=[.H39]+[.I38]" office:value-type="float" office:value="62.3324741101927" calcext:value-type="float">
            <text:p/>
          </table:table-cell>
          <table:table-cell table:formula="of:=[.J38]+[.$C$15]*([.B39]-[.B38])" office:value-type="float" office:value="102" calcext:value-type="float">
            <text:p/>
          </table:table-cell>
          <table:table-cell table:formula="of:=[.K38]+[.H39]/[.B39]" office:value-type="float" office:value="1.82667587685426" calcext:value-type="float">
            <text:p/>
          </table:table-cell>
          <table:table-cell table:formula="of:=[.L38]+[.H39]" office:value-type="float" office:value="123.532474110193" calcext:value-type="float">
            <text:p/>
          </table:table-cell>
          <table:table-cell table:formula="of:=ABS([.E39])*[.B39]/[.L39]" office:value-type="float" office:value="1.81652639612668" calcext:value-type="float">
            <text:p/>
          </table:table-cell>
          <table:table-cell table:formula="of:=[.H39]*[.$M$13]+[.C39]*[.B39]+[.N38]" office:value-type="float" office:value="22.0987111652889" calcext:value-type="float">
            <text:p/>
          </table:table-cell>
          <table:table-cell table:formula="of:=[.N39]/[.B39]" office:value-type="float" office:value="0.334828957049832" calcext:value-type="float">
            <text:p/>
          </table:table-cell>
          <table:table-cell/>
          <table:table-cell table:formula="of:=[.J39]/[.$K$12]" office:value-type="float" office:value="1.66666666666667" calcext:value-type="float">
            <text:p/>
          </table:table-cell>
          <table:table-cell table:formula="of:=[.L39]/[.J39]" office:value-type="float" office:value="1.21110268735483" calcext:value-type="float">
            <text:p/>
          </table:table-cell>
          <table:table-cell table:formula="of:=[.L39]/[.$K$12]" office:value-type="float" office:value="2.01850447892472" calcext:value-type="float">
            <text:p/>
          </table:table-cell>
          <table:table-cell/>
          <table:table-cell table:formula="of:=([.J39]-[.$J$15])/[.$K$12]" office:value-type="float" office:value="0.666666666666668" calcext:value-type="float">
            <text:p/>
          </table:table-cell>
          <table:table-cell table:formula="of:=[.W39]/[.U39]" office:value-type="float" office:value="1.52775671838707" calcext:value-type="float">
            <text:p/>
          </table:table-cell>
          <table:table-cell table:formula="of:=([.L39]-[.$L$15])/[.$K$12]" office:value-type="float" office:value="1.01850447892472" calcext:value-type="float">
            <text:p/>
          </table:table-cell>
          <table:table-cell/>
          <table:table-cell table:style-name="ce495" table:formula="of:=[.J39]*[.$M$13]/[.B39]" office:value-type="float" office:value="3.86363636363637" calcext:value-type="float">
            <text:p/>
          </table:table-cell>
          <table:table-cell table:style-name="ce495" table:formula="of:=[.Y39]-[.$Y$15]" office:value-type="float" office:value="2.16363636363637" calcext:value-type="float">
            <text:p/>
          </table:table-cell>
          <table:table-cell table:style-name="ce495" table:formula="of:=[.Y39]-[.Y38]" office:value-type="float" office:value="0.121099050203528" calcext:value-type="float">
            <text:p/>
          </table:table-cell>
          <table:table-cell table:style-name="ce495" table:formula="of:=[.AA39]*[.B39]" office:value-type="float" office:value="7.9925373134328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9]-1" office:value-type="float" office:value="65" calcext:value-type="float">
            <text:p/>
          </table:table-cell>
          <table:table-cell table:number-columns-repeated="2"/>
          <table:table-cell table:formula="of:=[.C40]+[.E39]" office:value-type="float" office:value="-3.4" calcext:value-type="float">
            <text:p/>
          </table:table-cell>
          <table:table-cell/>
          <table:table-cell table:formula="of:=([.B40]*[.C40]+[.G39]*[.E39])/[.E40]" office:value-type="float" office:value="84.3330806206449" calcext:value-type="float">
            <text:p/>
          </table:table-cell>
          <table:table-cell table:formula="of:=([.B40]-[.B39])*[.E39]" office:value-type="float" office:value="3.4" calcext:value-type="float">
            <text:p/>
          </table:table-cell>
          <table:table-cell table:formula="of:=[.H40]+[.I39]" office:value-type="float" office:value="65.7324741101927" calcext:value-type="float">
            <text:p/>
          </table:table-cell>
          <table:table-cell table:formula="of:=[.J39]+[.$C$15]*([.B40]-[.B39])" office:value-type="float" office:value="103.7" calcext:value-type="float">
            <text:p/>
          </table:table-cell>
          <table:table-cell table:formula="of:=[.K39]+[.H40]/[.B40]" office:value-type="float" office:value="1.87898356916195" calcext:value-type="float">
            <text:p/>
          </table:table-cell>
          <table:table-cell table:formula="of:=[.L39]+[.H40]" office:value-type="float" office:value="126.932474110193" calcext:value-type="float">
            <text:p/>
          </table:table-cell>
          <table:table-cell table:formula="of:=ABS([.E40])*[.B40]/[.L40]" office:value-type="float" office:value="1.74108321412017" calcext:value-type="float">
            <text:p/>
          </table:table-cell>
          <table:table-cell table:formula="of:=[.H40]*[.$M$13]+[.C40]*[.B40]+[.N39]" office:value-type="float" office:value="30.5987111652889" calcext:value-type="float">
            <text:p/>
          </table:table-cell>
          <table:table-cell table:formula="of:=[.N40]/[.B40]" office:value-type="float" office:value="0.470749402542906" calcext:value-type="float">
            <text:p/>
          </table:table-cell>
          <table:table-cell/>
          <table:table-cell table:formula="of:=[.J40]/[.$K$12]" office:value-type="float" office:value="1.69444444444445" calcext:value-type="float">
            <text:p/>
          </table:table-cell>
          <table:table-cell table:formula="of:=[.L40]/[.J40]" office:value-type="float" office:value="1.22403543018508" calcext:value-type="float">
            <text:p/>
          </table:table-cell>
          <table:table-cell table:formula="of:=[.L40]/[.$K$12]" office:value-type="float" office:value="2.07406003448027" calcext:value-type="float">
            <text:p/>
          </table:table-cell>
          <table:table-cell/>
          <table:table-cell table:formula="of:=([.J40]-[.$J$15])/[.$K$12]" office:value-type="float" office:value="0.694444444444445" calcext:value-type="float">
            <text:p/>
          </table:table-cell>
          <table:table-cell table:formula="of:=[.W40]/[.U40]" office:value-type="float" office:value="1.54664644965159" calcext:value-type="float">
            <text:p/>
          </table:table-cell>
          <table:table-cell table:formula="of:=([.L40]-[.$L$15])/[.$K$12]" office:value-type="float" office:value="1.07406003448027" calcext:value-type="float">
            <text:p/>
          </table:table-cell>
          <table:table-cell/>
          <table:table-cell table:style-name="ce495" table:formula="of:=[.J40]*[.$M$13]/[.B40]" office:value-type="float" office:value="3.98846153846154" calcext:value-type="float">
            <text:p/>
          </table:table-cell>
          <table:table-cell table:style-name="ce495" table:formula="of:=[.Y40]-[.$Y$15]" office:value-type="float" office:value="2.28846153846154" calcext:value-type="float">
            <text:p/>
          </table:table-cell>
          <table:table-cell table:style-name="ce495" table:formula="of:=[.Y40]-[.Y39]" office:value-type="float" office:value="0.124825174825175" calcext:value-type="float">
            <text:p/>
          </table:table-cell>
          <table:table-cell table:style-name="ce495" table:formula="of:=[.AA40]*[.B40]" office:value-type="float" office:value="8.1136363636363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0]-1" office:value-type="float" office:value="64" calcext:value-type="float">
            <text:p/>
          </table:table-cell>
          <table:table-cell table:number-columns-repeated="2"/>
          <table:table-cell table:formula="of:=[.C41]+[.E40]" office:value-type="float" office:value="-3.4" calcext:value-type="float">
            <text:p/>
          </table:table-cell>
          <table:table-cell/>
          <table:table-cell table:formula="of:=([.B41]*[.C41]+[.G40]*[.E40])/[.E41]" office:value-type="float" office:value="84.3330806206449" calcext:value-type="float">
            <text:p/>
          </table:table-cell>
          <table:table-cell table:formula="of:=([.B41]-[.B40])*[.E40]" office:value-type="float" office:value="3.4" calcext:value-type="float">
            <text:p/>
          </table:table-cell>
          <table:table-cell table:formula="of:=[.H41]+[.I40]" office:value-type="float" office:value="69.1324741101927" calcext:value-type="float">
            <text:p/>
          </table:table-cell>
          <table:table-cell table:formula="of:=[.J40]+[.$C$15]*([.B41]-[.B40])" office:value-type="float" office:value="105.4" calcext:value-type="float">
            <text:p/>
          </table:table-cell>
          <table:table-cell table:formula="of:=[.K40]+[.H41]/[.B41]" office:value-type="float" office:value="1.93210856916195" calcext:value-type="float">
            <text:p/>
          </table:table-cell>
          <table:table-cell table:formula="of:=[.L40]+[.H41]" office:value-type="float" office:value="130.332474110193" calcext:value-type="float">
            <text:p/>
          </table:table-cell>
          <table:table-cell table:formula="of:=ABS([.E41])*[.B41]/[.L41]" office:value-type="float" office:value="1.66957622408077" calcext:value-type="float">
            <text:p/>
          </table:table-cell>
          <table:table-cell table:formula="of:=[.H41]*[.$M$13]+[.C41]*[.B41]+[.N40]" office:value-type="float" office:value="39.0987111652889" calcext:value-type="float">
            <text:p/>
          </table:table-cell>
          <table:table-cell table:formula="of:=[.N41]/[.B41]" office:value-type="float" office:value="0.610917361957639" calcext:value-type="float">
            <text:p/>
          </table:table-cell>
          <table:table-cell/>
          <table:table-cell table:formula="of:=[.J41]/[.$K$12]" office:value-type="float" office:value="1.72222222222222" calcext:value-type="float">
            <text:p/>
          </table:table-cell>
          <table:table-cell table:formula="of:=[.L41]/[.J41]" office:value-type="float" office:value="1.23655098776274" calcext:value-type="float">
            <text:p/>
          </table:table-cell>
          <table:table-cell table:formula="of:=[.L41]/[.$K$12]" office:value-type="float" office:value="2.12961559003583" calcext:value-type="float">
            <text:p/>
          </table:table-cell>
          <table:table-cell/>
          <table:table-cell table:formula="of:=([.J41]-[.$J$15])/[.$K$12]" office:value-type="float" office:value="0.722222222222223" calcext:value-type="float">
            <text:p/>
          </table:table-cell>
          <table:table-cell table:formula="of:=[.W41]/[.U41]" office:value-type="float" office:value="1.56408312466499" calcext:value-type="float">
            <text:p/>
          </table:table-cell>
          <table:table-cell table:formula="of:=([.L41]-[.$L$15])/[.$K$12]" office:value-type="float" office:value="1.12961559003583" calcext:value-type="float">
            <text:p/>
          </table:table-cell>
          <table:table-cell/>
          <table:table-cell table:style-name="ce495" table:formula="of:=[.J41]*[.$M$13]/[.B41]" office:value-type="float" office:value="4.1171875" calcext:value-type="float">
            <text:p/>
          </table:table-cell>
          <table:table-cell table:style-name="ce495" table:formula="of:=[.Y41]-[.$Y$15]" office:value-type="float" office:value="2.4171875" calcext:value-type="float">
            <text:p/>
          </table:table-cell>
          <table:table-cell table:style-name="ce495" table:formula="of:=[.Y41]-[.Y40]" office:value-type="float" office:value="0.128725961538462" calcext:value-type="float">
            <text:p/>
          </table:table-cell>
          <table:table-cell table:style-name="ce495" table:formula="of:=[.AA41]*[.B41]" office:value-type="float" office:value="8.23846153846154" calcext:value-type="float">
            <text:p/>
          </table:table-cell>
          <table:table-cell table:number-columns-repeated="994"/>
        </table:table-row>
        <table:table-row table:style-name="ro7">
          <table:table-cell table:style-name="ce416"/>
          <table:table-cell table:formula="of:=[.B41]-1" office:value-type="float" office:value="63" calcext:value-type="float">
            <text:p/>
          </table:table-cell>
          <table:table-cell table:number-columns-repeated="2"/>
          <table:table-cell table:formula="of:=[.C42]+[.E41]" office:value-type="float" office:value="-3.4" calcext:value-type="float">
            <text:p/>
          </table:table-cell>
          <table:table-cell/>
          <table:table-cell table:formula="of:=([.B42]*[.C42]+[.G41]*[.E41])/[.E42]" office:value-type="float" office:value="84.3330806206449" calcext:value-type="float">
            <text:p/>
          </table:table-cell>
          <table:table-cell table:formula="of:=([.B42]-[.B41])*[.E41]" office:value-type="float" office:value="3.4" calcext:value-type="float">
            <text:p/>
          </table:table-cell>
          <table:table-cell table:formula="of:=[.H42]+[.I41]" office:value-type="float" office:value="72.5324741101927" calcext:value-type="float">
            <text:p/>
          </table:table-cell>
          <table:table-cell table:formula="of:=[.J41]+[.$C$15]*([.B42]-[.B41])" office:value-type="float" office:value="107.1" calcext:value-type="float">
            <text:p/>
          </table:table-cell>
          <table:table-cell table:formula="of:=[.K41]+[.H42]/[.B42]" office:value-type="float" office:value="1.98607682313021" calcext:value-type="float">
            <text:p/>
          </table:table-cell>
          <table:table-cell table:formula="of:=[.L41]+[.H42]" office:value-type="float" office:value="133.732474110193" calcext:value-type="float">
            <text:p/>
          </table:table-cell>
          <table:table-cell table:formula="of:=ABS([.E42])*[.B42]/[.L42]" office:value-type="float" office:value="1.60170520604819" calcext:value-type="float">
            <text:p/>
          </table:table-cell>
          <table:table-cell table:formula="of:=[.H42]*[.$M$13]+[.C42]*[.B42]+[.N41]" office:value-type="float" office:value="47.5987111652889" calcext:value-type="float">
            <text:p/>
          </table:table-cell>
          <table:table-cell table:formula="of:=[.N42]/[.B42]" office:value-type="float" office:value="0.755535097861729" calcext:value-type="float">
            <text:p/>
          </table:table-cell>
          <table:table-cell/>
          <table:table-cell table:formula="of:=[.J42]/[.$K$12]" office:value-type="float" office:value="1.75" calcext:value-type="float">
            <text:p/>
          </table:table-cell>
          <table:table-cell table:formula="of:=[.L42]/[.J42]" office:value-type="float" office:value="1.24866922605222" calcext:value-type="float">
            <text:p/>
          </table:table-cell>
          <table:table-cell table:formula="of:=[.L42]/[.$K$12]" office:value-type="float" office:value="2.18517114559138" calcext:value-type="float">
            <text:p/>
          </table:table-cell>
          <table:table-cell/>
          <table:table-cell table:formula="of:=([.J42]-[.$J$15])/[.$K$12]" office:value-type="float" office:value="0.750000000000001" calcext:value-type="float">
            <text:p/>
          </table:table-cell>
          <table:table-cell table:formula="of:=[.W42]/[.U42]" office:value-type="float" office:value="1.58022819412184" calcext:value-type="float">
            <text:p/>
          </table:table-cell>
          <table:table-cell table:formula="of:=([.L42]-[.$L$15])/[.$K$12]" office:value-type="float" office:value="1.18517114559138" calcext:value-type="float">
            <text:p/>
          </table:table-cell>
          <table:table-cell/>
          <table:table-cell table:style-name="ce495" table:formula="of:=[.J42]*[.$M$13]/[.B42]" office:value-type="float" office:value="4.25" calcext:value-type="float">
            <text:p/>
          </table:table-cell>
          <table:table-cell table:style-name="ce495" table:formula="of:=[.Y42]-[.$Y$15]" office:value-type="float" office:value="2.55" calcext:value-type="float">
            <text:p/>
          </table:table-cell>
          <table:table-cell table:style-name="ce495" table:formula="of:=[.Y42]-[.Y41]" office:value-type="float" office:value="0.132812500000001" calcext:value-type="float">
            <text:p/>
          </table:table-cell>
          <table:table-cell table:style-name="ce495" table:formula="of:=[.AA42]*[.B42]" office:value-type="float" office:value="8.3671875000000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2]-1" office:value-type="float" office:value="62" calcext:value-type="float">
            <text:p/>
          </table:table-cell>
          <table:table-cell table:number-columns-repeated="2"/>
          <table:table-cell table:formula="of:=[.C43]+[.E42]" office:value-type="float" office:value="-3.4" calcext:value-type="float">
            <text:p/>
          </table:table-cell>
          <table:table-cell/>
          <table:table-cell table:formula="of:=([.B43]*[.C43]+[.G42]*[.E42])/[.E43]" office:value-type="float" office:value="84.3330806206449" calcext:value-type="float">
            <text:p/>
          </table:table-cell>
          <table:table-cell table:formula="of:=([.B43]-[.B42])*[.E42]" office:value-type="float" office:value="3.4" calcext:value-type="float">
            <text:p/>
          </table:table-cell>
          <table:table-cell table:formula="of:=[.H43]+[.I42]" office:value-type="float" office:value="75.9324741101927" calcext:value-type="float">
            <text:p/>
          </table:table-cell>
          <table:table-cell table:formula="of:=[.J42]+[.$C$15]*([.B43]-[.B42])" office:value-type="float" office:value="108.8" calcext:value-type="float">
            <text:p/>
          </table:table-cell>
          <table:table-cell table:formula="of:=[.K42]+[.H43]/[.B43]" office:value-type="float" office:value="2.04091553280762" calcext:value-type="float">
            <text:p/>
          </table:table-cell>
          <table:table-cell table:formula="of:=[.L42]+[.H43]" office:value-type="float" office:value="137.132474110193" calcext:value-type="float">
            <text:p/>
          </table:table-cell>
          <table:table-cell table:formula="of:=ABS([.E43])*[.B43]/[.L43]" office:value-type="float" office:value="1.53719971412907" calcext:value-type="float">
            <text:p/>
          </table:table-cell>
          <table:table-cell table:formula="of:=[.H43]*[.$M$13]+[.C43]*[.B43]+[.N42]" office:value-type="float" office:value="56.0987111652889" calcext:value-type="float">
            <text:p/>
          </table:table-cell>
          <table:table-cell table:formula="of:=[.N43]/[.B43]" office:value-type="float" office:value="0.904817922020789" calcext:value-type="float">
            <text:p/>
          </table:table-cell>
          <table:table-cell/>
          <table:table-cell table:formula="of:=[.J43]/[.$K$12]" office:value-type="float" office:value="1.77777777777778" calcext:value-type="float">
            <text:p/>
          </table:table-cell>
          <table:table-cell table:formula="of:=[.L43]/[.J43]" office:value-type="float" office:value="1.26040876939515" calcext:value-type="float">
            <text:p/>
          </table:table-cell>
          <table:table-cell table:formula="of:=[.L43]/[.$K$12]" office:value-type="float" office:value="2.24072670114694" calcext:value-type="float">
            <text:p/>
          </table:table-cell>
          <table:table-cell/>
          <table:table-cell table:formula="of:=([.J43]-[.$J$15])/[.$K$12]" office:value-type="float" office:value="0.777777777777779" calcext:value-type="float">
            <text:p/>
          </table:table-cell>
          <table:table-cell table:formula="of:=[.W43]/[.U43]" office:value-type="float" office:value="1.59522004433178" calcext:value-type="float">
            <text:p/>
          </table:table-cell>
          <table:table-cell table:formula="of:=([.L43]-[.$L$15])/[.$K$12]" office:value-type="float" office:value="1.24072670114694" calcext:value-type="float">
            <text:p/>
          </table:table-cell>
          <table:table-cell/>
          <table:table-cell table:style-name="ce495" table:formula="of:=[.J43]*[.$M$13]/[.B43]" office:value-type="float" office:value="4.38709677419355" calcext:value-type="float">
            <text:p/>
          </table:table-cell>
          <table:table-cell table:style-name="ce495" table:formula="of:=[.Y43]-[.$Y$15]" office:value-type="float" office:value="2.68709677419355" calcext:value-type="float">
            <text:p/>
          </table:table-cell>
          <table:table-cell table:style-name="ce495" table:formula="of:=[.Y43]-[.Y42]" office:value-type="float" office:value="0.137096774193549" calcext:value-type="float">
            <text:p/>
          </table:table-cell>
          <table:table-cell table:style-name="ce495" table:formula="of:=[.AA43]*[.B43]" office:value-type="float" office:value="8.500000000000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3]-1" office:value-type="float" office:value="61" calcext:value-type="float">
            <text:p/>
          </table:table-cell>
          <table:table-cell table:number-columns-repeated="2"/>
          <table:table-cell table:formula="of:=[.C44]+[.E43]" office:value-type="float" office:value="-3.4" calcext:value-type="float">
            <text:p/>
          </table:table-cell>
          <table:table-cell/>
          <table:table-cell table:formula="of:=([.B44]*[.C44]+[.G43]*[.E43])/[.E44]" office:value-type="float" office:value="84.3330806206449" calcext:value-type="float">
            <text:p/>
          </table:table-cell>
          <table:table-cell table:formula="of:=([.B44]-[.B43])*[.E43]" office:value-type="float" office:value="3.4" calcext:value-type="float">
            <text:p/>
          </table:table-cell>
          <table:table-cell table:formula="of:=[.H44]+[.I43]" office:value-type="float" office:value="79.3324741101927" calcext:value-type="float">
            <text:p/>
          </table:table-cell>
          <table:table-cell table:formula="of:=[.J43]+[.$C$15]*([.B44]-[.B43])" office:value-type="float" office:value="110.5" calcext:value-type="float">
            <text:p/>
          </table:table-cell>
          <table:table-cell table:formula="of:=[.K43]+[.H44]/[.B44]" office:value-type="float" office:value="2.09665323772566" calcext:value-type="float">
            <text:p/>
          </table:table-cell>
          <table:table-cell table:formula="of:=[.L43]+[.H44]" office:value-type="float" office:value="140.532474110193" calcext:value-type="float">
            <text:p/>
          </table:table-cell>
          <table:table-cell table:formula="of:=ABS([.E44])*[.B44]/[.L44]" office:value-type="float" office:value="1.4758154747733" calcext:value-type="float">
            <text:p/>
          </table:table-cell>
          <table:table-cell table:formula="of:=[.H44]*[.$M$13]+[.C44]*[.B44]+[.N43]" office:value-type="float" office:value="64.5987111652889" calcext:value-type="float">
            <text:p/>
          </table:table-cell>
          <table:table-cell table:formula="of:=[.N44]/[.B44]" office:value-type="float" office:value="1.05899526500474" calcext:value-type="float">
            <text:p/>
          </table:table-cell>
          <table:table-cell/>
          <table:table-cell table:formula="of:=[.J44]/[.$K$12]" office:value-type="float" office:value="1.80555555555556" calcext:value-type="float">
            <text:p/>
          </table:table-cell>
          <table:table-cell table:formula="of:=[.L44]/[.J44]" office:value-type="float" office:value="1.27178709601984" calcext:value-type="float">
            <text:p/>
          </table:table-cell>
          <table:table-cell table:formula="of:=[.L44]/[.$K$12]" office:value-type="float" office:value="2.29628225670249" calcext:value-type="float">
            <text:p/>
          </table:table-cell>
          <table:table-cell/>
          <table:table-cell table:formula="of:=([.J44]-[.$J$15])/[.$K$12]" office:value-type="float" office:value="0.805555555555557" calcext:value-type="float">
            <text:p/>
          </table:table-cell>
          <table:table-cell table:formula="of:=[.W44]/[.U44]" office:value-type="float" office:value="1.60917797383758" calcext:value-type="float">
            <text:p/>
          </table:table-cell>
          <table:table-cell table:formula="of:=([.L44]-[.$L$15])/[.$K$12]" office:value-type="float" office:value="1.29628225670249" calcext:value-type="float">
            <text:p/>
          </table:table-cell>
          <table:table-cell/>
          <table:table-cell table:style-name="ce495" table:formula="of:=[.J44]*[.$M$13]/[.B44]" office:value-type="float" office:value="4.52868852459017" calcext:value-type="float">
            <text:p/>
          </table:table-cell>
          <table:table-cell table:style-name="ce495" table:formula="of:=[.Y44]-[.$Y$15]" office:value-type="float" office:value="2.82868852459017" calcext:value-type="float">
            <text:p/>
          </table:table-cell>
          <table:table-cell table:style-name="ce495" table:formula="of:=[.Y44]-[.Y43]" office:value-type="float" office:value="0.141591750396615" calcext:value-type="float">
            <text:p/>
          </table:table-cell>
          <table:table-cell table:style-name="ce495" table:formula="of:=[.AA44]*[.B44]" office:value-type="float" office:value="8.63709677419352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4]-1" office:value-type="float" office:value="60" calcext:value-type="float">
            <text:p/>
          </table:table-cell>
          <table:table-cell table:number-columns-repeated="2"/>
          <table:table-cell table:formula="of:=[.C45]+[.E44]" office:value-type="float" office:value="-3.4" calcext:value-type="float">
            <text:p/>
          </table:table-cell>
          <table:table-cell/>
          <table:table-cell table:formula="of:=([.B45]*[.C45]+[.G44]*[.E44])/[.E45]" office:value-type="float" office:value="84.3330806206449" calcext:value-type="float">
            <text:p/>
          </table:table-cell>
          <table:table-cell table:formula="of:=([.B45]-[.B44])*[.E44]" office:value-type="float" office:value="3.4" calcext:value-type="float">
            <text:p/>
          </table:table-cell>
          <table:table-cell table:formula="of:=[.H45]+[.I44]" office:value-type="float" office:value="82.7324741101927" calcext:value-type="float">
            <text:p/>
          </table:table-cell>
          <table:table-cell table:formula="of:=[.J44]+[.$C$15]*([.B45]-[.B44])" office:value-type="float" office:value="112.2" calcext:value-type="float">
            <text:p/>
          </table:table-cell>
          <table:table-cell table:formula="of:=[.K44]+[.H45]/[.B45]" office:value-type="float" office:value="2.15331990439232" calcext:value-type="float">
            <text:p/>
          </table:table-cell>
          <table:table-cell table:formula="of:=[.L44]+[.H45]" office:value-type="float" office:value="143.932474110193" calcext:value-type="float">
            <text:p/>
          </table:table-cell>
          <table:table-cell table:formula="of:=ABS([.E45])*[.B45]/[.L45]" office:value-type="float" office:value="1.41733129553391" calcext:value-type="float">
            <text:p/>
          </table:table-cell>
          <table:table-cell table:formula="of:=[.H45]*[.$M$13]+[.C45]*[.B45]+[.N44]" office:value-type="float" office:value="73.0987111652889" calcext:value-type="float">
            <text:p/>
          </table:table-cell>
          <table:table-cell table:formula="of:=[.N45]/[.B45]" office:value-type="float" office:value="1.21831185275482" calcext:value-type="float">
            <text:p/>
          </table:table-cell>
          <table:table-cell/>
          <table:table-cell table:formula="of:=[.J45]/[.$K$12]" office:value-type="float" office:value="1.83333333333333" calcext:value-type="float">
            <text:p/>
          </table:table-cell>
          <table:table-cell table:formula="of:=[.L45]/[.J45]" office:value-type="float" office:value="1.28282062486803" calcext:value-type="float">
            <text:p/>
          </table:table-cell>
          <table:table-cell table:formula="of:=[.L45]/[.$K$12]" office:value-type="float" office:value="2.35183781225805" calcext:value-type="float">
            <text:p/>
          </table:table-cell>
          <table:table-cell/>
          <table:table-cell table:formula="of:=([.J45]-[.$J$15])/[.$K$12]" office:value-type="float" office:value="0.833333333333334" calcext:value-type="float">
            <text:p/>
          </table:table-cell>
          <table:table-cell table:formula="of:=[.W45]/[.U45]" office:value-type="float" office:value="1.62220537470966" calcext:value-type="float">
            <text:p/>
          </table:table-cell>
          <table:table-cell table:formula="of:=([.L45]-[.$L$15])/[.$K$12]" office:value-type="float" office:value="1.35183781225805" calcext:value-type="float">
            <text:p/>
          </table:table-cell>
          <table:table-cell/>
          <table:table-cell table:style-name="ce495" table:formula="of:=[.J45]*[.$M$13]/[.B45]" office:value-type="float" office:value="4.675" calcext:value-type="float">
            <text:p/>
          </table:table-cell>
          <table:table-cell table:style-name="ce495" table:formula="of:=[.Y45]-[.$Y$15]" office:value-type="float" office:value="2.975" calcext:value-type="float">
            <text:p/>
          </table:table-cell>
          <table:table-cell table:style-name="ce495" table:formula="of:=[.Y45]-[.Y44]" office:value-type="float" office:value="0.146311475409836" calcext:value-type="float">
            <text:p/>
          </table:table-cell>
          <table:table-cell table:style-name="ce495" table:formula="of:=[.AA45]*[.B45]" office:value-type="float" office:value="8.7786885245901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5]-1" office:value-type="float" office:value="59" calcext:value-type="float">
            <text:p/>
          </table:table-cell>
          <table:table-cell table:number-columns-repeated="2"/>
          <table:table-cell table:formula="of:=[.C46]+[.E45]" office:value-type="float" office:value="-3.4" calcext:value-type="float">
            <text:p/>
          </table:table-cell>
          <table:table-cell/>
          <table:table-cell table:formula="of:=([.B46]*[.C46]+[.G45]*[.E45])/[.E46]" office:value-type="float" office:value="84.3330806206449" calcext:value-type="float">
            <text:p/>
          </table:table-cell>
          <table:table-cell table:formula="of:=([.B46]-[.B45])*[.E45]" office:value-type="float" office:value="3.4" calcext:value-type="float">
            <text:p/>
          </table:table-cell>
          <table:table-cell table:formula="of:=[.H46]+[.I45]" office:value-type="float" office:value="86.1324741101927" calcext:value-type="float">
            <text:p/>
          </table:table-cell>
          <table:table-cell table:formula="of:=[.J45]+[.$C$15]*([.B46]-[.B45])" office:value-type="float" office:value="113.9" calcext:value-type="float">
            <text:p/>
          </table:table-cell>
          <table:table-cell table:formula="of:=[.K45]+[.H46]/[.B46]" office:value-type="float" office:value="2.21094702303639" calcext:value-type="float">
            <text:p/>
          </table:table-cell>
          <table:table-cell table:formula="of:=[.L45]+[.H46]" office:value-type="float" office:value="147.332474110193" calcext:value-type="float">
            <text:p/>
          </table:table-cell>
          <table:table-cell table:formula="of:=ABS([.E46])*[.B46]/[.L46]" office:value-type="float" office:value="1.36154640184735" calcext:value-type="float">
            <text:p/>
          </table:table-cell>
          <table:table-cell table:formula="of:=[.H46]*[.$M$13]+[.C46]*[.B46]+[.N45]" office:value-type="float" office:value="81.5987111652889" calcext:value-type="float">
            <text:p/>
          </table:table-cell>
          <table:table-cell table:formula="of:=[.N46]/[.B46]" office:value-type="float" office:value="1.38302900280151" calcext:value-type="float">
            <text:p/>
          </table:table-cell>
          <table:table-cell/>
          <table:table-cell table:formula="of:=[.J46]/[.$K$12]" office:value-type="float" office:value="1.86111111111111" calcext:value-type="float">
            <text:p/>
          </table:table-cell>
          <table:table-cell table:formula="of:=[.L46]/[.J46]" office:value-type="float" office:value="1.29352479464612" calcext:value-type="float">
            <text:p/>
          </table:table-cell>
          <table:table-cell table:formula="of:=[.L46]/[.$K$12]" office:value-type="float" office:value="2.40739336781361" calcext:value-type="float">
            <text:p/>
          </table:table-cell>
          <table:table-cell/>
          <table:table-cell table:formula="of:=([.J46]-[.$J$15])/[.$K$12]" office:value-type="float" office:value="0.861111111111112" calcext:value-type="float">
            <text:p/>
          </table:table-cell>
          <table:table-cell table:formula="of:=[.W46]/[.U46]" office:value-type="float" office:value="1.63439229810612" calcext:value-type="float">
            <text:p/>
          </table:table-cell>
          <table:table-cell table:formula="of:=([.L46]-[.$L$15])/[.$K$12]" office:value-type="float" office:value="1.40739336781361" calcext:value-type="float">
            <text:p/>
          </table:table-cell>
          <table:table-cell/>
          <table:table-cell table:style-name="ce495" table:formula="of:=[.J46]*[.$M$13]/[.B46]" office:value-type="float" office:value="4.82627118644068" calcext:value-type="float">
            <text:p/>
          </table:table-cell>
          <table:table-cell table:style-name="ce495" table:formula="of:=[.Y46]-[.$Y$15]" office:value-type="float" office:value="3.12627118644068" calcext:value-type="float">
            <text:p/>
          </table:table-cell>
          <table:table-cell table:style-name="ce495" table:formula="of:=[.Y46]-[.Y45]" office:value-type="float" office:value="0.151271186440678" calcext:value-type="float">
            <text:p/>
          </table:table-cell>
          <table:table-cell table:style-name="ce495" table:formula="of:=[.AA46]*[.B46]" office:value-type="float" office:value="8.925000000000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6]-1" office:value-type="float" office:value="58" calcext:value-type="float">
            <text:p/>
          </table:table-cell>
          <table:table-cell table:number-columns-repeated="2"/>
          <table:table-cell table:formula="of:=[.C47]+[.E46]" office:value-type="float" office:value="-3.4" calcext:value-type="float">
            <text:p/>
          </table:table-cell>
          <table:table-cell/>
          <table:table-cell table:formula="of:=([.B47]*[.C47]+[.G46]*[.E46])/[.E47]" office:value-type="float" office:value="84.3330806206449" calcext:value-type="float">
            <text:p/>
          </table:table-cell>
          <table:table-cell table:formula="of:=([.B47]-[.B46])*[.E46]" office:value-type="float" office:value="3.4" calcext:value-type="float">
            <text:p/>
          </table:table-cell>
          <table:table-cell table:formula="of:=[.H47]+[.I46]" office:value-type="float" office:value="89.5324741101927" calcext:value-type="float">
            <text:p/>
          </table:table-cell>
          <table:table-cell table:formula="of:=[.J46]+[.$C$15]*([.B47]-[.B46])" office:value-type="float" office:value="115.6" calcext:value-type="float">
            <text:p/>
          </table:table-cell>
          <table:table-cell table:formula="of:=[.K46]+[.H47]/[.B47]" office:value-type="float" office:value="2.26956771269156" calcext:value-type="float">
            <text:p/>
          </table:table-cell>
          <table:table-cell table:formula="of:=[.L46]+[.H47]" office:value-type="float" office:value="150.732474110193" calcext:value-type="float">
            <text:p/>
          </table:table-cell>
          <table:table-cell table:formula="of:=ABS([.E47])*[.B47]/[.L47]" office:value-type="float" office:value="1.30827813425153" calcext:value-type="float">
            <text:p/>
          </table:table-cell>
          <table:table-cell table:formula="of:=[.H47]*[.$M$13]+[.C47]*[.B47]+[.N46]" office:value-type="float" office:value="90.0987111652889" calcext:value-type="float">
            <text:p/>
          </table:table-cell>
          <table:table-cell table:formula="of:=[.N47]/[.B47]" office:value-type="float" office:value="1.55342605457395" calcext:value-type="float">
            <text:p/>
          </table:table-cell>
          <table:table-cell/>
          <table:table-cell table:formula="of:=[.J47]/[.$K$12]" office:value-type="float" office:value="1.88888888888889" calcext:value-type="float">
            <text:p/>
          </table:table-cell>
          <table:table-cell table:formula="of:=[.L47]/[.J47]" office:value-type="float" office:value="1.30391413590132" calcext:value-type="float">
            <text:p/>
          </table:table-cell>
          <table:table-cell table:formula="of:=[.L47]/[.$K$12]" office:value-type="float" office:value="2.46294892336916" calcext:value-type="float">
            <text:p/>
          </table:table-cell>
          <table:table-cell/>
          <table:table-cell table:formula="of:=([.J47]-[.$J$15])/[.$K$12]" office:value-type="float" office:value="0.88888888888889" calcext:value-type="float">
            <text:p/>
          </table:table-cell>
          <table:table-cell table:formula="of:=[.W47]/[.U47]" office:value-type="float" office:value="1.6458175387903" calcext:value-type="float">
            <text:p/>
          </table:table-cell>
          <table:table-cell table:formula="of:=([.L47]-[.$L$15])/[.$K$12]" office:value-type="float" office:value="1.46294892336916" calcext:value-type="float">
            <text:p/>
          </table:table-cell>
          <table:table-cell/>
          <table:table-cell table:style-name="ce495" table:formula="of:=[.J47]*[.$M$13]/[.B47]" office:value-type="float" office:value="4.98275862068966" calcext:value-type="float">
            <text:p/>
          </table:table-cell>
          <table:table-cell table:style-name="ce495" table:formula="of:=[.Y47]-[.$Y$15]" office:value-type="float" office:value="3.28275862068966" calcext:value-type="float">
            <text:p/>
          </table:table-cell>
          <table:table-cell table:style-name="ce495" table:formula="of:=[.Y47]-[.Y46]" office:value-type="float" office:value="0.156487434248978" calcext:value-type="float">
            <text:p/>
          </table:table-cell>
          <table:table-cell table:style-name="ce495" table:formula="of:=[.AA47]*[.B47]" office:value-type="float" office:value="9.07627118644069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7]-1" office:value-type="float" office:value="57" calcext:value-type="float">
            <text:p/>
          </table:table-cell>
          <table:table-cell table:number-columns-repeated="2"/>
          <table:table-cell table:formula="of:=[.C48]+[.E47]" office:value-type="float" office:value="-3.4" calcext:value-type="float">
            <text:p/>
          </table:table-cell>
          <table:table-cell/>
          <table:table-cell table:formula="of:=([.B48]*[.C48]+[.G47]*[.E47])/[.E48]" office:value-type="float" office:value="84.3330806206449" calcext:value-type="float">
            <text:p/>
          </table:table-cell>
          <table:table-cell table:formula="of:=([.B48]-[.B47])*[.E47]" office:value-type="float" office:value="3.4" calcext:value-type="float">
            <text:p/>
          </table:table-cell>
          <table:table-cell table:formula="of:=[.H48]+[.I47]" office:value-type="float" office:value="92.9324741101927" calcext:value-type="float">
            <text:p/>
          </table:table-cell>
          <table:table-cell table:formula="of:=[.J47]+[.$C$15]*([.B48]-[.B47])" office:value-type="float" office:value="117.3" calcext:value-type="float">
            <text:p/>
          </table:table-cell>
          <table:table-cell table:formula="of:=[.K47]+[.H48]/[.B48]" office:value-type="float" office:value="2.32921683549858" calcext:value-type="float">
            <text:p/>
          </table:table-cell>
          <table:table-cell table:formula="of:=[.L47]+[.H48]" office:value-type="float" office:value="154.132474110193" calcext:value-type="float">
            <text:p/>
          </table:table-cell>
          <table:table-cell table:formula="of:=ABS([.E48])*[.B48]/[.L48]" office:value-type="float" office:value="1.25735995038559" calcext:value-type="float">
            <text:p/>
          </table:table-cell>
          <table:table-cell table:formula="of:=[.H48]*[.$M$13]+[.C48]*[.B48]+[.N47]" office:value-type="float" office:value="98.5987111652889" calcext:value-type="float">
            <text:p/>
          </table:table-cell>
          <table:table-cell table:formula="of:=[.N48]/[.B48]" office:value-type="float" office:value="1.72980195026823" calcext:value-type="float">
            <text:p/>
          </table:table-cell>
          <table:table-cell/>
          <table:table-cell table:formula="of:=[.J48]/[.$K$12]" office:value-type="float" office:value="1.91666666666667" calcext:value-type="float">
            <text:p/>
          </table:table-cell>
          <table:table-cell table:formula="of:=[.L48]/[.J48]" office:value-type="float" office:value="1.31400233683029" calcext:value-type="float">
            <text:p/>
          </table:table-cell>
          <table:table-cell table:formula="of:=[.L48]/[.$K$12]" office:value-type="float" office:value="2.51850447892472" calcext:value-type="float">
            <text:p/>
          </table:table-cell>
          <table:table-cell/>
          <table:table-cell table:formula="of:=([.J48]-[.$J$15])/[.$K$12]" office:value-type="float" office:value="0.916666666666668" calcext:value-type="float">
            <text:p/>
          </table:table-cell>
          <table:table-cell table:formula="of:=[.W48]/[.U48]" office:value-type="float" office:value="1.65655034064514" calcext:value-type="float">
            <text:p/>
          </table:table-cell>
          <table:table-cell table:formula="of:=([.L48]-[.$L$15])/[.$K$12]" office:value-type="float" office:value="1.51850447892472" calcext:value-type="float">
            <text:p/>
          </table:table-cell>
          <table:table-cell/>
          <table:table-cell table:style-name="ce495" table:formula="of:=[.J48]*[.$M$13]/[.B48]" office:value-type="float" office:value="5.14473684210527" calcext:value-type="float">
            <text:p/>
          </table:table-cell>
          <table:table-cell table:style-name="ce495" table:formula="of:=[.Y48]-[.$Y$15]" office:value-type="float" office:value="3.44473684210527" calcext:value-type="float">
            <text:p/>
          </table:table-cell>
          <table:table-cell table:style-name="ce495" table:formula="of:=[.Y48]-[.Y47]" office:value-type="float" office:value="0.161978221415608" calcext:value-type="float">
            <text:p/>
          </table:table-cell>
          <table:table-cell table:style-name="ce495" table:formula="of:=[.AA48]*[.B48]" office:value-type="float" office:value="9.2327586206896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8]-1" office:value-type="float" office:value="56" calcext:value-type="float">
            <text:p/>
          </table:table-cell>
          <table:table-cell table:formula="of:=-[.AA49]" office:value-type="float" office:value="-0" calcext:value-type="float">
            <text:p/>
          </table:table-cell>
          <table:table-cell/>
          <table:table-cell table:formula="of:=[.C49]+[.E48]" office:value-type="float" office:value="-3.4" calcext:value-type="float">
            <text:p/>
          </table:table-cell>
          <table:table-cell/>
          <table:table-cell table:formula="of:=([.B49]*[.C49]+[.G48]*[.E48])/[.E49]" office:value-type="float" office:value="84.3330806206449" calcext:value-type="float">
            <text:p/>
          </table:table-cell>
          <table:table-cell table:formula="of:=([.B49]-[.B48])*[.E48]" office:value-type="float" office:value="3.4" calcext:value-type="float">
            <text:p/>
          </table:table-cell>
          <table:table-cell table:formula="of:=[.H49]+[.I48]" office:value-type="float" office:value="96.3324741101927" calcext:value-type="float">
            <text:p/>
          </table:table-cell>
          <table:table-cell table:formula="of:=[.J48]+[.$C$15]*([.B49]-[.B48])" office:value-type="float" office:value="119" calcext:value-type="float">
            <text:p/>
          </table:table-cell>
          <table:table-cell table:formula="of:=[.K48]+[.H49]/[.B49]" office:value-type="float" office:value="2.38993112121287" calcext:value-type="float">
            <text:p/>
          </table:table-cell>
          <table:table-cell table:formula="of:=[.L48]+[.H49]" office:value-type="float" office:value="157.532474110193" calcext:value-type="float">
            <text:p/>
          </table:table-cell>
          <table:table-cell table:formula="of:=ABS([.E49])*[.B49]/[.L49]" office:value-type="float" office:value="1.20863968572484" calcext:value-type="float">
            <text:p/>
          </table:table-cell>
          <table:table-cell table:formula="of:=[.H49]*[.$M$13]+[.C49]*[.B49]+[.N48]" office:value-type="float" office:value="107.098711165289" calcext:value-type="float">
            <text:p/>
          </table:table-cell>
          <table:table-cell table:formula="of:=[.N49]/[.B49]" office:value-type="float" office:value="1.91247698509445" calcext:value-type="float">
            <text:p/>
          </table:table-cell>
          <table:table-cell/>
          <table:table-cell table:formula="of:=[.J49]/[.$K$12]" office:value-type="float" office:value="1.94444444444445" calcext:value-type="float">
            <text:p/>
          </table:table-cell>
          <table:table-cell table:formula="of:=[.L49]/[.J49]" office:value-type="float" office:value="1.323802303447" calcext:value-type="float">
            <text:p/>
          </table:table-cell>
          <table:table-cell table:formula="of:=[.L49]/[.$K$12]" office:value-type="float" office:value="2.57406003448027" calcext:value-type="float">
            <text:p/>
          </table:table-cell>
          <table:table-cell/>
          <table:table-cell table:formula="of:=([.J49]-[.$J$15])/[.$K$12]" office:value-type="float" office:value="0.944444444444446" calcext:value-type="float">
            <text:p/>
          </table:table-cell>
          <table:table-cell table:formula="of:=[.W49]/[.U49]" office:value-type="float" office:value="1.6666518012144" calcext:value-type="float">
            <text:p/>
          </table:table-cell>
          <table:table-cell table:formula="of:=([.L49]-[.$L$15])/[.$K$12]" office:value-type="float" office:value="1.57406003448027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49]-1" office:value-type="float" office:value="55" calcext:value-type="float">
            <text:p/>
          </table:table-cell>
          <table:table-cell table:formula="of:=IF([.A50]=1;-[.O50];0)" office:value-type="float" office:value="0" calcext:value-type="float">
            <text:p/>
          </table:table-cell>
          <table:table-cell/>
          <table:table-cell table:formula="of:=[.C50]+[.E49]" office:value-type="float" office:value="-3.4" calcext:value-type="float">
            <text:p/>
          </table:table-cell>
          <table:table-cell/>
          <table:table-cell table:formula="of:=([.B50]*[.C50]+[.G49]*[.E49])/[.E50]" office:value-type="float" office:value="84.3330806206449" calcext:value-type="float">
            <text:p/>
          </table:table-cell>
          <table:table-cell table:formula="of:=([.B50]-[.B49])*[.E49]" office:value-type="float" office:value="3.4" calcext:value-type="float">
            <text:p/>
          </table:table-cell>
          <table:table-cell table:formula="of:=[.H50]+[.I49]" office:value-type="float" office:value="99.7324741101927" calcext:value-type="float">
            <text:p/>
          </table:table-cell>
          <table:table-cell table:formula="of:=[.J49]+[.$C$15]*([.B50]-[.B49])" office:value-type="float" office:value="120.7" calcext:value-type="float">
            <text:p/>
          </table:table-cell>
          <table:table-cell table:formula="of:=[.K49]+[.H50]/[.B50]" office:value-type="float" office:value="2.45174930303105" calcext:value-type="float">
            <text:p/>
          </table:table-cell>
          <table:table-cell table:formula="of:=[.L49]+[.H50]" office:value-type="float" office:value="160.932474110193" calcext:value-type="float">
            <text:p/>
          </table:table-cell>
          <table:table-cell table:formula="of:=ABS([.E50])*[.B50]/[.L50]" office:value-type="float" office:value="1.16197803478718" calcext:value-type="float">
            <text:p/>
          </table:table-cell>
          <table:table-cell table:formula="of:=[.H50]*[.$M$13]+[.C50]*[.B50]+[.N49]" office:value-type="float" office:value="115.598711165289" calcext:value-type="float">
            <text:p/>
          </table:table-cell>
          <table:table-cell table:formula="of:=[.N50]/[.B50]" office:value-type="float" office:value="2.1017947484598" calcext:value-type="float">
            <text:p/>
          </table:table-cell>
          <table:table-cell/>
          <table:table-cell table:formula="of:=[.J50]/[.$K$12]" office:value-type="float" office:value="1.97222222222222" calcext:value-type="float">
            <text:p/>
          </table:table-cell>
          <table:table-cell table:formula="of:=[.L50]/[.J50]" office:value-type="float" office:value="1.33332621466605" calcext:value-type="float">
            <text:p/>
          </table:table-cell>
          <table:table-cell table:formula="of:=[.L50]/[.$K$12]" office:value-type="float" office:value="2.62961559003583" calcext:value-type="float">
            <text:p/>
          </table:table-cell>
          <table:table-cell/>
          <table:table-cell table:formula="of:=([.J50]-[.$J$15])/[.$K$12]" office:value-type="float" office:value="0.972222222222224" calcext:value-type="float">
            <text:p/>
          </table:table-cell>
          <table:table-cell table:formula="of:=[.W50]/[.U50]" office:value-type="float" office:value="1.67617603546542" calcext:value-type="float">
            <text:p/>
          </table:table-cell>
          <table:table-cell table:formula="of:=([.L50]-[.$L$15])/[.$K$12]" office:value-type="float" office:value="1.62961559003583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0]-1" office:value-type="float" office:value="54" calcext:value-type="float">
            <text:p/>
          </table:table-cell>
          <table:table-cell table:formula="of:=IF([.A51]=1;-[.O51];0)" office:value-type="float" office:value="0" calcext:value-type="float">
            <text:p/>
          </table:table-cell>
          <table:table-cell/>
          <table:table-cell table:formula="of:=[.C51]+[.E50]" office:value-type="float" office:value="-3.4" calcext:value-type="float">
            <text:p/>
          </table:table-cell>
          <table:table-cell/>
          <table:table-cell table:formula="of:=([.B51]*[.C51]+[.G50]*[.E50])/[.E51]" office:value-type="float" office:value="84.3330806206449" calcext:value-type="float">
            <text:p/>
          </table:table-cell>
          <table:table-cell table:formula="of:=([.B51]-[.B50])*[.E50]" office:value-type="float" office:value="3.4" calcext:value-type="float">
            <text:p/>
          </table:table-cell>
          <table:table-cell table:formula="of:=[.H51]+[.I50]" office:value-type="float" office:value="103.132474110193" calcext:value-type="float">
            <text:p/>
          </table:table-cell>
          <table:table-cell table:formula="of:=[.J50]+[.$C$15]*([.B51]-[.B50])" office:value-type="float" office:value="122.4" calcext:value-type="float">
            <text:p/>
          </table:table-cell>
          <table:table-cell table:formula="of:=[.K50]+[.H51]/[.B51]" office:value-type="float" office:value="2.51471226599401" calcext:value-type="float">
            <text:p/>
          </table:table-cell>
          <table:table-cell table:formula="of:=[.L50]+[.H51]" office:value-type="float" office:value="164.332474110193" calcext:value-type="float">
            <text:p/>
          </table:table-cell>
          <table:table-cell table:formula="of:=ABS([.E51])*[.B51]/[.L51]" office:value-type="float" office:value="1.11724722088032" calcext:value-type="float">
            <text:p/>
          </table:table-cell>
          <table:table-cell table:formula="of:=[.H51]*[.$M$13]+[.C51]*[.B51]+[.N50]" office:value-type="float" office:value="124.098711165289" calcext:value-type="float">
            <text:p/>
          </table:table-cell>
          <table:table-cell table:formula="of:=[.N51]/[.B51]" office:value-type="float" office:value="2.29812428083868" calcext:value-type="float">
            <text:p/>
          </table:table-cell>
          <table:table-cell/>
          <table:table-cell table:formula="of:=[.J51]/[.$K$12]" office:value-type="float" office:value="2" calcext:value-type="float">
            <text:p/>
          </table:table-cell>
          <table:table-cell table:formula="of:=[.L51]/[.J51]" office:value-type="float" office:value="1.34258557279569" calcext:value-type="float">
            <text:p/>
          </table:table-cell>
          <table:table-cell table:formula="of:=[.L51]/[.$K$12]" office:value-type="float" office:value="2.68517114559138" calcext:value-type="float">
            <text:p/>
          </table:table-cell>
          <table:table-cell/>
          <table:table-cell table:formula="of:=([.J51]-[.$J$15])/[.$K$12]" office:value-type="float" office:value="1" calcext:value-type="float">
            <text:p/>
          </table:table-cell>
          <table:table-cell table:formula="of:=[.W51]/[.U51]" office:value-type="float" office:value="1.68517114559138" calcext:value-type="float">
            <text:p/>
          </table:table-cell>
          <table:table-cell table:formula="of:=([.L51]-[.$L$15])/[.$K$12]" office:value-type="float" office:value="1.68517114559138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1]-1" office:value-type="float" office:value="53" calcext:value-type="float">
            <text:p/>
          </table:table-cell>
          <table:table-cell table:formula="of:=IF([.A52]=1;-[.O52];0)" office:value-type="float" office:value="0" calcext:value-type="float">
            <text:p/>
          </table:table-cell>
          <table:table-cell/>
          <table:table-cell table:formula="of:=[.C52]+[.E51]" office:value-type="float" office:value="-3.4" calcext:value-type="float">
            <text:p/>
          </table:table-cell>
          <table:table-cell/>
          <table:table-cell table:formula="of:=([.B52]*[.C52]+[.G51]*[.E51])/[.E52]" office:value-type="float" office:value="84.3330806206449" calcext:value-type="float">
            <text:p/>
          </table:table-cell>
          <table:table-cell table:formula="of:=([.B52]-[.B51])*[.E51]" office:value-type="float" office:value="3.4" calcext:value-type="float">
            <text:p/>
          </table:table-cell>
          <table:table-cell table:formula="of:=[.H52]+[.I51]" office:value-type="float" office:value="106.532474110193" calcext:value-type="float">
            <text:p/>
          </table:table-cell>
          <table:table-cell table:formula="of:=[.J51]+[.$C$15]*([.B52]-[.B51])" office:value-type="float" office:value="124.1" calcext:value-type="float">
            <text:p/>
          </table:table-cell>
          <table:table-cell table:formula="of:=[.K51]+[.H52]/[.B52]" office:value-type="float" office:value="2.57886320939024" calcext:value-type="float">
            <text:p/>
          </table:table-cell>
          <table:table-cell table:formula="of:=[.L51]+[.H52]" office:value-type="float" office:value="167.732474110193" calcext:value-type="float">
            <text:p/>
          </table:table-cell>
          <table:table-cell table:formula="of:=ABS([.E52])*[.B52]/[.L52]" office:value-type="float" office:value="1.07432982763741" calcext:value-type="float">
            <text:p/>
          </table:table-cell>
          <table:table-cell table:formula="of:=[.H52]*[.$M$13]+[.C52]*[.B52]+[.N51]" office:value-type="float" office:value="132.598711165289" calcext:value-type="float">
            <text:p/>
          </table:table-cell>
          <table:table-cell table:formula="of:=[.N52]/[.B52]" office:value-type="float" office:value="2.50186247481677" calcext:value-type="float">
            <text:p/>
          </table:table-cell>
          <table:table-cell/>
          <table:table-cell table:formula="of:=[.J52]/[.$K$12]" office:value-type="float" office:value="2.02777777777778" calcext:value-type="float">
            <text:p/>
          </table:table-cell>
          <table:table-cell table:formula="of:=[.L52]/[.J52]" office:value-type="float" office:value="1.35159124988068" calcext:value-type="float">
            <text:p/>
          </table:table-cell>
          <table:table-cell table:formula="of:=[.L52]/[.$K$12]" office:value-type="float" office:value="2.74072670114694" calcext:value-type="float">
            <text:p/>
          </table:table-cell>
          <table:table-cell/>
          <table:table-cell table:formula="of:=([.J52]-[.$J$15])/[.$K$12]" office:value-type="float" office:value="1.02777777777778" calcext:value-type="float">
            <text:p/>
          </table:table-cell>
          <table:table-cell table:formula="of:=[.W52]/[.U52]" office:value-type="float" office:value="1.69368003354837" calcext:value-type="float">
            <text:p/>
          </table:table-cell>
          <table:table-cell table:formula="of:=([.L52]-[.$L$15])/[.$K$12]" office:value-type="float" office:value="1.74072670114694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2]-1" office:value-type="float" office:value="52" calcext:value-type="float">
            <text:p/>
          </table:table-cell>
          <table:table-cell table:formula="of:=IF([.A53]=1;-[.O53];0)" office:value-type="float" office:value="0" calcext:value-type="float">
            <text:p/>
          </table:table-cell>
          <table:table-cell/>
          <table:table-cell table:formula="of:=[.C53]+[.E52]" office:value-type="float" office:value="-3.4" calcext:value-type="float">
            <text:p/>
          </table:table-cell>
          <table:table-cell/>
          <table:table-cell table:formula="of:=([.B53]*[.C53]+[.G52]*[.E52])/[.E53]" office:value-type="float" office:value="84.3330806206449" calcext:value-type="float">
            <text:p/>
          </table:table-cell>
          <table:table-cell table:formula="of:=([.B53]-[.B52])*[.E52]" office:value-type="float" office:value="3.4" calcext:value-type="float">
            <text:p/>
          </table:table-cell>
          <table:table-cell table:formula="of:=[.H53]+[.I52]" office:value-type="float" office:value="109.932474110193" calcext:value-type="float">
            <text:p/>
          </table:table-cell>
          <table:table-cell table:formula="of:=[.J52]+[.$C$15]*([.B53]-[.B52])" office:value-type="float" office:value="125.8" calcext:value-type="float">
            <text:p/>
          </table:table-cell>
          <table:table-cell table:formula="of:=[.K52]+[.H53]/[.B53]" office:value-type="float" office:value="2.64424782477486" calcext:value-type="float">
            <text:p/>
          </table:table-cell>
          <table:table-cell table:formula="of:=[.L52]+[.H53]" office:value-type="float" office:value="171.132474110193" calcext:value-type="float">
            <text:p/>
          </table:table-cell>
          <table:table-cell table:formula="of:=ABS([.E53])*[.B53]/[.L53]" office:value-type="float" office:value="1.03311776984045" calcext:value-type="float">
            <text:p/>
          </table:table-cell>
          <table:table-cell table:formula="of:=[.H53]*[.$M$13]+[.C53]*[.B53]+[.N52]" office:value-type="float" office:value="141.098711165289" calcext:value-type="float">
            <text:p/>
          </table:table-cell>
          <table:table-cell table:formula="of:=[.N53]/[.B53]" office:value-type="float" office:value="2.71343675317863" calcext:value-type="float">
            <text:p/>
          </table:table-cell>
          <table:table-cell/>
          <table:table-cell table:formula="of:=[.J53]/[.$K$12]" office:value-type="float" office:value="2.05555555555556" calcext:value-type="float">
            <text:p/>
          </table:table-cell>
          <table:table-cell table:formula="of:=[.L53]/[.J53]" office:value-type="float" office:value="1.3603535302877" calcext:value-type="float">
            <text:p/>
          </table:table-cell>
          <table:table-cell table:formula="of:=[.L53]/[.$K$12]" office:value-type="float" office:value="2.7962822567025" calcext:value-type="float">
            <text:p/>
          </table:table-cell>
          <table:table-cell/>
          <table:table-cell table:formula="of:=([.J53]-[.$J$15])/[.$K$12]" office:value-type="float" office:value="1.05555555555556" calcext:value-type="float">
            <text:p/>
          </table:table-cell>
          <table:table-cell table:formula="of:=[.W53]/[.U53]" office:value-type="float" office:value="1.7017410852971" calcext:value-type="float">
            <text:p/>
          </table:table-cell>
          <table:table-cell table:formula="of:=([.L53]-[.$L$15])/[.$K$12]" office:value-type="float" office:value="1.7962822567025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3]-1" office:value-type="float" office:value="51" calcext:value-type="float">
            <text:p/>
          </table:table-cell>
          <table:table-cell table:formula="of:=IF([.A54]=1;-[.O54];0)" office:value-type="float" office:value="0" calcext:value-type="float">
            <text:p/>
          </table:table-cell>
          <table:table-cell/>
          <table:table-cell table:formula="of:=[.C54]+[.E53]" office:value-type="float" office:value="-3.4" calcext:value-type="float">
            <text:p/>
          </table:table-cell>
          <table:table-cell/>
          <table:table-cell table:formula="of:=([.B54]*[.C54]+[.G53]*[.E53])/[.E54]" office:value-type="float" office:value="84.3330806206449" calcext:value-type="float">
            <text:p/>
          </table:table-cell>
          <table:table-cell table:formula="of:=([.B54]-[.B53])*[.E53]" office:value-type="float" office:value="3.4" calcext:value-type="float">
            <text:p/>
          </table:table-cell>
          <table:table-cell table:formula="of:=[.H54]+[.I53]" office:value-type="float" office:value="113.332474110193" calcext:value-type="float">
            <text:p/>
          </table:table-cell>
          <table:table-cell table:formula="of:=[.J53]+[.$C$15]*([.B54]-[.B53])" office:value-type="float" office:value="127.5" calcext:value-type="float">
            <text:p/>
          </table:table-cell>
          <table:table-cell table:formula="of:=[.K53]+[.H54]/[.B54]" office:value-type="float" office:value="2.71091449144152" calcext:value-type="float">
            <text:p/>
          </table:table-cell>
          <table:table-cell table:formula="of:=[.L53]+[.H54]" office:value-type="float" office:value="174.532474110193" calcext:value-type="float">
            <text:p/>
          </table:table-cell>
          <table:table-cell table:formula="of:=ABS([.E54])*[.B54]/[.L54]" office:value-type="float" office:value="0.993511384537655" calcext:value-type="float">
            <text:p/>
          </table:table-cell>
          <table:table-cell table:formula="of:=[.H54]*[.$M$13]+[.C54]*[.B54]+[.N53]" office:value-type="float" office:value="149.598711165289" calcext:value-type="float">
            <text:p/>
          </table:table-cell>
          <table:table-cell table:formula="of:=[.N54]/[.B54]" office:value-type="float" office:value="2.93330806206449" calcext:value-type="float">
            <text:p/>
          </table:table-cell>
          <table:table-cell/>
          <table:table-cell table:formula="of:=[.J54]/[.$K$12]" office:value-type="float" office:value="2.08333333333333" calcext:value-type="float">
            <text:p/>
          </table:table-cell>
          <table:table-cell table:formula="of:=[.L54]/[.J54]" office:value-type="float" office:value="1.36888214988386" calcext:value-type="float">
            <text:p/>
          </table:table-cell>
          <table:table-cell table:formula="of:=[.L54]/[.$K$12]" office:value-type="float" office:value="2.85183781225805" calcext:value-type="float">
            <text:p/>
          </table:table-cell>
          <table:table-cell/>
          <table:table-cell table:formula="of:=([.J54]-[.$J$15])/[.$K$12]" office:value-type="float" office:value="1.08333333333333" calcext:value-type="float">
            <text:p/>
          </table:table-cell>
          <table:table-cell table:formula="of:=[.W54]/[.U54]" office:value-type="float" office:value="1.70938874977666" calcext:value-type="float">
            <text:p/>
          </table:table-cell>
          <table:table-cell table:formula="of:=([.L54]-[.$L$15])/[.$K$12]" office:value-type="float" office:value="1.85183781225805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4]-1" office:value-type="float" office:value="50" calcext:value-type="float">
            <text:p/>
          </table:table-cell>
          <table:table-cell table:formula="of:=IF([.A55]=1;-[.O55];0)" office:value-type="float" office:value="0" calcext:value-type="float">
            <text:p/>
          </table:table-cell>
          <table:table-cell/>
          <table:table-cell table:formula="of:=[.C55]+[.E54]" office:value-type="float" office:value="-3.4" calcext:value-type="float">
            <text:p/>
          </table:table-cell>
          <table:table-cell/>
          <table:table-cell table:formula="of:=([.B55]*[.C55]+[.G54]*[.E54])/[.E55]" office:value-type="float" office:value="84.3330806206449" calcext:value-type="float">
            <text:p/>
          </table:table-cell>
          <table:table-cell table:formula="of:=([.B55]-[.B54])*[.E54]" office:value-type="float" office:value="3.4" calcext:value-type="float">
            <text:p/>
          </table:table-cell>
          <table:table-cell table:formula="of:=[.H55]+[.I54]" office:value-type="float" office:value="116.732474110193" calcext:value-type="float">
            <text:p/>
          </table:table-cell>
          <table:table-cell table:formula="of:=[.J54]+[.$C$15]*([.B55]-[.B54])" office:value-type="float" office:value="129.2" calcext:value-type="float">
            <text:p/>
          </table:table-cell>
          <table:table-cell table:formula="of:=[.K54]+[.H55]/[.B55]" office:value-type="float" office:value="2.77891449144152" calcext:value-type="float">
            <text:p/>
          </table:table-cell>
          <table:table-cell table:formula="of:=[.L54]+[.H55]" office:value-type="float" office:value="177.932474110193" calcext:value-type="float">
            <text:p/>
          </table:table-cell>
          <table:table-cell table:formula="of:=ABS([.E55])*[.B55]/[.L55]" office:value-type="float" office:value="0.955418626364516" calcext:value-type="float">
            <text:p/>
          </table:table-cell>
          <table:table-cell table:formula="of:=[.H55]*[.$M$13]+[.C55]*[.B55]+[.N54]" office:value-type="float" office:value="158.098711165289" calcext:value-type="float">
            <text:p/>
          </table:table-cell>
          <table:table-cell table:formula="of:=[.N55]/[.B55]" office:value-type="float" office:value="3.16197422330578" calcext:value-type="float">
            <text:p/>
          </table:table-cell>
          <table:table-cell/>
          <table:table-cell table:formula="of:=[.J55]/[.$K$12]" office:value-type="float" office:value="2.11111111111111" calcext:value-type="float">
            <text:p/>
          </table:table-cell>
          <table:table-cell table:formula="of:=[.L55]/[.J55]" office:value-type="float" office:value="1.37718633212223" calcext:value-type="float">
            <text:p/>
          </table:table-cell>
          <table:table-cell table:formula="of:=[.L55]/[.$K$12]" office:value-type="float" office:value="2.90739336781361" calcext:value-type="float">
            <text:p/>
          </table:table-cell>
          <table:table-cell/>
          <table:table-cell table:formula="of:=([.J55]-[.$J$15])/[.$K$12]" office:value-type="float" office:value="1.11111111111111" calcext:value-type="float">
            <text:p/>
          </table:table-cell>
          <table:table-cell table:formula="of:=[.W55]/[.U55]" office:value-type="float" office:value="1.71665403103224" calcext:value-type="float">
            <text:p/>
          </table:table-cell>
          <table:table-cell table:formula="of:=([.L55]-[.$L$15])/[.$K$12]" office:value-type="float" office:value="1.90739336781361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5]-1" office:value-type="float" office:value="49" calcext:value-type="float">
            <text:p/>
          </table:table-cell>
          <table:table-cell table:formula="of:=IF([.A56]=1;-[.O56];0)" office:value-type="float" office:value="0" calcext:value-type="float">
            <text:p/>
          </table:table-cell>
          <table:table-cell/>
          <table:table-cell table:formula="of:=[.C56]+[.E55]" office:value-type="float" office:value="-3.4" calcext:value-type="float">
            <text:p/>
          </table:table-cell>
          <table:table-cell/>
          <table:table-cell table:formula="of:=([.B56]*[.C56]+[.G55]*[.E55])/[.E56]" office:value-type="float" office:value="84.3330806206449" calcext:value-type="float">
            <text:p/>
          </table:table-cell>
          <table:table-cell table:formula="of:=([.B56]-[.B55])*[.E55]" office:value-type="float" office:value="3.4" calcext:value-type="float">
            <text:p/>
          </table:table-cell>
          <table:table-cell table:formula="of:=[.H56]+[.I55]" office:value-type="float" office:value="120.132474110193" calcext:value-type="float">
            <text:p/>
          </table:table-cell>
          <table:table-cell table:formula="of:=[.J55]+[.$C$15]*([.B56]-[.B55])" office:value-type="float" office:value="130.9" calcext:value-type="float">
            <text:p/>
          </table:table-cell>
          <table:table-cell table:formula="of:=[.K55]+[.H56]/[.B56]" office:value-type="float" office:value="2.84830224654356" calcext:value-type="float">
            <text:p/>
          </table:table-cell>
          <table:table-cell table:formula="of:=[.L55]+[.H56]" office:value-type="float" office:value="181.332474110193" calcext:value-type="float">
            <text:p/>
          </table:table-cell>
          <table:table-cell table:formula="of:=ABS([.E56])*[.B56]/[.L56]" office:value-type="float" office:value="0.91875435339155" calcext:value-type="float">
            <text:p/>
          </table:table-cell>
          <table:table-cell table:formula="of:=[.H56]*[.$M$13]+[.C56]*[.B56]+[.N55]" office:value-type="float" office:value="166.598711165289" calcext:value-type="float">
            <text:p/>
          </table:table-cell>
          <table:table-cell table:formula="of:=[.N56]/[.B56]" office:value-type="float" office:value="3.39997369725079" calcext:value-type="float">
            <text:p/>
          </table:table-cell>
          <table:table-cell/>
          <table:table-cell table:formula="of:=[.J56]/[.$K$12]" office:value-type="float" office:value="2.13888888888889" calcext:value-type="float">
            <text:p/>
          </table:table-cell>
          <table:table-cell table:formula="of:=[.L56]/[.J56]" office:value-type="float" office:value="1.38527482131545" calcext:value-type="float">
            <text:p/>
          </table:table-cell>
          <table:table-cell table:formula="of:=[.L56]/[.$K$12]" office:value-type="float" office:value="2.96294892336916" calcext:value-type="float">
            <text:p/>
          </table:table-cell>
          <table:table-cell/>
          <table:table-cell table:formula="of:=([.J56]-[.$J$15])/[.$K$12]" office:value-type="float" office:value="1.13888888888889" calcext:value-type="float">
            <text:p/>
          </table:table-cell>
          <table:table-cell table:formula="of:=[.W56]/[.U56]" office:value-type="float" office:value="1.72356490832414" calcext:value-type="float">
            <text:p/>
          </table:table-cell>
          <table:table-cell table:formula="of:=([.L56]-[.$L$15])/[.$K$12]" office:value-type="float" office:value="1.96294892336916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6]-1" office:value-type="float" office:value="48" calcext:value-type="float">
            <text:p/>
          </table:table-cell>
          <table:table-cell table:formula="of:=IF([.A57]=1;-[.O57];0)" office:value-type="float" office:value="0" calcext:value-type="float">
            <text:p/>
          </table:table-cell>
          <table:table-cell/>
          <table:table-cell table:formula="of:=[.C57]+[.E56]" office:value-type="float" office:value="-3.4" calcext:value-type="float">
            <text:p/>
          </table:table-cell>
          <table:table-cell/>
          <table:table-cell table:formula="of:=([.B57]*[.C57]+[.G56]*[.E56])/[.E57]" office:value-type="float" office:value="84.3330806206449" calcext:value-type="float">
            <text:p/>
          </table:table-cell>
          <table:table-cell table:formula="of:=([.B57]-[.B56])*[.E56]" office:value-type="float" office:value="3.4" calcext:value-type="float">
            <text:p/>
          </table:table-cell>
          <table:table-cell table:formula="of:=[.H57]+[.I56]" office:value-type="float" office:value="123.532474110193" calcext:value-type="float">
            <text:p/>
          </table:table-cell>
          <table:table-cell table:formula="of:=[.J56]+[.$C$15]*([.B57]-[.B56])" office:value-type="float" office:value="132.6" calcext:value-type="float">
            <text:p/>
          </table:table-cell>
          <table:table-cell table:formula="of:=[.K56]+[.H57]/[.B57]" office:value-type="float" office:value="2.9191355798769" calcext:value-type="float">
            <text:p/>
          </table:table-cell>
          <table:table-cell table:formula="of:=[.L56]+[.H57]" office:value-type="float" office:value="184.732474110193" calcext:value-type="float">
            <text:p/>
          </table:table-cell>
          <table:table-cell table:formula="of:=ABS([.E57])*[.B57]/[.L57]" office:value-type="float" office:value="0.883439691835943" calcext:value-type="float">
            <text:p/>
          </table:table-cell>
          <table:table-cell table:formula="of:=[.H57]*[.$M$13]+[.C57]*[.B57]+[.N56]" office:value-type="float" office:value="175.098711165289" calcext:value-type="float">
            <text:p/>
          </table:table-cell>
          <table:table-cell table:formula="of:=[.N57]/[.B57]" office:value-type="float" office:value="3.64788981594352" calcext:value-type="float">
            <text:p/>
          </table:table-cell>
          <table:table-cell/>
          <table:table-cell table:formula="of:=[.J57]/[.$K$12]" office:value-type="float" office:value="2.16666666666667" calcext:value-type="float">
            <text:p/>
          </table:table-cell>
          <table:table-cell table:formula="of:=[.L57]/[.J57]" office:value-type="float" office:value="1.39315591334987" calcext:value-type="float">
            <text:p/>
          </table:table-cell>
          <table:table-cell table:formula="of:=[.L57]/[.$K$12]" office:value-type="float" office:value="3.01850447892472" calcext:value-type="float">
            <text:p/>
          </table:table-cell>
          <table:table-cell/>
          <table:table-cell table:formula="of:=([.J57]-[.$J$15])/[.$K$12]" office:value-type="float" office:value="1.16666666666667" calcext:value-type="float">
            <text:p/>
          </table:table-cell>
          <table:table-cell table:formula="of:=[.W57]/[.U57]" office:value-type="float" office:value="1.73014669622119" calcext:value-type="float">
            <text:p/>
          </table:table-cell>
          <table:table-cell table:formula="of:=([.L57]-[.$L$15])/[.$K$12]" office:value-type="float" office:value="2.01850447892472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7]-1" office:value-type="float" office:value="47" calcext:value-type="float">
            <text:p/>
          </table:table-cell>
          <table:table-cell table:formula="of:=IF([.A58]=1;-[.O58];0)" office:value-type="float" office:value="0" calcext:value-type="float">
            <text:p/>
          </table:table-cell>
          <table:table-cell/>
          <table:table-cell table:formula="of:=[.C58]+[.E57]" office:value-type="float" office:value="-3.4" calcext:value-type="float">
            <text:p/>
          </table:table-cell>
          <table:table-cell/>
          <table:table-cell table:formula="of:=([.B58]*[.C58]+[.G57]*[.E57])/[.E58]" office:value-type="float" office:value="84.3330806206449" calcext:value-type="float">
            <text:p/>
          </table:table-cell>
          <table:table-cell table:formula="of:=([.B58]-[.B57])*[.E57]" office:value-type="float" office:value="3.4" calcext:value-type="float">
            <text:p/>
          </table:table-cell>
          <table:table-cell table:formula="of:=[.H58]+[.I57]" office:value-type="float" office:value="126.932474110193" calcext:value-type="float">
            <text:p/>
          </table:table-cell>
          <table:table-cell table:formula="of:=[.J57]+[.$C$15]*([.B58]-[.B57])" office:value-type="float" office:value="134.3" calcext:value-type="float">
            <text:p/>
          </table:table-cell>
          <table:table-cell table:formula="of:=[.K57]+[.H58]/[.B58]" office:value-type="float" office:value="2.99147600540881" calcext:value-type="float">
            <text:p/>
          </table:table-cell>
          <table:table-cell table:formula="of:=[.L57]+[.H58]" office:value-type="float" office:value="188.132474110193" calcext:value-type="float">
            <text:p/>
          </table:table-cell>
          <table:table-cell table:formula="of:=ABS([.E58])*[.B58]/[.L58]" office:value-type="float" office:value="0.849401469660162" calcext:value-type="float">
            <text:p/>
          </table:table-cell>
          <table:table-cell table:formula="of:=[.H58]*[.$M$13]+[.C58]*[.B58]+[.N57]" office:value-type="float" office:value="183.598711165289" calcext:value-type="float">
            <text:p/>
          </table:table-cell>
          <table:table-cell table:formula="of:=[.N58]/[.B58]" office:value-type="float" office:value="3.90635555670827" calcext:value-type="float">
            <text:p/>
          </table:table-cell>
          <table:table-cell/>
          <table:table-cell table:formula="of:=[.J58]/[.$K$12]" office:value-type="float" office:value="2.19444444444444" calcext:value-type="float">
            <text:p/>
          </table:table-cell>
          <table:table-cell table:formula="of:=[.L58]/[.J58]" office:value-type="float" office:value="1.40083748406696" calcext:value-type="float">
            <text:p/>
          </table:table-cell>
          <table:table-cell table:formula="of:=[.L58]/[.$K$12]" office:value-type="float" office:value="3.07406003448027" calcext:value-type="float">
            <text:p/>
          </table:table-cell>
          <table:table-cell/>
          <table:table-cell table:formula="of:=([.J58]-[.$J$15])/[.$K$12]" office:value-type="float" office:value="1.19444444444445" calcext:value-type="float">
            <text:p/>
          </table:table-cell>
          <table:table-cell table:formula="of:=[.W58]/[.U58]" office:value-type="float" office:value="1.7364223544486" calcext:value-type="float">
            <text:p/>
          </table:table-cell>
          <table:table-cell table:formula="of:=([.L58]-[.$L$15])/[.$K$12]" office:value-type="float" office:value="2.07406003448027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8]-1" office:value-type="float" office:value="46" calcext:value-type="float">
            <text:p/>
          </table:table-cell>
          <table:table-cell table:formula="of:=IF([.A59]=1;-[.O59];0)" office:value-type="float" office:value="0" calcext:value-type="float">
            <text:p/>
          </table:table-cell>
          <table:table-cell/>
          <table:table-cell table:formula="of:=[.C59]+[.E58]" office:value-type="float" office:value="-3.4" calcext:value-type="float">
            <text:p/>
          </table:table-cell>
          <table:table-cell/>
          <table:table-cell table:formula="of:=([.B59]*[.C59]+[.G58]*[.E58])/[.E59]" office:value-type="float" office:value="84.3330806206449" calcext:value-type="float">
            <text:p/>
          </table:table-cell>
          <table:table-cell table:formula="of:=([.B59]-[.B58])*[.E58]" office:value-type="float" office:value="3.4" calcext:value-type="float">
            <text:p/>
          </table:table-cell>
          <table:table-cell table:formula="of:=[.H59]+[.I58]" office:value-type="float" office:value="130.332474110193" calcext:value-type="float">
            <text:p/>
          </table:table-cell>
          <table:table-cell table:formula="of:=[.J58]+[.$C$15]*([.B59]-[.B58])" office:value-type="float" office:value="136" calcext:value-type="float">
            <text:p/>
          </table:table-cell>
          <table:table-cell table:formula="of:=[.K58]+[.H59]/[.B59]" office:value-type="float" office:value="3.06538904888707" calcext:value-type="float">
            <text:p/>
          </table:table-cell>
          <table:table-cell table:formula="of:=[.L58]+[.H59]" office:value-type="float" office:value="191.532474110193" calcext:value-type="float">
            <text:p/>
          </table:table-cell>
          <table:table-cell table:formula="of:=ABS([.E59])*[.B59]/[.L59]" office:value-type="float" office:value="0.816571710497614" calcext:value-type="float">
            <text:p/>
          </table:table-cell>
          <table:table-cell table:formula="of:=[.H59]*[.$M$13]+[.C59]*[.B59]+[.N58]" office:value-type="float" office:value="192.098711165289" calcext:value-type="float">
            <text:p/>
          </table:table-cell>
          <table:table-cell table:formula="of:=[.N59]/[.B59]" office:value-type="float" office:value="4.17605893837585" calcext:value-type="float">
            <text:p/>
          </table:table-cell>
          <table:table-cell/>
          <table:table-cell table:formula="of:=[.J59]/[.$K$12]" office:value-type="float" office:value="2.22222222222222" calcext:value-type="float">
            <text:p/>
          </table:table-cell>
          <table:table-cell table:formula="of:=[.L59]/[.J59]" office:value-type="float" office:value="1.40832701551612" calcext:value-type="float">
            <text:p/>
          </table:table-cell>
          <table:table-cell table:formula="of:=[.L59]/[.$K$12]" office:value-type="float" office:value="3.12961559003583" calcext:value-type="float">
            <text:p/>
          </table:table-cell>
          <table:table-cell/>
          <table:table-cell table:formula="of:=([.J59]-[.$J$15])/[.$K$12]" office:value-type="float" office:value="1.22222222222222" calcext:value-type="float">
            <text:p/>
          </table:table-cell>
          <table:table-cell table:formula="of:=[.W59]/[.U59]" office:value-type="float" office:value="1.74241275548386" calcext:value-type="float">
            <text:p/>
          </table:table-cell>
          <table:table-cell table:formula="of:=([.L59]-[.$L$15])/[.$K$12]" office:value-type="float" office:value="2.12961559003583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9]-1" office:value-type="float" office:value="45" calcext:value-type="float">
            <text:p/>
          </table:table-cell>
          <table:table-cell table:formula="of:=IF([.A60]=1;-[.O60];0)" office:value-type="float" office:value="0" calcext:value-type="float">
            <text:p/>
          </table:table-cell>
          <table:table-cell/>
          <table:table-cell table:formula="of:=[.C60]+[.E59]" office:value-type="float" office:value="-3.4" calcext:value-type="float">
            <text:p/>
          </table:table-cell>
          <table:table-cell/>
          <table:table-cell table:formula="of:=([.B60]*[.C60]+[.G59]*[.E59])/[.E60]" office:value-type="float" office:value="84.3330806206449" calcext:value-type="float">
            <text:p/>
          </table:table-cell>
          <table:table-cell table:formula="of:=([.B60]-[.B59])*[.E59]" office:value-type="float" office:value="3.4" calcext:value-type="float">
            <text:p/>
          </table:table-cell>
          <table:table-cell table:formula="of:=[.H60]+[.I59]" office:value-type="float" office:value="133.732474110193" calcext:value-type="float">
            <text:p/>
          </table:table-cell>
          <table:table-cell table:formula="of:=[.J59]+[.$C$15]*([.B60]-[.B59])" office:value-type="float" office:value="137.7" calcext:value-type="float">
            <text:p/>
          </table:table-cell>
          <table:table-cell table:formula="of:=[.K59]+[.H60]/[.B60]" office:value-type="float" office:value="3.14094460444263" calcext:value-type="float">
            <text:p/>
          </table:table-cell>
          <table:table-cell table:formula="of:=[.L59]+[.H60]" office:value-type="float" office:value="194.932474110193" calcext:value-type="float">
            <text:p/>
          </table:table-cell>
          <table:table-cell table:formula="of:=ABS([.E60])*[.B60]/[.L60]" office:value-type="float" office:value="0.784887180539817" calcext:value-type="float">
            <text:p/>
          </table:table-cell>
          <table:table-cell table:formula="of:=[.H60]*[.$M$13]+[.C60]*[.B60]+[.N59]" office:value-type="float" office:value="200.598711165289" calcext:value-type="float">
            <text:p/>
          </table:table-cell>
          <table:table-cell table:formula="of:=[.N60]/[.B60]" office:value-type="float" office:value="4.45774913700642" calcext:value-type="float">
            <text:p/>
          </table:table-cell>
          <table:table-cell/>
          <table:table-cell table:formula="of:=[.J60]/[.$K$12]" office:value-type="float" office:value="2.25" calcext:value-type="float">
            <text:p/>
          </table:table-cell>
          <table:table-cell table:formula="of:=[.L60]/[.J60]" office:value-type="float" office:value="1.41563162026284" calcext:value-type="float">
            <text:p/>
          </table:table-cell>
          <table:table-cell table:formula="of:=[.L60]/[.$K$12]" office:value-type="float" office:value="3.18517114559139" calcext:value-type="float">
            <text:p/>
          </table:table-cell>
          <table:table-cell/>
          <table:table-cell table:formula="of:=([.J60]-[.$J$15])/[.$K$12]" office:value-type="float" office:value="1.25" calcext:value-type="float">
            <text:p/>
          </table:table-cell>
          <table:table-cell table:formula="of:=[.W60]/[.U60]" office:value-type="float" office:value="1.74813691647311" calcext:value-type="float">
            <text:p/>
          </table:table-cell>
          <table:table-cell table:formula="of:=([.L60]-[.$L$15])/[.$K$12]" office:value-type="float" office:value="2.18517114559139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0]-1" office:value-type="float" office:value="44" calcext:value-type="float">
            <text:p/>
          </table:table-cell>
          <table:table-cell table:formula="of:=IF([.A61]=1;-[.O61];0)" office:value-type="float" office:value="0" calcext:value-type="float">
            <text:p/>
          </table:table-cell>
          <table:table-cell/>
          <table:table-cell table:formula="of:=[.C61]+[.E60]" office:value-type="float" office:value="-3.4" calcext:value-type="float">
            <text:p/>
          </table:table-cell>
          <table:table-cell/>
          <table:table-cell table:formula="of:=([.B61]*[.C61]+[.G60]*[.E60])/[.E61]" office:value-type="float" office:value="84.3330806206449" calcext:value-type="float">
            <text:p/>
          </table:table-cell>
          <table:table-cell table:formula="of:=([.B61]-[.B60])*[.E60]" office:value-type="float" office:value="3.4" calcext:value-type="float">
            <text:p/>
          </table:table-cell>
          <table:table-cell table:formula="of:=[.H61]+[.I60]" office:value-type="float" office:value="137.132474110193" calcext:value-type="float">
            <text:p/>
          </table:table-cell>
          <table:table-cell table:formula="of:=[.J60]+[.$C$15]*([.B61]-[.B60])" office:value-type="float" office:value="139.4" calcext:value-type="float">
            <text:p/>
          </table:table-cell>
          <table:table-cell table:formula="of:=[.K60]+[.H61]/[.B61]" office:value-type="float" office:value="3.21821733171536" calcext:value-type="float">
            <text:p/>
          </table:table-cell>
          <table:table-cell table:formula="of:=[.L60]+[.H61]" office:value-type="float" office:value="198.332474110193" calcext:value-type="float">
            <text:p/>
          </table:table-cell>
          <table:table-cell table:formula="of:=ABS([.E61])*[.B61]/[.L61]" office:value-type="float" office:value="0.754288982029654" calcext:value-type="float">
            <text:p/>
          </table:table-cell>
          <table:table-cell table:formula="of:=[.H61]*[.$M$13]+[.C61]*[.B61]+[.N60]" office:value-type="float" office:value="209.098711165289" calcext:value-type="float">
            <text:p/>
          </table:table-cell>
          <table:table-cell table:formula="of:=[.N61]/[.B61]" office:value-type="float" office:value="4.75224343557475" calcext:value-type="float">
            <text:p/>
          </table:table-cell>
          <table:table-cell/>
          <table:table-cell table:formula="of:=[.J61]/[.$K$12]" office:value-type="float" office:value="2.27777777777778" calcext:value-type="float">
            <text:p/>
          </table:table-cell>
          <table:table-cell table:formula="of:=[.L61]/[.J61]" office:value-type="float" office:value="1.42275806391817" calcext:value-type="float">
            <text:p/>
          </table:table-cell>
          <table:table-cell table:formula="of:=[.L61]/[.$K$12]" office:value-type="float" office:value="3.24072670114694" calcext:value-type="float">
            <text:p/>
          </table:table-cell>
          <table:table-cell/>
          <table:table-cell table:formula="of:=([.J61]-[.$J$15])/[.$K$12]" office:value-type="float" office:value="1.27777777777778" calcext:value-type="float">
            <text:p/>
          </table:table-cell>
          <table:table-cell table:formula="of:=[.W61]/[.U61]" office:value-type="float" office:value="1.75361220089761" calcext:value-type="float">
            <text:p/>
          </table:table-cell>
          <table:table-cell table:formula="of:=([.L61]-[.$L$15])/[.$K$12]" office:value-type="float" office:value="2.24072670114694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1]-1" office:value-type="float" office:value="43" calcext:value-type="float">
            <text:p/>
          </table:table-cell>
          <table:table-cell table:formula="of:=IF([.A62]=1;-[.O62];0)" office:value-type="float" office:value="0" calcext:value-type="float">
            <text:p/>
          </table:table-cell>
          <table:table-cell/>
          <table:table-cell table:formula="of:=[.C62]+[.E61]" office:value-type="float" office:value="-3.4" calcext:value-type="float">
            <text:p/>
          </table:table-cell>
          <table:table-cell/>
          <table:table-cell table:formula="of:=([.B62]*[.C62]+[.G61]*[.E61])/[.E62]" office:value-type="float" office:value="84.3330806206449" calcext:value-type="float">
            <text:p/>
          </table:table-cell>
          <table:table-cell table:formula="of:=([.B62]-[.B61])*[.E61]" office:value-type="float" office:value="3.4" calcext:value-type="float">
            <text:p/>
          </table:table-cell>
          <table:table-cell table:formula="of:=[.H62]+[.I61]" office:value-type="float" office:value="140.532474110193" calcext:value-type="float">
            <text:p/>
          </table:table-cell>
          <table:table-cell table:formula="of:=[.J61]+[.$C$15]*([.B62]-[.B61])" office:value-type="float" office:value="141.1" calcext:value-type="float">
            <text:p/>
          </table:table-cell>
          <table:table-cell table:formula="of:=[.K61]+[.H62]/[.B62]" office:value-type="float" office:value="3.29728709915722" calcext:value-type="float">
            <text:p/>
          </table:table-cell>
          <table:table-cell table:formula="of:=[.L61]+[.H62]" office:value-type="float" office:value="201.732474110193" calcext:value-type="float">
            <text:p/>
          </table:table-cell>
          <table:table-cell table:formula="of:=ABS([.E62])*[.B62]/[.L62]" office:value-type="float" office:value="0.724722187862232" calcext:value-type="float">
            <text:p/>
          </table:table-cell>
          <table:table-cell table:formula="of:=[.H62]*[.$M$13]+[.C62]*[.B62]+[.N61]" office:value-type="float" office:value="217.598711165289" calcext:value-type="float">
            <text:p/>
          </table:table-cell>
          <table:table-cell table:formula="of:=[.N62]/[.B62]" office:value-type="float" office:value="5.06043514337881" calcext:value-type="float">
            <text:p/>
          </table:table-cell>
          <table:table-cell/>
          <table:table-cell table:formula="of:=[.J62]/[.$K$12]" office:value-type="float" office:value="2.30555555555556" calcext:value-type="float">
            <text:p/>
          </table:table-cell>
          <table:table-cell table:formula="of:=[.L62]/[.J62]" office:value-type="float" office:value="1.42971278603964" calcext:value-type="float">
            <text:p/>
          </table:table-cell>
          <table:table-cell table:formula="of:=[.L62]/[.$K$12]" office:value-type="float" office:value="3.2962822567025" calcext:value-type="float">
            <text:p/>
          </table:table-cell>
          <table:table-cell/>
          <table:table-cell table:formula="of:=([.J62]-[.$J$15])/[.$K$12]" office:value-type="float" office:value="1.30555555555556" calcext:value-type="float">
            <text:p/>
          </table:table-cell>
          <table:table-cell table:formula="of:=[.W62]/[.U62]" office:value-type="float" office:value="1.75885449449553" calcext:value-type="float">
            <text:p/>
          </table:table-cell>
          <table:table-cell table:formula="of:=([.L62]-[.$L$15])/[.$K$12]" office:value-type="float" office:value="2.2962822567025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2]-1" office:value-type="float" office:value="42" calcext:value-type="float">
            <text:p/>
          </table:table-cell>
          <table:table-cell table:formula="of:=IF([.A63]=1;-[.O63];0)" office:value-type="float" office:value="0" calcext:value-type="float">
            <text:p/>
          </table:table-cell>
          <table:table-cell/>
          <table:table-cell table:formula="of:=[.C63]+[.E62]" office:value-type="float" office:value="-3.4" calcext:value-type="float">
            <text:p/>
          </table:table-cell>
          <table:table-cell/>
          <table:table-cell table:formula="of:=([.B63]*[.C63]+[.G62]*[.E62])/[.E63]" office:value-type="float" office:value="84.3330806206449" calcext:value-type="float">
            <text:p/>
          </table:table-cell>
          <table:table-cell table:formula="of:=([.B63]-[.B62])*[.E62]" office:value-type="float" office:value="3.4" calcext:value-type="float">
            <text:p/>
          </table:table-cell>
          <table:table-cell table:formula="of:=[.H63]+[.I62]" office:value-type="float" office:value="143.932474110193" calcext:value-type="float">
            <text:p/>
          </table:table-cell>
          <table:table-cell table:formula="of:=[.J62]+[.$C$15]*([.B63]-[.B62])" office:value-type="float" office:value="142.8" calcext:value-type="float">
            <text:p/>
          </table:table-cell>
          <table:table-cell table:formula="of:=[.K62]+[.H63]/[.B63]" office:value-type="float" office:value="3.3782394801096" calcext:value-type="float">
            <text:p/>
          </table:table-cell>
          <table:table-cell table:formula="of:=[.L62]+[.H63]" office:value-type="float" office:value="205.132474110193" calcext:value-type="float">
            <text:p/>
          </table:table-cell>
          <table:table-cell table:formula="of:=ABS([.E63])*[.B63]/[.L63]" office:value-type="float" office:value="0.696135512523926" calcext:value-type="float">
            <text:p/>
          </table:table-cell>
          <table:table-cell table:formula="of:=[.H63]*[.$M$13]+[.C63]*[.B63]+[.N62]" office:value-type="float" office:value="226.098711165289" calcext:value-type="float">
            <text:p/>
          </table:table-cell>
          <table:table-cell table:formula="of:=[.N63]/[.B63]" office:value-type="float" office:value="5.38330264679259" calcext:value-type="float">
            <text:p/>
          </table:table-cell>
          <table:table-cell/>
          <table:table-cell table:formula="of:=[.J63]/[.$K$12]" office:value-type="float" office:value="2.33333333333333" calcext:value-type="float">
            <text:p/>
          </table:table-cell>
          <table:table-cell table:formula="of:=[.L63]/[.J63]" office:value-type="float" office:value="1.43650191953917" calcext:value-type="float">
            <text:p/>
          </table:table-cell>
          <table:table-cell table:formula="of:=[.L63]/[.$K$12]" office:value-type="float" office:value="3.35183781225805" calcext:value-type="float">
            <text:p/>
          </table:table-cell>
          <table:table-cell/>
          <table:table-cell table:formula="of:=([.J63]-[.$J$15])/[.$K$12]" office:value-type="float" office:value="1.33333333333333" calcext:value-type="float">
            <text:p/>
          </table:table-cell>
          <table:table-cell table:formula="of:=[.W63]/[.U63]" office:value-type="float" office:value="1.76387835919354" calcext:value-type="float">
            <text:p/>
          </table:table-cell>
          <table:table-cell table:formula="of:=([.L63]-[.$L$15])/[.$K$12]" office:value-type="float" office:value="2.35183781225805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3]-1" office:value-type="float" office:value="41" calcext:value-type="float">
            <text:p/>
          </table:table-cell>
          <table:table-cell table:formula="of:=IF([.A64]=1;-[.O64];0)" office:value-type="float" office:value="0" calcext:value-type="float">
            <text:p/>
          </table:table-cell>
          <table:table-cell/>
          <table:table-cell table:formula="of:=[.C64]+[.E63]" office:value-type="float" office:value="-3.4" calcext:value-type="float">
            <text:p/>
          </table:table-cell>
          <table:table-cell/>
          <table:table-cell table:formula="of:=([.B64]*[.C64]+[.G63]*[.E63])/[.E64]" office:value-type="float" office:value="84.3330806206449" calcext:value-type="float">
            <text:p/>
          </table:table-cell>
          <table:table-cell table:formula="of:=([.B64]-[.B63])*[.E63]" office:value-type="float" office:value="3.4" calcext:value-type="float">
            <text:p/>
          </table:table-cell>
          <table:table-cell table:formula="of:=[.H64]+[.I63]" office:value-type="float" office:value="147.332474110193" calcext:value-type="float">
            <text:p/>
          </table:table-cell>
          <table:table-cell table:formula="of:=[.J63]+[.$C$15]*([.B64]-[.B63])" office:value-type="float" office:value="144.5" calcext:value-type="float">
            <text:p/>
          </table:table-cell>
          <table:table-cell table:formula="of:=[.K63]+[.H64]/[.B64]" office:value-type="float" office:value="3.46116630937789" calcext:value-type="float">
            <text:p/>
          </table:table-cell>
          <table:table-cell table:formula="of:=[.L63]+[.H64]" office:value-type="float" office:value="208.532474110193" calcext:value-type="float">
            <text:p/>
          </table:table-cell>
          <table:table-cell table:formula="of:=ABS([.E64])*[.B64]/[.L64]" office:value-type="float" office:value="0.668481015222302" calcext:value-type="float">
            <text:p/>
          </table:table-cell>
          <table:table-cell table:formula="of:=[.H64]*[.$M$13]+[.C64]*[.B64]+[.N63]" office:value-type="float" office:value="234.598711165289" calcext:value-type="float">
            <text:p/>
          </table:table-cell>
          <table:table-cell table:formula="of:=[.N64]/[.B64]" office:value-type="float" office:value="5.72191978451924" calcext:value-type="float">
            <text:p/>
          </table:table-cell>
          <table:table-cell/>
          <table:table-cell table:formula="of:=[.J64]/[.$K$12]" office:value-type="float" office:value="2.36111111111111" calcext:value-type="float">
            <text:p/>
          </table:table-cell>
          <table:table-cell table:formula="of:=[.L64]/[.J64]" office:value-type="float" office:value="1.44313130872106" calcext:value-type="float">
            <text:p/>
          </table:table-cell>
          <table:table-cell table:formula="of:=[.L64]/[.$K$12]" office:value-type="float" office:value="3.40739336781361" calcext:value-type="float">
            <text:p/>
          </table:table-cell>
          <table:table-cell/>
          <table:table-cell table:formula="of:=([.J64]-[.$J$15])/[.$K$12]" office:value-type="float" office:value="1.36111111111111" calcext:value-type="float">
            <text:p/>
          </table:table-cell>
          <table:table-cell table:formula="of:=[.W64]/[.U64]" office:value-type="float" office:value="1.76869716818959" calcext:value-type="float">
            <text:p/>
          </table:table-cell>
          <table:table-cell table:formula="of:=([.L64]-[.$L$15])/[.$K$12]" office:value-type="float" office:value="2.40739336781361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4]-1" office:value-type="float" office:value="40" calcext:value-type="float">
            <text:p/>
          </table:table-cell>
          <table:table-cell table:formula="of:=IF([.A65]=1;-[.O65];0)" office:value-type="float" office:value="0" calcext:value-type="float">
            <text:p/>
          </table:table-cell>
          <table:table-cell/>
          <table:table-cell table:formula="of:=[.C65]+[.E64]" office:value-type="float" office:value="-3.4" calcext:value-type="float">
            <text:p/>
          </table:table-cell>
          <table:table-cell/>
          <table:table-cell table:formula="of:=([.B65]*[.C65]+[.G64]*[.E64])/[.E65]" office:value-type="float" office:value="84.3330806206449" calcext:value-type="float">
            <text:p/>
          </table:table-cell>
          <table:table-cell table:formula="of:=([.B65]-[.B64])*[.E64]" office:value-type="float" office:value="3.4" calcext:value-type="float">
            <text:p/>
          </table:table-cell>
          <table:table-cell table:formula="of:=[.H65]+[.I64]" office:value-type="float" office:value="150.732474110193" calcext:value-type="float">
            <text:p/>
          </table:table-cell>
          <table:table-cell table:formula="of:=[.J64]+[.$C$15]*([.B65]-[.B64])" office:value-type="float" office:value="146.2" calcext:value-type="float">
            <text:p/>
          </table:table-cell>
          <table:table-cell table:formula="of:=[.K64]+[.H65]/[.B65]" office:value-type="float" office:value="3.54616630937789" calcext:value-type="float">
            <text:p/>
          </table:table-cell>
          <table:table-cell table:formula="of:=[.L64]+[.H65]" office:value-type="float" office:value="211.932474110193" calcext:value-type="float">
            <text:p/>
          </table:table-cell>
          <table:table-cell table:formula="of:=ABS([.E65])*[.B65]/[.L65]" office:value-type="float" office:value="0.641713831591886" calcext:value-type="float">
            <text:p/>
          </table:table-cell>
          <table:table-cell table:formula="of:=[.H65]*[.$M$13]+[.C65]*[.B65]+[.N64]" office:value-type="float" office:value="243.098711165289" calcext:value-type="float">
            <text:p/>
          </table:table-cell>
          <table:table-cell table:formula="of:=[.N65]/[.B65]" office:value-type="float" office:value="6.07746777913222" calcext:value-type="float">
            <text:p/>
          </table:table-cell>
          <table:table-cell/>
          <table:table-cell table:formula="of:=[.J65]/[.$K$12]" office:value-type="float" office:value="2.38888888888889" calcext:value-type="float">
            <text:p/>
          </table:table-cell>
          <table:table-cell table:formula="of:=[.L65]/[.J65]" office:value-type="float" office:value="1.44960652606151" calcext:value-type="float">
            <text:p/>
          </table:table-cell>
          <table:table-cell table:formula="of:=[.L65]/[.$K$12]" office:value-type="float" office:value="3.46294892336916" calcext:value-type="float">
            <text:p/>
          </table:table-cell>
          <table:table-cell/>
          <table:table-cell table:formula="of:=([.J65]-[.$J$15])/[.$K$12]" office:value-type="float" office:value="1.38888888888889" calcext:value-type="float">
            <text:p/>
          </table:table-cell>
          <table:table-cell table:formula="of:=[.W65]/[.U65]" office:value-type="float" office:value="1.7733232248258" calcext:value-type="float">
            <text:p/>
          </table:table-cell>
          <table:table-cell table:formula="of:=([.L65]-[.$L$15])/[.$K$12]" office:value-type="float" office:value="2.46294892336916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5]-1" office:value-type="float" office:value="39" calcext:value-type="float">
            <text:p/>
          </table:table-cell>
          <table:table-cell table:style-name="Default"/>
          <table:table-cell/>
          <table:table-cell table:formula="of:=[.C66]+[.E65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6]-1" office:value-type="float" office:value="38" calcext:value-type="float">
            <text:p/>
          </table:table-cell>
          <table:table-cell table:style-name="Default"/>
          <table:table-cell/>
          <table:table-cell table:formula="of:=[.C67]+[.E66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7]-1" office:value-type="float" office:value="37" calcext:value-type="float">
            <text:p/>
          </table:table-cell>
          <table:table-cell table:style-name="Default"/>
          <table:table-cell/>
          <table:table-cell table:formula="of:=[.C68]+[.E67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8]-1" office:value-type="float" office:value="36" calcext:value-type="float">
            <text:p/>
          </table:table-cell>
          <table:table-cell table:style-name="Default"/>
          <table:table-cell/>
          <table:table-cell table:formula="of:=[.C69]+[.E68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9]-1" office:value-type="float" office:value="35" calcext:value-type="float">
            <text:p/>
          </table:table-cell>
          <table:table-cell table:style-name="Default"/>
          <table:table-cell/>
          <table:table-cell table:formula="of:=[.C70]+[.E69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0]-1" office:value-type="float" office:value="34" calcext:value-type="float">
            <text:p/>
          </table:table-cell>
          <table:table-cell table:style-name="Default"/>
          <table:table-cell/>
          <table:table-cell table:formula="of:=[.C71]+[.E70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1]-1" office:value-type="float" office:value="33" calcext:value-type="float">
            <text:p/>
          </table:table-cell>
          <table:table-cell table:style-name="Default"/>
          <table:table-cell/>
          <table:table-cell table:formula="of:=[.C72]+[.E71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2]-1" office:value-type="float" office:value="32" calcext:value-type="float">
            <text:p/>
          </table:table-cell>
          <table:table-cell table:style-name="Default"/>
          <table:table-cell/>
          <table:table-cell table:formula="of:=[.C73]+[.E72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3]-1" office:value-type="float" office:value="31" calcext:value-type="float">
            <text:p/>
          </table:table-cell>
          <table:table-cell table:style-name="Default"/>
          <table:table-cell/>
          <table:table-cell table:formula="of:=[.C74]+[.E73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4]-1" office:value-type="float" office:value="30" calcext:value-type="float">
            <text:p/>
          </table:table-cell>
          <table:table-cell table:style-name="Default"/>
          <table:table-cell/>
          <table:table-cell table:formula="of:=[.C75]+[.E74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5]-1" office:value-type="float" office:value="29" calcext:value-type="float">
            <text:p/>
          </table:table-cell>
          <table:table-cell table:style-name="Default"/>
          <table:table-cell/>
          <table:table-cell table:formula="of:=[.C76]+[.E75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6]-1" office:value-type="float" office:value="28" calcext:value-type="float">
            <text:p/>
          </table:table-cell>
          <table:table-cell table:style-name="Default"/>
          <table:table-cell/>
          <table:table-cell table:formula="of:=[.C77]+[.E76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7]-1" office:value-type="float" office:value="27" calcext:value-type="float">
            <text:p/>
          </table:table-cell>
          <table:table-cell table:style-name="Default"/>
          <table:table-cell/>
          <table:table-cell table:formula="of:=[.C78]+[.E77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8]-1" office:value-type="float" office:value="26" calcext:value-type="float">
            <text:p/>
          </table:table-cell>
          <table:table-cell table:style-name="Default"/>
          <table:table-cell/>
          <table:table-cell table:formula="of:=[.C79]+[.E78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9]-1" office:value-type="float" office:value="25" calcext:value-type="float">
            <text:p/>
          </table:table-cell>
          <table:table-cell table:style-name="Default"/>
          <table:table-cell/>
          <table:table-cell table:formula="of:=[.C80]+[.E79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0]-1" office:value-type="float" office:value="24" calcext:value-type="float">
            <text:p/>
          </table:table-cell>
          <table:table-cell table:style-name="Default"/>
          <table:table-cell/>
          <table:table-cell table:formula="of:=[.C81]+[.E80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1]-1" office:value-type="float" office:value="23" calcext:value-type="float">
            <text:p/>
          </table:table-cell>
          <table:table-cell table:style-name="Default"/>
          <table:table-cell/>
          <table:table-cell table:formula="of:=[.C82]+[.E81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2]-1" office:value-type="float" office:value="22" calcext:value-type="float">
            <text:p/>
          </table:table-cell>
          <table:table-cell table:style-name="Default"/>
          <table:table-cell/>
          <table:table-cell table:formula="of:=[.C83]+[.E82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3]-1" office:value-type="float" office:value="21" calcext:value-type="float">
            <text:p/>
          </table:table-cell>
          <table:table-cell table:style-name="Default"/>
          <table:table-cell/>
          <table:table-cell table:formula="of:=[.C84]+[.E83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4]-1" office:value-type="float" office:value="20" calcext:value-type="float">
            <text:p/>
          </table:table-cell>
          <table:table-cell table:style-name="Default"/>
          <table:table-cell/>
          <table:table-cell table:formula="of:=[.C85]+[.E84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5]-1" office:value-type="float" office:value="19" calcext:value-type="float">
            <text:p/>
          </table:table-cell>
          <table:table-cell table:style-name="Default"/>
          <table:table-cell/>
          <table:table-cell table:formula="of:=[.C86]+[.E85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6]-1" office:value-type="float" office:value="18" calcext:value-type="float">
            <text:p/>
          </table:table-cell>
          <table:table-cell table:style-name="Default"/>
          <table:table-cell/>
          <table:table-cell table:formula="of:=[.C87]+[.E86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7]-1" office:value-type="float" office:value="17" calcext:value-type="float">
            <text:p/>
          </table:table-cell>
          <table:table-cell table:style-name="Default"/>
          <table:table-cell/>
          <table:table-cell table:formula="of:=[.C88]+[.E87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8]-1" office:value-type="float" office:value="16" calcext:value-type="float">
            <text:p/>
          </table:table-cell>
          <table:table-cell table:style-name="Default"/>
          <table:table-cell/>
          <table:table-cell table:formula="of:=[.C89]+[.E88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9]-1" office:value-type="float" office:value="15" calcext:value-type="float">
            <text:p/>
          </table:table-cell>
          <table:table-cell table:style-name="Default"/>
          <table:table-cell/>
          <table:table-cell table:formula="of:=[.C90]+[.E89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0]-1" office:value-type="float" office:value="14" calcext:value-type="float">
            <text:p/>
          </table:table-cell>
          <table:table-cell table:style-name="Default"/>
          <table:table-cell/>
          <table:table-cell table:formula="of:=[.C91]+[.E90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1]-1" office:value-type="float" office:value="13" calcext:value-type="float">
            <text:p/>
          </table:table-cell>
          <table:table-cell table:style-name="Default"/>
          <table:table-cell/>
          <table:table-cell table:formula="of:=[.C92]+[.E91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2]-1" office:value-type="float" office:value="12" calcext:value-type="float">
            <text:p/>
          </table:table-cell>
          <table:table-cell table:style-name="Default"/>
          <table:table-cell/>
          <table:table-cell table:formula="of:=[.C93]+[.E92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3]-1" office:value-type="float" office:value="11" calcext:value-type="float">
            <text:p/>
          </table:table-cell>
          <table:table-cell table:style-name="Default"/>
          <table:table-cell/>
          <table:table-cell table:formula="of:=[.C94]+[.E93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4]-1" office:value-type="float" office:value="10" calcext:value-type="float">
            <text:p/>
          </table:table-cell>
          <table:table-cell table:style-name="Default"/>
          <table:table-cell/>
          <table:table-cell table:formula="of:=[.C95]+[.E94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5]-1" office:value-type="float" office:value="9" calcext:value-type="float">
            <text:p/>
          </table:table-cell>
          <table:table-cell table:style-name="Default"/>
          <table:table-cell/>
          <table:table-cell table:formula="of:=[.C96]+[.E95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6]-1" office:value-type="float" office:value="8" calcext:value-type="float">
            <text:p/>
          </table:table-cell>
          <table:table-cell table:style-name="Default"/>
          <table:table-cell/>
          <table:table-cell table:formula="of:=[.C97]+[.E96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7]-1" office:value-type="float" office:value="7" calcext:value-type="float">
            <text:p/>
          </table:table-cell>
          <table:table-cell table:style-name="Default"/>
          <table:table-cell/>
          <table:table-cell table:formula="of:=[.C98]+[.E97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8]-1" office:value-type="float" office:value="6" calcext:value-type="float">
            <text:p/>
          </table:table-cell>
          <table:table-cell table:style-name="Default"/>
          <table:table-cell/>
          <table:table-cell table:formula="of:=[.C99]+[.E98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</table:table>
      <table:table table:name="6matrix" table:style-name="ta1">
        <table:table-column table:style-name="co62" table:default-cell-style-name="Default"/>
        <table:table-column table:style-name="co63" table:number-columns-repeated="2" table:default-cell-style-name="Default"/>
        <table:table-column table:style-name="co20" table:default-cell-style-name="ce331"/>
        <table:table-column table:style-name="co64" table:number-columns-repeated="5" table:default-cell-style-name="Default"/>
        <table:table-column table:style-name="co20" table:default-cell-style-name="Default"/>
        <table:table-column table:style-name="co4" table:number-columns-repeated="1014" table:default-cell-style-name="Default"/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16" office:value-type="string" calcext:value-type="string">
            <text:p>ask</text:p>
          </table:table-cell>
          <table:table-cell table:style-name="ce519"/>
          <table:table-cell table:style-name="ce416" office:value-type="float" office:value="1089" calcext:value-type="float">
            <text:p>1089</text:p>
          </table:table-cell>
          <table:table-cell table:style-name="ce416" office:value-type="float" office:value="975.3" calcext:value-type="float">
            <text:p>975.3</text:p>
          </table:table-cell>
          <table:table-cell table:style-name="ce416" office:value-type="float" office:value="1017" calcext:value-type="float">
            <text:p>1017</text:p>
          </table:table-cell>
          <table:table-cell table:style-name="ce416" office:value-type="float" office:value="890" calcext:value-type="float">
            <text:p>890</text:p>
          </table:table-cell>
          <table:table-cell table:style-name="ce416" office:value-type="float" office:value="1036.68" calcext:value-type="float">
            <text:p>1036.68</text:p>
          </table:table-cell>
          <table:table-cell table:number-columns-repeated="3"/>
          <table:table-cell office:value-type="string" calcext:value-type="string">
            <text:p>vol weight</text:p>
          </table:table-cell>
          <table:table-cell table:number-columns-repeated="1011"/>
        </table:table-row>
        <table:table-row table:style-name="ro7">
          <table:table-cell/>
          <table:table-cell table:style-name="ce416" office:value-type="string" calcext:value-type="string">
            <text:p>bid</text:p>
          </table:table-cell>
          <table:table-cell table:style-name="ce520" office:value-type="string" calcext:value-type="string">
            <text:p>spread</text:p>
          </table:table-cell>
          <table:table-cell/>
          <table:table-cell table:style-name="ce528" office:value-type="string" calcext:value-type="string">
            <text:p>gox</text:p>
          </table:table-cell>
          <table:table-cell table:style-name="ce383" office:value-type="string" calcext:value-type="string">
            <text:p>bstp</text:p>
          </table:table-cell>
          <table:table-cell table:style-name="ce390" office:value-type="string" calcext:value-type="string">
            <text:p>base</text:p>
          </table:table-cell>
          <table:table-cell table:style-name="ce539" office:value-type="string" calcext:value-type="string">
            <text:p>btce</text:p>
          </table:table-cell>
          <table:table-cell table:style-name="ce542" office:value-type="string" calcext:value-type="string">
            <text:p>china</text:p>
          </table:table-cell>
          <table:table-cell table:number-columns-repeated="3"/>
          <table:table-cell office:value-type="string" calcext:value-type="string">
            <text:p>spread</text:p>
          </table:table-cell>
          <table:table-cell table:number-columns-repeated="1011"/>
        </table:table-row>
        <table:table-row table:style-name="ro8">
          <table:table-cell table:style-name="ce331"/>
          <table:table-cell table:style-name="ce519"/>
          <table:table-cell table:style-name="ce331"/>
          <table:table-cell/>
          <table:table-cell table:style-name="ce529" table:number-columns-repeated="5"/>
          <table:table-cell table:style-name="ce331" table:number-columns-repeated="1015"/>
        </table:table-row>
        <table:table-row table:style-name="ro7">
          <table:table-cell/>
          <table:table-cell table:style-name="ce416" office:value-type="float" office:value="1077" calcext:value-type="float">
            <text:p>1077</text:p>
          </table:table-cell>
          <table:table-cell table:style-name="ce521" office:value-type="string" calcext:value-type="string">
            <text:p>gox</text:p>
          </table:table-cell>
          <table:table-cell table:style-name="ce527"/>
          <table:table-cell table:style-name="ce530" table:formula="of:=([.B5]-[.E2])/[.E2]*100" office:value-type="float" office:value="-1.10192837465565" calcext:value-type="float">
            <text:p/>
          </table:table-cell>
          <table:table-cell table:style-name="ce531" table:formula="of:=([.B5]-[.F2])/[.F2]*100" office:value-type="float" office:value="10.4275607505383" calcext:value-type="float">
            <text:p/>
          </table:table-cell>
          <table:table-cell table:style-name="ce531" table:formula="of:=([.B5]-[.G2])/[.G2]*100" office:value-type="float" office:value="5.89970501474926" calcext:value-type="float">
            <text:p/>
          </table:table-cell>
          <table:table-cell table:style-name="ce531" table:formula="of:=([.B5]-[.H2])/[.H2]*100" office:value-type="float" office:value="21.0112359550562" calcext:value-type="float">
            <text:p/>
          </table:table-cell>
          <table:table-cell table:style-name="ce531" table:formula="of:=([.B5]-[.I2])/[.I2]*100" office:value-type="float" office:value="3.88933904387081" calcext:value-type="float">
            <text:p/>
          </table:table-cell>
          <table:table-cell/>
          <table:table-cell table:style-name="ce532" table:formula="of:=SUM([.E5:.I5])" office:value-type="float" office:value="40.1259123895589" calcext:value-type="float">
            <text:p/>
          </table:table-cell>
          <table:table-cell table:number-columns-repeated="1013"/>
        </table:table-row>
        <table:table-row table:style-name="ro7">
          <table:table-cell/>
          <table:table-cell table:style-name="ce416" office:value-type="float" office:value="975" calcext:value-type="float">
            <text:p>975</text:p>
          </table:table-cell>
          <table:table-cell table:style-name="ce522" office:value-type="string" calcext:value-type="string">
            <text:p>bstp</text:p>
          </table:table-cell>
          <table:table-cell table:style-name="ce527"/>
          <table:table-cell table:style-name="ce531" table:formula="of:=([.B6]-[.$E$2])/[.$E$2]*100" office:value-type="float" office:value="-10.4683195592287" calcext:value-type="float">
            <text:p/>
          </table:table-cell>
          <table:table-cell table:style-name="ce535" table:formula="of:=([.B6]-[.F2])/[.F2]*100" office:value-type="float" office:value="-0.030759766225772" calcext:value-type="float">
            <text:p/>
          </table:table-cell>
          <table:table-cell table:style-name="ce531" table:formula="of:=([.$B$6]-[.G2])/[.G2]*100" office:value-type="float" office:value="-4.12979351032448" calcext:value-type="float">
            <text:p/>
          </table:table-cell>
          <table:table-cell table:style-name="ce531" table:formula="of:=([.$B$6]-[.H2])/[.H2]*100" office:value-type="float" office:value="9.55056179775281" calcext:value-type="float">
            <text:p/>
          </table:table-cell>
          <table:table-cell table:style-name="ce531" table:formula="of:=([.$B$6]-[.I2])/[.I2]*100" office:value-type="float" office:value="-5.94976270401667" calcext:value-type="float">
            <text:p/>
          </table:table-cell>
          <table:table-cell table:number-columns-repeated="1015"/>
        </table:table-row>
        <table:table-row table:style-name="ro7">
          <table:table-cell/>
          <table:table-cell table:style-name="ce416" office:value-type="float" office:value="996" calcext:value-type="float">
            <text:p>996</text:p>
          </table:table-cell>
          <table:table-cell table:style-name="ce523" office:value-type="string" calcext:value-type="string">
            <text:p>base</text:p>
          </table:table-cell>
          <table:table-cell table:style-name="ce527"/>
          <table:table-cell table:style-name="ce531" table:formula="of:=([.B7]-[.$E$2])/[.$E$2]*100" office:value-type="float" office:value="-8.53994490358127" calcext:value-type="float">
            <text:p/>
          </table:table-cell>
          <table:table-cell table:style-name="ce531" table:formula="of:=([.B7]-[.F2])/[.F2]*100" office:value-type="float" office:value="2.1224238695786" calcext:value-type="float">
            <text:p/>
          </table:table-cell>
          <table:table-cell table:style-name="ce537" table:formula="of:=([.B7]-[.G2])/[.G2]*100" office:value-type="float" office:value="-2.06489675516224" calcext:value-type="float">
            <text:p/>
          </table:table-cell>
          <table:table-cell table:style-name="ce531" table:formula="of:=([.B7]-[.H2])/[.H2]*100" office:value-type="float" office:value="11.9101123595506" calcext:value-type="float">
            <text:p/>
          </table:table-cell>
          <table:table-cell table:style-name="ce531" table:formula="of:=([.B7]-[.I2])/[.I2]*100" office:value-type="float" office:value="-3.92406528533396" calcext:value-type="float">
            <text:p/>
          </table:table-cell>
          <table:table-cell table:number-columns-repeated="1015"/>
        </table:table-row>
        <table:table-row table:style-name="ro7">
          <table:table-cell/>
          <table:table-cell table:style-name="ce416" office:value-type="float" office:value="889" calcext:value-type="float">
            <text:p>889</text:p>
          </table:table-cell>
          <table:table-cell table:style-name="ce524" office:value-type="string" calcext:value-type="string">
            <text:p>btce</text:p>
          </table:table-cell>
          <table:table-cell table:style-name="ce527"/>
          <table:table-cell table:style-name="ce531" table:formula="of:=([.B8]-[.$E$2])/[.$E$2]*100" office:value-type="float" office:value="-18.3654729109275" calcext:value-type="float">
            <text:p/>
          </table:table-cell>
          <table:table-cell table:style-name="ce531" table:formula="of:=([.B8]-[.F2])/[.F2]*100" office:value-type="float" office:value="-8.84855941761509" calcext:value-type="float">
            <text:p/>
          </table:table-cell>
          <table:table-cell table:style-name="ce531" table:formula="of:=([.B8]-[.G2])/[.G2]*100" office:value-type="float" office:value="-12.5860373647984" calcext:value-type="float">
            <text:p/>
          </table:table-cell>
          <table:table-cell table:style-name="ce540" table:formula="of:=([.B8]-[.H2])/[.H2]*100" office:value-type="float" office:value="-0.112359550561798" calcext:value-type="float">
            <text:p/>
          </table:table-cell>
          <table:table-cell table:style-name="ce531" table:formula="of:=([.B8]-[.I2])/[.I2]*100" office:value-type="float" office:value="-14.2454759424316" calcext:value-type="float">
            <text:p/>
          </table:table-cell>
          <table:table-cell table:number-columns-repeated="1015"/>
        </table:table-row>
        <table:table-row table:style-name="ro7">
          <table:table-cell/>
          <table:table-cell table:style-name="ce416" office:value-type="float" office:value="1033.4" calcext:value-type="float">
            <text:p>1033.4</text:p>
          </table:table-cell>
          <table:table-cell table:style-name="ce525" office:value-type="string" calcext:value-type="string">
            <text:p>china</text:p>
          </table:table-cell>
          <table:table-cell table:style-name="ce527"/>
          <table:table-cell table:style-name="ce531" table:formula="of:=([.$B$9]-[.E$2])/[.E$2]*100" office:value-type="float" office:value="-5.10560146923782" calcext:value-type="float">
            <text:p/>
          </table:table-cell>
          <table:table-cell table:style-name="ce531" table:formula="of:=([.$B$9]-[.F$2])/[.F$2]*100" office:value-type="float" office:value="5.9571413923921" calcext:value-type="float">
            <text:p/>
          </table:table-cell>
          <table:table-cell table:style-name="ce531" table:formula="of:=([.$B$9]-[.G$2])/[.G$2]*100" office:value-type="float" office:value="1.61258603736481" calcext:value-type="float">
            <text:p/>
          </table:table-cell>
          <table:table-cell table:style-name="ce531" table:formula="of:=([.$B$9]-[.H$2])/[.H$2]*100" office:value-type="float" office:value="16.1123595505618" calcext:value-type="float">
            <text:p/>
          </table:table-cell>
          <table:table-cell table:style-name="ce543" table:formula="of:=([.B9]-[.I2])/[.I2]*100" office:value-type="float" office:value="-0.316394644441869" calcext:value-type="float">
            <text:p/>
          </table:table-cell>
          <table:table-cell table:number-columns-repeated="1015"/>
        </table:table-row>
        <table:table-row table:style-name="ro7">
          <table:table-cell table:number-columns-repeated="10"/>
          <table:table-cell table:style-name="ce496" office:value-type="string" calcext:value-type="string">
            <text:p>det</text:p>
          </table:table-cell>
          <table:table-cell office:value-type="string" calcext:value-type="string">
            <text:p>stddev</text:p>
          </table:table-cell>
          <table:table-cell table:number-columns-repeated="1012"/>
        </table:table-row>
        <table:table-row table:style-name="ro7">
          <table:table-cell table:number-columns-repeated="4"/>
          <table:table-cell table:style-name="ce532" table:formula="of:=SUM([.E5:.E9])" office:value-type="float" office:value="-43.5812672176308" calcext:value-type="float">
            <text:p/>
          </table:table-cell>
          <table:table-cell table:number-columns-repeated="5"/>
          <table:table-cell table:style-name="ce545" table:formula="of:=MDETERM([.E5:.G7])" office:value-type="float" office:value="0" calcext:value-type="float">
            <text:p/>
          </table:table-cell>
          <table:table-cell table:number-columns-repeated="1013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2"/>
          <table:table-cell table:style-name="ce416" office:value-type="string" calcext:value-type="string">
            <text:p>ask</text:p>
          </table:table-cell>
          <table:table-cell table:style-name="ce519"/>
          <table:table-cell table:style-name="ce416" office:value-type="float" office:value="1089" calcext:value-type="float">
            <text:p>1089</text:p>
          </table:table-cell>
          <table:table-cell table:style-name="ce416" office:value-type="float" office:value="975" calcext:value-type="float">
            <text:p>975</text:p>
          </table:table-cell>
          <table:table-cell table:style-name="ce416" office:value-type="float" office:value="1017" calcext:value-type="float">
            <text:p>1017</text:p>
          </table:table-cell>
          <table:table-cell table:style-name="ce416" office:value-type="float" office:value="890" calcext:value-type="float">
            <text:p>890</text:p>
          </table:table-cell>
          <table:table-cell table:style-name="ce416" office:value-type="float" office:value="1036" calcext:value-type="float">
            <text:p>1036</text:p>
          </table:table-cell>
          <table:table-cell table:number-columns-repeated="1015"/>
        </table:table-row>
        <table:table-row table:style-name="ro7">
          <table:table-cell/>
          <table:table-cell table:style-name="ce416" office:value-type="string" calcext:value-type="string">
            <text:p>bid</text:p>
          </table:table-cell>
          <table:table-cell table:style-name="ce520" office:value-type="string" calcext:value-type="string">
            <text:p>spread</text:p>
          </table:table-cell>
          <table:table-cell/>
          <table:table-cell table:style-name="ce528" office:value-type="string" calcext:value-type="string">
            <text:p>gox</text:p>
          </table:table-cell>
          <table:table-cell table:style-name="ce383" office:value-type="string" calcext:value-type="string">
            <text:p>bstp</text:p>
          </table:table-cell>
          <table:table-cell table:style-name="ce390" office:value-type="string" calcext:value-type="string">
            <text:p>base</text:p>
          </table:table-cell>
          <table:table-cell table:style-name="ce539" office:value-type="string" calcext:value-type="string">
            <text:p>btce</text:p>
          </table:table-cell>
          <table:table-cell table:style-name="ce542" office:value-type="string" calcext:value-type="string">
            <text:p>china</text:p>
          </table:table-cell>
          <table:table-cell table:number-columns-repeated="1015"/>
        </table:table-row>
        <table:table-row table:style-name="ro7">
          <table:table-cell/>
          <table:table-cell table:style-name="ce519"/>
          <table:table-cell table:style-name="ce331"/>
          <table:table-cell/>
          <table:table-cell table:style-name="ce529" table:number-columns-repeated="5"/>
          <table:table-cell table:number-columns-repeated="1015"/>
        </table:table-row>
        <table:table-row table:style-name="ro12">
          <table:table-cell/>
          <table:table-cell table:style-name="ce416" office:value-type="float" office:value="1089" calcext:value-type="float">
            <text:p>1089</text:p>
          </table:table-cell>
          <table:table-cell table:style-name="ce521" office:value-type="string" calcext:value-type="string">
            <text:p>gox</text:p>
          </table:table-cell>
          <table:table-cell table:style-name="ce527"/>
          <table:table-cell table:style-name="ce533" table:formula="of:=([.B20]-[.E17])/[.E17]*100" office:value-type="float" office:value="0" calcext:value-type="float">
            <text:p/>
          </table:table-cell>
          <table:table-cell table:style-name="ce534" table:formula="of:=([.B20]-[.F17])/[.F17]*100" office:value-type="float" office:value="11.6923076923077" calcext:value-type="float">
            <text:p/>
          </table:table-cell>
          <table:table-cell table:style-name="ce534" table:formula="of:=([.B20]-[.G17])/[.G17]*100" office:value-type="float" office:value="7.07964601769912" calcext:value-type="float">
            <text:p/>
          </table:table-cell>
          <table:table-cell table:style-name="ce534" table:formula="of:=([.B20]-[.H17])/[.H17]*100" office:value-type="float" office:value="22.3595505617978" calcext:value-type="float">
            <text:p/>
          </table:table-cell>
          <table:table-cell table:style-name="ce534" table:formula="of:=([.B20]-[.I17])/[.I17]*100" office:value-type="float" office:value="5.11583011583012" calcext:value-type="float">
            <text:p/>
          </table:table-cell>
          <table:table-cell/>
          <table:table-cell table:formula="of:=[.I20]+[.H20]+[.G20]+[.F20]+[.E20]" office:value-type="float" office:value="46.2473343876347" calcext:value-type="float">
            <text:p/>
          </table:table-cell>
          <table:table-cell table:formula="of:=[.K20]/4" office:value-type="float" office:value="11.5618335969087" calcext:value-type="float">
            <text:p/>
          </table:table-cell>
          <table:table-cell table:number-columns-repeated="1012"/>
        </table:table-row>
        <table:table-row table:style-name="ro12">
          <table:table-cell/>
          <table:table-cell table:style-name="ce416" office:value-type="float" office:value="975" calcext:value-type="float">
            <text:p>975</text:p>
          </table:table-cell>
          <table:table-cell table:style-name="ce522" office:value-type="string" calcext:value-type="string">
            <text:p>bstp</text:p>
          </table:table-cell>
          <table:table-cell table:style-name="ce527"/>
          <table:table-cell table:style-name="ce534" table:formula="of:=([.B21]-[.$E$2])/[.$E$2]*100" office:value-type="float" office:value="-10.4683195592287" calcext:value-type="float">
            <text:p/>
          </table:table-cell>
          <table:table-cell table:style-name="ce536" table:formula="of:=([.B21]-[.F17])/[.F17]*100" office:value-type="float" office:value="0" calcext:value-type="float">
            <text:p/>
          </table:table-cell>
          <table:table-cell table:style-name="ce534" table:formula="of:=([.$B$6]-[.G17])/[.G17]*100" office:value-type="float" office:value="-4.12979351032448" calcext:value-type="float">
            <text:p/>
          </table:table-cell>
          <table:table-cell table:style-name="ce534" table:formula="of:=([.$B$6]-[.H17])/[.H17]*100" office:value-type="float" office:value="9.55056179775281" calcext:value-type="float">
            <text:p/>
          </table:table-cell>
          <table:table-cell table:style-name="ce534" table:formula="of:=([.$B$6]-[.I17])/[.I17]*100" office:value-type="float" office:value="-5.88803088803089" calcext:value-type="float">
            <text:p/>
          </table:table-cell>
          <table:table-cell table:number-columns-repeated="1015"/>
        </table:table-row>
        <table:table-row table:style-name="ro12">
          <table:table-cell/>
          <table:table-cell table:style-name="ce416" office:value-type="float" office:value="1017" calcext:value-type="float">
            <text:p>1017</text:p>
          </table:table-cell>
          <table:table-cell table:style-name="ce523" office:value-type="string" calcext:value-type="string">
            <text:p>base</text:p>
          </table:table-cell>
          <table:table-cell table:style-name="ce527"/>
          <table:table-cell table:style-name="ce534" table:formula="of:=([.B22]-[.$E$2])/[.$E$2]*100" office:value-type="float" office:value="-6.61157024793388" calcext:value-type="float">
            <text:p/>
          </table:table-cell>
          <table:table-cell table:style-name="ce534" table:formula="of:=([.B22]-[.F17])/[.F17]*100" office:value-type="float" office:value="4.30769230769231" calcext:value-type="float">
            <text:p/>
          </table:table-cell>
          <table:table-cell table:style-name="ce538" table:formula="of:=([.B22]-[.G17])/[.G17]*100" office:value-type="float" office:value="0" calcext:value-type="float">
            <text:p/>
          </table:table-cell>
          <table:table-cell table:style-name="ce534" table:formula="of:=([.B22]-[.H17])/[.H17]*100" office:value-type="float" office:value="14.2696629213483" calcext:value-type="float">
            <text:p/>
          </table:table-cell>
          <table:table-cell table:style-name="ce534" table:formula="of:=([.B22]-[.I17])/[.I17]*100" office:value-type="float" office:value="-1.83397683397683" calcext:value-type="float">
            <text:p/>
          </table:table-cell>
          <table:table-cell table:number-columns-repeated="1015"/>
        </table:table-row>
        <table:table-row table:style-name="ro12">
          <table:table-cell/>
          <table:table-cell table:style-name="ce416" office:value-type="float" office:value="890" calcext:value-type="float">
            <text:p>890</text:p>
          </table:table-cell>
          <table:table-cell table:style-name="ce524" office:value-type="string" calcext:value-type="string">
            <text:p>btce</text:p>
          </table:table-cell>
          <table:table-cell table:style-name="ce527"/>
          <table:table-cell table:style-name="ce534" table:formula="of:=([.B23]-[.$E$2])/[.$E$2]*100" office:value-type="float" office:value="-18.2736455463728" calcext:value-type="float">
            <text:p/>
          </table:table-cell>
          <table:table-cell table:style-name="ce534" table:formula="of:=([.B23]-[.F17])/[.F17]*100" office:value-type="float" office:value="-8.71794871794872" calcext:value-type="float">
            <text:p/>
          </table:table-cell>
          <table:table-cell table:style-name="ce534" table:formula="of:=([.B23]-[.G17])/[.G17]*100" office:value-type="float" office:value="-12.4877089478859" calcext:value-type="float">
            <text:p/>
          </table:table-cell>
          <table:table-cell table:style-name="ce541" table:formula="of:=([.B23]-[.H17])/[.H17]*100" office:value-type="float" office:value="0" calcext:value-type="float">
            <text:p/>
          </table:table-cell>
          <table:table-cell table:style-name="ce534" table:formula="of:=([.B23]-[.I17])/[.I17]*100" office:value-type="float" office:value="-14.0926640926641" calcext:value-type="float">
            <text:p/>
          </table:table-cell>
          <table:table-cell/>
          <table:table-cell table:formula="of:=[.I23]+[.H23]+[.G23]+[.F23]+[.E23]" office:value-type="float" office:value="-53.5719673048715" calcext:value-type="float">
            <text:p/>
          </table:table-cell>
          <table:table-cell table:formula="of:=[.K23]/4" office:value-type="float" office:value="-13.3929918262179" calcext:value-type="float">
            <text:p/>
          </table:table-cell>
          <table:table-cell/>
          <table:table-cell table:formula="of:=[.H27]+[.L23]" office:value-type="float" office:value="2.18004188164729" calcext:value-type="float">
            <text:p/>
          </table:table-cell>
          <table:table-cell table:number-columns-repeated="1010"/>
        </table:table-row>
        <table:table-row table:style-name="ro12">
          <table:table-cell/>
          <table:table-cell table:style-name="ce416" office:value-type="float" office:value="1036" calcext:value-type="float">
            <text:p>1036</text:p>
          </table:table-cell>
          <table:table-cell table:style-name="ce525" office:value-type="string" calcext:value-type="string">
            <text:p>china</text:p>
          </table:table-cell>
          <table:table-cell table:style-name="ce527"/>
          <table:table-cell table:style-name="ce534" table:formula="of:=([.$B$9]-[.E$2])/[.E$2]*100" office:value-type="float" office:value="-5.10560146923782" calcext:value-type="float">
            <text:p/>
          </table:table-cell>
          <table:table-cell table:style-name="ce534" table:formula="of:=([.$B$9]-[.F$2])/[.F$2]*100" office:value-type="float" office:value="5.9571413923921" calcext:value-type="float">
            <text:p/>
          </table:table-cell>
          <table:table-cell table:style-name="ce534" table:formula="of:=([.$B$9]-[.G$2])/[.G$2]*100" office:value-type="float" office:value="1.61258603736481" calcext:value-type="float">
            <text:p/>
          </table:table-cell>
          <table:table-cell table:style-name="ce534" table:formula="of:=([.$B$9]-[.H$2])/[.H$2]*100" office:value-type="float" office:value="16.1123595505618" calcext:value-type="float">
            <text:p/>
          </table:table-cell>
          <table:table-cell table:style-name="ce544" table:formula="of:=([.B24]-[.I17])/[.I17]*100" office:value-type="float" office:value="0" calcext:value-type="float">
            <text:p/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26" office:value-type="string" calcext:value-type="string">
            <text:p>sum</text:p>
          </table:table-cell>
          <table:table-cell/>
          <table:table-cell table:style-name="ce532" table:formula="of:=[.E20]+[.E21]+[.E22]+[.E23]+[.E24]" office:value-type="float" office:value="-40.4591368227732" calcext:value-type="float">
            <text:p/>
          </table:table-cell>
          <table:table-cell table:style-name="ce532" table:number-columns-repeated="2"/>
          <table:table-cell table:style-name="ce532" table:formula="of:=SUM([.H20:.H24])" office:value-type="float" office:value="62.2921348314607" calcext:value-type="float">
            <text:p/>
          </table:table-cell>
          <table:table-cell table:style-name="ce532"/>
          <table:table-cell/>
          <table:table-cell table:style-name="ce545" table:formula="of:=MDETERM([.E20:.G22])" office:value-type="float" office:value="0" calcext:value-type="float">
            <text:p/>
          </table:table-cell>
          <table:table-cell/>
          <table:table-cell office:value-type="string" calcext:value-type="string">
            <text:p>+++++</text:p>
          </table:table-cell>
          <table:table-cell/>
          <table:table-cell office:value-type="string" calcext:value-type="string">
            <text:p>------</text:p>
          </table:table-cell>
          <table:table-cell table:number-columns-repeated="1009"/>
        </table:table-row>
        <table:table-row table:style-name="ro7">
          <table:table-cell table:number-columns-repeated="4"/>
          <table:table-cell table:formula="of:=[.E26]/4" office:value-type="float" office:value="-10.1147842056933" calcext:value-type="float">
            <text:p/>
          </table:table-cell>
          <table:table-cell table:number-columns-repeated="2"/>
          <table:table-cell table:formula="of:=[.H26]/4" office:value-type="float" office:value="15.5730337078652" calcext:value-type="float">
            <text:p/>
          </table:table-cell>
          <table:table-cell table:number-columns-repeated="1016"/>
        </table:table-row>
        <table:table-row table:style-name="ro7">
          <table:table-cell table:number-columns-repeated="12"/>
          <table:table-cell table:formula="of:=[.E20]*[.F21]*[.H23]" office:value-type="float" office:value="0" calcext:value-type="float">
            <text:p/>
          </table:table-cell>
          <table:table-cell/>
          <table:table-cell table:formula="of:=[.H20]*[.F21]*[.E23]" office:value-type="float" office:value="-0" calcext:value-type="float">
            <text:p/>
          </table:table-cell>
          <table:table-cell table:number-columns-repeated="1009"/>
        </table:table-row>
        <table:table-row table:style-name="ro7">
          <table:table-cell table:number-columns-repeated="2"/>
          <table:table-cell office:value-type="string" calcext:value-type="string">
            <text:p>arb</text:p>
          </table:table-cell>
          <table:table-cell table:number-columns-repeated="9"/>
          <table:table-cell table:formula="of:=[.F20]*[.H21]*[.E23]" office:value-type="float" office:value="-2040.58340932702" calcext:value-type="float">
            <text:p/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exch</text:p>
          </table:table-cell>
          <table:table-cell table:number-columns-repeated="9"/>
          <table:table-cell table:formula="of:=[.H20]*[.E21]*[.F23]" office:value-type="float" office:value="2040.58340932704" calcext:value-type="float">
            <text:p/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matrix</text:p>
          </table:table-cell>
          <table:table-cell table:number-columns-repeated="1021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sIM" table:style-name="ta1">
        <table:shapes>
          <draw:frame draw:z-index="0" draw:style-name="gr1" draw:text-style-name="P1" svg:width="83.43mm" svg:height="55.51mm" svg:x="258.92mm" svg:y="152.49mm">
            <draw:object draw:notify-on-update-of-ranges="7sIM.B10:7sIM.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3.69mm" svg:height="54.99mm" svg:x="383.21mm" svg:y="103.57mm">
            <draw:object draw:notify-on-update-of-ranges="7sIM.I10:7sIM.I5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77.14mm" svg:height="50.99mm" svg:x="258.92mm" svg:y="34.77mm">
            <draw:object draw:notify-on-update-of-ranges="7sIM.F10:7sIM.F50 7sIM.L10:7sIM.L50 7sIM.F10:7sIM.F50 7sIM.N10:7sIM.N5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90.17mm" svg:height="60.74mm" svg:x="369.22mm" svg:y="37.76mm">
            <draw:object draw:notify-on-update-of-ranges="7sIM.I10:7sIM.I50 7sIM.M10:7sIM.M5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82.56mm" svg:height="60.74mm" svg:x="259.49mm" svg:y="88.36mm">
            <draw:object draw:notify-on-update-of-ranges="7sIM.E10:7sIM.E50 7sIM.I10:7sIM.I50 7sIM.E10:7sIM.E50 7sIM.M10:7sIM.M5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1" table:default-cell-style-name="ce566"/>
        <table:table-column table:style-name="co42" table:default-cell-style-name="Default"/>
        <table:table-column table:style-name="co68" table:number-columns-repeated="2" table:default-cell-style-name="Default"/>
        <table:table-column table:style-name="co11" table:default-cell-style-name="ce566"/>
        <table:table-column table:style-name="co69" table:default-cell-style-name="Default"/>
        <table:table-column table:style-name="co70" table:default-cell-style-name="Default"/>
        <table:table-column table:style-name="co11" table:default-cell-style-name="ce566"/>
        <table:table-column table:style-name="co39" table:default-cell-style-name="Default"/>
        <table:table-column table:style-name="co71" table:default-cell-style-name="Default"/>
        <table:table-column table:style-name="co16" table:default-cell-style-name="Default"/>
        <table:table-column table:style-name="co11" table:default-cell-style-name="ce566"/>
        <table:table-column table:style-name="co72" table:default-cell-style-name="Default"/>
        <table:table-column table:style-name="co73" table:default-cell-style-name="Default"/>
        <table:table-column table:style-name="co21" table:default-cell-style-name="Default"/>
        <table:table-column table:style-name="co11" table:default-cell-style-name="ce566"/>
        <table:table-column table:style-name="co47" table:default-cell-style-name="Default"/>
        <table:table-column table:style-name="co74" table:default-cell-style-name="Default"/>
        <table:table-column table:style-name="co11" table:default-cell-style-name="ce566"/>
        <table:table-column table:style-name="co38" table:default-cell-style-name="Default"/>
        <table:table-column table:style-name="co75" table:default-cell-style-name="Default"/>
        <table:table-column table:style-name="co11" table:default-cell-style-name="ce566"/>
        <table:table-column table:style-name="co76" table:number-columns-repeated="2" table:default-cell-style-name="Default"/>
        <table:table-column table:style-name="co10" table:default-cell-style-name="Default"/>
        <table:table-column table:style-name="co11" table:default-cell-style-name="ce566"/>
        <table:table-column table:style-name="co77" table:default-cell-style-name="Default"/>
        <table:table-column table:style-name="co75" table:default-cell-style-name="Default"/>
        <table:table-column table:style-name="co78" table:default-cell-style-name="Default"/>
        <table:table-column table:style-name="co4" table:number-columns-repeated="992" table:default-cell-style-name="Default"/>
        <table:table-row table:style-name="ro13">
          <table:table-cell table:style-name="ce546"/>
          <table:table-cell table:style-name="ce550" office:value-type="string" calcext:value-type="string" table:number-columns-spanned="2" table:number-rows-spanned="1">
            <text:p>1balance</text:p>
          </table:table-cell>
          <table:covered-table-cell table:style-name="ce556"/>
          <table:table-cell table:style-name="ce562"/>
          <table:table-cell table:style-name="ce573" office:value-type="string" calcext:value-type="string" table:number-columns-spanned="3" table:number-rows-spanned="1">
            <text:p>2sample</text:p>
          </table:table-cell>
          <table:covered-table-cell table:number-columns-repeated="2" table:style-name="ce546"/>
          <table:table-cell table:style-name="ce562"/>
          <table:table-cell table:style-name="ce589" office:value-type="string" calcext:value-type="string" table:number-columns-spanned="2" table:number-rows-spanned="1">
            <text:p>3freq/distr</text:p>
          </table:table-cell>
          <table:covered-table-cell table:style-name="ce546"/>
          <table:table-cell table:style-name="ce562"/>
          <table:table-cell table:style-name="ce598" office:value-type="string" calcext:value-type="string" table:number-columns-spanned="3" table:number-rows-spanned="1">
            <text:p>4profit/pyramiding</text:p>
          </table:table-cell>
          <table:covered-table-cell table:style-name="ce605"/>
          <table:covered-table-cell table:style-name="ce546"/>
          <table:table-cell table:style-name="ce562"/>
          <table:table-cell table:style-name="ce460" office:value-type="string" calcext:value-type="string" table:number-columns-spanned="3" table:number-rows-spanned="1">
            <text:p>5risk</text:p>
          </table:table-cell>
          <table:covered-table-cell table:number-columns-repeated="2" table:style-name="ce601"/>
          <table:table-cell table:style-name="ce562"/>
          <table:table-cell table:style-name="ce618" office:value-type="string" calcext:value-type="string" table:number-columns-spanned="2" table:number-rows-spanned="1">
            <text:p>6mark/burn</text:p>
          </table:table-cell>
          <table:covered-table-cell table:style-name="ce621"/>
          <table:table-cell table:style-name="ce562"/>
          <table:table-cell table:style-name="ce625" office:value-type="string" calcext:value-type="string" table:number-columns-spanned="2" table:number-rows-spanned="1">
            <text:p>7deviation</text:p>
          </table:table-cell>
          <table:covered-table-cell table:style-name="ce546"/>
          <table:table-cell table:style-name="ce562"/>
          <table:table-cell table:style-name="ce632" office:value-type="string" calcext:value-type="string" table:number-columns-spanned="3" table:number-rows-spanned="1">
            <text:p>9metric</text:p>
          </table:table-cell>
          <table:covered-table-cell table:number-columns-repeated="2" table:style-name="ce546"/>
          <table:table-cell table:style-name="ce562"/>
          <table:table-cell table:style-name="ce546" table:number-columns-repeated="3"/>
          <table:table-cell table:style-name="ce546" office:value-type="string" calcext:value-type="string">
            <text:p>8gfx</text:p>
          </table:table-cell>
          <table:table-cell table:style-name="ce546" office:value-type="string" calcext:value-type="string">
            <text:p>0stat</text:p>
          </table:table-cell>
          <table:table-cell table:style-name="ce546" table:number-columns-repeated="990"/>
        </table:table-row>
        <table:table-row table:style-name="ro14">
          <table:table-cell table:style-name="ce331" table:number-columns-repeated="2"/>
          <table:table-cell/>
          <table:table-cell table:style-name="ce563"/>
          <table:table-cell table:style-name="ce574"/>
          <table:table-cell table:style-name="ce331"/>
          <table:table-cell/>
          <table:table-cell table:style-name="ce563"/>
          <table:table-cell table:style-name="ce331" table:number-columns-repeated="2"/>
          <table:table-cell table:style-name="ce563"/>
          <table:table-cell table:style-name="ce599"/>
          <table:table-cell table:style-name="ce606" table:number-columns-repeated="2"/>
          <table:table-cell table:style-name="ce563"/>
          <table:table-cell table:style-name="ce331" table:number-columns-repeated="3"/>
          <table:table-cell table:style-name="ce563"/>
          <table:table-cell table:style-name="ce606" table:number-columns-repeated="2"/>
          <table:table-cell table:style-name="ce563"/>
          <table:table-cell table:number-columns-repeated="2"/>
          <table:table-cell table:style-name="ce563"/>
          <table:table-cell table:style-name="ce574"/>
          <table:table-cell table:style-name="ce331" table:number-columns-repeated="2"/>
          <table:table-cell table:style-name="ce563"/>
          <table:table-cell table:style-name="ce331" table:number-columns-repeated="995"/>
        </table:table-row>
        <table:table-row table:style-name="ro3">
          <table:table-cell table:number-columns-repeated="3"/>
          <table:table-cell table:style-name="ce564"/>
          <table:table-cell/>
          <table:table-cell table:style-name="ce577" office:value-type="string" calcext:value-type="string">
            <text:p>var/std</text:p>
          </table:table-cell>
          <table:table-cell table:style-name="ce582" office:value-type="string" calcext:value-type="string">
            <text:p>m/m</text:p>
          </table:table-cell>
          <table:table-cell table:style-name="ce564"/>
          <table:table-cell table:style-name="ce590" office:value-type="string" calcext:value-type="string">
            <text:p>kNp/EV</text:p>
          </table:table-cell>
          <table:table-cell/>
          <table:table-cell table:style-name="ce564"/>
          <table:table-cell table:style-name="ce600" table:formula="of:=[.Z8]-(1-[.Z8])/[.AB8]" office:value-type="float" office:value="0.219677419354839" calcext:value-type="float">
            <text:p/>
          </table:table-cell>
          <table:table-cell/>
          <table:table-cell table:style-name="ce611" office:value-type="string" calcext:value-type="string">
            <text:p>k1/r</text:p>
          </table:table-cell>
          <table:table-cell table:style-name="ce564"/>
          <table:table-cell/>
          <table:table-cell table:style-name="ce616" office:value-type="string" calcext:value-type="string">
            <text:p>psy/load</text:p>
          </table:table-cell>
          <table:table-cell/>
          <table:table-cell table:style-name="ce564"/>
          <table:table-cell/>
          <table:table-cell table:style-name="ce530" office:value-type="string" calcext:value-type="string">
            <text:p>MDD1%</text:p>
          </table:table-cell>
          <table:table-cell table:style-name="ce564"/>
          <table:table-cell office:value-type="string" calcext:value-type="string">
            <text:p>deviation</text:p>
          </table:table-cell>
          <table:table-cell table:style-name="ce630" table:formula="of:=[.W8]/[.E8]" office:value-type="float" office:value="0.0768114574786861" calcext:value-type="float">
            <text:p/>
          </table:table-cell>
          <table:table-cell table:style-name="ce564"/>
          <table:table-cell table:style-name="ce633"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e23</text:p>
          </table:table-cell>
          <table:table-cell table:style-name="ce564"/>
          <table:table-cell table:number-columns-repeated="2"/>
          <table:table-cell office:value-type="string" calcext:value-type="string">
            <text:p>slip</text:p>
          </table:table-cell>
          <table:table-cell/>
          <table:table-cell office:value-type="string" calcext:value-type="string">
            <text:p>kelly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565"/>
          <table:table-cell/>
          <table:table-cell table:style-name="ce578" table:formula="of:=VAR([.F10:.F50])" office:value-type="float" office:value="0.0835874492486841" calcext:value-type="float">
            <text:p/>
          </table:table-cell>
          <table:table-cell table:style-name="ce583" table:formula="of:=AVERAGE([.F10:.F50])" office:value-type="float" office:value="0.516158001900582" calcext:value-type="float">
            <text:p/>
          </table:table-cell>
          <table:table-cell table:style-name="ce565"/>
          <table:table-cell table:style-name="ce590" table:formula="of:=ROUND([.E8]*[.Z8])" office:value-type="float" office:value="17" calcext:value-type="float">
            <text:p/>
          </table:table-cell>
          <table:table-cell/>
          <table:table-cell table:style-name="ce565"/>
          <table:table-cell table:style-name="ce601" office:value-type="string" calcext:value-type="string">
            <text:p>r/pEVmax</text:p>
          </table:table-cell>
          <table:table-cell/>
          <table:table-cell table:style-name="ce512" table:formula="of:=1/([.AA6]/([.L8]-1))" office:value-type="float" office:value="0.643198261915185" calcext:value-type="float">
            <text:p/>
          </table:table-cell>
          <table:table-cell table:style-name="ce565"/>
          <table:table-cell/>
          <table:table-cell table:style-name="ce617" table:formula="of:=[.AA6]/[.L3]" office:value-type="float" office:value="0.0864904552129222" calcext:value-type="float">
            <text:p/>
          </table:table-cell>
          <table:table-cell/>
          <table:table-cell table:style-name="ce565"/>
          <table:table-cell table:style-name="ce619" table:formula="of:=[.U8]/[.T8]" office:value-type="float" office:value="0.911705915604223" calcext:value-type="float">
            <text:p/>
          </table:table-cell>
          <table:table-cell table:style-name="ce622" table:formula="of:=(1-[.AA6])^[.U8]" office:value-type="float" office:value="0.845838071153639" calcext:value-type="float">
            <text:p/>
          </table:table-cell>
          <table:table-cell table:style-name="ce565"/>
          <table:table-cell office:value-type="string" calcext:value-type="string">
            <text:p>srkvotl</text:p>
          </table:table-cell>
          <table:table-cell table:style-name="ce631" office:value-type="string" calcext:value-type="string">
            <text:p>err</text:p>
          </table:table-cell>
          <table:table-cell table:style-name="ce565"/>
          <table:table-cell table:style-name="ce416" office:value-type="string" calcext:value-type="string">
            <text:p>nrt</text:p>
          </table:table-cell>
          <table:table-cell table:style-name="ce416" office:value-type="string" calcext:value-type="string">
            <text:p>slip</text:p>
          </table:table-cell>
          <table:table-cell table:style-name="ce416" office:value-type="string" calcext:value-type="string">
            <text:p>stop</text:p>
          </table:table-cell>
          <table:table-cell table:style-name="ce565"/>
          <table:table-cell table:number-columns-repeated="3"/>
          <table:table-cell table:style-name="ce641" office:value-type="string" calcext:value-type="string">
            <text:p>monte carlo</text:p>
          </table:table-cell>
          <table:table-cell office:value-type="string" calcext:value-type="string">
            <text:p>check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565"/>
          <table:table-cell/>
          <table:table-cell table:style-name="ce578" table:formula="of:=STDEV([.F10:.F50])" office:value-type="float" office:value="0.289114941240822" calcext:value-type="float">
            <text:p/>
          </table:table-cell>
          <table:table-cell table:style-name="ce583" table:formula="of:=MEDIAN([.F10:.F50])" office:value-type="float" office:value="0.52310448884964" calcext:value-type="float">
            <text:p/>
          </table:table-cell>
          <table:table-cell table:style-name="ce565"/>
          <table:table-cell table:number-columns-repeated="2"/>
          <table:table-cell table:style-name="ce565"/>
          <table:table-cell/>
          <table:table-cell table:formula="of:=[.L8]^78" office:value-type="float" office:value="2.57910466157637" calcext:value-type="float">
            <text:p/>
          </table:table-cell>
          <table:table-cell/>
          <table:table-cell table:style-name="ce565"/>
          <table:table-cell table:number-columns-repeated="3"/>
          <table:table-cell table:style-name="ce565"/>
          <table:table-cell office:value-type="string" calcext:value-type="string">
            <text:p>Np-dk</text:p>
          </table:table-cell>
          <table:table-cell/>
          <table:table-cell table:style-name="ce565"/>
          <table:table-cell office:value-type="string" calcext:value-type="string">
            <text:p>dk</text:p>
          </table:table-cell>
          <table:table-cell office:value-type="string" calcext:value-type="string">
            <text:p>dp/e</text:p>
          </table:table-cell>
          <table:table-cell table:style-name="ce565"/>
          <table:table-cell table:style-name="ce416" table:number-columns-repeated="3"/>
          <table:table-cell table:style-name="ce565"/>
          <table:table-cell table:number-columns-repeated="3"/>
          <table:table-cell table:style-name="ce641" office:value-type="string" calcext:value-type="string">
            <text:p>simulation</text:p>
          </table:table-cell>
          <table:table-cell office:value-type="string" calcext:value-type="string">
            <text:p>psy/vola</text:p>
          </table:table-cell>
          <table:table-cell table:number-columns-repeated="990"/>
        </table:table-row>
        <table:table-row table:style-name="ro3">
          <table:table-cell table:style-name="ce547"/>
          <table:table-cell table:style-name="ce551" office:value-type="string" calcext:value-type="string">
            <text:p>init</text:p>
          </table:table-cell>
          <table:table-cell table:style-name="ce547"/>
          <table:table-cell/>
          <table:table-cell table:style-name="ce566" office:value-type="string" calcext:value-type="string">
            <text:p>k</text:p>
          </table:table-cell>
          <table:table-cell table:style-name="ce547" table:number-columns-repeated="2"/>
          <table:table-cell/>
          <table:table-cell table:style-name="ce591" table:formula="of:=SUM([.I10:.I50])" office:value-type="float" office:value="1" calcext:value-type="float">
            <text:p/>
          </table:table-cell>
          <table:table-cell table:style-name="ce547"/>
          <table:table-cell/>
          <table:table-cell table:style-name="ce547"/>
          <table:table-cell table:style-name="ce607" table:formula="of:=SUMPRODUCT([.$I$10:.$I$50];[.$M$10:.$M$50])" office:value-type="float" office:value="1.69400620194103" calcext:value-type="float">
            <text:p/>
          </table:table-cell>
          <table:table-cell table:style-name="ce547"/>
          <table:table-cell/>
          <table:table-cell table:style-name="ce615" table:number-columns-repeated="3"/>
          <table:table-cell/>
          <table:table-cell table:style-name="ce547"/>
          <table:table-cell table:style-name="ce547" office:value-type="string" calcext:value-type="string">
            <text:p>in a raw</text:p>
          </table:table-cell>
          <table:table-cell/>
          <table:table-cell table:style-name="ce626" table:formula="of:=SQRT(SUM([.W10:.W50]))" office:value-type="float" office:value="3.14926975662612" calcext:value-type="float">
            <text:p/>
          </table:table-cell>
          <table:table-cell table:style-name="ce547"/>
          <table:table-cell/>
          <table:table-cell table:style-name="ce566"/>
          <table:table-cell table:style-name="ce638" table:formula="of:=[.AA8]*0.01" office:value-type="float" office:value="0.019" calcext:value-type="float">
            <text:p/>
          </table:table-cell>
          <table:table-cell table:style-name="ce566" office:value-type="string" calcext:value-type="string">
            <text:p>rr</text:p>
          </table:table-cell>
          <table:table-cell/>
          <table:table-cell table:style-name="ce547" table:number-columns-repeated="2"/>
          <table:table-cell table:style-name="ce547" table:formula="of:=SMALL([.$L$10:.$L$50];([.E10]))" office:value-type="string" office:string-value="" calcext:value-type="error">
            <text:p/>
          </table:table-cell>
          <table:table-cell table:style-name="ce547"/>
          <table:table-cell table:style-name="ce547" office:value-type="string" calcext:value-type="string">
            <text:p>optim log e</text:p>
          </table:table-cell>
          <table:table-cell table:style-name="ce547" table:number-columns-repeated="990"/>
        </table:table-row>
        <table:table-row table:style-name="ro3">
          <table:table-cell table:style-name="ce548"/>
          <table:table-cell table:style-name="ce552" office:value-type="string" calcext:value-type="string">
            <text:p>BL</text:p>
          </table:table-cell>
          <table:table-cell table:style-name="ce557"/>
          <table:table-cell table:style-name="ce567"/>
          <table:table-cell table:style-name="ce575" office:value-type="string" calcext:value-type="string">
            <text:p>N</text:p>
          </table:table-cell>
          <table:table-cell table:style-name="ce579" office:value-type="string" calcext:value-type="string">
            <text:p>rnd</text:p>
          </table:table-cell>
          <table:table-cell table:style-name="ce584"/>
          <table:table-cell table:style-name="ce567"/>
          <table:table-cell table:style-name="ce592" office:value-type="string" calcext:value-type="string">
            <text:p>PkN</text:p>
          </table:table-cell>
          <table:table-cell table:style-name="ce595"/>
          <table:table-cell table:style-name="ce567"/>
          <table:table-cell table:style-name="ce602" office:value-type="string" calcext:value-type="string">
            <text:p>k1p/EV</text:p>
          </table:table-cell>
          <table:table-cell table:style-name="ce608" office:value-type="string" calcext:value-type="string">
            <text:p>P/EV</text:p>
          </table:table-cell>
          <table:table-cell table:style-name="ce612" office:value-type="string" calcext:value-type="string">
            <text:p>%tr</text:p>
          </table:table-cell>
          <table:table-cell table:style-name="ce567"/>
          <table:table-cell table:number-columns-repeated="3"/>
          <table:table-cell table:style-name="ce567"/>
          <table:table-cell table:style-name="ce575" office:value-type="string" calcext:value-type="string">
            <text:p>brevenN</text:p>
          </table:table-cell>
          <table:table-cell table:style-name="ce623" office:value-type="string" calcext:value-type="string">
            <text:p>1%burn</text:p>
          </table:table-cell>
          <table:table-cell table:style-name="ce567"/>
          <table:table-cell table:style-name="ce627" office:value-type="string" calcext:value-type="string">
            <text:p>stdev</text:p>
          </table:table-cell>
          <table:table-cell table:style-name="ce548"/>
          <table:table-cell table:style-name="ce567"/>
          <table:table-cell table:style-name="ce634" office:value-type="string" calcext:value-type="string">
            <text:p>1p</text:p>
          </table:table-cell>
          <table:table-cell table:style-name="ce639" office:value-type="string" calcext:value-type="string">
            <text:p>2r</text:p>
          </table:table-cell>
          <table:table-cell table:style-name="ce636" office:value-type="string" calcext:value-type="string">
            <text:p>3f</text:p>
          </table:table-cell>
          <table:table-cell table:style-name="ce567"/>
          <table:table-cell table:style-name="ce548" table:number-columns-repeated="995"/>
        </table:table-row>
        <table:table-row table:style-name="ro11">
          <table:table-cell table:style-name="ce549"/>
          <table:table-cell table:style-name="ce553" office:value-type="float" office:value="1" calcext:value-type="float">
            <text:p>1</text:p>
          </table:table-cell>
          <table:table-cell table:style-name="ce558"/>
          <table:table-cell table:style-name="ce568"/>
          <table:table-cell table:style-name="ce576" table:formula="of:=COUNT([.F10:.F50])" office:value-type="float" office:value="41" calcext:value-type="float">
            <text:p/>
          </table:table-cell>
          <table:table-cell table:style-name="ce580" office:value-type="string" calcext:value-type="string">
            <text:p>uni</text:p>
          </table:table-cell>
          <table:table-cell table:style-name="ce585"/>
          <table:table-cell table:style-name="ce568"/>
          <table:table-cell table:style-name="ce593" table:formula="of:=([.Z8]^[.I4])*(1-[.Z8])^([.E8]-[.I4])*(FACT([.E8])/(FACT([.I4])*FACT([.E8]-[.I4])))" office:value-type="float" office:value="0.125437844682256" calcext:value-type="float">
            <text:p/>
          </table:table-cell>
          <table:table-cell table:style-name="ce596"/>
          <table:table-cell table:style-name="ce568"/>
          <table:table-cell table:style-name="ce603" table:formula="of:=((1+[.AB8]*[.AA6])^[.Z8])*((1-[.AA6])^(1-[.Z8]))" office:value-type="float" office:value="1.01222076697639" calcext:value-type="float">
            <text:p/>
          </table:table-cell>
          <table:table-cell table:style-name="ce609" table:formula="of:=[.L8]^[.E8]" office:value-type="float" office:value="1.64545105907112" calcext:value-type="float">
            <text:p/>
          </table:table-cell>
          <table:table-cell table:style-name="ce613" table:formula="of:=([.L8]-1)*100" office:value-type="float" office:value="1.22207669763885" calcext:value-type="float">
            <text:p/>
          </table:table-cell>
          <table:table-cell table:style-name="ce568"/>
          <table:table-cell table:number-columns-repeated="3"/>
          <table:table-cell table:style-name="ce568"/>
          <table:table-cell table:style-name="ce620" table:formula="of:=[.Z8]*(1-[.Z8])/([.Z8]-1/(1-LN(1+[.AA6]*[.AB8])/LN(1-[.AA6])))^2" office:value-type="float" office:value="9.57324500726323" calcext:value-type="float">
            <text:p/>
          </table:table-cell>
          <table:table-cell table:style-name="ce624" table:formula="of:=LOG(0.01;1-[.$Z$8])" office:value-type="float" office:value="8.72798410465048" calcext:value-type="float">
            <text:p/>
          </table:table-cell>
          <table:table-cell table:style-name="ce568"/>
          <table:table-cell table:style-name="ce628" table:formula="of:=SQRT([.E8]*[.Z8]*(1-[.Z8]))" office:value-type="float" office:value="3.14926975662613" calcext:value-type="float">
            <text:p/>
          </table:table-cell>
          <table:table-cell table:style-name="ce549"/>
          <table:table-cell table:style-name="ce568"/>
          <table:table-cell table:style-name="ce635" office:value-type="float" office:value="0.41" calcext:value-type="float">
            <text:p>0.41</text:p>
          </table:table-cell>
          <table:table-cell table:style-name="ce640" office:value-type="float" office:value="1.9" calcext:value-type="float">
            <text:p>1.9</text:p>
          </table:table-cell>
          <table:table-cell table:style-name="ce637" office:value-type="float" office:value="3.1" calcext:value-type="float">
            <text:p>3.1</text:p>
          </table:table-cell>
          <table:table-cell table:style-name="ce568"/>
          <table:table-cell table:style-name="ce549" table:number-columns-repeated="995"/>
        </table:table-row>
        <table:table-row table:style-name="ro14">
          <table:table-cell table:style-name="ce483"/>
          <table:table-cell table:style-name="ce554" table:number-columns-repeated="6"/>
          <table:table-cell table:style-name="ce571"/>
          <table:table-cell table:style-name="ce483" table:number-columns-repeated="2"/>
          <table:table-cell table:style-name="ce571"/>
          <table:table-cell table:style-name="ce483" table:number-columns-repeated="3"/>
          <table:table-cell table:style-name="ce571"/>
          <table:table-cell table:style-name="ce483" table:number-columns-repeated="3"/>
          <table:table-cell table:style-name="ce571"/>
          <table:table-cell table:style-name="ce483" table:number-columns-repeated="5"/>
          <table:table-cell table:style-name="ce571"/>
          <table:table-cell table:style-name="ce554" table:number-columns-repeated="3"/>
          <table:table-cell table:style-name="ce571"/>
          <table:table-cell table:style-name="ce483" table:number-columns-repeated="995"/>
        </table:table-row>
        <table:table-row table:style-name="ro3">
          <table:table-cell/>
          <table:table-cell table:style-name="ce555" table:formula="of:=IF([.$F$10]&lt;[.Z$8];[.$B$8]*(1+[.AA$6]*[.AB$8]);[.$B$8]*(1-[.$AA$6]))" office:value-type="float" office:value="1.0589" calcext:value-type="float">
            <text:p/>
          </table:table-cell>
          <table:table-cell table:style-name="ce559"/>
          <table:table-cell table:style-name="ce569"/>
          <table:table-cell table:style-name="ce375" office:value-type="float" office:value="0" calcext:value-type="float">
            <text:p>0</text:p>
          </table:table-cell>
          <table:table-cell table:style-name="ce581" table:formula="of:=RAND()" office:value-type="float" office:value="0.0925620265770704" calcext:value-type="float">
            <text:p/>
          </table:table-cell>
          <table:table-cell table:style-name="ce586"/>
          <table:table-cell table:style-name="ce569"/>
          <table:table-cell table:style-name="ce594" table:formula="of:=([.$Z$8]^[.E10])*(1-[.$Z$8])^([.$E$8]-[.E10])*(FACT([.$E$8])/(FACT([.E10])*FACT([.$E$8]-[.E10])))" office:value-type="float" office:value="0.000000000402654426077845" calcext:value-type="float">
            <text:p/>
          </table:table-cell>
          <table:table-cell table:style-name="ce597"/>
          <table:table-cell table:style-name="ce569"/>
          <table:table-cell table:style-name="ce604" table:formula="of:=((1+[.$AB$8]*[.F10])^[.$Z$8])*((1-[.F10])^(1-[.$Z$8]))" office:value-type="float" office:value="1.04720382209198" calcext:value-type="float">
            <text:p/>
          </table:table-cell>
          <table:table-cell table:style-name="ce610" table:formula="of:=(((1+[.$AB$8]*[.$AA$6])^[.E10])*((1-[.$AA$6])^([.$E$8]-[.E10]))-0)*1" office:value-type="float" office:value="0.455438040815912" calcext:value-type="float">
            <text:p/>
          </table:table-cell>
          <table:table-cell table:style-name="ce614" table:formula="of:=([.L10]-1)*100" office:value-type="float" office:value="4.72038220919837" calcext:value-type="float">
            <text:p/>
          </table:table-cell>
          <table:table-cell table:style-name="ce569"/>
          <table:table-cell table:number-columns-repeated="3"/>
          <table:table-cell table:style-name="ce569"/>
          <table:table-cell table:number-columns-repeated="2"/>
          <table:table-cell table:style-name="ce569"/>
          <table:table-cell table:style-name="ce629" table:formula="of:=([.E10]-[.$Z$8]*[.$E$8])^2*[.I10]" office:value-type="float" office:value="0.000000113780517368816" calcext:value-type="float">
            <text:p/>
          </table:table-cell>
          <table:table-cell/>
          <table:table-cell table:style-name="ce569"/>
          <table:table-cell table:style-name="ce416" table:number-columns-repeated="3"/>
          <table:table-cell table:style-name="ce569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11]&lt;[.$Z$8];[.B10]*(1+[.$AA$6]*[.$AB$8]);[.B10]*(1-[.$AA$6]))" office:value-type="float" office:value="1.0387809" calcext:value-type="float">
            <text:p/>
          </table:table-cell>
          <table:table-cell table:style-name="ce560"/>
          <table:table-cell table:style-name="ce570"/>
          <table:table-cell table:style-name="ce375" office:value-type="float" office:value="1" calcext:value-type="float">
            <text:p>1</text:p>
          </table:table-cell>
          <table:table-cell table:style-name="ce581" table:formula="of:=RAND()" office:value-type="float" office:value="0.936148845590651" calcext:value-type="float">
            <text:p/>
          </table:table-cell>
          <table:table-cell table:style-name="ce587"/>
          <table:table-cell table:style-name="ce570"/>
          <table:table-cell table:style-name="ce594" table:formula="of:=([.$Z$8]^[.E11])*(1-[.$Z$8])^([.$E$8]-[.E11])*(FACT([.$E$8])/(FACT([.E11])*FACT([.$E$8]-[.E11])))" office:value-type="float" office:value="0.0000000114722388175738" calcext:value-type="float">
            <text:p/>
          </table:table-cell>
          <table:table-cell table:style-name="ce597"/>
          <table:table-cell table:style-name="ce570"/>
          <table:table-cell table:style-name="ce604" table:formula="of:=((1+[.$AB$8]*[.F11])^[.$Z$8])*((1-[.F11])^(1-[.$Z$8]))" office:value-type="float" office:value="0.344730846754316" calcext:value-type="float">
            <text:p/>
          </table:table-cell>
          <table:table-cell table:style-name="ce610" table:formula="of:=(((1+[.$AB$8]*[.$AA$6])^[.E11])*((1-[.$AA$6])^([.$E$8]-[.E11]))-0)*1" office:value-type="float" office:value="0.491603813883761" calcext:value-type="float">
            <text:p/>
          </table:table-cell>
          <table:table-cell table:style-name="ce614" table:formula="of:=([.L11]-1)*100" office:value-type="float" office:value="-65.5269153245684" calcext:value-type="float">
            <text:p/>
          </table:table-cell>
          <table:table-cell table:style-name="ce570"/>
          <table:table-cell table:number-columns-repeated="3"/>
          <table:table-cell table:style-name="ce570"/>
          <table:table-cell table:number-columns-repeated="2"/>
          <table:table-cell table:style-name="ce570"/>
          <table:table-cell table:style-name="ce629" table:formula="of:=([.E11]-[.$Z$8]*[.$E$8])^2*[.I11]" office:value-type="float" office:value="0.00000286755607310937" calcext:value-type="float">
            <text:p/>
          </table:table-cell>
          <table:table-cell/>
          <table:table-cell table:style-name="ce570"/>
          <table:table-cell table:style-name="ce636"/>
          <table:table-cell table:style-name="ce416"/>
          <table:table-cell table:style-name="ce634"/>
          <table:table-cell table:style-name="ce570"/>
          <table:table-cell office:value-type="float" office:value="0.025" calcext:value-type="float">
            <text:p>0.0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12]&lt;[.$Z$8];[.B11]*(1+[.$AA$6]*[.$AB$8]);[.B11]*(1-[.$AA$6]))" office:value-type="float" office:value="1.0190440629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" calcext:value-type="float">
            <text:p>2</text:p>
          </table:table-cell>
          <table:table-cell table:style-name="ce581" table:formula="of:=RAND()" office:value-type="float" office:value="0.502379699377343" calcext:value-type="float">
            <text:p/>
          </table:table-cell>
          <table:table-cell table:style-name="ce587"/>
          <table:table-cell table:style-name="ce571"/>
          <table:table-cell table:style-name="ce594" table:formula="of:=([.$Z$8]^[.E12])*(1-[.$Z$8])^([.$E$8]-[.E12])*(FACT([.$E$8])/(FACT([.E12])*FACT([.$E$8]-[.E12])))" office:value-type="float" office:value="0.000000159444675091704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12])^[.$Z$8])*((1-[.F12])^(1-[.$Z$8]))" office:value-type="float" office:value="0.973566736181431" calcext:value-type="float">
            <text:p/>
          </table:table-cell>
          <table:table-cell table:style-name="ce610" table:formula="of:=(((1+[.$AB$8]*[.$AA$6])^[.E12])*((1-[.$AA$6])^([.$E$8]-[.E12]))-0)*1" office:value-type="float" office:value="0.530641466382787" calcext:value-type="float">
            <text:p/>
          </table:table-cell>
          <table:table-cell table:style-name="ce614" table:formula="of:=([.L12]-1)*100" office:value-type="float" office:value="-2.64332638185693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12]-[.$Z$8]*[.$E$8])^2*[.I12]" office:value-type="float" office:value="0.0000349719732003816" calcext:value-type="float">
            <text:p/>
          </table:table-cell>
          <table:table-cell/>
          <table:table-cell table:style-name="ce571"/>
          <table:table-cell table:style-name="ce637"/>
          <table:table-cell/>
          <table:table-cell table:style-name="ce635"/>
          <table:table-cell table:style-name="ce571"/>
          <table:table-cell office:value-type="float" office:value="0.05" calcext:value-type="float">
            <text:p>0.0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13]&lt;[.$Z$8];[.B12]*(1+[.$AA$6]*[.$AB$8]);[.B12]*(1-[.$AA$6]))" office:value-type="float" office:value="1.07906575820481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" calcext:value-type="float">
            <text:p>3</text:p>
          </table:table-cell>
          <table:table-cell table:style-name="ce581" table:formula="of:=RAND()" office:value-type="float" office:value="0.050746422028169" calcext:value-type="float">
            <text:p/>
          </table:table-cell>
          <table:table-cell table:style-name="ce587"/>
          <table:table-cell table:style-name="ce571"/>
          <table:table-cell table:style-name="ce594" table:formula="of:=([.$Z$8]^[.E13])*(1-[.$Z$8])^([.$E$8]-[.E13])*(FACT([.$E$8])/(FACT([.E13])*FACT([.$E$8]-[.E13])))" office:value-type="float" office:value="0.00000144040698006574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13])^[.$Z$8])*((1-[.F13])^(1-[.$Z$8]))" office:value-type="float" office:value="1.02960467042438" calcext:value-type="float">
            <text:p/>
          </table:table-cell>
          <table:table-cell table:style-name="ce610" table:formula="of:=(((1+[.$AB$8]*[.$AA$6])^[.E13])*((1-[.$AA$6])^([.$E$8]-[.E13]))-0)*1" office:value-type="float" office:value="0.572779050716344" calcext:value-type="float">
            <text:p/>
          </table:table-cell>
          <table:table-cell table:style-name="ce614" table:formula="of:=([.L13]-1)*100" office:value-type="float" office:value="2.960467042438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13]-[.$Z$8]*[.$E$8])^2*[.I13]" office:value-type="float" office:value="0.000274708801650915" calcext:value-type="float">
            <text:p/>
          </table:table-cell>
          <table:table-cell/>
          <table:table-cell table:style-name="ce571"/>
          <table:table-cell table:number-columns-repeated="2"/>
          <table:table-cell table:style-name="ce634"/>
          <table:table-cell table:style-name="ce571"/>
          <table:table-cell office:value-type="float" office:value="0.075" calcext:value-type="float">
            <text:p>0.07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14]&lt;[.$Z$8];[.B13]*(1+[.$AA$6]*[.$AB$8]);[.B13]*(1-[.$AA$6]))" office:value-type="float" office:value="1.14262273136307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4" calcext:value-type="float">
            <text:p>4</text:p>
          </table:table-cell>
          <table:table-cell table:style-name="ce581" table:formula="of:=RAND()" office:value-type="float" office:value="0.130897201830521" calcext:value-type="float">
            <text:p/>
          </table:table-cell>
          <table:table-cell table:style-name="ce587"/>
          <table:table-cell table:style-name="ce571"/>
          <table:table-cell table:style-name="ce594" table:formula="of:=([.$Z$8]^[.E14])*(1-[.$Z$8])^([.$E$8]-[.E14])*(FACT([.$E$8])/(FACT([.E14])*FACT([.$E$8]-[.E14])))" office:value-type="float" office:value="0.00000950912743619668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14])^[.$Z$8])*((1-[.F14])^(1-[.$Z$8]))" office:value-type="float" office:value="1.05851803782961" calcext:value-type="float">
            <text:p/>
          </table:table-cell>
          <table:table-cell table:style-name="ce610" table:formula="of:=(((1+[.$AB$8]*[.$AA$6])^[.E14])*((1-[.$AA$6])^([.$E$8]-[.E14]))-0)*1" office:value-type="float" office:value="0.618262728647846" calcext:value-type="float">
            <text:p/>
          </table:table-cell>
          <table:table-cell table:style-name="ce614" table:formula="of:=([.L14]-1)*100" office:value-type="float" office:value="5.85180378296111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14]-[.$Z$8]*[.$E$8])^2*[.I14]" office:value-type="float" office:value="0.00156041072668287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1" calcext:value-type="float">
            <text:p>0.1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15]&lt;[.$Z$8];[.B14]*(1+[.$AA$6]*[.$AB$8]);[.B14]*(1-[.$AA$6]))" office:value-type="float" office:value="1.12091289946717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5" calcext:value-type="float">
            <text:p>5</text:p>
          </table:table-cell>
          <table:table-cell table:style-name="ce581" table:formula="of:=RAND()" office:value-type="float" office:value="0.434010264463723" calcext:value-type="float">
            <text:p/>
          </table:table-cell>
          <table:table-cell table:style-name="ce587"/>
          <table:table-cell table:style-name="ce571"/>
          <table:table-cell table:style-name="ce594" table:formula="of:=([.$Z$8]^[.E15])*(1-[.$Z$8])^([.$E$8]-[.E15])*(FACT([.$E$8])/(FACT([.E15])*FACT([.$E$8]-[.E15])))" office:value-type="float" office:value="0.0000488994790532554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15])^[.$Z$8])*((1-[.F15])^(1-[.$Z$8]))" office:value-type="float" office:value="1.01379092848339" calcext:value-type="float">
            <text:p/>
          </table:table-cell>
          <table:table-cell table:style-name="ce610" table:formula="of:=(((1+[.$AB$8]*[.$AA$6])^[.E15])*((1-[.$AA$6])^([.$E$8]-[.E15]))-0)*1" office:value-type="float" office:value="0.667358209342715" calcext:value-type="float">
            <text:p/>
          </table:table-cell>
          <table:table-cell table:style-name="ce614" table:formula="of:=([.L15]-1)*100" office:value-type="float" office:value="1.37909284833917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15]-[.$Z$8]*[.$E$8])^2*[.I15]" office:value-type="float" office:value="0.00682030863037976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125" calcext:value-type="float">
            <text:p>0.1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16]&lt;[.$Z$8];[.B15]*(1+[.$AA$6]*[.$AB$8]);[.B15]*(1-[.$AA$6]))" office:value-type="float" office:value="1.0996155543773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6" calcext:value-type="float">
            <text:p>6</text:p>
          </table:table-cell>
          <table:table-cell table:style-name="ce581" table:formula="of:=RAND()" office:value-type="float" office:value="0.693354487419128" calcext:value-type="float">
            <text:p/>
          </table:table-cell>
          <table:table-cell table:style-name="ce587"/>
          <table:table-cell table:style-name="ce571"/>
          <table:table-cell table:style-name="ce594" table:formula="of:=([.$Z$8]^[.E16])*(1-[.$Z$8])^([.$E$8]-[.E16])*(FACT([.$E$8])/(FACT([.E16])*FACT([.$E$8]-[.E16])))" office:value-type="float" office:value="0.000203885963510184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16])^[.$Z$8])*((1-[.F16])^(1-[.$Z$8]))" office:value-type="float" office:value="0.796872698818375" calcext:value-type="float">
            <text:p/>
          </table:table-cell>
          <table:table-cell table:style-name="ce610" table:formula="of:=(((1+[.$AB$8]*[.$AA$6])^[.E16])*((1-[.$AA$6])^([.$E$8]-[.E16]))-0)*1" office:value-type="float" office:value="0.720352301603467" calcext:value-type="float">
            <text:p/>
          </table:table-cell>
          <table:table-cell table:style-name="ce614" table:formula="of:=([.L16]-1)*100" office:value-type="float" office:value="-20.3127301181625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16]-[.$Z$8]*[.$E$8])^2*[.I16]" office:value-type="float" office:value="0.0238253185405424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15" calcext:value-type="float">
            <text:p>0.1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17]&lt;[.$Z$8];[.B16]*(1+[.$AA$6]*[.$AB$8]);[.B16]*(1-[.$AA$6]))" office:value-type="float" office:value="1.07872285884413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7" calcext:value-type="float">
            <text:p>7</text:p>
          </table:table-cell>
          <table:table-cell table:style-name="ce581" table:formula="of:=RAND()" office:value-type="float" office:value="0.581586453597993" calcext:value-type="float">
            <text:p/>
          </table:table-cell>
          <table:table-cell table:style-name="ce587"/>
          <table:table-cell table:style-name="ce571"/>
          <table:table-cell table:style-name="ce594" table:formula="of:=([.$Z$8]^[.E17])*(1-[.$Z$8])^([.$E$8]-[.E17])*(FACT([.$E$8])/(FACT([.E17])*FACT([.$E$8]-[.E17])))" office:value-type="float" office:value="0.000708417330840469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17])^[.$Z$8])*((1-[.F17])^(1-[.$Z$8]))" office:value-type="float" office:value="0.912573064434262" calcext:value-type="float">
            <text:p/>
          </table:table-cell>
          <table:table-cell table:style-name="ce610" table:formula="of:=(((1+[.$AB$8]*[.$AA$6])^[.E17])*((1-[.$AA$6])^([.$E$8]-[.E17]))-0)*1" office:value-type="float" office:value="0.777554589365863" calcext:value-type="float">
            <text:p/>
          </table:table-cell>
          <table:table-cell table:style-name="ce614" table:formula="of:=([.L17]-1)*100" office:value-type="float" office:value="-8.74269355657382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17]-[.$Z$8]*[.$E$8])^2*[.I17]" office:value-type="float" office:value="0.0681753210924965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175" calcext:value-type="float">
            <text:p>0.17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18]&lt;[.$Z$8];[.B17]*(1+[.$AA$6]*[.$AB$8]);[.B17]*(1-[.$AA$6]))" office:value-type="float" office:value="1.14225963523005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8" calcext:value-type="float">
            <text:p>8</text:p>
          </table:table-cell>
          <table:table-cell table:style-name="ce581" table:formula="of:=RAND()" office:value-type="float" office:value="0.315777674783021" calcext:value-type="float">
            <text:p/>
          </table:table-cell>
          <table:table-cell table:style-name="ce587"/>
          <table:table-cell table:style-name="ce571"/>
          <table:table-cell table:style-name="ce594" table:formula="of:=([.$Z$8]^[.E18])*(1-[.$Z$8])^([.$E$8]-[.E18])*(FACT([.$E$8])/(FACT([.E18])*FACT([.$E$8]-[.E18])))" office:value-type="float" office:value="0.0020922325406602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18])^[.$Z$8])*((1-[.F18])^(1-[.$Z$8]))" office:value-type="float" office:value="1.0575505144024" calcext:value-type="float">
            <text:p/>
          </table:table-cell>
          <table:table-cell table:style-name="ce610" table:formula="of:=(((1+[.$AB$8]*[.$AA$6])^[.E18])*((1-[.$AA$6])^([.$E$8]-[.E18]))-0)*1" office:value-type="float" office:value="0.839299240244151" calcext:value-type="float">
            <text:p/>
          </table:table-cell>
          <table:table-cell table:style-name="ce614" table:formula="of:=([.L18]-1)*100" office:value-type="float" office:value="5.75505144023951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18]-[.$Z$8]*[.$E$8])^2*[.I18]" office:value-type="float" office:value="0.162390930099136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19]&lt;[.$Z$8];[.B18]*(1+[.$AA$6]*[.$AB$8]);[.B18]*(1-[.$AA$6]))" office:value-type="float" office:value="1.2095387277451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9" calcext:value-type="float">
            <text:p>9</text:p>
          </table:table-cell>
          <table:table-cell table:style-name="ce581" table:formula="of:=RAND()" office:value-type="float" office:value="0.327462507644668" calcext:value-type="float">
            <text:p/>
          </table:table-cell>
          <table:table-cell table:style-name="ce587"/>
          <table:table-cell table:style-name="ce571"/>
          <table:table-cell table:style-name="ce594" table:formula="of:=([.$Z$8]^[.E19])*(1-[.$Z$8])^([.$E$8]-[.E19])*(FACT([.$E$8])/(FACT([.E19])*FACT([.$E$8]-[.E19])))" office:value-type="float" office:value="0.0053310557956935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19])^[.$Z$8])*((1-[.F19])^(1-[.$Z$8]))" office:value-type="float" office:value="1.05467178245658" calcext:value-type="float">
            <text:p/>
          </table:table-cell>
          <table:table-cell table:style-name="ce610" table:formula="of:=(((1+[.$AB$8]*[.$AA$6])^[.E19])*((1-[.$AA$6])^([.$E$8]-[.E19]))-0)*1" office:value-type="float" office:value="0.905946957690654" calcext:value-type="float">
            <text:p/>
          </table:table-cell>
          <table:table-cell table:style-name="ce614" table:formula="of:=([.L19]-1)*100" office:value-type="float" office:value="5.46717824565828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19]-[.$Z$8]*[.$E$8])^2*[.I19]" office:value-type="float" office:value="0.325173612419701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225" calcext:value-type="float">
            <text:p>0.2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0]&lt;[.$Z$8];[.B19]*(1+[.$AA$6]*[.$AB$8]);[.B19]*(1-[.$AA$6]))" office:value-type="float" office:value="1.28078055880929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10" calcext:value-type="float">
            <text:p>10</text:p>
          </table:table-cell>
          <table:table-cell table:style-name="ce581" table:formula="of:=RAND()" office:value-type="float" office:value="0.019497292349115" calcext:value-type="float">
            <text:p/>
          </table:table-cell>
          <table:table-cell table:style-name="ce587"/>
          <table:table-cell table:style-name="ce571"/>
          <table:table-cell table:style-name="ce594" table:formula="of:=([.$Z$8]^[.E20])*(1-[.$Z$8])^([.$E$8]-[.E20])*(FACT([.$E$8])/(FACT([.E20])*FACT([.$E$8]-[.E20])))" office:value-type="float" office:value="0.0118548223795761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20])^[.$Z$8])*((1-[.F20])^(1-[.$Z$8]))" office:value-type="float" office:value="1.01252175111053" calcext:value-type="float">
            <text:p/>
          </table:table-cell>
          <table:table-cell table:style-name="ce610" table:formula="of:=(((1+[.$AB$8]*[.$AA$6])^[.E20])*((1-[.$AA$6])^([.$E$8]-[.E20]))-0)*1" office:value-type="float" office:value="0.977887088173938" calcext:value-type="float">
            <text:p/>
          </table:table-cell>
          <table:table-cell table:style-name="ce614" table:formula="of:=([.L20]-1)*100" office:value-type="float" office:value="1.2521751110528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20]-[.$Z$8]*[.$E$8])^2*[.I20]" office:value-type="float" office:value="0.549780428157458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25" calcext:value-type="float">
            <text:p>0.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1]&lt;[.$Z$8];[.B20]*(1+[.$AA$6]*[.$AB$8]);[.B20]*(1-[.$AA$6]))" office:value-type="float" office:value="1.25644572819191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11" calcext:value-type="float">
            <text:p>11</text:p>
          </table:table-cell>
          <table:table-cell table:style-name="ce581" table:formula="of:=RAND()" office:value-type="float" office:value="0.648353864438832" calcext:value-type="float">
            <text:p/>
          </table:table-cell>
          <table:table-cell table:style-name="ce587"/>
          <table:table-cell table:style-name="ce571"/>
          <table:table-cell table:style-name="ce594" table:formula="of:=([.$Z$8]^[.E21])*(1-[.$Z$8])^([.$E$8]-[.E21])*(FACT([.$E$8])/(FACT([.E21])*FACT([.$E$8]-[.E21])))" office:value-type="float" office:value="0.0232164549220973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21])^[.$Z$8])*((1-[.F21])^(1-[.$Z$8]))" office:value-type="float" office:value="0.848024930041055" calcext:value-type="float">
            <text:p/>
          </table:table-cell>
          <table:table-cell table:style-name="ce610" table:formula="of:=(((1+[.$AB$8]*[.$AA$6])^[.E21])*((1-[.$AA$6])^([.$E$8]-[.E21]))-0)*1" office:value-type="float" office:value="1.05553989568541" calcext:value-type="float">
            <text:p/>
          </table:table-cell>
          <table:table-cell table:style-name="ce614" table:formula="of:=([.L21]-1)*100" office:value-type="float" office:value="-15.1975069958945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21]-[.$Z$8]*[.$E$8])^2*[.I21]" office:value-type="float" office:value="0.783696973995811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275" calcext:value-type="float">
            <text:p>0.27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2]&lt;[.$Z$8];[.B21]*(1+[.$AA$6]*[.$AB$8]);[.B21]*(1-[.$AA$6]))" office:value-type="float" office:value="1.23257325935626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12" calcext:value-type="float">
            <text:p>12</text:p>
          </table:table-cell>
          <table:table-cell table:style-name="ce581" table:formula="of:=RAND()" office:value-type="float" office:value="0.650506728561595" calcext:value-type="float">
            <text:p/>
          </table:table-cell>
          <table:table-cell table:style-name="ce587"/>
          <table:table-cell table:style-name="ce571"/>
          <table:table-cell table:style-name="ce594" table:formula="of:=([.$Z$8]^[.E22])*(1-[.$Z$8])^([.$E$8]-[.E22])*(FACT([.$E$8])/(FACT([.E22])*FACT([.$E$8]-[.E22])))" office:value-type="float" office:value="0.0403336716866946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22])^[.$Z$8])*((1-[.F22])^(1-[.$Z$8]))" office:value-type="float" office:value="0.84572554972627" calcext:value-type="float">
            <text:p/>
          </table:table-cell>
          <table:table-cell table:style-name="ce610" table:formula="of:=(((1+[.$AB$8]*[.$AA$6])^[.E22])*((1-[.$AA$6])^([.$E$8]-[.E22]))-0)*1" office:value-type="float" office:value="1.13935901686165" calcext:value-type="float">
            <text:p/>
          </table:table-cell>
          <table:table-cell table:style-name="ce614" table:formula="of:=([.L22]-1)*100" office:value-type="float" office:value="-15.427445027373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22]-[.$Z$8]*[.$E$8])^2*[.I22]" office:value-type="float" office:value="0.933163861510535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3]&lt;[.$Z$8];[.B22]*(1+[.$AA$6]*[.$AB$8]);[.B22]*(1-[.$AA$6]))" office:value-type="float" office:value="1.20915436742849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13" calcext:value-type="float">
            <text:p>13</text:p>
          </table:table-cell>
          <table:table-cell table:style-name="ce581" table:formula="of:=RAND()" office:value-type="float" office:value="0.594096462242305" calcext:value-type="float">
            <text:p/>
          </table:table-cell>
          <table:table-cell table:style-name="ce587"/>
          <table:table-cell table:style-name="ce571"/>
          <table:table-cell table:style-name="ce594" table:formula="of:=([.$Z$8]^[.E23])*(1-[.$Z$8])^([.$E$8]-[.E23])*(FACT([.$E$8])/(FACT([.E23])*FACT([.$E$8]-[.E23])))" office:value-type="float" office:value="0.0625250790553844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23])^[.$Z$8])*((1-[.F23])^(1-[.$Z$8]))" office:value-type="float" office:value="0.901439296029407" calcext:value-type="float">
            <text:p/>
          </table:table-cell>
          <table:table-cell table:style-name="ce610" table:formula="of:=(((1+[.$AB$8]*[.$AA$6])^[.E23])*((1-[.$AA$6])^([.$E$8]-[.E23]))-0)*1" office:value-type="float" office:value="1.22983411106503" calcext:value-type="float">
            <text:p/>
          </table:table-cell>
          <table:table-cell table:style-name="ce614" table:formula="of:=([.L23]-1)*100" office:value-type="float" office:value="-9.85607039705935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23]-[.$Z$8]*[.$E$8])^2*[.I23]" office:value-type="float" office:value="0.907620300075867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325" calcext:value-type="float">
            <text:p>0.3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4]&lt;[.$Z$8];[.B23]*(1+[.$AA$6]*[.$AB$8]);[.B23]*(1-[.$AA$6]))" office:value-type="float" office:value="1.18618043444735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14" calcext:value-type="float">
            <text:p>14</text:p>
          </table:table-cell>
          <table:table-cell table:style-name="ce581" table:formula="of:=RAND()" office:value-type="float" office:value="0.726345023373142" calcext:value-type="float">
            <text:p/>
          </table:table-cell>
          <table:table-cell table:style-name="ce587"/>
          <table:table-cell table:style-name="ce571"/>
          <table:table-cell table:style-name="ce594" table:formula="of:=([.$Z$8]^[.E24])*(1-[.$Z$8])^([.$E$8]-[.E24])*(FACT([.$E$8])/(FACT([.E24])*FACT([.$E$8]-[.E24])))" office:value-type="float" office:value="0.086899262415958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24])^[.$Z$8])*((1-[.F24])^(1-[.$Z$8]))" office:value-type="float" office:value="0.7549420285087" calcext:value-type="float">
            <text:p/>
          </table:table-cell>
          <table:table-cell table:style-name="ce610" table:formula="of:=(((1+[.$AB$8]*[.$AA$6])^[.E24])*((1-[.$AA$6])^([.$E$8]-[.E24]))-0)*1" office:value-type="float" office:value="1.32749372090394" calcext:value-type="float">
            <text:p/>
          </table:table-cell>
          <table:table-cell table:style-name="ce614" table:formula="of:=([.L24]-1)*100" office:value-type="float" office:value="-24.50579714913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24]-[.$Z$8]*[.$E$8])^2*[.I24]" office:value-type="float" office:value="0.686165265962647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35" calcext:value-type="float">
            <text:p>0.3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5]&lt;[.$Z$8];[.B24]*(1+[.$AA$6]*[.$AB$8]);[.B24]*(1-[.$AA$6]))" office:value-type="float" office:value="1.16364300619285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15" calcext:value-type="float">
            <text:p>15</text:p>
          </table:table-cell>
          <table:table-cell table:style-name="ce581" table:formula="of:=RAND()" office:value-type="float" office:value="0.812327774008736" calcext:value-type="float">
            <text:p/>
          </table:table-cell>
          <table:table-cell table:style-name="ce587"/>
          <table:table-cell table:style-name="ce571"/>
          <table:table-cell table:style-name="ce594" table:formula="of:=([.$Z$8]^[.E25])*(1-[.$Z$8])^([.$E$8]-[.E25])*(FACT([.$E$8])/(FACT([.E25])*FACT([.$E$8]-[.E25])))" office:value-type="float" office:value="0.108697721462673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25])^[.$Z$8])*((1-[.F25])^(1-[.$Z$8]))" office:value-type="float" office:value="0.624163305345796" calcext:value-type="float">
            <text:p/>
          </table:table-cell>
          <table:table-cell table:style-name="ce610" table:formula="of:=(((1+[.$AB$8]*[.$AA$6])^[.E25])*((1-[.$AA$6])^([.$E$8]-[.E25]))-0)*1" office:value-type="float" office:value="1.43290835990335" calcext:value-type="float">
            <text:p/>
          </table:table-cell>
          <table:table-cell table:style-name="ce614" table:formula="of:=([.L25]-1)*100" office:value-type="float" office:value="-37.5836694654204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25]-[.$Z$8]*[.$E$8])^2*[.I25]" office:value-type="float" office:value="0.356104605283863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375" calcext:value-type="float">
            <text:p>0.37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6]&lt;[.$Z$8];[.B25]*(1+[.$AA$6]*[.$AB$8]);[.B25]*(1-[.$AA$6]))" office:value-type="float" office:value="1.23218157925761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16" calcext:value-type="float">
            <text:p>16</text:p>
          </table:table-cell>
          <table:table-cell table:style-name="ce581" table:formula="of:=RAND()" office:value-type="float" office:value="0.276981065282598" calcext:value-type="float">
            <text:p/>
          </table:table-cell>
          <table:table-cell table:style-name="ce587"/>
          <table:table-cell table:style-name="ce571"/>
          <table:table-cell table:style-name="ce594" table:formula="of:=([.$Z$8]^[.E26])*(1-[.$Z$8])^([.$E$8]-[.E26])*(FACT([.$E$8])/(FACT([.E26])*FACT([.$E$8]-[.E26])))" office:value-type="float" office:value="0.122745520211027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26])^[.$Z$8])*((1-[.F26])^(1-[.$Z$8]))" office:value-type="float" office:value="1.06480110995048" calcext:value-type="float">
            <text:p/>
          </table:table-cell>
          <table:table-cell table:style-name="ce610" table:formula="of:=(((1+[.$AB$8]*[.$AA$6])^[.E26])*((1-[.$AA$6])^([.$E$8]-[.E26]))-0)*1" office:value-type="float" office:value="1.54669384536356" calcext:value-type="float">
            <text:p/>
          </table:table-cell>
          <table:table-cell table:style-name="ce614" table:formula="of:=([.L26]-1)*100" office:value-type="float" office:value="6.48011099504757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26]-[.$Z$8]*[.$E$8])^2*[.I26]" office:value-type="float" office:value="0.0805333358104552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4" calcext:value-type="float">
            <text:p>0.4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7]&lt;[.$Z$8];[.B26]*(1+[.$AA$6]*[.$AB$8]);[.B26]*(1-[.$AA$6]))" office:value-type="float" office:value="1.30475707427588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17" calcext:value-type="float">
            <text:p>17</text:p>
          </table:table-cell>
          <table:table-cell table:style-name="ce581" table:formula="of:=RAND()" office:value-type="float" office:value="0.272844533668831" calcext:value-type="float">
            <text:p/>
          </table:table-cell>
          <table:table-cell table:style-name="ce587"/>
          <table:table-cell table:style-name="ce571"/>
          <table:table-cell table:style-name="ce594" table:formula="of:=([.$Z$8]^[.E27])*(1-[.$Z$8])^([.$E$8]-[.E27])*(FACT([.$E$8])/(FACT([.E27])*FACT([.$E$8]-[.E27])))" office:value-type="float" office:value="0.125437844682256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27])^[.$Z$8])*((1-[.F27])^(1-[.$Z$8]))" office:value-type="float" office:value="1.06536281911932" calcext:value-type="float">
            <text:p/>
          </table:table-cell>
          <table:table-cell table:style-name="ce610" table:formula="of:=(((1+[.$AB$8]*[.$AA$6])^[.E27])*((1-[.$AA$6])^([.$E$8]-[.E27]))-0)*1" office:value-type="float" office:value="1.66951489587714" calcext:value-type="float">
            <text:p/>
          </table:table-cell>
          <table:table-cell table:style-name="ce614" table:formula="of:=([.L27]-1)*100" office:value-type="float" office:value="6.53628191193205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27]-[.$Z$8]*[.$E$8])^2*[.I27]" office:value-type="float" office:value="0.00452830619302932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425" calcext:value-type="float">
            <text:p>0.4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8]&lt;[.$Z$8];[.B27]*(1+[.$AA$6]*[.$AB$8]);[.B27]*(1-[.$AA$6]))" office:value-type="float" office:value="1.38160726595073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18" calcext:value-type="float">
            <text:p>18</text:p>
          </table:table-cell>
          <table:table-cell table:style-name="ce581" table:formula="of:=RAND()" office:value-type="float" office:value="0.303342245286331" calcext:value-type="float">
            <text:p/>
          </table:table-cell>
          <table:table-cell table:style-name="ce587"/>
          <table:table-cell table:style-name="ce571"/>
          <table:table-cell table:style-name="ce594" table:formula="of:=([.$Z$8]^[.E28])*(1-[.$Z$8])^([.$E$8]-[.E28])*(FACT([.$E$8])/(FACT([.E28])*FACT([.$E$8]-[.E28])))" office:value-type="float" office:value="0.116224895637796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28])^[.$Z$8])*((1-[.F28])^(1-[.$Z$8]))" office:value-type="float" office:value="1.06026231917501" calcext:value-type="float">
            <text:p/>
          </table:table-cell>
          <table:table-cell table:style-name="ce610" table:formula="of:=(((1+[.$AB$8]*[.$AA$6])^[.E28])*((1-[.$AA$6])^([.$E$8]-[.E28]))-0)*1" office:value-type="float" office:value="1.80208901452019" calcext:value-type="float">
            <text:p/>
          </table:table-cell>
          <table:table-cell table:style-name="ce614" table:formula="of:=([.L28]-1)*100" office:value-type="float" office:value="6.02623191750076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28]-[.$Z$8]*[.$E$8])^2*[.I28]" office:value-type="float" office:value="0.164586074712683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45" calcext:value-type="float">
            <text:p>0.4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29]&lt;[.$Z$8];[.B28]*(1+[.$AA$6]*[.$AB$8]);[.B28]*(1-[.$AA$6]))" office:value-type="float" office:value="1.46298393391523" calcext:value-type="float">
            <text:p/>
          </table:table-cell>
          <table:table-cell table:style-name="ce560"/>
          <table:table-cell table:style-name="ce572"/>
          <table:table-cell table:style-name="ce375" office:value-type="float" office:value="19" calcext:value-type="float">
            <text:p>19</text:p>
          </table:table-cell>
          <table:table-cell table:style-name="ce581" table:formula="of:=RAND()" office:value-type="float" office:value="0.0401598415337503" calcext:value-type="float">
            <text:p/>
          </table:table-cell>
          <table:table-cell table:style-name="ce587"/>
          <table:table-cell table:style-name="ce572"/>
          <table:table-cell table:style-name="ce594" table:formula="of:=([.$Z$8]^[.E29])*(1-[.$Z$8])^([.$E$8]-[.E29])*(FACT([.$E$8])/(FACT([.E29])*FACT([.$E$8]-[.E29])))" office:value-type="float" office:value="0.0977699166694397" calcext:value-type="float">
            <text:p/>
          </table:table-cell>
          <table:table-cell table:style-name="ce597"/>
          <table:table-cell table:style-name="ce572"/>
          <table:table-cell table:style-name="ce604" table:formula="of:=((1+[.$AB$8]*[.F29])^[.$Z$8])*((1-[.F29])^(1-[.$Z$8]))" office:value-type="float" office:value="1.02421239639324" calcext:value-type="float">
            <text:p/>
          </table:table-cell>
          <table:table-cell table:style-name="ce610" table:formula="of:=(((1+[.$AB$8]*[.$AA$6])^[.E29])*((1-[.$AA$6])^([.$E$8]-[.E29]))-0)*1" office:value-type="float" office:value="1.94519068040308" calcext:value-type="float">
            <text:p/>
          </table:table-cell>
          <table:table-cell table:style-name="ce614" table:formula="of:=([.L29]-1)*100" office:value-type="float" office:value="2.42123963932426" calcext:value-type="float">
            <text:p/>
          </table:table-cell>
          <table:table-cell table:style-name="ce572"/>
          <table:table-cell table:number-columns-repeated="3"/>
          <table:table-cell table:style-name="ce572"/>
          <table:table-cell table:number-columns-repeated="2"/>
          <table:table-cell table:style-name="ce572"/>
          <table:table-cell table:style-name="ce629" table:formula="of:=([.E29]-[.$Z$8]*[.$E$8])^2*[.I29]" office:value-type="float" office:value="0.468914297338299" calcext:value-type="float">
            <text:p/>
          </table:table-cell>
          <table:table-cell/>
          <table:table-cell table:style-name="ce572"/>
          <table:table-cell table:number-columns-repeated="3"/>
          <table:table-cell table:style-name="ce572"/>
          <table:table-cell office:value-type="float" office:value="0.475" calcext:value-type="float">
            <text:p>0.47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0]&lt;[.$Z$8];[.B29]*(1+[.$AA$6]*[.$AB$8]);[.B29]*(1-[.$AA$6]))" office:value-type="float" office:value="1.43518723917084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0" calcext:value-type="float">
            <text:p>20</text:p>
          </table:table-cell>
          <table:table-cell table:style-name="ce581" table:formula="of:=RAND()" office:value-type="float" office:value="0.770163653418422" calcext:value-type="float">
            <text:p/>
          </table:table-cell>
          <table:table-cell table:style-name="ce587"/>
          <table:table-cell table:style-name="ce571"/>
          <table:table-cell table:style-name="ce594" table:formula="of:=([.$Z$8]^[.E30])*(1-[.$Z$8])^([.$E$8]-[.E30])*(FACT([.$E$8])/(FACT([.E30])*FACT([.$E$8]-[.E30])))" office:value-type="float" office:value="0.0747359871490124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0])^[.$Z$8])*((1-[.F30])^(1-[.$Z$8]))" office:value-type="float" office:value="0.692608693322608" calcext:value-type="float">
            <text:p/>
          </table:table-cell>
          <table:table-cell table:style-name="ce610" table:formula="of:=(((1+[.$AB$8]*[.$AA$6])^[.E30])*((1-[.$AA$6])^([.$E$8]-[.E30]))-0)*1" office:value-type="float" office:value="2.0996558730671" calcext:value-type="float">
            <text:p/>
          </table:table-cell>
          <table:table-cell table:style-name="ce614" table:formula="of:=([.L30]-1)*100" office:value-type="float" office:value="-30.7391306677392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0]-[.$Z$8]*[.$E$8])^2*[.I30]" office:value-type="float" office:value="0.760520878827064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5" calcext:value-type="float">
            <text:p>0.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1]&lt;[.$Z$8];[.B30]*(1+[.$AA$6]*[.$AB$8]);[.B30]*(1-[.$AA$6]))" office:value-type="float" office:value="1.4079186816266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1" calcext:value-type="float">
            <text:p>21</text:p>
          </table:table-cell>
          <table:table-cell table:style-name="ce581" table:formula="of:=RAND()" office:value-type="float" office:value="0.450993552571163" calcext:value-type="float">
            <text:p/>
          </table:table-cell>
          <table:table-cell table:style-name="ce587"/>
          <table:table-cell table:style-name="ce571"/>
          <table:table-cell table:style-name="ce594" table:formula="of:=([.$Z$8]^[.E31])*(1-[.$Z$8])^([.$E$8]-[.E31])*(FACT([.$E$8])/(FACT([.E31])*FACT([.$E$8]-[.E31])))" office:value-type="float" office:value="0.0519351775103307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1])^[.$Z$8])*((1-[.F31])^(1-[.$Z$8]))" office:value-type="float" office:value="1.00483509959549" calcext:value-type="float">
            <text:p/>
          </table:table-cell>
          <table:table-cell table:style-name="ce610" table:formula="of:=(((1+[.$AB$8]*[.$AA$6])^[.E31])*((1-[.$AA$6])^([.$E$8]-[.E31]))-0)*1" office:value-type="float" office:value="2.26638695615775" calcext:value-type="float">
            <text:p/>
          </table:table-cell>
          <table:table-cell table:style-name="ce614" table:formula="of:=([.L31]-1)*100" office:value-type="float" office:value="0.483509959548933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1]-[.$Z$8]*[.$E$8])^2*[.I31]" office:value-type="float" office:value="0.911779169889115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525" calcext:value-type="float">
            <text:p>0.5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2]&lt;[.$Z$8];[.B31]*(1+[.$AA$6]*[.$AB$8]);[.B31]*(1-[.$AA$6]))" office:value-type="float" office:value="1.4908450919744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2" calcext:value-type="float">
            <text:p>22</text:p>
          </table:table-cell>
          <table:table-cell table:style-name="ce581" table:formula="of:=RAND()" office:value-type="float" office:value="0.254531391197816" calcext:value-type="float">
            <text:p/>
          </table:table-cell>
          <table:table-cell table:style-name="ce587"/>
          <table:table-cell table:style-name="ce571"/>
          <table:table-cell table:style-name="ce594" table:formula="of:=([.$Z$8]^[.E32])*(1-[.$Z$8])^([.$E$8]-[.E32])*(FACT([.$E$8])/(FACT([.E32])*FACT([.$E$8]-[.E32])))" office:value-type="float" office:value="0.0328095882576819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2])^[.$Z$8])*((1-[.F32])^(1-[.$Z$8]))" office:value-type="float" office:value="1.06735348204703" calcext:value-type="float">
            <text:p/>
          </table:table-cell>
          <table:table-cell table:style-name="ce610" table:formula="of:=(((1+[.$AB$8]*[.$AA$6])^[.E32])*((1-[.$AA$6])^([.$E$8]-[.E32]))-0)*1" office:value-type="float" office:value="2.44635794890463" calcext:value-type="float">
            <text:p/>
          </table:table-cell>
          <table:table-cell table:style-name="ce614" table:formula="of:=([.L32]-1)*100" office:value-type="float" office:value="6.73534820470254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2]-[.$Z$8]*[.$E$8])^2*[.I32]" office:value-type="float" office:value="0.883762350267745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55" calcext:value-type="float">
            <text:p>0.5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3]&lt;[.$Z$8];[.B32]*(1+[.$AA$6]*[.$AB$8]);[.B32]*(1-[.$AA$6]))" office:value-type="float" office:value="1.46251903522689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3" calcext:value-type="float">
            <text:p>23</text:p>
          </table:table-cell>
          <table:table-cell table:style-name="ce581" table:formula="of:=RAND()" office:value-type="float" office:value="0.565957127837464" calcext:value-type="float">
            <text:p/>
          </table:table-cell>
          <table:table-cell table:style-name="ce587"/>
          <table:table-cell table:style-name="ce571"/>
          <table:table-cell table:style-name="ce594" table:formula="of:=([.$Z$8]^[.E33])*(1-[.$Z$8])^([.$E$8]-[.E33])*(FACT([.$E$8])/(FACT([.E33])*FACT([.$E$8]-[.E33])))" office:value-type="float" office:value="0.018834686258463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3])^[.$Z$8])*((1-[.F33])^(1-[.$Z$8]))" office:value-type="float" office:value="0.9258905729933" calcext:value-type="float">
            <text:p/>
          </table:table-cell>
          <table:table-cell table:style-name="ce610" table:formula="of:=(((1+[.$AB$8]*[.$AA$6])^[.E33])*((1-[.$AA$6])^([.$E$8]-[.E33]))-0)*1" office:value-type="float" office:value="2.64062021620297" calcext:value-type="float">
            <text:p/>
          </table:table-cell>
          <table:table-cell table:style-name="ce614" table:formula="of:=([.L33]-1)*100" office:value-type="float" office:value="-7.41094270066998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3]-[.$Z$8]*[.$E$8])^2*[.I33]" office:value-type="float" office:value="0.721671722147892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575" calcext:value-type="float">
            <text:p>0.57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4]&lt;[.$Z$8];[.B33]*(1+[.$AA$6]*[.$AB$8]);[.B33]*(1-[.$AA$6]))" office:value-type="float" office:value="1.43473117355758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4" calcext:value-type="float">
            <text:p>24</text:p>
          </table:table-cell>
          <table:table-cell table:style-name="ce581" table:formula="of:=RAND()" office:value-type="float" office:value="0.884382399264723" calcext:value-type="float">
            <text:p/>
          </table:table-cell>
          <table:table-cell table:style-name="ce587"/>
          <table:table-cell table:style-name="ce571"/>
          <table:table-cell table:style-name="ce594" table:formula="of:=([.$Z$8]^[.E34])*(1-[.$Z$8])^([.$E$8]-[.E34])*(FACT([.$E$8])/(FACT([.E34])*FACT([.$E$8]-[.E34])))" office:value-type="float" office:value="0.00981638309233451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4])^[.$Z$8])*((1-[.F34])^(1-[.$Z$8]))" office:value-type="float" office:value="0.480991005811204" calcext:value-type="float">
            <text:p/>
          </table:table-cell>
          <table:table-cell table:style-name="ce610" table:formula="of:=(((1+[.$AB$8]*[.$AA$6])^[.E34])*((1-[.$AA$6])^([.$E$8]-[.E34]))-0)*1" office:value-type="float" office:value="2.85030861053754" calcext:value-type="float">
            <text:p/>
          </table:table-cell>
          <table:table-cell table:style-name="ce614" table:formula="of:=([.L34]-1)*100" office:value-type="float" office:value="-51.9008994188796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4]-[.$Z$8]*[.$E$8])^2*[.I34]" office:value-type="float" office:value="0.507468721979634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6" calcext:value-type="float">
            <text:p>0.6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5]&lt;[.$Z$8];[.B34]*(1+[.$AA$6]*[.$AB$8]);[.B34]*(1-[.$AA$6]))" office:value-type="float" office:value="1.40747128125999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5" calcext:value-type="float">
            <text:p>25</text:p>
          </table:table-cell>
          <table:table-cell table:style-name="ce581" table:formula="of:=RAND()" office:value-type="float" office:value="0.52310448884964" calcext:value-type="float">
            <text:p/>
          </table:table-cell>
          <table:table-cell table:style-name="ce587"/>
          <table:table-cell table:style-name="ce571"/>
          <table:table-cell table:style-name="ce594" table:formula="of:=([.$Z$8]^[.E35])*(1-[.$Z$8])^([.$E$8]-[.E35])*(FACT([.$E$8])/(FACT([.E35])*FACT([.$E$8]-[.E35])))" office:value-type="float" office:value="0.00463865695956417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5])^[.$Z$8])*((1-[.F35])^(1-[.$Z$8]))" office:value-type="float" office:value="0.95914345672879" calcext:value-type="float">
            <text:p/>
          </table:table-cell>
          <table:table-cell table:style-name="ce610" table:formula="of:=(((1+[.$AB$8]*[.$AA$6])^[.E35])*((1-[.$AA$6])^([.$E$8]-[.E35]))-0)*1" office:value-type="float" office:value="3.07664810162915" calcext:value-type="float">
            <text:p/>
          </table:table-cell>
          <table:table-cell table:style-name="ce614" table:formula="of:=([.L35]-1)*100" office:value-type="float" office:value="-4.085654327121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5]-[.$Z$8]*[.$E$8])^2*[.I35]" office:value-type="float" office:value="0.311143018085422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625" calcext:value-type="float">
            <text:p>0.6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6]&lt;[.$Z$8];[.B35]*(1+[.$AA$6]*[.$AB$8]);[.B35]*(1-[.$AA$6]))" office:value-type="float" office:value="1.4903713397262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6" calcext:value-type="float">
            <text:p>26</text:p>
          </table:table-cell>
          <table:table-cell table:style-name="ce581" table:formula="of:=RAND()" office:value-type="float" office:value="0.380366418510675" calcext:value-type="float">
            <text:p/>
          </table:table-cell>
          <table:table-cell table:style-name="ce587"/>
          <table:table-cell table:style-name="ce571"/>
          <table:table-cell table:style-name="ce594" table:formula="of:=([.$Z$8]^[.E36])*(1-[.$Z$8])^([.$E$8]-[.E36])*(FACT([.$E$8])/(FACT([.E36])*FACT([.$E$8]-[.E36])))" office:value-type="float" office:value="0.00198367598792314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6])^[.$Z$8])*((1-[.F36])^(1-[.$Z$8]))" office:value-type="float" office:value="1.03766265666432" calcext:value-type="float">
            <text:p/>
          </table:table-cell>
          <table:table-cell table:style-name="ce610" table:formula="of:=(((1+[.$AB$8]*[.$AA$6])^[.E36])*((1-[.$AA$6])^([.$E$8]-[.E36]))-0)*1" office:value-type="float" office:value="3.32096093253324" calcext:value-type="float">
            <text:p/>
          </table:table-cell>
          <table:table-cell table:style-name="ce614" table:formula="of:=([.L36]-1)*100" office:value-type="float" office:value="3.76626566643194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6]-[.$Z$8]*[.$E$8])^2*[.I36]" office:value-type="float" office:value="0.167533537603635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65" calcext:value-type="float">
            <text:p>0.6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7]&lt;[.$Z$8];[.B36]*(1+[.$AA$6]*[.$AB$8]);[.B36]*(1-[.$AA$6]))" office:value-type="float" office:value="1.4620542842714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7" calcext:value-type="float">
            <text:p>27</text:p>
          </table:table-cell>
          <table:table-cell table:style-name="ce581" table:formula="of:=RAND()" office:value-type="float" office:value="0.991420807084069" calcext:value-type="float">
            <text:p/>
          </table:table-cell>
          <table:table-cell table:style-name="ce587"/>
          <table:table-cell table:style-name="ce571"/>
          <table:table-cell table:style-name="ce594" table:formula="of:=([.$Z$8]^[.E37])*(1-[.$Z$8])^([.$E$8]-[.E37])*(FACT([.$E$8])/(FACT([.E37])*FACT([.$E$8]-[.E37])))" office:value-type="float" office:value="0.00076582594637334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7])^[.$Z$8])*((1-[.F37])^(1-[.$Z$8]))" office:value-type="float" office:value="0.107353445313665" calcext:value-type="float">
            <text:p/>
          </table:table-cell>
          <table:table-cell table:style-name="ce610" table:formula="of:=(((1+[.$AB$8]*[.$AA$6])^[.E37])*((1-[.$AA$6])^([.$E$8]-[.E37]))-0)*1" office:value-type="float" office:value="3.58467434399536" calcext:value-type="float">
            <text:p/>
          </table:table-cell>
          <table:table-cell table:style-name="ce614" table:formula="of:=([.L37]-1)*100" office:value-type="float" office:value="-89.2646554686335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7]-[.$Z$8]*[.$E$8])^2*[.I37]" office:value-type="float" office:value="0.0795203795502168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675" calcext:value-type="float">
            <text:p>0.67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8]&lt;[.$Z$8];[.B37]*(1+[.$AA$6]*[.$AB$8]);[.B37]*(1-[.$AA$6]))" office:value-type="float" office:value="1.54816928161499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8" calcext:value-type="float">
            <text:p>28</text:p>
          </table:table-cell>
          <table:table-cell table:style-name="ce581" table:formula="of:=RAND()" office:value-type="float" office:value="0.018168953480199" calcext:value-type="float">
            <text:p/>
          </table:table-cell>
          <table:table-cell table:style-name="ce587"/>
          <table:table-cell table:style-name="ce571"/>
          <table:table-cell table:style-name="ce594" table:formula="of:=([.$Z$8]^[.E38])*(1-[.$Z$8])^([.$E$8]-[.E38])*(FACT([.$E$8])/(FACT([.E38])*FACT([.$E$8]-[.E38])))" office:value-type="float" office:value="0.000266092066112771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8])^[.$Z$8])*((1-[.F38])^(1-[.$Z$8]))" office:value-type="float" office:value="1.01171567335462" calcext:value-type="float">
            <text:p/>
          </table:table-cell>
          <table:table-cell table:style-name="ce610" table:formula="of:=(((1+[.$AB$8]*[.$AA$6])^[.E38])*((1-[.$AA$6])^([.$E$8]-[.E38]))-0)*1" office:value-type="float" office:value="3.86932891218826" calcext:value-type="float">
            <text:p/>
          </table:table-cell>
          <table:table-cell table:style-name="ce614" table:formula="of:=([.L38]-1)*100" office:value-type="float" office:value="1.17156733546249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8]-[.$Z$8]*[.$E$8])^2*[.I38]" office:value-type="float" office:value="0.0333190107595833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7" calcext:value-type="float">
            <text:p>0.7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39]&lt;[.$Z$8];[.B38]*(1+[.$AA$6]*[.$AB$8]);[.B38]*(1-[.$AA$6]))" office:value-type="float" office:value="1.5187540652643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29" calcext:value-type="float">
            <text:p>29</text:p>
          </table:table-cell>
          <table:table-cell table:style-name="ce581" table:formula="of:=RAND()" office:value-type="float" office:value="0.900742908241227" calcext:value-type="float">
            <text:p/>
          </table:table-cell>
          <table:table-cell table:style-name="ce587"/>
          <table:table-cell table:style-name="ce571"/>
          <table:table-cell table:style-name="ce594" table:formula="of:=([.$Z$8]^[.E39])*(1-[.$Z$8])^([.$E$8]-[.E39])*(FACT([.$E$8])/(FACT([.E39])*FACT([.$E$8]-[.E39])))" office:value-type="float" office:value="0.0000828913332776779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39])^[.$Z$8])*((1-[.F39])^(1-[.$Z$8]))" office:value-type="float" office:value="0.442017592812521" calcext:value-type="float">
            <text:p/>
          </table:table-cell>
          <table:table-cell table:style-name="ce610" table:formula="of:=(((1+[.$AB$8]*[.$AA$6])^[.E39])*((1-[.$AA$6])^([.$E$8]-[.E39]))-0)*1" office:value-type="float" office:value="4.17658754853838" calcext:value-type="float">
            <text:p/>
          </table:table-cell>
          <table:table-cell table:style-name="ce614" table:formula="of:=([.L39]-1)*100" office:value-type="float" office:value="-55.7982407187479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39]-[.$Z$8]*[.$E$8])^2*[.I39]" office:value-type="float" office:value="0.0123173288488631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725" calcext:value-type="float">
            <text:p>0.7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40]&lt;[.$Z$8];[.B39]*(1+[.$AA$6]*[.$AB$8]);[.B39]*(1-[.$AA$6]))" office:value-type="float" office:value="1.60820867970837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0" calcext:value-type="float">
            <text:p>30</text:p>
          </table:table-cell>
          <table:table-cell table:style-name="ce581" table:formula="of:=RAND()" office:value-type="float" office:value="0.361725472146645" calcext:value-type="float">
            <text:p/>
          </table:table-cell>
          <table:table-cell table:style-name="ce587"/>
          <table:table-cell table:style-name="ce571"/>
          <table:table-cell table:style-name="ce594" table:formula="of:=([.$Z$8]^[.E40])*(1-[.$Z$8])^([.$E$8]-[.E40])*(FACT([.$E$8])/(FACT([.E40])*FACT([.$E$8]-[.E40])))" office:value-type="float" office:value="0.0000230409807754901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0])^[.$Z$8])*((1-[.F40])^(1-[.$Z$8]))" office:value-type="float" office:value="1.04439648217623" calcext:value-type="float">
            <text:p/>
          </table:table-cell>
          <table:table-cell table:style-name="ce610" table:formula="of:=(((1+[.$AB$8]*[.$AA$6])^[.E40])*((1-[.$AA$6])^([.$E$8]-[.E40]))-0)*1" office:value-type="float" office:value="4.50824521421742" calcext:value-type="float">
            <text:p/>
          </table:table-cell>
          <table:table-cell table:style-name="ce614" table:formula="of:=([.L40]-1)*100" office:value-type="float" office:value="4.4396482176231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0]-[.$Z$8]*[.$E$8])^2*[.I40]" office:value-type="float" office:value="0.00400857997549474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75" calcext:value-type="float">
            <text:p>0.75</text:p>
          </table:table-cell>
          <table:table-cell table:number-columns-repeated="7"/>
          <table:table-cell table:style-name="ce416" office:value-type="string" calcext:value-type="string">
            <text:p>p</text:p>
          </table:table-cell>
          <table:table-cell table:style-name="ce416" office:value-type="string" calcext:value-type="string">
            <text:p>f</text:p>
          </table:table-cell>
          <table:table-cell table:number-columns-repeated="985"/>
        </table:table-row>
        <table:table-row table:style-name="ro3">
          <table:table-cell/>
          <table:table-cell table:style-name="ce555" table:formula="of:=IF([.F41]&lt;[.$Z$8];[.B40]*(1+[.$AA$6]*[.$AB$8]);[.B40]*(1-[.$AA$6]))" office:value-type="float" office:value="1.57765271479391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1" calcext:value-type="float">
            <text:p>31</text:p>
          </table:table-cell>
          <table:table-cell table:style-name="ce581" table:formula="of:=RAND()" office:value-type="float" office:value="0.944553442532197" calcext:value-type="float">
            <text:p/>
          </table:table-cell>
          <table:table-cell table:style-name="ce587"/>
          <table:table-cell table:style-name="ce571"/>
          <table:table-cell table:style-name="ce594" table:formula="of:=([.$Z$8]^[.E41])*(1-[.$Z$8])^([.$E$8]-[.E41])*(FACT([.$E$8])/(FACT([.E41])*FACT([.$E$8]-[.E41])))" office:value-type="float" office:value="0.00000568151029510446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1])^[.$Z$8])*((1-[.F41])^(1-[.$Z$8]))" office:value-type="float" office:value="0.318054508577767" calcext:value-type="float">
            <text:p/>
          </table:table-cell>
          <table:table-cell table:style-name="ce610" table:formula="of:=(((1+[.$AB$8]*[.$AA$6])^[.E41])*((1-[.$AA$6])^([.$E$8]-[.E41]))-0)*1" office:value-type="float" office:value="4.86623940604977" calcext:value-type="float">
            <text:p/>
          </table:table-cell>
          <table:table-cell table:style-name="ce614" table:formula="of:=([.L41]-1)*100" office:value-type="float" office:value="-68.1945491422233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1]-[.$Z$8]*[.$E$8])^2*[.I41]" office:value-type="float" office:value="0.00114400675513208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775" calcext:value-type="float">
            <text:p>0.775</text:p>
          </table:table-cell>
          <table:table-cell table:number-columns-repeated="6"/>
          <table:table-cell office:value-type="string" calcext:value-type="string">
            <text:p>trendfollow</text:p>
          </table:table-cell>
          <table:table-cell table:style-name="ce416" office:value-type="float" office:value="0.9" calcext:value-type="float">
            <text:p>0.9</text:p>
          </table:table-cell>
          <table:table-cell table:style-name="ce416" office:value-type="float" office:value="0.17" calcext:value-type="float">
            <text:p>0.17</text:p>
          </table:table-cell>
          <table:table-cell table:number-columns-repeated="985"/>
        </table:table-row>
        <table:table-row table:style-name="ro3">
          <table:table-cell/>
          <table:table-cell table:style-name="ce555" table:formula="of:=IF([.F42]&lt;[.$Z$8];[.B41]*(1+[.$AA$6]*[.$AB$8]);[.B41]*(1-[.$AA$6]))" office:value-type="float" office:value="1.54767731321282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2" calcext:value-type="float">
            <text:p>32</text:p>
          </table:table-cell>
          <table:table-cell table:style-name="ce581" table:formula="of:=RAND()" office:value-type="float" office:value="0.48511820146814" calcext:value-type="float">
            <text:p/>
          </table:table-cell>
          <table:table-cell table:style-name="ce587"/>
          <table:table-cell table:style-name="ce571"/>
          <table:table-cell table:style-name="ce594" table:formula="of:=([.$Z$8]^[.E42])*(1-[.$Z$8])^([.$E$8]-[.E42])*(FACT([.$E$8])/(FACT([.E42])*FACT([.$E$8]-[.E42])))" office:value-type="float" office:value="0.00000123380255349196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2])^[.$Z$8])*((1-[.F42])^(1-[.$Z$8]))" office:value-type="float" office:value="0.984777284818046" calcext:value-type="float">
            <text:p/>
          </table:table-cell>
          <table:table-cell table:style-name="ce610" table:formula="of:=(((1+[.$AB$8]*[.$AA$6])^[.E42])*((1-[.$AA$6])^([.$E$8]-[.E42]))-0)*1" office:value-type="float" office:value="5.25266147509287" calcext:value-type="float">
            <text:p/>
          </table:table-cell>
          <table:table-cell table:style-name="ce614" table:formula="of:=([.L42]-1)*100" office:value-type="float" office:value="-1.52227151819542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2]-[.$Z$8]*[.$E$8])^2*[.I42]" office:value-type="float" office:value="0.000284682789362777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8" calcext:value-type="float">
            <text:p>0.8</text:p>
          </table:table-cell>
          <table:table-cell table:number-columns-repeated="6"/>
          <table:table-cell office:value-type="string" calcext:value-type="string">
            <text:p>bargainhunter</text:p>
          </table:table-cell>
          <table:table-cell table:style-name="ce416" office:value-type="float" office:value="0.5" calcext:value-type="float">
            <text:p>0.5</text:p>
          </table:table-cell>
          <table:table-cell table:style-name="ce416" office:value-type="float" office:value="1.3" calcext:value-type="float">
            <text:p>1.3</text:p>
          </table:table-cell>
          <table:table-cell table:number-columns-repeated="985"/>
        </table:table-row>
        <table:table-row table:style-name="ro3">
          <table:table-cell/>
          <table:table-cell table:style-name="ce555" table:formula="of:=IF([.F43]&lt;[.$Z$8];[.B42]*(1+[.$AA$6]*[.$AB$8]);[.B42]*(1-[.$AA$6]))" office:value-type="float" office:value="1.63883550696106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3" calcext:value-type="float">
            <text:p>33</text:p>
          </table:table-cell>
          <table:table-cell table:style-name="ce581" table:formula="of:=RAND()" office:value-type="float" office:value="0.348495964426547" calcext:value-type="float">
            <text:p/>
          </table:table-cell>
          <table:table-cell table:style-name="ce587"/>
          <table:table-cell table:style-name="ce571"/>
          <table:table-cell table:style-name="ce594" table:formula="of:=([.$Z$8]^[.E43])*(1-[.$Z$8])^([.$E$8]-[.E43])*(FACT([.$E$8])/(FACT([.E43])*FACT([.$E$8]-[.E43])))" office:value-type="float" office:value="0.000000233833149583223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3])^[.$Z$8])*((1-[.F43])^(1-[.$Z$8]))" office:value-type="float" office:value="1.04868716144433" calcext:value-type="float">
            <text:p/>
          </table:table-cell>
          <table:table-cell table:style-name="ce610" table:formula="of:=(((1+[.$AB$8]*[.$AA$6])^[.E43])*((1-[.$AA$6])^([.$E$8]-[.E43]))-0)*1" office:value-type="float" office:value="5.66976884401207" calcext:value-type="float">
            <text:p/>
          </table:table-cell>
          <table:table-cell table:style-name="ce614" table:formula="of:=([.L43]-1)*100" office:value-type="float" office:value="4.86871614443341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3]-[.$Z$8]*[.$E$8])^2*[.I43]" office:value-type="float" office:value="0.0000612914332194709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825" calcext:value-type="float">
            <text:p>0.825</text:p>
          </table:table-cell>
          <table:table-cell table:number-columns-repeated="6"/>
          <table:table-cell office:value-type="string" calcext:value-type="string">
            <text:p>topper</text:p>
          </table:table-cell>
          <table:table-cell table:style-name="ce416" office:value-type="float" office:value="0.1" calcext:value-type="float">
            <text:p>0.1</text:p>
          </table:table-cell>
          <table:table-cell table:style-name="ce416" office:value-type="float" office:value="14.3" calcext:value-type="float">
            <text:p>14.3</text:p>
          </table:table-cell>
          <table:table-cell table:number-columns-repeated="985"/>
        </table:table-row>
        <table:table-row table:style-name="ro3">
          <table:table-cell/>
          <table:table-cell table:style-name="ce555" table:formula="of:=IF([.F44]&lt;[.$Z$8];[.B43]*(1+[.$AA$6]*[.$AB$8]);[.B43]*(1-[.$AA$6]))" office:value-type="float" office:value="1.6076976323288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4" calcext:value-type="float">
            <text:p>34</text:p>
          </table:table-cell>
          <table:table-cell table:style-name="ce581" table:formula="of:=RAND()" office:value-type="float" office:value="0.906127500813454" calcext:value-type="float">
            <text:p/>
          </table:table-cell>
          <table:table-cell table:style-name="ce587"/>
          <table:table-cell table:style-name="ce571"/>
          <table:table-cell table:style-name="ce594" table:formula="of:=([.$Z$8]^[.E44])*(1-[.$Z$8])^([.$E$8]-[.E44])*(FACT([.$E$8])/(FACT([.E44])*FACT([.$E$8]-[.E44])))" office:value-type="float" office:value="0.0000000382339347274661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4])^[.$Z$8])*((1-[.F44])^(1-[.$Z$8]))" office:value-type="float" office:value="0.428479374411023" calcext:value-type="float">
            <text:p/>
          </table:table-cell>
          <table:table-cell table:style-name="ce610" table:formula="of:=(((1+[.$AB$8]*[.$AA$6])^[.E44])*((1-[.$AA$6])^([.$E$8]-[.E44]))-0)*1" office:value-type="float" office:value="6.1199981946222" calcext:value-type="float">
            <text:p/>
          </table:table-cell>
          <table:table-cell table:style-name="ce614" table:formula="of:=([.L44]-1)*100" office:value-type="float" office:value="-57.1520625588977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4]-[.$Z$8]*[.$E$8])^2*[.I44]" office:value-type="float" office:value="0.0000112979785996208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85" calcext:value-type="float">
            <text:p>0.8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45]&lt;[.$Z$8];[.B44]*(1+[.$AA$6]*[.$AB$8]);[.B44]*(1-[.$AA$6]))" office:value-type="float" office:value="1.70239102287297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5" calcext:value-type="float">
            <text:p>35</text:p>
          </table:table-cell>
          <table:table-cell table:style-name="ce581" table:formula="of:=RAND()" office:value-type="float" office:value="0.26747051323764" calcext:value-type="float">
            <text:p/>
          </table:table-cell>
          <table:table-cell table:style-name="ce587"/>
          <table:table-cell table:style-name="ce571"/>
          <table:table-cell table:style-name="ce594" table:formula="of:=([.$Z$8]^[.E45])*(1-[.$Z$8])^([.$E$8]-[.E45])*(FACT([.$E$8])/(FACT([.E45])*FACT([.$E$8]-[.E45])))" office:value-type="float" office:value="0.0000000053138688943258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5])^[.$Z$8])*((1-[.F45])^(1-[.$Z$8]))" office:value-type="float" office:value="1.06603109716876" calcext:value-type="float">
            <text:p/>
          </table:table-cell>
          <table:table-cell table:style-name="ce610" table:formula="of:=(((1+[.$AB$8]*[.$AA$6])^[.E45])*((1-[.$AA$6])^([.$E$8]-[.E45]))-0)*1" office:value-type="float" office:value="6.60597970263552" calcext:value-type="float">
            <text:p/>
          </table:table-cell>
          <table:table-cell table:style-name="ce614" table:formula="of:=([.L45]-1)*100" office:value-type="float" office:value="6.60310971687583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5]-[.$Z$8]*[.$E$8])^2*[.I45]" office:value-type="float" office:value="0.00000175823221566583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875" calcext:value-type="float">
            <text:p>0.87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46]&lt;[.$Z$8];[.B45]*(1+[.$AA$6]*[.$AB$8]);[.B45]*(1-[.$AA$6]))" office:value-type="float" office:value="1.67004559343838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6" calcext:value-type="float">
            <text:p>36</text:p>
          </table:table-cell>
          <table:table-cell table:style-name="ce581" table:formula="of:=RAND()" office:value-type="float" office:value="0.71246149786748" calcext:value-type="float">
            <text:p/>
          </table:table-cell>
          <table:table-cell table:style-name="ce587"/>
          <table:table-cell table:style-name="ce571"/>
          <table:table-cell table:style-name="ce594" table:formula="of:=([.$Z$8]^[.E46])*(1-[.$Z$8])^([.$E$8]-[.E46])*(FACT([.$E$8])/(FACT([.E46])*FACT([.$E$8]-[.E46])))" office:value-type="float" office:value="0.000000000615448092280672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6])^[.$Z$8])*((1-[.F46])^(1-[.$Z$8]))" office:value-type="float" office:value="0.773075182375776" calcext:value-type="float">
            <text:p/>
          </table:table-cell>
          <table:table-cell table:style-name="ce610" table:formula="of:=(((1+[.$AB$8]*[.$AA$6])^[.E46])*((1-[.$AA$6])^([.$E$8]-[.E46]))-0)*1" office:value-type="float" office:value="7.13055240277345" calcext:value-type="float">
            <text:p/>
          </table:table-cell>
          <table:table-cell table:style-name="ce614" table:formula="of:=([.L46]-1)*100" office:value-type="float" office:value="-22.6924817624224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6]-[.$Z$8]*[.$E$8])^2*[.I46]" office:value-type="float" office:value="0.00000022664251421572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9" calcext:value-type="float">
            <text:p>0.9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47]&lt;[.$Z$8];[.B46]*(1+[.$AA$6]*[.$AB$8]);[.B46]*(1-[.$AA$6]))" office:value-type="float" office:value="1.63831472716305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7" calcext:value-type="float">
            <text:p>37</text:p>
          </table:table-cell>
          <table:table-cell table:style-name="ce581" table:formula="of:=RAND()" office:value-type="float" office:value="0.905165584059432" calcext:value-type="float">
            <text:p/>
          </table:table-cell>
          <table:table-cell table:style-name="ce587"/>
          <table:table-cell table:style-name="ce571"/>
          <table:table-cell table:style-name="ce594" table:formula="of:=([.$Z$8]^[.E47])*(1-[.$Z$8])^([.$E$8]-[.E47])*(FACT([.$E$8])/(FACT([.E47])*FACT([.$E$8]-[.E47])))" office:value-type="float" office:value="0.0000000000577951712860915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7])^[.$Z$8])*((1-[.F47])^(1-[.$Z$8]))" office:value-type="float" office:value="0.430926050202009" calcext:value-type="float">
            <text:p/>
          </table:table-cell>
          <table:table-cell table:style-name="ce610" table:formula="of:=(((1+[.$AB$8]*[.$AA$6])^[.E47])*((1-[.$AA$6])^([.$E$8]-[.E47]))-0)*1" office:value-type="float" office:value="7.69678077400286" calcext:value-type="float">
            <text:p/>
          </table:table-cell>
          <table:table-cell table:style-name="ce614" table:formula="of:=([.L47]-1)*100" office:value-type="float" office:value="-56.9073949797991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7]-[.$Z$8]*[.$E$8])^2*[.I47]" office:value-type="float" office:value="0.0000000235593982218943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925" calcext:value-type="float">
            <text:p>0.92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48]&lt;[.$Z$8];[.B47]*(1+[.$AA$6]*[.$AB$8]);[.B47]*(1-[.$AA$6]))" office:value-type="float" office:value="1.60718674734695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8" calcext:value-type="float">
            <text:p>38</text:p>
          </table:table-cell>
          <table:table-cell table:style-name="ce581" table:formula="of:=RAND()" office:value-type="float" office:value="0.646182802738622" calcext:value-type="float">
            <text:p/>
          </table:table-cell>
          <table:table-cell table:style-name="ce587"/>
          <table:table-cell table:style-name="ce571"/>
          <table:table-cell table:style-name="ce594" table:formula="of:=([.$Z$8]^[.E48])*(1-[.$Z$8])^([.$E$8]-[.E48])*(FACT([.$E$8])/(FACT([.E48])*FACT([.$E$8]-[.E48])))" office:value-type="float" office:value="0.00000000000422765748925915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8])^[.$Z$8])*((1-[.F48])^(1-[.$Z$8]))" office:value-type="float" office:value="0.850329298167747" calcext:value-type="float">
            <text:p/>
          </table:table-cell>
          <table:table-cell table:style-name="ce610" table:formula="of:=(((1+[.$AB$8]*[.$AA$6])^[.E48])*((1-[.$AA$6])^([.$E$8]-[.E48]))-0)*1" office:value-type="float" office:value="8.30797264178555" calcext:value-type="float">
            <text:p/>
          </table:table-cell>
          <table:table-cell table:style-name="ce614" table:formula="of:=([.L48]-1)*100" office:value-type="float" office:value="-14.9670701832253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8]-[.$Z$8]*[.$E$8])^2*[.I48]" office:value-type="float" office:value="0.00000000189828627796293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95" calcext:value-type="float">
            <text:p>0.9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49]&lt;[.$Z$8];[.B48]*(1+[.$AA$6]*[.$AB$8]);[.B48]*(1-[.$AA$6]))" office:value-type="float" office:value="1.57665019914736" calcext:value-type="float">
            <text:p/>
          </table:table-cell>
          <table:table-cell table:style-name="ce560"/>
          <table:table-cell table:style-name="ce571"/>
          <table:table-cell table:style-name="ce375" office:value-type="float" office:value="39" calcext:value-type="float">
            <text:p>39</text:p>
          </table:table-cell>
          <table:table-cell table:style-name="ce581" table:formula="of:=RAND()" office:value-type="float" office:value="0.573626039316878" calcext:value-type="float">
            <text:p/>
          </table:table-cell>
          <table:table-cell table:style-name="ce587"/>
          <table:table-cell table:style-name="ce571"/>
          <table:table-cell table:style-name="ce594" table:formula="of:=([.$Z$8]^[.E49])*(1-[.$Z$8])^([.$E$8]-[.E49])*(FACT([.$E$8])/(FACT([.E49])*FACT([.$E$8]-[.E49])))" office:value-type="float" office:value="0.000000000000225989513767438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49])^[.$Z$8])*((1-[.F49])^(1-[.$Z$8]))" office:value-type="float" office:value="0.919437357107927" calcext:value-type="float">
            <text:p/>
          </table:table-cell>
          <table:table-cell table:style-name="ce610" table:formula="of:=(((1+[.$AB$8]*[.$AA$6])^[.E49])*((1-[.$AA$6])^([.$E$8]-[.E49]))-0)*1" office:value-type="float" office:value="8.96769850192326" calcext:value-type="float">
            <text:p/>
          </table:table-cell>
          <table:table-cell table:style-name="ce614" table:formula="of:=([.L49]-1)*100" office:value-type="float" office:value="-8.05626428920729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49]-[.$Z$8]*[.$E$8])^2*[.I49]" office:value-type="float" office:value="0.000000000111276355219983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0.975" calcext:value-type="float">
            <text:p>0.975</text:p>
          </table:table-cell>
          <table:table-cell table:number-columns-repeated="994"/>
        </table:table-row>
        <table:table-row table:style-name="ro3">
          <table:table-cell/>
          <table:table-cell table:style-name="ce555" table:formula="of:=IF([.F50]&lt;[.$Z$8];[.B49]*(1+[.$AA$6]*[.$AB$8]);[.B49]*(1-[.$AA$6]))" office:value-type="float" office:value="1.54669384536356" calcext:value-type="float">
            <text:p/>
          </table:table-cell>
          <table:table-cell table:style-name="ce561"/>
          <table:table-cell table:style-name="ce571"/>
          <table:table-cell table:style-name="ce375" office:value-type="float" office:value="40" calcext:value-type="float">
            <text:p>40</text:p>
          </table:table-cell>
          <table:table-cell table:style-name="ce581" table:formula="of:=RAND()" office:value-type="float" office:value="0.862338944803923" calcext:value-type="float">
            <text:p/>
          </table:table-cell>
          <table:table-cell table:style-name="ce588"/>
          <table:table-cell table:style-name="ce571"/>
          <table:table-cell table:style-name="ce594" table:formula="of:=([.$Z$8]^[.E50])*(1-[.$Z$8])^([.$E$8]-[.E50])*(FACT([.$E$8])/(FACT([.E50])*FACT([.$E$8]-[.E50])))" office:value-type="float" office:value="7.85217802073302E-015" calcext:value-type="float">
            <text:p/>
          </table:table-cell>
          <table:table-cell table:style-name="ce597"/>
          <table:table-cell table:style-name="ce571"/>
          <table:table-cell table:style-name="ce604" table:formula="of:=((1+[.$AB$8]*[.F50])^[.$Z$8])*((1-[.F50])^(1-[.$Z$8]))" office:value-type="float" office:value="0.529138401095927" calcext:value-type="float">
            <text:p/>
          </table:table-cell>
          <table:table-cell table:style-name="ce610" table:formula="of:=(((1+[.$AB$8]*[.$AA$6])^[.E50])*((1-[.$AA$6])^([.$E$8]-[.E50]))-0)*1" office:value-type="float" office:value="9.67981237888537" calcext:value-type="float">
            <text:p/>
          </table:table-cell>
          <table:table-cell table:style-name="ce614" table:formula="of:=([.L50]-1)*100" office:value-type="float" office:value="-47.0861598904073" calcext:value-type="float">
            <text:p/>
          </table:table-cell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629" table:formula="of:=([.E50]-[.$Z$8]*[.$E$8])^2*[.I50]" office:value-type="float" office:value="0.00000000000422271367249552" calcext:value-type="float">
            <text:p/>
          </table:table-cell>
          <table:table-cell/>
          <table:table-cell table:style-name="ce571"/>
          <table:table-cell table:number-columns-repeated="3"/>
          <table:table-cell table:style-name="ce571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number-columns-repeated="3"/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416"/>
          <table:table-cell/>
          <table:table-cell table:style-name="ce571"/>
          <table:table-cell table:number-columns-repeated="3"/>
          <table:table-cell table:style-name="ce571"/>
          <table:table-cell table:number-columns-repeated="995"/>
        </table:table-row>
        <table:table-row table:style-name="ro1">
          <table:table-cell table:number-columns-repeated="3"/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style-name="ce416" table:number-columns-repeated="3"/>
          <table:table-cell table:style-name="ce571"/>
          <table:table-cell table:style-name="ce416" table:number-columns-repeated="3"/>
          <table:table-cell table:style-name="ce571"/>
          <table:table-cell table:style-name="ce416" table:number-columns-repeated="2"/>
          <table:table-cell table:style-name="ce571"/>
          <table:table-cell table:number-columns-repeated="2"/>
          <table:table-cell table:style-name="ce571"/>
          <table:table-cell table:number-columns-repeated="3"/>
          <table:table-cell table:style-name="ce571"/>
          <table:table-cell table:style-name="ce416" table:number-columns-repeated="2"/>
          <table:table-cell table:number-columns-repeated="993"/>
        </table:table-row>
        <table:table-row table:style-name="ro1" table:number-rows-repeated="36">
          <table:table-cell table:number-columns-repeated="3"/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number-columns-repeated="3"/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number-columns-repeated="2"/>
          <table:table-cell table:style-name="ce571"/>
          <table:table-cell table:number-columns-repeated="3"/>
          <table:table-cell table:style-name="ce571"/>
          <table:table-cell table:number-columns-repeated="995"/>
        </table:table-row>
        <table:table-row table:style-name="ro3">
          <table:table-cell table:number-columns-repeated="3"/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number-columns-repeated="3"/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number-columns-repeated="2"/>
          <table:table-cell table:style-name="ce571"/>
          <table:table-cell table:number-columns-repeated="3"/>
          <table:table-cell table:style-name="ce571"/>
          <table:table-cell table:number-columns-repeated="995"/>
        </table:table-row>
        <table:table-row table:style-name="ro1" table:number-rows-repeated="37">
          <table:table-cell table:number-columns-repeated="3"/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number-columns-repeated="3"/>
          <table:table-cell table:style-name="ce571"/>
          <table:table-cell table:number-columns-repeated="3"/>
          <table:table-cell table:style-name="ce571"/>
          <table:table-cell table:number-columns-repeated="2"/>
          <table:table-cell table:style-name="ce571"/>
          <table:table-cell table:number-columns-repeated="2"/>
          <table:table-cell table:style-name="ce571"/>
          <table:table-cell table:number-columns-repeated="3"/>
          <table:table-cell table:style-name="ce571"/>
          <table:table-cell table:number-columns-repeated="995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stat" table:style-name="ta1">
        <table:shapes>
          <draw:frame draw:z-index="0" draw:style-name="gr1" draw:text-style-name="P1" svg:width="99.61mm" svg:height="64.78mm" svg:x="234.67mm" svg:y="9.89mm">
            <draw:object draw:notify-on-update-of-ranges="1Log.AR10:1Log.AR12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99.61mm" svg:height="64.78mm" svg:x="234.81mm" svg:y="77.87mm">
            <draw:object draw:notify-on-update-of-ranges="1Log.AS10:1Log.AS12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99.61mm" svg:height="64.78mm" svg:x="235.23mm" svg:y="145.93mm">
            <draw:object draw:notify-on-update-of-ranges="1Log.AT10:1Log.AT12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93.43mm" svg:height="53.27mm" svg:x="74.76mm" svg:y="167.97mm">
            <draw:object draw:notify-on-update-of-ranges="8stat.W10:8stat.W51 8stat.X10:8stat.X5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89.97mm" svg:height="52.35mm" svg:x="75.74mm" svg:y="112.15mm">
            <draw:object draw:notify-on-update-of-ranges="8stat.V10:8stat.V51 8stat.X10:8stat.X51 8stat.V10:8stat.V51 8stat.W10:8stat.W5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5" table:default-cell-style-name="Default"/>
        <table:table-column table:style-name="co79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79" table:default-cell-style-name="Default"/>
        <table:table-column table:style-name="co19" table:number-columns-repeated="2" table:default-cell-style-name="Default"/>
        <table:table-column table:style-name="co10" table:default-cell-style-name="ce416"/>
        <table:table-column table:style-name="co80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3" table:default-cell-style-name="Default"/>
        <table:table-column table:style-name="co8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84" table:default-cell-style-name="Default"/>
        <table:table-column table:style-name="co34" table:default-cell-style-name="ce416"/>
        <table:table-column table:style-name="co4" table:number-columns-repeated="4" table:default-cell-style-name="Default"/>
        <table:table-column table:style-name="co61" table:default-cell-style-name="Default"/>
        <table:table-row table:style-name="ro15">
          <table:table-cell table:number-columns-repeated="28"/>
        </table:table-row>
        <table:table-row table:style-name="ro3">
          <table:table-cell table:number-columns-repeated="11"/>
          <table:table-cell office:value-type="string" calcext:value-type="string">
            <text:p>dust</text:p>
          </table:table-cell>
          <table:table-cell table:number-columns-repeated="4"/>
          <table:table-cell office:value-type="string" calcext:value-type="string">
            <text:p>var</text:p>
          </table:table-cell>
          <table:table-cell table:style-name="ce416" table:formula="of:=MIN([.$L$10:.$L$555])" office:value-type="float" office:value="-20.8316783289158" calcext:value-type="float">
            <text:p/>
          </table:table-cell>
          <table:table-cell office:value-type="string" calcext:value-type="string">
            <text:p>min</text:p>
          </table:table-cell>
          <table:table-cell table:number-columns-repeated="9"/>
        </table:table-row>
        <table:table-row table:style-name="ro3">
          <table:table-cell table:number-columns-repeated="11"/>
          <table:table-cell office:value-type="float" office:value="0.5" calcext:value-type="float">
            <text:p>0.5</text:p>
          </table:table-cell>
          <table:table-cell table:number-columns-repeated="2"/>
          <table:table-cell table:style-name="ce643" office:value-type="string" calcext:value-type="string">
            <text:p>descriptive</text:p>
          </table:table-cell>
          <table:table-cell/>
          <table:table-cell table:style-name="ce416" table:formula="of:=VAR([.$L$10:.$L$555])" office:value-type="float" office:value="56.2282385533335" calcext:value-type="float">
            <text:p/>
          </table:table-cell>
          <table:table-cell table:style-name="ce416" table:formula="of:=MAX([.$L$10:.$L$555])" office:value-type="float" office:value="32.3630718577644" calcext:value-type="float">
            <text:p/>
          </table:table-cell>
          <table:table-cell office:value-type="string" calcext:value-type="string">
            <text:p>max</text:p>
          </table:table-cell>
          <table:table-cell table:number-columns-repeated="2"/>
          <table:table-cell table:formula="of:=([.R3]-[.R2])/[.U8]" office:value-type="float" office:value="1.29743293138244" calcext:value-type="float">
            <text:p/>
          </table:table-cell>
          <table:table-cell table:number-columns-repeated="6"/>
        </table:table-row>
        <table:table-row table:style-name="ro8">
          <table:table-cell table:number-columns-repeated="28"/>
        </table:table-row>
        <table:table-row table:style-name="ro3">
          <table:table-cell table:number-columns-repeated="11"/>
          <table:table-cell table:style-name="ce642" office:value-type="string" calcext:value-type="string">
            <text:p>sample</text:p>
          </table:table-cell>
          <table:table-cell table:number-columns-repeated="6"/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3">
          <table:table-cell table:number-columns-repeated="11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normdistr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norm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16" office:value-type="string" calcext:value-type="string">
            <text:p>PERF</text:p>
          </table:table-cell>
          <table:table-cell table:number-columns-repeated="3"/>
          <table:table-cell office:value-type="string" calcext:value-type="string">
            <text:p>tr</text:p>
          </table:table-cell>
          <table:table-cell table:number-columns-repeated="4"/>
          <table:table-cell table:style-name="ce416" office:value-type="string" calcext:value-type="string">
            <text:p>n</text:p>
          </table:table-cell>
          <table:table-cell table:formula="of:=[.L8]/[.O8]" office:value-type="float" office:value="1.89377506207888" calcext:value-type="float">
            <text:p/>
          </table:table-cell>
          <table:table-cell office:value-type="string" calcext:value-type="string">
            <text:p>s</text:p>
          </table:table-cell>
          <table:table-cell/>
          <table:table-cell table:style-name="ce416" table:number-columns-repeated="2"/>
          <table:table-cell table:number-columns-repeated="8"/>
        </table:table-row>
        <table:table-row table:style-name="ro3">
          <table:table-cell table:number-columns-repeated="9"/>
          <table:table-cell office:value-type="string" calcext:value-type="string">
            <text:p>qty</text:p>
          </table:table-cell>
          <table:table-cell/>
          <table:table-cell table:style-name="ce496" table:formula="of:=SUM([.$L$10:.$L$555])" office:value-type="float" office:value="106.051403476417" calcext:value-type="float">
            <text:p/>
          </table:table-cell>
          <table:table-cell table:number-columns-repeated="2"/>
          <table:table-cell table:style-name="ce416" table:formula="of:=COUNT([.$L$10:.$L$555])" office:value-type="float" office:value="56" calcext:value-type="float">
            <text:p/>
          </table:table-cell>
          <table:table-cell table:style-name="ce416" table:formula="of:=AVERAGE([.$L$10:.$L$555])" office:value-type="float" office:value="1.89377506207888" calcext:value-type="float">
            <text:p/>
          </table:table-cell>
          <table:table-cell table:style-name="ce416" table:formula="of:=STDEV([.$L$10:.$L$555])" office:value-type="float" office:value="7.49854909654751" calcext:value-type="float">
            <text:p/>
          </table:table-cell>
          <table:table-cell/>
          <table:table-cell table:style-name="ce491" table:formula="of:=NORMDIST(0;[.P8];[.Q8];1)" office:value-type="float" office:value="0.400307136251474" calcext:value-type="float">
            <text:p/>
          </table:table-cell>
          <table:table-cell table:style-name="ce491"/>
          <table:table-cell table:formula="of:=COUNT([.U10:.U50])" office:value-type="float" office:value="41" calcext:value-type="float">
            <text:p/>
          </table:table-cell>
          <table:table-cell table:style-name="ce416" table:formula="of:=[.$V$3]*[.U8]+[.$R$2]" office:value-type="float" office:value="32.3630718577644" calcext:value-type="float">
            <text:p/>
          </table:table-cell>
          <table:table-cell table:number-columns-repeated="6"/>
        </table:table-row>
        <table:table-row table:style-name="ro3">
          <table:table-cell table:number-columns-repeated="18"/>
          <table:table-cell table:style-name="ce416" table:formula="of:=NORMINV([.S5];[.P8];[.Q8])" office:value-type="float" office:value="0.187517883062467" calcext:value-type="float">
            <text:p/>
          </table:table-cell>
          <table:table-cell table:style-name="ce416"/>
          <table:table-cell/>
          <table:table-cell table:style-name="ce416"/>
          <table:table-cell table:number-columns-repeated="6"/>
        </table:table-row>
        <table:table-row table:style-name="ro3">
          <table:table-cell table:number-columns-repeated="5"/>
          <table:table-cell table:style-name="ce496" table:formula="of:=[$1Log.F10]" office:value-type="float" office:value="0" calcext:value-type="float">
            <text:p/>
          </table:table-cell>
          <table:table-cell table:style-name="ce496" table:number-columns-repeated="3"/>
          <table:table-cell table:style-name="ce496" table:formula="of:=[$1Log.J10]" office:value-type="float" office:value="0" calcext:value-type="float">
            <text:p/>
          </table:table-cell>
          <table:table-cell/>
          <table:table-cell table:style-name="ce496" table:formula="of:=IF(AND([.F10]*ABS(SIGN([.J10]))&lt;=[.$L$3];[.F10]*ABS(SIGN([.J10]))&gt;=-[.$L$3]);&quot;&quot;;[.F10]*ABS(SIGN([.J10])))">
            <text:p/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ce416" table:formula="of:=[.$V$3]*[.U10]+[.$R$2]" office:value-type="float" office:value="-20.8316783289158" calcext:value-type="float">
            <text:p/>
          </table:table-cell>
          <table:table-cell table:number-matrix-columns-spanned="1" table:number-matrix-rows-spanned="42" table:formula="of:=FREQUENCY([.$L$10:.$L$555];[.V10:.V50])" office:value-type="float" office:value="1" calcext:value-type="float">
            <text:p/>
          </table:table-cell>
          <table:table-cell table:style-name="ce644" table:formula="of:=NORMDIST([.V10];[.$P$8];[.$Q$8];0)*[.O$8]" office:value-type="float" office:value="0.030176064694275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11]" office:value-type="float" office:value="10.8189019274619" calcext:value-type="float">
            <text:p/>
          </table:table-cell>
          <table:table-cell table:number-columns-repeated="3"/>
          <table:table-cell table:style-name="ce496" table:formula="of:=[$1Log.J11]" office:value-type="float" office:value="-0.1" calcext:value-type="float">
            <text:p/>
          </table:table-cell>
          <table:table-cell/>
          <table:table-cell table:style-name="ce496" table:formula="of:=IF(AND([.F11]*ABS(SIGN([.J11]))&lt;=[.$L$3];[.F11]*ABS(SIGN([.J11]))&gt;=-[.$L$3]);&quot;&quot;;[.F11]*ABS(SIGN([.J11])))" office:value-type="float" office:value="10.8189019274619" calcext:value-type="float">
            <text:p/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416" table:formula="of:=[.$V$3]*[.U11]+[.$R$2]" office:value-type="float" office:value="-19.5342453975334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11];[.$P$8];[.$Q$8];0)*[.O$8]" office:value-type="float" office:value="0.050222168553455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12]" office:value-type="float" office:value="-0.404837143169934" calcext:value-type="float">
            <text:p/>
          </table:table-cell>
          <table:table-cell table:number-columns-repeated="3"/>
          <table:table-cell table:style-name="ce496" table:formula="of:=[$1Log.J12]" office:value-type="float" office:value="0.1" calcext:value-type="float">
            <text:p/>
          </table:table-cell>
          <table:table-cell/>
          <table:table-cell table:style-name="ce496" table:formula="of:=IF(AND([.F12]*ABS(SIGN([.J12]))&lt;=[.$L$3];[.F12]*ABS(SIGN([.J12]))&gt;=-[.$L$3]);&quot;&quot;;[.F12]*ABS(SIGN([.J12])))">
            <text:p/>
          </table:table-cell>
          <table:table-cell table:number-columns-repeated="3"/>
          <table:table-cell office:value-type="string" calcext:value-type="string">
            <text:p><text:span text:style-name="T3">Column 1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16" table:formula="of:=[.$V$3]*[.U12]+[.$R$2]" office:value-type="float" office:value="-18.2368124661509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12];[.$P$8];[.$Q$8];0)*[.O$8]" office:value-type="float" office:value="0.081119755800553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13]" office:value-type="float" office:value="13.4724888305264" calcext:value-type="float">
            <text:p/>
          </table:table-cell>
          <table:table-cell table:number-columns-repeated="3"/>
          <table:table-cell table:style-name="ce496" table:formula="of:=[$1Log.J13]" office:value-type="float" office:value="-0.1" calcext:value-type="float">
            <text:p/>
          </table:table-cell>
          <table:table-cell/>
          <table:table-cell table:style-name="ce496" table:formula="of:=IF(AND([.F13]*ABS(SIGN([.J13]))&lt;=[.$L$3];[.F13]*ABS(SIGN([.J13]))&gt;=-[.$L$3]);&quot;&quot;;[.F13]*ABS(SIGN([.J13])))" office:value-type="float" office:value="13.4724888305264" calcext:value-type="float">
            <text:p/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F$10:.$F$92])" office:value-type="float" office:value="1.30029309034859" calcext:value-type="float">
            <text:p/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16" table:formula="of:=[.$V$3]*[.U13]+[.$R$2]" office:value-type="float" office:value="-16.9393795347685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13];[.$P$8];[.$Q$8];0)*[.O$8]" office:value-type="float" office:value="0.12716164052287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14]" office:value-type="float" office:value="-2.07579405346014" calcext:value-type="float">
            <text:p/>
          </table:table-cell>
          <table:table-cell table:number-columns-repeated="3"/>
          <table:table-cell table:style-name="ce496" table:formula="of:=[$1Log.J14]" office:value-type="float" office:value="0.1" calcext:value-type="float">
            <text:p/>
          </table:table-cell>
          <table:table-cell/>
          <table:table-cell table:style-name="ce496" table:formula="of:=IF(AND([.F14]*ABS(SIGN([.J14]))&lt;=[.$L$3];[.F14]*ABS(SIGN([.J14]))&gt;=-[.$L$3]);&quot;&quot;;[.F14]*ABS(SIGN([.J14])))" office:value-type="float" office:value="-2.07579405346014" calcext:value-type="float">
            <text:p/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F$10:.$F$92])/COUNT([.$F$10:.$F$92]))" office:value-type="float" office:value="0.682697004127356" calcext:value-type="float">
            <text:p/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16" table:formula="of:=[.$V$3]*[.U14]+[.$R$2]" office:value-type="float" office:value="-15.641946603386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14];[.$P$8];[.$Q$8];0)*[.O$8]" office:value-type="float" office:value="0.193456766202134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15]" office:value-type="float" office:value="-2.76554974807569" calcext:value-type="float">
            <text:p/>
          </table:table-cell>
          <table:table-cell table:number-columns-repeated="3"/>
          <table:table-cell table:style-name="ce496" table:formula="of:=[$1Log.J15]" office:value-type="float" office:value="-0.1" calcext:value-type="float">
            <text:p/>
          </table:table-cell>
          <table:table-cell/>
          <table:table-cell table:style-name="ce496" table:formula="of:=IF(AND([.F15]*ABS(SIGN([.J15]))&lt;=[.$L$3];[.F15]*ABS(SIGN([.J15]))&gt;=-[.$L$3]);&quot;&quot;;[.F15]*ABS(SIGN([.J15])))" office:value-type="float" office:value="-2.76554974807569" calcext:value-type="float">
            <text:p/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F$10:.$F$92])" office:value-type="string" office:string-value="" calcext:value-type="error">
            <text:p/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16" table:formula="of:=[.$V$3]*[.U15]+[.$R$2]" office:value-type="float" office:value="-14.3445136720036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15];[.$P$8];[.$Q$8];0)*[.O$8]" office:value-type="float" office:value="0.285634090814948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16]" office:value-type="float" office:value="-1.74478586526061" calcext:value-type="float">
            <text:p/>
          </table:table-cell>
          <table:table-cell table:number-columns-repeated="3"/>
          <table:table-cell table:style-name="ce496" table:formula="of:=[$1Log.J16]" office:value-type="float" office:value="0.1" calcext:value-type="float">
            <text:p/>
          </table:table-cell>
          <table:table-cell/>
          <table:table-cell table:style-name="ce496" table:formula="of:=IF(AND([.F16]*ABS(SIGN([.J16]))&lt;=[.$L$3];[.F16]*ABS(SIGN([.J16]))&gt;=-[.$L$3]);&quot;&quot;;[.F16]*ABS(SIGN([.J16])))" office:value-type="float" office:value="-1.74478586526061" calcext:value-type="float">
            <text:p/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F$10:.$F$92])" office:value-type="float" office:value="-0.0668586499506296" calcext:value-type="float">
            <text:p/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416" table:formula="of:=[.$V$3]*[.U16]+[.$R$2]" office:value-type="float" office:value="-13.0470807406211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16];[.$P$8];[.$Q$8];0)*[.O$8]" office:value-type="float" office:value="0.40929314405939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17]" office:value-type="float" office:value="-0.168584255071735" calcext:value-type="float">
            <text:p/>
          </table:table-cell>
          <table:table-cell table:number-columns-repeated="3"/>
          <table:table-cell table:style-name="ce496" table:formula="of:=[$1Log.J17]" office:value-type="float" office:value="-0.1" calcext:value-type="float">
            <text:p/>
          </table:table-cell>
          <table:table-cell/>
          <table:table-cell table:style-name="ce496" table:formula="of:=IF(AND([.F17]*ABS(SIGN([.J17]))&lt;=[.$L$3];[.F17]*ABS(SIGN([.J17]))&gt;=-[.$L$3]);&quot;&quot;;[.F17]*ABS(SIGN([.J17])))">
            <text:p/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F$10:.$F$92])" office:value-type="float" office:value="38.6842415538908" calcext:value-type="float">
            <text:p/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416" table:formula="of:=[.$V$3]*[.U17]+[.$R$2]" office:value-type="float" office:value="-11.7496478092387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17];[.$P$8];[.$Q$8];0)*[.O$8]" office:value-type="float" office:value="0.56918993825448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18]" office:value-type="float" office:value="-2.46440164920907" calcext:value-type="float">
            <text:p/>
          </table:table-cell>
          <table:table-cell table:number-columns-repeated="3"/>
          <table:table-cell table:style-name="ce496" table:formula="of:=[$1Log.J18]" office:value-type="float" office:value="0.1" calcext:value-type="float">
            <text:p/>
          </table:table-cell>
          <table:table-cell/>
          <table:table-cell table:style-name="ce496" table:formula="of:=IF(AND([.F18]*ABS(SIGN([.J18]))&lt;=[.$L$3];[.F18]*ABS(SIGN([.J18]))&gt;=-[.$L$3]);&quot;&quot;;[.F18]*ABS(SIGN([.J18])))" office:value-type="float" office:value="-2.46440164920907" calcext:value-type="float">
            <text:p/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F$10:.$F$92])" office:value-type="float" office:value="6.21966571078308" calcext:value-type="float">
            <text:p/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16" table:formula="of:=[.$V$3]*[.U18]+[.$R$2]" office:value-type="float" office:value="-10.4522148778562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18];[.$P$8];[.$Q$8];0)*[.O$8]" office:value-type="float" office:value="0.7682070224263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19]" office:value-type="float" office:value="-0.534513621591815" calcext:value-type="float">
            <text:p/>
          </table:table-cell>
          <table:table-cell table:number-columns-repeated="3"/>
          <table:table-cell table:style-name="ce496" table:formula="of:=[$1Log.J19]" office:value-type="float" office:value="-0.1" calcext:value-type="float">
            <text:p/>
          </table:table-cell>
          <table:table-cell/>
          <table:table-cell table:style-name="ce496" table:formula="of:=IF(AND([.F19]*ABS(SIGN([.J19]))&lt;=[.$L$3];[.F19]*ABS(SIGN([.J19]))&gt;=-[.$L$3]);&quot;&quot;;[.F19]*ABS(SIGN([.J19])))" office:value-type="float" office:value="-0.534513621591815" calcext:value-type="float">
            <text:p/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F$10:.$F$92])" office:value-type="float" office:value="9.16692780332244" calcext:value-type="float">
            <text:p/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416" table:formula="of:=[.$V$3]*[.U19]+[.$R$2]" office:value-type="float" office:value="-9.1547819464738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19];[.$P$8];[.$Q$8];0)*[.O$8]" office:value-type="float" office:value="1.0062308903349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0]" office:value-type="float" office:value="9.55585394143925" calcext:value-type="float">
            <text:p/>
          </table:table-cell>
          <table:table-cell table:number-columns-repeated="3"/>
          <table:table-cell table:style-name="ce496" table:formula="of:=[$1Log.J20]" office:value-type="float" office:value="0.1" calcext:value-type="float">
            <text:p/>
          </table:table-cell>
          <table:table-cell/>
          <table:table-cell table:style-name="ce496" table:formula="of:=IF(AND([.F20]*ABS(SIGN([.J20]))&lt;=[.$L$3];[.F20]*ABS(SIGN([.J20]))&gt;=-[.$L$3]);&quot;&quot;;[.F20]*ABS(SIGN([.J20])))" office:value-type="float" office:value="9.55585394143925" calcext:value-type="float">
            <text:p/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F$10:.$F$92])" office:value-type="float" office:value="1.6311649360431" calcext:value-type="float">
            <text:p/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16" table:formula="of:=[.$V$3]*[.U20]+[.$R$2]" office:value-type="float" office:value="-7.85734901509136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20];[.$P$8];[.$Q$8];0)*[.O$8]" office:value-type="float" office:value="1.27913190803482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1]" office:value-type="float" office:value="4.0021931150382" calcext:value-type="float">
            <text:p/>
          </table:table-cell>
          <table:table-cell table:number-columns-repeated="3"/>
          <table:table-cell table:style-name="ce496" table:formula="of:=[$1Log.J21]" office:value-type="float" office:value="-0.1" calcext:value-type="float">
            <text:p/>
          </table:table-cell>
          <table:table-cell/>
          <table:table-cell table:style-name="ce496" table:formula="of:=IF(AND([.F21]*ABS(SIGN([.J21]))&lt;=[.$L$3];[.F21]*ABS(SIGN([.J21]))&gt;=-[.$L$3]);&quot;&quot;;[.F21]*ABS(SIGN([.J21])))" office:value-type="float" office:value="4.0021931150382" calcext:value-type="float">
            <text:p/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F$10:.$F$92])-MIN([.$F$10:.$F$92])" office:value-type="float" office:value="53.1947501866802" calcext:value-type="float">
            <text:p/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416" table:formula="of:=[.$V$3]*[.U21]+[.$R$2]" office:value-type="float" office:value="-6.55991608370892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21];[.$P$8];[.$Q$8];0)*[.O$8]" office:value-type="float" office:value="1.5780884226838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2]" office:value-type="float" office:value="5.59389294580737" calcext:value-type="float">
            <text:p/>
          </table:table-cell>
          <table:table-cell table:number-columns-repeated="3"/>
          <table:table-cell table:style-name="ce496" table:formula="of:=[$1Log.J22]" office:value-type="float" office:value="0.1" calcext:value-type="float">
            <text:p/>
          </table:table-cell>
          <table:table-cell/>
          <table:table-cell table:style-name="ce496" table:formula="of:=IF(AND([.F22]*ABS(SIGN([.J22]))&lt;=[.$L$3];[.F22]*ABS(SIGN([.J22]))&gt;=-[.$L$3]);&quot;&quot;;[.F22]*ABS(SIGN([.J22])))" office:value-type="float" office:value="5.59389294580737" calcext:value-type="float">
            <text:p/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F$10:.$F$92])" office:value-type="float" office:value="-20.8316783289158" calcext:value-type="float">
            <text:p/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416" table:formula="of:=[.$V$3]*[.U22]+[.$R$2]" office:value-type="float" office:value="-5.26248315232647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22];[.$P$8];[.$Q$8];0)*[.O$8]" office:value-type="float" office:value="1.8894945739341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3]" office:value-type="float" office:value="8.51414988555126" calcext:value-type="float">
            <text:p/>
          </table:table-cell>
          <table:table-cell table:number-columns-repeated="3"/>
          <table:table-cell table:style-name="ce496" table:formula="of:=[$1Log.J23]" office:value-type="float" office:value="-0.065" calcext:value-type="float">
            <text:p/>
          </table:table-cell>
          <table:table-cell/>
          <table:table-cell table:style-name="ce496" table:formula="of:=IF(AND([.F23]*ABS(SIGN([.J23]))&lt;=[.$L$3];[.F23]*ABS(SIGN([.J23]))&gt;=-[.$L$3]);&quot;&quot;;[.F23]*ABS(SIGN([.J23])))" office:value-type="float" office:value="8.51414988555126" calcext:value-type="float">
            <text:p/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F$10:.$F$92])" office:value-type="float" office:value="32.3630718577644" calcext:value-type="float">
            <text:p/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416" table:formula="of:=[.$V$3]*[.U23]+[.$R$2]" office:value-type="float" office:value="-3.96505022094403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23];[.$P$8];[.$Q$8];0)*[.O$8]" office:value-type="float" office:value="2.1956255637728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4]" office:value-type="float" office:value="-0.224756072174803" calcext:value-type="float">
            <text:p/>
          </table:table-cell>
          <table:table-cell table:number-columns-repeated="3"/>
          <table:table-cell table:style-name="ce496" table:formula="of:=[$1Log.J24]" office:value-type="float" office:value="0.065" calcext:value-type="float">
            <text:p/>
          </table:table-cell>
          <table:table-cell/>
          <table:table-cell table:style-name="ce496" table:formula="of:=IF(AND([.F24]*ABS(SIGN([.J24]))&lt;=[.$L$3];[.F24]*ABS(SIGN([.J24]))&gt;=-[.$L$3]);&quot;&quot;;[.F24]*ABS(SIGN([.J24])))">
            <text:p/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F$10:.$F$92])" office:value-type="float" office:value="107.924326498933" calcext:value-type="float">
            <text:p/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416" table:formula="of:=[.$V$3]*[.U24]+[.$R$2]" office:value-type="float" office:value="-2.66761728956158" calcext:value-type="float">
            <text:p/>
          </table:table-cell>
          <table:table-cell office:value-type="float" office:value="7" calcext:value-type="float">
            <text:p/>
          </table:table-cell>
          <table:table-cell table:style-name="ce644" table:formula="of:=NORMDIST([.V24];[.$P$8];[.$Q$8];0)*[.O$8]" office:value-type="float" office:value="2.4761059423444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5]" office:value-type="float" office:value="6.48649941576029" calcext:value-type="float">
            <text:p/>
          </table:table-cell>
          <table:table-cell table:number-columns-repeated="3"/>
          <table:table-cell table:style-name="ce496" table:formula="of:=[$1Log.J25]" office:value-type="float" office:value="-0.1" calcext:value-type="float">
            <text:p/>
          </table:table-cell>
          <table:table-cell/>
          <table:table-cell table:style-name="ce496" table:formula="of:=IF(AND([.F25]*ABS(SIGN([.J25]))&lt;=[.$L$3];[.F25]*ABS(SIGN([.J25]))&gt;=-[.$L$3]);&quot;&quot;;[.F25]*ABS(SIGN([.J25])))" office:value-type="float" office:value="6.48649941576029" calcext:value-type="float">
            <text:p/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F$10:.$F$92])" office:value-type="float" office:value="83" calcext:value-type="float">
            <text:p/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16" table:formula="of:=[.$V$3]*[.U25]+[.$R$2]" office:value-type="float" office:value="-1.37018435817914" calcext:value-type="float">
            <text:p/>
          </table:table-cell>
          <table:table-cell office:value-type="float" office:value="8" calcext:value-type="float">
            <text:p/>
          </table:table-cell>
          <table:table-cell table:style-name="ce644" table:formula="of:=NORMDIST([.V25];[.$P$8];[.$Q$8];0)*[.O$8]" office:value-type="float" office:value="2.71005734315234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6]" office:value-type="float" office:value="-1.0064369825094" calcext:value-type="float">
            <text:p/>
          </table:table-cell>
          <table:table-cell table:number-columns-repeated="3"/>
          <table:table-cell table:style-name="ce496" table:formula="of:=[$1Log.J26]" office:value-type="float" office:value="0.035" calcext:value-type="float">
            <text:p/>
          </table:table-cell>
          <table:table-cell/>
          <table:table-cell table:style-name="ce496" table:formula="of:=IF(AND([.F26]*ABS(SIGN([.J26]))&lt;=[.$L$3];[.F26]*ABS(SIGN([.J26]))&gt;=-[.$L$3]);&quot;&quot;;[.F26]*ABS(SIGN([.J26])))" office:value-type="float" office:value="-1.0064369825094" calcext:value-type="float">
            <text:p/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416" table:formula="of:=[.$V$3]*[.U26]+[.$R$2]" office:value-type="float" office:value="-0.072751426796696" calcext:value-type="float">
            <text:p/>
          </table:table-cell>
          <table:table-cell office:value-type="float" office:value="9" calcext:value-type="float">
            <text:p/>
          </table:table-cell>
          <table:table-cell table:style-name="ce644" table:formula="of:=NORMDIST([.V26];[.$P$8];[.$Q$8];0)*[.O$8]" office:value-type="float" office:value="2.8786313615105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7]" office:value-type="float" office:value="-0.0637968532493094" calcext:value-type="float">
            <text:p/>
          </table:table-cell>
          <table:table-cell table:number-columns-repeated="3"/>
          <table:table-cell table:style-name="ce496" table:formula="of:=[$1Log.J27]" office:value-type="float" office:value="-0.05" calcext:value-type="float">
            <text:p/>
          </table:table-cell>
          <table:table-cell/>
          <table:table-cell table:style-name="ce496" table:formula="of:=IF(AND([.F27]*ABS(SIGN([.J27]))&lt;=[.$L$3];[.F27]*ABS(SIGN([.J27]))&gt;=-[.$L$3]);&quot;&quot;;[.F27]*ABS(SIGN([.J27])))">
            <text:p/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416" table:formula="of:=[.$V$3]*[.U27]+[.$R$2]" office:value-type="float" office:value="1.22468150458575" calcext:value-type="float">
            <text:p/>
          </table:table-cell>
          <table:table-cell office:value-type="float" office:value="5" calcext:value-type="float">
            <text:p/>
          </table:table-cell>
          <table:table-cell table:style-name="ce644" table:formula="of:=NORMDIST([.V27];[.$P$8];[.$Q$8];0)*[.O$8]" office:value-type="float" office:value="2.9675082766269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8]" office:value-type="float" office:value="-1.20587790132902" calcext:value-type="float">
            <text:p/>
          </table:table-cell>
          <table:table-cell table:number-columns-repeated="3"/>
          <table:table-cell table:style-name="ce496" table:formula="of:=[$1Log.J28]" office:value-type="float" office:value="0.05" calcext:value-type="float">
            <text:p/>
          </table:table-cell>
          <table:table-cell/>
          <table:table-cell table:style-name="ce496" table:formula="of:=IF(AND([.F28]*ABS(SIGN([.J28]))&lt;=[.$L$3];[.F28]*ABS(SIGN([.J28]))&gt;=-[.$L$3]);&quot;&quot;;[.F28]*ABS(SIGN([.J28])))" office:value-type="float" office:value="-1.20587790132902" calcext:value-type="float">
            <text:p/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416" table:formula="of:=[.$V$3]*[.U28]+[.$R$2]" office:value-type="float" office:value="2.52211443596819" calcext:value-type="float">
            <text:p/>
          </table:table-cell>
          <table:table-cell office:value-type="float" office:value="2" calcext:value-type="float">
            <text:p/>
          </table:table-cell>
          <table:table-cell table:style-name="ce644" table:formula="of:=NORMDIST([.V28];[.$P$8];[.$Q$8];0)*[.O$8]" office:value-type="float" office:value="2.96890389501692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29]" office:value-type="float" office:value="-0.0710239560470116" calcext:value-type="float">
            <text:p/>
          </table:table-cell>
          <table:table-cell table:number-columns-repeated="3"/>
          <table:table-cell table:style-name="ce496" table:formula="of:=[$1Log.J29]" office:value-type="float" office:value="-0.05" calcext:value-type="float">
            <text:p/>
          </table:table-cell>
          <table:table-cell/>
          <table:table-cell table:style-name="ce496" table:formula="of:=IF(AND([.F29]*ABS(SIGN([.J29]))&lt;=[.$L$3];[.F29]*ABS(SIGN([.J29]))&gt;=-[.$L$3]);&quot;&quot;;[.F29]*ABS(SIGN([.J29])))">
            <text:p/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416" table:formula="of:=[.$V$3]*[.U29]+[.$R$2]" office:value-type="float" office:value="3.81954736735064" calcext:value-type="float">
            <text:p/>
          </table:table-cell>
          <table:table-cell office:value-type="float" office:value="3" calcext:value-type="float">
            <text:p/>
          </table:table-cell>
          <table:table-cell table:style-name="ce644" table:formula="of:=NORMDIST([.V29];[.$P$8];[.$Q$8];0)*[.O$8]" office:value-type="float" office:value="2.8826947307111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0]" office:value-type="float" office:value="-0.0668586499506296" calcext:value-type="float">
            <text:p/>
          </table:table-cell>
          <table:table-cell table:number-columns-repeated="3"/>
          <table:table-cell table:style-name="ce496" table:formula="of:=[$1Log.J30]" office:value-type="float" office:value="0.05" calcext:value-type="float">
            <text:p/>
          </table:table-cell>
          <table:table-cell/>
          <table:table-cell table:style-name="ce496" table:formula="of:=IF(AND([.F30]*ABS(SIGN([.J30]))&lt;=[.$L$3];[.F30]*ABS(SIGN([.J30]))&gt;=-[.$L$3]);&quot;&quot;;[.F30]*ABS(SIGN([.J30])))">
            <text:p/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16" table:formula="of:=[.$V$3]*[.U30]+[.$R$2]" office:value-type="float" office:value="5.11698029873308" calcext:value-type="float">
            <text:p/>
          </table:table-cell>
          <table:table-cell office:value-type="float" office:value="5" calcext:value-type="float">
            <text:p/>
          </table:table-cell>
          <table:table-cell table:style-name="ce644" table:formula="of:=NORMDIST([.V30];[.$P$8];[.$Q$8];0)*[.O$8]" office:value-type="float" office:value="2.71643603653348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1]" office:value-type="float" office:value="-0.0930838711684756" calcext:value-type="float">
            <text:p/>
          </table:table-cell>
          <table:table-cell table:number-columns-repeated="3"/>
          <table:table-cell table:style-name="ce496" table:formula="of:=[$1Log.J31]" office:value-type="float" office:value="-0.05" calcext:value-type="float">
            <text:p/>
          </table:table-cell>
          <table:table-cell/>
          <table:table-cell table:style-name="ce496" table:formula="of:=IF(AND([.F31]*ABS(SIGN([.J31]))&lt;=[.$L$3];[.F31]*ABS(SIGN([.J31]))&gt;=-[.$L$3]);&quot;&quot;;[.F31]*ABS(SIGN([.J31])))">
            <text:p/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style-name="ce416" table:formula="of:=[.$V$3]*[.U31]+[.$R$2]" office:value-type="float" office:value="6.41441323011552" calcext:value-type="float">
            <text:p/>
          </table:table-cell>
          <table:table-cell office:value-type="float" office:value="2" calcext:value-type="float">
            <text:p/>
          </table:table-cell>
          <table:table-cell table:style-name="ce644" table:formula="of:=NORMDIST([.V31];[.$P$8];[.$Q$8];0)*[.O$8]" office:value-type="float" office:value="2.4842690364049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2]" office:value-type="float" office:value="14.7007305267311" calcext:value-type="float">
            <text:p/>
          </table:table-cell>
          <table:table-cell table:number-columns-repeated="3"/>
          <table:table-cell table:style-name="ce496" table:formula="of:=[$1Log.J32]" office:value-type="float" office:value="0.115" calcext:value-type="float">
            <text:p/>
          </table:table-cell>
          <table:table-cell/>
          <table:table-cell table:style-name="ce496" table:formula="of:=IF(AND([.F32]*ABS(SIGN([.J32]))&lt;=[.$L$3];[.F32]*ABS(SIGN([.J32]))&gt;=-[.$L$3]);&quot;&quot;;[.F32]*ABS(SIGN([.J32])))" office:value-type="float" office:value="14.7007305267311" calcext:value-type="float">
            <text:p/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style-name="ce416" table:formula="of:=[.$V$3]*[.U32]+[.$R$2]" office:value-type="float" office:value="7.71184616149797" calcext:value-type="float">
            <text:p/>
          </table:table-cell>
          <table:table-cell office:value-type="float" office:value="2" calcext:value-type="float">
            <text:p/>
          </table:table-cell>
          <table:table-cell table:style-name="ce644" table:formula="of:=NORMDIST([.V32];[.$P$8];[.$Q$8];0)*[.O$8]" office:value-type="float" office:value="2.20493648505535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3]" office:value-type="float" office:value="0.852480465109995" calcext:value-type="float">
            <text:p/>
          </table:table-cell>
          <table:table-cell table:number-columns-repeated="3"/>
          <table:table-cell table:style-name="ce496" table:formula="of:=[$1Log.J33]" office:value-type="float" office:value="0" calcext:value-type="float">
            <text:p/>
          </table:table-cell>
          <table:table-cell/>
          <table:table-cell table:style-name="ce496" table:formula="of:=IF(AND([.F33]*ABS(SIGN([.J33]))&lt;=[.$L$3];[.F33]*ABS(SIGN([.J33]))&gt;=-[.$L$3]);&quot;&quot;;[.F33]*ABS(SIGN([.J33])))">
            <text:p/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style-name="ce416" table:formula="of:=[.$V$3]*[.U33]+[.$R$2]" office:value-type="float" office:value="9.00927909288041" calcext:value-type="float">
            <text:p/>
          </table:table-cell>
          <table:table-cell office:value-type="float" office:value="2" calcext:value-type="float">
            <text:p/>
          </table:table-cell>
          <table:table-cell table:style-name="ce644" table:formula="of:=NORMDIST([.V33];[.$P$8];[.$Q$8];0)*[.O$8]" office:value-type="float" office:value="1.8992925091090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4]" office:value-type="float" office:value="-2.83554865294584" calcext:value-type="float">
            <text:p/>
          </table:table-cell>
          <table:table-cell table:number-columns-repeated="3"/>
          <table:table-cell table:style-name="ce496" table:formula="of:=[$1Log.J34]" office:value-type="float" office:value="-0.075" calcext:value-type="float">
            <text:p/>
          </table:table-cell>
          <table:table-cell/>
          <table:table-cell table:style-name="ce496" table:formula="of:=IF(AND([.F34]*ABS(SIGN([.J34]))&lt;=[.$L$3];[.F34]*ABS(SIGN([.J34]))&gt;=-[.$L$3]);&quot;&quot;;[.F34]*ABS(SIGN([.J34])))" office:value-type="float" office:value="-2.83554865294584" calcext:value-type="float">
            <text:p/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style-name="ce416" table:formula="of:=[.$V$3]*[.U34]+[.$R$2]" office:value-type="float" office:value="10.3067120242629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34];[.$P$8];[.$Q$8];0)*[.O$8]" office:value-type="float" office:value="1.5877639647653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5]" office:value-type="float" office:value="0.199793429638317" calcext:value-type="float">
            <text:p/>
          </table:table-cell>
          <table:table-cell table:number-columns-repeated="3"/>
          <table:table-cell table:style-name="ce496" table:formula="of:=[$1Log.J35]" office:value-type="float" office:value="0" calcext:value-type="float">
            <text:p/>
          </table:table-cell>
          <table:table-cell/>
          <table:table-cell table:style-name="ce496" table:formula="of:=IF(AND([.F35]*ABS(SIGN([.J35]))&lt;=[.$L$3];[.F35]*ABS(SIGN([.J35]))&gt;=-[.$L$3]);&quot;&quot;;[.F35]*ABS(SIGN([.J35])))">
            <text:p/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style-name="ce416" table:formula="of:=[.$V$3]*[.U35]+[.$R$2]" office:value-type="float" office:value="11.6041449556453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35];[.$P$8];[.$Q$8];0)*[.O$8]" office:value-type="float" office:value="1.2881853065216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6]" office:value-type="float" office:value="-1.06766131275828" calcext:value-type="float">
            <text:p/>
          </table:table-cell>
          <table:table-cell table:number-columns-repeated="3"/>
          <table:table-cell table:style-name="ce496" table:formula="of:=[$1Log.J36]" office:value-type="float" office:value="0.075" calcext:value-type="float">
            <text:p/>
          </table:table-cell>
          <table:table-cell/>
          <table:table-cell table:style-name="ce496" table:formula="of:=IF(AND([.F36]*ABS(SIGN([.J36]))&lt;=[.$L$3];[.F36]*ABS(SIGN([.J36]))&gt;=-[.$L$3]);&quot;&quot;;[.F36]*ABS(SIGN([.J36])))" office:value-type="float" office:value="-1.06766131275828" calcext:value-type="float">
            <text:p/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style-name="ce416" table:formula="of:=[.$V$3]*[.U36]+[.$R$2]" office:value-type="float" office:value="12.9015778870277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36];[.$P$8];[.$Q$8];0)*[.O$8]" office:value-type="float" office:value="1.01430614204305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7]" office:value-type="float" office:value="-8.6760536743912" calcext:value-type="float">
            <text:p/>
          </table:table-cell>
          <table:table-cell table:number-columns-repeated="3"/>
          <table:table-cell table:style-name="ce496" table:formula="of:=[$1Log.J37]" office:value-type="float" office:value="-0.13" calcext:value-type="float">
            <text:p/>
          </table:table-cell>
          <table:table-cell/>
          <table:table-cell table:style-name="ce496" table:formula="of:=IF(AND([.F37]*ABS(SIGN([.J37]))&lt;=[.$L$3];[.F37]*ABS(SIGN([.J37]))&gt;=-[.$L$3]);&quot;&quot;;[.F37]*ABS(SIGN([.J37])))" office:value-type="float" office:value="-8.6760536743912" calcext:value-type="float">
            <text:p/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style-name="ce416" table:formula="of:=[.$V$3]*[.U37]+[.$R$2]" office:value-type="float" office:value="14.1990108184102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37];[.$P$8];[.$Q$8];0)*[.O$8]" office:value-type="float" office:value="0.77510061899457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8]" office:value-type="float" office:value="0.0217527305090393" calcext:value-type="float">
            <text:p/>
          </table:table-cell>
          <table:table-cell table:number-columns-repeated="3"/>
          <table:table-cell table:style-name="ce496" table:formula="of:=[$1Log.J38]" office:value-type="float" office:value="-0.1" calcext:value-type="float">
            <text:p/>
          </table:table-cell>
          <table:table-cell/>
          <table:table-cell table:style-name="ce496" table:formula="of:=IF(AND([.F38]*ABS(SIGN([.J38]))&lt;=[.$L$3];[.F38]*ABS(SIGN([.J38]))&gt;=-[.$L$3]);&quot;&quot;;[.F38]*ABS(SIGN([.J38])))">
            <text:p/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style-name="ce416" table:formula="of:=[.$V$3]*[.U38]+[.$R$2]" office:value-type="float" office:value="15.4964437497926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38];[.$P$8];[.$Q$8];0)*[.O$8]" office:value-type="float" office:value="0.57483794256617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39]" office:value-type="float" office:value="2.83050320277864" calcext:value-type="float">
            <text:p/>
          </table:table-cell>
          <table:table-cell table:number-columns-repeated="3"/>
          <table:table-cell table:style-name="ce496" table:formula="of:=[$1Log.J39]" office:value-type="float" office:value="0.23" calcext:value-type="float">
            <text:p/>
          </table:table-cell>
          <table:table-cell/>
          <table:table-cell table:style-name="ce496" table:formula="of:=IF(AND([.F39]*ABS(SIGN([.J39]))&lt;=[.$L$3];[.F39]*ABS(SIGN([.J39]))&gt;=-[.$L$3]);&quot;&quot;;[.F39]*ABS(SIGN([.J39])))" office:value-type="float" office:value="2.83050320277864" calcext:value-type="float">
            <text:p/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style-name="ce416" table:formula="of:=[.$V$3]*[.U39]+[.$R$2]" office:value-type="float" office:value="16.7938766811751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39];[.$P$8];[.$Q$8];0)*[.O$8]" office:value-type="float" office:value="0.413743403899432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0]" office:value-type="float" office:value="32.3630718577644" calcext:value-type="float">
            <text:p/>
          </table:table-cell>
          <table:table-cell table:number-columns-repeated="3"/>
          <table:table-cell table:style-name="ce496" table:formula="of:=[$1Log.J40]" office:value-type="float" office:value="-0.13" calcext:value-type="float">
            <text:p/>
          </table:table-cell>
          <table:table-cell/>
          <table:table-cell table:style-name="ce496" table:formula="of:=IF(AND([.F40]*ABS(SIGN([.J40]))&lt;=[.$L$3];[.F40]*ABS(SIGN([.J40]))&gt;=-[.$L$3]);&quot;&quot;;[.F40]*ABS(SIGN([.J40])))" office:value-type="float" office:value="32.3630718577644" calcext:value-type="float">
            <text:p/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16" table:formula="of:=[.$V$3]*[.U40]+[.$R$2]" office:value-type="float" office:value="18.0913096125575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40];[.$P$8];[.$Q$8];0)*[.O$8]" office:value-type="float" office:value="0.289011453465175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1]" office:value-type="float" office:value="0.365223167362649" calcext:value-type="float">
            <text:p/>
          </table:table-cell>
          <table:table-cell table:number-columns-repeated="3"/>
          <table:table-cell table:style-name="ce496" table:formula="of:=[$1Log.J41]" office:value-type="float" office:value="0.05" calcext:value-type="float">
            <text:p/>
          </table:table-cell>
          <table:table-cell/>
          <table:table-cell table:style-name="ce496" table:formula="of:=IF(AND([.F41]*ABS(SIGN([.J41]))&lt;=[.$L$3];[.F41]*ABS(SIGN([.J41]))&gt;=-[.$L$3]);&quot;&quot;;[.F41]*ABS(SIGN([.J41])))">
            <text:p/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style-name="ce416" table:formula="of:=[.$V$3]*[.U41]+[.$R$2]" office:value-type="float" office:value="19.38874254394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41];[.$P$8];[.$Q$8];0)*[.O$8]" office:value-type="float" office:value="0.19592837625199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2]" office:value-type="float" office:value="-0.0629957949239146" calcext:value-type="float">
            <text:p/>
          </table:table-cell>
          <table:table-cell table:number-columns-repeated="3"/>
          <table:table-cell table:style-name="ce496" table:formula="of:=[$1Log.J42]" office:value-type="float" office:value="0.08" calcext:value-type="float">
            <text:p/>
          </table:table-cell>
          <table:table-cell/>
          <table:table-cell table:style-name="ce496" table:formula="of:=IF(AND([.F42]*ABS(SIGN([.J42]))&lt;=[.$L$3];[.F42]*ABS(SIGN([.J42]))&gt;=-[.$L$3]);&quot;&quot;;[.F42]*ABS(SIGN([.J42])))">
            <text:p/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style-name="ce416" table:formula="of:=[.$V$3]*[.U42]+[.$R$2]" office:value-type="float" office:value="20.6861754753224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42];[.$P$8];[.$Q$8];0)*[.O$8]" office:value-type="float" office:value="0.12890742662996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3]" office:value-type="float" office:value="-2.83342144949003" calcext:value-type="float">
            <text:p/>
          </table:table-cell>
          <table:table-cell table:number-columns-repeated="3"/>
          <table:table-cell table:style-name="ce496" table:formula="of:=[$1Log.J43]" office:value-type="float" office:value="-0.08" calcext:value-type="float">
            <text:p/>
          </table:table-cell>
          <table:table-cell/>
          <table:table-cell table:style-name="ce496" table:formula="of:=IF(AND([.F43]*ABS(SIGN([.J43]))&lt;=[.$L$3];[.F43]*ABS(SIGN([.J43]))&gt;=-[.$L$3]);&quot;&quot;;[.F43]*ABS(SIGN([.J43])))" office:value-type="float" office:value="-2.83342144949003" calcext:value-type="float">
            <text:p/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style-name="ce416" table:formula="of:=[.$V$3]*[.U43]+[.$R$2]" office:value-type="float" office:value="21.9836084067049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43];[.$P$8];[.$Q$8];0)*[.O$8]" office:value-type="float" office:value="0.0823108056048854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4]" office:value-type="float" office:value="-0.402202112785988" calcext:value-type="float">
            <text:p/>
          </table:table-cell>
          <table:table-cell table:number-columns-repeated="3"/>
          <table:table-cell table:style-name="ce496" table:formula="of:=[$1Log.J44]" office:value-type="float" office:value="0.08" calcext:value-type="float">
            <text:p/>
          </table:table-cell>
          <table:table-cell/>
          <table:table-cell table:style-name="ce496" table:formula="of:=IF(AND([.F44]*ABS(SIGN([.J44]))&lt;=[.$L$3];[.F44]*ABS(SIGN([.J44]))&gt;=-[.$L$3]);&quot;&quot;;[.F44]*ABS(SIGN([.J44])))">
            <text:p/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style-name="ce416" table:formula="of:=[.$V$3]*[.U44]+[.$R$2]" office:value-type="float" office:value="23.2810413380873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44];[.$P$8];[.$Q$8];0)*[.O$8]" office:value-type="float" office:value="0.0510075049175885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5]" office:value-type="float" office:value="-2.17987082197896" calcext:value-type="float">
            <text:p/>
          </table:table-cell>
          <table:table-cell table:number-columns-repeated="3"/>
          <table:table-cell table:style-name="ce496" table:formula="of:=[$1Log.J45]" office:value-type="float" office:value="-0.05" calcext:value-type="float">
            <text:p/>
          </table:table-cell>
          <table:table-cell/>
          <table:table-cell table:style-name="ce496" table:formula="of:=IF(AND([.F45]*ABS(SIGN([.J45]))&lt;=[.$L$3];[.F45]*ABS(SIGN([.J45]))&gt;=-[.$L$3]);&quot;&quot;;[.F45]*ABS(SIGN([.J45])))" office:value-type="float" office:value="-2.17987082197896" calcext:value-type="float">
            <text:p/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style-name="ce416" table:formula="of:=[.$V$3]*[.U45]+[.$R$2]" office:value-type="float" office:value="24.5784742694697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45];[.$P$8];[.$Q$8];0)*[.O$8]" office:value-type="float" office:value="0.030676769428152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6]" office:value-type="float" office:value="0.619136851349733" calcext:value-type="float">
            <text:p/>
          </table:table-cell>
          <table:table-cell table:number-columns-repeated="3"/>
          <table:table-cell table:style-name="ce496" table:formula="of:=[$1Log.J46]" office:value-type="float" office:value="-0.08" calcext:value-type="float">
            <text:p/>
          </table:table-cell>
          <table:table-cell/>
          <table:table-cell table:style-name="ce496" table:formula="of:=IF(AND([.F46]*ABS(SIGN([.J46]))&lt;=[.$L$3];[.F46]*ABS(SIGN([.J46]))&gt;=-[.$L$3]);&quot;&quot;;[.F46]*ABS(SIGN([.J46])))" office:value-type="float" office:value="0.619136851349733" calcext:value-type="float">
            <text:p/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style-name="ce416" table:formula="of:=[.$V$3]*[.U46]+[.$R$2]" office:value-type="float" office:value="25.8759072008522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46];[.$P$8];[.$Q$8];0)*[.O$8]" office:value-type="float" office:value="0.017905377360952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7]" office:value-type="float" office:value="0.110005923910284" calcext:value-type="float">
            <text:p/>
          </table:table-cell>
          <table:table-cell table:number-columns-repeated="3"/>
          <table:table-cell table:style-name="ce496" table:formula="of:=[$1Log.J47]" office:value-type="float" office:value="-0.08" calcext:value-type="float">
            <text:p/>
          </table:table-cell>
          <table:table-cell/>
          <table:table-cell table:style-name="ce496" table:formula="of:=IF(AND([.F47]*ABS(SIGN([.J47]))&lt;=[.$L$3];[.F47]*ABS(SIGN([.J47]))&gt;=-[.$L$3]);&quot;&quot;;[.F47]*ABS(SIGN([.J47])))">
            <text:p/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style-name="ce416" table:formula="of:=[.$V$3]*[.U47]+[.$R$2]" office:value-type="float" office:value="27.1733401322346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47];[.$P$8];[.$Q$8];0)*[.O$8]" office:value-type="float" office:value="0.010142748310854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8]" office:value-type="float" office:value="0.628124503615468" calcext:value-type="float">
            <text:p/>
          </table:table-cell>
          <table:table-cell table:number-columns-repeated="3"/>
          <table:table-cell table:style-name="ce496" table:formula="of:=[$1Log.J48]" office:value-type="float" office:value="-0.05" calcext:value-type="float">
            <text:p/>
          </table:table-cell>
          <table:table-cell/>
          <table:table-cell table:style-name="ce496" table:formula="of:=IF(AND([.F48]*ABS(SIGN([.J48]))&lt;=[.$L$3];[.F48]*ABS(SIGN([.J48]))&gt;=-[.$L$3]);&quot;&quot;;[.F48]*ABS(SIGN([.J48])))" office:value-type="float" office:value="0.628124503615468" calcext:value-type="float">
            <text:p/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style-name="ce416" table:formula="of:=[.$V$3]*[.U48]+[.$R$2]" office:value-type="float" office:value="28.4707730636171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48];[.$P$8];[.$Q$8];0)*[.O$8]" office:value-type="float" office:value="0.0055760432459878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49]" office:value-type="float" office:value="8.86531782847597" calcext:value-type="float">
            <text:p/>
          </table:table-cell>
          <table:table-cell table:number-columns-repeated="3"/>
          <table:table-cell table:style-name="ce496" table:formula="of:=[$1Log.J49]" office:value-type="float" office:value="0.13" calcext:value-type="float">
            <text:p/>
          </table:table-cell>
          <table:table-cell/>
          <table:table-cell table:style-name="ce496" table:formula="of:=IF(AND([.F49]*ABS(SIGN([.J49]))&lt;=[.$L$3];[.F49]*ABS(SIGN([.J49]))&gt;=-[.$L$3]);&quot;&quot;;[.F49]*ABS(SIGN([.J49])))" office:value-type="float" office:value="8.86531782847597" calcext:value-type="float">
            <text:p/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style-name="ce416" table:formula="of:=[.$V$3]*[.U49]+[.$R$2]" office:value-type="float" office:value="29.7682059949995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49];[.$P$8];[.$Q$8];0)*[.O$8]" office:value-type="float" office:value="0.00297505454241698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50]" office:value-type="float" office:value="-0.0630917997064162" calcext:value-type="float">
            <text:p/>
          </table:table-cell>
          <table:table-cell table:number-columns-repeated="3"/>
          <table:table-cell table:style-name="ce496" table:formula="of:=[$1Log.J50]" office:value-type="float" office:value="-0.06" calcext:value-type="float">
            <text:p/>
          </table:table-cell>
          <table:table-cell/>
          <table:table-cell table:style-name="ce496" table:formula="of:=IF(AND([.F50]*ABS(SIGN([.J50]))&lt;=[.$L$3];[.F50]*ABS(SIGN([.J50]))&gt;=-[.$L$3]);&quot;&quot;;[.F50]*ABS(SIGN([.J50])))">
            <text:p/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16" table:formula="of:=[.$V$3]*[.U50]+[.$R$2]" office:value-type="float" office:value="31.065638926382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44" table:formula="of:=NORMDIST([.V50];[.$P$8];[.$Q$8];0)*[.O$8]" office:value-type="float" office:value="0.00154050121500642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51]" office:value-type="float" office:value="-0.0360748519790066" calcext:value-type="float">
            <text:p/>
          </table:table-cell>
          <table:table-cell table:number-columns-repeated="3"/>
          <table:table-cell table:style-name="ce496" table:formula="of:=[$1Log.J51]" office:value-type="float" office:value="0.06" calcext:value-type="float">
            <text:p/>
          </table:table-cell>
          <table:table-cell/>
          <table:table-cell table:style-name="ce496" table:formula="of:=IF(AND([.F51]*ABS(SIGN([.J51]))&lt;=[.$L$3];[.F51]*ABS(SIGN([.J51]))&gt;=-[.$L$3]);&quot;&quot;;[.F51]*ABS(SIGN([.J51])))">
            <text:p/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style-name="ce416" table:formula="of:=[.$V$3]*[.U51]+[.$R$2]" office:value-type="float" office:value="32.3630718577644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44" table:formula="of:=NORMDIST([.V51];[.$P$8];[.$Q$8];0)*[.O$8]" office:value-type="float" office:value="0.000774154196623662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96" table:formula="of:=[$1Log.F52]" office:value-type="float" office:value="-0.153622993942149" calcext:value-type="float">
            <text:p/>
          </table:table-cell>
          <table:table-cell table:number-columns-repeated="3"/>
          <table:table-cell table:style-name="ce496" table:formula="of:=[$1Log.J52]" office:value-type="float" office:value="-0.06" calcext:value-type="float">
            <text:p/>
          </table:table-cell>
          <table:table-cell/>
          <table:table-cell table:style-name="ce496" table:formula="of:=IF(AND([.F52]*ABS(SIGN([.J52]))&lt;=[.$L$3];[.F52]*ABS(SIGN([.J52]))&gt;=-[.$L$3]);&quot;&quot;;[.F52]*ABS(SIGN([.J52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53]" office:value-type="float" office:value="-0.625428001909789" calcext:value-type="float">
            <text:p/>
          </table:table-cell>
          <table:table-cell table:number-columns-repeated="3"/>
          <table:table-cell table:style-name="ce496" table:formula="of:=[$1Log.J53]" office:value-type="float" office:value="0.06" calcext:value-type="float">
            <text:p/>
          </table:table-cell>
          <table:table-cell/>
          <table:table-cell table:style-name="ce496" table:formula="of:=IF(AND([.F53]*ABS(SIGN([.J53]))&lt;=[.$L$3];[.F53]*ABS(SIGN([.J53]))&gt;=-[.$L$3]);&quot;&quot;;[.F53]*ABS(SIGN([.J53])))" office:value-type="float" office:value="-0.625428001909789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54]" office:value-type="float" office:value="0.569615826815006" calcext:value-type="float">
            <text:p/>
          </table:table-cell>
          <table:table-cell table:number-columns-repeated="3"/>
          <table:table-cell table:style-name="ce496" table:formula="of:=[$1Log.J54]" office:value-type="float" office:value="0.13" calcext:value-type="float">
            <text:p/>
          </table:table-cell>
          <table:table-cell/>
          <table:table-cell table:style-name="ce496" table:formula="of:=IF(AND([.F54]*ABS(SIGN([.J54]))&lt;=[.$L$3];[.F54]*ABS(SIGN([.J54]))&gt;=-[.$L$3]);&quot;&quot;;[.F54]*ABS(SIGN([.J54])))" office:value-type="float" office:value="0.569615826815006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55]" office:value-type="float" office:value="-0.0521953945624487" calcext:value-type="float">
            <text:p/>
          </table:table-cell>
          <table:table-cell table:number-columns-repeated="3"/>
          <table:table-cell table:style-name="ce496" table:formula="of:=[$1Log.J55]" office:value-type="float" office:value="0" calcext:value-type="float">
            <text:p/>
          </table:table-cell>
          <table:table-cell/>
          <table:table-cell table:style-name="ce496" table:formula="of:=IF(AND([.F55]*ABS(SIGN([.J55]))&lt;=[.$L$3];[.F55]*ABS(SIGN([.J55]))&gt;=-[.$L$3]);&quot;&quot;;[.F55]*ABS(SIGN([.J55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56]" office:value-type="float" office:value="-5.79317601960738" calcext:value-type="float">
            <text:p/>
          </table:table-cell>
          <table:table-cell table:number-columns-repeated="3"/>
          <table:table-cell table:style-name="ce496" table:formula="of:=[$1Log.J56]" office:value-type="float" office:value="-0.25" calcext:value-type="float">
            <text:p/>
          </table:table-cell>
          <table:table-cell/>
          <table:table-cell table:style-name="ce496" table:formula="of:=IF(AND([.F56]*ABS(SIGN([.J56]))&lt;=[.$L$3];[.F56]*ABS(SIGN([.J56]))&gt;=-[.$L$3]);&quot;&quot;;[.F56]*ABS(SIGN([.J56])))" office:value-type="float" office:value="-5.7931760196073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57]" office:value-type="float" office:value="-0.262104660940998" calcext:value-type="float">
            <text:p/>
          </table:table-cell>
          <table:table-cell table:number-columns-repeated="3"/>
          <table:table-cell table:style-name="ce496" table:formula="of:=[$1Log.J57]" office:value-type="float" office:value="-0.2" calcext:value-type="float">
            <text:p/>
          </table:table-cell>
          <table:table-cell/>
          <table:table-cell table:style-name="ce496" table:formula="of:=IF(AND([.F57]*ABS(SIGN([.J57]))&lt;=[.$L$3];[.F57]*ABS(SIGN([.J57]))&gt;=-[.$L$3]);&quot;&quot;;[.F57]*ABS(SIGN([.J5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58]" office:value-type="float" office:value="1.00813693756285" calcext:value-type="float">
            <text:p/>
          </table:table-cell>
          <table:table-cell table:number-columns-repeated="3"/>
          <table:table-cell table:style-name="ce496" table:formula="of:=[$1Log.J58]" office:value-type="float" office:value="0.45" calcext:value-type="float">
            <text:p/>
          </table:table-cell>
          <table:table-cell/>
          <table:table-cell table:style-name="ce496" table:formula="of:=IF(AND([.F58]*ABS(SIGN([.J58]))&lt;=[.$L$3];[.F58]*ABS(SIGN([.J58]))&gt;=-[.$L$3]);&quot;&quot;;[.F58]*ABS(SIGN([.J58])))" office:value-type="float" office:value="1.00813693756285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59]" office:value-type="float" office:value="-2.68713611260729" calcext:value-type="float">
            <text:p/>
          </table:table-cell>
          <table:table-cell table:number-columns-repeated="3"/>
          <table:table-cell table:style-name="ce496" table:formula="of:=[$1Log.J59]" office:value-type="float" office:value="0.1" calcext:value-type="float">
            <text:p/>
          </table:table-cell>
          <table:table-cell/>
          <table:table-cell table:style-name="ce496" table:formula="of:=IF(AND([.F59]*ABS(SIGN([.J59]))&lt;=[.$L$3];[.F59]*ABS(SIGN([.J59]))&gt;=-[.$L$3]);&quot;&quot;;[.F59]*ABS(SIGN([.J59])))" office:value-type="float" office:value="-2.68713611260729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0]" office:value-type="float" office:value="-2.71630329479836" calcext:value-type="float">
            <text:p/>
          </table:table-cell>
          <table:table-cell table:number-columns-repeated="3"/>
          <table:table-cell table:style-name="ce496" table:formula="of:=[$1Log.J60]" office:value-type="float" office:value="-0.1" calcext:value-type="float">
            <text:p/>
          </table:table-cell>
          <table:table-cell/>
          <table:table-cell table:style-name="ce496" table:formula="of:=IF(AND([.F60]*ABS(SIGN([.J60]))&lt;=[.$L$3];[.F60]*ABS(SIGN([.J60]))&gt;=-[.$L$3]);&quot;&quot;;[.F60]*ABS(SIGN([.J60])))" office:value-type="float" office:value="-2.71630329479836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1]" office:value-type="float" office:value="-4.97955395652818" calcext:value-type="float">
            <text:p/>
          </table:table-cell>
          <table:table-cell table:number-columns-repeated="3"/>
          <table:table-cell table:style-name="ce496" table:formula="of:=[$1Log.J61]" office:value-type="float" office:value="0.25" calcext:value-type="float">
            <text:p/>
          </table:table-cell>
          <table:table-cell/>
          <table:table-cell table:style-name="ce496" table:formula="of:=IF(AND([.F61]*ABS(SIGN([.J61]))&lt;=[.$L$3];[.F61]*ABS(SIGN([.J61]))&gt;=-[.$L$3]);&quot;&quot;;[.F61]*ABS(SIGN([.J61])))" office:value-type="float" office:value="-4.9795539565281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2]" office:value-type="float" office:value="11.757441318682" calcext:value-type="float">
            <text:p/>
          </table:table-cell>
          <table:table-cell table:number-columns-repeated="3"/>
          <table:table-cell table:style-name="ce496" table:formula="of:=[$1Log.J62]" office:value-type="float" office:value="-0.5" calcext:value-type="float">
            <text:p/>
          </table:table-cell>
          <table:table-cell/>
          <table:table-cell table:style-name="ce496" table:formula="of:=IF(AND([.F62]*ABS(SIGN([.J62]))&lt;=[.$L$3];[.F62]*ABS(SIGN([.J62]))&gt;=-[.$L$3]);&quot;&quot;;[.F62]*ABS(SIGN([.J62])))" office:value-type="float" office:value="11.757441318682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3]" office:value-type="float" office:value="20.0478936632769" calcext:value-type="float">
            <text:p/>
          </table:table-cell>
          <table:table-cell table:number-columns-repeated="3"/>
          <table:table-cell table:style-name="ce496" table:formula="of:=[$1Log.J63]" office:value-type="float" office:value="0.25" calcext:value-type="float">
            <text:p/>
          </table:table-cell>
          <table:table-cell/>
          <table:table-cell table:style-name="ce496" table:formula="of:=IF(AND([.F63]*ABS(SIGN([.J63]))&lt;=[.$L$3];[.F63]*ABS(SIGN([.J63]))&gt;=-[.$L$3]);&quot;&quot;;[.F63]*ABS(SIGN([.J63])))" office:value-type="float" office:value="20.0478936632769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4]" office:value-type="float" office:value="6.15764784981798" calcext:value-type="float">
            <text:p/>
          </table:table-cell>
          <table:table-cell table:number-columns-repeated="3"/>
          <table:table-cell table:style-name="ce496" table:formula="of:=[$1Log.J64]" office:value-type="float" office:value="-0.25" calcext:value-type="float">
            <text:p/>
          </table:table-cell>
          <table:table-cell/>
          <table:table-cell table:style-name="ce496" table:formula="of:=IF(AND([.F64]*ABS(SIGN([.J64]))&lt;=[.$L$3];[.F64]*ABS(SIGN([.J64]))&gt;=-[.$L$3]);&quot;&quot;;[.F64]*ABS(SIGN([.J64])))" office:value-type="float" office:value="6.1576478498179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5]" office:value-type="float" office:value="0.773262391892615" calcext:value-type="float">
            <text:p/>
          </table:table-cell>
          <table:table-cell table:number-columns-repeated="3"/>
          <table:table-cell table:style-name="ce496" table:formula="of:=[$1Log.J65]" office:value-type="float" office:value="-0.1" calcext:value-type="float">
            <text:p/>
          </table:table-cell>
          <table:table-cell/>
          <table:table-cell table:style-name="ce496" table:formula="of:=IF(AND([.F65]*ABS(SIGN([.J65]))&lt;=[.$L$3];[.F65]*ABS(SIGN([.J65]))&gt;=-[.$L$3]);&quot;&quot;;[.F65]*ABS(SIGN([.J65])))" office:value-type="float" office:value="0.773262391892615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6]" office:value-type="float" office:value="-0.250489838849588" calcext:value-type="float">
            <text:p/>
          </table:table-cell>
          <table:table-cell table:number-columns-repeated="3"/>
          <table:table-cell table:style-name="ce496" table:formula="of:=[$1Log.J66]" office:value-type="float" office:value="0.06" calcext:value-type="float">
            <text:p/>
          </table:table-cell>
          <table:table-cell/>
          <table:table-cell table:style-name="ce496" table:formula="of:=IF(AND([.F66]*ABS(SIGN([.J66]))&lt;=[.$L$3];[.F66]*ABS(SIGN([.J66]))&gt;=-[.$L$3]);&quot;&quot;;[.F66]*ABS(SIGN([.J6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7]" office:value-type="float" office:value="3.99654248236561" calcext:value-type="float">
            <text:p/>
          </table:table-cell>
          <table:table-cell table:number-columns-repeated="3"/>
          <table:table-cell table:style-name="ce496" table:formula="of:=[$1Log.J67]" office:value-type="float" office:value="0.2" calcext:value-type="float">
            <text:p/>
          </table:table-cell>
          <table:table-cell/>
          <table:table-cell table:style-name="ce496" table:formula="of:=IF(AND([.F67]*ABS(SIGN([.J67]))&lt;=[.$L$3];[.F67]*ABS(SIGN([.J67]))&gt;=-[.$L$3]);&quot;&quot;;[.F67]*ABS(SIGN([.J67])))" office:value-type="float" office:value="3.9965424823656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8]" office:value-type="float" office:value="1.92315753815626" calcext:value-type="float">
            <text:p/>
          </table:table-cell>
          <table:table-cell table:number-columns-repeated="3"/>
          <table:table-cell table:style-name="ce496" table:formula="of:=[$1Log.J68]" office:value-type="float" office:value="0.09" calcext:value-type="float">
            <text:p/>
          </table:table-cell>
          <table:table-cell/>
          <table:table-cell table:style-name="ce496" table:formula="of:=IF(AND([.F68]*ABS(SIGN([.J68]))&lt;=[.$L$3];[.F68]*ABS(SIGN([.J68]))&gt;=-[.$L$3]);&quot;&quot;;[.F68]*ABS(SIGN([.J68])))" office:value-type="float" office:value="1.92315753815626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69]" office:value-type="float" office:value="6.04574853433011" calcext:value-type="float">
            <text:p/>
          </table:table-cell>
          <table:table-cell table:number-columns-repeated="3"/>
          <table:table-cell table:style-name="ce496" table:formula="of:=[$1Log.J69]" office:value-type="float" office:value="0" calcext:value-type="float">
            <text:p/>
          </table:table-cell>
          <table:table-cell/>
          <table:table-cell table:style-name="ce496" table:formula="of:=IF(AND([.F69]*ABS(SIGN([.J69]))&lt;=[.$L$3];[.F69]*ABS(SIGN([.J69]))&gt;=-[.$L$3]);&quot;&quot;;[.F69]*ABS(SIGN([.J69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0]" office:value-type="float" office:value="-3.7689113140903" calcext:value-type="float">
            <text:p/>
          </table:table-cell>
          <table:table-cell table:number-columns-repeated="3"/>
          <table:table-cell table:style-name="ce496" table:formula="of:=[$1Log.J70]" office:value-type="float" office:value="-0.4" calcext:value-type="float">
            <text:p/>
          </table:table-cell>
          <table:table-cell/>
          <table:table-cell table:style-name="ce496" table:formula="of:=IF(AND([.F70]*ABS(SIGN([.J70]))&lt;=[.$L$3];[.F70]*ABS(SIGN([.J70]))&gt;=-[.$L$3]);&quot;&quot;;[.F70]*ABS(SIGN([.J70])))" office:value-type="float" office:value="-3.7689113140903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1]" office:value-type="float" office:value="-0.194101728338414" calcext:value-type="float">
            <text:p/>
          </table:table-cell>
          <table:table-cell table:number-columns-repeated="3"/>
          <table:table-cell table:style-name="ce496" table:formula="of:=[$1Log.J71]" office:value-type="float" office:value="0.4" calcext:value-type="float">
            <text:p/>
          </table:table-cell>
          <table:table-cell/>
          <table:table-cell table:style-name="ce496" table:formula="of:=IF(AND([.F71]*ABS(SIGN([.J71]))&lt;=[.$L$3];[.F71]*ABS(SIGN([.J71]))&gt;=-[.$L$3]);&quot;&quot;;[.F71]*ABS(SIGN([.J71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2]" office:value-type="float" office:value="-1.97466378797811" calcext:value-type="float">
            <text:p/>
          </table:table-cell>
          <table:table-cell table:number-columns-repeated="3"/>
          <table:table-cell table:style-name="ce496" table:formula="of:=[$1Log.J72]" office:value-type="float" office:value="-0.4" calcext:value-type="float">
            <text:p/>
          </table:table-cell>
          <table:table-cell/>
          <table:table-cell table:style-name="ce496" table:formula="of:=IF(AND([.F72]*ABS(SIGN([.J72]))&lt;=[.$L$3];[.F72]*ABS(SIGN([.J72]))&gt;=-[.$L$3]);&quot;&quot;;[.F72]*ABS(SIGN([.J72])))" office:value-type="float" office:value="-1.9746637879781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3]" office:value-type="float" office:value="4.02855890788558" calcext:value-type="float">
            <text:p/>
          </table:table-cell>
          <table:table-cell table:number-columns-repeated="3"/>
          <table:table-cell table:style-name="ce496" table:formula="of:=[$1Log.J73]" office:value-type="float" office:value="-0.1" calcext:value-type="float">
            <text:p/>
          </table:table-cell>
          <table:table-cell/>
          <table:table-cell table:style-name="ce496" table:formula="of:=IF(AND([.F73]*ABS(SIGN([.J73]))&lt;=[.$L$3];[.F73]*ABS(SIGN([.J73]))&gt;=-[.$L$3]);&quot;&quot;;[.F73]*ABS(SIGN([.J73])))" office:value-type="float" office:value="4.0285589078855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4]" office:value-type="float" office:value="-0.146864346569442" calcext:value-type="float">
            <text:p/>
          </table:table-cell>
          <table:table-cell table:number-columns-repeated="3"/>
          <table:table-cell table:style-name="ce496" table:formula="of:=[$1Log.J74]" office:value-type="float" office:value="0.1" calcext:value-type="float">
            <text:p/>
          </table:table-cell>
          <table:table-cell/>
          <table:table-cell table:style-name="ce496" table:formula="of:=IF(AND([.F74]*ABS(SIGN([.J74]))&lt;=[.$L$3];[.F74]*ABS(SIGN([.J74]))&gt;=-[.$L$3]);&quot;&quot;;[.F74]*ABS(SIGN([.J74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5]" office:value-type="float" office:value="-1.0914406669592" calcext:value-type="float">
            <text:p/>
          </table:table-cell>
          <table:table-cell table:number-columns-repeated="3"/>
          <table:table-cell table:style-name="ce496" table:formula="of:=[$1Log.J75]" office:value-type="float" office:value="-0.2" calcext:value-type="float">
            <text:p/>
          </table:table-cell>
          <table:table-cell/>
          <table:table-cell table:style-name="ce496" table:formula="of:=IF(AND([.F75]*ABS(SIGN([.J75]))&lt;=[.$L$3];[.F75]*ABS(SIGN([.J75]))&gt;=-[.$L$3]);&quot;&quot;;[.F75]*ABS(SIGN([.J75])))" office:value-type="float" office:value="-1.0914406669592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6]" office:value-type="float" office:value="-20.8316783289158" calcext:value-type="float">
            <text:p/>
          </table:table-cell>
          <table:table-cell table:number-columns-repeated="3"/>
          <table:table-cell table:style-name="ce496" table:formula="of:=[$1Log.J76]" office:value-type="float" office:value="0.6" calcext:value-type="float">
            <text:p/>
          </table:table-cell>
          <table:table-cell/>
          <table:table-cell table:style-name="ce496" table:formula="of:=IF(AND([.F76]*ABS(SIGN([.J76]))&lt;=[.$L$3];[.F76]*ABS(SIGN([.J76]))&gt;=-[.$L$3]);&quot;&quot;;[.F76]*ABS(SIGN([.J76])))" office:value-type="float" office:value="-20.831678328915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7]" office:value-type="float" office:value="0.281776587545224" calcext:value-type="float">
            <text:p/>
          </table:table-cell>
          <table:table-cell table:number-columns-repeated="3"/>
          <table:table-cell table:style-name="ce496" table:formula="of:=[$1Log.J77]" office:value-type="float" office:value="0.2" calcext:value-type="float">
            <text:p/>
          </table:table-cell>
          <table:table-cell/>
          <table:table-cell table:style-name="ce496" table:formula="of:=IF(AND([.F77]*ABS(SIGN([.J77]))&lt;=[.$L$3];[.F77]*ABS(SIGN([.J77]))&gt;=-[.$L$3]);&quot;&quot;;[.F77]*ABS(SIGN([.J7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8]" office:value-type="float" office:value="2.73336853126698" calcext:value-type="float">
            <text:p/>
          </table:table-cell>
          <table:table-cell table:number-columns-repeated="3"/>
          <table:table-cell table:style-name="ce496" table:formula="of:=[$1Log.J78]" office:value-type="float" office:value="0.2" calcext:value-type="float">
            <text:p/>
          </table:table-cell>
          <table:table-cell/>
          <table:table-cell table:style-name="ce496" table:formula="of:=IF(AND([.F78]*ABS(SIGN([.J78]))&lt;=[.$L$3];[.F78]*ABS(SIGN([.J78]))&gt;=-[.$L$3]);&quot;&quot;;[.F78]*ABS(SIGN([.J78])))" office:value-type="float" office:value="2.7333685312669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79]" office:value-type="float" office:value="3.30165053070508" calcext:value-type="float">
            <text:p/>
          </table:table-cell>
          <table:table-cell table:number-columns-repeated="3"/>
          <table:table-cell table:style-name="ce496" table:formula="of:=[$1Log.J79]" office:value-type="float" office:value="-0.4" calcext:value-type="float">
            <text:p/>
          </table:table-cell>
          <table:table-cell/>
          <table:table-cell table:style-name="ce496" table:formula="of:=IF(AND([.F79]*ABS(SIGN([.J79]))&lt;=[.$L$3];[.F79]*ABS(SIGN([.J79]))&gt;=-[.$L$3]);&quot;&quot;;[.F79]*ABS(SIGN([.J79])))" office:value-type="float" office:value="3.3016505307050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0]" office:value-type="float" office:value="-2.35733369918383" calcext:value-type="float">
            <text:p/>
          </table:table-cell>
          <table:table-cell table:number-columns-repeated="3"/>
          <table:table-cell table:style-name="ce496" table:formula="of:=[$1Log.J80]" office:value-type="float" office:value="-0.3" calcext:value-type="float">
            <text:p/>
          </table:table-cell>
          <table:table-cell/>
          <table:table-cell table:style-name="ce496" table:formula="of:=IF(AND([.F80]*ABS(SIGN([.J80]))&lt;=[.$L$3];[.F80]*ABS(SIGN([.J80]))&gt;=-[.$L$3]);&quot;&quot;;[.F80]*ABS(SIGN([.J80])))" office:value-type="float" office:value="-2.35733369918383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1]" office:value-type="float" office:value="-0.613127957721171" calcext:value-type="float">
            <text:p/>
          </table:table-cell>
          <table:table-cell table:number-columns-repeated="3"/>
          <table:table-cell table:style-name="ce496" table:formula="of:=[$1Log.J81]" office:value-type="float" office:value="0.3" calcext:value-type="float">
            <text:p/>
          </table:table-cell>
          <table:table-cell/>
          <table:table-cell table:style-name="ce496" table:formula="of:=IF(AND([.F81]*ABS(SIGN([.J81]))&lt;=[.$L$3];[.F81]*ABS(SIGN([.J81]))&gt;=-[.$L$3]);&quot;&quot;;[.F81]*ABS(SIGN([.J81])))" office:value-type="float" office:value="-0.61312795772117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2]" office:value-type="float" office:value="-1.64852818866892" calcext:value-type="float">
            <text:p/>
          </table:table-cell>
          <table:table-cell table:number-columns-repeated="3"/>
          <table:table-cell table:style-name="ce496" table:formula="of:=[$1Log.J82]" office:value-type="float" office:value="-0.5" calcext:value-type="float">
            <text:p/>
          </table:table-cell>
          <table:table-cell/>
          <table:table-cell table:style-name="ce496" table:formula="of:=IF(AND([.F82]*ABS(SIGN([.J82]))&lt;=[.$L$3];[.F82]*ABS(SIGN([.J82]))&gt;=-[.$L$3]);&quot;&quot;;[.F82]*ABS(SIGN([.J82])))" office:value-type="float" office:value="-1.64852818866892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3]" office:value-type="float" office:value="4.52018288766924" calcext:value-type="float">
            <text:p/>
          </table:table-cell>
          <table:table-cell table:number-columns-repeated="3"/>
          <table:table-cell table:style-name="ce496" table:formula="of:=[$1Log.J83]" office:value-type="float" office:value="1" calcext:value-type="float">
            <text:p/>
          </table:table-cell>
          <table:table-cell/>
          <table:table-cell table:style-name="ce496" table:formula="of:=IF(AND([.F83]*ABS(SIGN([.J83]))&lt;=[.$L$3];[.F83]*ABS(SIGN([.J83]))&gt;=-[.$L$3]);&quot;&quot;;[.F83]*ABS(SIGN([.J83])))" office:value-type="float" office:value="4.52018288766924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4]" office:value-type="float" office:value="-0.366428211645475" calcext:value-type="float">
            <text:p/>
          </table:table-cell>
          <table:table-cell table:number-columns-repeated="3"/>
          <table:table-cell table:style-name="ce496" table:formula="of:=[$1Log.J84]" office:value-type="float" office:value="-0.5" calcext:value-type="float">
            <text:p/>
          </table:table-cell>
          <table:table-cell/>
          <table:table-cell table:style-name="ce496" table:formula="of:=IF(AND([.F84]*ABS(SIGN([.J84]))&lt;=[.$L$3];[.F84]*ABS(SIGN([.J84]))&gt;=-[.$L$3]);&quot;&quot;;[.F84]*ABS(SIGN([.J84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5]" office:value-type="float" office:value="-0.898848923595375" calcext:value-type="float">
            <text:p/>
          </table:table-cell>
          <table:table-cell table:number-columns-repeated="3"/>
          <table:table-cell table:style-name="ce496" table:formula="of:=[$1Log.J85]" office:value-type="float" office:value="-0.3" calcext:value-type="float">
            <text:p/>
          </table:table-cell>
          <table:table-cell/>
          <table:table-cell table:style-name="ce496" table:formula="of:=IF(AND([.F85]*ABS(SIGN([.J85]))&lt;=[.$L$3];[.F85]*ABS(SIGN([.J85]))&gt;=-[.$L$3]);&quot;&quot;;[.F85]*ABS(SIGN([.J85])))" office:value-type="float" office:value="-0.898848923595375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6]" office:value-type="float" office:value="-0.183236053148983" calcext:value-type="float">
            <text:p/>
          </table:table-cell>
          <table:table-cell table:number-columns-repeated="3"/>
          <table:table-cell table:style-name="ce496" table:formula="of:=[$1Log.J86]" office:value-type="float" office:value="-0.3" calcext:value-type="float">
            <text:p/>
          </table:table-cell>
          <table:table-cell/>
          <table:table-cell table:style-name="ce496" table:formula="of:=IF(AND([.F86]*ABS(SIGN([.J86]))&lt;=[.$L$3];[.F86]*ABS(SIGN([.J86]))&gt;=-[.$L$3]);&quot;&quot;;[.F86]*ABS(SIGN([.J8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7]" office:value-type="float" office:value="-0.367144848026824" calcext:value-type="float">
            <text:p/>
          </table:table-cell>
          <table:table-cell table:number-columns-repeated="3"/>
          <table:table-cell table:style-name="ce496" table:formula="of:=[$1Log.J87]" office:value-type="float" office:value="0.6" calcext:value-type="float">
            <text:p/>
          </table:table-cell>
          <table:table-cell/>
          <table:table-cell table:style-name="ce496" table:formula="of:=IF(AND([.F87]*ABS(SIGN([.J87]))&lt;=[.$L$3];[.F87]*ABS(SIGN([.J87]))&gt;=-[.$L$3]);&quot;&quot;;[.F87]*ABS(SIGN([.J8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8]" office:value-type="float" office:value="1.30750060936891" calcext:value-type="float">
            <text:p/>
          </table:table-cell>
          <table:table-cell table:number-columns-repeated="3"/>
          <table:table-cell table:style-name="ce496" table:formula="of:=[$1Log.J88]" office:value-type="float" office:value="0.5" calcext:value-type="float">
            <text:p/>
          </table:table-cell>
          <table:table-cell/>
          <table:table-cell table:style-name="ce496" table:formula="of:=IF(AND([.F88]*ABS(SIGN([.J88]))&lt;=[.$L$3];[.F88]*ABS(SIGN([.J88]))&gt;=-[.$L$3]);&quot;&quot;;[.F88]*ABS(SIGN([.J88])))" office:value-type="float" office:value="1.3075006093689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89]" office:value-type="float" office:value="-3.30035660246994" calcext:value-type="float">
            <text:p/>
          </table:table-cell>
          <table:table-cell table:number-columns-repeated="3"/>
          <table:table-cell table:style-name="ce496" table:formula="of:=[$1Log.J89]" office:value-type="float" office:value="-0.5" calcext:value-type="float">
            <text:p/>
          </table:table-cell>
          <table:table-cell/>
          <table:table-cell table:style-name="ce496" table:formula="of:=IF(AND([.F89]*ABS(SIGN([.J89]))&lt;=[.$L$3];[.F89]*ABS(SIGN([.J89]))&gt;=-[.$L$3]);&quot;&quot;;[.F89]*ABS(SIGN([.J89])))" office:value-type="float" office:value="-3.30035660246994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0]" office:value-type="float" office:value="-1.07924926858075" calcext:value-type="float">
            <text:p/>
          </table:table-cell>
          <table:table-cell table:number-columns-repeated="3"/>
          <table:table-cell table:style-name="ce496" table:formula="of:=[$1Log.J90]" office:value-type="float" office:value="-0.3" calcext:value-type="float">
            <text:p/>
          </table:table-cell>
          <table:table-cell/>
          <table:table-cell table:style-name="ce496" table:formula="of:=IF(AND([.F90]*ABS(SIGN([.J90]))&lt;=[.$L$3];[.F90]*ABS(SIGN([.J90]))&gt;=-[.$L$3]);&quot;&quot;;[.F90]*ABS(SIGN([.J90])))" office:value-type="float" office:value="-1.07924926858075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1]" office:value-type="float" office:value="0.0991969683997507" calcext:value-type="float">
            <text:p/>
          </table:table-cell>
          <table:table-cell table:number-columns-repeated="3"/>
          <table:table-cell table:style-name="ce496" table:formula="of:=[$1Log.J91]" office:value-type="float" office:value="-0.25" calcext:value-type="float">
            <text:p/>
          </table:table-cell>
          <table:table-cell/>
          <table:table-cell table:style-name="ce496" table:formula="of:=IF(AND([.F91]*ABS(SIGN([.J91]))&lt;=[.$L$3];[.F91]*ABS(SIGN([.J91]))&gt;=-[.$L$3]);&quot;&quot;;[.F91]*ABS(SIGN([.J91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2]" office:value-type="float" office:value="6.76166967722873" calcext:value-type="float">
            <text:p/>
          </table:table-cell>
          <table:table-cell table:number-columns-repeated="3"/>
          <table:table-cell table:style-name="ce496" table:formula="of:=[$1Log.J92]" office:value-type="float" office:value="0.3" calcext:value-type="float">
            <text:p/>
          </table:table-cell>
          <table:table-cell/>
          <table:table-cell table:style-name="ce496" table:formula="of:=IF(AND([.F92]*ABS(SIGN([.J92]))&lt;=[.$L$3];[.F92]*ABS(SIGN([.J92]))&gt;=-[.$L$3]);&quot;&quot;;[.F92]*ABS(SIGN([.J92])))" office:value-type="float" office:value="6.76166967722873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3]" office:value-type="float" office:value="25.8372924137312" calcext:value-type="float">
            <text:p/>
          </table:table-cell>
          <table:table-cell table:number-columns-repeated="3"/>
          <table:table-cell table:style-name="ce496" table:formula="of:=[$1Log.J93]" office:value-type="float" office:value="0" calcext:value-type="float">
            <text:p/>
          </table:table-cell>
          <table:table-cell/>
          <table:table-cell table:style-name="ce496" table:formula="of:=IF(AND([.F93]*ABS(SIGN([.J93]))&lt;=[.$L$3];[.F93]*ABS(SIGN([.J93]))&gt;=-[.$L$3]);&quot;&quot;;[.F93]*ABS(SIGN([.J93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4]" office:value-type="float" office:value="-1.62955680546167" calcext:value-type="float">
            <text:p/>
          </table:table-cell>
          <table:table-cell table:number-columns-repeated="3"/>
          <table:table-cell table:style-name="ce496" table:formula="of:=[$1Log.J94]" office:value-type="float" office:value="-0.6" calcext:value-type="float">
            <text:p/>
          </table:table-cell>
          <table:table-cell/>
          <table:table-cell table:style-name="ce496" table:formula="of:=IF(AND([.F94]*ABS(SIGN([.J94]))&lt;=[.$L$3];[.F94]*ABS(SIGN([.J94]))&gt;=-[.$L$3]);&quot;&quot;;[.F94]*ABS(SIGN([.J94])))" office:value-type="float" office:value="-1.62955680546167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5]" office:value-type="float" office:value="4.09911815349988" calcext:value-type="float">
            <text:p/>
          </table:table-cell>
          <table:table-cell table:number-columns-repeated="3"/>
          <table:table-cell table:style-name="ce496" table:formula="of:=[$1Log.J95]" office:value-type="float" office:value="0.5" calcext:value-type="float">
            <text:p/>
          </table:table-cell>
          <table:table-cell/>
          <table:table-cell table:style-name="ce496" table:formula="of:=IF(AND([.F95]*ABS(SIGN([.J95]))&lt;=[.$L$3];[.F95]*ABS(SIGN([.J95]))&gt;=-[.$L$3]);&quot;&quot;;[.F95]*ABS(SIGN([.J95])))" office:value-type="float" office:value="4.0991181534998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6]" office:value-type="float" office:value="0" calcext:value-type="float">
            <text:p/>
          </table:table-cell>
          <table:table-cell table:number-columns-repeated="3"/>
          <table:table-cell table:style-name="ce496" table:formula="of:=[$1Log.J96]" office:value-type="float" office:value="0" calcext:value-type="float">
            <text:p/>
          </table:table-cell>
          <table:table-cell/>
          <table:table-cell table:style-name="ce496" table:formula="of:=IF(AND([.F96]*ABS(SIGN([.J96]))&lt;=[.$L$3];[.F96]*ABS(SIGN([.J96]))&gt;=-[.$L$3]);&quot;&quot;;[.F96]*ABS(SIGN([.J9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7]" office:value-type="float" office:value="0" calcext:value-type="float">
            <text:p/>
          </table:table-cell>
          <table:table-cell table:number-columns-repeated="3"/>
          <table:table-cell table:style-name="ce496" table:formula="of:=[$1Log.J97]" office:value-type="float" office:value="0" calcext:value-type="float">
            <text:p/>
          </table:table-cell>
          <table:table-cell/>
          <table:table-cell table:style-name="ce496" table:formula="of:=IF(AND([.F97]*ABS(SIGN([.J97]))&lt;=[.$L$3];[.F97]*ABS(SIGN([.J97]))&gt;=-[.$L$3]);&quot;&quot;;[.F97]*ABS(SIGN([.J9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8]" office:value-type="float" office:value="0" calcext:value-type="float">
            <text:p/>
          </table:table-cell>
          <table:table-cell table:number-columns-repeated="3"/>
          <table:table-cell table:style-name="ce496" table:formula="of:=[$1Log.J98]" office:value-type="float" office:value="0" calcext:value-type="float">
            <text:p/>
          </table:table-cell>
          <table:table-cell/>
          <table:table-cell table:style-name="ce496" table:formula="of:=IF(AND([.F98]*ABS(SIGN([.J98]))&lt;=[.$L$3];[.F98]*ABS(SIGN([.J98]))&gt;=-[.$L$3]);&quot;&quot;;[.F98]*ABS(SIGN([.J98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99]" office:value-type="float" office:value="0" calcext:value-type="float">
            <text:p/>
          </table:table-cell>
          <table:table-cell table:number-columns-repeated="3"/>
          <table:table-cell table:style-name="ce496" table:formula="of:=[$1Log.J99]" office:value-type="float" office:value="0" calcext:value-type="float">
            <text:p/>
          </table:table-cell>
          <table:table-cell/>
          <table:table-cell table:style-name="ce496" table:formula="of:=IF(AND([.F99]*ABS(SIGN([.J99]))&lt;=[.$L$3];[.F99]*ABS(SIGN([.J99]))&gt;=-[.$L$3]);&quot;&quot;;[.F99]*ABS(SIGN([.J99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0]" office:value-type="float" office:value="0" calcext:value-type="float">
            <text:p/>
          </table:table-cell>
          <table:table-cell table:number-columns-repeated="3"/>
          <table:table-cell table:style-name="ce496" table:formula="of:=[$1Log.J100]" office:value-type="float" office:value="0" calcext:value-type="float">
            <text:p/>
          </table:table-cell>
          <table:table-cell/>
          <table:table-cell table:style-name="ce496" table:formula="of:=IF(AND([.F100]*ABS(SIGN([.J100]))&lt;=[.$L$3];[.F100]*ABS(SIGN([.J100]))&gt;=-[.$L$3]);&quot;&quot;;[.F100]*ABS(SIGN([.J100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1]" office:value-type="float" office:value="0" calcext:value-type="float">
            <text:p/>
          </table:table-cell>
          <table:table-cell table:number-columns-repeated="3"/>
          <table:table-cell table:style-name="ce496" table:formula="of:=[$1Log.J101]" office:value-type="float" office:value="0" calcext:value-type="float">
            <text:p/>
          </table:table-cell>
          <table:table-cell/>
          <table:table-cell table:style-name="ce496" table:formula="of:=IF(AND([.F101]*ABS(SIGN([.J101]))&lt;=[.$L$3];[.F101]*ABS(SIGN([.J101]))&gt;=-[.$L$3]);&quot;&quot;;[.F101]*ABS(SIGN([.J101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2]" office:value-type="float" office:value="0" calcext:value-type="float">
            <text:p/>
          </table:table-cell>
          <table:table-cell table:number-columns-repeated="3"/>
          <table:table-cell table:style-name="ce496" table:formula="of:=[$1Log.J102]" office:value-type="float" office:value="0" calcext:value-type="float">
            <text:p/>
          </table:table-cell>
          <table:table-cell/>
          <table:table-cell table:style-name="ce496" table:formula="of:=IF(AND([.F102]*ABS(SIGN([.J102]))&lt;=[.$L$3];[.F102]*ABS(SIGN([.J102]))&gt;=-[.$L$3]);&quot;&quot;;[.F102]*ABS(SIGN([.J102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3]" office:value-type="float" office:value="0" calcext:value-type="float">
            <text:p/>
          </table:table-cell>
          <table:table-cell table:number-columns-repeated="3"/>
          <table:table-cell table:style-name="ce496" table:formula="of:=[$1Log.J103]" office:value-type="float" office:value="0" calcext:value-type="float">
            <text:p/>
          </table:table-cell>
          <table:table-cell/>
          <table:table-cell table:style-name="ce496" table:formula="of:=IF(AND([.F103]*ABS(SIGN([.J103]))&lt;=[.$L$3];[.F103]*ABS(SIGN([.J103]))&gt;=-[.$L$3]);&quot;&quot;;[.F103]*ABS(SIGN([.J103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4]" office:value-type="float" office:value="0" calcext:value-type="float">
            <text:p/>
          </table:table-cell>
          <table:table-cell table:number-columns-repeated="3"/>
          <table:table-cell table:style-name="ce496" table:formula="of:=[$1Log.J104]" office:value-type="float" office:value="0" calcext:value-type="float">
            <text:p/>
          </table:table-cell>
          <table:table-cell/>
          <table:table-cell table:style-name="ce496" table:formula="of:=IF(AND([.F104]*ABS(SIGN([.J104]))&lt;=[.$L$3];[.F104]*ABS(SIGN([.J104]))&gt;=-[.$L$3]);&quot;&quot;;[.F104]*ABS(SIGN([.J104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5]" office:value-type="float" office:value="0" calcext:value-type="float">
            <text:p/>
          </table:table-cell>
          <table:table-cell table:number-columns-repeated="3"/>
          <table:table-cell table:style-name="ce496" table:formula="of:=[$1Log.J105]" office:value-type="float" office:value="0" calcext:value-type="float">
            <text:p/>
          </table:table-cell>
          <table:table-cell/>
          <table:table-cell table:style-name="ce496" table:formula="of:=IF(AND([.F105]*ABS(SIGN([.J105]))&lt;=[.$L$3];[.F105]*ABS(SIGN([.J105]))&gt;=-[.$L$3]);&quot;&quot;;[.F105]*ABS(SIGN([.J105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6]" office:value-type="float" office:value="0" calcext:value-type="float">
            <text:p/>
          </table:table-cell>
          <table:table-cell table:number-columns-repeated="3"/>
          <table:table-cell table:style-name="ce496" table:formula="of:=[$1Log.J106]" office:value-type="float" office:value="0" calcext:value-type="float">
            <text:p/>
          </table:table-cell>
          <table:table-cell/>
          <table:table-cell table:style-name="ce496" table:formula="of:=IF(AND([.F106]*ABS(SIGN([.J106]))&lt;=[.$L$3];[.F106]*ABS(SIGN([.J106]))&gt;=-[.$L$3]);&quot;&quot;;[.F106]*ABS(SIGN([.J10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7]" office:value-type="float" office:value="0" calcext:value-type="float">
            <text:p/>
          </table:table-cell>
          <table:table-cell table:number-columns-repeated="3"/>
          <table:table-cell table:style-name="ce496" table:formula="of:=[$1Log.J107]" office:value-type="float" office:value="0" calcext:value-type="float">
            <text:p/>
          </table:table-cell>
          <table:table-cell/>
          <table:table-cell table:style-name="ce496" table:formula="of:=IF(AND([.F107]*ABS(SIGN([.J107]))&lt;=[.$L$3];[.F107]*ABS(SIGN([.J107]))&gt;=-[.$L$3]);&quot;&quot;;[.F107]*ABS(SIGN([.J10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8]" office:value-type="float" office:value="0" calcext:value-type="float">
            <text:p/>
          </table:table-cell>
          <table:table-cell table:number-columns-repeated="3"/>
          <table:table-cell table:style-name="ce496" table:formula="of:=[$1Log.J108]" office:value-type="float" office:value="0" calcext:value-type="float">
            <text:p/>
          </table:table-cell>
          <table:table-cell/>
          <table:table-cell table:style-name="ce496" table:formula="of:=IF(AND([.F108]*ABS(SIGN([.J108]))&lt;=[.$L$3];[.F108]*ABS(SIGN([.J108]))&gt;=-[.$L$3]);&quot;&quot;;[.F108]*ABS(SIGN([.J108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09]" office:value-type="float" office:value="0" calcext:value-type="float">
            <text:p/>
          </table:table-cell>
          <table:table-cell table:number-columns-repeated="3"/>
          <table:table-cell table:style-name="ce496" table:formula="of:=[$1Log.J109]" office:value-type="float" office:value="0" calcext:value-type="float">
            <text:p/>
          </table:table-cell>
          <table:table-cell/>
          <table:table-cell table:style-name="ce496" table:formula="of:=IF(AND([.F109]*ABS(SIGN([.J109]))&lt;=[.$L$3];[.F109]*ABS(SIGN([.J109]))&gt;=-[.$L$3]);&quot;&quot;;[.F109]*ABS(SIGN([.J109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10]" office:value-type="float" office:value="0" calcext:value-type="float">
            <text:p/>
          </table:table-cell>
          <table:table-cell table:number-columns-repeated="3"/>
          <table:table-cell table:style-name="ce496" table:formula="of:=[$1Log.J110]" office:value-type="float" office:value="0" calcext:value-type="float">
            <text:p/>
          </table:table-cell>
          <table:table-cell/>
          <table:table-cell table:style-name="ce496" table:formula="of:=IF(AND([.F110]*ABS(SIGN([.J110]))&lt;=[.$L$3];[.F110]*ABS(SIGN([.J110]))&gt;=-[.$L$3]);&quot;&quot;;[.F110]*ABS(SIGN([.J110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11]" office:value-type="float" office:value="0" calcext:value-type="float">
            <text:p/>
          </table:table-cell>
          <table:table-cell table:number-columns-repeated="3"/>
          <table:table-cell table:style-name="ce496" table:formula="of:=[$1Log.J111]" office:value-type="float" office:value="0" calcext:value-type="float">
            <text:p/>
          </table:table-cell>
          <table:table-cell/>
          <table:table-cell table:style-name="ce496" table:formula="of:=IF(AND([.F111]*ABS(SIGN([.J111]))&lt;=[.$L$3];[.F111]*ABS(SIGN([.J111]))&gt;=-[.$L$3]);&quot;&quot;;[.F111]*ABS(SIGN([.J111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 table:formula="of:=[$1Log.F112]" office:value-type="float" office:value="0" calcext:value-type="float">
            <text:p/>
          </table:table-cell>
          <table:table-cell table:number-columns-repeated="3"/>
          <table:table-cell table:style-name="ce496" table:formula="of:=[$1Log.J112]" office:value-type="float" office:value="0" calcext:value-type="float">
            <text:p/>
          </table:table-cell>
          <table:table-cell/>
          <table:table-cell table:style-name="ce496" table:formula="of:=IF(AND([.F112]*ABS(SIGN([.J112]))&lt;=[.$L$3];[.F112]*ABS(SIGN([.J112]))&gt;=-[.$L$3]);&quot;&quot;;[.F112]*ABS(SIGN([.J112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/>
          <table:table-cell table:number-columns-repeated="3"/>
          <table:table-cell table:style-name="ce496" table:formula="of:=[$1Log.J113]" office:value-type="float" office:value="0" calcext:value-type="float">
            <text:p/>
          </table:table-cell>
          <table:table-cell/>
          <table:table-cell table:style-name="ce496" table:formula="of:=IF(AND([.F113]*ABS(SIGN([.J113]))&lt;=[.$L$3];[.F113]*ABS(SIGN([.J113]))&gt;=-[.$L$3]);&quot;&quot;;[.F113]*ABS(SIGN([.J113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/>
          <table:table-cell table:number-columns-repeated="3"/>
          <table:table-cell table:style-name="ce496" table:formula="of:=[$1Log.J114]" office:value-type="float" office:value="0" calcext:value-type="float">
            <text:p/>
          </table:table-cell>
          <table:table-cell/>
          <table:table-cell table:style-name="ce496" table:formula="of:=IF(AND([.F114]*ABS(SIGN([.J114]))&lt;=[.$L$3];[.F114]*ABS(SIGN([.J114]))&gt;=-[.$L$3]);&quot;&quot;;[.F114]*ABS(SIGN([.J114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/>
          <table:table-cell table:number-columns-repeated="3"/>
          <table:table-cell table:style-name="ce496" table:formula="of:=[$1Log.J115]" office:value-type="float" office:value="0" calcext:value-type="float">
            <text:p/>
          </table:table-cell>
          <table:table-cell/>
          <table:table-cell table:style-name="ce496" table:formula="of:=IF(AND([.F115]*ABS(SIGN([.J115]))&lt;=[.$L$3];[.F115]*ABS(SIGN([.J115]))&gt;=-[.$L$3]);&quot;&quot;;[.F115]*ABS(SIGN([.J115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/>
          <table:table-cell table:number-columns-repeated="3"/>
          <table:table-cell table:style-name="ce496"/>
          <table:table-cell/>
          <table:table-cell table:style-name="ce496" table:formula="of:=IF(AND([.F116]*ABS(SIGN([.J116]))&lt;=[.$L$3];[.F116]*ABS(SIGN([.J116]))&gt;=-[.$L$3]);&quot;&quot;;[.F116]*ABS(SIGN([.J11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/>
          <table:table-cell table:number-columns-repeated="3"/>
          <table:table-cell table:style-name="ce496"/>
          <table:table-cell/>
          <table:table-cell table:style-name="ce496" table:formula="of:=IF(AND([.F117]*ABS(SIGN([.J117]))&lt;=[.$L$3];[.F117]*ABS(SIGN([.J117]))&gt;=-[.$L$3]);&quot;&quot;;[.F117]*ABS(SIGN([.J11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/>
          <table:table-cell table:number-columns-repeated="3"/>
          <table:table-cell table:style-name="ce496"/>
          <table:table-cell/>
          <table:table-cell table:style-name="ce496" table:formula="of:=IF(AND([.F118]*ABS(SIGN([.J118]))&lt;=[.$L$3];[.F118]*ABS(SIGN([.J118]))&gt;=-[.$L$3]);&quot;&quot;;[.F118]*ABS(SIGN([.J118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/>
          <table:table-cell table:number-columns-repeated="3"/>
          <table:table-cell table:style-name="ce496"/>
          <table:table-cell/>
          <table:table-cell table:style-name="ce496" table:formula="of:=IF(AND([.F119]*ABS(SIGN([.J119]))&lt;=[.$L$3];[.F119]*ABS(SIGN([.J119]))&gt;=-[.$L$3]);&quot;&quot;;[.F119]*ABS(SIGN([.J119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/>
          <table:table-cell table:number-columns-repeated="3"/>
          <table:table-cell table:style-name="ce496"/>
          <table:table-cell/>
          <table:table-cell table:style-name="ce496" table:formula="of:=IF(AND([.F120]*ABS(SIGN([.J120]))&lt;=[.$L$3];[.F120]*ABS(SIGN([.J120]))&gt;=-[.$L$3]);&quot;&quot;;[.F120]*ABS(SIGN([.J120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496"/>
          <table:table-cell table:number-columns-repeated="3"/>
          <table:table-cell table:style-name="ce496"/>
          <table:table-cell/>
          <table:table-cell table:style-name="ce496" table:formula="of:=IF(AND([.F121]*ABS(SIGN([.J121]))&lt;=[.$L$3];[.F121]*ABS(SIGN([.J121]))&gt;=-[.$L$3]);&quot;&quot;;[.F121]*ABS(SIGN([.J121])))">
            <text:p/>
          </table:table-cell>
          <table:table-cell table:number-columns-repeated="16"/>
        </table:table-row>
        <table:table-row table:style-name="ro3" table:number-rows-repeated="2">
          <table:table-cell table:number-columns-repeated="5"/>
          <table:table-cell table:style-name="ce496"/>
          <table:table-cell table:number-columns-repeated="3"/>
          <table:table-cell table:style-name="ce496"/>
          <table:table-cell/>
          <table:table-cell table:style-name="ce496"/>
          <table:table-cell table:number-columns-repeated="16"/>
        </table:table-row>
        <table:table-row table:style-name="ro3" table:number-rows-repeated="1048452">
          <table:table-cell table:number-columns-repeated="28"/>
        </table:table-row>
        <table:table-row table:style-name="ro3">
          <table:table-cell table:number-columns-repeated="28"/>
        </table:table-row>
      </table:table>
      <table:named-expressions/>
      <table:database-ranges>
        <table:database-range table:name="rand" table:target-range-address="7sIM.F10:7sIM.F5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date-style style:name="N137">
      <number:month/>
      <number:text>/</number:text>
      <number:day/>
    </number:date-style>
    <number:time-style style:name="N138">
      <number:hours number:style="long"/>
      <number:text>.</number:text>
      <number:minutes number:style="long"/>
    </number:time-style>
    <number:number-style style:name="N139">
      <number:number number:decimal-places="18" number:min-integer-digits="1"/>
    </number:number-style>
    <number:percentage-style style:name="N140">
      <number:number number:decimal-places="1" number:min-integer-digits="1"/>
      <number:text>%</number:text>
    </number:percentage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number-style style:name="N143">
      <number:number number:decimal-places="1" number:min-integer-digits="0"/>
    </number:number-style>
    <number:number-style style:name="N144">
      <number:number number:decimal-places="1" number:min-integer-digits="1" number:grouping="true"/>
    </number:number-style>
    <number:text-style style:name="N145" number:title="User-defined">
      <number:text>#,#</number:text>
      <number:text-content/>
      <number:text>0</number:text>
    </number:text-style>
    <number:number-style style:name="N147P0" style:volatile="true">
      <number:number number:decimal-places="1" number:min-integer-digits="1"/>
    </number:number-style>
    <number:number-style style:name="N147P1" style:volatile="true">
      <number:text>-</number:text>
      <number:number number:decimal-places="1" number:min-integer-digits="1"/>
    </number:number-style>
    <number:number-style style:name="N147" number:title="xe">
      <number:text/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integer-digits="1"/>
    </number:number-style>
    <number:number-style style:name="N149P1" style:volatile="true">
      <number:text>-</number:text>
      <number:number number:decimal-places="2" number:min-integer-digits="1"/>
    </number:number-style>
    <number:number-style style:name="N149">
      <number:text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2" number:min-integer-digits="0"/>
    </number:number-style>
    <number:number-style style:name="N151P0" style:volatile="true">
      <number:number number:decimal-places="1" number:min-integer-digits="0"/>
    </number:number-style>
    <number:number-style style:name="N151P1" style:volatile="true">
      <number:text>-</number:text>
      <number:number number:decimal-places="1" number:min-integer-digits="1"/>
    </number:number-style>
    <number:number-style style:name="N151">
      <number:text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integer-digits="0"/>
    </number:number-style>
    <number:number-style style:name="N153P1" style:volatile="true">
      <number:text>-</number:text>
      <number:number number:decimal-places="2" number:min-integer-digits="0"/>
    </number:number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1" number:min-integer-digits="1"/>
    </number:number-style>
    <number:number-style style:name="N154"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1" number:min-integer-digits="1"/>
    </number:number-style>
    <number:number-style style:name="N155">
      <number:text/>
      <style:map style:condition="value()&gt;=0" style:apply-style-name="N155P0"/>
    </number:number-style>
    <number:number-style style:name="N156">
      <number:number number:decimal-places="0" number:min-integer-digits="0"/>
    </number:number-style>
    <number:percentage-style style:name="N157">
      <number:number number:decimal-places="5" number:min-integer-digits="1"/>
      <number:text>%</number:text>
    </number:percentage-style>
    <number:number-style style:name="N158">
      <number:number number:decimal-places="19" number:min-integer-digits="1"/>
    </number:number-style>
    <number:number-style style:name="N160P0" style:volatile="true">
      <number:number number:decimal-places="1" number:min-integer-digits="0"/>
    </number:number-style>
    <number:number-style style:name="N160P1" style:volatile="true">
      <number:text>-</number:text>
      <number:number number:decimal-places="1" number:min-integer-digits="0"/>
    </number:number-style>
    <number:number-style style:name="N160">
      <number:text/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20" number:min-integer-digits="1"/>
    </number:number-style>
    <number:date-style style:name="N162">
      <number:month number:style="long"/>
      <number:text>/</number:text>
      <number:day number:style="long"/>
    </number:date-style>
    <number:number-style style:name="N163P0" style:volatile="true">
      <number:number number:decimal-places="2" number:min-integer-digits="1"/>
    </number:number-style>
    <number:number-style style:name="N163P1" style:volatile="true">
      <number:text>-</number:text>
      <number:number number:decimal-places="1" number:min-integer-digits="1"/>
    </number:number-style>
    <number:number-style style:name="N163">
      <number:text/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number:min-integer-digits="0"/>
    </number:number-style>
    <number:number-style style:name="N164P1" style:volatile="true">
      <number:text>-</number:text>
      <number:number number:decimal-places="1" number:min-integer-digits="1"/>
    </number:number-style>
    <number:number-style style:name="N164">
      <number:text/>
      <style:map style:condition="value()&gt;0" style:apply-style-name="N164P0"/>
      <style:map style:condition="value()&lt;0" style:apply-style-name="N164P1"/>
    </number:number-style>
    <number:number-style style:name="N165">
      <number:text>+</number:text>
      <number:number number:decimal-places="1" number:min-integer-digits="1"/>
    </number:number-style>
    <number:percentage-style style:name="N166">
      <number:number number:decimal-places="2" number:min-integer-digits="0"/>
      <number:text>%</number:text>
    </number:percentage-style>
    <number:number-style style:name="N167">
      <number:number number:decimal-places="3" number:min-integer-digits="0"/>
    </number:number-style>
    <number:number-style style:name="N168">
      <number:number number:decimal-places="4" number:min-integer-digits="0"/>
    </number:number-style>
    <number:number-style style:name="N169P0" style:volatile="true">
      <number:number number:decimal-places="2" number:min-integer-digits="0"/>
    </number:number-style>
    <number:number-style style:name="N169P1" style:volatile="true">
      <number:text>-</number:text>
      <number:number number:decimal-places="2" number:min-integer-digits="0"/>
    </number:number-style>
    <number:number-style style:name="N169">
      <number:number number:decimal-places="0" number:min-integer-digits="1"/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2" number:min-integer-digits="0"/>
    </number:number-style>
    <number:number-style style:name="N170P1" style:volatile="true">
      <number:text>-</number:text>
      <number:number number:decimal-places="2" number:min-integer-digits="0"/>
    </number:number-style>
    <number:number-style style:name="N170">
      <number:number number:min-integer-digits="1"/>
      <number:text/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2" number:min-integer-digits="0"/>
    </number:number-style>
    <number:number-style style:name="N171P1" style:volatile="true">
      <number:text>-</number:text>
      <number:number number:decimal-places="2" number:min-integer-digits="0"/>
    </number:number-style>
    <number:number-style style:name="N171">
      <number:number number:decimal-places="1" number:min-integer-digits="1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number:min-integer-digits="0"/>
    </number:number-style>
    <number:number-style style:name="N172P1" style:volatile="true">
      <number:text>-</number:text>
      <number:number number:decimal-places="2" number:min-integer-digits="0"/>
    </number:number-style>
    <number:number-style style:name="N172">
      <number:number number:decimal-places="2" number:min-integer-digits="0"/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+</number:text>
      <number:number number:decimal-places="1" number:min-integer-digits="0"/>
    </number:number-style>
    <number:number-style style:name="N174P1" style:volatile="true">
      <number:text>-</number:text>
      <number:number number:decimal-places="1" number:min-integer-digits="0"/>
    </number:number-style>
    <number:number-style style:name="N174">
      <number:number number:decimal-places="1" number:min-integer-digits="0"/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1" number:min-integer-digits="0"/>
    </number:number-style>
    <number:number-style style:name="N175P1" style:volatile="true">
      <number:text>-</number:text>
      <number:number number:decimal-places="1" number:min-integer-digits="0"/>
    </number:number-style>
    <number:number-style style:name="N175">
      <number:number number:decimal-places="1" number:min-integer-digits="0"/>
      <style:map style:condition="value()&gt;0" style:apply-style-name="N175P0"/>
      <style:map style:condition="value()&lt;0" style:apply-style-name="N175P1"/>
    </number:number-style>
    <number:number-style style:name="N176P0" style:volatile="true">
      <number:text>+</number:text>
      <number:number number:decimal-places="1" number:min-integer-digits="1"/>
    </number:number-style>
    <number:number-style style:name="N176P1" style:volatile="true">
      <number:text>-</number:text>
      <number:number number:decimal-places="1" number:min-integer-digits="1"/>
    </number:number-style>
    <number:number-style style:name="N176">
      <number:text/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0" number:min-integer-digits="1"/>
    </number:number-style>
    <number:number-style style:name="N177P1" style:volatile="true">
      <number:text>-</number:text>
      <number:number number:decimal-places="1" number:min-integer-digits="1"/>
    </number:number-style>
    <number:number-style style:name="N177">
      <number:text/>
      <style:map style:condition="value()&gt;0" style:apply-style-name="N177P0"/>
      <style:map style:condition="value()&lt;0" style:apply-style-name="N177P1"/>
    </number:number-style>
    <number:number-style style:name="N178">
      <number:scientific-number number:decimal-places="1" number:min-integer-digits="1" number:min-exponent-digits="1"/>
    </number:number-style>
    <number:number-style style:name="N179P0" style:volatile="true">
      <number:number number:decimal-places="3" number:min-integer-digits="0"/>
    </number:number-style>
    <number:number-style style:name="N179P1" style:volatile="true">
      <number:text>-</number:text>
      <number:number number:decimal-places="2" number:min-integer-digits="1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4" number:min-integer-digits="0"/>
    </number:number-style>
    <number:number-style style:name="N180P1" style:volatile="true">
      <number:text>-</number:text>
      <number:number number:decimal-places="2" number:min-integer-digits="1"/>
    </number:number-style>
    <number:number-style style:name="N180">
      <number:text/>
      <style:map style:condition="value()&gt;0" style:apply-style-name="N180P0"/>
      <style:map style:condition="value()&lt;0" style:apply-style-name="N180P1"/>
    </number:number-style>
    <number:number-style style:name="N181">
      <number:number number:decimal-places="6" number:min-integer-digits="0"/>
    </number:number-style>
    <number:number-style style:name="N182P0" style:volatile="true">
      <number:number number:decimal-places="6" number:min-integer-digits="0"/>
    </number:number-style>
    <number:number-style style:name="N182P1" style:volatile="true">
      <number:text>-</number:text>
      <number:number number:decimal-places="2" number:min-integer-digits="1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3" number:min-integer-digits="1"/>
    </number:number-style>
    <number:number-style style:name="N183P1" style:volatile="true">
      <number:text>-</number:text>
      <number:number number:decimal-places="1" number:min-integer-digits="1"/>
    </number:number-style>
    <number:number-style style:name="N183">
      <number:text/>
      <style:map style:condition="value()&gt;0" style:apply-style-name="N183P0"/>
      <style:map style:condition="value()&lt;0" style:apply-style-name="N183P1"/>
    </number:number-style>
    <number:number-style style:name="N185P0" style:volatile="true">
      <number:number number:decimal-places="3" number:min-integer-digits="1"/>
    </number:number-style>
    <number:number-style style:name="N185P1" style:volatile="true">
      <number:text>-</number:text>
      <number:number number:decimal-places="3" number:min-integer-digits="0"/>
    </number:number-style>
    <number:number-style style:name="N185">
      <number:text/>
      <style:map style:condition="value()&gt;0" style:apply-style-name="N185P0"/>
      <style:map style:condition="value()&lt;0" style:apply-style-name="N185P1"/>
    </number:number-style>
    <number:number-style style:name="N187P0" style:volatile="true">
      <number:number number:decimal-places="3" number:min-integer-digits="1"/>
    </number:number-style>
    <number:number-style style:name="N187P1" style:volatile="true">
      <number:text>-</number:text>
      <number:number number:decimal-places="5" number:min-integer-digits="0"/>
    </number:number-style>
    <number:number-style style:name="N187">
      <number:text/>
      <style:map style:condition="value()&gt;0" style:apply-style-name="N187P0"/>
      <style:map style:condition="value()&lt;0" style:apply-style-name="N187P1"/>
    </number:number-style>
    <number:number-style style:name="N189P0" style:volatile="true">
      <number:number number:decimal-places="3" number:min-integer-digits="1"/>
    </number:number-style>
    <number:number-style style:name="N189P1" style:volatile="true">
      <number:text>-</number:text>
      <number:number number:decimal-places="6" number:min-integer-digits="0"/>
    </number:number-style>
    <number:number-style style:name="N189">
      <number:text/>
      <style:map style:condition="value()&gt;0" style:apply-style-name="N189P0"/>
      <style:map style:condition="value()&lt;0" style:apply-style-name="N189P1"/>
    </number:number-style>
    <number:number-style style:name="N190">
      <number:scientific-number number:decimal-places="2" number:min-integer-digits="1" number:min-exponent-digits="1"/>
    </number:number-style>
    <number:number-style style:name="N191">
      <number:number number:decimal-places="8" number:min-integer-digits="0"/>
    </number:number-style>
    <number:number-style style:name="N192P0" style:volatile="true">
      <number:number number:decimal-places="8" number:min-integer-digits="0"/>
    </number:number-style>
    <number:number-style style:name="N192P1" style:volatile="true">
      <number:text>-</number:text>
      <number:number number:decimal-places="2" number:min-integer-digits="1"/>
    </number:number-style>
    <number:number-style style:name="N192">
      <number:text/>
      <style:map style:condition="value()&gt;0" style:apply-style-name="N192P0"/>
      <style:map style:condition="value()&lt;0" style:apply-style-name="N192P1"/>
    </number:number-style>
    <number:number-style style:name="N193">
      <number:scientific-number number:decimal-places="4" number:min-integer-digits="1" number:min-exponent-digits="1"/>
    </number:number-style>
    <number:number-style style:name="N194">
      <number:scientific-number number:decimal-places="8" number:min-integer-digits="1" number:min-exponent-digits="1"/>
    </number:number-style>
    <number:number-style style:name="N196P0" style:volatile="true">
      <number:number number:decimal-places="3" number:min-integer-digits="1"/>
    </number:number-style>
    <number:number-style style:name="N196P1" style:volatile="true">
      <number:text>-</number:text>
      <number:number number:decimal-places="8" number:min-integer-digits="0"/>
    </number:number-style>
    <number:number-style style:name="N196">
      <number:text/>
      <style:map style:condition="value()&gt;0" style:apply-style-name="N196P0"/>
      <style:map style:condition="value()&lt;0" style:apply-style-name="N196P1"/>
    </number:number-style>
    <number:number-style style:name="N197">
      <number:number number:decimal-places="5" number:min-integer-digits="0"/>
    </number:number-style>
    <number:number-style style:name="N198">
      <number:number number:decimal-places="7" number:min-integer-digits="0"/>
    </number:number-style>
    <number:number-style style:name="N199P0" style:volatile="true">
      <number:number number:decimal-places="3" number:min-integer-digits="1"/>
    </number:number-style>
    <number:number-style style:name="N199P1" style:volatile="true">
      <number:text>-</number:text>
      <number:number number:decimal-places="2" number:min-integer-digits="0"/>
    </number:number-style>
    <number:number-style style:name="N199">
      <number:text/>
      <style:map style:condition="value()&gt;0" style:apply-style-name="N199P0"/>
      <style:map style:condition="value()&lt;0" style:apply-style-name="N199P1"/>
    </number:number-style>
    <number:date-style style:name="N200">
      <number:year number:style="long"/>
      <number:text>/</number:text>
      <number:month number:style="long"/>
      <number:text>/</number:text>
      <number:day number:style="long"/>
    </number:date-style>
    <number:date-style style:name="N201">
      <number:year number:style="long"/>
      <number:text> </number:text>
      <number:month number:style="long"/>
      <number:text>/</number:text>
      <number:day number:style="long"/>
    </number:date-style>
    <number:date-style style:name="N202">
      <number:year number:style="long"/>
    </number:date-style>
    <number:date-style style:name="N203">
      <number:month/>
      <number:text>/</number:text>
      <number:day number:style="long"/>
    </number:date-style>
    <number:number-style style:name="N204">
      <number:scientific-number number:decimal-places="0" number:min-integer-digits="1" number:min-exponent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5" style:family="table-cell" style:parent-style-name="Default">
      <style:table-cell-properties fo:background-color="#7cc17c"/>
    </style:style>
    <style:style style:name="Untitled6" style:family="table-cell" style:parent-style-name="Default">
      <style:table-cell-properties fo:background-color="#dc2300"/>
    </style:style>
    <style:style style:name="Untitled1" style:family="table-cell" style:parent-style-name="Default">
      <style:table-cell-properties fo:background-color="#ff0000" style:vertical-justify="auto"/>
      <style:paragraph-properties css3t:text-justify="auto"/>
    </style:style>
    <style:style style:name="Untitled7" style:family="table-cell" style:parent-style-name="Default">
      <style:table-cell-properties fo:background-color="#7cc17c"/>
    </style:style>
    <style:style style:name="Untitled8" style:family="table-cell" style:parent-style-name="Default">
      <style:table-cell-properties fo:background-color="#ff8080"/>
    </style:style>
    <style:style style:name="Untitled9" style:family="table-cell" style:parent-style-name="Default">
      <style:table-cell-properties fo:background-color="#ff8080"/>
    </style:style>
    <style:style style:name="Untitled10" style:family="table-cell" style:parent-style-name="Default">
      <style:table-cell-properties fo:background-color="#ff8080"/>
    </style:style>
    <style:style style:name="Untitled11" style:family="table-cell" style:parent-style-name="Default">
      <style:table-cell-properties fo:background-color="#ff8080"/>
    </style:style>
    <style:style style:name="Untitled12" style:family="table-cell" style:parent-style-name="Default">
      <style:table-cell-properties fo:background-color="#7cc17c"/>
    </style:style>
    <style:style style:name="_33_4" style:display-name="34" style:family="table-cell" style:parent-style-name="Default">
      <style:table-cell-properties fo:background-color="#ff8080"/>
    </style:style>
    <style:style style:name="Untitled13" style:family="table-cell" style:parent-style-name="Default">
      <style:table-cell-properties fo:background-color="#7cc17c"/>
    </style:style>
    <style:style style:name="Untitled2" style:family="table-cell" style:parent-style-name="Default">
      <style:table-cell-properties fo:background-color="#77c282"/>
    </style:style>
    <style:style style:name="Untitled3" style:family="table-cell" style:parent-style-name="Default">
      <style:table-cell-properties fo:background-color="#2789c2"/>
    </style:style>
    <style:style style:name="Untitled4" style:family="table-cell" style:parent-style-name="Default">
      <style:table-cell-properties fo:background-color="#fff64f"/>
    </style:style>
    <style:style style:name="Untitled14" style:family="table-cell" style:parent-style-name="Default">
      <style:table-cell-properties fo:background-color="#fbac84"/>
    </style:style>
    <style:style style:name="Untitled15" style:family="table-cell" style:parent-style-name="Default">
      <style:table-cell-properties fo:background-color="#009900"/>
    </style:style>
    <draw:hatch draw:name="Black_20_45_20_Degrees" draw:display-name="Black 45 Degrees" draw:style="single" draw:color="#000000" draw:distance="1.02mm" draw:rotation="450"/>
    <draw:marker draw:name="Arrowheads_20_1" draw:display-name="Arrowheads 1" svg:viewBox="0 0 200 200" svg:d="M200 100c0 18-4 34-13 50s-21 27-37 37-32 13-50 13-34-4-50-13-27-21-37-37-13-32-13-50 4-34 13-50 21-27 37-37 32-13 50-13 34 4 50 13 27 21 37 37 13 32 13 50z"/>
    <draw:marker draw:name="Arrowheads_20_10" draw:display-name="Arrowheads 10" svg:viewBox="0 0 200 200" svg:d="M200 100c0 18-4 34-13 50s-21 27-37 37-32 13-50 13-34-4-50-13-27-21-37-37-13-32-13-50 4-34 13-50 21-27 37-37 32-13 50-13 34 4 50 13 27 21 37 37 13 32 13 50z"/>
    <draw:marker draw:name="Arrowheads_20_11" draw:display-name="Arrowheads 11" svg:viewBox="0 0 200 200" svg:d="M200 100c0 18-4 34-13 50s-21 27-37 37-32 13-50 13-34-4-50-13-27-21-37-37-13-32-13-50 4-34 13-50 21-27 37-37 32-13 50-13 34 4 50 13 27 21 37 37 13 32 13 50z"/>
    <draw:marker draw:name="Arrowheads_20_12" draw:display-name="Arrowheads 12" svg:viewBox="0 0 200 200" svg:d="M200 100c0 18-4 34-13 50s-21 27-37 37-32 13-50 13-34-4-50-13-27-21-37-37-13-32-13-50 4-34 13-50 21-27 37-37 32-13 50-13 34 4 50 13 27 21 37 37 13 32 13 50z"/>
    <draw:marker draw:name="Arrowheads_20_13" draw:display-name="Arrowheads 13" svg:viewBox="0 0 200 200" svg:d="M200 100c0 18-4 34-13 50s-21 27-37 37-32 13-50 13-34-4-50-13-27-21-37-37-13-32-13-50 4-34 13-50 21-27 37-37 32-13 50-13 34 4 50 13 27 21 37 37 13 32 13 50z"/>
    <draw:marker draw:name="Arrowheads_20_14" draw:display-name="Arrowheads 14" svg:viewBox="0 0 200 200" svg:d="M200 100c0 18-4 34-13 50s-21 27-37 37-32 13-50 13-34-4-50-13-27-21-37-37-13-32-13-50 4-34 13-50 21-27 37-37 32-13 50-13 34 4 50 13 27 21 37 37 13 32 13 50z"/>
    <draw:marker draw:name="Arrowheads_20_15" draw:display-name="Arrowheads 15" svg:viewBox="0 0 200 200" svg:d="M200 100c0 18-4 34-13 50s-21 27-37 37-32 13-50 13-34-4-50-13-27-21-37-37-13-32-13-50 4-34 13-50 21-27 37-37 32-13 50-13 34 4 50 13 27 21 37 37 13 32 13 50z"/>
    <draw:marker draw:name="Arrowheads_20_16" draw:display-name="Arrowheads 1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s-21 27-37 37-32 13-50 13-34-4-50-13-27-21-37-37-13-32-13-50 4-34 13-50 21-27 37-37 32-13 50-13 34 4 50 13 27 21 37 37 13 32 13 50z"/>
    <draw:marker draw:name="Arrowheads_20_4" draw:display-name="Arrowheads 4" svg:viewBox="0 0 200 200" svg:d="M200 100c0 18-4 34-13 50s-21 27-37 37-32 13-50 13-34-4-50-13-27-21-37-37-13-32-13-50 4-34 13-50 21-27 37-37 32-13 50-13 34 4 50 13 27 21 37 37 13 32 13 50z"/>
    <draw:marker draw:name="Arrowheads_20_5" draw:display-name="Arrowheads 5" svg:viewBox="0 0 200 200" svg:d="M200 100c0 18-4 34-13 50s-21 27-37 37-32 13-50 13-34-4-50-13-27-21-37-37-13-32-13-50 4-34 13-50 21-27 37-37 32-13 50-13 34 4 50 13 27 21 37 37 13 32 13 50z"/>
    <draw:marker draw:name="Arrowheads_20_6" draw:display-name="Arrowheads 6" svg:viewBox="0 0 200 200" svg:d="M200 100c0 18-4 34-13 50s-21 27-37 37-32 13-50 13-34-4-50-13-27-21-37-37-13-32-13-50 4-34 13-50 21-27 37-37 32-13 50-13 34 4 50 13 27 21 37 37 13 32 13 50z"/>
    <draw:marker draw:name="Arrowheads_20_7" draw:display-name="Arrowheads 7" svg:viewBox="0 0 200 200" svg:d="M200 100c0 18-4 34-13 50s-21 27-37 37-32 13-50 13-34-4-50-13-27-21-37-37-13-32-13-50 4-34 13-50 21-27 37-37 32-13 50-13 34 4 50 13 27 21 37 37 13 32 13 50z"/>
    <draw:marker draw:name="Arrowheads_20_8" draw:display-name="Arrowheads 8" svg:viewBox="0 0 200 200" svg:d="M200 100c0 18-4 34-13 50s-21 27-37 37-32 13-50 13-34-4-50-13-27-21-37-37-13-32-13-50 4-34 13-50 21-27 37-37 32-13 50-13 34 4 50 13 27 21 37 37 13 32 13 50z"/>
    <draw:marker draw:name="Arrowheads_20_9" draw:display-name="Arrowheads 9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10:58:37.533004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9:16:50.062000000</meta:creation-date>
    <meta:editing-duration>P25DT3H48M18S</meta:editing-duration>
    <meta:editing-cycles>313</meta:editing-cycles>
    <meta:generator>LibreOffice/4.2.2.1$Linux_X86_64 LibreOffice_project/420m0$Build-1</meta:generator>
    <dc:date>2014-03-27T18:57:02.154312864</dc:date>
    <meta:document-statistic meta:table-count="9" meta:cell-count="6154" meta:object-count="1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40" chart:maximum="9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213cm" svg:height="3.788cm" xlink:href=".." xlink:type="simple" chart:class="chart:scatter" chart:style-name="ch1">
        <chart:plot-area chart:style-name="ch2" table:cell-range-address="5pyra.P1:5pyra.Q9" svg:x="0.574cm" svg:y="0.435cm" svg:width="5.391cm" svg:height="2.858cm">
          <chartooo:coordinate-region svg:x="1.275cm" svg:y="0.635cm" svg:width="4.503cm" svg:height="2.01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5pyra.Q1:5pyra.Q9" chart:class="chart:scatter">
            <chart:domain table:cell-range-address="5pyra.P1:5pyra.P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5pyra.P1:5pyra.P9</svg:desc>
                </draw:g>
              </table:table-cell>
              <table:table-cell office:value-type="float" office:value="1">
                <text:p>1</text:p>
                <draw:g>
                  <svg:desc>5pyra.Q1:5pyra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2" number:min-integer-digits="0"/>
    </number:number-style>
    <style:style style:name="ch1" style:family="chart">
      <style:graphic-properties draw:stroke="none" draw:fill-color="#000000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150">
      <style:chart-properties chart:display-label="true" chart:logarithmic="false" chart:minimum="0" chart:maximum="1" chart:reverse-direction="false" text:line-break="false" chart:axis-position="1"/>
      <style:graphic-properties draw:stroke="none" draw:stroke-dash="Fine_20_Dotted" svg:stroke-color="#b3b3b3"/>
      <style:text-properties fo:color="#aecf00" fo:font-size="10pt" style:font-size-asian="10pt" style:font-size-complex="10pt"/>
    </style:style>
    <style:style style:name="ch5" style:family="chart">
      <style:graphic-properties draw:stroke="dash" draw:stroke-dash="Fine_20_Dotted" svg:stroke-color="#333333" svg:stroke-opacity="50%"/>
    </style:style>
    <style:style style:name="ch6" style:family="chart" style:data-style-name="N150">
      <style:chart-properties chart:symbol-type="none"/>
      <style:graphic-properties svg:stroke-width="0.05cm" svg:stroke-color="#aecf00" draw:fill-color="#aecf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solid" draw:fill-color="#00000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2cm" svg:height="6.479cm" xlink:href=".." xlink:type="simple" chart:class="chart:line" chart:style-name="ch1">
        <chart:plot-area chart:style-name="ch2" table:cell-range-address="1Log.AR10:1Log.AR123" svg:x="0.273cm" svg:y="0.51cm" svg:width="9.184cm" svg:height="5.183cm">
          <chartooo:coordinate-region svg:x="1.185cm" svg:y="0.709cm" svg:width="8.272cm" svg:height="4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1Log.AR10:1Log.AR123" chart:class="chart:line"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1Log.AR10:1Log.AR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2352941176471">
                <text:p>0.382352941176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4761904761905">
                <text:p>0.404761904761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4761904761905">
                <text:p>0.404761904761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5348837209302">
                <text:p>0.3953488372093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6363636363636">
                <text:p>0.386363636363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7755102040816">
                <text:p>0.387755102040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5094339622642">
                <text:p>0.4150943396226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5925925925926">
                <text:p>0.425925925925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6363636363636">
                <text:p>0.4363636363636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6363636363636">
                <text:p>0.436363636363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3728813559322">
                <text:p>0.423728813559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2698412698413">
                <text:p>0.412698412698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7910447761194">
                <text:p>0.417910447761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0289855072464">
                <text:p>0.420289855072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4285714285714">
                <text:p>0.414285714285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8450704225352">
                <text:p>0.408450704225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2777777777778">
                <text:p>0.402777777777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7260273972603">
                <text:p>0.3972602739726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5405405405405">
                <text:p>0.4054054054054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4736842105263">
                <text:p>0.394736842105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2597402597403">
                <text:p>0.4025974025974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0506329113924">
                <text:p>0.405063291139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25">
                <text:p>0.41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tick-marks-major-inner="false" chart:tick-marks-major-outer="false" chart:logarithmic="false" chart:reverse-direction="false" text:line-break="false" chart:axis-position="1"/>
      <style:graphic-properties draw:stroke="none" draw:stroke-dash="Fine_20_Dotted" svg:stroke-color="#b3b3b3"/>
      <style:text-properties fo:color="#c5000b" fo:font-size="10pt" style:font-size-asian="10pt" style:font-size-complex="10pt"/>
    </style:style>
    <style:style style:name="ch5" style:family="chart">
      <style:graphic-properties draw:stroke="dash" draw:stroke-dash="Fine_20_Dotted" svg:stroke-color="#333333" svg:stroke-opacity="50%"/>
    </style:style>
    <style:style style:name="ch6" style:family="chart" style:data-style-name="N121">
      <style:chart-properties chart:symbol-type="none"/>
      <style:graphic-properties svg:stroke-width="0.05cm" svg:stroke-color="#c5000b" draw:fill-color="#c5000b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00000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2cm" svg:height="6.479cm" xlink:href=".." xlink:type="simple" chart:class="chart:line" chart:style-name="ch1">
        <chart:plot-area chart:style-name="ch2" table:cell-range-address="1Log.AS10:1Log.AS123" svg:x="0.608cm" svg:y="0.51cm" svg:width="8.849cm" svg:height="5.183cm">
          <chartooo:coordinate-region svg:x="1.185cm" svg:y="0.709cm" svg:width="8.272cm" svg:height="4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1Log.AS10:1Log.AS123" chart:class="chart:line"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1Log.AS10:1Log.AS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4837143169934">
                <text:p>0.404837143169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4837143169934">
                <text:p>0.404837143169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4031559831504">
                <text:p>1.2403155983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872698156859">
                <text:p>1.74872698156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477417024916">
                <text:p>1.7477417024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3191021300762">
                <text:p>1.43191021300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39921190412">
                <text:p>1.6039921190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790280100173">
                <text:p>1.29790280100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790280100173">
                <text:p>1.29790280100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551771005813">
                <text:p>1.26551771005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534562437725">
                <text:p>1.14534562437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5084855864559">
                <text:p>1.15084855864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086317509571">
                <text:p>1.06086317509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40128854609">
                <text:p>0.98440128854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0735758733403">
                <text:p>0.920735758733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0735758733403">
                <text:p>0.920735758733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0735758733403">
                <text:p>0.9207357587334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483899516809">
                <text:p>1.0483899516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83899516809">
                <text:p>1.04838995168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959441174824">
                <text:p>1.04959441174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1847555873816">
                <text:p>1.41847555873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9294639509352">
                <text:p>1.49294639509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3840918097815">
                <text:p>1.43840918097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0959755642038">
                <text:p>1.40959755642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498791779664">
                <text:p>1.3498791779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0003517029873">
                <text:p>1.30003517029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7305088356317">
                <text:p>1.27305088356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7305088356317">
                <text:p>1.27305088356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7305088356317">
                <text:p>1.27305088356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469018503341">
                <text:p>1.44690185033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0302047294917">
                <text:p>1.4030204729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0302047294917">
                <text:p>1.403020472949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488817457941">
                <text:p>1.4488817457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9258593713908">
                <text:p>1.49258593713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6500116040036">
                <text:p>1.56500116040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6500116040036">
                <text:p>1.56500116040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6500116040036">
                <text:p>1.56500116040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500116040036">
                <text:p>1.565001160400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3387335270317">
                <text:p>1.63387335270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902439095406">
                <text:p>1.5902439095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0155037655347">
                <text:p>1.60155037655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0155037655347">
                <text:p>1.60155037655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5998791855392">
                <text:p>1.55998791855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4697271712074">
                <text:p>1.54697271712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6818097689898">
                <text:p>2.068180976898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6818097689898">
                <text:p>2.068180976898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818097689898">
                <text:p>2.06818097689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6818097689898">
                <text:p>2.068180976898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7579025906437">
                <text:p>2.07579025906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3828609749147">
                <text:p>2.038286097491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2854214977091">
                <text:p>2.02854214977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2854214977091">
                <text:p>2.02854214977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8800278542638">
                <text:p>1.98800278542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6207055062088">
                <text:p>1.962070550620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2070230649363">
                <text:p>1.92070230649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8539418243757">
                <text:p>1.88539418243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8539418243757">
                <text:p>1.885394182437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1683779177162">
                <text:p>1.91683779177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986293456153">
                <text:p>1.8986293456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986293456153">
                <text:p>1.8986293456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986293456153">
                <text:p>1.8986293456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986293456153">
                <text:p>1.8986293456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9290439795245">
                <text:p>1.8929043979524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44cm" svg:height="5.328cm" xlink:href=".." xlink:type="simple" chart:class="chart:bar" chart:style-name="ch1">
        <chart:plot-area chart:style-name="ch2" table:cell-range-address="8stat.W10:8stat.X51" svg:x="0.003cm" svg:y="0.094cm" svg:width="8.964cm" svg:height="5.182cm">
          <chartooo:coordinate-region svg:x="0.624cm" svg:y="0.293cm" svg:width="8.343cm" svg:height="4.7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8stat.W10:8stat.W51" chart:class="chart:bar">
            <chart:data-point chart:repeated="42"/>
          </chart:series>
          <chart:series chart:style-name="ch7" chart:values-cell-range-address="8stat.X10:8stat.X51" chart:class="chart:bar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8stat.W10:8stat.W51</svg:desc>
                </draw:g>
              </table:table-cell>
              <table:table-cell office:value-type="float" office:value="0.0301760646942759">
                <text:p>0.0301760646942759</text:p>
                <draw:g>
                  <svg:desc>8stat.X10:8stat.X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502221685534557">
                <text:p>0.0502221685534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811197558005539">
                <text:p>0.0811197558005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27161640522879">
                <text:p>0.127161640522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3456766202134">
                <text:p>0.19345676620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85634090814948">
                <text:p>0.285634090814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409293144059393">
                <text:p>0.409293144059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569189938254489">
                <text:p>0.569189938254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76820702242631">
                <text:p>0.76820702242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00623089033497">
                <text:p>1.00623089033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27913190803482">
                <text:p>1.27913190803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57808842268383">
                <text:p>1.57808842268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88949457393413">
                <text:p>1.88949457393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.19562556377283">
                <text:p>2.19562556377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.47610594234447">
                <text:p>2.47610594234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.71005734315234">
                <text:p>2.71005734315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.87863136151057">
                <text:p>2.87863136151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.96750827662691">
                <text:p>2.96750827662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.96890389501692">
                <text:p>2.96890389501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.88269473071117">
                <text:p>2.88269473071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.71643603653348">
                <text:p>2.71643603653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.48426903640491">
                <text:p>2.48426903640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.20493648505535">
                <text:p>2.20493648505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.89929250910906">
                <text:p>1.89929250910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.58776396476539">
                <text:p>1.58776396476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.28818530652161">
                <text:p>1.28818530652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.01430614204305">
                <text:p>1.014306142043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775100618994573">
                <text:p>0.775100618994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574837942566176">
                <text:p>0.574837942566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413743403899432">
                <text:p>0.413743403899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289011453465175">
                <text:p>0.289011453465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195928376251996">
                <text:p>0.195928376251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128907426629967">
                <text:p>0.128907426629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823108056048854">
                <text:p>0.0823108056048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510075049175885">
                <text:p>0.05100750491758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306767694281526">
                <text:p>0.0306767694281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179053773609521">
                <text:p>0.0179053773609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101427483108547">
                <text:p>0.0101427483108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55760432459878">
                <text:p>0.0055760432459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297505454241698">
                <text:p>0.00297505454241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154050121500642">
                <text:p>0.00154050121500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00774154196623662">
                <text:p>0.0007741541966236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tick-marks-major-inner="false" chart:tick-marks-major-outer="false" chart:logarithmic="false" chart:minimum="1" chart:maximum="13" chart:reverse-direction="false" text:line-break="false" chart:axis-position="1"/>
      <style:graphic-properties draw:stroke="none" draw:stroke-dash="Fine_20_Dotted" svg:stroke-color="#b3b3b3"/>
      <style:text-properties fo:color="#ff950e" fo:font-size="10pt" style:font-size-asian="10pt" style:font-size-complex="10pt"/>
    </style:style>
    <style:style style:name="ch5" style:family="chart">
      <style:graphic-properties draw:stroke="dash" draw:stroke-dash="Fine_20_Dotted" svg:stroke-color="#333333" svg:stroke-opacity="50%"/>
    </style:style>
    <style:style style:name="ch6" style:family="chart" style:data-style-name="N121">
      <style:chart-properties chart:symbol-type="none"/>
      <style:graphic-properties svg:stroke-width="0.05cm" svg:stroke-color="#ff950e" draw:fill-color="#ff950e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00000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2cm" svg:height="6.479cm" xlink:href=".." xlink:type="simple" chart:class="chart:line" chart:style-name="ch1">
        <chart:plot-area chart:style-name="ch2" table:cell-range-address="1Log.AT10:1Log.AT123" svg:x="0.423cm" svg:y="0.51cm" svg:width="9.034cm" svg:height="5.183cm">
          <chartooo:coordinate-region svg:x="1.185cm" svg:y="0.709cm" svg:width="8.272cm" svg:height="4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1Log.AT10:1Log.AT123" chart:class="chart:line"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1Log.AT10:1Log.AT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7240842644731">
                <text:p>26.7240842644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0014353522297">
                <text:p>30.0014353522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9242331185223">
                <text:p>9.79242331185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4544975116675">
                <text:p>6.94544975116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4936520750128">
                <text:p>6.94936520750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8216268636215">
                <text:p>8.48216268636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7216649309621">
                <text:p>7.57216649309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6936057493339">
                <text:p>8.36936057493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7449092094092">
                <text:p>7.77449092094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2032639431339">
                <text:p>6.52032639431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8718950810591">
                <text:p>5.98718950810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6714688511643">
                <text:p>5.96714688511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7197890393171">
                <text:p>6.67197890393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3279296597088">
                <text:p>6.43279296597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974106426486">
                <text:p>6.5974106426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8962492290257">
                <text:p>7.28962492290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5476861927316">
                <text:p>7.25476861927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87013839748424">
                <text:p>7.87013839748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8143953684686">
                <text:p>8.48143953684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06790024130612">
                <text:p>9.06790024130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93019847096742">
                <text:p>9.93019847096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93019847096742">
                <text:p>9.93019847096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2107635987947">
                <text:p>8.72107635987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2107635987947">
                <text:p>8.72107635987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71106850531956">
                <text:p>8.71106850531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0267644939091">
                <text:p>6.10267644939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42621452721322">
                <text:p>5.42621452721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725187818639">
                <text:p>5.0725187818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7512284599588">
                <text:p>6.57512284599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04751036457575">
                <text:p>6.04751036457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8744771202647">
                <text:p>6.38744771202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06883039605717">
                <text:p>6.06883039605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9892980526325">
                <text:p>6.29892980526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4801838565264">
                <text:p>6.14801838565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0741076097011">
                <text:p>5.70741076097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30507036534753">
                <text:p>5.30507036534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7981353389949">
                <text:p>4.97981353389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4455131511991">
                <text:p>5.04455131511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27401624812625">
                <text:p>5.27401624812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0733764712174">
                <text:p>5.50733764712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71849176524344">
                <text:p>5.71849176524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3970406200282">
                <text:p>5.83970406200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2251214797234">
                <text:p>5.52251214797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2251214797234">
                <text:p>5.52251214797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85896052164226">
                <text:p>4.85896052164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1093113394592">
                <text:p>5.01093113394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7246537984158">
                <text:p>4.77246537984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2140312954872">
                <text:p>4.62140312954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8608449788373">
                <text:p>4.48608449788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6197841112784">
                <text:p>4.16197841112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2756496830301">
                <text:p>4.32756496830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73424946270736">
                <text:p>4.73424946270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9106784369079">
                <text:p>4.691067843690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9968476017216">
                <text:p>4.49968476017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2566734110824">
                <text:p>4.62566734110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3558177728597">
                <text:p>4.53558177728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9780144264117">
                <text:p>4.39780144264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9780144264117">
                <text:p>4.39780144264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1242218655254">
                <text:p>4.212422186552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2799290703278">
                <text:p>4.32799290703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9743857058999">
                <text:p>4.29743857058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2615750457195">
                <text:p>4.22615750457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3875420592721">
                <text:p>4.338754205927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7525760339134">
                <text:p>4.37525760339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7263630137918">
                <text:p>3.27263630137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5200581594796">
                <text:p>3.15200581594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8421409232017">
                <text:p>3.08421409232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3107798558667">
                <text:p>3.03107798558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1996687859649">
                <text:p>3.019966878596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7553382079322">
                <text:p>3.07553382079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9030691326557">
                <text:p>3.090306913265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6058223802807">
                <text:p>3.060582238028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2299364879839">
                <text:p>3.12299364879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642695369519">
                <text:p>3.1642695369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3242183428945">
                <text:p>3.232421834289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9295599324132">
                <text:p>3.29295599324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063071020092">
                <text:p>3.2063071020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5371117117282">
                <text:p>3.153711171172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8395624253734">
                <text:p>3.18395624253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8293335152952">
                <text:p>3.08293335152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9788364230666">
                <text:p>3.09788364230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9788364230666">
                <text:p>3.09788364230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0725295949826">
                <text:p>3.107252959498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78715530199">
                <text:p>3.07871553019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98cm" svg:height="5.236cm" xlink:href=".." xlink:type="simple" chart:class="chart:scatter" chart:column-mapping="0 2 1" chart:style-name="ch1">
        <chart:plot-area chart:style-name="ch2" table:cell-range-address="8stat.V10:8stat.X51" svg:x="0.629cm" svg:y="0.551cm" svg:width="8.011cm" svg:height="4.161cm">
          <chartooo:coordinate-region svg:x="0.867cm" svg:y="0.75cm" svg:width="7.586cm" svg:height="3.3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8stat.X10:8stat.X51" chart:class="chart:scatter">
            <chart:domain table:cell-range-address="8stat.V10:8stat.V51"/>
            <chart:data-point chart:repeated="42"/>
          </chart:series>
          <chart:series chart:style-name="ch7" chart:values-cell-range-address="8stat.W10:8stat.W51" chart:class="chart:scatter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X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.8316783289158">
                <text:p>-20.8316783289158</text:p>
                <draw:g>
                  <svg:desc>8stat.V10:8stat.V51</svg:desc>
                </draw:g>
              </table:table-cell>
              <table:table-cell office:value-type="float" office:value="0.0301760646942759">
                <text:p>0.0301760646942759</text:p>
                <draw:g>
                  <svg:desc>8stat.X10:8stat.X51</svg:desc>
                </draw:g>
              </table:table-cell>
              <table:table-cell office:value-type="float" office:value="1">
                <text:p>1</text:p>
                <draw:g>
                  <svg:desc>8stat.W10:8stat.W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5342453975334">
                <text:p>-19.5342453975334</text:p>
              </table:table-cell>
              <table:table-cell office:value-type="float" office:value="0.0502221685534557">
                <text:p>0.0502221685534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2368124661509">
                <text:p>-18.2368124661509</text:p>
              </table:table-cell>
              <table:table-cell office:value-type="float" office:value="0.0811197558005539">
                <text:p>0.0811197558005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.9393795347685">
                <text:p>-16.9393795347685</text:p>
              </table:table-cell>
              <table:table-cell office:value-type="float" office:value="0.127161640522879">
                <text:p>0.12716164052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641946603386">
                <text:p>-15.641946603386</text:p>
              </table:table-cell>
              <table:table-cell office:value-type="float" office:value="0.193456766202134">
                <text:p>0.19345676620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.3445136720036">
                <text:p>-14.3445136720036</text:p>
              </table:table-cell>
              <table:table-cell office:value-type="float" office:value="0.285634090814948">
                <text:p>0.28563409081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3.0470807406211">
                <text:p>-13.0470807406211</text:p>
              </table:table-cell>
              <table:table-cell office:value-type="float" office:value="0.409293144059393">
                <text:p>0.409293144059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.7496478092387">
                <text:p>-11.7496478092387</text:p>
              </table:table-cell>
              <table:table-cell office:value-type="float" office:value="0.569189938254489">
                <text:p>0.569189938254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.4522148778562">
                <text:p>-10.4522148778562</text:p>
              </table:table-cell>
              <table:table-cell office:value-type="float" office:value="0.76820702242631">
                <text:p>0.7682070224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547819464738">
                <text:p>-9.1547819464738</text:p>
              </table:table-cell>
              <table:table-cell office:value-type="float" office:value="1.00623089033497">
                <text:p>1.00623089033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85734901509136">
                <text:p>-7.85734901509136</text:p>
              </table:table-cell>
              <table:table-cell office:value-type="float" office:value="1.27913190803482">
                <text:p>1.27913190803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55991608370892">
                <text:p>-6.55991608370892</text:p>
              </table:table-cell>
              <table:table-cell office:value-type="float" office:value="1.57808842268383">
                <text:p>1.5780884226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26248315232647">
                <text:p>-5.26248315232647</text:p>
              </table:table-cell>
              <table:table-cell office:value-type="float" office:value="1.88949457393413">
                <text:p>1.88949457393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96505022094403">
                <text:p>-3.96505022094403</text:p>
              </table:table-cell>
              <table:table-cell office:value-type="float" office:value="2.19562556377283">
                <text:p>2.19562556377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6761728956158">
                <text:p>-2.66761728956158</text:p>
              </table:table-cell>
              <table:table-cell office:value-type="float" office:value="2.47610594234447">
                <text:p>2.476105942344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37018435817914">
                <text:p>-1.37018435817914</text:p>
              </table:table-cell>
              <table:table-cell office:value-type="float" office:value="2.71005734315234">
                <text:p>2.710057343152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72751426796696">
                <text:p>-0.072751426796696</text:p>
              </table:table-cell>
              <table:table-cell office:value-type="float" office:value="2.87863136151057">
                <text:p>2.878631361510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2468150458575">
                <text:p>1.22468150458575</text:p>
              </table:table-cell>
              <table:table-cell office:value-type="float" office:value="2.96750827662691">
                <text:p>2.967508276626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2211443596819">
                <text:p>2.52211443596819</text:p>
              </table:table-cell>
              <table:table-cell office:value-type="float" office:value="2.96890389501692">
                <text:p>2.96890389501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954736735064">
                <text:p>3.81954736735064</text:p>
              </table:table-cell>
              <table:table-cell office:value-type="float" office:value="2.88269473071117">
                <text:p>2.88269473071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1698029873308">
                <text:p>5.11698029873308</text:p>
              </table:table-cell>
              <table:table-cell office:value-type="float" office:value="2.71643603653348">
                <text:p>2.71643603653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1441323011552">
                <text:p>6.41441323011552</text:p>
              </table:table-cell>
              <table:table-cell office:value-type="float" office:value="2.48426903640491">
                <text:p>2.48426903640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1184616149797">
                <text:p>7.71184616149797</text:p>
              </table:table-cell>
              <table:table-cell office:value-type="float" office:value="2.20493648505535">
                <text:p>2.20493648505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00927909288041">
                <text:p>9.00927909288041</text:p>
              </table:table-cell>
              <table:table-cell office:value-type="float" office:value="1.89929250910906">
                <text:p>1.89929250910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3067120242629">
                <text:p>10.3067120242629</text:p>
              </table:table-cell>
              <table:table-cell office:value-type="float" office:value="1.58776396476539">
                <text:p>1.58776396476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041449556453">
                <text:p>11.6041449556453</text:p>
              </table:table-cell>
              <table:table-cell office:value-type="float" office:value="1.28818530652161">
                <text:p>1.28818530652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9015778870277">
                <text:p>12.9015778870277</text:p>
              </table:table-cell>
              <table:table-cell office:value-type="float" office:value="1.01430614204305">
                <text:p>1.01430614204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1990108184102">
                <text:p>14.1990108184102</text:p>
              </table:table-cell>
              <table:table-cell office:value-type="float" office:value="0.775100618994573">
                <text:p>0.775100618994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4964437497926">
                <text:p>15.4964437497926</text:p>
              </table:table-cell>
              <table:table-cell office:value-type="float" office:value="0.574837942566176">
                <text:p>0.574837942566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7938766811751">
                <text:p>16.7938766811751</text:p>
              </table:table-cell>
              <table:table-cell office:value-type="float" office:value="0.413743403899432">
                <text:p>0.413743403899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0913096125575">
                <text:p>18.0913096125575</text:p>
              </table:table-cell>
              <table:table-cell office:value-type="float" office:value="0.289011453465175">
                <text:p>0.289011453465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38874254394">
                <text:p>19.38874254394</text:p>
              </table:table-cell>
              <table:table-cell office:value-type="float" office:value="0.195928376251996">
                <text:p>0.19592837625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6861754753224">
                <text:p>20.6861754753224</text:p>
              </table:table-cell>
              <table:table-cell office:value-type="float" office:value="0.128907426629967">
                <text:p>0.128907426629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9836084067049">
                <text:p>21.9836084067049</text:p>
              </table:table-cell>
              <table:table-cell office:value-type="float" office:value="0.0823108056048854">
                <text:p>0.0823108056048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2810413380873">
                <text:p>23.2810413380873</text:p>
              </table:table-cell>
              <table:table-cell office:value-type="float" office:value="0.0510075049175885">
                <text:p>0.051007504917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5784742694697">
                <text:p>24.5784742694697</text:p>
              </table:table-cell>
              <table:table-cell office:value-type="float" office:value="0.0306767694281526">
                <text:p>0.030676769428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8759072008522">
                <text:p>25.8759072008522</text:p>
              </table:table-cell>
              <table:table-cell office:value-type="float" office:value="0.0179053773609521">
                <text:p>0.0179053773609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1733401322346">
                <text:p>27.1733401322346</text:p>
              </table:table-cell>
              <table:table-cell office:value-type="float" office:value="0.0101427483108547">
                <text:p>0.0101427483108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4707730636171">
                <text:p>28.4707730636171</text:p>
              </table:table-cell>
              <table:table-cell office:value-type="float" office:value="0.0055760432459878">
                <text:p>0.005576043245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7682059949995">
                <text:p>29.7682059949995</text:p>
              </table:table-cell>
              <table:table-cell office:value-type="float" office:value="0.00297505454241698">
                <text:p>0.0029750545424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065638926382">
                <text:p>31.065638926382</text:p>
              </table:table-cell>
              <table:table-cell office:value-type="float" office:value="0.00154050121500642">
                <text:p>0.00154050121500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3630718577644">
                <text:p>32.3630718577644</text:p>
              </table:table-cell>
              <table:table-cell office:value-type="float" office:value="0.000774154196623662">
                <text:p>0.0007741541966236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hatch" draw:fill-color="#3c84c7" draw:fill-hatch-name="Black_20_45_20_Degrees" draw:fill-hatch-solid="true" draw:opacity-name=""/>
    </style:style>
    <style:style style:name="ch2" style:family="chart">
      <style:chart-properties chart:interpolation="step-center-x" chart:symbol-type="automatic" chart:include-hidden-cells="false" chart:treat-empty-cells="leave-gap" chart:right-angled-axes="true">
        <chart:symbol-image xlink:href="Pictures/2000000D000000DD000000DD0680E95D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false" chart:tick-marks-major-inner="false" chart:tick-marks-major-outer="false" chart:logarithmic="false" chart:minimum="0" chart:maximum="250" chart:origin="0" chart:interval-major="50" chart:interval-minor-divisor="5" chart:reverse-direction="false" text:line-break="false" chart:label-arrangement="side-by-side" chart:axis-position="1" chart:axis-label-position="near-axis-other-side" style:rotation-angle="3"/>
      <style:graphic-properties draw:stroke="none" svg:stroke-color="#b3b3b3"/>
      <style:text-properties fo:font-size="9pt" style:font-size-asian="10pt" style:font-size-complex="10pt"/>
    </style:style>
    <style:style style:name="ch5" style:family="chart">
      <style:graphic-properties draw:stroke="dash" draw:stroke-dash="Fine_5f_5f_5f_5f_5f_5f_5f_20_5f_5f_5f_5f_5f_5f_5f_Dashed_5f_5f_5f_5f_5f_5f_5f_20_5f_5f_5f_5f_5f_5f_5f__5f_5f_5f_5f_5f_5f_5f_28_5f_5f_5f_5f_5f_5f_5f_var_5f_5f_5f_5f_5f_5f_5f_29_5f_5f_5f_5f_5f_5f_5f_" svg:stroke-color="#333333" svg:stroke-opacity="40%"/>
    </style:style>
    <style:style style:name="ch6" style:family="chart">
      <style:graphic-properties draw:stroke="dash" draw:stroke-dash="Ultrafine_20_Dashed" svg:stroke-color="#b3b3b3" svg:stroke-opacity="20%"/>
    </style:style>
    <style:style style:name="ch7" style:family="chart" style:data-style-name="N1">
      <style:chart-properties chart:symbol-type="named-symbol" chart:symbol-name="x" chart:symbol-width="0.1cm" chart:symbol-height="0.1cm" chart:label-position="bottom">
        <chart:symbol-image xlink:href="Pictures/2000000D000000DD000000DD0680E95D.svm" xlink:type="simple" xlink:actuate="onLoad"/>
      </style:chart-properties>
      <style:graphic-properties svg:stroke-color="#ffffff" draw:fill-color="#ffffff"/>
      <style:text-properties fo:font-size="9pt" style:font-size-asian="10pt" style:font-size-complex="10pt"/>
    </style:style>
    <style:style style:name="ch8" style:family="chart">
      <style:chart-properties chart:regression-type="linear"/>
      <style:graphic-properties draw:stroke="dash" draw:stroke-dash="Ultrafine_20_2_20_Dots_20_3_20_Dashes" svg:stroke-color="#ffffff" svg:stroke-opacity="55%"/>
    </style:style>
    <style:style style:name="ch9" style:family="chart">
      <style:chart-properties chart:solid-type="cuboid" chart:symbol-type="named-symbol" chart:symbol-name="x" chart:symbol-width="0.1cm" chart:symbol-height="0.1cm"/>
    </style:style>
    <style:style style:name="ch10" style:family="chart">
      <style:chart-properties chart:solid-type="cuboid" chart:symbol-type="named-symbol" chart:symbol-name="x" chart:symbol-width="0.1cm" chart:symbol-height="0.1cm" chart:label-position="top"/>
    </style:style>
    <style:style style:name="ch11" style:family="chart">
      <style:graphic-properties svg:stroke-color="#b3b3b3" draw:fill="solid" draw:fill-color="#3c84c7" draw:fill-gradient-name="Squa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yellow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hite" draw:fill-hatch-name="R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ross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fill-image-name="Sky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26cm" svg:height="12.64cm" xlink:href=".." xlink:type="simple" chart:class="chart:line" chart:style-name="ch1">
        <chart:plot-area chart:style-name="ch2" table:cell-range-address="1Log.E10:1Log.E123" svg:x="0.382cm" svg:y="0.277cm" svg:width="30.48cm" svg:height="12.055cm">
          <chartooo:coordinate-region svg:x="0.382cm" svg:y="0.277cm" svg:width="30.48cm" svg:height="12.055cm"/>
          <chart:axis chart:dimension="x" chart:name="primary-x" chart:style-name="ch3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1Log.E10:1Log.E123" chart:class="chart:line">
            <chart:regression-curve chart:style-name="ch8"/>
            <chart:data-point chart:repeated="24"/>
            <chart:data-point chart:style-name="ch9"/>
            <chart:data-point chart:repeated="52"/>
            <chart:data-point chart:style-name="ch10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1971">
                <text:p>63.1971</text:p>
                <draw:g>
                  <svg:desc>1Log.E10:1Log.E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03433227">
                <text:p>70.03433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75080728">
                <text:p>69.75080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147977">
                <text:p>79.147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505028">
                <text:p>77.505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3615878934">
                <text:p>75.3615878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04668956">
                <text:p>74.04668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9218585">
                <text:p>73.9218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100127">
                <text:p>72.100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714742">
                <text:p>71.714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567698">
                <text:p>78.567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2129">
                <text:p>81.712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28301802">
                <text:p>86.28301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.6292835">
                <text:p>93.6292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418846">
                <text:p>93.418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4784589">
                <text:p>99.4784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4772709">
                <text:p>98.4772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4144455">
                <text:p>98.4144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22768745">
                <text:p>97.22768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.1586325">
                <text:p>97.1586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.09367355">
                <text:p>97.09367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003295">
                <text:p>97.003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.263488">
                <text:p>111.263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.2119875">
                <text:p>112.2119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.030162">
                <text:p>109.030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9.2479971">
                <text:p>109.2479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0815985">
                <text:p>108.0815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704381002">
                <text:p>98.704381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7258519">
                <text:p>98.72585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.5202903">
                <text:p>101.5202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3753748">
                <text:p>134.3753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.8661448">
                <text:p>134.8661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7811848">
                <text:p>134.7811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0.9622658">
                <text:p>130.9622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.4355328">
                <text:p>130.4355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.592206679">
                <text:p>127.5922066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38217705">
                <text:p>128.38217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.52340505">
                <text:p>128.52340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33069205">
                <text:p>129.33069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.79626895">
                <text:p>140.79626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.70743805">
                <text:p>140.70743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.65667805">
                <text:p>140.65667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.44059705">
                <text:p>140.440597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56224223">
                <text:p>139.562242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.35721085">
                <text:p>140.35721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28395085">
                <text:p>140.2839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.15705465">
                <text:p>132.15705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.81066485">
                <text:p>131.810664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.13949685">
                <text:p>133.139496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9.56185735">
                <text:p>129.56185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6.04256435">
                <text:p>126.04256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.76620685">
                <text:p>119.76620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.84764834">
                <text:p>133.84764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.68128255">
                <text:p>160.68128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.57547009">
                <text:p>170.575470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1.89446605">
                <text:p>171.89446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463887879">
                <text:p>171.463887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8.316515">
                <text:p>178.3165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1.7458225">
                <text:p>181.7458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2.7337179">
                <text:p>192.7337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5.469755">
                <text:p>185.4697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.109755">
                <text:p>185.109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1.4544597">
                <text:p>181.4544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8.7644595">
                <text:p>188.7644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8.48723181">
                <text:p>188.48723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6.43000551">
                <text:p>186.43000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.593506453577">
                <text:p>147.593506453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.0093903995">
                <text:p>148.00939039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.0550325">
                <text:p>152.0550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.0753582875">
                <text:p>157.0753582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3.372567933475">
                <text:p>153.372567933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2.43219784">
                <text:p>152.43219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.91931009">
                <text:p>149.91931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.69593709">
                <text:p>156.69593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.12175897">
                <text:p>156.121758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.71846022">
                <text:p>154.71846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.43496022">
                <text:p>154.43496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3.86796022">
                <text:p>153.86796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.8797847375">
                <text:p>155.8797847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.73519597">
                <text:p>150.73519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9.10838747">
                <text:p>149.108387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.25629847">
                <text:p>149.25629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9.348516345">
                <text:p>159.348516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.51985847">
                <text:p>200.519858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7.25227347">
                <text:p>197.252273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5.33787722">
                <text:p>205.33787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62">
      <number:month number:style="long"/>
      <number:text>/</number:text>
      <number:day number:style="long"/>
    </number:date-style>
    <style:style style:name="ch1" style:family="chart">
      <style:graphic-properties draw:stroke="none" draw:fill="hatch" draw:fill-color="#d6646b" draw:fill-hatch-name="Red_20_Crossed_20_45_20_Degrees" draw:fill-hatch-solid="true" draw:opacity-name="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D000000DD000000DD0680E95D.svm" xlink:type="simple" xlink:actuate="onLoad"/>
      </style:chart-properties>
    </style:style>
    <style:style style:name="ch3" style:family="chart" style:data-style-name="N162">
      <style:chart-properties chart:display-label="true" chart:logarithmic="false" chart:minimum="41599" chart:maximum="41811" chart:interval-major="29" chart:interval-minor-divisor="30" chart:reverse-direction="false" text:line-break="false" chart:link-data-style-to-source="false" chart:axis-position="0" chart:axis-label-position="near-axis-other-side" style:rotation-angle="90"/>
      <style:graphic-properties draw:stroke="none" svg:stroke-color="#b3b3b3"/>
      <style:text-properties fo:font-size="9pt" style:font-size-asian="10pt" style:font-size-complex="10pt"/>
    </style:style>
    <style:style style:name="ch4" style:family="chart">
      <style:graphic-properties draw:stroke="dash" draw:stroke-dash="Fine_5f_5f_5f_5f_5f_5f_5f_5f_5f_5f_5f_5f_5f_5f_5f_20_5f_5f_5f_5f_5f_5f_5f_5f_5f_5f_5f_5f_5f_5f_5f_Dashed_5f_5f_5f_5f_5f_5f_5f_5f_5f_5f_5f_5f_5f_5f_5f_20_5f_5f_5f_5f_5f_5f_5f_5f_5f_5f_5f_5f_5f_5f_5f__5f_5f_5f_5f_5f_5f_5f_5f_5f_5f_5f_5f_5f_5f_5f_28_5f_5f_5f_5f_5f_5f_5f_5f_5f_5f_5f_5f_5f_5f_5f_var_5f_5f_5f_5f_5f_5f_5f_5f_5f_5f_5f_5f_5f_5f_5f_29_5f_5f_5f_5f_5f_5f_5f_5f_5f_5f_5f_5f_5f_5f_5f_" svg:stroke-color="#333333" svg:stroke-opacity="40%"/>
    </style:style>
    <style:style style:name="ch5" style:family="chart">
      <style:graphic-properties draw:stroke="dash" draw:stroke-dash="Ultrafine_20_Dashed" svg:stroke-color="#b3b3b3" svg:stroke-opacity="20%"/>
    </style:style>
    <style:style style:name="ch6" style:family="chart" style:data-style-name="N1">
      <style:chart-properties chart:display-label="false" chart:tick-marks-major-inner="false" chart:tick-marks-major-outer="false" chart:logarithmic="false" chart:minimum="0" chart:maximum="230" chart:origin="0" chart:interval-major="50" chart:interval-minor-divisor="5" chart:reverse-direction="false" text:line-break="false" chart:label-arrangement="side-by-side" chart:axis-position="1" chart:axis-label-position="near-axis-other-side" style:rotation-angle="3"/>
      <style:graphic-properties draw:stroke="none" svg:stroke-color="#b3b3b3"/>
      <style:text-properties fo:font-size="9pt" style:font-size-asian="10pt" style:font-size-complex="10pt"/>
    </style:style>
    <style:style style:name="ch7" style:family="chart" style:data-style-name="N1">
      <style:chart-properties chart:symbol-type="named-symbol" chart:symbol-name="x" chart:symbol-width="0.1cm" chart:symbol-height="0.1cm" chart:label-position="bottom">
        <chart:symbol-image xlink:href="Pictures/2000000D000000DD000000DD0680E95D.svm" xlink:type="simple" xlink:actuate="onLoad"/>
      </style:chart-properties>
      <style:graphic-properties svg:stroke-color="#ffffff" draw:fill-color="#ffffff"/>
      <style:text-properties fo:font-size="9pt" style:font-size-asian="10pt" style:font-size-complex="10pt"/>
    </style:style>
    <style:style style:name="ch8" style:family="chart">
      <style:chart-properties chart:regression-type="linear"/>
      <style:graphic-properties draw:stroke="dash" draw:stroke-dash="Ultrafine_20_2_20_Dots_20_3_20_Dashes" svg:stroke-color="#ffffff" svg:stroke-opacity="50%"/>
    </style:style>
    <style:style style:name="ch9" style:family="chart">
      <style:chart-properties chart:solid-type="cuboid" chart:symbol-type="named-symbol" chart:symbol-name="x" chart:symbol-width="0.1cm" chart:symbol-height="0.1cm"/>
    </style:style>
    <style:style style:name="ch10" style:family="chart">
      <style:graphic-properties svg:stroke-color="#b3b3b3" draw:fill="solid" draw:fill-color="#d6646b" draw:fill-gradient-name="Squa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yellow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hite" draw:fill-hatch-name="R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ross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fill-image-name="Sky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55cm" svg:height="8.053cm" xlink:href=".." xlink:type="simple" chart:class="chart:scatter" chart:column-mapping="1 0" chart:style-name="ch1">
        <chart:plot-area chart:style-name="ch2" table:cell-range-address="4PERF.R10:4PERF.R123 1Log.E10:1Log.E123" svg:x="0.332cm" svg:y="0.384cm" svg:width="30.353cm" svg:height="7.249cm">
          <chartooo:coordinate-region svg:x="0.517cm" svg:y="0.384cm" svg:width="30.168cm" svg:height="7.249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1Log.E10:1Log.E123" chart:class="chart:scatter">
            <chart:domain table:cell-range-address="4PERF.R10:4PERF.R123"/>
            <chart:regression-curve chart:style-name="ch8"/>
            <chart:data-point chart:repeated="24"/>
            <chart:data-point chart:style-name="ch9"/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99.5673611111">
                <text:p>41599.5673611111</text:p>
                <draw:g>
                  <svg:desc>4PERF.R10:4PERF.R123</svg:desc>
                </draw:g>
              </table:table-cell>
              <table:table-cell office:value-type="float" office:value="63.1971">
                <text:p>63.1971</text:p>
                <draw:g>
                  <svg:desc>1Log.E10:1Log.E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99.7618055556">
                <text:p>41599.7618055556</text:p>
              </table:table-cell>
              <table:table-cell office:value-type="float" office:value="70.03433227">
                <text:p>70.03433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602.9680555556">
                <text:p>41602.9680555556</text:p>
              </table:table-cell>
              <table:table-cell office:value-type="float" office:value="69.75080728">
                <text:p>69.75080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05.9166666667">
                <text:p>41605.9166666667</text:p>
              </table:table-cell>
              <table:table-cell office:value-type="float" office:value="79.147977">
                <text:p>79.147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06.69375">
                <text:p>41606.69375</text:p>
              </table:table-cell>
              <table:table-cell office:value-type="float" office:value="77.505028">
                <text:p>77.505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606.7111111111">
                <text:p>41606.7111111111</text:p>
              </table:table-cell>
              <table:table-cell office:value-type="float" office:value="75.3615878934">
                <text:p>75.3615878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606.7819444444">
                <text:p>41606.7819444444</text:p>
              </table:table-cell>
              <table:table-cell office:value-type="float" office:value="74.04668956">
                <text:p>74.04668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607.58125">
                <text:p>41607.58125</text:p>
              </table:table-cell>
              <table:table-cell office:value-type="float" office:value="73.9218585">
                <text:p>73.9218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08.0722222222">
                <text:p>41608.0722222222</text:p>
              </table:table-cell>
              <table:table-cell office:value-type="float" office:value="72.100127">
                <text:p>72.100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08.7604166667">
                <text:p>41608.7604166667</text:p>
              </table:table-cell>
              <table:table-cell office:value-type="float" office:value="71.714742">
                <text:p>71.714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09.9180555556">
                <text:p>41609.9180555556</text:p>
              </table:table-cell>
              <table:table-cell office:value-type="float" office:value="78.567698">
                <text:p>78.567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609.9333333333">
                <text:p>41609.9333333333</text:p>
              </table:table-cell>
              <table:table-cell office:value-type="float" office:value="81.712129">
                <text:p>81.712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609.96875">
                <text:p>41609.96875</text:p>
              </table:table-cell>
              <table:table-cell office:value-type="float" office:value="86.28301802">
                <text:p>86.28301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10.0020833333">
                <text:p>41610.0020833333</text:p>
              </table:table-cell>
              <table:table-cell office:value-type="float" office:value="93.6292835">
                <text:p>93.6292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10.0645833333">
                <text:p>41610.0645833333</text:p>
              </table:table-cell>
              <table:table-cell office:value-type="float" office:value="93.418846">
                <text:p>93.418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610.2208333333">
                <text:p>41610.2208333333</text:p>
              </table:table-cell>
              <table:table-cell office:value-type="float" office:value="99.4784589">
                <text:p>99.4784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10.3611111111">
                <text:p>41610.3611111111</text:p>
              </table:table-cell>
              <table:table-cell office:value-type="float" office:value="98.4772709">
                <text:p>98.4772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11.0194444444">
                <text:p>41611.0194444444</text:p>
              </table:table-cell>
              <table:table-cell office:value-type="float" office:value="98.4144455">
                <text:p>98.4144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611.5680555556">
                <text:p>41611.5680555556</text:p>
              </table:table-cell>
              <table:table-cell office:value-type="float" office:value="97.22768745">
                <text:p>97.22768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612.5673611111">
                <text:p>41612.5673611111</text:p>
              </table:table-cell>
              <table:table-cell office:value-type="float" office:value="97.1586325">
                <text:p>97.1586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612.66875">
                <text:p>41612.66875</text:p>
              </table:table-cell>
              <table:table-cell office:value-type="float" office:value="97.09367355">
                <text:p>97.09367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612.8534722222">
                <text:p>41612.8534722222</text:p>
              </table:table-cell>
              <table:table-cell office:value-type="float" office:value="97.003295">
                <text:p>97.003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14.8152777778">
                <text:p>41614.8152777778</text:p>
              </table:table-cell>
              <table:table-cell office:value-type="float" office:value="111.263488">
                <text:p>111.263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614.8923611111">
                <text:p>41614.8923611111</text:p>
              </table:table-cell>
              <table:table-cell office:value-type="float" office:value="112.2119875">
                <text:p>112.2119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614.9111111111">
                <text:p>41614.9111111111</text:p>
              </table:table-cell>
              <table:table-cell office:value-type="float" office:value="109.030162">
                <text:p>109.030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614.9409722222">
                <text:p>41614.9409722222</text:p>
              </table:table-cell>
              <table:table-cell office:value-type="float" office:value="109.2479971">
                <text:p>109.2479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14.9951388889">
                <text:p>41614.9951388889</text:p>
              </table:table-cell>
              <table:table-cell office:value-type="float" office:value="108.0815985">
                <text:p>108.0815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615.18125">
                <text:p>41615.18125</text:p>
              </table:table-cell>
              <table:table-cell office:value-type="float" office:value="98.704381002">
                <text:p>98.704381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615.1923611111">
                <text:p>41615.1923611111</text:p>
              </table:table-cell>
              <table:table-cell office:value-type="float" office:value="98.7258519">
                <text:p>98.72585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615.2826388889">
                <text:p>41615.2826388889</text:p>
              </table:table-cell>
              <table:table-cell office:value-type="float" office:value="101.5202903">
                <text:p>101.5202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18.9909722222">
                <text:p>41618.9909722222</text:p>
              </table:table-cell>
              <table:table-cell office:value-type="float" office:value="134.3753748">
                <text:p>134.3753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621.2236111111">
                <text:p>41621.2236111111</text:p>
              </table:table-cell>
              <table:table-cell office:value-type="float" office:value="134.8661448">
                <text:p>134.8661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621.6354166667">
                <text:p>41621.6354166667</text:p>
              </table:table-cell>
              <table:table-cell office:value-type="float" office:value="134.7811848">
                <text:p>134.7811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621.83125">
                <text:p>41621.83125</text:p>
              </table:table-cell>
              <table:table-cell office:value-type="float" office:value="130.9622658">
                <text:p>130.9622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622.7430555556">
                <text:p>41622.7430555556</text:p>
              </table:table-cell>
              <table:table-cell office:value-type="float" office:value="130.4355328">
                <text:p>130.4355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623.29375">
                <text:p>41623.29375</text:p>
              </table:table-cell>
              <table:table-cell office:value-type="float" office:value="127.592206679">
                <text:p>127.5922066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623.2958333333">
                <text:p>41623.2958333333</text:p>
              </table:table-cell>
              <table:table-cell office:value-type="float" office:value="128.38217705">
                <text:p>128.38217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623.6541666667">
                <text:p>41623.6541666667</text:p>
              </table:table-cell>
              <table:table-cell office:value-type="float" office:value="128.52340505">
                <text:p>128.52340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623.7125">
                <text:p>41623.7125</text:p>
              </table:table-cell>
              <table:table-cell office:value-type="float" office:value="129.33069205">
                <text:p>129.33069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623.8944444444">
                <text:p>41623.8944444444</text:p>
              </table:table-cell>
              <table:table-cell office:value-type="float" office:value="140.79626895">
                <text:p>140.79626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623.9694444444">
                <text:p>41623.9694444444</text:p>
              </table:table-cell>
              <table:table-cell office:value-type="float" office:value="140.70743805">
                <text:p>140.70743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23.9972222222">
                <text:p>41623.9972222222</text:p>
              </table:table-cell>
              <table:table-cell office:value-type="float" office:value="140.65667805">
                <text:p>140.65667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624.0215277778">
                <text:p>41624.0215277778</text:p>
              </table:table-cell>
              <table:table-cell office:value-type="float" office:value="140.44059705">
                <text:p>140.440597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624.0236111111">
                <text:p>41624.0236111111</text:p>
              </table:table-cell>
              <table:table-cell office:value-type="float" office:value="139.56224223">
                <text:p>139.562242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626.3826388889">
                <text:p>41626.3826388889</text:p>
              </table:table-cell>
              <table:table-cell office:value-type="float" office:value="140.35721085">
                <text:p>140.35721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26.3895833333">
                <text:p>41626.3895833333</text:p>
              </table:table-cell>
              <table:table-cell office:value-type="float" office:value="140.28395085">
                <text:p>140.2839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26.43125">
                <text:p>41626.43125</text:p>
              </table:table-cell>
              <table:table-cell office:value-type="float" office:value="132.15705465">
                <text:p>132.15705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626.4375">
                <text:p>41626.4375</text:p>
              </table:table-cell>
              <table:table-cell office:value-type="float" office:value="131.81066485">
                <text:p>131.810664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626.4513888889">
                <text:p>41626.4513888889</text:p>
              </table:table-cell>
              <table:table-cell office:value-type="float" office:value="133.13949685">
                <text:p>133.139496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626.4854166667">
                <text:p>41626.4854166667</text:p>
              </table:table-cell>
              <table:table-cell office:value-type="float" office:value="129.56185735">
                <text:p>129.56185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626.4875">
                <text:p>41626.4875</text:p>
              </table:table-cell>
              <table:table-cell office:value-type="float" office:value="126.04256435">
                <text:p>126.04256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626.4909722222">
                <text:p>41626.4909722222</text:p>
              </table:table-cell>
              <table:table-cell office:value-type="float" office:value="119.76620685">
                <text:p>119.76620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626.6215277778">
                <text:p>41626.6215277778</text:p>
              </table:table-cell>
              <table:table-cell office:value-type="float" office:value="133.84764834">
                <text:p>133.84764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676.4152777778">
                <text:p>41676.4152777778</text:p>
              </table:table-cell>
              <table:table-cell office:value-type="float" office:value="160.68128255">
                <text:p>160.68128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677.2465277778">
                <text:p>41677.2465277778</text:p>
              </table:table-cell>
              <table:table-cell office:value-type="float" office:value="170.57547009">
                <text:p>170.575470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682.3916666667">
                <text:p>41682.3916666667</text:p>
              </table:table-cell>
              <table:table-cell office:value-type="float" office:value="171.89446605">
                <text:p>171.89446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682.8013888889">
                <text:p>41682.8013888889</text:p>
              </table:table-cell>
              <table:table-cell office:value-type="float" office:value="171.463887879">
                <text:p>171.463887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684.2625">
                <text:p>41684.2625</text:p>
              </table:table-cell>
              <table:table-cell office:value-type="float" office:value="178.316515">
                <text:p>178.3165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684.43125">
                <text:p>41684.43125</text:p>
              </table:table-cell>
              <table:table-cell office:value-type="float" office:value="181.7458225">
                <text:p>181.7458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689.8361111111">
                <text:p>41689.8361111111</text:p>
              </table:table-cell>
              <table:table-cell office:value-type="float" office:value="192.7337179">
                <text:p>192.7337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690.4395833333">
                <text:p>41690.4395833333</text:p>
              </table:table-cell>
              <table:table-cell office:value-type="float" office:value="185.469755">
                <text:p>185.4697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690.4958333333">
                <text:p>41690.4958333333</text:p>
              </table:table-cell>
              <table:table-cell office:value-type="float" office:value="185.109755">
                <text:p>185.109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690.8145833333">
                <text:p>41690.8145833333</text:p>
              </table:table-cell>
              <table:table-cell office:value-type="float" office:value="181.4544597">
                <text:p>181.4544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695.5701388889">
                <text:p>41695.5701388889</text:p>
              </table:table-cell>
              <table:table-cell office:value-type="float" office:value="188.7644595">
                <text:p>188.7644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695.7534722222">
                <text:p>41695.7534722222</text:p>
              </table:table-cell>
              <table:table-cell office:value-type="float" office:value="188.48723181">
                <text:p>188.48723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696.0604166667">
                <text:p>41696.0604166667</text:p>
              </table:table-cell>
              <table:table-cell office:value-type="float" office:value="186.43000551">
                <text:p>186.43000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701.9583333333">
                <text:p>41701.9583333333</text:p>
              </table:table-cell>
              <table:table-cell office:value-type="float" office:value="147.593506453577">
                <text:p>147.593506453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702.0145833333">
                <text:p>41702.0145833333</text:p>
              </table:table-cell>
              <table:table-cell office:value-type="float" office:value="148.0093903995">
                <text:p>148.00939039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702.0256944444">
                <text:p>41702.0256944444</text:p>
              </table:table-cell>
              <table:table-cell office:value-type="float" office:value="152.0550325">
                <text:p>152.0550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02.2854166667">
                <text:p>41702.2854166667</text:p>
              </table:table-cell>
              <table:table-cell office:value-type="float" office:value="157.0753582875">
                <text:p>157.0753582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702.4166666667">
                <text:p>41702.4166666667</text:p>
              </table:table-cell>
              <table:table-cell office:value-type="float" office:value="153.372567933475">
                <text:p>153.372567933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702.8569444444">
                <text:p>41702.8569444444</text:p>
              </table:table-cell>
              <table:table-cell office:value-type="float" office:value="152.43219784">
                <text:p>152.43219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702.9465277778">
                <text:p>41702.9465277778</text:p>
              </table:table-cell>
              <table:table-cell office:value-type="float" office:value="149.91931009">
                <text:p>149.91931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705.59375">
                <text:p>41705.59375</text:p>
              </table:table-cell>
              <table:table-cell office:value-type="float" office:value="156.69593709">
                <text:p>156.69593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705.7833333333">
                <text:p>41705.7833333333</text:p>
              </table:table-cell>
              <table:table-cell office:value-type="float" office:value="156.12175897">
                <text:p>156.121758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705.95625">
                <text:p>41705.95625</text:p>
              </table:table-cell>
              <table:table-cell office:value-type="float" office:value="154.71846022">
                <text:p>154.71846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708.6020833333">
                <text:p>41708.6020833333</text:p>
              </table:table-cell>
              <table:table-cell office:value-type="float" office:value="154.43496022">
                <text:p>154.43496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709.0826388889">
                <text:p>41709.0826388889</text:p>
              </table:table-cell>
              <table:table-cell office:value-type="float" office:value="153.86796022">
                <text:p>153.86796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710.2861111111">
                <text:p>41710.2861111111</text:p>
              </table:table-cell>
              <table:table-cell office:value-type="float" office:value="155.8797847375">
                <text:p>155.8797847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710.6993055556">
                <text:p>41710.6993055556</text:p>
              </table:table-cell>
              <table:table-cell office:value-type="float" office:value="150.73519597">
                <text:p>150.73519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712.9340277778">
                <text:p>41712.9340277778</text:p>
              </table:table-cell>
              <table:table-cell office:value-type="float" office:value="149.10838747">
                <text:p>149.108387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715.9138888889">
                <text:p>41715.9138888889</text:p>
              </table:table-cell>
              <table:table-cell office:value-type="float" office:value="149.25629847">
                <text:p>149.25629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718.9541666667">
                <text:p>41718.9541666667</text:p>
              </table:table-cell>
              <table:table-cell office:value-type="float" office:value="159.348516345">
                <text:p>159.348516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723.9631944444">
                <text:p>41723.9631944444</text:p>
              </table:table-cell>
              <table:table-cell office:value-type="float" office:value="200.51985847">
                <text:p>200.519858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725.6902777778">
                <text:p>41725.6902777778</text:p>
              </table:table-cell>
              <table:table-cell office:value-type="float" office:value="197.25227347">
                <text:p>197.252273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725.7444444444">
                <text:p>41725.7444444444</text:p>
              </table:table-cell>
              <table:table-cell office:value-type="float" office:value="205.33787722">
                <text:p>205.33787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725.7895257433">
                <text:p>41725.78952574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cm" draw:rotation="0"/>
    <draw:hatch draw:name="Red_20_Crossed_20_45_20_Degrees" draw:display-name="Red Crossed 45 Degrees" draw:style="double" draw:color="#800000" draw:distance="0.076cm" draw:rotation="45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0" chart:maximum="20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5" chart:interval-major="1" chart:interval-minor-divisor="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draw:stroke="none" draw:fill-color="#0066c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00000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44cm" svg:height="5.552cm" xlink:href=".." xlink:type="simple" chart:class="chart:area" chart:style-name="ch1">
        <chart:plot-area chart:style-name="ch2" table:cell-range-address="7sIM.B10:7sIM.B50" svg:x="0.616cm" svg:y="0.579cm" svg:width="7.396cm" svg:height="4.442cm">
          <chartooo:coordinate-region svg:x="0.889cm" svg:y="0.778cm" svg:width="6.21cm" svg:height="3.451cm"/>
          <chart:axis chart:dimension="x" chart:name="primary-x" chart:style-name="ch3"/>
          <chart:axis chart:dimension="y" chart:name="primary-y" chart:style-name="ch4"/>
          <chart:axis chart:dimension="y" chart:name="secondary-y" chart:style-name="ch5"/>
          <chart:series chart:attached-axis="secondary-y" chart:style-name="ch6" chart:values-cell-range-address="7sIM.B10:7sIM.B50" chart:class="chart:area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89">
                <text:p>1.0589</text:p>
                <draw:g>
                  <svg:desc>7sIM.B10:7sIM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87809">
                <text:p>1.0387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90440629">
                <text:p>1.0190440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906575820481">
                <text:p>1.07906575820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4262273136307">
                <text:p>1.14262273136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091289946717">
                <text:p>1.12091289946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96155543773">
                <text:p>1.0996155543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872285884413">
                <text:p>1.07872285884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4225963523005">
                <text:p>1.14225963523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095387277451">
                <text:p>1.2095387277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078055880929">
                <text:p>1.28078055880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644572819191">
                <text:p>1.25644572819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3257325935626">
                <text:p>1.23257325935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0915436742849">
                <text:p>1.20915436742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618043444735">
                <text:p>1.18618043444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364300619285">
                <text:p>1.16364300619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218157925761">
                <text:p>1.23218157925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475707427588">
                <text:p>1.30475707427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8160726595073">
                <text:p>1.38160726595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6298393391523">
                <text:p>1.46298393391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518723917084">
                <text:p>1.43518723917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079186816266">
                <text:p>1.4079186816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908450919744">
                <text:p>1.4908450919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6251903522689">
                <text:p>1.46251903522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3473117355758">
                <text:p>1.434731173557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0747128125999">
                <text:p>1.40747128125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903713397262">
                <text:p>1.4903713397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20542842714">
                <text:p>1.4620542842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4816928161499">
                <text:p>1.548169281614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187540652643">
                <text:p>1.5187540652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0820867970837">
                <text:p>1.608208679708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7765271479391">
                <text:p>1.5776527147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4767731321282">
                <text:p>1.547677313212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3883550696106">
                <text:p>1.63883550696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076976323288">
                <text:p>1.6076976323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0239102287297">
                <text:p>1.70239102287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004559343838">
                <text:p>1.67004559343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3831472716305">
                <text:p>1.63831472716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0718674734695">
                <text:p>1.60718674734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7665019914736">
                <text:p>1.57665019914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4669384536356">
                <text:p>1.546693845363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5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5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7cm" svg:height="5.5cm" xlink:href=".." xlink:type="simple" chart:class="chart:area" chart:style-name="ch1">
        <chart:plot-area chart:style-name="ch2" table:cell-range-address="7sIM.I10:7sIM.I50" svg:x="0.617cm" svg:y="0.575cm" svg:width="7.419cm" svg:height="4.395cm">
          <chartooo:coordinate-region svg:x="1.344cm" svg:y="0.775cm" svg:width="6.552cm" svg:height="3.40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7sIM.I10:7sIM.I50" chart:class="chart:area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402654426077845">
                <text:p>0.000000000402654426077845</text:p>
                <draw:g>
                  <svg:desc>7sIM.I10:7sIM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114722388175738">
                <text:p>0.0000000114722388175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59444675091704">
                <text:p>0.000000159444675091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44040698006574">
                <text:p>0.00000144040698006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950912743619668">
                <text:p>0.0000095091274361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88994790532554">
                <text:p>0.0000488994790532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3885963510184">
                <text:p>0.000203885963510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08417330840469">
                <text:p>0.000708417330840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0922325406602">
                <text:p>0.002092232540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3310557956935">
                <text:p>0.0053310557956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8548223795761">
                <text:p>0.0118548223795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2164549220973">
                <text:p>0.0232164549220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3336716866946">
                <text:p>0.0403336716866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5250790553844">
                <text:p>0.0625250790553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6899262415958">
                <text:p>0.086899262415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8697721462673">
                <text:p>0.108697721462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2745520211027">
                <text:p>0.122745520211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5437844682256">
                <text:p>0.125437844682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6224895637796">
                <text:p>0.116224895637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7699166694397">
                <text:p>0.0977699166694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47359871490124">
                <text:p>0.0747359871490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19351775103307">
                <text:p>0.051935177510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8095882576819">
                <text:p>0.03280958825768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8834686258463">
                <text:p>0.018834686258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81638309233451">
                <text:p>0.00981638309233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63865695956417">
                <text:p>0.00463865695956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98367598792314">
                <text:p>0.00198367598792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76582594637334">
                <text:p>0.00076582594637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66092066112771">
                <text:p>0.000266092066112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828913332776779">
                <text:p>0.0000828913332776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230409807754901">
                <text:p>0.0000230409807754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568151029510446">
                <text:p>0.00000568151029510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123380255349196">
                <text:p>0.00000123380255349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233833149583223">
                <text:p>0.0000002338331495832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382339347274661">
                <text:p>0.0000000382339347274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53138688943258">
                <text:p>0.0000000053138688943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615448092280672">
                <text:p>0.000000000615448092280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0577951712860915">
                <text:p>0.0000000000577951712860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422765748925915">
                <text:p>0.00000000000422765748925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00225989513767438">
                <text:p>0.0000000000002259895137674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85217802073302E-015">
                <text:p>7.85217802073302E-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2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-0.1" chart:reverse-direction="false" text:line-break="false" chart:axis-position="end"/>
      <style:graphic-properties svg:stroke-color="#b3b3b3"/>
      <style:text-properties fo:color="#000000" fo:font-size="10pt" style:text-underline-style="dash" style:text-underline-width="auto" style:text-underline-color="#000000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fff64f" draw:fill-color="#fff64f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5e11a6" draw:fill="solid" draw:fill-color="#000000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15cm" svg:height="5.1cm" xlink:href=".." xlink:type="simple" chart:class="chart:scatter" chart:style-name="ch1">
        <chart:plot-area chart:style-name="ch2" table:cell-range-address="7sIM.F10:7sIM.F50 7sIM.L10:7sIM.L50 7sIM.N10:7sIM.N50" svg:x="0.604cm" svg:y="0.543cm" svg:width="6.803cm" svg:height="4.035cm">
          <chartooo:coordinate-region svg:x="1.516cm" svg:y="0.743cm" svg:width="5.057cm" svg:height="3.1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7sIM.L10:7sIM.L50" chart:class="chart:scatter">
            <chart:domain table:cell-range-address="7sIM.F10:7sIM.F50"/>
            <chart:data-point chart:repeated="41"/>
          </chart:series>
          <chart:series chart:attached-axis="secondary-y" chart:style-name="ch8" chart:values-cell-range-address="7sIM.N10:7sIM.N50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25620265770704">
                <text:p>0.0925620265770704</text:p>
                <draw:g>
                  <svg:desc>7sIM.F10:7sIM.F50</svg:desc>
                </draw:g>
              </table:table-cell>
              <table:table-cell office:value-type="float" office:value="1.04720382209198">
                <text:p>1.04720382209198</text:p>
                <draw:g>
                  <svg:desc>7sIM.L10:7sIM.L50</svg:desc>
                </draw:g>
              </table:table-cell>
              <table:table-cell office:value-type="float" office:value="4.72038220919837">
                <text:p>4.72038220919837</text:p>
                <draw:g>
                  <svg:desc>7sIM.N10:7sIM.N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6148845590651">
                <text:p>0.936148845590651</text:p>
              </table:table-cell>
              <table:table-cell office:value-type="float" office:value="0.344730846754316">
                <text:p>0.344730846754316</text:p>
              </table:table-cell>
              <table:table-cell office:value-type="float" office:value="-65.5269153245684">
                <text:p>-65.5269153245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2379699377343">
                <text:p>0.502379699377343</text:p>
              </table:table-cell>
              <table:table-cell office:value-type="float" office:value="0.973566736181431">
                <text:p>0.973566736181431</text:p>
              </table:table-cell>
              <table:table-cell office:value-type="float" office:value="-2.64332638185693">
                <text:p>-2.6433263818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746422028169">
                <text:p>0.050746422028169</text:p>
              </table:table-cell>
              <table:table-cell office:value-type="float" office:value="1.02960467042438">
                <text:p>1.02960467042438</text:p>
              </table:table-cell>
              <table:table-cell office:value-type="float" office:value="2.960467042438">
                <text:p>2.960467042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0897201830521">
                <text:p>0.130897201830521</text:p>
              </table:table-cell>
              <table:table-cell office:value-type="float" office:value="1.05851803782961">
                <text:p>1.05851803782961</text:p>
              </table:table-cell>
              <table:table-cell office:value-type="float" office:value="5.85180378296111">
                <text:p>5.85180378296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4010264463723">
                <text:p>0.434010264463723</text:p>
              </table:table-cell>
              <table:table-cell office:value-type="float" office:value="1.01379092848339">
                <text:p>1.01379092848339</text:p>
              </table:table-cell>
              <table:table-cell office:value-type="float" office:value="1.37909284833917">
                <text:p>1.37909284833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354487419128">
                <text:p>0.693354487419128</text:p>
              </table:table-cell>
              <table:table-cell office:value-type="float" office:value="0.796872698818375">
                <text:p>0.796872698818375</text:p>
              </table:table-cell>
              <table:table-cell office:value-type="float" office:value="-20.3127301181625">
                <text:p>-20.3127301181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1586453597993">
                <text:p>0.581586453597993</text:p>
              </table:table-cell>
              <table:table-cell office:value-type="float" office:value="0.912573064434262">
                <text:p>0.912573064434262</text:p>
              </table:table-cell>
              <table:table-cell office:value-type="float" office:value="-8.74269355657382">
                <text:p>-8.74269355657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5777674783021">
                <text:p>0.315777674783021</text:p>
              </table:table-cell>
              <table:table-cell office:value-type="float" office:value="1.0575505144024">
                <text:p>1.0575505144024</text:p>
              </table:table-cell>
              <table:table-cell office:value-type="float" office:value="5.75505144023951">
                <text:p>5.75505144023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7462507644668">
                <text:p>0.327462507644668</text:p>
              </table:table-cell>
              <table:table-cell office:value-type="float" office:value="1.05467178245658">
                <text:p>1.05467178245658</text:p>
              </table:table-cell>
              <table:table-cell office:value-type="float" office:value="5.46717824565828">
                <text:p>5.46717824565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497292349115">
                <text:p>0.019497292349115</text:p>
              </table:table-cell>
              <table:table-cell office:value-type="float" office:value="1.01252175111053">
                <text:p>1.01252175111053</text:p>
              </table:table-cell>
              <table:table-cell office:value-type="float" office:value="1.2521751110528">
                <text:p>1.2521751110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8353864438832">
                <text:p>0.648353864438832</text:p>
              </table:table-cell>
              <table:table-cell office:value-type="float" office:value="0.848024930041055">
                <text:p>0.848024930041055</text:p>
              </table:table-cell>
              <table:table-cell office:value-type="float" office:value="-15.1975069958945">
                <text:p>-15.1975069958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0506728561595">
                <text:p>0.650506728561595</text:p>
              </table:table-cell>
              <table:table-cell office:value-type="float" office:value="0.84572554972627">
                <text:p>0.84572554972627</text:p>
              </table:table-cell>
              <table:table-cell office:value-type="float" office:value="-15.427445027373">
                <text:p>-15.427445027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4096462242305">
                <text:p>0.594096462242305</text:p>
              </table:table-cell>
              <table:table-cell office:value-type="float" office:value="0.901439296029407">
                <text:p>0.901439296029407</text:p>
              </table:table-cell>
              <table:table-cell office:value-type="float" office:value="-9.85607039705935">
                <text:p>-9.85607039705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6345023373142">
                <text:p>0.726345023373142</text:p>
              </table:table-cell>
              <table:table-cell office:value-type="float" office:value="0.7549420285087">
                <text:p>0.7549420285087</text:p>
              </table:table-cell>
              <table:table-cell office:value-type="float" office:value="-24.50579714913">
                <text:p>-24.50579714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2327774008736">
                <text:p>0.812327774008736</text:p>
              </table:table-cell>
              <table:table-cell office:value-type="float" office:value="0.624163305345796">
                <text:p>0.624163305345796</text:p>
              </table:table-cell>
              <table:table-cell office:value-type="float" office:value="-37.5836694654204">
                <text:p>-37.5836694654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6981065282598">
                <text:p>0.276981065282598</text:p>
              </table:table-cell>
              <table:table-cell office:value-type="float" office:value="1.06480110995048">
                <text:p>1.06480110995048</text:p>
              </table:table-cell>
              <table:table-cell office:value-type="float" office:value="6.48011099504757">
                <text:p>6.48011099504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2844533668831">
                <text:p>0.272844533668831</text:p>
              </table:table-cell>
              <table:table-cell office:value-type="float" office:value="1.06536281911932">
                <text:p>1.06536281911932</text:p>
              </table:table-cell>
              <table:table-cell office:value-type="float" office:value="6.53628191193205">
                <text:p>6.53628191193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342245286331">
                <text:p>0.303342245286331</text:p>
              </table:table-cell>
              <table:table-cell office:value-type="float" office:value="1.06026231917501">
                <text:p>1.06026231917501</text:p>
              </table:table-cell>
              <table:table-cell office:value-type="float" office:value="6.02623191750076">
                <text:p>6.02623191750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1598415337503">
                <text:p>0.0401598415337503</text:p>
              </table:table-cell>
              <table:table-cell office:value-type="float" office:value="1.02421239639324">
                <text:p>1.02421239639324</text:p>
              </table:table-cell>
              <table:table-cell office:value-type="float" office:value="2.42123963932426">
                <text:p>2.42123963932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0163653418422">
                <text:p>0.770163653418422</text:p>
              </table:table-cell>
              <table:table-cell office:value-type="float" office:value="0.692608693322608">
                <text:p>0.692608693322608</text:p>
              </table:table-cell>
              <table:table-cell office:value-type="float" office:value="-30.7391306677392">
                <text:p>-30.7391306677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0993552571163">
                <text:p>0.450993552571163</text:p>
              </table:table-cell>
              <table:table-cell office:value-type="float" office:value="1.00483509959549">
                <text:p>1.00483509959549</text:p>
              </table:table-cell>
              <table:table-cell office:value-type="float" office:value="0.483509959548933">
                <text:p>0.4835099595489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4531391197816">
                <text:p>0.254531391197816</text:p>
              </table:table-cell>
              <table:table-cell office:value-type="float" office:value="1.06735348204703">
                <text:p>1.06735348204703</text:p>
              </table:table-cell>
              <table:table-cell office:value-type="float" office:value="6.73534820470254">
                <text:p>6.73534820470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5957127837464">
                <text:p>0.565957127837464</text:p>
              </table:table-cell>
              <table:table-cell office:value-type="float" office:value="0.9258905729933">
                <text:p>0.9258905729933</text:p>
              </table:table-cell>
              <table:table-cell office:value-type="float" office:value="-7.41094270066998">
                <text:p>-7.41094270066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4382399264723">
                <text:p>0.884382399264723</text:p>
              </table:table-cell>
              <table:table-cell office:value-type="float" office:value="0.480991005811204">
                <text:p>0.480991005811204</text:p>
              </table:table-cell>
              <table:table-cell office:value-type="float" office:value="-51.9008994188796">
                <text:p>-51.9008994188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310448884964">
                <text:p>0.52310448884964</text:p>
              </table:table-cell>
              <table:table-cell office:value-type="float" office:value="0.95914345672879">
                <text:p>0.95914345672879</text:p>
              </table:table-cell>
              <table:table-cell office:value-type="float" office:value="-4.085654327121">
                <text:p>-4.085654327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0366418510675">
                <text:p>0.380366418510675</text:p>
              </table:table-cell>
              <table:table-cell office:value-type="float" office:value="1.03766265666432">
                <text:p>1.03766265666432</text:p>
              </table:table-cell>
              <table:table-cell office:value-type="float" office:value="3.76626566643194">
                <text:p>3.76626566643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1420807084069">
                <text:p>0.991420807084069</text:p>
              </table:table-cell>
              <table:table-cell office:value-type="float" office:value="0.107353445313665">
                <text:p>0.107353445313665</text:p>
              </table:table-cell>
              <table:table-cell office:value-type="float" office:value="-89.2646554686335">
                <text:p>-89.2646554686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168953480199">
                <text:p>0.018168953480199</text:p>
              </table:table-cell>
              <table:table-cell office:value-type="float" office:value="1.01171567335462">
                <text:p>1.01171567335462</text:p>
              </table:table-cell>
              <table:table-cell office:value-type="float" office:value="1.17156733546249">
                <text:p>1.17156733546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742908241227">
                <text:p>0.900742908241227</text:p>
              </table:table-cell>
              <table:table-cell office:value-type="float" office:value="0.442017592812521">
                <text:p>0.442017592812521</text:p>
              </table:table-cell>
              <table:table-cell office:value-type="float" office:value="-55.7982407187479">
                <text:p>-55.79824071874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1725472146645">
                <text:p>0.361725472146645</text:p>
              </table:table-cell>
              <table:table-cell office:value-type="float" office:value="1.04439648217623">
                <text:p>1.04439648217623</text:p>
              </table:table-cell>
              <table:table-cell office:value-type="float" office:value="4.4396482176231">
                <text:p>4.4396482176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4553442532197">
                <text:p>0.944553442532197</text:p>
              </table:table-cell>
              <table:table-cell office:value-type="float" office:value="0.318054508577767">
                <text:p>0.318054508577767</text:p>
              </table:table-cell>
              <table:table-cell office:value-type="float" office:value="-68.1945491422233">
                <text:p>-68.1945491422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511820146814">
                <text:p>0.48511820146814</text:p>
              </table:table-cell>
              <table:table-cell office:value-type="float" office:value="0.984777284818046">
                <text:p>0.984777284818046</text:p>
              </table:table-cell>
              <table:table-cell office:value-type="float" office:value="-1.52227151819542">
                <text:p>-1.52227151819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8495964426547">
                <text:p>0.348495964426547</text:p>
              </table:table-cell>
              <table:table-cell office:value-type="float" office:value="1.04868716144433">
                <text:p>1.04868716144433</text:p>
              </table:table-cell>
              <table:table-cell office:value-type="float" office:value="4.86871614443341">
                <text:p>4.86871614443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06127500813454">
                <text:p>0.906127500813454</text:p>
              </table:table-cell>
              <table:table-cell office:value-type="float" office:value="0.428479374411023">
                <text:p>0.428479374411023</text:p>
              </table:table-cell>
              <table:table-cell office:value-type="float" office:value="-57.1520625588977">
                <text:p>-57.1520625588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747051323764">
                <text:p>0.26747051323764</text:p>
              </table:table-cell>
              <table:table-cell office:value-type="float" office:value="1.06603109716876">
                <text:p>1.06603109716876</text:p>
              </table:table-cell>
              <table:table-cell office:value-type="float" office:value="6.60310971687583">
                <text:p>6.603109716875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246149786748">
                <text:p>0.71246149786748</text:p>
              </table:table-cell>
              <table:table-cell office:value-type="float" office:value="0.773075182375776">
                <text:p>0.773075182375776</text:p>
              </table:table-cell>
              <table:table-cell office:value-type="float" office:value="-22.6924817624224">
                <text:p>-22.6924817624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5165584059432">
                <text:p>0.905165584059432</text:p>
              </table:table-cell>
              <table:table-cell office:value-type="float" office:value="0.430926050202009">
                <text:p>0.430926050202009</text:p>
              </table:table-cell>
              <table:table-cell office:value-type="float" office:value="-56.9073949797991">
                <text:p>-56.9073949797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6182802738622">
                <text:p>0.646182802738622</text:p>
              </table:table-cell>
              <table:table-cell office:value-type="float" office:value="0.850329298167747">
                <text:p>0.850329298167747</text:p>
              </table:table-cell>
              <table:table-cell office:value-type="float" office:value="-14.9670701832253">
                <text:p>-14.9670701832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3626039316878">
                <text:p>0.573626039316878</text:p>
              </table:table-cell>
              <table:table-cell office:value-type="float" office:value="0.919437357107927">
                <text:p>0.919437357107927</text:p>
              </table:table-cell>
              <table:table-cell office:value-type="float" office:value="-8.05626428920729">
                <text:p>-8.0562642892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62338944803923">
                <text:p>0.862338944803923</text:p>
              </table:table-cell>
              <table:table-cell office:value-type="float" office:value="0.529138401095927">
                <text:p>0.529138401095927</text:p>
              </table:table-cell>
              <table:table-cell office:value-type="float" office:value="-47.0861598904073">
                <text:p>-47.08615989040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0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50">
      <style:chart-properties chart:display-label="true" chart:logarithmic="false" chart:minimum="0" chart:maximum="0.15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aximum="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50">
      <style:graphic-properties draw:stroke="none" draw:fill-color="#9456a4" draw:opacity="70%" draw:opacity-name="" dr3d:edge-rounding="5%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fbac84" draw:opacity="70%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18cm" svg:height="6.075cm" xlink:href=".." xlink:type="simple" chart:class="chart:area" chart:style-name="ch1">
        <chart:plot-area chart:style-name="ch2" table:cell-range-address="7sIM.I10:7sIM.I50 7sIM.M10:7sIM.M50" svg:x="0.63cm" svg:y="0.619cm" svg:width="8.028cm" svg:height="4.915cm">
          <chartooo:coordinate-region svg:x="1.357cm" svg:y="0.818cm" svg:width="6.388cm" svg:height="3.9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7sIM.I10:7sIM.I50" chart:class="chart:area">
            <chart:data-point chart:repeated="41"/>
          </chart:series>
          <chart:series chart:attached-axis="secondary-y" chart:style-name="ch8" chart:values-cell-range-address="7sIM.M10:7sIM.M50" chart:class="chart:area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402654426077845">
                <text:p>0.000000000402654426077845</text:p>
                <draw:g>
                  <svg:desc>7sIM.I10:7sIM.I50</svg:desc>
                </draw:g>
              </table:table-cell>
              <table:table-cell office:value-type="float" office:value="0.455438040815912">
                <text:p>0.455438040815912</text:p>
                <draw:g>
                  <svg:desc>7sIM.M10:7sIM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114722388175738">
                <text:p>0.0000000114722388175738</text:p>
              </table:table-cell>
              <table:table-cell office:value-type="float" office:value="0.491603813883761">
                <text:p>0.491603813883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59444675091704">
                <text:p>0.000000159444675091704</text:p>
              </table:table-cell>
              <table:table-cell office:value-type="float" office:value="0.530641466382787">
                <text:p>0.530641466382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44040698006574">
                <text:p>0.00000144040698006574</text:p>
              </table:table-cell>
              <table:table-cell office:value-type="float" office:value="0.572779050716344">
                <text:p>0.572779050716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950912743619668">
                <text:p>0.00000950912743619668</text:p>
              </table:table-cell>
              <table:table-cell office:value-type="float" office:value="0.618262728647846">
                <text:p>0.618262728647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88994790532554">
                <text:p>0.0000488994790532554</text:p>
              </table:table-cell>
              <table:table-cell office:value-type="float" office:value="0.667358209342715">
                <text:p>0.667358209342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3885963510184">
                <text:p>0.000203885963510184</text:p>
              </table:table-cell>
              <table:table-cell office:value-type="float" office:value="0.720352301603467">
                <text:p>0.720352301603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08417330840469">
                <text:p>0.000708417330840469</text:p>
              </table:table-cell>
              <table:table-cell office:value-type="float" office:value="0.777554589365863">
                <text:p>0.77755458936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0922325406602">
                <text:p>0.0020922325406602</text:p>
              </table:table-cell>
              <table:table-cell office:value-type="float" office:value="0.839299240244151">
                <text:p>0.839299240244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3310557956935">
                <text:p>0.0053310557956935</text:p>
              </table:table-cell>
              <table:table-cell office:value-type="float" office:value="0.905946957690654">
                <text:p>0.90594695769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8548223795761">
                <text:p>0.0118548223795761</text:p>
              </table:table-cell>
              <table:table-cell office:value-type="float" office:value="0.977887088173938">
                <text:p>0.977887088173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2164549220973">
                <text:p>0.0232164549220973</text:p>
              </table:table-cell>
              <table:table-cell office:value-type="float" office:value="1.05553989568541">
                <text:p>1.05553989568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3336716866946">
                <text:p>0.0403336716866946</text:p>
              </table:table-cell>
              <table:table-cell office:value-type="float" office:value="1.13935901686165">
                <text:p>1.13935901686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5250790553844">
                <text:p>0.0625250790553844</text:p>
              </table:table-cell>
              <table:table-cell office:value-type="float" office:value="1.22983411106503">
                <text:p>1.229834111065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6899262415958">
                <text:p>0.086899262415958</text:p>
              </table:table-cell>
              <table:table-cell office:value-type="float" office:value="1.32749372090394">
                <text:p>1.32749372090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8697721462673">
                <text:p>0.108697721462673</text:p>
              </table:table-cell>
              <table:table-cell office:value-type="float" office:value="1.43290835990335">
                <text:p>1.43290835990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2745520211027">
                <text:p>0.122745520211027</text:p>
              </table:table-cell>
              <table:table-cell office:value-type="float" office:value="1.54669384536356">
                <text:p>1.54669384536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5437844682256">
                <text:p>0.125437844682256</text:p>
              </table:table-cell>
              <table:table-cell office:value-type="float" office:value="1.66951489587714">
                <text:p>1.66951489587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6224895637796">
                <text:p>0.116224895637796</text:p>
              </table:table-cell>
              <table:table-cell office:value-type="float" office:value="1.80208901452019">
                <text:p>1.80208901452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7699166694397">
                <text:p>0.0977699166694397</text:p>
              </table:table-cell>
              <table:table-cell office:value-type="float" office:value="1.94519068040308">
                <text:p>1.94519068040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47359871490124">
                <text:p>0.0747359871490124</text:p>
              </table:table-cell>
              <table:table-cell office:value-type="float" office:value="2.0996558730671">
                <text:p>2.0996558730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19351775103307">
                <text:p>0.0519351775103307</text:p>
              </table:table-cell>
              <table:table-cell office:value-type="float" office:value="2.26638695615775">
                <text:p>2.26638695615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8095882576819">
                <text:p>0.0328095882576819</text:p>
              </table:table-cell>
              <table:table-cell office:value-type="float" office:value="2.44635794890463">
                <text:p>2.446357948904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8834686258463">
                <text:p>0.018834686258463</text:p>
              </table:table-cell>
              <table:table-cell office:value-type="float" office:value="2.64062021620297">
                <text:p>2.64062021620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81638309233451">
                <text:p>0.00981638309233451</text:p>
              </table:table-cell>
              <table:table-cell office:value-type="float" office:value="2.85030861053754">
                <text:p>2.85030861053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63865695956417">
                <text:p>0.00463865695956417</text:p>
              </table:table-cell>
              <table:table-cell office:value-type="float" office:value="3.07664810162915">
                <text:p>3.07664810162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98367598792314">
                <text:p>0.00198367598792314</text:p>
              </table:table-cell>
              <table:table-cell office:value-type="float" office:value="3.32096093253324">
                <text:p>3.32096093253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76582594637334">
                <text:p>0.00076582594637334</text:p>
              </table:table-cell>
              <table:table-cell office:value-type="float" office:value="3.58467434399536">
                <text:p>3.58467434399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66092066112771">
                <text:p>0.000266092066112771</text:p>
              </table:table-cell>
              <table:table-cell office:value-type="float" office:value="3.86932891218826">
                <text:p>3.86932891218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828913332776779">
                <text:p>0.0000828913332776779</text:p>
              </table:table-cell>
              <table:table-cell office:value-type="float" office:value="4.17658754853838">
                <text:p>4.17658754853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230409807754901">
                <text:p>0.0000230409807754901</text:p>
              </table:table-cell>
              <table:table-cell office:value-type="float" office:value="4.50824521421742">
                <text:p>4.50824521421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568151029510446">
                <text:p>0.00000568151029510446</text:p>
              </table:table-cell>
              <table:table-cell office:value-type="float" office:value="4.86623940604977">
                <text:p>4.866239406049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123380255349196">
                <text:p>0.00000123380255349196</text:p>
              </table:table-cell>
              <table:table-cell office:value-type="float" office:value="5.25266147509287">
                <text:p>5.25266147509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233833149583223">
                <text:p>0.000000233833149583223</text:p>
              </table:table-cell>
              <table:table-cell office:value-type="float" office:value="5.66976884401207">
                <text:p>5.66976884401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382339347274661">
                <text:p>0.0000000382339347274661</text:p>
              </table:table-cell>
              <table:table-cell office:value-type="float" office:value="6.1199981946222">
                <text:p>6.1199981946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53138688943258">
                <text:p>0.0000000053138688943258</text:p>
              </table:table-cell>
              <table:table-cell office:value-type="float" office:value="6.60597970263552">
                <text:p>6.60597970263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615448092280672">
                <text:p>0.000000000615448092280672</text:p>
              </table:table-cell>
              <table:table-cell office:value-type="float" office:value="7.13055240277345">
                <text:p>7.13055240277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0577951712860915">
                <text:p>0.0000000000577951712860915</text:p>
              </table:table-cell>
              <table:table-cell office:value-type="float" office:value="7.69678077400286">
                <text:p>7.69678077400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422765748925915">
                <text:p>0.00000000000422765748925915</text:p>
              </table:table-cell>
              <table:table-cell office:value-type="float" office:value="8.30797264178555">
                <text:p>8.3079726417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00225989513767438">
                <text:p>0.000000000000225989513767438</text:p>
              </table:table-cell>
              <table:table-cell office:value-type="float" office:value="8.96769850192326">
                <text:p>8.96769850192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85217802073302E-015">
                <text:p>7.85217802073302E-015</text:p>
              </table:table-cell>
              <table:table-cell office:value-type="float" office:value="9.67981237888537">
                <text:p>9.679812378885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0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aximum="3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50">
      <style:chart-properties chart:display-label="true" chart:logarithmic="false" chart:minimum="0" chart:maximum="0.15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50">
      <style:chart-properties chart:symbol-type="none"/>
      <style:graphic-properties svg:stroke-width="0.08cm" svg:stroke-color="#cc99ff" svg:stroke-opacity="70%" draw:fill-color="#cc99ff" draw:opacity="70%" draw:opacity-name="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bac84" draw:fill-color="#fbac8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00" draw:opacity-name="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257cm" svg:height="6.075cm" xlink:href=".." xlink:type="simple" chart:class="chart:scatter" chart:style-name="ch1">
        <chart:plot-area chart:style-name="ch2" table:cell-range-address="7sIM.E10:7sIM.E50 7sIM.I10:7sIM.I50 7sIM.M10:7sIM.M50" svg:x="0.615cm" svg:y="0.619cm" svg:width="7.312cm" svg:height="4.915cm">
          <chartooo:coordinate-region svg:x="1.527cm" svg:y="0.818cm" svg:width="5.672cm" svg:height="4.0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7sIM.I10:7sIM.I50" chart:class="chart:scatter">
            <chart:domain table:cell-range-address="7sIM.E10:7sIM.E50"/>
            <chart:data-point chart:repeated="41"/>
          </chart:series>
          <chart:series chart:attached-axis="primary-y" chart:style-name="ch8" chart:values-cell-range-address="7sIM.M10:7sIM.M50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7sIM.E10:7sIM.E50</svg:desc>
                </draw:g>
              </table:table-cell>
              <table:table-cell office:value-type="float" office:value="0.000000000402654426077845">
                <text:p>0.000000000402654426077845</text:p>
                <draw:g>
                  <svg:desc>7sIM.I10:7sIM.I50</svg:desc>
                </draw:g>
              </table:table-cell>
              <table:table-cell office:value-type="float" office:value="0.455438040815912">
                <text:p>0.455438040815912</text:p>
                <draw:g>
                  <svg:desc>7sIM.M10:7sIM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00114722388175738">
                <text:p>0.0000000114722388175738</text:p>
              </table:table-cell>
              <table:table-cell office:value-type="float" office:value="0.491603813883761">
                <text:p>0.491603813883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0159444675091704">
                <text:p>0.000000159444675091704</text:p>
              </table:table-cell>
              <table:table-cell office:value-type="float" office:value="0.530641466382787">
                <text:p>0.530641466382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144040698006574">
                <text:p>0.00000144040698006574</text:p>
              </table:table-cell>
              <table:table-cell office:value-type="float" office:value="0.572779050716344">
                <text:p>0.572779050716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950912743619668">
                <text:p>0.00000950912743619668</text:p>
              </table:table-cell>
              <table:table-cell office:value-type="float" office:value="0.618262728647846">
                <text:p>0.618262728647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488994790532554">
                <text:p>0.0000488994790532554</text:p>
              </table:table-cell>
              <table:table-cell office:value-type="float" office:value="0.667358209342715">
                <text:p>0.667358209342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203885963510184">
                <text:p>0.000203885963510184</text:p>
              </table:table-cell>
              <table:table-cell office:value-type="float" office:value="0.720352301603467">
                <text:p>0.720352301603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708417330840469">
                <text:p>0.000708417330840469</text:p>
              </table:table-cell>
              <table:table-cell office:value-type="float" office:value="0.777554589365863">
                <text:p>0.77755458936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20922325406602">
                <text:p>0.0020922325406602</text:p>
              </table:table-cell>
              <table:table-cell office:value-type="float" office:value="0.839299240244151">
                <text:p>0.839299240244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3310557956935">
                <text:p>0.0053310557956935</text:p>
              </table:table-cell>
              <table:table-cell office:value-type="float" office:value="0.905946957690654">
                <text:p>0.90594695769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18548223795761">
                <text:p>0.0118548223795761</text:p>
              </table:table-cell>
              <table:table-cell office:value-type="float" office:value="0.977887088173938">
                <text:p>0.977887088173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32164549220973">
                <text:p>0.0232164549220973</text:p>
              </table:table-cell>
              <table:table-cell office:value-type="float" office:value="1.05553989568541">
                <text:p>1.05553989568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03336716866946">
                <text:p>0.0403336716866946</text:p>
              </table:table-cell>
              <table:table-cell office:value-type="float" office:value="1.13935901686165">
                <text:p>1.13935901686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625250790553844">
                <text:p>0.0625250790553844</text:p>
              </table:table-cell>
              <table:table-cell office:value-type="float" office:value="1.22983411106503">
                <text:p>1.229834111065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86899262415958">
                <text:p>0.086899262415958</text:p>
              </table:table-cell>
              <table:table-cell office:value-type="float" office:value="1.32749372090394">
                <text:p>1.32749372090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08697721462673">
                <text:p>0.108697721462673</text:p>
              </table:table-cell>
              <table:table-cell office:value-type="float" office:value="1.43290835990335">
                <text:p>1.43290835990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22745520211027">
                <text:p>0.122745520211027</text:p>
              </table:table-cell>
              <table:table-cell office:value-type="float" office:value="1.54669384536356">
                <text:p>1.54669384536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25437844682256">
                <text:p>0.125437844682256</text:p>
              </table:table-cell>
              <table:table-cell office:value-type="float" office:value="1.66951489587714">
                <text:p>1.66951489587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16224895637796">
                <text:p>0.116224895637796</text:p>
              </table:table-cell>
              <table:table-cell office:value-type="float" office:value="1.80208901452019">
                <text:p>1.80208901452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77699166694397">
                <text:p>0.0977699166694397</text:p>
              </table:table-cell>
              <table:table-cell office:value-type="float" office:value="1.94519068040308">
                <text:p>1.94519068040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47359871490124">
                <text:p>0.0747359871490124</text:p>
              </table:table-cell>
              <table:table-cell office:value-type="float" office:value="2.0996558730671">
                <text:p>2.0996558730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19351775103307">
                <text:p>0.0519351775103307</text:p>
              </table:table-cell>
              <table:table-cell office:value-type="float" office:value="2.26638695615775">
                <text:p>2.26638695615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328095882576819">
                <text:p>0.0328095882576819</text:p>
              </table:table-cell>
              <table:table-cell office:value-type="float" office:value="2.44635794890463">
                <text:p>2.446357948904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8834686258463">
                <text:p>0.018834686258463</text:p>
              </table:table-cell>
              <table:table-cell office:value-type="float" office:value="2.64062021620297">
                <text:p>2.64062021620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981638309233451">
                <text:p>0.00981638309233451</text:p>
              </table:table-cell>
              <table:table-cell office:value-type="float" office:value="2.85030861053754">
                <text:p>2.85030861053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463865695956417">
                <text:p>0.00463865695956417</text:p>
              </table:table-cell>
              <table:table-cell office:value-type="float" office:value="3.07664810162915">
                <text:p>3.07664810162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198367598792314">
                <text:p>0.00198367598792314</text:p>
              </table:table-cell>
              <table:table-cell office:value-type="float" office:value="3.32096093253324">
                <text:p>3.32096093253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76582594637334">
                <text:p>0.00076582594637334</text:p>
              </table:table-cell>
              <table:table-cell office:value-type="float" office:value="3.58467434399536">
                <text:p>3.58467434399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266092066112771">
                <text:p>0.000266092066112771</text:p>
              </table:table-cell>
              <table:table-cell office:value-type="float" office:value="3.86932891218826">
                <text:p>3.86932891218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828913332776779">
                <text:p>0.0000828913332776779</text:p>
              </table:table-cell>
              <table:table-cell office:value-type="float" office:value="4.17658754853838">
                <text:p>4.17658754853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0230409807754901">
                <text:p>0.0000230409807754901</text:p>
              </table:table-cell>
              <table:table-cell office:value-type="float" office:value="4.50824521421742">
                <text:p>4.50824521421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00568151029510446">
                <text:p>0.00000568151029510446</text:p>
              </table:table-cell>
              <table:table-cell office:value-type="float" office:value="4.86623940604977">
                <text:p>4.866239406049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00123380255349196">
                <text:p>0.00000123380255349196</text:p>
              </table:table-cell>
              <table:table-cell office:value-type="float" office:value="5.25266147509287">
                <text:p>5.25266147509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000233833149583223">
                <text:p>0.000000233833149583223</text:p>
              </table:table-cell>
              <table:table-cell office:value-type="float" office:value="5.66976884401207">
                <text:p>5.66976884401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0000382339347274661">
                <text:p>0.0000000382339347274661</text:p>
              </table:table-cell>
              <table:table-cell office:value-type="float" office:value="6.1199981946222">
                <text:p>6.1199981946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000053138688943258">
                <text:p>0.0000000053138688943258</text:p>
              </table:table-cell>
              <table:table-cell office:value-type="float" office:value="6.60597970263552">
                <text:p>6.60597970263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000000615448092280672">
                <text:p>0.000000000615448092280672</text:p>
              </table:table-cell>
              <table:table-cell office:value-type="float" office:value="7.13055240277345">
                <text:p>7.13055240277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00000000577951712860915">
                <text:p>0.0000000000577951712860915</text:p>
              </table:table-cell>
              <table:table-cell office:value-type="float" office:value="7.69678077400286">
                <text:p>7.69678077400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000000000422765748925915">
                <text:p>0.00000000000422765748925915</text:p>
              </table:table-cell>
              <table:table-cell office:value-type="float" office:value="8.30797264178555">
                <text:p>8.3079726417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000000000225989513767438">
                <text:p>0.000000000000225989513767438</text:p>
              </table:table-cell>
              <table:table-cell office:value-type="float" office:value="8.96769850192326">
                <text:p>8.96769850192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85217802073302E-015">
                <text:p>7.85217802073302E-015</text:p>
              </table:table-cell>
              <table:table-cell office:value-type="float" office:value="9.67981237888537">
                <text:p>9.679812378885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symbol-type="named-symbol" chart:symbol-name="plus" chart:symbol-width="0.3cm" chart:symbol-height="0.3cm">
        <chart:symbol-image xlink:href="Pictures/2000000D000000DD000000DD327D99F3.svm" xlink:type="simple" xlink:actuate="onLoad"/>
      </style:chart-properties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2failsafe.I18:2failsafe.I30 2failsafe.J18:2failsafe.K29" svg:x="0.77cm" svg:y="0.855cm" svg:width="11.738cm" svg:height="7.545cm">
          <chartooo:coordinate-region svg:x="1.603cm" svg:y="1.054cm" svg:width="10.811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failsafe.K18:2failsafe.K29" chart:class="chart:scatter">
            <chart:domain table:cell-range-address="2failsafe.I18:2failsafe.I30"/>
            <chart:data-point chart:repeated="13"/>
          </chart:series>
          <chart:series chart:style-name="ch8" chart:values-cell-range-address="2failsafe.J18:2failsafe.J29" chart:class="chart:scatter">
            <chart:domain table:cell-range-address="2failsafe.I18:2failsafe.I29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18">
                <text:p>2.618</text:p>
                <draw:g>
                  <svg:desc>2failsafe.I18:2failsafe.I30</svg:desc>
                </draw:g>
              </table:table-cell>
              <table:table-cell office:value-type="float" office:value="0.618029029793736">
                <text:p>0.618029029793736</text:p>
                <draw:g>
                  <svg:desc>2failsafe.K18:2failsafe.K29</svg:desc>
                </draw:g>
              </table:table-cell>
              <table:table-cell office:value-type="float" office:value="2.618">
                <text:p>2.618</text:p>
                <draw:g>
                  <svg:desc>2failsafe.I18:2failsafe.I29</svg:desc>
                </draw:g>
              </table:table-cell>
              <table:table-cell office:value-type="float" office:value="1.618">
                <text:p>1.618</text:p>
                <draw:g>
                  <svg:desc>2failsafe.J18:2failsafe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18">
                <text:p>1.618</text:p>
              </table:table-cell>
              <table:table-cell office:value-type="float" office:value="0.381953028430161">
                <text:p>0.381953028430161</text:p>
              </table:table-cell>
              <table:table-cell office:value-type="float" office:value="1.618">
                <text:p>1.618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">
                <text:p>0.98</text:p>
              </table:table-cell>
              <table:table-cell office:value-type="float" office:value="-0.0204081632653061">
                <text:p>-0.0204081632653061</text:p>
              </table:table-cell>
              <table:table-cell office:value-type="float" office:value="0.98">
                <text:p>0.9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-0.0526315789473683">
                <text:p>-0.0526315789473683</text:p>
              </table:table-cell>
              <table:table-cell office:value-type="float" office:value="0.95">
                <text:p>0.95</text:p>
              </table:table-cell>
              <table:table-cell office:value-type="float" office:value="-0.0499999999999999">
                <text:p>-0.049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3">
                <text:p>0.723</text:p>
              </table:table-cell>
              <table:table-cell office:value-type="float" office:value="-0.383125864453665">
                <text:p>-0.383125864453665</text:p>
              </table:table-cell>
              <table:table-cell office:value-type="float" office:value="0.723">
                <text:p>0.723</text:p>
              </table:table-cell>
              <table:table-cell office:value-type="float" office:value="-0.277">
                <text:p>-0.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8">
                <text:p>0.618</text:p>
              </table:table-cell>
              <table:table-cell office:value-type="float" office:value="-0.618122977346278">
                <text:p>-0.618122977346278</text:p>
              </table:table-cell>
              <table:table-cell office:value-type="float" office:value="0.618">
                <text:p>0.618</text:p>
              </table:table-cell>
              <table:table-cell office:value-type="float" office:value="-0.382">
                <text:p>-0.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2">
                <text:p>0.382</text:p>
              </table:table-cell>
              <table:table-cell office:value-type="float" office:value="-1.61780104712042">
                <text:p>-1.61780104712042</text:p>
              </table:table-cell>
              <table:table-cell office:value-type="float" office:value="0.382">
                <text:p>0.382</text:p>
              </table:table-cell>
              <table:table-cell office:value-type="float" office:value="-0.618">
                <text:p>-0.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